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2.323cm"/>
    </style:style>
    <style:style style:name="co13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2soil_water_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5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ISCHG</text:p>
          </table:table-cell>
          <table:table-cell office:value-type="string" calcext:value-type="string">
            <text:p>SNOWPACK</text:p>
          </table:table-cell>
          <table:table-cell office:value-type="string" calcext:value-type="string">
            <text:p>WTR_1</text:p>
          </table:table-cell>
          <table:table-cell office:value-type="string" calcext:value-type="string">
            <text:p>WTR_2</text:p>
          </table:table-cell>
          <table:table-cell office:value-type="string" calcext:value-type="string">
            <text:p>WTR_3</text:p>
          </table:table-cell>
          <table:table-cell office:value-type="string" calcext:value-type="string">
            <text:p>WTR_4</text:p>
          </table:table-cell>
          <table:table-cell office:value-type="string" calcext:value-type="string">
            <text:p>WTR_5</text:p>
          </table:table-cell>
          <table:table-cell office:value-type="string" calcext:value-type="string">
            <text:p>WTR_6</text:p>
          </table:table-cell>
          <table:table-cell office:value-type="string" calcext:value-type="string">
            <text:p>WTR_7</text:p>
          </table:table-cell>
          <table:table-cell office:value-type="string" calcext:value-type="string">
            <text:p>WTR_8</text:p>
          </table:table-cell>
          <table:table-cell office:value-type="string" calcext:value-type="string">
            <text:p>WTR_9</text:p>
          </table:table-cell>
          <table:table-cell office:value-type="string" calcext:value-type="string">
            <text:p>WTR_10</text:p>
          </table:table-cell>
          <table:table-cell office:value-type="string" calcext:value-type="string">
            <text:p>WTR_11</text:p>
          </table:table-cell>
          <table:table-cell office:value-type="string" calcext:value-type="string">
            <text:p>WTR_12</text:p>
          </table:table-cell>
          <table:table-cell office:value-type="string" calcext:value-type="string">
            <text:p>WTR_13</text:p>
          </table:table-cell>
          <table:table-cell office:value-type="string" calcext:value-type="string">
            <text:p>SURF_WTR</text:p>
          </table:table-cell>
          <table:table-cell office:value-type="string" calcext:value-type="string">
            <text:p>ICE_1</text:p>
          </table:table-cell>
          <table:table-cell office:value-type="string" calcext:value-type="string">
            <text:p>ICE_2</text:p>
          </table:table-cell>
          <table:table-cell office:value-type="string" calcext:value-type="string">
            <text:p>ICE_3</text:p>
          </table:table-cell>
          <table:table-cell office:value-type="string" calcext:value-type="string">
            <text:p>ICE_4</text:p>
          </table:table-cell>
          <table:table-cell office:value-type="string" calcext:value-type="string">
            <text:p>ICE_5</text:p>
          </table:table-cell>
          <table:table-cell office:value-type="string" calcext:value-type="string">
            <text:p>ICE_6</text:p>
          </table:table-cell>
          <table:table-cell office:value-type="string" calcext:value-type="string">
            <text:p>ICE_7</text:p>
          </table:table-cell>
          <table:table-cell office:value-type="string" calcext:value-type="string">
            <text:p>ICE_8</text:p>
          </table:table-cell>
          <table:table-cell office:value-type="string" calcext:value-type="string">
            <text:p>ICE_9</text:p>
          </table:table-cell>
          <table:table-cell office:value-type="string" calcext:value-type="string">
            <text:p>ICE_10</text:p>
          </table:table-cell>
          <table:table-cell office:value-type="string" calcext:value-type="string">
            <text:p>ICE_11</text:p>
          </table:table-cell>
          <table:table-cell office:value-type="string" calcext:value-type="string">
            <text:p>ICE_12</text:p>
          </table:table-cell>
          <table:table-cell office:value-type="string" calcext:value-type="string">
            <text:p>ICE_13</text:p>
          </table:table-cell>
          <table:table-cell office:value-type="string" calcext:value-type="string">
            <text:p>SURF_ICE</text:p>
          </table:table-cell>
          <table:table-cell office:value-type="string" calcext:value-type="string">
            <text:p>PSI_1</text:p>
          </table:table-cell>
          <table:table-cell office:value-type="string" calcext:value-type="string">
            <text:p>PSI_2</text:p>
          </table:table-cell>
          <table:table-cell office:value-type="string" calcext:value-type="string">
            <text:p>PSI_3</text:p>
          </table:table-cell>
          <table:table-cell office:value-type="string" calcext:value-type="string">
            <text:p>PSI_4</text:p>
          </table:table-cell>
          <table:table-cell office:value-type="string" calcext:value-type="string">
            <text:p>PSI_5</text:p>
          </table:table-cell>
          <table:table-cell office:value-type="string" calcext:value-type="string">
            <text:p>PSI_6</text:p>
          </table:table-cell>
          <table:table-cell office:value-type="string" calcext:value-type="string">
            <text:p>PSI_7</text:p>
          </table:table-cell>
          <table:table-cell office:value-type="string" calcext:value-type="string">
            <text:p>PSI_8</text:p>
          </table:table-cell>
          <table:table-cell office:value-type="string" calcext:value-type="string">
            <text:p>PSI_9</text:p>
          </table:table-cell>
          <table:table-cell office:value-type="string" calcext:value-type="string">
            <text:p>PSI_10</text:p>
          </table:table-cell>
          <table:table-cell office:value-type="string" calcext:value-type="string">
            <text:p>TILE_DRG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SI_SURF</text:p>
          </table:table-cell>
          <table:table-cell office:value-type="string" calcext:value-type="string">
            <text:p>SURF_ELEV</text:p>
          </table:table-cell>
          <table:table-cell office:value-type="string" calcext:value-type="string">
            <text:p>ACTV_LYR</text:p>
          </table:table-cell>
          <table:table-cell office:value-type="string" calcext:value-type="string">
            <text:p>WTR_TB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2" calcext:value-type="float">
            <text:p>1012002</text:p>
          </table:table-cell>
          <table:table-cell office:value-type="float" office:value="0" calcext:value-type="float">
            <text:p>0</text:p>
          </table:table-cell>
          <table:table-cell office:value-type="float" office:value="0.2024975" calcext:value-type="float">
            <text:p>0.2024975</text:p>
          </table:table-cell>
          <table:table-cell office:value-type="float" office:value="0" calcext:value-type="float">
            <text:p>0</text:p>
          </table:table-cell>
          <table:table-cell office:value-type="float" office:value="1066.646" calcext:value-type="float">
            <text:p>1066.646</text:p>
          </table:table-cell>
          <table:table-cell office:value-type="float" office:value="0" calcext:value-type="float">
            <text:p>0</text:p>
          </table:table-cell>
          <table:table-cell office:value-type="float" office:value="4.318264" calcext:value-type="float">
            <text:p>4.318264</text:p>
          </table:table-cell>
          <table:table-cell office:value-type="float" office:value="0.1439787" calcext:value-type="float">
            <text:p>0.1439787</text:p>
          </table:table-cell>
          <table:table-cell office:value-type="float" office:value="0.1582064" calcext:value-type="float">
            <text:p>0.1582064</text:p>
          </table:table-cell>
          <table:table-cell office:value-type="float" office:value="0.1717804" calcext:value-type="float">
            <text:p>0.1717804</text:p>
          </table:table-cell>
          <table:table-cell office:value-type="float" office:value="0.2010214" calcext:value-type="float">
            <text:p>0.2010214</text:p>
          </table:table-cell>
          <table:table-cell office:value-type="float" office:value="0.2925617" calcext:value-type="float">
            <text:p>0.2925617</text:p>
          </table:table-cell>
          <table:table-cell office:value-type="float" office:value="0.2661034" calcext:value-type="float">
            <text:p>0.2661034</text:p>
          </table:table-cell>
          <table:table-cell office:value-type="float" office:value="0.2721255" calcext:value-type="float">
            <text:p>0.2721255</text:p>
          </table:table-cell>
          <table:table-cell office:value-type="float" office:value="0.3617375" calcext:value-type="float">
            <text:p>0.3617375</text:p>
          </table:table-cell>
          <table:table-cell office:value-type="float" office:value="0.3556103" calcext:value-type="float">
            <text:p>0.3556103</text:p>
          </table:table-cell>
          <table:table-cell office:value-type="float" office:value="0.3650081" calcext:value-type="float">
            <text:p>0.3650081</text:p>
          </table:table-cell>
          <table:table-cell office:value-type="float" office:value="0.3805173" calcext:value-type="float">
            <text:p>0.3805173</text:p>
          </table:table-cell>
          <table:table-cell office:value-type="float" office:value="0.393149" calcext:value-type="float">
            <text:p>0.393149</text:p>
          </table:table-cell>
          <table:table-cell office:value-type="float" office:value="0.4623651" calcext:value-type="float">
            <text:p>0.4623651</text:p>
          </table:table-cell>
          <table:table-cell office:value-type="float" office:value="0" calcext:value-type="float">
            <text:p>0</text:p>
          </table:table-cell>
          <table:table-cell office:value-type="float" office:value="0.02464313" calcext:value-type="float">
            <text:p>0.02464313</text:p>
          </table:table-cell>
          <table:table-cell office:value-type="float" office:value="0.1402955" calcext:value-type="float">
            <text:p>0.1402955</text:p>
          </table:table-cell>
          <table:table-cell office:value-type="float" office:value="0.1613559" calcext:value-type="float">
            <text:p>0.1613559</text:p>
          </table:table-cell>
          <table:table-cell office:value-type="float" office:value="0.115547" calcext:value-type="float">
            <text:p>0.115547</text:p>
          </table:table-cell>
          <table:table-cell office:value-type="float" office:value="0.0008981617" calcext:value-type="float">
            <text:p>0.000898161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21349" calcext:value-type="float">
            <text:p>-10.21349</text:p>
          </table:table-cell>
          <table:table-cell office:value-type="float" office:value="-4.921426" calcext:value-type="float">
            <text:p>-4.921426</text:p>
          </table:table-cell>
          <table:table-cell office:value-type="float" office:value="-2.61761" calcext:value-type="float">
            <text:p>-2.61761</text:p>
          </table:table-cell>
          <table:table-cell office:value-type="float" office:value="-0.7803386" calcext:value-type="float">
            <text:p>-0.7803386</text:p>
          </table:table-cell>
          <table:table-cell office:value-type="float" office:value="-0.04378508" calcext:value-type="float">
            <text:p>-0.04378508</text:p>
          </table:table-cell>
          <table:table-cell office:value-type="float" office:value="-0.03479572" calcext:value-type="float">
            <text:p>-0.03479572</text:p>
          </table:table-cell>
          <table:table-cell office:value-type="float" office:value="-0.02840156" calcext:value-type="float">
            <text:p>-0.02840156</text:p>
          </table:table-cell>
          <table:table-cell office:value-type="float" office:value="-0.02481205" calcext:value-type="float">
            <text:p>-0.02481205</text:p>
          </table:table-cell>
          <table:table-cell office:value-type="float" office:value="-0.02092235" calcext:value-type="float">
            <text:p>-0.02092235</text:p>
          </table:table-cell>
          <table:table-cell office:value-type="float" office:value="-0.01773699" calcext:value-type="float">
            <text:p>-0.01773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4112" calcext:value-type="float">
            <text:p>-15.54112</text:p>
          </table:table-cell>
          <table:table-cell office:value-type="float" office:value="0.02072482" calcext:value-type="float">
            <text:p>0.02072482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4933" calcext:value-type="float">
            <text:p>-2.3849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2" calcext:value-type="float">
            <text:p>2012002</text:p>
          </table:table-cell>
          <table:table-cell office:value-type="float" office:value="0" calcext:value-type="float">
            <text:p>0</text:p>
          </table:table-cell>
          <table:table-cell office:value-type="float" office:value="0.4796641" calcext:value-type="float">
            <text:p>0.4796641</text:p>
          </table:table-cell>
          <table:table-cell office:value-type="float" office:value="0" calcext:value-type="float">
            <text:p>0</text:p>
          </table:table-cell>
          <table:table-cell office:value-type="float" office:value="1066.369" calcext:value-type="float">
            <text:p>1066.369</text:p>
          </table:table-cell>
          <table:table-cell office:value-type="float" office:value="0" calcext:value-type="float">
            <text:p>0</text:p>
          </table:table-cell>
          <table:table-cell office:value-type="float" office:value="4.036224" calcext:value-type="float">
            <text:p>4.036224</text:p>
          </table:table-cell>
          <table:table-cell office:value-type="float" office:value="0.1411826" calcext:value-type="float">
            <text:p>0.1411826</text:p>
          </table:table-cell>
          <table:table-cell office:value-type="float" office:value="0.1553045" calcext:value-type="float">
            <text:p>0.1553045</text:p>
          </table:table-cell>
          <table:table-cell office:value-type="float" office:value="0.1680374" calcext:value-type="float">
            <text:p>0.1680374</text:p>
          </table:table-cell>
          <table:table-cell office:value-type="float" office:value="0.1864629" calcext:value-type="float">
            <text:p>0.1864629</text:p>
          </table:table-cell>
          <table:table-cell office:value-type="float" office:value="0.2746843" calcext:value-type="float">
            <text:p>0.2746843</text:p>
          </table:table-cell>
          <table:table-cell office:value-type="float" office:value="0.2636548" calcext:value-type="float">
            <text:p>0.2636548</text:p>
          </table:table-cell>
          <table:table-cell office:value-type="float" office:value="0.2713221" calcext:value-type="float">
            <text:p>0.2713221</text:p>
          </table:table-cell>
          <table:table-cell office:value-type="float" office:value="0.361456" calcext:value-type="float">
            <text:p>0.361456</text:p>
          </table:table-cell>
          <table:table-cell office:value-type="float" office:value="0.3554804" calcext:value-type="float">
            <text:p>0.3554804</text:p>
          </table:table-cell>
          <table:table-cell office:value-type="float" office:value="0.3651353" calcext:value-type="float">
            <text:p>0.3651353</text:p>
          </table:table-cell>
          <table:table-cell office:value-type="float" office:value="0.3806797" calcext:value-type="float">
            <text:p>0.3806797</text:p>
          </table:table-cell>
          <table:table-cell office:value-type="float" office:value="0.3931286" calcext:value-type="float">
            <text:p>0.3931286</text:p>
          </table:table-cell>
          <table:table-cell office:value-type="float" office:value="0.4623633" calcext:value-type="float">
            <text:p>0.4623633</text:p>
          </table:table-cell>
          <table:table-cell office:value-type="float" office:value="0" calcext:value-type="float">
            <text:p>0</text:p>
          </table:table-cell>
          <table:table-cell office:value-type="float" office:value="0.02298953" calcext:value-type="float">
            <text:p>0.02298953</text:p>
          </table:table-cell>
          <table:table-cell office:value-type="float" office:value="0.1426738" calcext:value-type="float">
            <text:p>0.1426738</text:p>
          </table:table-cell>
          <table:table-cell office:value-type="float" office:value="0.1660075" calcext:value-type="float">
            <text:p>0.1660075</text:p>
          </table:table-cell>
          <table:table-cell office:value-type="float" office:value="0.1330443" calcext:value-type="float">
            <text:p>0.1330443</text:p>
          </table:table-cell>
          <table:table-cell office:value-type="float" office:value="0.03035532" calcext:value-type="float">
            <text:p>0.03035532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86887" calcext:value-type="float">
            <text:p>-11.86887</text:p>
          </table:table-cell>
          <table:table-cell office:value-type="float" office:value="-5.65825" calcext:value-type="float">
            <text:p>-5.65825</text:p>
          </table:table-cell>
          <table:table-cell office:value-type="float" office:value="-3.090045" calcext:value-type="float">
            <text:p>-3.090045</text:p>
          </table:table-cell>
          <table:table-cell office:value-type="float" office:value="-1.399995" calcext:value-type="float">
            <text:p>-1.399995</text:p>
          </table:table-cell>
          <table:table-cell office:value-type="float" office:value="-0.0708142" calcext:value-type="float">
            <text:p>-0.0708142</text:p>
          </table:table-cell>
          <table:table-cell office:value-type="float" office:value="-0.03731573" calcext:value-type="float">
            <text:p>-0.03731573</text:p>
          </table:table-cell>
          <table:table-cell office:value-type="float" office:value="-0.02910919" calcext:value-type="float">
            <text:p>-0.02910919</text:p>
          </table:table-cell>
          <table:table-cell office:value-type="float" office:value="-0.02523277" calcext:value-type="float">
            <text:p>-0.02523277</text:p>
          </table:table-cell>
          <table:table-cell office:value-type="float" office:value="-0.02104975" calcext:value-type="float">
            <text:p>-0.02104975</text:p>
          </table:table-cell>
          <table:table-cell office:value-type="float" office:value="-0.01763141" calcext:value-type="float">
            <text:p>-0.01763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81232" calcext:value-type="float">
            <text:p>-18.81232</text:p>
          </table:table-cell>
          <table:table-cell office:value-type="float" office:value="0.02088936" calcext:value-type="float">
            <text:p>0.02088936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8077" calcext:value-type="float">
            <text:p>-2.3880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2" calcext:value-type="float">
            <text:p>3012002</text:p>
          </table:table-cell>
          <table:table-cell office:value-type="float" office:value="0" calcext:value-type="float">
            <text:p>0</text:p>
          </table:table-cell>
          <table:table-cell office:value-type="float" office:value="0.7376941" calcext:value-type="float">
            <text:p>0.7376941</text:p>
          </table:table-cell>
          <table:table-cell office:value-type="float" office:value="0" calcext:value-type="float">
            <text:p>0</text:p>
          </table:table-cell>
          <table:table-cell office:value-type="float" office:value="1066.11" calcext:value-type="float">
            <text:p>1066.11</text:p>
          </table:table-cell>
          <table:table-cell office:value-type="float" office:value="0.0006155313" calcext:value-type="float">
            <text:p>0.0006155313</text:p>
          </table:table-cell>
          <table:table-cell office:value-type="float" office:value="2.067364" calcext:value-type="float">
            <text:p>2.067364</text:p>
          </table:table-cell>
          <table:table-cell office:value-type="float" office:value="0.1544772" calcext:value-type="float">
            <text:p>0.1544772</text:p>
          </table:table-cell>
          <table:table-cell office:value-type="float" office:value="0.1678068" calcext:value-type="float">
            <text:p>0.1678068</text:p>
          </table:table-cell>
          <table:table-cell office:value-type="float" office:value="0.1754819" calcext:value-type="float">
            <text:p>0.1754819</text:p>
          </table:table-cell>
          <table:table-cell office:value-type="float" office:value="0.1868998" calcext:value-type="float">
            <text:p>0.1868998</text:p>
          </table:table-cell>
          <table:table-cell office:value-type="float" office:value="0.2459327" calcext:value-type="float">
            <text:p>0.2459327</text:p>
          </table:table-cell>
          <table:table-cell office:value-type="float" office:value="0.2598091" calcext:value-type="float">
            <text:p>0.2598091</text:p>
          </table:table-cell>
          <table:table-cell office:value-type="float" office:value="0.2702649" calcext:value-type="float">
            <text:p>0.2702649</text:p>
          </table:table-cell>
          <table:table-cell office:value-type="float" office:value="0.3611306" calcext:value-type="float">
            <text:p>0.3611306</text:p>
          </table:table-cell>
          <table:table-cell office:value-type="float" office:value="0.3553391" calcext:value-type="float">
            <text:p>0.3553391</text:p>
          </table:table-cell>
          <table:table-cell office:value-type="float" office:value="0.3652467" calcext:value-type="float">
            <text:p>0.3652467</text:p>
          </table:table-cell>
          <table:table-cell office:value-type="float" office:value="0.3808227" calcext:value-type="float">
            <text:p>0.3808227</text:p>
          </table:table-cell>
          <table:table-cell office:value-type="float" office:value="0.3931015" calcext:value-type="float">
            <text:p>0.3931015</text:p>
          </table:table-cell>
          <table:table-cell office:value-type="float" office:value="0.4623701" calcext:value-type="float">
            <text:p>0.4623701</text:p>
          </table:table-cell>
          <table:table-cell office:value-type="float" office:value="0" calcext:value-type="float">
            <text:p>0</text:p>
          </table:table-cell>
          <table:table-cell office:value-type="float" office:value="0.02898807" calcext:value-type="float">
            <text:p>0.02898807</text:p>
          </table:table-cell>
          <table:table-cell office:value-type="float" office:value="0.1282267" calcext:value-type="float">
            <text:p>0.1282267</text:p>
          </table:table-cell>
          <table:table-cell office:value-type="float" office:value="0.1583997" calcext:value-type="float">
            <text:p>0.1583997</text:p>
          </table:table-cell>
          <table:table-cell office:value-type="float" office:value="0.1342647" calcext:value-type="float">
            <text:p>0.1342647</text:p>
          </table:table-cell>
          <table:table-cell office:value-type="float" office:value="0.07861648" calcext:value-type="float">
            <text:p>0.07861648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927616" calcext:value-type="float">
            <text:p>-5.927616</text:p>
          </table:table-cell>
          <table:table-cell office:value-type="float" office:value="-3.125826" calcext:value-type="float">
            <text:p>-3.125826</text:p>
          </table:table-cell>
          <table:table-cell office:value-type="float" office:value="-2.238271" calcext:value-type="float">
            <text:p>-2.238271</text:p>
          </table:table-cell>
          <table:table-cell office:value-type="float" office:value="-1.38713" calcext:value-type="float">
            <text:p>-1.38713</text:p>
          </table:table-cell>
          <table:table-cell office:value-type="float" office:value="-0.1659748" calcext:value-type="float">
            <text:p>-0.1659748</text:p>
          </table:table-cell>
          <table:table-cell office:value-type="float" office:value="-0.04177527" calcext:value-type="float">
            <text:p>-0.04177527</text:p>
          </table:table-cell>
          <table:table-cell office:value-type="float" office:value="-0.03007584" calcext:value-type="float">
            <text:p>-0.03007584</text:p>
          </table:table-cell>
          <table:table-cell office:value-type="float" office:value="-0.02572801" calcext:value-type="float">
            <text:p>-0.02572801</text:p>
          </table:table-cell>
          <table:table-cell office:value-type="float" office:value="-0.02118922" calcext:value-type="float">
            <text:p>-0.02118922</text:p>
          </table:table-cell>
          <table:table-cell office:value-type="float" office:value="-0.01753955" calcext:value-type="float">
            <text:p>-0.01753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700531" calcext:value-type="float">
            <text:p>-7.700531</text:p>
          </table:table-cell>
          <table:table-cell office:value-type="float" office:value="0.02093322" calcext:value-type="float">
            <text:p>0.02093322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0073" calcext:value-type="float">
            <text:p>-2.3900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2" calcext:value-type="float">
            <text:p>4012002</text:p>
          </table:table-cell>
          <table:table-cell office:value-type="float" office:value="0" calcext:value-type="float">
            <text:p>0</text:p>
          </table:table-cell>
          <table:table-cell office:value-type="float" office:value="0.8285182" calcext:value-type="float">
            <text:p>0.8285182</text:p>
          </table:table-cell>
          <table:table-cell office:value-type="float" office:value="0" calcext:value-type="float">
            <text:p>0</text:p>
          </table:table-cell>
          <table:table-cell office:value-type="float" office:value="1066.019" calcext:value-type="float">
            <text:p>1066.019</text:p>
          </table:table-cell>
          <table:table-cell office:value-type="float" office:value="0.001204259" calcext:value-type="float">
            <text:p>0.001204259</text:p>
          </table:table-cell>
          <table:table-cell office:value-type="float" office:value="0.4340481" calcext:value-type="float">
            <text:p>0.4340481</text:p>
          </table:table-cell>
          <table:table-cell office:value-type="float" office:value="0.1806866" calcext:value-type="float">
            <text:p>0.1806866</text:p>
          </table:table-cell>
          <table:table-cell office:value-type="float" office:value="0.1842087" calcext:value-type="float">
            <text:p>0.1842087</text:p>
          </table:table-cell>
          <table:table-cell office:value-type="float" office:value="0.1857395" calcext:value-type="float">
            <text:p>0.1857395</text:p>
          </table:table-cell>
          <table:table-cell office:value-type="float" office:value="0.194988" calcext:value-type="float">
            <text:p>0.194988</text:p>
          </table:table-cell>
          <table:table-cell office:value-type="float" office:value="0.2370891" calcext:value-type="float">
            <text:p>0.2370891</text:p>
          </table:table-cell>
          <table:table-cell office:value-type="float" office:value="0.2575452" calcext:value-type="float">
            <text:p>0.2575452</text:p>
          </table:table-cell>
          <table:table-cell office:value-type="float" office:value="0.2690927" calcext:value-type="float">
            <text:p>0.2690927</text:p>
          </table:table-cell>
          <table:table-cell office:value-type="float" office:value="0.3607473" calcext:value-type="float">
            <text:p>0.3607473</text:p>
          </table:table-cell>
          <table:table-cell office:value-type="float" office:value="0.35518" calcext:value-type="float">
            <text:p>0.35518</text:p>
          </table:table-cell>
          <table:table-cell office:value-type="float" office:value="0.3653425" calcext:value-type="float">
            <text:p>0.3653425</text:p>
          </table:table-cell>
          <table:table-cell office:value-type="float" office:value="0.3809482" calcext:value-type="float">
            <text:p>0.3809482</text:p>
          </table:table-cell>
          <table:table-cell office:value-type="float" office:value="0.3930802" calcext:value-type="float">
            <text:p>0.3930802</text:p>
          </table:table-cell>
          <table:table-cell office:value-type="float" office:value="0.4623741" calcext:value-type="float">
            <text:p>0.4623741</text:p>
          </table:table-cell>
          <table:table-cell office:value-type="float" office:value="0" calcext:value-type="float">
            <text:p>0</text:p>
          </table:table-cell>
          <table:table-cell office:value-type="float" office:value="0.02848889" calcext:value-type="float">
            <text:p>0.02848889</text:p>
          </table:table-cell>
          <table:table-cell office:value-type="float" office:value="0.1102373" calcext:value-type="float">
            <text:p>0.1102373</text:p>
          </table:table-cell>
          <table:table-cell office:value-type="float" office:value="0.1477694" calcext:value-type="float">
            <text:p>0.1477694</text:p>
          </table:table-cell>
          <table:table-cell office:value-type="float" office:value="0.1271632" calcext:value-type="float">
            <text:p>0.1271632</text:p>
          </table:table-cell>
          <table:table-cell office:value-type="float" office:value="0.1008607" calcext:value-type="float">
            <text:p>0.100860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776753" calcext:value-type="float">
            <text:p>-1.776753</text:p>
          </table:table-cell>
          <table:table-cell office:value-type="float" office:value="-1.537688" calcext:value-type="float">
            <text:p>-1.537688</text:p>
          </table:table-cell>
          <table:table-cell office:value-type="float" office:value="-1.453839" calcext:value-type="float">
            <text:p>-1.453839</text:p>
          </table:table-cell>
          <table:table-cell office:value-type="float" office:value="-1.001718" calcext:value-type="float">
            <text:p>-1.001718</text:p>
          </table:table-cell>
          <table:table-cell office:value-type="float" office:value="-0.2214565" calcext:value-type="float">
            <text:p>-0.2214565</text:p>
          </table:table-cell>
          <table:table-cell office:value-type="float" office:value="-0.04466973" calcext:value-type="float">
            <text:p>-0.04466973</text:p>
          </table:table-cell>
          <table:table-cell office:value-type="float" office:value="-0.03119795" calcext:value-type="float">
            <text:p>-0.03119795</text:p>
          </table:table-cell>
          <table:table-cell office:value-type="float" office:value="-0.02632483" calcext:value-type="float">
            <text:p>-0.02632483</text:p>
          </table:table-cell>
          <table:table-cell office:value-type="float" office:value="-0.02134743" calcext:value-type="float">
            <text:p>-0.02134743</text:p>
          </table:table-cell>
          <table:table-cell office:value-type="float" office:value="-0.01746085" calcext:value-type="float">
            <text:p>-0.01746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51484" calcext:value-type="float">
            <text:p>-0.2951484</text:p>
          </table:table-cell>
          <table:table-cell office:value-type="float" office:value="0.02084959" calcext:value-type="float">
            <text:p>0.02084959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0837" calcext:value-type="float">
            <text:p>-2.3908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2" calcext:value-type="float">
            <text:p>5012002</text:p>
          </table:table-cell>
          <table:table-cell office:value-type="float" office:value="0" calcext:value-type="float">
            <text:p>0</text:p>
          </table:table-cell>
          <table:table-cell office:value-type="float" office:value="1.042224" calcext:value-type="float">
            <text:p>1.042224</text:p>
          </table:table-cell>
          <table:table-cell office:value-type="float" office:value="0" calcext:value-type="float">
            <text:p>0</text:p>
          </table:table-cell>
          <table:table-cell office:value-type="float" office:value="1065.805" calcext:value-type="float">
            <text:p>1065.805</text:p>
          </table:table-cell>
          <table:table-cell office:value-type="float" office:value="0.001316084" calcext:value-type="float">
            <text:p>0.001316084</text:p>
          </table:table-cell>
          <table:table-cell office:value-type="float" office:value="0" calcext:value-type="float">
            <text:p>0</text:p>
          </table:table-cell>
          <table:table-cell office:value-type="float" office:value="0.2202744" calcext:value-type="float">
            <text:p>0.2202744</text:p>
          </table:table-cell>
          <table:table-cell office:value-type="float" office:value="0.2125908" calcext:value-type="float">
            <text:p>0.2125908</text:p>
          </table:table-cell>
          <table:table-cell office:value-type="float" office:value="0.2013344" calcext:value-type="float">
            <text:p>0.2013344</text:p>
          </table:table-cell>
          <table:table-cell office:value-type="float" office:value="0.2074706" calcext:value-type="float">
            <text:p>0.2074706</text:p>
          </table:table-cell>
          <table:table-cell office:value-type="float" office:value="0.2472683" calcext:value-type="float">
            <text:p>0.2472683</text:p>
          </table:table-cell>
          <table:table-cell office:value-type="float" office:value="0.2553417" calcext:value-type="float">
            <text:p>0.2553417</text:p>
          </table:table-cell>
          <table:table-cell office:value-type="float" office:value="0.2682699" calcext:value-type="float">
            <text:p>0.2682699</text:p>
          </table:table-cell>
          <table:table-cell office:value-type="float" office:value="0.360418" calcext:value-type="float">
            <text:p>0.360418</text:p>
          </table:table-cell>
          <table:table-cell office:value-type="float" office:value="0.355002" calcext:value-type="float">
            <text:p>0.355002</text:p>
          </table:table-cell>
          <table:table-cell office:value-type="float" office:value="0.3654226" calcext:value-type="float">
            <text:p>0.3654226</text:p>
          </table:table-cell>
          <table:table-cell office:value-type="float" office:value="0.3810588" calcext:value-type="float">
            <text:p>0.3810588</text:p>
          </table:table-cell>
          <table:table-cell office:value-type="float" office:value="0.3930732" calcext:value-type="float">
            <text:p>0.3930732</text:p>
          </table:table-cell>
          <table:table-cell office:value-type="float" office:value="0.4623733" calcext:value-type="float">
            <text:p>0.4623733</text:p>
          </table:table-cell>
          <table:table-cell office:value-type="float" office:value="0" calcext:value-type="float">
            <text:p>0</text:p>
          </table:table-cell>
          <table:table-cell office:value-type="float" office:value="0.02929147" calcext:value-type="float">
            <text:p>0.02929147</text:p>
          </table:table-cell>
          <table:table-cell office:value-type="float" office:value="0.07993513" calcext:value-type="float">
            <text:p>0.07993513</text:p>
          </table:table-cell>
          <table:table-cell office:value-type="float" office:value="0.1316669" calcext:value-type="float">
            <text:p>0.1316669</text:p>
          </table:table-cell>
          <table:table-cell office:value-type="float" office:value="0.1153298" calcext:value-type="float">
            <text:p>0.1153298</text:p>
          </table:table-cell>
          <table:table-cell office:value-type="float" office:value="0.101521" calcext:value-type="float">
            <text:p>0.101521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794351" calcext:value-type="float">
            <text:p>-0.3794351</text:p>
          </table:table-cell>
          <table:table-cell office:value-type="float" office:value="-0.5088729" calcext:value-type="float">
            <text:p>-0.5088729</text:p>
          </table:table-cell>
          <table:table-cell office:value-type="float" office:value="-0.7819091" calcext:value-type="float">
            <text:p>-0.7819091</text:p>
          </table:table-cell>
          <table:table-cell office:value-type="float" office:value="-0.6212046" calcext:value-type="float">
            <text:p>-0.6212046</text:p>
          </table:table-cell>
          <table:table-cell office:value-type="float" office:value="-0.1610968" calcext:value-type="float">
            <text:p>-0.1610968</text:p>
          </table:table-cell>
          <table:table-cell office:value-type="float" office:value="-0.0476952" calcext:value-type="float">
            <text:p>-0.0476952</text:p>
          </table:table-cell>
          <table:table-cell office:value-type="float" office:value="-0.03200348" calcext:value-type="float">
            <text:p>-0.03200348</text:p>
          </table:table-cell>
          <table:table-cell office:value-type="float" office:value="-0.02685128" calcext:value-type="float">
            <text:p>-0.02685128</text:p>
          </table:table-cell>
          <table:table-cell office:value-type="float" office:value="-0.02152606" calcext:value-type="float">
            <text:p>-0.02152606</text:p>
          </table:table-cell>
          <table:table-cell office:value-type="float" office:value="-0.01739536" calcext:value-type="float">
            <text:p>-0.01739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4556" calcext:value-type="float">
            <text:p>-0.204556</text:p>
          </table:table-cell>
          <table:table-cell office:value-type="float" office:value="0.02062307" calcext:value-type="float">
            <text:p>0.02062307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0368" calcext:value-type="float">
            <text:p>-2.3903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2" calcext:value-type="float">
            <text:p>6012002</text:p>
          </table:table-cell>
          <table:table-cell office:value-type="float" office:value="0" calcext:value-type="float">
            <text:p>0</text:p>
          </table:table-cell>
          <table:table-cell office:value-type="float" office:value="1.108269" calcext:value-type="float">
            <text:p>1.108269</text:p>
          </table:table-cell>
          <table:table-cell office:value-type="float" office:value="0" calcext:value-type="float">
            <text:p>0</text:p>
          </table:table-cell>
          <table:table-cell office:value-type="float" office:value="1065.739" calcext:value-type="float">
            <text:p>1065.739</text:p>
          </table:table-cell>
          <table:table-cell office:value-type="float" office:value="0.001316084" calcext:value-type="float">
            <text:p>0.001316084</text:p>
          </table:table-cell>
          <table:table-cell office:value-type="float" office:value="0" calcext:value-type="float">
            <text:p>0</text:p>
          </table:table-cell>
          <table:table-cell office:value-type="float" office:value="0.1560781" calcext:value-type="float">
            <text:p>0.1560781</text:p>
          </table:table-cell>
          <table:table-cell office:value-type="float" office:value="0.1910567" calcext:value-type="float">
            <text:p>0.1910567</text:p>
          </table:table-cell>
          <table:table-cell office:value-type="float" office:value="0.204956" calcext:value-type="float">
            <text:p>0.204956</text:p>
          </table:table-cell>
          <table:table-cell office:value-type="float" office:value="0.2178348" calcext:value-type="float">
            <text:p>0.2178348</text:p>
          </table:table-cell>
          <table:table-cell office:value-type="float" office:value="0.2660656" calcext:value-type="float">
            <text:p>0.2660656</text:p>
          </table:table-cell>
          <table:table-cell office:value-type="float" office:value="0.2532327" calcext:value-type="float">
            <text:p>0.2532327</text:p>
          </table:table-cell>
          <table:table-cell office:value-type="float" office:value="0.2671792" calcext:value-type="float">
            <text:p>0.2671792</text:p>
          </table:table-cell>
          <table:table-cell office:value-type="float" office:value="0.360079" calcext:value-type="float">
            <text:p>0.360079</text:p>
          </table:table-cell>
          <table:table-cell office:value-type="float" office:value="0.3548125" calcext:value-type="float">
            <text:p>0.3548125</text:p>
          </table:table-cell>
          <table:table-cell office:value-type="float" office:value="0.3654873" calcext:value-type="float">
            <text:p>0.3654873</text:p>
          </table:table-cell>
          <table:table-cell office:value-type="float" office:value="0.3811568" calcext:value-type="float">
            <text:p>0.3811568</text:p>
          </table:table-cell>
          <table:table-cell office:value-type="float" office:value="0.3930719" calcext:value-type="float">
            <text:p>0.3930719</text:p>
          </table:table-cell>
          <table:table-cell office:value-type="float" office:value="0.4623586" calcext:value-type="float">
            <text:p>0.4623586</text:p>
          </table:table-cell>
          <table:table-cell office:value-type="float" office:value="0" calcext:value-type="float">
            <text:p>0</text:p>
          </table:table-cell>
          <table:table-cell office:value-type="float" office:value="0.09653933" calcext:value-type="float">
            <text:p>0.09653933</text:p>
          </table:table-cell>
          <table:table-cell office:value-type="float" office:value="0.101918" calcext:value-type="float">
            <text:p>0.101918</text:p>
          </table:table-cell>
          <table:table-cell office:value-type="float" office:value="0.1283788" calcext:value-type="float">
            <text:p>0.1283788</text:p>
          </table:table-cell>
          <table:table-cell office:value-type="float" office:value="0.1063783" calcext:value-type="float">
            <text:p>0.1063783</text:p>
          </table:table-cell>
          <table:table-cell office:value-type="float" office:value="0.09254291" calcext:value-type="float">
            <text:p>0.09254291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337587" calcext:value-type="float">
            <text:p>-5.337587</text:p>
          </table:table-cell>
          <table:table-cell office:value-type="float" office:value="-1.124108" calcext:value-type="float">
            <text:p>-1.124108</text:p>
          </table:table-cell>
          <table:table-cell office:value-type="float" office:value="-0.674277" calcext:value-type="float">
            <text:p>-0.674277</text:p>
          </table:table-cell>
          <table:table-cell office:value-type="float" office:value="-0.4255076" calcext:value-type="float">
            <text:p>-0.4255076</text:p>
          </table:table-cell>
          <table:table-cell office:value-type="float" office:value="-0.09152061" calcext:value-type="float">
            <text:p>-0.09152061</text:p>
          </table:table-cell>
          <table:table-cell office:value-type="float" office:value="-0.05084804" calcext:value-type="float">
            <text:p>-0.05084804</text:p>
          </table:table-cell>
          <table:table-cell office:value-type="float" office:value="-0.03309616" calcext:value-type="float">
            <text:p>-0.03309616</text:p>
          </table:table-cell>
          <table:table-cell office:value-type="float" office:value="-0.02740216" calcext:value-type="float">
            <text:p>-0.02740216</text:p>
          </table:table-cell>
          <table:table-cell office:value-type="float" office:value="-0.02171784" calcext:value-type="float">
            <text:p>-0.02171784</text:p>
          </table:table-cell>
          <table:table-cell office:value-type="float" office:value="-0.0173426" calcext:value-type="float">
            <text:p>-0.0173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48197" calcext:value-type="float">
            <text:p>-11.48197</text:p>
          </table:table-cell>
          <table:table-cell office:value-type="float" office:value="0.02067264" calcext:value-type="float">
            <text:p>0.02067264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2105" calcext:value-type="float">
            <text:p>-2.3921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2" calcext:value-type="float">
            <text:p>7012002</text:p>
          </table:table-cell>
          <table:table-cell office:value-type="float" office:value="0" calcext:value-type="float">
            <text:p>0</text:p>
          </table:table-cell>
          <table:table-cell office:value-type="float" office:value="1.405975" calcext:value-type="float">
            <text:p>1.405975</text:p>
          </table:table-cell>
          <table:table-cell office:value-type="float" office:value="0" calcext:value-type="float">
            <text:p>0</text:p>
          </table:table-cell>
          <table:table-cell office:value-type="float" office:value="1065.442" calcext:value-type="float">
            <text:p>1065.442</text:p>
          </table:table-cell>
          <table:table-cell office:value-type="float" office:value="0.001316084" calcext:value-type="float">
            <text:p>0.001316084</text:p>
          </table:table-cell>
          <table:table-cell office:value-type="float" office:value="0" calcext:value-type="float">
            <text:p>0</text:p>
          </table:table-cell>
          <table:table-cell office:value-type="float" office:value="0.1874054" calcext:value-type="float">
            <text:p>0.1874054</text:p>
          </table:table-cell>
          <table:table-cell office:value-type="float" office:value="0.1920541" calcext:value-type="float">
            <text:p>0.1920541</text:p>
          </table:table-cell>
          <table:table-cell office:value-type="float" office:value="0.1971832" calcext:value-type="float">
            <text:p>0.1971832</text:p>
          </table:table-cell>
          <table:table-cell office:value-type="float" office:value="0.2175141" calcext:value-type="float">
            <text:p>0.2175141</text:p>
          </table:table-cell>
          <table:table-cell office:value-type="float" office:value="0.2747124" calcext:value-type="float">
            <text:p>0.2747124</text:p>
          </table:table-cell>
          <table:table-cell office:value-type="float" office:value="0.2527781" calcext:value-type="float">
            <text:p>0.2527781</text:p>
          </table:table-cell>
          <table:table-cell office:value-type="float" office:value="0.26675" calcext:value-type="float">
            <text:p>0.26675</text:p>
          </table:table-cell>
          <table:table-cell office:value-type="float" office:value="0.359752" calcext:value-type="float">
            <text:p>0.359752</text:p>
          </table:table-cell>
          <table:table-cell office:value-type="float" office:value="0.3546089" calcext:value-type="float">
            <text:p>0.3546089</text:p>
          </table:table-cell>
          <table:table-cell office:value-type="float" office:value="0.3655372" calcext:value-type="float">
            <text:p>0.3655372</text:p>
          </table:table-cell>
          <table:table-cell office:value-type="float" office:value="0.3812425" calcext:value-type="float">
            <text:p>0.3812425</text:p>
          </table:table-cell>
          <table:table-cell office:value-type="float" office:value="0.3930607" calcext:value-type="float">
            <text:p>0.3930607</text:p>
          </table:table-cell>
          <table:table-cell office:value-type="float" office:value="0.4623707" calcext:value-type="float">
            <text:p>0.4623707</text:p>
          </table:table-cell>
          <table:table-cell office:value-type="float" office:value="0" calcext:value-type="float">
            <text:p>0</text:p>
          </table:table-cell>
          <table:table-cell office:value-type="float" office:value="0.04986326" calcext:value-type="float">
            <text:p>0.04986326</text:p>
          </table:table-cell>
          <table:table-cell office:value-type="float" office:value="0.1014478" calcext:value-type="float">
            <text:p>0.1014478</text:p>
          </table:table-cell>
          <table:table-cell office:value-type="float" office:value="0.1373006" calcext:value-type="float">
            <text:p>0.1373006</text:p>
          </table:table-cell>
          <table:table-cell office:value-type="float" office:value="0.1093199" calcext:value-type="float">
            <text:p>0.1093199</text:p>
          </table:table-cell>
          <table:table-cell office:value-type="float" office:value="0.08557711" calcext:value-type="float">
            <text:p>0.08557711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282325" calcext:value-type="float">
            <text:p>-1.282325</text:p>
          </table:table-cell>
          <table:table-cell office:value-type="float" office:value="-1.112864" calcext:value-type="float">
            <text:p>-1.112864</text:p>
          </table:table-cell>
          <table:table-cell office:value-type="float" office:value="-0.9159514" calcext:value-type="float">
            <text:p>-0.9159514</text:p>
          </table:table-cell>
          <table:table-cell office:value-type="float" office:value="-0.4299931" calcext:value-type="float">
            <text:p>-0.4299931</text:p>
          </table:table-cell>
          <table:table-cell office:value-type="float" office:value="-0.07132705" calcext:value-type="float">
            <text:p>-0.07132705</text:p>
          </table:table-cell>
          <table:table-cell office:value-type="float" office:value="-0.05157815" calcext:value-type="float">
            <text:p>-0.05157815</text:p>
          </table:table-cell>
          <table:table-cell office:value-type="float" office:value="-0.0334838" calcext:value-type="float">
            <text:p>-0.0334838</text:p>
          </table:table-cell>
          <table:table-cell office:value-type="float" office:value="-0.02794682" calcext:value-type="float">
            <text:p>-0.02794682</text:p>
          </table:table-cell>
          <table:table-cell office:value-type="float" office:value="-0.02192602" calcext:value-type="float">
            <text:p>-0.02192602</text:p>
          </table:table-cell>
          <table:table-cell office:value-type="float" office:value="-0.01730205" calcext:value-type="float">
            <text:p>-0.01730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86582" calcext:value-type="float">
            <text:p>-1.286582</text:p>
          </table:table-cell>
          <table:table-cell office:value-type="float" office:value="0.02065683" calcext:value-type="float">
            <text:p>0.02065683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3403" calcext:value-type="float">
            <text:p>-2.3934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2" calcext:value-type="float">
            <text:p>8012002</text:p>
          </table:table-cell>
          <table:table-cell office:value-type="float" office:value="0" calcext:value-type="float">
            <text:p>0</text:p>
          </table:table-cell>
          <table:table-cell office:value-type="float" office:value="1.858226" calcext:value-type="float">
            <text:p>1.858226</text:p>
          </table:table-cell>
          <table:table-cell office:value-type="float" office:value="0" calcext:value-type="float">
            <text:p>0</text:p>
          </table:table-cell>
          <table:table-cell office:value-type="float" office:value="1064.99" calcext:value-type="float">
            <text:p>1064.99</text:p>
          </table:table-cell>
          <table:table-cell office:value-type="float" office:value="0.001316084" calcext:value-type="float">
            <text:p>0.001316084</text:p>
          </table:table-cell>
          <table:table-cell office:value-type="float" office:value="0" calcext:value-type="float">
            <text:p>0</text:p>
          </table:table-cell>
          <table:table-cell office:value-type="float" office:value="0.2210875" calcext:value-type="float">
            <text:p>0.2210875</text:p>
          </table:table-cell>
          <table:table-cell office:value-type="float" office:value="0.2277661" calcext:value-type="float">
            <text:p>0.2277661</text:p>
          </table:table-cell>
          <table:table-cell office:value-type="float" office:value="0.2109269" calcext:value-type="float">
            <text:p>0.2109269</text:p>
          </table:table-cell>
          <table:table-cell office:value-type="float" office:value="0.2233705" calcext:value-type="float">
            <text:p>0.2233705</text:p>
          </table:table-cell>
          <table:table-cell office:value-type="float" office:value="0.28161" calcext:value-type="float">
            <text:p>0.28161</text:p>
          </table:table-cell>
          <table:table-cell office:value-type="float" office:value="0.2533863" calcext:value-type="float">
            <text:p>0.2533863</text:p>
          </table:table-cell>
          <table:table-cell office:value-type="float" office:value="0.2660784" calcext:value-type="float">
            <text:p>0.2660784</text:p>
          </table:table-cell>
          <table:table-cell office:value-type="float" office:value="0.3595016" calcext:value-type="float">
            <text:p>0.3595016</text:p>
          </table:table-cell>
          <table:table-cell office:value-type="float" office:value="0.3544177" calcext:value-type="float">
            <text:p>0.3544177</text:p>
          </table:table-cell>
          <table:table-cell office:value-type="float" office:value="0.365573" calcext:value-type="float">
            <text:p>0.365573</text:p>
          </table:table-cell>
          <table:table-cell office:value-type="float" office:value="0.3813166" calcext:value-type="float">
            <text:p>0.3813166</text:p>
          </table:table-cell>
          <table:table-cell office:value-type="float" office:value="0.3930572" calcext:value-type="float">
            <text:p>0.3930572</text:p>
          </table:table-cell>
          <table:table-cell office:value-type="float" office:value="0.462376" calcext:value-type="float">
            <text:p>0.462376</text:p>
          </table:table-cell>
          <table:table-cell office:value-type="float" office:value="0" calcext:value-type="float">
            <text:p>0</text:p>
          </table:table-cell>
          <table:table-cell office:value-type="float" office:value="0.001589637" calcext:value-type="float">
            <text:p>0.001589637</text:p>
          </table:table-cell>
          <table:table-cell office:value-type="float" office:value="0.06110018" calcext:value-type="float">
            <text:p>0.06110018</text:p>
          </table:table-cell>
          <table:table-cell office:value-type="float" office:value="0.1237336" calcext:value-type="float">
            <text:p>0.1237336</text:p>
          </table:table-cell>
          <table:table-cell office:value-type="float" office:value="0.1057213" calcext:value-type="float">
            <text:p>0.1057213</text:p>
          </table:table-cell>
          <table:table-cell office:value-type="float" office:value="0.07669062" calcext:value-type="float">
            <text:p>0.07669062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78246" calcext:value-type="float">
            <text:p>-0.378246</text:p>
          </table:table-cell>
          <table:table-cell office:value-type="float" office:value="-0.2999565" calcext:value-type="float">
            <text:p>-0.2999565</text:p>
          </table:table-cell>
          <table:table-cell office:value-type="float" office:value="-0.5467287" calcext:value-type="float">
            <text:p>-0.5467287</text:p>
          </table:table-cell>
          <table:table-cell office:value-type="float" office:value="-0.3513186" calcext:value-type="float">
            <text:p>-0.3513186</text:p>
          </table:table-cell>
          <table:table-cell office:value-type="float" office:value="-0.05893673" calcext:value-type="float">
            <text:p>-0.05893673</text:p>
          </table:table-cell>
          <table:table-cell office:value-type="float" office:value="-0.05065617" calcext:value-type="float">
            <text:p>-0.05065617</text:p>
          </table:table-cell>
          <table:table-cell office:value-type="float" office:value="-0.03408368" calcext:value-type="float">
            <text:p>-0.03408368</text:p>
          </table:table-cell>
          <table:table-cell office:value-type="float" office:value="-0.02837144" calcext:value-type="float">
            <text:p>-0.02837144</text:p>
          </table:table-cell>
          <table:table-cell office:value-type="float" office:value="-0.02212382" calcext:value-type="float">
            <text:p>-0.02212382</text:p>
          </table:table-cell>
          <table:table-cell office:value-type="float" office:value="-0.01727291" calcext:value-type="float">
            <text:p>-0.01727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7832" calcext:value-type="float">
            <text:p>-0.357832</text:p>
          </table:table-cell>
          <table:table-cell office:value-type="float" office:value="0.02036886" calcext:value-type="float">
            <text:p>0.02036886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92365" calcext:value-type="float">
            <text:p>-2.3923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2" calcext:value-type="float">
            <text:p>9012002</text:p>
          </table:table-cell>
          <table:table-cell office:value-type="float" office:value="0" calcext:value-type="float">
            <text:p>0</text:p>
          </table:table-cell>
          <table:table-cell office:value-type="float" office:value="2.009265" calcext:value-type="float">
            <text:p>2.009265</text:p>
          </table:table-cell>
          <table:table-cell office:value-type="float" office:value="0" calcext:value-type="float">
            <text:p>0</text:p>
          </table:table-cell>
          <table:table-cell office:value-type="float" office:value="1064.839" calcext:value-type="float">
            <text:p>1064.839</text:p>
          </table:table-cell>
          <table:table-cell office:value-type="float" office:value="0.001316084" calcext:value-type="float">
            <text:p>0.001316084</text:p>
          </table:table-cell>
          <table:table-cell office:value-type="float" office:value="0" calcext:value-type="float">
            <text:p>0</text:p>
          </table:table-cell>
          <table:table-cell office:value-type="float" office:value="0.2232724" calcext:value-type="float">
            <text:p>0.2232724</text:p>
          </table:table-cell>
          <table:table-cell office:value-type="float" office:value="0.2435691" calcext:value-type="float">
            <text:p>0.2435691</text:p>
          </table:table-cell>
          <table:table-cell office:value-type="float" office:value="0.2245114" calcext:value-type="float">
            <text:p>0.2245114</text:p>
          </table:table-cell>
          <table:table-cell office:value-type="float" office:value="0.2337404" calcext:value-type="float">
            <text:p>0.2337404</text:p>
          </table:table-cell>
          <table:table-cell office:value-type="float" office:value="0.28899" calcext:value-type="float">
            <text:p>0.28899</text:p>
          </table:table-cell>
          <table:table-cell office:value-type="float" office:value="0.2550325" calcext:value-type="float">
            <text:p>0.2550325</text:p>
          </table:table-cell>
          <table:table-cell office:value-type="float" office:value="0.2653567" calcext:value-type="float">
            <text:p>0.2653567</text:p>
          </table:table-cell>
          <table:table-cell office:value-type="float" office:value="0.3592404" calcext:value-type="float">
            <text:p>0.3592404</text:p>
          </table:table-cell>
          <table:table-cell office:value-type="float" office:value="0.3542297" calcext:value-type="float">
            <text:p>0.3542297</text:p>
          </table:table-cell>
          <table:table-cell office:value-type="float" office:value="0.3655964" calcext:value-type="float">
            <text:p>0.3655964</text:p>
          </table:table-cell>
          <table:table-cell office:value-type="float" office:value="0.3813811" calcext:value-type="float">
            <text:p>0.3813811</text:p>
          </table:table-cell>
          <table:table-cell office:value-type="float" office:value="0.3930683" calcext:value-type="float">
            <text:p>0.3930683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0.002318316" calcext:value-type="float">
            <text:p>0.002318316</text:p>
          </table:table-cell>
          <table:table-cell office:value-type="float" office:value="0.03720121" calcext:value-type="float">
            <text:p>0.03720121</text:p>
          </table:table-cell>
          <table:table-cell office:value-type="float" office:value="0.1113118" calcext:value-type="float">
            <text:p>0.1113118</text:p>
          </table:table-cell>
          <table:table-cell office:value-type="float" office:value="0.09823888" calcext:value-type="float">
            <text:p>0.09823888</text:p>
          </table:table-cell>
          <table:table-cell office:value-type="float" office:value="0.06244797" calcext:value-type="float">
            <text:p>0.0624479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483197" calcext:value-type="float">
            <text:p>-0.3483197</text:p>
          </table:table-cell>
          <table:table-cell office:value-type="float" office:value="-0.1783598" calcext:value-type="float">
            <text:p>-0.1783598</text:p>
          </table:table-cell>
          <table:table-cell office:value-type="float" office:value="-0.3374724" calcext:value-type="float">
            <text:p>-0.3374724</text:p>
          </table:table-cell>
          <table:table-cell office:value-type="float" office:value="-0.2476823" calcext:value-type="float">
            <text:p>-0.2476823</text:p>
          </table:table-cell>
          <table:table-cell office:value-type="float" office:value="-0.04829443" calcext:value-type="float">
            <text:p>-0.04829443</text:p>
          </table:table-cell>
          <table:table-cell office:value-type="float" office:value="-0.04821514" calcext:value-type="float">
            <text:p>-0.04821514</text:p>
          </table:table-cell>
          <table:table-cell office:value-type="float" office:value="-0.03475694" calcext:value-type="float">
            <text:p>-0.03475694</text:p>
          </table:table-cell>
          <table:table-cell office:value-type="float" office:value="-0.02882069" calcext:value-type="float">
            <text:p>-0.02882069</text:p>
          </table:table-cell>
          <table:table-cell office:value-type="float" office:value="-0.02231987" calcext:value-type="float">
            <text:p>-0.02231987</text:p>
          </table:table-cell>
          <table:table-cell office:value-type="float" office:value="-0.0172539" calcext:value-type="float">
            <text:p>-0.0172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698988" calcext:value-type="float">
            <text:p>-0.3698988</text:p>
          </table:table-cell>
          <table:table-cell office:value-type="float" office:value="0.02015746" calcext:value-type="float">
            <text:p>0.02015746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1932" calcext:value-type="float">
            <text:p>-2.3919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2" calcext:value-type="float">
            <text:p>10012002</text:p>
          </table:table-cell>
          <table:table-cell office:value-type="float" office:value="0" calcext:value-type="float">
            <text:p>0</text:p>
          </table:table-cell>
          <table:table-cell office:value-type="float" office:value="2.653403" calcext:value-type="float">
            <text:p>2.653403</text:p>
          </table:table-cell>
          <table:table-cell office:value-type="float" office:value="0" calcext:value-type="float">
            <text:p>0</text:p>
          </table:table-cell>
          <table:table-cell office:value-type="float" office:value="1064.195" calcext:value-type="float">
            <text:p>1064.195</text:p>
          </table:table-cell>
          <table:table-cell office:value-type="float" office:value="0.001316084" calcext:value-type="float">
            <text:p>0.001316084</text:p>
          </table:table-cell>
          <table:table-cell office:value-type="float" office:value="0" calcext:value-type="float">
            <text:p>0</text:p>
          </table:table-cell>
          <table:table-cell office:value-type="float" office:value="0.1829562" calcext:value-type="float">
            <text:p>0.1829562</text:p>
          </table:table-cell>
          <table:table-cell office:value-type="float" office:value="0.2549773" calcext:value-type="float">
            <text:p>0.2549773</text:p>
          </table:table-cell>
          <table:table-cell office:value-type="float" office:value="0.239203" calcext:value-type="float">
            <text:p>0.239203</text:p>
          </table:table-cell>
          <table:table-cell office:value-type="float" office:value="0.2457492" calcext:value-type="float">
            <text:p>0.2457492</text:p>
          </table:table-cell>
          <table:table-cell office:value-type="float" office:value="0.294294" calcext:value-type="float">
            <text:p>0.294294</text:p>
          </table:table-cell>
          <table:table-cell office:value-type="float" office:value="0.2570563" calcext:value-type="float">
            <text:p>0.2570563</text:p>
          </table:table-cell>
          <table:table-cell office:value-type="float" office:value="0.2652473" calcext:value-type="float">
            <text:p>0.2652473</text:p>
          </table:table-cell>
          <table:table-cell office:value-type="float" office:value="0.3590156" calcext:value-type="float">
            <text:p>0.3590156</text:p>
          </table:table-cell>
          <table:table-cell office:value-type="float" office:value="0.354039" calcext:value-type="float">
            <text:p>0.354039</text:p>
          </table:table-cell>
          <table:table-cell office:value-type="float" office:value="0.3656086" calcext:value-type="float">
            <text:p>0.3656086</text:p>
          </table:table-cell>
          <table:table-cell office:value-type="float" office:value="0.3814373" calcext:value-type="float">
            <text:p>0.3814373</text:p>
          </table:table-cell>
          <table:table-cell office:value-type="float" office:value="0.3930874" calcext:value-type="float">
            <text:p>0.3930874</text:p>
          </table:table-cell>
          <table:table-cell office:value-type="float" office:value="0.4623684" calcext:value-type="float">
            <text:p>0.4623684</text:p>
          </table:table-cell>
          <table:table-cell office:value-type="float" office:value="0" calcext:value-type="float">
            <text:p>0</text:p>
          </table:table-cell>
          <table:table-cell office:value-type="float" office:value="0.03205139" calcext:value-type="float">
            <text:p>0.03205139</text:p>
          </table:table-cell>
          <table:table-cell office:value-type="float" office:value="0.01060819" calcext:value-type="float">
            <text:p>0.01060819</text:p>
          </table:table-cell>
          <table:table-cell office:value-type="float" office:value="0.09878419" calcext:value-type="float">
            <text:p>0.09878419</text:p>
          </table:table-cell>
          <table:table-cell office:value-type="float" office:value="0.09084375" calcext:value-type="float">
            <text:p>0.09084375</text:p>
          </table:table-cell>
          <table:table-cell office:value-type="float" office:value="0.04435527" calcext:value-type="float">
            <text:p>0.04435527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555899" calcext:value-type="float">
            <text:p>-1.555899</text:p>
          </table:table-cell>
          <table:table-cell office:value-type="float" office:value="-0.1237805" calcext:value-type="float">
            <text:p>-0.1237805</text:p>
          </table:table-cell>
          <table:table-cell office:value-type="float" office:value="-0.2065687" calcext:value-type="float">
            <text:p>-0.2065687</text:p>
          </table:table-cell>
          <table:table-cell office:value-type="float" office:value="-0.1684044" calcext:value-type="float">
            <text:p>-0.1684044</text:p>
          </table:table-cell>
          <table:table-cell office:value-type="float" office:value="-0.04195911" calcext:value-type="float">
            <text:p>-0.04195911</text:p>
          </table:table-cell>
          <table:table-cell office:value-type="float" office:value="-0.0453853" calcext:value-type="float">
            <text:p>-0.0453853</text:p>
          </table:table-cell>
          <table:table-cell office:value-type="float" office:value="-0.03486371" calcext:value-type="float">
            <text:p>-0.03486371</text:p>
          </table:table-cell>
          <table:table-cell office:value-type="float" office:value="-0.02921457" calcext:value-type="float">
            <text:p>-0.02921457</text:p>
          </table:table-cell>
          <table:table-cell office:value-type="float" office:value="-0.02252069" calcext:value-type="float">
            <text:p>-0.02252069</text:p>
          </table:table-cell>
          <table:table-cell office:value-type="float" office:value="-0.01724405" calcext:value-type="float">
            <text:p>-0.01724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93388" calcext:value-type="float">
            <text:p>-3.193388</text:p>
          </table:table-cell>
          <table:table-cell office:value-type="float" office:value="0.01994825" calcext:value-type="float">
            <text:p>0.0199482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1521" calcext:value-type="float">
            <text:p>-2.3915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2" calcext:value-type="float">
            <text:p>11012002</text:p>
          </table:table-cell>
          <table:table-cell office:value-type="float" office:value="0" calcext:value-type="float">
            <text:p>0</text:p>
          </table:table-cell>
          <table:table-cell office:value-type="float" office:value="3.276611" calcext:value-type="float">
            <text:p>3.276611</text:p>
          </table:table-cell>
          <table:table-cell office:value-type="float" office:value="0" calcext:value-type="float">
            <text:p>0</text:p>
          </table:table-cell>
          <table:table-cell office:value-type="float" office:value="1063.572" calcext:value-type="float">
            <text:p>1063.572</text:p>
          </table:table-cell>
          <table:table-cell office:value-type="float" office:value="0.001316084" calcext:value-type="float">
            <text:p>0.001316084</text:p>
          </table:table-cell>
          <table:table-cell office:value-type="float" office:value="0" calcext:value-type="float">
            <text:p>0</text:p>
          </table:table-cell>
          <table:table-cell office:value-type="float" office:value="0.2062362" calcext:value-type="float">
            <text:p>0.2062362</text:p>
          </table:table-cell>
          <table:table-cell office:value-type="float" office:value="0.252649" calcext:value-type="float">
            <text:p>0.252649</text:p>
          </table:table-cell>
          <table:table-cell office:value-type="float" office:value="0.2510809" calcext:value-type="float">
            <text:p>0.2510809</text:p>
          </table:table-cell>
          <table:table-cell office:value-type="float" office:value="0.2583183" calcext:value-type="float">
            <text:p>0.2583183</text:p>
          </table:table-cell>
          <table:table-cell office:value-type="float" office:value="0.2966532" calcext:value-type="float">
            <text:p>0.2966532</text:p>
          </table:table-cell>
          <table:table-cell office:value-type="float" office:value="0.2592419" calcext:value-type="float">
            <text:p>0.2592419</text:p>
          </table:table-cell>
          <table:table-cell office:value-type="float" office:value="0.2652723" calcext:value-type="float">
            <text:p>0.2652723</text:p>
          </table:table-cell>
          <table:table-cell office:value-type="float" office:value="0.3588572" calcext:value-type="float">
            <text:p>0.3588572</text:p>
          </table:table-cell>
          <table:table-cell office:value-type="float" office:value="0.3538522" calcext:value-type="float">
            <text:p>0.3538522</text:p>
          </table:table-cell>
          <table:table-cell office:value-type="float" office:value="0.36561" calcext:value-type="float">
            <text:p>0.36561</text:p>
          </table:table-cell>
          <table:table-cell office:value-type="float" office:value="0.3814861" calcext:value-type="float">
            <text:p>0.3814861</text:p>
          </table:table-cell>
          <table:table-cell office:value-type="float" office:value="0.3931057" calcext:value-type="float">
            <text:p>0.3931057</text:p>
          </table:table-cell>
          <table:table-cell office:value-type="float" office:value="0.4623765" calcext:value-type="float">
            <text:p>0.462376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3464544" calcext:value-type="float">
            <text:p>3.464544E-11</text:p>
          </table:table-cell>
          <table:table-cell office:value-type="float" office:value="0.0001549304" calcext:value-type="float">
            <text:p>0.0001549304</text:p>
          </table:table-cell>
          <table:table-cell office:value-type="float" office:value="0.08808777" calcext:value-type="float">
            <text:p>0.08808777</text:p>
          </table:table-cell>
          <table:table-cell office:value-type="float" office:value="0.08476521" calcext:value-type="float">
            <text:p>0.08476521</text:p>
          </table:table-cell>
          <table:table-cell office:value-type="float" office:value="0.02391882" calcext:value-type="float">
            <text:p>0.02391882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6558576" calcext:value-type="float">
            <text:p>-0.6558576</text:p>
          </table:table-cell>
          <table:table-cell office:value-type="float" office:value="-0.1347799" calcext:value-type="float">
            <text:p>-0.1347799</text:p>
          </table:table-cell>
          <table:table-cell office:value-type="float" office:value="-0.1423772" calcext:value-type="float">
            <text:p>-0.1423772</text:p>
          </table:table-cell>
          <table:table-cell office:value-type="float" office:value="-0.1147279" calcext:value-type="float">
            <text:p>-0.1147279</text:p>
          </table:table-cell>
          <table:table-cell office:value-type="float" office:value="-0.03943595" calcext:value-type="float">
            <text:p>-0.03943595</text:p>
          </table:table-cell>
          <table:table-cell office:value-type="float" office:value="-0.042537" calcext:value-type="float">
            <text:p>-0.042537</text:p>
          </table:table-cell>
          <table:table-cell office:value-type="float" office:value="-0.03484062" calcext:value-type="float">
            <text:p>-0.03484062</text:p>
          </table:table-cell>
          <table:table-cell office:value-type="float" office:value="-0.02949587" calcext:value-type="float">
            <text:p>-0.02949587</text:p>
          </table:table-cell>
          <table:table-cell office:value-type="float" office:value="-0.02271927" calcext:value-type="float">
            <text:p>-0.02271927</text:p>
          </table:table-cell>
          <table:table-cell office:value-type="float" office:value="-0.01724268" calcext:value-type="float">
            <text:p>-0.01724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735249" calcext:value-type="float">
            <text:p>-0.8735249</text:p>
          </table:table-cell>
          <table:table-cell office:value-type="float" office:value="0.01975127" calcext:value-type="float">
            <text:p>0.01975127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1328" calcext:value-type="float">
            <text:p>-2.3913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2" calcext:value-type="float">
            <text:p>12012002</text:p>
          </table:table-cell>
          <table:table-cell office:value-type="float" office:value="0" calcext:value-type="float">
            <text:p>0</text:p>
          </table:table-cell>
          <table:table-cell office:value-type="float" office:value="4.013535" calcext:value-type="float">
            <text:p>4.013535</text:p>
          </table:table-cell>
          <table:table-cell office:value-type="float" office:value="0" calcext:value-type="float">
            <text:p>0</text:p>
          </table:table-cell>
          <table:table-cell office:value-type="float" office:value="1062.834" calcext:value-type="float">
            <text:p>1062.834</text:p>
          </table:table-cell>
          <table:table-cell office:value-type="float" office:value="0.001316084" calcext:value-type="float">
            <text:p>0.001316084</text:p>
          </table:table-cell>
          <table:table-cell office:value-type="float" office:value="0" calcext:value-type="float">
            <text:p>0</text:p>
          </table:table-cell>
          <table:table-cell office:value-type="float" office:value="0.1849931" calcext:value-type="float">
            <text:p>0.1849931</text:p>
          </table:table-cell>
          <table:table-cell office:value-type="float" office:value="0.2390973" calcext:value-type="float">
            <text:p>0.2390973</text:p>
          </table:table-cell>
          <table:table-cell office:value-type="float" office:value="0.2763456" calcext:value-type="float">
            <text:p>0.2763456</text:p>
          </table:table-cell>
          <table:table-cell office:value-type="float" office:value="0.2764041" calcext:value-type="float">
            <text:p>0.2764041</text:p>
          </table:table-cell>
          <table:table-cell office:value-type="float" office:value="0.2977043" calcext:value-type="float">
            <text:p>0.2977043</text:p>
          </table:table-cell>
          <table:table-cell office:value-type="float" office:value="0.2609783" calcext:value-type="float">
            <text:p>0.2609783</text:p>
          </table:table-cell>
          <table:table-cell office:value-type="float" office:value="0.2655629" calcext:value-type="float">
            <text:p>0.2655629</text:p>
          </table:table-cell>
          <table:table-cell office:value-type="float" office:value="0.3587558" calcext:value-type="float">
            <text:p>0.3587558</text:p>
          </table:table-cell>
          <table:table-cell office:value-type="float" office:value="0.3536763" calcext:value-type="float">
            <text:p>0.3536763</text:p>
          </table:table-cell>
          <table:table-cell office:value-type="float" office:value="0.3656024" calcext:value-type="float">
            <text:p>0.3656024</text:p>
          </table:table-cell>
          <table:table-cell office:value-type="float" office:value="0.3815279" calcext:value-type="float">
            <text:p>0.3815279</text:p>
          </table:table-cell>
          <table:table-cell office:value-type="float" office:value="0.393129" calcext:value-type="float">
            <text:p>0.393129</text:p>
          </table:table-cell>
          <table:table-cell office:value-type="float" office:value="0.4623749" calcext:value-type="float">
            <text:p>0.4623749</text:p>
          </table:table-cell>
          <table:table-cell office:value-type="float" office:value="0" calcext:value-type="float">
            <text:p>0</text:p>
          </table:table-cell>
          <table:table-cell office:value-type="float" office:value="0.001562941" calcext:value-type="float">
            <text:p>0.001562941</text:p>
          </table:table-cell>
          <table:table-cell office:value-type="float" office:value="0.007609273" calcext:value-type="float">
            <text:p>0.007609273</text:p>
          </table:table-cell>
          <table:table-cell office:value-type="float" office:value="0.05723778" calcext:value-type="float">
            <text:p>0.05723778</text:p>
          </table:table-cell>
          <table:table-cell office:value-type="float" office:value="0.07648748" calcext:value-type="float">
            <text:p>0.07648748</text:p>
          </table:table-cell>
          <table:table-cell office:value-type="float" office:value="0.0009906269" calcext:value-type="float">
            <text:p>0.0009906269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533728" calcext:value-type="float">
            <text:p>-1.533728</text:p>
          </table:table-cell>
          <table:table-cell office:value-type="float" office:value="-0.2057012" calcext:value-type="float">
            <text:p>-0.2057012</text:p>
          </table:table-cell>
          <table:table-cell office:value-type="float" office:value="-0.06778636" calcext:value-type="float">
            <text:p>-0.06778636</text:p>
          </table:table-cell>
          <table:table-cell office:value-type="float" office:value="-0.06815919" calcext:value-type="float">
            <text:p>-0.06815919</text:p>
          </table:table-cell>
          <table:table-cell office:value-type="float" office:value="-0.0383721" calcext:value-type="float">
            <text:p>-0.0383721</text:p>
          </table:table-cell>
          <table:table-cell office:value-type="float" office:value="-0.0404101" calcext:value-type="float">
            <text:p>-0.0404101</text:p>
          </table:table-cell>
          <table:table-cell office:value-type="float" office:value="-0.03457253" calcext:value-type="float">
            <text:p>-0.03457253</text:p>
          </table:table-cell>
          <table:table-cell office:value-type="float" office:value="-0.02967763" calcext:value-type="float">
            <text:p>-0.02967763</text:p>
          </table:table-cell>
          <table:table-cell office:value-type="float" office:value="-0.02290801" calcext:value-type="float">
            <text:p>-0.02290801</text:p>
          </table:table-cell>
          <table:table-cell office:value-type="float" office:value="-0.01724887" calcext:value-type="float">
            <text:p>-0.01724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331103" calcext:value-type="float">
            <text:p>-2.331103</text:p>
          </table:table-cell>
          <table:table-cell office:value-type="float" office:value="0.01954439" calcext:value-type="float">
            <text:p>0.01954439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0949" calcext:value-type="float">
            <text:p>-2.3909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2" calcext:value-type="float">
            <text:p>13012002</text:p>
          </table:table-cell>
          <table:table-cell office:value-type="float" office:value="0.7000001" calcext:value-type="float">
            <text:p>0.7000001</text:p>
          </table:table-cell>
          <table:table-cell office:value-type="float" office:value="4.486929" calcext:value-type="float">
            <text:p>4.486929</text:p>
          </table:table-cell>
          <table:table-cell office:value-type="float" office:value="0" calcext:value-type="float">
            <text:p>0</text:p>
          </table:table-cell>
          <table:table-cell office:value-type="float" office:value="1063.06" calcext:value-type="float">
            <text:p>1063.06</text:p>
          </table:table-cell>
          <table:table-cell office:value-type="float" office:value="0.002685894" calcext:value-type="float">
            <text:p>0.002685894</text:p>
          </table:table-cell>
          <table:table-cell office:value-type="float" office:value="0" calcext:value-type="float">
            <text:p>0</text:p>
          </table:table-cell>
          <table:table-cell office:value-type="float" office:value="0.2007428" calcext:value-type="float">
            <text:p>0.2007428</text:p>
          </table:table-cell>
          <table:table-cell office:value-type="float" office:value="0.2425834" calcext:value-type="float">
            <text:p>0.2425834</text:p>
          </table:table-cell>
          <table:table-cell office:value-type="float" office:value="0.2954881" calcext:value-type="float">
            <text:p>0.2954881</text:p>
          </table:table-cell>
          <table:table-cell office:value-type="float" office:value="0.2954225" calcext:value-type="float">
            <text:p>0.2954225</text:p>
          </table:table-cell>
          <table:table-cell office:value-type="float" office:value="0.2929905" calcext:value-type="float">
            <text:p>0.2929905</text:p>
          </table:table-cell>
          <table:table-cell office:value-type="float" office:value="0.2613739" calcext:value-type="float">
            <text:p>0.2613739</text:p>
          </table:table-cell>
          <table:table-cell office:value-type="float" office:value="0.2658984" calcext:value-type="float">
            <text:p>0.2658984</text:p>
          </table:table-cell>
          <table:table-cell office:value-type="float" office:value="0.3587158" calcext:value-type="float">
            <text:p>0.3587158</text:p>
          </table:table-cell>
          <table:table-cell office:value-type="float" office:value="0.3535177" calcext:value-type="float">
            <text:p>0.3535177</text:p>
          </table:table-cell>
          <table:table-cell office:value-type="float" office:value="0.3655868" calcext:value-type="float">
            <text:p>0.3655868</text:p>
          </table:table-cell>
          <table:table-cell office:value-type="float" office:value="0.3815636" calcext:value-type="float">
            <text:p>0.3815636</text:p>
          </table:table-cell>
          <table:table-cell office:value-type="float" office:value="0.3931545" calcext:value-type="float">
            <text:p>0.3931545</text:p>
          </table:table-cell>
          <table:table-cell office:value-type="float" office:value="0.4623723" calcext:value-type="float">
            <text:p>0.4623723</text:p>
          </table:table-cell>
          <table:table-cell office:value-type="float" office:value="0" calcext:value-type="float">
            <text:p>0</text:p>
          </table:table-cell>
          <table:table-cell office:value-type="float" office:value="0.002000025" calcext:value-type="float">
            <text:p>0.002000025</text:p>
          </table:table-cell>
          <table:table-cell office:value-type="float" office:value="0.00154223" calcext:value-type="float">
            <text:p>0.00154223</text:p>
          </table:table-cell>
          <table:table-cell office:value-type="float" office:value="0.02921442" calcext:value-type="float">
            <text:p>0.02921442</text:p>
          </table:table-cell>
          <table:table-cell office:value-type="float" office:value="0.06048438" calcext:value-type="float">
            <text:p>0.06048438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347545" calcext:value-type="float">
            <text:p>-0.8347545</text:p>
          </table:table-cell>
          <table:table-cell office:value-type="float" office:value="-0.1842994" calcext:value-type="float">
            <text:p>-0.1842994</text:p>
          </table:table-cell>
          <table:table-cell office:value-type="float" office:value="-0.04045776" calcext:value-type="float">
            <text:p>-0.04045776</text:p>
          </table:table-cell>
          <table:table-cell office:value-type="float" office:value="-0.04079536" calcext:value-type="float">
            <text:p>-0.04079536</text:p>
          </table:table-cell>
          <table:table-cell office:value-type="float" office:value="-0.0434324" calcext:value-type="float">
            <text:p>-0.0434324</text:p>
          </table:table-cell>
          <table:table-cell office:value-type="float" office:value="-0.03992966" calcext:value-type="float">
            <text:p>-0.03992966</text:p>
          </table:table-cell>
          <table:table-cell office:value-type="float" office:value="-0.0342615" calcext:value-type="float">
            <text:p>-0.0342615</text:p>
          </table:table-cell>
          <table:table-cell office:value-type="float" office:value="-0.02975008" calcext:value-type="float">
            <text:p>-0.02975008</text:p>
          </table:table-cell>
          <table:table-cell office:value-type="float" office:value="-0.02307978" calcext:value-type="float">
            <text:p>-0.02307978</text:p>
          </table:table-cell>
          <table:table-cell office:value-type="float" office:value="-0.0172614" calcext:value-type="float">
            <text:p>-0.0172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72416" calcext:value-type="float">
            <text:p>-0.2672416</text:p>
          </table:table-cell>
          <table:table-cell office:value-type="float" office:value="0.01932609" calcext:value-type="float">
            <text:p>0.01932609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0462" calcext:value-type="float">
            <text:p>-2.3904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2" calcext:value-type="float">
            <text:p>14012002</text:p>
          </table:table-cell>
          <table:table-cell office:value-type="float" office:value="0.8000001" calcext:value-type="float">
            <text:p>0.8000001</text:p>
          </table:table-cell>
          <table:table-cell office:value-type="float" office:value="4.627369" calcext:value-type="float">
            <text:p>4.627369</text:p>
          </table:table-cell>
          <table:table-cell office:value-type="float" office:value="0" calcext:value-type="float">
            <text:p>0</text:p>
          </table:table-cell>
          <table:table-cell office:value-type="float" office:value="1063.019" calcext:value-type="float">
            <text:p>1063.019</text:p>
          </table:table-cell>
          <table:table-cell office:value-type="float" office:value="0.002874631" calcext:value-type="float">
            <text:p>0.002874631</text:p>
          </table:table-cell>
          <table:table-cell office:value-type="float" office:value="0" calcext:value-type="float">
            <text:p>0</text:p>
          </table:table-cell>
          <table:table-cell office:value-type="float" office:value="0.2002837" calcext:value-type="float">
            <text:p>0.2002837</text:p>
          </table:table-cell>
          <table:table-cell office:value-type="float" office:value="0.240621" calcext:value-type="float">
            <text:p>0.240621</text:p>
          </table:table-cell>
          <table:table-cell office:value-type="float" office:value="0.2945248" calcext:value-type="float">
            <text:p>0.2945248</text:p>
          </table:table-cell>
          <table:table-cell office:value-type="float" office:value="0.3015488" calcext:value-type="float">
            <text:p>0.3015488</text:p>
          </table:table-cell>
          <table:table-cell office:value-type="float" office:value="0.298814" calcext:value-type="float">
            <text:p>0.298814</text:p>
          </table:table-cell>
          <table:table-cell office:value-type="float" office:value="0.2622393" calcext:value-type="float">
            <text:p>0.2622393</text:p>
          </table:table-cell>
          <table:table-cell office:value-type="float" office:value="0.2661573" calcext:value-type="float">
            <text:p>0.2661573</text:p>
          </table:table-cell>
          <table:table-cell office:value-type="float" office:value="0.3587066" calcext:value-type="float">
            <text:p>0.3587066</text:p>
          </table:table-cell>
          <table:table-cell office:value-type="float" office:value="0.3533796" calcext:value-type="float">
            <text:p>0.3533796</text:p>
          </table:table-cell>
          <table:table-cell office:value-type="float" office:value="0.3655654" calcext:value-type="float">
            <text:p>0.3655654</text:p>
          </table:table-cell>
          <table:table-cell office:value-type="float" office:value="0.3815935" calcext:value-type="float">
            <text:p>0.3815935</text:p>
          </table:table-cell>
          <table:table-cell office:value-type="float" office:value="0.3931758" calcext:value-type="float">
            <text:p>0.3931758</text:p>
          </table:table-cell>
          <table:table-cell office:value-type="float" office:value="0.4623679" calcext:value-type="float">
            <text:p>0.4623679</text:p>
          </table:table-cell>
          <table:table-cell office:value-type="float" office:value="0" calcext:value-type="float">
            <text:p>0</text:p>
          </table:table-cell>
          <table:table-cell office:value-type="float" office:value="0.03590936" calcext:value-type="float">
            <text:p>0.03590936</text:p>
          </table:table-cell>
          <table:table-cell office:value-type="float" office:value="0.005989393" calcext:value-type="float">
            <text:p>0.005989393</text:p>
          </table:table-cell>
          <table:table-cell office:value-type="float" office:value="0.02582006" calcext:value-type="float">
            <text:p>0.02582006</text:p>
          </table:table-cell>
          <table:table-cell office:value-type="float" office:value="0.04605168" calcext:value-type="float">
            <text:p>0.04605168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7646858" calcext:value-type="float">
            <text:p>-0.7646858</text:p>
          </table:table-cell>
          <table:table-cell office:value-type="float" office:value="-0.1953999" calcext:value-type="float">
            <text:p>-0.1953999</text:p>
          </table:table-cell>
          <table:table-cell office:value-type="float" office:value="-0.04153544" calcext:value-type="float">
            <text:p>-0.04153544</text:p>
          </table:table-cell>
          <table:table-cell office:value-type="float" office:value="-0.03475485" calcext:value-type="float">
            <text:p>-0.03475485</text:p>
          </table:table-cell>
          <table:table-cell office:value-type="float" office:value="-0.0373063" calcext:value-type="float">
            <text:p>-0.0373063</text:p>
          </table:table-cell>
          <table:table-cell office:value-type="float" office:value="-0.03894275" calcext:value-type="float">
            <text:p>-0.03894275</text:p>
          </table:table-cell>
          <table:table-cell office:value-type="float" office:value="-0.03402553" calcext:value-type="float">
            <text:p>-0.03402553</text:p>
          </table:table-cell>
          <table:table-cell office:value-type="float" office:value="-0.02976726" calcext:value-type="float">
            <text:p>-0.02976726</text:p>
          </table:table-cell>
          <table:table-cell office:value-type="float" office:value="-0.02323058" calcext:value-type="float">
            <text:p>-0.02323058</text:p>
          </table:table-cell>
          <table:table-cell office:value-type="float" office:value="-0.01727856" calcext:value-type="float">
            <text:p>-0.01727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4839" calcext:value-type="float">
            <text:p>-1.164839</text:p>
          </table:table-cell>
          <table:table-cell office:value-type="float" office:value="0.019284" calcext:value-type="float">
            <text:p>0.019284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1434" calcext:value-type="float">
            <text:p>-2.3914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2" calcext:value-type="float">
            <text:p>15012002</text:p>
          </table:table-cell>
          <table:table-cell office:value-type="float" office:value="0.8000001" calcext:value-type="float">
            <text:p>0.8000001</text:p>
          </table:table-cell>
          <table:table-cell office:value-type="float" office:value="4.906946" calcext:value-type="float">
            <text:p>4.906946</text:p>
          </table:table-cell>
          <table:table-cell office:value-type="float" office:value="0" calcext:value-type="float">
            <text:p>0</text:p>
          </table:table-cell>
          <table:table-cell office:value-type="float" office:value="1062.74" calcext:value-type="float">
            <text:p>1062.74</text:p>
          </table:table-cell>
          <table:table-cell office:value-type="float" office:value="0.002874631" calcext:value-type="float">
            <text:p>0.002874631</text:p>
          </table:table-cell>
          <table:table-cell office:value-type="float" office:value="0" calcext:value-type="float">
            <text:p>0</text:p>
          </table:table-cell>
          <table:table-cell office:value-type="float" office:value="0.1757122" calcext:value-type="float">
            <text:p>0.1757122</text:p>
          </table:table-cell>
          <table:table-cell office:value-type="float" office:value="0.2205459" calcext:value-type="float">
            <text:p>0.2205459</text:p>
          </table:table-cell>
          <table:table-cell office:value-type="float" office:value="0.28966" calcext:value-type="float">
            <text:p>0.28966</text:p>
          </table:table-cell>
          <table:table-cell office:value-type="float" office:value="0.302265" calcext:value-type="float">
            <text:p>0.302265</text:p>
          </table:table-cell>
          <table:table-cell office:value-type="float" office:value="0.3010531" calcext:value-type="float">
            <text:p>0.3010531</text:p>
          </table:table-cell>
          <table:table-cell office:value-type="float" office:value="0.2637527" calcext:value-type="float">
            <text:p>0.2637527</text:p>
          </table:table-cell>
          <table:table-cell office:value-type="float" office:value="0.2664378" calcext:value-type="float">
            <text:p>0.2664378</text:p>
          </table:table-cell>
          <table:table-cell office:value-type="float" office:value="0.3587177" calcext:value-type="float">
            <text:p>0.3587177</text:p>
          </table:table-cell>
          <table:table-cell office:value-type="float" office:value="0.3532618" calcext:value-type="float">
            <text:p>0.3532618</text:p>
          </table:table-cell>
          <table:table-cell office:value-type="float" office:value="0.3655396" calcext:value-type="float">
            <text:p>0.3655396</text:p>
          </table:table-cell>
          <table:table-cell office:value-type="float" office:value="0.381617" calcext:value-type="float">
            <text:p>0.381617</text:p>
          </table:table-cell>
          <table:table-cell office:value-type="float" office:value="0.3931824" calcext:value-type="float">
            <text:p>0.3931824</text:p>
          </table:table-cell>
          <table:table-cell office:value-type="float" office:value="0.4623685" calcext:value-type="float">
            <text:p>0.4623685</text:p>
          </table:table-cell>
          <table:table-cell office:value-type="float" office:value="0" calcext:value-type="float">
            <text:p>0</text:p>
          </table:table-cell>
          <table:table-cell office:value-type="float" office:value="0.04094731" calcext:value-type="float">
            <text:p>0.04094731</text:p>
          </table:table-cell>
          <table:table-cell office:value-type="float" office:value="0.02757625" calcext:value-type="float">
            <text:p>0.02757625</text:p>
          </table:table-cell>
          <table:table-cell office:value-type="float" office:value="0.03401336" calcext:value-type="float">
            <text:p>0.03401336</text:p>
          </table:table-cell>
          <table:table-cell office:value-type="float" office:value="0.03320464" calcext:value-type="float">
            <text:p>0.03320464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150645" calcext:value-type="float">
            <text:p>-2.150645</text:p>
          </table:table-cell>
          <table:table-cell office:value-type="float" office:value="-0.3800516" calcext:value-type="float">
            <text:p>-0.3800516</text:p>
          </table:table-cell>
          <table:table-cell office:value-type="float" office:value="-0.04725716" calcext:value-type="float">
            <text:p>-0.04725716</text:p>
          </table:table-cell>
          <table:table-cell office:value-type="float" office:value="-0.0340983" calcext:value-type="float">
            <text:p>-0.0340983</text:p>
          </table:table-cell>
          <table:table-cell office:value-type="float" office:value="-0.03518777" calcext:value-type="float">
            <text:p>-0.03518777</text:p>
          </table:table-cell>
          <table:table-cell office:value-type="float" office:value="-0.03726614" calcext:value-type="float">
            <text:p>-0.03726614</text:p>
          </table:table-cell>
          <table:table-cell office:value-type="float" office:value="-0.033772" calcext:value-type="float">
            <text:p>-0.033772</text:p>
          </table:table-cell>
          <table:table-cell office:value-type="float" office:value="-0.02974739" calcext:value-type="float">
            <text:p>-0.02974739</text:p>
          </table:table-cell>
          <table:table-cell office:value-type="float" office:value="-0.02335994" calcext:value-type="float">
            <text:p>-0.02335994</text:p>
          </table:table-cell>
          <table:table-cell office:value-type="float" office:value="-0.0172995" calcext:value-type="float">
            <text:p>-0.0172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08303" calcext:value-type="float">
            <text:p>-4.08303</text:p>
          </table:table-cell>
          <table:table-cell office:value-type="float" office:value="0.0193335" calcext:value-type="float">
            <text:p>0.019333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3114" calcext:value-type="float">
            <text:p>-2.3931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2" calcext:value-type="float">
            <text:p>16012002</text:p>
          </table:table-cell>
          <table:table-cell office:value-type="float" office:value="0.8000001" calcext:value-type="float">
            <text:p>0.8000001</text:p>
          </table:table-cell>
          <table:table-cell office:value-type="float" office:value="5.319466" calcext:value-type="float">
            <text:p>5.319466</text:p>
          </table:table-cell>
          <table:table-cell office:value-type="float" office:value="0" calcext:value-type="float">
            <text:p>0</text:p>
          </table:table-cell>
          <table:table-cell office:value-type="float" office:value="1062.327" calcext:value-type="float">
            <text:p>1062.327</text:p>
          </table:table-cell>
          <table:table-cell office:value-type="float" office:value="0.002874631" calcext:value-type="float">
            <text:p>0.002874631</text:p>
          </table:table-cell>
          <table:table-cell office:value-type="float" office:value="0" calcext:value-type="float">
            <text:p>0</text:p>
          </table:table-cell>
          <table:table-cell office:value-type="float" office:value="0.1687227" calcext:value-type="float">
            <text:p>0.1687227</text:p>
          </table:table-cell>
          <table:table-cell office:value-type="float" office:value="0.2198995" calcext:value-type="float">
            <text:p>0.2198995</text:p>
          </table:table-cell>
          <table:table-cell office:value-type="float" office:value="0.2870347" calcext:value-type="float">
            <text:p>0.2870347</text:p>
          </table:table-cell>
          <table:table-cell office:value-type="float" office:value="0.3021489" calcext:value-type="float">
            <text:p>0.3021489</text:p>
          </table:table-cell>
          <table:table-cell office:value-type="float" office:value="0.3014902" calcext:value-type="float">
            <text:p>0.3014902</text:p>
          </table:table-cell>
          <table:table-cell office:value-type="float" office:value="0.2649314" calcext:value-type="float">
            <text:p>0.2649314</text:p>
          </table:table-cell>
          <table:table-cell office:value-type="float" office:value="0.2669048" calcext:value-type="float">
            <text:p>0.2669048</text:p>
          </table:table-cell>
          <table:table-cell office:value-type="float" office:value="0.358756" calcext:value-type="float">
            <text:p>0.358756</text:p>
          </table:table-cell>
          <table:table-cell office:value-type="float" office:value="0.353164" calcext:value-type="float">
            <text:p>0.353164</text:p>
          </table:table-cell>
          <table:table-cell office:value-type="float" office:value="0.365511" calcext:value-type="float">
            <text:p>0.365511</text:p>
          </table:table-cell>
          <table:table-cell office:value-type="float" office:value="0.3816339" calcext:value-type="float">
            <text:p>0.3816339</text:p>
          </table:table-cell>
          <table:table-cell office:value-type="float" office:value="0.3931785" calcext:value-type="float">
            <text:p>0.3931785</text:p>
          </table:table-cell>
          <table:table-cell office:value-type="float" office:value="0.4623504" calcext:value-type="float">
            <text:p>0.4623504</text:p>
          </table:table-cell>
          <table:table-cell office:value-type="float" office:value="0" calcext:value-type="float">
            <text:p>0</text:p>
          </table:table-cell>
          <table:table-cell office:value-type="float" office:value="0.05191701" calcext:value-type="float">
            <text:p>0.05191701</text:p>
          </table:table-cell>
          <table:table-cell office:value-type="float" office:value="0.02780318" calcext:value-type="float">
            <text:p>0.02780318</text:p>
          </table:table-cell>
          <table:table-cell office:value-type="float" office:value="0.04291561" calcext:value-type="float">
            <text:p>0.04291561</text:p>
          </table:table-cell>
          <table:table-cell office:value-type="float" office:value="0.02068039" calcext:value-type="float">
            <text:p>0.02068039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868849" calcext:value-type="float">
            <text:p>-2.868849</text:p>
          </table:table-cell>
          <table:table-cell office:value-type="float" office:value="-0.3855127" calcext:value-type="float">
            <text:p>-0.3855127</text:p>
          </table:table-cell>
          <table:table-cell office:value-type="float" office:value="-0.05063643" calcext:value-type="float">
            <text:p>-0.05063643</text:p>
          </table:table-cell>
          <table:table-cell office:value-type="float" office:value="-0.03420411" calcext:value-type="float">
            <text:p>-0.03420411</text:p>
          </table:table-cell>
          <table:table-cell office:value-type="float" office:value="-0.03479337" calcext:value-type="float">
            <text:p>-0.03479337</text:p>
          </table:table-cell>
          <table:table-cell office:value-type="float" office:value="-0.03601038" calcext:value-type="float">
            <text:p>-0.03601038</text:p>
          </table:table-cell>
          <table:table-cell office:value-type="float" office:value="-0.03335429" calcext:value-type="float">
            <text:p>-0.03335429</text:p>
          </table:table-cell>
          <table:table-cell office:value-type="float" office:value="-0.02967978" calcext:value-type="float">
            <text:p>-0.02967978</text:p>
          </table:table-cell>
          <table:table-cell office:value-type="float" office:value="-0.02346801" calcext:value-type="float">
            <text:p>-0.02346801</text:p>
          </table:table-cell>
          <table:table-cell office:value-type="float" office:value="-0.01732267" calcext:value-type="float">
            <text:p>-0.01732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989575" calcext:value-type="float">
            <text:p>-5.989575</text:p>
          </table:table-cell>
          <table:table-cell office:value-type="float" office:value="0.01931691" calcext:value-type="float">
            <text:p>0.01931691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3978" calcext:value-type="float">
            <text:p>-2.3939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2" calcext:value-type="float">
            <text:p>17012002</text:p>
          </table:table-cell>
          <table:table-cell office:value-type="float" office:value="0.8000001" calcext:value-type="float">
            <text:p>0.8000001</text:p>
          </table:table-cell>
          <table:table-cell office:value-type="float" office:value="5.606163" calcext:value-type="float">
            <text:p>5.606163</text:p>
          </table:table-cell>
          <table:table-cell office:value-type="float" office:value="0" calcext:value-type="float">
            <text:p>0</text:p>
          </table:table-cell>
          <table:table-cell office:value-type="float" office:value="1062.041" calcext:value-type="float">
            <text:p>1062.041</text:p>
          </table:table-cell>
          <table:table-cell office:value-type="float" office:value="0.002874631" calcext:value-type="float">
            <text:p>0.002874631</text:p>
          </table:table-cell>
          <table:table-cell office:value-type="float" office:value="0" calcext:value-type="float">
            <text:p>0</text:p>
          </table:table-cell>
          <table:table-cell office:value-type="float" office:value="0.1778584" calcext:value-type="float">
            <text:p>0.1778584</text:p>
          </table:table-cell>
          <table:table-cell office:value-type="float" office:value="0.2124129" calcext:value-type="float">
            <text:p>0.2124129</text:p>
          </table:table-cell>
          <table:table-cell office:value-type="float" office:value="0.2804189" calcext:value-type="float">
            <text:p>0.2804189</text:p>
          </table:table-cell>
          <table:table-cell office:value-type="float" office:value="0.3010083" calcext:value-type="float">
            <text:p>0.3010083</text:p>
          </table:table-cell>
          <table:table-cell office:value-type="float" office:value="0.3011476" calcext:value-type="float">
            <text:p>0.3011476</text:p>
          </table:table-cell>
          <table:table-cell office:value-type="float" office:value="0.2656889" calcext:value-type="float">
            <text:p>0.2656889</text:p>
          </table:table-cell>
          <table:table-cell office:value-type="float" office:value="0.2673901" calcext:value-type="float">
            <text:p>0.2673901</text:p>
          </table:table-cell>
          <table:table-cell office:value-type="float" office:value="0.3588241" calcext:value-type="float">
            <text:p>0.3588241</text:p>
          </table:table-cell>
          <table:table-cell office:value-type="float" office:value="0.3530872" calcext:value-type="float">
            <text:p>0.3530872</text:p>
          </table:table-cell>
          <table:table-cell office:value-type="float" office:value="0.3654804" calcext:value-type="float">
            <text:p>0.3654804</text:p>
          </table:table-cell>
          <table:table-cell office:value-type="float" office:value="0.3816443" calcext:value-type="float">
            <text:p>0.3816443</text:p>
          </table:table-cell>
          <table:table-cell office:value-type="float" office:value="0.3931663" calcext:value-type="float">
            <text:p>0.3931663</text:p>
          </table:table-cell>
          <table:table-cell office:value-type="float" office:value="0.462357" calcext:value-type="float">
            <text:p>0.462357</text:p>
          </table:table-cell>
          <table:table-cell office:value-type="float" office:value="0" calcext:value-type="float">
            <text:p>0</text:p>
          </table:table-cell>
          <table:table-cell office:value-type="float" office:value="0.03895827" calcext:value-type="float">
            <text:p>0.03895827</text:p>
          </table:table-cell>
          <table:table-cell office:value-type="float" office:value="0.03660016" calcext:value-type="float">
            <text:p>0.03660016</text:p>
          </table:table-cell>
          <table:table-cell office:value-type="float" office:value="0.05804506" calcext:value-type="float">
            <text:p>0.05804506</text:p>
          </table:table-cell>
          <table:table-cell office:value-type="float" office:value="0.009309886" calcext:value-type="float">
            <text:p>0.00930988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910384" calcext:value-type="float">
            <text:p>-1.910384</text:p>
          </table:table-cell>
          <table:table-cell office:value-type="float" office:value="-0.5080423" calcext:value-type="float">
            <text:p>-0.5080423</text:p>
          </table:table-cell>
          <table:table-cell office:value-type="float" office:value="-0.06063207" calcext:value-type="float">
            <text:p>-0.06063207</text:p>
          </table:table-cell>
          <table:table-cell office:value-type="float" office:value="-0.03520712" calcext:value-type="float">
            <text:p>-0.03520712</text:p>
          </table:table-cell>
          <table:table-cell office:value-type="float" office:value="-0.03509283" calcext:value-type="float">
            <text:p>-0.03509283</text:p>
          </table:table-cell>
          <table:table-cell office:value-type="float" office:value="-0.03522734" calcext:value-type="float">
            <text:p>-0.03522734</text:p>
          </table:table-cell>
          <table:table-cell office:value-type="float" office:value="-0.03291178" calcext:value-type="float">
            <text:p>-0.03291178</text:p>
          </table:table-cell>
          <table:table-cell office:value-type="float" office:value="-0.02955872" calcext:value-type="float">
            <text:p>-0.02955872</text:p>
          </table:table-cell>
          <table:table-cell office:value-type="float" office:value="-0.02355331" calcext:value-type="float">
            <text:p>-0.02355331</text:p>
          </table:table-cell>
          <table:table-cell office:value-type="float" office:value="-0.01734732" calcext:value-type="float">
            <text:p>-0.01734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18497" calcext:value-type="float">
            <text:p>-3.018497</text:p>
          </table:table-cell>
          <table:table-cell office:value-type="float" office:value="0.01933901" calcext:value-type="float">
            <text:p>0.01933901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5329" calcext:value-type="float">
            <text:p>-2.3953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2" calcext:value-type="float">
            <text:p>18012002</text:p>
          </table:table-cell>
          <table:table-cell office:value-type="float" office:value="0.8000001" calcext:value-type="float">
            <text:p>0.8000001</text:p>
          </table:table-cell>
          <table:table-cell office:value-type="float" office:value="5.834157" calcext:value-type="float">
            <text:p>5.834157</text:p>
          </table:table-cell>
          <table:table-cell office:value-type="float" office:value="0" calcext:value-type="float">
            <text:p>0</text:p>
          </table:table-cell>
          <table:table-cell office:value-type="float" office:value="1061.812" calcext:value-type="float">
            <text:p>1061.812</text:p>
          </table:table-cell>
          <table:table-cell office:value-type="float" office:value="0.002874631" calcext:value-type="float">
            <text:p>0.002874631</text:p>
          </table:table-cell>
          <table:table-cell office:value-type="float" office:value="0" calcext:value-type="float">
            <text:p>0</text:p>
          </table:table-cell>
          <table:table-cell office:value-type="float" office:value="0.1599765" calcext:value-type="float">
            <text:p>0.1599765</text:p>
          </table:table-cell>
          <table:table-cell office:value-type="float" office:value="0.1886458" calcext:value-type="float">
            <text:p>0.1886458</text:p>
          </table:table-cell>
          <table:table-cell office:value-type="float" office:value="0.2644672" calcext:value-type="float">
            <text:p>0.2644672</text:p>
          </table:table-cell>
          <table:table-cell office:value-type="float" office:value="0.2984962" calcext:value-type="float">
            <text:p>0.2984962</text:p>
          </table:table-cell>
          <table:table-cell office:value-type="float" office:value="0.3000744" calcext:value-type="float">
            <text:p>0.3000744</text:p>
          </table:table-cell>
          <table:table-cell office:value-type="float" office:value="0.2660683" calcext:value-type="float">
            <text:p>0.2660683</text:p>
          </table:table-cell>
          <table:table-cell office:value-type="float" office:value="0.2677747" calcext:value-type="float">
            <text:p>0.2677747</text:p>
          </table:table-cell>
          <table:table-cell office:value-type="float" office:value="0.3589121" calcext:value-type="float">
            <text:p>0.3589121</text:p>
          </table:table-cell>
          <table:table-cell office:value-type="float" office:value="0.3530312" calcext:value-type="float">
            <text:p>0.3530312</text:p>
          </table:table-cell>
          <table:table-cell office:value-type="float" office:value="0.365449" calcext:value-type="float">
            <text:p>0.365449</text:p>
          </table:table-cell>
          <table:table-cell office:value-type="float" office:value="0.3816486" calcext:value-type="float">
            <text:p>0.3816486</text:p>
          </table:table-cell>
          <table:table-cell office:value-type="float" office:value="0.3931429" calcext:value-type="float">
            <text:p>0.3931429</text:p>
          </table:table-cell>
          <table:table-cell office:value-type="float" office:value="0.4623277" calcext:value-type="float">
            <text:p>0.4623277</text:p>
          </table:table-cell>
          <table:table-cell office:value-type="float" office:value="0" calcext:value-type="float">
            <text:p>0</text:p>
          </table:table-cell>
          <table:table-cell office:value-type="float" office:value="0.02470435" calcext:value-type="float">
            <text:p>0.02470435</text:p>
          </table:table-cell>
          <table:table-cell office:value-type="float" office:value="0.06224232" calcext:value-type="float">
            <text:p>0.06224232</text:p>
          </table:table-cell>
          <table:table-cell office:value-type="float" office:value="0.08462495" calcext:value-type="float">
            <text:p>0.08462495</text:p>
          </table:table-cell>
          <table:table-cell office:value-type="float" office:value="0.00003174795" calcext:value-type="float">
            <text:p>3.174795E-05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529264" calcext:value-type="float">
            <text:p>-4.529264</text:p>
          </table:table-cell>
          <table:table-cell office:value-type="float" office:value="-1.265606" calcext:value-type="float">
            <text:p>-1.265606</text:p>
          </table:table-cell>
          <table:table-cell office:value-type="float" office:value="-0.09470234" calcext:value-type="float">
            <text:p>-0.09470234</text:p>
          </table:table-cell>
          <table:table-cell office:value-type="float" office:value="-0.03750269" calcext:value-type="float">
            <text:p>-0.03750269</text:p>
          </table:table-cell>
          <table:table-cell office:value-type="float" office:value="-0.03605891" calcext:value-type="float">
            <text:p>-0.03605891</text:p>
          </table:table-cell>
          <table:table-cell office:value-type="float" office:value="-0.03484046" calcext:value-type="float">
            <text:p>-0.03484046</text:p>
          </table:table-cell>
          <table:table-cell office:value-type="float" office:value="-0.03251651" calcext:value-type="float">
            <text:p>-0.03251651</text:p>
          </table:table-cell>
          <table:table-cell office:value-type="float" office:value="-0.02940243" calcext:value-type="float">
            <text:p>-0.02940243</text:p>
          </table:table-cell>
          <table:table-cell office:value-type="float" office:value="-0.02361577" calcext:value-type="float">
            <text:p>-0.02361577</text:p>
          </table:table-cell>
          <table:table-cell office:value-type="float" office:value="-0.01737291" calcext:value-type="float">
            <text:p>-0.01737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64826" calcext:value-type="float">
            <text:p>-8.64826</text:p>
          </table:table-cell>
          <table:table-cell office:value-type="float" office:value="0.01947686" calcext:value-type="float">
            <text:p>0.01947686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7242" calcext:value-type="float">
            <text:p>-2.3972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2" calcext:value-type="float">
            <text:p>19012002</text:p>
          </table:table-cell>
          <table:table-cell office:value-type="float" office:value="2" calcext:value-type="float">
            <text:p>2</text:p>
          </table:table-cell>
          <table:table-cell office:value-type="float" office:value="6.133808" calcext:value-type="float">
            <text:p>6.133808</text:p>
          </table:table-cell>
          <table:table-cell office:value-type="float" office:value="0" calcext:value-type="float">
            <text:p>0</text:p>
          </table:table-cell>
          <table:table-cell office:value-type="float" office:value="1062.712" calcext:value-type="float">
            <text:p>1062.712</text:p>
          </table:table-cell>
          <table:table-cell office:value-type="float" office:value="0.004428382" calcext:value-type="float">
            <text:p>0.004428382</text:p>
          </table:table-cell>
          <table:table-cell office:value-type="float" office:value="3.430074" calcext:value-type="float">
            <text:p>3.430074</text:p>
          </table:table-cell>
          <table:table-cell office:value-type="float" office:value="0.1790642" calcext:value-type="float">
            <text:p>0.1790642</text:p>
          </table:table-cell>
          <table:table-cell office:value-type="float" office:value="0.2100158" calcext:value-type="float">
            <text:p>0.2100158</text:p>
          </table:table-cell>
          <table:table-cell office:value-type="float" office:value="0.2559812" calcext:value-type="float">
            <text:p>0.2559812</text:p>
          </table:table-cell>
          <table:table-cell office:value-type="float" office:value="0.2926945" calcext:value-type="float">
            <text:p>0.2926945</text:p>
          </table:table-cell>
          <table:table-cell office:value-type="float" office:value="0.2971345" calcext:value-type="float">
            <text:p>0.2971345</text:p>
          </table:table-cell>
          <table:table-cell office:value-type="float" office:value="0.2659107" calcext:value-type="float">
            <text:p>0.2659107</text:p>
          </table:table-cell>
          <table:table-cell office:value-type="float" office:value="0.2680127" calcext:value-type="float">
            <text:p>0.2680127</text:p>
          </table:table-cell>
          <table:table-cell office:value-type="float" office:value="0.3590012" calcext:value-type="float">
            <text:p>0.3590012</text:p>
          </table:table-cell>
          <table:table-cell office:value-type="float" office:value="0.3529942" calcext:value-type="float">
            <text:p>0.3529942</text:p>
          </table:table-cell>
          <table:table-cell office:value-type="float" office:value="0.3654205" calcext:value-type="float">
            <text:p>0.3654205</text:p>
          </table:table-cell>
          <table:table-cell office:value-type="float" office:value="0.3816466" calcext:value-type="float">
            <text:p>0.3816466</text:p>
          </table:table-cell>
          <table:table-cell office:value-type="float" office:value="0.3931123" calcext:value-type="float">
            <text:p>0.3931123</text:p>
          </table:table-cell>
          <table:table-cell office:value-type="float" office:value="0.4623293" calcext:value-type="float">
            <text:p>0.4623293</text:p>
          </table:table-cell>
          <table:table-cell office:value-type="float" office:value="0" calcext:value-type="float">
            <text:p>0</text:p>
          </table:table-cell>
          <table:table-cell office:value-type="float" office:value="0.04201692" calcext:value-type="float">
            <text:p>0.04201692</text:p>
          </table:table-cell>
          <table:table-cell office:value-type="float" office:value="0.03929745" calcext:value-type="float">
            <text:p>0.03929745</text:p>
          </table:table-cell>
          <table:table-cell office:value-type="float" office:value="0.1001136" calcext:value-type="float">
            <text:p>0.1001136</text:p>
          </table:table-cell>
          <table:table-cell office:value-type="float" office:value="9.919625E-016" calcext:value-type="float">
            <text:p>9.919625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832541" calcext:value-type="float">
            <text:p>-1.832541</text:p>
          </table:table-cell>
          <table:table-cell office:value-type="float" office:value="-0.5550428" calcext:value-type="float">
            <text:p>-0.5550428</text:p>
          </table:table-cell>
          <table:table-cell office:value-type="float" office:value="-0.1225269" calcext:value-type="float">
            <text:p>-0.1225269</text:p>
          </table:table-cell>
          <table:table-cell office:value-type="float" office:value="-0.04364081" calcext:value-type="float">
            <text:p>-0.04364081</text:p>
          </table:table-cell>
          <table:table-cell office:value-type="float" office:value="-0.03888108" calcext:value-type="float">
            <text:p>-0.03888108</text:p>
          </table:table-cell>
          <table:table-cell office:value-type="float" office:value="-0.034992" calcext:value-type="float">
            <text:p>-0.034992</text:p>
          </table:table-cell>
          <table:table-cell office:value-type="float" office:value="-0.03227373" calcext:value-type="float">
            <text:p>-0.03227373</text:p>
          </table:table-cell>
          <table:table-cell office:value-type="float" office:value="-0.02924509" calcext:value-type="float">
            <text:p>-0.02924509</text:p>
          </table:table-cell>
          <table:table-cell office:value-type="float" office:value="-0.02365715" calcext:value-type="float">
            <text:p>-0.02365715</text:p>
          </table:table-cell>
          <table:table-cell office:value-type="float" office:value="-0.01739621" calcext:value-type="float">
            <text:p>-0.01739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90521" calcext:value-type="float">
            <text:p>-0.790521</text:p>
          </table:table-cell>
          <table:table-cell office:value-type="float" office:value="0.01946327" calcext:value-type="float">
            <text:p>0.01946327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8091" calcext:value-type="float">
            <text:p>-2.3980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2" calcext:value-type="float">
            <text:p>20012002</text:p>
          </table:table-cell>
          <table:table-cell office:value-type="float" office:value="2" calcext:value-type="float">
            <text:p>2</text:p>
          </table:table-cell>
          <table:table-cell office:value-type="float" office:value="6.513134" calcext:value-type="float">
            <text:p>6.513134</text:p>
          </table:table-cell>
          <table:table-cell office:value-type="float" office:value="0" calcext:value-type="float">
            <text:p>0</text:p>
          </table:table-cell>
          <table:table-cell office:value-type="float" office:value="1062.332" calcext:value-type="float">
            <text:p>1062.332</text:p>
          </table:table-cell>
          <table:table-cell office:value-type="float" office:value="0.005197203" calcext:value-type="float">
            <text:p>0.005197203</text:p>
          </table:table-cell>
          <table:table-cell office:value-type="float" office:value="0" calcext:value-type="float">
            <text:p>0</text:p>
          </table:table-cell>
          <table:table-cell office:value-type="float" office:value="0.2003442" calcext:value-type="float">
            <text:p>0.2003442</text:p>
          </table:table-cell>
          <table:table-cell office:value-type="float" office:value="0.2305127" calcext:value-type="float">
            <text:p>0.2305127</text:p>
          </table:table-cell>
          <table:table-cell office:value-type="float" office:value="0.2627423" calcext:value-type="float">
            <text:p>0.2627423</text:p>
          </table:table-cell>
          <table:table-cell office:value-type="float" office:value="0.2886283" calcext:value-type="float">
            <text:p>0.2886283</text:p>
          </table:table-cell>
          <table:table-cell office:value-type="float" office:value="0.2940959" calcext:value-type="float">
            <text:p>0.2940959</text:p>
          </table:table-cell>
          <table:table-cell office:value-type="float" office:value="0.2651807" calcext:value-type="float">
            <text:p>0.2651807</text:p>
          </table:table-cell>
          <table:table-cell office:value-type="float" office:value="0.2680448" calcext:value-type="float">
            <text:p>0.2680448</text:p>
          </table:table-cell>
          <table:table-cell office:value-type="float" office:value="0.3590703" calcext:value-type="float">
            <text:p>0.3590703</text:p>
          </table:table-cell>
          <table:table-cell office:value-type="float" office:value="0.352972" calcext:value-type="float">
            <text:p>0.352972</text:p>
          </table:table-cell>
          <table:table-cell office:value-type="float" office:value="0.3653919" calcext:value-type="float">
            <text:p>0.3653919</text:p>
          </table:table-cell>
          <table:table-cell office:value-type="float" office:value="0.3816398" calcext:value-type="float">
            <text:p>0.3816398</text:p>
          </table:table-cell>
          <table:table-cell office:value-type="float" office:value="0.393083" calcext:value-type="float">
            <text:p>0.393083</text:p>
          </table:table-cell>
          <table:table-cell office:value-type="float" office:value="0.4623267" calcext:value-type="float">
            <text:p>0.4623267</text:p>
          </table:table-cell>
          <table:table-cell office:value-type="float" office:value="0" calcext:value-type="float">
            <text:p>0</text:p>
          </table:table-cell>
          <table:table-cell office:value-type="float" office:value="0.05240505" calcext:value-type="float">
            <text:p>0.05240505</text:p>
          </table:table-cell>
          <table:table-cell office:value-type="float" office:value="0.01901265" calcext:value-type="float">
            <text:p>0.01901265</text:p>
          </table:table-cell>
          <table:table-cell office:value-type="float" office:value="0.09829438" calcext:value-type="float">
            <text:p>0.09829438</text:p>
          </table:table-cell>
          <table:table-cell office:value-type="float" office:value="9.919628E-016" calcext:value-type="float">
            <text:p>9.919628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742992" calcext:value-type="float">
            <text:p>-0.742992</text:p>
          </table:table-cell>
          <table:table-cell office:value-type="float" office:value="-0.2711359" calcext:value-type="float">
            <text:p>-0.2711359</text:p>
          </table:table-cell>
          <table:table-cell office:value-type="float" office:value="-0.1004236" calcext:value-type="float">
            <text:p>-0.1004236</text:p>
          </table:table-cell>
          <table:table-cell office:value-type="float" office:value="-0.0486213" calcext:value-type="float">
            <text:p>-0.0486213</text:p>
          </table:table-cell>
          <table:table-cell office:value-type="float" office:value="-0.04208743" calcext:value-type="float">
            <text:p>-0.04208743</text:p>
          </table:table-cell>
          <table:table-cell office:value-type="float" office:value="-0.03573221" calcext:value-type="float">
            <text:p>-0.03573221</text:p>
          </table:table-cell>
          <table:table-cell office:value-type="float" office:value="-0.03223901" calcext:value-type="float">
            <text:p>-0.03223901</text:p>
          </table:table-cell>
          <table:table-cell office:value-type="float" office:value="-0.02912302" calcext:value-type="float">
            <text:p>-0.02912302</text:p>
          </table:table-cell>
          <table:table-cell office:value-type="float" office:value="-0.02368198" calcext:value-type="float">
            <text:p>-0.02368198</text:p>
          </table:table-cell>
          <table:table-cell office:value-type="float" office:value="-0.01741958" calcext:value-type="float">
            <text:p>-0.01741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45457" calcext:value-type="float">
            <text:p>-1.045457</text:p>
          </table:table-cell>
          <table:table-cell office:value-type="float" office:value="0.0193715" calcext:value-type="float">
            <text:p>0.019371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8292" calcext:value-type="float">
            <text:p>-2.3982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2" calcext:value-type="float">
            <text:p>21012002</text:p>
          </table:table-cell>
          <table:table-cell office:value-type="float" office:value="2" calcext:value-type="float">
            <text:p>2</text:p>
          </table:table-cell>
          <table:table-cell office:value-type="float" office:value="7.319337" calcext:value-type="float">
            <text:p>7.319337</text:p>
          </table:table-cell>
          <table:table-cell office:value-type="float" office:value="0" calcext:value-type="float">
            <text:p>0</text:p>
          </table:table-cell>
          <table:table-cell office:value-type="float" office:value="1061.526" calcext:value-type="float">
            <text:p>1061.526</text:p>
          </table:table-cell>
          <table:table-cell office:value-type="float" office:value="0.005197203" calcext:value-type="float">
            <text:p>0.005197203</text:p>
          </table:table-cell>
          <table:table-cell office:value-type="float" office:value="0" calcext:value-type="float">
            <text:p>0</text:p>
          </table:table-cell>
          <table:table-cell office:value-type="float" office:value="0.2175684" calcext:value-type="float">
            <text:p>0.2175684</text:p>
          </table:table-cell>
          <table:table-cell office:value-type="float" office:value="0.2460202" calcext:value-type="float">
            <text:p>0.2460202</text:p>
          </table:table-cell>
          <table:table-cell office:value-type="float" office:value="0.2804129" calcext:value-type="float">
            <text:p>0.2804129</text:p>
          </table:table-cell>
          <table:table-cell office:value-type="float" office:value="0.2867847" calcext:value-type="float">
            <text:p>0.2867847</text:p>
          </table:table-cell>
          <table:table-cell office:value-type="float" office:value="0.2925753" calcext:value-type="float">
            <text:p>0.2925753</text:p>
          </table:table-cell>
          <table:table-cell office:value-type="float" office:value="0.2643081" calcext:value-type="float">
            <text:p>0.2643081</text:p>
          </table:table-cell>
          <table:table-cell office:value-type="float" office:value="0.2678906" calcext:value-type="float">
            <text:p>0.2678906</text:p>
          </table:table-cell>
          <table:table-cell office:value-type="float" office:value="0.3591031" calcext:value-type="float">
            <text:p>0.3591031</text:p>
          </table:table-cell>
          <table:table-cell office:value-type="float" office:value="0.3529586" calcext:value-type="float">
            <text:p>0.3529586</text:p>
          </table:table-cell>
          <table:table-cell office:value-type="float" office:value="0.3653654" calcext:value-type="float">
            <text:p>0.3653654</text:p>
          </table:table-cell>
          <table:table-cell office:value-type="float" office:value="0.3816288" calcext:value-type="float">
            <text:p>0.3816288</text:p>
          </table:table-cell>
          <table:table-cell office:value-type="float" office:value="0.3930587" calcext:value-type="float">
            <text:p>0.3930587</text:p>
          </table:table-cell>
          <table:table-cell office:value-type="float" office:value="0.4623741" calcext:value-type="float">
            <text:p>0.4623741</text:p>
          </table:table-cell>
          <table:table-cell office:value-type="float" office:value="0" calcext:value-type="float">
            <text:p>0</text:p>
          </table:table-cell>
          <table:table-cell office:value-type="float" office:value="0.01179687" calcext:value-type="float">
            <text:p>0.01179687</text:p>
          </table:table-cell>
          <table:table-cell office:value-type="float" office:value="0.001875036" calcext:value-type="float">
            <text:p>0.001875036</text:p>
          </table:table-cell>
          <table:table-cell office:value-type="float" office:value="0.08007053" calcext:value-type="float">
            <text:p>0.08007053</text:p>
          </table:table-cell>
          <table:table-cell office:value-type="float" office:value="9.919625E-016" calcext:value-type="float">
            <text:p>9.919625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2689" calcext:value-type="float">
            <text:p>-0.42689</text:p>
          </table:table-cell>
          <table:table-cell office:value-type="float" office:value="-0.1659616" calcext:value-type="float">
            <text:p>-0.1659616</text:p>
          </table:table-cell>
          <table:table-cell office:value-type="float" office:value="-0.06084724" calcext:value-type="float">
            <text:p>-0.06084724</text:p>
          </table:table-cell>
          <table:table-cell office:value-type="float" office:value="-0.05113715" calcext:value-type="float">
            <text:p>-0.05113715</text:p>
          </table:table-cell>
          <table:table-cell office:value-type="float" office:value="-0.04382034" calcext:value-type="float">
            <text:p>-0.04382034</text:p>
          </table:table-cell>
          <table:table-cell office:value-type="float" office:value="-0.03664505" calcext:value-type="float">
            <text:p>-0.03664505</text:p>
          </table:table-cell>
          <table:table-cell office:value-type="float" office:value="-0.03239322" calcext:value-type="float">
            <text:p>-0.03239322</text:p>
          </table:table-cell>
          <table:table-cell office:value-type="float" office:value="-0.02906476" calcext:value-type="float">
            <text:p>-0.02906476</text:p>
          </table:table-cell>
          <table:table-cell office:value-type="float" office:value="-0.02369706" calcext:value-type="float">
            <text:p>-0.02369706</text:p>
          </table:table-cell>
          <table:table-cell office:value-type="float" office:value="-0.01744116" calcext:value-type="float">
            <text:p>-0.01744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071527" calcext:value-type="float">
            <text:p>-0.5071527</text:p>
          </table:table-cell>
          <table:table-cell office:value-type="float" office:value="0.01917126" calcext:value-type="float">
            <text:p>0.01917126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8086" calcext:value-type="float">
            <text:p>-2.3980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2" calcext:value-type="float">
            <text:p>22012002</text:p>
          </table:table-cell>
          <table:table-cell office:value-type="float" office:value="2" calcext:value-type="float">
            <text:p>2</text:p>
          </table:table-cell>
          <table:table-cell office:value-type="float" office:value="8.199492" calcext:value-type="float">
            <text:p>8.199492</text:p>
          </table:table-cell>
          <table:table-cell office:value-type="float" office:value="0" calcext:value-type="float">
            <text:p>0</text:p>
          </table:table-cell>
          <table:table-cell office:value-type="float" office:value="1060.646" calcext:value-type="float">
            <text:p>1060.646</text:p>
          </table:table-cell>
          <table:table-cell office:value-type="float" office:value="0.005197203" calcext:value-type="float">
            <text:p>0.005197203</text:p>
          </table:table-cell>
          <table:table-cell office:value-type="float" office:value="0" calcext:value-type="float">
            <text:p>0</text:p>
          </table:table-cell>
          <table:table-cell office:value-type="float" office:value="0.1948939" calcext:value-type="float">
            <text:p>0.1948939</text:p>
          </table:table-cell>
          <table:table-cell office:value-type="float" office:value="0.2458635" calcext:value-type="float">
            <text:p>0.2458635</text:p>
          </table:table-cell>
          <table:table-cell office:value-type="float" office:value="0.3102352" calcext:value-type="float">
            <text:p>0.3102352</text:p>
          </table:table-cell>
          <table:table-cell office:value-type="float" office:value="0.2941129" calcext:value-type="float">
            <text:p>0.2941129</text:p>
          </table:table-cell>
          <table:table-cell office:value-type="float" office:value="0.2935525" calcext:value-type="float">
            <text:p>0.2935525</text:p>
          </table:table-cell>
          <table:table-cell office:value-type="float" office:value="0.2635975" calcext:value-type="float">
            <text:p>0.2635975</text:p>
          </table:table-cell>
          <table:table-cell office:value-type="float" office:value="0.2676329" calcext:value-type="float">
            <text:p>0.2676329</text:p>
          </table:table-cell>
          <table:table-cell office:value-type="float" office:value="0.359096" calcext:value-type="float">
            <text:p>0.359096</text:p>
          </table:table-cell>
          <table:table-cell office:value-type="float" office:value="0.3529477" calcext:value-type="float">
            <text:p>0.3529477</text:p>
          </table:table-cell>
          <table:table-cell office:value-type="float" office:value="0.3653404" calcext:value-type="float">
            <text:p>0.3653404</text:p>
          </table:table-cell>
          <table:table-cell office:value-type="float" office:value="0.381616" calcext:value-type="float">
            <text:p>0.381616</text:p>
          </table:table-cell>
          <table:table-cell office:value-type="float" office:value="0.3930434" calcext:value-type="float">
            <text:p>0.3930434</text:p>
          </table:table-cell>
          <table:table-cell office:value-type="float" office:value="0.46237" calcext:value-type="float">
            <text:p>0.46237</text:p>
          </table:table-cell>
          <table:table-cell office:value-type="float" office:value="0" calcext:value-type="float">
            <text:p>0</text:p>
          </table:table-cell>
          <table:table-cell office:value-type="float" office:value="0.009942767" calcext:value-type="float">
            <text:p>0.009942767</text:p>
          </table:table-cell>
          <table:table-cell office:value-type="float" office:value="0.003401406" calcext:value-type="float">
            <text:p>0.003401406</text:p>
          </table:table-cell>
          <table:table-cell office:value-type="float" office:value="0.03293991" calcext:value-type="float">
            <text:p>0.03293991</text:p>
          </table:table-cell>
          <table:table-cell office:value-type="float" office:value="9.919628E-016" calcext:value-type="float">
            <text:p>9.919628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9722684" calcext:value-type="float">
            <text:p>-0.9722684</text:p>
          </table:table-cell>
          <table:table-cell office:value-type="float" office:value="-0.1657961" calcext:value-type="float">
            <text:p>-0.1657961</text:p>
          </table:table-cell>
          <table:table-cell office:value-type="float" office:value="-0.02878306" calcext:value-type="float">
            <text:p>-0.02878306</text:p>
          </table:table-cell>
          <table:table-cell office:value-type="float" office:value="-0.04222798" calcext:value-type="float">
            <text:p>-0.04222798</text:p>
          </table:table-cell>
          <table:table-cell office:value-type="float" office:value="-0.0427816" calcext:value-type="float">
            <text:p>-0.0427816</text:p>
          </table:table-cell>
          <table:table-cell office:value-type="float" office:value="-0.03741497" calcext:value-type="float">
            <text:p>-0.03741497</text:p>
          </table:table-cell>
          <table:table-cell office:value-type="float" office:value="-0.03265493" calcext:value-type="float">
            <text:p>-0.03265493</text:p>
          </table:table-cell>
          <table:table-cell office:value-type="float" office:value="-0.02907661" calcext:value-type="float">
            <text:p>-0.02907661</text:p>
          </table:table-cell>
          <table:table-cell office:value-type="float" office:value="-0.02370918" calcext:value-type="float">
            <text:p>-0.02370918</text:p>
          </table:table-cell>
          <table:table-cell office:value-type="float" office:value="-0.01746163" calcext:value-type="float">
            <text:p>-0.01746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8089" calcext:value-type="float">
            <text:p>-1.48089</text:p>
          </table:table-cell>
          <table:table-cell office:value-type="float" office:value="0.01894633" calcext:value-type="float">
            <text:p>0.01894633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9726" calcext:value-type="float">
            <text:p>-2.397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2" calcext:value-type="float">
            <text:p>23012002</text:p>
          </table:table-cell>
          <table:table-cell office:value-type="float" office:value="2" calcext:value-type="float">
            <text:p>2</text:p>
          </table:table-cell>
          <table:table-cell office:value-type="float" office:value="8.499671" calcext:value-type="float">
            <text:p>8.499671</text:p>
          </table:table-cell>
          <table:table-cell office:value-type="float" office:value="0" calcext:value-type="float">
            <text:p>0</text:p>
          </table:table-cell>
          <table:table-cell office:value-type="float" office:value="1060.346" calcext:value-type="float">
            <text:p>1060.346</text:p>
          </table:table-cell>
          <table:table-cell office:value-type="float" office:value="0.005197203" calcext:value-type="float">
            <text:p>0.005197203</text:p>
          </table:table-cell>
          <table:table-cell office:value-type="float" office:value="0" calcext:value-type="float">
            <text:p>0</text:p>
          </table:table-cell>
          <table:table-cell office:value-type="float" office:value="0.1633131" calcext:value-type="float">
            <text:p>0.1633131</text:p>
          </table:table-cell>
          <table:table-cell office:value-type="float" office:value="0.2337548" calcext:value-type="float">
            <text:p>0.2337548</text:p>
          </table:table-cell>
          <table:table-cell office:value-type="float" office:value="0.3010546" calcext:value-type="float">
            <text:p>0.3010546</text:p>
          </table:table-cell>
          <table:table-cell office:value-type="float" office:value="0.2992861" calcext:value-type="float">
            <text:p>0.2992861</text:p>
          </table:table-cell>
          <table:table-cell office:value-type="float" office:value="0.2982263" calcext:value-type="float">
            <text:p>0.2982263</text:p>
          </table:table-cell>
          <table:table-cell office:value-type="float" office:value="0.2639535" calcext:value-type="float">
            <text:p>0.2639535</text:p>
          </table:table-cell>
          <table:table-cell office:value-type="float" office:value="0.2674759" calcext:value-type="float">
            <text:p>0.2674759</text:p>
          </table:table-cell>
          <table:table-cell office:value-type="float" office:value="0.3590624" calcext:value-type="float">
            <text:p>0.3590624</text:p>
          </table:table-cell>
          <table:table-cell office:value-type="float" office:value="0.3529338" calcext:value-type="float">
            <text:p>0.3529338</text:p>
          </table:table-cell>
          <table:table-cell office:value-type="float" office:value="0.3653173" calcext:value-type="float">
            <text:p>0.3653173</text:p>
          </table:table-cell>
          <table:table-cell office:value-type="float" office:value="0.3816011" calcext:value-type="float">
            <text:p>0.3816011</text:p>
          </table:table-cell>
          <table:table-cell office:value-type="float" office:value="0.3930318" calcext:value-type="float">
            <text:p>0.3930318</text:p>
          </table:table-cell>
          <table:table-cell office:value-type="float" office:value="0.4622976" calcext:value-type="float">
            <text:p>0.4622976</text:p>
          </table:table-cell>
          <table:table-cell office:value-type="float" office:value="0" calcext:value-type="float">
            <text:p>0</text:p>
          </table:table-cell>
          <table:table-cell office:value-type="float" office:value="0.04485495" calcext:value-type="float">
            <text:p>0.04485495</text:p>
          </table:table-cell>
          <table:table-cell office:value-type="float" office:value="0.01649847" calcext:value-type="float">
            <text:p>0.01649847</text:p>
          </table:table-cell>
          <table:table-cell office:value-type="float" office:value="0.02604616" calcext:value-type="float">
            <text:p>0.02604616</text:p>
          </table:table-cell>
          <table:table-cell office:value-type="float" office:value="9.919626E-016" calcext:value-type="float">
            <text:p>9.919626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734139" calcext:value-type="float">
            <text:p>-3.734139</text:p>
          </table:table-cell>
          <table:table-cell office:value-type="float" office:value="-0.2396439" calcext:value-type="float">
            <text:p>-0.2396439</text:p>
          </table:table-cell>
          <table:table-cell office:value-type="float" office:value="-0.03502645" calcext:value-type="float">
            <text:p>-0.03502645</text:p>
          </table:table-cell>
          <table:table-cell office:value-type="float" office:value="-0.03681669" calcext:value-type="float">
            <text:p>-0.03681669</text:p>
          </table:table-cell>
          <table:table-cell office:value-type="float" office:value="-0.03785557" calcext:value-type="float">
            <text:p>-0.03785557</text:p>
          </table:table-cell>
          <table:table-cell office:value-type="float" office:value="-0.03704192" calcext:value-type="float">
            <text:p>-0.03704192</text:p>
          </table:table-cell>
          <table:table-cell office:value-type="float" office:value="-0.03281846" calcext:value-type="float">
            <text:p>-0.03281846</text:p>
          </table:table-cell>
          <table:table-cell office:value-type="float" office:value="-0.02913526" calcext:value-type="float">
            <text:p>-0.02913526</text:p>
          </table:table-cell>
          <table:table-cell office:value-type="float" office:value="-0.02372473" calcext:value-type="float">
            <text:p>-0.02372473</text:p>
          </table:table-cell>
          <table:table-cell office:value-type="float" office:value="-0.01748052" calcext:value-type="float">
            <text:p>-0.01748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472334" calcext:value-type="float">
            <text:p>-8.472334</text:p>
          </table:table-cell>
          <table:table-cell office:value-type="float" office:value="0.0189779" calcext:value-type="float">
            <text:p>0.0189779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7955" calcext:value-type="float">
            <text:p>-2.3979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2" calcext:value-type="float">
            <text:p>24012002</text:p>
          </table:table-cell>
          <table:table-cell office:value-type="float" office:value="2" calcext:value-type="float">
            <text:p>2</text:p>
          </table:table-cell>
          <table:table-cell office:value-type="float" office:value="9.28016" calcext:value-type="float">
            <text:p>9.28016</text:p>
          </table:table-cell>
          <table:table-cell office:value-type="float" office:value="0" calcext:value-type="float">
            <text:p>0</text:p>
          </table:table-cell>
          <table:table-cell office:value-type="float" office:value="1059.566" calcext:value-type="float">
            <text:p>1059.566</text:p>
          </table:table-cell>
          <table:table-cell office:value-type="float" office:value="0.005197203" calcext:value-type="float">
            <text:p>0.005197203</text:p>
          </table:table-cell>
          <table:table-cell office:value-type="float" office:value="0" calcext:value-type="float">
            <text:p>0</text:p>
          </table:table-cell>
          <table:table-cell office:value-type="float" office:value="0.172272" calcext:value-type="float">
            <text:p>0.172272</text:p>
          </table:table-cell>
          <table:table-cell office:value-type="float" office:value="0.237551" calcext:value-type="float">
            <text:p>0.237551</text:p>
          </table:table-cell>
          <table:table-cell office:value-type="float" office:value="0.2977845" calcext:value-type="float">
            <text:p>0.2977845</text:p>
          </table:table-cell>
          <table:table-cell office:value-type="float" office:value="0.2985601" calcext:value-type="float">
            <text:p>0.2985601</text:p>
          </table:table-cell>
          <table:table-cell office:value-type="float" office:value="0.2988844" calcext:value-type="float">
            <text:p>0.2988844</text:p>
          </table:table-cell>
          <table:table-cell office:value-type="float" office:value="0.2646483" calcext:value-type="float">
            <text:p>0.2646483</text:p>
          </table:table-cell>
          <table:table-cell office:value-type="float" office:value="0.2675495" calcext:value-type="float">
            <text:p>0.2675495</text:p>
          </table:table-cell>
          <table:table-cell office:value-type="float" office:value="0.3590361" calcext:value-type="float">
            <text:p>0.3590361</text:p>
          </table:table-cell>
          <table:table-cell office:value-type="float" office:value="0.3529167" calcext:value-type="float">
            <text:p>0.3529167</text:p>
          </table:table-cell>
          <table:table-cell office:value-type="float" office:value="0.3652958" calcext:value-type="float">
            <text:p>0.3652958</text:p>
          </table:table-cell>
          <table:table-cell office:value-type="float" office:value="0.3815858" calcext:value-type="float">
            <text:p>0.3815858</text:p>
          </table:table-cell>
          <table:table-cell office:value-type="float" office:value="0.393014" calcext:value-type="float">
            <text:p>0.393014</text:p>
          </table:table-cell>
          <table:table-cell office:value-type="float" office:value="0.462336" calcext:value-type="float">
            <text:p>0.462336</text:p>
          </table:table-cell>
          <table:table-cell office:value-type="float" office:value="0" calcext:value-type="float">
            <text:p>0</text:p>
          </table:table-cell>
          <table:table-cell office:value-type="float" office:value="0.01415815" calcext:value-type="float">
            <text:p>0.01415815</text:p>
          </table:table-cell>
          <table:table-cell office:value-type="float" office:value="0.01120311" calcext:value-type="float">
            <text:p>0.01120311</text:p>
          </table:table-cell>
          <table:table-cell office:value-type="float" office:value="0.02312577" calcext:value-type="float">
            <text:p>0.02312577</text:p>
          </table:table-cell>
          <table:table-cell office:value-type="float" office:value="9.919628E-016" calcext:value-type="float">
            <text:p>9.919628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513695" calcext:value-type="float">
            <text:p>-2.513695</text:p>
          </table:table-cell>
          <table:table-cell office:value-type="float" office:value="-0.2138899" calcext:value-type="float">
            <text:p>-0.2138899</text:p>
          </table:table-cell>
          <table:table-cell office:value-type="float" office:value="-0.03817017" calcext:value-type="float">
            <text:p>-0.03817017</text:p>
          </table:table-cell>
          <table:table-cell office:value-type="float" office:value="-0.03750182" calcext:value-type="float">
            <text:p>-0.03750182</text:p>
          </table:table-cell>
          <table:table-cell office:value-type="float" office:value="-0.03719601" calcext:value-type="float">
            <text:p>-0.03719601</text:p>
          </table:table-cell>
          <table:table-cell office:value-type="float" office:value="-0.03630177" calcext:value-type="float">
            <text:p>-0.03630177</text:p>
          </table:table-cell>
          <table:table-cell office:value-type="float" office:value="-0.03274458" calcext:value-type="float">
            <text:p>-0.03274458</text:p>
          </table:table-cell>
          <table:table-cell office:value-type="float" office:value="-0.02918177" calcext:value-type="float">
            <text:p>-0.02918177</text:p>
          </table:table-cell>
          <table:table-cell office:value-type="float" office:value="-0.02374375" calcext:value-type="float">
            <text:p>-0.02374375</text:p>
          </table:table-cell>
          <table:table-cell office:value-type="float" office:value="-0.01749807" calcext:value-type="float">
            <text:p>-0.01749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93736" calcext:value-type="float">
            <text:p>-4.993736</text:p>
          </table:table-cell>
          <table:table-cell office:value-type="float" office:value="0.01890234" calcext:value-type="float">
            <text:p>0.01890234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98708" calcext:value-type="float">
            <text:p>-2.3987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2" calcext:value-type="float">
            <text:p>25012002</text:p>
          </table:table-cell>
          <table:table-cell office:value-type="float" office:value="2" calcext:value-type="float">
            <text:p>2</text:p>
          </table:table-cell>
          <table:table-cell office:value-type="float" office:value="10.1719" calcext:value-type="float">
            <text:p>10.1719</text:p>
          </table:table-cell>
          <table:table-cell office:value-type="float" office:value="0" calcext:value-type="float">
            <text:p>0</text:p>
          </table:table-cell>
          <table:table-cell office:value-type="float" office:value="1058.674" calcext:value-type="float">
            <text:p>1058.674</text:p>
          </table:table-cell>
          <table:table-cell office:value-type="float" office:value="0.005197203" calcext:value-type="float">
            <text:p>0.005197203</text:p>
          </table:table-cell>
          <table:table-cell office:value-type="float" office:value="0" calcext:value-type="float">
            <text:p>0</text:p>
          </table:table-cell>
          <table:table-cell office:value-type="float" office:value="0.1634959" calcext:value-type="float">
            <text:p>0.1634959</text:p>
          </table:table-cell>
          <table:table-cell office:value-type="float" office:value="0.2457335" calcext:value-type="float">
            <text:p>0.2457335</text:p>
          </table:table-cell>
          <table:table-cell office:value-type="float" office:value="0.3082761" calcext:value-type="float">
            <text:p>0.3082761</text:p>
          </table:table-cell>
          <table:table-cell office:value-type="float" office:value="0.3017967" calcext:value-type="float">
            <text:p>0.3017967</text:p>
          </table:table-cell>
          <table:table-cell office:value-type="float" office:value="0.3000289" calcext:value-type="float">
            <text:p>0.3000289</text:p>
          </table:table-cell>
          <table:table-cell office:value-type="float" office:value="0.2651502" calcext:value-type="float">
            <text:p>0.2651502</text:p>
          </table:table-cell>
          <table:table-cell office:value-type="float" office:value="0.267706" calcext:value-type="float">
            <text:p>0.267706</text:p>
          </table:table-cell>
          <table:table-cell office:value-type="float" office:value="0.3590337" calcext:value-type="float">
            <text:p>0.3590337</text:p>
          </table:table-cell>
          <table:table-cell office:value-type="float" office:value="0.3528994" calcext:value-type="float">
            <text:p>0.3528994</text:p>
          </table:table-cell>
          <table:table-cell office:value-type="float" office:value="0.3652743" calcext:value-type="float">
            <text:p>0.3652743</text:p>
          </table:table-cell>
          <table:table-cell office:value-type="float" office:value="0.38157" calcext:value-type="float">
            <text:p>0.38157</text:p>
          </table:table-cell>
          <table:table-cell office:value-type="float" office:value="0.3929963" calcext:value-type="float">
            <text:p>0.39299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12275E-016" calcext:value-type="float">
            <text:p>9.812275E-16</text:p>
          </table:table-cell>
          <table:table-cell office:value-type="float" office:value="9.965067E-016" calcext:value-type="float">
            <text:p>9.965067E-16</text:p>
          </table:table-cell>
          <table:table-cell office:value-type="float" office:value="9.180456E-016" calcext:value-type="float">
            <text:p>9.180456E-16</text:p>
          </table:table-cell>
          <table:table-cell office:value-type="float" office:value="9.919626E-016" calcext:value-type="float">
            <text:p>9.919626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913887" calcext:value-type="float">
            <text:p>-3.913887</text:p>
          </table:table-cell>
          <table:table-cell office:value-type="float" office:value="-0.167817" calcext:value-type="float">
            <text:p>-0.167817</text:p>
          </table:table-cell>
          <table:table-cell office:value-type="float" office:value="-0.02992543" calcext:value-type="float">
            <text:p>-0.02992543</text:p>
          </table:table-cell>
          <table:table-cell office:value-type="float" office:value="-0.03455889" calcext:value-type="float">
            <text:p>-0.03455889</text:p>
          </table:table-cell>
          <table:table-cell office:value-type="float" office:value="-0.03615255" calcext:value-type="float">
            <text:p>-0.03615255</text:p>
          </table:table-cell>
          <table:table-cell office:value-type="float" office:value="-0.03577967" calcext:value-type="float">
            <text:p>-0.03577967</text:p>
          </table:table-cell>
          <table:table-cell office:value-type="float" office:value="-0.03258502" calcext:value-type="float">
            <text:p>-0.03258502</text:p>
          </table:table-cell>
          <table:table-cell office:value-type="float" office:value="-0.02918643" calcext:value-type="float">
            <text:p>-0.02918643</text:p>
          </table:table-cell>
          <table:table-cell office:value-type="float" office:value="-0.02376316" calcext:value-type="float">
            <text:p>-0.02376316</text:p>
          </table:table-cell>
          <table:table-cell office:value-type="float" office:value="-0.01751575" calcext:value-type="float">
            <text:p>-0.01751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452263" calcext:value-type="float">
            <text:p>-6.452263</text:p>
          </table:table-cell>
          <table:table-cell office:value-type="float" office:value="0.01874202" calcext:value-type="float">
            <text:p>0.01874202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98673" calcext:value-type="float">
            <text:p>-2.3986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2" calcext:value-type="float">
            <text:p>26012002</text:p>
          </table:table-cell>
          <table:table-cell office:value-type="float" office:value="2" calcext:value-type="float">
            <text:p>2</text:p>
          </table:table-cell>
          <table:table-cell office:value-type="float" office:value="10.7242" calcext:value-type="float">
            <text:p>10.7242</text:p>
          </table:table-cell>
          <table:table-cell office:value-type="float" office:value="0" calcext:value-type="float">
            <text:p>0</text:p>
          </table:table-cell>
          <table:table-cell office:value-type="float" office:value="1058.122" calcext:value-type="float">
            <text:p>1058.122</text:p>
          </table:table-cell>
          <table:table-cell office:value-type="float" office:value="0.005197203" calcext:value-type="float">
            <text:p>0.005197203</text:p>
          </table:table-cell>
          <table:table-cell office:value-type="float" office:value="0" calcext:value-type="float">
            <text:p>0</text:p>
          </table:table-cell>
          <table:table-cell office:value-type="float" office:value="0.1586827" calcext:value-type="float">
            <text:p>0.1586827</text:p>
          </table:table-cell>
          <table:table-cell office:value-type="float" office:value="0.2444188" calcext:value-type="float">
            <text:p>0.2444188</text:p>
          </table:table-cell>
          <table:table-cell office:value-type="float" office:value="0.2987262" calcext:value-type="float">
            <text:p>0.2987262</text:p>
          </table:table-cell>
          <table:table-cell office:value-type="float" office:value="0.3014376" calcext:value-type="float">
            <text:p>0.3014376</text:p>
          </table:table-cell>
          <table:table-cell office:value-type="float" office:value="0.3016821" calcext:value-type="float">
            <text:p>0.3016821</text:p>
          </table:table-cell>
          <table:table-cell office:value-type="float" office:value="0.2659479" calcext:value-type="float">
            <text:p>0.2659479</text:p>
          </table:table-cell>
          <table:table-cell office:value-type="float" office:value="0.2679342" calcext:value-type="float">
            <text:p>0.2679342</text:p>
          </table:table-cell>
          <table:table-cell office:value-type="float" office:value="0.3590539" calcext:value-type="float">
            <text:p>0.3590539</text:p>
          </table:table-cell>
          <table:table-cell office:value-type="float" office:value="0.3528849" calcext:value-type="float">
            <text:p>0.3528849</text:p>
          </table:table-cell>
          <table:table-cell office:value-type="float" office:value="0.365253" calcext:value-type="float">
            <text:p>0.365253</text:p>
          </table:table-cell>
          <table:table-cell office:value-type="float" office:value="0.3815521" calcext:value-type="float">
            <text:p>0.3815521</text:p>
          </table:table-cell>
          <table:table-cell office:value-type="float" office:value="0.3929781" calcext:value-type="float">
            <text:p>0.392978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9516E-016" calcext:value-type="float">
            <text:p>9.9516E-16</text:p>
          </table:table-cell>
          <table:table-cell office:value-type="float" office:value="9.978102E-016" calcext:value-type="float">
            <text:p>9.978102E-16</text:p>
          </table:table-cell>
          <table:table-cell office:value-type="float" office:value="9.180429E-016" calcext:value-type="float">
            <text:p>9.180429E-16</text:p>
          </table:table-cell>
          <table:table-cell office:value-type="float" office:value="9.919623E-016" calcext:value-type="float">
            <text:p>9.919623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905731" calcext:value-type="float">
            <text:p>-4.905731</text:p>
          </table:table-cell>
          <table:table-cell office:value-type="float" office:value="-0.1749669" calcext:value-type="float">
            <text:p>-0.1749669</text:p>
          </table:table-cell>
          <table:table-cell office:value-type="float" office:value="-0.03727871" calcext:value-type="float">
            <text:p>-0.03727871</text:p>
          </table:table-cell>
          <table:table-cell office:value-type="float" office:value="-0.03481403" calcext:value-type="float">
            <text:p>-0.03481403</text:p>
          </table:table-cell>
          <table:table-cell office:value-type="float" office:value="-0.03461301" calcext:value-type="float">
            <text:p>-0.03461301</text:p>
          </table:table-cell>
          <table:table-cell office:value-type="float" office:value="-0.03496694" calcext:value-type="float">
            <text:p>-0.03496694</text:p>
          </table:table-cell>
          <table:table-cell office:value-type="float" office:value="-0.0323543" calcext:value-type="float">
            <text:p>-0.0323543</text:p>
          </table:table-cell>
          <table:table-cell office:value-type="float" office:value="-0.02915149" calcext:value-type="float">
            <text:p>-0.02915149</text:p>
          </table:table-cell>
          <table:table-cell office:value-type="float" office:value="-0.02377946" calcext:value-type="float">
            <text:p>-0.02377946</text:p>
          </table:table-cell>
          <table:table-cell office:value-type="float" office:value="-0.01753326" calcext:value-type="float">
            <text:p>-0.01753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728321" calcext:value-type="float">
            <text:p>-8.728321</text:p>
          </table:table-cell>
          <table:table-cell office:value-type="float" office:value="0.01872302" calcext:value-type="float">
            <text:p>0.01872302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99572" calcext:value-type="float">
            <text:p>-2.3995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2" calcext:value-type="float">
            <text:p>27012002</text:p>
          </table:table-cell>
          <table:table-cell office:value-type="float" office:value="2" calcext:value-type="float">
            <text:p>2</text:p>
          </table:table-cell>
          <table:table-cell office:value-type="float" office:value="11.19071" calcext:value-type="float">
            <text:p>11.19071</text:p>
          </table:table-cell>
          <table:table-cell office:value-type="float" office:value="0" calcext:value-type="float">
            <text:p>0</text:p>
          </table:table-cell>
          <table:table-cell office:value-type="float" office:value="1058.123" calcext:value-type="float">
            <text:p>1058.123</text:p>
          </table:table-cell>
          <table:table-cell office:value-type="float" office:value="-0.4625579" calcext:value-type="float">
            <text:p>-0.4625579</text:p>
          </table:table-cell>
          <table:table-cell office:value-type="float" office:value="0" calcext:value-type="float">
            <text:p>0</text:p>
          </table:table-cell>
          <table:table-cell office:value-type="float" office:value="0.1538415" calcext:value-type="float">
            <text:p>0.1538415</text:p>
          </table:table-cell>
          <table:table-cell office:value-type="float" office:value="0.2436171" calcext:value-type="float">
            <text:p>0.2436171</text:p>
          </table:table-cell>
          <table:table-cell office:value-type="float" office:value="0.2935892" calcext:value-type="float">
            <text:p>0.2935892</text:p>
          </table:table-cell>
          <table:table-cell office:value-type="float" office:value="0.2989642" calcext:value-type="float">
            <text:p>0.2989642</text:p>
          </table:table-cell>
          <table:table-cell office:value-type="float" office:value="0.3004776" calcext:value-type="float">
            <text:p>0.3004776</text:p>
          </table:table-cell>
          <table:table-cell office:value-type="float" office:value="0.2664055" calcext:value-type="float">
            <text:p>0.2664055</text:p>
          </table:table-cell>
          <table:table-cell office:value-type="float" office:value="0.2681995" calcext:value-type="float">
            <text:p>0.2681995</text:p>
          </table:table-cell>
          <table:table-cell office:value-type="float" office:value="0.3590973" calcext:value-type="float">
            <text:p>0.3590973</text:p>
          </table:table-cell>
          <table:table-cell office:value-type="float" office:value="0.3528756" calcext:value-type="float">
            <text:p>0.3528756</text:p>
          </table:table-cell>
          <table:table-cell office:value-type="float" office:value="0.3652332" calcext:value-type="float">
            <text:p>0.3652332</text:p>
          </table:table-cell>
          <table:table-cell office:value-type="float" office:value="0.381545" calcext:value-type="float">
            <text:p>0.381545</text:p>
          </table:table-cell>
          <table:table-cell office:value-type="float" office:value="0.3933919" calcext:value-type="float">
            <text:p>0.3933919</text:p>
          </table:table-cell>
          <table:table-cell office:value-type="float" office:value="0.4517292" calcext:value-type="float">
            <text:p>0.4517292</text:p>
          </table:table-cell>
          <table:table-cell office:value-type="float" office:value="0" calcext:value-type="float">
            <text:p>0</text:p>
          </table:table-cell>
          <table:table-cell office:value-type="float" office:value="9.951988E-016" calcext:value-type="float">
            <text:p>9.951988E-16</text:p>
          </table:table-cell>
          <table:table-cell office:value-type="float" office:value="9.978089E-016" calcext:value-type="float">
            <text:p>9.978089E-16</text:p>
          </table:table-cell>
          <table:table-cell office:value-type="float" office:value="9.180398E-016" calcext:value-type="float">
            <text:p>9.180398E-16</text:p>
          </table:table-cell>
          <table:table-cell office:value-type="float" office:value="9.919589E-016" calcext:value-type="float">
            <text:p>9.919589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235334" calcext:value-type="float">
            <text:p>-6.235334</text:p>
          </table:table-cell>
          <table:table-cell office:value-type="float" office:value="-0.1795322" calcext:value-type="float">
            <text:p>-0.1795322</text:p>
          </table:table-cell>
          <table:table-cell office:value-type="float" office:value="-0.04262288" calcext:value-type="float">
            <text:p>-0.04262288</text:p>
          </table:table-cell>
          <table:table-cell office:value-type="float" office:value="-0.03709333" calcext:value-type="float">
            <text:p>-0.03709333</text:p>
          </table:table-cell>
          <table:table-cell office:value-type="float" office:value="-0.0356867" calcext:value-type="float">
            <text:p>-0.0356867</text:p>
          </table:table-cell>
          <table:table-cell office:value-type="float" office:value="-0.03450445" calcext:value-type="float">
            <text:p>-0.03450445</text:p>
          </table:table-cell>
          <table:table-cell office:value-type="float" office:value="-0.03208689" calcext:value-type="float">
            <text:p>-0.03208689</text:p>
          </table:table-cell>
          <table:table-cell office:value-type="float" office:value="-0.02907571" calcext:value-type="float">
            <text:p>-0.02907571</text:p>
          </table:table-cell>
          <table:table-cell office:value-type="float" office:value="-0.02378988" calcext:value-type="float">
            <text:p>-0.02378988</text:p>
          </table:table-cell>
          <table:table-cell office:value-type="float" office:value="-0.01754954" calcext:value-type="float">
            <text:p>-0.01754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343102" calcext:value-type="float">
            <text:p>-9.343102</text:p>
          </table:table-cell>
          <table:table-cell office:value-type="float" office:value="0.01871102" calcext:value-type="float">
            <text:p>0.01871102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00349" calcext:value-type="float">
            <text:p>-2.3003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2" calcext:value-type="float">
            <text:p>28012002</text:p>
          </table:table-cell>
          <table:table-cell office:value-type="float" office:value="2" calcext:value-type="float">
            <text:p>2</text:p>
          </table:table-cell>
          <table:table-cell office:value-type="float" office:value="11.26302" calcext:value-type="float">
            <text:p>11.26302</text:p>
          </table:table-cell>
          <table:table-cell office:value-type="float" office:value="0" calcext:value-type="float">
            <text:p>0</text:p>
          </table:table-cell>
          <table:table-cell office:value-type="float" office:value="1058.903" calcext:value-type="float">
            <text:p>1058.903</text:p>
          </table:table-cell>
          <table:table-cell office:value-type="float" office:value="-1.314526" calcext:value-type="float">
            <text:p>-1.314526</text:p>
          </table:table-cell>
          <table:table-cell office:value-type="float" office:value="0" calcext:value-type="float">
            <text:p>0</text:p>
          </table:table-cell>
          <table:table-cell office:value-type="float" office:value="0.161677" calcext:value-type="float">
            <text:p>0.161677</text:p>
          </table:table-cell>
          <table:table-cell office:value-type="float" office:value="0.2230839" calcext:value-type="float">
            <text:p>0.2230839</text:p>
          </table:table-cell>
          <table:table-cell office:value-type="float" office:value="0.2904005" calcext:value-type="float">
            <text:p>0.2904005</text:p>
          </table:table-cell>
          <table:table-cell office:value-type="float" office:value="0.2964843" calcext:value-type="float">
            <text:p>0.2964843</text:p>
          </table:table-cell>
          <table:table-cell office:value-type="float" office:value="0.2989413" calcext:value-type="float">
            <text:p>0.2989413</text:p>
          </table:table-cell>
          <table:table-cell office:value-type="float" office:value="0.2664316" calcext:value-type="float">
            <text:p>0.2664316</text:p>
          </table:table-cell>
          <table:table-cell office:value-type="float" office:value="0.2683866" calcext:value-type="float">
            <text:p>0.2683866</text:p>
          </table:table-cell>
          <table:table-cell office:value-type="float" office:value="0.359152" calcext:value-type="float">
            <text:p>0.359152</text:p>
          </table:table-cell>
          <table:table-cell office:value-type="float" office:value="0.3528734" calcext:value-type="float">
            <text:p>0.3528734</text:p>
          </table:table-cell>
          <table:table-cell office:value-type="float" office:value="0.3652163" calcext:value-type="float">
            <text:p>0.3652163</text:p>
          </table:table-cell>
          <table:table-cell office:value-type="float" office:value="0.3815892" calcext:value-type="float">
            <text:p>0.3815892</text:p>
          </table:table-cell>
          <table:table-cell office:value-type="float" office:value="0.3939299" calcext:value-type="float">
            <text:p>0.3939299</text:p>
          </table:table-cell>
          <table:table-cell office:value-type="float" office:value="0.4565124" calcext:value-type="float">
            <text:p>0.4565124</text:p>
          </table:table-cell>
          <table:table-cell office:value-type="float" office:value="0" calcext:value-type="float">
            <text:p>0</text:p>
          </table:table-cell>
          <table:table-cell office:value-type="float" office:value="0.00423074" calcext:value-type="float">
            <text:p>0.00423074</text:p>
          </table:table-cell>
          <table:table-cell office:value-type="float" office:value="0.02049398" calcext:value-type="float">
            <text:p>0.02049398</text:p>
          </table:table-cell>
          <table:table-cell office:value-type="float" office:value="9.18038E-016" calcext:value-type="float">
            <text:p>9.18038E-16</text:p>
          </table:table-cell>
          <table:table-cell office:value-type="float" office:value="9.919584E-016" calcext:value-type="float">
            <text:p>9.919584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186373" calcext:value-type="float">
            <text:p>-4.186373</text:p>
          </table:table-cell>
          <table:table-cell office:value-type="float" office:value="-0.3449761" calcext:value-type="float">
            <text:p>-0.3449761</text:p>
          </table:table-cell>
          <table:table-cell office:value-type="float" office:value="-0.04640456" calcext:value-type="float">
            <text:p>-0.04640456</text:p>
          </table:table-cell>
          <table:table-cell office:value-type="float" office:value="-0.03955023" calcext:value-type="float">
            <text:p>-0.03955023</text:p>
          </table:table-cell>
          <table:table-cell office:value-type="float" office:value="-0.03712095" calcext:value-type="float">
            <text:p>-0.03712095</text:p>
          </table:table-cell>
          <table:table-cell office:value-type="float" office:value="-0.0344748" calcext:value-type="float">
            <text:p>-0.0344748</text:p>
          </table:table-cell>
          <table:table-cell office:value-type="float" office:value="-0.03189893" calcext:value-type="float">
            <text:p>-0.03189893</text:p>
          </table:table-cell>
          <table:table-cell office:value-type="float" office:value="-0.02898017" calcext:value-type="float">
            <text:p>-0.02898017</text:p>
          </table:table-cell>
          <table:table-cell office:value-type="float" office:value="-0.02379253" calcext:value-type="float">
            <text:p>-0.02379253</text:p>
          </table:table-cell>
          <table:table-cell office:value-type="float" office:value="-0.0175634" calcext:value-type="float">
            <text:p>-0.0175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861043" calcext:value-type="float">
            <text:p>-8.861043</text:p>
          </table:table-cell>
          <table:table-cell office:value-type="float" office:value="0.01877883" calcext:value-type="float">
            <text:p>0.01877883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31656" calcext:value-type="float">
            <text:p>-2.3316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2" calcext:value-type="float">
            <text:p>29012002</text:p>
          </table:table-cell>
          <table:table-cell office:value-type="float" office:value="2" calcext:value-type="float">
            <text:p>2</text:p>
          </table:table-cell>
          <table:table-cell office:value-type="float" office:value="11.3557" calcext:value-type="float">
            <text:p>11.3557</text:p>
          </table:table-cell>
          <table:table-cell office:value-type="float" office:value="0" calcext:value-type="float">
            <text:p>0</text:p>
          </table:table-cell>
          <table:table-cell office:value-type="float" office:value="1059.622" calcext:value-type="float">
            <text:p>1059.622</text:p>
          </table:table-cell>
          <table:table-cell office:value-type="float" office:value="-2.126714" calcext:value-type="float">
            <text:p>-2.126714</text:p>
          </table:table-cell>
          <table:table-cell office:value-type="float" office:value="0" calcext:value-type="float">
            <text:p>0</text:p>
          </table:table-cell>
          <table:table-cell office:value-type="float" office:value="0.1547028" calcext:value-type="float">
            <text:p>0.1547028</text:p>
          </table:table-cell>
          <table:table-cell office:value-type="float" office:value="0.1840133" calcext:value-type="float">
            <text:p>0.1840133</text:p>
          </table:table-cell>
          <table:table-cell office:value-type="float" office:value="0.2833878" calcext:value-type="float">
            <text:p>0.2833878</text:p>
          </table:table-cell>
          <table:table-cell office:value-type="float" office:value="0.2941749" calcext:value-type="float">
            <text:p>0.2941749</text:p>
          </table:table-cell>
          <table:table-cell office:value-type="float" office:value="0.2973459" calcext:value-type="float">
            <text:p>0.2973459</text:p>
          </table:table-cell>
          <table:table-cell office:value-type="float" office:value="0.2661262" calcext:value-type="float">
            <text:p>0.2661262</text:p>
          </table:table-cell>
          <table:table-cell office:value-type="float" office:value="0.2684601" calcext:value-type="float">
            <text:p>0.2684601</text:p>
          </table:table-cell>
          <table:table-cell office:value-type="float" office:value="0.3592021" calcext:value-type="float">
            <text:p>0.3592021</text:p>
          </table:table-cell>
          <table:table-cell office:value-type="float" office:value="0.3528777" calcext:value-type="float">
            <text:p>0.3528777</text:p>
          </table:table-cell>
          <table:table-cell office:value-type="float" office:value="0.3652039" calcext:value-type="float">
            <text:p>0.3652039</text:p>
          </table:table-cell>
          <table:table-cell office:value-type="float" office:value="0.3816545" calcext:value-type="float">
            <text:p>0.3816545</text:p>
          </table:table-cell>
          <table:table-cell office:value-type="float" office:value="0.3941509" calcext:value-type="float">
            <text:p>0.3941509</text:p>
          </table:table-cell>
          <table:table-cell office:value-type="float" office:value="0.4607323" calcext:value-type="float">
            <text:p>0.4607323</text:p>
          </table:table-cell>
          <table:table-cell office:value-type="float" office:value="0" calcext:value-type="float">
            <text:p>0</text:p>
          </table:table-cell>
          <table:table-cell office:value-type="float" office:value="0.002430023" calcext:value-type="float">
            <text:p>0.002430023</text:p>
          </table:table-cell>
          <table:table-cell office:value-type="float" office:value="0.06056237" calcext:value-type="float">
            <text:p>0.06056237</text:p>
          </table:table-cell>
          <table:table-cell office:value-type="float" office:value="0.00908817" calcext:value-type="float">
            <text:p>0.00908817</text:p>
          </table:table-cell>
          <table:table-cell office:value-type="float" office:value="9.919587E-016" calcext:value-type="float">
            <text:p>9.919587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884315" calcext:value-type="float">
            <text:p>-5.884315</text:p>
          </table:table-cell>
          <table:table-cell office:value-type="float" office:value="-1.5248" calcext:value-type="float">
            <text:p>-1.5248</text:p>
          </table:table-cell>
          <table:table-cell office:value-type="float" office:value="-0.05561641" calcext:value-type="float">
            <text:p>-0.05561641</text:p>
          </table:table-cell>
          <table:table-cell office:value-type="float" office:value="-0.04198484" calcext:value-type="float">
            <text:p>-0.04198484</text:p>
          </table:table-cell>
          <table:table-cell office:value-type="float" office:value="-0.03868993" calcext:value-type="float">
            <text:p>-0.03868993</text:p>
          </table:table-cell>
          <table:table-cell office:value-type="float" office:value="-0.03477617" calcext:value-type="float">
            <text:p>-0.03477617</text:p>
          </table:table-cell>
          <table:table-cell office:value-type="float" office:value="-0.03182458" calcext:value-type="float">
            <text:p>-0.03182458</text:p>
          </table:table-cell>
          <table:table-cell office:value-type="float" office:value="-0.02889284" calcext:value-type="float">
            <text:p>-0.02889284</text:p>
          </table:table-cell>
          <table:table-cell office:value-type="float" office:value="-0.02378772" calcext:value-type="float">
            <text:p>-0.02378772</text:p>
          </table:table-cell>
          <table:table-cell office:value-type="float" office:value="-0.01757368" calcext:value-type="float">
            <text:p>-0.01757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9812" calcext:value-type="float">
            <text:p>-11.9812</text:p>
          </table:table-cell>
          <table:table-cell office:value-type="float" office:value="0.01894115" calcext:value-type="float">
            <text:p>0.0189411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57415" calcext:value-type="float">
            <text:p>-2.3574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2" calcext:value-type="float">
            <text:p>30012002</text:p>
          </table:table-cell>
          <table:table-cell office:value-type="float" office:value="2" calcext:value-type="float">
            <text:p>2</text:p>
          </table:table-cell>
          <table:table-cell office:value-type="float" office:value="11.35359" calcext:value-type="float">
            <text:p>11.35359</text:p>
          </table:table-cell>
          <table:table-cell office:value-type="float" office:value="0" calcext:value-type="float">
            <text:p>0</text:p>
          </table:table-cell>
          <table:table-cell office:value-type="float" office:value="1059.887" calcext:value-type="float">
            <text:p>1059.887</text:p>
          </table:table-cell>
          <table:table-cell office:value-type="float" office:value="-2.389721" calcext:value-type="float">
            <text:p>-2.389721</text:p>
          </table:table-cell>
          <table:table-cell office:value-type="float" office:value="0" calcext:value-type="float">
            <text:p>0</text:p>
          </table:table-cell>
          <table:table-cell office:value-type="float" office:value="0.1520024" calcext:value-type="float">
            <text:p>0.1520024</text:p>
          </table:table-cell>
          <table:table-cell office:value-type="float" office:value="0.1759252" calcext:value-type="float">
            <text:p>0.1759252</text:p>
          </table:table-cell>
          <table:table-cell office:value-type="float" office:value="0.2514893" calcext:value-type="float">
            <text:p>0.2514893</text:p>
          </table:table-cell>
          <table:table-cell office:value-type="float" office:value="0.2897196" calcext:value-type="float">
            <text:p>0.2897196</text:p>
          </table:table-cell>
          <table:table-cell office:value-type="float" office:value="0.2949262" calcext:value-type="float">
            <text:p>0.2949262</text:p>
          </table:table-cell>
          <table:table-cell office:value-type="float" office:value="0.2655365" calcext:value-type="float">
            <text:p>0.2655365</text:p>
          </table:table-cell>
          <table:table-cell office:value-type="float" office:value="0.2684128" calcext:value-type="float">
            <text:p>0.2684128</text:p>
          </table:table-cell>
          <table:table-cell office:value-type="float" office:value="0.3592356" calcext:value-type="float">
            <text:p>0.3592356</text:p>
          </table:table-cell>
          <table:table-cell office:value-type="float" office:value="0.352886" calcext:value-type="float">
            <text:p>0.352886</text:p>
          </table:table-cell>
          <table:table-cell office:value-type="float" office:value="0.3651959" calcext:value-type="float">
            <text:p>0.3651959</text:p>
          </table:table-cell>
          <table:table-cell office:value-type="float" office:value="0.3817178" calcext:value-type="float">
            <text:p>0.3817178</text:p>
          </table:table-cell>
          <table:table-cell office:value-type="float" office:value="0.3941933" calcext:value-type="float">
            <text:p>0.3941933</text:p>
          </table:table-cell>
          <table:table-cell office:value-type="float" office:value="0.462368" calcext:value-type="float">
            <text:p>0.462368</text:p>
          </table:table-cell>
          <table:table-cell office:value-type="float" office:value="0" calcext:value-type="float">
            <text:p>0</text:p>
          </table:table-cell>
          <table:table-cell office:value-type="float" office:value="0.00000001710114" calcext:value-type="float">
            <text:p>1.710114E-08</text:p>
          </table:table-cell>
          <table:table-cell office:value-type="float" office:value="0.06888869" calcext:value-type="float">
            <text:p>0.06888869</text:p>
          </table:table-cell>
          <table:table-cell office:value-type="float" office:value="0.04949476" calcext:value-type="float">
            <text:p>0.04949476</text:p>
          </table:table-cell>
          <table:table-cell office:value-type="float" office:value="9.919587E-016" calcext:value-type="float">
            <text:p>9.919587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772352" calcext:value-type="float">
            <text:p>-6.772352</text:p>
          </table:table-cell>
          <table:table-cell office:value-type="float" office:value="-2.190836" calcext:value-type="float">
            <text:p>-2.190836</text:p>
          </table:table-cell>
          <table:table-cell office:value-type="float" office:value="-0.1387924" calcext:value-type="float">
            <text:p>-0.1387924</text:p>
          </table:table-cell>
          <table:table-cell office:value-type="float" office:value="-0.04724571" calcext:value-type="float">
            <text:p>-0.04724571</text:p>
          </table:table-cell>
          <table:table-cell office:value-type="float" office:value="-0.04117965" calcext:value-type="float">
            <text:p>-0.04117965</text:p>
          </table:table-cell>
          <table:table-cell office:value-type="float" office:value="-0.03536754" calcext:value-type="float">
            <text:p>-0.03536754</text:p>
          </table:table-cell>
          <table:table-cell office:value-type="float" office:value="-0.03187021" calcext:value-type="float">
            <text:p>-0.03187021</text:p>
          </table:table-cell>
          <table:table-cell office:value-type="float" office:value="-0.0288343" calcext:value-type="float">
            <text:p>-0.0288343</text:p>
          </table:table-cell>
          <table:table-cell office:value-type="float" office:value="-0.02377847" calcext:value-type="float">
            <text:p>-0.02377847</text:p>
          </table:table-cell>
          <table:table-cell office:value-type="float" office:value="-0.0175802" calcext:value-type="float">
            <text:p>-0.0175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55218" calcext:value-type="float">
            <text:p>-9.855218</text:p>
          </table:table-cell>
          <table:table-cell office:value-type="float" office:value="0.01912704" calcext:value-type="float">
            <text:p>0.01912704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70362" calcext:value-type="float">
            <text:p>-2.3703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2" calcext:value-type="float">
            <text:p>31012002</text:p>
          </table:table-cell>
          <table:table-cell office:value-type="float" office:value="2" calcext:value-type="float">
            <text:p>2</text:p>
          </table:table-cell>
          <table:table-cell office:value-type="float" office:value="11.45527" calcext:value-type="float">
            <text:p>11.45527</text:p>
          </table:table-cell>
          <table:table-cell office:value-type="float" office:value="0" calcext:value-type="float">
            <text:p>0</text:p>
          </table:table-cell>
          <table:table-cell office:value-type="float" office:value="1059.786" calcext:value-type="float">
            <text:p>1059.786</text:p>
          </table:table-cell>
          <table:table-cell office:value-type="float" office:value="-2.389721" calcext:value-type="float">
            <text:p>-2.389721</text:p>
          </table:table-cell>
          <table:table-cell office:value-type="float" office:value="0" calcext:value-type="float">
            <text:p>0</text:p>
          </table:table-cell>
          <table:table-cell office:value-type="float" office:value="0.1562642" calcext:value-type="float">
            <text:p>0.1562642</text:p>
          </table:table-cell>
          <table:table-cell office:value-type="float" office:value="0.1820017" calcext:value-type="float">
            <text:p>0.1820017</text:p>
          </table:table-cell>
          <table:table-cell office:value-type="float" office:value="0.2285293" calcext:value-type="float">
            <text:p>0.2285293</text:p>
          </table:table-cell>
          <table:table-cell office:value-type="float" office:value="0.2879857" calcext:value-type="float">
            <text:p>0.2879857</text:p>
          </table:table-cell>
          <table:table-cell office:value-type="float" office:value="0.2933935" calcext:value-type="float">
            <text:p>0.2933935</text:p>
          </table:table-cell>
          <table:table-cell office:value-type="float" office:value="0.2647125" calcext:value-type="float">
            <text:p>0.2647125</text:p>
          </table:table-cell>
          <table:table-cell office:value-type="float" office:value="0.268226" calcext:value-type="float">
            <text:p>0.268226</text:p>
          </table:table-cell>
          <table:table-cell office:value-type="float" office:value="0.3592429" calcext:value-type="float">
            <text:p>0.3592429</text:p>
          </table:table-cell>
          <table:table-cell office:value-type="float" office:value="0.3528953" calcext:value-type="float">
            <text:p>0.3528953</text:p>
          </table:table-cell>
          <table:table-cell office:value-type="float" office:value="0.3651922" calcext:value-type="float">
            <text:p>0.3651922</text:p>
          </table:table-cell>
          <table:table-cell office:value-type="float" office:value="0.3817705" calcext:value-type="float">
            <text:p>0.3817705</text:p>
          </table:table-cell>
          <table:table-cell office:value-type="float" office:value="0.3941891" calcext:value-type="float">
            <text:p>0.3941891</text:p>
          </table:table-cell>
          <table:table-cell office:value-type="float" office:value="0.4623664" calcext:value-type="float">
            <text:p>0.4623664</text:p>
          </table:table-cell>
          <table:table-cell office:value-type="float" office:value="0" calcext:value-type="float">
            <text:p>0</text:p>
          </table:table-cell>
          <table:table-cell office:value-type="float" office:value="0.002135897" calcext:value-type="float">
            <text:p>0.002135897</text:p>
          </table:table-cell>
          <table:table-cell office:value-type="float" office:value="0.06112565" calcext:value-type="float">
            <text:p>0.06112565</text:p>
          </table:table-cell>
          <table:table-cell office:value-type="float" office:value="0.07784628" calcext:value-type="float">
            <text:p>0.07784628</text:p>
          </table:table-cell>
          <table:table-cell office:value-type="float" office:value="9.919584E-016" calcext:value-type="float">
            <text:p>9.919584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359881" calcext:value-type="float">
            <text:p>-5.359881</text:p>
          </table:table-cell>
          <table:table-cell office:value-type="float" office:value="-1.664348" calcext:value-type="float">
            <text:p>-1.664348</text:p>
          </table:table-cell>
          <table:table-cell office:value-type="float" office:value="-0.2908776" calcext:value-type="float">
            <text:p>-0.2908776</text:p>
          </table:table-cell>
          <table:table-cell office:value-type="float" office:value="-0.04948187" calcext:value-type="float">
            <text:p>-0.04948187</text:p>
          </table:table-cell>
          <table:table-cell office:value-type="float" office:value="-0.04289104" calcext:value-type="float">
            <text:p>-0.04289104</text:p>
          </table:table-cell>
          <table:table-cell office:value-type="float" office:value="-0.03621979" calcext:value-type="float">
            <text:p>-0.03621979</text:p>
          </table:table-cell>
          <table:table-cell office:value-type="float" office:value="-0.03205534" calcext:value-type="float">
            <text:p>-0.03205534</text:p>
          </table:table-cell>
          <table:table-cell office:value-type="float" office:value="-0.02882085" calcext:value-type="float">
            <text:p>-0.02882085</text:p>
          </table:table-cell>
          <table:table-cell office:value-type="float" office:value="-0.02376806" calcext:value-type="float">
            <text:p>-0.02376806</text:p>
          </table:table-cell>
          <table:table-cell office:value-type="float" office:value="-0.01758343" calcext:value-type="float">
            <text:p>-0.01758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47519" calcext:value-type="float">
            <text:p>-9.847519</text:p>
          </table:table-cell>
          <table:table-cell office:value-type="float" office:value="0.01921518" calcext:value-type="float">
            <text:p>0.01921518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72685" calcext:value-type="float">
            <text:p>-2.3726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2" calcext:value-type="float">
            <text:p>1022002</text:p>
          </table:table-cell>
          <table:table-cell office:value-type="float" office:value="5.100001" calcext:value-type="float">
            <text:p>5.100001</text:p>
          </table:table-cell>
          <table:table-cell office:value-type="float" office:value="11.67065" calcext:value-type="float">
            <text:p>11.67065</text:p>
          </table:table-cell>
          <table:table-cell office:value-type="float" office:value="0" calcext:value-type="float">
            <text:p>0</text:p>
          </table:table-cell>
          <table:table-cell office:value-type="float" office:value="1062.67" calcext:value-type="float">
            <text:p>1062.67</text:p>
          </table:table-cell>
          <table:table-cell office:value-type="float" office:value="-2.389721" calcext:value-type="float">
            <text:p>-2.389721</text:p>
          </table:table-cell>
          <table:table-cell office:value-type="float" office:value="39.02941" calcext:value-type="float">
            <text:p>39.02941</text:p>
          </table:table-cell>
          <table:table-cell office:value-type="float" office:value="0.1566748" calcext:value-type="float">
            <text:p>0.1566748</text:p>
          </table:table-cell>
          <table:table-cell office:value-type="float" office:value="0.1802844" calcext:value-type="float">
            <text:p>0.1802844</text:p>
          </table:table-cell>
          <table:table-cell office:value-type="float" office:value="0.2050687" calcext:value-type="float">
            <text:p>0.2050687</text:p>
          </table:table-cell>
          <table:table-cell office:value-type="float" office:value="0.2871004" calcext:value-type="float">
            <text:p>0.2871004</text:p>
          </table:table-cell>
          <table:table-cell office:value-type="float" office:value="0.2926424" calcext:value-type="float">
            <text:p>0.2926424</text:p>
          </table:table-cell>
          <table:table-cell office:value-type="float" office:value="0.2639897" calcext:value-type="float">
            <text:p>0.2639897</text:p>
          </table:table-cell>
          <table:table-cell office:value-type="float" office:value="0.2679574" calcext:value-type="float">
            <text:p>0.2679574</text:p>
          </table:table-cell>
          <table:table-cell office:value-type="float" office:value="0.3592196" calcext:value-type="float">
            <text:p>0.3592196</text:p>
          </table:table-cell>
          <table:table-cell office:value-type="float" office:value="0.3529022" calcext:value-type="float">
            <text:p>0.3529022</text:p>
          </table:table-cell>
          <table:table-cell office:value-type="float" office:value="0.3651919" calcext:value-type="float">
            <text:p>0.3651919</text:p>
          </table:table-cell>
          <table:table-cell office:value-type="float" office:value="0.3818126" calcext:value-type="float">
            <text:p>0.3818126</text:p>
          </table:table-cell>
          <table:table-cell office:value-type="float" office:value="0.3941597" calcext:value-type="float">
            <text:p>0.3941597</text:p>
          </table:table-cell>
          <table:table-cell office:value-type="float" office:value="0.4623678" calcext:value-type="float">
            <text:p>0.4623678</text:p>
          </table:table-cell>
          <table:table-cell office:value-type="float" office:value="0" calcext:value-type="float">
            <text:p>0</text:p>
          </table:table-cell>
          <table:table-cell office:value-type="float" office:value="0.002695858" calcext:value-type="float">
            <text:p>0.002695858</text:p>
          </table:table-cell>
          <table:table-cell office:value-type="float" office:value="0.06091033" calcext:value-type="float">
            <text:p>0.06091033</text:p>
          </table:table-cell>
          <table:table-cell office:value-type="float" office:value="0.1049391" calcext:value-type="float">
            <text:p>0.1049391</text:p>
          </table:table-cell>
          <table:table-cell office:value-type="float" office:value="0.001455482" calcext:value-type="float">
            <text:p>0.001455482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304329" calcext:value-type="float">
            <text:p>-5.304329</text:p>
          </table:table-cell>
          <table:table-cell office:value-type="float" office:value="-1.792165" calcext:value-type="float">
            <text:p>-1.792165</text:p>
          </table:table-cell>
          <table:table-cell office:value-type="float" office:value="-0.6712215" calcext:value-type="float">
            <text:p>-0.6712215</text:p>
          </table:table-cell>
          <table:table-cell office:value-type="float" office:value="-0.05063833" calcext:value-type="float">
            <text:p>-0.05063833</text:p>
          </table:table-cell>
          <table:table-cell office:value-type="float" office:value="-0.04374311" calcext:value-type="float">
            <text:p>-0.04374311</text:p>
          </table:table-cell>
          <table:table-cell office:value-type="float" office:value="-0.03698706" calcext:value-type="float">
            <text:p>-0.03698706</text:p>
          </table:table-cell>
          <table:table-cell office:value-type="float" office:value="-0.03232491" calcext:value-type="float">
            <text:p>-0.03232491</text:p>
          </table:table-cell>
          <table:table-cell office:value-type="float" office:value="-0.02886078" calcext:value-type="float">
            <text:p>-0.02886078</text:p>
          </table:table-cell>
          <table:table-cell office:value-type="float" office:value="-0.02376033" calcext:value-type="float">
            <text:p>-0.02376033</text:p>
          </table:table-cell>
          <table:table-cell office:value-type="float" office:value="-0.01758366" calcext:value-type="float">
            <text:p>-0.01758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844702" calcext:value-type="float">
            <text:p>-9.844702</text:p>
          </table:table-cell>
          <table:table-cell office:value-type="float" office:value="0.01932564" calcext:value-type="float">
            <text:p>0.01932564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7502" calcext:value-type="float">
            <text:p>-2.375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2" calcext:value-type="float">
            <text:p>2022002</text:p>
          </table:table-cell>
          <table:table-cell office:value-type="float" office:value="5.100001" calcext:value-type="float">
            <text:p>5.100001</text:p>
          </table:table-cell>
          <table:table-cell office:value-type="float" office:value="11.77915" calcext:value-type="float">
            <text:p>11.77915</text:p>
          </table:table-cell>
          <table:table-cell office:value-type="float" office:value="0" calcext:value-type="float">
            <text:p>0</text:p>
          </table:table-cell>
          <table:table-cell office:value-type="float" office:value="1062.56" calcext:value-type="float">
            <text:p>1062.56</text:p>
          </table:table-cell>
          <table:table-cell office:value-type="float" office:value="-2.388874" calcext:value-type="float">
            <text:p>-2.388874</text:p>
          </table:table-cell>
          <table:table-cell office:value-type="float" office:value="31.5981" calcext:value-type="float">
            <text:p>31.5981</text:p>
          </table:table-cell>
          <table:table-cell office:value-type="float" office:value="0.1647957" calcext:value-type="float">
            <text:p>0.1647957</text:p>
          </table:table-cell>
          <table:table-cell office:value-type="float" office:value="0.1886102" calcext:value-type="float">
            <text:p>0.1886102</text:p>
          </table:table-cell>
          <table:table-cell office:value-type="float" office:value="0.202368" calcext:value-type="float">
            <text:p>0.202368</text:p>
          </table:table-cell>
          <table:table-cell office:value-type="float" office:value="0.2829202" calcext:value-type="float">
            <text:p>0.2829202</text:p>
          </table:table-cell>
          <table:table-cell office:value-type="float" office:value="0.2901627" calcext:value-type="float">
            <text:p>0.2901627</text:p>
          </table:table-cell>
          <table:table-cell office:value-type="float" office:value="0.2631326" calcext:value-type="float">
            <text:p>0.2631326</text:p>
          </table:table-cell>
          <table:table-cell office:value-type="float" office:value="0.2676373" calcext:value-type="float">
            <text:p>0.2676373</text:p>
          </table:table-cell>
          <table:table-cell office:value-type="float" office:value="0.3591692" calcext:value-type="float">
            <text:p>0.3591692</text:p>
          </table:table-cell>
          <table:table-cell office:value-type="float" office:value="0.3529031" calcext:value-type="float">
            <text:p>0.3529031</text:p>
          </table:table-cell>
          <table:table-cell office:value-type="float" office:value="0.365192" calcext:value-type="float">
            <text:p>0.365192</text:p>
          </table:table-cell>
          <table:table-cell office:value-type="float" office:value="0.3818445" calcext:value-type="float">
            <text:p>0.3818445</text:p>
          </table:table-cell>
          <table:table-cell office:value-type="float" office:value="0.3941214" calcext:value-type="float">
            <text:p>0.3941214</text:p>
          </table:table-cell>
          <table:table-cell office:value-type="float" office:value="0.4623659" calcext:value-type="float">
            <text:p>0.4623659</text:p>
          </table:table-cell>
          <table:table-cell office:value-type="float" office:value="0" calcext:value-type="float">
            <text:p>0</text:p>
          </table:table-cell>
          <table:table-cell office:value-type="float" office:value="0.02471192" calcext:value-type="float">
            <text:p>0.02471192</text:p>
          </table:table-cell>
          <table:table-cell office:value-type="float" office:value="0.04963332" calcext:value-type="float">
            <text:p>0.04963332</text:p>
          </table:table-cell>
          <table:table-cell office:value-type="float" office:value="0.1097058" calcext:value-type="float">
            <text:p>0.1097058</text:p>
          </table:table-cell>
          <table:table-cell office:value-type="float" office:value="0.008772598" calcext:value-type="float">
            <text:p>0.008772598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4E-018" calcext:value-type="float">
            <text:p>5.045134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421169" calcext:value-type="float">
            <text:p>-3.421169</text:p>
          </table:table-cell>
          <table:table-cell office:value-type="float" office:value="-1.261996" calcext:value-type="float">
            <text:p>-1.261996</text:p>
          </table:table-cell>
          <table:table-cell office:value-type="float" office:value="-0.7477579" calcext:value-type="float">
            <text:p>-0.7477579</text:p>
          </table:table-cell>
          <table:table-cell office:value-type="float" office:value="-0.05671678" calcext:value-type="float">
            <text:p>-0.05671678</text:p>
          </table:table-cell>
          <table:table-cell office:value-type="float" office:value="-0.04668915" calcext:value-type="float">
            <text:p>-0.04668915</text:p>
          </table:table-cell>
          <table:table-cell office:value-type="float" office:value="-0.03791526" calcext:value-type="float">
            <text:p>-0.03791526</text:p>
          </table:table-cell>
          <table:table-cell office:value-type="float" office:value="-0.03264938" calcext:value-type="float">
            <text:p>-0.03264938</text:p>
          </table:table-cell>
          <table:table-cell office:value-type="float" office:value="-0.02894792" calcext:value-type="float">
            <text:p>-0.02894792</text:p>
          </table:table-cell>
          <table:table-cell office:value-type="float" office:value="-0.02375915" calcext:value-type="float">
            <text:p>-0.02375915</text:p>
          </table:table-cell>
          <table:table-cell office:value-type="float" office:value="-0.01758355" calcext:value-type="float">
            <text:p>-0.01758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641152" calcext:value-type="float">
            <text:p>-3.641152</text:p>
          </table:table-cell>
          <table:table-cell office:value-type="float" office:value="0.01934499" calcext:value-type="float">
            <text:p>0.01934499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76429" calcext:value-type="float">
            <text:p>-2.3764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2" calcext:value-type="float">
            <text:p>3022002</text:p>
          </table:table-cell>
          <table:table-cell office:value-type="float" office:value="5.100001" calcext:value-type="float">
            <text:p>5.100001</text:p>
          </table:table-cell>
          <table:table-cell office:value-type="float" office:value="12.00725" calcext:value-type="float">
            <text:p>12.00725</text:p>
          </table:table-cell>
          <table:table-cell office:value-type="float" office:value="0" calcext:value-type="float">
            <text:p>0</text:p>
          </table:table-cell>
          <table:table-cell office:value-type="float" office:value="1062.331" calcext:value-type="float">
            <text:p>1062.331</text:p>
          </table:table-cell>
          <table:table-cell office:value-type="float" office:value="-2.3871" calcext:value-type="float">
            <text:p>-2.3871</text:p>
          </table:table-cell>
          <table:table-cell office:value-type="float" office:value="20.03473" calcext:value-type="float">
            <text:p>20.03473</text:p>
          </table:table-cell>
          <table:table-cell office:value-type="float" office:value="0.1655167" calcext:value-type="float">
            <text:p>0.1655167</text:p>
          </table:table-cell>
          <table:table-cell office:value-type="float" office:value="0.1896576" calcext:value-type="float">
            <text:p>0.1896576</text:p>
          </table:table-cell>
          <table:table-cell office:value-type="float" office:value="0.2015136" calcext:value-type="float">
            <text:p>0.2015136</text:p>
          </table:table-cell>
          <table:table-cell office:value-type="float" office:value="0.2775523" calcext:value-type="float">
            <text:p>0.2775523</text:p>
          </table:table-cell>
          <table:table-cell office:value-type="float" office:value="0.2873371" calcext:value-type="float">
            <text:p>0.2873371</text:p>
          </table:table-cell>
          <table:table-cell office:value-type="float" office:value="0.2621245" calcext:value-type="float">
            <text:p>0.2621245</text:p>
          </table:table-cell>
          <table:table-cell office:value-type="float" office:value="0.2673392" calcext:value-type="float">
            <text:p>0.2673392</text:p>
          </table:table-cell>
          <table:table-cell office:value-type="float" office:value="0.3590944" calcext:value-type="float">
            <text:p>0.3590944</text:p>
          </table:table-cell>
          <table:table-cell office:value-type="float" office:value="0.3528958" calcext:value-type="float">
            <text:p>0.3528958</text:p>
          </table:table-cell>
          <table:table-cell office:value-type="float" office:value="0.3651956" calcext:value-type="float">
            <text:p>0.3651956</text:p>
          </table:table-cell>
          <table:table-cell office:value-type="float" office:value="0.3818679" calcext:value-type="float">
            <text:p>0.3818679</text:p>
          </table:table-cell>
          <table:table-cell office:value-type="float" office:value="0.3940803" calcext:value-type="float">
            <text:p>0.3940803</text:p>
          </table:table-cell>
          <table:table-cell office:value-type="float" office:value="0.4623637" calcext:value-type="float">
            <text:p>0.4623637</text:p>
          </table:table-cell>
          <table:table-cell office:value-type="float" office:value="0" calcext:value-type="float">
            <text:p>0</text:p>
          </table:table-cell>
          <table:table-cell office:value-type="float" office:value="0.05819285" calcext:value-type="float">
            <text:p>0.05819285</text:p>
          </table:table-cell>
          <table:table-cell office:value-type="float" office:value="0.0478581" calcext:value-type="float">
            <text:p>0.0478581</text:p>
          </table:table-cell>
          <table:table-cell office:value-type="float" office:value="0.1126055" calcext:value-type="float">
            <text:p>0.1126055</text:p>
          </table:table-cell>
          <table:table-cell office:value-type="float" office:value="0.01806709" calcext:value-type="float">
            <text:p>0.01806709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268231" calcext:value-type="float">
            <text:p>-3.268231</text:p>
          </table:table-cell>
          <table:table-cell office:value-type="float" office:value="-1.20606" calcext:value-type="float">
            <text:p>-1.20606</text:p>
          </table:table-cell>
          <table:table-cell office:value-type="float" office:value="-0.7729408" calcext:value-type="float">
            <text:p>-0.7729408</text:p>
          </table:table-cell>
          <table:table-cell office:value-type="float" office:value="-0.06571522" calcext:value-type="float">
            <text:p>-0.06571522</text:p>
          </table:table-cell>
          <table:table-cell office:value-type="float" office:value="-0.05032741" calcext:value-type="float">
            <text:p>-0.05032741</text:p>
          </table:table-cell>
          <table:table-cell office:value-type="float" office:value="-0.03904693" calcext:value-type="float">
            <text:p>-0.03904693</text:p>
          </table:table-cell>
          <table:table-cell office:value-type="float" office:value="-0.03295735" calcext:value-type="float">
            <text:p>-0.03295735</text:p>
          </table:table-cell>
          <table:table-cell office:value-type="float" office:value="-0.02907833" calcext:value-type="float">
            <text:p>-0.02907833</text:p>
          </table:table-cell>
          <table:table-cell office:value-type="float" office:value="-0.0237673" calcext:value-type="float">
            <text:p>-0.0237673</text:p>
          </table:table-cell>
          <table:table-cell office:value-type="float" office:value="-0.01758068" calcext:value-type="float">
            <text:p>-0.01758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03301" calcext:value-type="float">
            <text:p>-2.403301</text:p>
          </table:table-cell>
          <table:table-cell office:value-type="float" office:value="0.01939983" calcext:value-type="float">
            <text:p>0.01939983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78139" calcext:value-type="float">
            <text:p>-2.3781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2" calcext:value-type="float">
            <text:p>4022002</text:p>
          </table:table-cell>
          <table:table-cell office:value-type="float" office:value="5.100001" calcext:value-type="float">
            <text:p>5.100001</text:p>
          </table:table-cell>
          <table:table-cell office:value-type="float" office:value="12.33936" calcext:value-type="float">
            <text:p>12.33936</text:p>
          </table:table-cell>
          <table:table-cell office:value-type="float" office:value="0" calcext:value-type="float">
            <text:p>0</text:p>
          </table:table-cell>
          <table:table-cell office:value-type="float" office:value="1061.999" calcext:value-type="float">
            <text:p>1061.999</text:p>
          </table:table-cell>
          <table:table-cell office:value-type="float" office:value="-2.3871" calcext:value-type="float">
            <text:p>-2.3871</text:p>
          </table:table-cell>
          <table:table-cell office:value-type="float" office:value="18.96627" calcext:value-type="float">
            <text:p>18.96627</text:p>
          </table:table-cell>
          <table:table-cell office:value-type="float" office:value="0.1508115" calcext:value-type="float">
            <text:p>0.1508115</text:p>
          </table:table-cell>
          <table:table-cell office:value-type="float" office:value="0.1744063" calcext:value-type="float">
            <text:p>0.1744063</text:p>
          </table:table-cell>
          <table:table-cell office:value-type="float" office:value="0.1927555" calcext:value-type="float">
            <text:p>0.1927555</text:p>
          </table:table-cell>
          <table:table-cell office:value-type="float" office:value="0.2673688" calcext:value-type="float">
            <text:p>0.2673688</text:p>
          </table:table-cell>
          <table:table-cell office:value-type="float" office:value="0.2843505" calcext:value-type="float">
            <text:p>0.2843505</text:p>
          </table:table-cell>
          <table:table-cell office:value-type="float" office:value="0.2609679" calcext:value-type="float">
            <text:p>0.2609679</text:p>
          </table:table-cell>
          <table:table-cell office:value-type="float" office:value="0.2670309" calcext:value-type="float">
            <text:p>0.2670309</text:p>
          </table:table-cell>
          <table:table-cell office:value-type="float" office:value="0.3590156" calcext:value-type="float">
            <text:p>0.3590156</text:p>
          </table:table-cell>
          <table:table-cell office:value-type="float" office:value="0.3528796" calcext:value-type="float">
            <text:p>0.3528796</text:p>
          </table:table-cell>
          <table:table-cell office:value-type="float" office:value="0.3651967" calcext:value-type="float">
            <text:p>0.3651967</text:p>
          </table:table-cell>
          <table:table-cell office:value-type="float" office:value="0.3818839" calcext:value-type="float">
            <text:p>0.3818839</text:p>
          </table:table-cell>
          <table:table-cell office:value-type="float" office:value="0.3940318" calcext:value-type="float">
            <text:p>0.3940318</text:p>
          </table:table-cell>
          <table:table-cell office:value-type="float" office:value="0.462363" calcext:value-type="float">
            <text:p>0.462363</text:p>
          </table:table-cell>
          <table:table-cell office:value-type="float" office:value="0" calcext:value-type="float">
            <text:p>0</text:p>
          </table:table-cell>
          <table:table-cell office:value-type="float" office:value="0.05631191" calcext:value-type="float">
            <text:p>0.05631191</text:p>
          </table:table-cell>
          <table:table-cell office:value-type="float" office:value="0.06387639" calcext:value-type="float">
            <text:p>0.06387639</text:p>
          </table:table-cell>
          <table:table-cell office:value-type="float" office:value="0.1238366" calcext:value-type="float">
            <text:p>0.1238366</text:p>
          </table:table-cell>
          <table:table-cell office:value-type="float" office:value="0.03323859" calcext:value-type="float">
            <text:p>0.03323859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040692" calcext:value-type="float">
            <text:p>-7.040692</text:p>
          </table:table-cell>
          <table:table-cell office:value-type="float" office:value="-2.287553" calcext:value-type="float">
            <text:p>-2.287553</text:p>
          </table:table-cell>
          <table:table-cell office:value-type="float" office:value="-1.081427" calcext:value-type="float">
            <text:p>-1.081427</text:p>
          </table:table-cell>
          <table:table-cell office:value-type="float" office:value="-0.08739211" calcext:value-type="float">
            <text:p>-0.08739211</text:p>
          </table:table-cell>
          <table:table-cell office:value-type="float" office:value="-0.05454222" calcext:value-type="float">
            <text:p>-0.05454222</text:p>
          </table:table-cell>
          <table:table-cell office:value-type="float" office:value="-0.04038749" calcext:value-type="float">
            <text:p>-0.04038749</text:p>
          </table:table-cell>
          <table:table-cell office:value-type="float" office:value="-0.03323377" calcext:value-type="float">
            <text:p>-0.03323377</text:p>
          </table:table-cell>
          <table:table-cell office:value-type="float" office:value="-0.02921662" calcext:value-type="float">
            <text:p>-0.02921662</text:p>
          </table:table-cell>
          <table:table-cell office:value-type="float" office:value="-0.02378532" calcext:value-type="float">
            <text:p>-0.02378532</text:p>
          </table:table-cell>
          <table:table-cell office:value-type="float" office:value="-0.01757978" calcext:value-type="float">
            <text:p>-0.01757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20609" calcext:value-type="float">
            <text:p>-12.20609</text:p>
          </table:table-cell>
          <table:table-cell office:value-type="float" office:value="0.01954978" calcext:value-type="float">
            <text:p>0.01954978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0552" calcext:value-type="float">
            <text:p>-2.3805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2" calcext:value-type="float">
            <text:p>5022002</text:p>
          </table:table-cell>
          <table:table-cell office:value-type="float" office:value="5.100001" calcext:value-type="float">
            <text:p>5.100001</text:p>
          </table:table-cell>
          <table:table-cell office:value-type="float" office:value="12.63509" calcext:value-type="float">
            <text:p>12.63509</text:p>
          </table:table-cell>
          <table:table-cell office:value-type="float" office:value="0" calcext:value-type="float">
            <text:p>0</text:p>
          </table:table-cell>
          <table:table-cell office:value-type="float" office:value="1061.702" calcext:value-type="float">
            <text:p>1061.702</text:p>
          </table:table-cell>
          <table:table-cell office:value-type="float" office:value="-2.386063" calcext:value-type="float">
            <text:p>-2.386063</text:p>
          </table:table-cell>
          <table:table-cell office:value-type="float" office:value="12.40784" calcext:value-type="float">
            <text:p>12.40784</text:p>
          </table:table-cell>
          <table:table-cell office:value-type="float" office:value="0.1596392" calcext:value-type="float">
            <text:p>0.1596392</text:p>
          </table:table-cell>
          <table:table-cell office:value-type="float" office:value="0.1801555" calcext:value-type="float">
            <text:p>0.1801555</text:p>
          </table:table-cell>
          <table:table-cell office:value-type="float" office:value="0.1917328" calcext:value-type="float">
            <text:p>0.1917328</text:p>
          </table:table-cell>
          <table:table-cell office:value-type="float" office:value="0.2503374" calcext:value-type="float">
            <text:p>0.2503374</text:p>
          </table:table-cell>
          <table:table-cell office:value-type="float" office:value="0.2816698" calcext:value-type="float">
            <text:p>0.2816698</text:p>
          </table:table-cell>
          <table:table-cell office:value-type="float" office:value="0.2596104" calcext:value-type="float">
            <text:p>0.2596104</text:p>
          </table:table-cell>
          <table:table-cell office:value-type="float" office:value="0.2665163" calcext:value-type="float">
            <text:p>0.2665163</text:p>
          </table:table-cell>
          <table:table-cell office:value-type="float" office:value="0.3589186" calcext:value-type="float">
            <text:p>0.3589186</text:p>
          </table:table-cell>
          <table:table-cell office:value-type="float" office:value="0.3528548" calcext:value-type="float">
            <text:p>0.3528548</text:p>
          </table:table-cell>
          <table:table-cell office:value-type="float" office:value="0.3651967" calcext:value-type="float">
            <text:p>0.3651967</text:p>
          </table:table-cell>
          <table:table-cell office:value-type="float" office:value="0.3818929" calcext:value-type="float">
            <text:p>0.3818929</text:p>
          </table:table-cell>
          <table:table-cell office:value-type="float" office:value="0.3939769" calcext:value-type="float">
            <text:p>0.3939769</text:p>
          </table:table-cell>
          <table:table-cell office:value-type="float" office:value="0.4623668" calcext:value-type="float">
            <text:p>0.4623668</text:p>
          </table:table-cell>
          <table:table-cell office:value-type="float" office:value="0" calcext:value-type="float">
            <text:p>0</text:p>
          </table:table-cell>
          <table:table-cell office:value-type="float" office:value="0.06169986" calcext:value-type="float">
            <text:p>0.06169986</text:p>
          </table:table-cell>
          <table:table-cell office:value-type="float" office:value="0.05774681" calcext:value-type="float">
            <text:p>0.05774681</text:p>
          </table:table-cell>
          <table:table-cell office:value-type="float" office:value="0.1267171" calcext:value-type="float">
            <text:p>0.1267171</text:p>
          </table:table-cell>
          <table:table-cell office:value-type="float" office:value="0.05680179" calcext:value-type="float">
            <text:p>0.05680179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513149" calcext:value-type="float">
            <text:p>-4.513149</text:p>
          </table:table-cell>
          <table:table-cell office:value-type="float" office:value="-1.797949" calcext:value-type="float">
            <text:p>-1.797949</text:p>
          </table:table-cell>
          <table:table-cell office:value-type="float" office:value="-1.133983" calcext:value-type="float">
            <text:p>-1.133983</text:p>
          </table:table-cell>
          <table:table-cell office:value-type="float" office:value="-0.1450869" calcext:value-type="float">
            <text:p>-0.1450869</text:p>
          </table:table-cell>
          <table:table-cell office:value-type="float" office:value="-0.05870051" calcext:value-type="float">
            <text:p>-0.05870051</text:p>
          </table:table-cell>
          <table:table-cell office:value-type="float" office:value="-0.042034" calcext:value-type="float">
            <text:p>-0.042034</text:p>
          </table:table-cell>
          <table:table-cell office:value-type="float" office:value="-0.03369194" calcext:value-type="float">
            <text:p>-0.03369194</text:p>
          </table:table-cell>
          <table:table-cell office:value-type="float" office:value="-0.02938722" calcext:value-type="float">
            <text:p>-0.02938722</text:p>
          </table:table-cell>
          <table:table-cell office:value-type="float" office:value="-0.02381306" calcext:value-type="float">
            <text:p>-0.02381306</text:p>
          </table:table-cell>
          <table:table-cell office:value-type="float" office:value="-0.01757978" calcext:value-type="float">
            <text:p>-0.01757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10825" calcext:value-type="float">
            <text:p>-6.010825</text:p>
          </table:table-cell>
          <table:table-cell office:value-type="float" office:value="0.0196314" calcext:value-type="float">
            <text:p>0.0196314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2325" calcext:value-type="float">
            <text:p>-2.3823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2" calcext:value-type="float">
            <text:p>6022002</text:p>
          </table:table-cell>
          <table:table-cell office:value-type="float" office:value="5.100001" calcext:value-type="float">
            <text:p>5.100001</text:p>
          </table:table-cell>
          <table:table-cell office:value-type="float" office:value="12.89786" calcext:value-type="float">
            <text:p>12.89786</text:p>
          </table:table-cell>
          <table:table-cell office:value-type="float" office:value="0" calcext:value-type="float">
            <text:p>0</text:p>
          </table:table-cell>
          <table:table-cell office:value-type="float" office:value="1061.437" calcext:value-type="float">
            <text:p>1061.437</text:p>
          </table:table-cell>
          <table:table-cell office:value-type="float" office:value="-2.383842" calcext:value-type="float">
            <text:p>-2.383842</text:p>
          </table:table-cell>
          <table:table-cell office:value-type="float" office:value="1.763129" calcext:value-type="float">
            <text:p>1.763129</text:p>
          </table:table-cell>
          <table:table-cell office:value-type="float" office:value="0.2356188" calcext:value-type="float">
            <text:p>0.2356188</text:p>
          </table:table-cell>
          <table:table-cell office:value-type="float" office:value="0.207692" calcext:value-type="float">
            <text:p>0.207692</text:p>
          </table:table-cell>
          <table:table-cell office:value-type="float" office:value="0.2042049" calcext:value-type="float">
            <text:p>0.2042049</text:p>
          </table:table-cell>
          <table:table-cell office:value-type="float" office:value="0.2441819" calcext:value-type="float">
            <text:p>0.2441819</text:p>
          </table:table-cell>
          <table:table-cell office:value-type="float" office:value="0.2808022" calcext:value-type="float">
            <text:p>0.2808022</text:p>
          </table:table-cell>
          <table:table-cell office:value-type="float" office:value="0.2584545" calcext:value-type="float">
            <text:p>0.2584545</text:p>
          </table:table-cell>
          <table:table-cell office:value-type="float" office:value="0.2658902" calcext:value-type="float">
            <text:p>0.2658902</text:p>
          </table:table-cell>
          <table:table-cell office:value-type="float" office:value="0.358791" calcext:value-type="float">
            <text:p>0.358791</text:p>
          </table:table-cell>
          <table:table-cell office:value-type="float" office:value="0.3528191" calcext:value-type="float">
            <text:p>0.3528191</text:p>
          </table:table-cell>
          <table:table-cell office:value-type="float" office:value="0.3651963" calcext:value-type="float">
            <text:p>0.3651963</text:p>
          </table:table-cell>
          <table:table-cell office:value-type="float" office:value="0.3818959" calcext:value-type="float">
            <text:p>0.3818959</text:p>
          </table:table-cell>
          <table:table-cell office:value-type="float" office:value="0.3939268" calcext:value-type="float">
            <text:p>0.3939268</text:p>
          </table:table-cell>
          <table:table-cell office:value-type="float" office:value="0.4623685" calcext:value-type="float">
            <text:p>0.4623685</text:p>
          </table:table-cell>
          <table:table-cell office:value-type="float" office:value="0" calcext:value-type="float">
            <text:p>0</text:p>
          </table:table-cell>
          <table:table-cell office:value-type="float" office:value="0.05542932" calcext:value-type="float">
            <text:p>0.05542932</text:p>
          </table:table-cell>
          <table:table-cell office:value-type="float" office:value="0.02930036" calcext:value-type="float">
            <text:p>0.02930036</text:p>
          </table:table-cell>
          <table:table-cell office:value-type="float" office:value="0.1151682" calcext:value-type="float">
            <text:p>0.1151682</text:p>
          </table:table-cell>
          <table:table-cell office:value-type="float" office:value="0.06760699" calcext:value-type="float">
            <text:p>0.06760699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159671" calcext:value-type="float">
            <text:p>-0.2159671</text:p>
          </table:table-cell>
          <table:table-cell office:value-type="float" office:value="-0.6092435" calcext:value-type="float">
            <text:p>-0.6092435</text:p>
          </table:table-cell>
          <table:table-cell office:value-type="float" office:value="-0.7018343" calcext:value-type="float">
            <text:p>-0.7018343</text:p>
          </table:table-cell>
          <table:table-cell office:value-type="float" office:value="-0.1764733" calcext:value-type="float">
            <text:p>-0.1764733</text:p>
          </table:table-cell>
          <table:table-cell office:value-type="float" office:value="-0.06012527" calcext:value-type="float">
            <text:p>-0.06012527</text:p>
          </table:table-cell>
          <table:table-cell office:value-type="float" office:value="-0.04349713" calcext:value-type="float">
            <text:p>-0.04349713</text:p>
          </table:table-cell>
          <table:table-cell office:value-type="float" office:value="-0.03426057" calcext:value-type="float">
            <text:p>-0.03426057</text:p>
          </table:table-cell>
          <table:table-cell office:value-type="float" office:value="-0.02961347" calcext:value-type="float">
            <text:p>-0.02961347</text:p>
          </table:table-cell>
          <table:table-cell office:value-type="float" office:value="-0.02385298" calcext:value-type="float">
            <text:p>-0.02385298</text:p>
          </table:table-cell>
          <table:table-cell office:value-type="float" office:value="-0.01758004" calcext:value-type="float">
            <text:p>-0.01758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996932" calcext:value-type="float">
            <text:p>-0.1996932</text:p>
          </table:table-cell>
          <table:table-cell office:value-type="float" office:value="0.01949962" calcext:value-type="float">
            <text:p>0.01949962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2357" calcext:value-type="float">
            <text:p>-2.3823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2" calcext:value-type="float">
            <text:p>7022002</text:p>
          </table:table-cell>
          <table:table-cell office:value-type="float" office:value="5.100001" calcext:value-type="float">
            <text:p>5.100001</text:p>
          </table:table-cell>
          <table:table-cell office:value-type="float" office:value="13.64788" calcext:value-type="float">
            <text:p>13.64788</text:p>
          </table:table-cell>
          <table:table-cell office:value-type="float" office:value="0" calcext:value-type="float">
            <text:p>0</text:p>
          </table:table-cell>
          <table:table-cell office:value-type="float" office:value="1060.687" calcext:value-type="float">
            <text:p>1060.687</text:p>
          </table:table-cell>
          <table:table-cell office:value-type="float" office:value="-2.383505" calcext:value-type="float">
            <text:p>-2.383505</text:p>
          </table:table-cell>
          <table:table-cell office:value-type="float" office:value="0" calcext:value-type="float">
            <text:p>0</text:p>
          </table:table-cell>
          <table:table-cell office:value-type="float" office:value="0.2288385" calcext:value-type="float">
            <text:p>0.2288385</text:p>
          </table:table-cell>
          <table:table-cell office:value-type="float" office:value="0.2318418" calcext:value-type="float">
            <text:p>0.2318418</text:p>
          </table:table-cell>
          <table:table-cell office:value-type="float" office:value="0.2232031" calcext:value-type="float">
            <text:p>0.2232031</text:p>
          </table:table-cell>
          <table:table-cell office:value-type="float" office:value="0.2508527" calcext:value-type="float">
            <text:p>0.2508527</text:p>
          </table:table-cell>
          <table:table-cell office:value-type="float" office:value="0.2794731" calcext:value-type="float">
            <text:p>0.2794731</text:p>
          </table:table-cell>
          <table:table-cell office:value-type="float" office:value="0.2575399" calcext:value-type="float">
            <text:p>0.2575399</text:p>
          </table:table-cell>
          <table:table-cell office:value-type="float" office:value="0.265403" calcext:value-type="float">
            <text:p>0.265403</text:p>
          </table:table-cell>
          <table:table-cell office:value-type="float" office:value="0.3586392" calcext:value-type="float">
            <text:p>0.3586392</text:p>
          </table:table-cell>
          <table:table-cell office:value-type="float" office:value="0.3527701" calcext:value-type="float">
            <text:p>0.3527701</text:p>
          </table:table-cell>
          <table:table-cell office:value-type="float" office:value="0.3651926" calcext:value-type="float">
            <text:p>0.3651926</text:p>
          </table:table-cell>
          <table:table-cell office:value-type="float" office:value="0.3818944" calcext:value-type="float">
            <text:p>0.3818944</text:p>
          </table:table-cell>
          <table:table-cell office:value-type="float" office:value="0.3938886" calcext:value-type="float">
            <text:p>0.3938886</text:p>
          </table:table-cell>
          <table:table-cell office:value-type="float" office:value="0.4623699" calcext:value-type="float">
            <text:p>0.4623699</text:p>
          </table:table-cell>
          <table:table-cell office:value-type="float" office:value="0" calcext:value-type="float">
            <text:p>0</text:p>
          </table:table-cell>
          <table:table-cell office:value-type="float" office:value="0.03141116" calcext:value-type="float">
            <text:p>0.03141116</text:p>
          </table:table-cell>
          <table:table-cell office:value-type="float" office:value="0.00433332" calcext:value-type="float">
            <text:p>0.00433332</text:p>
          </table:table-cell>
          <table:table-cell office:value-type="float" office:value="0.09728292" calcext:value-type="float">
            <text:p>0.09728292</text:p>
          </table:table-cell>
          <table:table-cell office:value-type="float" office:value="0.06415201" calcext:value-type="float">
            <text:p>0.06415201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765543" calcext:value-type="float">
            <text:p>-0.2765543</text:p>
          </table:table-cell>
          <table:table-cell office:value-type="float" office:value="-0.2606333" calcext:value-type="float">
            <text:p>-0.2606333</text:p>
          </table:table-cell>
          <table:table-cell office:value-type="float" office:value="-0.3530455" calcext:value-type="float">
            <text:p>-0.3530455</text:p>
          </table:table-cell>
          <table:table-cell office:value-type="float" office:value="-0.1436831" calcext:value-type="float">
            <text:p>-0.1436831</text:p>
          </table:table-cell>
          <table:table-cell office:value-type="float" office:value="-0.0623353" calcext:value-type="float">
            <text:p>-0.0623353</text:p>
          </table:table-cell>
          <table:table-cell office:value-type="float" office:value="-0.04469583" calcext:value-type="float">
            <text:p>-0.04469583</text:p>
          </table:table-cell>
          <table:table-cell office:value-type="float" office:value="-0.03471526" calcext:value-type="float">
            <text:p>-0.03471526</text:p>
          </table:table-cell>
          <table:table-cell office:value-type="float" office:value="-0.02988565" calcext:value-type="float">
            <text:p>-0.02988565</text:p>
          </table:table-cell>
          <table:table-cell office:value-type="float" office:value="-0.0239079" calcext:value-type="float">
            <text:p>-0.0239079</text:p>
          </table:table-cell>
          <table:table-cell office:value-type="float" office:value="-0.01758308" calcext:value-type="float">
            <text:p>-0.01758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86556" calcext:value-type="float">
            <text:p>-0.2786556</text:p>
          </table:table-cell>
          <table:table-cell office:value-type="float" office:value="0.01926279" calcext:value-type="float">
            <text:p>0.01926279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1669" calcext:value-type="float">
            <text:p>-2.3816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2" calcext:value-type="float">
            <text:p>8022002</text:p>
          </table:table-cell>
          <table:table-cell office:value-type="float" office:value="5.100001" calcext:value-type="float">
            <text:p>5.100001</text:p>
          </table:table-cell>
          <table:table-cell office:value-type="float" office:value="14.42094" calcext:value-type="float">
            <text:p>14.42094</text:p>
          </table:table-cell>
          <table:table-cell office:value-type="float" office:value="0" calcext:value-type="float">
            <text:p>0</text:p>
          </table:table-cell>
          <table:table-cell office:value-type="float" office:value="1059.914" calcext:value-type="float">
            <text:p>1059.914</text:p>
          </table:table-cell>
          <table:table-cell office:value-type="float" office:value="-2.383505" calcext:value-type="float">
            <text:p>-2.383505</text:p>
          </table:table-cell>
          <table:table-cell office:value-type="float" office:value="0" calcext:value-type="float">
            <text:p>0</text:p>
          </table:table-cell>
          <table:table-cell office:value-type="float" office:value="0.2224457" calcext:value-type="float">
            <text:p>0.2224457</text:p>
          </table:table-cell>
          <table:table-cell office:value-type="float" office:value="0.2342938" calcext:value-type="float">
            <text:p>0.2342938</text:p>
          </table:table-cell>
          <table:table-cell office:value-type="float" office:value="0.256094" calcext:value-type="float">
            <text:p>0.256094</text:p>
          </table:table-cell>
          <table:table-cell office:value-type="float" office:value="0.2657345" calcext:value-type="float">
            <text:p>0.2657345</text:p>
          </table:table-cell>
          <table:table-cell office:value-type="float" office:value="0.2778281" calcext:value-type="float">
            <text:p>0.2778281</text:p>
          </table:table-cell>
          <table:table-cell office:value-type="float" office:value="0.2565638" calcext:value-type="float">
            <text:p>0.2565638</text:p>
          </table:table-cell>
          <table:table-cell office:value-type="float" office:value="0.2650852" calcext:value-type="float">
            <text:p>0.2650852</text:p>
          </table:table-cell>
          <table:table-cell office:value-type="float" office:value="0.3585023" calcext:value-type="float">
            <text:p>0.3585023</text:p>
          </table:table-cell>
          <table:table-cell office:value-type="float" office:value="0.3527093" calcext:value-type="float">
            <text:p>0.3527093</text:p>
          </table:table-cell>
          <table:table-cell office:value-type="float" office:value="0.3651859" calcext:value-type="float">
            <text:p>0.3651859</text:p>
          </table:table-cell>
          <table:table-cell office:value-type="float" office:value="0.38189" calcext:value-type="float">
            <text:p>0.38189</text:p>
          </table:table-cell>
          <table:table-cell office:value-type="float" office:value="0.3938647" calcext:value-type="float">
            <text:p>0.3938647</text:p>
          </table:table-cell>
          <table:table-cell office:value-type="float" office:value="0.4623737" calcext:value-type="float">
            <text:p>0.4623737</text:p>
          </table:table-cell>
          <table:table-cell office:value-type="float" office:value="0" calcext:value-type="float">
            <text:p>0</text:p>
          </table:table-cell>
          <table:table-cell office:value-type="float" office:value="0.005769513" calcext:value-type="float">
            <text:p>0.005769513</text:p>
          </table:table-cell>
          <table:table-cell office:value-type="float" office:value="0.0006850839" calcext:value-type="float">
            <text:p>0.0006850839</text:p>
          </table:table-cell>
          <table:table-cell office:value-type="float" office:value="0.06272826" calcext:value-type="float">
            <text:p>0.06272826</text:p>
          </table:table-cell>
          <table:table-cell office:value-type="float" office:value="0.05177517" calcext:value-type="float">
            <text:p>0.05177517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580559" calcext:value-type="float">
            <text:p>-0.3580559</text:p>
          </table:table-cell>
          <table:table-cell office:value-type="float" office:value="-0.2418698" calcext:value-type="float">
            <text:p>-0.2418698</text:p>
          </table:table-cell>
          <table:table-cell office:value-type="float" office:value="-0.1220612" calcext:value-type="float">
            <text:p>-0.1220612</text:p>
          </table:table-cell>
          <table:table-cell office:value-type="float" office:value="-0.09227874" calcext:value-type="float">
            <text:p>-0.09227874</text:p>
          </table:table-cell>
          <table:table-cell office:value-type="float" office:value="-0.06525872" calcext:value-type="float">
            <text:p>-0.06525872</text:p>
          </table:table-cell>
          <table:table-cell office:value-type="float" office:value="-0.04601358" calcext:value-type="float">
            <text:p>-0.04601358</text:p>
          </table:table-cell>
          <table:table-cell office:value-type="float" office:value="-0.03501097" calcext:value-type="float">
            <text:p>-0.03501097</text:p>
          </table:table-cell>
          <table:table-cell office:value-type="float" office:value="-0.03013361" calcext:value-type="float">
            <text:p>-0.03013361</text:p>
          </table:table-cell>
          <table:table-cell office:value-type="float" office:value="-0.02397649" calcext:value-type="float">
            <text:p>-0.02397649</text:p>
          </table:table-cell>
          <table:table-cell office:value-type="float" office:value="-0.01758865" calcext:value-type="float">
            <text:p>-0.01758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8055" calcext:value-type="float">
            <text:p>-0.338055</text:p>
          </table:table-cell>
          <table:table-cell office:value-type="float" office:value="0.01898305" calcext:value-type="float">
            <text:p>0.0189830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0789" calcext:value-type="float">
            <text:p>-2.3807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2" calcext:value-type="float">
            <text:p>9022002</text:p>
          </table:table-cell>
          <table:table-cell office:value-type="float" office:value="15" calcext:value-type="float">
            <text:p>15</text:p>
          </table:table-cell>
          <table:table-cell office:value-type="float" office:value="14.4027" calcext:value-type="float">
            <text:p>14.4027</text:p>
          </table:table-cell>
          <table:table-cell office:value-type="float" office:value="0" calcext:value-type="float">
            <text:p>0</text:p>
          </table:table-cell>
          <table:table-cell office:value-type="float" office:value="1069.49" calcext:value-type="float">
            <text:p>1069.49</text:p>
          </table:table-cell>
          <table:table-cell office:value-type="float" office:value="-2.04131" calcext:value-type="float">
            <text:p>-2.04131</text:p>
          </table:table-cell>
          <table:table-cell office:value-type="float" office:value="0" calcext:value-type="float">
            <text:p>0</text:p>
          </table:table-cell>
          <table:table-cell office:value-type="float" office:value="0.3070984" calcext:value-type="float">
            <text:p>0.3070984</text:p>
          </table:table-cell>
          <table:table-cell office:value-type="float" office:value="0.2716584" calcext:value-type="float">
            <text:p>0.2716584</text:p>
          </table:table-cell>
          <table:table-cell office:value-type="float" office:value="0.2568097" calcext:value-type="float">
            <text:p>0.2568097</text:p>
          </table:table-cell>
          <table:table-cell office:value-type="float" office:value="0.2743493" calcext:value-type="float">
            <text:p>0.2743493</text:p>
          </table:table-cell>
          <table:table-cell office:value-type="float" office:value="0.2794465" calcext:value-type="float">
            <text:p>0.2794465</text:p>
          </table:table-cell>
          <table:table-cell office:value-type="float" office:value="0.2570424" calcext:value-type="float">
            <text:p>0.2570424</text:p>
          </table:table-cell>
          <table:table-cell office:value-type="float" office:value="0.3252952" calcext:value-type="float">
            <text:p>0.3252952</text:p>
          </table:table-cell>
          <table:table-cell office:value-type="float" office:value="0.3598888" calcext:value-type="float">
            <text:p>0.3598888</text:p>
          </table:table-cell>
          <table:table-cell office:value-type="float" office:value="0.3526636" calcext:value-type="float">
            <text:p>0.3526636</text:p>
          </table:table-cell>
          <table:table-cell office:value-type="float" office:value="0.3651754" calcext:value-type="float">
            <text:p>0.3651754</text:p>
          </table:table-cell>
          <table:table-cell office:value-type="float" office:value="0.3818842" calcext:value-type="float">
            <text:p>0.3818842</text:p>
          </table:table-cell>
          <table:table-cell office:value-type="float" office:value="0.3938456" calcext:value-type="float">
            <text:p>0.3938456</text:p>
          </table:table-cell>
          <table:table-cell office:value-type="float" office:value="0.4623685" calcext:value-type="float">
            <text:p>0.4623685</text:p>
          </table:table-cell>
          <table:table-cell office:value-type="float" office:value="0" calcext:value-type="float">
            <text:p>0</text:p>
          </table:table-cell>
          <table:table-cell office:value-type="float" office:value="0.08491068" calcext:value-type="float">
            <text:p>0.08491068</text:p>
          </table:table-cell>
          <table:table-cell office:value-type="float" office:value="0.009225087" calcext:value-type="float">
            <text:p>0.009225087</text:p>
          </table:table-cell>
          <table:table-cell office:value-type="float" office:value="0.06408377" calcext:value-type="float">
            <text:p>0.06408377</text:p>
          </table:table-cell>
          <table:table-cell office:value-type="float" office:value="0.04238114" calcext:value-type="float">
            <text:p>0.04238114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2794151" calcext:value-type="float">
            <text:p>-0.02794151</text:p>
          </table:table-cell>
          <table:table-cell office:value-type="float" office:value="-0.07751594" calcext:value-type="float">
            <text:p>-0.07751594</text:p>
          </table:table-cell>
          <table:table-cell office:value-type="float" office:value="-0.1198722" calcext:value-type="float">
            <text:p>-0.1198722</text:p>
          </table:table-cell>
          <table:table-cell office:value-type="float" office:value="-0.07205644" calcext:value-type="float">
            <text:p>-0.07205644</text:p>
          </table:table-cell>
          <table:table-cell office:value-type="float" office:value="-0.06247128" calcext:value-type="float">
            <text:p>-0.06247128</text:p>
          </table:table-cell>
          <table:table-cell office:value-type="float" office:value="-0.04544353" calcext:value-type="float">
            <text:p>-0.04544353</text:p>
          </table:table-cell>
          <table:table-cell office:value-type="float" office:value="-0.006368206" calcext:value-type="float">
            <text:p>-0.006368206</text:p>
          </table:table-cell>
          <table:table-cell office:value-type="float" office:value="-0.02787772" calcext:value-type="float">
            <text:p>-0.02787772</text:p>
          </table:table-cell>
          <table:table-cell office:value-type="float" office:value="-0.02403045" calcext:value-type="float">
            <text:p>-0.02403045</text:p>
          </table:table-cell>
          <table:table-cell office:value-type="float" office:value="-0.01759711" calcext:value-type="float">
            <text:p>-0.01759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088463" calcext:value-type="float">
            <text:p>-0.03088463</text:p>
          </table:table-cell>
          <table:table-cell office:value-type="float" office:value="0.01908005" calcext:value-type="float">
            <text:p>0.0190800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2385" calcext:value-type="float">
            <text:p>-2.3823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2" calcext:value-type="float">
            <text:p>10022002</text:p>
          </table:table-cell>
          <table:table-cell office:value-type="float" office:value="15.20001" calcext:value-type="float">
            <text:p>15.20001</text:p>
          </table:table-cell>
          <table:table-cell office:value-type="float" office:value="15.24517" calcext:value-type="float">
            <text:p>15.24517</text:p>
          </table:table-cell>
          <table:table-cell office:value-type="float" office:value="0" calcext:value-type="float">
            <text:p>0</text:p>
          </table:table-cell>
          <table:table-cell office:value-type="float" office:value="1068.616" calcext:value-type="float">
            <text:p>1068.616</text:p>
          </table:table-cell>
          <table:table-cell office:value-type="float" office:value="-1.809865" calcext:value-type="float">
            <text:p>-1.809865</text:p>
          </table:table-cell>
          <table:table-cell office:value-type="float" office:value="0" calcext:value-type="float">
            <text:p>0</text:p>
          </table:table-cell>
          <table:table-cell office:value-type="float" office:value="0.2254035" calcext:value-type="float">
            <text:p>0.2254035</text:p>
          </table:table-cell>
          <table:table-cell office:value-type="float" office:value="0.2688804" calcext:value-type="float">
            <text:p>0.2688804</text:p>
          </table:table-cell>
          <table:table-cell office:value-type="float" office:value="0.2723765" calcext:value-type="float">
            <text:p>0.2723765</text:p>
          </table:table-cell>
          <table:table-cell office:value-type="float" office:value="0.282211" calcext:value-type="float">
            <text:p>0.282211</text:p>
          </table:table-cell>
          <table:table-cell office:value-type="float" office:value="0.2848421" calcext:value-type="float">
            <text:p>0.2848421</text:p>
          </table:table-cell>
          <table:table-cell office:value-type="float" office:value="0.2618137" calcext:value-type="float">
            <text:p>0.2618137</text:p>
          </table:table-cell>
          <table:table-cell office:value-type="float" office:value="0.2962093" calcext:value-type="float">
            <text:p>0.2962093</text:p>
          </table:table-cell>
          <table:table-cell office:value-type="float" office:value="0.3650774" calcext:value-type="float">
            <text:p>0.3650774</text:p>
          </table:table-cell>
          <table:table-cell office:value-type="float" office:value="0.3531719" calcext:value-type="float">
            <text:p>0.3531719</text:p>
          </table:table-cell>
          <table:table-cell office:value-type="float" office:value="0.3651788" calcext:value-type="float">
            <text:p>0.3651788</text:p>
          </table:table-cell>
          <table:table-cell office:value-type="float" office:value="0.3818766" calcext:value-type="float">
            <text:p>0.3818766</text:p>
          </table:table-cell>
          <table:table-cell office:value-type="float" office:value="0.3938204" calcext:value-type="float">
            <text:p>0.3938204</text:p>
          </table:table-cell>
          <table:table-cell office:value-type="float" office:value="0.4623621" calcext:value-type="float">
            <text:p>0.4623621</text:p>
          </table:table-cell>
          <table:table-cell office:value-type="float" office:value="0" calcext:value-type="float">
            <text:p>0</text:p>
          </table:table-cell>
          <table:table-cell office:value-type="float" office:value="0.09001256" calcext:value-type="float">
            <text:p>0.09001256</text:p>
          </table:table-cell>
          <table:table-cell office:value-type="float" office:value="0.01291891" calcext:value-type="float">
            <text:p>0.01291891</text:p>
          </table:table-cell>
          <table:table-cell office:value-type="float" office:value="0.05449469" calcext:value-type="float">
            <text:p>0.05449469</text:p>
          </table:table-cell>
          <table:table-cell office:value-type="float" office:value="0.03140363" calcext:value-type="float">
            <text:p>0.03140363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936773" calcext:value-type="float">
            <text:p>-0.2936773</text:p>
          </table:table-cell>
          <table:table-cell office:value-type="float" office:value="-0.08237309" calcext:value-type="float">
            <text:p>-0.08237309</text:p>
          </table:table-cell>
          <table:table-cell office:value-type="float" office:value="-0.07596104" calcext:value-type="float">
            <text:p>-0.07596104</text:p>
          </table:table-cell>
          <table:table-cell office:value-type="float" office:value="-0.05796186" calcext:value-type="float">
            <text:p>-0.05796186</text:p>
          </table:table-cell>
          <table:table-cell office:value-type="float" office:value="-0.05396421" calcext:value-type="float">
            <text:p>-0.05396421</text:p>
          </table:table-cell>
          <table:table-cell office:value-type="float" office:value="-0.03945637" calcext:value-type="float">
            <text:p>-0.03945637</text:p>
          </table:table-cell>
          <table:table-cell office:value-type="float" office:value="-0.01387982" calcext:value-type="float">
            <text:p>-0.01387982</text:p>
          </table:table-cell>
          <table:table-cell office:value-type="float" office:value="-0.02037702" calcext:value-type="float">
            <text:p>-0.02037702</text:p>
          </table:table-cell>
          <table:table-cell office:value-type="float" office:value="-0.02346876" calcext:value-type="float">
            <text:p>-0.02346876</text:p>
          </table:table-cell>
          <table:table-cell office:value-type="float" office:value="-0.01759467" calcext:value-type="float">
            <text:p>-0.01759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16821" calcext:value-type="float">
            <text:p>-0.516821</text:p>
          </table:table-cell>
          <table:table-cell office:value-type="float" office:value="0.01892189" calcext:value-type="float">
            <text:p>0.01892189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2767" calcext:value-type="float">
            <text:p>-2.3827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2" calcext:value-type="float">
            <text:p>11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15.8053" calcext:value-type="float">
            <text:p>15.8053</text:p>
          </table:table-cell>
          <table:table-cell office:value-type="float" office:value="0" calcext:value-type="float">
            <text:p>0</text:p>
          </table:table-cell>
          <table:table-cell office:value-type="float" office:value="1068.499" calcext:value-type="float">
            <text:p>1068.499</text:p>
          </table:table-cell>
          <table:table-cell office:value-type="float" office:value="-1.652393" calcext:value-type="float">
            <text:p>-1.652393</text:p>
          </table:table-cell>
          <table:table-cell office:value-type="float" office:value="0" calcext:value-type="float">
            <text:p>0</text:p>
          </table:table-cell>
          <table:table-cell office:value-type="float" office:value="0.2842763" calcext:value-type="float">
            <text:p>0.2842763</text:p>
          </table:table-cell>
          <table:table-cell office:value-type="float" office:value="0.2853703" calcext:value-type="float">
            <text:p>0.2853703</text:p>
          </table:table-cell>
          <table:table-cell office:value-type="float" office:value="0.2868246" calcext:value-type="float">
            <text:p>0.2868246</text:p>
          </table:table-cell>
          <table:table-cell office:value-type="float" office:value="0.2905146" calcext:value-type="float">
            <text:p>0.2905146</text:p>
          </table:table-cell>
          <table:table-cell office:value-type="float" office:value="0.2912859" calcext:value-type="float">
            <text:p>0.2912859</text:p>
          </table:table-cell>
          <table:table-cell office:value-type="float" office:value="0.2650218" calcext:value-type="float">
            <text:p>0.2650218</text:p>
          </table:table-cell>
          <table:table-cell office:value-type="float" office:value="0.2847058" calcext:value-type="float">
            <text:p>0.2847058</text:p>
          </table:table-cell>
          <table:table-cell office:value-type="float" office:value="0.3658904" calcext:value-type="float">
            <text:p>0.3658904</text:p>
          </table:table-cell>
          <table:table-cell office:value-type="float" office:value="0.3539079" calcext:value-type="float">
            <text:p>0.3539079</text:p>
          </table:table-cell>
          <table:table-cell office:value-type="float" office:value="0.3652239" calcext:value-type="float">
            <text:p>0.3652239</text:p>
          </table:table-cell>
          <table:table-cell office:value-type="float" office:value="0.3818704" calcext:value-type="float">
            <text:p>0.3818704</text:p>
          </table:table-cell>
          <table:table-cell office:value-type="float" office:value="0.3937978" calcext:value-type="float">
            <text:p>0.3937978</text:p>
          </table:table-cell>
          <table:table-cell office:value-type="float" office:value="0.4623713" calcext:value-type="float">
            <text:p>0.4623713</text:p>
          </table:table-cell>
          <table:table-cell office:value-type="float" office:value="0" calcext:value-type="float">
            <text:p>0</text:p>
          </table:table-cell>
          <table:table-cell office:value-type="float" office:value="0.01756583" calcext:value-type="float">
            <text:p>0.01756583</text:p>
          </table:table-cell>
          <table:table-cell office:value-type="float" office:value="0.002235803" calcext:value-type="float">
            <text:p>0.002235803</text:p>
          </table:table-cell>
          <table:table-cell office:value-type="float" office:value="0.04078592" calcext:value-type="float">
            <text:p>0.04078592</text:p>
          </table:table-cell>
          <table:table-cell office:value-type="float" office:value="0.01947453" calcext:value-type="float">
            <text:p>0.01947453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5321205" calcext:value-type="float">
            <text:p>-0.05321205</text:p>
          </table:table-cell>
          <table:table-cell office:value-type="float" office:value="-0.05286159" calcext:value-type="float">
            <text:p>-0.05286159</text:p>
          </table:table-cell>
          <table:table-cell office:value-type="float" office:value="-0.05107042" calcext:value-type="float">
            <text:p>-0.05107042</text:p>
          </table:table-cell>
          <table:table-cell office:value-type="float" office:value="-0.046384" calcext:value-type="float">
            <text:p>-0.046384</text:p>
          </table:table-cell>
          <table:table-cell office:value-type="float" office:value="-0.04543423" calcext:value-type="float">
            <text:p>-0.04543423</text:p>
          </table:table-cell>
          <table:table-cell office:value-type="float" office:value="-0.03593247" calcext:value-type="float">
            <text:p>-0.03593247</text:p>
          </table:table-cell>
          <table:table-cell office:value-type="float" office:value="-0.01940477" calcext:value-type="float">
            <text:p>-0.01940477</text:p>
          </table:table-cell>
          <table:table-cell office:value-type="float" office:value="-0.01938566" calcext:value-type="float">
            <text:p>-0.01938566</text:p>
          </table:table-cell>
          <table:table-cell office:value-type="float" office:value="-0.02266957" calcext:value-type="float">
            <text:p>-0.02266957</text:p>
          </table:table-cell>
          <table:table-cell office:value-type="float" office:value="-0.01755796" calcext:value-type="float">
            <text:p>-0.01755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25486" calcext:value-type="float">
            <text:p>-0.0525486</text:p>
          </table:table-cell>
          <table:table-cell office:value-type="float" office:value="0.01866466" calcext:value-type="float">
            <text:p>0.01866466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2172" calcext:value-type="float">
            <text:p>-2.3821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2" calcext:value-type="float">
            <text:p>12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16.94434" calcext:value-type="float">
            <text:p>16.94434</text:p>
          </table:table-cell>
          <table:table-cell office:value-type="float" office:value="0" calcext:value-type="float">
            <text:p>0</text:p>
          </table:table-cell>
          <table:table-cell office:value-type="float" office:value="1067.36" calcext:value-type="float">
            <text:p>1067.36</text:p>
          </table:table-cell>
          <table:table-cell office:value-type="float" office:value="-1.652393" calcext:value-type="float">
            <text:p>-1.652393</text:p>
          </table:table-cell>
          <table:table-cell office:value-type="float" office:value="0" calcext:value-type="float">
            <text:p>0</text:p>
          </table:table-cell>
          <table:table-cell office:value-type="float" office:value="0.2360239" calcext:value-type="float">
            <text:p>0.2360239</text:p>
          </table:table-cell>
          <table:table-cell office:value-type="float" office:value="0.2807529" calcext:value-type="float">
            <text:p>0.2807529</text:p>
          </table:table-cell>
          <table:table-cell office:value-type="float" office:value="0.3099536" calcext:value-type="float">
            <text:p>0.3099536</text:p>
          </table:table-cell>
          <table:table-cell office:value-type="float" office:value="0.3071422" calcext:value-type="float">
            <text:p>0.3071422</text:p>
          </table:table-cell>
          <table:table-cell office:value-type="float" office:value="0.3011625" calcext:value-type="float">
            <text:p>0.3011625</text:p>
          </table:table-cell>
          <table:table-cell office:value-type="float" office:value="0.2672475" calcext:value-type="float">
            <text:p>0.2672475</text:p>
          </table:table-cell>
          <table:table-cell office:value-type="float" office:value="0.2793883" calcext:value-type="float">
            <text:p>0.2793883</text:p>
          </table:table-cell>
          <table:table-cell office:value-type="float" office:value="0.3651725" calcext:value-type="float">
            <text:p>0.3651725</text:p>
          </table:table-cell>
          <table:table-cell office:value-type="float" office:value="0.3545118" calcext:value-type="float">
            <text:p>0.3545118</text:p>
          </table:table-cell>
          <table:table-cell office:value-type="float" office:value="0.3653049" calcext:value-type="float">
            <text:p>0.3653049</text:p>
          </table:table-cell>
          <table:table-cell office:value-type="float" office:value="0.3818705" calcext:value-type="float">
            <text:p>0.3818705</text:p>
          </table:table-cell>
          <table:table-cell office:value-type="float" office:value="0.3937874" calcext:value-type="float">
            <text:p>0.3937874</text:p>
          </table:table-cell>
          <table:table-cell office:value-type="float" office:value="0.4623654" calcext:value-type="float">
            <text:p>0.4623654</text:p>
          </table:table-cell>
          <table:table-cell office:value-type="float" office:value="0" calcext:value-type="float">
            <text:p>0</text:p>
          </table:table-cell>
          <table:table-cell office:value-type="float" office:value="0.04328718" calcext:value-type="float">
            <text:p>0.04328718</text:p>
          </table:table-cell>
          <table:table-cell office:value-type="float" office:value="0.005511934" calcext:value-type="float">
            <text:p>0.005511934</text:p>
          </table:table-cell>
          <table:table-cell office:value-type="float" office:value="0.0004342512" calcext:value-type="float">
            <text:p>0.0004342512</text:p>
          </table:table-cell>
          <table:table-cell office:value-type="float" office:value="0.001439813" calcext:value-type="float">
            <text:p>0.001439813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143808" calcext:value-type="float">
            <text:p>-0.2143808</text:p>
          </table:table-cell>
          <table:table-cell office:value-type="float" office:value="-0.0595139" calcext:value-type="float">
            <text:p>-0.0595139</text:p>
          </table:table-cell>
          <table:table-cell office:value-type="float" office:value="-0.02888556" calcext:value-type="float">
            <text:p>-0.02888556</text:p>
          </table:table-cell>
          <table:table-cell office:value-type="float" office:value="-0.03073893" calcext:value-type="float">
            <text:p>-0.03073893</text:p>
          </table:table-cell>
          <table:table-cell office:value-type="float" office:value="-0.035229" calcext:value-type="float">
            <text:p>-0.035229</text:p>
          </table:table-cell>
          <table:table-cell office:value-type="float" office:value="-0.03371352" calcext:value-type="float">
            <text:p>-0.03371352</text:p>
          </table:table-cell>
          <table:table-cell office:value-type="float" office:value="-0.02275258" calcext:value-type="float">
            <text:p>-0.02275258</text:p>
          </table:table-cell>
          <table:table-cell office:value-type="float" office:value="-0.02021894" calcext:value-type="float">
            <text:p>-0.02021894</text:p>
          </table:table-cell>
          <table:table-cell office:value-type="float" office:value="-0.02203393" calcext:value-type="float">
            <text:p>-0.02203393</text:p>
          </table:table-cell>
          <table:table-cell office:value-type="float" office:value="-0.01749172" calcext:value-type="float">
            <text:p>-0.01749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56671" calcext:value-type="float">
            <text:p>-0.3256671</text:p>
          </table:table-cell>
          <table:table-cell office:value-type="float" office:value="0.01836156" calcext:value-type="float">
            <text:p>0.01836156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81421" calcext:value-type="float">
            <text:p>-2.3814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2" calcext:value-type="float">
            <text:p>13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17.97685" calcext:value-type="float">
            <text:p>17.97685</text:p>
          </table:table-cell>
          <table:table-cell office:value-type="float" office:value="0" calcext:value-type="float">
            <text:p>0</text:p>
          </table:table-cell>
          <table:table-cell office:value-type="float" office:value="1066.327" calcext:value-type="float">
            <text:p>1066.327</text:p>
          </table:table-cell>
          <table:table-cell office:value-type="float" office:value="-1.652393" calcext:value-type="float">
            <text:p>-1.652393</text:p>
          </table:table-cell>
          <table:table-cell office:value-type="float" office:value="0" calcext:value-type="float">
            <text:p>0</text:p>
          </table:table-cell>
          <table:table-cell office:value-type="float" office:value="0.2641788" calcext:value-type="float">
            <text:p>0.2641788</text:p>
          </table:table-cell>
          <table:table-cell office:value-type="float" office:value="0.2823299" calcext:value-type="float">
            <text:p>0.2823299</text:p>
          </table:table-cell>
          <table:table-cell office:value-type="float" office:value="0.2984317" calcext:value-type="float">
            <text:p>0.2984317</text:p>
          </table:table-cell>
          <table:table-cell office:value-type="float" office:value="0.3038751" calcext:value-type="float">
            <text:p>0.3038751</text:p>
          </table:table-cell>
          <table:table-cell office:value-type="float" office:value="0.3050026" calcext:value-type="float">
            <text:p>0.3050026</text:p>
          </table:table-cell>
          <table:table-cell office:value-type="float" office:value="0.2700993" calcext:value-type="float">
            <text:p>0.2700993</text:p>
          </table:table-cell>
          <table:table-cell office:value-type="float" office:value="0.2769077" calcext:value-type="float">
            <text:p>0.2769077</text:p>
          </table:table-cell>
          <table:table-cell office:value-type="float" office:value="0.364251" calcext:value-type="float">
            <text:p>0.364251</text:p>
          </table:table-cell>
          <table:table-cell office:value-type="float" office:value="0.3549308" calcext:value-type="float">
            <text:p>0.3549308</text:p>
          </table:table-cell>
          <table:table-cell office:value-type="float" office:value="0.3654065" calcext:value-type="float">
            <text:p>0.3654065</text:p>
          </table:table-cell>
          <table:table-cell office:value-type="float" office:value="0.3818789" calcext:value-type="float">
            <text:p>0.3818789</text:p>
          </table:table-cell>
          <table:table-cell office:value-type="float" office:value="0.3937784" calcext:value-type="float">
            <text:p>0.3937784</text:p>
          </table:table-cell>
          <table:table-cell office:value-type="float" office:value="0.4623742" calcext:value-type="float">
            <text:p>0.4623742</text:p>
          </table:table-cell>
          <table:table-cell office:value-type="float" office:value="0" calcext:value-type="float">
            <text:p>0</text:p>
          </table:table-cell>
          <table:table-cell office:value-type="float" office:value="0.0001927798" calcext:value-type="float">
            <text:p>0.0001927798</text:p>
          </table:table-cell>
          <table:table-cell office:value-type="float" office:value="9.711386E-016" calcext:value-type="float">
            <text:p>9.711386E-16</text:p>
          </table:table-cell>
          <table:table-cell office:value-type="float" office:value="9.575029E-016" calcext:value-type="float">
            <text:p>9.575029E-16</text:p>
          </table:table-cell>
          <table:table-cell office:value-type="float" office:value="9.959915E-016" calcext:value-type="float">
            <text:p>9.959915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9616558" calcext:value-type="float">
            <text:p>-0.09616558</text:p>
          </table:table-cell>
          <table:table-cell office:value-type="float" office:value="-0.05750264" calcext:value-type="float">
            <text:p>-0.05750264</text:p>
          </table:table-cell>
          <table:table-cell office:value-type="float" office:value="-0.03754529" calcext:value-type="float">
            <text:p>-0.03754529</text:p>
          </table:table-cell>
          <table:table-cell office:value-type="float" office:value="-0.03276709" calcext:value-type="float">
            <text:p>-0.03276709</text:p>
          </table:table-cell>
          <table:table-cell office:value-type="float" office:value="-0.0320532" calcext:value-type="float">
            <text:p>-0.0320532</text:p>
          </table:table-cell>
          <table:table-cell office:value-type="float" office:value="-0.03110769" calcext:value-type="float">
            <text:p>-0.03110769</text:p>
          </table:table-cell>
          <table:table-cell office:value-type="float" office:value="-0.02454018" calcext:value-type="float">
            <text:p>-0.02454018</text:p>
          </table:table-cell>
          <table:table-cell office:value-type="float" office:value="-0.02135491" calcext:value-type="float">
            <text:p>-0.02135491</text:p>
          </table:table-cell>
          <table:table-cell office:value-type="float" office:value="-0.02160337" calcext:value-type="float">
            <text:p>-0.02160337</text:p>
          </table:table-cell>
          <table:table-cell office:value-type="float" office:value="-0.01740875" calcext:value-type="float">
            <text:p>-0.01740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43885" calcext:value-type="float">
            <text:p>-0.1243885</text:p>
          </table:table-cell>
          <table:table-cell office:value-type="float" office:value="0.0182162" calcext:value-type="float">
            <text:p>0.0182162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82155" calcext:value-type="float">
            <text:p>-2.3821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2" calcext:value-type="float">
            <text:p>14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18.41623" calcext:value-type="float">
            <text:p>18.41623</text:p>
          </table:table-cell>
          <table:table-cell office:value-type="float" office:value="0" calcext:value-type="float">
            <text:p>0</text:p>
          </table:table-cell>
          <table:table-cell office:value-type="float" office:value="1065.888" calcext:value-type="float">
            <text:p>1065.888</text:p>
          </table:table-cell>
          <table:table-cell office:value-type="float" office:value="-1.652393" calcext:value-type="float">
            <text:p>-1.652393</text:p>
          </table:table-cell>
          <table:table-cell office:value-type="float" office:value="0" calcext:value-type="float">
            <text:p>0</text:p>
          </table:table-cell>
          <table:table-cell office:value-type="float" office:value="0.2704769" calcext:value-type="float">
            <text:p>0.2704769</text:p>
          </table:table-cell>
          <table:table-cell office:value-type="float" office:value="0.2809236" calcext:value-type="float">
            <text:p>0.2809236</text:p>
          </table:table-cell>
          <table:table-cell office:value-type="float" office:value="0.2943797" calcext:value-type="float">
            <text:p>0.2943797</text:p>
          </table:table-cell>
          <table:table-cell office:value-type="float" office:value="0.3006882" calcext:value-type="float">
            <text:p>0.3006882</text:p>
          </table:table-cell>
          <table:table-cell office:value-type="float" office:value="0.3034245" calcext:value-type="float">
            <text:p>0.3034245</text:p>
          </table:table-cell>
          <table:table-cell office:value-type="float" office:value="0.2712248" calcext:value-type="float">
            <text:p>0.2712248</text:p>
          </table:table-cell>
          <table:table-cell office:value-type="float" office:value="0.2758738" calcext:value-type="float">
            <text:p>0.2758738</text:p>
          </table:table-cell>
          <table:table-cell office:value-type="float" office:value="0.3635657" calcext:value-type="float">
            <text:p>0.3635657</text:p>
          </table:table-cell>
          <table:table-cell office:value-type="float" office:value="0.3551885" calcext:value-type="float">
            <text:p>0.3551885</text:p>
          </table:table-cell>
          <table:table-cell office:value-type="float" office:value="0.3655165" calcext:value-type="float">
            <text:p>0.3655165</text:p>
          </table:table-cell>
          <table:table-cell office:value-type="float" office:value="0.3818955" calcext:value-type="float">
            <text:p>0.3818955</text:p>
          </table:table-cell>
          <table:table-cell office:value-type="float" office:value="0.3937663" calcext:value-type="float">
            <text:p>0.39376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53997E-016" calcext:value-type="float">
            <text:p>9.553997E-16</text:p>
          </table:table-cell>
          <table:table-cell office:value-type="float" office:value="9.711347E-016" calcext:value-type="float">
            <text:p>9.711347E-16</text:p>
          </table:table-cell>
          <table:table-cell office:value-type="float" office:value="9.574997E-016" calcext:value-type="float">
            <text:p>9.574997E-16</text:p>
          </table:table-cell>
          <table:table-cell office:value-type="float" office:value="9.959914E-016" calcext:value-type="float">
            <text:p>9.959914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799068" calcext:value-type="float">
            <text:p>-0.0799068</text:p>
          </table:table-cell>
          <table:table-cell office:value-type="float" office:value="-0.05988839" calcext:value-type="float">
            <text:p>-0.05988839</text:p>
          </table:table-cell>
          <table:table-cell office:value-type="float" office:value="-0.0417669" calcext:value-type="float">
            <text:p>-0.0417669</text:p>
          </table:table-cell>
          <table:table-cell office:value-type="float" office:value="-0.03549427" calcext:value-type="float">
            <text:p>-0.03549427</text:p>
          </table:table-cell>
          <table:table-cell office:value-type="float" office:value="-0.03309909" calcext:value-type="float">
            <text:p>-0.03309909</text:p>
          </table:table-cell>
          <table:table-cell office:value-type="float" office:value="-0.03014158" calcext:value-type="float">
            <text:p>-0.03014158</text:p>
          </table:table-cell>
          <table:table-cell office:value-type="float" office:value="-0.0253258" calcext:value-type="float">
            <text:p>-0.0253258</text:p>
          </table:table-cell>
          <table:table-cell office:value-type="float" office:value="-0.02224592" calcext:value-type="float">
            <text:p>-0.02224592</text:p>
          </table:table-cell>
          <table:table-cell office:value-type="float" office:value="-0.02134279" calcext:value-type="float">
            <text:p>-0.02134279</text:p>
          </table:table-cell>
          <table:table-cell office:value-type="float" office:value="-0.01731939" calcext:value-type="float">
            <text:p>-0.01731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906481" calcext:value-type="float">
            <text:p>-0.08906481</text:p>
          </table:table-cell>
          <table:table-cell office:value-type="float" office:value="0.01813654" calcext:value-type="float">
            <text:p>0.01813654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83296" calcext:value-type="float">
            <text:p>-2.3832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2" calcext:value-type="float">
            <text:p>15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19.82734" calcext:value-type="float">
            <text:p>19.82734</text:p>
          </table:table-cell>
          <table:table-cell office:value-type="float" office:value="0" calcext:value-type="float">
            <text:p>0</text:p>
          </table:table-cell>
          <table:table-cell office:value-type="float" office:value="1064.477" calcext:value-type="float">
            <text:p>1064.477</text:p>
          </table:table-cell>
          <table:table-cell office:value-type="float" office:value="-1.652393" calcext:value-type="float">
            <text:p>-1.652393</text:p>
          </table:table-cell>
          <table:table-cell office:value-type="float" office:value="0" calcext:value-type="float">
            <text:p>0</text:p>
          </table:table-cell>
          <table:table-cell office:value-type="float" office:value="0.2417265" calcext:value-type="float">
            <text:p>0.2417265</text:p>
          </table:table-cell>
          <table:table-cell office:value-type="float" office:value="0.2734315" calcext:value-type="float">
            <text:p>0.2734315</text:p>
          </table:table-cell>
          <table:table-cell office:value-type="float" office:value="0.2909369" calcext:value-type="float">
            <text:p>0.2909369</text:p>
          </table:table-cell>
          <table:table-cell office:value-type="float" office:value="0.2987747" calcext:value-type="float">
            <text:p>0.2987747</text:p>
          </table:table-cell>
          <table:table-cell office:value-type="float" office:value="0.302339" calcext:value-type="float">
            <text:p>0.302339</text:p>
          </table:table-cell>
          <table:table-cell office:value-type="float" office:value="0.2713557" calcext:value-type="float">
            <text:p>0.2713557</text:p>
          </table:table-cell>
          <table:table-cell office:value-type="float" office:value="0.2752122" calcext:value-type="float">
            <text:p>0.2752122</text:p>
          </table:table-cell>
          <table:table-cell office:value-type="float" office:value="0.3630587" calcext:value-type="float">
            <text:p>0.3630587</text:p>
          </table:table-cell>
          <table:table-cell office:value-type="float" office:value="0.3553455" calcext:value-type="float">
            <text:p>0.3553455</text:p>
          </table:table-cell>
          <table:table-cell office:value-type="float" office:value="0.3656258" calcext:value-type="float">
            <text:p>0.3656258</text:p>
          </table:table-cell>
          <table:table-cell office:value-type="float" office:value="0.3819187" calcext:value-type="float">
            <text:p>0.3819187</text:p>
          </table:table-cell>
          <table:table-cell office:value-type="float" office:value="0.3937493" calcext:value-type="float">
            <text:p>0.39374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79176E-016" calcext:value-type="float">
            <text:p>9.879176E-16</text:p>
          </table:table-cell>
          <table:table-cell office:value-type="float" office:value="9.711302E-016" calcext:value-type="float">
            <text:p>9.711302E-16</text:p>
          </table:table-cell>
          <table:table-cell office:value-type="float" office:value="9.574973E-016" calcext:value-type="float">
            <text:p>9.574973E-16</text:p>
          </table:table-cell>
          <table:table-cell office:value-type="float" office:value="9.959892E-016" calcext:value-type="float">
            <text:p>9.959892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91206" calcext:value-type="float">
            <text:p>-0.191206</text:p>
          </table:table-cell>
          <table:table-cell office:value-type="float" office:value="-0.07355801" calcext:value-type="float">
            <text:p>-0.07355801</text:p>
          </table:table-cell>
          <table:table-cell office:value-type="float" office:value="-0.04571836" calcext:value-type="float">
            <text:p>-0.04571836</text:p>
          </table:table-cell>
          <table:table-cell office:value-type="float" office:value="-0.03727673" calcext:value-type="float">
            <text:p>-0.03727673</text:p>
          </table:table-cell>
          <table:table-cell office:value-type="float" office:value="-0.03403149" calcext:value-type="float">
            <text:p>-0.03403149</text:p>
          </table:table-cell>
          <table:table-cell office:value-type="float" office:value="-0.03002743" calcext:value-type="float">
            <text:p>-0.03002743</text:p>
          </table:table-cell>
          <table:table-cell office:value-type="float" office:value="-0.02584173" calcext:value-type="float">
            <text:p>-0.02584173</text:p>
          </table:table-cell>
          <table:table-cell office:value-type="float" office:value="-0.02292923" calcext:value-type="float">
            <text:p>-0.02292923</text:p>
          </table:table-cell>
          <table:table-cell office:value-type="float" office:value="-0.02118568" calcext:value-type="float">
            <text:p>-0.02118568</text:p>
          </table:table-cell>
          <table:table-cell office:value-type="float" office:value="-0.01723094" calcext:value-type="float">
            <text:p>-0.01723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77741" calcext:value-type="float">
            <text:p>-0.2777741</text:p>
          </table:table-cell>
          <table:table-cell office:value-type="float" office:value="0.01800906" calcext:value-type="float">
            <text:p>0.01800906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84374" calcext:value-type="float">
            <text:p>-2.3843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2" calcext:value-type="float">
            <text:p>16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21.28905" calcext:value-type="float">
            <text:p>21.28905</text:p>
          </table:table-cell>
          <table:table-cell office:value-type="float" office:value="0" calcext:value-type="float">
            <text:p>0</text:p>
          </table:table-cell>
          <table:table-cell office:value-type="float" office:value="1063.015" calcext:value-type="float">
            <text:p>1063.015</text:p>
          </table:table-cell>
          <table:table-cell office:value-type="float" office:value="-1.652393" calcext:value-type="float">
            <text:p>-1.652393</text:p>
          </table:table-cell>
          <table:table-cell office:value-type="float" office:value="0" calcext:value-type="float">
            <text:p>0</text:p>
          </table:table-cell>
          <table:table-cell office:value-type="float" office:value="0.2032833" calcext:value-type="float">
            <text:p>0.2032833</text:p>
          </table:table-cell>
          <table:table-cell office:value-type="float" office:value="0.2675944" calcext:value-type="float">
            <text:p>0.2675944</text:p>
          </table:table-cell>
          <table:table-cell office:value-type="float" office:value="0.2878268" calcext:value-type="float">
            <text:p>0.2878268</text:p>
          </table:table-cell>
          <table:table-cell office:value-type="float" office:value="0.2967624" calcext:value-type="float">
            <text:p>0.2967624</text:p>
          </table:table-cell>
          <table:table-cell office:value-type="float" office:value="0.3008564" calcext:value-type="float">
            <text:p>0.3008564</text:p>
          </table:table-cell>
          <table:table-cell office:value-type="float" office:value="0.2709762" calcext:value-type="float">
            <text:p>0.2709762</text:p>
          </table:table-cell>
          <table:table-cell office:value-type="float" office:value="0.2746332" calcext:value-type="float">
            <text:p>0.2746332</text:p>
          </table:table-cell>
          <table:table-cell office:value-type="float" office:value="0.3626692" calcext:value-type="float">
            <text:p>0.3626692</text:p>
          </table:table-cell>
          <table:table-cell office:value-type="float" office:value="0.3554358" calcext:value-type="float">
            <text:p>0.3554358</text:p>
          </table:table-cell>
          <table:table-cell office:value-type="float" office:value="0.3657304" calcext:value-type="float">
            <text:p>0.3657304</text:p>
          </table:table-cell>
          <table:table-cell office:value-type="float" office:value="0.3819465" calcext:value-type="float">
            <text:p>0.3819465</text:p>
          </table:table-cell>
          <table:table-cell office:value-type="float" office:value="0.3937289" calcext:value-type="float">
            <text:p>0.393728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7961E-016" calcext:value-type="float">
            <text:p>9.87961E-16</text:p>
          </table:table-cell>
          <table:table-cell office:value-type="float" office:value="9.711263E-016" calcext:value-type="float">
            <text:p>9.711263E-16</text:p>
          </table:table-cell>
          <table:table-cell office:value-type="float" office:value="9.574955E-016" calcext:value-type="float">
            <text:p>9.574955E-16</text:p>
          </table:table-cell>
          <table:table-cell office:value-type="float" office:value="9.959852E-016" calcext:value-type="float">
            <text:p>9.959852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7224677" calcext:value-type="float">
            <text:p>-0.7224677</text:p>
          </table:table-cell>
          <table:table-cell office:value-type="float" office:value="-0.08707203" calcext:value-type="float">
            <text:p>-0.08707203</text:p>
          </table:table-cell>
          <table:table-cell office:value-type="float" office:value="-0.04967123" calcext:value-type="float">
            <text:p>-0.04967123</text:p>
          </table:table-cell>
          <table:table-cell office:value-type="float" office:value="-0.0392768" calcext:value-type="float">
            <text:p>-0.0392768</text:p>
          </table:table-cell>
          <table:table-cell office:value-type="float" office:value="-0.03534355" calcext:value-type="float">
            <text:p>-0.03534355</text:p>
          </table:table-cell>
          <table:table-cell office:value-type="float" office:value="-0.03034003" calcext:value-type="float">
            <text:p>-0.03034003</text:p>
          </table:table-cell>
          <table:table-cell office:value-type="float" office:value="-0.02630171" calcext:value-type="float">
            <text:p>-0.02630171</text:p>
          </table:table-cell>
          <table:table-cell office:value-type="float" office:value="-0.02346897" calcext:value-type="float">
            <text:p>-0.02346897</text:p>
          </table:table-cell>
          <table:table-cell office:value-type="float" office:value="-0.02109573" calcext:value-type="float">
            <text:p>-0.02109573</text:p>
          </table:table-cell>
          <table:table-cell office:value-type="float" office:value="-0.01714673" calcext:value-type="float">
            <text:p>-0.01714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454876" calcext:value-type="float">
            <text:p>-1.454876</text:p>
          </table:table-cell>
          <table:table-cell office:value-type="float" office:value="0.01790554" calcext:value-type="float">
            <text:p>0.01790554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85397" calcext:value-type="float">
            <text:p>-2.3853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2" calcext:value-type="float">
            <text:p>17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22.45431" calcext:value-type="float">
            <text:p>22.45431</text:p>
          </table:table-cell>
          <table:table-cell office:value-type="float" office:value="0" calcext:value-type="float">
            <text:p>0</text:p>
          </table:table-cell>
          <table:table-cell office:value-type="float" office:value="1061.85" calcext:value-type="float">
            <text:p>1061.85</text:p>
          </table:table-cell>
          <table:table-cell office:value-type="float" office:value="-1.652393" calcext:value-type="float">
            <text:p>-1.652393</text:p>
          </table:table-cell>
          <table:table-cell office:value-type="float" office:value="0" calcext:value-type="float">
            <text:p>0</text:p>
          </table:table-cell>
          <table:table-cell office:value-type="float" office:value="0.1676345" calcext:value-type="float">
            <text:p>0.1676345</text:p>
          </table:table-cell>
          <table:table-cell office:value-type="float" office:value="0.2651175" calcext:value-type="float">
            <text:p>0.2651175</text:p>
          </table:table-cell>
          <table:table-cell office:value-type="float" office:value="0.2850634" calcext:value-type="float">
            <text:p>0.2850634</text:p>
          </table:table-cell>
          <table:table-cell office:value-type="float" office:value="0.2949773" calcext:value-type="float">
            <text:p>0.2949773</text:p>
          </table:table-cell>
          <table:table-cell office:value-type="float" office:value="0.2996096" calcext:value-type="float">
            <text:p>0.2996096</text:p>
          </table:table-cell>
          <table:table-cell office:value-type="float" office:value="0.2703756" calcext:value-type="float">
            <text:p>0.2703756</text:p>
          </table:table-cell>
          <table:table-cell office:value-type="float" office:value="0.2740488" calcext:value-type="float">
            <text:p>0.2740488</text:p>
          </table:table-cell>
          <table:table-cell office:value-type="float" office:value="0.362352" calcext:value-type="float">
            <text:p>0.362352</text:p>
          </table:table-cell>
          <table:table-cell office:value-type="float" office:value="0.3554784" calcext:value-type="float">
            <text:p>0.3554784</text:p>
          </table:table-cell>
          <table:table-cell office:value-type="float" office:value="0.3658278" calcext:value-type="float">
            <text:p>0.3658278</text:p>
          </table:table-cell>
          <table:table-cell office:value-type="float" office:value="0.3819774" calcext:value-type="float">
            <text:p>0.3819774</text:p>
          </table:table-cell>
          <table:table-cell office:value-type="float" office:value="0.3937076" calcext:value-type="float">
            <text:p>0.393707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29915E-016" calcext:value-type="float">
            <text:p>9.429915E-16</text:p>
          </table:table-cell>
          <table:table-cell office:value-type="float" office:value="9.71123E-016" calcext:value-type="float">
            <text:p>9.71123E-16</text:p>
          </table:table-cell>
          <table:table-cell office:value-type="float" office:value="9.574944E-016" calcext:value-type="float">
            <text:p>9.574944E-16</text:p>
          </table:table-cell>
          <table:table-cell office:value-type="float" office:value="9.959801E-016" calcext:value-type="float">
            <text:p>9.959801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238276" calcext:value-type="float">
            <text:p>-3.238276</text:p>
          </table:table-cell>
          <table:table-cell office:value-type="float" office:value="-0.0936088" calcext:value-type="float">
            <text:p>-0.0936088</text:p>
          </table:table-cell>
          <table:table-cell office:value-type="float" office:value="-0.05350749" calcext:value-type="float">
            <text:p>-0.05350749</text:p>
          </table:table-cell>
          <table:table-cell office:value-type="float" office:value="-0.04113527" calcext:value-type="float">
            <text:p>-0.04113527</text:p>
          </table:table-cell>
          <table:table-cell office:value-type="float" office:value="-0.03649046" calcext:value-type="float">
            <text:p>-0.03649046</text:p>
          </table:table-cell>
          <table:table-cell office:value-type="float" office:value="-0.0308477" calcext:value-type="float">
            <text:p>-0.0308477</text:p>
          </table:table-cell>
          <table:table-cell office:value-type="float" office:value="-0.02677521" calcext:value-type="float">
            <text:p>-0.02677521</text:p>
          </table:table-cell>
          <table:table-cell office:value-type="float" office:value="-0.02391796" calcext:value-type="float">
            <text:p>-0.02391796</text:p>
          </table:table-cell>
          <table:table-cell office:value-type="float" office:value="-0.02105333" calcext:value-type="float">
            <text:p>-0.02105333</text:p>
          </table:table-cell>
          <table:table-cell office:value-type="float" office:value="-0.01706874" calcext:value-type="float">
            <text:p>-0.01706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80991" calcext:value-type="float">
            <text:p>-4.280991</text:p>
          </table:table-cell>
          <table:table-cell office:value-type="float" office:value="0.01785036" calcext:value-type="float">
            <text:p>0.01785036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86371" calcext:value-type="float">
            <text:p>-2.3863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2" calcext:value-type="float">
            <text:p>18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22.9871" calcext:value-type="float">
            <text:p>22.9871</text:p>
          </table:table-cell>
          <table:table-cell office:value-type="float" office:value="0" calcext:value-type="float">
            <text:p>0</text:p>
          </table:table-cell>
          <table:table-cell office:value-type="float" office:value="1061.317" calcext:value-type="float">
            <text:p>1061.317</text:p>
          </table:table-cell>
          <table:table-cell office:value-type="float" office:value="-1.652393" calcext:value-type="float">
            <text:p>-1.652393</text:p>
          </table:table-cell>
          <table:table-cell office:value-type="float" office:value="0" calcext:value-type="float">
            <text:p>0</text:p>
          </table:table-cell>
          <table:table-cell office:value-type="float" office:value="0.1652161" calcext:value-type="float">
            <text:p>0.1652161</text:p>
          </table:table-cell>
          <table:table-cell office:value-type="float" office:value="0.2623834" calcext:value-type="float">
            <text:p>0.2623834</text:p>
          </table:table-cell>
          <table:table-cell office:value-type="float" office:value="0.283265" calcext:value-type="float">
            <text:p>0.283265</text:p>
          </table:table-cell>
          <table:table-cell office:value-type="float" office:value="0.2931446" calcext:value-type="float">
            <text:p>0.2931446</text:p>
          </table:table-cell>
          <table:table-cell office:value-type="float" office:value="0.2986891" calcext:value-type="float">
            <text:p>0.2986891</text:p>
          </table:table-cell>
          <table:table-cell office:value-type="float" office:value="0.2696718" calcext:value-type="float">
            <text:p>0.2696718</text:p>
          </table:table-cell>
          <table:table-cell office:value-type="float" office:value="0.2734675" calcext:value-type="float">
            <text:p>0.2734675</text:p>
          </table:table-cell>
          <table:table-cell office:value-type="float" office:value="0.3620761" calcext:value-type="float">
            <text:p>0.3620761</text:p>
          </table:table-cell>
          <table:table-cell office:value-type="float" office:value="0.3554855" calcext:value-type="float">
            <text:p>0.3554855</text:p>
          </table:table-cell>
          <table:table-cell office:value-type="float" office:value="0.3659168" calcext:value-type="float">
            <text:p>0.3659168</text:p>
          </table:table-cell>
          <table:table-cell office:value-type="float" office:value="0.3820106" calcext:value-type="float">
            <text:p>0.3820106</text:p>
          </table:table-cell>
          <table:table-cell office:value-type="float" office:value="0.3936834" calcext:value-type="float">
            <text:p>0.39368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30366E-016" calcext:value-type="float">
            <text:p>9.430366E-16</text:p>
          </table:table-cell>
          <table:table-cell office:value-type="float" office:value="9.711197E-016" calcext:value-type="float">
            <text:p>9.711197E-16</text:p>
          </table:table-cell>
          <table:table-cell office:value-type="float" office:value="9.574929E-016" calcext:value-type="float">
            <text:p>9.574929E-16</text:p>
          </table:table-cell>
          <table:table-cell office:value-type="float" office:value="9.95975E-016" calcext:value-type="float">
            <text:p>9.95975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644255" calcext:value-type="float">
            <text:p>-3.644255</text:p>
          </table:table-cell>
          <table:table-cell office:value-type="float" office:value="-0.1012874" calcext:value-type="float">
            <text:p>-0.1012874</text:p>
          </table:table-cell>
          <table:table-cell office:value-type="float" office:value="-0.05619453" calcext:value-type="float">
            <text:p>-0.05619453</text:p>
          </table:table-cell>
          <table:table-cell office:value-type="float" office:value="-0.04316255" calcext:value-type="float">
            <text:p>-0.04316255</text:p>
          </table:table-cell>
          <table:table-cell office:value-type="float" office:value="-0.03736873" calcext:value-type="float">
            <text:p>-0.03736873</text:p>
          </table:table-cell>
          <table:table-cell office:value-type="float" office:value="-0.03145543" calcext:value-type="float">
            <text:p>-0.03145543</text:p>
          </table:table-cell>
          <table:table-cell office:value-type="float" office:value="-0.02725575" calcext:value-type="float">
            <text:p>-0.02725575</text:p>
          </table:table-cell>
          <table:table-cell office:value-type="float" office:value="-0.02431554" calcext:value-type="float">
            <text:p>-0.02431554</text:p>
          </table:table-cell>
          <table:table-cell office:value-type="float" office:value="-0.02104602" calcext:value-type="float">
            <text:p>-0.02104602</text:p>
          </table:table-cell>
          <table:table-cell office:value-type="float" office:value="-0.01699776" calcext:value-type="float">
            <text:p>-0.01699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20053" calcext:value-type="float">
            <text:p>-4.420053</text:p>
          </table:table-cell>
          <table:table-cell office:value-type="float" office:value="0.01781033" calcext:value-type="float">
            <text:p>0.01781033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87301" calcext:value-type="float">
            <text:p>-2.3873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2" calcext:value-type="float">
            <text:p>19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23.03701" calcext:value-type="float">
            <text:p>23.03701</text:p>
          </table:table-cell>
          <table:table-cell office:value-type="float" office:value="0" calcext:value-type="float">
            <text:p>0</text:p>
          </table:table-cell>
          <table:table-cell office:value-type="float" office:value="1061.267" calcext:value-type="float">
            <text:p>1061.267</text:p>
          </table:table-cell>
          <table:table-cell office:value-type="float" office:value="-1.652393" calcext:value-type="float">
            <text:p>-1.652393</text:p>
          </table:table-cell>
          <table:table-cell office:value-type="float" office:value="0" calcext:value-type="float">
            <text:p>0</text:p>
          </table:table-cell>
          <table:table-cell office:value-type="float" office:value="0.1936524" calcext:value-type="float">
            <text:p>0.1936524</text:p>
          </table:table-cell>
          <table:table-cell office:value-type="float" office:value="0.2590488" calcext:value-type="float">
            <text:p>0.2590488</text:p>
          </table:table-cell>
          <table:table-cell office:value-type="float" office:value="0.2811884" calcext:value-type="float">
            <text:p>0.2811884</text:p>
          </table:table-cell>
          <table:table-cell office:value-type="float" office:value="0.2921073" calcext:value-type="float">
            <text:p>0.2921073</text:p>
          </table:table-cell>
          <table:table-cell office:value-type="float" office:value="0.2976107" calcext:value-type="float">
            <text:p>0.2976107</text:p>
          </table:table-cell>
          <table:table-cell office:value-type="float" office:value="0.2688472" calcext:value-type="float">
            <text:p>0.2688472</text:p>
          </table:table-cell>
          <table:table-cell office:value-type="float" office:value="0.2728893" calcext:value-type="float">
            <text:p>0.2728893</text:p>
          </table:table-cell>
          <table:table-cell office:value-type="float" office:value="0.3618477" calcext:value-type="float">
            <text:p>0.3618477</text:p>
          </table:table-cell>
          <table:table-cell office:value-type="float" office:value="0.3554661" calcext:value-type="float">
            <text:p>0.3554661</text:p>
          </table:table-cell>
          <table:table-cell office:value-type="float" office:value="0.3659967" calcext:value-type="float">
            <text:p>0.3659967</text:p>
          </table:table-cell>
          <table:table-cell office:value-type="float" office:value="0.3820438" calcext:value-type="float">
            <text:p>0.3820438</text:p>
          </table:table-cell>
          <table:table-cell office:value-type="float" office:value="0.3936586" calcext:value-type="float">
            <text:p>0.393658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30755E-016" calcext:value-type="float">
            <text:p>9.430755E-16</text:p>
          </table:table-cell>
          <table:table-cell office:value-type="float" office:value="9.711194E-016" calcext:value-type="float">
            <text:p>9.711194E-16</text:p>
          </table:table-cell>
          <table:table-cell office:value-type="float" office:value="9.574927E-016" calcext:value-type="float">
            <text:p>9.574927E-16</text:p>
          </table:table-cell>
          <table:table-cell office:value-type="float" office:value="9.959691E-016" calcext:value-type="float">
            <text:p>9.959691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068951" calcext:value-type="float">
            <text:p>-1.068951</text:p>
          </table:table-cell>
          <table:table-cell office:value-type="float" office:value="-0.111717" calcext:value-type="float">
            <text:p>-0.111717</text:p>
          </table:table-cell>
          <table:table-cell office:value-type="float" office:value="-0.05945342" calcext:value-type="float">
            <text:p>-0.05945342</text:p>
          </table:table-cell>
          <table:table-cell office:value-type="float" office:value="-0.04436431" calcext:value-type="float">
            <text:p>-0.04436431</text:p>
          </table:table-cell>
          <table:table-cell office:value-type="float" office:value="-0.03842595" calcext:value-type="float">
            <text:p>-0.03842595</text:p>
          </table:table-cell>
          <table:table-cell office:value-type="float" office:value="-0.03218412" calcext:value-type="float">
            <text:p>-0.03218412</text:p>
          </table:table-cell>
          <table:table-cell office:value-type="float" office:value="-0.02774315" calcext:value-type="float">
            <text:p>-0.02774315</text:p>
          </table:table-cell>
          <table:table-cell office:value-type="float" office:value="-0.0246502" calcext:value-type="float">
            <text:p>-0.0246502</text:p>
          </table:table-cell>
          <table:table-cell office:value-type="float" office:value="-0.02106493" calcext:value-type="float">
            <text:p>-0.02106493</text:p>
          </table:table-cell>
          <table:table-cell office:value-type="float" office:value="-0.01693437" calcext:value-type="float">
            <text:p>-0.01693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45396" calcext:value-type="float">
            <text:p>-1.345396</text:p>
          </table:table-cell>
          <table:table-cell office:value-type="float" office:value="0.01777712" calcext:value-type="float">
            <text:p>0.01777712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88196" calcext:value-type="float">
            <text:p>-2.3881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2" calcext:value-type="float">
            <text:p>20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23.59348" calcext:value-type="float">
            <text:p>23.59348</text:p>
          </table:table-cell>
          <table:table-cell office:value-type="float" office:value="0" calcext:value-type="float">
            <text:p>0</text:p>
          </table:table-cell>
          <table:table-cell office:value-type="float" office:value="1060.71" calcext:value-type="float">
            <text:p>1060.71</text:p>
          </table:table-cell>
          <table:table-cell office:value-type="float" office:value="-1.652393" calcext:value-type="float">
            <text:p>-1.652393</text:p>
          </table:table-cell>
          <table:table-cell office:value-type="float" office:value="0" calcext:value-type="float">
            <text:p>0</text:p>
          </table:table-cell>
          <table:table-cell office:value-type="float" office:value="0.1909122" calcext:value-type="float">
            <text:p>0.1909122</text:p>
          </table:table-cell>
          <table:table-cell office:value-type="float" office:value="0.2546545" calcext:value-type="float">
            <text:p>0.2546545</text:p>
          </table:table-cell>
          <table:table-cell office:value-type="float" office:value="0.2798719" calcext:value-type="float">
            <text:p>0.2798719</text:p>
          </table:table-cell>
          <table:table-cell office:value-type="float" office:value="0.2910898" calcext:value-type="float">
            <text:p>0.2910898</text:p>
          </table:table-cell>
          <table:table-cell office:value-type="float" office:value="0.2966502" calcext:value-type="float">
            <text:p>0.2966502</text:p>
          </table:table-cell>
          <table:table-cell office:value-type="float" office:value="0.2680013" calcext:value-type="float">
            <text:p>0.2680013</text:p>
          </table:table-cell>
          <table:table-cell office:value-type="float" office:value="0.2723062" calcext:value-type="float">
            <text:p>0.2723062</text:p>
          </table:table-cell>
          <table:table-cell office:value-type="float" office:value="0.3616308" calcext:value-type="float">
            <text:p>0.3616308</text:p>
          </table:table-cell>
          <table:table-cell office:value-type="float" office:value="0.3554274" calcext:value-type="float">
            <text:p>0.3554274</text:p>
          </table:table-cell>
          <table:table-cell office:value-type="float" office:value="0.3660673" calcext:value-type="float">
            <text:p>0.3660673</text:p>
          </table:table-cell>
          <table:table-cell office:value-type="float" office:value="0.3820766" calcext:value-type="float">
            <text:p>0.3820766</text:p>
          </table:table-cell>
          <table:table-cell office:value-type="float" office:value="0.3936345" calcext:value-type="float">
            <text:p>0.39363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31101E-016" calcext:value-type="float">
            <text:p>9.431101E-16</text:p>
          </table:table-cell>
          <table:table-cell office:value-type="float" office:value="9.711181E-016" calcext:value-type="float">
            <text:p>9.711181E-16</text:p>
          </table:table-cell>
          <table:table-cell office:value-type="float" office:value="9.574906E-016" calcext:value-type="float">
            <text:p>9.574906E-16</text:p>
          </table:table-cell>
          <table:table-cell office:value-type="float" office:value="9.959647E-016" calcext:value-type="float">
            <text:p>9.959647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180715" calcext:value-type="float">
            <text:p>-1.180715</text:p>
          </table:table-cell>
          <table:table-cell office:value-type="float" office:value="-0.127511" calcext:value-type="float">
            <text:p>-0.127511</text:p>
          </table:table-cell>
          <table:table-cell office:value-type="float" office:value="-0.061657" calcext:value-type="float">
            <text:p>-0.061657</text:p>
          </table:table-cell>
          <table:table-cell office:value-type="float" office:value="-0.04557002" calcext:value-type="float">
            <text:p>-0.04557002</text:p>
          </table:table-cell>
          <table:table-cell office:value-type="float" office:value="-0.03939323" calcext:value-type="float">
            <text:p>-0.03939323</text:p>
          </table:table-cell>
          <table:table-cell office:value-type="float" office:value="-0.03295295" calcext:value-type="float">
            <text:p>-0.03295295</text:p>
          </table:table-cell>
          <table:table-cell office:value-type="float" office:value="-0.02824466" calcext:value-type="float">
            <text:p>-0.02824466</text:p>
          </table:table-cell>
          <table:table-cell office:value-type="float" office:value="-0.0249717" calcext:value-type="float">
            <text:p>-0.0249717</text:p>
          </table:table-cell>
          <table:table-cell office:value-type="float" office:value="-0.02110296" calcext:value-type="float">
            <text:p>-0.02110296</text:p>
          </table:table-cell>
          <table:table-cell office:value-type="float" office:value="-0.01687847" calcext:value-type="float">
            <text:p>-0.01687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21837" calcext:value-type="float">
            <text:p>-1.921837</text:p>
          </table:table-cell>
          <table:table-cell office:value-type="float" office:value="0.01773176" calcext:value-type="float">
            <text:p>0.01773176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89051" calcext:value-type="float">
            <text:p>-2.3890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2" calcext:value-type="float">
            <text:p>21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24.52359" calcext:value-type="float">
            <text:p>24.52359</text:p>
          </table:table-cell>
          <table:table-cell office:value-type="float" office:value="0" calcext:value-type="float">
            <text:p>0</text:p>
          </table:table-cell>
          <table:table-cell office:value-type="float" office:value="1059.78" calcext:value-type="float">
            <text:p>1059.78</text:p>
          </table:table-cell>
          <table:table-cell office:value-type="float" office:value="-1.652393" calcext:value-type="float">
            <text:p>-1.652393</text:p>
          </table:table-cell>
          <table:table-cell office:value-type="float" office:value="0" calcext:value-type="float">
            <text:p>0</text:p>
          </table:table-cell>
          <table:table-cell office:value-type="float" office:value="0.166683" calcext:value-type="float">
            <text:p>0.166683</text:p>
          </table:table-cell>
          <table:table-cell office:value-type="float" office:value="0.2511816" calcext:value-type="float">
            <text:p>0.2511816</text:p>
          </table:table-cell>
          <table:table-cell office:value-type="float" office:value="0.2785723" calcext:value-type="float">
            <text:p>0.2785723</text:p>
          </table:table-cell>
          <table:table-cell office:value-type="float" office:value="0.2899152" calcext:value-type="float">
            <text:p>0.2899152</text:p>
          </table:table-cell>
          <table:table-cell office:value-type="float" office:value="0.2955064" calcext:value-type="float">
            <text:p>0.2955064</text:p>
          </table:table-cell>
          <table:table-cell office:value-type="float" office:value="0.2671683" calcext:value-type="float">
            <text:p>0.2671683</text:p>
          </table:table-cell>
          <table:table-cell office:value-type="float" office:value="0.2717417" calcext:value-type="float">
            <text:p>0.2717417</text:p>
          </table:table-cell>
          <table:table-cell office:value-type="float" office:value="0.3614123" calcext:value-type="float">
            <text:p>0.3614123</text:p>
          </table:table-cell>
          <table:table-cell office:value-type="float" office:value="0.3553714" calcext:value-type="float">
            <text:p>0.3553714</text:p>
          </table:table-cell>
          <table:table-cell office:value-type="float" office:value="0.3661285" calcext:value-type="float">
            <text:p>0.3661285</text:p>
          </table:table-cell>
          <table:table-cell office:value-type="float" office:value="0.3821072" calcext:value-type="float">
            <text:p>0.3821072</text:p>
          </table:table-cell>
          <table:table-cell office:value-type="float" office:value="0.3936113" calcext:value-type="float">
            <text:p>0.39361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85673E-016" calcext:value-type="float">
            <text:p>9.485673E-16</text:p>
          </table:table-cell>
          <table:table-cell office:value-type="float" office:value="9.711146E-016" calcext:value-type="float">
            <text:p>9.711146E-16</text:p>
          </table:table-cell>
          <table:table-cell office:value-type="float" office:value="9.574888E-016" calcext:value-type="float">
            <text:p>9.574888E-16</text:p>
          </table:table-cell>
          <table:table-cell office:value-type="float" office:value="9.959603E-016" calcext:value-type="float">
            <text:p>9.959603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372835" calcext:value-type="float">
            <text:p>-3.372835</text:p>
          </table:table-cell>
          <table:table-cell office:value-type="float" office:value="-0.1416967" calcext:value-type="float">
            <text:p>-0.1416967</text:p>
          </table:table-cell>
          <table:table-cell office:value-type="float" office:value="-0.06393272" calcext:value-type="float">
            <text:p>-0.06393272</text:p>
          </table:table-cell>
          <table:table-cell office:value-type="float" office:value="-0.04700943" calcext:value-type="float">
            <text:p>-0.04700943</text:p>
          </table:table-cell>
          <table:table-cell office:value-type="float" office:value="-0.04056595" calcext:value-type="float">
            <text:p>-0.04056595</text:p>
          </table:table-cell>
          <table:table-cell office:value-type="float" office:value="-0.03374843" calcext:value-type="float">
            <text:p>-0.03374843</text:p>
          </table:table-cell>
          <table:table-cell office:value-type="float" office:value="-0.0287431" calcext:value-type="float">
            <text:p>-0.0287431</text:p>
          </table:table-cell>
          <table:table-cell office:value-type="float" office:value="-0.02530026" calcext:value-type="float">
            <text:p>-0.02530026</text:p>
          </table:table-cell>
          <table:table-cell office:value-type="float" office:value="-0.02115814" calcext:value-type="float">
            <text:p>-0.02115814</text:p>
          </table:table-cell>
          <table:table-cell office:value-type="float" office:value="-0.01683015" calcext:value-type="float">
            <text:p>-0.01683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64981" calcext:value-type="float">
            <text:p>-4.664981</text:p>
          </table:table-cell>
          <table:table-cell office:value-type="float" office:value="0.01769234" calcext:value-type="float">
            <text:p>0.01769234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89877" calcext:value-type="float">
            <text:p>-2.3898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2" calcext:value-type="float">
            <text:p>22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25.13165" calcext:value-type="float">
            <text:p>25.13165</text:p>
          </table:table-cell>
          <table:table-cell office:value-type="float" office:value="0" calcext:value-type="float">
            <text:p>0</text:p>
          </table:table-cell>
          <table:table-cell office:value-type="float" office:value="1059.172" calcext:value-type="float">
            <text:p>1059.172</text:p>
          </table:table-cell>
          <table:table-cell office:value-type="float" office:value="-1.652393" calcext:value-type="float">
            <text:p>-1.652393</text:p>
          </table:table-cell>
          <table:table-cell office:value-type="float" office:value="0" calcext:value-type="float">
            <text:p>0</text:p>
          </table:table-cell>
          <table:table-cell office:value-type="float" office:value="0.1573344" calcext:value-type="float">
            <text:p>0.1573344</text:p>
          </table:table-cell>
          <table:table-cell office:value-type="float" office:value="0.2481156" calcext:value-type="float">
            <text:p>0.2481156</text:p>
          </table:table-cell>
          <table:table-cell office:value-type="float" office:value="0.2777462" calcext:value-type="float">
            <text:p>0.2777462</text:p>
          </table:table-cell>
          <table:table-cell office:value-type="float" office:value="0.2885129" calcext:value-type="float">
            <text:p>0.2885129</text:p>
          </table:table-cell>
          <table:table-cell office:value-type="float" office:value="0.2939435" calcext:value-type="float">
            <text:p>0.2939435</text:p>
          </table:table-cell>
          <table:table-cell office:value-type="float" office:value="0.2664524" calcext:value-type="float">
            <text:p>0.2664524</text:p>
          </table:table-cell>
          <table:table-cell office:value-type="float" office:value="0.271416" calcext:value-type="float">
            <text:p>0.271416</text:p>
          </table:table-cell>
          <table:table-cell office:value-type="float" office:value="0.3612141" calcext:value-type="float">
            <text:p>0.3612141</text:p>
          </table:table-cell>
          <table:table-cell office:value-type="float" office:value="0.3553006" calcext:value-type="float">
            <text:p>0.3553006</text:p>
          </table:table-cell>
          <table:table-cell office:value-type="float" office:value="0.3661805" calcext:value-type="float">
            <text:p>0.3661805</text:p>
          </table:table-cell>
          <table:table-cell office:value-type="float" office:value="0.3821363" calcext:value-type="float">
            <text:p>0.3821363</text:p>
          </table:table-cell>
          <table:table-cell office:value-type="float" office:value="0.3935886" calcext:value-type="float">
            <text:p>0.393588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86073E-016" calcext:value-type="float">
            <text:p>9.486073E-16</text:p>
          </table:table-cell>
          <table:table-cell office:value-type="float" office:value="9.711122E-016" calcext:value-type="float">
            <text:p>9.711122E-16</text:p>
          </table:table-cell>
          <table:table-cell office:value-type="float" office:value="9.574875E-016" calcext:value-type="float">
            <text:p>9.574875E-16</text:p>
          </table:table-cell>
          <table:table-cell office:value-type="float" office:value="9.959554E-016" calcext:value-type="float">
            <text:p>9.959554E-16</text:p>
          </table:table-cell>
          <table:table-cell office:value-type="float" office:value="9.32056E-016" calcext:value-type="float">
            <text:p>9.3205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30633" calcext:value-type="float">
            <text:p>-5.30633</text:p>
          </table:table-cell>
          <table:table-cell office:value-type="float" office:value="-0.1557525" calcext:value-type="float">
            <text:p>-0.1557525</text:p>
          </table:table-cell>
          <table:table-cell office:value-type="float" office:value="-0.06539024" calcext:value-type="float">
            <text:p>-0.06539024</text:p>
          </table:table-cell>
          <table:table-cell office:value-type="float" office:value="-0.04879205" calcext:value-type="float">
            <text:p>-0.04879205</text:p>
          </table:table-cell>
          <table:table-cell office:value-type="float" office:value="-0.04227048" calcext:value-type="float">
            <text:p>-0.04227048</text:p>
          </table:table-cell>
          <table:table-cell office:value-type="float" office:value="-0.03444885" calcext:value-type="float">
            <text:p>-0.03444885</text:p>
          </table:table-cell>
          <table:table-cell office:value-type="float" office:value="-0.02903183" calcext:value-type="float">
            <text:p>-0.02903183</text:p>
          </table:table-cell>
          <table:table-cell office:value-type="float" office:value="-0.02560238" calcext:value-type="float">
            <text:p>-0.02560238</text:p>
          </table:table-cell>
          <table:table-cell office:value-type="float" office:value="-0.02122818" calcext:value-type="float">
            <text:p>-0.02122818</text:p>
          </table:table-cell>
          <table:table-cell office:value-type="float" office:value="-0.01678922" calcext:value-type="float">
            <text:p>-0.01678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31706" calcext:value-type="float">
            <text:p>-6.331706</text:p>
          </table:table-cell>
          <table:table-cell office:value-type="float" office:value="0.01766665" calcext:value-type="float">
            <text:p>0.01766665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90671" calcext:value-type="float">
            <text:p>-2.3906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2" calcext:value-type="float">
            <text:p>23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25.64257" calcext:value-type="float">
            <text:p>25.64257</text:p>
          </table:table-cell>
          <table:table-cell office:value-type="float" office:value="0" calcext:value-type="float">
            <text:p>0</text:p>
          </table:table-cell>
          <table:table-cell office:value-type="float" office:value="1058.662" calcext:value-type="float">
            <text:p>1058.662</text:p>
          </table:table-cell>
          <table:table-cell office:value-type="float" office:value="-1.652393" calcext:value-type="float">
            <text:p>-1.652393</text:p>
          </table:table-cell>
          <table:table-cell office:value-type="float" office:value="0" calcext:value-type="float">
            <text:p>0</text:p>
          </table:table-cell>
          <table:table-cell office:value-type="float" office:value="0.1545733" calcext:value-type="float">
            <text:p>0.1545733</text:p>
          </table:table-cell>
          <table:table-cell office:value-type="float" office:value="0.2453729" calcext:value-type="float">
            <text:p>0.2453729</text:p>
          </table:table-cell>
          <table:table-cell office:value-type="float" office:value="0.276042" calcext:value-type="float">
            <text:p>0.276042</text:p>
          </table:table-cell>
          <table:table-cell office:value-type="float" office:value="0.287332" calcext:value-type="float">
            <text:p>0.287332</text:p>
          </table:table-cell>
          <table:table-cell office:value-type="float" office:value="0.2934547" calcext:value-type="float">
            <text:p>0.2934547</text:p>
          </table:table-cell>
          <table:table-cell office:value-type="float" office:value="0.2658345" calcext:value-type="float">
            <text:p>0.2658345</text:p>
          </table:table-cell>
          <table:table-cell office:value-type="float" office:value="0.2710079" calcext:value-type="float">
            <text:p>0.2710079</text:p>
          </table:table-cell>
          <table:table-cell office:value-type="float" office:value="0.361032" calcext:value-type="float">
            <text:p>0.361032</text:p>
          </table:table-cell>
          <table:table-cell office:value-type="float" office:value="0.3552195" calcext:value-type="float">
            <text:p>0.3552195</text:p>
          </table:table-cell>
          <table:table-cell office:value-type="float" office:value="0.3662234" calcext:value-type="float">
            <text:p>0.3662234</text:p>
          </table:table-cell>
          <table:table-cell office:value-type="float" office:value="0.3821631" calcext:value-type="float">
            <text:p>0.3821631</text:p>
          </table:table-cell>
          <table:table-cell office:value-type="float" office:value="0.3935661" calcext:value-type="float">
            <text:p>0.39356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86617E-016" calcext:value-type="float">
            <text:p>9.486617E-16</text:p>
          </table:table-cell>
          <table:table-cell office:value-type="float" office:value="9.711093E-016" calcext:value-type="float">
            <text:p>9.711093E-16</text:p>
          </table:table-cell>
          <table:table-cell office:value-type="float" office:value="9.574867E-016" calcext:value-type="float">
            <text:p>9.574867E-16</text:p>
          </table:table-cell>
          <table:table-cell office:value-type="float" office:value="9.959499E-016" calcext:value-type="float">
            <text:p>9.959499E-16</text:p>
          </table:table-cell>
          <table:table-cell office:value-type="float" office:value="9.320538E-016" calcext:value-type="float">
            <text:p>9.320538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03433" calcext:value-type="float">
            <text:p>-6.03433</text:p>
          </table:table-cell>
          <table:table-cell office:value-type="float" office:value="-0.1697056" calcext:value-type="float">
            <text:p>-0.1697056</text:p>
          </table:table-cell>
          <table:table-cell office:value-type="float" office:value="-0.06856941" calcext:value-type="float">
            <text:p>-0.06856941</text:p>
          </table:table-cell>
          <table:table-cell office:value-type="float" office:value="-0.05037274" calcext:value-type="float">
            <text:p>-0.05037274</text:p>
          </table:table-cell>
          <table:table-cell office:value-type="float" office:value="-0.04282257" calcext:value-type="float">
            <text:p>-0.04282257</text:p>
          </table:table-cell>
          <table:table-cell office:value-type="float" office:value="-0.03506749" calcext:value-type="float">
            <text:p>-0.03506749</text:p>
          </table:table-cell>
          <table:table-cell office:value-type="float" office:value="-0.02939973" calcext:value-type="float">
            <text:p>-0.02939973</text:p>
          </table:table-cell>
          <table:table-cell office:value-type="float" office:value="-0.02588329" calcext:value-type="float">
            <text:p>-0.02588329</text:p>
          </table:table-cell>
          <table:table-cell office:value-type="float" office:value="-0.02130894" calcext:value-type="float">
            <text:p>-0.02130894</text:p>
          </table:table-cell>
          <table:table-cell office:value-type="float" office:value="-0.01675552" calcext:value-type="float">
            <text:p>-0.01675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303707" calcext:value-type="float">
            <text:p>-8.303707</text:p>
          </table:table-cell>
          <table:table-cell office:value-type="float" office:value="0.01762066" calcext:value-type="float">
            <text:p>0.01762066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91433" calcext:value-type="float">
            <text:p>-2.3914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2" calcext:value-type="float">
            <text:p>24022002</text:p>
          </table:table-cell>
          <table:table-cell office:value-type="float" office:value="15.80001" calcext:value-type="float">
            <text:p>15.80001</text:p>
          </table:table-cell>
          <table:table-cell office:value-type="float" office:value="25.77926" calcext:value-type="float">
            <text:p>25.77926</text:p>
          </table:table-cell>
          <table:table-cell office:value-type="float" office:value="0" calcext:value-type="float">
            <text:p>0</text:p>
          </table:table-cell>
          <table:table-cell office:value-type="float" office:value="1058.525" calcext:value-type="float">
            <text:p>1058.525</text:p>
          </table:table-cell>
          <table:table-cell office:value-type="float" office:value="-1.652393" calcext:value-type="float">
            <text:p>-1.652393</text:p>
          </table:table-cell>
          <table:table-cell office:value-type="float" office:value="0" calcext:value-type="float">
            <text:p>0</text:p>
          </table:table-cell>
          <table:table-cell office:value-type="float" office:value="0.1711434" calcext:value-type="float">
            <text:p>0.1711434</text:p>
          </table:table-cell>
          <table:table-cell office:value-type="float" office:value="0.2414927" calcext:value-type="float">
            <text:p>0.2414927</text:p>
          </table:table-cell>
          <table:table-cell office:value-type="float" office:value="0.2748472" calcext:value-type="float">
            <text:p>0.2748472</text:p>
          </table:table-cell>
          <table:table-cell office:value-type="float" office:value="0.2867255" calcext:value-type="float">
            <text:p>0.2867255</text:p>
          </table:table-cell>
          <table:table-cell office:value-type="float" office:value="0.2928323" calcext:value-type="float">
            <text:p>0.2928323</text:p>
          </table:table-cell>
          <table:table-cell office:value-type="float" office:value="0.2652514" calcext:value-type="float">
            <text:p>0.2652514</text:p>
          </table:table-cell>
          <table:table-cell office:value-type="float" office:value="0.2705854" calcext:value-type="float">
            <text:p>0.2705854</text:p>
          </table:table-cell>
          <table:table-cell office:value-type="float" office:value="0.3608532" calcext:value-type="float">
            <text:p>0.3608532</text:p>
          </table:table-cell>
          <table:table-cell office:value-type="float" office:value="0.3551296" calcext:value-type="float">
            <text:p>0.3551296</text:p>
          </table:table-cell>
          <table:table-cell office:value-type="float" office:value="0.3662579" calcext:value-type="float">
            <text:p>0.3662579</text:p>
          </table:table-cell>
          <table:table-cell office:value-type="float" office:value="0.3821871" calcext:value-type="float">
            <text:p>0.3821871</text:p>
          </table:table-cell>
          <table:table-cell office:value-type="float" office:value="0.393544" calcext:value-type="float">
            <text:p>0.3935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87125E-016" calcext:value-type="float">
            <text:p>9.487125E-16</text:p>
          </table:table-cell>
          <table:table-cell office:value-type="float" office:value="9.711038E-016" calcext:value-type="float">
            <text:p>9.711038E-16</text:p>
          </table:table-cell>
          <table:table-cell office:value-type="float" office:value="9.57486E-016" calcext:value-type="float">
            <text:p>9.57486E-16</text:p>
          </table:table-cell>
          <table:table-cell office:value-type="float" office:value="9.959483E-016" calcext:value-type="float">
            <text:p>9.959483E-16</text:p>
          </table:table-cell>
          <table:table-cell office:value-type="float" office:value="9.320467E-016" calcext:value-type="float">
            <text:p>9.320467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733277" calcext:value-type="float">
            <text:p>-2.733277</text:p>
          </table:table-cell>
          <table:table-cell office:value-type="float" office:value="-0.1917681" calcext:value-type="float">
            <text:p>-0.1917681</text:p>
          </table:table-cell>
          <table:table-cell office:value-type="float" office:value="-0.07088384" calcext:value-type="float">
            <text:p>-0.07088384</text:p>
          </table:table-cell>
          <table:table-cell office:value-type="float" office:value="-0.0511943" calcext:value-type="float">
            <text:p>-0.0511943</text:p>
          </table:table-cell>
          <table:table-cell office:value-type="float" office:value="-0.04352814" calcext:value-type="float">
            <text:p>-0.04352814</text:p>
          </table:table-cell>
          <table:table-cell office:value-type="float" office:value="-0.03566233" calcext:value-type="float">
            <text:p>-0.03566233</text:p>
          </table:table-cell>
          <table:table-cell office:value-type="float" office:value="-0.02978636" calcext:value-type="float">
            <text:p>-0.02978636</text:p>
          </table:table-cell>
          <table:table-cell office:value-type="float" office:value="-0.026162" calcext:value-type="float">
            <text:p>-0.026162</text:p>
          </table:table-cell>
          <table:table-cell office:value-type="float" office:value="-0.02139869" calcext:value-type="float">
            <text:p>-0.02139869</text:p>
          </table:table-cell>
          <table:table-cell office:value-type="float" office:value="-0.01672843" calcext:value-type="float">
            <text:p>-0.01672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22639" calcext:value-type="float">
            <text:p>-4.822639</text:p>
          </table:table-cell>
          <table:table-cell office:value-type="float" office:value="0.01759826" calcext:value-type="float">
            <text:p>0.01759826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92164" calcext:value-type="float">
            <text:p>-2.3921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2" calcext:value-type="float">
            <text:p>25022002</text:p>
          </table:table-cell>
          <table:table-cell office:value-type="float" office:value="16.20001" calcext:value-type="float">
            <text:p>16.20001</text:p>
          </table:table-cell>
          <table:table-cell office:value-type="float" office:value="26.26568" calcext:value-type="float">
            <text:p>26.26568</text:p>
          </table:table-cell>
          <table:table-cell office:value-type="float" office:value="0" calcext:value-type="float">
            <text:p>0</text:p>
          </table:table-cell>
          <table:table-cell office:value-type="float" office:value="1058.439" calcext:value-type="float">
            <text:p>1058.439</text:p>
          </table:table-cell>
          <table:table-cell office:value-type="float" office:value="-1.652393" calcext:value-type="float">
            <text:p>-1.652393</text:p>
          </table:table-cell>
          <table:table-cell office:value-type="float" office:value="5.871855" calcext:value-type="float">
            <text:p>5.871855</text:p>
          </table:table-cell>
          <table:table-cell office:value-type="float" office:value="0.1583716" calcext:value-type="float">
            <text:p>0.1583716</text:p>
          </table:table-cell>
          <table:table-cell office:value-type="float" office:value="0.2319838" calcext:value-type="float">
            <text:p>0.2319838</text:p>
          </table:table-cell>
          <table:table-cell office:value-type="float" office:value="0.2742815" calcext:value-type="float">
            <text:p>0.2742815</text:p>
          </table:table-cell>
          <table:table-cell office:value-type="float" office:value="0.2859825" calcext:value-type="float">
            <text:p>0.2859825</text:p>
          </table:table-cell>
          <table:table-cell office:value-type="float" office:value="0.2921356" calcext:value-type="float">
            <text:p>0.2921356</text:p>
          </table:table-cell>
          <table:table-cell office:value-type="float" office:value="0.2646782" calcext:value-type="float">
            <text:p>0.2646782</text:p>
          </table:table-cell>
          <table:table-cell office:value-type="float" office:value="0.2701614" calcext:value-type="float">
            <text:p>0.2701614</text:p>
          </table:table-cell>
          <table:table-cell office:value-type="float" office:value="0.3606743" calcext:value-type="float">
            <text:p>0.3606743</text:p>
          </table:table-cell>
          <table:table-cell office:value-type="float" office:value="0.3550319" calcext:value-type="float">
            <text:p>0.3550319</text:p>
          </table:table-cell>
          <table:table-cell office:value-type="float" office:value="0.3662837" calcext:value-type="float">
            <text:p>0.3662837</text:p>
          </table:table-cell>
          <table:table-cell office:value-type="float" office:value="0.3822081" calcext:value-type="float">
            <text:p>0.3822081</text:p>
          </table:table-cell>
          <table:table-cell office:value-type="float" office:value="0.3935211" calcext:value-type="float">
            <text:p>0.3935211</text:p>
          </table:table-cell>
          <table:table-cell office:value-type="float" office:value="0.4623677" calcext:value-type="float">
            <text:p>0.4623677</text:p>
          </table:table-cell>
          <table:table-cell office:value-type="float" office:value="0" calcext:value-type="float">
            <text:p>0</text:p>
          </table:table-cell>
          <table:table-cell office:value-type="float" office:value="0.007574692" calcext:value-type="float">
            <text:p>0.007574692</text:p>
          </table:table-cell>
          <table:table-cell office:value-type="float" office:value="0.005441163" calcext:value-type="float">
            <text:p>0.005441163</text:p>
          </table:table-cell>
          <table:table-cell office:value-type="float" office:value="9.574847E-016" calcext:value-type="float">
            <text:p>9.574847E-16</text:p>
          </table:table-cell>
          <table:table-cell office:value-type="float" office:value="9.959436E-016" calcext:value-type="float">
            <text:p>9.959436E-16</text:p>
          </table:table-cell>
          <table:table-cell office:value-type="float" office:value="9.320467E-016" calcext:value-type="float">
            <text:p>9.320467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853344" calcext:value-type="float">
            <text:p>-4.853344</text:p>
          </table:table-cell>
          <table:table-cell office:value-type="float" office:value="-0.2558641" calcext:value-type="float">
            <text:p>-0.2558641</text:p>
          </table:table-cell>
          <table:table-cell office:value-type="float" office:value="-0.07205256" calcext:value-type="float">
            <text:p>-0.07205256</text:p>
          </table:table-cell>
          <table:table-cell office:value-type="float" office:value="-0.05222853" calcext:value-type="float">
            <text:p>-0.05222853</text:p>
          </table:table-cell>
          <table:table-cell office:value-type="float" office:value="-0.0443333" calcext:value-type="float">
            <text:p>-0.0443333</text:p>
          </table:table-cell>
          <table:table-cell office:value-type="float" office:value="-0.03625786" calcext:value-type="float">
            <text:p>-0.03625786</text:p>
          </table:table-cell>
          <table:table-cell office:value-type="float" office:value="-0.03018021" calcext:value-type="float">
            <text:p>-0.03018021</text:p>
          </table:table-cell>
          <table:table-cell office:value-type="float" office:value="-0.0264438" calcext:value-type="float">
            <text:p>-0.0264438</text:p>
          </table:table-cell>
          <table:table-cell office:value-type="float" office:value="-0.02149669" calcext:value-type="float">
            <text:p>-0.02149669</text:p>
          </table:table-cell>
          <table:table-cell office:value-type="float" office:value="-0.01670818" calcext:value-type="float">
            <text:p>-0.01670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23181" calcext:value-type="float">
            <text:p>-10.23181</text:p>
          </table:table-cell>
          <table:table-cell office:value-type="float" office:value="0.01760976" calcext:value-type="float">
            <text:p>0.01760976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92996" calcext:value-type="float">
            <text:p>-2.3929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2" calcext:value-type="float">
            <text:p>26022002</text:p>
          </table:table-cell>
          <table:table-cell office:value-type="float" office:value="19.20003" calcext:value-type="float">
            <text:p>19.20003</text:p>
          </table:table-cell>
          <table:table-cell office:value-type="float" office:value="26.41674" calcext:value-type="float">
            <text:p>26.41674</text:p>
          </table:table-cell>
          <table:table-cell office:value-type="float" office:value="0" calcext:value-type="float">
            <text:p>0</text:p>
          </table:table-cell>
          <table:table-cell office:value-type="float" office:value="1061.288" calcext:value-type="float">
            <text:p>1061.288</text:p>
          </table:table-cell>
          <table:table-cell office:value-type="float" office:value="-1.652393" calcext:value-type="float">
            <text:p>-1.652393</text:p>
          </table:table-cell>
          <table:table-cell office:value-type="float" office:value="48.26479" calcext:value-type="float">
            <text:p>48.26479</text:p>
          </table:table-cell>
          <table:table-cell office:value-type="float" office:value="0.1661581" calcext:value-type="float">
            <text:p>0.1661581</text:p>
          </table:table-cell>
          <table:table-cell office:value-type="float" office:value="0.2113213" calcext:value-type="float">
            <text:p>0.2113213</text:p>
          </table:table-cell>
          <table:table-cell office:value-type="float" office:value="0.2749811" calcext:value-type="float">
            <text:p>0.2749811</text:p>
          </table:table-cell>
          <table:table-cell office:value-type="float" office:value="0.2855739" calcext:value-type="float">
            <text:p>0.2855739</text:p>
          </table:table-cell>
          <table:table-cell office:value-type="float" office:value="0.291538" calcext:value-type="float">
            <text:p>0.291538</text:p>
          </table:table-cell>
          <table:table-cell office:value-type="float" office:value="0.2641112" calcext:value-type="float">
            <text:p>0.2641112</text:p>
          </table:table-cell>
          <table:table-cell office:value-type="float" office:value="0.2697375" calcext:value-type="float">
            <text:p>0.2697375</text:p>
          </table:table-cell>
          <table:table-cell office:value-type="float" office:value="0.3604956" calcext:value-type="float">
            <text:p>0.3604956</text:p>
          </table:table-cell>
          <table:table-cell office:value-type="float" office:value="0.354927" calcext:value-type="float">
            <text:p>0.354927</text:p>
          </table:table-cell>
          <table:table-cell office:value-type="float" office:value="0.366302" calcext:value-type="float">
            <text:p>0.366302</text:p>
          </table:table-cell>
          <table:table-cell office:value-type="float" office:value="0.382225" calcext:value-type="float">
            <text:p>0.382225</text:p>
          </table:table-cell>
          <table:table-cell office:value-type="float" office:value="0.3934927" calcext:value-type="float">
            <text:p>0.3934927</text:p>
          </table:table-cell>
          <table:table-cell office:value-type="float" office:value="0.4623702" calcext:value-type="float">
            <text:p>0.4623702</text:p>
          </table:table-cell>
          <table:table-cell office:value-type="float" office:value="0" calcext:value-type="float">
            <text:p>0</text:p>
          </table:table-cell>
          <table:table-cell office:value-type="float" office:value="0.006205019" calcext:value-type="float">
            <text:p>0.006205019</text:p>
          </table:table-cell>
          <table:table-cell office:value-type="float" office:value="0.02410746" calcext:value-type="float">
            <text:p>0.02410746</text:p>
          </table:table-cell>
          <table:table-cell office:value-type="float" office:value="9.574831E-016" calcext:value-type="float">
            <text:p>9.574831E-16</text:p>
          </table:table-cell>
          <table:table-cell office:value-type="float" office:value="9.959436E-016" calcext:value-type="float">
            <text:p>9.959436E-16</text:p>
          </table:table-cell>
          <table:table-cell office:value-type="float" office:value="9.320467E-016" calcext:value-type="float">
            <text:p>9.320467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363863" calcext:value-type="float">
            <text:p>-3.363863</text:p>
          </table:table-cell>
          <table:table-cell office:value-type="float" office:value="-0.5280292" calcext:value-type="float">
            <text:p>-0.5280292</text:p>
          </table:table-cell>
          <table:table-cell office:value-type="float" office:value="-0.07065931" calcext:value-type="float">
            <text:p>-0.07065931</text:p>
          </table:table-cell>
          <table:table-cell office:value-type="float" office:value="-0.05281309" calcext:value-type="float">
            <text:p>-0.05281309</text:p>
          </table:table-cell>
          <table:table-cell office:value-type="float" office:value="-0.04504027" calcext:value-type="float">
            <text:p>-0.04504027</text:p>
          </table:table-cell>
          <table:table-cell office:value-type="float" office:value="-0.03685842" calcext:value-type="float">
            <text:p>-0.03685842</text:p>
          </table:table-cell>
          <table:table-cell office:value-type="float" office:value="-0.03057985" calcext:value-type="float">
            <text:p>-0.03057985</text:p>
          </table:table-cell>
          <table:table-cell office:value-type="float" office:value="-0.02672876" calcext:value-type="float">
            <text:p>-0.02672876</text:p>
          </table:table-cell>
          <table:table-cell office:value-type="float" office:value="-0.02160257" calcext:value-type="float">
            <text:p>-0.02160257</text:p>
          </table:table-cell>
          <table:table-cell office:value-type="float" office:value="-0.01669405" calcext:value-type="float">
            <text:p>-0.01669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362966" calcext:value-type="float">
            <text:p>-7.362966</text:p>
          </table:table-cell>
          <table:table-cell office:value-type="float" office:value="0.01766277" calcext:value-type="float">
            <text:p>0.01766277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94196" calcext:value-type="float">
            <text:p>-2.3941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2" calcext:value-type="float">
            <text:p>27022002</text:p>
          </table:table-cell>
          <table:table-cell office:value-type="float" office:value="19.20003" calcext:value-type="float">
            <text:p>19.20003</text:p>
          </table:table-cell>
          <table:table-cell office:value-type="float" office:value="26.54945" calcext:value-type="float">
            <text:p>26.54945</text:p>
          </table:table-cell>
          <table:table-cell office:value-type="float" office:value="0" calcext:value-type="float">
            <text:p>0</text:p>
          </table:table-cell>
          <table:table-cell office:value-type="float" office:value="1061.155" calcext:value-type="float">
            <text:p>1061.155</text:p>
          </table:table-cell>
          <table:table-cell office:value-type="float" office:value="-1.65166" calcext:value-type="float">
            <text:p>-1.65166</text:p>
          </table:table-cell>
          <table:table-cell office:value-type="float" office:value="40.09521" calcext:value-type="float">
            <text:p>40.09521</text:p>
          </table:table-cell>
          <table:table-cell office:value-type="float" office:value="0.1857155" calcext:value-type="float">
            <text:p>0.1857155</text:p>
          </table:table-cell>
          <table:table-cell office:value-type="float" office:value="0.2203278" calcext:value-type="float">
            <text:p>0.2203278</text:p>
          </table:table-cell>
          <table:table-cell office:value-type="float" office:value="0.2757131" calcext:value-type="float">
            <text:p>0.2757131</text:p>
          </table:table-cell>
          <table:table-cell office:value-type="float" office:value="0.2854716" calcext:value-type="float">
            <text:p>0.2854716</text:p>
          </table:table-cell>
          <table:table-cell office:value-type="float" office:value="0.2911562" calcext:value-type="float">
            <text:p>0.2911562</text:p>
          </table:table-cell>
          <table:table-cell office:value-type="float" office:value="0.2635926" calcext:value-type="float">
            <text:p>0.2635926</text:p>
          </table:table-cell>
          <table:table-cell office:value-type="float" office:value="0.269323" calcext:value-type="float">
            <text:p>0.269323</text:p>
          </table:table-cell>
          <table:table-cell office:value-type="float" office:value="0.3603168" calcext:value-type="float">
            <text:p>0.3603168</text:p>
          </table:table-cell>
          <table:table-cell office:value-type="float" office:value="0.3548153" calcext:value-type="float">
            <text:p>0.3548153</text:p>
          </table:table-cell>
          <table:table-cell office:value-type="float" office:value="0.3663124" calcext:value-type="float">
            <text:p>0.3663124</text:p>
          </table:table-cell>
          <table:table-cell office:value-type="float" office:value="0.3822383" calcext:value-type="float">
            <text:p>0.3822383</text:p>
          </table:table-cell>
          <table:table-cell office:value-type="float" office:value="0.3934649" calcext:value-type="float">
            <text:p>0.3934649</text:p>
          </table:table-cell>
          <table:table-cell office:value-type="float" office:value="0.4623721" calcext:value-type="float">
            <text:p>0.4623721</text:p>
          </table:table-cell>
          <table:table-cell office:value-type="float" office:value="0" calcext:value-type="float">
            <text:p>0</text:p>
          </table:table-cell>
          <table:table-cell office:value-type="float" office:value="0.01110526" calcext:value-type="float">
            <text:p>0.01110526</text:p>
          </table:table-cell>
          <table:table-cell office:value-type="float" office:value="0.01214197" calcext:value-type="float">
            <text:p>0.01214197</text:p>
          </table:table-cell>
          <table:table-cell office:value-type="float" office:value="9.317224E-016" calcext:value-type="float">
            <text:p>9.317224E-16</text:p>
          </table:table-cell>
          <table:table-cell office:value-type="float" office:value="9.959436E-016" calcext:value-type="float">
            <text:p>9.959436E-16</text:p>
          </table:table-cell>
          <table:table-cell office:value-type="float" office:value="9.320467E-016" calcext:value-type="float">
            <text:p>9.320467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423965" calcext:value-type="float">
            <text:p>-1.423965</text:p>
          </table:table-cell>
          <table:table-cell office:value-type="float" office:value="-0.3872201" calcext:value-type="float">
            <text:p>-0.3872201</text:p>
          </table:table-cell>
          <table:table-cell office:value-type="float" office:value="-0.06922122" calcext:value-type="float">
            <text:p>-0.06922122</text:p>
          </table:table-cell>
          <table:table-cell office:value-type="float" office:value="-0.05296245" calcext:value-type="float">
            <text:p>-0.05296245</text:p>
          </table:table-cell>
          <table:table-cell office:value-type="float" office:value="-0.04549957" calcext:value-type="float">
            <text:p>-0.04549957</text:p>
          </table:table-cell>
          <table:table-cell office:value-type="float" office:value="-0.03741805" calcext:value-type="float">
            <text:p>-0.03741805</text:p>
          </table:table-cell>
          <table:table-cell office:value-type="float" office:value="-0.0309764" calcext:value-type="float">
            <text:p>-0.0309764</text:p>
          </table:table-cell>
          <table:table-cell office:value-type="float" office:value="-0.02701715" calcext:value-type="float">
            <text:p>-0.02701715</text:p>
          </table:table-cell>
          <table:table-cell office:value-type="float" office:value="-0.02171589" calcext:value-type="float">
            <text:p>-0.02171589</text:p>
          </table:table-cell>
          <table:table-cell office:value-type="float" office:value="-0.01668574" calcext:value-type="float">
            <text:p>-0.01668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89559" calcext:value-type="float">
            <text:p>-1.989559</text:p>
          </table:table-cell>
          <table:table-cell office:value-type="float" office:value="0.01760548" calcext:value-type="float">
            <text:p>0.01760548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9452" calcext:value-type="float">
            <text:p>-2.394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2" calcext:value-type="float">
            <text:p>28022002</text:p>
          </table:table-cell>
          <table:table-cell office:value-type="float" office:value="19.20003" calcext:value-type="float">
            <text:p>19.20003</text:p>
          </table:table-cell>
          <table:table-cell office:value-type="float" office:value="26.74291" calcext:value-type="float">
            <text:p>26.74291</text:p>
          </table:table-cell>
          <table:table-cell office:value-type="float" office:value="0" calcext:value-type="float">
            <text:p>0</text:p>
          </table:table-cell>
          <table:table-cell office:value-type="float" office:value="1060.956" calcext:value-type="float">
            <text:p>1060.956</text:p>
          </table:table-cell>
          <table:table-cell office:value-type="float" office:value="-1.646253" calcext:value-type="float">
            <text:p>-1.646253</text:p>
          </table:table-cell>
          <table:table-cell office:value-type="float" office:value="8.851751" calcext:value-type="float">
            <text:p>8.851751</text:p>
          </table:table-cell>
          <table:table-cell office:value-type="float" office:value="0.2896018" calcext:value-type="float">
            <text:p>0.2896018</text:p>
          </table:table-cell>
          <table:table-cell office:value-type="float" office:value="0.2373696" calcext:value-type="float">
            <text:p>0.2373696</text:p>
          </table:table-cell>
          <table:table-cell office:value-type="float" office:value="0.2751746" calcext:value-type="float">
            <text:p>0.2751746</text:p>
          </table:table-cell>
          <table:table-cell office:value-type="float" office:value="0.2853645" calcext:value-type="float">
            <text:p>0.2853645</text:p>
          </table:table-cell>
          <table:table-cell office:value-type="float" office:value="0.2909032" calcext:value-type="float">
            <text:p>0.2909032</text:p>
          </table:table-cell>
          <table:table-cell office:value-type="float" office:value="0.2631505" calcext:value-type="float">
            <text:p>0.2631505</text:p>
          </table:table-cell>
          <table:table-cell office:value-type="float" office:value="0.2689291" calcext:value-type="float">
            <text:p>0.2689291</text:p>
          </table:table-cell>
          <table:table-cell office:value-type="float" office:value="0.3601386" calcext:value-type="float">
            <text:p>0.3601386</text:p>
          </table:table-cell>
          <table:table-cell office:value-type="float" office:value="0.3546974" calcext:value-type="float">
            <text:p>0.3546974</text:p>
          </table:table-cell>
          <table:table-cell office:value-type="float" office:value="0.3663155" calcext:value-type="float">
            <text:p>0.3663155</text:p>
          </table:table-cell>
          <table:table-cell office:value-type="float" office:value="0.3822475" calcext:value-type="float">
            <text:p>0.3822475</text:p>
          </table:table-cell>
          <table:table-cell office:value-type="float" office:value="0.3934412" calcext:value-type="float">
            <text:p>0.3934412</text:p>
          </table:table-cell>
          <table:table-cell office:value-type="float" office:value="0.4623722" calcext:value-type="float">
            <text:p>0.4623722</text:p>
          </table:table-cell>
          <table:table-cell office:value-type="float" office:value="0" calcext:value-type="float">
            <text:p>0</text:p>
          </table:table-cell>
          <table:table-cell office:value-type="float" office:value="0.007083883" calcext:value-type="float">
            <text:p>0.007083883</text:p>
          </table:table-cell>
          <table:table-cell office:value-type="float" office:value="9.420009E-016" calcext:value-type="float">
            <text:p>9.420009E-16</text:p>
          </table:table-cell>
          <table:table-cell office:value-type="float" office:value="9.317214E-016" calcext:value-type="float">
            <text:p>9.317214E-16</text:p>
          </table:table-cell>
          <table:table-cell office:value-type="float" office:value="9.959434E-016" calcext:value-type="float">
            <text:p>9.959434E-16</text:p>
          </table:table-cell>
          <table:table-cell office:value-type="float" office:value="9.320467E-016" calcext:value-type="float">
            <text:p>9.320467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4524651" calcext:value-type="float">
            <text:p>-0.04524651</text:p>
          </table:table-cell>
          <table:table-cell office:value-type="float" office:value="-0.2204219" calcext:value-type="float">
            <text:p>-0.2204219</text:p>
          </table:table-cell>
          <table:table-cell office:value-type="float" office:value="-0.07024176" calcext:value-type="float">
            <text:p>-0.07024176</text:p>
          </table:table-cell>
          <table:table-cell office:value-type="float" office:value="-0.0531109" calcext:value-type="float">
            <text:p>-0.0531109</text:p>
          </table:table-cell>
          <table:table-cell office:value-type="float" office:value="-0.045805" calcext:value-type="float">
            <text:p>-0.045805</text:p>
          </table:table-cell>
          <table:table-cell office:value-type="float" office:value="-0.03790281" calcext:value-type="float">
            <text:p>-0.03790281</text:p>
          </table:table-cell>
          <table:table-cell office:value-type="float" office:value="-0.0313587" calcext:value-type="float">
            <text:p>-0.0313587</text:p>
          </table:table-cell>
          <table:table-cell office:value-type="float" office:value="-0.02730744" calcext:value-type="float">
            <text:p>-0.02730744</text:p>
          </table:table-cell>
          <table:table-cell office:value-type="float" office:value="-0.0218362" calcext:value-type="float">
            <text:p>-0.0218362</text:p>
          </table:table-cell>
          <table:table-cell office:value-type="float" office:value="-0.01668329" calcext:value-type="float">
            <text:p>-0.01668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645253" calcext:value-type="float">
            <text:p>-0.04645253</text:p>
          </table:table-cell>
          <table:table-cell office:value-type="float" office:value="0.01748056" calcext:value-type="float">
            <text:p>0.01748056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94776" calcext:value-type="float">
            <text:p>-2.3947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2" calcext:value-type="float">
            <text:p>1032002</text:p>
          </table:table-cell>
          <table:table-cell office:value-type="float" office:value="19.20003" calcext:value-type="float">
            <text:p>19.20003</text:p>
          </table:table-cell>
          <table:table-cell office:value-type="float" office:value="27.00476" calcext:value-type="float">
            <text:p>27.00476</text:p>
          </table:table-cell>
          <table:table-cell office:value-type="float" office:value="0" calcext:value-type="float">
            <text:p>0</text:p>
          </table:table-cell>
          <table:table-cell office:value-type="float" office:value="1060.694" calcext:value-type="float">
            <text:p>1060.694</text:p>
          </table:table-cell>
          <table:table-cell office:value-type="float" office:value="-1.646253" calcext:value-type="float">
            <text:p>-1.646253</text:p>
          </table:table-cell>
          <table:table-cell office:value-type="float" office:value="8.497908" calcext:value-type="float">
            <text:p>8.497908</text:p>
          </table:table-cell>
          <table:table-cell office:value-type="float" office:value="0.1509318" calcext:value-type="float">
            <text:p>0.1509318</text:p>
          </table:table-cell>
          <table:table-cell office:value-type="float" office:value="0.1936016" calcext:value-type="float">
            <text:p>0.1936016</text:p>
          </table:table-cell>
          <table:table-cell office:value-type="float" office:value="0.2721093" calcext:value-type="float">
            <text:p>0.2721093</text:p>
          </table:table-cell>
          <table:table-cell office:value-type="float" office:value="0.2848628" calcext:value-type="float">
            <text:p>0.2848628</text:p>
          </table:table-cell>
          <table:table-cell office:value-type="float" office:value="0.2905089" calcext:value-type="float">
            <text:p>0.2905089</text:p>
          </table:table-cell>
          <table:table-cell office:value-type="float" office:value="0.2626651" calcext:value-type="float">
            <text:p>0.2626651</text:p>
          </table:table-cell>
          <table:table-cell office:value-type="float" office:value="0.2685212" calcext:value-type="float">
            <text:p>0.2685212</text:p>
          </table:table-cell>
          <table:table-cell office:value-type="float" office:value="0.3600126" calcext:value-type="float">
            <text:p>0.3600126</text:p>
          </table:table-cell>
          <table:table-cell office:value-type="float" office:value="0.3545772" calcext:value-type="float">
            <text:p>0.3545772</text:p>
          </table:table-cell>
          <table:table-cell office:value-type="float" office:value="0.3663115" calcext:value-type="float">
            <text:p>0.3663115</text:p>
          </table:table-cell>
          <table:table-cell office:value-type="float" office:value="0.3822533" calcext:value-type="float">
            <text:p>0.3822533</text:p>
          </table:table-cell>
          <table:table-cell office:value-type="float" office:value="0.3934138" calcext:value-type="float">
            <text:p>0.3934138</text:p>
          </table:table-cell>
          <table:table-cell office:value-type="float" office:value="0.4622355" calcext:value-type="float">
            <text:p>0.4622355</text:p>
          </table:table-cell>
          <table:table-cell office:value-type="float" office:value="0" calcext:value-type="float">
            <text:p>0</text:p>
          </table:table-cell>
          <table:table-cell office:value-type="float" office:value="0.137351" calcext:value-type="float">
            <text:p>0.137351</text:p>
          </table:table-cell>
          <table:table-cell office:value-type="float" office:value="0.04750191" calcext:value-type="float">
            <text:p>0.04750191</text:p>
          </table:table-cell>
          <table:table-cell office:value-type="float" office:value="0.003080045" calcext:value-type="float">
            <text:p>0.003080045</text:p>
          </table:table-cell>
          <table:table-cell office:value-type="float" office:value="9.959434E-016" calcext:value-type="float">
            <text:p>9.959434E-16</text:p>
          </table:table-cell>
          <table:table-cell office:value-type="float" office:value="9.320467E-016" calcext:value-type="float">
            <text:p>9.320467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099747" calcext:value-type="float">
            <text:p>-7.099747</text:p>
          </table:table-cell>
          <table:table-cell office:value-type="float" office:value="-1.006563" calcext:value-type="float">
            <text:p>-1.006563</text:p>
          </table:table-cell>
          <table:table-cell office:value-type="float" office:value="-0.07613917" calcext:value-type="float">
            <text:p>-0.07613917</text:p>
          </table:table-cell>
          <table:table-cell office:value-type="float" office:value="-0.05381651" calcext:value-type="float">
            <text:p>-0.05381651</text:p>
          </table:table-cell>
          <table:table-cell office:value-type="float" office:value="-0.04628228" calcext:value-type="float">
            <text:p>-0.04628228</text:p>
          </table:table-cell>
          <table:table-cell office:value-type="float" office:value="-0.03844154" calcext:value-type="float">
            <text:p>-0.03844154</text:p>
          </table:table-cell>
          <table:table-cell office:value-type="float" office:value="-0.03175989" calcext:value-type="float">
            <text:p>-0.03175989</text:p>
          </table:table-cell>
          <table:table-cell office:value-type="float" office:value="-0.02751585" calcext:value-type="float">
            <text:p>-0.02751585</text:p>
          </table:table-cell>
          <table:table-cell office:value-type="float" office:value="-0.02195963" calcext:value-type="float">
            <text:p>-0.02195963</text:p>
          </table:table-cell>
          <table:table-cell office:value-type="float" office:value="-0.01668636" calcext:value-type="float">
            <text:p>-0.01668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03553" calcext:value-type="float">
            <text:p>-13.03553</text:p>
          </table:table-cell>
          <table:table-cell office:value-type="float" office:value="0.01774394" calcext:value-type="float">
            <text:p>0.01774394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96603" calcext:value-type="float">
            <text:p>-2.39660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2" calcext:value-type="float">
            <text:p>2032002</text:p>
          </table:table-cell>
          <table:table-cell office:value-type="float" office:value="19.20003" calcext:value-type="float">
            <text:p>19.20003</text:p>
          </table:table-cell>
          <table:table-cell office:value-type="float" office:value="27.66625" calcext:value-type="float">
            <text:p>27.66625</text:p>
          </table:table-cell>
          <table:table-cell office:value-type="float" office:value="0" calcext:value-type="float">
            <text:p>0</text:p>
          </table:table-cell>
          <table:table-cell office:value-type="float" office:value="1060.032" calcext:value-type="float">
            <text:p>1060.032</text:p>
          </table:table-cell>
          <table:table-cell office:value-type="float" office:value="-1.646026" calcext:value-type="float">
            <text:p>-1.646026</text:p>
          </table:table-cell>
          <table:table-cell office:value-type="float" office:value="6.01981" calcext:value-type="float">
            <text:p>6.01981</text:p>
          </table:table-cell>
          <table:table-cell office:value-type="float" office:value="0.1493789" calcext:value-type="float">
            <text:p>0.1493789</text:p>
          </table:table-cell>
          <table:table-cell office:value-type="float" office:value="0.1908243" calcext:value-type="float">
            <text:p>0.1908243</text:p>
          </table:table-cell>
          <table:table-cell office:value-type="float" office:value="0.2549033" calcext:value-type="float">
            <text:p>0.2549033</text:p>
          </table:table-cell>
          <table:table-cell office:value-type="float" office:value="0.2828232" calcext:value-type="float">
            <text:p>0.2828232</text:p>
          </table:table-cell>
          <table:table-cell office:value-type="float" office:value="0.2888229" calcext:value-type="float">
            <text:p>0.2888229</text:p>
          </table:table-cell>
          <table:table-cell office:value-type="float" office:value="0.2621716" calcext:value-type="float">
            <text:p>0.2621716</text:p>
          </table:table-cell>
          <table:table-cell office:value-type="float" office:value="0.2683698" calcext:value-type="float">
            <text:p>0.2683698</text:p>
          </table:table-cell>
          <table:table-cell office:value-type="float" office:value="0.3598886" calcext:value-type="float">
            <text:p>0.3598886</text:p>
          </table:table-cell>
          <table:table-cell office:value-type="float" office:value="0.354458" calcext:value-type="float">
            <text:p>0.354458</text:p>
          </table:table-cell>
          <table:table-cell office:value-type="float" office:value="0.3663011" calcext:value-type="float">
            <text:p>0.3663011</text:p>
          </table:table-cell>
          <table:table-cell office:value-type="float" office:value="0.3822547" calcext:value-type="float">
            <text:p>0.3822547</text:p>
          </table:table-cell>
          <table:table-cell office:value-type="float" office:value="0.3933783" calcext:value-type="float">
            <text:p>0.3933783</text:p>
          </table:table-cell>
          <table:table-cell office:value-type="float" office:value="0.4622107" calcext:value-type="float">
            <text:p>0.4622107</text:p>
          </table:table-cell>
          <table:table-cell office:value-type="float" office:value="0" calcext:value-type="float">
            <text:p>0</text:p>
          </table:table-cell>
          <table:table-cell office:value-type="float" office:value="0.1164775" calcext:value-type="float">
            <text:p>0.1164775</text:p>
          </table:table-cell>
          <table:table-cell office:value-type="float" office:value="0.05329517" calcext:value-type="float">
            <text:p>0.05329517</text:p>
          </table:table-cell>
          <table:table-cell office:value-type="float" office:value="0.02564837" calcext:value-type="float">
            <text:p>0.02564837</text:p>
          </table:table-cell>
          <table:table-cell office:value-type="float" office:value="9.959432E-016" calcext:value-type="float">
            <text:p>9.959432E-16</text:p>
          </table:table-cell>
          <table:table-cell office:value-type="float" office:value="9.320467E-016" calcext:value-type="float">
            <text:p>9.320467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436619" calcext:value-type="float">
            <text:p>-7.436619</text:p>
          </table:table-cell>
          <table:table-cell office:value-type="float" office:value="-1.121242" calcext:value-type="float">
            <text:p>-1.121242</text:p>
          </table:table-cell>
          <table:table-cell office:value-type="float" office:value="-0.1256809" calcext:value-type="float">
            <text:p>-0.1256809</text:p>
          </table:table-cell>
          <table:table-cell office:value-type="float" office:value="-0.05686668" calcext:value-type="float">
            <text:p>-0.05686668</text:p>
          </table:table-cell>
          <table:table-cell office:value-type="float" office:value="-0.04838738" calcext:value-type="float">
            <text:p>-0.04838738</text:p>
          </table:table-cell>
          <table:table-cell office:value-type="float" office:value="-0.03899778" calcext:value-type="float">
            <text:p>-0.03899778</text:p>
          </table:table-cell>
          <table:table-cell office:value-type="float" office:value="-0.03191299" calcext:value-type="float">
            <text:p>-0.03191299</text:p>
          </table:table-cell>
          <table:table-cell office:value-type="float" office:value="-0.02772162" calcext:value-type="float">
            <text:p>-0.02772162</text:p>
          </table:table-cell>
          <table:table-cell office:value-type="float" office:value="-0.02208275" calcext:value-type="float">
            <text:p>-0.02208275</text:p>
          </table:table-cell>
          <table:table-cell office:value-type="float" office:value="-0.01669435" calcext:value-type="float">
            <text:p>-0.0166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57864" calcext:value-type="float">
            <text:p>-14.57864</text:p>
          </table:table-cell>
          <table:table-cell office:value-type="float" office:value="0.01781182" calcext:value-type="float">
            <text:p>0.01781182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97725" calcext:value-type="float">
            <text:p>-2.3977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2" calcext:value-type="float">
            <text:p>3032002</text:p>
          </table:table-cell>
          <table:table-cell office:value-type="float" office:value="19.20003" calcext:value-type="float">
            <text:p>19.20003</text:p>
          </table:table-cell>
          <table:table-cell office:value-type="float" office:value="28.33221" calcext:value-type="float">
            <text:p>28.33221</text:p>
          </table:table-cell>
          <table:table-cell office:value-type="float" office:value="0" calcext:value-type="float">
            <text:p>0</text:p>
          </table:table-cell>
          <table:table-cell office:value-type="float" office:value="1059.366" calcext:value-type="float">
            <text:p>1059.366</text:p>
          </table:table-cell>
          <table:table-cell office:value-type="float" office:value="-1.646015" calcext:value-type="float">
            <text:p>-1.646015</text:p>
          </table:table-cell>
          <table:table-cell office:value-type="float" office:value="4.706927" calcext:value-type="float">
            <text:p>4.706927</text:p>
          </table:table-cell>
          <table:table-cell office:value-type="float" office:value="0.1440948" calcext:value-type="float">
            <text:p>0.1440948</text:p>
          </table:table-cell>
          <table:table-cell office:value-type="float" office:value="0.1751647" calcext:value-type="float">
            <text:p>0.1751647</text:p>
          </table:table-cell>
          <table:table-cell office:value-type="float" office:value="0.2242459" calcext:value-type="float">
            <text:p>0.2242459</text:p>
          </table:table-cell>
          <table:table-cell office:value-type="float" office:value="0.2815914" calcext:value-type="float">
            <text:p>0.2815914</text:p>
          </table:table-cell>
          <table:table-cell office:value-type="float" office:value="0.288233" calcext:value-type="float">
            <text:p>0.288233</text:p>
          </table:table-cell>
          <table:table-cell office:value-type="float" office:value="0.2616535" calcext:value-type="float">
            <text:p>0.2616535</text:p>
          </table:table-cell>
          <table:table-cell office:value-type="float" office:value="0.2681776" calcext:value-type="float">
            <text:p>0.2681776</text:p>
          </table:table-cell>
          <table:table-cell office:value-type="float" office:value="0.3597821" calcext:value-type="float">
            <text:p>0.3597821</text:p>
          </table:table-cell>
          <table:table-cell office:value-type="float" office:value="0.3543413" calcext:value-type="float">
            <text:p>0.3543413</text:p>
          </table:table-cell>
          <table:table-cell office:value-type="float" office:value="0.3662848" calcext:value-type="float">
            <text:p>0.3662848</text:p>
          </table:table-cell>
          <table:table-cell office:value-type="float" office:value="0.3822513" calcext:value-type="float">
            <text:p>0.3822513</text:p>
          </table:table-cell>
          <table:table-cell office:value-type="float" office:value="0.3933401" calcext:value-type="float">
            <text:p>0.3933401</text:p>
          </table:table-cell>
          <table:table-cell office:value-type="float" office:value="0.4620768" calcext:value-type="float">
            <text:p>0.4620768</text:p>
          </table:table-cell>
          <table:table-cell office:value-type="float" office:value="0" calcext:value-type="float">
            <text:p>0</text:p>
          </table:table-cell>
          <table:table-cell office:value-type="float" office:value="0.08811423" calcext:value-type="float">
            <text:p>0.08811423</text:p>
          </table:table-cell>
          <table:table-cell office:value-type="float" office:value="0.07182124" calcext:value-type="float">
            <text:p>0.07182124</text:p>
          </table:table-cell>
          <table:table-cell office:value-type="float" office:value="0.06186755" calcext:value-type="float">
            <text:p>0.06186755</text:p>
          </table:table-cell>
          <table:table-cell office:value-type="float" office:value="9.959436E-016" calcext:value-type="float">
            <text:p>9.959436E-16</text:p>
          </table:table-cell>
          <table:table-cell office:value-type="float" office:value="9.320467E-016" calcext:value-type="float">
            <text:p>9.320467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2236" calcext:value-type="float">
            <text:p>-10.2236</text:p>
          </table:table-cell>
          <table:table-cell office:value-type="float" office:value="-2.166106" calcext:value-type="float">
            <text:p>-2.166106</text:p>
          </table:table-cell>
          <table:table-cell office:value-type="float" office:value="-0.3337477" calcext:value-type="float">
            <text:p>-0.3337477</text:p>
          </table:table-cell>
          <table:table-cell office:value-type="float" office:value="-0.0588403" calcext:value-type="float">
            <text:p>-0.0588403</text:p>
          </table:table-cell>
          <table:table-cell office:value-type="float" office:value="-0.04917195" calcext:value-type="float">
            <text:p>-0.04917195</text:p>
          </table:table-cell>
          <table:table-cell office:value-type="float" office:value="-0.03959534" calcext:value-type="float">
            <text:p>-0.03959534</text:p>
          </table:table-cell>
          <table:table-cell office:value-type="float" office:value="-0.03210394" calcext:value-type="float">
            <text:p>-0.03210394</text:p>
          </table:table-cell>
          <table:table-cell office:value-type="float" office:value="-0.0278998" calcext:value-type="float">
            <text:p>-0.0278998</text:p>
          </table:table-cell>
          <table:table-cell office:value-type="float" office:value="-0.02220408" calcext:value-type="float">
            <text:p>-0.02220408</text:p>
          </table:table-cell>
          <table:table-cell office:value-type="float" office:value="-0.01670706" calcext:value-type="float">
            <text:p>-0.01670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37967" calcext:value-type="float">
            <text:p>-19.37967</text:p>
          </table:table-cell>
          <table:table-cell office:value-type="float" office:value="0.01797615" calcext:value-type="float">
            <text:p>0.01797615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2.398657" calcext:value-type="float">
            <text:p>-2.3986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2" calcext:value-type="float">
            <text:p>4032002</text:p>
          </table:table-cell>
          <table:table-cell office:value-type="float" office:value="19.20003" calcext:value-type="float">
            <text:p>19.20003</text:p>
          </table:table-cell>
          <table:table-cell office:value-type="float" office:value="29.01237" calcext:value-type="float">
            <text:p>29.01237</text:p>
          </table:table-cell>
          <table:table-cell office:value-type="float" office:value="0" calcext:value-type="float">
            <text:p>0</text:p>
          </table:table-cell>
          <table:table-cell office:value-type="float" office:value="1058.685" calcext:value-type="float">
            <text:p>1058.685</text:p>
          </table:table-cell>
          <table:table-cell office:value-type="float" office:value="-1.64506" calcext:value-type="float">
            <text:p>-1.64506</text:p>
          </table:table-cell>
          <table:table-cell office:value-type="float" office:value="0" calcext:value-type="float">
            <text:p>0</text:p>
          </table:table-cell>
          <table:table-cell office:value-type="float" office:value="0.2176365" calcext:value-type="float">
            <text:p>0.2176365</text:p>
          </table:table-cell>
          <table:table-cell office:value-type="float" office:value="0.2252151" calcext:value-type="float">
            <text:p>0.2252151</text:p>
          </table:table-cell>
          <table:table-cell office:value-type="float" office:value="0.2148201" calcext:value-type="float">
            <text:p>0.2148201</text:p>
          </table:table-cell>
          <table:table-cell office:value-type="float" office:value="0.2821846" calcext:value-type="float">
            <text:p>0.2821846</text:p>
          </table:table-cell>
          <table:table-cell office:value-type="float" office:value="0.2875658" calcext:value-type="float">
            <text:p>0.2875658</text:p>
          </table:table-cell>
          <table:table-cell office:value-type="float" office:value="0.2612115" calcext:value-type="float">
            <text:p>0.2612115</text:p>
          </table:table-cell>
          <table:table-cell office:value-type="float" office:value="0.2679314" calcext:value-type="float">
            <text:p>0.2679314</text:p>
          </table:table-cell>
          <table:table-cell office:value-type="float" office:value="0.3596745" calcext:value-type="float">
            <text:p>0.3596745</text:p>
          </table:table-cell>
          <table:table-cell office:value-type="float" office:value="0.3542272" calcext:value-type="float">
            <text:p>0.3542272</text:p>
          </table:table-cell>
          <table:table-cell office:value-type="float" office:value="0.3662633" calcext:value-type="float">
            <text:p>0.3662633</text:p>
          </table:table-cell>
          <table:table-cell office:value-type="float" office:value="0.3822433" calcext:value-type="float">
            <text:p>0.3822433</text:p>
          </table:table-cell>
          <table:table-cell office:value-type="float" office:value="0.3933007" calcext:value-type="float">
            <text:p>0.3933007</text:p>
          </table:table-cell>
          <table:table-cell office:value-type="float" office:value="0.4622962" calcext:value-type="float">
            <text:p>0.4622962</text:p>
          </table:table-cell>
          <table:table-cell office:value-type="float" office:value="0" calcext:value-type="float">
            <text:p>0</text:p>
          </table:table-cell>
          <table:table-cell office:value-type="float" office:value="0.03804976" calcext:value-type="float">
            <text:p>0.03804976</text:p>
          </table:table-cell>
          <table:table-cell office:value-type="float" office:value="0.01869771" calcext:value-type="float">
            <text:p>0.01869771</text:p>
          </table:table-cell>
          <table:table-cell office:value-type="float" office:value="0.07475562" calcext:value-type="float">
            <text:p>0.07475562</text:p>
          </table:table-cell>
          <table:table-cell office:value-type="float" office:value="0.0002954649" calcext:value-type="float">
            <text:p>0.0002954649</text:p>
          </table:table-cell>
          <table:table-cell office:value-type="float" office:value="9.320467E-016" calcext:value-type="float">
            <text:p>9.320467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4018186" calcext:value-type="float">
            <text:p>-0.4018186</text:p>
          </table:table-cell>
          <table:table-cell office:value-type="float" office:value="-0.3248745" calcext:value-type="float">
            <text:p>-0.3248745</text:p>
          </table:table-cell>
          <table:table-cell office:value-type="float" office:value="-0.4748513" calcext:value-type="float">
            <text:p>-0.4748513</text:p>
          </table:table-cell>
          <table:table-cell office:value-type="float" office:value="-0.05797483" calcext:value-type="float">
            <text:p>-0.05797483</text:p>
          </table:table-cell>
          <table:table-cell office:value-type="float" office:value="-0.05007673" calcext:value-type="float">
            <text:p>-0.05007673</text:p>
          </table:table-cell>
          <table:table-cell office:value-type="float" office:value="-0.04011091" calcext:value-type="float">
            <text:p>-0.04011091</text:p>
          </table:table-cell>
          <table:table-cell office:value-type="float" office:value="-0.0323501" calcext:value-type="float">
            <text:p>-0.0323501</text:p>
          </table:table-cell>
          <table:table-cell office:value-type="float" office:value="-0.02808101" calcext:value-type="float">
            <text:p>-0.02808101</text:p>
          </table:table-cell>
          <table:table-cell office:value-type="float" office:value="-0.02232348" calcext:value-type="float">
            <text:p>-0.02232348</text:p>
          </table:table-cell>
          <table:table-cell office:value-type="float" office:value="-0.01672387" calcext:value-type="float">
            <text:p>-0.01672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69211" calcext:value-type="float">
            <text:p>-0.4069211</text:p>
          </table:table-cell>
          <table:table-cell office:value-type="float" office:value="0.01771652" calcext:value-type="float">
            <text:p>0.01771652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99606" calcext:value-type="float">
            <text:p>-2.3996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2" calcext:value-type="float">
            <text:p>5032002</text:p>
          </table:table-cell>
          <table:table-cell office:value-type="float" office:value="19.20003" calcext:value-type="float">
            <text:p>19.20003</text:p>
          </table:table-cell>
          <table:table-cell office:value-type="float" office:value="30.62096" calcext:value-type="float">
            <text:p>30.62096</text:p>
          </table:table-cell>
          <table:table-cell office:value-type="float" office:value="0" calcext:value-type="float">
            <text:p>0</text:p>
          </table:table-cell>
          <table:table-cell office:value-type="float" office:value="1057.077" calcext:value-type="float">
            <text:p>1057.077</text:p>
          </table:table-cell>
          <table:table-cell office:value-type="float" office:value="-1.64506" calcext:value-type="float">
            <text:p>-1.64506</text:p>
          </table:table-cell>
          <table:table-cell office:value-type="float" office:value="0" calcext:value-type="float">
            <text:p>0</text:p>
          </table:table-cell>
          <table:table-cell office:value-type="float" office:value="0.1850907" calcext:value-type="float">
            <text:p>0.1850907</text:p>
          </table:table-cell>
          <table:table-cell office:value-type="float" office:value="0.2376907" calcext:value-type="float">
            <text:p>0.2376907</text:p>
          </table:table-cell>
          <table:table-cell office:value-type="float" office:value="0.2799493" calcext:value-type="float">
            <text:p>0.2799493</text:p>
          </table:table-cell>
          <table:table-cell office:value-type="float" office:value="0.282261" calcext:value-type="float">
            <text:p>0.282261</text:p>
          </table:table-cell>
          <table:table-cell office:value-type="float" office:value="0.2877423" calcext:value-type="float">
            <text:p>0.2877423</text:p>
          </table:table-cell>
          <table:table-cell office:value-type="float" office:value="0.2608541" calcext:value-type="float">
            <text:p>0.2608541</text:p>
          </table:table-cell>
          <table:table-cell office:value-type="float" office:value="0.2675438" calcext:value-type="float">
            <text:p>0.2675438</text:p>
          </table:table-cell>
          <table:table-cell office:value-type="float" office:value="0.3595734" calcext:value-type="float">
            <text:p>0.3595734</text:p>
          </table:table-cell>
          <table:table-cell office:value-type="float" office:value="0.3541362" calcext:value-type="float">
            <text:p>0.3541362</text:p>
          </table:table-cell>
          <table:table-cell office:value-type="float" office:value="0.3662377" calcext:value-type="float">
            <text:p>0.3662377</text:p>
          </table:table-cell>
          <table:table-cell office:value-type="float" office:value="0.3822314" calcext:value-type="float">
            <text:p>0.3822314</text:p>
          </table:table-cell>
          <table:table-cell office:value-type="float" office:value="0.393274" calcext:value-type="float">
            <text:p>0.3932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604121" calcext:value-type="float">
            <text:p>9.604121E-11</text:p>
          </table:table-cell>
          <table:table-cell office:value-type="float" office:value="0.0005984561" calcext:value-type="float">
            <text:p>0.0005984561</text:p>
          </table:table-cell>
          <table:table-cell office:value-type="float" office:value="0.005943476" calcext:value-type="float">
            <text:p>0.005943476</text:p>
          </table:table-cell>
          <table:table-cell office:value-type="float" office:value="9.630856E-016" calcext:value-type="float">
            <text:p>9.630856E-16</text:p>
          </table:table-cell>
          <table:table-cell office:value-type="float" office:value="9.320467E-016" calcext:value-type="float">
            <text:p>9.320467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507534" calcext:value-type="float">
            <text:p>-1.507534</text:p>
          </table:table-cell>
          <table:table-cell office:value-type="float" office:value="-0.2158829" calcext:value-type="float">
            <text:p>-0.2158829</text:p>
          </table:table-cell>
          <table:table-cell office:value-type="float" office:value="-0.06158007" calcext:value-type="float">
            <text:p>-0.06158007</text:p>
          </table:table-cell>
          <table:table-cell office:value-type="float" office:value="-0.05781469" calcext:value-type="float">
            <text:p>-0.05781469</text:p>
          </table:table-cell>
          <table:table-cell office:value-type="float" office:value="-0.0498342" calcext:value-type="float">
            <text:p>-0.0498342</text:p>
          </table:table-cell>
          <table:table-cell office:value-type="float" office:value="-0.0405351" calcext:value-type="float">
            <text:p>-0.0405351</text:p>
          </table:table-cell>
          <table:table-cell office:value-type="float" office:value="-0.03274533" calcext:value-type="float">
            <text:p>-0.03274533</text:p>
          </table:table-cell>
          <table:table-cell office:value-type="float" office:value="-0.02825174" calcext:value-type="float">
            <text:p>-0.02825174</text:p>
          </table:table-cell>
          <table:table-cell office:value-type="float" office:value="-0.02241919" calcext:value-type="float">
            <text:p>-0.02241919</text:p>
          </table:table-cell>
          <table:table-cell office:value-type="float" office:value="-0.01674388" calcext:value-type="float">
            <text:p>-0.01674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70158" calcext:value-type="float">
            <text:p>-1.970158</text:p>
          </table:table-cell>
          <table:table-cell office:value-type="float" office:value="0.01722343" calcext:value-type="float">
            <text:p>0.01722343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397482" calcext:value-type="float">
            <text:p>-2.3974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2" calcext:value-type="float">
            <text:p>6032002</text:p>
          </table:table-cell>
          <table:table-cell office:value-type="float" office:value="19.20003" calcext:value-type="float">
            <text:p>19.20003</text:p>
          </table:table-cell>
          <table:table-cell office:value-type="float" office:value="30.72881" calcext:value-type="float">
            <text:p>30.72881</text:p>
          </table:table-cell>
          <table:table-cell office:value-type="float" office:value="0" calcext:value-type="float">
            <text:p>0</text:p>
          </table:table-cell>
          <table:table-cell office:value-type="float" office:value="1056.969" calcext:value-type="float">
            <text:p>1056.969</text:p>
          </table:table-cell>
          <table:table-cell office:value-type="float" office:value="-1.64506" calcext:value-type="float">
            <text:p>-1.64506</text:p>
          </table:table-cell>
          <table:table-cell office:value-type="float" office:value="0" calcext:value-type="float">
            <text:p>0</text:p>
          </table:table-cell>
          <table:table-cell office:value-type="float" office:value="0.1737169" calcext:value-type="float">
            <text:p>0.1737169</text:p>
          </table:table-cell>
          <table:table-cell office:value-type="float" office:value="0.2231198" calcext:value-type="float">
            <text:p>0.2231198</text:p>
          </table:table-cell>
          <table:table-cell office:value-type="float" office:value="0.2796733" calcext:value-type="float">
            <text:p>0.2796733</text:p>
          </table:table-cell>
          <table:table-cell office:value-type="float" office:value="0.2838436" calcext:value-type="float">
            <text:p>0.2838436</text:p>
          </table:table-cell>
          <table:table-cell office:value-type="float" office:value="0.28791" calcext:value-type="float">
            <text:p>0.28791</text:p>
          </table:table-cell>
          <table:table-cell office:value-type="float" office:value="0.2605979" calcext:value-type="float">
            <text:p>0.2605979</text:p>
          </table:table-cell>
          <table:table-cell office:value-type="float" office:value="0.2672377" calcext:value-type="float">
            <text:p>0.2672377</text:p>
          </table:table-cell>
          <table:table-cell office:value-type="float" office:value="0.3594581" calcext:value-type="float">
            <text:p>0.3594581</text:p>
          </table:table-cell>
          <table:table-cell office:value-type="float" office:value="0.3540435" calcext:value-type="float">
            <text:p>0.3540435</text:p>
          </table:table-cell>
          <table:table-cell office:value-type="float" office:value="0.3662091" calcext:value-type="float">
            <text:p>0.3662091</text:p>
          </table:table-cell>
          <table:table-cell office:value-type="float" office:value="0.3822176" calcext:value-type="float">
            <text:p>0.3822176</text:p>
          </table:table-cell>
          <table:table-cell office:value-type="float" office:value="0.393261" calcext:value-type="float">
            <text:p>0.393261</text:p>
          </table:table-cell>
          <table:table-cell office:value-type="float" office:value="0.4623355" calcext:value-type="float">
            <text:p>0.4623355</text:p>
          </table:table-cell>
          <table:table-cell office:value-type="float" office:value="0" calcext:value-type="float">
            <text:p>0</text:p>
          </table:table-cell>
          <table:table-cell office:value-type="float" office:value="0.02287243" calcext:value-type="float">
            <text:p>0.02287243</text:p>
          </table:table-cell>
          <table:table-cell office:value-type="float" office:value="0.01369022" calcext:value-type="float">
            <text:p>0.01369022</text:p>
          </table:table-cell>
          <table:table-cell office:value-type="float" office:value="0.001934411" calcext:value-type="float">
            <text:p>0.001934411</text:p>
          </table:table-cell>
          <table:table-cell office:value-type="float" office:value="9.630852E-016" calcext:value-type="float">
            <text:p>9.630852E-16</text:p>
          </table:table-cell>
          <table:table-cell office:value-type="float" office:value="9.320467E-016" calcext:value-type="float">
            <text:p>9.320467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373484" calcext:value-type="float">
            <text:p>-2.373484</text:p>
          </table:table-cell>
          <table:table-cell office:value-type="float" office:value="-0.3471784" calcext:value-type="float">
            <text:p>-0.3471784</text:p>
          </table:table-cell>
          <table:table-cell office:value-type="float" office:value="-0.06190255" calcext:value-type="float">
            <text:p>-0.06190255</text:p>
          </table:table-cell>
          <table:table-cell office:value-type="float" office:value="-0.05535736" calcext:value-type="float">
            <text:p>-0.05535736</text:p>
          </table:table-cell>
          <table:table-cell office:value-type="float" office:value="-0.04961265" calcext:value-type="float">
            <text:p>-0.04961265</text:p>
          </table:table-cell>
          <table:table-cell office:value-type="float" office:value="-0.04084256" calcext:value-type="float">
            <text:p>-0.04084256</text:p>
          </table:table-cell>
          <table:table-cell office:value-type="float" office:value="-0.03305224" calcext:value-type="float">
            <text:p>-0.03305224</text:p>
          </table:table-cell>
          <table:table-cell office:value-type="float" office:value="-0.02844828" calcext:value-type="float">
            <text:p>-0.02844828</text:p>
          </table:table-cell>
          <table:table-cell office:value-type="float" office:value="-0.02251697" calcext:value-type="float">
            <text:p>-0.02251697</text:p>
          </table:table-cell>
          <table:table-cell office:value-type="float" office:value="-0.01676626" calcext:value-type="float">
            <text:p>-0.01676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02532" calcext:value-type="float">
            <text:p>-4.102532</text:p>
          </table:table-cell>
          <table:table-cell office:value-type="float" office:value="0.01725562" calcext:value-type="float">
            <text:p>0.01725562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398165" calcext:value-type="float">
            <text:p>-2.3981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2" calcext:value-type="float">
            <text:p>7032002</text:p>
          </table:table-cell>
          <table:table-cell office:value-type="float" office:value="20.30004" calcext:value-type="float">
            <text:p>20.30004</text:p>
          </table:table-cell>
          <table:table-cell office:value-type="float" office:value="30.72438" calcext:value-type="float">
            <text:p>30.72438</text:p>
          </table:table-cell>
          <table:table-cell office:value-type="float" office:value="0" calcext:value-type="float">
            <text:p>0</text:p>
          </table:table-cell>
          <table:table-cell office:value-type="float" office:value="1058.071" calcext:value-type="float">
            <text:p>1058.071</text:p>
          </table:table-cell>
          <table:table-cell office:value-type="float" office:value="-1.642951" calcext:value-type="float">
            <text:p>-1.642951</text:p>
          </table:table-cell>
          <table:table-cell office:value-type="float" office:value="0.7710625" calcext:value-type="float">
            <text:p>0.7710625</text:p>
          </table:table-cell>
          <table:table-cell office:value-type="float" office:value="0.1955814" calcext:value-type="float">
            <text:p>0.1955814</text:p>
          </table:table-cell>
          <table:table-cell office:value-type="float" office:value="0.2096813" calcext:value-type="float">
            <text:p>0.2096813</text:p>
          </table:table-cell>
          <table:table-cell office:value-type="float" office:value="0.2748322" calcext:value-type="float">
            <text:p>0.2748322</text:p>
          </table:table-cell>
          <table:table-cell office:value-type="float" office:value="0.2834932" calcext:value-type="float">
            <text:p>0.2834932</text:p>
          </table:table-cell>
          <table:table-cell office:value-type="float" office:value="0.288018" calcext:value-type="float">
            <text:p>0.288018</text:p>
          </table:table-cell>
          <table:table-cell office:value-type="float" office:value="0.26045" calcext:value-type="float">
            <text:p>0.26045</text:p>
          </table:table-cell>
          <table:table-cell office:value-type="float" office:value="0.2669731" calcext:value-type="float">
            <text:p>0.2669731</text:p>
          </table:table-cell>
          <table:table-cell office:value-type="float" office:value="0.3593434" calcext:value-type="float">
            <text:p>0.3593434</text:p>
          </table:table-cell>
          <table:table-cell office:value-type="float" office:value="0.3539484" calcext:value-type="float">
            <text:p>0.3539484</text:p>
          </table:table-cell>
          <table:table-cell office:value-type="float" office:value="0.3661769" calcext:value-type="float">
            <text:p>0.3661769</text:p>
          </table:table-cell>
          <table:table-cell office:value-type="float" office:value="0.3822019" calcext:value-type="float">
            <text:p>0.3822019</text:p>
          </table:table-cell>
          <table:table-cell office:value-type="float" office:value="0.3932411" calcext:value-type="float">
            <text:p>0.3932411</text:p>
          </table:table-cell>
          <table:table-cell office:value-type="float" office:value="0.4623054" calcext:value-type="float">
            <text:p>0.4623054</text:p>
          </table:table-cell>
          <table:table-cell office:value-type="float" office:value="0" calcext:value-type="float">
            <text:p>0</text:p>
          </table:table-cell>
          <table:table-cell office:value-type="float" office:value="0.03253539" calcext:value-type="float">
            <text:p>0.03253539</text:p>
          </table:table-cell>
          <table:table-cell office:value-type="float" office:value="0.02860521" calcext:value-type="float">
            <text:p>0.02860521</text:p>
          </table:table-cell>
          <table:table-cell office:value-type="float" office:value="0.006716243" calcext:value-type="float">
            <text:p>0.006716243</text:p>
          </table:table-cell>
          <table:table-cell office:value-type="float" office:value="9.630854E-016" calcext:value-type="float">
            <text:p>9.630854E-16</text:p>
          </table:table-cell>
          <table:table-cell office:value-type="float" office:value="9.320467E-016" calcext:value-type="float">
            <text:p>9.320467E-16</text:p>
          </table:table-cell>
          <table:table-cell office:value-type="float" office:value="5.045134E-018" calcext:value-type="float">
            <text:p>5.045134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9424454" calcext:value-type="float">
            <text:p>-0.9424454</text:p>
          </table:table-cell>
          <table:table-cell office:value-type="float" office:value="-0.5678101" calcext:value-type="float">
            <text:p>-0.5678101</text:p>
          </table:table-cell>
          <table:table-cell office:value-type="float" office:value="-0.07087044" calcext:value-type="float">
            <text:p>-0.07087044</text:p>
          </table:table-cell>
          <table:table-cell office:value-type="float" office:value="-0.05586455" calcext:value-type="float">
            <text:p>-0.05586455</text:p>
          </table:table-cell>
          <table:table-cell office:value-type="float" office:value="-0.04945927" calcext:value-type="float">
            <text:p>-0.04945927</text:p>
          </table:table-cell>
          <table:table-cell office:value-type="float" office:value="-0.04102106" calcext:value-type="float">
            <text:p>-0.04102106</text:p>
          </table:table-cell>
          <table:table-cell office:value-type="float" office:value="-0.0332866" calcext:value-type="float">
            <text:p>-0.0332866</text:p>
          </table:table-cell>
          <table:table-cell office:value-type="float" office:value="-0.0286453" calcext:value-type="float">
            <text:p>-0.0286453</text:p>
          </table:table-cell>
          <table:table-cell office:value-type="float" office:value="-0.02261782" calcext:value-type="float">
            <text:p>-0.02261782</text:p>
          </table:table-cell>
          <table:table-cell office:value-type="float" office:value="-0.01679151" calcext:value-type="float">
            <text:p>-0.01679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94943" calcext:value-type="float">
            <text:p>-0.5294943</text:p>
          </table:table-cell>
          <table:table-cell office:value-type="float" office:value="0.01731969" calcext:value-type="float">
            <text:p>0.01731969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399159" calcext:value-type="float">
            <text:p>-2.3991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2" calcext:value-type="float">
            <text:p>8032002</text:p>
          </table:table-cell>
          <table:table-cell office:value-type="float" office:value="20.40004" calcext:value-type="float">
            <text:p>20.40004</text:p>
          </table:table-cell>
          <table:table-cell office:value-type="float" office:value="30.73969" calcext:value-type="float">
            <text:p>30.73969</text:p>
          </table:table-cell>
          <table:table-cell office:value-type="float" office:value="0" calcext:value-type="float">
            <text:p>0</text:p>
          </table:table-cell>
          <table:table-cell office:value-type="float" office:value="1058.156" calcext:value-type="float">
            <text:p>1058.156</text:p>
          </table:table-cell>
          <table:table-cell office:value-type="float" office:value="-1.642951" calcext:value-type="float">
            <text:p>-1.642951</text:p>
          </table:table-cell>
          <table:table-cell office:value-type="float" office:value="1.45618" calcext:value-type="float">
            <text:p>1.45618</text:p>
          </table:table-cell>
          <table:table-cell office:value-type="float" office:value="0.1586023" calcext:value-type="float">
            <text:p>0.1586023</text:p>
          </table:table-cell>
          <table:table-cell office:value-type="float" office:value="0.1950832" calcext:value-type="float">
            <text:p>0.1950832</text:p>
          </table:table-cell>
          <table:table-cell office:value-type="float" office:value="0.2676187" calcext:value-type="float">
            <text:p>0.2676187</text:p>
          </table:table-cell>
          <table:table-cell office:value-type="float" office:value="0.2820239" calcext:value-type="float">
            <text:p>0.2820239</text:p>
          </table:table-cell>
          <table:table-cell office:value-type="float" office:value="0.2876631" calcext:value-type="float">
            <text:p>0.2876631</text:p>
          </table:table-cell>
          <table:table-cell office:value-type="float" office:value="0.2602743" calcext:value-type="float">
            <text:p>0.2602743</text:p>
          </table:table-cell>
          <table:table-cell office:value-type="float" office:value="0.2667339" calcext:value-type="float">
            <text:p>0.2667339</text:p>
          </table:table-cell>
          <table:table-cell office:value-type="float" office:value="0.3592344" calcext:value-type="float">
            <text:p>0.3592344</text:p>
          </table:table-cell>
          <table:table-cell office:value-type="float" office:value="0.3538512" calcext:value-type="float">
            <text:p>0.3538512</text:p>
          </table:table-cell>
          <table:table-cell office:value-type="float" office:value="0.3661417" calcext:value-type="float">
            <text:p>0.3661417</text:p>
          </table:table-cell>
          <table:table-cell office:value-type="float" office:value="0.3821837" calcext:value-type="float">
            <text:p>0.3821837</text:p>
          </table:table-cell>
          <table:table-cell office:value-type="float" office:value="0.3932164" calcext:value-type="float">
            <text:p>0.3932164</text:p>
          </table:table-cell>
          <table:table-cell office:value-type="float" office:value="0.4621906" calcext:value-type="float">
            <text:p>0.4621906</text:p>
          </table:table-cell>
          <table:table-cell office:value-type="float" office:value="0" calcext:value-type="float">
            <text:p>0</text:p>
          </table:table-cell>
          <table:table-cell office:value-type="float" office:value="0.06926122" calcext:value-type="float">
            <text:p>0.06926122</text:p>
          </table:table-cell>
          <table:table-cell office:value-type="float" office:value="0.04440711" calcext:value-type="float">
            <text:p>0.04440711</text:p>
          </table:table-cell>
          <table:table-cell office:value-type="float" office:value="0.01623297" calcext:value-type="float">
            <text:p>0.01623297</text:p>
          </table:table-cell>
          <table:table-cell office:value-type="float" office:value="9.630852E-016" calcext:value-type="float">
            <text:p>9.630852E-16</text:p>
          </table:table-cell>
          <table:table-cell office:value-type="float" office:value="9.320467E-016" calcext:value-type="float">
            <text:p>9.320467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6717" calcext:value-type="float">
            <text:p>-4.6717</text:p>
          </table:table-cell>
          <table:table-cell office:value-type="float" office:value="-0.9660477" calcext:value-type="float">
            <text:p>-0.9660477</text:p>
          </table:table-cell>
          <table:table-cell office:value-type="float" office:value="-0.08653131" calcext:value-type="float">
            <text:p>-0.08653131</text:p>
          </table:table-cell>
          <table:table-cell office:value-type="float" office:value="-0.0581256" calcext:value-type="float">
            <text:p>-0.0581256</text:p>
          </table:table-cell>
          <table:table-cell office:value-type="float" office:value="-0.04993258" calcext:value-type="float">
            <text:p>-0.04993258</text:p>
          </table:table-cell>
          <table:table-cell office:value-type="float" office:value="-0.04123288" calcext:value-type="float">
            <text:p>-0.04123288</text:p>
          </table:table-cell>
          <table:table-cell office:value-type="float" office:value="-0.03349995" calcext:value-type="float">
            <text:p>-0.03349995</text:p>
          </table:table-cell>
          <table:table-cell office:value-type="float" office:value="-0.02883387" calcext:value-type="float">
            <text:p>-0.02883387</text:p>
          </table:table-cell>
          <table:table-cell office:value-type="float" office:value="-0.02272137" calcext:value-type="float">
            <text:p>-0.02272137</text:p>
          </table:table-cell>
          <table:table-cell office:value-type="float" office:value="-0.01681905" calcext:value-type="float">
            <text:p>-0.01681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669317" calcext:value-type="float">
            <text:p>-8.669317</text:p>
          </table:table-cell>
          <table:table-cell office:value-type="float" office:value="0.01743015" calcext:value-type="float">
            <text:p>0.01743015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39976" calcext:value-type="float">
            <text:p>-2.399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2" calcext:value-type="float">
            <text:p>9032002</text:p>
          </table:table-cell>
          <table:table-cell office:value-type="float" office:value="21.50004" calcext:value-type="float">
            <text:p>21.50004</text:p>
          </table:table-cell>
          <table:table-cell office:value-type="float" office:value="31.22436" calcext:value-type="float">
            <text:p>31.22436</text:p>
          </table:table-cell>
          <table:table-cell office:value-type="float" office:value="0" calcext:value-type="float">
            <text:p>0</text:p>
          </table:table-cell>
          <table:table-cell office:value-type="float" office:value="1059.237" calcext:value-type="float">
            <text:p>1059.237</text:p>
          </table:table-cell>
          <table:table-cell office:value-type="float" office:value="-2.108151" calcext:value-type="float">
            <text:p>-2.108151</text:p>
          </table:table-cell>
          <table:table-cell office:value-type="float" office:value="15.32218" calcext:value-type="float">
            <text:p>15.32218</text:p>
          </table:table-cell>
          <table:table-cell office:value-type="float" office:value="0.1810571" calcext:value-type="float">
            <text:p>0.1810571</text:p>
          </table:table-cell>
          <table:table-cell office:value-type="float" office:value="0.2123767" calcext:value-type="float">
            <text:p>0.2123767</text:p>
          </table:table-cell>
          <table:table-cell office:value-type="float" office:value="0.25562" calcext:value-type="float">
            <text:p>0.25562</text:p>
          </table:table-cell>
          <table:table-cell office:value-type="float" office:value="0.2798033" calcext:value-type="float">
            <text:p>0.2798033</text:p>
          </table:table-cell>
          <table:table-cell office:value-type="float" office:value="0.2868112" calcext:value-type="float">
            <text:p>0.2868112</text:p>
          </table:table-cell>
          <table:table-cell office:value-type="float" office:value="0.2600312" calcext:value-type="float">
            <text:p>0.2600312</text:p>
          </table:table-cell>
          <table:table-cell office:value-type="float" office:value="0.2664988" calcext:value-type="float">
            <text:p>0.2664988</text:p>
          </table:table-cell>
          <table:table-cell office:value-type="float" office:value="0.3591306" calcext:value-type="float">
            <text:p>0.3591306</text:p>
          </table:table-cell>
          <table:table-cell office:value-type="float" office:value="0.3537536" calcext:value-type="float">
            <text:p>0.3537536</text:p>
          </table:table-cell>
          <table:table-cell office:value-type="float" office:value="0.3661038" calcext:value-type="float">
            <text:p>0.3661038</text:p>
          </table:table-cell>
          <table:table-cell office:value-type="float" office:value="0.3821745" calcext:value-type="float">
            <text:p>0.3821745</text:p>
          </table:table-cell>
          <table:table-cell office:value-type="float" office:value="0.3936829" calcext:value-type="float">
            <text:p>0.3936829</text:p>
          </table:table-cell>
          <table:table-cell office:value-type="float" office:value="0.4494083" calcext:value-type="float">
            <text:p>0.4494083</text:p>
          </table:table-cell>
          <table:table-cell office:value-type="float" office:value="0" calcext:value-type="float">
            <text:p>0</text:p>
          </table:table-cell>
          <table:table-cell office:value-type="float" office:value="0.05874195" calcext:value-type="float">
            <text:p>0.05874195</text:p>
          </table:table-cell>
          <table:table-cell office:value-type="float" office:value="0.02766468" calcext:value-type="float">
            <text:p>0.02766468</text:p>
          </table:table-cell>
          <table:table-cell office:value-type="float" office:value="0.03235492" calcext:value-type="float">
            <text:p>0.03235492</text:p>
          </table:table-cell>
          <table:table-cell office:value-type="float" office:value="9.630854E-016" calcext:value-type="float">
            <text:p>9.630854E-16</text:p>
          </table:table-cell>
          <table:table-cell office:value-type="float" office:value="9.320467E-016" calcext:value-type="float">
            <text:p>9.320467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63937" calcext:value-type="float">
            <text:p>-1.63937</text:p>
          </table:table-cell>
          <table:table-cell office:value-type="float" office:value="-0.5081226" calcext:value-type="float">
            <text:p>-0.5081226</text:p>
          </table:table-cell>
          <table:table-cell office:value-type="float" office:value="-0.1237835" calcext:value-type="float">
            <text:p>-0.1237835</text:p>
          </table:table-cell>
          <table:table-cell office:value-type="float" office:value="-0.06177394" calcext:value-type="float">
            <text:p>-0.06177394</text:p>
          </table:table-cell>
          <table:table-cell office:value-type="float" office:value="-0.05107018" calcext:value-type="float">
            <text:p>-0.05107018</text:p>
          </table:table-cell>
          <table:table-cell office:value-type="float" office:value="-0.04152721" calcext:value-type="float">
            <text:p>-0.04152721</text:p>
          </table:table-cell>
          <table:table-cell office:value-type="float" office:value="-0.03371092" calcext:value-type="float">
            <text:p>-0.03371092</text:p>
          </table:table-cell>
          <table:table-cell office:value-type="float" office:value="-0.02901478" calcext:value-type="float">
            <text:p>-0.02901478</text:p>
          </table:table-cell>
          <table:table-cell office:value-type="float" office:value="-0.02282575" calcext:value-type="float">
            <text:p>-0.02282575</text:p>
          </table:table-cell>
          <table:table-cell office:value-type="float" office:value="-0.01684871" calcext:value-type="float">
            <text:p>-0.01684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04311" calcext:value-type="float">
            <text:p>-1.504311</text:p>
          </table:table-cell>
          <table:table-cell office:value-type="float" office:value="0.01739068" calcext:value-type="float">
            <text:p>0.01739068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2.281982" calcext:value-type="float">
            <text:p>-2.2819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2" calcext:value-type="float">
            <text:p>10032002</text:p>
          </table:table-cell>
          <table:table-cell office:value-type="float" office:value="22.10005" calcext:value-type="float">
            <text:p>22.10005</text:p>
          </table:table-cell>
          <table:table-cell office:value-type="float" office:value="31.71839" calcext:value-type="float">
            <text:p>31.71839</text:p>
          </table:table-cell>
          <table:table-cell office:value-type="float" office:value="0" calcext:value-type="float">
            <text:p>0</text:p>
          </table:table-cell>
          <table:table-cell office:value-type="float" office:value="1060.212" calcext:value-type="float">
            <text:p>1060.212</text:p>
          </table:table-cell>
          <table:table-cell office:value-type="float" office:value="-2.976917" calcext:value-type="float">
            <text:p>-2.976917</text:p>
          </table:table-cell>
          <table:table-cell office:value-type="float" office:value="2.448518" calcext:value-type="float">
            <text:p>2.448518</text:p>
          </table:table-cell>
          <table:table-cell office:value-type="float" office:value="0.2764434" calcext:value-type="float">
            <text:p>0.2764434</text:p>
          </table:table-cell>
          <table:table-cell office:value-type="float" office:value="0.2423711" calcext:value-type="float">
            <text:p>0.2423711</text:p>
          </table:table-cell>
          <table:table-cell office:value-type="float" office:value="0.2611263" calcext:value-type="float">
            <text:p>0.2611263</text:p>
          </table:table-cell>
          <table:table-cell office:value-type="float" office:value="0.2783384" calcext:value-type="float">
            <text:p>0.2783384</text:p>
          </table:table-cell>
          <table:table-cell office:value-type="float" office:value="0.2856287" calcext:value-type="float">
            <text:p>0.2856287</text:p>
          </table:table-cell>
          <table:table-cell office:value-type="float" office:value="0.2596121" calcext:value-type="float">
            <text:p>0.2596121</text:p>
          </table:table-cell>
          <table:table-cell office:value-type="float" office:value="0.2662362" calcext:value-type="float">
            <text:p>0.2662362</text:p>
          </table:table-cell>
          <table:table-cell office:value-type="float" office:value="0.3590288" calcext:value-type="float">
            <text:p>0.3590288</text:p>
          </table:table-cell>
          <table:table-cell office:value-type="float" office:value="0.3536559" calcext:value-type="float">
            <text:p>0.3536559</text:p>
          </table:table-cell>
          <table:table-cell office:value-type="float" office:value="0.3660645" calcext:value-type="float">
            <text:p>0.3660645</text:p>
          </table:table-cell>
          <table:table-cell office:value-type="float" office:value="0.3822223" calcext:value-type="float">
            <text:p>0.3822223</text:p>
          </table:table-cell>
          <table:table-cell office:value-type="float" office:value="0.3943056" calcext:value-type="float">
            <text:p>0.3943056</text:p>
          </table:table-cell>
          <table:table-cell office:value-type="float" office:value="0.4549359" calcext:value-type="float">
            <text:p>0.4549359</text:p>
          </table:table-cell>
          <table:table-cell office:value-type="float" office:value="0" calcext:value-type="float">
            <text:p>0</text:p>
          </table:table-cell>
          <table:table-cell office:value-type="float" office:value="0.02351335" calcext:value-type="float">
            <text:p>0.02351335</text:p>
          </table:table-cell>
          <table:table-cell office:value-type="float" office:value="0.001170269" calcext:value-type="float">
            <text:p>0.001170269</text:p>
          </table:table-cell>
          <table:table-cell office:value-type="float" office:value="0.02923074" calcext:value-type="float">
            <text:p>0.02923074</text:p>
          </table:table-cell>
          <table:table-cell office:value-type="float" office:value="9.630856E-016" calcext:value-type="float">
            <text:p>9.630856E-16</text:p>
          </table:table-cell>
          <table:table-cell office:value-type="float" office:value="9.320467E-016" calcext:value-type="float">
            <text:p>9.320467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661962" calcext:value-type="float">
            <text:p>-0.0661962</text:p>
          </table:table-cell>
          <table:table-cell office:value-type="float" office:value="-0.1872268" calcext:value-type="float">
            <text:p>-0.1872268</text:p>
          </table:table-cell>
          <table:table-cell office:value-type="float" office:value="-0.1054336" calcext:value-type="float">
            <text:p>-0.1054336</text:p>
          </table:table-cell>
          <table:table-cell office:value-type="float" office:value="-0.06433797" calcext:value-type="float">
            <text:p>-0.06433797</text:p>
          </table:table-cell>
          <table:table-cell office:value-type="float" office:value="-0.05272221" calcext:value-type="float">
            <text:p>-0.05272221</text:p>
          </table:table-cell>
          <table:table-cell office:value-type="float" office:value="-0.04204113" calcext:value-type="float">
            <text:p>-0.04204113</text:p>
          </table:table-cell>
          <table:table-cell office:value-type="float" office:value="-0.0339481" calcext:value-type="float">
            <text:p>-0.0339481</text:p>
          </table:table-cell>
          <table:table-cell office:value-type="float" office:value="-0.029193" calcext:value-type="float">
            <text:p>-0.029193</text:p>
          </table:table-cell>
          <table:table-cell office:value-type="float" office:value="-0.02293084" calcext:value-type="float">
            <text:p>-0.02293084</text:p>
          </table:table-cell>
          <table:table-cell office:value-type="float" office:value="-0.0168798" calcext:value-type="float">
            <text:p>-0.0168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232153" calcext:value-type="float">
            <text:p>-0.06232153</text:p>
          </table:table-cell>
          <table:table-cell office:value-type="float" office:value="0.01717079" calcext:value-type="float">
            <text:p>0.01717079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31799" calcext:value-type="float">
            <text:p>-2.317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2" calcext:value-type="float">
            <text:p>11032002</text:p>
          </table:table-cell>
          <table:table-cell office:value-type="float" office:value="22.10005" calcext:value-type="float">
            <text:p>22.10005</text:p>
          </table:table-cell>
          <table:table-cell office:value-type="float" office:value="32.82267" calcext:value-type="float">
            <text:p>32.82267</text:p>
          </table:table-cell>
          <table:table-cell office:value-type="float" office:value="0" calcext:value-type="float">
            <text:p>0</text:p>
          </table:table-cell>
          <table:table-cell office:value-type="float" office:value="1059.929" calcext:value-type="float">
            <text:p>1059.929</text:p>
          </table:table-cell>
          <table:table-cell office:value-type="float" office:value="-3.798201" calcext:value-type="float">
            <text:p>-3.798201</text:p>
          </table:table-cell>
          <table:table-cell office:value-type="float" office:value="0" calcext:value-type="float">
            <text:p>0</text:p>
          </table:table-cell>
          <table:table-cell office:value-type="float" office:value="0.2307579" calcext:value-type="float">
            <text:p>0.2307579</text:p>
          </table:table-cell>
          <table:table-cell office:value-type="float" office:value="0.2542541" calcext:value-type="float">
            <text:p>0.2542541</text:p>
          </table:table-cell>
          <table:table-cell office:value-type="float" office:value="0.2829204" calcext:value-type="float">
            <text:p>0.2829204</text:p>
          </table:table-cell>
          <table:table-cell office:value-type="float" office:value="0.2810678" calcext:value-type="float">
            <text:p>0.2810678</text:p>
          </table:table-cell>
          <table:table-cell office:value-type="float" office:value="0.285596" calcext:value-type="float">
            <text:p>0.285596</text:p>
          </table:table-cell>
          <table:table-cell office:value-type="float" office:value="0.259137" calcext:value-type="float">
            <text:p>0.259137</text:p>
          </table:table-cell>
          <table:table-cell office:value-type="float" office:value="0.2659271" calcext:value-type="float">
            <text:p>0.2659271</text:p>
          </table:table-cell>
          <table:table-cell office:value-type="float" office:value="0.358923" calcext:value-type="float">
            <text:p>0.358923</text:p>
          </table:table-cell>
          <table:table-cell office:value-type="float" office:value="0.3535562" calcext:value-type="float">
            <text:p>0.3535562</text:p>
          </table:table-cell>
          <table:table-cell office:value-type="float" office:value="0.3660274" calcext:value-type="float">
            <text:p>0.3660274</text:p>
          </table:table-cell>
          <table:table-cell office:value-type="float" office:value="0.3822944" calcext:value-type="float">
            <text:p>0.3822944</text:p>
          </table:table-cell>
          <table:table-cell office:value-type="float" office:value="0.3945819" calcext:value-type="float">
            <text:p>0.3945819</text:p>
          </table:table-cell>
          <table:table-cell office:value-type="float" office:value="0.4599658" calcext:value-type="float">
            <text:p>0.4599658</text:p>
          </table:table-cell>
          <table:table-cell office:value-type="float" office:value="0" calcext:value-type="float">
            <text:p>0</text:p>
          </table:table-cell>
          <table:table-cell office:value-type="float" office:value="0.01126297" calcext:value-type="float">
            <text:p>0.01126297</text:p>
          </table:table-cell>
          <table:table-cell office:value-type="float" office:value="9.444265E-016" calcext:value-type="float">
            <text:p>9.444265E-16</text:p>
          </table:table-cell>
          <table:table-cell office:value-type="float" office:value="9.827771E-016" calcext:value-type="float">
            <text:p>9.827771E-16</text:p>
          </table:table-cell>
          <table:table-cell office:value-type="float" office:value="9.630856E-016" calcext:value-type="float">
            <text:p>9.630856E-16</text:p>
          </table:table-cell>
          <table:table-cell office:value-type="float" office:value="9.320467E-016" calcext:value-type="float">
            <text:p>9.320467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561877" calcext:value-type="float">
            <text:p>-0.2561877</text:p>
          </table:table-cell>
          <table:table-cell office:value-type="float" office:value="-0.1292028" calcext:value-type="float">
            <text:p>-0.1292028</text:p>
          </table:table-cell>
          <table:table-cell office:value-type="float" office:value="-0.0565903" calcext:value-type="float">
            <text:p>-0.0565903</text:p>
          </table:table-cell>
          <table:table-cell office:value-type="float" office:value="-0.05975964" calcext:value-type="float">
            <text:p>-0.05975964</text:p>
          </table:table-cell>
          <table:table-cell office:value-type="float" office:value="-0.05280888" calcext:value-type="float">
            <text:p>-0.05280888</text:p>
          </table:table-cell>
          <table:table-cell office:value-type="float" office:value="-0.04263698" calcext:value-type="float">
            <text:p>-0.04263698</text:p>
          </table:table-cell>
          <table:table-cell office:value-type="float" office:value="-0.0342298" calcext:value-type="float">
            <text:p>-0.0342298</text:p>
          </table:table-cell>
          <table:table-cell office:value-type="float" office:value="-0.02937943" calcext:value-type="float">
            <text:p>-0.02937943</text:p>
          </table:table-cell>
          <table:table-cell office:value-type="float" office:value="-0.02303857" calcext:value-type="float">
            <text:p>-0.02303857</text:p>
          </table:table-cell>
          <table:table-cell office:value-type="float" office:value="-0.0169091" calcext:value-type="float">
            <text:p>-0.0169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953362" calcext:value-type="float">
            <text:p>-0.3953362</text:p>
          </table:table-cell>
          <table:table-cell office:value-type="float" office:value="0.01685598" calcext:value-type="float">
            <text:p>0.01685598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348215" calcext:value-type="float">
            <text:p>-2.3482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2" calcext:value-type="float">
            <text:p>12032002</text:p>
          </table:table-cell>
          <table:table-cell office:value-type="float" office:value="22.10005" calcext:value-type="float">
            <text:p>22.10005</text:p>
          </table:table-cell>
          <table:table-cell office:value-type="float" office:value="34.49874" calcext:value-type="float">
            <text:p>34.49874</text:p>
          </table:table-cell>
          <table:table-cell office:value-type="float" office:value="0" calcext:value-type="float">
            <text:p>0</text:p>
          </table:table-cell>
          <table:table-cell office:value-type="float" office:value="1058.619" calcext:value-type="float">
            <text:p>1058.619</text:p>
          </table:table-cell>
          <table:table-cell office:value-type="float" office:value="-4.163948" calcext:value-type="float">
            <text:p>-4.163948</text:p>
          </table:table-cell>
          <table:table-cell office:value-type="float" office:value="0" calcext:value-type="float">
            <text:p>0</text:p>
          </table:table-cell>
          <table:table-cell office:value-type="float" office:value="0.1912074" calcext:value-type="float">
            <text:p>0.1912074</text:p>
          </table:table-cell>
          <table:table-cell office:value-type="float" office:value="0.2516343" calcext:value-type="float">
            <text:p>0.2516343</text:p>
          </table:table-cell>
          <table:table-cell office:value-type="float" office:value="0.2765816" calcext:value-type="float">
            <text:p>0.2765816</text:p>
          </table:table-cell>
          <table:table-cell office:value-type="float" office:value="0.2823304" calcext:value-type="float">
            <text:p>0.2823304</text:p>
          </table:table-cell>
          <table:table-cell office:value-type="float" office:value="0.2868525" calcext:value-type="float">
            <text:p>0.2868525</text:p>
          </table:table-cell>
          <table:table-cell office:value-type="float" office:value="0.2590125" calcext:value-type="float">
            <text:p>0.2590125</text:p>
          </table:table-cell>
          <table:table-cell office:value-type="float" office:value="0.2656357" calcext:value-type="float">
            <text:p>0.2656357</text:p>
          </table:table-cell>
          <table:table-cell office:value-type="float" office:value="0.3588128" calcext:value-type="float">
            <text:p>0.3588128</text:p>
          </table:table-cell>
          <table:table-cell office:value-type="float" office:value="0.3534565" calcext:value-type="float">
            <text:p>0.3534565</text:p>
          </table:table-cell>
          <table:table-cell office:value-type="float" office:value="0.3659916" calcext:value-type="float">
            <text:p>0.3659916</text:p>
          </table:table-cell>
          <table:table-cell office:value-type="float" office:value="0.382363" calcext:value-type="float">
            <text:p>0.382363</text:p>
          </table:table-cell>
          <table:table-cell office:value-type="float" office:value="0.3946401" calcext:value-type="float">
            <text:p>0.394640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234877E-016" calcext:value-type="float">
            <text:p>9.234877E-16</text:p>
          </table:table-cell>
          <table:table-cell office:value-type="float" office:value="9.293554E-016" calcext:value-type="float">
            <text:p>9.293554E-16</text:p>
          </table:table-cell>
          <table:table-cell office:value-type="float" office:value="9.827752E-016" calcext:value-type="float">
            <text:p>9.827752E-16</text:p>
          </table:table-cell>
          <table:table-cell office:value-type="float" office:value="9.630843E-016" calcext:value-type="float">
            <text:p>9.630843E-16</text:p>
          </table:table-cell>
          <table:table-cell office:value-type="float" office:value="9.320467E-016" calcext:value-type="float">
            <text:p>9.320467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172112" calcext:value-type="float">
            <text:p>-1.172112</text:p>
          </table:table-cell>
          <table:table-cell office:value-type="float" office:value="-0.1397059" calcext:value-type="float">
            <text:p>-0.1397059</text:p>
          </table:table-cell>
          <table:table-cell office:value-type="float" office:value="-0.0675009" calcext:value-type="float">
            <text:p>-0.0675009</text:p>
          </table:table-cell>
          <table:table-cell office:value-type="float" office:value="-0.05766928" calcext:value-type="float">
            <text:p>-0.05766928</text:p>
          </table:table-cell>
          <table:table-cell office:value-type="float" office:value="-0.05103967" calcext:value-type="float">
            <text:p>-0.05103967</text:p>
          </table:table-cell>
          <table:table-cell office:value-type="float" office:value="-0.04279855" calcext:value-type="float">
            <text:p>-0.04279855</text:p>
          </table:table-cell>
          <table:table-cell office:value-type="float" office:value="-0.03449884" calcext:value-type="float">
            <text:p>-0.03449884</text:p>
          </table:table-cell>
          <table:table-cell office:value-type="float" office:value="-0.02957527" calcext:value-type="float">
            <text:p>-0.02957527</text:p>
          </table:table-cell>
          <table:table-cell office:value-type="float" office:value="-0.02314693" calcext:value-type="float">
            <text:p>-0.02314693</text:p>
          </table:table-cell>
          <table:table-cell office:value-type="float" office:value="-0.01693747" calcext:value-type="float">
            <text:p>-0.01693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59489" calcext:value-type="float">
            <text:p>-1.659489</text:p>
          </table:table-cell>
          <table:table-cell office:value-type="float" office:value="0.01668919" calcext:value-type="float">
            <text:p>0.01668919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364061" calcext:value-type="float">
            <text:p>-2.3640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2" calcext:value-type="float">
            <text:p>13032002</text:p>
          </table:table-cell>
          <table:table-cell office:value-type="float" office:value="22.10005" calcext:value-type="float">
            <text:p>22.10005</text:p>
          </table:table-cell>
          <table:table-cell office:value-type="float" office:value="35.40262" calcext:value-type="float">
            <text:p>35.40262</text:p>
          </table:table-cell>
          <table:table-cell office:value-type="float" office:value="0" calcext:value-type="float">
            <text:p>0</text:p>
          </table:table-cell>
          <table:table-cell office:value-type="float" office:value="1057.715" calcext:value-type="float">
            <text:p>1057.715</text:p>
          </table:table-cell>
          <table:table-cell office:value-type="float" office:value="-4.163948" calcext:value-type="float">
            <text:p>-4.163948</text:p>
          </table:table-cell>
          <table:table-cell office:value-type="float" office:value="0" calcext:value-type="float">
            <text:p>0</text:p>
          </table:table-cell>
          <table:table-cell office:value-type="float" office:value="0.1633309" calcext:value-type="float">
            <text:p>0.1633309</text:p>
          </table:table-cell>
          <table:table-cell office:value-type="float" office:value="0.2472924" calcext:value-type="float">
            <text:p>0.2472924</text:p>
          </table:table-cell>
          <table:table-cell office:value-type="float" office:value="0.2734144" calcext:value-type="float">
            <text:p>0.2734144</text:p>
          </table:table-cell>
          <table:table-cell office:value-type="float" office:value="0.2820978" calcext:value-type="float">
            <text:p>0.2820978</text:p>
          </table:table-cell>
          <table:table-cell office:value-type="float" office:value="0.287121" calcext:value-type="float">
            <text:p>0.287121</text:p>
          </table:table-cell>
          <table:table-cell office:value-type="float" office:value="0.2590393" calcext:value-type="float">
            <text:p>0.2590393</text:p>
          </table:table-cell>
          <table:table-cell office:value-type="float" office:value="0.2654215" calcext:value-type="float">
            <text:p>0.2654215</text:p>
          </table:table-cell>
          <table:table-cell office:value-type="float" office:value="0.3587061" calcext:value-type="float">
            <text:p>0.3587061</text:p>
          </table:table-cell>
          <table:table-cell office:value-type="float" office:value="0.3533553" calcext:value-type="float">
            <text:p>0.3533553</text:p>
          </table:table-cell>
          <table:table-cell office:value-type="float" office:value="0.3659558" calcext:value-type="float">
            <text:p>0.3659558</text:p>
          </table:table-cell>
          <table:table-cell office:value-type="float" office:value="0.3824186" calcext:value-type="float">
            <text:p>0.3824186</text:p>
          </table:table-cell>
          <table:table-cell office:value-type="float" office:value="0.3946499" calcext:value-type="float">
            <text:p>0.39464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235266E-016" calcext:value-type="float">
            <text:p>9.235266E-16</text:p>
          </table:table-cell>
          <table:table-cell office:value-type="float" office:value="9.293528E-016" calcext:value-type="float">
            <text:p>9.293528E-16</text:p>
          </table:table-cell>
          <table:table-cell office:value-type="float" office:value="9.827724E-016" calcext:value-type="float">
            <text:p>9.827724E-16</text:p>
          </table:table-cell>
          <table:table-cell office:value-type="float" office:value="9.63081E-016" calcext:value-type="float">
            <text:p>9.63081E-16</text:p>
          </table:table-cell>
          <table:table-cell office:value-type="float" office:value="9.320463E-016" calcext:value-type="float">
            <text:p>9.320463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969814" calcext:value-type="float">
            <text:p>-3.969814</text:p>
          </table:table-cell>
          <table:table-cell office:value-type="float" office:value="-0.1596801" calcext:value-type="float">
            <text:p>-0.1596801</text:p>
          </table:table-cell>
          <table:table-cell office:value-type="float" office:value="-0.07376199" calcext:value-type="float">
            <text:p>-0.07376199</text:p>
          </table:table-cell>
          <table:table-cell office:value-type="float" office:value="-0.05802749" calcext:value-type="float">
            <text:p>-0.05802749</text:p>
          </table:table-cell>
          <table:table-cell office:value-type="float" office:value="-0.05066371" calcext:value-type="float">
            <text:p>-0.05066371</text:p>
          </table:table-cell>
          <table:table-cell office:value-type="float" office:value="-0.04276485" calcext:value-type="float">
            <text:p>-0.04276485</text:p>
          </table:table-cell>
          <table:table-cell office:value-type="float" office:value="-0.03469834" calcext:value-type="float">
            <text:p>-0.03469834</text:p>
          </table:table-cell>
          <table:table-cell office:value-type="float" office:value="-0.02976613" calcext:value-type="float">
            <text:p>-0.02976613</text:p>
          </table:table-cell>
          <table:table-cell office:value-type="float" office:value="-0.02325738" calcext:value-type="float">
            <text:p>-0.02325738</text:p>
          </table:table-cell>
          <table:table-cell office:value-type="float" office:value="-0.01696579" calcext:value-type="float">
            <text:p>-0.01696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71363" calcext:value-type="float">
            <text:p>-4.971363</text:p>
          </table:table-cell>
          <table:table-cell office:value-type="float" office:value="0.0166195" calcext:value-type="float">
            <text:p>0.0166195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365475" calcext:value-type="float">
            <text:p>-2.3654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2" calcext:value-type="float">
            <text:p>14032002</text:p>
          </table:table-cell>
          <table:table-cell office:value-type="float" office:value="22.20005" calcext:value-type="float">
            <text:p>22.20005</text:p>
          </table:table-cell>
          <table:table-cell office:value-type="float" office:value="35.8023" calcext:value-type="float">
            <text:p>35.8023</text:p>
          </table:table-cell>
          <table:table-cell office:value-type="float" office:value="0" calcext:value-type="float">
            <text:p>0</text:p>
          </table:table-cell>
          <table:table-cell office:value-type="float" office:value="1057.415" calcext:value-type="float">
            <text:p>1057.415</text:p>
          </table:table-cell>
          <table:table-cell office:value-type="float" office:value="-4.163948" calcext:value-type="float">
            <text:p>-4.163948</text:p>
          </table:table-cell>
          <table:table-cell office:value-type="float" office:value="0.718048" calcext:value-type="float">
            <text:p>0.718048</text:p>
          </table:table-cell>
          <table:table-cell office:value-type="float" office:value="0.1672714" calcext:value-type="float">
            <text:p>0.1672714</text:p>
          </table:table-cell>
          <table:table-cell office:value-type="float" office:value="0.2425084" calcext:value-type="float">
            <text:p>0.2425084</text:p>
          </table:table-cell>
          <table:table-cell office:value-type="float" office:value="0.2715628" calcext:value-type="float">
            <text:p>0.2715628</text:p>
          </table:table-cell>
          <table:table-cell office:value-type="float" office:value="0.2812653" calcext:value-type="float">
            <text:p>0.2812653</text:p>
          </table:table-cell>
          <table:table-cell office:value-type="float" office:value="0.2868372" calcext:value-type="float">
            <text:p>0.2868372</text:p>
          </table:table-cell>
          <table:table-cell office:value-type="float" office:value="0.2590187" calcext:value-type="float">
            <text:p>0.2590187</text:p>
          </table:table-cell>
          <table:table-cell office:value-type="float" office:value="0.2652531" calcext:value-type="float">
            <text:p>0.2652531</text:p>
          </table:table-cell>
          <table:table-cell office:value-type="float" office:value="0.3586088" calcext:value-type="float">
            <text:p>0.3586088</text:p>
          </table:table-cell>
          <table:table-cell office:value-type="float" office:value="0.353255" calcext:value-type="float">
            <text:p>0.353255</text:p>
          </table:table-cell>
          <table:table-cell office:value-type="float" office:value="0.3659201" calcext:value-type="float">
            <text:p>0.3659201</text:p>
          </table:table-cell>
          <table:table-cell office:value-type="float" office:value="0.3824619" calcext:value-type="float">
            <text:p>0.3824619</text:p>
          </table:table-cell>
          <table:table-cell office:value-type="float" office:value="0.3946505" calcext:value-type="float">
            <text:p>0.39465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235581E-016" calcext:value-type="float">
            <text:p>9.235581E-16</text:p>
          </table:table-cell>
          <table:table-cell office:value-type="float" office:value="9.293528E-016" calcext:value-type="float">
            <text:p>9.293528E-16</text:p>
          </table:table-cell>
          <table:table-cell office:value-type="float" office:value="9.82769E-016" calcext:value-type="float">
            <text:p>9.82769E-16</text:p>
          </table:table-cell>
          <table:table-cell office:value-type="float" office:value="9.630782E-016" calcext:value-type="float">
            <text:p>9.630782E-16</text:p>
          </table:table-cell>
          <table:table-cell office:value-type="float" office:value="9.320463E-016" calcext:value-type="float">
            <text:p>9.320463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287456" calcext:value-type="float">
            <text:p>-3.287456</text:p>
          </table:table-cell>
          <table:table-cell office:value-type="float" office:value="-0.1856973" calcext:value-type="float">
            <text:p>-0.1856973</text:p>
          </table:table-cell>
          <table:table-cell office:value-type="float" office:value="-0.07775191" calcext:value-type="float">
            <text:p>-0.07775191</text:p>
          </table:table-cell>
          <table:table-cell office:value-type="float" office:value="-0.05935914" calcext:value-type="float">
            <text:p>-0.05935914</text:p>
          </table:table-cell>
          <table:table-cell office:value-type="float" office:value="-0.05104516" calcext:value-type="float">
            <text:p>-0.05104516</text:p>
          </table:table-cell>
          <table:table-cell office:value-type="float" office:value="-0.04278976" calcext:value-type="float">
            <text:p>-0.04278976</text:p>
          </table:table-cell>
          <table:table-cell office:value-type="float" office:value="-0.0348558" calcext:value-type="float">
            <text:p>-0.0348558</text:p>
          </table:table-cell>
          <table:table-cell office:value-type="float" office:value="-0.02994155" calcext:value-type="float">
            <text:p>-0.02994155</text:p>
          </table:table-cell>
          <table:table-cell office:value-type="float" office:value="-0.02336751" calcext:value-type="float">
            <text:p>-0.02336751</text:p>
          </table:table-cell>
          <table:table-cell office:value-type="float" office:value="-0.0169942" calcext:value-type="float">
            <text:p>-0.0169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27191" calcext:value-type="float">
            <text:p>-4.327191</text:p>
          </table:table-cell>
          <table:table-cell office:value-type="float" office:value="0.01658519" calcext:value-type="float">
            <text:p>0.01658519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366785" calcext:value-type="float">
            <text:p>-2.3667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2" calcext:value-type="float">
            <text:p>15032002</text:p>
          </table:table-cell>
          <table:table-cell office:value-type="float" office:value="22.20005" calcext:value-type="float">
            <text:p>22.20005</text:p>
          </table:table-cell>
          <table:table-cell office:value-type="float" office:value="36.54756" calcext:value-type="float">
            <text:p>36.54756</text:p>
          </table:table-cell>
          <table:table-cell office:value-type="float" office:value="0" calcext:value-type="float">
            <text:p>0</text:p>
          </table:table-cell>
          <table:table-cell office:value-type="float" office:value="1056.671" calcext:value-type="float">
            <text:p>1056.671</text:p>
          </table:table-cell>
          <table:table-cell office:value-type="float" office:value="-4.163781" calcext:value-type="float">
            <text:p>-4.163781</text:p>
          </table:table-cell>
          <table:table-cell office:value-type="float" office:value="0" calcext:value-type="float">
            <text:p>0</text:p>
          </table:table-cell>
          <table:table-cell office:value-type="float" office:value="0.155104" calcext:value-type="float">
            <text:p>0.155104</text:p>
          </table:table-cell>
          <table:table-cell office:value-type="float" office:value="0.2378549" calcext:value-type="float">
            <text:p>0.2378549</text:p>
          </table:table-cell>
          <table:table-cell office:value-type="float" office:value="0.2703204" calcext:value-type="float">
            <text:p>0.2703204</text:p>
          </table:table-cell>
          <table:table-cell office:value-type="float" office:value="0.2803784" calcext:value-type="float">
            <text:p>0.2803784</text:p>
          </table:table-cell>
          <table:table-cell office:value-type="float" office:value="0.2862972" calcext:value-type="float">
            <text:p>0.2862972</text:p>
          </table:table-cell>
          <table:table-cell office:value-type="float" office:value="0.2588944" calcext:value-type="float">
            <text:p>0.2588944</text:p>
          </table:table-cell>
          <table:table-cell office:value-type="float" office:value="0.2650921" calcext:value-type="float">
            <text:p>0.2650921</text:p>
          </table:table-cell>
          <table:table-cell office:value-type="float" office:value="0.3585201" calcext:value-type="float">
            <text:p>0.3585201</text:p>
          </table:table-cell>
          <table:table-cell office:value-type="float" office:value="0.3531557" calcext:value-type="float">
            <text:p>0.3531557</text:p>
          </table:table-cell>
          <table:table-cell office:value-type="float" office:value="0.3658844" calcext:value-type="float">
            <text:p>0.3658844</text:p>
          </table:table-cell>
          <table:table-cell office:value-type="float" office:value="0.3824943" calcext:value-type="float">
            <text:p>0.3824943</text:p>
          </table:table-cell>
          <table:table-cell office:value-type="float" office:value="0.3946435" calcext:value-type="float">
            <text:p>0.39464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987373E-016" calcext:value-type="float">
            <text:p>9.987373E-16</text:p>
          </table:table-cell>
          <table:table-cell office:value-type="float" office:value="9.878078E-016" calcext:value-type="float">
            <text:p>9.878078E-16</text:p>
          </table:table-cell>
          <table:table-cell office:value-type="float" office:value="9.827658E-016" calcext:value-type="float">
            <text:p>9.827658E-16</text:p>
          </table:table-cell>
          <table:table-cell office:value-type="float" office:value="9.630764E-016" calcext:value-type="float">
            <text:p>9.630764E-16</text:p>
          </table:table-cell>
          <table:table-cell office:value-type="float" office:value="9.320463E-016" calcext:value-type="float">
            <text:p>9.320463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879412" calcext:value-type="float">
            <text:p>-5.879412</text:p>
          </table:table-cell>
          <table:table-cell office:value-type="float" office:value="-0.2156037" calcext:value-type="float">
            <text:p>-0.2156037</text:p>
          </table:table-cell>
          <table:table-cell office:value-type="float" office:value="-0.08055278" calcext:value-type="float">
            <text:p>-0.08055278</text:p>
          </table:table-cell>
          <table:table-cell office:value-type="float" office:value="-0.06083639" calcext:value-type="float">
            <text:p>-0.06083639</text:p>
          </table:table-cell>
          <table:table-cell office:value-type="float" office:value="-0.05178954" calcext:value-type="float">
            <text:p>-0.05178954</text:p>
          </table:table-cell>
          <table:table-cell office:value-type="float" office:value="-0.04294591" calcext:value-type="float">
            <text:p>-0.04294591</text:p>
          </table:table-cell>
          <table:table-cell office:value-type="float" office:value="-0.03500678" calcext:value-type="float">
            <text:p>-0.03500678</text:p>
          </table:table-cell>
          <table:table-cell office:value-type="float" office:value="-0.03010211" calcext:value-type="float">
            <text:p>-0.03010211</text:p>
          </table:table-cell>
          <table:table-cell office:value-type="float" office:value="-0.0234771" calcext:value-type="float">
            <text:p>-0.0234771</text:p>
          </table:table-cell>
          <table:table-cell office:value-type="float" office:value="-0.01702253" calcext:value-type="float">
            <text:p>-0.01702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87472" calcext:value-type="float">
            <text:p>-7.087472</text:p>
          </table:table-cell>
          <table:table-cell office:value-type="float" office:value="0.01655313" calcext:value-type="float">
            <text:p>0.01655313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368003" calcext:value-type="float">
            <text:p>-2.3680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2" calcext:value-type="float">
            <text:p>16032002</text:p>
          </table:table-cell>
          <table:table-cell office:value-type="float" office:value="22.20005" calcext:value-type="float">
            <text:p>22.20005</text:p>
          </table:table-cell>
          <table:table-cell office:value-type="float" office:value="37.00425" calcext:value-type="float">
            <text:p>37.00425</text:p>
          </table:table-cell>
          <table:table-cell office:value-type="float" office:value="0" calcext:value-type="float">
            <text:p>0</text:p>
          </table:table-cell>
          <table:table-cell office:value-type="float" office:value="1056.213" calcext:value-type="float">
            <text:p>1056.213</text:p>
          </table:table-cell>
          <table:table-cell office:value-type="float" office:value="-4.163781" calcext:value-type="float">
            <text:p>-4.163781</text:p>
          </table:table-cell>
          <table:table-cell office:value-type="float" office:value="0" calcext:value-type="float">
            <text:p>0</text:p>
          </table:table-cell>
          <table:table-cell office:value-type="float" office:value="0.1516908" calcext:value-type="float">
            <text:p>0.1516908</text:p>
          </table:table-cell>
          <table:table-cell office:value-type="float" office:value="0.2342966" calcext:value-type="float">
            <text:p>0.2342966</text:p>
          </table:table-cell>
          <table:table-cell office:value-type="float" office:value="0.2686787" calcext:value-type="float">
            <text:p>0.2686787</text:p>
          </table:table-cell>
          <table:table-cell office:value-type="float" office:value="0.2800817" calcext:value-type="float">
            <text:p>0.2800817</text:p>
          </table:table-cell>
          <table:table-cell office:value-type="float" office:value="0.2859226" calcext:value-type="float">
            <text:p>0.2859226</text:p>
          </table:table-cell>
          <table:table-cell office:value-type="float" office:value="0.2586959" calcext:value-type="float">
            <text:p>0.2586959</text:p>
          </table:table-cell>
          <table:table-cell office:value-type="float" office:value="0.2649171" calcext:value-type="float">
            <text:p>0.2649171</text:p>
          </table:table-cell>
          <table:table-cell office:value-type="float" office:value="0.3584364" calcext:value-type="float">
            <text:p>0.3584364</text:p>
          </table:table-cell>
          <table:table-cell office:value-type="float" office:value="0.3530584" calcext:value-type="float">
            <text:p>0.3530584</text:p>
          </table:table-cell>
          <table:table-cell office:value-type="float" office:value="0.3658454" calcext:value-type="float">
            <text:p>0.3658454</text:p>
          </table:table-cell>
          <table:table-cell office:value-type="float" office:value="0.382517" calcext:value-type="float">
            <text:p>0.382517</text:p>
          </table:table-cell>
          <table:table-cell office:value-type="float" office:value="0.3946305" calcext:value-type="float">
            <text:p>0.39463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987714E-016" calcext:value-type="float">
            <text:p>9.987714E-16</text:p>
          </table:table-cell>
          <table:table-cell office:value-type="float" office:value="9.878043E-016" calcext:value-type="float">
            <text:p>9.878043E-16</text:p>
          </table:table-cell>
          <table:table-cell office:value-type="float" office:value="9.827632E-016" calcext:value-type="float">
            <text:p>9.827632E-16</text:p>
          </table:table-cell>
          <table:table-cell office:value-type="float" office:value="9.630742E-016" calcext:value-type="float">
            <text:p>9.630742E-16</text:p>
          </table:table-cell>
          <table:table-cell office:value-type="float" office:value="9.320463E-016" calcext:value-type="float">
            <text:p>9.320463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023634" calcext:value-type="float">
            <text:p>-7.023634</text:p>
          </table:table-cell>
          <table:table-cell office:value-type="float" office:value="-0.2420661" calcext:value-type="float">
            <text:p>-0.2420661</text:p>
          </table:table-cell>
          <table:table-cell office:value-type="float" office:value="-0.08441464" calcext:value-type="float">
            <text:p>-0.08441464</text:p>
          </table:table-cell>
          <table:table-cell office:value-type="float" office:value="-0.06132403" calcext:value-type="float">
            <text:p>-0.06132403</text:p>
          </table:table-cell>
          <table:table-cell office:value-type="float" office:value="-0.05231703" calcext:value-type="float">
            <text:p>-0.05231703</text:p>
          </table:table-cell>
          <table:table-cell office:value-type="float" office:value="-0.04319834" calcext:value-type="float">
            <text:p>-0.04319834</text:p>
          </table:table-cell>
          <table:table-cell office:value-type="float" office:value="-0.03517173" calcext:value-type="float">
            <text:p>-0.03517173</text:p>
          </table:table-cell>
          <table:table-cell office:value-type="float" office:value="-0.03025446" calcext:value-type="float">
            <text:p>-0.03025446</text:p>
          </table:table-cell>
          <table:table-cell office:value-type="float" office:value="-0.02358496" calcext:value-type="float">
            <text:p>-0.02358496</text:p>
          </table:table-cell>
          <table:table-cell office:value-type="float" office:value="-0.01705365" calcext:value-type="float">
            <text:p>-0.01705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940064" calcext:value-type="float">
            <text:p>-7.940064</text:p>
          </table:table-cell>
          <table:table-cell office:value-type="float" office:value="0.016524" calcext:value-type="float">
            <text:p>0.016524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36915" calcext:value-type="float">
            <text:p>-2.369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2" calcext:value-type="float">
            <text:p>17032002</text:p>
          </table:table-cell>
          <table:table-cell office:value-type="float" office:value="22.20005" calcext:value-type="float">
            <text:p>22.20005</text:p>
          </table:table-cell>
          <table:table-cell office:value-type="float" office:value="37.48429" calcext:value-type="float">
            <text:p>37.48429</text:p>
          </table:table-cell>
          <table:table-cell office:value-type="float" office:value="0" calcext:value-type="float">
            <text:p>0</text:p>
          </table:table-cell>
          <table:table-cell office:value-type="float" office:value="1055.733" calcext:value-type="float">
            <text:p>1055.733</text:p>
          </table:table-cell>
          <table:table-cell office:value-type="float" office:value="-4.163781" calcext:value-type="float">
            <text:p>-4.163781</text:p>
          </table:table-cell>
          <table:table-cell office:value-type="float" office:value="0" calcext:value-type="float">
            <text:p>0</text:p>
          </table:table-cell>
          <table:table-cell office:value-type="float" office:value="0.1431066" calcext:value-type="float">
            <text:p>0.1431066</text:p>
          </table:table-cell>
          <table:table-cell office:value-type="float" office:value="0.2306656" calcext:value-type="float">
            <text:p>0.2306656</text:p>
          </table:table-cell>
          <table:table-cell office:value-type="float" office:value="0.2682096" calcext:value-type="float">
            <text:p>0.2682096</text:p>
          </table:table-cell>
          <table:table-cell office:value-type="float" office:value="0.2795889" calcext:value-type="float">
            <text:p>0.2795889</text:p>
          </table:table-cell>
          <table:table-cell office:value-type="float" office:value="0.2855392" calcext:value-type="float">
            <text:p>0.2855392</text:p>
          </table:table-cell>
          <table:table-cell office:value-type="float" office:value="0.2584711" calcext:value-type="float">
            <text:p>0.2584711</text:p>
          </table:table-cell>
          <table:table-cell office:value-type="float" office:value="0.264728" calcext:value-type="float">
            <text:p>0.264728</text:p>
          </table:table-cell>
          <table:table-cell office:value-type="float" office:value="0.3583545" calcext:value-type="float">
            <text:p>0.3583545</text:p>
          </table:table-cell>
          <table:table-cell office:value-type="float" office:value="0.352963" calcext:value-type="float">
            <text:p>0.352963</text:p>
          </table:table-cell>
          <table:table-cell office:value-type="float" office:value="0.365806" calcext:value-type="float">
            <text:p>0.365806</text:p>
          </table:table-cell>
          <table:table-cell office:value-type="float" office:value="0.3825309" calcext:value-type="float">
            <text:p>0.3825309</text:p>
          </table:table-cell>
          <table:table-cell office:value-type="float" office:value="0.3946117" calcext:value-type="float">
            <text:p>0.394611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988184E-016" calcext:value-type="float">
            <text:p>9.988184E-16</text:p>
          </table:table-cell>
          <table:table-cell office:value-type="float" office:value="9.878007E-016" calcext:value-type="float">
            <text:p>9.878007E-16</text:p>
          </table:table-cell>
          <table:table-cell office:value-type="float" office:value="9.827615E-016" calcext:value-type="float">
            <text:p>9.827615E-16</text:p>
          </table:table-cell>
          <table:table-cell office:value-type="float" office:value="9.630698E-016" calcext:value-type="float">
            <text:p>9.630698E-16</text:p>
          </table:table-cell>
          <table:table-cell office:value-type="float" office:value="9.320458E-016" calcext:value-type="float">
            <text:p>9.320458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91381" calcext:value-type="float">
            <text:p>-10.91381</text:p>
          </table:table-cell>
          <table:table-cell office:value-type="float" office:value="-0.2732818" calcext:value-type="float">
            <text:p>-0.2732818</text:p>
          </table:table-cell>
          <table:table-cell office:value-type="float" office:value="-0.08558302" calcext:value-type="float">
            <text:p>-0.08558302</text:p>
          </table:table-cell>
          <table:table-cell office:value-type="float" office:value="-0.06216186" calcext:value-type="float">
            <text:p>-0.06216186</text:p>
          </table:table-cell>
          <table:table-cell office:value-type="float" office:value="-0.0528598" calcext:value-type="float">
            <text:p>-0.0528598</text:p>
          </table:table-cell>
          <table:table-cell office:value-type="float" office:value="-0.04348641" calcext:value-type="float">
            <text:p>-0.04348641</text:p>
          </table:table-cell>
          <table:table-cell office:value-type="float" office:value="-0.03535086" calcext:value-type="float">
            <text:p>-0.03535086</text:p>
          </table:table-cell>
          <table:table-cell office:value-type="float" office:value="-0.03040423" calcext:value-type="float">
            <text:p>-0.03040423</text:p>
          </table:table-cell>
          <table:table-cell office:value-type="float" office:value="-0.02369116" calcext:value-type="float">
            <text:p>-0.02369116</text:p>
          </table:table-cell>
          <table:table-cell office:value-type="float" office:value="-0.01708505" calcext:value-type="float">
            <text:p>-0.01708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58794" calcext:value-type="float">
            <text:p>-10.58794</text:p>
          </table:table-cell>
          <table:table-cell office:value-type="float" office:value="0.01648754" calcext:value-type="float">
            <text:p>0.01648754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2.370235" calcext:value-type="float">
            <text:p>-2.3702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2" calcext:value-type="float">
            <text:p>18032002</text:p>
          </table:table-cell>
          <table:table-cell office:value-type="float" office:value="23.90004" calcext:value-type="float">
            <text:p>23.90004</text:p>
          </table:table-cell>
          <table:table-cell office:value-type="float" office:value="37.84357" calcext:value-type="float">
            <text:p>37.84357</text:p>
          </table:table-cell>
          <table:table-cell office:value-type="float" office:value="0" calcext:value-type="float">
            <text:p>0</text:p>
          </table:table-cell>
          <table:table-cell office:value-type="float" office:value="1057.07" calcext:value-type="float">
            <text:p>1057.07</text:p>
          </table:table-cell>
          <table:table-cell office:value-type="float" office:value="-4.159703" calcext:value-type="float">
            <text:p>-4.159703</text:p>
          </table:table-cell>
          <table:table-cell office:value-type="float" office:value="0" calcext:value-type="float">
            <text:p>0</text:p>
          </table:table-cell>
          <table:table-cell office:value-type="float" office:value="0.1863801" calcext:value-type="float">
            <text:p>0.1863801</text:p>
          </table:table-cell>
          <table:table-cell office:value-type="float" office:value="0.2286608" calcext:value-type="float">
            <text:p>0.2286608</text:p>
          </table:table-cell>
          <table:table-cell office:value-type="float" office:value="0.2673663" calcext:value-type="float">
            <text:p>0.2673663</text:p>
          </table:table-cell>
          <table:table-cell office:value-type="float" office:value="0.2790614" calcext:value-type="float">
            <text:p>0.2790614</text:p>
          </table:table-cell>
          <table:table-cell office:value-type="float" office:value="0.285127" calcext:value-type="float">
            <text:p>0.285127</text:p>
          </table:table-cell>
          <table:table-cell office:value-type="float" office:value="0.2582207" calcext:value-type="float">
            <text:p>0.2582207</text:p>
          </table:table-cell>
          <table:table-cell office:value-type="float" office:value="0.2645251" calcext:value-type="float">
            <text:p>0.2645251</text:p>
          </table:table-cell>
          <table:table-cell office:value-type="float" office:value="0.3582712" calcext:value-type="float">
            <text:p>0.3582712</text:p>
          </table:table-cell>
          <table:table-cell office:value-type="float" office:value="0.3528698" calcext:value-type="float">
            <text:p>0.3528698</text:p>
          </table:table-cell>
          <table:table-cell office:value-type="float" office:value="0.3657666" calcext:value-type="float">
            <text:p>0.3657666</text:p>
          </table:table-cell>
          <table:table-cell office:value-type="float" office:value="0.382537" calcext:value-type="float">
            <text:p>0.382537</text:p>
          </table:table-cell>
          <table:table-cell office:value-type="float" office:value="0.3945892" calcext:value-type="float">
            <text:p>0.39458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988709E-016" calcext:value-type="float">
            <text:p>9.988709E-16</text:p>
          </table:table-cell>
          <table:table-cell office:value-type="float" office:value="9.877963E-016" calcext:value-type="float">
            <text:p>9.877963E-16</text:p>
          </table:table-cell>
          <table:table-cell office:value-type="float" office:value="9.827603E-016" calcext:value-type="float">
            <text:p>9.827603E-16</text:p>
          </table:table-cell>
          <table:table-cell office:value-type="float" office:value="9.63064E-016" calcext:value-type="float">
            <text:p>9.63064E-16</text:p>
          </table:table-cell>
          <table:table-cell office:value-type="float" office:value="9.320458E-016" calcext:value-type="float">
            <text:p>9.320458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738167" calcext:value-type="float">
            <text:p>-1.738167</text:p>
          </table:table-cell>
          <table:table-cell office:value-type="float" office:value="-0.2920266" calcext:value-type="float">
            <text:p>-0.2920266</text:p>
          </table:table-cell>
          <table:table-cell office:value-type="float" office:value="-0.08767757" calcext:value-type="float">
            <text:p>-0.08767757</text:p>
          </table:table-cell>
          <table:table-cell office:value-type="float" office:value="-0.06307101" calcext:value-type="float">
            <text:p>-0.06307101</text:p>
          </table:table-cell>
          <table:table-cell office:value-type="float" office:value="-0.05345016" calcext:value-type="float">
            <text:p>-0.05345016</text:p>
          </table:table-cell>
          <table:table-cell office:value-type="float" office:value="-0.04381001" calcext:value-type="float">
            <text:p>-0.04381001</text:p>
          </table:table-cell>
          <table:table-cell office:value-type="float" office:value="-0.03554437" calcext:value-type="float">
            <text:p>-0.03554437</text:p>
          </table:table-cell>
          <table:table-cell office:value-type="float" office:value="-0.03055757" calcext:value-type="float">
            <text:p>-0.03055757</text:p>
          </table:table-cell>
          <table:table-cell office:value-type="float" office:value="-0.02379552" calcext:value-type="float">
            <text:p>-0.02379552</text:p>
          </table:table-cell>
          <table:table-cell office:value-type="float" office:value="-0.01711655" calcext:value-type="float">
            <text:p>-0.01711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194624" calcext:value-type="float">
            <text:p>-0.06194624</text:p>
          </table:table-cell>
          <table:table-cell office:value-type="float" office:value="0.0164356" calcext:value-type="float">
            <text:p>0.0164356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71266" calcext:value-type="float">
            <text:p>-2.3712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2" calcext:value-type="float">
            <text:p>19032002</text:p>
          </table:table-cell>
          <table:table-cell office:value-type="float" office:value="24.40004" calcext:value-type="float">
            <text:p>24.40004</text:p>
          </table:table-cell>
          <table:table-cell office:value-type="float" office:value="38.19477" calcext:value-type="float">
            <text:p>38.19477</text:p>
          </table:table-cell>
          <table:table-cell office:value-type="float" office:value="0" calcext:value-type="float">
            <text:p>0</text:p>
          </table:table-cell>
          <table:table-cell office:value-type="float" office:value="1057.217" calcext:value-type="float">
            <text:p>1057.217</text:p>
          </table:table-cell>
          <table:table-cell office:value-type="float" office:value="-4.158512" calcext:value-type="float">
            <text:p>-4.158512</text:p>
          </table:table-cell>
          <table:table-cell office:value-type="float" office:value="0" calcext:value-type="float">
            <text:p>0</text:p>
          </table:table-cell>
          <table:table-cell office:value-type="float" office:value="0.2406956" calcext:value-type="float">
            <text:p>0.2406956</text:p>
          </table:table-cell>
          <table:table-cell office:value-type="float" office:value="0.2341892" calcext:value-type="float">
            <text:p>0.2341892</text:p>
          </table:table-cell>
          <table:table-cell office:value-type="float" office:value="0.2669849" calcext:value-type="float">
            <text:p>0.2669849</text:p>
          </table:table-cell>
          <table:table-cell office:value-type="float" office:value="0.278503" calcext:value-type="float">
            <text:p>0.278503</text:p>
          </table:table-cell>
          <table:table-cell office:value-type="float" office:value="0.2846537" calcext:value-type="float">
            <text:p>0.2846537</text:p>
          </table:table-cell>
          <table:table-cell office:value-type="float" office:value="0.2578656" calcext:value-type="float">
            <text:p>0.2578656</text:p>
          </table:table-cell>
          <table:table-cell office:value-type="float" office:value="0.2642551" calcext:value-type="float">
            <text:p>0.2642551</text:p>
          </table:table-cell>
          <table:table-cell office:value-type="float" office:value="0.3582336" calcext:value-type="float">
            <text:p>0.3582336</text:p>
          </table:table-cell>
          <table:table-cell office:value-type="float" office:value="0.35278" calcext:value-type="float">
            <text:p>0.35278</text:p>
          </table:table-cell>
          <table:table-cell office:value-type="float" office:value="0.365725" calcext:value-type="float">
            <text:p>0.365725</text:p>
          </table:table-cell>
          <table:table-cell office:value-type="float" office:value="0.3825364" calcext:value-type="float">
            <text:p>0.3825364</text:p>
          </table:table-cell>
          <table:table-cell office:value-type="float" office:value="0.394563" calcext:value-type="float">
            <text:p>0.39456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989173E-016" calcext:value-type="float">
            <text:p>9.989173E-16</text:p>
          </table:table-cell>
          <table:table-cell office:value-type="float" office:value="9.877942E-016" calcext:value-type="float">
            <text:p>9.877942E-16</text:p>
          </table:table-cell>
          <table:table-cell office:value-type="float" office:value="9.827598E-016" calcext:value-type="float">
            <text:p>9.827598E-16</text:p>
          </table:table-cell>
          <table:table-cell office:value-type="float" office:value="9.630593E-016" calcext:value-type="float">
            <text:p>9.630593E-16</text:p>
          </table:table-cell>
          <table:table-cell office:value-type="float" office:value="9.32044E-016" calcext:value-type="float">
            <text:p>9.32044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925405" calcext:value-type="float">
            <text:p>-0.1925405</text:p>
          </table:table-cell>
          <table:table-cell office:value-type="float" office:value="-0.2437642" calcext:value-type="float">
            <text:p>-0.2437642</text:p>
          </table:table-cell>
          <table:table-cell office:value-type="float" office:value="-0.0886794" calcext:value-type="float">
            <text:p>-0.0886794</text:p>
          </table:table-cell>
          <table:table-cell office:value-type="float" office:value="-0.06405306" calcext:value-type="float">
            <text:p>-0.06405306</text:p>
          </table:table-cell>
          <table:table-cell office:value-type="float" office:value="-0.05413752" calcext:value-type="float">
            <text:p>-0.05413752</text:p>
          </table:table-cell>
          <table:table-cell office:value-type="float" office:value="-0.04427248" calcext:value-type="float">
            <text:p>-0.04427248</text:p>
          </table:table-cell>
          <table:table-cell office:value-type="float" office:value="-0.03580319" calcext:value-type="float">
            <text:p>-0.03580319</text:p>
          </table:table-cell>
          <table:table-cell office:value-type="float" office:value="-0.03062782" calcext:value-type="float">
            <text:p>-0.03062782</text:p>
          </table:table-cell>
          <table:table-cell office:value-type="float" office:value="-0.02389645" calcext:value-type="float">
            <text:p>-0.02389645</text:p>
          </table:table-cell>
          <table:table-cell office:value-type="float" office:value="-0.01714986" calcext:value-type="float">
            <text:p>-0.01714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54829" calcext:value-type="float">
            <text:p>-0.2554829</text:p>
          </table:table-cell>
          <table:table-cell office:value-type="float" office:value="0.01633244" calcext:value-type="float">
            <text:p>0.01633244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72258" calcext:value-type="float">
            <text:p>-2.37225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2" calcext:value-type="float">
            <text:p>20032002</text:p>
          </table:table-cell>
          <table:table-cell office:value-type="float" office:value="24.40004" calcext:value-type="float">
            <text:p>24.40004</text:p>
          </table:table-cell>
          <table:table-cell office:value-type="float" office:value="39.76217" calcext:value-type="float">
            <text:p>39.76217</text:p>
          </table:table-cell>
          <table:table-cell office:value-type="float" office:value="0" calcext:value-type="float">
            <text:p>0</text:p>
          </table:table-cell>
          <table:table-cell office:value-type="float" office:value="1055.65" calcext:value-type="float">
            <text:p>1055.65</text:p>
          </table:table-cell>
          <table:table-cell office:value-type="float" office:value="-4.158512" calcext:value-type="float">
            <text:p>-4.158512</text:p>
          </table:table-cell>
          <table:table-cell office:value-type="float" office:value="0" calcext:value-type="float">
            <text:p>0</text:p>
          </table:table-cell>
          <table:table-cell office:value-type="float" office:value="0.1757196" calcext:value-type="float">
            <text:p>0.1757196</text:p>
          </table:table-cell>
          <table:table-cell office:value-type="float" office:value="0.2338847" calcext:value-type="float">
            <text:p>0.2338847</text:p>
          </table:table-cell>
          <table:table-cell office:value-type="float" office:value="0.2662159" calcext:value-type="float">
            <text:p>0.2662159</text:p>
          </table:table-cell>
          <table:table-cell office:value-type="float" office:value="0.2778291" calcext:value-type="float">
            <text:p>0.2778291</text:p>
          </table:table-cell>
          <table:table-cell office:value-type="float" office:value="0.2835478" calcext:value-type="float">
            <text:p>0.2835478</text:p>
          </table:table-cell>
          <table:table-cell office:value-type="float" office:value="0.2575139" calcext:value-type="float">
            <text:p>0.2575139</text:p>
          </table:table-cell>
          <table:table-cell office:value-type="float" office:value="0.2642772" calcext:value-type="float">
            <text:p>0.2642772</text:p>
          </table:table-cell>
          <table:table-cell office:value-type="float" office:value="0.3582002" calcext:value-type="float">
            <text:p>0.3582002</text:p>
          </table:table-cell>
          <table:table-cell office:value-type="float" office:value="0.352698" calcext:value-type="float">
            <text:p>0.352698</text:p>
          </table:table-cell>
          <table:table-cell office:value-type="float" office:value="0.3656821" calcext:value-type="float">
            <text:p>0.3656821</text:p>
          </table:table-cell>
          <table:table-cell office:value-type="float" office:value="0.3825294" calcext:value-type="float">
            <text:p>0.3825294</text:p>
          </table:table-cell>
          <table:table-cell office:value-type="float" office:value="0.394534" calcext:value-type="float">
            <text:p>0.3945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25181E-016" calcext:value-type="float">
            <text:p>9.525181E-16</text:p>
          </table:table-cell>
          <table:table-cell office:value-type="float" office:value="9.87791E-016" calcext:value-type="float">
            <text:p>9.87791E-16</text:p>
          </table:table-cell>
          <table:table-cell office:value-type="float" office:value="9.827579E-016" calcext:value-type="float">
            <text:p>9.827579E-16</text:p>
          </table:table-cell>
          <table:table-cell office:value-type="float" office:value="9.630552E-016" calcext:value-type="float">
            <text:p>9.630552E-16</text:p>
          </table:table-cell>
          <table:table-cell office:value-type="float" office:value="9.320432E-016" calcext:value-type="float">
            <text:p>9.320432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209643" calcext:value-type="float">
            <text:p>-2.209643</text:p>
          </table:table-cell>
          <table:table-cell office:value-type="float" office:value="-0.2451214" calcext:value-type="float">
            <text:p>-0.2451214</text:p>
          </table:table-cell>
          <table:table-cell office:value-type="float" office:value="-0.09067431" calcext:value-type="float">
            <text:p>-0.09067431</text:p>
          </table:table-cell>
          <table:table-cell office:value-type="float" office:value="-0.06525313" calcext:value-type="float">
            <text:p>-0.06525313</text:p>
          </table:table-cell>
          <table:table-cell office:value-type="float" office:value="-0.05577844" calcext:value-type="float">
            <text:p>-0.05577844</text:p>
          </table:table-cell>
          <table:table-cell office:value-type="float" office:value="-0.04473733" calcext:value-type="float">
            <text:p>-0.04473733</text:p>
          </table:table-cell>
          <table:table-cell office:value-type="float" office:value="-0.0357845" calcext:value-type="float">
            <text:p>-0.0357845</text:p>
          </table:table-cell>
          <table:table-cell office:value-type="float" office:value="-0.03068976" calcext:value-type="float">
            <text:p>-0.03068976</text:p>
          </table:table-cell>
          <table:table-cell office:value-type="float" office:value="-0.0239892" calcext:value-type="float">
            <text:p>-0.0239892</text:p>
          </table:table-cell>
          <table:table-cell office:value-type="float" office:value="-0.01718434" calcext:value-type="float">
            <text:p>-0.01718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1953" calcext:value-type="float">
            <text:p>-4.41953</text:p>
          </table:table-cell>
          <table:table-cell office:value-type="float" office:value="0.01621398" calcext:value-type="float">
            <text:p>0.01621398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7321" calcext:value-type="float">
            <text:p>-2.373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2" calcext:value-type="float">
            <text:p>21032002</text:p>
          </table:table-cell>
          <table:table-cell office:value-type="float" office:value="24.50004" calcext:value-type="float">
            <text:p>24.50004</text:p>
          </table:table-cell>
          <table:table-cell office:value-type="float" office:value="40.74643" calcext:value-type="float">
            <text:p>40.74643</text:p>
          </table:table-cell>
          <table:table-cell office:value-type="float" office:value="0" calcext:value-type="float">
            <text:p>0</text:p>
          </table:table-cell>
          <table:table-cell office:value-type="float" office:value="1054.765" calcext:value-type="float">
            <text:p>1054.765</text:p>
          </table:table-cell>
          <table:table-cell office:value-type="float" office:value="-4.158377" calcext:value-type="float">
            <text:p>-4.158377</text:p>
          </table:table-cell>
          <table:table-cell office:value-type="float" office:value="0" calcext:value-type="float">
            <text:p>0</text:p>
          </table:table-cell>
          <table:table-cell office:value-type="float" office:value="0.1473518" calcext:value-type="float">
            <text:p>0.1473518</text:p>
          </table:table-cell>
          <table:table-cell office:value-type="float" office:value="0.2290817" calcext:value-type="float">
            <text:p>0.2290817</text:p>
          </table:table-cell>
          <table:table-cell office:value-type="float" office:value="0.2659564" calcext:value-type="float">
            <text:p>0.2659564</text:p>
          </table:table-cell>
          <table:table-cell office:value-type="float" office:value="0.2771649" calcext:value-type="float">
            <text:p>0.2771649</text:p>
          </table:table-cell>
          <table:table-cell office:value-type="float" office:value="0.2828149" calcext:value-type="float">
            <text:p>0.2828149</text:p>
          </table:table-cell>
          <table:table-cell office:value-type="float" office:value="0.2571127" calcext:value-type="float">
            <text:p>0.2571127</text:p>
          </table:table-cell>
          <table:table-cell office:value-type="float" office:value="0.2642148" calcext:value-type="float">
            <text:p>0.2642148</text:p>
          </table:table-cell>
          <table:table-cell office:value-type="float" office:value="0.3581694" calcext:value-type="float">
            <text:p>0.3581694</text:p>
          </table:table-cell>
          <table:table-cell office:value-type="float" office:value="0.3526224" calcext:value-type="float">
            <text:p>0.3526224</text:p>
          </table:table-cell>
          <table:table-cell office:value-type="float" office:value="0.3656392" calcext:value-type="float">
            <text:p>0.3656392</text:p>
          </table:table-cell>
          <table:table-cell office:value-type="float" office:value="0.382517" calcext:value-type="float">
            <text:p>0.382517</text:p>
          </table:table-cell>
          <table:table-cell office:value-type="float" office:value="0.3945016" calcext:value-type="float">
            <text:p>0.39450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737118E-016" calcext:value-type="float">
            <text:p>9.737118E-16</text:p>
          </table:table-cell>
          <table:table-cell office:value-type="float" office:value="9.785951E-016" calcext:value-type="float">
            <text:p>9.785951E-16</text:p>
          </table:table-cell>
          <table:table-cell office:value-type="float" office:value="9.827565E-016" calcext:value-type="float">
            <text:p>9.827565E-16</text:p>
          </table:table-cell>
          <table:table-cell office:value-type="float" office:value="9.630504E-016" calcext:value-type="float">
            <text:p>9.630504E-16</text:p>
          </table:table-cell>
          <table:table-cell office:value-type="float" office:value="9.320432E-016" calcext:value-type="float">
            <text:p>9.320432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643206" calcext:value-type="float">
            <text:p>-8.643206</text:p>
          </table:table-cell>
          <table:table-cell office:value-type="float" office:value="-0.2880039" calcext:value-type="float">
            <text:p>-0.2880039</text:p>
          </table:table-cell>
          <table:table-cell office:value-type="float" office:value="-0.09132658" calcext:value-type="float">
            <text:p>-0.09132658</text:p>
          </table:table-cell>
          <table:table-cell office:value-type="float" office:value="-0.06646905" calcext:value-type="float">
            <text:p>-0.06646905</text:p>
          </table:table-cell>
          <table:table-cell office:value-type="float" office:value="-0.05690454" calcext:value-type="float">
            <text:p>-0.05690454</text:p>
          </table:table-cell>
          <table:table-cell office:value-type="float" office:value="-0.04527437" calcext:value-type="float">
            <text:p>-0.04527437</text:p>
          </table:table-cell>
          <table:table-cell office:value-type="float" office:value="-0.03584383" calcext:value-type="float">
            <text:p>-0.03584383</text:p>
          </table:table-cell>
          <table:table-cell office:value-type="float" office:value="-0.03074677" calcext:value-type="float">
            <text:p>-0.03074677</text:p>
          </table:table-cell>
          <table:table-cell office:value-type="float" office:value="-0.02407487" calcext:value-type="float">
            <text:p>-0.02407487</text:p>
          </table:table-cell>
          <table:table-cell office:value-type="float" office:value="-0.0172189" calcext:value-type="float">
            <text:p>-0.0172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16813" calcext:value-type="float">
            <text:p>-14.16813</text:p>
          </table:table-cell>
          <table:table-cell office:value-type="float" office:value="0.0161876" calcext:value-type="float">
            <text:p>0.0161876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7413" calcext:value-type="float">
            <text:p>-2.374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2" calcext:value-type="float">
            <text:p>22032002</text:p>
          </table:table-cell>
          <table:table-cell office:value-type="float" office:value="24.50004" calcext:value-type="float">
            <text:p>24.50004</text:p>
          </table:table-cell>
          <table:table-cell office:value-type="float" office:value="41.18989" calcext:value-type="float">
            <text:p>41.18989</text:p>
          </table:table-cell>
          <table:table-cell office:value-type="float" office:value="0" calcext:value-type="float">
            <text:p>0</text:p>
          </table:table-cell>
          <table:table-cell office:value-type="float" office:value="1054.321" calcext:value-type="float">
            <text:p>1054.321</text:p>
          </table:table-cell>
          <table:table-cell office:value-type="float" office:value="-4.158377" calcext:value-type="float">
            <text:p>-4.158377</text:p>
          </table:table-cell>
          <table:table-cell office:value-type="float" office:value="0" calcext:value-type="float">
            <text:p>0</text:p>
          </table:table-cell>
          <table:table-cell office:value-type="float" office:value="0.1341123" calcext:value-type="float">
            <text:p>0.1341123</text:p>
          </table:table-cell>
          <table:table-cell office:value-type="float" office:value="0.2271682" calcext:value-type="float">
            <text:p>0.2271682</text:p>
          </table:table-cell>
          <table:table-cell office:value-type="float" office:value="0.2662149" calcext:value-type="float">
            <text:p>0.2662149</text:p>
          </table:table-cell>
          <table:table-cell office:value-type="float" office:value="0.2765608" calcext:value-type="float">
            <text:p>0.2765608</text:p>
          </table:table-cell>
          <table:table-cell office:value-type="float" office:value="0.2822832" calcext:value-type="float">
            <text:p>0.2822832</text:p>
          </table:table-cell>
          <table:table-cell office:value-type="float" office:value="0.2567562" calcext:value-type="float">
            <text:p>0.2567562</text:p>
          </table:table-cell>
          <table:table-cell office:value-type="float" office:value="0.2640815" calcext:value-type="float">
            <text:p>0.2640815</text:p>
          </table:table-cell>
          <table:table-cell office:value-type="float" office:value="0.3581318" calcext:value-type="float">
            <text:p>0.3581318</text:p>
          </table:table-cell>
          <table:table-cell office:value-type="float" office:value="0.352552" calcext:value-type="float">
            <text:p>0.352552</text:p>
          </table:table-cell>
          <table:table-cell office:value-type="float" office:value="0.3655962" calcext:value-type="float">
            <text:p>0.3655962</text:p>
          </table:table-cell>
          <table:table-cell office:value-type="float" office:value="0.3824995" calcext:value-type="float">
            <text:p>0.3824995</text:p>
          </table:table-cell>
          <table:table-cell office:value-type="float" office:value="0.3944593" calcext:value-type="float">
            <text:p>0.39445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928346E-016" calcext:value-type="float">
            <text:p>9.928346E-16</text:p>
          </table:table-cell>
          <table:table-cell office:value-type="float" office:value="9.527784E-016" calcext:value-type="float">
            <text:p>9.527784E-16</text:p>
          </table:table-cell>
          <table:table-cell office:value-type="float" office:value="9.827548E-016" calcext:value-type="float">
            <text:p>9.827548E-16</text:p>
          </table:table-cell>
          <table:table-cell office:value-type="float" office:value="9.630464E-016" calcext:value-type="float">
            <text:p>9.630464E-16</text:p>
          </table:table-cell>
          <table:table-cell office:value-type="float" office:value="9.320432E-016" calcext:value-type="float">
            <text:p>9.320432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05047" calcext:value-type="float">
            <text:p>-18.05047</text:p>
          </table:table-cell>
          <table:table-cell office:value-type="float" office:value="-0.3073089" calcext:value-type="float">
            <text:p>-0.3073089</text:p>
          </table:table-cell>
          <table:table-cell office:value-type="float" office:value="-0.09066856" calcext:value-type="float">
            <text:p>-0.09066856</text:p>
          </table:table-cell>
          <table:table-cell office:value-type="float" office:value="-0.06759483" calcext:value-type="float">
            <text:p>-0.06759483</text:p>
          </table:table-cell>
          <table:table-cell office:value-type="float" office:value="-0.05773834" calcext:value-type="float">
            <text:p>-0.05773834</text:p>
          </table:table-cell>
          <table:table-cell office:value-type="float" office:value="-0.04576002" calcext:value-type="float">
            <text:p>-0.04576002</text:p>
          </table:table-cell>
          <table:table-cell office:value-type="float" office:value="-0.03597244" calcext:value-type="float">
            <text:p>-0.03597244</text:p>
          </table:table-cell>
          <table:table-cell office:value-type="float" office:value="-0.03081656" calcext:value-type="float">
            <text:p>-0.03081656</text:p>
          </table:table-cell>
          <table:table-cell office:value-type="float" office:value="-0.02415495" calcext:value-type="float">
            <text:p>-0.02415495</text:p>
          </table:table-cell>
          <table:table-cell office:value-type="float" office:value="-0.01725357" calcext:value-type="float">
            <text:p>-0.01725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66176" calcext:value-type="float">
            <text:p>-15.66176</text:p>
          </table:table-cell>
          <table:table-cell office:value-type="float" office:value="0.01615962" calcext:value-type="float">
            <text:p>0.01615962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74971" calcext:value-type="float">
            <text:p>-2.37497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2" calcext:value-type="float">
            <text:p>23032002</text:p>
          </table:table-cell>
          <table:table-cell office:value-type="float" office:value="24.50004" calcext:value-type="float">
            <text:p>24.50004</text:p>
          </table:table-cell>
          <table:table-cell office:value-type="float" office:value="41.45331" calcext:value-type="float">
            <text:p>41.45331</text:p>
          </table:table-cell>
          <table:table-cell office:value-type="float" office:value="0" calcext:value-type="float">
            <text:p>0</text:p>
          </table:table-cell>
          <table:table-cell office:value-type="float" office:value="1054.057" calcext:value-type="float">
            <text:p>1054.057</text:p>
          </table:table-cell>
          <table:table-cell office:value-type="float" office:value="-4.158377" calcext:value-type="float">
            <text:p>-4.158377</text:p>
          </table:table-cell>
          <table:table-cell office:value-type="float" office:value="0" calcext:value-type="float">
            <text:p>0</text:p>
          </table:table-cell>
          <table:table-cell office:value-type="float" office:value="0.1289836" calcext:value-type="float">
            <text:p>0.1289836</text:p>
          </table:table-cell>
          <table:table-cell office:value-type="float" office:value="0.2267074" calcext:value-type="float">
            <text:p>0.2267074</text:p>
          </table:table-cell>
          <table:table-cell office:value-type="float" office:value="0.2658511" calcext:value-type="float">
            <text:p>0.2658511</text:p>
          </table:table-cell>
          <table:table-cell office:value-type="float" office:value="0.2759487" calcext:value-type="float">
            <text:p>0.2759487</text:p>
          </table:table-cell>
          <table:table-cell office:value-type="float" office:value="0.2824095" calcext:value-type="float">
            <text:p>0.2824095</text:p>
          </table:table-cell>
          <table:table-cell office:value-type="float" office:value="0.2565393" calcext:value-type="float">
            <text:p>0.2565393</text:p>
          </table:table-cell>
          <table:table-cell office:value-type="float" office:value="0.2639307" calcext:value-type="float">
            <text:p>0.2639307</text:p>
          </table:table-cell>
          <table:table-cell office:value-type="float" office:value="0.358086" calcext:value-type="float">
            <text:p>0.358086</text:p>
          </table:table-cell>
          <table:table-cell office:value-type="float" office:value="0.3524848" calcext:value-type="float">
            <text:p>0.3524848</text:p>
          </table:table-cell>
          <table:table-cell office:value-type="float" office:value="0.3655533" calcext:value-type="float">
            <text:p>0.3655533</text:p>
          </table:table-cell>
          <table:table-cell office:value-type="float" office:value="0.3824775" calcext:value-type="float">
            <text:p>0.3824775</text:p>
          </table:table-cell>
          <table:table-cell office:value-type="float" office:value="0.3944165" calcext:value-type="float">
            <text:p>0.39441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92879E-016" calcext:value-type="float">
            <text:p>9.92879E-16</text:p>
          </table:table-cell>
          <table:table-cell office:value-type="float" office:value="9.527747E-016" calcext:value-type="float">
            <text:p>9.527747E-16</text:p>
          </table:table-cell>
          <table:table-cell office:value-type="float" office:value="9.827544E-016" calcext:value-type="float">
            <text:p>9.827544E-16</text:p>
          </table:table-cell>
          <table:table-cell office:value-type="float" office:value="9.630412E-016" calcext:value-type="float">
            <text:p>9.630412E-16</text:p>
          </table:table-cell>
          <table:table-cell office:value-type="float" office:value="9.320418E-016" calcext:value-type="float">
            <text:p>9.320418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.36067" calcext:value-type="float">
            <text:p>-24.36067</text:p>
          </table:table-cell>
          <table:table-cell office:value-type="float" office:value="-0.3123436" calcext:value-type="float">
            <text:p>-0.3123436</text:p>
          </table:table-cell>
          <table:table-cell office:value-type="float" office:value="-0.09161156" calcext:value-type="float">
            <text:p>-0.09161156</text:p>
          </table:table-cell>
          <table:table-cell office:value-type="float" office:value="-0.0687611" calcext:value-type="float">
            <text:p>-0.0687611</text:p>
          </table:table-cell>
          <table:table-cell office:value-type="float" office:value="-0.05754637" calcext:value-type="float">
            <text:p>-0.05754637</text:p>
          </table:table-cell>
          <table:table-cell office:value-type="float" office:value="-0.04605828" calcext:value-type="float">
            <text:p>-0.04605828</text:p>
          </table:table-cell>
          <table:table-cell office:value-type="float" office:value="-0.0361191" calcext:value-type="float">
            <text:p>-0.0361191</text:p>
          </table:table-cell>
          <table:table-cell office:value-type="float" office:value="-0.03090175" calcext:value-type="float">
            <text:p>-0.03090175</text:p>
          </table:table-cell>
          <table:table-cell office:value-type="float" office:value="-0.02423174" calcext:value-type="float">
            <text:p>-0.02423174</text:p>
          </table:table-cell>
          <table:table-cell office:value-type="float" office:value="-0.01728823" calcext:value-type="float">
            <text:p>-0.01728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12897" calcext:value-type="float">
            <text:p>-16.12897</text:p>
          </table:table-cell>
          <table:table-cell office:value-type="float" office:value="0.01613481" calcext:value-type="float">
            <text:p>0.01613481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75811" calcext:value-type="float">
            <text:p>-2.3758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2" calcext:value-type="float">
            <text:p>24032002</text:p>
          </table:table-cell>
          <table:table-cell office:value-type="float" office:value="24.50004" calcext:value-type="float">
            <text:p>24.50004</text:p>
          </table:table-cell>
          <table:table-cell office:value-type="float" office:value="41.4137" calcext:value-type="float">
            <text:p>41.4137</text:p>
          </table:table-cell>
          <table:table-cell office:value-type="float" office:value="0" calcext:value-type="float">
            <text:p>0</text:p>
          </table:table-cell>
          <table:table-cell office:value-type="float" office:value="1054.096" calcext:value-type="float">
            <text:p>1054.096</text:p>
          </table:table-cell>
          <table:table-cell office:value-type="float" office:value="-4.158377" calcext:value-type="float">
            <text:p>-4.158377</text:p>
          </table:table-cell>
          <table:table-cell office:value-type="float" office:value="0" calcext:value-type="float">
            <text:p>0</text:p>
          </table:table-cell>
          <table:table-cell office:value-type="float" office:value="0.1522365" calcext:value-type="float">
            <text:p>0.1522365</text:p>
          </table:table-cell>
          <table:table-cell office:value-type="float" office:value="0.2248257" calcext:value-type="float">
            <text:p>0.2248257</text:p>
          </table:table-cell>
          <table:table-cell office:value-type="float" office:value="0.2653392" calcext:value-type="float">
            <text:p>0.2653392</text:p>
          </table:table-cell>
          <table:table-cell office:value-type="float" office:value="0.2755105" calcext:value-type="float">
            <text:p>0.2755105</text:p>
          </table:table-cell>
          <table:table-cell office:value-type="float" office:value="0.2822373" calcext:value-type="float">
            <text:p>0.2822373</text:p>
          </table:table-cell>
          <table:table-cell office:value-type="float" office:value="0.2563735" calcext:value-type="float">
            <text:p>0.2563735</text:p>
          </table:table-cell>
          <table:table-cell office:value-type="float" office:value="0.263782" calcext:value-type="float">
            <text:p>0.263782</text:p>
          </table:table-cell>
          <table:table-cell office:value-type="float" office:value="0.3580345" calcext:value-type="float">
            <text:p>0.3580345</text:p>
          </table:table-cell>
          <table:table-cell office:value-type="float" office:value="0.3524198" calcext:value-type="float">
            <text:p>0.3524198</text:p>
          </table:table-cell>
          <table:table-cell office:value-type="float" office:value="0.3655104" calcext:value-type="float">
            <text:p>0.3655104</text:p>
          </table:table-cell>
          <table:table-cell office:value-type="float" office:value="0.3824511" calcext:value-type="float">
            <text:p>0.3824511</text:p>
          </table:table-cell>
          <table:table-cell office:value-type="float" office:value="0.3943734" calcext:value-type="float">
            <text:p>0.39437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929132E-016" calcext:value-type="float">
            <text:p>9.929132E-16</text:p>
          </table:table-cell>
          <table:table-cell office:value-type="float" office:value="9.527742E-016" calcext:value-type="float">
            <text:p>9.527742E-16</text:p>
          </table:table-cell>
          <table:table-cell office:value-type="float" office:value="9.827547E-016" calcext:value-type="float">
            <text:p>9.827547E-16</text:p>
          </table:table-cell>
          <table:table-cell office:value-type="float" office:value="9.630349E-016" calcext:value-type="float">
            <text:p>9.630349E-16</text:p>
          </table:table-cell>
          <table:table-cell office:value-type="float" office:value="9.320405E-016" calcext:value-type="float">
            <text:p>9.320405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829648" calcext:value-type="float">
            <text:p>-6.829648</text:p>
          </table:table-cell>
          <table:table-cell office:value-type="float" office:value="-0.3324486" calcext:value-type="float">
            <text:p>-0.3324486</text:p>
          </table:table-cell>
          <table:table-cell office:value-type="float" office:value="-0.09297387" calcext:value-type="float">
            <text:p>-0.09297387</text:p>
          </table:table-cell>
          <table:table-cell office:value-type="float" office:value="-0.06960873" calcext:value-type="float">
            <text:p>-0.06960873</text:p>
          </table:table-cell>
          <table:table-cell office:value-type="float" office:value="-0.05781358" calcext:value-type="float">
            <text:p>-0.05781358</text:p>
          </table:table-cell>
          <table:table-cell office:value-type="float" office:value="-0.04628699" calcext:value-type="float">
            <text:p>-0.04628699</text:p>
          </table:table-cell>
          <table:table-cell office:value-type="float" office:value="-0.0362644" calcext:value-type="float">
            <text:p>-0.0362644</text:p>
          </table:table-cell>
          <table:table-cell office:value-type="float" office:value="-0.03099787" calcext:value-type="float">
            <text:p>-0.03099787</text:p>
          </table:table-cell>
          <table:table-cell office:value-type="float" office:value="-0.02430622" calcext:value-type="float">
            <text:p>-0.02430622</text:p>
          </table:table-cell>
          <table:table-cell office:value-type="float" office:value="-0.01732303" calcext:value-type="float">
            <text:p>-0.01732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37735" calcext:value-type="float">
            <text:p>-7.137735</text:p>
          </table:table-cell>
          <table:table-cell office:value-type="float" office:value="0.01612578" calcext:value-type="float">
            <text:p>0.01612578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76627" calcext:value-type="float">
            <text:p>-2.3766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2" calcext:value-type="float">
            <text:p>25032002</text:p>
          </table:table-cell>
          <table:table-cell office:value-type="float" office:value="25.70005" calcext:value-type="float">
            <text:p>25.70005</text:p>
          </table:table-cell>
          <table:table-cell office:value-type="float" office:value="42.51752" calcext:value-type="float">
            <text:p>42.51752</text:p>
          </table:table-cell>
          <table:table-cell office:value-type="float" office:value="0" calcext:value-type="float">
            <text:p>0</text:p>
          </table:table-cell>
          <table:table-cell office:value-type="float" office:value="1054.19" calcext:value-type="float">
            <text:p>1054.19</text:p>
          </table:table-cell>
          <table:table-cell office:value-type="float" office:value="-4.155469" calcext:value-type="float">
            <text:p>-4.155469</text:p>
          </table:table-cell>
          <table:table-cell office:value-type="float" office:value="0" calcext:value-type="float">
            <text:p>0</text:p>
          </table:table-cell>
          <table:table-cell office:value-type="float" office:value="0.1764772" calcext:value-type="float">
            <text:p>0.1764772</text:p>
          </table:table-cell>
          <table:table-cell office:value-type="float" office:value="0.2207688" calcext:value-type="float">
            <text:p>0.2207688</text:p>
          </table:table-cell>
          <table:table-cell office:value-type="float" office:value="0.2649428" calcext:value-type="float">
            <text:p>0.2649428</text:p>
          </table:table-cell>
          <table:table-cell office:value-type="float" office:value="0.2750869" calcext:value-type="float">
            <text:p>0.2750869</text:p>
          </table:table-cell>
          <table:table-cell office:value-type="float" office:value="0.2819396" calcext:value-type="float">
            <text:p>0.2819396</text:p>
          </table:table-cell>
          <table:table-cell office:value-type="float" office:value="0.2561998" calcext:value-type="float">
            <text:p>0.2561998</text:p>
          </table:table-cell>
          <table:table-cell office:value-type="float" office:value="0.2636365" calcext:value-type="float">
            <text:p>0.2636365</text:p>
          </table:table-cell>
          <table:table-cell office:value-type="float" office:value="0.3579803" calcext:value-type="float">
            <text:p>0.3579803</text:p>
          </table:table-cell>
          <table:table-cell office:value-type="float" office:value="0.3523548" calcext:value-type="float">
            <text:p>0.3523548</text:p>
          </table:table-cell>
          <table:table-cell office:value-type="float" office:value="0.3654675" calcext:value-type="float">
            <text:p>0.3654675</text:p>
          </table:table-cell>
          <table:table-cell office:value-type="float" office:value="0.3824216" calcext:value-type="float">
            <text:p>0.3824216</text:p>
          </table:table-cell>
          <table:table-cell office:value-type="float" office:value="0.3943307" calcext:value-type="float">
            <text:p>0.39433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26834E-016" calcext:value-type="float">
            <text:p>9.826834E-16</text:p>
          </table:table-cell>
          <table:table-cell office:value-type="float" office:value="9.974357E-016" calcext:value-type="float">
            <text:p>9.974357E-16</text:p>
          </table:table-cell>
          <table:table-cell office:value-type="float" office:value="9.827525E-016" calcext:value-type="float">
            <text:p>9.827525E-16</text:p>
          </table:table-cell>
          <table:table-cell office:value-type="float" office:value="9.630317E-016" calcext:value-type="float">
            <text:p>9.630317E-16</text:p>
          </table:table-cell>
          <table:table-cell office:value-type="float" office:value="9.320405E-016" calcext:value-type="float">
            <text:p>9.320405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122863" calcext:value-type="float">
            <text:p>-2.122863</text:p>
          </table:table-cell>
          <table:table-cell office:value-type="float" office:value="-0.3825393" calcext:value-type="float">
            <text:p>-0.3825393</text:p>
          </table:table-cell>
          <table:table-cell office:value-type="float" office:value="-0.09406973" calcext:value-type="float">
            <text:p>-0.09406973</text:p>
          </table:table-cell>
          <table:table-cell office:value-type="float" office:value="-0.07043942" calcext:value-type="float">
            <text:p>-0.07043942</text:p>
          </table:table-cell>
          <table:table-cell office:value-type="float" office:value="-0.0582842" calcext:value-type="float">
            <text:p>-0.0582842</text:p>
          </table:table-cell>
          <table:table-cell office:value-type="float" office:value="-0.04652762" calcext:value-type="float">
            <text:p>-0.04652762</text:p>
          </table:table-cell>
          <table:table-cell office:value-type="float" office:value="-0.0364072" calcext:value-type="float">
            <text:p>-0.0364072</text:p>
          </table:table-cell>
          <table:table-cell office:value-type="float" office:value="-0.03109941" calcext:value-type="float">
            <text:p>-0.03109941</text:p>
          </table:table-cell>
          <table:table-cell office:value-type="float" office:value="-0.02438093" calcext:value-type="float">
            <text:p>-0.02438093</text:p>
          </table:table-cell>
          <table:table-cell office:value-type="float" office:value="-0.01735785" calcext:value-type="float">
            <text:p>-0.01735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25409" calcext:value-type="float">
            <text:p>-4.625409</text:p>
          </table:table-cell>
          <table:table-cell office:value-type="float" office:value="0.0160732" calcext:value-type="float">
            <text:p>0.0160732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77439" calcext:value-type="float">
            <text:p>-2.37743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2" calcext:value-type="float">
            <text:p>26032002</text:p>
          </table:table-cell>
          <table:table-cell office:value-type="float" office:value="25.70005" calcext:value-type="float">
            <text:p>25.70005</text:p>
          </table:table-cell>
          <table:table-cell office:value-type="float" office:value="43.41122" calcext:value-type="float">
            <text:p>43.41122</text:p>
          </table:table-cell>
          <table:table-cell office:value-type="float" office:value="0" calcext:value-type="float">
            <text:p>0</text:p>
          </table:table-cell>
          <table:table-cell office:value-type="float" office:value="1053.295" calcext:value-type="float">
            <text:p>1053.295</text:p>
          </table:table-cell>
          <table:table-cell office:value-type="float" office:value="-4.155469" calcext:value-type="float">
            <text:p>-4.155469</text:p>
          </table:table-cell>
          <table:table-cell office:value-type="float" office:value="0" calcext:value-type="float">
            <text:p>0</text:p>
          </table:table-cell>
          <table:table-cell office:value-type="float" office:value="0.1456409" calcext:value-type="float">
            <text:p>0.1456409</text:p>
          </table:table-cell>
          <table:table-cell office:value-type="float" office:value="0.2171204" calcext:value-type="float">
            <text:p>0.2171204</text:p>
          </table:table-cell>
          <table:table-cell office:value-type="float" office:value="0.2645986" calcext:value-type="float">
            <text:p>0.2645986</text:p>
          </table:table-cell>
          <table:table-cell office:value-type="float" office:value="0.2747504" calcext:value-type="float">
            <text:p>0.2747504</text:p>
          </table:table-cell>
          <table:table-cell office:value-type="float" office:value="0.2816348" calcext:value-type="float">
            <text:p>0.2816348</text:p>
          </table:table-cell>
          <table:table-cell office:value-type="float" office:value="0.2560094" calcext:value-type="float">
            <text:p>0.2560094</text:p>
          </table:table-cell>
          <table:table-cell office:value-type="float" office:value="0.263487" calcext:value-type="float">
            <text:p>0.263487</text:p>
          </table:table-cell>
          <table:table-cell office:value-type="float" office:value="0.3579237" calcext:value-type="float">
            <text:p>0.3579237</text:p>
          </table:table-cell>
          <table:table-cell office:value-type="float" office:value="0.3522899" calcext:value-type="float">
            <text:p>0.3522899</text:p>
          </table:table-cell>
          <table:table-cell office:value-type="float" office:value="0.3654226" calcext:value-type="float">
            <text:p>0.3654226</text:p>
          </table:table-cell>
          <table:table-cell office:value-type="float" office:value="0.3823894" calcext:value-type="float">
            <text:p>0.3823894</text:p>
          </table:table-cell>
          <table:table-cell office:value-type="float" office:value="0.3942879" calcext:value-type="float">
            <text:p>0.39428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74464E-016" calcext:value-type="float">
            <text:p>9.374464E-16</text:p>
          </table:table-cell>
          <table:table-cell office:value-type="float" office:value="9.248004E-016" calcext:value-type="float">
            <text:p>9.248004E-16</text:p>
          </table:table-cell>
          <table:table-cell office:value-type="float" office:value="9.827502E-016" calcext:value-type="float">
            <text:p>9.827502E-16</text:p>
          </table:table-cell>
          <table:table-cell office:value-type="float" office:value="9.630281E-016" calcext:value-type="float">
            <text:p>9.630281E-16</text:p>
          </table:table-cell>
          <table:table-cell office:value-type="float" office:value="9.320401E-016" calcext:value-type="float">
            <text:p>9.320401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582712" calcext:value-type="float">
            <text:p>-9.582712</text:p>
          </table:table-cell>
          <table:table-cell office:value-type="float" office:value="-0.4349667" calcext:value-type="float">
            <text:p>-0.4349667</text:p>
          </table:table-cell>
          <table:table-cell office:value-type="float" office:value="-0.09499936" calcext:value-type="float">
            <text:p>-0.09499936</text:p>
          </table:table-cell>
          <table:table-cell office:value-type="float" office:value="-0.07110639" calcext:value-type="float">
            <text:p>-0.07110639</text:p>
          </table:table-cell>
          <table:table-cell office:value-type="float" office:value="-0.05877193" calcext:value-type="float">
            <text:p>-0.05877193</text:p>
          </table:table-cell>
          <table:table-cell office:value-type="float" office:value="-0.04679285" calcext:value-type="float">
            <text:p>-0.04679285</text:p>
          </table:table-cell>
          <table:table-cell office:value-type="float" office:value="-0.03655456" calcext:value-type="float">
            <text:p>-0.03655456</text:p>
          </table:table-cell>
          <table:table-cell office:value-type="float" office:value="-0.03120603" calcext:value-type="float">
            <text:p>-0.03120603</text:p>
          </table:table-cell>
          <table:table-cell office:value-type="float" office:value="-0.02445572" calcext:value-type="float">
            <text:p>-0.02445572</text:p>
          </table:table-cell>
          <table:table-cell office:value-type="float" office:value="-0.01739428" calcext:value-type="float">
            <text:p>-0.01739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18222" calcext:value-type="float">
            <text:p>-10.18222</text:p>
          </table:table-cell>
          <table:table-cell office:value-type="float" office:value="0.01604892" calcext:value-type="float">
            <text:p>0.01604892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78249" calcext:value-type="float">
            <text:p>-2.37824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2" calcext:value-type="float">
            <text:p>27032002</text:p>
          </table:table-cell>
          <table:table-cell office:value-type="float" office:value="25.70005" calcext:value-type="float">
            <text:p>25.70005</text:p>
          </table:table-cell>
          <table:table-cell office:value-type="float" office:value="43.7998" calcext:value-type="float">
            <text:p>43.7998</text:p>
          </table:table-cell>
          <table:table-cell office:value-type="float" office:value="0" calcext:value-type="float">
            <text:p>0</text:p>
          </table:table-cell>
          <table:table-cell office:value-type="float" office:value="1052.906" calcext:value-type="float">
            <text:p>1052.906</text:p>
          </table:table-cell>
          <table:table-cell office:value-type="float" office:value="-4.155469" calcext:value-type="float">
            <text:p>-4.155469</text:p>
          </table:table-cell>
          <table:table-cell office:value-type="float" office:value="0" calcext:value-type="float">
            <text:p>0</text:p>
          </table:table-cell>
          <table:table-cell office:value-type="float" office:value="0.1381793" calcext:value-type="float">
            <text:p>0.1381793</text:p>
          </table:table-cell>
          <table:table-cell office:value-type="float" office:value="0.2142699" calcext:value-type="float">
            <text:p>0.2142699</text:p>
          </table:table-cell>
          <table:table-cell office:value-type="float" office:value="0.2646396" calcext:value-type="float">
            <text:p>0.2646396</text:p>
          </table:table-cell>
          <table:table-cell office:value-type="float" office:value="0.2744516" calcext:value-type="float">
            <text:p>0.2744516</text:p>
          </table:table-cell>
          <table:table-cell office:value-type="float" office:value="0.2813392" calcext:value-type="float">
            <text:p>0.2813392</text:p>
          </table:table-cell>
          <table:table-cell office:value-type="float" office:value="0.255809" calcext:value-type="float">
            <text:p>0.255809</text:p>
          </table:table-cell>
          <table:table-cell office:value-type="float" office:value="0.2633332" calcext:value-type="float">
            <text:p>0.2633332</text:p>
          </table:table-cell>
          <table:table-cell office:value-type="float" office:value="0.3578655" calcext:value-type="float">
            <text:p>0.3578655</text:p>
          </table:table-cell>
          <table:table-cell office:value-type="float" office:value="0.3522253" calcext:value-type="float">
            <text:p>0.3522253</text:p>
          </table:table-cell>
          <table:table-cell office:value-type="float" office:value="0.3653761" calcext:value-type="float">
            <text:p>0.3653761</text:p>
          </table:table-cell>
          <table:table-cell office:value-type="float" office:value="0.3823545" calcext:value-type="float">
            <text:p>0.3823545</text:p>
          </table:table-cell>
          <table:table-cell office:value-type="float" office:value="0.3942449" calcext:value-type="float">
            <text:p>0.394244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74926E-016" calcext:value-type="float">
            <text:p>9.374926E-16</text:p>
          </table:table-cell>
          <table:table-cell office:value-type="float" office:value="9.24798E-016" calcext:value-type="float">
            <text:p>9.24798E-16</text:p>
          </table:table-cell>
          <table:table-cell office:value-type="float" office:value="9.827485E-016" calcext:value-type="float">
            <text:p>9.827485E-16</text:p>
          </table:table-cell>
          <table:table-cell office:value-type="float" office:value="9.630244E-016" calcext:value-type="float">
            <text:p>9.630244E-16</text:p>
          </table:table-cell>
          <table:table-cell office:value-type="float" office:value="9.320369E-016" calcext:value-type="float">
            <text:p>9.320369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33844" calcext:value-type="float">
            <text:p>-14.33844</text:p>
          </table:table-cell>
          <table:table-cell office:value-type="float" office:value="-0.4819516" calcext:value-type="float">
            <text:p>-0.4819516</text:p>
          </table:table-cell>
          <table:table-cell office:value-type="float" office:value="-0.09490626" calcext:value-type="float">
            <text:p>-0.09490626</text:p>
          </table:table-cell>
          <table:table-cell office:value-type="float" office:value="-0.07170774" calcext:value-type="float">
            <text:p>-0.07170774</text:p>
          </table:table-cell>
          <table:table-cell office:value-type="float" office:value="-0.05924948" calcext:value-type="float">
            <text:p>-0.05924948</text:p>
          </table:table-cell>
          <table:table-cell office:value-type="float" office:value="-0.04707421" calcext:value-type="float">
            <text:p>-0.04707421</text:p>
          </table:table-cell>
          <table:table-cell office:value-type="float" office:value="-0.0367069" calcext:value-type="float">
            <text:p>-0.0367069</text:p>
          </table:table-cell>
          <table:table-cell office:value-type="float" office:value="-0.03131584" calcext:value-type="float">
            <text:p>-0.03131584</text:p>
          </table:table-cell>
          <table:table-cell office:value-type="float" office:value="-0.02453041" calcext:value-type="float">
            <text:p>-0.02453041</text:p>
          </table:table-cell>
          <table:table-cell office:value-type="float" office:value="-0.01743218" calcext:value-type="float">
            <text:p>-0.01743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93535" calcext:value-type="float">
            <text:p>-13.93535</text:p>
          </table:table-cell>
          <table:table-cell office:value-type="float" office:value="0.01600877" calcext:value-type="float">
            <text:p>0.01600877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7906" calcext:value-type="float">
            <text:p>-2.379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2" calcext:value-type="float">
            <text:p>28032002</text:p>
          </table:table-cell>
          <table:table-cell office:value-type="float" office:value="25.70005" calcext:value-type="float">
            <text:p>25.70005</text:p>
          </table:table-cell>
          <table:table-cell office:value-type="float" office:value="44.22512" calcext:value-type="float">
            <text:p>44.22512</text:p>
          </table:table-cell>
          <table:table-cell office:value-type="float" office:value="0" calcext:value-type="float">
            <text:p>0</text:p>
          </table:table-cell>
          <table:table-cell office:value-type="float" office:value="1052.48" calcext:value-type="float">
            <text:p>1052.48</text:p>
          </table:table-cell>
          <table:table-cell office:value-type="float" office:value="-4.155469" calcext:value-type="float">
            <text:p>-4.155469</text:p>
          </table:table-cell>
          <table:table-cell office:value-type="float" office:value="0" calcext:value-type="float">
            <text:p>0</text:p>
          </table:table-cell>
          <table:table-cell office:value-type="float" office:value="0.1200201" calcext:value-type="float">
            <text:p>0.1200201</text:p>
          </table:table-cell>
          <table:table-cell office:value-type="float" office:value="0.2135432" calcext:value-type="float">
            <text:p>0.2135432</text:p>
          </table:table-cell>
          <table:table-cell office:value-type="float" office:value="0.2645822" calcext:value-type="float">
            <text:p>0.2645822</text:p>
          </table:table-cell>
          <table:table-cell office:value-type="float" office:value="0.2742624" calcext:value-type="float">
            <text:p>0.2742624</text:p>
          </table:table-cell>
          <table:table-cell office:value-type="float" office:value="0.2810976" calcext:value-type="float">
            <text:p>0.2810976</text:p>
          </table:table-cell>
          <table:table-cell office:value-type="float" office:value="0.2556068" calcext:value-type="float">
            <text:p>0.2556068</text:p>
          </table:table-cell>
          <table:table-cell office:value-type="float" office:value="0.263175" calcext:value-type="float">
            <text:p>0.263175</text:p>
          </table:table-cell>
          <table:table-cell office:value-type="float" office:value="0.3578058" calcext:value-type="float">
            <text:p>0.3578058</text:p>
          </table:table-cell>
          <table:table-cell office:value-type="float" office:value="0.3521602" calcext:value-type="float">
            <text:p>0.3521602</text:p>
          </table:table-cell>
          <table:table-cell office:value-type="float" office:value="0.3653297" calcext:value-type="float">
            <text:p>0.3653297</text:p>
          </table:table-cell>
          <table:table-cell office:value-type="float" office:value="0.3823173" calcext:value-type="float">
            <text:p>0.3823173</text:p>
          </table:table-cell>
          <table:table-cell office:value-type="float" office:value="0.3942018" calcext:value-type="float">
            <text:p>0.39420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7558E-016" calcext:value-type="float">
            <text:p>9.37558E-16</text:p>
          </table:table-cell>
          <table:table-cell office:value-type="float" office:value="9.247915E-016" calcext:value-type="float">
            <text:p>9.247915E-16</text:p>
          </table:table-cell>
          <table:table-cell office:value-type="float" office:value="9.827456E-016" calcext:value-type="float">
            <text:p>9.827456E-16</text:p>
          </table:table-cell>
          <table:table-cell office:value-type="float" office:value="9.630227E-016" calcext:value-type="float">
            <text:p>9.630227E-16</text:p>
          </table:table-cell>
          <table:table-cell office:value-type="float" office:value="9.32029E-016" calcext:value-type="float">
            <text:p>9.32029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2.1906" calcext:value-type="float">
            <text:p>-42.1906</text:p>
          </table:table-cell>
          <table:table-cell office:value-type="float" office:value="-0.4954468" calcext:value-type="float">
            <text:p>-0.4954468</text:p>
          </table:table-cell>
          <table:table-cell office:value-type="float" office:value="-0.0950603" calcext:value-type="float">
            <text:p>-0.0950603</text:p>
          </table:table-cell>
          <table:table-cell office:value-type="float" office:value="-0.07209005" calcext:value-type="float">
            <text:p>-0.07209005</text:p>
          </table:table-cell>
          <table:table-cell office:value-type="float" office:value="-0.05964355" calcext:value-type="float">
            <text:p>-0.05964355</text:p>
          </table:table-cell>
          <table:table-cell office:value-type="float" office:value="-0.04736019" calcext:value-type="float">
            <text:p>-0.04736019</text:p>
          </table:table-cell>
          <table:table-cell office:value-type="float" office:value="-0.03686424" calcext:value-type="float">
            <text:p>-0.03686424</text:p>
          </table:table-cell>
          <table:table-cell office:value-type="float" office:value="-0.03142879" calcext:value-type="float">
            <text:p>-0.03142879</text:p>
          </table:table-cell>
          <table:table-cell office:value-type="float" office:value="-0.02460586" calcext:value-type="float">
            <text:p>-0.02460586</text:p>
          </table:table-cell>
          <table:table-cell office:value-type="float" office:value="-0.0174702" calcext:value-type="float">
            <text:p>-0.0174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77209" calcext:value-type="float">
            <text:p>-23.77209</text:p>
          </table:table-cell>
          <table:table-cell office:value-type="float" office:value="0.01596778" calcext:value-type="float">
            <text:p>0.01596778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79866" calcext:value-type="float">
            <text:p>-2.3798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2" calcext:value-type="float">
            <text:p>29032002</text:p>
          </table:table-cell>
          <table:table-cell office:value-type="float" office:value="25.70005" calcext:value-type="float">
            <text:p>25.70005</text:p>
          </table:table-cell>
          <table:table-cell office:value-type="float" office:value="44.42786" calcext:value-type="float">
            <text:p>44.42786</text:p>
          </table:table-cell>
          <table:table-cell office:value-type="float" office:value="0" calcext:value-type="float">
            <text:p>0</text:p>
          </table:table-cell>
          <table:table-cell office:value-type="float" office:value="1052.276" calcext:value-type="float">
            <text:p>1052.276</text:p>
          </table:table-cell>
          <table:table-cell office:value-type="float" office:value="-4.155469" calcext:value-type="float">
            <text:p>-4.155469</text:p>
          </table:table-cell>
          <table:table-cell office:value-type="float" office:value="0" calcext:value-type="float">
            <text:p>0</text:p>
          </table:table-cell>
          <table:table-cell office:value-type="float" office:value="0.1102846" calcext:value-type="float">
            <text:p>0.1102846</text:p>
          </table:table-cell>
          <table:table-cell office:value-type="float" office:value="0.2150815" calcext:value-type="float">
            <text:p>0.2150815</text:p>
          </table:table-cell>
          <table:table-cell office:value-type="float" office:value="0.2646131" calcext:value-type="float">
            <text:p>0.2646131</text:p>
          </table:table-cell>
          <table:table-cell office:value-type="float" office:value="0.2741083" calcext:value-type="float">
            <text:p>0.2741083</text:p>
          </table:table-cell>
          <table:table-cell office:value-type="float" office:value="0.2808926" calcext:value-type="float">
            <text:p>0.2808926</text:p>
          </table:table-cell>
          <table:table-cell office:value-type="float" office:value="0.2554104" calcext:value-type="float">
            <text:p>0.2554104</text:p>
          </table:table-cell>
          <table:table-cell office:value-type="float" office:value="0.2630136" calcext:value-type="float">
            <text:p>0.2630136</text:p>
          </table:table-cell>
          <table:table-cell office:value-type="float" office:value="0.3577444" calcext:value-type="float">
            <text:p>0.3577444</text:p>
          </table:table-cell>
          <table:table-cell office:value-type="float" office:value="0.3520952" calcext:value-type="float">
            <text:p>0.3520952</text:p>
          </table:table-cell>
          <table:table-cell office:value-type="float" office:value="0.3652831" calcext:value-type="float">
            <text:p>0.3652831</text:p>
          </table:table-cell>
          <table:table-cell office:value-type="float" office:value="0.3822786" calcext:value-type="float">
            <text:p>0.3822786</text:p>
          </table:table-cell>
          <table:table-cell office:value-type="float" office:value="0.3941576" calcext:value-type="float">
            <text:p>0.394157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76382E-016" calcext:value-type="float">
            <text:p>9.376382E-16</text:p>
          </table:table-cell>
          <table:table-cell office:value-type="float" office:value="9.247851E-016" calcext:value-type="float">
            <text:p>9.247851E-16</text:p>
          </table:table-cell>
          <table:table-cell office:value-type="float" office:value="9.827415E-016" calcext:value-type="float">
            <text:p>9.827415E-16</text:p>
          </table:table-cell>
          <table:table-cell office:value-type="float" office:value="9.630243E-016" calcext:value-type="float">
            <text:p>9.630243E-16</text:p>
          </table:table-cell>
          <table:table-cell office:value-type="float" office:value="9.320149E-016" calcext:value-type="float">
            <text:p>9.320149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0.95988" calcext:value-type="float">
            <text:p>-80.95988</text:p>
          </table:table-cell>
          <table:table-cell office:value-type="float" office:value="-0.468798" calcext:value-type="float">
            <text:p>-0.468798</text:p>
          </table:table-cell>
          <table:table-cell office:value-type="float" office:value="-0.09497983" calcext:value-type="float">
            <text:p>-0.09497983</text:p>
          </table:table-cell>
          <table:table-cell office:value-type="float" office:value="-0.07240381" calcext:value-type="float">
            <text:p>-0.07240381</text:p>
          </table:table-cell>
          <table:table-cell office:value-type="float" office:value="-0.05997993" calcext:value-type="float">
            <text:p>-0.05997993</text:p>
          </table:table-cell>
          <table:table-cell office:value-type="float" office:value="-0.04763978" calcext:value-type="float">
            <text:p>-0.04763978</text:p>
          </table:table-cell>
          <table:table-cell office:value-type="float" office:value="-0.03702571" calcext:value-type="float">
            <text:p>-0.03702571</text:p>
          </table:table-cell>
          <table:table-cell office:value-type="float" office:value="-0.03154564" calcext:value-type="float">
            <text:p>-0.03154564</text:p>
          </table:table-cell>
          <table:table-cell office:value-type="float" office:value="-0.02468153" calcext:value-type="float">
            <text:p>-0.02468153</text:p>
          </table:table-cell>
          <table:table-cell office:value-type="float" office:value="-0.01750837" calcext:value-type="float">
            <text:p>-0.01750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79589" calcext:value-type="float">
            <text:p>-23.79589</text:p>
          </table:table-cell>
          <table:table-cell office:value-type="float" office:value="0.01592534" calcext:value-type="float">
            <text:p>0.01592534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80673" calcext:value-type="float">
            <text:p>-2.3806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2" calcext:value-type="float">
            <text:p>30032002</text:p>
          </table:table-cell>
          <table:table-cell office:value-type="float" office:value="25.70005" calcext:value-type="float">
            <text:p>25.70005</text:p>
          </table:table-cell>
          <table:table-cell office:value-type="float" office:value="44.44663" calcext:value-type="float">
            <text:p>44.44663</text:p>
          </table:table-cell>
          <table:table-cell office:value-type="float" office:value="0" calcext:value-type="float">
            <text:p>0</text:p>
          </table:table-cell>
          <table:table-cell office:value-type="float" office:value="1052.256" calcext:value-type="float">
            <text:p>1052.256</text:p>
          </table:table-cell>
          <table:table-cell office:value-type="float" office:value="-4.155469" calcext:value-type="float">
            <text:p>-4.155469</text:p>
          </table:table-cell>
          <table:table-cell office:value-type="float" office:value="0" calcext:value-type="float">
            <text:p>0</text:p>
          </table:table-cell>
          <table:table-cell office:value-type="float" office:value="0.1132927" calcext:value-type="float">
            <text:p>0.1132927</text:p>
          </table:table-cell>
          <table:table-cell office:value-type="float" office:value="0.2178417" calcext:value-type="float">
            <text:p>0.2178417</text:p>
          </table:table-cell>
          <table:table-cell office:value-type="float" office:value="0.2643669" calcext:value-type="float">
            <text:p>0.2643669</text:p>
          </table:table-cell>
          <table:table-cell office:value-type="float" office:value="0.2740021" calcext:value-type="float">
            <text:p>0.2740021</text:p>
          </table:table-cell>
          <table:table-cell office:value-type="float" office:value="0.2807236" calcext:value-type="float">
            <text:p>0.2807236</text:p>
          </table:table-cell>
          <table:table-cell office:value-type="float" office:value="0.2552242" calcext:value-type="float">
            <text:p>0.2552242</text:p>
          </table:table-cell>
          <table:table-cell office:value-type="float" office:value="0.2628495" calcext:value-type="float">
            <text:p>0.2628495</text:p>
          </table:table-cell>
          <table:table-cell office:value-type="float" office:value="0.3576818" calcext:value-type="float">
            <text:p>0.3576818</text:p>
          </table:table-cell>
          <table:table-cell office:value-type="float" office:value="0.3520302" calcext:value-type="float">
            <text:p>0.3520302</text:p>
          </table:table-cell>
          <table:table-cell office:value-type="float" office:value="0.3652367" calcext:value-type="float">
            <text:p>0.3652367</text:p>
          </table:table-cell>
          <table:table-cell office:value-type="float" office:value="0.3822377" calcext:value-type="float">
            <text:p>0.3822377</text:p>
          </table:table-cell>
          <table:table-cell office:value-type="float" office:value="0.3941112" calcext:value-type="float">
            <text:p>0.39411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77084E-016" calcext:value-type="float">
            <text:p>9.377084E-16</text:p>
          </table:table-cell>
          <table:table-cell office:value-type="float" office:value="9.247819E-016" calcext:value-type="float">
            <text:p>9.247819E-16</text:p>
          </table:table-cell>
          <table:table-cell office:value-type="float" office:value="9.827361E-016" calcext:value-type="float">
            <text:p>9.827361E-16</text:p>
          </table:table-cell>
          <table:table-cell office:value-type="float" office:value="9.630273E-016" calcext:value-type="float">
            <text:p>9.630273E-16</text:p>
          </table:table-cell>
          <table:table-cell office:value-type="float" office:value="9.31999E-016" calcext:value-type="float">
            <text:p>9.31999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5.80518" calcext:value-type="float">
            <text:p>-65.80518</text:p>
          </table:table-cell>
          <table:table-cell office:value-type="float" office:value="-0.4251498" calcext:value-type="float">
            <text:p>-0.4251498</text:p>
          </table:table-cell>
          <table:table-cell office:value-type="float" office:value="-0.0956224" calcext:value-type="float">
            <text:p>-0.0956224</text:p>
          </table:table-cell>
          <table:table-cell office:value-type="float" office:value="-0.07263475" calcext:value-type="float">
            <text:p>-0.07263475</text:p>
          </table:table-cell>
          <table:table-cell office:value-type="float" office:value="-0.06025889" calcext:value-type="float">
            <text:p>-0.06025889</text:p>
          </table:table-cell>
          <table:table-cell office:value-type="float" office:value="-0.04790676" calcext:value-type="float">
            <text:p>-0.04790676</text:p>
          </table:table-cell>
          <table:table-cell office:value-type="float" office:value="-0.03719059" calcext:value-type="float">
            <text:p>-0.03719059</text:p>
          </table:table-cell>
          <table:table-cell office:value-type="float" office:value="-0.03166521" calcext:value-type="float">
            <text:p>-0.03166521</text:p>
          </table:table-cell>
          <table:table-cell office:value-type="float" office:value="-0.02475745" calcext:value-type="float">
            <text:p>-0.02475745</text:p>
          </table:table-cell>
          <table:table-cell office:value-type="float" office:value="-0.01754645" calcext:value-type="float">
            <text:p>-0.01754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77144" calcext:value-type="float">
            <text:p>-18.77144</text:p>
          </table:table-cell>
          <table:table-cell office:value-type="float" office:value="0.01591255" calcext:value-type="float">
            <text:p>0.01591255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81479" calcext:value-type="float">
            <text:p>-2.3814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2" calcext:value-type="float">
            <text:p>31032002</text:p>
          </table:table-cell>
          <table:table-cell office:value-type="float" office:value="26.30005" calcext:value-type="float">
            <text:p>26.30005</text:p>
          </table:table-cell>
          <table:table-cell office:value-type="float" office:value="45.15163" calcext:value-type="float">
            <text:p>45.15163</text:p>
          </table:table-cell>
          <table:table-cell office:value-type="float" office:value="0" calcext:value-type="float">
            <text:p>0</text:p>
          </table:table-cell>
          <table:table-cell office:value-type="float" office:value="1052.15" calcext:value-type="float">
            <text:p>1052.15</text:p>
          </table:table-cell>
          <table:table-cell office:value-type="float" office:value="-4.153973" calcext:value-type="float">
            <text:p>-4.153973</text:p>
          </table:table-cell>
          <table:table-cell office:value-type="float" office:value="0" calcext:value-type="float">
            <text:p>0</text:p>
          </table:table-cell>
          <table:table-cell office:value-type="float" office:value="0.1181951" calcext:value-type="float">
            <text:p>0.1181951</text:p>
          </table:table-cell>
          <table:table-cell office:value-type="float" office:value="0.2186996" calcext:value-type="float">
            <text:p>0.2186996</text:p>
          </table:table-cell>
          <table:table-cell office:value-type="float" office:value="0.2633865" calcext:value-type="float">
            <text:p>0.2633865</text:p>
          </table:table-cell>
          <table:table-cell office:value-type="float" office:value="0.2742458" calcext:value-type="float">
            <text:p>0.2742458</text:p>
          </table:table-cell>
          <table:table-cell office:value-type="float" office:value="0.2806986" calcext:value-type="float">
            <text:p>0.2806986</text:p>
          </table:table-cell>
          <table:table-cell office:value-type="float" office:value="0.2550614" calcext:value-type="float">
            <text:p>0.2550614</text:p>
          </table:table-cell>
          <table:table-cell office:value-type="float" office:value="0.2626875" calcext:value-type="float">
            <text:p>0.2626875</text:p>
          </table:table-cell>
          <table:table-cell office:value-type="float" office:value="0.3576192" calcext:value-type="float">
            <text:p>0.3576192</text:p>
          </table:table-cell>
          <table:table-cell office:value-type="float" office:value="0.3519643" calcext:value-type="float">
            <text:p>0.3519643</text:p>
          </table:table-cell>
          <table:table-cell office:value-type="float" office:value="0.3651902" calcext:value-type="float">
            <text:p>0.3651902</text:p>
          </table:table-cell>
          <table:table-cell office:value-type="float" office:value="0.3821951" calcext:value-type="float">
            <text:p>0.3821951</text:p>
          </table:table-cell>
          <table:table-cell office:value-type="float" office:value="0.3940647" calcext:value-type="float">
            <text:p>0.394064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77822E-016" calcext:value-type="float">
            <text:p>9.377822E-16</text:p>
          </table:table-cell>
          <table:table-cell office:value-type="float" office:value="9.247756E-016" calcext:value-type="float">
            <text:p>9.247756E-16</text:p>
          </table:table-cell>
          <table:table-cell office:value-type="float" office:value="9.827319E-016" calcext:value-type="float">
            <text:p>9.827319E-16</text:p>
          </table:table-cell>
          <table:table-cell office:value-type="float" office:value="9.630306E-016" calcext:value-type="float">
            <text:p>9.630306E-16</text:p>
          </table:table-cell>
          <table:table-cell office:value-type="float" office:value="9.319827E-016" calcext:value-type="float">
            <text:p>9.319827E-16</text:p>
          </table:table-cell>
          <table:table-cell office:value-type="float" office:value="5.045134E-018" calcext:value-type="float">
            <text:p>5.045134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7.34465" calcext:value-type="float">
            <text:p>-47.34465</text:p>
          </table:table-cell>
          <table:table-cell office:value-type="float" office:value="-0.4123075" calcext:value-type="float">
            <text:p>-0.4123075</text:p>
          </table:table-cell>
          <table:table-cell office:value-type="float" office:value="-0.09841364" calcext:value-type="float">
            <text:p>-0.09841364</text:p>
          </table:table-cell>
          <table:table-cell office:value-type="float" office:value="-0.07212804" calcext:value-type="float">
            <text:p>-0.07212804</text:p>
          </table:table-cell>
          <table:table-cell office:value-type="float" office:value="-0.06030304" calcext:value-type="float">
            <text:p>-0.06030304</text:p>
          </table:table-cell>
          <table:table-cell office:value-type="float" office:value="-0.04814196" calcext:value-type="float">
            <text:p>-0.04814196</text:p>
          </table:table-cell>
          <table:table-cell office:value-type="float" office:value="-0.03735432" calcext:value-type="float">
            <text:p>-0.03735432</text:p>
          </table:table-cell>
          <table:table-cell office:value-type="float" office:value="-0.03178525" calcext:value-type="float">
            <text:p>-0.03178525</text:p>
          </table:table-cell>
          <table:table-cell office:value-type="float" office:value="-0.02483463" calcext:value-type="float">
            <text:p>-0.02483463</text:p>
          </table:table-cell>
          <table:table-cell office:value-type="float" office:value="-0.01758471" calcext:value-type="float">
            <text:p>-0.01758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27148" calcext:value-type="float">
            <text:p>-18.27148</text:p>
          </table:table-cell>
          <table:table-cell office:value-type="float" office:value="0.01586924" calcext:value-type="float">
            <text:p>0.01586924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82285" calcext:value-type="float">
            <text:p>-2.3822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2" calcext:value-type="float">
            <text:p>1042002</text:p>
          </table:table-cell>
          <table:table-cell office:value-type="float" office:value="26.30005" calcext:value-type="float">
            <text:p>26.30005</text:p>
          </table:table-cell>
          <table:table-cell office:value-type="float" office:value="45.37298" calcext:value-type="float">
            <text:p>45.37298</text:p>
          </table:table-cell>
          <table:table-cell office:value-type="float" office:value="0" calcext:value-type="float">
            <text:p>0</text:p>
          </table:table-cell>
          <table:table-cell office:value-type="float" office:value="1051.928" calcext:value-type="float">
            <text:p>1051.928</text:p>
          </table:table-cell>
          <table:table-cell office:value-type="float" office:value="-4.153973" calcext:value-type="float">
            <text:p>-4.153973</text:p>
          </table:table-cell>
          <table:table-cell office:value-type="float" office:value="0" calcext:value-type="float">
            <text:p>0</text:p>
          </table:table-cell>
          <table:table-cell office:value-type="float" office:value="0.1070408" calcext:value-type="float">
            <text:p>0.1070408</text:p>
          </table:table-cell>
          <table:table-cell office:value-type="float" office:value="0.2211434" calcext:value-type="float">
            <text:p>0.2211434</text:p>
          </table:table-cell>
          <table:table-cell office:value-type="float" office:value="0.2629658" calcext:value-type="float">
            <text:p>0.2629658</text:p>
          </table:table-cell>
          <table:table-cell office:value-type="float" office:value="0.2741998" calcext:value-type="float">
            <text:p>0.2741998</text:p>
          </table:table-cell>
          <table:table-cell office:value-type="float" office:value="0.2806606" calcext:value-type="float">
            <text:p>0.2806606</text:p>
          </table:table-cell>
          <table:table-cell office:value-type="float" office:value="0.2549306" calcext:value-type="float">
            <text:p>0.2549306</text:p>
          </table:table-cell>
          <table:table-cell office:value-type="float" office:value="0.2625345" calcext:value-type="float">
            <text:p>0.2625345</text:p>
          </table:table-cell>
          <table:table-cell office:value-type="float" office:value="0.3575567" calcext:value-type="float">
            <text:p>0.3575567</text:p>
          </table:table-cell>
          <table:table-cell office:value-type="float" office:value="0.3518971" calcext:value-type="float">
            <text:p>0.3518971</text:p>
          </table:table-cell>
          <table:table-cell office:value-type="float" office:value="0.3651434" calcext:value-type="float">
            <text:p>0.3651434</text:p>
          </table:table-cell>
          <table:table-cell office:value-type="float" office:value="0.3821517" calcext:value-type="float">
            <text:p>0.3821517</text:p>
          </table:table-cell>
          <table:table-cell office:value-type="float" office:value="0.3940182" calcext:value-type="float">
            <text:p>0.394018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78739E-016" calcext:value-type="float">
            <text:p>9.378739E-16</text:p>
          </table:table-cell>
          <table:table-cell office:value-type="float" office:value="9.247696E-016" calcext:value-type="float">
            <text:p>9.247696E-16</text:p>
          </table:table-cell>
          <table:table-cell office:value-type="float" office:value="9.827265E-016" calcext:value-type="float">
            <text:p>9.827265E-16</text:p>
          </table:table-cell>
          <table:table-cell office:value-type="float" office:value="9.630311E-016" calcext:value-type="float">
            <text:p>9.630311E-16</text:p>
          </table:table-cell>
          <table:table-cell office:value-type="float" office:value="9.319681E-016" calcext:value-type="float">
            <text:p>9.319681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2.1373" calcext:value-type="float">
            <text:p>-102.1373</text:p>
          </table:table-cell>
          <table:table-cell office:value-type="float" office:value="-0.3786041" calcext:value-type="float">
            <text:p>-0.3786041</text:p>
          </table:table-cell>
          <table:table-cell office:value-type="float" office:value="-0.09964878" calcext:value-type="float">
            <text:p>-0.09964878</text:p>
          </table:table-cell>
          <table:table-cell office:value-type="float" office:value="-0.07221857" calcext:value-type="float">
            <text:p>-0.07221857</text:p>
          </table:table-cell>
          <table:table-cell office:value-type="float" office:value="-0.06036484" calcext:value-type="float">
            <text:p>-0.06036484</text:p>
          </table:table-cell>
          <table:table-cell office:value-type="float" office:value="-0.04833177" calcext:value-type="float">
            <text:p>-0.04833177</text:p>
          </table:table-cell>
          <table:table-cell office:value-type="float" office:value="-0.03750981" calcext:value-type="float">
            <text:p>-0.03750981</text:p>
          </table:table-cell>
          <table:table-cell office:value-type="float" office:value="-0.03190564" calcext:value-type="float">
            <text:p>-0.03190564</text:p>
          </table:table-cell>
          <table:table-cell office:value-type="float" office:value="-0.02491363" calcext:value-type="float">
            <text:p>-0.02491363</text:p>
          </table:table-cell>
          <table:table-cell office:value-type="float" office:value="-0.01762324" calcext:value-type="float">
            <text:p>-0.01762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93331" calcext:value-type="float">
            <text:p>-28.93331</text:p>
          </table:table-cell>
          <table:table-cell office:value-type="float" office:value="0.01583166" calcext:value-type="float">
            <text:p>0.01583166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83092" calcext:value-type="float">
            <text:p>-2.3830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2" calcext:value-type="float">
            <text:p>2042002</text:p>
          </table:table-cell>
          <table:table-cell office:value-type="float" office:value="26.30005" calcext:value-type="float">
            <text:p>26.30005</text:p>
          </table:table-cell>
          <table:table-cell office:value-type="float" office:value="45.3478" calcext:value-type="float">
            <text:p>45.3478</text:p>
          </table:table-cell>
          <table:table-cell office:value-type="float" office:value="0" calcext:value-type="float">
            <text:p>0</text:p>
          </table:table-cell>
          <table:table-cell office:value-type="float" office:value="1051.952" calcext:value-type="float">
            <text:p>1051.952</text:p>
          </table:table-cell>
          <table:table-cell office:value-type="float" office:value="-4.153973" calcext:value-type="float">
            <text:p>-4.153973</text:p>
          </table:table-cell>
          <table:table-cell office:value-type="float" office:value="0" calcext:value-type="float">
            <text:p>0</text:p>
          </table:table-cell>
          <table:table-cell office:value-type="float" office:value="0.1120291" calcext:value-type="float">
            <text:p>0.1120291</text:p>
          </table:table-cell>
          <table:table-cell office:value-type="float" office:value="0.2243134" calcext:value-type="float">
            <text:p>0.2243134</text:p>
          </table:table-cell>
          <table:table-cell office:value-type="float" office:value="0.2624013" calcext:value-type="float">
            <text:p>0.2624013</text:p>
          </table:table-cell>
          <table:table-cell office:value-type="float" office:value="0.2740623" calcext:value-type="float">
            <text:p>0.2740623</text:p>
          </table:table-cell>
          <table:table-cell office:value-type="float" office:value="0.2805649" calcext:value-type="float">
            <text:p>0.2805649</text:p>
          </table:table-cell>
          <table:table-cell office:value-type="float" office:value="0.2548107" calcext:value-type="float">
            <text:p>0.2548107</text:p>
          </table:table-cell>
          <table:table-cell office:value-type="float" office:value="0.2623885" calcext:value-type="float">
            <text:p>0.2623885</text:p>
          </table:table-cell>
          <table:table-cell office:value-type="float" office:value="0.3574941" calcext:value-type="float">
            <text:p>0.3574941</text:p>
          </table:table-cell>
          <table:table-cell office:value-type="float" office:value="0.3518299" calcext:value-type="float">
            <text:p>0.3518299</text:p>
          </table:table-cell>
          <table:table-cell office:value-type="float" office:value="0.3650934" calcext:value-type="float">
            <text:p>0.3650934</text:p>
          </table:table-cell>
          <table:table-cell office:value-type="float" office:value="0.3821066" calcext:value-type="float">
            <text:p>0.3821066</text:p>
          </table:table-cell>
          <table:table-cell office:value-type="float" office:value="0.3939719" calcext:value-type="float">
            <text:p>0.39397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79494E-016" calcext:value-type="float">
            <text:p>9.379494E-16</text:p>
          </table:table-cell>
          <table:table-cell office:value-type="float" office:value="9.247655E-016" calcext:value-type="float">
            <text:p>9.247655E-16</text:p>
          </table:table-cell>
          <table:table-cell office:value-type="float" office:value="9.827198E-016" calcext:value-type="float">
            <text:p>9.827198E-16</text:p>
          </table:table-cell>
          <table:table-cell office:value-type="float" office:value="9.630359E-016" calcext:value-type="float">
            <text:p>9.630359E-16</text:p>
          </table:table-cell>
          <table:table-cell office:value-type="float" office:value="9.31951E-016" calcext:value-type="float">
            <text:p>9.31951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1.45468" calcext:value-type="float">
            <text:p>-71.45468</text:p>
          </table:table-cell>
          <table:table-cell office:value-type="float" office:value="-0.33934" calcext:value-type="float">
            <text:p>-0.33934</text:p>
          </table:table-cell>
          <table:table-cell office:value-type="float" office:value="-0.1012949" calcext:value-type="float">
            <text:p>-0.1012949</text:p>
          </table:table-cell>
          <table:table-cell office:value-type="float" office:value="-0.0724955" calcext:value-type="float">
            <text:p>-0.0724955</text:p>
          </table:table-cell>
          <table:table-cell office:value-type="float" office:value="-0.06052221" calcext:value-type="float">
            <text:p>-0.06052221</text:p>
          </table:table-cell>
          <table:table-cell office:value-type="float" office:value="-0.04850611" calcext:value-type="float">
            <text:p>-0.04850611</text:p>
          </table:table-cell>
          <table:table-cell office:value-type="float" office:value="-0.03765878" calcext:value-type="float">
            <text:p>-0.03765878</text:p>
          </table:table-cell>
          <table:table-cell office:value-type="float" office:value="-0.03202657" calcext:value-type="float">
            <text:p>-0.03202657</text:p>
          </table:table-cell>
          <table:table-cell office:value-type="float" office:value="-0.02499288" calcext:value-type="float">
            <text:p>-0.02499288</text:p>
          </table:table-cell>
          <table:table-cell office:value-type="float" office:value="-0.01766466" calcext:value-type="float">
            <text:p>-0.01766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12556" calcext:value-type="float">
            <text:p>-17.12556</text:p>
          </table:table-cell>
          <table:table-cell office:value-type="float" office:value="0.01582525" calcext:value-type="float">
            <text:p>0.01582525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83898" calcext:value-type="float">
            <text:p>-2.3838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2" calcext:value-type="float">
            <text:p>3042002</text:p>
          </table:table-cell>
          <table:table-cell office:value-type="float" office:value="26.30005" calcext:value-type="float">
            <text:p>26.30005</text:p>
          </table:table-cell>
          <table:table-cell office:value-type="float" office:value="45.46268" calcext:value-type="float">
            <text:p>45.46268</text:p>
          </table:table-cell>
          <table:table-cell office:value-type="float" office:value="0" calcext:value-type="float">
            <text:p>0</text:p>
          </table:table-cell>
          <table:table-cell office:value-type="float" office:value="1051.837" calcext:value-type="float">
            <text:p>1051.837</text:p>
          </table:table-cell>
          <table:table-cell office:value-type="float" office:value="-4.153973" calcext:value-type="float">
            <text:p>-4.153973</text:p>
          </table:table-cell>
          <table:table-cell office:value-type="float" office:value="0" calcext:value-type="float">
            <text:p>0</text:p>
          </table:table-cell>
          <table:table-cell office:value-type="float" office:value="0.1074635" calcext:value-type="float">
            <text:p>0.1074635</text:p>
          </table:table-cell>
          <table:table-cell office:value-type="float" office:value="0.2275783" calcext:value-type="float">
            <text:p>0.2275783</text:p>
          </table:table-cell>
          <table:table-cell office:value-type="float" office:value="0.2620885" calcext:value-type="float">
            <text:p>0.2620885</text:p>
          </table:table-cell>
          <table:table-cell office:value-type="float" office:value="0.2738244" calcext:value-type="float">
            <text:p>0.2738244</text:p>
          </table:table-cell>
          <table:table-cell office:value-type="float" office:value="0.2804029" calcext:value-type="float">
            <text:p>0.2804029</text:p>
          </table:table-cell>
          <table:table-cell office:value-type="float" office:value="0.2546901" calcext:value-type="float">
            <text:p>0.2546901</text:p>
          </table:table-cell>
          <table:table-cell office:value-type="float" office:value="0.2622462" calcext:value-type="float">
            <text:p>0.2622462</text:p>
          </table:table-cell>
          <table:table-cell office:value-type="float" office:value="0.3574317" calcext:value-type="float">
            <text:p>0.3574317</text:p>
          </table:table-cell>
          <table:table-cell office:value-type="float" office:value="0.3517627" calcext:value-type="float">
            <text:p>0.3517627</text:p>
          </table:table-cell>
          <table:table-cell office:value-type="float" office:value="0.3650432" calcext:value-type="float">
            <text:p>0.3650432</text:p>
          </table:table-cell>
          <table:table-cell office:value-type="float" office:value="0.3820606" calcext:value-type="float">
            <text:p>0.3820606</text:p>
          </table:table-cell>
          <table:table-cell office:value-type="float" office:value="0.3939233" calcext:value-type="float">
            <text:p>0.393923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80088E-016" calcext:value-type="float">
            <text:p>9.380088E-16</text:p>
          </table:table-cell>
          <table:table-cell office:value-type="float" office:value="9.247606E-016" calcext:value-type="float">
            <text:p>9.247606E-16</text:p>
          </table:table-cell>
          <table:table-cell office:value-type="float" office:value="9.827178E-016" calcext:value-type="float">
            <text:p>9.827178E-16</text:p>
          </table:table-cell>
          <table:table-cell office:value-type="float" office:value="9.630369E-016" calcext:value-type="float">
            <text:p>9.630369E-16</text:p>
          </table:table-cell>
          <table:table-cell office:value-type="float" office:value="9.319377E-016" calcext:value-type="float">
            <text:p>9.319377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8.57475" calcext:value-type="float">
            <text:p>-98.57475</text:p>
          </table:table-cell>
          <table:table-cell office:value-type="float" office:value="-0.3035971" calcext:value-type="float">
            <text:p>-0.3035971</text:p>
          </table:table-cell>
          <table:table-cell office:value-type="float" office:value="-0.1022503" calcext:value-type="float">
            <text:p>-0.1022503</text:p>
          </table:table-cell>
          <table:table-cell office:value-type="float" office:value="-0.07298166" calcext:value-type="float">
            <text:p>-0.07298166</text:p>
          </table:table-cell>
          <table:table-cell office:value-type="float" office:value="-0.06079125" calcext:value-type="float">
            <text:p>-0.06079125</text:p>
          </table:table-cell>
          <table:table-cell office:value-type="float" office:value="-0.04868219" calcext:value-type="float">
            <text:p>-0.04868219</text:p>
          </table:table-cell>
          <table:table-cell office:value-type="float" office:value="-0.03780466" calcext:value-type="float">
            <text:p>-0.03780466</text:p>
          </table:table-cell>
          <table:table-cell office:value-type="float" office:value="-0.03214772" calcext:value-type="float">
            <text:p>-0.03214772</text:p>
          </table:table-cell>
          <table:table-cell office:value-type="float" office:value="-0.02507239" calcext:value-type="float">
            <text:p>-0.02507239</text:p>
          </table:table-cell>
          <table:table-cell office:value-type="float" office:value="-0.01770622" calcext:value-type="float">
            <text:p>-0.01770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45794" calcext:value-type="float">
            <text:p>-21.45794</text:p>
          </table:table-cell>
          <table:table-cell office:value-type="float" office:value="0.01581807" calcext:value-type="float">
            <text:p>0.01581807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84701" calcext:value-type="float">
            <text:p>-2.3847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2" calcext:value-type="float">
            <text:p>4042002</text:p>
          </table:table-cell>
          <table:table-cell office:value-type="float" office:value="26.30005" calcext:value-type="float">
            <text:p>26.30005</text:p>
          </table:table-cell>
          <table:table-cell office:value-type="float" office:value="45.52639" calcext:value-type="float">
            <text:p>45.52639</text:p>
          </table:table-cell>
          <table:table-cell office:value-type="float" office:value="0" calcext:value-type="float">
            <text:p>0</text:p>
          </table:table-cell>
          <table:table-cell office:value-type="float" office:value="1051.772" calcext:value-type="float">
            <text:p>1051.772</text:p>
          </table:table-cell>
          <table:table-cell office:value-type="float" office:value="-4.153973" calcext:value-type="float">
            <text:p>-4.153973</text:p>
          </table:table-cell>
          <table:table-cell office:value-type="float" office:value="0" calcext:value-type="float">
            <text:p>0</text:p>
          </table:table-cell>
          <table:table-cell office:value-type="float" office:value="0.1058823" calcext:value-type="float">
            <text:p>0.1058823</text:p>
          </table:table-cell>
          <table:table-cell office:value-type="float" office:value="0.2313198" calcext:value-type="float">
            <text:p>0.2313198</text:p>
          </table:table-cell>
          <table:table-cell office:value-type="float" office:value="0.2615213" calcext:value-type="float">
            <text:p>0.2615213</text:p>
          </table:table-cell>
          <table:table-cell office:value-type="float" office:value="0.273571" calcext:value-type="float">
            <text:p>0.273571</text:p>
          </table:table-cell>
          <table:table-cell office:value-type="float" office:value="0.2802107" calcext:value-type="float">
            <text:p>0.2802107</text:p>
          </table:table-cell>
          <table:table-cell office:value-type="float" office:value="0.2545602" calcext:value-type="float">
            <text:p>0.2545602</text:p>
          </table:table-cell>
          <table:table-cell office:value-type="float" office:value="0.2621079" calcext:value-type="float">
            <text:p>0.2621079</text:p>
          </table:table-cell>
          <table:table-cell office:value-type="float" office:value="0.3573722" calcext:value-type="float">
            <text:p>0.3573722</text:p>
          </table:table-cell>
          <table:table-cell office:value-type="float" office:value="0.3516955" calcext:value-type="float">
            <text:p>0.3516955</text:p>
          </table:table-cell>
          <table:table-cell office:value-type="float" office:value="0.3649932" calcext:value-type="float">
            <text:p>0.3649932</text:p>
          </table:table-cell>
          <table:table-cell office:value-type="float" office:value="0.3820129" calcext:value-type="float">
            <text:p>0.3820129</text:p>
          </table:table-cell>
          <table:table-cell office:value-type="float" office:value="0.3938732" calcext:value-type="float">
            <text:p>0.39387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80753E-016" calcext:value-type="float">
            <text:p>9.380753E-16</text:p>
          </table:table-cell>
          <table:table-cell office:value-type="float" office:value="9.247552E-016" calcext:value-type="float">
            <text:p>9.247552E-16</text:p>
          </table:table-cell>
          <table:table-cell office:value-type="float" office:value="9.82715E-016" calcext:value-type="float">
            <text:p>9.82715E-16</text:p>
          </table:table-cell>
          <table:table-cell office:value-type="float" office:value="9.630371E-016" calcext:value-type="float">
            <text:p>9.630371E-16</text:p>
          </table:table-cell>
          <table:table-cell office:value-type="float" office:value="9.319258E-016" calcext:value-type="float">
            <text:p>9.319258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0.6757" calcext:value-type="float">
            <text:p>-110.6757</text:p>
          </table:table-cell>
          <table:table-cell office:value-type="float" office:value="-0.2678185" calcext:value-type="float">
            <text:p>-0.2678185</text:p>
          </table:table-cell>
          <table:table-cell office:value-type="float" office:value="-0.103958" calcext:value-type="float">
            <text:p>-0.103958</text:p>
          </table:table-cell>
          <table:table-cell office:value-type="float" office:value="-0.07350193" calcext:value-type="float">
            <text:p>-0.07350193</text:p>
          </table:table-cell>
          <table:table-cell office:value-type="float" office:value="-0.06111245" calcext:value-type="float">
            <text:p>-0.06111245</text:p>
          </table:table-cell>
          <table:table-cell office:value-type="float" office:value="-0.04887251" calcext:value-type="float">
            <text:p>-0.04887251</text:p>
          </table:table-cell>
          <table:table-cell office:value-type="float" office:value="-0.03794691" calcext:value-type="float">
            <text:p>-0.03794691</text:p>
          </table:table-cell>
          <table:table-cell office:value-type="float" office:value="-0.03226376" calcext:value-type="float">
            <text:p>-0.03226376</text:p>
          </table:table-cell>
          <table:table-cell office:value-type="float" office:value="-0.02515215" calcext:value-type="float">
            <text:p>-0.02515215</text:p>
          </table:table-cell>
          <table:table-cell office:value-type="float" office:value="-0.01774781" calcext:value-type="float">
            <text:p>-0.01774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1392" calcext:value-type="float">
            <text:p>-21.1392</text:p>
          </table:table-cell>
          <table:table-cell office:value-type="float" office:value="0.01580792" calcext:value-type="float">
            <text:p>0.01580792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85507" calcext:value-type="float">
            <text:p>-2.3855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2" calcext:value-type="float">
            <text:p>5042002</text:p>
          </table:table-cell>
          <table:table-cell office:value-type="float" office:value="26.30005" calcext:value-type="float">
            <text:p>26.30005</text:p>
          </table:table-cell>
          <table:table-cell office:value-type="float" office:value="45.60272" calcext:value-type="float">
            <text:p>45.60272</text:p>
          </table:table-cell>
          <table:table-cell office:value-type="float" office:value="0" calcext:value-type="float">
            <text:p>0</text:p>
          </table:table-cell>
          <table:table-cell office:value-type="float" office:value="1051.695" calcext:value-type="float">
            <text:p>1051.695</text:p>
          </table:table-cell>
          <table:table-cell office:value-type="float" office:value="-4.153973" calcext:value-type="float">
            <text:p>-4.153973</text:p>
          </table:table-cell>
          <table:table-cell office:value-type="float" office:value="0" calcext:value-type="float">
            <text:p>0</text:p>
          </table:table-cell>
          <table:table-cell office:value-type="float" office:value="0.1036916" calcext:value-type="float">
            <text:p>0.1036916</text:p>
          </table:table-cell>
          <table:table-cell office:value-type="float" office:value="0.2349993" calcext:value-type="float">
            <text:p>0.2349993</text:p>
          </table:table-cell>
          <table:table-cell office:value-type="float" office:value="0.2613082" calcext:value-type="float">
            <text:p>0.2613082</text:p>
          </table:table-cell>
          <table:table-cell office:value-type="float" office:value="0.2733032" calcext:value-type="float">
            <text:p>0.2733032</text:p>
          </table:table-cell>
          <table:table-cell office:value-type="float" office:value="0.2799866" calcext:value-type="float">
            <text:p>0.2799866</text:p>
          </table:table-cell>
          <table:table-cell office:value-type="float" office:value="0.254418" calcext:value-type="float">
            <text:p>0.254418</text:p>
          </table:table-cell>
          <table:table-cell office:value-type="float" office:value="0.2619678" calcext:value-type="float">
            <text:p>0.2619678</text:p>
          </table:table-cell>
          <table:table-cell office:value-type="float" office:value="0.3572855" calcext:value-type="float">
            <text:p>0.3572855</text:p>
          </table:table-cell>
          <table:table-cell office:value-type="float" office:value="0.3516328" calcext:value-type="float">
            <text:p>0.3516328</text:p>
          </table:table-cell>
          <table:table-cell office:value-type="float" office:value="0.3649556" calcext:value-type="float">
            <text:p>0.3649556</text:p>
          </table:table-cell>
          <table:table-cell office:value-type="float" office:value="0.3819644" calcext:value-type="float">
            <text:p>0.3819644</text:p>
          </table:table-cell>
          <table:table-cell office:value-type="float" office:value="0.3938234" calcext:value-type="float">
            <text:p>0.39382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81588E-016" calcext:value-type="float">
            <text:p>9.381588E-16</text:p>
          </table:table-cell>
          <table:table-cell office:value-type="float" office:value="9.247478E-016" calcext:value-type="float">
            <text:p>9.247478E-16</text:p>
          </table:table-cell>
          <table:table-cell office:value-type="float" office:value="9.827105E-016" calcext:value-type="float">
            <text:p>9.827105E-16</text:p>
          </table:table-cell>
          <table:table-cell office:value-type="float" office:value="9.630388E-016" calcext:value-type="float">
            <text:p>9.630388E-16</text:p>
          </table:table-cell>
          <table:table-cell office:value-type="float" office:value="9.319113E-016" calcext:value-type="float">
            <text:p>9.319113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0.4964" calcext:value-type="float">
            <text:p>-130.4964</text:p>
          </table:table-cell>
          <table:table-cell office:value-type="float" office:value="-0.2372122" calcext:value-type="float">
            <text:p>-0.2372122</text:p>
          </table:table-cell>
          <table:table-cell office:value-type="float" office:value="-0.1045961" calcext:value-type="float">
            <text:p>-0.1045961</text:p>
          </table:table-cell>
          <table:table-cell office:value-type="float" office:value="-0.07405901" calcext:value-type="float">
            <text:p>-0.07405901</text:p>
          </table:table-cell>
          <table:table-cell office:value-type="float" office:value="-0.06149001" calcext:value-type="float">
            <text:p>-0.06149001</text:p>
          </table:table-cell>
          <table:table-cell office:value-type="float" office:value="-0.0490819" calcext:value-type="float">
            <text:p>-0.0490819</text:p>
          </table:table-cell>
          <table:table-cell office:value-type="float" office:value="-0.0380915" calcext:value-type="float">
            <text:p>-0.0380915</text:p>
          </table:table-cell>
          <table:table-cell office:value-type="float" office:value="-0.03243175" calcext:value-type="float">
            <text:p>-0.03243175</text:p>
          </table:table-cell>
          <table:table-cell office:value-type="float" office:value="-0.02522701" calcext:value-type="float">
            <text:p>-0.02522701</text:p>
          </table:table-cell>
          <table:table-cell office:value-type="float" office:value="-0.01777944" calcext:value-type="float">
            <text:p>-0.01777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84508" calcext:value-type="float">
            <text:p>-26.84508</text:p>
          </table:table-cell>
          <table:table-cell office:value-type="float" office:value="0.01579601" calcext:value-type="float">
            <text:p>0.01579601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86313" calcext:value-type="float">
            <text:p>-2.3863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2" calcext:value-type="float">
            <text:p>6042002</text:p>
          </table:table-cell>
          <table:table-cell office:value-type="float" office:value="26.30005" calcext:value-type="float">
            <text:p>26.30005</text:p>
          </table:table-cell>
          <table:table-cell office:value-type="float" office:value="45.60527" calcext:value-type="float">
            <text:p>45.60527</text:p>
          </table:table-cell>
          <table:table-cell office:value-type="float" office:value="0" calcext:value-type="float">
            <text:p>0</text:p>
          </table:table-cell>
          <table:table-cell office:value-type="float" office:value="1051.693" calcext:value-type="float">
            <text:p>1051.693</text:p>
          </table:table-cell>
          <table:table-cell office:value-type="float" office:value="-4.153973" calcext:value-type="float">
            <text:p>-4.153973</text:p>
          </table:table-cell>
          <table:table-cell office:value-type="float" office:value="0" calcext:value-type="float">
            <text:p>0</text:p>
          </table:table-cell>
          <table:table-cell office:value-type="float" office:value="0.1086873" calcext:value-type="float">
            <text:p>0.1086873</text:p>
          </table:table-cell>
          <table:table-cell office:value-type="float" office:value="0.2387961" calcext:value-type="float">
            <text:p>0.2387961</text:p>
          </table:table-cell>
          <table:table-cell office:value-type="float" office:value="0.2609973" calcext:value-type="float">
            <text:p>0.2609973</text:p>
          </table:table-cell>
          <table:table-cell office:value-type="float" office:value="0.2730167" calcext:value-type="float">
            <text:p>0.2730167</text:p>
          </table:table-cell>
          <table:table-cell office:value-type="float" office:value="0.279752" calcext:value-type="float">
            <text:p>0.279752</text:p>
          </table:table-cell>
          <table:table-cell office:value-type="float" office:value="0.2542614" calcext:value-type="float">
            <text:p>0.2542614</text:p>
          </table:table-cell>
          <table:table-cell office:value-type="float" office:value="0.2617898" calcext:value-type="float">
            <text:p>0.2617898</text:p>
          </table:table-cell>
          <table:table-cell office:value-type="float" office:value="0.3571637" calcext:value-type="float">
            <text:p>0.3571637</text:p>
          </table:table-cell>
          <table:table-cell office:value-type="float" office:value="0.3515731" calcext:value-type="float">
            <text:p>0.3515731</text:p>
          </table:table-cell>
          <table:table-cell office:value-type="float" office:value="0.3649403" calcext:value-type="float">
            <text:p>0.3649403</text:p>
          </table:table-cell>
          <table:table-cell office:value-type="float" office:value="0.3819181" calcext:value-type="float">
            <text:p>0.3819181</text:p>
          </table:table-cell>
          <table:table-cell office:value-type="float" office:value="0.3937731" calcext:value-type="float">
            <text:p>0.393773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82482E-016" calcext:value-type="float">
            <text:p>9.382482E-16</text:p>
          </table:table-cell>
          <table:table-cell office:value-type="float" office:value="9.247413E-016" calcext:value-type="float">
            <text:p>9.247413E-16</text:p>
          </table:table-cell>
          <table:table-cell office:value-type="float" office:value="9.82704E-016" calcext:value-type="float">
            <text:p>9.82704E-16</text:p>
          </table:table-cell>
          <table:table-cell office:value-type="float" office:value="9.630434E-016" calcext:value-type="float">
            <text:p>9.630434E-16</text:p>
          </table:table-cell>
          <table:table-cell office:value-type="float" office:value="9.318932E-016" calcext:value-type="float">
            <text:p>9.318932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1.20226" calcext:value-type="float">
            <text:p>-91.20226</text:p>
          </table:table-cell>
          <table:table-cell office:value-type="float" office:value="-0.2095346" calcext:value-type="float">
            <text:p>-0.2095346</text:p>
          </table:table-cell>
          <table:table-cell office:value-type="float" office:value="-0.1055916" calcext:value-type="float">
            <text:p>-0.1055916</text:p>
          </table:table-cell>
          <table:table-cell office:value-type="float" office:value="-0.07465954" calcext:value-type="float">
            <text:p>-0.07465954</text:p>
          </table:table-cell>
          <table:table-cell office:value-type="float" office:value="-0.06188778" calcext:value-type="float">
            <text:p>-0.06188778</text:p>
          </table:table-cell>
          <table:table-cell office:value-type="float" office:value="-0.04931346" calcext:value-type="float">
            <text:p>-0.04931346</text:p>
          </table:table-cell>
          <table:table-cell office:value-type="float" office:value="-0.03827602" calcext:value-type="float">
            <text:p>-0.03827602</text:p>
          </table:table-cell>
          <table:table-cell office:value-type="float" office:value="-0.03267217" calcext:value-type="float">
            <text:p>-0.03267217</text:p>
          </table:table-cell>
          <table:table-cell office:value-type="float" office:value="-0.02529828" calcext:value-type="float">
            <text:p>-0.02529828</text:p>
          </table:table-cell>
          <table:table-cell office:value-type="float" office:value="-0.01779212" calcext:value-type="float">
            <text:p>-0.01779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49695" calcext:value-type="float">
            <text:p>-31.49695</text:p>
          </table:table-cell>
          <table:table-cell office:value-type="float" office:value="0.01578533" calcext:value-type="float">
            <text:p>0.01578533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87115" calcext:value-type="float">
            <text:p>-2.3871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2" calcext:value-type="float">
            <text:p>7042002</text:p>
          </table:table-cell>
          <table:table-cell office:value-type="float" office:value="26.70006" calcext:value-type="float">
            <text:p>26.70006</text:p>
          </table:table-cell>
          <table:table-cell office:value-type="float" office:value="45.61071" calcext:value-type="float">
            <text:p>45.61071</text:p>
          </table:table-cell>
          <table:table-cell office:value-type="float" office:value="0" calcext:value-type="float">
            <text:p>0</text:p>
          </table:table-cell>
          <table:table-cell office:value-type="float" office:value="1052.086" calcext:value-type="float">
            <text:p>1052.086</text:p>
          </table:table-cell>
          <table:table-cell office:value-type="float" office:value="-4.15296" calcext:value-type="float">
            <text:p>-4.15296</text:p>
          </table:table-cell>
          <table:table-cell office:value-type="float" office:value="0" calcext:value-type="float">
            <text:p>0</text:p>
          </table:table-cell>
          <table:table-cell office:value-type="float" office:value="0.1404225" calcext:value-type="float">
            <text:p>0.1404225</text:p>
          </table:table-cell>
          <table:table-cell office:value-type="float" office:value="0.2393416" calcext:value-type="float">
            <text:p>0.2393416</text:p>
          </table:table-cell>
          <table:table-cell office:value-type="float" office:value="0.2611945" calcext:value-type="float">
            <text:p>0.2611945</text:p>
          </table:table-cell>
          <table:table-cell office:value-type="float" office:value="0.2728273" calcext:value-type="float">
            <text:p>0.2728273</text:p>
          </table:table-cell>
          <table:table-cell office:value-type="float" office:value="0.279532" calcext:value-type="float">
            <text:p>0.279532</text:p>
          </table:table-cell>
          <table:table-cell office:value-type="float" office:value="0.2540903" calcext:value-type="float">
            <text:p>0.2540903</text:p>
          </table:table-cell>
          <table:table-cell office:value-type="float" office:value="0.261591" calcext:value-type="float">
            <text:p>0.261591</text:p>
          </table:table-cell>
          <table:table-cell office:value-type="float" office:value="0.3570585" calcext:value-type="float">
            <text:p>0.3570585</text:p>
          </table:table-cell>
          <table:table-cell office:value-type="float" office:value="0.3515074" calcext:value-type="float">
            <text:p>0.3515074</text:p>
          </table:table-cell>
          <table:table-cell office:value-type="float" office:value="0.3649213" calcext:value-type="float">
            <text:p>0.3649213</text:p>
          </table:table-cell>
          <table:table-cell office:value-type="float" office:value="0.381874" calcext:value-type="float">
            <text:p>0.381874</text:p>
          </table:table-cell>
          <table:table-cell office:value-type="float" office:value="0.3937233" calcext:value-type="float">
            <text:p>0.393723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8328E-016" calcext:value-type="float">
            <text:p>9.38328E-16</text:p>
          </table:table-cell>
          <table:table-cell office:value-type="float" office:value="9.247352E-016" calcext:value-type="float">
            <text:p>9.247352E-16</text:p>
          </table:table-cell>
          <table:table-cell office:value-type="float" office:value="9.826977E-016" calcext:value-type="float">
            <text:p>9.826977E-16</text:p>
          </table:table-cell>
          <table:table-cell office:value-type="float" office:value="9.630454E-016" calcext:value-type="float">
            <text:p>9.630454E-16</text:p>
          </table:table-cell>
          <table:table-cell office:value-type="float" office:value="9.318795E-016" calcext:value-type="float">
            <text:p>9.318795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83692" calcext:value-type="float">
            <text:p>-12.83692</text:p>
          </table:table-cell>
          <table:table-cell office:value-type="float" office:value="-0.2054627" calcext:value-type="float">
            <text:p>-0.2054627</text:p>
          </table:table-cell>
          <table:table-cell office:value-type="float" office:value="-0.1049791" calcext:value-type="float">
            <text:p>-0.1049791</text:p>
          </table:table-cell>
          <table:table-cell office:value-type="float" office:value="-0.07506242" calcext:value-type="float">
            <text:p>-0.07506242</text:p>
          </table:table-cell>
          <table:table-cell office:value-type="float" office:value="-0.06226453" calcext:value-type="float">
            <text:p>-0.06226453</text:p>
          </table:table-cell>
          <table:table-cell office:value-type="float" office:value="-0.04956819" calcext:value-type="float">
            <text:p>-0.04956819</text:p>
          </table:table-cell>
          <table:table-cell office:value-type="float" office:value="-0.03848362" calcext:value-type="float">
            <text:p>-0.03848362</text:p>
          </table:table-cell>
          <table:table-cell office:value-type="float" office:value="-0.03288124" calcext:value-type="float">
            <text:p>-0.03288124</text:p>
          </table:table-cell>
          <table:table-cell office:value-type="float" office:value="-0.02537699" calcext:value-type="float">
            <text:p>-0.02537699</text:p>
          </table:table-cell>
          <table:table-cell office:value-type="float" office:value="-0.017808" calcext:value-type="float">
            <text:p>-0.017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013724" calcext:value-type="float">
            <text:p>-3.013724</text:p>
          </table:table-cell>
          <table:table-cell office:value-type="float" office:value="0.01576672" calcext:value-type="float">
            <text:p>0.01576672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87921" calcext:value-type="float">
            <text:p>-2.3879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2" calcext:value-type="float">
            <text:p>8042002</text:p>
          </table:table-cell>
          <table:table-cell office:value-type="float" office:value="28.40006" calcext:value-type="float">
            <text:p>28.40006</text:p>
          </table:table-cell>
          <table:table-cell office:value-type="float" office:value="46.78354" calcext:value-type="float">
            <text:p>46.78354</text:p>
          </table:table-cell>
          <table:table-cell office:value-type="float" office:value="0" calcext:value-type="float">
            <text:p>0</text:p>
          </table:table-cell>
          <table:table-cell office:value-type="float" office:value="1052.609" calcext:value-type="float">
            <text:p>1052.609</text:p>
          </table:table-cell>
          <table:table-cell office:value-type="float" office:value="-4.148636" calcext:value-type="float">
            <text:p>-4.148636</text:p>
          </table:table-cell>
          <table:table-cell office:value-type="float" office:value="0" calcext:value-type="float">
            <text:p>0</text:p>
          </table:table-cell>
          <table:table-cell office:value-type="float" office:value="0.2042875" calcext:value-type="float">
            <text:p>0.2042875</text:p>
          </table:table-cell>
          <table:table-cell office:value-type="float" office:value="0.2363654" calcext:value-type="float">
            <text:p>0.2363654</text:p>
          </table:table-cell>
          <table:table-cell office:value-type="float" office:value="0.2609026" calcext:value-type="float">
            <text:p>0.2609026</text:p>
          </table:table-cell>
          <table:table-cell office:value-type="float" office:value="0.2726719" calcext:value-type="float">
            <text:p>0.2726719</text:p>
          </table:table-cell>
          <table:table-cell office:value-type="float" office:value="0.2793511" calcext:value-type="float">
            <text:p>0.2793511</text:p>
          </table:table-cell>
          <table:table-cell office:value-type="float" office:value="0.2539165" calcext:value-type="float">
            <text:p>0.2539165</text:p>
          </table:table-cell>
          <table:table-cell office:value-type="float" office:value="0.2613909" calcext:value-type="float">
            <text:p>0.2613909</text:p>
          </table:table-cell>
          <table:table-cell office:value-type="float" office:value="0.3569607" calcext:value-type="float">
            <text:p>0.3569607</text:p>
          </table:table-cell>
          <table:table-cell office:value-type="float" office:value="0.3514382" calcext:value-type="float">
            <text:p>0.3514382</text:p>
          </table:table-cell>
          <table:table-cell office:value-type="float" office:value="0.3648986" calcext:value-type="float">
            <text:p>0.3648986</text:p>
          </table:table-cell>
          <table:table-cell office:value-type="float" office:value="0.3818305" calcext:value-type="float">
            <text:p>0.3818305</text:p>
          </table:table-cell>
          <table:table-cell office:value-type="float" office:value="0.3936732" calcext:value-type="float">
            <text:p>0.39367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84025E-016" calcext:value-type="float">
            <text:p>9.384025E-16</text:p>
          </table:table-cell>
          <table:table-cell office:value-type="float" office:value="9.247318E-016" calcext:value-type="float">
            <text:p>9.247318E-16</text:p>
          </table:table-cell>
          <table:table-cell office:value-type="float" office:value="9.826928E-016" calcext:value-type="float">
            <text:p>9.826928E-16</text:p>
          </table:table-cell>
          <table:table-cell office:value-type="float" office:value="9.630462E-016" calcext:value-type="float">
            <text:p>9.630462E-16</text:p>
          </table:table-cell>
          <table:table-cell office:value-type="float" office:value="9.318654E-016" calcext:value-type="float">
            <text:p>9.318654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6992968" calcext:value-type="float">
            <text:p>-0.6992968</text:p>
          </table:table-cell>
          <table:table-cell office:value-type="float" office:value="-0.2262053" calcext:value-type="float">
            <text:p>-0.2262053</text:p>
          </table:table-cell>
          <table:table-cell office:value-type="float" office:value="-0.1058673" calcext:value-type="float">
            <text:p>-0.1058673</text:p>
          </table:table-cell>
          <table:table-cell office:value-type="float" office:value="-0.07539097" calcext:value-type="float">
            <text:p>-0.07539097</text:p>
          </table:table-cell>
          <table:table-cell office:value-type="float" office:value="-0.06257582" calcext:value-type="float">
            <text:p>-0.06257582</text:p>
          </table:table-cell>
          <table:table-cell office:value-type="float" office:value="-0.04982861" calcext:value-type="float">
            <text:p>-0.04982861</text:p>
          </table:table-cell>
          <table:table-cell office:value-type="float" office:value="-0.03869395" calcext:value-type="float">
            <text:p>-0.03869395</text:p>
          </table:table-cell>
          <table:table-cell office:value-type="float" office:value="-0.03303099" calcext:value-type="float">
            <text:p>-0.03303099</text:p>
          </table:table-cell>
          <table:table-cell office:value-type="float" office:value="-0.0254602" calcext:value-type="float">
            <text:p>-0.0254602</text:p>
          </table:table-cell>
          <table:table-cell office:value-type="float" office:value="-0.01782689" calcext:value-type="float">
            <text:p>-0.01782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704437" calcext:value-type="float">
            <text:p>-0.8704437</text:p>
          </table:table-cell>
          <table:table-cell office:value-type="float" office:value="0.01563608" calcext:value-type="float">
            <text:p>0.01563608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88727" calcext:value-type="float">
            <text:p>-2.3887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2" calcext:value-type="float">
            <text:p>9042002</text:p>
          </table:table-cell>
          <table:table-cell office:value-type="float" office:value="28.40006" calcext:value-type="float">
            <text:p>28.40006</text:p>
          </table:table-cell>
          <table:table-cell office:value-type="float" office:value="48.00263" calcext:value-type="float">
            <text:p>48.00263</text:p>
          </table:table-cell>
          <table:table-cell office:value-type="float" office:value="0" calcext:value-type="float">
            <text:p>0</text:p>
          </table:table-cell>
          <table:table-cell office:value-type="float" office:value="1051.391" calcext:value-type="float">
            <text:p>1051.391</text:p>
          </table:table-cell>
          <table:table-cell office:value-type="float" office:value="-4.148636" calcext:value-type="float">
            <text:p>-4.148636</text:p>
          </table:table-cell>
          <table:table-cell office:value-type="float" office:value="0" calcext:value-type="float">
            <text:p>0</text:p>
          </table:table-cell>
          <table:table-cell office:value-type="float" office:value="0.1525676" calcext:value-type="float">
            <text:p>0.1525676</text:p>
          </table:table-cell>
          <table:table-cell office:value-type="float" office:value="0.2313235" calcext:value-type="float">
            <text:p>0.2313235</text:p>
          </table:table-cell>
          <table:table-cell office:value-type="float" office:value="0.260569" calcext:value-type="float">
            <text:p>0.260569</text:p>
          </table:table-cell>
          <table:table-cell office:value-type="float" office:value="0.2724422" calcext:value-type="float">
            <text:p>0.2724422</text:p>
          </table:table-cell>
          <table:table-cell office:value-type="float" office:value="0.2791522" calcext:value-type="float">
            <text:p>0.2791522</text:p>
          </table:table-cell>
          <table:table-cell office:value-type="float" office:value="0.2537434" calcext:value-type="float">
            <text:p>0.2537434</text:p>
          </table:table-cell>
          <table:table-cell office:value-type="float" office:value="0.2612199" calcext:value-type="float">
            <text:p>0.2612199</text:p>
          </table:table-cell>
          <table:table-cell office:value-type="float" office:value="0.3568527" calcext:value-type="float">
            <text:p>0.3568527</text:p>
          </table:table-cell>
          <table:table-cell office:value-type="float" office:value="0.3513717" calcext:value-type="float">
            <text:p>0.3513717</text:p>
          </table:table-cell>
          <table:table-cell office:value-type="float" office:value="0.3648728" calcext:value-type="float">
            <text:p>0.3648728</text:p>
          </table:table-cell>
          <table:table-cell office:value-type="float" office:value="0.3817877" calcext:value-type="float">
            <text:p>0.3817877</text:p>
          </table:table-cell>
          <table:table-cell office:value-type="float" office:value="0.3936229" calcext:value-type="float">
            <text:p>0.39362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84879E-016" calcext:value-type="float">
            <text:p>9.384879E-16</text:p>
          </table:table-cell>
          <table:table-cell office:value-type="float" office:value="9.247251E-016" calcext:value-type="float">
            <text:p>9.247251E-16</text:p>
          </table:table-cell>
          <table:table-cell office:value-type="float" office:value="9.826874E-016" calcext:value-type="float">
            <text:p>9.826874E-16</text:p>
          </table:table-cell>
          <table:table-cell office:value-type="float" office:value="9.630478E-016" calcext:value-type="float">
            <text:p>9.630478E-16</text:p>
          </table:table-cell>
          <table:table-cell office:value-type="float" office:value="9.318512E-016" calcext:value-type="float">
            <text:p>9.318512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680118" calcext:value-type="float">
            <text:p>-6.680118</text:p>
          </table:table-cell>
          <table:table-cell office:value-type="float" office:value="-0.266923" calcext:value-type="float">
            <text:p>-0.266923</text:p>
          </table:table-cell>
          <table:table-cell office:value-type="float" office:value="-0.1069238" calcext:value-type="float">
            <text:p>-0.1069238</text:p>
          </table:table-cell>
          <table:table-cell office:value-type="float" office:value="-0.07588118" calcext:value-type="float">
            <text:p>-0.07588118</text:p>
          </table:table-cell>
          <table:table-cell office:value-type="float" office:value="-0.06291904" calcext:value-type="float">
            <text:p>-0.06291904</text:p>
          </table:table-cell>
          <table:table-cell office:value-type="float" office:value="-0.05008939" calcext:value-type="float">
            <text:p>-0.05008939</text:p>
          </table:table-cell>
          <table:table-cell office:value-type="float" office:value="-0.03887501" calcext:value-type="float">
            <text:p>-0.03887501</text:p>
          </table:table-cell>
          <table:table-cell office:value-type="float" office:value="-0.03311872" calcext:value-type="float">
            <text:p>-0.03311872</text:p>
          </table:table-cell>
          <table:table-cell office:value-type="float" office:value="-0.02554053" calcext:value-type="float">
            <text:p>-0.02554053</text:p>
          </table:table-cell>
          <table:table-cell office:value-type="float" office:value="-0.01784841" calcext:value-type="float">
            <text:p>-0.01784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493023" calcext:value-type="float">
            <text:p>-8.493023</text:p>
          </table:table-cell>
          <table:table-cell office:value-type="float" office:value="0.01559028" calcext:value-type="float">
            <text:p>0.01559028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89529" calcext:value-type="float">
            <text:p>-2.3895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2" calcext:value-type="float">
            <text:p>10042002</text:p>
          </table:table-cell>
          <table:table-cell office:value-type="float" office:value="28.40006" calcext:value-type="float">
            <text:p>28.40006</text:p>
          </table:table-cell>
          <table:table-cell office:value-type="float" office:value="48.66851" calcext:value-type="float">
            <text:p>48.66851</text:p>
          </table:table-cell>
          <table:table-cell office:value-type="float" office:value="0" calcext:value-type="float">
            <text:p>0</text:p>
          </table:table-cell>
          <table:table-cell office:value-type="float" office:value="1050.725" calcext:value-type="float">
            <text:p>1050.725</text:p>
          </table:table-cell>
          <table:table-cell office:value-type="float" office:value="-4.148636" calcext:value-type="float">
            <text:p>-4.148636</text:p>
          </table:table-cell>
          <table:table-cell office:value-type="float" office:value="0" calcext:value-type="float">
            <text:p>0</text:p>
          </table:table-cell>
          <table:table-cell office:value-type="float" office:value="0.1281755" calcext:value-type="float">
            <text:p>0.1281755</text:p>
          </table:table-cell>
          <table:table-cell office:value-type="float" office:value="0.2286994" calcext:value-type="float">
            <text:p>0.2286994</text:p>
          </table:table-cell>
          <table:table-cell office:value-type="float" office:value="0.2599791" calcext:value-type="float">
            <text:p>0.2599791</text:p>
          </table:table-cell>
          <table:table-cell office:value-type="float" office:value="0.2721813" calcext:value-type="float">
            <text:p>0.2721813</text:p>
          </table:table-cell>
          <table:table-cell office:value-type="float" office:value="0.2789323" calcext:value-type="float">
            <text:p>0.2789323</text:p>
          </table:table-cell>
          <table:table-cell office:value-type="float" office:value="0.2535699" calcext:value-type="float">
            <text:p>0.2535699</text:p>
          </table:table-cell>
          <table:table-cell office:value-type="float" office:value="0.2610682" calcext:value-type="float">
            <text:p>0.2610682</text:p>
          </table:table-cell>
          <table:table-cell office:value-type="float" office:value="0.3567357" calcext:value-type="float">
            <text:p>0.3567357</text:p>
          </table:table-cell>
          <table:table-cell office:value-type="float" office:value="0.3513076" calcext:value-type="float">
            <text:p>0.3513076</text:p>
          </table:table-cell>
          <table:table-cell office:value-type="float" office:value="0.3648443" calcext:value-type="float">
            <text:p>0.3648443</text:p>
          </table:table-cell>
          <table:table-cell office:value-type="float" office:value="0.3817464" calcext:value-type="float">
            <text:p>0.3817464</text:p>
          </table:table-cell>
          <table:table-cell office:value-type="float" office:value="0.3935731" calcext:value-type="float">
            <text:p>0.393573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85964E-016" calcext:value-type="float">
            <text:p>9.385964E-16</text:p>
          </table:table-cell>
          <table:table-cell office:value-type="float" office:value="9.247178E-016" calcext:value-type="float">
            <text:p>9.247178E-16</text:p>
          </table:table-cell>
          <table:table-cell office:value-type="float" office:value="9.826792E-016" calcext:value-type="float">
            <text:p>9.826792E-16</text:p>
          </table:table-cell>
          <table:table-cell office:value-type="float" office:value="9.630502E-016" calcext:value-type="float">
            <text:p>9.630502E-16</text:p>
          </table:table-cell>
          <table:table-cell office:value-type="float" office:value="9.318349E-016" calcext:value-type="float">
            <text:p>9.318349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.42137" calcext:value-type="float">
            <text:p>-25.42137</text:p>
          </table:table-cell>
          <table:table-cell office:value-type="float" office:value="-0.2920352" calcext:value-type="float">
            <text:p>-0.2920352</text:p>
          </table:table-cell>
          <table:table-cell office:value-type="float" office:value="-0.1087928" calcext:value-type="float">
            <text:p>-0.1087928</text:p>
          </table:table-cell>
          <table:table-cell office:value-type="float" office:value="-0.07644056" calcext:value-type="float">
            <text:p>-0.07644056</text:p>
          </table:table-cell>
          <table:table-cell office:value-type="float" office:value="-0.06330176" calcext:value-type="float">
            <text:p>-0.06330176</text:p>
          </table:table-cell>
          <table:table-cell office:value-type="float" office:value="-0.05035231" calcext:value-type="float">
            <text:p>-0.05035231</text:p>
          </table:table-cell>
          <table:table-cell office:value-type="float" office:value="-0.0390363" calcext:value-type="float">
            <text:p>-0.0390363</text:p>
          </table:table-cell>
          <table:table-cell office:value-type="float" office:value="-0.03321399" calcext:value-type="float">
            <text:p>-0.03321399</text:p>
          </table:table-cell>
          <table:table-cell office:value-type="float" office:value="-0.02561812" calcext:value-type="float">
            <text:p>-0.02561812</text:p>
          </table:table-cell>
          <table:table-cell office:value-type="float" office:value="-0.01787233" calcext:value-type="float">
            <text:p>-0.01787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98623" calcext:value-type="float">
            <text:p>-31.98623</text:p>
          </table:table-cell>
          <table:table-cell office:value-type="float" office:value="0.01555042" calcext:value-type="float">
            <text:p>0.01555042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2.390335" calcext:value-type="float">
            <text:p>-2.3903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2" calcext:value-type="float">
            <text:p>11042002</text:p>
          </table:table-cell>
          <table:table-cell office:value-type="float" office:value="34.70007" calcext:value-type="float">
            <text:p>34.70007</text:p>
          </table:table-cell>
          <table:table-cell office:value-type="float" office:value="49.17836" calcext:value-type="float">
            <text:p>49.17836</text:p>
          </table:table-cell>
          <table:table-cell office:value-type="float" office:value="0" calcext:value-type="float">
            <text:p>0</text:p>
          </table:table-cell>
          <table:table-cell office:value-type="float" office:value="1056.487" calcext:value-type="float">
            <text:p>1056.487</text:p>
          </table:table-cell>
          <table:table-cell office:value-type="float" office:value="-4.12111" calcext:value-type="float">
            <text:p>-4.12111</text:p>
          </table:table-cell>
          <table:table-cell office:value-type="float" office:value="0" calcext:value-type="float">
            <text:p>0</text:p>
          </table:table-cell>
          <table:table-cell office:value-type="float" office:value="0.4722679" calcext:value-type="float">
            <text:p>0.4722679</text:p>
          </table:table-cell>
          <table:table-cell office:value-type="float" office:value="0.2441658" calcext:value-type="float">
            <text:p>0.2441658</text:p>
          </table:table-cell>
          <table:table-cell office:value-type="float" office:value="0.2599544" calcext:value-type="float">
            <text:p>0.2599544</text:p>
          </table:table-cell>
          <table:table-cell office:value-type="float" office:value="0.2718838" calcext:value-type="float">
            <text:p>0.2718838</text:p>
          </table:table-cell>
          <table:table-cell office:value-type="float" office:value="0.2786802" calcext:value-type="float">
            <text:p>0.2786802</text:p>
          </table:table-cell>
          <table:table-cell office:value-type="float" office:value="0.2534199" calcext:value-type="float">
            <text:p>0.2534199</text:p>
          </table:table-cell>
          <table:table-cell office:value-type="float" office:value="0.2613821" calcext:value-type="float">
            <text:p>0.2613821</text:p>
          </table:table-cell>
          <table:table-cell office:value-type="float" office:value="0.3566425" calcext:value-type="float">
            <text:p>0.3566425</text:p>
          </table:table-cell>
          <table:table-cell office:value-type="float" office:value="0.3512455" calcext:value-type="float">
            <text:p>0.3512455</text:p>
          </table:table-cell>
          <table:table-cell office:value-type="float" office:value="0.3648133" calcext:value-type="float">
            <text:p>0.3648133</text:p>
          </table:table-cell>
          <table:table-cell office:value-type="float" office:value="0.3817036" calcext:value-type="float">
            <text:p>0.3817036</text:p>
          </table:table-cell>
          <table:table-cell office:value-type="float" office:value="0.393523" calcext:value-type="float">
            <text:p>0.39352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86975E-016" calcext:value-type="float">
            <text:p>9.386975E-16</text:p>
          </table:table-cell>
          <table:table-cell office:value-type="float" office:value="9.24711E-016" calcext:value-type="float">
            <text:p>9.24711E-16</text:p>
          </table:table-cell>
          <table:table-cell office:value-type="float" office:value="9.826778E-016" calcext:value-type="float">
            <text:p>9.826778E-16</text:p>
          </table:table-cell>
          <table:table-cell office:value-type="float" office:value="9.630476E-016" calcext:value-type="float">
            <text:p>9.630476E-16</text:p>
          </table:table-cell>
          <table:table-cell office:value-type="float" office:value="9.318186E-016" calcext:value-type="float">
            <text:p>9.31818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2169922" calcext:value-type="float">
            <text:p>-0.002169922</text:p>
          </table:table-cell>
          <table:table-cell office:value-type="float" office:value="-0.1774332" calcext:value-type="float">
            <text:p>-0.1774332</text:p>
          </table:table-cell>
          <table:table-cell office:value-type="float" office:value="-0.1089123" calcext:value-type="float">
            <text:p>-0.1089123</text:p>
          </table:table-cell>
          <table:table-cell office:value-type="float" office:value="-0.07708955" calcext:value-type="float">
            <text:p>-0.07708955</text:p>
          </table:table-cell>
          <table:table-cell office:value-type="float" office:value="-0.06374401" calcext:value-type="float">
            <text:p>-0.06374401</text:p>
          </table:table-cell>
          <table:table-cell office:value-type="float" office:value="-0.05058183" calcext:value-type="float">
            <text:p>-0.05058183</text:p>
          </table:table-cell>
          <table:table-cell office:value-type="float" office:value="-0.03870055" calcext:value-type="float">
            <text:p>-0.03870055</text:p>
          </table:table-cell>
          <table:table-cell office:value-type="float" office:value="-0.03329062" calcext:value-type="float">
            <text:p>-0.03329062</text:p>
          </table:table-cell>
          <table:table-cell office:value-type="float" office:value="-0.02569361" calcext:value-type="float">
            <text:p>-0.02569361</text:p>
          </table:table-cell>
          <table:table-cell office:value-type="float" office:value="-0.01789828" calcext:value-type="float">
            <text:p>-0.01789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030665" calcext:value-type="float">
            <text:p>-0.006030665</text:p>
          </table:table-cell>
          <table:table-cell office:value-type="float" office:value="0.01544222" calcext:value-type="float">
            <text:p>0.01544222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91163" calcext:value-type="float">
            <text:p>-2.39116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2" calcext:value-type="float">
            <text:p>12042002</text:p>
          </table:table-cell>
          <table:table-cell office:value-type="float" office:value="34.70007" calcext:value-type="float">
            <text:p>34.70007</text:p>
          </table:table-cell>
          <table:table-cell office:value-type="float" office:value="52.47223" calcext:value-type="float">
            <text:p>52.47223</text:p>
          </table:table-cell>
          <table:table-cell office:value-type="float" office:value="0" calcext:value-type="float">
            <text:p>0</text:p>
          </table:table-cell>
          <table:table-cell office:value-type="float" office:value="1053.193" calcext:value-type="float">
            <text:p>1053.193</text:p>
          </table:table-cell>
          <table:table-cell office:value-type="float" office:value="-4.12111" calcext:value-type="float">
            <text:p>-4.12111</text:p>
          </table:table-cell>
          <table:table-cell office:value-type="float" office:value="0" calcext:value-type="float">
            <text:p>0</text:p>
          </table:table-cell>
          <table:table-cell office:value-type="float" office:value="0.2342066" calcext:value-type="float">
            <text:p>0.2342066</text:p>
          </table:table-cell>
          <table:table-cell office:value-type="float" office:value="0.2541504" calcext:value-type="float">
            <text:p>0.2541504</text:p>
          </table:table-cell>
          <table:table-cell office:value-type="float" office:value="0.2613946" calcext:value-type="float">
            <text:p>0.2613946</text:p>
          </table:table-cell>
          <table:table-cell office:value-type="float" office:value="0.2718948" calcext:value-type="float">
            <text:p>0.2718948</text:p>
          </table:table-cell>
          <table:table-cell office:value-type="float" office:value="0.2785152" calcext:value-type="float">
            <text:p>0.2785152</text:p>
          </table:table-cell>
          <table:table-cell office:value-type="float" office:value="0.2532735" calcext:value-type="float">
            <text:p>0.2532735</text:p>
          </table:table-cell>
          <table:table-cell office:value-type="float" office:value="0.2610312" calcext:value-type="float">
            <text:p>0.2610312</text:p>
          </table:table-cell>
          <table:table-cell office:value-type="float" office:value="0.3565536" calcext:value-type="float">
            <text:p>0.3565536</text:p>
          </table:table-cell>
          <table:table-cell office:value-type="float" office:value="0.3511867" calcext:value-type="float">
            <text:p>0.3511867</text:p>
          </table:table-cell>
          <table:table-cell office:value-type="float" office:value="0.3647811" calcext:value-type="float">
            <text:p>0.3647811</text:p>
          </table:table-cell>
          <table:table-cell office:value-type="float" office:value="0.3816602" calcext:value-type="float">
            <text:p>0.3816602</text:p>
          </table:table-cell>
          <table:table-cell office:value-type="float" office:value="0.3934727" calcext:value-type="float">
            <text:p>0.39347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87978E-016" calcext:value-type="float">
            <text:p>9.387978E-16</text:p>
          </table:table-cell>
          <table:table-cell office:value-type="float" office:value="9.247052E-016" calcext:value-type="float">
            <text:p>9.247052E-16</text:p>
          </table:table-cell>
          <table:table-cell office:value-type="float" office:value="9.826714E-016" calcext:value-type="float">
            <text:p>9.826714E-16</text:p>
          </table:table-cell>
          <table:table-cell office:value-type="float" office:value="9.630483E-016" calcext:value-type="float">
            <text:p>9.630483E-16</text:p>
          </table:table-cell>
          <table:table-cell office:value-type="float" office:value="9.318027E-016" calcext:value-type="float">
            <text:p>9.318027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441666" calcext:value-type="float">
            <text:p>-0.2441666</text:p>
          </table:table-cell>
          <table:table-cell office:value-type="float" office:value="-0.1293053" calcext:value-type="float">
            <text:p>-0.1293053</text:p>
          </table:table-cell>
          <table:table-cell office:value-type="float" office:value="-0.1043979" calcext:value-type="float">
            <text:p>-0.1043979</text:p>
          </table:table-cell>
          <table:table-cell office:value-type="float" office:value="-0.07707532" calcext:value-type="float">
            <text:p>-0.07707532</text:p>
          </table:table-cell>
          <table:table-cell office:value-type="float" office:value="-0.06403843" calcext:value-type="float">
            <text:p>-0.06403843</text:p>
          </table:table-cell>
          <table:table-cell office:value-type="float" office:value="-0.05080568" calcext:value-type="float">
            <text:p>-0.05080568</text:p>
          </table:table-cell>
          <table:table-cell office:value-type="float" office:value="-0.03907457" calcext:value-type="float">
            <text:p>-0.03907457</text:p>
          </table:table-cell>
          <table:table-cell office:value-type="float" office:value="-0.03336314" calcext:value-type="float">
            <text:p>-0.03336314</text:p>
          </table:table-cell>
          <table:table-cell office:value-type="float" office:value="-0.02576533" calcext:value-type="float">
            <text:p>-0.02576533</text:p>
          </table:table-cell>
          <table:table-cell office:value-type="float" office:value="-0.01792535" calcext:value-type="float">
            <text:p>-0.01792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7654" calcext:value-type="float">
            <text:p>-0.27654</text:p>
          </table:table-cell>
          <table:table-cell office:value-type="float" office:value="0.01510262" calcext:value-type="float">
            <text:p>0.01510262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91998" calcext:value-type="float">
            <text:p>-2.39199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2" calcext:value-type="float">
            <text:p>13042002</text:p>
          </table:table-cell>
          <table:table-cell office:value-type="float" office:value="34.70007" calcext:value-type="float">
            <text:p>34.70007</text:p>
          </table:table-cell>
          <table:table-cell office:value-type="float" office:value="54.13695" calcext:value-type="float">
            <text:p>54.13695</text:p>
          </table:table-cell>
          <table:table-cell office:value-type="float" office:value="0" calcext:value-type="float">
            <text:p>0</text:p>
          </table:table-cell>
          <table:table-cell office:value-type="float" office:value="1051.527" calcext:value-type="float">
            <text:p>1051.527</text:p>
          </table:table-cell>
          <table:table-cell office:value-type="float" office:value="-4.12111" calcext:value-type="float">
            <text:p>-4.12111</text:p>
          </table:table-cell>
          <table:table-cell office:value-type="float" office:value="0" calcext:value-type="float">
            <text:p>0</text:p>
          </table:table-cell>
          <table:table-cell office:value-type="float" office:value="0.1598203" calcext:value-type="float">
            <text:p>0.1598203</text:p>
          </table:table-cell>
          <table:table-cell office:value-type="float" office:value="0.2472752" calcext:value-type="float">
            <text:p>0.2472752</text:p>
          </table:table-cell>
          <table:table-cell office:value-type="float" office:value="0.2618693" calcext:value-type="float">
            <text:p>0.2618693</text:p>
          </table:table-cell>
          <table:table-cell office:value-type="float" office:value="0.272146" calcext:value-type="float">
            <text:p>0.272146</text:p>
          </table:table-cell>
          <table:table-cell office:value-type="float" office:value="0.2783963" calcext:value-type="float">
            <text:p>0.2783963</text:p>
          </table:table-cell>
          <table:table-cell office:value-type="float" office:value="0.2531307" calcext:value-type="float">
            <text:p>0.2531307</text:p>
          </table:table-cell>
          <table:table-cell office:value-type="float" office:value="0.260851" calcext:value-type="float">
            <text:p>0.260851</text:p>
          </table:table-cell>
          <table:table-cell office:value-type="float" office:value="0.356438" calcext:value-type="float">
            <text:p>0.356438</text:p>
          </table:table-cell>
          <table:table-cell office:value-type="float" office:value="0.3511302" calcext:value-type="float">
            <text:p>0.3511302</text:p>
          </table:table-cell>
          <table:table-cell office:value-type="float" office:value="0.3647465" calcext:value-type="float">
            <text:p>0.3647465</text:p>
          </table:table-cell>
          <table:table-cell office:value-type="float" office:value="0.3816167" calcext:value-type="float">
            <text:p>0.3816167</text:p>
          </table:table-cell>
          <table:table-cell office:value-type="float" office:value="0.3934226" calcext:value-type="float">
            <text:p>0.39342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89073E-016" calcext:value-type="float">
            <text:p>9.389073E-16</text:p>
          </table:table-cell>
          <table:table-cell office:value-type="float" office:value="9.246972E-016" calcext:value-type="float">
            <text:p>9.246972E-16</text:p>
          </table:table-cell>
          <table:table-cell office:value-type="float" office:value="9.826663E-016" calcext:value-type="float">
            <text:p>9.826663E-16</text:p>
          </table:table-cell>
          <table:table-cell office:value-type="float" office:value="9.630473E-016" calcext:value-type="float">
            <text:p>9.630473E-16</text:p>
          </table:table-cell>
          <table:table-cell office:value-type="float" office:value="9.317869E-016" calcext:value-type="float">
            <text:p>9.317869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657305" calcext:value-type="float">
            <text:p>-4.657305</text:p>
          </table:table-cell>
          <table:table-cell office:value-type="float" office:value="-0.1597147" calcext:value-type="float">
            <text:p>-0.1597147</text:p>
          </table:table-cell>
          <table:table-cell office:value-type="float" office:value="-0.1028984" calcext:value-type="float">
            <text:p>-0.1028984</text:p>
          </table:table-cell>
          <table:table-cell office:value-type="float" office:value="-0.07652732" calcext:value-type="float">
            <text:p>-0.07652732</text:p>
          </table:table-cell>
          <table:table-cell office:value-type="float" office:value="-0.06423265" calcext:value-type="float">
            <text:p>-0.06423265</text:p>
          </table:table-cell>
          <table:table-cell office:value-type="float" office:value="-0.05102586" calcext:value-type="float">
            <text:p>-0.05102586</text:p>
          </table:table-cell>
          <table:table-cell office:value-type="float" office:value="-0.0392731" calcext:value-type="float">
            <text:p>-0.0392731</text:p>
          </table:table-cell>
          <table:table-cell office:value-type="float" office:value="-0.03345805" calcext:value-type="float">
            <text:p>-0.03345805</text:p>
          </table:table-cell>
          <table:table-cell office:value-type="float" office:value="-0.02583428" calcext:value-type="float">
            <text:p>-0.02583428</text:p>
          </table:table-cell>
          <table:table-cell office:value-type="float" office:value="-0.01795448" calcext:value-type="float">
            <text:p>-0.01795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916935" calcext:value-type="float">
            <text:p>-6.916935</text:p>
          </table:table-cell>
          <table:table-cell office:value-type="float" office:value="0.01495016" calcext:value-type="float">
            <text:p>0.01495016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92833" calcext:value-type="float">
            <text:p>-2.3928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2" calcext:value-type="float">
            <text:p>14042002</text:p>
          </table:table-cell>
          <table:table-cell office:value-type="float" office:value="34.70007" calcext:value-type="float">
            <text:p>34.70007</text:p>
          </table:table-cell>
          <table:table-cell office:value-type="float" office:value="55.06005" calcext:value-type="float">
            <text:p>55.06005</text:p>
          </table:table-cell>
          <table:table-cell office:value-type="float" office:value="0" calcext:value-type="float">
            <text:p>0</text:p>
          </table:table-cell>
          <table:table-cell office:value-type="float" office:value="1050.603" calcext:value-type="float">
            <text:p>1050.603</text:p>
          </table:table-cell>
          <table:table-cell office:value-type="float" office:value="-4.12111" calcext:value-type="float">
            <text:p>-4.12111</text:p>
          </table:table-cell>
          <table:table-cell office:value-type="float" office:value="0" calcext:value-type="float">
            <text:p>0</text:p>
          </table:table-cell>
          <table:table-cell office:value-type="float" office:value="0.1102754" calcext:value-type="float">
            <text:p>0.1102754</text:p>
          </table:table-cell>
          <table:table-cell office:value-type="float" office:value="0.2444587" calcext:value-type="float">
            <text:p>0.2444587</text:p>
          </table:table-cell>
          <table:table-cell office:value-type="float" office:value="0.2616204" calcext:value-type="float">
            <text:p>0.2616204</text:p>
          </table:table-cell>
          <table:table-cell office:value-type="float" office:value="0.2720993" calcext:value-type="float">
            <text:p>0.2720993</text:p>
          </table:table-cell>
          <table:table-cell office:value-type="float" office:value="0.2778604" calcext:value-type="float">
            <text:p>0.2778604</text:p>
          </table:table-cell>
          <table:table-cell office:value-type="float" office:value="0.2529779" calcext:value-type="float">
            <text:p>0.2529779</text:p>
          </table:table-cell>
          <table:table-cell office:value-type="float" office:value="0.2610054" calcext:value-type="float">
            <text:p>0.2610054</text:p>
          </table:table-cell>
          <table:table-cell office:value-type="float" office:value="0.3563408" calcext:value-type="float">
            <text:p>0.3563408</text:p>
          </table:table-cell>
          <table:table-cell office:value-type="float" office:value="0.351074" calcext:value-type="float">
            <text:p>0.351074</text:p>
          </table:table-cell>
          <table:table-cell office:value-type="float" office:value="0.3647107" calcext:value-type="float">
            <text:p>0.3647107</text:p>
          </table:table-cell>
          <table:table-cell office:value-type="float" office:value="0.3815733" calcext:value-type="float">
            <text:p>0.3815733</text:p>
          </table:table-cell>
          <table:table-cell office:value-type="float" office:value="0.3933728" calcext:value-type="float">
            <text:p>0.393372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90407E-016" calcext:value-type="float">
            <text:p>9.390407E-16</text:p>
          </table:table-cell>
          <table:table-cell office:value-type="float" office:value="9.246868E-016" calcext:value-type="float">
            <text:p>9.246868E-16</text:p>
          </table:table-cell>
          <table:table-cell office:value-type="float" office:value="9.826588E-016" calcext:value-type="float">
            <text:p>9.826588E-16</text:p>
          </table:table-cell>
          <table:table-cell office:value-type="float" office:value="9.630467E-016" calcext:value-type="float">
            <text:p>9.630467E-16</text:p>
          </table:table-cell>
          <table:table-cell office:value-type="float" office:value="9.317714E-016" calcext:value-type="float">
            <text:p>9.317714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1.96114" calcext:value-type="float">
            <text:p>-81.96114</text:p>
          </table:table-cell>
          <table:table-cell office:value-type="float" office:value="-0.1749385" calcext:value-type="float">
            <text:p>-0.1749385</text:p>
          </table:table-cell>
          <table:table-cell office:value-type="float" office:value="-0.1036628" calcext:value-type="float">
            <text:p>-0.1036628</text:p>
          </table:table-cell>
          <table:table-cell office:value-type="float" office:value="-0.07662178" calcext:value-type="float">
            <text:p>-0.07662178</text:p>
          </table:table-cell>
          <table:table-cell office:value-type="float" office:value="-0.06520447" calcext:value-type="float">
            <text:p>-0.06520447</text:p>
          </table:table-cell>
          <table:table-cell office:value-type="float" office:value="-0.05126174" calcext:value-type="float">
            <text:p>-0.05126174</text:p>
          </table:table-cell>
          <table:table-cell office:value-type="float" office:value="-0.03910601" calcext:value-type="float">
            <text:p>-0.03910601</text:p>
          </table:table-cell>
          <table:table-cell office:value-type="float" office:value="-0.03353843" calcext:value-type="float">
            <text:p>-0.03353843</text:p>
          </table:table-cell>
          <table:table-cell office:value-type="float" office:value="-0.02590325" calcext:value-type="float">
            <text:p>-0.02590325</text:p>
          </table:table-cell>
          <table:table-cell office:value-type="float" office:value="-0.01798464" calcext:value-type="float">
            <text:p>-0.01798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2.83572" calcext:value-type="float">
            <text:p>-52.83572</text:p>
          </table:table-cell>
          <table:table-cell office:value-type="float" office:value="0.01484567" calcext:value-type="float">
            <text:p>0.01484567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93672" calcext:value-type="float">
            <text:p>-2.3936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2" calcext:value-type="float">
            <text:p>15042002</text:p>
          </table:table-cell>
          <table:table-cell office:value-type="float" office:value="34.70007" calcext:value-type="float">
            <text:p>34.70007</text:p>
          </table:table-cell>
          <table:table-cell office:value-type="float" office:value="55.1544" calcext:value-type="float">
            <text:p>55.1544</text:p>
          </table:table-cell>
          <table:table-cell office:value-type="float" office:value="0" calcext:value-type="float">
            <text:p>0</text:p>
          </table:table-cell>
          <table:table-cell office:value-type="float" office:value="1050.509" calcext:value-type="float">
            <text:p>1050.509</text:p>
          </table:table-cell>
          <table:table-cell office:value-type="float" office:value="-4.12111" calcext:value-type="float">
            <text:p>-4.12111</text:p>
          </table:table-cell>
          <table:table-cell office:value-type="float" office:value="0" calcext:value-type="float">
            <text:p>0</text:p>
          </table:table-cell>
          <table:table-cell office:value-type="float" office:value="0.104606" calcext:value-type="float">
            <text:p>0.104606</text:p>
          </table:table-cell>
          <table:table-cell office:value-type="float" office:value="0.2472023" calcext:value-type="float">
            <text:p>0.2472023</text:p>
          </table:table-cell>
          <table:table-cell office:value-type="float" office:value="0.2615607" calcext:value-type="float">
            <text:p>0.2615607</text:p>
          </table:table-cell>
          <table:table-cell office:value-type="float" office:value="0.2719504" calcext:value-type="float">
            <text:p>0.2719504</text:p>
          </table:table-cell>
          <table:table-cell office:value-type="float" office:value="0.2776165" calcext:value-type="float">
            <text:p>0.2776165</text:p>
          </table:table-cell>
          <table:table-cell office:value-type="float" office:value="0.252822" calcext:value-type="float">
            <text:p>0.252822</text:p>
          </table:table-cell>
          <table:table-cell office:value-type="float" office:value="0.2610404" calcext:value-type="float">
            <text:p>0.2610404</text:p>
          </table:table-cell>
          <table:table-cell office:value-type="float" office:value="0.3562648" calcext:value-type="float">
            <text:p>0.3562648</text:p>
          </table:table-cell>
          <table:table-cell office:value-type="float" office:value="0.3510201" calcext:value-type="float">
            <text:p>0.3510201</text:p>
          </table:table-cell>
          <table:table-cell office:value-type="float" office:value="0.3646749" calcext:value-type="float">
            <text:p>0.3646749</text:p>
          </table:table-cell>
          <table:table-cell office:value-type="float" office:value="0.3815299" calcext:value-type="float">
            <text:p>0.3815299</text:p>
          </table:table-cell>
          <table:table-cell office:value-type="float" office:value="0.393322" calcext:value-type="float">
            <text:p>0.3933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9224E-016" calcext:value-type="float">
            <text:p>9.39224E-16</text:p>
          </table:table-cell>
          <table:table-cell office:value-type="float" office:value="9.246739E-016" calcext:value-type="float">
            <text:p>9.246739E-16</text:p>
          </table:table-cell>
          <table:table-cell office:value-type="float" office:value="9.826483E-016" calcext:value-type="float">
            <text:p>9.826483E-16</text:p>
          </table:table-cell>
          <table:table-cell office:value-type="float" office:value="9.630394E-016" calcext:value-type="float">
            <text:p>9.630394E-16</text:p>
          </table:table-cell>
          <table:table-cell office:value-type="float" office:value="9.317577E-016" calcext:value-type="float">
            <text:p>9.317577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4.37" calcext:value-type="float">
            <text:p>-124.37</text:p>
          </table:table-cell>
          <table:table-cell office:value-type="float" office:value="-0.1605776" calcext:value-type="float">
            <text:p>-0.1605776</text:p>
          </table:table-cell>
          <table:table-cell office:value-type="float" office:value="-0.1038392" calcext:value-type="float">
            <text:p>-0.1038392</text:p>
          </table:table-cell>
          <table:table-cell office:value-type="float" office:value="-0.07694507" calcext:value-type="float">
            <text:p>-0.07694507</text:p>
          </table:table-cell>
          <table:table-cell office:value-type="float" office:value="-0.06564923" calcext:value-type="float">
            <text:p>-0.06564923</text:p>
          </table:table-cell>
          <table:table-cell office:value-type="float" office:value="-0.05150449" calcext:value-type="float">
            <text:p>-0.05150449</text:p>
          </table:table-cell>
          <table:table-cell office:value-type="float" office:value="-0.03906775" calcext:value-type="float">
            <text:p>-0.03906775</text:p>
          </table:table-cell>
          <table:table-cell office:value-type="float" office:value="-0.03360121" calcext:value-type="float">
            <text:p>-0.03360121</text:p>
          </table:table-cell>
          <table:table-cell office:value-type="float" office:value="-0.02596943" calcext:value-type="float">
            <text:p>-0.02596943</text:p>
          </table:table-cell>
          <table:table-cell office:value-type="float" office:value="-0.01801478" calcext:value-type="float">
            <text:p>-0.01801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81956" calcext:value-type="float">
            <text:p>-44.81956</text:p>
          </table:table-cell>
          <table:table-cell office:value-type="float" office:value="0.01476219" calcext:value-type="float">
            <text:p>0.01476219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94503" calcext:value-type="float">
            <text:p>-2.3945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2" calcext:value-type="float">
            <text:p>16042002</text:p>
          </table:table-cell>
          <table:table-cell office:value-type="float" office:value="47.00006" calcext:value-type="float">
            <text:p>47.00006</text:p>
          </table:table-cell>
          <table:table-cell office:value-type="float" office:value="55.64394" calcext:value-type="float">
            <text:p>55.64394</text:p>
          </table:table-cell>
          <table:table-cell office:value-type="float" office:value="0" calcext:value-type="float">
            <text:p>0</text:p>
          </table:table-cell>
          <table:table-cell office:value-type="float" office:value="1062.164" calcext:value-type="float">
            <text:p>1062.164</text:p>
          </table:table-cell>
          <table:table-cell office:value-type="float" office:value="-3.966315" calcext:value-type="float">
            <text:p>-3.966315</text:p>
          </table:table-cell>
          <table:table-cell office:value-type="float" office:value="0" calcext:value-type="float">
            <text:p>0</text:p>
          </table:table-cell>
          <table:table-cell office:value-type="float" office:value="0.3841024" calcext:value-type="float">
            <text:p>0.3841024</text:p>
          </table:table-cell>
          <table:table-cell office:value-type="float" office:value="0.3859862" calcext:value-type="float">
            <text:p>0.3859862</text:p>
          </table:table-cell>
          <table:table-cell office:value-type="float" office:value="0.2649301" calcext:value-type="float">
            <text:p>0.2649301</text:p>
          </table:table-cell>
          <table:table-cell office:value-type="float" office:value="0.2770554" calcext:value-type="float">
            <text:p>0.2770554</text:p>
          </table:table-cell>
          <table:table-cell office:value-type="float" office:value="0.2781597" calcext:value-type="float">
            <text:p>0.2781597</text:p>
          </table:table-cell>
          <table:table-cell office:value-type="float" office:value="0.2530209" calcext:value-type="float">
            <text:p>0.2530209</text:p>
          </table:table-cell>
          <table:table-cell office:value-type="float" office:value="0.276966" calcext:value-type="float">
            <text:p>0.276966</text:p>
          </table:table-cell>
          <table:table-cell office:value-type="float" office:value="0.3566555" calcext:value-type="float">
            <text:p>0.3566555</text:p>
          </table:table-cell>
          <table:table-cell office:value-type="float" office:value="0.3509708" calcext:value-type="float">
            <text:p>0.3509708</text:p>
          </table:table-cell>
          <table:table-cell office:value-type="float" office:value="0.3646377" calcext:value-type="float">
            <text:p>0.3646377</text:p>
          </table:table-cell>
          <table:table-cell office:value-type="float" office:value="0.3814865" calcext:value-type="float">
            <text:p>0.3814865</text:p>
          </table:table-cell>
          <table:table-cell office:value-type="float" office:value="0.3932701" calcext:value-type="float">
            <text:p>0.393270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94089E-016" calcext:value-type="float">
            <text:p>9.394089E-16</text:p>
          </table:table-cell>
          <table:table-cell office:value-type="float" office:value="9.24664E-016" calcext:value-type="float">
            <text:p>9.24664E-16</text:p>
          </table:table-cell>
          <table:table-cell office:value-type="float" office:value="9.826364E-016" calcext:value-type="float">
            <text:p>9.826364E-16</text:p>
          </table:table-cell>
          <table:table-cell office:value-type="float" office:value="9.630331E-016" calcext:value-type="float">
            <text:p>9.630331E-16</text:p>
          </table:table-cell>
          <table:table-cell office:value-type="float" office:value="9.317401E-016" calcext:value-type="float">
            <text:p>9.317401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7714511" calcext:value-type="float">
            <text:p>-0.007714511</text:p>
          </table:table-cell>
          <table:table-cell office:value-type="float" office:value="-0.007527757" calcext:value-type="float">
            <text:p>-0.007527757</text:p>
          </table:table-cell>
          <table:table-cell office:value-type="float" office:value="-0.09486961" calcext:value-type="float">
            <text:p>-0.09486961</text:p>
          </table:table-cell>
          <table:table-cell office:value-type="float" office:value="-0.06660248" calcext:value-type="float">
            <text:p>-0.06660248</text:p>
          </table:table-cell>
          <table:table-cell office:value-type="float" office:value="-0.06473814" calcext:value-type="float">
            <text:p>-0.06473814</text:p>
          </table:table-cell>
          <table:table-cell office:value-type="float" office:value="-0.05122661" calcext:value-type="float">
            <text:p>-0.05122661</text:p>
          </table:table-cell>
          <table:table-cell office:value-type="float" office:value="-0.02442058" calcext:value-type="float">
            <text:p>-0.02442058</text:p>
          </table:table-cell>
          <table:table-cell office:value-type="float" office:value="-0.03330098" calcext:value-type="float">
            <text:p>-0.03330098</text:p>
          </table:table-cell>
          <table:table-cell office:value-type="float" office:value="-0.02603051" calcext:value-type="float">
            <text:p>-0.02603051</text:p>
          </table:table-cell>
          <table:table-cell office:value-type="float" office:value="-0.01804624" calcext:value-type="float">
            <text:p>-0.01804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835377" calcext:value-type="float">
            <text:p>-0.007835377</text:p>
          </table:table-cell>
          <table:table-cell office:value-type="float" office:value="0.01469854" calcext:value-type="float">
            <text:p>0.01469854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2.395329" calcext:value-type="float">
            <text:p>-2.3953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2" calcext:value-type="float">
            <text:p>17042002</text:p>
          </table:table-cell>
          <table:table-cell office:value-type="float" office:value="47.10007" calcext:value-type="float">
            <text:p>47.10007</text:p>
          </table:table-cell>
          <table:table-cell office:value-type="float" office:value="60.31097" calcext:value-type="float">
            <text:p>60.31097</text:p>
          </table:table-cell>
          <table:table-cell office:value-type="float" office:value="0" calcext:value-type="float">
            <text:p>0</text:p>
          </table:table-cell>
          <table:table-cell office:value-type="float" office:value="1057.596" calcext:value-type="float">
            <text:p>1057.596</text:p>
          </table:table-cell>
          <table:table-cell office:value-type="float" office:value="-3.966032" calcext:value-type="float">
            <text:p>-3.966032</text:p>
          </table:table-cell>
          <table:table-cell office:value-type="float" office:value="0" calcext:value-type="float">
            <text:p>0</text:p>
          </table:table-cell>
          <table:table-cell office:value-type="float" office:value="0.2708447" calcext:value-type="float">
            <text:p>0.2708447</text:p>
          </table:table-cell>
          <table:table-cell office:value-type="float" office:value="0.2965245" calcext:value-type="float">
            <text:p>0.2965245</text:p>
          </table:table-cell>
          <table:table-cell office:value-type="float" office:value="0.2849177" calcext:value-type="float">
            <text:p>0.2849177</text:p>
          </table:table-cell>
          <table:table-cell office:value-type="float" office:value="0.2786067" calcext:value-type="float">
            <text:p>0.2786067</text:p>
          </table:table-cell>
          <table:table-cell office:value-type="float" office:value="0.2808649" calcext:value-type="float">
            <text:p>0.2808649</text:p>
          </table:table-cell>
          <table:table-cell office:value-type="float" office:value="0.2546846" calcext:value-type="float">
            <text:p>0.2546846</text:p>
          </table:table-cell>
          <table:table-cell office:value-type="float" office:value="0.2690809" calcext:value-type="float">
            <text:p>0.2690809</text:p>
          </table:table-cell>
          <table:table-cell office:value-type="float" office:value="0.3579291" calcext:value-type="float">
            <text:p>0.3579291</text:p>
          </table:table-cell>
          <table:table-cell office:value-type="float" office:value="0.3510218" calcext:value-type="float">
            <text:p>0.3510218</text:p>
          </table:table-cell>
          <table:table-cell office:value-type="float" office:value="0.3646027" calcext:value-type="float">
            <text:p>0.3646027</text:p>
          </table:table-cell>
          <table:table-cell office:value-type="float" office:value="0.381443" calcext:value-type="float">
            <text:p>0.381443</text:p>
          </table:table-cell>
          <table:table-cell office:value-type="float" office:value="0.3932177" calcext:value-type="float">
            <text:p>0.39321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395846E-016" calcext:value-type="float">
            <text:p>9.395846E-16</text:p>
          </table:table-cell>
          <table:table-cell office:value-type="float" office:value="9.246502E-016" calcext:value-type="float">
            <text:p>9.246502E-16</text:p>
          </table:table-cell>
          <table:table-cell office:value-type="float" office:value="9.826273E-016" calcext:value-type="float">
            <text:p>9.826273E-16</text:p>
          </table:table-cell>
          <table:table-cell office:value-type="float" office:value="9.630269E-016" calcext:value-type="float">
            <text:p>9.630269E-16</text:p>
          </table:table-cell>
          <table:table-cell office:value-type="float" office:value="9.317264E-016" calcext:value-type="float">
            <text:p>9.317264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7997555" calcext:value-type="float">
            <text:p>-0.07997555</text:p>
          </table:table-cell>
          <table:table-cell office:value-type="float" office:value="-0.03895283" calcext:value-type="float">
            <text:p>-0.03895283</text:p>
          </table:table-cell>
          <table:table-cell office:value-type="float" office:value="-0.05383485" calcext:value-type="float">
            <text:p>-0.05383485</text:p>
          </table:table-cell>
          <table:table-cell office:value-type="float" office:value="-0.06396399" calcext:value-type="float">
            <text:p>-0.06396399</text:p>
          </table:table-cell>
          <table:table-cell office:value-type="float" office:value="-0.06007513" calcext:value-type="float">
            <text:p>-0.06007513</text:p>
          </table:table-cell>
          <table:table-cell office:value-type="float" office:value="-0.04870997" calcext:value-type="float">
            <text:p>-0.04870997</text:p>
          </table:table-cell>
          <table:table-cell office:value-type="float" office:value="-0.0311683" calcext:value-type="float">
            <text:p>-0.0311683</text:p>
          </table:table-cell>
          <table:table-cell office:value-type="float" office:value="-0.03120644" calcext:value-type="float">
            <text:p>-0.03120644</text:p>
          </table:table-cell>
          <table:table-cell office:value-type="float" office:value="-0.02596938" calcext:value-type="float">
            <text:p>-0.02596938</text:p>
          </table:table-cell>
          <table:table-cell office:value-type="float" office:value="-0.01807597" calcext:value-type="float">
            <text:p>-0.01807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50924" calcext:value-type="float">
            <text:p>-0.1050924</text:p>
          </table:table-cell>
          <table:table-cell office:value-type="float" office:value="0.01431581" calcext:value-type="float">
            <text:p>0.01431581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9616" calcext:value-type="float">
            <text:p>-2.396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2" calcext:value-type="float">
            <text:p>18042002</text:p>
          </table:table-cell>
          <table:table-cell office:value-type="float" office:value="47.10007" calcext:value-type="float">
            <text:p>47.10007</text:p>
          </table:table-cell>
          <table:table-cell office:value-type="float" office:value="63.24434" calcext:value-type="float">
            <text:p>63.24434</text:p>
          </table:table-cell>
          <table:table-cell office:value-type="float" office:value="0" calcext:value-type="float">
            <text:p>0</text:p>
          </table:table-cell>
          <table:table-cell office:value-type="float" office:value="1054.663" calcext:value-type="float">
            <text:p>1054.663</text:p>
          </table:table-cell>
          <table:table-cell office:value-type="float" office:value="-3.966032" calcext:value-type="float">
            <text:p>-3.966032</text:p>
          </table:table-cell>
          <table:table-cell office:value-type="float" office:value="0" calcext:value-type="float">
            <text:p>0</text:p>
          </table:table-cell>
          <table:table-cell office:value-type="float" office:value="0.1322201" calcext:value-type="float">
            <text:p>0.1322201</text:p>
          </table:table-cell>
          <table:table-cell office:value-type="float" office:value="0.2791954" calcext:value-type="float">
            <text:p>0.2791954</text:p>
          </table:table-cell>
          <table:table-cell office:value-type="float" office:value="0.282905" calcext:value-type="float">
            <text:p>0.282905</text:p>
          </table:table-cell>
          <table:table-cell office:value-type="float" office:value="0.281732" calcext:value-type="float">
            <text:p>0.281732</text:p>
          </table:table-cell>
          <table:table-cell office:value-type="float" office:value="0.2835137" calcext:value-type="float">
            <text:p>0.2835137</text:p>
          </table:table-cell>
          <table:table-cell office:value-type="float" office:value="0.2555493" calcext:value-type="float">
            <text:p>0.2555493</text:p>
          </table:table-cell>
          <table:table-cell office:value-type="float" office:value="0.2662224" calcext:value-type="float">
            <text:p>0.2662224</text:p>
          </table:table-cell>
          <table:table-cell office:value-type="float" office:value="0.3580894" calcext:value-type="float">
            <text:p>0.3580894</text:p>
          </table:table-cell>
          <table:table-cell office:value-type="float" office:value="0.3511302" calcext:value-type="float">
            <text:p>0.3511302</text:p>
          </table:table-cell>
          <table:table-cell office:value-type="float" office:value="0.3645746" calcext:value-type="float">
            <text:p>0.3645746</text:p>
          </table:table-cell>
          <table:table-cell office:value-type="float" office:value="0.3813992" calcext:value-type="float">
            <text:p>0.3813992</text:p>
          </table:table-cell>
          <table:table-cell office:value-type="float" office:value="0.3931648" calcext:value-type="float">
            <text:p>0.3931648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397825E-016" calcext:value-type="float">
            <text:p>9.397825E-16</text:p>
          </table:table-cell>
          <table:table-cell office:value-type="float" office:value="9.246369E-016" calcext:value-type="float">
            <text:p>9.246369E-16</text:p>
          </table:table-cell>
          <table:table-cell office:value-type="float" office:value="9.826142E-016" calcext:value-type="float">
            <text:p>9.826142E-16</text:p>
          </table:table-cell>
          <table:table-cell office:value-type="float" office:value="9.6302E-016" calcext:value-type="float">
            <text:p>9.6302E-16</text:p>
          </table:table-cell>
          <table:table-cell office:value-type="float" office:value="9.317109E-016" calcext:value-type="float">
            <text:p>9.317109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.75577" calcext:value-type="float">
            <text:p>-19.75577</text:p>
          </table:table-cell>
          <table:table-cell office:value-type="float" office:value="-0.06279056" calcext:value-type="float">
            <text:p>-0.06279056</text:p>
          </table:table-cell>
          <table:table-cell office:value-type="float" office:value="-0.05672476" calcext:value-type="float">
            <text:p>-0.05672476</text:p>
          </table:table-cell>
          <table:table-cell office:value-type="float" office:value="-0.05864966" calcext:value-type="float">
            <text:p>-0.05864966</text:p>
          </table:table-cell>
          <table:table-cell office:value-type="float" office:value="-0.05587824" calcext:value-type="float">
            <text:p>-0.05587824</text:p>
          </table:table-cell>
          <table:table-cell office:value-type="float" office:value="-0.0474556" calcext:value-type="float">
            <text:p>-0.0474556</text:p>
          </table:table-cell>
          <table:table-cell office:value-type="float" office:value="-0.03394574" calcext:value-type="float">
            <text:p>-0.03394574</text:p>
          </table:table-cell>
          <table:table-cell office:value-type="float" office:value="-0.03089572" calcext:value-type="float">
            <text:p>-0.03089572</text:p>
          </table:table-cell>
          <table:table-cell office:value-type="float" office:value="-0.02583628" calcext:value-type="float">
            <text:p>-0.02583628</text:p>
          </table:table-cell>
          <table:table-cell office:value-type="float" office:value="-0.01809992" calcext:value-type="float">
            <text:p>-0.01809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99936" calcext:value-type="float">
            <text:p>-27.99936</text:p>
          </table:table-cell>
          <table:table-cell office:value-type="float" office:value="0.01402288" calcext:value-type="float">
            <text:p>0.01402288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97" calcext:value-type="float">
            <text:p>-2.39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2" calcext:value-type="float">
            <text:p>19042002</text:p>
          </table:table-cell>
          <table:table-cell office:value-type="float" office:value="47.10007" calcext:value-type="float">
            <text:p>47.10007</text:p>
          </table:table-cell>
          <table:table-cell office:value-type="float" office:value="63.54506" calcext:value-type="float">
            <text:p>63.54506</text:p>
          </table:table-cell>
          <table:table-cell office:value-type="float" office:value="0" calcext:value-type="float">
            <text:p>0</text:p>
          </table:table-cell>
          <table:table-cell office:value-type="float" office:value="1054.362" calcext:value-type="float">
            <text:p>1054.362</text:p>
          </table:table-cell>
          <table:table-cell office:value-type="float" office:value="-3.966032" calcext:value-type="float">
            <text:p>-3.966032</text:p>
          </table:table-cell>
          <table:table-cell office:value-type="float" office:value="0" calcext:value-type="float">
            <text:p>0</text:p>
          </table:table-cell>
          <table:table-cell office:value-type="float" office:value="0.1167655" calcext:value-type="float">
            <text:p>0.1167655</text:p>
          </table:table-cell>
          <table:table-cell office:value-type="float" office:value="0.2778861" calcext:value-type="float">
            <text:p>0.2778861</text:p>
          </table:table-cell>
          <table:table-cell office:value-type="float" office:value="0.2811487" calcext:value-type="float">
            <text:p>0.2811487</text:p>
          </table:table-cell>
          <table:table-cell office:value-type="float" office:value="0.2828133" calcext:value-type="float">
            <text:p>0.2828133</text:p>
          </table:table-cell>
          <table:table-cell office:value-type="float" office:value="0.284934" calcext:value-type="float">
            <text:p>0.284934</text:p>
          </table:table-cell>
          <table:table-cell office:value-type="float" office:value="0.256223" calcext:value-type="float">
            <text:p>0.256223</text:p>
          </table:table-cell>
          <table:table-cell office:value-type="float" office:value="0.2649207" calcext:value-type="float">
            <text:p>0.2649207</text:p>
          </table:table-cell>
          <table:table-cell office:value-type="float" office:value="0.3579853" calcext:value-type="float">
            <text:p>0.3579853</text:p>
          </table:table-cell>
          <table:table-cell office:value-type="float" office:value="0.3512214" calcext:value-type="float">
            <text:p>0.3512214</text:p>
          </table:table-cell>
          <table:table-cell office:value-type="float" office:value="0.3645539" calcext:value-type="float">
            <text:p>0.3645539</text:p>
          </table:table-cell>
          <table:table-cell office:value-type="float" office:value="0.3813558" calcext:value-type="float">
            <text:p>0.3813558</text:p>
          </table:table-cell>
          <table:table-cell office:value-type="float" office:value="0.3931128" calcext:value-type="float">
            <text:p>0.3931128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399287E-016" calcext:value-type="float">
            <text:p>9.399287E-16</text:p>
          </table:table-cell>
          <table:table-cell office:value-type="float" office:value="9.246273E-016" calcext:value-type="float">
            <text:p>9.246273E-16</text:p>
          </table:table-cell>
          <table:table-cell office:value-type="float" office:value="9.826063E-016" calcext:value-type="float">
            <text:p>9.826063E-16</text:p>
          </table:table-cell>
          <table:table-cell office:value-type="float" office:value="9.630169E-016" calcext:value-type="float">
            <text:p>9.630169E-16</text:p>
          </table:table-cell>
          <table:table-cell office:value-type="float" office:value="9.31696E-016" calcext:value-type="float">
            <text:p>9.3169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.94088" calcext:value-type="float">
            <text:p>-51.94088</text:p>
          </table:table-cell>
          <table:table-cell office:value-type="float" office:value="-0.06516641" calcext:value-type="float">
            <text:p>-0.06516641</text:p>
          </table:table-cell>
          <table:table-cell office:value-type="float" office:value="-0.05954385" calcext:value-type="float">
            <text:p>-0.05954385</text:p>
          </table:table-cell>
          <table:table-cell office:value-type="float" office:value="-0.05692904" calcext:value-type="float">
            <text:p>-0.05692904</text:p>
          </table:table-cell>
          <table:table-cell office:value-type="float" office:value="-0.05374914" calcext:value-type="float">
            <text:p>-0.05374914</text:p>
          </table:table-cell>
          <table:table-cell office:value-type="float" office:value="-0.04650651" calcext:value-type="float">
            <text:p>-0.04650651</text:p>
          </table:table-cell>
          <table:table-cell office:value-type="float" office:value="-0.03516131" calcext:value-type="float">
            <text:p>-0.03516131</text:p>
          </table:table-cell>
          <table:table-cell office:value-type="float" office:value="-0.03108806" calcext:value-type="float">
            <text:p>-0.03108806</text:p>
          </table:table-cell>
          <table:table-cell office:value-type="float" office:value="-0.02572471" calcext:value-type="float">
            <text:p>-0.02572471</text:p>
          </table:table-cell>
          <table:table-cell office:value-type="float" office:value="-0.01811761" calcext:value-type="float">
            <text:p>-0.01811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94078" calcext:value-type="float">
            <text:p>-26.94078</text:p>
          </table:table-cell>
          <table:table-cell office:value-type="float" office:value="0.01400464" calcext:value-type="float">
            <text:p>0.01400464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97826" calcext:value-type="float">
            <text:p>-2.3978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2" calcext:value-type="float">
            <text:p>20042002</text:p>
          </table:table-cell>
          <table:table-cell office:value-type="float" office:value="57.90009" calcext:value-type="float">
            <text:p>57.90009</text:p>
          </table:table-cell>
          <table:table-cell office:value-type="float" office:value="63.78246" calcext:value-type="float">
            <text:p>63.78246</text:p>
          </table:table-cell>
          <table:table-cell office:value-type="float" office:value="0" calcext:value-type="float">
            <text:p>0</text:p>
          </table:table-cell>
          <table:table-cell office:value-type="float" office:value="1064.714" calcext:value-type="float">
            <text:p>1064.714</text:p>
          </table:table-cell>
          <table:table-cell office:value-type="float" office:value="-3.75525" calcext:value-type="float">
            <text:p>-3.75525</text:p>
          </table:table-cell>
          <table:table-cell office:value-type="float" office:value="0" calcext:value-type="float">
            <text:p>0</text:p>
          </table:table-cell>
          <table:table-cell office:value-type="float" office:value="0.5215123" calcext:value-type="float">
            <text:p>0.5215123</text:p>
          </table:table-cell>
          <table:table-cell office:value-type="float" office:value="0.3841028" calcext:value-type="float">
            <text:p>0.3841028</text:p>
          </table:table-cell>
          <table:table-cell office:value-type="float" office:value="0.2863204" calcext:value-type="float">
            <text:p>0.2863204</text:p>
          </table:table-cell>
          <table:table-cell office:value-type="float" office:value="0.2835228" calcext:value-type="float">
            <text:p>0.2835228</text:p>
          </table:table-cell>
          <table:table-cell office:value-type="float" office:value="0.2856231" calcext:value-type="float">
            <text:p>0.2856231</text:p>
          </table:table-cell>
          <table:table-cell office:value-type="float" office:value="0.2567475" calcext:value-type="float">
            <text:p>0.2567475</text:p>
          </table:table-cell>
          <table:table-cell office:value-type="float" office:value="0.265456" calcext:value-type="float">
            <text:p>0.265456</text:p>
          </table:table-cell>
          <table:table-cell office:value-type="float" office:value="0.3578625" calcext:value-type="float">
            <text:p>0.3578625</text:p>
          </table:table-cell>
          <table:table-cell office:value-type="float" office:value="0.3512827" calcext:value-type="float">
            <text:p>0.3512827</text:p>
          </table:table-cell>
          <table:table-cell office:value-type="float" office:value="0.364538" calcext:value-type="float">
            <text:p>0.364538</text:p>
          </table:table-cell>
          <table:table-cell office:value-type="float" office:value="0.3813128" calcext:value-type="float">
            <text:p>0.3813128</text:p>
          </table:table-cell>
          <table:table-cell office:value-type="float" office:value="0.3930605" calcext:value-type="float">
            <text:p>0.39306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05341019" calcext:value-type="float">
            <text:p>5.341019E-06</text:p>
          </table:table-cell>
          <table:table-cell office:value-type="float" office:value="9.400282E-016" calcext:value-type="float">
            <text:p>9.400282E-16</text:p>
          </table:table-cell>
          <table:table-cell office:value-type="float" office:value="9.246244E-016" calcext:value-type="float">
            <text:p>9.246244E-16</text:p>
          </table:table-cell>
          <table:table-cell office:value-type="float" office:value="9.82603E-016" calcext:value-type="float">
            <text:p>9.82603E-16</text:p>
          </table:table-cell>
          <table:table-cell office:value-type="float" office:value="9.630129E-016" calcext:value-type="float">
            <text:p>9.630129E-16</text:p>
          </table:table-cell>
          <table:table-cell office:value-type="float" office:value="9.316801E-016" calcext:value-type="float">
            <text:p>9.316801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1185712" calcext:value-type="float">
            <text:p>-0.001185712</text:p>
          </table:table-cell>
          <table:table-cell office:value-type="float" office:value="-0.008025828" calcext:value-type="float">
            <text:p>-0.008025828</text:p>
          </table:table-cell>
          <table:table-cell office:value-type="float" office:value="-0.05225427" calcext:value-type="float">
            <text:p>-0.05225427</text:p>
          </table:table-cell>
          <table:table-cell office:value-type="float" office:value="-0.05587937" calcext:value-type="float">
            <text:p>-0.05587937</text:p>
          </table:table-cell>
          <table:table-cell office:value-type="float" office:value="-0.05275792" calcext:value-type="float">
            <text:p>-0.05275792</text:p>
          </table:table-cell>
          <table:table-cell office:value-type="float" office:value="-0.04578405" calcext:value-type="float">
            <text:p>-0.04578405</text:p>
          </table:table-cell>
          <table:table-cell office:value-type="float" office:value="-0.03466089" calcext:value-type="float">
            <text:p>-0.03466089</text:p>
          </table:table-cell>
          <table:table-cell office:value-type="float" office:value="-0.03132231" calcext:value-type="float">
            <text:p>-0.03132231</text:p>
          </table:table-cell>
          <table:table-cell office:value-type="float" office:value="-0.02564985" calcext:value-type="float">
            <text:p>-0.02564985</text:p>
          </table:table-cell>
          <table:table-cell office:value-type="float" office:value="-0.01813114" calcext:value-type="float">
            <text:p>-0.01813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139492" calcext:value-type="float">
            <text:p>0.0139492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98653" calcext:value-type="float">
            <text:p>-2.39865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2" calcext:value-type="float">
            <text:p>21042002</text:p>
          </table:table-cell>
          <table:table-cell office:value-type="float" office:value="58.6001" calcext:value-type="float">
            <text:p>58.6001</text:p>
          </table:table-cell>
          <table:table-cell office:value-type="float" office:value="64.57158" calcext:value-type="float">
            <text:p>64.57158</text:p>
          </table:table-cell>
          <table:table-cell office:value-type="float" office:value="0" calcext:value-type="float">
            <text:p>0</text:p>
          </table:table-cell>
          <table:table-cell office:value-type="float" office:value="1064.619" calcext:value-type="float">
            <text:p>1064.619</text:p>
          </table:table-cell>
          <table:table-cell office:value-type="float" office:value="-3.74996" calcext:value-type="float">
            <text:p>-3.74996</text:p>
          </table:table-cell>
          <table:table-cell office:value-type="float" office:value="0" calcext:value-type="float">
            <text:p>0</text:p>
          </table:table-cell>
          <table:table-cell office:value-type="float" office:value="0.3491322" calcext:value-type="float">
            <text:p>0.3491322</text:p>
          </table:table-cell>
          <table:table-cell office:value-type="float" office:value="0.3492866" calcext:value-type="float">
            <text:p>0.3492866</text:p>
          </table:table-cell>
          <table:table-cell office:value-type="float" office:value="0.3347527" calcext:value-type="float">
            <text:p>0.3347527</text:p>
          </table:table-cell>
          <table:table-cell office:value-type="float" office:value="0.2981017" calcext:value-type="float">
            <text:p>0.2981017</text:p>
          </table:table-cell>
          <table:table-cell office:value-type="float" office:value="0.2908485" calcext:value-type="float">
            <text:p>0.2908485</text:p>
          </table:table-cell>
          <table:table-cell office:value-type="float" office:value="0.25746" calcext:value-type="float">
            <text:p>0.25746</text:p>
          </table:table-cell>
          <table:table-cell office:value-type="float" office:value="0.2646242" calcext:value-type="float">
            <text:p>0.2646242</text:p>
          </table:table-cell>
          <table:table-cell office:value-type="float" office:value="0.3577968" calcext:value-type="float">
            <text:p>0.3577968</text:p>
          </table:table-cell>
          <table:table-cell office:value-type="float" office:value="0.3513259" calcext:value-type="float">
            <text:p>0.3513259</text:p>
          </table:table-cell>
          <table:table-cell office:value-type="float" office:value="0.364525" calcext:value-type="float">
            <text:p>0.364525</text:p>
          </table:table-cell>
          <table:table-cell office:value-type="float" office:value="0.3812719" calcext:value-type="float">
            <text:p>0.3812719</text:p>
          </table:table-cell>
          <table:table-cell office:value-type="float" office:value="0.3930085" calcext:value-type="float">
            <text:p>0.3930085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401059E-016" calcext:value-type="float">
            <text:p>9.401059E-16</text:p>
          </table:table-cell>
          <table:table-cell office:value-type="float" office:value="9.246201E-016" calcext:value-type="float">
            <text:p>9.246201E-16</text:p>
          </table:table-cell>
          <table:table-cell office:value-type="float" office:value="9.825982E-016" calcext:value-type="float">
            <text:p>9.825982E-16</text:p>
          </table:table-cell>
          <table:table-cell office:value-type="float" office:value="9.630175E-016" calcext:value-type="float">
            <text:p>9.630175E-16</text:p>
          </table:table-cell>
          <table:table-cell office:value-type="float" office:value="9.316594E-016" calcext:value-type="float">
            <text:p>9.316594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379718" calcext:value-type="float">
            <text:p>-0.01379718</text:p>
          </table:table-cell>
          <table:table-cell office:value-type="float" office:value="-0.01383502" calcext:value-type="float">
            <text:p>-0.01383502</text:p>
          </table:table-cell>
          <table:table-cell office:value-type="float" office:value="-0.01815116" calcext:value-type="float">
            <text:p>-0.01815116</text:p>
          </table:table-cell>
          <table:table-cell office:value-type="float" office:value="-0.03818377" calcext:value-type="float">
            <text:p>-0.03818377</text:p>
          </table:table-cell>
          <table:table-cell office:value-type="float" office:value="-0.04603594" calcext:value-type="float">
            <text:p>-0.04603594</text:p>
          </table:table-cell>
          <table:table-cell office:value-type="float" office:value="-0.04483097" calcext:value-type="float">
            <text:p>-0.04483097</text:p>
          </table:table-cell>
          <table:table-cell office:value-type="float" office:value="-0.0354466" calcext:value-type="float">
            <text:p>-0.0354466</text:p>
          </table:table-cell>
          <table:table-cell office:value-type="float" office:value="-0.03144526" calcext:value-type="float">
            <text:p>-0.03144526</text:p>
          </table:table-cell>
          <table:table-cell office:value-type="float" office:value="-0.02559723" calcext:value-type="float">
            <text:p>-0.02559723</text:p>
          </table:table-cell>
          <table:table-cell office:value-type="float" office:value="-0.01814228" calcext:value-type="float">
            <text:p>-0.01814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97217" calcext:value-type="float">
            <text:p>-0.01397217</text:p>
          </table:table-cell>
          <table:table-cell office:value-type="float" office:value="0.01380482" calcext:value-type="float">
            <text:p>0.01380482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2.399495" calcext:value-type="float">
            <text:p>-2.39949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2" calcext:value-type="float">
            <text:p>22042002</text:p>
          </table:table-cell>
          <table:table-cell office:value-type="float" office:value="60.80011" calcext:value-type="float">
            <text:p>60.80011</text:p>
          </table:table-cell>
          <table:table-cell office:value-type="float" office:value="68.13504" calcext:value-type="float">
            <text:p>68.13504</text:p>
          </table:table-cell>
          <table:table-cell office:value-type="float" office:value="0" calcext:value-type="float">
            <text:p>0</text:p>
          </table:table-cell>
          <table:table-cell office:value-type="float" office:value="1063.567" calcext:value-type="float">
            <text:p>1063.567</text:p>
          </table:table-cell>
          <table:table-cell office:value-type="float" office:value="-4.061108" calcext:value-type="float">
            <text:p>-4.061108</text:p>
          </table:table-cell>
          <table:table-cell office:value-type="float" office:value="0" calcext:value-type="float">
            <text:p>0</text:p>
          </table:table-cell>
          <table:table-cell office:value-type="float" office:value="0.3196685" calcext:value-type="float">
            <text:p>0.3196685</text:p>
          </table:table-cell>
          <table:table-cell office:value-type="float" office:value="0.3174594" calcext:value-type="float">
            <text:p>0.3174594</text:p>
          </table:table-cell>
          <table:table-cell office:value-type="float" office:value="0.3178162" calcext:value-type="float">
            <text:p>0.3178162</text:p>
          </table:table-cell>
          <table:table-cell office:value-type="float" office:value="0.3103146" calcext:value-type="float">
            <text:p>0.3103146</text:p>
          </table:table-cell>
          <table:table-cell office:value-type="float" office:value="0.3038004" calcext:value-type="float">
            <text:p>0.3038004</text:p>
          </table:table-cell>
          <table:table-cell office:value-type="float" office:value="0.2600056" calcext:value-type="float">
            <text:p>0.2600056</text:p>
          </table:table-cell>
          <table:table-cell office:value-type="float" office:value="0.2647494" calcext:value-type="float">
            <text:p>0.2647494</text:p>
          </table:table-cell>
          <table:table-cell office:value-type="float" office:value="0.3577514" calcext:value-type="float">
            <text:p>0.3577514</text:p>
          </table:table-cell>
          <table:table-cell office:value-type="float" office:value="0.3513548" calcext:value-type="float">
            <text:p>0.3513548</text:p>
          </table:table-cell>
          <table:table-cell office:value-type="float" office:value="0.3645142" calcext:value-type="float">
            <text:p>0.3645142</text:p>
          </table:table-cell>
          <table:table-cell office:value-type="float" office:value="0.38124" calcext:value-type="float">
            <text:p>0.38124</text:p>
          </table:table-cell>
          <table:table-cell office:value-type="float" office:value="0.3933648" calcext:value-type="float">
            <text:p>0.3933648</text:p>
          </table:table-cell>
          <table:table-cell office:value-type="float" office:value="0.4497081" calcext:value-type="float">
            <text:p>0.4497081</text:p>
          </table:table-cell>
          <table:table-cell office:value-type="float" office:value="0" calcext:value-type="float">
            <text:p>0</text:p>
          </table:table-cell>
          <table:table-cell office:value-type="float" office:value="9.402092E-016" calcext:value-type="float">
            <text:p>9.402092E-16</text:p>
          </table:table-cell>
          <table:table-cell office:value-type="float" office:value="9.246129E-016" calcext:value-type="float">
            <text:p>9.246129E-16</text:p>
          </table:table-cell>
          <table:table-cell office:value-type="float" office:value="9.825922E-016" calcext:value-type="float">
            <text:p>9.825922E-16</text:p>
          </table:table-cell>
          <table:table-cell office:value-type="float" office:value="9.630183E-016" calcext:value-type="float">
            <text:p>9.630183E-16</text:p>
          </table:table-cell>
          <table:table-cell office:value-type="float" office:value="9.316435E-016" calcext:value-type="float">
            <text:p>9.316435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2391374" calcext:value-type="float">
            <text:p>-0.02391374</text:p>
          </table:table-cell>
          <table:table-cell office:value-type="float" office:value="-0.02511088" calcext:value-type="float">
            <text:p>-0.02511088</text:p>
          </table:table-cell>
          <table:table-cell office:value-type="float" office:value="-0.02486064" calcext:value-type="float">
            <text:p>-0.02486064</text:p>
          </table:table-cell>
          <table:table-cell office:value-type="float" office:value="-0.0288386" calcext:value-type="float">
            <text:p>-0.0288386</text:p>
          </table:table-cell>
          <table:table-cell office:value-type="float" office:value="-0.03288716" calcext:value-type="float">
            <text:p>-0.03288716</text:p>
          </table:table-cell>
          <table:table-cell office:value-type="float" office:value="-0.04160294" calcext:value-type="float">
            <text:p>-0.04160294</text:p>
          </table:table-cell>
          <table:table-cell office:value-type="float" office:value="-0.03532839" calcext:value-type="float">
            <text:p>-0.03532839</text:p>
          </table:table-cell>
          <table:table-cell office:value-type="float" office:value="-0.03153257" calcext:value-type="float">
            <text:p>-0.03153257</text:p>
          </table:table-cell>
          <table:table-cell office:value-type="float" office:value="-0.02556203" calcext:value-type="float">
            <text:p>-0.02556203</text:p>
          </table:table-cell>
          <table:table-cell office:value-type="float" office:value="-0.01815142" calcext:value-type="float">
            <text:p>-0.01815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73166" calcext:value-type="float">
            <text:p>-0.02373166</text:p>
          </table:table-cell>
          <table:table-cell office:value-type="float" office:value="0.01346676" calcext:value-type="float">
            <text:p>0.01346676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283989" calcext:value-type="float">
            <text:p>-2.28398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2" calcext:value-type="float">
            <text:p>23042002</text:p>
          </table:table-cell>
          <table:table-cell office:value-type="float" office:value="60.80011" calcext:value-type="float">
            <text:p>60.80011</text:p>
          </table:table-cell>
          <table:table-cell office:value-type="float" office:value="71.53928" calcext:value-type="float">
            <text:p>71.53928</text:p>
          </table:table-cell>
          <table:table-cell office:value-type="float" office:value="0" calcext:value-type="float">
            <text:p>0</text:p>
          </table:table-cell>
          <table:table-cell office:value-type="float" office:value="1061.033" calcext:value-type="float">
            <text:p>1061.033</text:p>
          </table:table-cell>
          <table:table-cell office:value-type="float" office:value="-4.931454" calcext:value-type="float">
            <text:p>-4.931454</text:p>
          </table:table-cell>
          <table:table-cell office:value-type="float" office:value="0" calcext:value-type="float">
            <text:p>0</text:p>
          </table:table-cell>
          <table:table-cell office:value-type="float" office:value="0.1592027" calcext:value-type="float">
            <text:p>0.1592027</text:p>
          </table:table-cell>
          <table:table-cell office:value-type="float" office:value="0.3059302" calcext:value-type="float">
            <text:p>0.3059302</text:p>
          </table:table-cell>
          <table:table-cell office:value-type="float" office:value="0.3105368" calcext:value-type="float">
            <text:p>0.3105368</text:p>
          </table:table-cell>
          <table:table-cell office:value-type="float" office:value="0.3095474" calcext:value-type="float">
            <text:p>0.3095474</text:p>
          </table:table-cell>
          <table:table-cell office:value-type="float" office:value="0.306702" calcext:value-type="float">
            <text:p>0.306702</text:p>
          </table:table-cell>
          <table:table-cell office:value-type="float" office:value="0.2628192" calcext:value-type="float">
            <text:p>0.2628192</text:p>
          </table:table-cell>
          <table:table-cell office:value-type="float" office:value="0.2648882" calcext:value-type="float">
            <text:p>0.2648882</text:p>
          </table:table-cell>
          <table:table-cell office:value-type="float" office:value="0.3577119" calcext:value-type="float">
            <text:p>0.3577119</text:p>
          </table:table-cell>
          <table:table-cell office:value-type="float" office:value="0.351374" calcext:value-type="float">
            <text:p>0.351374</text:p>
          </table:table-cell>
          <table:table-cell office:value-type="float" office:value="0.3645056" calcext:value-type="float">
            <text:p>0.3645056</text:p>
          </table:table-cell>
          <table:table-cell office:value-type="float" office:value="0.3812672" calcext:value-type="float">
            <text:p>0.3812672</text:p>
          </table:table-cell>
          <table:table-cell office:value-type="float" office:value="0.393977" calcext:value-type="float">
            <text:p>0.393977</text:p>
          </table:table-cell>
          <table:table-cell office:value-type="float" office:value="0.4549212" calcext:value-type="float">
            <text:p>0.4549212</text:p>
          </table:table-cell>
          <table:table-cell office:value-type="float" office:value="0" calcext:value-type="float">
            <text:p>0</text:p>
          </table:table-cell>
          <table:table-cell office:value-type="float" office:value="9.403542E-016" calcext:value-type="float">
            <text:p>9.403542E-16</text:p>
          </table:table-cell>
          <table:table-cell office:value-type="float" office:value="9.246018E-016" calcext:value-type="float">
            <text:p>9.246018E-16</text:p>
          </table:table-cell>
          <table:table-cell office:value-type="float" office:value="9.825862E-016" calcext:value-type="float">
            <text:p>9.825862E-16</text:p>
          </table:table-cell>
          <table:table-cell office:value-type="float" office:value="9.630156E-016" calcext:value-type="float">
            <text:p>9.630156E-16</text:p>
          </table:table-cell>
          <table:table-cell office:value-type="float" office:value="9.31625E-016" calcext:value-type="float">
            <text:p>9.31625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788081" calcext:value-type="float">
            <text:p>-4.788081</text:p>
          </table:table-cell>
          <table:table-cell office:value-type="float" office:value="-0.03143249" calcext:value-type="float">
            <text:p>-0.03143249</text:p>
          </table:table-cell>
          <table:table-cell office:value-type="float" office:value="-0.02867321" calcext:value-type="float">
            <text:p>-0.02867321</text:p>
          </table:table-cell>
          <table:table-cell office:value-type="float" office:value="-0.02925966" calcext:value-type="float">
            <text:p>-0.02925966</text:p>
          </table:table-cell>
          <table:table-cell office:value-type="float" office:value="-0.03097612" calcext:value-type="float">
            <text:p>-0.03097612</text:p>
          </table:table-cell>
          <table:table-cell office:value-type="float" office:value="-0.03831015" calcext:value-type="float">
            <text:p>-0.03831015</text:p>
          </table:table-cell>
          <table:table-cell office:value-type="float" office:value="-0.03520261" calcext:value-type="float">
            <text:p>-0.03520261</text:p>
          </table:table-cell>
          <table:table-cell office:value-type="float" office:value="-0.0316089" calcext:value-type="float">
            <text:p>-0.0316089</text:p>
          </table:table-cell>
          <table:table-cell office:value-type="float" office:value="-0.02553868" calcext:value-type="float">
            <text:p>-0.02553868</text:p>
          </table:table-cell>
          <table:table-cell office:value-type="float" office:value="-0.01815883" calcext:value-type="float">
            <text:p>-0.01815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95439" calcext:value-type="float">
            <text:p>-7.195439</text:p>
          </table:table-cell>
          <table:table-cell office:value-type="float" office:value="0.01314912" calcext:value-type="float">
            <text:p>0.01314912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18772" calcext:value-type="float">
            <text:p>-2.31877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2" calcext:value-type="float">
            <text:p>24042002</text:p>
          </table:table-cell>
          <table:table-cell office:value-type="float" office:value="63.20008" calcext:value-type="float">
            <text:p>63.20008</text:p>
          </table:table-cell>
          <table:table-cell office:value-type="float" office:value="74.70206" calcext:value-type="float">
            <text:p>74.70206</text:p>
          </table:table-cell>
          <table:table-cell office:value-type="float" office:value="0" calcext:value-type="float">
            <text:p>0</text:p>
          </table:table-cell>
          <table:table-cell office:value-type="float" office:value="1061.086" calcext:value-type="float">
            <text:p>1061.086</text:p>
          </table:table-cell>
          <table:table-cell office:value-type="float" office:value="-5.746747" calcext:value-type="float">
            <text:p>-5.746747</text:p>
          </table:table-cell>
          <table:table-cell office:value-type="float" office:value="0" calcext:value-type="float">
            <text:p>0</text:p>
          </table:table-cell>
          <table:table-cell office:value-type="float" office:value="0.1527091" calcext:value-type="float">
            <text:p>0.1527091</text:p>
          </table:table-cell>
          <table:table-cell office:value-type="float" office:value="0.2968084" calcext:value-type="float">
            <text:p>0.2968084</text:p>
          </table:table-cell>
          <table:table-cell office:value-type="float" office:value="0.3038388" calcext:value-type="float">
            <text:p>0.3038388</text:p>
          </table:table-cell>
          <table:table-cell office:value-type="float" office:value="0.3064737" calcext:value-type="float">
            <text:p>0.3064737</text:p>
          </table:table-cell>
          <table:table-cell office:value-type="float" office:value="0.3054702" calcext:value-type="float">
            <text:p>0.3054702</text:p>
          </table:table-cell>
          <table:table-cell office:value-type="float" office:value="0.2650042" calcext:value-type="float">
            <text:p>0.2650042</text:p>
          </table:table-cell>
          <table:table-cell office:value-type="float" office:value="0.2654578" calcext:value-type="float">
            <text:p>0.2654578</text:p>
          </table:table-cell>
          <table:table-cell office:value-type="float" office:value="0.3577332" calcext:value-type="float">
            <text:p>0.3577332</text:p>
          </table:table-cell>
          <table:table-cell office:value-type="float" office:value="0.3513892" calcext:value-type="float">
            <text:p>0.3513892</text:p>
          </table:table-cell>
          <table:table-cell office:value-type="float" office:value="0.3645008" calcext:value-type="float">
            <text:p>0.3645008</text:p>
          </table:table-cell>
          <table:table-cell office:value-type="float" office:value="0.3813247" calcext:value-type="float">
            <text:p>0.3813247</text:p>
          </table:table-cell>
          <table:table-cell office:value-type="float" office:value="0.3942426" calcext:value-type="float">
            <text:p>0.3942426</text:p>
          </table:table-cell>
          <table:table-cell office:value-type="float" office:value="0.4597406" calcext:value-type="float">
            <text:p>0.4597406</text:p>
          </table:table-cell>
          <table:table-cell office:value-type="float" office:value="0" calcext:value-type="float">
            <text:p>0</text:p>
          </table:table-cell>
          <table:table-cell office:value-type="float" office:value="9.405156E-016" calcext:value-type="float">
            <text:p>9.405156E-16</text:p>
          </table:table-cell>
          <table:table-cell office:value-type="float" office:value="9.245891E-016" calcext:value-type="float">
            <text:p>9.245891E-16</text:p>
          </table:table-cell>
          <table:table-cell office:value-type="float" office:value="9.825774E-016" calcext:value-type="float">
            <text:p>9.825774E-16</text:p>
          </table:table-cell>
          <table:table-cell office:value-type="float" office:value="9.630119E-016" calcext:value-type="float">
            <text:p>9.630119E-16</text:p>
          </table:table-cell>
          <table:table-cell office:value-type="float" office:value="9.316099E-016" calcext:value-type="float">
            <text:p>9.316099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528202" calcext:value-type="float">
            <text:p>-6.528202</text:p>
          </table:table-cell>
          <table:table-cell office:value-type="float" office:value="-0.03924203" calcext:value-type="float">
            <text:p>-0.03924203</text:p>
          </table:table-cell>
          <table:table-cell office:value-type="float" office:value="-0.03277917" calcext:value-type="float">
            <text:p>-0.03277917</text:p>
          </table:table-cell>
          <table:table-cell office:value-type="float" office:value="-0.03110232" calcext:value-type="float">
            <text:p>-0.03110232</text:p>
          </table:table-cell>
          <table:table-cell office:value-type="float" office:value="-0.0317436" calcext:value-type="float">
            <text:p>-0.0317436</text:p>
          </table:table-cell>
          <table:table-cell office:value-type="float" office:value="-0.03594064" calcext:value-type="float">
            <text:p>-0.03594064</text:p>
          </table:table-cell>
          <table:table-cell office:value-type="float" office:value="-0.03467293" calcext:value-type="float">
            <text:p>-0.03467293</text:p>
          </table:table-cell>
          <table:table-cell office:value-type="float" office:value="-0.03156949" calcext:value-type="float">
            <text:p>-0.03156949</text:p>
          </table:table-cell>
          <table:table-cell office:value-type="float" office:value="-0.02552036" calcext:value-type="float">
            <text:p>-0.02552036</text:p>
          </table:table-cell>
          <table:table-cell office:value-type="float" office:value="-0.01816299" calcext:value-type="float">
            <text:p>-0.01816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85269" calcext:value-type="float">
            <text:p>-7.185269</text:p>
          </table:table-cell>
          <table:table-cell office:value-type="float" office:value="0.01291116" calcext:value-type="float">
            <text:p>0.01291116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48705" calcext:value-type="float">
            <text:p>-2.3487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2" calcext:value-type="float">
            <text:p>25042002</text:p>
          </table:table-cell>
          <table:table-cell office:value-type="float" office:value="63.20008" calcext:value-type="float">
            <text:p>63.20008</text:p>
          </table:table-cell>
          <table:table-cell office:value-type="float" office:value="75.40773" calcext:value-type="float">
            <text:p>75.40773</text:p>
          </table:table-cell>
          <table:table-cell office:value-type="float" office:value="0" calcext:value-type="float">
            <text:p>0</text:p>
          </table:table-cell>
          <table:table-cell office:value-type="float" office:value="1060.797" calcext:value-type="float">
            <text:p>1060.797</text:p>
          </table:table-cell>
          <table:table-cell office:value-type="float" office:value="-6.163843" calcext:value-type="float">
            <text:p>-6.163843</text:p>
          </table:table-cell>
          <table:table-cell office:value-type="float" office:value="0" calcext:value-type="float">
            <text:p>0</text:p>
          </table:table-cell>
          <table:table-cell office:value-type="float" office:value="0.1085878" calcext:value-type="float">
            <text:p>0.1085878</text:p>
          </table:table-cell>
          <table:table-cell office:value-type="float" office:value="0.2984361" calcext:value-type="float">
            <text:p>0.2984361</text:p>
          </table:table-cell>
          <table:table-cell office:value-type="float" office:value="0.3011811" calcext:value-type="float">
            <text:p>0.3011811</text:p>
          </table:table-cell>
          <table:table-cell office:value-type="float" office:value="0.3034856" calcext:value-type="float">
            <text:p>0.3034856</text:p>
          </table:table-cell>
          <table:table-cell office:value-type="float" office:value="0.3035816" calcext:value-type="float">
            <text:p>0.3035816</text:p>
          </table:table-cell>
          <table:table-cell office:value-type="float" office:value="0.2660924" calcext:value-type="float">
            <text:p>0.2660924</text:p>
          </table:table-cell>
          <table:table-cell office:value-type="float" office:value="0.2661208" calcext:value-type="float">
            <text:p>0.2661208</text:p>
          </table:table-cell>
          <table:table-cell office:value-type="float" office:value="0.3578214" calcext:value-type="float">
            <text:p>0.3578214</text:p>
          </table:table-cell>
          <table:table-cell office:value-type="float" office:value="0.3514085" calcext:value-type="float">
            <text:p>0.3514085</text:p>
          </table:table-cell>
          <table:table-cell office:value-type="float" office:value="0.3645001" calcext:value-type="float">
            <text:p>0.3645001</text:p>
          </table:table-cell>
          <table:table-cell office:value-type="float" office:value="0.3813831" calcext:value-type="float">
            <text:p>0.3813831</text:p>
          </table:table-cell>
          <table:table-cell office:value-type="float" office:value="0.3942877" calcext:value-type="float">
            <text:p>0.39428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06485E-016" calcext:value-type="float">
            <text:p>9.406485E-16</text:p>
          </table:table-cell>
          <table:table-cell office:value-type="float" office:value="9.245791E-016" calcext:value-type="float">
            <text:p>9.245791E-16</text:p>
          </table:table-cell>
          <table:table-cell office:value-type="float" office:value="9.825742E-016" calcext:value-type="float">
            <text:p>9.825742E-16</text:p>
          </table:table-cell>
          <table:table-cell office:value-type="float" office:value="9.630061E-016" calcext:value-type="float">
            <text:p>9.630061E-16</text:p>
          </table:table-cell>
          <table:table-cell office:value-type="float" office:value="9.315949E-016" calcext:value-type="float">
            <text:p>9.315949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1.49139" calcext:value-type="float">
            <text:p>-91.49139</text:p>
          </table:table-cell>
          <table:table-cell office:value-type="float" office:value="-0.03764138" calcext:value-type="float">
            <text:p>-0.03764138</text:p>
          </table:table-cell>
          <table:table-cell office:value-type="float" office:value="-0.03505529" calcext:value-type="float">
            <text:p>-0.03505529</text:p>
          </table:table-cell>
          <table:table-cell office:value-type="float" office:value="-0.03304537" calcext:value-type="float">
            <text:p>-0.03304537</text:p>
          </table:table-cell>
          <table:table-cell office:value-type="float" office:value="-0.03297614" calcext:value-type="float">
            <text:p>-0.03297614</text:p>
          </table:table-cell>
          <table:table-cell office:value-type="float" office:value="-0.03482193" calcext:value-type="float">
            <text:p>-0.03482193</text:p>
          </table:table-cell>
          <table:table-cell office:value-type="float" office:value="-0.03406169" calcext:value-type="float">
            <text:p>-0.03406169</text:p>
          </table:table-cell>
          <table:table-cell office:value-type="float" office:value="-0.03140275" calcext:value-type="float">
            <text:p>-0.03140275</text:p>
          </table:table-cell>
          <table:table-cell office:value-type="float" office:value="-0.02549715" calcext:value-type="float">
            <text:p>-0.02549715</text:p>
          </table:table-cell>
          <table:table-cell office:value-type="float" office:value="-0.01816357" calcext:value-type="float">
            <text:p>-0.01816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13803" calcext:value-type="float">
            <text:p>-29.13803</text:p>
          </table:table-cell>
          <table:table-cell office:value-type="float" office:value="0.01285199" calcext:value-type="float">
            <text:p>0.01285199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65979" calcext:value-type="float">
            <text:p>-2.36597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2" calcext:value-type="float">
            <text:p>26042002</text:p>
          </table:table-cell>
          <table:table-cell office:value-type="float" office:value="63.50008" calcext:value-type="float">
            <text:p>63.50008</text:p>
          </table:table-cell>
          <table:table-cell office:value-type="float" office:value="75.32904" calcext:value-type="float">
            <text:p>75.32904</text:p>
          </table:table-cell>
          <table:table-cell office:value-type="float" office:value="0" calcext:value-type="float">
            <text:p>0</text:p>
          </table:table-cell>
          <table:table-cell office:value-type="float" office:value="1061.175" calcext:value-type="float">
            <text:p>1061.175</text:p>
          </table:table-cell>
          <table:table-cell office:value-type="float" office:value="-6.162878" calcext:value-type="float">
            <text:p>-6.162878</text:p>
          </table:table-cell>
          <table:table-cell office:value-type="float" office:value="0" calcext:value-type="float">
            <text:p>0</text:p>
          </table:table-cell>
          <table:table-cell office:value-type="float" office:value="0.1269998" calcext:value-type="float">
            <text:p>0.1269998</text:p>
          </table:table-cell>
          <table:table-cell office:value-type="float" office:value="0.2991317" calcext:value-type="float">
            <text:p>0.2991317</text:p>
          </table:table-cell>
          <table:table-cell office:value-type="float" office:value="0.3007717" calcext:value-type="float">
            <text:p>0.3007717</text:p>
          </table:table-cell>
          <table:table-cell office:value-type="float" office:value="0.3020352" calcext:value-type="float">
            <text:p>0.3020352</text:p>
          </table:table-cell>
          <table:table-cell office:value-type="float" office:value="0.3023824" calcext:value-type="float">
            <text:p>0.3023824</text:p>
          </table:table-cell>
          <table:table-cell office:value-type="float" office:value="0.2665589" calcext:value-type="float">
            <text:p>0.2665589</text:p>
          </table:table-cell>
          <table:table-cell office:value-type="float" office:value="0.2666668" calcext:value-type="float">
            <text:p>0.2666668</text:p>
          </table:table-cell>
          <table:table-cell office:value-type="float" office:value="0.3579462" calcext:value-type="float">
            <text:p>0.3579462</text:p>
          </table:table-cell>
          <table:table-cell office:value-type="float" office:value="0.3514379" calcext:value-type="float">
            <text:p>0.3514379</text:p>
          </table:table-cell>
          <table:table-cell office:value-type="float" office:value="0.3645031" calcext:value-type="float">
            <text:p>0.3645031</text:p>
          </table:table-cell>
          <table:table-cell office:value-type="float" office:value="0.381432" calcext:value-type="float">
            <text:p>0.381432</text:p>
          </table:table-cell>
          <table:table-cell office:value-type="float" office:value="0.3942776" calcext:value-type="float">
            <text:p>0.394277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07673E-016" calcext:value-type="float">
            <text:p>9.407673E-16</text:p>
          </table:table-cell>
          <table:table-cell office:value-type="float" office:value="9.245727E-016" calcext:value-type="float">
            <text:p>9.245727E-16</text:p>
          </table:table-cell>
          <table:table-cell office:value-type="float" office:value="9.825687E-016" calcext:value-type="float">
            <text:p>9.825687E-16</text:p>
          </table:table-cell>
          <table:table-cell office:value-type="float" office:value="9.630031E-016" calcext:value-type="float">
            <text:p>9.630031E-16</text:p>
          </table:table-cell>
          <table:table-cell office:value-type="float" office:value="9.31579E-016" calcext:value-type="float">
            <text:p>9.31579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1.81277" calcext:value-type="float">
            <text:p>-31.81277</text:p>
          </table:table-cell>
          <table:table-cell office:value-type="float" office:value="-0.03694266" calcext:value-type="float">
            <text:p>-0.03694266</text:p>
          </table:table-cell>
          <table:table-cell office:value-type="float" office:value="-0.03542551" calcext:value-type="float">
            <text:p>-0.03542551</text:p>
          </table:table-cell>
          <table:table-cell office:value-type="float" office:value="-0.03429945" calcext:value-type="float">
            <text:p>-0.03429945</text:p>
          </table:table-cell>
          <table:table-cell office:value-type="float" office:value="-0.03399837" calcext:value-type="float">
            <text:p>-0.03399837</text:p>
          </table:table-cell>
          <table:table-cell office:value-type="float" office:value="-0.03435349" calcext:value-type="float">
            <text:p>-0.03435349</text:p>
          </table:table-cell>
          <table:table-cell office:value-type="float" office:value="-0.03356678" calcext:value-type="float">
            <text:p>-0.03356678</text:p>
          </table:table-cell>
          <table:table-cell office:value-type="float" office:value="-0.03116724" calcext:value-type="float">
            <text:p>-0.03116724</text:p>
          </table:table-cell>
          <table:table-cell office:value-type="float" office:value="-0.02546184" calcext:value-type="float">
            <text:p>-0.02546184</text:p>
          </table:table-cell>
          <table:table-cell office:value-type="float" office:value="-0.01816098" calcext:value-type="float">
            <text:p>-0.01816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05944" calcext:value-type="float">
            <text:p>-2.505944</text:p>
          </table:table-cell>
          <table:table-cell office:value-type="float" office:value="0.01282918" calcext:value-type="float">
            <text:p>0.01282918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67722" calcext:value-type="float">
            <text:p>-2.3677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2" calcext:value-type="float">
            <text:p>27042002</text:p>
          </table:table-cell>
          <table:table-cell office:value-type="float" office:value="104.3" calcext:value-type="float">
            <text:p>104.3</text:p>
          </table:table-cell>
          <table:table-cell office:value-type="float" office:value="75.71915" calcext:value-type="float">
            <text:p>75.71915</text:p>
          </table:table-cell>
          <table:table-cell office:value-type="float" office:value="0" calcext:value-type="float">
            <text:p>0</text:p>
          </table:table-cell>
          <table:table-cell office:value-type="float" office:value="1101.276" calcext:value-type="float">
            <text:p>1101.276</text:p>
          </table:table-cell>
          <table:table-cell office:value-type="float" office:value="-5.853514" calcext:value-type="float">
            <text:p>-5.853514</text:p>
          </table:table-cell>
          <table:table-cell office:value-type="float" office:value="0" calcext:value-type="float">
            <text:p>0</text:p>
          </table:table-cell>
          <table:table-cell office:value-type="float" office:value="0.4596263" calcext:value-type="float">
            <text:p>0.4596263</text:p>
          </table:table-cell>
          <table:table-cell office:value-type="float" office:value="0.4673206" calcext:value-type="float">
            <text:p>0.4673206</text:p>
          </table:table-cell>
          <table:table-cell office:value-type="float" office:value="0.4831198" calcext:value-type="float">
            <text:p>0.4831198</text:p>
          </table:table-cell>
          <table:table-cell office:value-type="float" office:value="0.5054908" calcext:value-type="float">
            <text:p>0.5054908</text:p>
          </table:table-cell>
          <table:table-cell office:value-type="float" office:value="0.5183033" calcext:value-type="float">
            <text:p>0.5183033</text:p>
          </table:table-cell>
          <table:table-cell office:value-type="float" office:value="0.284205" calcext:value-type="float">
            <text:p>0.284205</text:p>
          </table:table-cell>
          <table:table-cell office:value-type="float" office:value="0.2785429" calcext:value-type="float">
            <text:p>0.2785429</text:p>
          </table:table-cell>
          <table:table-cell office:value-type="float" office:value="0.3596017" calcext:value-type="float">
            <text:p>0.3596017</text:p>
          </table:table-cell>
          <table:table-cell office:value-type="float" office:value="0.3515663" calcext:value-type="float">
            <text:p>0.3515663</text:p>
          </table:table-cell>
          <table:table-cell office:value-type="float" office:value="0.3645116" calcext:value-type="float">
            <text:p>0.3645116</text:p>
          </table:table-cell>
          <table:table-cell office:value-type="float" office:value="0.3814716" calcext:value-type="float">
            <text:p>0.3814716</text:p>
          </table:table-cell>
          <table:table-cell office:value-type="float" office:value="0.3942591" calcext:value-type="float">
            <text:p>0.394259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077E-016" calcext:value-type="float">
            <text:p>9.4077E-16</text:p>
          </table:table-cell>
          <table:table-cell office:value-type="float" office:value="9.245834E-016" calcext:value-type="float">
            <text:p>9.245834E-16</text:p>
          </table:table-cell>
          <table:table-cell office:value-type="float" office:value="9.825687E-016" calcext:value-type="float">
            <text:p>9.825687E-16</text:p>
          </table:table-cell>
          <table:table-cell office:value-type="float" office:value="9.630044E-016" calcext:value-type="float">
            <text:p>9.630044E-16</text:p>
          </table:table-cell>
          <table:table-cell office:value-type="float" office:value="9.315623E-016" calcext:value-type="float">
            <text:p>9.315623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2573567" calcext:value-type="float">
            <text:p>-0.002573567</text:p>
          </table:table-cell>
          <table:table-cell office:value-type="float" office:value="-0.002328597" calcext:value-type="float">
            <text:p>-0.002328597</text:p>
          </table:table-cell>
          <table:table-cell office:value-type="float" office:value="-0.001899358" calcext:value-type="float">
            <text:p>-0.001899358</text:p>
          </table:table-cell>
          <table:table-cell office:value-type="float" office:value="-0.001438663" calcext:value-type="float">
            <text:p>-0.001438663</text:p>
          </table:table-cell>
          <table:table-cell office:value-type="float" office:value="-0.001237157" calcext:value-type="float">
            <text:p>-0.001237157</text:p>
          </table:table-cell>
          <table:table-cell office:value-type="float" office:value="-0.02149561" calcext:value-type="float">
            <text:p>-0.02149561</text:p>
          </table:table-cell>
          <table:table-cell office:value-type="float" office:value="-0.02335623" calcext:value-type="float">
            <text:p>-0.02335623</text:p>
          </table:table-cell>
          <table:table-cell office:value-type="float" office:value="-0.02822986" calcext:value-type="float">
            <text:p>-0.02822986</text:p>
          </table:table-cell>
          <table:table-cell office:value-type="float" office:value="-0.0253099" calcext:value-type="float">
            <text:p>-0.0253099</text:p>
          </table:table-cell>
          <table:table-cell office:value-type="float" office:value="-0.01815388" calcext:value-type="float">
            <text:p>-0.01815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678445" calcext:value-type="float">
            <text:p>-0.002678445</text:p>
          </table:table-cell>
          <table:table-cell office:value-type="float" office:value="0.01260034" calcext:value-type="float">
            <text:p>0.01260034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2.369381" calcext:value-type="float">
            <text:p>-2.36938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2" calcext:value-type="float">
            <text:p>28042002</text:p>
          </table:table-cell>
          <table:table-cell office:value-type="float" office:value="104.3" calcext:value-type="float">
            <text:p>104.3</text:p>
          </table:table-cell>
          <table:table-cell office:value-type="float" office:value="77.01762" calcext:value-type="float">
            <text:p>77.01762</text:p>
          </table:table-cell>
          <table:table-cell office:value-type="float" office:value="0" calcext:value-type="float">
            <text:p>0</text:p>
          </table:table-cell>
          <table:table-cell office:value-type="float" office:value="1099.978" calcext:value-type="float">
            <text:p>1099.978</text:p>
          </table:table-cell>
          <table:table-cell office:value-type="float" office:value="-5.853514" calcext:value-type="float">
            <text:p>-5.853514</text:p>
          </table:table-cell>
          <table:table-cell office:value-type="float" office:value="0" calcext:value-type="float">
            <text:p>0</text:p>
          </table:table-cell>
          <table:table-cell office:value-type="float" office:value="0.4383879" calcext:value-type="float">
            <text:p>0.4383879</text:p>
          </table:table-cell>
          <table:table-cell office:value-type="float" office:value="0.4436854" calcext:value-type="float">
            <text:p>0.4436854</text:p>
          </table:table-cell>
          <table:table-cell office:value-type="float" office:value="0.4534704" calcext:value-type="float">
            <text:p>0.4534704</text:p>
          </table:table-cell>
          <table:table-cell office:value-type="float" office:value="0.4654144" calcext:value-type="float">
            <text:p>0.4654144</text:p>
          </table:table-cell>
          <table:table-cell office:value-type="float" office:value="0.4761291" calcext:value-type="float">
            <text:p>0.4761291</text:p>
          </table:table-cell>
          <table:table-cell office:value-type="float" office:value="0.3204487" calcext:value-type="float">
            <text:p>0.3204487</text:p>
          </table:table-cell>
          <table:table-cell office:value-type="float" office:value="0.2872125" calcext:value-type="float">
            <text:p>0.2872125</text:p>
          </table:table-cell>
          <table:table-cell office:value-type="float" office:value="0.3612343" calcext:value-type="float">
            <text:p>0.3612343</text:p>
          </table:table-cell>
          <table:table-cell office:value-type="float" office:value="0.3518844" calcext:value-type="float">
            <text:p>0.3518844</text:p>
          </table:table-cell>
          <table:table-cell office:value-type="float" office:value="0.3645127" calcext:value-type="float">
            <text:p>0.3645127</text:p>
          </table:table-cell>
          <table:table-cell office:value-type="float" office:value="0.3815034" calcext:value-type="float">
            <text:p>0.3815034</text:p>
          </table:table-cell>
          <table:table-cell office:value-type="float" office:value="0.3942338" calcext:value-type="float">
            <text:p>0.394233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08497E-016" calcext:value-type="float">
            <text:p>9.408497E-16</text:p>
          </table:table-cell>
          <table:table-cell office:value-type="float" office:value="9.245785E-016" calcext:value-type="float">
            <text:p>9.245785E-16</text:p>
          </table:table-cell>
          <table:table-cell office:value-type="float" office:value="9.825627E-016" calcext:value-type="float">
            <text:p>9.825627E-16</text:p>
          </table:table-cell>
          <table:table-cell office:value-type="float" office:value="9.630063E-016" calcext:value-type="float">
            <text:p>9.630063E-16</text:p>
          </table:table-cell>
          <table:table-cell office:value-type="float" office:value="9.315478E-016" calcext:value-type="float">
            <text:p>9.315478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3439574" calcext:value-type="float">
            <text:p>-0.003439574</text:p>
          </table:table-cell>
          <table:table-cell office:value-type="float" office:value="-0.003200097" calcext:value-type="float">
            <text:p>-0.003200097</text:p>
          </table:table-cell>
          <table:table-cell office:value-type="float" office:value="-0.002798176" calcext:value-type="float">
            <text:p>-0.002798176</text:p>
          </table:table-cell>
          <table:table-cell office:value-type="float" office:value="-0.002380579" calcext:value-type="float">
            <text:p>-0.002380579</text:p>
          </table:table-cell>
          <table:table-cell office:value-type="float" office:value="-0.00206659" calcext:value-type="float">
            <text:p>-0.00206659</text:p>
          </table:table-cell>
          <table:table-cell office:value-type="float" office:value="-0.0087598" calcext:value-type="float">
            <text:p>-0.0087598</text:p>
          </table:table-cell>
          <table:table-cell office:value-type="float" office:value="-0.01821314" calcext:value-type="float">
            <text:p>-0.01821314</text:p>
          </table:table-cell>
          <table:table-cell office:value-type="float" office:value="-0.02561324" calcext:value-type="float">
            <text:p>-0.02561324</text:p>
          </table:table-cell>
          <table:table-cell office:value-type="float" office:value="-0.02493462" calcext:value-type="float">
            <text:p>-0.02493462</text:p>
          </table:table-cell>
          <table:table-cell office:value-type="float" office:value="-0.01815284" calcext:value-type="float">
            <text:p>-0.01815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53975" calcext:value-type="float">
            <text:p>-0.00353975</text:p>
          </table:table-cell>
          <table:table-cell office:value-type="float" office:value="0.01238485" calcext:value-type="float">
            <text:p>0.01238485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2.370937" calcext:value-type="float">
            <text:p>-2.37093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2" calcext:value-type="float">
            <text:p>29042002</text:p>
          </table:table-cell>
          <table:table-cell office:value-type="float" office:value="104.3" calcext:value-type="float">
            <text:p>104.3</text:p>
          </table:table-cell>
          <table:table-cell office:value-type="float" office:value="81.1016" calcext:value-type="float">
            <text:p>81.1016</text:p>
          </table:table-cell>
          <table:table-cell office:value-type="float" office:value="0" calcext:value-type="float">
            <text:p>0</text:p>
          </table:table-cell>
          <table:table-cell office:value-type="float" office:value="1095.893" calcext:value-type="float">
            <text:p>1095.893</text:p>
          </table:table-cell>
          <table:table-cell office:value-type="float" office:value="-5.853514" calcext:value-type="float">
            <text:p>-5.853514</text:p>
          </table:table-cell>
          <table:table-cell office:value-type="float" office:value="0" calcext:value-type="float">
            <text:p>0</text:p>
          </table:table-cell>
          <table:table-cell office:value-type="float" office:value="0.3928896" calcext:value-type="float">
            <text:p>0.3928896</text:p>
          </table:table-cell>
          <table:table-cell office:value-type="float" office:value="0.3955304" calcext:value-type="float">
            <text:p>0.3955304</text:p>
          </table:table-cell>
          <table:table-cell office:value-type="float" office:value="0.4003724" calcext:value-type="float">
            <text:p>0.4003724</text:p>
          </table:table-cell>
          <table:table-cell office:value-type="float" office:value="0.4053479" calcext:value-type="float">
            <text:p>0.4053479</text:p>
          </table:table-cell>
          <table:table-cell office:value-type="float" office:value="0.4084466" calcext:value-type="float">
            <text:p>0.4084466</text:p>
          </table:table-cell>
          <table:table-cell office:value-type="float" office:value="0.3425872" calcext:value-type="float">
            <text:p>0.3425872</text:p>
          </table:table-cell>
          <table:table-cell office:value-type="float" office:value="0.325384" calcext:value-type="float">
            <text:p>0.325384</text:p>
          </table:table-cell>
          <table:table-cell office:value-type="float" office:value="0.3657607" calcext:value-type="float">
            <text:p>0.3657607</text:p>
          </table:table-cell>
          <table:table-cell office:value-type="float" office:value="0.3525005" calcext:value-type="float">
            <text:p>0.3525005</text:p>
          </table:table-cell>
          <table:table-cell office:value-type="float" office:value="0.3645332" calcext:value-type="float">
            <text:p>0.3645332</text:p>
          </table:table-cell>
          <table:table-cell office:value-type="float" office:value="0.3815279" calcext:value-type="float">
            <text:p>0.3815279</text:p>
          </table:table-cell>
          <table:table-cell office:value-type="float" office:value="0.3942037" calcext:value-type="float">
            <text:p>0.39420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09622E-016" calcext:value-type="float">
            <text:p>9.409622E-16</text:p>
          </table:table-cell>
          <table:table-cell office:value-type="float" office:value="9.245707E-016" calcext:value-type="float">
            <text:p>9.245707E-16</text:p>
          </table:table-cell>
          <table:table-cell office:value-type="float" office:value="9.825582E-016" calcext:value-type="float">
            <text:p>9.825582E-16</text:p>
          </table:table-cell>
          <table:table-cell office:value-type="float" office:value="9.630073E-016" calcext:value-type="float">
            <text:p>9.630073E-16</text:p>
          </table:table-cell>
          <table:table-cell office:value-type="float" office:value="9.315274E-016" calcext:value-type="float">
            <text:p>9.315274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6764525" calcext:value-type="float">
            <text:p>-0.006764525</text:p>
          </table:table-cell>
          <table:table-cell office:value-type="float" office:value="-0.00650386" calcext:value-type="float">
            <text:p>-0.00650386</text:p>
          </table:table-cell>
          <table:table-cell office:value-type="float" office:value="-0.00603103" calcext:value-type="float">
            <text:p>-0.00603103</text:p>
          </table:table-cell>
          <table:table-cell office:value-type="float" office:value="-0.005584341" calcext:value-type="float">
            <text:p>-0.005584341</text:p>
          </table:table-cell>
          <table:table-cell office:value-type="float" office:value="-0.005324652" calcext:value-type="float">
            <text:p>-0.005324652</text:p>
          </table:table-cell>
          <table:table-cell office:value-type="float" office:value="-0.005224414" calcext:value-type="float">
            <text:p>-0.005224414</text:p>
          </table:table-cell>
          <table:table-cell office:value-type="float" office:value="-0.006386665" calcext:value-type="float">
            <text:p>-0.006386665</text:p>
          </table:table-cell>
          <table:table-cell office:value-type="float" office:value="-0.01961632" calcext:value-type="float">
            <text:p>-0.01961632</text:p>
          </table:table-cell>
          <table:table-cell office:value-type="float" office:value="-0.02422531" calcext:value-type="float">
            <text:p>-0.02422531</text:p>
          </table:table-cell>
          <table:table-cell office:value-type="float" office:value="-0.01813574" calcext:value-type="float">
            <text:p>-0.01813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90122" calcext:value-type="float">
            <text:p>-0.00690122</text:p>
          </table:table-cell>
          <table:table-cell office:value-type="float" office:value="0.01185045" calcext:value-type="float">
            <text:p>0.01185045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2.372429" calcext:value-type="float">
            <text:p>-2.3724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2" calcext:value-type="float">
            <text:p>30042002</text:p>
          </table:table-cell>
          <table:table-cell office:value-type="float" office:value="104.7" calcext:value-type="float">
            <text:p>104.7</text:p>
          </table:table-cell>
          <table:table-cell office:value-type="float" office:value="84.14194" calcext:value-type="float">
            <text:p>84.14194</text:p>
          </table:table-cell>
          <table:table-cell office:value-type="float" office:value="0" calcext:value-type="float">
            <text:p>0</text:p>
          </table:table-cell>
          <table:table-cell office:value-type="float" office:value="1093.252" calcext:value-type="float">
            <text:p>1093.252</text:p>
          </table:table-cell>
          <table:table-cell office:value-type="float" office:value="-5.852088" calcext:value-type="float">
            <text:p>-5.852088</text:p>
          </table:table-cell>
          <table:table-cell office:value-type="float" office:value="0" calcext:value-type="float">
            <text:p>0</text:p>
          </table:table-cell>
          <table:table-cell office:value-type="float" office:value="0.3718522" calcext:value-type="float">
            <text:p>0.3718522</text:p>
          </table:table-cell>
          <table:table-cell office:value-type="float" office:value="0.374287" calcext:value-type="float">
            <text:p>0.374287</text:p>
          </table:table-cell>
          <table:table-cell office:value-type="float" office:value="0.3801771" calcext:value-type="float">
            <text:p>0.3801771</text:p>
          </table:table-cell>
          <table:table-cell office:value-type="float" office:value="0.3870006" calcext:value-type="float">
            <text:p>0.3870006</text:p>
          </table:table-cell>
          <table:table-cell office:value-type="float" office:value="0.3914679" calcext:value-type="float">
            <text:p>0.3914679</text:p>
          </table:table-cell>
          <table:table-cell office:value-type="float" office:value="0.3345134" calcext:value-type="float">
            <text:p>0.3345134</text:p>
          </table:table-cell>
          <table:table-cell office:value-type="float" office:value="0.3261043" calcext:value-type="float">
            <text:p>0.3261043</text:p>
          </table:table-cell>
          <table:table-cell office:value-type="float" office:value="0.3715666" calcext:value-type="float">
            <text:p>0.3715666</text:p>
          </table:table-cell>
          <table:table-cell office:value-type="float" office:value="0.3536353" calcext:value-type="float">
            <text:p>0.3536353</text:p>
          </table:table-cell>
          <table:table-cell office:value-type="float" office:value="0.3646091" calcext:value-type="float">
            <text:p>0.3646091</text:p>
          </table:table-cell>
          <table:table-cell office:value-type="float" office:value="0.3815509" calcext:value-type="float">
            <text:p>0.3815509</text:p>
          </table:table-cell>
          <table:table-cell office:value-type="float" office:value="0.3941692" calcext:value-type="float">
            <text:p>0.39416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10971E-016" calcext:value-type="float">
            <text:p>9.410971E-16</text:p>
          </table:table-cell>
          <table:table-cell office:value-type="float" office:value="9.245608E-016" calcext:value-type="float">
            <text:p>9.245608E-16</text:p>
          </table:table-cell>
          <table:table-cell office:value-type="float" office:value="9.825525E-016" calcext:value-type="float">
            <text:p>9.825525E-16</text:p>
          </table:table-cell>
          <table:table-cell office:value-type="float" office:value="9.630064E-016" calcext:value-type="float">
            <text:p>9.630064E-16</text:p>
          </table:table-cell>
          <table:table-cell office:value-type="float" office:value="9.315081E-016" calcext:value-type="float">
            <text:p>9.315081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9522303" calcext:value-type="float">
            <text:p>-0.009522303</text:p>
          </table:table-cell>
          <table:table-cell office:value-type="float" office:value="-0.009150709" calcext:value-type="float">
            <text:p>-0.009150709</text:p>
          </table:table-cell>
          <table:table-cell office:value-type="float" office:value="-0.008297694" calcext:value-type="float">
            <text:p>-0.008297694</text:p>
          </table:table-cell>
          <table:table-cell office:value-type="float" office:value="-0.007425609" calcext:value-type="float">
            <text:p>-0.007425609</text:p>
          </table:table-cell>
          <table:table-cell office:value-type="float" office:value="-0.006915494" calcext:value-type="float">
            <text:p>-0.006915494</text:p>
          </table:table-cell>
          <table:table-cell office:value-type="float" office:value="-0.00624856" calcext:value-type="float">
            <text:p>-0.00624856</text:p>
          </table:table-cell>
          <table:table-cell office:value-type="float" office:value="-0.006227893" calcext:value-type="float">
            <text:p>-0.006227893</text:p>
          </table:table-cell>
          <table:table-cell office:value-type="float" office:value="-0.01393954" calcext:value-type="float">
            <text:p>-0.01393954</text:p>
          </table:table-cell>
          <table:table-cell office:value-type="float" office:value="-0.02296912" calcext:value-type="float">
            <text:p>-0.02296912</text:p>
          </table:table-cell>
          <table:table-cell office:value-type="float" office:value="-0.01807186" calcext:value-type="float">
            <text:p>-0.01807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612" calcext:value-type="float">
            <text:p>-0.009612</text:p>
          </table:table-cell>
          <table:table-cell office:value-type="float" office:value="0.01131731" calcext:value-type="float">
            <text:p>0.01131731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373856" calcext:value-type="float">
            <text:p>-2.37385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2" calcext:value-type="float">
            <text:p>1052002</text:p>
          </table:table-cell>
          <table:table-cell office:value-type="float" office:value="107.7001" calcext:value-type="float">
            <text:p>107.7001</text:p>
          </table:table-cell>
          <table:table-cell office:value-type="float" office:value="85.42577" calcext:value-type="float">
            <text:p>85.42577</text:p>
          </table:table-cell>
          <table:table-cell office:value-type="float" office:value="0" calcext:value-type="float">
            <text:p>0</text:p>
          </table:table-cell>
          <table:table-cell office:value-type="float" office:value="1094.951" calcext:value-type="float">
            <text:p>1094.951</text:p>
          </table:table-cell>
          <table:table-cell office:value-type="float" office:value="-5.834915" calcext:value-type="float">
            <text:p>-5.834915</text:p>
          </table:table-cell>
          <table:table-cell office:value-type="float" office:value="0" calcext:value-type="float">
            <text:p>0</text:p>
          </table:table-cell>
          <table:table-cell office:value-type="float" office:value="0.3871661" calcext:value-type="float">
            <text:p>0.3871661</text:p>
          </table:table-cell>
          <table:table-cell office:value-type="float" office:value="0.3890927" calcext:value-type="float">
            <text:p>0.3890927</text:p>
          </table:table-cell>
          <table:table-cell office:value-type="float" office:value="0.3905806" calcext:value-type="float">
            <text:p>0.3905806</text:p>
          </table:table-cell>
          <table:table-cell office:value-type="float" office:value="0.3908213" calcext:value-type="float">
            <text:p>0.3908213</text:p>
          </table:table-cell>
          <table:table-cell office:value-type="float" office:value="0.3914533" calcext:value-type="float">
            <text:p>0.3914533</text:p>
          </table:table-cell>
          <table:table-cell office:value-type="float" office:value="0.3281159" calcext:value-type="float">
            <text:p>0.3281159</text:p>
          </table:table-cell>
          <table:table-cell office:value-type="float" office:value="0.3187619" calcext:value-type="float">
            <text:p>0.3187619</text:p>
          </table:table-cell>
          <table:table-cell office:value-type="float" office:value="0.3755324" calcext:value-type="float">
            <text:p>0.3755324</text:p>
          </table:table-cell>
          <table:table-cell office:value-type="float" office:value="0.3550483" calcext:value-type="float">
            <text:p>0.3550483</text:p>
          </table:table-cell>
          <table:table-cell office:value-type="float" office:value="0.3647566" calcext:value-type="float">
            <text:p>0.3647566</text:p>
          </table:table-cell>
          <table:table-cell office:value-type="float" office:value="0.3815775" calcext:value-type="float">
            <text:p>0.3815775</text:p>
          </table:table-cell>
          <table:table-cell office:value-type="float" office:value="0.3941235" calcext:value-type="float">
            <text:p>0.39412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12069E-016" calcext:value-type="float">
            <text:p>9.412069E-16</text:p>
          </table:table-cell>
          <table:table-cell office:value-type="float" office:value="9.245552E-016" calcext:value-type="float">
            <text:p>9.245552E-16</text:p>
          </table:table-cell>
          <table:table-cell office:value-type="float" office:value="9.825481E-016" calcext:value-type="float">
            <text:p>9.825481E-16</text:p>
          </table:table-cell>
          <table:table-cell office:value-type="float" office:value="9.63002E-016" calcext:value-type="float">
            <text:p>9.63002E-16</text:p>
          </table:table-cell>
          <table:table-cell office:value-type="float" office:value="9.314943E-016" calcext:value-type="float">
            <text:p>9.314943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7362421" calcext:value-type="float">
            <text:p>-0.007362421</text:p>
          </table:table-cell>
          <table:table-cell office:value-type="float" office:value="-0.00716416" calcext:value-type="float">
            <text:p>-0.00716416</text:p>
          </table:table-cell>
          <table:table-cell office:value-type="float" office:value="-0.007011687" calcext:value-type="float">
            <text:p>-0.007011687</text:p>
          </table:table-cell>
          <table:table-cell office:value-type="float" office:value="-0.007009494" calcext:value-type="float">
            <text:p>-0.007009494</text:p>
          </table:table-cell>
          <table:table-cell office:value-type="float" office:value="-0.006952804" calcext:value-type="float">
            <text:p>-0.006952804</text:p>
          </table:table-cell>
          <table:table-cell office:value-type="float" office:value="-0.007243302" calcext:value-type="float">
            <text:p>-0.007243302</text:p>
          </table:table-cell>
          <table:table-cell office:value-type="float" office:value="-0.007546312" calcext:value-type="float">
            <text:p>-0.007546312</text:p>
          </table:table-cell>
          <table:table-cell office:value-type="float" office:value="-0.01106755" calcext:value-type="float">
            <text:p>-0.01106755</text:p>
          </table:table-cell>
          <table:table-cell office:value-type="float" office:value="-0.02149643" calcext:value-type="float">
            <text:p>-0.02149643</text:p>
          </table:table-cell>
          <table:table-cell office:value-type="float" office:value="-0.01794787" calcext:value-type="float">
            <text:p>-0.01794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569214" calcext:value-type="float">
            <text:p>-0.007569214</text:p>
          </table:table-cell>
          <table:table-cell office:value-type="float" office:value="0.01102645" calcext:value-type="float">
            <text:p>0.01102645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2.375147" calcext:value-type="float">
            <text:p>-2.3751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2" calcext:value-type="float">
            <text:p>2052002</text:p>
          </table:table-cell>
          <table:table-cell office:value-type="float" office:value="107.7001" calcext:value-type="float">
            <text:p>107.7001</text:p>
          </table:table-cell>
          <table:table-cell office:value-type="float" office:value="89.46832" calcext:value-type="float">
            <text:p>89.46832</text:p>
          </table:table-cell>
          <table:table-cell office:value-type="float" office:value="0" calcext:value-type="float">
            <text:p>0</text:p>
          </table:table-cell>
          <table:table-cell office:value-type="float" office:value="1090.909" calcext:value-type="float">
            <text:p>1090.909</text:p>
          </table:table-cell>
          <table:table-cell office:value-type="float" office:value="-5.834915" calcext:value-type="float">
            <text:p>-5.834915</text:p>
          </table:table-cell>
          <table:table-cell office:value-type="float" office:value="0" calcext:value-type="float">
            <text:p>0</text:p>
          </table:table-cell>
          <table:table-cell office:value-type="float" office:value="0.3448094" calcext:value-type="float">
            <text:p>0.3448094</text:p>
          </table:table-cell>
          <table:table-cell office:value-type="float" office:value="0.3499061" calcext:value-type="float">
            <text:p>0.3499061</text:p>
          </table:table-cell>
          <table:table-cell office:value-type="float" office:value="0.3631989" calcext:value-type="float">
            <text:p>0.3631989</text:p>
          </table:table-cell>
          <table:table-cell office:value-type="float" office:value="0.3734509" calcext:value-type="float">
            <text:p>0.3734509</text:p>
          </table:table-cell>
          <table:table-cell office:value-type="float" office:value="0.3783665" calcext:value-type="float">
            <text:p>0.3783665</text:p>
          </table:table-cell>
          <table:table-cell office:value-type="float" office:value="0.3254814" calcext:value-type="float">
            <text:p>0.3254814</text:p>
          </table:table-cell>
          <table:table-cell office:value-type="float" office:value="0.3177155" calcext:value-type="float">
            <text:p>0.3177155</text:p>
          </table:table-cell>
          <table:table-cell office:value-type="float" office:value="0.3778423" calcext:value-type="float">
            <text:p>0.3778423</text:p>
          </table:table-cell>
          <table:table-cell office:value-type="float" office:value="0.3565866" calcext:value-type="float">
            <text:p>0.3565866</text:p>
          </table:table-cell>
          <table:table-cell office:value-type="float" office:value="0.3649735" calcext:value-type="float">
            <text:p>0.3649735</text:p>
          </table:table-cell>
          <table:table-cell office:value-type="float" office:value="0.3816138" calcext:value-type="float">
            <text:p>0.3816138</text:p>
          </table:table-cell>
          <table:table-cell office:value-type="float" office:value="0.394077" calcext:value-type="float">
            <text:p>0.3940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13215E-016" calcext:value-type="float">
            <text:p>9.413215E-16</text:p>
          </table:table-cell>
          <table:table-cell office:value-type="float" office:value="9.245461E-016" calcext:value-type="float">
            <text:p>9.245461E-16</text:p>
          </table:table-cell>
          <table:table-cell office:value-type="float" office:value="9.825423E-016" calcext:value-type="float">
            <text:p>9.825423E-16</text:p>
          </table:table-cell>
          <table:table-cell office:value-type="float" office:value="9.630007E-016" calcext:value-type="float">
            <text:p>9.630007E-16</text:p>
          </table:table-cell>
          <table:table-cell office:value-type="float" office:value="9.314794E-016" calcext:value-type="float">
            <text:p>9.314794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527376" calcext:value-type="float">
            <text:p>-0.01527376</text:p>
          </table:table-cell>
          <table:table-cell office:value-type="float" office:value="-0.01388071" calcext:value-type="float">
            <text:p>-0.01388071</text:p>
          </table:table-cell>
          <table:table-cell office:value-type="float" office:value="-0.0109559" calcext:value-type="float">
            <text:p>-0.0109559</text:p>
          </table:table-cell>
          <table:table-cell office:value-type="float" office:value="-0.009223719" calcext:value-type="float">
            <text:p>-0.009223719</text:p>
          </table:table-cell>
          <table:table-cell office:value-type="float" office:value="-0.008516394" calcext:value-type="float">
            <text:p>-0.008516394</text:p>
          </table:table-cell>
          <table:table-cell office:value-type="float" office:value="-0.00767093" calcext:value-type="float">
            <text:p>-0.00767093</text:p>
          </table:table-cell>
          <table:table-cell office:value-type="float" office:value="-0.007752601" calcext:value-type="float">
            <text:p>-0.007752601</text:p>
          </table:table-cell>
          <table:table-cell office:value-type="float" office:value="-0.009688104" calcext:value-type="float">
            <text:p>-0.009688104</text:p>
          </table:table-cell>
          <table:table-cell office:value-type="float" office:value="-0.02000917" calcext:value-type="float">
            <text:p>-0.02000917</text:p>
          </table:table-cell>
          <table:table-cell office:value-type="float" office:value="-0.01776689" calcext:value-type="float">
            <text:p>-0.01776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53094" calcext:value-type="float">
            <text:p>-0.01553094</text:p>
          </table:table-cell>
          <table:table-cell office:value-type="float" office:value="0.01057504" calcext:value-type="float">
            <text:p>0.0105750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76389" calcext:value-type="float">
            <text:p>-2.37638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2" calcext:value-type="float">
            <text:p>3052002</text:p>
          </table:table-cell>
          <table:table-cell office:value-type="float" office:value="107.7001" calcext:value-type="float">
            <text:p>107.7001</text:p>
          </table:table-cell>
          <table:table-cell office:value-type="float" office:value="93.84953" calcext:value-type="float">
            <text:p>93.84953</text:p>
          </table:table-cell>
          <table:table-cell office:value-type="float" office:value="0" calcext:value-type="float">
            <text:p>0</text:p>
          </table:table-cell>
          <table:table-cell office:value-type="float" office:value="1086.528" calcext:value-type="float">
            <text:p>1086.528</text:p>
          </table:table-cell>
          <table:table-cell office:value-type="float" office:value="-5.834915" calcext:value-type="float">
            <text:p>-5.834915</text:p>
          </table:table-cell>
          <table:table-cell office:value-type="float" office:value="0" calcext:value-type="float">
            <text:p>0</text:p>
          </table:table-cell>
          <table:table-cell office:value-type="float" office:value="0.1503453" calcext:value-type="float">
            <text:p>0.1503453</text:p>
          </table:table-cell>
          <table:table-cell office:value-type="float" office:value="0.3527079" calcext:value-type="float">
            <text:p>0.3527079</text:p>
          </table:table-cell>
          <table:table-cell office:value-type="float" office:value="0.3575501" calcext:value-type="float">
            <text:p>0.3575501</text:p>
          </table:table-cell>
          <table:table-cell office:value-type="float" office:value="0.3634197" calcext:value-type="float">
            <text:p>0.3634197</text:p>
          </table:table-cell>
          <table:table-cell office:value-type="float" office:value="0.367331" calcext:value-type="float">
            <text:p>0.367331</text:p>
          </table:table-cell>
          <table:table-cell office:value-type="float" office:value="0.3178764" calcext:value-type="float">
            <text:p>0.3178764</text:p>
          </table:table-cell>
          <table:table-cell office:value-type="float" office:value="0.3127655" calcext:value-type="float">
            <text:p>0.3127655</text:p>
          </table:table-cell>
          <table:table-cell office:value-type="float" office:value="0.3785046" calcext:value-type="float">
            <text:p>0.3785046</text:p>
          </table:table-cell>
          <table:table-cell office:value-type="float" office:value="0.3583044" calcext:value-type="float">
            <text:p>0.3583044</text:p>
          </table:table-cell>
          <table:table-cell office:value-type="float" office:value="0.3652745" calcext:value-type="float">
            <text:p>0.3652745</text:p>
          </table:table-cell>
          <table:table-cell office:value-type="float" office:value="0.3816659" calcext:value-type="float">
            <text:p>0.3816659</text:p>
          </table:table-cell>
          <table:table-cell office:value-type="float" office:value="0.3940334" calcext:value-type="float">
            <text:p>0.39403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14565E-016" calcext:value-type="float">
            <text:p>9.414565E-16</text:p>
          </table:table-cell>
          <table:table-cell office:value-type="float" office:value="9.245348E-016" calcext:value-type="float">
            <text:p>9.245348E-16</text:p>
          </table:table-cell>
          <table:table-cell office:value-type="float" office:value="9.825373E-016" calcext:value-type="float">
            <text:p>9.825373E-16</text:p>
          </table:table-cell>
          <table:table-cell office:value-type="float" office:value="9.629977E-016" calcext:value-type="float">
            <text:p>9.629977E-16</text:p>
          </table:table-cell>
          <table:table-cell office:value-type="float" office:value="9.314635E-016" calcext:value-type="float">
            <text:p>9.314635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327898" calcext:value-type="float">
            <text:p>-7.327898</text:p>
          </table:table-cell>
          <table:table-cell office:value-type="float" office:value="-0.01315654" calcext:value-type="float">
            <text:p>-0.01315654</text:p>
          </table:table-cell>
          <table:table-cell office:value-type="float" office:value="-0.01209436" calcext:value-type="float">
            <text:p>-0.01209436</text:p>
          </table:table-cell>
          <table:table-cell office:value-type="float" office:value="-0.01093303" calcext:value-type="float">
            <text:p>-0.01093303</text:p>
          </table:table-cell>
          <table:table-cell office:value-type="float" office:value="-0.01023246" calcext:value-type="float">
            <text:p>-0.01023246</text:p>
          </table:table-cell>
          <table:table-cell office:value-type="float" office:value="-0.009166421" calcext:value-type="float">
            <text:p>-0.009166421</text:p>
          </table:table-cell>
          <table:table-cell office:value-type="float" office:value="-0.008842804" calcext:value-type="float">
            <text:p>-0.008842804</text:p>
          </table:table-cell>
          <table:table-cell office:value-type="float" office:value="-0.009317594" calcext:value-type="float">
            <text:p>-0.009317594</text:p>
          </table:table-cell>
          <table:table-cell office:value-type="float" office:value="-0.01846961" calcext:value-type="float">
            <text:p>-0.01846961</text:p>
          </table:table-cell>
          <table:table-cell office:value-type="float" office:value="-0.01751869" calcext:value-type="float">
            <text:p>-0.01751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70671" calcext:value-type="float">
            <text:p>-10.70671</text:p>
          </table:table-cell>
          <table:table-cell office:value-type="float" office:value="0.01025822" calcext:value-type="float">
            <text:p>0.0102582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77596" calcext:value-type="float">
            <text:p>-2.3775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2" calcext:value-type="float">
            <text:p>4052002</text:p>
          </table:table-cell>
          <table:table-cell office:value-type="float" office:value="107.7001" calcext:value-type="float">
            <text:p>107.7001</text:p>
          </table:table-cell>
          <table:table-cell office:value-type="float" office:value="94.3958" calcext:value-type="float">
            <text:p>94.3958</text:p>
          </table:table-cell>
          <table:table-cell office:value-type="float" office:value="0" calcext:value-type="float">
            <text:p>0</text:p>
          </table:table-cell>
          <table:table-cell office:value-type="float" office:value="1085.981" calcext:value-type="float">
            <text:p>1085.981</text:p>
          </table:table-cell>
          <table:table-cell office:value-type="float" office:value="-5.834915" calcext:value-type="float">
            <text:p>-5.834915</text:p>
          </table:table-cell>
          <table:table-cell office:value-type="float" office:value="0" calcext:value-type="float">
            <text:p>0</text:p>
          </table:table-cell>
          <table:table-cell office:value-type="float" office:value="0.1088705" calcext:value-type="float">
            <text:p>0.1088705</text:p>
          </table:table-cell>
          <table:table-cell office:value-type="float" office:value="0.3566114" calcext:value-type="float">
            <text:p>0.3566114</text:p>
          </table:table-cell>
          <table:table-cell office:value-type="float" office:value="0.359092" calcext:value-type="float">
            <text:p>0.359092</text:p>
          </table:table-cell>
          <table:table-cell office:value-type="float" office:value="0.3620896" calcext:value-type="float">
            <text:p>0.3620896</text:p>
          </table:table-cell>
          <table:table-cell office:value-type="float" office:value="0.3644566" calcext:value-type="float">
            <text:p>0.3644566</text:p>
          </table:table-cell>
          <table:table-cell office:value-type="float" office:value="0.3139891" calcext:value-type="float">
            <text:p>0.3139891</text:p>
          </table:table-cell>
          <table:table-cell office:value-type="float" office:value="0.309411" calcext:value-type="float">
            <text:p>0.309411</text:p>
          </table:table-cell>
          <table:table-cell office:value-type="float" office:value="0.3780792" calcext:value-type="float">
            <text:p>0.3780792</text:p>
          </table:table-cell>
          <table:table-cell office:value-type="float" office:value="0.3597261" calcext:value-type="float">
            <text:p>0.3597261</text:p>
          </table:table-cell>
          <table:table-cell office:value-type="float" office:value="0.3656306" calcext:value-type="float">
            <text:p>0.3656306</text:p>
          </table:table-cell>
          <table:table-cell office:value-type="float" office:value="0.381738" calcext:value-type="float">
            <text:p>0.381738</text:p>
          </table:table-cell>
          <table:table-cell office:value-type="float" office:value="0.3939932" calcext:value-type="float">
            <text:p>0.39399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16038E-016" calcext:value-type="float">
            <text:p>9.416038E-16</text:p>
          </table:table-cell>
          <table:table-cell office:value-type="float" office:value="9.24524E-016" calcext:value-type="float">
            <text:p>9.24524E-16</text:p>
          </table:table-cell>
          <table:table-cell office:value-type="float" office:value="9.825306E-016" calcext:value-type="float">
            <text:p>9.825306E-16</text:p>
          </table:table-cell>
          <table:table-cell office:value-type="float" office:value="9.629938E-016" calcext:value-type="float">
            <text:p>9.629938E-16</text:p>
          </table:table-cell>
          <table:table-cell office:value-type="float" office:value="9.314476E-016" calcext:value-type="float">
            <text:p>9.31447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0.64189" calcext:value-type="float">
            <text:p>-90.64189</text:p>
          </table:table-cell>
          <table:table-cell office:value-type="float" office:value="-0.01228218" calcext:value-type="float">
            <text:p>-0.01228218</text:p>
          </table:table-cell>
          <table:table-cell office:value-type="float" office:value="-0.01177476" calcext:value-type="float">
            <text:p>-0.01177476</text:p>
          </table:table-cell>
          <table:table-cell office:value-type="float" office:value="-0.01118832" calcext:value-type="float">
            <text:p>-0.01118832</text:p>
          </table:table-cell>
          <table:table-cell office:value-type="float" office:value="-0.01074697" calcext:value-type="float">
            <text:p>-0.01074697</text:p>
          </table:table-cell>
          <table:table-cell office:value-type="float" office:value="-0.01005979" calcext:value-type="float">
            <text:p>-0.01005979</text:p>
          </table:table-cell>
          <table:table-cell office:value-type="float" office:value="-0.009682908" calcext:value-type="float">
            <text:p>-0.009682908</text:p>
          </table:table-cell>
          <table:table-cell office:value-type="float" office:value="-0.009544501" calcext:value-type="float">
            <text:p>-0.009544501</text:p>
          </table:table-cell>
          <table:table-cell office:value-type="float" office:value="-0.01728994" calcext:value-type="float">
            <text:p>-0.01728994</text:p>
          </table:table-cell>
          <table:table-cell office:value-type="float" office:value="-0.01722934" calcext:value-type="float">
            <text:p>-0.01722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92835" calcext:value-type="float">
            <text:p>-23.92835</text:p>
          </table:table-cell>
          <table:table-cell office:value-type="float" office:value="0.01010367" calcext:value-type="float">
            <text:p>0.0101036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7877" calcext:value-type="float">
            <text:p>-2.3787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2" calcext:value-type="float">
            <text:p>5052002</text:p>
          </table:table-cell>
          <table:table-cell office:value-type="float" office:value="107.7001" calcext:value-type="float">
            <text:p>107.7001</text:p>
          </table:table-cell>
          <table:table-cell office:value-type="float" office:value="94.41747" calcext:value-type="float">
            <text:p>94.41747</text:p>
          </table:table-cell>
          <table:table-cell office:value-type="float" office:value="0" calcext:value-type="float">
            <text:p>0</text:p>
          </table:table-cell>
          <table:table-cell office:value-type="float" office:value="1085.959" calcext:value-type="float">
            <text:p>1085.959</text:p>
          </table:table-cell>
          <table:table-cell office:value-type="float" office:value="-5.834915" calcext:value-type="float">
            <text:p>-5.834915</text:p>
          </table:table-cell>
          <table:table-cell office:value-type="float" office:value="0" calcext:value-type="float">
            <text:p>0</text:p>
          </table:table-cell>
          <table:table-cell office:value-type="float" office:value="0.1097132" calcext:value-type="float">
            <text:p>0.1097132</text:p>
          </table:table-cell>
          <table:table-cell office:value-type="float" office:value="0.3568323" calcext:value-type="float">
            <text:p>0.3568323</text:p>
          </table:table-cell>
          <table:table-cell office:value-type="float" office:value="0.359037" calcext:value-type="float">
            <text:p>0.359037</text:p>
          </table:table-cell>
          <table:table-cell office:value-type="float" office:value="0.3614537" calcext:value-type="float">
            <text:p>0.3614537</text:p>
          </table:table-cell>
          <table:table-cell office:value-type="float" office:value="0.3633346" calcext:value-type="float">
            <text:p>0.3633346</text:p>
          </table:table-cell>
          <table:table-cell office:value-type="float" office:value="0.3123339" calcext:value-type="float">
            <text:p>0.3123339</text:p>
          </table:table-cell>
          <table:table-cell office:value-type="float" office:value="0.3074311" calcext:value-type="float">
            <text:p>0.3074311</text:p>
          </table:table-cell>
          <table:table-cell office:value-type="float" office:value="0.377269" calcext:value-type="float">
            <text:p>0.377269</text:p>
          </table:table-cell>
          <table:table-cell office:value-type="float" office:value="0.3609981" calcext:value-type="float">
            <text:p>0.3609981</text:p>
          </table:table-cell>
          <table:table-cell office:value-type="float" office:value="0.3660306" calcext:value-type="float">
            <text:p>0.3660306</text:p>
          </table:table-cell>
          <table:table-cell office:value-type="float" office:value="0.3818306" calcext:value-type="float">
            <text:p>0.3818306</text:p>
          </table:table-cell>
          <table:table-cell office:value-type="float" office:value="0.3939586" calcext:value-type="float">
            <text:p>0.3939586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41787E-016" calcext:value-type="float">
            <text:p>9.41787E-16</text:p>
          </table:table-cell>
          <table:table-cell office:value-type="float" office:value="9.245109E-016" calcext:value-type="float">
            <text:p>9.245109E-16</text:p>
          </table:table-cell>
          <table:table-cell office:value-type="float" office:value="9.825195E-016" calcext:value-type="float">
            <text:p>9.825195E-16</text:p>
          </table:table-cell>
          <table:table-cell office:value-type="float" office:value="9.629884E-016" calcext:value-type="float">
            <text:p>9.629884E-16</text:p>
          </table:table-cell>
          <table:table-cell office:value-type="float" office:value="9.314308E-016" calcext:value-type="float">
            <text:p>9.314308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6.25613" calcext:value-type="float">
            <text:p>-86.25613</text:p>
          </table:table-cell>
          <table:table-cell office:value-type="float" office:value="-0.01223236" calcext:value-type="float">
            <text:p>-0.01223236</text:p>
          </table:table-cell>
          <table:table-cell office:value-type="float" office:value="-0.01178349" calcext:value-type="float">
            <text:p>-0.01178349</text:p>
          </table:table-cell>
          <table:table-cell office:value-type="float" office:value="-0.0113092" calcext:value-type="float">
            <text:p>-0.0113092</text:p>
          </table:table-cell>
          <table:table-cell office:value-type="float" office:value="-0.01095317" calcext:value-type="float">
            <text:p>-0.01095317</text:p>
          </table:table-cell>
          <table:table-cell office:value-type="float" office:value="-0.01046821" calcext:value-type="float">
            <text:p>-0.01046821</text:p>
          </table:table-cell>
          <table:table-cell office:value-type="float" office:value="-0.01022101" calcext:value-type="float">
            <text:p>-0.01022101</text:p>
          </table:table-cell>
          <table:table-cell office:value-type="float" office:value="-0.009994441" calcext:value-type="float">
            <text:p>-0.009994441</text:p>
          </table:table-cell>
          <table:table-cell office:value-type="float" office:value="-0.01630503" calcext:value-type="float">
            <text:p>-0.01630503</text:p>
          </table:table-cell>
          <table:table-cell office:value-type="float" office:value="-0.01691059" calcext:value-type="float">
            <text:p>-0.01691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11661" calcext:value-type="float">
            <text:p>-27.11661</text:p>
          </table:table-cell>
          <table:table-cell office:value-type="float" office:value="0.009887109" calcext:value-type="float">
            <text:p>0.00988710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2.379913" calcext:value-type="float">
            <text:p>-2.37991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2" calcext:value-type="float">
            <text:p>6052002</text:p>
          </table:table-cell>
          <table:table-cell office:value-type="float" office:value="111.5" calcext:value-type="float">
            <text:p>111.5</text:p>
          </table:table-cell>
          <table:table-cell office:value-type="float" office:value="98.39379" calcext:value-type="float">
            <text:p>98.39379</text:p>
          </table:table-cell>
          <table:table-cell office:value-type="float" office:value="0" calcext:value-type="float">
            <text:p>0</text:p>
          </table:table-cell>
          <table:table-cell office:value-type="float" office:value="1085.767" calcext:value-type="float">
            <text:p>1085.767</text:p>
          </table:table-cell>
          <table:table-cell office:value-type="float" office:value="-5.819172" calcext:value-type="float">
            <text:p>-5.819172</text:p>
          </table:table-cell>
          <table:table-cell office:value-type="float" office:value="0" calcext:value-type="float">
            <text:p>0</text:p>
          </table:table-cell>
          <table:table-cell office:value-type="float" office:value="0.2031879" calcext:value-type="float">
            <text:p>0.2031879</text:p>
          </table:table-cell>
          <table:table-cell office:value-type="float" office:value="0.3441824" calcext:value-type="float">
            <text:p>0.3441824</text:p>
          </table:table-cell>
          <table:table-cell office:value-type="float" office:value="0.3499387" calcext:value-type="float">
            <text:p>0.3499387</text:p>
          </table:table-cell>
          <table:table-cell office:value-type="float" office:value="0.3557689" calcext:value-type="float">
            <text:p>0.3557689</text:p>
          </table:table-cell>
          <table:table-cell office:value-type="float" office:value="0.3590749" calcext:value-type="float">
            <text:p>0.3590749</text:p>
          </table:table-cell>
          <table:table-cell office:value-type="float" office:value="0.3106806" calcext:value-type="float">
            <text:p>0.3106806</text:p>
          </table:table-cell>
          <table:table-cell office:value-type="float" office:value="0.3062816" calcext:value-type="float">
            <text:p>0.3062816</text:p>
          </table:table-cell>
          <table:table-cell office:value-type="float" office:value="0.3763485" calcext:value-type="float">
            <text:p>0.3763485</text:p>
          </table:table-cell>
          <table:table-cell office:value-type="float" office:value="0.3621185" calcext:value-type="float">
            <text:p>0.3621185</text:p>
          </table:table-cell>
          <table:table-cell office:value-type="float" office:value="0.3664847" calcext:value-type="float">
            <text:p>0.3664847</text:p>
          </table:table-cell>
          <table:table-cell office:value-type="float" office:value="0.3819455" calcext:value-type="float">
            <text:p>0.3819455</text:p>
          </table:table-cell>
          <table:table-cell office:value-type="float" office:value="0.3939298" calcext:value-type="float">
            <text:p>0.39392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19825E-016" calcext:value-type="float">
            <text:p>9.419825E-16</text:p>
          </table:table-cell>
          <table:table-cell office:value-type="float" office:value="9.244974E-016" calcext:value-type="float">
            <text:p>9.244974E-16</text:p>
          </table:table-cell>
          <table:table-cell office:value-type="float" office:value="9.825081E-016" calcext:value-type="float">
            <text:p>9.825081E-16</text:p>
          </table:table-cell>
          <table:table-cell office:value-type="float" office:value="9.62982E-016" calcext:value-type="float">
            <text:p>9.62982E-16</text:p>
          </table:table-cell>
          <table:table-cell office:value-type="float" office:value="9.314132E-016" calcext:value-type="float">
            <text:p>9.314132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7169642" calcext:value-type="float">
            <text:p>-0.7169642</text:p>
          </table:table-cell>
          <table:table-cell office:value-type="float" office:value="-0.0152957" calcext:value-type="float">
            <text:p>-0.0152957</text:p>
          </table:table-cell>
          <table:table-cell office:value-type="float" office:value="-0.01379217" calcext:value-type="float">
            <text:p>-0.01379217</text:p>
          </table:table-cell>
          <table:table-cell office:value-type="float" office:value="-0.01245097" calcext:value-type="float">
            <text:p>-0.01245097</text:p>
          </table:table-cell>
          <table:table-cell office:value-type="float" office:value="-0.01176216" calcext:value-type="float">
            <text:p>-0.01176216</text:p>
          </table:table-cell>
          <table:table-cell office:value-type="float" office:value="-0.01088789" calcext:value-type="float">
            <text:p>-0.01088789</text:p>
          </table:table-cell>
          <table:table-cell office:value-type="float" office:value="-0.01054713" calcext:value-type="float">
            <text:p>-0.01054713</text:p>
          </table:table-cell>
          <table:table-cell office:value-type="float" office:value="-0.01053876" calcext:value-type="float">
            <text:p>-0.01053876</text:p>
          </table:table-cell>
          <table:table-cell office:value-type="float" office:value="-0.01548272" calcext:value-type="float">
            <text:p>-0.01548272</text:p>
          </table:table-cell>
          <table:table-cell office:value-type="float" office:value="-0.0165557" calcext:value-type="float">
            <text:p>-0.0165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48953" calcext:value-type="float">
            <text:p>-1.348953</text:p>
          </table:table-cell>
          <table:table-cell office:value-type="float" office:value="0.009495318" calcext:value-type="float">
            <text:p>0.009495318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81001" calcext:value-type="float">
            <text:p>-2.38100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2" calcext:value-type="float">
            <text:p>7052002</text:p>
          </table:table-cell>
          <table:table-cell office:value-type="float" office:value="112.2" calcext:value-type="float">
            <text:p>112.2</text:p>
          </table:table-cell>
          <table:table-cell office:value-type="float" office:value="100.0057" calcext:value-type="float">
            <text:p>100.0057</text:p>
          </table:table-cell>
          <table:table-cell office:value-type="float" office:value="0" calcext:value-type="float">
            <text:p>0</text:p>
          </table:table-cell>
          <table:table-cell office:value-type="float" office:value="1084.853" calcext:value-type="float">
            <text:p>1084.853</text:p>
          </table:table-cell>
          <table:table-cell office:value-type="float" office:value="-5.81619" calcext:value-type="float">
            <text:p>-5.81619</text:p>
          </table:table-cell>
          <table:table-cell office:value-type="float" office:value="0" calcext:value-type="float">
            <text:p>0</text:p>
          </table:table-cell>
          <table:table-cell office:value-type="float" office:value="0.1477447" calcext:value-type="float">
            <text:p>0.1477447</text:p>
          </table:table-cell>
          <table:table-cell office:value-type="float" office:value="0.3468913" calcext:value-type="float">
            <text:p>0.3468913</text:p>
          </table:table-cell>
          <table:table-cell office:value-type="float" office:value="0.3498859" calcext:value-type="float">
            <text:p>0.3498859</text:p>
          </table:table-cell>
          <table:table-cell office:value-type="float" office:value="0.3532004" calcext:value-type="float">
            <text:p>0.3532004</text:p>
          </table:table-cell>
          <table:table-cell office:value-type="float" office:value="0.3556586" calcext:value-type="float">
            <text:p>0.3556586</text:p>
          </table:table-cell>
          <table:table-cell office:value-type="float" office:value="0.3080009" calcext:value-type="float">
            <text:p>0.3080009</text:p>
          </table:table-cell>
          <table:table-cell office:value-type="float" office:value="0.3042299" calcext:value-type="float">
            <text:p>0.3042299</text:p>
          </table:table-cell>
          <table:table-cell office:value-type="float" office:value="0.3756826" calcext:value-type="float">
            <text:p>0.3756826</text:p>
          </table:table-cell>
          <table:table-cell office:value-type="float" office:value="0.362959" calcext:value-type="float">
            <text:p>0.362959</text:p>
          </table:table-cell>
          <table:table-cell office:value-type="float" office:value="0.3669398" calcext:value-type="float">
            <text:p>0.3669398</text:p>
          </table:table-cell>
          <table:table-cell office:value-type="float" office:value="0.3820807" calcext:value-type="float">
            <text:p>0.3820807</text:p>
          </table:table-cell>
          <table:table-cell office:value-type="float" office:value="0.3939076" calcext:value-type="float">
            <text:p>0.393907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21564E-016" calcext:value-type="float">
            <text:p>9.421564E-16</text:p>
          </table:table-cell>
          <table:table-cell office:value-type="float" office:value="9.244845E-016" calcext:value-type="float">
            <text:p>9.244845E-16</text:p>
          </table:table-cell>
          <table:table-cell office:value-type="float" office:value="9.824987E-016" calcext:value-type="float">
            <text:p>9.824987E-16</text:p>
          </table:table-cell>
          <table:table-cell office:value-type="float" office:value="9.629777E-016" calcext:value-type="float">
            <text:p>9.629777E-16</text:p>
          </table:table-cell>
          <table:table-cell office:value-type="float" office:value="9.313959E-016" calcext:value-type="float">
            <text:p>9.313959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491084" calcext:value-type="float">
            <text:p>-8.491084</text:p>
          </table:table-cell>
          <table:table-cell office:value-type="float" office:value="-0.01455195" calcext:value-type="float">
            <text:p>-0.01455195</text:p>
          </table:table-cell>
          <table:table-cell office:value-type="float" office:value="-0.01380686" calcext:value-type="float">
            <text:p>-0.01380686</text:p>
          </table:table-cell>
          <table:table-cell office:value-type="float" office:value="-0.01303011" calcext:value-type="float">
            <text:p>-0.01303011</text:p>
          </table:table-cell>
          <table:table-cell office:value-type="float" office:value="-0.01248479" calcext:value-type="float">
            <text:p>-0.01248479</text:p>
          </table:table-cell>
          <table:table-cell office:value-type="float" office:value="-0.01162062" calcext:value-type="float">
            <text:p>-0.01162062</text:p>
          </table:table-cell>
          <table:table-cell office:value-type="float" office:value="-0.01115662" calcext:value-type="float">
            <text:p>-0.01115662</text:p>
          </table:table-cell>
          <table:table-cell office:value-type="float" office:value="-0.01095067" calcext:value-type="float">
            <text:p>-0.01095067</text:p>
          </table:table-cell>
          <table:table-cell office:value-type="float" office:value="-0.01489562" calcext:value-type="float">
            <text:p>-0.01489562</text:p>
          </table:table-cell>
          <table:table-cell office:value-type="float" office:value="-0.0162078" calcext:value-type="float">
            <text:p>-0.0162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160494" calcext:value-type="float">
            <text:p>-4.160494</text:p>
          </table:table-cell>
          <table:table-cell office:value-type="float" office:value="0.009351484" calcext:value-type="float">
            <text:p>0.009351484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82042" calcext:value-type="float">
            <text:p>-2.3820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2" calcext:value-type="float">
            <text:p>8052002</text:p>
          </table:table-cell>
          <table:table-cell office:value-type="float" office:value="112.3" calcext:value-type="float">
            <text:p>112.3</text:p>
          </table:table-cell>
          <table:table-cell office:value-type="float" office:value="100.6499" calcext:value-type="float">
            <text:p>100.6499</text:p>
          </table:table-cell>
          <table:table-cell office:value-type="float" office:value="0" calcext:value-type="float">
            <text:p>0</text:p>
          </table:table-cell>
          <table:table-cell office:value-type="float" office:value="1084.308" calcext:value-type="float">
            <text:p>1084.308</text:p>
          </table:table-cell>
          <table:table-cell office:value-type="float" office:value="-5.815754" calcext:value-type="float">
            <text:p>-5.815754</text:p>
          </table:table-cell>
          <table:table-cell office:value-type="float" office:value="0" calcext:value-type="float">
            <text:p>0</text:p>
          </table:table-cell>
          <table:table-cell office:value-type="float" office:value="0.1108045" calcext:value-type="float">
            <text:p>0.1108045</text:p>
          </table:table-cell>
          <table:table-cell office:value-type="float" office:value="0.3478041" calcext:value-type="float">
            <text:p>0.3478041</text:p>
          </table:table-cell>
          <table:table-cell office:value-type="float" office:value="0.3499135" calcext:value-type="float">
            <text:p>0.3499135</text:p>
          </table:table-cell>
          <table:table-cell office:value-type="float" office:value="0.3523712" calcext:value-type="float">
            <text:p>0.3523712</text:p>
          </table:table-cell>
          <table:table-cell office:value-type="float" office:value="0.3543145" calcext:value-type="float">
            <text:p>0.3543145</text:p>
          </table:table-cell>
          <table:table-cell office:value-type="float" office:value="0.3063407" calcext:value-type="float">
            <text:p>0.3063407</text:p>
          </table:table-cell>
          <table:table-cell office:value-type="float" office:value="0.3025628" calcext:value-type="float">
            <text:p>0.3025628</text:p>
          </table:table-cell>
          <table:table-cell office:value-type="float" office:value="0.3750428" calcext:value-type="float">
            <text:p>0.3750428</text:p>
          </table:table-cell>
          <table:table-cell office:value-type="float" office:value="0.3636133" calcext:value-type="float">
            <text:p>0.3636133</text:p>
          </table:table-cell>
          <table:table-cell office:value-type="float" office:value="0.367384" calcext:value-type="float">
            <text:p>0.367384</text:p>
          </table:table-cell>
          <table:table-cell office:value-type="float" office:value="0.3822321" calcext:value-type="float">
            <text:p>0.3822321</text:p>
          </table:table-cell>
          <table:table-cell office:value-type="float" office:value="0.3938925" calcext:value-type="float">
            <text:p>0.39389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23361E-016" calcext:value-type="float">
            <text:p>9.423361E-16</text:p>
          </table:table-cell>
          <table:table-cell office:value-type="float" office:value="9.244709E-016" calcext:value-type="float">
            <text:p>9.244709E-16</text:p>
          </table:table-cell>
          <table:table-cell office:value-type="float" office:value="9.824894E-016" calcext:value-type="float">
            <text:p>9.824894E-16</text:p>
          </table:table-cell>
          <table:table-cell office:value-type="float" office:value="9.629716E-016" calcext:value-type="float">
            <text:p>9.629716E-16</text:p>
          </table:table-cell>
          <table:table-cell office:value-type="float" office:value="9.313796E-016" calcext:value-type="float">
            <text:p>9.31379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7.83353" calcext:value-type="float">
            <text:p>-77.83353</text:p>
          </table:table-cell>
          <table:table-cell office:value-type="float" office:value="-0.01431945" calcext:value-type="float">
            <text:p>-0.01431945</text:p>
          </table:table-cell>
          <table:table-cell office:value-type="float" office:value="-0.01380109" calcext:value-type="float">
            <text:p>-0.01380109</text:p>
          </table:table-cell>
          <table:table-cell office:value-type="float" office:value="-0.01322099" calcext:value-type="float">
            <text:p>-0.01322099</text:p>
          </table:table-cell>
          <table:table-cell office:value-type="float" office:value="-0.01278017" calcext:value-type="float">
            <text:p>-0.01278017</text:p>
          </table:table-cell>
          <table:table-cell office:value-type="float" office:value="-0.01210315" calcext:value-type="float">
            <text:p>-0.01210315</text:p>
          </table:table-cell>
          <table:table-cell office:value-type="float" office:value="-0.01168389" calcext:value-type="float">
            <text:p>-0.01168389</text:p>
          </table:table-cell>
          <table:table-cell office:value-type="float" office:value="-0.01136213" calcext:value-type="float">
            <text:p>-0.01136213</text:p>
          </table:table-cell>
          <table:table-cell office:value-type="float" office:value="-0.01445491" calcext:value-type="float">
            <text:p>-0.01445491</text:p>
          </table:table-cell>
          <table:table-cell office:value-type="float" office:value="-0.0158756" calcext:value-type="float">
            <text:p>-0.0158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06097" calcext:value-type="float">
            <text:p>-14.06097</text:p>
          </table:table-cell>
          <table:table-cell office:value-type="float" office:value="0.009257114" calcext:value-type="float">
            <text:p>0.009257114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83028" calcext:value-type="float">
            <text:p>-2.3830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2" calcext:value-type="float">
            <text:p>9052002</text:p>
          </table:table-cell>
          <table:table-cell office:value-type="float" office:value="112.3" calcext:value-type="float">
            <text:p>112.3</text:p>
          </table:table-cell>
          <table:table-cell office:value-type="float" office:value="100.7721" calcext:value-type="float">
            <text:p>100.7721</text:p>
          </table:table-cell>
          <table:table-cell office:value-type="float" office:value="0" calcext:value-type="float">
            <text:p>0</text:p>
          </table:table-cell>
          <table:table-cell office:value-type="float" office:value="1084.186" calcext:value-type="float">
            <text:p>1084.186</text:p>
          </table:table-cell>
          <table:table-cell office:value-type="float" office:value="-5.815754" calcext:value-type="float">
            <text:p>-5.815754</text:p>
          </table:table-cell>
          <table:table-cell office:value-type="float" office:value="0" calcext:value-type="float">
            <text:p>0</text:p>
          </table:table-cell>
          <table:table-cell office:value-type="float" office:value="0.1040955" calcext:value-type="float">
            <text:p>0.1040955</text:p>
          </table:table-cell>
          <table:table-cell office:value-type="float" office:value="0.3480335" calcext:value-type="float">
            <text:p>0.3480335</text:p>
          </table:table-cell>
          <table:table-cell office:value-type="float" office:value="0.3498962" calcext:value-type="float">
            <text:p>0.3498962</text:p>
          </table:table-cell>
          <table:table-cell office:value-type="float" office:value="0.3519531" calcext:value-type="float">
            <text:p>0.3519531</text:p>
          </table:table-cell>
          <table:table-cell office:value-type="float" office:value="0.3535355" calcext:value-type="float">
            <text:p>0.3535355</text:p>
          </table:table-cell>
          <table:table-cell office:value-type="float" office:value="0.3052542" calcext:value-type="float">
            <text:p>0.3052542</text:p>
          </table:table-cell>
          <table:table-cell office:value-type="float" office:value="0.3013623" calcext:value-type="float">
            <text:p>0.3013623</text:p>
          </table:table-cell>
          <table:table-cell office:value-type="float" office:value="0.3745296" calcext:value-type="float">
            <text:p>0.3745296</text:p>
          </table:table-cell>
          <table:table-cell office:value-type="float" office:value="0.3641219" calcext:value-type="float">
            <text:p>0.3641219</text:p>
          </table:table-cell>
          <table:table-cell office:value-type="float" office:value="0.3678111" calcext:value-type="float">
            <text:p>0.3678111</text:p>
          </table:table-cell>
          <table:table-cell office:value-type="float" office:value="0.3823954" calcext:value-type="float">
            <text:p>0.3823954</text:p>
          </table:table-cell>
          <table:table-cell office:value-type="float" office:value="0.3938842" calcext:value-type="float">
            <text:p>0.39388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2523E-016" calcext:value-type="float">
            <text:p>9.42523E-16</text:p>
          </table:table-cell>
          <table:table-cell office:value-type="float" office:value="9.244583E-016" calcext:value-type="float">
            <text:p>9.244583E-16</text:p>
          </table:table-cell>
          <table:table-cell office:value-type="float" office:value="9.824775E-016" calcext:value-type="float">
            <text:p>9.824775E-16</text:p>
          </table:table-cell>
          <table:table-cell office:value-type="float" office:value="9.629676E-016" calcext:value-type="float">
            <text:p>9.629676E-16</text:p>
          </table:table-cell>
          <table:table-cell office:value-type="float" office:value="9.313615E-016" calcext:value-type="float">
            <text:p>9.313615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7.9851" calcext:value-type="float">
            <text:p>-127.9851</text:p>
          </table:table-cell>
          <table:table-cell office:value-type="float" office:value="-0.01425949" calcext:value-type="float">
            <text:p>-0.01425949</text:p>
          </table:table-cell>
          <table:table-cell office:value-type="float" office:value="-0.01380417" calcext:value-type="float">
            <text:p>-0.01380417</text:p>
          </table:table-cell>
          <table:table-cell office:value-type="float" office:value="-0.01331759" calcext:value-type="float">
            <text:p>-0.01331759</text:p>
          </table:table-cell>
          <table:table-cell office:value-type="float" office:value="-0.01295441" calcext:value-type="float">
            <text:p>-0.01295441</text:p>
          </table:table-cell>
          <table:table-cell office:value-type="float" office:value="-0.012431" calcext:value-type="float">
            <text:p>-0.012431</text:p>
          </table:table-cell>
          <table:table-cell office:value-type="float" office:value="-0.01208097" calcext:value-type="float">
            <text:p>-0.01208097</text:p>
          </table:table-cell>
          <table:table-cell office:value-type="float" office:value="-0.01170436" calcext:value-type="float">
            <text:p>-0.01170436</text:p>
          </table:table-cell>
          <table:table-cell office:value-type="float" office:value="-0.01412194" calcext:value-type="float">
            <text:p>-0.01412194</text:p>
          </table:table-cell>
          <table:table-cell office:value-type="float" office:value="-0.01556303" calcext:value-type="float">
            <text:p>-0.01556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82192" calcext:value-type="float">
            <text:p>-33.82192</text:p>
          </table:table-cell>
          <table:table-cell office:value-type="float" office:value="0.009200508" calcext:value-type="float">
            <text:p>0.009200508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83952" calcext:value-type="float">
            <text:p>-2.38395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2" calcext:value-type="float">
            <text:p>10052002</text:p>
          </table:table-cell>
          <table:table-cell office:value-type="float" office:value="113.7" calcext:value-type="float">
            <text:p>113.7</text:p>
          </table:table-cell>
          <table:table-cell office:value-type="float" office:value="100.8799" calcext:value-type="float">
            <text:p>100.8799</text:p>
          </table:table-cell>
          <table:table-cell office:value-type="float" office:value="0" calcext:value-type="float">
            <text:p>0</text:p>
          </table:table-cell>
          <table:table-cell office:value-type="float" office:value="1085.472" calcext:value-type="float">
            <text:p>1085.472</text:p>
          </table:table-cell>
          <table:table-cell office:value-type="float" office:value="-5.809472" calcext:value-type="float">
            <text:p>-5.809472</text:p>
          </table:table-cell>
          <table:table-cell office:value-type="float" office:value="0" calcext:value-type="float">
            <text:p>0</text:p>
          </table:table-cell>
          <table:table-cell office:value-type="float" office:value="0.1635709" calcext:value-type="float">
            <text:p>0.1635709</text:p>
          </table:table-cell>
          <table:table-cell office:value-type="float" office:value="0.347305" calcext:value-type="float">
            <text:p>0.347305</text:p>
          </table:table-cell>
          <table:table-cell office:value-type="float" office:value="0.3494441" calcext:value-type="float">
            <text:p>0.3494441</text:p>
          </table:table-cell>
          <table:table-cell office:value-type="float" office:value="0.3514039" calcext:value-type="float">
            <text:p>0.3514039</text:p>
          </table:table-cell>
          <table:table-cell office:value-type="float" office:value="0.3528649" calcext:value-type="float">
            <text:p>0.3528649</text:p>
          </table:table-cell>
          <table:table-cell office:value-type="float" office:value="0.3044764" calcext:value-type="float">
            <text:p>0.3044764</text:p>
          </table:table-cell>
          <table:table-cell office:value-type="float" office:value="0.3004207" calcext:value-type="float">
            <text:p>0.3004207</text:p>
          </table:table-cell>
          <table:table-cell office:value-type="float" office:value="0.3741353" calcext:value-type="float">
            <text:p>0.3741353</text:p>
          </table:table-cell>
          <table:table-cell office:value-type="float" office:value="0.364522" calcext:value-type="float">
            <text:p>0.364522</text:p>
          </table:table-cell>
          <table:table-cell office:value-type="float" office:value="0.3682169" calcext:value-type="float">
            <text:p>0.3682169</text:p>
          </table:table-cell>
          <table:table-cell office:value-type="float" office:value="0.382567" calcext:value-type="float">
            <text:p>0.382567</text:p>
          </table:table-cell>
          <table:table-cell office:value-type="float" office:value="0.3938829" calcext:value-type="float">
            <text:p>0.39388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26878E-016" calcext:value-type="float">
            <text:p>9.426878E-16</text:p>
          </table:table-cell>
          <table:table-cell office:value-type="float" office:value="9.244469E-016" calcext:value-type="float">
            <text:p>9.244469E-16</text:p>
          </table:table-cell>
          <table:table-cell office:value-type="float" office:value="9.824688E-016" calcext:value-type="float">
            <text:p>9.824688E-16</text:p>
          </table:table-cell>
          <table:table-cell office:value-type="float" office:value="9.629629E-016" calcext:value-type="float">
            <text:p>9.629629E-16</text:p>
          </table:table-cell>
          <table:table-cell office:value-type="float" office:value="9.313457E-016" calcext:value-type="float">
            <text:p>9.313457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874626" calcext:value-type="float">
            <text:p>-3.874626</text:p>
          </table:table-cell>
          <table:table-cell office:value-type="float" office:value="-0.01442775" calcext:value-type="float">
            <text:p>-0.01442775</text:p>
          </table:table-cell>
          <table:table-cell office:value-type="float" office:value="-0.01391107" calcext:value-type="float">
            <text:p>-0.01391107</text:p>
          </table:table-cell>
          <table:table-cell office:value-type="float" office:value="-0.01344544" calcext:value-type="float">
            <text:p>-0.01344544</text:p>
          </table:table-cell>
          <table:table-cell office:value-type="float" office:value="-0.01310645" calcext:value-type="float">
            <text:p>-0.01310645</text:p>
          </table:table-cell>
          <table:table-cell office:value-type="float" office:value="-0.01267149" calcext:value-type="float">
            <text:p>-0.01267149</text:p>
          </table:table-cell>
          <table:table-cell office:value-type="float" office:value="-0.01240158" calcext:value-type="float">
            <text:p>-0.01240158</text:p>
          </table:table-cell>
          <table:table-cell office:value-type="float" office:value="-0.01197473" calcext:value-type="float">
            <text:p>-0.01197473</text:p>
          </table:table-cell>
          <table:table-cell office:value-type="float" office:value="-0.01386572" calcext:value-type="float">
            <text:p>-0.01386572</text:p>
          </table:table-cell>
          <table:table-cell office:value-type="float" office:value="-0.01527192" calcext:value-type="float">
            <text:p>-0.01527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099814" calcext:value-type="float">
            <text:p>-0.05099814</text:p>
          </table:table-cell>
          <table:table-cell office:value-type="float" office:value="0.00917389" calcext:value-type="float">
            <text:p>0.00917389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84815" calcext:value-type="float">
            <text:p>-2.38481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2" calcext:value-type="float">
            <text:p>11052002</text:p>
          </table:table-cell>
          <table:table-cell office:value-type="float" office:value="142" calcext:value-type="float">
            <text:p>142</text:p>
          </table:table-cell>
          <table:table-cell office:value-type="float" office:value="101.5748" calcext:value-type="float">
            <text:p>101.5748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11.981" calcext:value-type="float">
            <text:p>1111.981</text:p>
          </table:table-cell>
          <table:table-cell office:value-type="float" office:value="-5.500962" calcext:value-type="float">
            <text:p>-5.500962</text:p>
          </table:table-cell>
          <table:table-cell office:value-type="float" office:value="0" calcext:value-type="float">
            <text:p>0</text:p>
          </table:table-cell>
          <table:table-cell office:value-type="float" office:value="0.4221773" calcext:value-type="float">
            <text:p>0.4221773</text:p>
          </table:table-cell>
          <table:table-cell office:value-type="float" office:value="0.4260615" calcext:value-type="float">
            <text:p>0.4260615</text:p>
          </table:table-cell>
          <table:table-cell office:value-type="float" office:value="0.4321111" calcext:value-type="float">
            <text:p>0.4321111</text:p>
          </table:table-cell>
          <table:table-cell office:value-type="float" office:value="0.4375943" calcext:value-type="float">
            <text:p>0.4375943</text:p>
          </table:table-cell>
          <table:table-cell office:value-type="float" office:value="0.4409614" calcext:value-type="float">
            <text:p>0.4409614</text:p>
          </table:table-cell>
          <table:table-cell office:value-type="float" office:value="0.3585784" calcext:value-type="float">
            <text:p>0.3585784</text:p>
          </table:table-cell>
          <table:table-cell office:value-type="float" office:value="0.3375076" calcext:value-type="float">
            <text:p>0.3375076</text:p>
          </table:table-cell>
          <table:table-cell office:value-type="float" office:value="0.3780204" calcext:value-type="float">
            <text:p>0.3780204</text:p>
          </table:table-cell>
          <table:table-cell office:value-type="float" office:value="0.3650762" calcext:value-type="float">
            <text:p>0.3650762</text:p>
          </table:table-cell>
          <table:table-cell office:value-type="float" office:value="0.3686069" calcext:value-type="float">
            <text:p>0.3686069</text:p>
          </table:table-cell>
          <table:table-cell office:value-type="float" office:value="0.3827439" calcext:value-type="float">
            <text:p>0.3827439</text:p>
          </table:table-cell>
          <table:table-cell office:value-type="float" office:value="0.3938884" calcext:value-type="float">
            <text:p>0.39388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27919E-016" calcext:value-type="float">
            <text:p>9.427919E-16</text:p>
          </table:table-cell>
          <table:table-cell office:value-type="float" office:value="9.244433E-016" calcext:value-type="float">
            <text:p>9.244433E-16</text:p>
          </table:table-cell>
          <table:table-cell office:value-type="float" office:value="9.824643E-016" calcext:value-type="float">
            <text:p>9.824643E-16</text:p>
          </table:table-cell>
          <table:table-cell office:value-type="float" office:value="9.629593E-016" calcext:value-type="float">
            <text:p>9.629593E-16</text:p>
          </table:table-cell>
          <table:table-cell office:value-type="float" office:value="9.313285E-016" calcext:value-type="float">
            <text:p>9.313285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4328582" calcext:value-type="float">
            <text:p>-0.004328582</text:p>
          </table:table-cell>
          <table:table-cell office:value-type="float" office:value="-0.004099552" calcext:value-type="float">
            <text:p>-0.004099552</text:p>
          </table:table-cell>
          <table:table-cell office:value-type="float" office:value="-0.003760116" calcext:value-type="float">
            <text:p>-0.003760116</text:p>
          </table:table-cell>
          <table:table-cell office:value-type="float" office:value="-0.003476341" calcext:value-type="float">
            <text:p>-0.003476341</text:p>
          </table:table-cell>
          <table:table-cell office:value-type="float" office:value="-0.003317951" calcext:value-type="float">
            <text:p>-0.003317951</text:p>
          </table:table-cell>
          <table:table-cell office:value-type="float" office:value="-0.003735572" calcext:value-type="float">
            <text:p>-0.003735572</text:p>
          </table:table-cell>
          <table:table-cell office:value-type="float" office:value="-0.004741554" calcext:value-type="float">
            <text:p>-0.004741554</text:p>
          </table:table-cell>
          <table:table-cell office:value-type="float" office:value="-0.009619272" calcext:value-type="float">
            <text:p>-0.009619272</text:p>
          </table:table-cell>
          <table:table-cell office:value-type="float" office:value="-0.01352512" calcext:value-type="float">
            <text:p>-0.01352512</text:p>
          </table:table-cell>
          <table:table-cell office:value-type="float" office:value="-0.01499813" calcext:value-type="float">
            <text:p>-0.01499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4471718" calcext:value-type="float">
            <text:p>-0.004471718</text:p>
          </table:table-cell>
          <table:table-cell office:value-type="float" office:value="0.009020999" calcext:value-type="float">
            <text:p>0.009020999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85626" calcext:value-type="float">
            <text:p>-2.3856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2" calcext:value-type="float">
            <text:p>12052002</text:p>
          </table:table-cell>
          <table:table-cell office:value-type="float" office:value="142" calcext:value-type="float">
            <text:p>142</text:p>
          </table:table-cell>
          <table:table-cell office:value-type="float" office:value="102.9613" calcext:value-type="float">
            <text:p>102.9613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10.595" calcext:value-type="float">
            <text:p>1110.595</text:p>
          </table:table-cell>
          <table:table-cell office:value-type="float" office:value="-5.500962" calcext:value-type="float">
            <text:p>-5.500962</text:p>
          </table:table-cell>
          <table:table-cell office:value-type="float" office:value="0" calcext:value-type="float">
            <text:p>0</text:p>
          </table:table-cell>
          <table:table-cell office:value-type="float" office:value="0.3999758" calcext:value-type="float">
            <text:p>0.3999758</text:p>
          </table:table-cell>
          <table:table-cell office:value-type="float" office:value="0.4030813" calcext:value-type="float">
            <text:p>0.4030813</text:p>
          </table:table-cell>
          <table:table-cell office:value-type="float" office:value="0.4084589" calcext:value-type="float">
            <text:p>0.4084589</text:p>
          </table:table-cell>
          <table:table-cell office:value-type="float" office:value="0.4146013" calcext:value-type="float">
            <text:p>0.4146013</text:p>
          </table:table-cell>
          <table:table-cell office:value-type="float" office:value="0.4195843" calcext:value-type="float">
            <text:p>0.4195843</text:p>
          </table:table-cell>
          <table:table-cell office:value-type="float" office:value="0.3545204" calcext:value-type="float">
            <text:p>0.3545204</text:p>
          </table:table-cell>
          <table:table-cell office:value-type="float" office:value="0.3472624" calcext:value-type="float">
            <text:p>0.3472624</text:p>
          </table:table-cell>
          <table:table-cell office:value-type="float" office:value="0.3853583" calcext:value-type="float">
            <text:p>0.3853583</text:p>
          </table:table-cell>
          <table:table-cell office:value-type="float" office:value="0.366572" calcext:value-type="float">
            <text:p>0.366572</text:p>
          </table:table-cell>
          <table:table-cell office:value-type="float" office:value="0.3691418" calcext:value-type="float">
            <text:p>0.3691418</text:p>
          </table:table-cell>
          <table:table-cell office:value-type="float" office:value="0.3829419" calcext:value-type="float">
            <text:p>0.3829419</text:p>
          </table:table-cell>
          <table:table-cell office:value-type="float" office:value="0.3938999" calcext:value-type="float">
            <text:p>0.39389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29056E-016" calcext:value-type="float">
            <text:p>9.429056E-16</text:p>
          </table:table-cell>
          <table:table-cell office:value-type="float" office:value="9.244371E-016" calcext:value-type="float">
            <text:p>9.244371E-16</text:p>
          </table:table-cell>
          <table:table-cell office:value-type="float" office:value="9.824608E-016" calcext:value-type="float">
            <text:p>9.824608E-16</text:p>
          </table:table-cell>
          <table:table-cell office:value-type="float" office:value="9.629549E-016" calcext:value-type="float">
            <text:p>9.629549E-16</text:p>
          </table:table-cell>
          <table:table-cell office:value-type="float" office:value="9.313135E-016" calcext:value-type="float">
            <text:p>9.313135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605357" calcext:value-type="float">
            <text:p>-0.00605357</text:p>
          </table:table-cell>
          <table:table-cell office:value-type="float" office:value="-0.005787787" calcext:value-type="float">
            <text:p>-0.005787787</text:p>
          </table:table-cell>
          <table:table-cell office:value-type="float" office:value="-0.005338612" calcext:value-type="float">
            <text:p>-0.005338612</text:p>
          </table:table-cell>
          <table:table-cell office:value-type="float" office:value="-0.004870474" calcext:value-type="float">
            <text:p>-0.004870474</text:p>
          </table:table-cell>
          <table:table-cell office:value-type="float" office:value="-0.004522341" calcext:value-type="float">
            <text:p>-0.004522341</text:p>
          </table:table-cell>
          <table:table-cell office:value-type="float" office:value="-0.004046346" calcext:value-type="float">
            <text:p>-0.004046346</text:p>
          </table:table-cell>
          <table:table-cell office:value-type="float" office:value="-0.003678989" calcext:value-type="float">
            <text:p>-0.003678989</text:p>
          </table:table-cell>
          <table:table-cell office:value-type="float" office:value="-0.006343252" calcext:value-type="float">
            <text:p>-0.006343252</text:p>
          </table:table-cell>
          <table:table-cell office:value-type="float" office:value="-0.01263965" calcext:value-type="float">
            <text:p>-0.01263965</text:p>
          </table:table-cell>
          <table:table-cell office:value-type="float" office:value="-0.01463152" calcext:value-type="float">
            <text:p>-0.01463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198131" calcext:value-type="float">
            <text:p>-0.006198131</text:p>
          </table:table-cell>
          <table:table-cell office:value-type="float" office:value="0.008853475" calcext:value-type="float">
            <text:p>0.008853475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2.386366" calcext:value-type="float">
            <text:p>-2.38636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2" calcext:value-type="float">
            <text:p>13052002</text:p>
          </table:table-cell>
          <table:table-cell office:value-type="float" office:value="142" calcext:value-type="float">
            <text:p>142</text:p>
          </table:table-cell>
          <table:table-cell office:value-type="float" office:value="107.8937" calcext:value-type="float">
            <text:p>107.8937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5.663" calcext:value-type="float">
            <text:p>1105.663</text:p>
          </table:table-cell>
          <table:table-cell office:value-type="float" office:value="-5.500962" calcext:value-type="float">
            <text:p>-5.500962</text:p>
          </table:table-cell>
          <table:table-cell office:value-type="float" office:value="0" calcext:value-type="float">
            <text:p>0</text:p>
          </table:table-cell>
          <table:table-cell office:value-type="float" office:value="0.3577256" calcext:value-type="float">
            <text:p>0.3577256</text:p>
          </table:table-cell>
          <table:table-cell office:value-type="float" office:value="0.3656222" calcext:value-type="float">
            <text:p>0.3656222</text:p>
          </table:table-cell>
          <table:table-cell office:value-type="float" office:value="0.3805555" calcext:value-type="float">
            <text:p>0.3805555</text:p>
          </table:table-cell>
          <table:table-cell office:value-type="float" office:value="0.3921672" calcext:value-type="float">
            <text:p>0.3921672</text:p>
          </table:table-cell>
          <table:table-cell office:value-type="float" office:value="0.3989971" calcext:value-type="float">
            <text:p>0.3989971</text:p>
          </table:table-cell>
          <table:table-cell office:value-type="float" office:value="0.3426288" calcext:value-type="float">
            <text:p>0.3426288</text:p>
          </table:table-cell>
          <table:table-cell office:value-type="float" office:value="0.3372146" calcext:value-type="float">
            <text:p>0.3372146</text:p>
          </table:table-cell>
          <table:table-cell office:value-type="float" office:value="0.3902679" calcext:value-type="float">
            <text:p>0.3902679</text:p>
          </table:table-cell>
          <table:table-cell office:value-type="float" office:value="0.3686032" calcext:value-type="float">
            <text:p>0.3686032</text:p>
          </table:table-cell>
          <table:table-cell office:value-type="float" office:value="0.369742" calcext:value-type="float">
            <text:p>0.369742</text:p>
          </table:table-cell>
          <table:table-cell office:value-type="float" office:value="0.3831801" calcext:value-type="float">
            <text:p>0.3831801</text:p>
          </table:table-cell>
          <table:table-cell office:value-type="float" office:value="0.3939142" calcext:value-type="float">
            <text:p>0.393914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430432E-016" calcext:value-type="float">
            <text:p>9.430432E-16</text:p>
          </table:table-cell>
          <table:table-cell office:value-type="float" office:value="9.244257E-016" calcext:value-type="float">
            <text:p>9.244257E-16</text:p>
          </table:table-cell>
          <table:table-cell office:value-type="float" office:value="9.824546E-016" calcext:value-type="float">
            <text:p>9.824546E-16</text:p>
          </table:table-cell>
          <table:table-cell office:value-type="float" office:value="9.629534E-016" calcext:value-type="float">
            <text:p>9.629534E-16</text:p>
          </table:table-cell>
          <table:table-cell office:value-type="float" office:value="9.312954E-016" calcext:value-type="float">
            <text:p>9.312954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233725" calcext:value-type="float">
            <text:p>-0.01233725</text:p>
          </table:table-cell>
          <table:table-cell office:value-type="float" office:value="-0.01060203" calcext:value-type="float">
            <text:p>-0.01060203</text:p>
          </table:table-cell>
          <table:table-cell office:value-type="float" office:value="-0.008225367" calcext:value-type="float">
            <text:p>-0.008225367</text:p>
          </table:table-cell>
          <table:table-cell office:value-type="float" office:value="-0.006832026" calcext:value-type="float">
            <text:p>-0.006832026</text:p>
          </table:table-cell>
          <table:table-cell office:value-type="float" office:value="-0.006144272" calcext:value-type="float">
            <text:p>-0.006144272</text:p>
          </table:table-cell>
          <table:table-cell office:value-type="float" office:value="-0.005215118" calcext:value-type="float">
            <text:p>-0.005215118</text:p>
          </table:table-cell>
          <table:table-cell office:value-type="float" office:value="-0.00469419" calcext:value-type="float">
            <text:p>-0.00469419</text:p>
          </table:table-cell>
          <table:table-cell office:value-type="float" office:value="-0.00481798" calcext:value-type="float">
            <text:p>-0.00481798</text:p>
          </table:table-cell>
          <table:table-cell office:value-type="float" office:value="-0.01153154" calcext:value-type="float">
            <text:p>-0.01153154</text:p>
          </table:table-cell>
          <table:table-cell office:value-type="float" office:value="-0.01423065" calcext:value-type="float">
            <text:p>-0.01423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66003" calcext:value-type="float">
            <text:p>-0.01266003</text:p>
          </table:table-cell>
          <table:table-cell office:value-type="float" office:value="0.008524247" calcext:value-type="float">
            <text:p>0.008524247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7039" calcext:value-type="float">
            <text:p>-2.38703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2" calcext:value-type="float">
            <text:p>14052002</text:p>
          </table:table-cell>
          <table:table-cell office:value-type="float" office:value="142" calcext:value-type="float">
            <text:p>142</text:p>
          </table:table-cell>
          <table:table-cell office:value-type="float" office:value="112.6476" calcext:value-type="float">
            <text:p>112.6476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0.909" calcext:value-type="float">
            <text:p>1100.909</text:p>
          </table:table-cell>
          <table:table-cell office:value-type="float" office:value="-5.500962" calcext:value-type="float">
            <text:p>-5.500962</text:p>
          </table:table-cell>
          <table:table-cell office:value-type="float" office:value="0" calcext:value-type="float">
            <text:p>0</text:p>
          </table:table-cell>
          <table:table-cell office:value-type="float" office:value="0.1438973" calcext:value-type="float">
            <text:p>0.1438973</text:p>
          </table:table-cell>
          <table:table-cell office:value-type="float" office:value="0.3712488" calcext:value-type="float">
            <text:p>0.3712488</text:p>
          </table:table-cell>
          <table:table-cell office:value-type="float" office:value="0.3756973" calcext:value-type="float">
            <text:p>0.3756973</text:p>
          </table:table-cell>
          <table:table-cell office:value-type="float" office:value="0.3814425" calcext:value-type="float">
            <text:p>0.3814425</text:p>
          </table:table-cell>
          <table:table-cell office:value-type="float" office:value="0.3859942" calcext:value-type="float">
            <text:p>0.3859942</text:p>
          </table:table-cell>
          <table:table-cell office:value-type="float" office:value="0.3321653" calcext:value-type="float">
            <text:p>0.3321653</text:p>
          </table:table-cell>
          <table:table-cell office:value-type="float" office:value="0.3286306" calcext:value-type="float">
            <text:p>0.3286306</text:p>
          </table:table-cell>
          <table:table-cell office:value-type="float" office:value="0.3895004" calcext:value-type="float">
            <text:p>0.3895004</text:p>
          </table:table-cell>
          <table:table-cell office:value-type="float" office:value="0.3709969" calcext:value-type="float">
            <text:p>0.3709969</text:p>
          </table:table-cell>
          <table:table-cell office:value-type="float" office:value="0.3704461" calcext:value-type="float">
            <text:p>0.3704461</text:p>
          </table:table-cell>
          <table:table-cell office:value-type="float" office:value="0.383465" calcext:value-type="float">
            <text:p>0.383465</text:p>
          </table:table-cell>
          <table:table-cell office:value-type="float" office:value="0.3939347" calcext:value-type="float">
            <text:p>0.393934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32017E-016" calcext:value-type="float">
            <text:p>9.432017E-16</text:p>
          </table:table-cell>
          <table:table-cell office:value-type="float" office:value="9.244135E-016" calcext:value-type="float">
            <text:p>9.244135E-16</text:p>
          </table:table-cell>
          <table:table-cell office:value-type="float" office:value="9.824473E-016" calcext:value-type="float">
            <text:p>9.824473E-16</text:p>
          </table:table-cell>
          <table:table-cell office:value-type="float" office:value="9.629469E-016" calcext:value-type="float">
            <text:p>9.629469E-16</text:p>
          </table:table-cell>
          <table:table-cell office:value-type="float" office:value="9.312821E-016" calcext:value-type="float">
            <text:p>9.312821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12616" calcext:value-type="float">
            <text:p>-10.12616</text:p>
          </table:table-cell>
          <table:table-cell office:value-type="float" office:value="-0.009607935" calcext:value-type="float">
            <text:p>-0.009607935</text:p>
          </table:table-cell>
          <table:table-cell office:value-type="float" office:value="-0.008929296" calcext:value-type="float">
            <text:p>-0.008929296</text:p>
          </table:table-cell>
          <table:table-cell office:value-type="float" office:value="-0.008128686" calcext:value-type="float">
            <text:p>-0.008128686</text:p>
          </table:table-cell>
          <table:table-cell office:value-type="float" office:value="-0.007553271" calcext:value-type="float">
            <text:p>-0.007553271</text:p>
          </table:table-cell>
          <table:table-cell office:value-type="float" office:value="-0.006594114" calcext:value-type="float">
            <text:p>-0.006594114</text:p>
          </table:table-cell>
          <table:table-cell office:value-type="float" office:value="-0.005841348" calcext:value-type="float">
            <text:p>-0.005841348</text:p>
          </table:table-cell>
          <table:table-cell office:value-type="float" office:value="-0.005009844" calcext:value-type="float">
            <text:p>-0.005009844</text:p>
          </table:table-cell>
          <table:table-cell office:value-type="float" office:value="-0.01035517" calcext:value-type="float">
            <text:p>-0.01035517</text:p>
          </table:table-cell>
          <table:table-cell office:value-type="float" office:value="-0.01377594" calcext:value-type="float">
            <text:p>-0.01377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27238" calcext:value-type="float">
            <text:p>-20.27238</text:p>
          </table:table-cell>
          <table:table-cell office:value-type="float" office:value="0.008294065" calcext:value-type="float">
            <text:p>0.008294065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764" calcext:value-type="float">
            <text:p>-2.387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2" calcext:value-type="float">
            <text:p>15052002</text:p>
          </table:table-cell>
          <table:table-cell office:value-type="float" office:value="142" calcext:value-type="float">
            <text:p>142</text:p>
          </table:table-cell>
          <table:table-cell office:value-type="float" office:value="113.0214" calcext:value-type="float">
            <text:p>113.0214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0.535" calcext:value-type="float">
            <text:p>1100.535</text:p>
          </table:table-cell>
          <table:table-cell office:value-type="float" office:value="-5.500962" calcext:value-type="float">
            <text:p>-5.500962</text:p>
          </table:table-cell>
          <table:table-cell office:value-type="float" office:value="0" calcext:value-type="float">
            <text:p>0</text:p>
          </table:table-cell>
          <table:table-cell office:value-type="float" office:value="0.1123171" calcext:value-type="float">
            <text:p>0.1123171</text:p>
          </table:table-cell>
          <table:table-cell office:value-type="float" office:value="0.3742907" calcext:value-type="float">
            <text:p>0.3742907</text:p>
          </table:table-cell>
          <table:table-cell office:value-type="float" office:value="0.3774689" calcext:value-type="float">
            <text:p>0.3774689</text:p>
          </table:table-cell>
          <table:table-cell office:value-type="float" office:value="0.3812127" calcext:value-type="float">
            <text:p>0.3812127</text:p>
          </table:table-cell>
          <table:table-cell office:value-type="float" office:value="0.3843099" calcext:value-type="float">
            <text:p>0.3843099</text:p>
          </table:table-cell>
          <table:table-cell office:value-type="float" office:value="0.3286989" calcext:value-type="float">
            <text:p>0.3286989</text:p>
          </table:table-cell>
          <table:table-cell office:value-type="float" office:value="0.3243245" calcext:value-type="float">
            <text:p>0.3243245</text:p>
          </table:table-cell>
          <table:table-cell office:value-type="float" office:value="0.3871994" calcext:value-type="float">
            <text:p>0.3871994</text:p>
          </table:table-cell>
          <table:table-cell office:value-type="float" office:value="0.3728595" calcext:value-type="float">
            <text:p>0.3728595</text:p>
          </table:table-cell>
          <table:table-cell office:value-type="float" office:value="0.3712266" calcext:value-type="float">
            <text:p>0.3712266</text:p>
          </table:table-cell>
          <table:table-cell office:value-type="float" office:value="0.3837746" calcext:value-type="float">
            <text:p>0.3837746</text:p>
          </table:table-cell>
          <table:table-cell office:value-type="float" office:value="0.3939726" calcext:value-type="float">
            <text:p>0.39397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33847E-016" calcext:value-type="float">
            <text:p>9.433847E-16</text:p>
          </table:table-cell>
          <table:table-cell office:value-type="float" office:value="9.244002E-016" calcext:value-type="float">
            <text:p>9.244002E-16</text:p>
          </table:table-cell>
          <table:table-cell office:value-type="float" office:value="9.824371E-016" calcext:value-type="float">
            <text:p>9.824371E-16</text:p>
          </table:table-cell>
          <table:table-cell office:value-type="float" office:value="9.629427E-016" calcext:value-type="float">
            <text:p>9.629427E-16</text:p>
          </table:table-cell>
          <table:table-cell office:value-type="float" office:value="9.312632E-016" calcext:value-type="float">
            <text:p>9.312632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1.60381" calcext:value-type="float">
            <text:p>-71.60381</text:p>
          </table:table-cell>
          <table:table-cell office:value-type="float" office:value="-0.009126524" calcext:value-type="float">
            <text:p>-0.009126524</text:p>
          </table:table-cell>
          <table:table-cell office:value-type="float" office:value="-0.008668858" calcext:value-type="float">
            <text:p>-0.008668858</text:p>
          </table:table-cell>
          <table:table-cell office:value-type="float" office:value="-0.008159649" calcext:value-type="float">
            <text:p>-0.008159649</text:p>
          </table:table-cell>
          <table:table-cell office:value-type="float" office:value="-0.007762622" calcext:value-type="float">
            <text:p>-0.007762622</text:p>
          </table:table-cell>
          <table:table-cell office:value-type="float" office:value="-0.007139586" calcext:value-type="float">
            <text:p>-0.007139586</text:p>
          </table:table-cell>
          <table:table-cell office:value-type="float" office:value="-0.006527762" calcext:value-type="float">
            <text:p>-0.006527762</text:p>
          </table:table-cell>
          <table:table-cell office:value-type="float" office:value="-0.005696926" calcext:value-type="float">
            <text:p>-0.005696926</text:p>
          </table:table-cell>
          <table:table-cell office:value-type="float" office:value="-0.009524592" calcext:value-type="float">
            <text:p>-0.009524592</text:p>
          </table:table-cell>
          <table:table-cell office:value-type="float" office:value="-0.01328864" calcext:value-type="float">
            <text:p>-0.01328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78111" calcext:value-type="float">
            <text:p>-25.78111</text:p>
          </table:table-cell>
          <table:table-cell office:value-type="float" office:value="0.008201589" calcext:value-type="float">
            <text:p>0.008201589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8156" calcext:value-type="float">
            <text:p>-2.3881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2" calcext:value-type="float">
            <text:p>16052002</text:p>
          </table:table-cell>
          <table:table-cell office:value-type="float" office:value="143.3" calcext:value-type="float">
            <text:p>143.3</text:p>
          </table:table-cell>
          <table:table-cell office:value-type="float" office:value="113.1047" calcext:value-type="float">
            <text:p>113.1047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1.745" calcext:value-type="float">
            <text:p>1101.745</text:p>
          </table:table-cell>
          <table:table-cell office:value-type="float" office:value="-5.494617" calcext:value-type="float">
            <text:p>-5.494617</text:p>
          </table:table-cell>
          <table:table-cell office:value-type="float" office:value="0" calcext:value-type="float">
            <text:p>0</text:p>
          </table:table-cell>
          <table:table-cell office:value-type="float" office:value="0.1682464" calcext:value-type="float">
            <text:p>0.1682464</text:p>
          </table:table-cell>
          <table:table-cell office:value-type="float" office:value="0.3738545" calcext:value-type="float">
            <text:p>0.3738545</text:p>
          </table:table-cell>
          <table:table-cell office:value-type="float" office:value="0.3769176" calcext:value-type="float">
            <text:p>0.3769176</text:p>
          </table:table-cell>
          <table:table-cell office:value-type="float" office:value="0.3802639" calcext:value-type="float">
            <text:p>0.3802639</text:p>
          </table:table-cell>
          <table:table-cell office:value-type="float" office:value="0.382953" calcext:value-type="float">
            <text:p>0.382953</text:p>
          </table:table-cell>
          <table:table-cell office:value-type="float" office:value="0.3269138" calcext:value-type="float">
            <text:p>0.3269138</text:p>
          </table:table-cell>
          <table:table-cell office:value-type="float" office:value="0.3218617" calcext:value-type="float">
            <text:p>0.3218617</text:p>
          </table:table-cell>
          <table:table-cell office:value-type="float" office:value="0.3854602" calcext:value-type="float">
            <text:p>0.3854602</text:p>
          </table:table-cell>
          <table:table-cell office:value-type="float" office:value="0.3742802" calcext:value-type="float">
            <text:p>0.3742802</text:p>
          </table:table-cell>
          <table:table-cell office:value-type="float" office:value="0.3720168" calcext:value-type="float">
            <text:p>0.3720168</text:p>
          </table:table-cell>
          <table:table-cell office:value-type="float" office:value="0.3841051" calcext:value-type="float">
            <text:p>0.3841051</text:p>
          </table:table-cell>
          <table:table-cell office:value-type="float" office:value="0.3940271" calcext:value-type="float">
            <text:p>0.394027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35836E-016" calcext:value-type="float">
            <text:p>9.435836E-16</text:p>
          </table:table-cell>
          <table:table-cell office:value-type="float" office:value="9.243872E-016" calcext:value-type="float">
            <text:p>9.243872E-16</text:p>
          </table:table-cell>
          <table:table-cell office:value-type="float" office:value="9.82426E-016" calcext:value-type="float">
            <text:p>9.82426E-16</text:p>
          </table:table-cell>
          <table:table-cell office:value-type="float" office:value="9.629353E-016" calcext:value-type="float">
            <text:p>9.629353E-16</text:p>
          </table:table-cell>
          <table:table-cell office:value-type="float" office:value="9.312451E-016" calcext:value-type="float">
            <text:p>9.312451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424378" calcext:value-type="float">
            <text:p>-6.424378</text:p>
          </table:table-cell>
          <table:table-cell office:value-type="float" office:value="-0.009184123" calcext:value-type="float">
            <text:p>-0.009184123</text:p>
          </table:table-cell>
          <table:table-cell office:value-type="float" office:value="-0.008744814" calcext:value-type="float">
            <text:p>-0.008744814</text:p>
          </table:table-cell>
          <table:table-cell office:value-type="float" office:value="-0.008284407" calcext:value-type="float">
            <text:p>-0.008284407</text:p>
          </table:table-cell>
          <table:table-cell office:value-type="float" office:value="-0.007932615" calcext:value-type="float">
            <text:p>-0.007932615</text:p>
          </table:table-cell>
          <table:table-cell office:value-type="float" office:value="-0.007437934" calcext:value-type="float">
            <text:p>-0.007437934</text:p>
          </table:table-cell>
          <table:table-cell office:value-type="float" office:value="-0.006961837" calcext:value-type="float">
            <text:p>-0.006961837</text:p>
          </table:table-cell>
          <table:table-cell office:value-type="float" office:value="-0.006278229" calcext:value-type="float">
            <text:p>-0.006278229</text:p>
          </table:table-cell>
          <table:table-cell office:value-type="float" office:value="-0.008940173" calcext:value-type="float">
            <text:p>-0.008940173</text:p>
          </table:table-cell>
          <table:table-cell office:value-type="float" office:value="-0.0128144" calcext:value-type="float">
            <text:p>-0.0128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015121" calcext:value-type="float">
            <text:p>-0.1015121</text:p>
          </table:table-cell>
          <table:table-cell office:value-type="float" office:value="0.008152018" calcext:value-type="float">
            <text:p>0.008152018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8568" calcext:value-type="float">
            <text:p>-2.38856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2" calcext:value-type="float">
            <text:p>17052002</text:p>
          </table:table-cell>
          <table:table-cell office:value-type="float" office:value="143.5" calcext:value-type="float">
            <text:p>143.5</text:p>
          </table:table-cell>
          <table:table-cell office:value-type="float" office:value="114.7279" calcext:value-type="float">
            <text:p>114.7279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0.321" calcext:value-type="float">
            <text:p>1100.321</text:p>
          </table:table-cell>
          <table:table-cell office:value-type="float" office:value="-5.49379" calcext:value-type="float">
            <text:p>-5.49379</text:p>
          </table:table-cell>
          <table:table-cell office:value-type="float" office:value="0" calcext:value-type="float">
            <text:p>0</text:p>
          </table:table-cell>
          <table:table-cell office:value-type="float" office:value="0.1043369" calcext:value-type="float">
            <text:p>0.1043369</text:p>
          </table:table-cell>
          <table:table-cell office:value-type="float" office:value="0.3724714" calcext:value-type="float">
            <text:p>0.3724714</text:p>
          </table:table-cell>
          <table:table-cell office:value-type="float" office:value="0.3753573" calcext:value-type="float">
            <text:p>0.3753573</text:p>
          </table:table-cell>
          <table:table-cell office:value-type="float" office:value="0.378561" calcext:value-type="float">
            <text:p>0.378561</text:p>
          </table:table-cell>
          <table:table-cell office:value-type="float" office:value="0.3810947" calcext:value-type="float">
            <text:p>0.3810947</text:p>
          </table:table-cell>
          <table:table-cell office:value-type="float" office:value="0.3254537" calcext:value-type="float">
            <text:p>0.3254537</text:p>
          </table:table-cell>
          <table:table-cell office:value-type="float" office:value="0.320118" calcext:value-type="float">
            <text:p>0.320118</text:p>
          </table:table-cell>
          <table:table-cell office:value-type="float" office:value="0.3839107" calcext:value-type="float">
            <text:p>0.3839107</text:p>
          </table:table-cell>
          <table:table-cell office:value-type="float" office:value="0.3753912" calcext:value-type="float">
            <text:p>0.3753912</text:p>
          </table:table-cell>
          <table:table-cell office:value-type="float" office:value="0.3728584" calcext:value-type="float">
            <text:p>0.3728584</text:p>
          </table:table-cell>
          <table:table-cell office:value-type="float" office:value="0.3844568" calcext:value-type="float">
            <text:p>0.3844568</text:p>
          </table:table-cell>
          <table:table-cell office:value-type="float" office:value="0.3940971" calcext:value-type="float">
            <text:p>0.394097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37724E-016" calcext:value-type="float">
            <text:p>9.437724E-16</text:p>
          </table:table-cell>
          <table:table-cell office:value-type="float" office:value="9.243747E-016" calcext:value-type="float">
            <text:p>9.243747E-16</text:p>
          </table:table-cell>
          <table:table-cell office:value-type="float" office:value="9.824148E-016" calcext:value-type="float">
            <text:p>9.824148E-16</text:p>
          </table:table-cell>
          <table:table-cell office:value-type="float" office:value="9.6293E-016" calcext:value-type="float">
            <text:p>9.6293E-16</text:p>
          </table:table-cell>
          <table:table-cell office:value-type="float" office:value="9.312265E-016" calcext:value-type="float">
            <text:p>9.312265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5.4389" calcext:value-type="float">
            <text:p>-125.4389</text:p>
          </table:table-cell>
          <table:table-cell office:value-type="float" office:value="-0.009401632" calcext:value-type="float">
            <text:p>-0.009401632</text:p>
          </table:table-cell>
          <table:table-cell office:value-type="float" office:value="-0.0089708" calcext:value-type="float">
            <text:p>-0.0089708</text:p>
          </table:table-cell>
          <table:table-cell office:value-type="float" office:value="-0.008515654" calcext:value-type="float">
            <text:p>-0.008515654</text:p>
          </table:table-cell>
          <table:table-cell office:value-type="float" office:value="-0.008172432" calcext:value-type="float">
            <text:p>-0.008172432</text:p>
          </table:table-cell>
          <table:table-cell office:value-type="float" office:value="-0.007691389" calcext:value-type="float">
            <text:p>-0.007691389</text:p>
          </table:table-cell>
          <table:table-cell office:value-type="float" office:value="-0.007284443" calcext:value-type="float">
            <text:p>-0.007284443</text:p>
          </table:table-cell>
          <table:table-cell office:value-type="float" office:value="-0.006853682" calcext:value-type="float">
            <text:p>-0.006853682</text:p>
          </table:table-cell>
          <table:table-cell office:value-type="float" office:value="-0.008508194" calcext:value-type="float">
            <text:p>-0.008508194</text:p>
          </table:table-cell>
          <table:table-cell office:value-type="float" office:value="-0.0123281" calcext:value-type="float">
            <text:p>-0.012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7218" calcext:value-type="float">
            <text:p>-31.7218</text:p>
          </table:table-cell>
          <table:table-cell office:value-type="float" office:value="0.008058882" calcext:value-type="float">
            <text:p>0.008058882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888" calcext:value-type="float">
            <text:p>-2.3888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2" calcext:value-type="float">
            <text:p>18052002</text:p>
          </table:table-cell>
          <table:table-cell office:value-type="float" office:value="143.5" calcext:value-type="float">
            <text:p>143.5</text:p>
          </table:table-cell>
          <table:table-cell office:value-type="float" office:value="114.7445" calcext:value-type="float">
            <text:p>114.7445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0.305" calcext:value-type="float">
            <text:p>1100.305</text:p>
          </table:table-cell>
          <table:table-cell office:value-type="float" office:value="-5.49379" calcext:value-type="float">
            <text:p>-5.49379</text:p>
          </table:table-cell>
          <table:table-cell office:value-type="float" office:value="0" calcext:value-type="float">
            <text:p>0</text:p>
          </table:table-cell>
          <table:table-cell office:value-type="float" office:value="0.1049399" calcext:value-type="float">
            <text:p>0.1049399</text:p>
          </table:table-cell>
          <table:table-cell office:value-type="float" office:value="0.3713579" calcext:value-type="float">
            <text:p>0.3713579</text:p>
          </table:table-cell>
          <table:table-cell office:value-type="float" office:value="0.3741106" calcext:value-type="float">
            <text:p>0.3741106</text:p>
          </table:table-cell>
          <table:table-cell office:value-type="float" office:value="0.3770851" calcext:value-type="float">
            <text:p>0.3770851</text:p>
          </table:table-cell>
          <table:table-cell office:value-type="float" office:value="0.3793927" calcext:value-type="float">
            <text:p>0.3793927</text:p>
          </table:table-cell>
          <table:table-cell office:value-type="float" office:value="0.3239507" calcext:value-type="float">
            <text:p>0.3239507</text:p>
          </table:table-cell>
          <table:table-cell office:value-type="float" office:value="0.3184978" calcext:value-type="float">
            <text:p>0.3184978</text:p>
          </table:table-cell>
          <table:table-cell office:value-type="float" office:value="0.3830637" calcext:value-type="float">
            <text:p>0.3830637</text:p>
          </table:table-cell>
          <table:table-cell office:value-type="float" office:value="0.3759355" calcext:value-type="float">
            <text:p>0.3759355</text:p>
          </table:table-cell>
          <table:table-cell office:value-type="float" office:value="0.3737677" calcext:value-type="float">
            <text:p>0.3737677</text:p>
          </table:table-cell>
          <table:table-cell office:value-type="float" office:value="0.3848855" calcext:value-type="float">
            <text:p>0.3848855</text:p>
          </table:table-cell>
          <table:table-cell office:value-type="float" office:value="0.3941827" calcext:value-type="float">
            <text:p>0.39418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39712E-016" calcext:value-type="float">
            <text:p>9.439712E-16</text:p>
          </table:table-cell>
          <table:table-cell office:value-type="float" office:value="9.243617E-016" calcext:value-type="float">
            <text:p>9.243617E-16</text:p>
          </table:table-cell>
          <table:table-cell office:value-type="float" office:value="9.824012E-016" calcext:value-type="float">
            <text:p>9.824012E-16</text:p>
          </table:table-cell>
          <table:table-cell office:value-type="float" office:value="9.629259E-016" calcext:value-type="float">
            <text:p>9.629259E-16</text:p>
          </table:table-cell>
          <table:table-cell office:value-type="float" office:value="9.312072E-016" calcext:value-type="float">
            <text:p>9.312072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0.5946" calcext:value-type="float">
            <text:p>-120.5946</text:p>
          </table:table-cell>
          <table:table-cell office:value-type="float" office:value="-0.009575303" calcext:value-type="float">
            <text:p>-0.009575303</text:p>
          </table:table-cell>
          <table:table-cell office:value-type="float" office:value="-0.009155125" calcext:value-type="float">
            <text:p>-0.009155125</text:p>
          </table:table-cell>
          <table:table-cell office:value-type="float" office:value="-0.008721772" calcext:value-type="float">
            <text:p>-0.008721772</text:p>
          </table:table-cell>
          <table:table-cell office:value-type="float" office:value="-0.008400254" calcext:value-type="float">
            <text:p>-0.008400254</text:p>
          </table:table-cell>
          <table:table-cell office:value-type="float" office:value="-0.007963056" calcext:value-type="float">
            <text:p>-0.007963056</text:p>
          </table:table-cell>
          <table:table-cell office:value-type="float" office:value="-0.007601521" calcext:value-type="float">
            <text:p>-0.007601521</text:p>
          </table:table-cell>
          <table:table-cell office:value-type="float" office:value="-0.007190609" calcext:value-type="float">
            <text:p>-0.007190609</text:p>
          </table:table-cell>
          <table:table-cell office:value-type="float" office:value="-0.008303354" calcext:value-type="float">
            <text:p>-0.008303354</text:p>
          </table:table-cell>
          <table:table-cell office:value-type="float" office:value="-0.0118256" calcext:value-type="float">
            <text:p>-0.0118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87679" calcext:value-type="float">
            <text:p>-44.87679</text:p>
          </table:table-cell>
          <table:table-cell office:value-type="float" office:value="0.008029454" calcext:value-type="float">
            <text:p>0.008029454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9067" calcext:value-type="float">
            <text:p>-2.38906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2" calcext:value-type="float">
            <text:p>19052002</text:p>
          </table:table-cell>
          <table:table-cell office:value-type="float" office:value="143.5" calcext:value-type="float">
            <text:p>143.5</text:p>
          </table:table-cell>
          <table:table-cell office:value-type="float" office:value="114.776" calcext:value-type="float">
            <text:p>114.776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0.273" calcext:value-type="float">
            <text:p>1100.273</text:p>
          </table:table-cell>
          <table:table-cell office:value-type="float" office:value="-5.49379" calcext:value-type="float">
            <text:p>-5.49379</text:p>
          </table:table-cell>
          <table:table-cell office:value-type="float" office:value="0" calcext:value-type="float">
            <text:p>0</text:p>
          </table:table-cell>
          <table:table-cell office:value-type="float" office:value="0.1031196" calcext:value-type="float">
            <text:p>0.1031196</text:p>
          </table:table-cell>
          <table:table-cell office:value-type="float" office:value="0.3700354" calcext:value-type="float">
            <text:p>0.3700354</text:p>
          </table:table-cell>
          <table:table-cell office:value-type="float" office:value="0.3727235" calcext:value-type="float">
            <text:p>0.3727235</text:p>
          </table:table-cell>
          <table:table-cell office:value-type="float" office:value="0.3756399" calcext:value-type="float">
            <text:p>0.3756399</text:p>
          </table:table-cell>
          <table:table-cell office:value-type="float" office:value="0.3778798" calcext:value-type="float">
            <text:p>0.3778798</text:p>
          </table:table-cell>
          <table:table-cell office:value-type="float" office:value="0.3226455" calcext:value-type="float">
            <text:p>0.3226455</text:p>
          </table:table-cell>
          <table:table-cell office:value-type="float" office:value="0.3169681" calcext:value-type="float">
            <text:p>0.3169681</text:p>
          </table:table-cell>
          <table:table-cell office:value-type="float" office:value="0.3824264" calcext:value-type="float">
            <text:p>0.3824264</text:p>
          </table:table-cell>
          <table:table-cell office:value-type="float" office:value="0.3761866" calcext:value-type="float">
            <text:p>0.3761866</text:p>
          </table:table-cell>
          <table:table-cell office:value-type="float" office:value="0.3746666" calcext:value-type="float">
            <text:p>0.3746666</text:p>
          </table:table-cell>
          <table:table-cell office:value-type="float" office:value="0.385377" calcext:value-type="float">
            <text:p>0.385377</text:p>
          </table:table-cell>
          <table:table-cell office:value-type="float" office:value="0.3942894" calcext:value-type="float">
            <text:p>0.39428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41789E-016" calcext:value-type="float">
            <text:p>9.441789E-16</text:p>
          </table:table-cell>
          <table:table-cell office:value-type="float" office:value="9.243484E-016" calcext:value-type="float">
            <text:p>9.243484E-16</text:p>
          </table:table-cell>
          <table:table-cell office:value-type="float" office:value="9.823894E-016" calcext:value-type="float">
            <text:p>9.823894E-16</text:p>
          </table:table-cell>
          <table:table-cell office:value-type="float" office:value="9.629159E-016" calcext:value-type="float">
            <text:p>9.629159E-16</text:p>
          </table:table-cell>
          <table:table-cell office:value-type="float" office:value="9.311909E-016" calcext:value-type="float">
            <text:p>9.311909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7.3348" calcext:value-type="float">
            <text:p>-137.3348</text:p>
          </table:table-cell>
          <table:table-cell office:value-type="float" office:value="-0.009787233" calcext:value-type="float">
            <text:p>-0.009787233</text:p>
          </table:table-cell>
          <table:table-cell office:value-type="float" office:value="-0.009366358" calcext:value-type="float">
            <text:p>-0.009366358</text:p>
          </table:table-cell>
          <table:table-cell office:value-type="float" office:value="-0.008929957" calcext:value-type="float">
            <text:p>-0.008929957</text:p>
          </table:table-cell>
          <table:table-cell office:value-type="float" office:value="-0.008609061" calcext:value-type="float">
            <text:p>-0.008609061</text:p>
          </table:table-cell>
          <table:table-cell office:value-type="float" office:value="-0.00820803" calcext:value-type="float">
            <text:p>-0.00820803</text:p>
          </table:table-cell>
          <table:table-cell office:value-type="float" office:value="-0.007914492" calcext:value-type="float">
            <text:p>-0.007914492</text:p>
          </table:table-cell>
          <table:table-cell office:value-type="float" office:value="-0.00745432" calcext:value-type="float">
            <text:p>-0.00745432</text:p>
          </table:table-cell>
          <table:table-cell office:value-type="float" office:value="-0.00821133" calcext:value-type="float">
            <text:p>-0.00821133</text:p>
          </table:table-cell>
          <table:table-cell office:value-type="float" office:value="-0.01134881" calcext:value-type="float">
            <text:p>-0.01134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75361" calcext:value-type="float">
            <text:p>-46.75361</text:p>
          </table:table-cell>
          <table:table-cell office:value-type="float" office:value="0.008008452" calcext:value-type="float">
            <text:p>0.008008452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9124" calcext:value-type="float">
            <text:p>-2.3891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2" calcext:value-type="float">
            <text:p>20052002</text:p>
          </table:table-cell>
          <table:table-cell office:value-type="float" office:value="143.5" calcext:value-type="float">
            <text:p>143.5</text:p>
          </table:table-cell>
          <table:table-cell office:value-type="float" office:value="114.7767" calcext:value-type="float">
            <text:p>114.7767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99.07" calcext:value-type="float">
            <text:p>1099.07</text:p>
          </table:table-cell>
          <table:table-cell office:value-type="float" office:value="-5.49379" calcext:value-type="float">
            <text:p>-5.49379</text:p>
          </table:table-cell>
          <table:table-cell office:value-type="float" office:value="0" calcext:value-type="float">
            <text:p>0</text:p>
          </table:table-cell>
          <table:table-cell office:value-type="float" office:value="0.1036399" calcext:value-type="float">
            <text:p>0.1036399</text:p>
          </table:table-cell>
          <table:table-cell office:value-type="float" office:value="0.3687805" calcext:value-type="float">
            <text:p>0.3687805</text:p>
          </table:table-cell>
          <table:table-cell office:value-type="float" office:value="0.3713792" calcext:value-type="float">
            <text:p>0.3713792</text:p>
          </table:table-cell>
          <table:table-cell office:value-type="float" office:value="0.3741511" calcext:value-type="float">
            <text:p>0.3741511</text:p>
          </table:table-cell>
          <table:table-cell office:value-type="float" office:value="0.3763054" calcext:value-type="float">
            <text:p>0.3763054</text:p>
          </table:table-cell>
          <table:table-cell office:value-type="float" office:value="0.3214371" calcext:value-type="float">
            <text:p>0.3214371</text:p>
          </table:table-cell>
          <table:table-cell office:value-type="float" office:value="0.3157851" calcext:value-type="float">
            <text:p>0.3157851</text:p>
          </table:table-cell>
          <table:table-cell office:value-type="float" office:value="0.3818763" calcext:value-type="float">
            <text:p>0.3818763</text:p>
          </table:table-cell>
          <table:table-cell office:value-type="float" office:value="0.3763552" calcext:value-type="float">
            <text:p>0.3763552</text:p>
          </table:table-cell>
          <table:table-cell office:value-type="float" office:value="0.3754584" calcext:value-type="float">
            <text:p>0.3754584</text:p>
          </table:table-cell>
          <table:table-cell office:value-type="float" office:value="0.3858687" calcext:value-type="float">
            <text:p>0.3858687</text:p>
          </table:table-cell>
          <table:table-cell office:value-type="float" office:value="0.3944148" calcext:value-type="float">
            <text:p>0.39441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43964E-016" calcext:value-type="float">
            <text:p>9.443964E-16</text:p>
          </table:table-cell>
          <table:table-cell office:value-type="float" office:value="9.243356E-016" calcext:value-type="float">
            <text:p>9.243356E-16</text:p>
          </table:table-cell>
          <table:table-cell office:value-type="float" office:value="9.82375E-016" calcext:value-type="float">
            <text:p>9.82375E-16</text:p>
          </table:table-cell>
          <table:table-cell office:value-type="float" office:value="9.629078E-016" calcext:value-type="float">
            <text:p>9.629078E-16</text:p>
          </table:table-cell>
          <table:table-cell office:value-type="float" office:value="9.311728E-016" calcext:value-type="float">
            <text:p>9.311728E-16</text:p>
          </table:table-cell>
          <table:table-cell office:value-type="float" office:value="5.045134E-018" calcext:value-type="float">
            <text:p>5.045134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2.3388" calcext:value-type="float">
            <text:p>-132.3388</text:p>
          </table:table-cell>
          <table:table-cell office:value-type="float" office:value="-0.009993488" calcext:value-type="float">
            <text:p>-0.009993488</text:p>
          </table:table-cell>
          <table:table-cell office:value-type="float" office:value="-0.009576234" calcext:value-type="float">
            <text:p>-0.009576234</text:p>
          </table:table-cell>
          <table:table-cell office:value-type="float" office:value="-0.009150093" calcext:value-type="float">
            <text:p>-0.009150093</text:p>
          </table:table-cell>
          <table:table-cell office:value-type="float" office:value="-0.008832386" calcext:value-type="float">
            <text:p>-0.008832386</text:p>
          </table:table-cell>
          <table:table-cell office:value-type="float" office:value="-0.008442" calcext:value-type="float">
            <text:p>-0.008442</text:p>
          </table:table-cell>
          <table:table-cell office:value-type="float" office:value="-0.008166846" calcext:value-type="float">
            <text:p>-0.008166846</text:p>
          </table:table-cell>
          <table:table-cell office:value-type="float" office:value="-0.007690703" calcext:value-type="float">
            <text:p>-0.007690703</text:p>
          </table:table-cell>
          <table:table-cell office:value-type="float" office:value="-0.008150103" calcext:value-type="float">
            <text:p>-0.008150103</text:p>
          </table:table-cell>
          <table:table-cell office:value-type="float" office:value="-0.01094562" calcext:value-type="float">
            <text:p>-0.01094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89619" calcext:value-type="float">
            <text:p>-39.89619</text:p>
          </table:table-cell>
          <table:table-cell office:value-type="float" office:value="0.007992107" calcext:value-type="float">
            <text:p>0.007992107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9035" calcext:value-type="float">
            <text:p>-2.3890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2" calcext:value-type="float">
            <text:p>21052002</text:p>
          </table:table-cell>
          <table:table-cell office:value-type="float" office:value="144.1" calcext:value-type="float">
            <text:p>144.1</text:p>
          </table:table-cell>
          <table:table-cell office:value-type="float" office:value="115.3691" calcext:value-type="float">
            <text:p>115.3691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99.075" calcext:value-type="float">
            <text:p>1099.075</text:p>
          </table:table-cell>
          <table:table-cell office:value-type="float" office:value="-5.490941" calcext:value-type="float">
            <text:p>-5.490941</text:p>
          </table:table-cell>
          <table:table-cell office:value-type="float" office:value="0" calcext:value-type="float">
            <text:p>0</text:p>
          </table:table-cell>
          <table:table-cell office:value-type="float" office:value="0.1054626" calcext:value-type="float">
            <text:p>0.1054626</text:p>
          </table:table-cell>
          <table:table-cell office:value-type="float" office:value="0.3674263" calcext:value-type="float">
            <text:p>0.3674263</text:p>
          </table:table-cell>
          <table:table-cell office:value-type="float" office:value="0.3699552" calcext:value-type="float">
            <text:p>0.3699552</text:p>
          </table:table-cell>
          <table:table-cell office:value-type="float" office:value="0.3726467" calcext:value-type="float">
            <text:p>0.3726467</text:p>
          </table:table-cell>
          <table:table-cell office:value-type="float" office:value="0.3747339" calcext:value-type="float">
            <text:p>0.3747339</text:p>
          </table:table-cell>
          <table:table-cell office:value-type="float" office:value="0.3202818" calcext:value-type="float">
            <text:p>0.3202818</text:p>
          </table:table-cell>
          <table:table-cell office:value-type="float" office:value="0.3147783" calcext:value-type="float">
            <text:p>0.3147783</text:p>
          </table:table-cell>
          <table:table-cell office:value-type="float" office:value="0.3814577" calcext:value-type="float">
            <text:p>0.3814577</text:p>
          </table:table-cell>
          <table:table-cell office:value-type="float" office:value="0.3764698" calcext:value-type="float">
            <text:p>0.3764698</text:p>
          </table:table-cell>
          <table:table-cell office:value-type="float" office:value="0.3761602" calcext:value-type="float">
            <text:p>0.3761602</text:p>
          </table:table-cell>
          <table:table-cell office:value-type="float" office:value="0.3863507" calcext:value-type="float">
            <text:p>0.3863507</text:p>
          </table:table-cell>
          <table:table-cell office:value-type="float" office:value="0.3945554" calcext:value-type="float">
            <text:p>0.39455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46227E-016" calcext:value-type="float">
            <text:p>9.446227E-16</text:p>
          </table:table-cell>
          <table:table-cell office:value-type="float" office:value="9.243224E-016" calcext:value-type="float">
            <text:p>9.243224E-16</text:p>
          </table:table-cell>
          <table:table-cell office:value-type="float" office:value="9.823602E-016" calcext:value-type="float">
            <text:p>9.823602E-16</text:p>
          </table:table-cell>
          <table:table-cell office:value-type="float" office:value="9.629022E-016" calcext:value-type="float">
            <text:p>9.629022E-16</text:p>
          </table:table-cell>
          <table:table-cell office:value-type="float" office:value="9.311489E-016" calcext:value-type="float">
            <text:p>9.311489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5.3879" calcext:value-type="float">
            <text:p>-115.3879</text:p>
          </table:table-cell>
          <table:table-cell office:value-type="float" office:value="-0.01022193" calcext:value-type="float">
            <text:p>-0.01022193</text:p>
          </table:table-cell>
          <table:table-cell office:value-type="float" office:value="-0.009804637" calcext:value-type="float">
            <text:p>-0.009804637</text:p>
          </table:table-cell>
          <table:table-cell office:value-type="float" office:value="-0.009379118" calcext:value-type="float">
            <text:p>-0.009379118</text:p>
          </table:table-cell>
          <table:table-cell office:value-type="float" office:value="-0.009062127" calcext:value-type="float">
            <text:p>-0.009062127</text:p>
          </table:table-cell>
          <table:table-cell office:value-type="float" office:value="-0.008672901" calcext:value-type="float">
            <text:p>-0.008672901</text:p>
          </table:table-cell>
          <table:table-cell office:value-type="float" office:value="-0.008388538" calcext:value-type="float">
            <text:p>-0.008388538</text:p>
          </table:table-cell>
          <table:table-cell office:value-type="float" office:value="-0.007875712" calcext:value-type="float">
            <text:p>-0.007875712</text:p>
          </table:table-cell>
          <table:table-cell office:value-type="float" office:value="-0.008108814" calcext:value-type="float">
            <text:p>-0.008108814</text:p>
          </table:table-cell>
          <table:table-cell office:value-type="float" office:value="-0.01060098" calcext:value-type="float">
            <text:p>-0.01060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41754" calcext:value-type="float">
            <text:p>-42.41754</text:p>
          </table:table-cell>
          <table:table-cell office:value-type="float" office:value="0.007978692" calcext:value-type="float">
            <text:p>0.007978692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8789" calcext:value-type="float">
            <text:p>-2.38878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2" calcext:value-type="float">
            <text:p>22052002</text:p>
          </table:table-cell>
          <table:table-cell office:value-type="float" office:value="148.0001" calcext:value-type="float">
            <text:p>148.0001</text:p>
          </table:table-cell>
          <table:table-cell office:value-type="float" office:value="116.1698" calcext:value-type="float">
            <text:p>116.1698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2.155" calcext:value-type="float">
            <text:p>1102.155</text:p>
          </table:table-cell>
          <table:table-cell office:value-type="float" office:value="-5.47173" calcext:value-type="float">
            <text:p>-5.47173</text:p>
          </table:table-cell>
          <table:table-cell office:value-type="float" office:value="0" calcext:value-type="float">
            <text:p>0</text:p>
          </table:table-cell>
          <table:table-cell office:value-type="float" office:value="0.358506" calcext:value-type="float">
            <text:p>0.358506</text:p>
          </table:table-cell>
          <table:table-cell office:value-type="float" office:value="0.3611647" calcext:value-type="float">
            <text:p>0.3611647</text:p>
          </table:table-cell>
          <table:table-cell office:value-type="float" office:value="0.3661908" calcext:value-type="float">
            <text:p>0.3661908</text:p>
          </table:table-cell>
          <table:table-cell office:value-type="float" office:value="0.3704258" calcext:value-type="float">
            <text:p>0.3704258</text:p>
          </table:table-cell>
          <table:table-cell office:value-type="float" office:value="0.3728561" calcext:value-type="float">
            <text:p>0.3728561</text:p>
          </table:table-cell>
          <table:table-cell office:value-type="float" office:value="0.3192895" calcext:value-type="float">
            <text:p>0.3192895</text:p>
          </table:table-cell>
          <table:table-cell office:value-type="float" office:value="0.3143366" calcext:value-type="float">
            <text:p>0.3143366</text:p>
          </table:table-cell>
          <table:table-cell office:value-type="float" office:value="0.3810471" calcext:value-type="float">
            <text:p>0.3810471</text:p>
          </table:table-cell>
          <table:table-cell office:value-type="float" office:value="0.3764189" calcext:value-type="float">
            <text:p>0.3764189</text:p>
          </table:table-cell>
          <table:table-cell office:value-type="float" office:value="0.3767834" calcext:value-type="float">
            <text:p>0.3767834</text:p>
          </table:table-cell>
          <table:table-cell office:value-type="float" office:value="0.3868173" calcext:value-type="float">
            <text:p>0.3868173</text:p>
          </table:table-cell>
          <table:table-cell office:value-type="float" office:value="0.3947074" calcext:value-type="float">
            <text:p>0.394707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48216E-016" calcext:value-type="float">
            <text:p>9.448216E-16</text:p>
          </table:table-cell>
          <table:table-cell office:value-type="float" office:value="9.243099E-016" calcext:value-type="float">
            <text:p>9.243099E-16</text:p>
          </table:table-cell>
          <table:table-cell office:value-type="float" office:value="9.823487E-016" calcext:value-type="float">
            <text:p>9.823487E-16</text:p>
          </table:table-cell>
          <table:table-cell office:value-type="float" office:value="9.628964E-016" calcext:value-type="float">
            <text:p>9.628964E-16</text:p>
          </table:table-cell>
          <table:table-cell office:value-type="float" office:value="9.311264E-016" calcext:value-type="float">
            <text:p>9.311264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190271" calcext:value-type="float">
            <text:p>-0.01190271</text:p>
          </table:table-cell>
          <table:table-cell office:value-type="float" office:value="-0.01137133" calcext:value-type="float">
            <text:p>-0.01137133</text:p>
          </table:table-cell>
          <table:table-cell office:value-type="float" office:value="-0.01042904" calcext:value-type="float">
            <text:p>-0.01042904</text:p>
          </table:table-cell>
          <table:table-cell office:value-type="float" office:value="-0.009721205" calcext:value-type="float">
            <text:p>-0.009721205</text:p>
          </table:table-cell>
          <table:table-cell office:value-type="float" office:value="-0.009340868" calcext:value-type="float">
            <text:p>-0.009340868</text:p>
          </table:table-cell>
          <table:table-cell office:value-type="float" office:value="-0.008876728" calcext:value-type="float">
            <text:p>-0.008876728</text:p>
          </table:table-cell>
          <table:table-cell office:value-type="float" office:value="-0.008487569" calcext:value-type="float">
            <text:p>-0.008487569</text:p>
          </table:table-cell>
          <table:table-cell office:value-type="float" office:value="-0.008061345" calcext:value-type="float">
            <text:p>-0.008061345</text:p>
          </table:table-cell>
          <table:table-cell office:value-type="float" office:value="-0.008126291" calcext:value-type="float">
            <text:p>-0.008126291</text:p>
          </table:table-cell>
          <table:table-cell office:value-type="float" office:value="-0.01030456" calcext:value-type="float">
            <text:p>-0.01030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200919" calcext:value-type="float">
            <text:p>-0.01200919</text:p>
          </table:table-cell>
          <table:table-cell office:value-type="float" office:value="0.007953258" calcext:value-type="float">
            <text:p>0.007953258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839" calcext:value-type="float">
            <text:p>-2.3883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2" calcext:value-type="float">
            <text:p>23052002</text:p>
          </table:table-cell>
          <table:table-cell office:value-type="float" office:value="149.2001" calcext:value-type="float">
            <text:p>149.2001</text:p>
          </table:table-cell>
          <table:table-cell office:value-type="float" office:value="119.9424" calcext:value-type="float">
            <text:p>119.9424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99.577" calcext:value-type="float">
            <text:p>1099.577</text:p>
          </table:table-cell>
          <table:table-cell office:value-type="float" office:value="-5.466161" calcext:value-type="float">
            <text:p>-5.466161</text:p>
          </table:table-cell>
          <table:table-cell office:value-type="float" office:value="0" calcext:value-type="float">
            <text:p>0</text:p>
          </table:table-cell>
          <table:table-cell office:value-type="float" office:value="0.2299341" calcext:value-type="float">
            <text:p>0.2299341</text:p>
          </table:table-cell>
          <table:table-cell office:value-type="float" office:value="0.35523" calcext:value-type="float">
            <text:p>0.35523</text:p>
          </table:table-cell>
          <table:table-cell office:value-type="float" office:value="0.3606958" calcext:value-type="float">
            <text:p>0.3606958</text:p>
          </table:table-cell>
          <table:table-cell office:value-type="float" office:value="0.366229" calcext:value-type="float">
            <text:p>0.366229</text:p>
          </table:table-cell>
          <table:table-cell office:value-type="float" office:value="0.3695925" calcext:value-type="float">
            <text:p>0.3695925</text:p>
          </table:table-cell>
          <table:table-cell office:value-type="float" office:value="0.3182107" calcext:value-type="float">
            <text:p>0.3182107</text:p>
          </table:table-cell>
          <table:table-cell office:value-type="float" office:value="0.3135408" calcext:value-type="float">
            <text:p>0.3135408</text:p>
          </table:table-cell>
          <table:table-cell office:value-type="float" office:value="0.380715" calcext:value-type="float">
            <text:p>0.380715</text:p>
          </table:table-cell>
          <table:table-cell office:value-type="float" office:value="0.3763197" calcext:value-type="float">
            <text:p>0.3763197</text:p>
          </table:table-cell>
          <table:table-cell office:value-type="float" office:value="0.377332" calcext:value-type="float">
            <text:p>0.377332</text:p>
          </table:table-cell>
          <table:table-cell office:value-type="float" office:value="0.3872648" calcext:value-type="float">
            <text:p>0.3872648</text:p>
          </table:table-cell>
          <table:table-cell office:value-type="float" office:value="0.394868" calcext:value-type="float">
            <text:p>0.3948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49997E-016" calcext:value-type="float">
            <text:p>9.449997E-16</text:p>
          </table:table-cell>
          <table:table-cell office:value-type="float" office:value="9.242987E-016" calcext:value-type="float">
            <text:p>9.242987E-16</text:p>
          </table:table-cell>
          <table:table-cell office:value-type="float" office:value="9.823403E-016" calcext:value-type="float">
            <text:p>9.823403E-16</text:p>
          </table:table-cell>
          <table:table-cell office:value-type="float" office:value="9.628905E-016" calcext:value-type="float">
            <text:p>9.628905E-16</text:p>
          </table:table-cell>
          <table:table-cell office:value-type="float" office:value="9.311057E-016" calcext:value-type="float">
            <text:p>9.311057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792945" calcext:value-type="float">
            <text:p>-0.2792945</text:p>
          </table:table-cell>
          <table:table-cell office:value-type="float" office:value="-0.01258879" calcext:value-type="float">
            <text:p>-0.01258879</text:p>
          </table:table-cell>
          <table:table-cell office:value-type="float" office:value="-0.01145011" calcext:value-type="float">
            <text:p>-0.01145011</text:p>
          </table:table-cell>
          <table:table-cell office:value-type="float" office:value="-0.01042373" calcext:value-type="float">
            <text:p>-0.01042373</text:p>
          </table:table-cell>
          <table:table-cell office:value-type="float" office:value="-0.009854653" calcext:value-type="float">
            <text:p>-0.009854653</text:p>
          </table:table-cell>
          <table:table-cell office:value-type="float" office:value="-0.009100555" calcext:value-type="float">
            <text:p>-0.009100555</text:p>
          </table:table-cell>
          <table:table-cell office:value-type="float" office:value="-0.008668634" calcext:value-type="float">
            <text:p>-0.008668634</text:p>
          </table:table-cell>
          <table:table-cell office:value-type="float" office:value="-0.008214886" calcext:value-type="float">
            <text:p>-0.008214886</text:p>
          </table:table-cell>
          <table:table-cell office:value-type="float" office:value="-0.008162046" calcext:value-type="float">
            <text:p>-0.008162046</text:p>
          </table:table-cell>
          <table:table-cell office:value-type="float" office:value="-0.01005084" calcext:value-type="float">
            <text:p>-0.01005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30617" calcext:value-type="float">
            <text:p>-0.4030617</text:p>
          </table:table-cell>
          <table:table-cell office:value-type="float" office:value="0.007837182" calcext:value-type="float">
            <text:p>0.007837182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7838" calcext:value-type="float">
            <text:p>-2.38783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2" calcext:value-type="float">
            <text:p>24052002</text:p>
          </table:table-cell>
          <table:table-cell office:value-type="float" office:value="165.7001" calcext:value-type="float">
            <text:p>165.7001</text:p>
          </table:table-cell>
          <table:table-cell office:value-type="float" office:value="121.1556" calcext:value-type="float">
            <text:p>121.1556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14.656" calcext:value-type="float">
            <text:p>1114.656</text:p>
          </table:table-cell>
          <table:table-cell office:value-type="float" office:value="-5.258408" calcext:value-type="float">
            <text:p>-5.258408</text:p>
          </table:table-cell>
          <table:table-cell office:value-type="float" office:value="0" calcext:value-type="float">
            <text:p>0</text:p>
          </table:table-cell>
          <table:table-cell office:value-type="float" office:value="0.4337" calcext:value-type="float">
            <text:p>0.4337</text:p>
          </table:table-cell>
          <table:table-cell office:value-type="float" office:value="0.4374486" calcext:value-type="float">
            <text:p>0.4374486</text:p>
          </table:table-cell>
          <table:table-cell office:value-type="float" office:value="0.4379533" calcext:value-type="float">
            <text:p>0.4379533</text:p>
          </table:table-cell>
          <table:table-cell office:value-type="float" office:value="0.4287376" calcext:value-type="float">
            <text:p>0.4287376</text:p>
          </table:table-cell>
          <table:table-cell office:value-type="float" office:value="0.4224847" calcext:value-type="float">
            <text:p>0.4224847</text:p>
          </table:table-cell>
          <table:table-cell office:value-type="float" office:value="0.3195016" calcext:value-type="float">
            <text:p>0.3195016</text:p>
          </table:table-cell>
          <table:table-cell office:value-type="float" office:value="0.3140271" calcext:value-type="float">
            <text:p>0.3140271</text:p>
          </table:table-cell>
          <table:table-cell office:value-type="float" office:value="0.3804151" calcext:value-type="float">
            <text:p>0.3804151</text:p>
          </table:table-cell>
          <table:table-cell office:value-type="float" office:value="0.3761558" calcext:value-type="float">
            <text:p>0.3761558</text:p>
          </table:table-cell>
          <table:table-cell office:value-type="float" office:value="0.3778517" calcext:value-type="float">
            <text:p>0.3778517</text:p>
          </table:table-cell>
          <table:table-cell office:value-type="float" office:value="0.3877283" calcext:value-type="float">
            <text:p>0.3877283</text:p>
          </table:table-cell>
          <table:table-cell office:value-type="float" office:value="0.395035" calcext:value-type="float">
            <text:p>0.3950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51201E-016" calcext:value-type="float">
            <text:p>9.451201E-16</text:p>
          </table:table-cell>
          <table:table-cell office:value-type="float" office:value="9.242937E-016" calcext:value-type="float">
            <text:p>9.242937E-16</text:p>
          </table:table-cell>
          <table:table-cell office:value-type="float" office:value="9.823353E-016" calcext:value-type="float">
            <text:p>9.823353E-16</text:p>
          </table:table-cell>
          <table:table-cell office:value-type="float" office:value="9.628858E-016" calcext:value-type="float">
            <text:p>9.628858E-16</text:p>
          </table:table-cell>
          <table:table-cell office:value-type="float" office:value="9.310903E-016" calcext:value-type="float">
            <text:p>9.310903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3579063" calcext:value-type="float">
            <text:p>-0.003579063</text:p>
          </table:table-cell>
          <table:table-cell office:value-type="float" office:value="-0.0034022" calcext:value-type="float">
            <text:p>-0.0034022</text:p>
          </table:table-cell>
          <table:table-cell office:value-type="float" office:value="-0.003394107" calcext:value-type="float">
            <text:p>-0.003394107</text:p>
          </table:table-cell>
          <table:table-cell office:value-type="float" office:value="-0.004024592" calcext:value-type="float">
            <text:p>-0.004024592</text:p>
          </table:table-cell>
          <table:table-cell office:value-type="float" office:value="-0.004547503" calcext:value-type="float">
            <text:p>-0.004547503</text:p>
          </table:table-cell>
          <table:table-cell office:value-type="float" office:value="-0.008946306" calcext:value-type="float">
            <text:p>-0.008946306</text:p>
          </table:table-cell>
          <table:table-cell office:value-type="float" office:value="-0.008557688" calcext:value-type="float">
            <text:p>-0.008557688</text:p>
          </table:table-cell>
          <table:table-cell office:value-type="float" office:value="-0.008357855" calcext:value-type="float">
            <text:p>-0.008357855</text:p>
          </table:table-cell>
          <table:table-cell office:value-type="float" office:value="-0.008220301" calcext:value-type="float">
            <text:p>-0.008220301</text:p>
          </table:table-cell>
          <table:table-cell office:value-type="float" office:value="-0.009817325" calcext:value-type="float">
            <text:p>-0.009817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647813" calcext:value-type="float">
            <text:p>-0.003647813</text:p>
          </table:table-cell>
          <table:table-cell office:value-type="float" office:value="0.00778368" calcext:value-type="float">
            <text:p>0.00778368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2.387138" calcext:value-type="float">
            <text:p>-2.38713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2" calcext:value-type="float">
            <text:p>25052002</text:p>
          </table:table-cell>
          <table:table-cell office:value-type="float" office:value="165.8001" calcext:value-type="float">
            <text:p>165.8001</text:p>
          </table:table-cell>
          <table:table-cell office:value-type="float" office:value="125.7349" calcext:value-type="float">
            <text:p>125.7349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10.176" calcext:value-type="float">
            <text:p>1110.176</text:p>
          </table:table-cell>
          <table:table-cell office:value-type="float" office:value="-5.257933" calcext:value-type="float">
            <text:p>-5.257933</text:p>
          </table:table-cell>
          <table:table-cell office:value-type="float" office:value="0" calcext:value-type="float">
            <text:p>0</text:p>
          </table:table-cell>
          <table:table-cell office:value-type="float" office:value="0.3756652" calcext:value-type="float">
            <text:p>0.3756652</text:p>
          </table:table-cell>
          <table:table-cell office:value-type="float" office:value="0.3788828" calcext:value-type="float">
            <text:p>0.3788828</text:p>
          </table:table-cell>
          <table:table-cell office:value-type="float" office:value="0.3854856" calcext:value-type="float">
            <text:p>0.3854856</text:p>
          </table:table-cell>
          <table:table-cell office:value-type="float" office:value="0.3924665" calcext:value-type="float">
            <text:p>0.3924665</text:p>
          </table:table-cell>
          <table:table-cell office:value-type="float" office:value="0.3967852" calcext:value-type="float">
            <text:p>0.3967852</text:p>
          </table:table-cell>
          <table:table-cell office:value-type="float" office:value="0.3374944" calcext:value-type="float">
            <text:p>0.3374944</text:p>
          </table:table-cell>
          <table:table-cell office:value-type="float" office:value="0.3280595" calcext:value-type="float">
            <text:p>0.3280595</text:p>
          </table:table-cell>
          <table:table-cell office:value-type="float" office:value="0.3825125" calcext:value-type="float">
            <text:p>0.3825125</text:p>
          </table:table-cell>
          <table:table-cell office:value-type="float" office:value="0.3760326" calcext:value-type="float">
            <text:p>0.3760326</text:p>
          </table:table-cell>
          <table:table-cell office:value-type="float" office:value="0.378308" calcext:value-type="float">
            <text:p>0.378308</text:p>
          </table:table-cell>
          <table:table-cell office:value-type="float" office:value="0.3883554" calcext:value-type="float">
            <text:p>0.3883554</text:p>
          </table:table-cell>
          <table:table-cell office:value-type="float" office:value="0.3952662" calcext:value-type="float">
            <text:p>0.395266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52584E-016" calcext:value-type="float">
            <text:p>9.452584E-16</text:p>
          </table:table-cell>
          <table:table-cell office:value-type="float" office:value="9.242827E-016" calcext:value-type="float">
            <text:p>9.242827E-16</text:p>
          </table:table-cell>
          <table:table-cell office:value-type="float" office:value="9.823303E-016" calcext:value-type="float">
            <text:p>9.823303E-16</text:p>
          </table:table-cell>
          <table:table-cell office:value-type="float" office:value="9.628831E-016" calcext:value-type="float">
            <text:p>9.628831E-16</text:p>
          </table:table-cell>
          <table:table-cell office:value-type="float" office:value="9.310713E-016" calcext:value-type="float">
            <text:p>9.310713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8951849" calcext:value-type="float">
            <text:p>-0.008951849</text:p>
          </table:table-cell>
          <table:table-cell office:value-type="float" office:value="-0.008492953" calcext:value-type="float">
            <text:p>-0.008492953</text:p>
          </table:table-cell>
          <table:table-cell office:value-type="float" office:value="-0.007614843" calcext:value-type="float">
            <text:p>-0.007614843</text:p>
          </table:table-cell>
          <table:table-cell office:value-type="float" office:value="-0.006808386" calcext:value-type="float">
            <text:p>-0.006808386</text:p>
          </table:table-cell>
          <table:table-cell office:value-type="float" office:value="-0.006363125" calcext:value-type="float">
            <text:p>-0.006363125</text:p>
          </table:table-cell>
          <table:table-cell office:value-type="float" office:value="-0.005846749" calcext:value-type="float">
            <text:p>-0.005846749</text:p>
          </table:table-cell>
          <table:table-cell office:value-type="float" office:value="-0.005933766" calcext:value-type="float">
            <text:p>-0.005933766</text:p>
          </table:table-cell>
          <table:table-cell office:value-type="float" office:value="-0.007436615" calcext:value-type="float">
            <text:p>-0.007436615</text:p>
          </table:table-cell>
          <table:table-cell office:value-type="float" office:value="-0.008268044" calcext:value-type="float">
            <text:p>-0.008268044</text:p>
          </table:table-cell>
          <table:table-cell office:value-type="float" office:value="-0.009615855" calcext:value-type="float">
            <text:p>-0.009615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050842" calcext:value-type="float">
            <text:p>-0.009050842</text:p>
          </table:table-cell>
          <table:table-cell office:value-type="float" office:value="0.007568648" calcext:value-type="float">
            <text:p>0.007568648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86266" calcext:value-type="float">
            <text:p>-2.38626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2" calcext:value-type="float">
            <text:p>26052002</text:p>
          </table:table-cell>
          <table:table-cell office:value-type="float" office:value="175.1001" calcext:value-type="float">
            <text:p>175.1001</text:p>
          </table:table-cell>
          <table:table-cell office:value-type="float" office:value="130.5984" calcext:value-type="float">
            <text:p>130.5984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14.538" calcext:value-type="float">
            <text:p>1114.538</text:p>
          </table:table-cell>
          <table:table-cell office:value-type="float" office:value="-5.183217" calcext:value-type="float">
            <text:p>-5.183217</text:p>
          </table:table-cell>
          <table:table-cell office:value-type="float" office:value="0" calcext:value-type="float">
            <text:p>0</text:p>
          </table:table-cell>
          <table:table-cell office:value-type="float" office:value="0.4272667" calcext:value-type="float">
            <text:p>0.4272667</text:p>
          </table:table-cell>
          <table:table-cell office:value-type="float" office:value="0.4291514" calcext:value-type="float">
            <text:p>0.4291514</text:p>
          </table:table-cell>
          <table:table-cell office:value-type="float" office:value="0.4178289" calcext:value-type="float">
            <text:p>0.4178289</text:p>
          </table:table-cell>
          <table:table-cell office:value-type="float" office:value="0.3958688" calcext:value-type="float">
            <text:p>0.3958688</text:p>
          </table:table-cell>
          <table:table-cell office:value-type="float" office:value="0.3906876" calcext:value-type="float">
            <text:p>0.3906876</text:p>
          </table:table-cell>
          <table:table-cell office:value-type="float" office:value="0.3304481" calcext:value-type="float">
            <text:p>0.3304481</text:p>
          </table:table-cell>
          <table:table-cell office:value-type="float" office:value="0.3254373" calcext:value-type="float">
            <text:p>0.3254373</text:p>
          </table:table-cell>
          <table:table-cell office:value-type="float" office:value="0.3842817" calcext:value-type="float">
            <text:p>0.3842817</text:p>
          </table:table-cell>
          <table:table-cell office:value-type="float" office:value="0.3765797" calcext:value-type="float">
            <text:p>0.3765797</text:p>
          </table:table-cell>
          <table:table-cell office:value-type="float" office:value="0.3787308" calcext:value-type="float">
            <text:p>0.3787308</text:p>
          </table:table-cell>
          <table:table-cell office:value-type="float" office:value="0.3889298" calcext:value-type="float">
            <text:p>0.3889298</text:p>
          </table:table-cell>
          <table:table-cell office:value-type="float" office:value="0.3955186" calcext:value-type="float">
            <text:p>0.395518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54222E-016" calcext:value-type="float">
            <text:p>9.454222E-16</text:p>
          </table:table-cell>
          <table:table-cell office:value-type="float" office:value="9.24274E-016" calcext:value-type="float">
            <text:p>9.24274E-16</text:p>
          </table:table-cell>
          <table:table-cell office:value-type="float" office:value="9.823183E-016" calcext:value-type="float">
            <text:p>9.823183E-16</text:p>
          </table:table-cell>
          <table:table-cell office:value-type="float" office:value="9.628808E-016" calcext:value-type="float">
            <text:p>9.628808E-16</text:p>
          </table:table-cell>
          <table:table-cell office:value-type="float" office:value="9.310532E-016" calcext:value-type="float">
            <text:p>9.310532E-16</text:p>
          </table:table-cell>
          <table:table-cell office:value-type="float" office:value="5.045134E-018" calcext:value-type="float">
            <text:p>5.045134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3829803" calcext:value-type="float">
            <text:p>-0.003829803</text:p>
          </table:table-cell>
          <table:table-cell office:value-type="float" office:value="-0.003747495" calcext:value-type="float">
            <text:p>-0.003747495</text:p>
          </table:table-cell>
          <table:table-cell office:value-type="float" office:value="-0.004691525" calcext:value-type="float">
            <text:p>-0.004691525</text:p>
          </table:table-cell>
          <table:table-cell office:value-type="float" office:value="-0.006685923" calcext:value-type="float">
            <text:p>-0.006685923</text:p>
          </table:table-cell>
          <table:table-cell office:value-type="float" office:value="-0.007157225" calcext:value-type="float">
            <text:p>-0.007157225</text:p>
          </table:table-cell>
          <table:table-cell office:value-type="float" office:value="-0.006870143" calcext:value-type="float">
            <text:p>-0.006870143</text:p>
          </table:table-cell>
          <table:table-cell office:value-type="float" office:value="-0.00633506" calcext:value-type="float">
            <text:p>-0.00633506</text:p>
          </table:table-cell>
          <table:table-cell office:value-type="float" office:value="-0.006719581" calcext:value-type="float">
            <text:p>-0.006719581</text:p>
          </table:table-cell>
          <table:table-cell office:value-type="float" office:value="-0.008071503" calcext:value-type="float">
            <text:p>-0.008071503</text:p>
          </table:table-cell>
          <table:table-cell office:value-type="float" office:value="-0.009433839" calcext:value-type="float">
            <text:p>-0.009433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87735" calcext:value-type="float">
            <text:p>-0.00387735</text:p>
          </table:table-cell>
          <table:table-cell office:value-type="float" office:value="0.00736043" calcext:value-type="float">
            <text:p>0.0073604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85177" calcext:value-type="float">
            <text:p>-2.38517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2" calcext:value-type="float">
            <text:p>27052002</text:p>
          </table:table-cell>
          <table:table-cell office:value-type="float" office:value="175.1001" calcext:value-type="float">
            <text:p>175.1001</text:p>
          </table:table-cell>
          <table:table-cell office:value-type="float" office:value="135.8233" calcext:value-type="float">
            <text:p>135.8233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9.313" calcext:value-type="float">
            <text:p>1109.313</text:p>
          </table:table-cell>
          <table:table-cell office:value-type="float" office:value="-5.183217" calcext:value-type="float">
            <text:p>-5.183217</text:p>
          </table:table-cell>
          <table:table-cell office:value-type="float" office:value="0" calcext:value-type="float">
            <text:p>0</text:p>
          </table:table-cell>
          <table:table-cell office:value-type="float" office:value="0.1933584" calcext:value-type="float">
            <text:p>0.1933584</text:p>
          </table:table-cell>
          <table:table-cell office:value-type="float" office:value="0.3816233" calcext:value-type="float">
            <text:p>0.3816233</text:p>
          </table:table-cell>
          <table:table-cell office:value-type="float" office:value="0.3858253" calcext:value-type="float">
            <text:p>0.3858253</text:p>
          </table:table-cell>
          <table:table-cell office:value-type="float" office:value="0.3905601" calcext:value-type="float">
            <text:p>0.3905601</text:p>
          </table:table-cell>
          <table:table-cell office:value-type="float" office:value="0.3940963" calcext:value-type="float">
            <text:p>0.3940963</text:p>
          </table:table-cell>
          <table:table-cell office:value-type="float" office:value="0.3353416" calcext:value-type="float">
            <text:p>0.3353416</text:p>
          </table:table-cell>
          <table:table-cell office:value-type="float" office:value="0.3281678" calcext:value-type="float">
            <text:p>0.3281678</text:p>
          </table:table-cell>
          <table:table-cell office:value-type="float" office:value="0.3852459" calcext:value-type="float">
            <text:p>0.3852459</text:p>
          </table:table-cell>
          <table:table-cell office:value-type="float" office:value="0.3772123" calcext:value-type="float">
            <text:p>0.3772123</text:p>
          </table:table-cell>
          <table:table-cell office:value-type="float" office:value="0.3791659" calcext:value-type="float">
            <text:p>0.3791659</text:p>
          </table:table-cell>
          <table:table-cell office:value-type="float" office:value="0.3894544" calcext:value-type="float">
            <text:p>0.3894544</text:p>
          </table:table-cell>
          <table:table-cell office:value-type="float" office:value="0.3957754" calcext:value-type="float">
            <text:p>0.39577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5613E-016" calcext:value-type="float">
            <text:p>9.45613E-16</text:p>
          </table:table-cell>
          <table:table-cell office:value-type="float" office:value="9.242619E-016" calcext:value-type="float">
            <text:p>9.242619E-16</text:p>
          </table:table-cell>
          <table:table-cell office:value-type="float" office:value="9.823075E-016" calcext:value-type="float">
            <text:p>9.823075E-16</text:p>
          </table:table-cell>
          <table:table-cell office:value-type="float" office:value="9.628735E-016" calcext:value-type="float">
            <text:p>9.628735E-16</text:p>
          </table:table-cell>
          <table:table-cell office:value-type="float" office:value="9.31036E-016" calcext:value-type="float">
            <text:p>9.3103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05147" calcext:value-type="float">
            <text:p>-1.05147</text:p>
          </table:table-cell>
          <table:table-cell office:value-type="float" office:value="-0.008103917" calcext:value-type="float">
            <text:p>-0.008103917</text:p>
          </table:table-cell>
          <table:table-cell office:value-type="float" office:value="-0.007577719" calcext:value-type="float">
            <text:p>-0.007577719</text:p>
          </table:table-cell>
          <table:table-cell office:value-type="float" office:value="-0.007028545" calcext:value-type="float">
            <text:p>-0.007028545</text:p>
          </table:table-cell>
          <table:table-cell office:value-type="float" office:value="-0.006647224" calcext:value-type="float">
            <text:p>-0.006647224</text:p>
          </table:table-cell>
          <table:table-cell office:value-type="float" office:value="-0.006141155" calcext:value-type="float">
            <text:p>-0.006141155</text:p>
          </table:table-cell>
          <table:table-cell office:value-type="float" office:value="-0.005916656" calcext:value-type="float">
            <text:p>-0.005916656</text:p>
          </table:table-cell>
          <table:table-cell office:value-type="float" office:value="-0.006366002" calcext:value-type="float">
            <text:p>-0.006366002</text:p>
          </table:table-cell>
          <table:table-cell office:value-type="float" office:value="-0.007849494" calcext:value-type="float">
            <text:p>-0.007849494</text:p>
          </table:table-cell>
          <table:table-cell office:value-type="float" office:value="-0.009250366" calcext:value-type="float">
            <text:p>-0.009250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57042" calcext:value-type="float">
            <text:p>-2.457042</text:p>
          </table:table-cell>
          <table:table-cell office:value-type="float" office:value="0.007103013" calcext:value-type="float">
            <text:p>0.00710301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83871" calcext:value-type="float">
            <text:p>-2.38387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2" calcext:value-type="float">
            <text:p>28052002</text:p>
          </table:table-cell>
          <table:table-cell office:value-type="float" office:value="183.2001" calcext:value-type="float">
            <text:p>183.2001</text:p>
          </table:table-cell>
          <table:table-cell office:value-type="float" office:value="140.264" calcext:value-type="float">
            <text:p>140.264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12.88" calcext:value-type="float">
            <text:p>1112.88</text:p>
          </table:table-cell>
          <table:table-cell office:value-type="float" office:value="-5.090387" calcext:value-type="float">
            <text:p>-5.090387</text:p>
          </table:table-cell>
          <table:table-cell office:value-type="float" office:value="0" calcext:value-type="float">
            <text:p>0</text:p>
          </table:table-cell>
          <table:table-cell office:value-type="float" office:value="0.3702551" calcext:value-type="float">
            <text:p>0.3702551</text:p>
          </table:table-cell>
          <table:table-cell office:value-type="float" office:value="0.374089" calcext:value-type="float">
            <text:p>0.374089</text:p>
          </table:table-cell>
          <table:table-cell office:value-type="float" office:value="0.3821719" calcext:value-type="float">
            <text:p>0.3821719</text:p>
          </table:table-cell>
          <table:table-cell office:value-type="float" office:value="0.3905489" calcext:value-type="float">
            <text:p>0.3905489</text:p>
          </table:table-cell>
          <table:table-cell office:value-type="float" office:value="0.39562" calcext:value-type="float">
            <text:p>0.39562</text:p>
          </table:table-cell>
          <table:table-cell office:value-type="float" office:value="0.3379283" calcext:value-type="float">
            <text:p>0.3379283</text:p>
          </table:table-cell>
          <table:table-cell office:value-type="float" office:value="0.3302546" calcext:value-type="float">
            <text:p>0.3302546</text:p>
          </table:table-cell>
          <table:table-cell office:value-type="float" office:value="0.3867624" calcext:value-type="float">
            <text:p>0.3867624</text:p>
          </table:table-cell>
          <table:table-cell office:value-type="float" office:value="0.3780509" calcext:value-type="float">
            <text:p>0.3780509</text:p>
          </table:table-cell>
          <table:table-cell office:value-type="float" office:value="0.3796145" calcext:value-type="float">
            <text:p>0.3796145</text:p>
          </table:table-cell>
          <table:table-cell office:value-type="float" office:value="0.3899434" calcext:value-type="float">
            <text:p>0.3899434</text:p>
          </table:table-cell>
          <table:table-cell office:value-type="float" office:value="0.3960329" calcext:value-type="float">
            <text:p>0.39603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58008E-016" calcext:value-type="float">
            <text:p>9.458008E-16</text:p>
          </table:table-cell>
          <table:table-cell office:value-type="float" office:value="9.242523E-016" calcext:value-type="float">
            <text:p>9.242523E-16</text:p>
          </table:table-cell>
          <table:table-cell office:value-type="float" office:value="9.822963E-016" calcext:value-type="float">
            <text:p>9.822963E-16</text:p>
          </table:table-cell>
          <table:table-cell office:value-type="float" office:value="9.628669E-016" calcext:value-type="float">
            <text:p>9.628669E-16</text:p>
          </table:table-cell>
          <table:table-cell office:value-type="float" office:value="9.310148E-016" calcext:value-type="float">
            <text:p>9.310148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980373" calcext:value-type="float">
            <text:p>-0.00980373</text:p>
          </table:table-cell>
          <table:table-cell office:value-type="float" office:value="-0.009194754" calcext:value-type="float">
            <text:p>-0.009194754</text:p>
          </table:table-cell>
          <table:table-cell office:value-type="float" office:value="-0.008028971" calcext:value-type="float">
            <text:p>-0.008028971</text:p>
          </table:table-cell>
          <table:table-cell office:value-type="float" office:value="-0.007015386" calcext:value-type="float">
            <text:p>-0.007015386</text:p>
          </table:table-cell>
          <table:table-cell office:value-type="float" office:value="-0.006480349" calcext:value-type="float">
            <text:p>-0.006480349</text:p>
          </table:table-cell>
          <table:table-cell office:value-type="float" office:value="-0.005789946" calcext:value-type="float">
            <text:p>-0.005789946</text:p>
          </table:table-cell>
          <table:table-cell office:value-type="float" office:value="-0.005608873" calcext:value-type="float">
            <text:p>-0.005608873</text:p>
          </table:table-cell>
          <table:table-cell office:value-type="float" office:value="-0.005849738" calcext:value-type="float">
            <text:p>-0.005849738</text:p>
          </table:table-cell>
          <table:table-cell office:value-type="float" office:value="-0.007566143" calcext:value-type="float">
            <text:p>-0.007566143</text:p>
          </table:table-cell>
          <table:table-cell office:value-type="float" office:value="-0.009065178" calcext:value-type="float">
            <text:p>-0.009065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910069" calcext:value-type="float">
            <text:p>-0.009910069</text:p>
          </table:table-cell>
          <table:table-cell office:value-type="float" office:value="0.00675009" calcext:value-type="float">
            <text:p>0.00675009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2.382378" calcext:value-type="float">
            <text:p>-2.38237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2" calcext:value-type="float">
            <text:p>29052002</text:p>
          </table:table-cell>
          <table:table-cell office:value-type="float" office:value="184.3001" calcext:value-type="float">
            <text:p>184.3001</text:p>
          </table:table-cell>
          <table:table-cell office:value-type="float" office:value="145.3938" calcext:value-type="float">
            <text:p>145.3938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8.844" calcext:value-type="float">
            <text:p>1108.844</text:p>
          </table:table-cell>
          <table:table-cell office:value-type="float" office:value="-5.084492" calcext:value-type="float">
            <text:p>-5.084492</text:p>
          </table:table-cell>
          <table:table-cell office:value-type="float" office:value="0" calcext:value-type="float">
            <text:p>0</text:p>
          </table:table-cell>
          <table:table-cell office:value-type="float" office:value="0.1250814" calcext:value-type="float">
            <text:p>0.1250814</text:p>
          </table:table-cell>
          <table:table-cell office:value-type="float" office:value="0.3745636" calcext:value-type="float">
            <text:p>0.3745636</text:p>
          </table:table-cell>
          <table:table-cell office:value-type="float" office:value="0.3784585" calcext:value-type="float">
            <text:p>0.3784585</text:p>
          </table:table-cell>
          <table:table-cell office:value-type="float" office:value="0.3834155" calcext:value-type="float">
            <text:p>0.3834155</text:p>
          </table:table-cell>
          <table:table-cell office:value-type="float" office:value="0.3872099" calcext:value-type="float">
            <text:p>0.3872099</text:p>
          </table:table-cell>
          <table:table-cell office:value-type="float" office:value="0.3314554" calcext:value-type="float">
            <text:p>0.3314554</text:p>
          </table:table-cell>
          <table:table-cell office:value-type="float" office:value="0.3258715" calcext:value-type="float">
            <text:p>0.3258715</text:p>
          </table:table-cell>
          <table:table-cell office:value-type="float" office:value="0.3865848" calcext:value-type="float">
            <text:p>0.3865848</text:p>
          </table:table-cell>
          <table:table-cell office:value-type="float" office:value="0.3793547" calcext:value-type="float">
            <text:p>0.3793547</text:p>
          </table:table-cell>
          <table:table-cell office:value-type="float" office:value="0.3802279" calcext:value-type="float">
            <text:p>0.3802279</text:p>
          </table:table-cell>
          <table:table-cell office:value-type="float" office:value="0.3904141" calcext:value-type="float">
            <text:p>0.3904141</text:p>
          </table:table-cell>
          <table:table-cell office:value-type="float" office:value="0.3962903" calcext:value-type="float">
            <text:p>0.396290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60156E-016" calcext:value-type="float">
            <text:p>9.460156E-16</text:p>
          </table:table-cell>
          <table:table-cell office:value-type="float" office:value="9.242398E-016" calcext:value-type="float">
            <text:p>9.242398E-16</text:p>
          </table:table-cell>
          <table:table-cell office:value-type="float" office:value="9.822829E-016" calcext:value-type="float">
            <text:p>9.822829E-16</text:p>
          </table:table-cell>
          <table:table-cell office:value-type="float" office:value="9.628596E-016" calcext:value-type="float">
            <text:p>9.628596E-16</text:p>
          </table:table-cell>
          <table:table-cell office:value-type="float" office:value="9.30995E-016" calcext:value-type="float">
            <text:p>9.30995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.32249" calcext:value-type="float">
            <text:p>-30.32249</text:p>
          </table:table-cell>
          <table:table-cell office:value-type="float" office:value="-0.009094797" calcext:value-type="float">
            <text:p>-0.009094797</text:p>
          </table:table-cell>
          <table:table-cell office:value-type="float" office:value="-0.008534736" calcext:value-type="float">
            <text:p>-0.008534736</text:p>
          </table:table-cell>
          <table:table-cell office:value-type="float" office:value="-0.007874326" calcext:value-type="float">
            <text:p>-0.007874326</text:p>
          </table:table-cell>
          <table:table-cell office:value-type="float" office:value="-0.007409141" calcext:value-type="float">
            <text:p>-0.007409141</text:p>
          </table:table-cell>
          <table:table-cell office:value-type="float" office:value="-0.006701867" calcext:value-type="float">
            <text:p>-0.006701867</text:p>
          </table:table-cell>
          <table:table-cell office:value-type="float" office:value="-0.006269918" calcext:value-type="float">
            <text:p>-0.006269918</text:p>
          </table:table-cell>
          <table:table-cell office:value-type="float" office:value="-0.005899007" calcext:value-type="float">
            <text:p>-0.005899007</text:p>
          </table:table-cell>
          <table:table-cell office:value-type="float" office:value="-0.00714573" calcext:value-type="float">
            <text:p>-0.00714573</text:p>
          </table:table-cell>
          <table:table-cell office:value-type="float" office:value="-0.008819113" calcext:value-type="float">
            <text:p>-0.008819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70898" calcext:value-type="float">
            <text:p>-22.70898</text:p>
          </table:table-cell>
          <table:table-cell office:value-type="float" office:value="0.006505164" calcext:value-type="float">
            <text:p>0.00650516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0695" calcext:value-type="float">
            <text:p>-2.3806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2" calcext:value-type="float">
            <text:p>30052002</text:p>
          </table:table-cell>
          <table:table-cell office:value-type="float" office:value="184.3001" calcext:value-type="float">
            <text:p>184.3001</text:p>
          </table:table-cell>
          <table:table-cell office:value-type="float" office:value="146.0927" calcext:value-type="float">
            <text:p>146.0927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8.145" calcext:value-type="float">
            <text:p>1108.145</text:p>
          </table:table-cell>
          <table:table-cell office:value-type="float" office:value="-5.084492" calcext:value-type="float">
            <text:p>-5.084492</text:p>
          </table:table-cell>
          <table:table-cell office:value-type="float" office:value="0" calcext:value-type="float">
            <text:p>0</text:p>
          </table:table-cell>
          <table:table-cell office:value-type="float" office:value="0.11106" calcext:value-type="float">
            <text:p>0.11106</text:p>
          </table:table-cell>
          <table:table-cell office:value-type="float" office:value="0.3726397" calcext:value-type="float">
            <text:p>0.3726397</text:p>
          </table:table-cell>
          <table:table-cell office:value-type="float" office:value="0.3759458" calcext:value-type="float">
            <text:p>0.3759458</text:p>
          </table:table-cell>
          <table:table-cell office:value-type="float" office:value="0.3798433" calcext:value-type="float">
            <text:p>0.3798433</text:p>
          </table:table-cell>
          <table:table-cell office:value-type="float" office:value="0.3829067" calcext:value-type="float">
            <text:p>0.3829067</text:p>
          </table:table-cell>
          <table:table-cell office:value-type="float" office:value="0.327491" calcext:value-type="float">
            <text:p>0.327491</text:p>
          </table:table-cell>
          <table:table-cell office:value-type="float" office:value="0.3224726" calcext:value-type="float">
            <text:p>0.3224726</text:p>
          </table:table-cell>
          <table:table-cell office:value-type="float" office:value="0.3853898" calcext:value-type="float">
            <text:p>0.3853898</text:p>
          </table:table-cell>
          <table:table-cell office:value-type="float" office:value="0.3802214" calcext:value-type="float">
            <text:p>0.3802214</text:p>
          </table:table-cell>
          <table:table-cell office:value-type="float" office:value="0.3809056" calcext:value-type="float">
            <text:p>0.3809056</text:p>
          </table:table-cell>
          <table:table-cell office:value-type="float" office:value="0.3908885" calcext:value-type="float">
            <text:p>0.3908885</text:p>
          </table:table-cell>
          <table:table-cell office:value-type="float" office:value="0.396548" calcext:value-type="float">
            <text:p>0.3965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62829E-016" calcext:value-type="float">
            <text:p>9.462829E-16</text:p>
          </table:table-cell>
          <table:table-cell office:value-type="float" office:value="9.242232E-016" calcext:value-type="float">
            <text:p>9.242232E-16</text:p>
          </table:table-cell>
          <table:table-cell office:value-type="float" office:value="9.822645E-016" calcext:value-type="float">
            <text:p>9.822645E-16</text:p>
          </table:table-cell>
          <table:table-cell office:value-type="float" office:value="9.628486E-016" calcext:value-type="float">
            <text:p>9.628486E-16</text:p>
          </table:table-cell>
          <table:table-cell office:value-type="float" office:value="9.309765E-016" calcext:value-type="float">
            <text:p>9.309765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8.47006" calcext:value-type="float">
            <text:p>-78.47006</text:p>
          </table:table-cell>
          <table:table-cell office:value-type="float" office:value="-0.00938165" calcext:value-type="float">
            <text:p>-0.00938165</text:p>
          </table:table-cell>
          <table:table-cell office:value-type="float" office:value="-0.008887582" calcext:value-type="float">
            <text:p>-0.008887582</text:p>
          </table:table-cell>
          <table:table-cell office:value-type="float" office:value="-0.00834066" calcext:value-type="float">
            <text:p>-0.00834066</text:p>
          </table:table-cell>
          <table:table-cell office:value-type="float" office:value="-0.007937592" calcext:value-type="float">
            <text:p>-0.007937592</text:p>
          </table:table-cell>
          <table:table-cell office:value-type="float" office:value="-0.007338503" calcext:value-type="float">
            <text:p>-0.007338503</text:p>
          </table:table-cell>
          <table:table-cell office:value-type="float" office:value="-0.006850287" calcext:value-type="float">
            <text:p>-0.006850287</text:p>
          </table:table-cell>
          <table:table-cell office:value-type="float" office:value="-0.006307026" calcext:value-type="float">
            <text:p>-0.006307026</text:p>
          </table:table-cell>
          <table:table-cell office:value-type="float" office:value="-0.006876957" calcext:value-type="float">
            <text:p>-0.006876957</text:p>
          </table:table-cell>
          <table:table-cell office:value-type="float" office:value="-0.008554375" calcext:value-type="float">
            <text:p>-0.008554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5994" calcext:value-type="float">
            <text:p>-38.5994</text:p>
          </table:table-cell>
          <table:table-cell office:value-type="float" office:value="0.006373169" calcext:value-type="float">
            <text:p>0.00637316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8841" calcext:value-type="float">
            <text:p>-2.37884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2" calcext:value-type="float">
            <text:p>31052002</text:p>
          </table:table-cell>
          <table:table-cell office:value-type="float" office:value="184.3001" calcext:value-type="float">
            <text:p>184.3001</text:p>
          </table:table-cell>
          <table:table-cell office:value-type="float" office:value="146.7997" calcext:value-type="float">
            <text:p>146.7997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7.438" calcext:value-type="float">
            <text:p>1107.438</text:p>
          </table:table-cell>
          <table:table-cell office:value-type="float" office:value="-5.084492" calcext:value-type="float">
            <text:p>-5.084492</text:p>
          </table:table-cell>
          <table:table-cell office:value-type="float" office:value="0" calcext:value-type="float">
            <text:p>0</text:p>
          </table:table-cell>
          <table:table-cell office:value-type="float" office:value="0.1047356" calcext:value-type="float">
            <text:p>0.1047356</text:p>
          </table:table-cell>
          <table:table-cell office:value-type="float" office:value="0.3691507" calcext:value-type="float">
            <text:p>0.3691507</text:p>
          </table:table-cell>
          <table:table-cell office:value-type="float" office:value="0.3723851" calcext:value-type="float">
            <text:p>0.3723851</text:p>
          </table:table-cell>
          <table:table-cell office:value-type="float" office:value="0.3762452" calcext:value-type="float">
            <text:p>0.3762452</text:p>
          </table:table-cell>
          <table:table-cell office:value-type="float" office:value="0.3792082" calcext:value-type="float">
            <text:p>0.3792082</text:p>
          </table:table-cell>
          <table:table-cell office:value-type="float" office:value="0.3248647" calcext:value-type="float">
            <text:p>0.3248647</text:p>
          </table:table-cell>
          <table:table-cell office:value-type="float" office:value="0.3201231" calcext:value-type="float">
            <text:p>0.3201231</text:p>
          </table:table-cell>
          <table:table-cell office:value-type="float" office:value="0.3842952" calcext:value-type="float">
            <text:p>0.3842952</text:p>
          </table:table-cell>
          <table:table-cell office:value-type="float" office:value="0.380463" calcext:value-type="float">
            <text:p>0.380463</text:p>
          </table:table-cell>
          <table:table-cell office:value-type="float" office:value="0.3815338" calcext:value-type="float">
            <text:p>0.3815338</text:p>
          </table:table-cell>
          <table:table-cell office:value-type="float" office:value="0.3913637" calcext:value-type="float">
            <text:p>0.3913637</text:p>
          </table:table-cell>
          <table:table-cell office:value-type="float" office:value="0.396808" calcext:value-type="float">
            <text:p>0.39680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65911E-016" calcext:value-type="float">
            <text:p>9.465911E-16</text:p>
          </table:table-cell>
          <table:table-cell office:value-type="float" office:value="9.24206E-016" calcext:value-type="float">
            <text:p>9.24206E-16</text:p>
          </table:table-cell>
          <table:table-cell office:value-type="float" office:value="9.822448E-016" calcext:value-type="float">
            <text:p>9.822448E-16</text:p>
          </table:table-cell>
          <table:table-cell office:value-type="float" office:value="9.628345E-016" calcext:value-type="float">
            <text:p>9.628345E-16</text:p>
          </table:table-cell>
          <table:table-cell office:value-type="float" office:value="9.309526E-016" calcext:value-type="float">
            <text:p>9.30952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3.5089" calcext:value-type="float">
            <text:p>-123.5089</text:p>
          </table:table-cell>
          <table:table-cell office:value-type="float" office:value="-0.009939496" calcext:value-type="float">
            <text:p>-0.009939496</text:p>
          </table:table-cell>
          <table:table-cell office:value-type="float" office:value="-0.009422353" calcext:value-type="float">
            <text:p>-0.009422353</text:p>
          </table:table-cell>
          <table:table-cell office:value-type="float" office:value="-0.008842213" calcext:value-type="float">
            <text:p>-0.008842213</text:p>
          </table:table-cell>
          <table:table-cell office:value-type="float" office:value="-0.008424683" calcext:value-type="float">
            <text:p>-0.008424683</text:p>
          </table:table-cell>
          <table:table-cell office:value-type="float" office:value="-0.007794899" calcext:value-type="float">
            <text:p>-0.007794899</text:p>
          </table:table-cell>
          <table:table-cell office:value-type="float" office:value="-0.007282568" calcext:value-type="float">
            <text:p>-0.007282568</text:p>
          </table:table-cell>
          <table:table-cell office:value-type="float" office:value="-0.006708018" calcext:value-type="float">
            <text:p>-0.006708018</text:p>
          </table:table-cell>
          <table:table-cell office:value-type="float" office:value="-0.006803904" calcext:value-type="float">
            <text:p>-0.006803904</text:p>
          </table:table-cell>
          <table:table-cell office:value-type="float" office:value="-0.008316295" calcext:value-type="float">
            <text:p>-0.008316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8.82998" calcext:value-type="float">
            <text:p>-78.82998</text:p>
          </table:table-cell>
          <table:table-cell office:value-type="float" office:value="0.006315821" calcext:value-type="float">
            <text:p>0.00631582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6818" calcext:value-type="float">
            <text:p>-2.3768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2" calcext:value-type="float">
            <text:p>1062002</text:p>
          </table:table-cell>
          <table:table-cell office:value-type="float" office:value="184.3001" calcext:value-type="float">
            <text:p>184.3001</text:p>
          </table:table-cell>
          <table:table-cell office:value-type="float" office:value="147.4531" calcext:value-type="float">
            <text:p>147.4531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6.785" calcext:value-type="float">
            <text:p>1106.785</text:p>
          </table:table-cell>
          <table:table-cell office:value-type="float" office:value="-5.084492" calcext:value-type="float">
            <text:p>-5.084492</text:p>
          </table:table-cell>
          <table:table-cell office:value-type="float" office:value="0" calcext:value-type="float">
            <text:p>0</text:p>
          </table:table-cell>
          <table:table-cell office:value-type="float" office:value="0.1076635" calcext:value-type="float">
            <text:p>0.1076635</text:p>
          </table:table-cell>
          <table:table-cell office:value-type="float" office:value="0.3655886" calcext:value-type="float">
            <text:p>0.3655886</text:p>
          </table:table-cell>
          <table:table-cell office:value-type="float" office:value="0.3687536" calcext:value-type="float">
            <text:p>0.3687536</text:p>
          </table:table-cell>
          <table:table-cell office:value-type="float" office:value="0.3725269" calcext:value-type="float">
            <text:p>0.3725269</text:p>
          </table:table-cell>
          <table:table-cell office:value-type="float" office:value="0.3754439" calcext:value-type="float">
            <text:p>0.3754439</text:p>
          </table:table-cell>
          <table:table-cell office:value-type="float" office:value="0.3222483" calcext:value-type="float">
            <text:p>0.3222483</text:p>
          </table:table-cell>
          <table:table-cell office:value-type="float" office:value="0.317734" calcext:value-type="float">
            <text:p>0.317734</text:p>
          </table:table-cell>
          <table:table-cell office:value-type="float" office:value="0.3833836" calcext:value-type="float">
            <text:p>0.3833836</text:p>
          </table:table-cell>
          <table:table-cell office:value-type="float" office:value="0.380492" calcext:value-type="float">
            <text:p>0.380492</text:p>
          </table:table-cell>
          <table:table-cell office:value-type="float" office:value="0.3820948" calcext:value-type="float">
            <text:p>0.3820948</text:p>
          </table:table-cell>
          <table:table-cell office:value-type="float" office:value="0.3918328" calcext:value-type="float">
            <text:p>0.3918328</text:p>
          </table:table-cell>
          <table:table-cell office:value-type="float" office:value="0.3970695" calcext:value-type="float">
            <text:p>0.397069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69212E-016" calcext:value-type="float">
            <text:p>9.469212E-16</text:p>
          </table:table-cell>
          <table:table-cell office:value-type="float" office:value="9.241879E-016" calcext:value-type="float">
            <text:p>9.241879E-16</text:p>
          </table:table-cell>
          <table:table-cell office:value-type="float" office:value="9.82223E-016" calcext:value-type="float">
            <text:p>9.82223E-16</text:p>
          </table:table-cell>
          <table:table-cell office:value-type="float" office:value="9.628208E-016" calcext:value-type="float">
            <text:p>9.628208E-16</text:p>
          </table:table-cell>
          <table:table-cell office:value-type="float" office:value="9.309262E-016" calcext:value-type="float">
            <text:p>9.309262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8.5472" calcext:value-type="float">
            <text:p>-98.5472</text:p>
          </table:table-cell>
          <table:table-cell office:value-type="float" office:value="-0.01055015" calcext:value-type="float">
            <text:p>-0.01055015</text:p>
          </table:table-cell>
          <table:table-cell office:value-type="float" office:value="-0.01000628" calcext:value-type="float">
            <text:p>-0.01000628</text:p>
          </table:table-cell>
          <table:table-cell office:value-type="float" office:value="-0.009397957" calcext:value-type="float">
            <text:p>-0.009397957</text:p>
          </table:table-cell>
          <table:table-cell office:value-type="float" office:value="-0.008956878" calcext:value-type="float">
            <text:p>-0.008956878</text:p>
          </table:table-cell>
          <table:table-cell office:value-type="float" office:value="-0.008281685" calcext:value-type="float">
            <text:p>-0.008281685</text:p>
          </table:table-cell>
          <table:table-cell office:value-type="float" office:value="-0.007754194" calcext:value-type="float">
            <text:p>-0.007754194</text:p>
          </table:table-cell>
          <table:table-cell office:value-type="float" office:value="-0.007061894" calcext:value-type="float">
            <text:p>-0.007061894</text:p>
          </table:table-cell>
          <table:table-cell office:value-type="float" office:value="-0.00679479" calcext:value-type="float">
            <text:p>-0.00679479</text:p>
          </table:table-cell>
          <table:table-cell office:value-type="float" office:value="-0.008109549" calcext:value-type="float">
            <text:p>-0.008109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06054" calcext:value-type="float">
            <text:p>-60.06054</text:p>
          </table:table-cell>
          <table:table-cell office:value-type="float" office:value="0.00629255" calcext:value-type="float">
            <text:p>0.0062925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4648" calcext:value-type="float">
            <text:p>-2.3746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2" calcext:value-type="float">
            <text:p>2062002</text:p>
          </table:table-cell>
          <table:table-cell office:value-type="float" office:value="184.3001" calcext:value-type="float">
            <text:p>184.3001</text:p>
          </table:table-cell>
          <table:table-cell office:value-type="float" office:value="148.2318" calcext:value-type="float">
            <text:p>148.2318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6.006" calcext:value-type="float">
            <text:p>1106.006</text:p>
          </table:table-cell>
          <table:table-cell office:value-type="float" office:value="-5.084492" calcext:value-type="float">
            <text:p>-5.084492</text:p>
          </table:table-cell>
          <table:table-cell office:value-type="float" office:value="0" calcext:value-type="float">
            <text:p>0</text:p>
          </table:table-cell>
          <table:table-cell office:value-type="float" office:value="0.1051275" calcext:value-type="float">
            <text:p>0.1051275</text:p>
          </table:table-cell>
          <table:table-cell office:value-type="float" office:value="0.3618433" calcext:value-type="float">
            <text:p>0.3618433</text:p>
          </table:table-cell>
          <table:table-cell office:value-type="float" office:value="0.3650177" calcext:value-type="float">
            <text:p>0.3650177</text:p>
          </table:table-cell>
          <table:table-cell office:value-type="float" office:value="0.3688996" calcext:value-type="float">
            <text:p>0.3688996</text:p>
          </table:table-cell>
          <table:table-cell office:value-type="float" office:value="0.3718149" calcext:value-type="float">
            <text:p>0.3718149</text:p>
          </table:table-cell>
          <table:table-cell office:value-type="float" office:value="0.3197166" calcext:value-type="float">
            <text:p>0.3197166</text:p>
          </table:table-cell>
          <table:table-cell office:value-type="float" office:value="0.3155382" calcext:value-type="float">
            <text:p>0.3155382</text:p>
          </table:table-cell>
          <table:table-cell office:value-type="float" office:value="0.3824606" calcext:value-type="float">
            <text:p>0.3824606</text:p>
          </table:table-cell>
          <table:table-cell office:value-type="float" office:value="0.3800437" calcext:value-type="float">
            <text:p>0.3800437</text:p>
          </table:table-cell>
          <table:table-cell office:value-type="float" office:value="0.382712" calcext:value-type="float">
            <text:p>0.382712</text:p>
          </table:table-cell>
          <table:table-cell office:value-type="float" office:value="0.3924367" calcext:value-type="float">
            <text:p>0.3924367</text:p>
          </table:table-cell>
          <table:table-cell office:value-type="float" office:value="0.3973191" calcext:value-type="float">
            <text:p>0.397319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7261E-016" calcext:value-type="float">
            <text:p>9.47261E-16</text:p>
          </table:table-cell>
          <table:table-cell office:value-type="float" office:value="9.241713E-016" calcext:value-type="float">
            <text:p>9.241713E-16</text:p>
          </table:table-cell>
          <table:table-cell office:value-type="float" office:value="9.82201E-016" calcext:value-type="float">
            <text:p>9.82201E-16</text:p>
          </table:table-cell>
          <table:table-cell office:value-type="float" office:value="9.628039E-016" calcext:value-type="float">
            <text:p>9.628039E-16</text:p>
          </table:table-cell>
          <table:table-cell office:value-type="float" office:value="9.309001E-016" calcext:value-type="float">
            <text:p>9.309001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7.8878" calcext:value-type="float">
            <text:p>-117.8878</text:p>
          </table:table-cell>
          <table:table-cell office:value-type="float" office:value="-0.01123969" calcext:value-type="float">
            <text:p>-0.01123969</text:p>
          </table:table-cell>
          <table:table-cell office:value-type="float" office:value="-0.01065217" calcext:value-type="float">
            <text:p>-0.01065217</text:p>
          </table:table-cell>
          <table:table-cell office:value-type="float" office:value="-0.009978884" calcext:value-type="float">
            <text:p>-0.009978884</text:p>
          </table:table-cell>
          <table:table-cell office:value-type="float" office:value="-0.009506052" calcext:value-type="float">
            <text:p>-0.009506052</text:p>
          </table:table-cell>
          <table:table-cell office:value-type="float" office:value="-0.008785803" calcext:value-type="float">
            <text:p>-0.008785803</text:p>
          </table:table-cell>
          <table:table-cell office:value-type="float" office:value="-0.008218295" calcext:value-type="float">
            <text:p>-0.008218295</text:p>
          </table:table-cell>
          <table:table-cell office:value-type="float" office:value="-0.007439516" calcext:value-type="float">
            <text:p>-0.007439516</text:p>
          </table:table-cell>
          <table:table-cell office:value-type="float" office:value="-0.006927841" calcext:value-type="float">
            <text:p>-0.006927841</text:p>
          </table:table-cell>
          <table:table-cell office:value-type="float" office:value="-0.007888863" calcext:value-type="float">
            <text:p>-0.007888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9.20016" calcext:value-type="float">
            <text:p>-79.20016</text:p>
          </table:table-cell>
          <table:table-cell office:value-type="float" office:value="0.006281414" calcext:value-type="float">
            <text:p>0.00628141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7192" calcext:value-type="float">
            <text:p>-2.3719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2" calcext:value-type="float">
            <text:p>3062002</text:p>
          </table:table-cell>
          <table:table-cell office:value-type="float" office:value="184.6001" calcext:value-type="float">
            <text:p>184.6001</text:p>
          </table:table-cell>
          <table:table-cell office:value-type="float" office:value="148.7693" calcext:value-type="float">
            <text:p>148.7693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5.767" calcext:value-type="float">
            <text:p>1105.767</text:p>
          </table:table-cell>
          <table:table-cell office:value-type="float" office:value="-5.083291" calcext:value-type="float">
            <text:p>-5.083291</text:p>
          </table:table-cell>
          <table:table-cell office:value-type="float" office:value="0" calcext:value-type="float">
            <text:p>0</text:p>
          </table:table-cell>
          <table:table-cell office:value-type="float" office:value="0.1207184" calcext:value-type="float">
            <text:p>0.1207184</text:p>
          </table:table-cell>
          <table:table-cell office:value-type="float" office:value="0.3596732" calcext:value-type="float">
            <text:p>0.3596732</text:p>
          </table:table-cell>
          <table:table-cell office:value-type="float" office:value="0.3625971" calcext:value-type="float">
            <text:p>0.3625971</text:p>
          </table:table-cell>
          <table:table-cell office:value-type="float" office:value="0.3661331" calcext:value-type="float">
            <text:p>0.3661331</text:p>
          </table:table-cell>
          <table:table-cell office:value-type="float" office:value="0.3688557" calcext:value-type="float">
            <text:p>0.3688557</text:p>
          </table:table-cell>
          <table:table-cell office:value-type="float" office:value="0.3174686" calcext:value-type="float">
            <text:p>0.3174686</text:p>
          </table:table-cell>
          <table:table-cell office:value-type="float" office:value="0.3134543" calcext:value-type="float">
            <text:p>0.3134543</text:p>
          </table:table-cell>
          <table:table-cell office:value-type="float" office:value="0.3815995" calcext:value-type="float">
            <text:p>0.3815995</text:p>
          </table:table-cell>
          <table:table-cell office:value-type="float" office:value="0.3795057" calcext:value-type="float">
            <text:p>0.3795057</text:p>
          </table:table-cell>
          <table:table-cell office:value-type="float" office:value="0.383083" calcext:value-type="float">
            <text:p>0.383083</text:p>
          </table:table-cell>
          <table:table-cell office:value-type="float" office:value="0.3930131" calcext:value-type="float">
            <text:p>0.3930131</text:p>
          </table:table-cell>
          <table:table-cell office:value-type="float" office:value="0.3976937" calcext:value-type="float">
            <text:p>0.3976937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9.475758E-016" calcext:value-type="float">
            <text:p>9.475758E-16</text:p>
          </table:table-cell>
          <table:table-cell office:value-type="float" office:value="9.241579E-016" calcext:value-type="float">
            <text:p>9.241579E-16</text:p>
          </table:table-cell>
          <table:table-cell office:value-type="float" office:value="9.821799E-016" calcext:value-type="float">
            <text:p>9.821799E-16</text:p>
          </table:table-cell>
          <table:table-cell office:value-type="float" office:value="9.627858E-016" calcext:value-type="float">
            <text:p>9.627858E-16</text:p>
          </table:table-cell>
          <table:table-cell office:value-type="float" office:value="9.308781E-016" calcext:value-type="float">
            <text:p>9.308781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.43727" calcext:value-type="float">
            <text:p>-39.43727</text:p>
          </table:table-cell>
          <table:table-cell office:value-type="float" office:value="-0.01166026" calcext:value-type="float">
            <text:p>-0.01166026</text:p>
          </table:table-cell>
          <table:table-cell office:value-type="float" office:value="-0.01109587" calcext:value-type="float">
            <text:p>-0.01109587</text:p>
          </table:table-cell>
          <table:table-cell office:value-type="float" office:value="-0.0104517" calcext:value-type="float">
            <text:p>-0.0104517</text:p>
          </table:table-cell>
          <table:table-cell office:value-type="float" office:value="-0.009985086" calcext:value-type="float">
            <text:p>-0.009985086</text:p>
          </table:table-cell>
          <table:table-cell office:value-type="float" office:value="-0.009263662" calcext:value-type="float">
            <text:p>-0.009263662</text:p>
          </table:table-cell>
          <table:table-cell office:value-type="float" office:value="-0.008688101" calcext:value-type="float">
            <text:p>-0.008688101</text:p>
          </table:table-cell>
          <table:table-cell office:value-type="float" office:value="-0.007811103" calcext:value-type="float">
            <text:p>-0.007811103</text:p>
          </table:table-cell>
          <table:table-cell office:value-type="float" office:value="-0.007092996" calcext:value-type="float">
            <text:p>-0.007092996</text:p>
          </table:table-cell>
          <table:table-cell office:value-type="float" office:value="-0.007758029" calcext:value-type="float">
            <text:p>-0.007758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18619" calcext:value-type="float">
            <text:p>-2.618619</text:p>
          </table:table-cell>
          <table:table-cell office:value-type="float" office:value="0.006276241" calcext:value-type="float">
            <text:p>0.00627624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8392" calcext:value-type="float">
            <text:p>-2.36839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2" calcext:value-type="float">
            <text:p>4062002</text:p>
          </table:table-cell>
          <table:table-cell office:value-type="float" office:value="184.7001" calcext:value-type="float">
            <text:p>184.7001</text:p>
          </table:table-cell>
          <table:table-cell office:value-type="float" office:value="149.5817" calcext:value-type="float">
            <text:p>149.5817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5.054" calcext:value-type="float">
            <text:p>1105.054</text:p>
          </table:table-cell>
          <table:table-cell office:value-type="float" office:value="-5.08285" calcext:value-type="float">
            <text:p>-5.08285</text:p>
          </table:table-cell>
          <table:table-cell office:value-type="float" office:value="0" calcext:value-type="float">
            <text:p>0</text:p>
          </table:table-cell>
          <table:table-cell office:value-type="float" office:value="0.1130315" calcext:value-type="float">
            <text:p>0.1130315</text:p>
          </table:table-cell>
          <table:table-cell office:value-type="float" office:value="0.3573626" calcext:value-type="float">
            <text:p>0.3573626</text:p>
          </table:table-cell>
          <table:table-cell office:value-type="float" office:value="0.3602315" calcext:value-type="float">
            <text:p>0.3602315</text:p>
          </table:table-cell>
          <table:table-cell office:value-type="float" office:value="0.3637241" calcext:value-type="float">
            <text:p>0.3637241</text:p>
          </table:table-cell>
          <table:table-cell office:value-type="float" office:value="0.3663571" calcext:value-type="float">
            <text:p>0.3663571</text:p>
          </table:table-cell>
          <table:table-cell office:value-type="float" office:value="0.3156258" calcext:value-type="float">
            <text:p>0.3156258</text:p>
          </table:table-cell>
          <table:table-cell office:value-type="float" office:value="0.3119948" calcext:value-type="float">
            <text:p>0.3119948</text:p>
          </table:table-cell>
          <table:table-cell office:value-type="float" office:value="0.3807964" calcext:value-type="float">
            <text:p>0.3807964</text:p>
          </table:table-cell>
          <table:table-cell office:value-type="float" office:value="0.3788274" calcext:value-type="float">
            <text:p>0.3788274</text:p>
          </table:table-cell>
          <table:table-cell office:value-type="float" office:value="0.383331" calcext:value-type="float">
            <text:p>0.383331</text:p>
          </table:table-cell>
          <table:table-cell office:value-type="float" office:value="0.3935427" calcext:value-type="float">
            <text:p>0.3935427</text:p>
          </table:table-cell>
          <table:table-cell office:value-type="float" office:value="0.3980892" calcext:value-type="float">
            <text:p>0.39808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78207E-016" calcext:value-type="float">
            <text:p>9.478207E-16</text:p>
          </table:table-cell>
          <table:table-cell office:value-type="float" office:value="9.241491E-016" calcext:value-type="float">
            <text:p>9.241491E-16</text:p>
          </table:table-cell>
          <table:table-cell office:value-type="float" office:value="9.821629E-016" calcext:value-type="float">
            <text:p>9.821629E-16</text:p>
          </table:table-cell>
          <table:table-cell office:value-type="float" office:value="9.627721E-016" calcext:value-type="float">
            <text:p>9.627721E-16</text:p>
          </table:table-cell>
          <table:table-cell office:value-type="float" office:value="9.308586E-016" calcext:value-type="float">
            <text:p>9.308586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7.88693" calcext:value-type="float">
            <text:p>-67.88693</text:p>
          </table:table-cell>
          <table:table-cell office:value-type="float" office:value="-0.0121321" calcext:value-type="float">
            <text:p>-0.0121321</text:p>
          </table:table-cell>
          <table:table-cell office:value-type="float" office:value="-0.01155053" calcext:value-type="float">
            <text:p>-0.01155053</text:p>
          </table:table-cell>
          <table:table-cell office:value-type="float" office:value="-0.01088361" calcext:value-type="float">
            <text:p>-0.01088361</text:p>
          </table:table-cell>
          <table:table-cell office:value-type="float" office:value="-0.01041064" calcext:value-type="float">
            <text:p>-0.01041064</text:p>
          </table:table-cell>
          <table:table-cell office:value-type="float" office:value="-0.009677499" calcext:value-type="float">
            <text:p>-0.009677499</text:p>
          </table:table-cell>
          <table:table-cell office:value-type="float" office:value="-0.00903556" calcext:value-type="float">
            <text:p>-0.00903556</text:p>
          </table:table-cell>
          <table:table-cell office:value-type="float" office:value="-0.008175543" calcext:value-type="float">
            <text:p>-0.008175543</text:p>
          </table:table-cell>
          <table:table-cell office:value-type="float" office:value="-0.007306596" calcext:value-type="float">
            <text:p>-0.007306596</text:p>
          </table:table-cell>
          <table:table-cell office:value-type="float" office:value="-0.007672327" calcext:value-type="float">
            <text:p>-0.007672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82122" calcext:value-type="float">
            <text:p>-24.82122</text:p>
          </table:table-cell>
          <table:table-cell office:value-type="float" office:value="0.006266474" calcext:value-type="float">
            <text:p>0.00626647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4597" calcext:value-type="float">
            <text:p>-2.3645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2" calcext:value-type="float">
            <text:p>5062002</text:p>
          </table:table-cell>
          <table:table-cell office:value-type="float" office:value="184.7001" calcext:value-type="float">
            <text:p>184.7001</text:p>
          </table:table-cell>
          <table:table-cell office:value-type="float" office:value="150.5457" calcext:value-type="float">
            <text:p>150.5457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4.091" calcext:value-type="float">
            <text:p>1104.091</text:p>
          </table:table-cell>
          <table:table-cell office:value-type="float" office:value="-5.08285" calcext:value-type="float">
            <text:p>-5.08285</text:p>
          </table:table-cell>
          <table:table-cell office:value-type="float" office:value="0" calcext:value-type="float">
            <text:p>0</text:p>
          </table:table-cell>
          <table:table-cell office:value-type="float" office:value="0.1078644" calcext:value-type="float">
            <text:p>0.1078644</text:p>
          </table:table-cell>
          <table:table-cell office:value-type="float" office:value="0.3526162" calcext:value-type="float">
            <text:p>0.3526162</text:p>
          </table:table-cell>
          <table:table-cell office:value-type="float" office:value="0.3558339" calcext:value-type="float">
            <text:p>0.3558339</text:p>
          </table:table-cell>
          <table:table-cell office:value-type="float" office:value="0.3598791" calcext:value-type="float">
            <text:p>0.3598791</text:p>
          </table:table-cell>
          <table:table-cell office:value-type="float" office:value="0.3628232" calcext:value-type="float">
            <text:p>0.3628232</text:p>
          </table:table-cell>
          <table:table-cell office:value-type="float" office:value="0.3135929" calcext:value-type="float">
            <text:p>0.3135929</text:p>
          </table:table-cell>
          <table:table-cell office:value-type="float" office:value="0.3103067" calcext:value-type="float">
            <text:p>0.3103067</text:p>
          </table:table-cell>
          <table:table-cell office:value-type="float" office:value="0.3801067" calcext:value-type="float">
            <text:p>0.3801067</text:p>
          </table:table-cell>
          <table:table-cell office:value-type="float" office:value="0.378136" calcext:value-type="float">
            <text:p>0.378136</text:p>
          </table:table-cell>
          <table:table-cell office:value-type="float" office:value="0.3834213" calcext:value-type="float">
            <text:p>0.3834213</text:p>
          </table:table-cell>
          <table:table-cell office:value-type="float" office:value="0.3940115" calcext:value-type="float">
            <text:p>0.3940115</text:p>
          </table:table-cell>
          <table:table-cell office:value-type="float" office:value="0.3984709" calcext:value-type="float">
            <text:p>0.398470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480669E-016" calcext:value-type="float">
            <text:p>9.480669E-16</text:p>
          </table:table-cell>
          <table:table-cell office:value-type="float" office:value="9.241394E-016" calcext:value-type="float">
            <text:p>9.241394E-16</text:p>
          </table:table-cell>
          <table:table-cell office:value-type="float" office:value="9.821435E-016" calcext:value-type="float">
            <text:p>9.821435E-16</text:p>
          </table:table-cell>
          <table:table-cell office:value-type="float" office:value="9.627646E-016" calcext:value-type="float">
            <text:p>9.627646E-16</text:p>
          </table:table-cell>
          <table:table-cell office:value-type="float" office:value="9.308331E-016" calcext:value-type="float">
            <text:p>9.308331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8.17845" calcext:value-type="float">
            <text:p>-98.17845</text:p>
          </table:table-cell>
          <table:table-cell office:value-type="float" office:value="-0.01317603" calcext:value-type="float">
            <text:p>-0.01317603</text:p>
          </table:table-cell>
          <table:table-cell office:value-type="float" office:value="-0.01245586" calcext:value-type="float">
            <text:p>-0.01245586</text:p>
          </table:table-cell>
          <table:table-cell office:value-type="float" office:value="-0.01161522" calcext:value-type="float">
            <text:p>-0.01161522</text:p>
          </table:table-cell>
          <table:table-cell office:value-type="float" office:value="-0.01104655" calcext:value-type="float">
            <text:p>-0.01104655</text:p>
          </table:table-cell>
          <table:table-cell office:value-type="float" office:value="-0.01015646" calcext:value-type="float">
            <text:p>-0.01015646</text:p>
          </table:table-cell>
          <table:table-cell office:value-type="float" office:value="-0.009455123" calcext:value-type="float">
            <text:p>-0.009455123</text:p>
          </table:table-cell>
          <table:table-cell office:value-type="float" office:value="-0.008503494" calcext:value-type="float">
            <text:p>-0.008503494</text:p>
          </table:table-cell>
          <table:table-cell office:value-type="float" office:value="-0.007532431" calcext:value-type="float">
            <text:p>-0.007532431</text:p>
          </table:table-cell>
          <table:table-cell office:value-type="float" office:value="-0.007640481" calcext:value-type="float">
            <text:p>-0.007640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90077" calcext:value-type="float">
            <text:p>-45.90077</text:p>
          </table:table-cell>
          <table:table-cell office:value-type="float" office:value="0.006259616" calcext:value-type="float">
            <text:p>0.00625961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60587" calcext:value-type="float">
            <text:p>-2.36058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2" calcext:value-type="float">
            <text:p>6062002</text:p>
          </table:table-cell>
          <table:table-cell office:value-type="float" office:value="184.7001" calcext:value-type="float">
            <text:p>184.7001</text:p>
          </table:table-cell>
          <table:table-cell office:value-type="float" office:value="151.6457" calcext:value-type="float">
            <text:p>151.6457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2.99" calcext:value-type="float">
            <text:p>1102.99</text:p>
          </table:table-cell>
          <table:table-cell office:value-type="float" office:value="-5.08285" calcext:value-type="float">
            <text:p>-5.08285</text:p>
          </table:table-cell>
          <table:table-cell office:value-type="float" office:value="0" calcext:value-type="float">
            <text:p>0</text:p>
          </table:table-cell>
          <table:table-cell office:value-type="float" office:value="0.1043652" calcext:value-type="float">
            <text:p>0.1043652</text:p>
          </table:table-cell>
          <table:table-cell office:value-type="float" office:value="0.3474597" calcext:value-type="float">
            <text:p>0.3474597</text:p>
          </table:table-cell>
          <table:table-cell office:value-type="float" office:value="0.35117" calcext:value-type="float">
            <text:p>0.35117</text:p>
          </table:table-cell>
          <table:table-cell office:value-type="float" office:value="0.3556333" calcext:value-type="float">
            <text:p>0.3556333</text:p>
          </table:table-cell>
          <table:table-cell office:value-type="float" office:value="0.3588113" calcext:value-type="float">
            <text:p>0.3588113</text:p>
          </table:table-cell>
          <table:table-cell office:value-type="float" office:value="0.3111743" calcext:value-type="float">
            <text:p>0.3111743</text:p>
          </table:table-cell>
          <table:table-cell office:value-type="float" office:value="0.3084939" calcext:value-type="float">
            <text:p>0.3084939</text:p>
          </table:table-cell>
          <table:table-cell office:value-type="float" office:value="0.3794608" calcext:value-type="float">
            <text:p>0.3794608</text:p>
          </table:table-cell>
          <table:table-cell office:value-type="float" office:value="0.3775176" calcext:value-type="float">
            <text:p>0.3775176</text:p>
          </table:table-cell>
          <table:table-cell office:value-type="float" office:value="0.3833504" calcext:value-type="float">
            <text:p>0.3833504</text:p>
          </table:table-cell>
          <table:table-cell office:value-type="float" office:value="0.394405" calcext:value-type="float">
            <text:p>0.394405</text:p>
          </table:table-cell>
          <table:table-cell office:value-type="float" office:value="0.3988379" calcext:value-type="float">
            <text:p>0.39883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83359E-016" calcext:value-type="float">
            <text:p>9.483359E-16</text:p>
          </table:table-cell>
          <table:table-cell office:value-type="float" office:value="9.24127E-016" calcext:value-type="float">
            <text:p>9.24127E-16</text:p>
          </table:table-cell>
          <table:table-cell office:value-type="float" office:value="9.821246E-016" calcext:value-type="float">
            <text:p>9.821246E-16</text:p>
          </table:table-cell>
          <table:table-cell office:value-type="float" office:value="9.627511E-016" calcext:value-type="float">
            <text:p>9.627511E-16</text:p>
          </table:table-cell>
          <table:table-cell office:value-type="float" office:value="9.308128E-016" calcext:value-type="float">
            <text:p>9.308128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5.6965" calcext:value-type="float">
            <text:p>-125.6965</text:p>
          </table:table-cell>
          <table:table-cell office:value-type="float" office:value="-0.01442577" calcext:value-type="float">
            <text:p>-0.01442577</text:p>
          </table:table-cell>
          <table:table-cell office:value-type="float" office:value="-0.01350648" calcext:value-type="float">
            <text:p>-0.01350648</text:p>
          </table:table-cell>
          <table:table-cell office:value-type="float" office:value="-0.01249202" calcext:value-type="float">
            <text:p>-0.01249202</text:p>
          </table:table-cell>
          <table:table-cell office:value-type="float" office:value="-0.0118257" calcext:value-type="float">
            <text:p>-0.0118257</text:p>
          </table:table-cell>
          <table:table-cell office:value-type="float" office:value="-0.01076189" calcext:value-type="float">
            <text:p>-0.01076189</text:p>
          </table:table-cell>
          <table:table-cell office:value-type="float" office:value="-0.009930595" calcext:value-type="float">
            <text:p>-0.009930595</text:p>
          </table:table-cell>
          <table:table-cell office:value-type="float" office:value="-0.008821115" calcext:value-type="float">
            <text:p>-0.008821115</text:p>
          </table:table-cell>
          <table:table-cell office:value-type="float" office:value="-0.007740352" calcext:value-type="float">
            <text:p>-0.007740352</text:p>
          </table:table-cell>
          <table:table-cell office:value-type="float" office:value="-0.007664685" calcext:value-type="float">
            <text:p>-0.007664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.10421" calcext:value-type="float">
            <text:p>-72.10421</text:p>
          </table:table-cell>
          <table:table-cell office:value-type="float" office:value="0.0062539" calcext:value-type="float">
            <text:p>0.006253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6397" calcext:value-type="float">
            <text:p>-2.35639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2" calcext:value-type="float">
            <text:p>7062002</text:p>
          </table:table-cell>
          <table:table-cell office:value-type="float" office:value="184.7001" calcext:value-type="float">
            <text:p>184.7001</text:p>
          </table:table-cell>
          <table:table-cell office:value-type="float" office:value="152.8523" calcext:value-type="float">
            <text:p>152.8523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1.784" calcext:value-type="float">
            <text:p>1101.784</text:p>
          </table:table-cell>
          <table:table-cell office:value-type="float" office:value="-5.08285" calcext:value-type="float">
            <text:p>-5.08285</text:p>
          </table:table-cell>
          <table:table-cell office:value-type="float" office:value="0" calcext:value-type="float">
            <text:p>0</text:p>
          </table:table-cell>
          <table:table-cell office:value-type="float" office:value="0.1065262" calcext:value-type="float">
            <text:p>0.1065262</text:p>
          </table:table-cell>
          <table:table-cell office:value-type="float" office:value="0.341562" calcext:value-type="float">
            <text:p>0.341562</text:p>
          </table:table-cell>
          <table:table-cell office:value-type="float" office:value="0.3458497" calcext:value-type="float">
            <text:p>0.3458497</text:p>
          </table:table-cell>
          <table:table-cell office:value-type="float" office:value="0.3509896" calcext:value-type="float">
            <text:p>0.3509896</text:p>
          </table:table-cell>
          <table:table-cell office:value-type="float" office:value="0.3544329" calcext:value-type="float">
            <text:p>0.3544329</text:p>
          </table:table-cell>
          <table:table-cell office:value-type="float" office:value="0.3085588" calcext:value-type="float">
            <text:p>0.3085588</text:p>
          </table:table-cell>
          <table:table-cell office:value-type="float" office:value="0.3065228" calcext:value-type="float">
            <text:p>0.3065228</text:p>
          </table:table-cell>
          <table:table-cell office:value-type="float" office:value="0.378689" calcext:value-type="float">
            <text:p>0.378689</text:p>
          </table:table-cell>
          <table:table-cell office:value-type="float" office:value="0.3768921" calcext:value-type="float">
            <text:p>0.3768921</text:p>
          </table:table-cell>
          <table:table-cell office:value-type="float" office:value="0.3832683" calcext:value-type="float">
            <text:p>0.3832683</text:p>
          </table:table-cell>
          <table:table-cell office:value-type="float" office:value="0.3947344" calcext:value-type="float">
            <text:p>0.3947344</text:p>
          </table:table-cell>
          <table:table-cell office:value-type="float" office:value="0.3991884" calcext:value-type="float">
            <text:p>0.39918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86342E-016" calcext:value-type="float">
            <text:p>9.486342E-16</text:p>
          </table:table-cell>
          <table:table-cell office:value-type="float" office:value="9.241136E-016" calcext:value-type="float">
            <text:p>9.241136E-16</text:p>
          </table:table-cell>
          <table:table-cell office:value-type="float" office:value="9.821038E-016" calcext:value-type="float">
            <text:p>9.821038E-16</text:p>
          </table:table-cell>
          <table:table-cell office:value-type="float" office:value="9.627369E-016" calcext:value-type="float">
            <text:p>9.627369E-16</text:p>
          </table:table-cell>
          <table:table-cell office:value-type="float" office:value="9.307894E-016" calcext:value-type="float">
            <text:p>9.307894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8.1347" calcext:value-type="float">
            <text:p>-108.1347</text:p>
          </table:table-cell>
          <table:table-cell office:value-type="float" office:value="-0.01602893" calcext:value-type="float">
            <text:p>-0.01602893</text:p>
          </table:table-cell>
          <table:table-cell office:value-type="float" office:value="-0.0148328" calcext:value-type="float">
            <text:p>-0.0148328</text:p>
          </table:table-cell>
          <table:table-cell office:value-type="float" office:value="-0.01353905" calcext:value-type="float">
            <text:p>-0.01353905</text:p>
          </table:table-cell>
          <table:table-cell office:value-type="float" office:value="-0.0127509" calcext:value-type="float">
            <text:p>-0.0127509</text:p>
          </table:table-cell>
          <table:table-cell office:value-type="float" office:value="-0.01146455" calcext:value-type="float">
            <text:p>-0.01146455</text:p>
          </table:table-cell>
          <table:table-cell office:value-type="float" office:value="-0.01047789" calcext:value-type="float">
            <text:p>-0.01047789</text:p>
          </table:table-cell>
          <table:table-cell office:value-type="float" office:value="-0.009217783" calcext:value-type="float">
            <text:p>-0.009217783</text:p>
          </table:table-cell>
          <table:table-cell office:value-type="float" office:value="-0.007956743" calcext:value-type="float">
            <text:p>-0.007956743</text:p>
          </table:table-cell>
          <table:table-cell office:value-type="float" office:value="-0.007692791" calcext:value-type="float">
            <text:p>-0.007692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03073" calcext:value-type="float">
            <text:p>-63.03073</text:p>
          </table:table-cell>
          <table:table-cell office:value-type="float" office:value="0.006249735" calcext:value-type="float">
            <text:p>0.00624973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52074" calcext:value-type="float">
            <text:p>-2.35207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2" calcext:value-type="float">
            <text:p>8062002</text:p>
          </table:table-cell>
          <table:table-cell office:value-type="float" office:value="184.7001" calcext:value-type="float">
            <text:p>184.7001</text:p>
          </table:table-cell>
          <table:table-cell office:value-type="float" office:value="154.1594" calcext:value-type="float">
            <text:p>154.1594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0.477" calcext:value-type="float">
            <text:p>1100.477</text:p>
          </table:table-cell>
          <table:table-cell office:value-type="float" office:value="-5.08285" calcext:value-type="float">
            <text:p>-5.08285</text:p>
          </table:table-cell>
          <table:table-cell office:value-type="float" office:value="0" calcext:value-type="float">
            <text:p>0</text:p>
          </table:table-cell>
          <table:table-cell office:value-type="float" office:value="0.1088478" calcext:value-type="float">
            <text:p>0.1088478</text:p>
          </table:table-cell>
          <table:table-cell office:value-type="float" office:value="0.3351747" calcext:value-type="float">
            <text:p>0.3351747</text:p>
          </table:table-cell>
          <table:table-cell office:value-type="float" office:value="0.3402429" calcext:value-type="float">
            <text:p>0.3402429</text:p>
          </table:table-cell>
          <table:table-cell office:value-type="float" office:value="0.3462462" calcext:value-type="float">
            <text:p>0.3462462</text:p>
          </table:table-cell>
          <table:table-cell office:value-type="float" office:value="0.3501398" calcext:value-type="float">
            <text:p>0.3501398</text:p>
          </table:table-cell>
          <table:table-cell office:value-type="float" office:value="0.3058079" calcext:value-type="float">
            <text:p>0.3058079</text:p>
          </table:table-cell>
          <table:table-cell office:value-type="float" office:value="0.3044373" calcext:value-type="float">
            <text:p>0.3044373</text:p>
          </table:table-cell>
          <table:table-cell office:value-type="float" office:value="0.377863" calcext:value-type="float">
            <text:p>0.377863</text:p>
          </table:table-cell>
          <table:table-cell office:value-type="float" office:value="0.3762478" calcext:value-type="float">
            <text:p>0.3762478</text:p>
          </table:table-cell>
          <table:table-cell office:value-type="float" office:value="0.3831545" calcext:value-type="float">
            <text:p>0.3831545</text:p>
          </table:table-cell>
          <table:table-cell office:value-type="float" office:value="0.3950113" calcext:value-type="float">
            <text:p>0.3950113</text:p>
          </table:table-cell>
          <table:table-cell office:value-type="float" office:value="0.3995222" calcext:value-type="float">
            <text:p>0.39952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89456E-016" calcext:value-type="float">
            <text:p>9.489456E-16</text:p>
          </table:table-cell>
          <table:table-cell office:value-type="float" office:value="9.241002E-016" calcext:value-type="float">
            <text:p>9.241002E-16</text:p>
          </table:table-cell>
          <table:table-cell office:value-type="float" office:value="9.820831E-016" calcext:value-type="float">
            <text:p>9.820831E-16</text:p>
          </table:table-cell>
          <table:table-cell office:value-type="float" office:value="9.627221E-016" calcext:value-type="float">
            <text:p>9.627221E-16</text:p>
          </table:table-cell>
          <table:table-cell office:value-type="float" office:value="9.307629E-016" calcext:value-type="float">
            <text:p>9.307629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5E-033" calcext:value-type="float">
            <text:p>8.564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0.87212" calcext:value-type="float">
            <text:p>-90.87212</text:p>
          </table:table-cell>
          <table:table-cell office:value-type="float" office:value="-0.01800219" calcext:value-type="float">
            <text:p>-0.01800219</text:p>
          </table:table-cell>
          <table:table-cell office:value-type="float" office:value="-0.01639691" calcext:value-type="float">
            <text:p>-0.01639691</text:p>
          </table:table-cell>
          <table:table-cell office:value-type="float" office:value="-0.0147187" calcext:value-type="float">
            <text:p>-0.0147187</text:p>
          </table:table-cell>
          <table:table-cell office:value-type="float" office:value="-0.01374038" calcext:value-type="float">
            <text:p>-0.01374038</text:p>
          </table:table-cell>
          <table:table-cell office:value-type="float" office:value="-0.01225919" calcext:value-type="float">
            <text:p>-0.01225919</text:p>
          </table:table-cell>
          <table:table-cell office:value-type="float" office:value="-0.01109388" calcext:value-type="float">
            <text:p>-0.01109388</text:p>
          </table:table-cell>
          <table:table-cell office:value-type="float" office:value="-0.009662974" calcext:value-type="float">
            <text:p>-0.009662974</text:p>
          </table:table-cell>
          <table:table-cell office:value-type="float" office:value="-0.008186301" calcext:value-type="float">
            <text:p>-0.008186301</text:p>
          </table:table-cell>
          <table:table-cell office:value-type="float" office:value="-0.007731949" calcext:value-type="float">
            <text:p>-0.007731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60999" calcext:value-type="float">
            <text:p>-48.60999</text:p>
          </table:table-cell>
          <table:table-cell office:value-type="float" office:value="0.006245934" calcext:value-type="float">
            <text:p>0.00624593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47644" calcext:value-type="float">
            <text:p>-2.3476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2" calcext:value-type="float">
            <text:p>9062002</text:p>
          </table:table-cell>
          <table:table-cell office:value-type="float" office:value="184.7001" calcext:value-type="float">
            <text:p>184.7001</text:p>
          </table:table-cell>
          <table:table-cell office:value-type="float" office:value="155.3477" calcext:value-type="float">
            <text:p>155.3477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99.288" calcext:value-type="float">
            <text:p>1099.288</text:p>
          </table:table-cell>
          <table:table-cell office:value-type="float" office:value="-5.08285" calcext:value-type="float">
            <text:p>-5.08285</text:p>
          </table:table-cell>
          <table:table-cell office:value-type="float" office:value="0" calcext:value-type="float">
            <text:p>0</text:p>
          </table:table-cell>
          <table:table-cell office:value-type="float" office:value="0.1114707" calcext:value-type="float">
            <text:p>0.1114707</text:p>
          </table:table-cell>
          <table:table-cell office:value-type="float" office:value="0.330003" calcext:value-type="float">
            <text:p>0.330003</text:p>
          </table:table-cell>
          <table:table-cell office:value-type="float" office:value="0.3356188" calcext:value-type="float">
            <text:p>0.3356188</text:p>
          </table:table-cell>
          <table:table-cell office:value-type="float" office:value="0.3419304" calcext:value-type="float">
            <text:p>0.3419304</text:p>
          </table:table-cell>
          <table:table-cell office:value-type="float" office:value="0.3459755" calcext:value-type="float">
            <text:p>0.3459755</text:p>
          </table:table-cell>
          <table:table-cell office:value-type="float" office:value="0.3032019" calcext:value-type="float">
            <text:p>0.3032019</text:p>
          </table:table-cell>
          <table:table-cell office:value-type="float" office:value="0.3024772" calcext:value-type="float">
            <text:p>0.3024772</text:p>
          </table:table-cell>
          <table:table-cell office:value-type="float" office:value="0.3770203" calcext:value-type="float">
            <text:p>0.3770203</text:p>
          </table:table-cell>
          <table:table-cell office:value-type="float" office:value="0.3755874" calcext:value-type="float">
            <text:p>0.3755874</text:p>
          </table:table-cell>
          <table:table-cell office:value-type="float" office:value="0.3830131" calcext:value-type="float">
            <text:p>0.3830131</text:p>
          </table:table-cell>
          <table:table-cell office:value-type="float" office:value="0.3952427" calcext:value-type="float">
            <text:p>0.3952427</text:p>
          </table:table-cell>
          <table:table-cell office:value-type="float" office:value="0.3998396" calcext:value-type="float">
            <text:p>0.39983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92533E-016" calcext:value-type="float">
            <text:p>9.492533E-16</text:p>
          </table:table-cell>
          <table:table-cell office:value-type="float" office:value="9.240859E-016" calcext:value-type="float">
            <text:p>9.240859E-16</text:p>
          </table:table-cell>
          <table:table-cell office:value-type="float" office:value="9.820633E-016" calcext:value-type="float">
            <text:p>9.820633E-16</text:p>
          </table:table-cell>
          <table:table-cell office:value-type="float" office:value="9.627079E-016" calcext:value-type="float">
            <text:p>9.627079E-16</text:p>
          </table:table-cell>
          <table:table-cell office:value-type="float" office:value="9.307352E-016" calcext:value-type="float">
            <text:p>9.307352E-16</text:p>
          </table:table-cell>
          <table:table-cell office:value-type="float" office:value="5.045132E-018" calcext:value-type="float">
            <text:p>5.045132E-18</text:p>
          </table:table-cell>
          <table:table-cell office:value-type="float" office:value="8.564446E-033" calcext:value-type="float">
            <text:p>8.564446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5.99913" calcext:value-type="float">
            <text:p>-75.99913</text:p>
          </table:table-cell>
          <table:table-cell office:value-type="float" office:value="-0.01980639" calcext:value-type="float">
            <text:p>-0.01980639</text:p>
          </table:table-cell>
          <table:table-cell office:value-type="float" office:value="-0.01783029" calcext:value-type="float">
            <text:p>-0.01783029</text:p>
          </table:table-cell>
          <table:table-cell office:value-type="float" office:value="-0.01589676" calcext:value-type="float">
            <text:p>-0.01589676</text:p>
          </table:table-cell>
          <table:table-cell office:value-type="float" office:value="-0.01478902" calcext:value-type="float">
            <text:p>-0.01478902</text:p>
          </table:table-cell>
          <table:table-cell office:value-type="float" office:value="-0.01307178" calcext:value-type="float">
            <text:p>-0.01307178</text:p>
          </table:table-cell>
          <table:table-cell office:value-type="float" office:value="-0.01171123" calcext:value-type="float">
            <text:p>-0.01171123</text:p>
          </table:table-cell>
          <table:table-cell office:value-type="float" office:value="-0.0101409" calcext:value-type="float">
            <text:p>-0.0101409</text:p>
          </table:table-cell>
          <table:table-cell office:value-type="float" office:value="-0.008428862" calcext:value-type="float">
            <text:p>-0.008428862</text:p>
          </table:table-cell>
          <table:table-cell office:value-type="float" office:value="-0.007780829" calcext:value-type="float">
            <text:p>-0.007780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.69456" calcext:value-type="float">
            <text:p>-32.69456</text:p>
          </table:table-cell>
          <table:table-cell office:value-type="float" office:value="0.006242664" calcext:value-type="float">
            <text:p>0.00624266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43146" calcext:value-type="float">
            <text:p>-2.34314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2" calcext:value-type="float">
            <text:p>10062002</text:p>
          </table:table-cell>
          <table:table-cell office:value-type="float" office:value="192.5002" calcext:value-type="float">
            <text:p>192.5002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5.229" calcext:value-type="float">
            <text:p>1105.229</text:p>
          </table:table-cell>
          <table:table-cell office:value-type="float" office:value="-5.001724" calcext:value-type="float">
            <text:p>-5.001724</text:p>
          </table:table-cell>
          <table:table-cell office:value-type="float" office:value="0" calcext:value-type="float">
            <text:p>0</text:p>
          </table:table-cell>
          <table:table-cell office:value-type="float" office:value="0.3864" calcext:value-type="float">
            <text:p>0.3864</text:p>
          </table:table-cell>
          <table:table-cell office:value-type="float" office:value="0.3874116" calcext:value-type="float">
            <text:p>0.3874116</text:p>
          </table:table-cell>
          <table:table-cell office:value-type="float" office:value="0.3471161" calcext:value-type="float">
            <text:p>0.3471161</text:p>
          </table:table-cell>
          <table:table-cell office:value-type="float" office:value="0.33954" calcext:value-type="float">
            <text:p>0.33954</text:p>
          </table:table-cell>
          <table:table-cell office:value-type="float" office:value="0.3423939" calcext:value-type="float">
            <text:p>0.3423939</text:p>
          </table:table-cell>
          <table:table-cell office:value-type="float" office:value="0.3009024" calcext:value-type="float">
            <text:p>0.3009024</text:p>
          </table:table-cell>
          <table:table-cell office:value-type="float" office:value="0.3025988" calcext:value-type="float">
            <text:p>0.3025988</text:p>
          </table:table-cell>
          <table:table-cell office:value-type="float" office:value="0.3763415" calcext:value-type="float">
            <text:p>0.3763415</text:p>
          </table:table-cell>
          <table:table-cell office:value-type="float" office:value="0.3748554" calcext:value-type="float">
            <text:p>0.3748554</text:p>
          </table:table-cell>
          <table:table-cell office:value-type="float" office:value="0.3828423" calcext:value-type="float">
            <text:p>0.3828423</text:p>
          </table:table-cell>
          <table:table-cell office:value-type="float" office:value="0.3954338" calcext:value-type="float">
            <text:p>0.3954338</text:p>
          </table:table-cell>
          <table:table-cell office:value-type="float" office:value="0.4001407" calcext:value-type="float">
            <text:p>0.400140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495385E-016" calcext:value-type="float">
            <text:p>9.495385E-16</text:p>
          </table:table-cell>
          <table:table-cell office:value-type="float" office:value="9.240742E-016" calcext:value-type="float">
            <text:p>9.240742E-16</text:p>
          </table:table-cell>
          <table:table-cell office:value-type="float" office:value="9.820451E-016" calcext:value-type="float">
            <text:p>9.820451E-16</text:p>
          </table:table-cell>
          <table:table-cell office:value-type="float" office:value="9.626905E-016" calcext:value-type="float">
            <text:p>9.626905E-16</text:p>
          </table:table-cell>
          <table:table-cell office:value-type="float" office:value="9.307144E-016" calcext:value-type="float">
            <text:p>9.307144E-16</text:p>
          </table:table-cell>
          <table:table-cell office:value-type="float" office:value="5.045132E-018" calcext:value-type="float">
            <text:p>5.045132E-18</text:p>
          </table:table-cell>
          <table:table-cell office:value-type="float" office:value="8.564438E-033" calcext:value-type="float">
            <text:p>8.564438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7259197" calcext:value-type="float">
            <text:p>-0.007259197</text:p>
          </table:table-cell>
          <table:table-cell office:value-type="float" office:value="-0.007186879" calcext:value-type="float">
            <text:p>-0.007186879</text:p>
          </table:table-cell>
          <table:table-cell office:value-type="float" office:value="-0.01484266" calcext:value-type="float">
            <text:p>-0.01484266</text:p>
          </table:table-cell>
          <table:table-cell office:value-type="float" office:value="-0.01668916" calcext:value-type="float">
            <text:p>-0.01668916</text:p>
          </table:table-cell>
          <table:table-cell office:value-type="float" office:value="-0.01578402" calcext:value-type="float">
            <text:p>-0.01578402</text:p>
          </table:table-cell>
          <table:table-cell office:value-type="float" office:value="-0.01384424" calcext:value-type="float">
            <text:p>-0.01384424</text:p>
          </table:table-cell>
          <table:table-cell office:value-type="float" office:value="-0.01165845" calcext:value-type="float">
            <text:p>-0.01165845</text:p>
          </table:table-cell>
          <table:table-cell office:value-type="float" office:value="-0.01054704" calcext:value-type="float">
            <text:p>-0.01054704</text:p>
          </table:table-cell>
          <table:table-cell office:value-type="float" office:value="-0.00870668" calcext:value-type="float">
            <text:p>-0.00870668</text:p>
          </table:table-cell>
          <table:table-cell office:value-type="float" office:value="-0.007840359" calcext:value-type="float">
            <text:p>-0.007840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377715" calcext:value-type="float">
            <text:p>-0.007377715</text:p>
          </table:table-cell>
          <table:table-cell office:value-type="float" office:value="0.006234472" calcext:value-type="float">
            <text:p>0.00623447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38597" calcext:value-type="float">
            <text:p>-2.33859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2" calcext:value-type="float">
            <text:p>11062002</text:p>
          </table:table-cell>
          <table:table-cell office:value-type="float" office:value="194.0002" calcext:value-type="float">
            <text:p>194.0002</text:p>
          </table:table-cell>
          <table:table-cell office:value-type="float" office:value="162.0978" calcext:value-type="float">
            <text:p>162.0978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1.751" calcext:value-type="float">
            <text:p>1101.751</text:p>
          </table:table-cell>
          <table:table-cell office:value-type="float" office:value="-4.994649" calcext:value-type="float">
            <text:p>-4.994649</text:p>
          </table:table-cell>
          <table:table-cell office:value-type="float" office:value="0" calcext:value-type="float">
            <text:p>0</text:p>
          </table:table-cell>
          <table:table-cell office:value-type="float" office:value="0.2566265" calcext:value-type="float">
            <text:p>0.2566265</text:p>
          </table:table-cell>
          <table:table-cell office:value-type="float" office:value="0.333289" calcext:value-type="float">
            <text:p>0.333289</text:p>
          </table:table-cell>
          <table:table-cell office:value-type="float" office:value="0.3427567" calcext:value-type="float">
            <text:p>0.3427567</text:p>
          </table:table-cell>
          <table:table-cell office:value-type="float" office:value="0.3486267" calcext:value-type="float">
            <text:p>0.3486267</text:p>
          </table:table-cell>
          <table:table-cell office:value-type="float" office:value="0.3508548" calcext:value-type="float">
            <text:p>0.3508548</text:p>
          </table:table-cell>
          <table:table-cell office:value-type="float" office:value="0.302787" calcext:value-type="float">
            <text:p>0.302787</text:p>
          </table:table-cell>
          <table:table-cell office:value-type="float" office:value="0.3003989" calcext:value-type="float">
            <text:p>0.3003989</text:p>
          </table:table-cell>
          <table:table-cell office:value-type="float" office:value="0.3757737" calcext:value-type="float">
            <text:p>0.3757737</text:p>
          </table:table-cell>
          <table:table-cell office:value-type="float" office:value="0.3741769" calcext:value-type="float">
            <text:p>0.3741769</text:p>
          </table:table-cell>
          <table:table-cell office:value-type="float" office:value="0.3826452" calcext:value-type="float">
            <text:p>0.3826452</text:p>
          </table:table-cell>
          <table:table-cell office:value-type="float" office:value="0.3955871" calcext:value-type="float">
            <text:p>0.3955871</text:p>
          </table:table-cell>
          <table:table-cell office:value-type="float" office:value="0.4004017" calcext:value-type="float">
            <text:p>0.4004017</text:p>
          </table:table-cell>
          <table:table-cell office:value-type="float" office:value="0.4623754" calcext:value-type="float">
            <text:p>0.4623754</text:p>
          </table:table-cell>
          <table:table-cell office:value-type="float" office:value="0" calcext:value-type="float">
            <text:p>0</text:p>
          </table:table-cell>
          <table:table-cell office:value-type="float" office:value="9.497879E-016" calcext:value-type="float">
            <text:p>9.497879E-16</text:p>
          </table:table-cell>
          <table:table-cell office:value-type="float" office:value="9.24065E-016" calcext:value-type="float">
            <text:p>9.24065E-16</text:p>
          </table:table-cell>
          <table:table-cell office:value-type="float" office:value="9.82027E-016" calcext:value-type="float">
            <text:p>9.82027E-16</text:p>
          </table:table-cell>
          <table:table-cell office:value-type="float" office:value="9.626799E-016" calcext:value-type="float">
            <text:p>9.626799E-16</text:p>
          </table:table-cell>
          <table:table-cell office:value-type="float" office:value="9.306892E-016" calcext:value-type="float">
            <text:p>9.306892E-16</text:p>
          </table:table-cell>
          <table:table-cell office:value-type="float" office:value="5.045132E-018" calcext:value-type="float">
            <text:p>5.045132E-18</text:p>
          </table:table-cell>
          <table:table-cell office:value-type="float" office:value="8.564434E-033" calcext:value-type="float">
            <text:p>8.56443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212874" calcext:value-type="float">
            <text:p>-0.1212874</text:p>
          </table:table-cell>
          <table:table-cell office:value-type="float" office:value="-0.01861174" calcext:value-type="float">
            <text:p>-0.01861174</text:p>
          </table:table-cell>
          <table:table-cell office:value-type="float" office:value="-0.01564059" calcext:value-type="float">
            <text:p>-0.01564059</text:p>
          </table:table-cell>
          <table:table-cell office:value-type="float" office:value="-0.0140924" calcext:value-type="float">
            <text:p>-0.0140924</text:p>
          </table:table-cell>
          <table:table-cell office:value-type="float" office:value="-0.01355908" calcext:value-type="float">
            <text:p>-0.01355908</text:p>
          </table:table-cell>
          <table:table-cell office:value-type="float" office:value="-0.01321665" calcext:value-type="float">
            <text:p>-0.01321665</text:p>
          </table:table-cell>
          <table:table-cell office:value-type="float" office:value="-0.01241363" calcext:value-type="float">
            <text:p>-0.01241363</text:p>
          </table:table-cell>
          <table:table-cell office:value-type="float" office:value="-0.01089519" calcext:value-type="float">
            <text:p>-0.01089519</text:p>
          </table:table-cell>
          <table:table-cell office:value-type="float" office:value="-0.008973157" calcext:value-type="float">
            <text:p>-0.008973157</text:p>
          </table:table-cell>
          <table:table-cell office:value-type="float" office:value="-0.007909658" calcext:value-type="float">
            <text:p>-0.007909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825246" calcext:value-type="float">
            <text:p>-0.1825246</text:p>
          </table:table-cell>
          <table:table-cell office:value-type="float" office:value="0.006159005" calcext:value-type="float">
            <text:p>0.00615900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33816" calcext:value-type="float">
            <text:p>-2.3338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2" calcext:value-type="float">
            <text:p>12062002</text:p>
          </table:table-cell>
          <table:table-cell office:value-type="float" office:value="198.0002" calcext:value-type="float">
            <text:p>198.0002</text:p>
          </table:table-cell>
          <table:table-cell office:value-type="float" office:value="165.709" calcext:value-type="float">
            <text:p>165.709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102.119" calcext:value-type="float">
            <text:p>1102.119</text:p>
          </table:table-cell>
          <table:table-cell office:value-type="float" office:value="-4.97467" calcext:value-type="float">
            <text:p>-4.97467</text:p>
          </table:table-cell>
          <table:table-cell office:value-type="float" office:value="0" calcext:value-type="float">
            <text:p>0</text:p>
          </table:table-cell>
          <table:table-cell office:value-type="float" office:value="0.3345578" calcext:value-type="float">
            <text:p>0.3345578</text:p>
          </table:table-cell>
          <table:table-cell office:value-type="float" office:value="0.3384619" calcext:value-type="float">
            <text:p>0.3384619</text:p>
          </table:table-cell>
          <table:table-cell office:value-type="float" office:value="0.3379865" calcext:value-type="float">
            <text:p>0.3379865</text:p>
          </table:table-cell>
          <table:table-cell office:value-type="float" office:value="0.3413473" calcext:value-type="float">
            <text:p>0.3413473</text:p>
          </table:table-cell>
          <table:table-cell office:value-type="float" office:value="0.3446633" calcext:value-type="float">
            <text:p>0.3446633</text:p>
          </table:table-cell>
          <table:table-cell office:value-type="float" office:value="0.3013613" calcext:value-type="float">
            <text:p>0.3013613</text:p>
          </table:table-cell>
          <table:table-cell office:value-type="float" office:value="0.2998284" calcext:value-type="float">
            <text:p>0.2998284</text:p>
          </table:table-cell>
          <table:table-cell office:value-type="float" office:value="0.375374" calcext:value-type="float">
            <text:p>0.375374</text:p>
          </table:table-cell>
          <table:table-cell office:value-type="float" office:value="0.3736205" calcext:value-type="float">
            <text:p>0.3736205</text:p>
          </table:table-cell>
          <table:table-cell office:value-type="float" office:value="0.3823689" calcext:value-type="float">
            <text:p>0.3823689</text:p>
          </table:table-cell>
          <table:table-cell office:value-type="float" office:value="0.3957002" calcext:value-type="float">
            <text:p>0.3957002</text:p>
          </table:table-cell>
          <table:table-cell office:value-type="float" office:value="0.400642" calcext:value-type="float">
            <text:p>0.4006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00108E-016" calcext:value-type="float">
            <text:p>9.500108E-16</text:p>
          </table:table-cell>
          <table:table-cell office:value-type="float" office:value="9.240574E-016" calcext:value-type="float">
            <text:p>9.240574E-16</text:p>
          </table:table-cell>
          <table:table-cell office:value-type="float" office:value="9.820129E-016" calcext:value-type="float">
            <text:p>9.820129E-16</text:p>
          </table:table-cell>
          <table:table-cell office:value-type="float" office:value="9.626677E-016" calcext:value-type="float">
            <text:p>9.626677E-16</text:p>
          </table:table-cell>
          <table:table-cell office:value-type="float" office:value="9.30668E-016" calcext:value-type="float">
            <text:p>9.30668E-16</text:p>
          </table:table-cell>
          <table:table-cell office:value-type="float" office:value="5.045131E-018" calcext:value-type="float">
            <text:p>5.045131E-18</text:p>
          </table:table-cell>
          <table:table-cell office:value-type="float" office:value="8.564431E-033" calcext:value-type="float">
            <text:p>8.564431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799163" calcext:value-type="float">
            <text:p>-0.01799163</text:p>
          </table:table-cell>
          <table:table-cell office:value-type="float" office:value="-0.01686322" calcext:value-type="float">
            <text:p>-0.01686322</text:p>
          </table:table-cell>
          <table:table-cell office:value-type="float" office:value="-0.01710745" calcext:value-type="float">
            <text:p>-0.01710745</text:p>
          </table:table-cell>
          <table:table-cell office:value-type="float" office:value="-0.01607569" calcext:value-type="float">
            <text:p>-0.01607569</text:p>
          </table:table-cell>
          <table:table-cell office:value-type="float" office:value="-0.01513994" calcext:value-type="float">
            <text:p>-0.01513994</text:p>
          </table:table-cell>
          <table:table-cell office:value-type="float" office:value="-0.01368225" calcext:value-type="float">
            <text:p>-0.01368225</text:p>
          </table:table-cell>
          <table:table-cell office:value-type="float" office:value="-0.01260877" calcext:value-type="float">
            <text:p>-0.01260877</text:p>
          </table:table-cell>
          <table:table-cell office:value-type="float" office:value="-0.01114971" calcext:value-type="float">
            <text:p>-0.01114971</text:p>
          </table:table-cell>
          <table:table-cell office:value-type="float" office:value="-0.009198622" calcext:value-type="float">
            <text:p>-0.009198622</text:p>
          </table:table-cell>
          <table:table-cell office:value-type="float" office:value="-0.008007579" calcext:value-type="float">
            <text:p>-0.008007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841006" calcext:value-type="float">
            <text:p>-0.01841006</text:p>
          </table:table-cell>
          <table:table-cell office:value-type="float" office:value="0.006061355" calcext:value-type="float">
            <text:p>0.00606135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28965" calcext:value-type="float">
            <text:p>-2.32896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2" calcext:value-type="float">
            <text:p>13062002</text:p>
          </table:table-cell>
          <table:table-cell office:value-type="float" office:value="198.0002" calcext:value-type="float">
            <text:p>198.0002</text:p>
          </table:table-cell>
          <table:table-cell office:value-type="float" office:value="170.4822" calcext:value-type="float">
            <text:p>170.4822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97.346" calcext:value-type="float">
            <text:p>1097.346</text:p>
          </table:table-cell>
          <table:table-cell office:value-type="float" office:value="-4.97467" calcext:value-type="float">
            <text:p>-4.97467</text:p>
          </table:table-cell>
          <table:table-cell office:value-type="float" office:value="0" calcext:value-type="float">
            <text:p>0</text:p>
          </table:table-cell>
          <table:table-cell office:value-type="float" office:value="0.1588021" calcext:value-type="float">
            <text:p>0.1588021</text:p>
          </table:table-cell>
          <table:table-cell office:value-type="float" office:value="0.3148752" calcext:value-type="float">
            <text:p>0.3148752</text:p>
          </table:table-cell>
          <table:table-cell office:value-type="float" office:value="0.3262544" calcext:value-type="float">
            <text:p>0.3262544</text:p>
          </table:table-cell>
          <table:table-cell office:value-type="float" office:value="0.3351982" calcext:value-type="float">
            <text:p>0.3351982</text:p>
          </table:table-cell>
          <table:table-cell office:value-type="float" office:value="0.3398549" calcext:value-type="float">
            <text:p>0.3398549</text:p>
          </table:table-cell>
          <table:table-cell office:value-type="float" office:value="0.2990432" calcext:value-type="float">
            <text:p>0.2990432</text:p>
          </table:table-cell>
          <table:table-cell office:value-type="float" office:value="0.2984443" calcext:value-type="float">
            <text:p>0.2984443</text:p>
          </table:table-cell>
          <table:table-cell office:value-type="float" office:value="0.3748914" calcext:value-type="float">
            <text:p>0.3748914</text:p>
          </table:table-cell>
          <table:table-cell office:value-type="float" office:value="0.3731465" calcext:value-type="float">
            <text:p>0.3731465</text:p>
          </table:table-cell>
          <table:table-cell office:value-type="float" office:value="0.3820753" calcext:value-type="float">
            <text:p>0.3820753</text:p>
          </table:table-cell>
          <table:table-cell office:value-type="float" office:value="0.3956477" calcext:value-type="float">
            <text:p>0.3956477</text:p>
          </table:table-cell>
          <table:table-cell office:value-type="float" office:value="0.4008724" calcext:value-type="float">
            <text:p>0.400872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01988E-016" calcext:value-type="float">
            <text:p>9.501988E-16</text:p>
          </table:table-cell>
          <table:table-cell office:value-type="float" office:value="9.240505E-016" calcext:value-type="float">
            <text:p>9.240505E-16</text:p>
          </table:table-cell>
          <table:table-cell office:value-type="float" office:value="9.819986E-016" calcext:value-type="float">
            <text:p>9.819986E-16</text:p>
          </table:table-cell>
          <table:table-cell office:value-type="float" office:value="9.626617E-016" calcext:value-type="float">
            <text:p>9.626617E-16</text:p>
          </table:table-cell>
          <table:table-cell office:value-type="float" office:value="9.306482E-016" calcext:value-type="float">
            <text:p>9.306482E-16</text:p>
          </table:table-cell>
          <table:table-cell office:value-type="float" office:value="5.045132E-018" calcext:value-type="float">
            <text:p>5.045132E-18</text:p>
          </table:table-cell>
          <table:table-cell office:value-type="float" office:value="8.564431E-033" calcext:value-type="float">
            <text:p>8.564431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725249" calcext:value-type="float">
            <text:p>-4.725249</text:p>
          </table:table-cell>
          <table:table-cell office:value-type="float" office:value="-0.02645517" calcext:value-type="float">
            <text:p>-0.02645517</text:p>
          </table:table-cell>
          <table:table-cell office:value-type="float" office:value="-0.02119408" calcext:value-type="float">
            <text:p>-0.02119408</text:p>
          </table:table-cell>
          <table:table-cell office:value-type="float" office:value="-0.01794774" calcext:value-type="float">
            <text:p>-0.01794774</text:p>
          </table:table-cell>
          <table:table-cell office:value-type="float" office:value="-0.01649424" calcext:value-type="float">
            <text:p>-0.01649424</text:p>
          </table:table-cell>
          <table:table-cell office:value-type="float" office:value="-0.01449606" calcext:value-type="float">
            <text:p>-0.01449606</text:p>
          </table:table-cell>
          <table:table-cell office:value-type="float" office:value="-0.01310633" calcext:value-type="float">
            <text:p>-0.01310633</text:p>
          </table:table-cell>
          <table:table-cell office:value-type="float" office:value="-0.01146364" calcext:value-type="float">
            <text:p>-0.01146364</text:p>
          </table:table-cell>
          <table:table-cell office:value-type="float" office:value="-0.009395304" calcext:value-type="float">
            <text:p>-0.009395304</text:p>
          </table:table-cell>
          <table:table-cell office:value-type="float" office:value="-0.008113862" calcext:value-type="float">
            <text:p>-0.008113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805307" calcext:value-type="float">
            <text:p>-7.805307</text:p>
          </table:table-cell>
          <table:table-cell office:value-type="float" office:value="0.005971463" calcext:value-type="float">
            <text:p>0.00597146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24192" calcext:value-type="float">
            <text:p>-2.32419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2" calcext:value-type="float">
            <text:p>14062002</text:p>
          </table:table-cell>
          <table:table-cell office:value-type="float" office:value="198.0002" calcext:value-type="float">
            <text:p>198.0002</text:p>
          </table:table-cell>
          <table:table-cell office:value-type="float" office:value="173.0209" calcext:value-type="float">
            <text:p>173.0209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94.808" calcext:value-type="float">
            <text:p>1094.808</text:p>
          </table:table-cell>
          <table:table-cell office:value-type="float" office:value="-4.97467" calcext:value-type="float">
            <text:p>-4.97467</text:p>
          </table:table-cell>
          <table:table-cell office:value-type="float" office:value="0" calcext:value-type="float">
            <text:p>0</text:p>
          </table:table-cell>
          <table:table-cell office:value-type="float" office:value="0.1116535" calcext:value-type="float">
            <text:p>0.1116535</text:p>
          </table:table-cell>
          <table:table-cell office:value-type="float" office:value="0.3043051" calcext:value-type="float">
            <text:p>0.3043051</text:p>
          </table:table-cell>
          <table:table-cell office:value-type="float" office:value="0.3168654" calcext:value-type="float">
            <text:p>0.3168654</text:p>
          </table:table-cell>
          <table:table-cell office:value-type="float" office:value="0.327653" calcext:value-type="float">
            <text:p>0.327653</text:p>
          </table:table-cell>
          <table:table-cell office:value-type="float" office:value="0.3335644" calcext:value-type="float">
            <text:p>0.3335644</text:p>
          </table:table-cell>
          <table:table-cell office:value-type="float" office:value="0.2957818" calcext:value-type="float">
            <text:p>0.2957818</text:p>
          </table:table-cell>
          <table:table-cell office:value-type="float" office:value="0.2965549" calcext:value-type="float">
            <text:p>0.2965549</text:p>
          </table:table-cell>
          <table:table-cell office:value-type="float" office:value="0.3742926" calcext:value-type="float">
            <text:p>0.3742926</text:p>
          </table:table-cell>
          <table:table-cell office:value-type="float" office:value="0.3726886" calcext:value-type="float">
            <text:p>0.3726886</text:p>
          </table:table-cell>
          <table:table-cell office:value-type="float" office:value="0.3818136" calcext:value-type="float">
            <text:p>0.3818136</text:p>
          </table:table-cell>
          <table:table-cell office:value-type="float" office:value="0.3955013" calcext:value-type="float">
            <text:p>0.3955013</text:p>
          </table:table-cell>
          <table:table-cell office:value-type="float" office:value="0.4010761" calcext:value-type="float">
            <text:p>0.40107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03893E-016" calcext:value-type="float">
            <text:p>9.503893E-16</text:p>
          </table:table-cell>
          <table:table-cell office:value-type="float" office:value="9.240414E-016" calcext:value-type="float">
            <text:p>9.240414E-16</text:p>
          </table:table-cell>
          <table:table-cell office:value-type="float" office:value="9.819864E-016" calcext:value-type="float">
            <text:p>9.819864E-16</text:p>
          </table:table-cell>
          <table:table-cell office:value-type="float" office:value="9.626551E-016" calcext:value-type="float">
            <text:p>9.626551E-16</text:p>
          </table:table-cell>
          <table:table-cell office:value-type="float" office:value="9.306283E-016" calcext:value-type="float">
            <text:p>9.306283E-16</text:p>
          </table:table-cell>
          <table:table-cell office:value-type="float" office:value="5.045132E-018" calcext:value-type="float">
            <text:p>5.045132E-18</text:p>
          </table:table-cell>
          <table:table-cell office:value-type="float" office:value="8.564431E-033" calcext:value-type="float">
            <text:p>8.564431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5.09831" calcext:value-type="float">
            <text:p>-75.09831</text:p>
          </table:table-cell>
          <table:table-cell office:value-type="float" office:value="-0.03261089" calcext:value-type="float">
            <text:p>-0.03261089</text:p>
          </table:table-cell>
          <table:table-cell office:value-type="float" office:value="-0.02536838" calcext:value-type="float">
            <text:p>-0.02536838</text:p>
          </table:table-cell>
          <table:table-cell office:value-type="float" office:value="-0.02064914" calcext:value-type="float">
            <text:p>-0.02064914</text:p>
          </table:table-cell>
          <table:table-cell office:value-type="float" office:value="-0.0185029" calcext:value-type="float">
            <text:p>-0.0185029</text:p>
          </table:table-cell>
          <table:table-cell office:value-type="float" office:value="-0.01573448" calcext:value-type="float">
            <text:p>-0.01573448</text:p>
          </table:table-cell>
          <table:table-cell office:value-type="float" office:value="-0.01381979" calcext:value-type="float">
            <text:p>-0.01381979</text:p>
          </table:table-cell>
          <table:table-cell office:value-type="float" office:value="-0.01186573" calcext:value-type="float">
            <text:p>-0.01186573</text:p>
          </table:table-cell>
          <table:table-cell office:value-type="float" office:value="-0.009588982" calcext:value-type="float">
            <text:p>-0.009588982</text:p>
          </table:table-cell>
          <table:table-cell office:value-type="float" office:value="-0.008209514" calcext:value-type="float">
            <text:p>-0.008209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4112" calcext:value-type="float">
            <text:p>-29.84112</text:p>
          </table:table-cell>
          <table:table-cell office:value-type="float" office:value="0.005945623" calcext:value-type="float">
            <text:p>0.00594562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19498" calcext:value-type="float">
            <text:p>-2.31949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2" calcext:value-type="float">
            <text:p>15062002</text:p>
          </table:table-cell>
          <table:table-cell office:value-type="float" office:value="204.4001" calcext:value-type="float">
            <text:p>204.4001</text:p>
          </table:table-cell>
          <table:table-cell office:value-type="float" office:value="176.4926" calcext:value-type="float">
            <text:p>176.4926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97.682" calcext:value-type="float">
            <text:p>1097.682</text:p>
          </table:table-cell>
          <table:table-cell office:value-type="float" office:value="-4.920097" calcext:value-type="float">
            <text:p>-4.920097</text:p>
          </table:table-cell>
          <table:table-cell office:value-type="float" office:value="0" calcext:value-type="float">
            <text:p>0</text:p>
          </table:table-cell>
          <table:table-cell office:value-type="float" office:value="0.325899" calcext:value-type="float">
            <text:p>0.325899</text:p>
          </table:table-cell>
          <table:table-cell office:value-type="float" office:value="0.3288931" calcext:value-type="float">
            <text:p>0.3288931</text:p>
          </table:table-cell>
          <table:table-cell office:value-type="float" office:value="0.3187477" calcext:value-type="float">
            <text:p>0.3187477</text:p>
          </table:table-cell>
          <table:table-cell office:value-type="float" office:value="0.3223282" calcext:value-type="float">
            <text:p>0.3223282</text:p>
          </table:table-cell>
          <table:table-cell office:value-type="float" office:value="0.3280862" calcext:value-type="float">
            <text:p>0.3280862</text:p>
          </table:table-cell>
          <table:table-cell office:value-type="float" office:value="0.2927315" calcext:value-type="float">
            <text:p>0.2927315</text:p>
          </table:table-cell>
          <table:table-cell office:value-type="float" office:value="0.2950218" calcext:value-type="float">
            <text:p>0.2950218</text:p>
          </table:table-cell>
          <table:table-cell office:value-type="float" office:value="0.3736424" calcext:value-type="float">
            <text:p>0.3736424</text:p>
          </table:table-cell>
          <table:table-cell office:value-type="float" office:value="0.3721927" calcext:value-type="float">
            <text:p>0.3721927</text:p>
          </table:table-cell>
          <table:table-cell office:value-type="float" office:value="0.3815494" calcext:value-type="float">
            <text:p>0.3815494</text:p>
          </table:table-cell>
          <table:table-cell office:value-type="float" office:value="0.3953741" calcext:value-type="float">
            <text:p>0.3953741</text:p>
          </table:table-cell>
          <table:table-cell office:value-type="float" office:value="0.4012585" calcext:value-type="float">
            <text:p>0.4012585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505822E-016" calcext:value-type="float">
            <text:p>9.505822E-16</text:p>
          </table:table-cell>
          <table:table-cell office:value-type="float" office:value="9.240344E-016" calcext:value-type="float">
            <text:p>9.240344E-16</text:p>
          </table:table-cell>
          <table:table-cell office:value-type="float" office:value="9.819736E-016" calcext:value-type="float">
            <text:p>9.819736E-16</text:p>
          </table:table-cell>
          <table:table-cell office:value-type="float" office:value="9.62648E-016" calcext:value-type="float">
            <text:p>9.62648E-16</text:p>
          </table:table-cell>
          <table:table-cell office:value-type="float" office:value="9.306063E-016" calcext:value-type="float">
            <text:p>9.306063E-16</text:p>
          </table:table-cell>
          <table:table-cell office:value-type="float" office:value="5.045132E-018" calcext:value-type="float">
            <text:p>5.045132E-18</text:p>
          </table:table-cell>
          <table:table-cell office:value-type="float" office:value="8.564431E-033" calcext:value-type="float">
            <text:p>8.564431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2110803" calcext:value-type="float">
            <text:p>-0.02110803</text:p>
          </table:table-cell>
          <table:table-cell office:value-type="float" office:value="-0.02005864" calcext:value-type="float">
            <text:p>-0.02005864</text:p>
          </table:table-cell>
          <table:table-cell office:value-type="float" office:value="-0.02457245" calcext:value-type="float">
            <text:p>-0.02457245</text:p>
          </table:table-cell>
          <table:table-cell office:value-type="float" office:value="-0.02286625" calcext:value-type="float">
            <text:p>-0.02286625</text:p>
          </table:table-cell>
          <table:table-cell office:value-type="float" office:value="-0.02049383" calcext:value-type="float">
            <text:p>-0.02049383</text:p>
          </table:table-cell>
          <table:table-cell office:value-type="float" office:value="-0.01700657" calcext:value-type="float">
            <text:p>-0.01700657</text:p>
          </table:table-cell>
          <table:table-cell office:value-type="float" office:value="-0.01443149" calcext:value-type="float">
            <text:p>-0.01443149</text:p>
          </table:table-cell>
          <table:table-cell office:value-type="float" office:value="-0.01232036" calcext:value-type="float">
            <text:p>-0.01232036</text:p>
          </table:table-cell>
          <table:table-cell office:value-type="float" office:value="-0.009803496" calcext:value-type="float">
            <text:p>-0.009803496</text:p>
          </table:table-cell>
          <table:table-cell office:value-type="float" office:value="-0.008307283" calcext:value-type="float">
            <text:p>-0.008307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45324" calcext:value-type="float">
            <text:p>-0.02145324</text:p>
          </table:table-cell>
          <table:table-cell office:value-type="float" office:value="0.005887401" calcext:value-type="float">
            <text:p>0.00588740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14915" calcext:value-type="float">
            <text:p>-2.3149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2" calcext:value-type="float">
            <text:p>16062002</text:p>
          </table:table-cell>
          <table:table-cell office:value-type="float" office:value="204.4001" calcext:value-type="float">
            <text:p>204.4001</text:p>
          </table:table-cell>
          <table:table-cell office:value-type="float" office:value="182.0769" calcext:value-type="float">
            <text:p>182.0769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92.098" calcext:value-type="float">
            <text:p>1092.098</text:p>
          </table:table-cell>
          <table:table-cell office:value-type="float" office:value="-4.920097" calcext:value-type="float">
            <text:p>-4.920097</text:p>
          </table:table-cell>
          <table:table-cell office:value-type="float" office:value="0" calcext:value-type="float">
            <text:p>0</text:p>
          </table:table-cell>
          <table:table-cell office:value-type="float" office:value="0.1135225" calcext:value-type="float">
            <text:p>0.1135225</text:p>
          </table:table-cell>
          <table:table-cell office:value-type="float" office:value="0.2941608" calcext:value-type="float">
            <text:p>0.2941608</text:p>
          </table:table-cell>
          <table:table-cell office:value-type="float" office:value="0.3083011" calcext:value-type="float">
            <text:p>0.3083011</text:p>
          </table:table-cell>
          <table:table-cell office:value-type="float" office:value="0.3185852" calcext:value-type="float">
            <text:p>0.3185852</text:p>
          </table:table-cell>
          <table:table-cell office:value-type="float" office:value="0.3243116" calcext:value-type="float">
            <text:p>0.3243116</text:p>
          </table:table-cell>
          <table:table-cell office:value-type="float" office:value="0.2901087" calcext:value-type="float">
            <text:p>0.2901087</text:p>
          </table:table-cell>
          <table:table-cell office:value-type="float" office:value="0.2928909" calcext:value-type="float">
            <text:p>0.2928909</text:p>
          </table:table-cell>
          <table:table-cell office:value-type="float" office:value="0.3729064" calcext:value-type="float">
            <text:p>0.3729064</text:p>
          </table:table-cell>
          <table:table-cell office:value-type="float" office:value="0.371646" calcext:value-type="float">
            <text:p>0.371646</text:p>
          </table:table-cell>
          <table:table-cell office:value-type="float" office:value="0.3812716" calcext:value-type="float">
            <text:p>0.3812716</text:p>
          </table:table-cell>
          <table:table-cell office:value-type="float" office:value="0.3952473" calcext:value-type="float">
            <text:p>0.3952473</text:p>
          </table:table-cell>
          <table:table-cell office:value-type="float" office:value="0.4014235" calcext:value-type="float">
            <text:p>0.4014235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507605E-016" calcext:value-type="float">
            <text:p>9.507605E-16</text:p>
          </table:table-cell>
          <table:table-cell office:value-type="float" office:value="9.240235E-016" calcext:value-type="float">
            <text:p>9.240235E-16</text:p>
          </table:table-cell>
          <table:table-cell office:value-type="float" office:value="9.819677E-016" calcext:value-type="float">
            <text:p>9.819677E-16</text:p>
          </table:table-cell>
          <table:table-cell office:value-type="float" office:value="9.626413E-016" calcext:value-type="float">
            <text:p>9.626413E-16</text:p>
          </table:table-cell>
          <table:table-cell office:value-type="float" office:value="9.305833E-016" calcext:value-type="float">
            <text:p>9.305833E-16</text:p>
          </table:table-cell>
          <table:table-cell office:value-type="float" office:value="5.045133E-018" calcext:value-type="float">
            <text:p>5.045133E-18</text:p>
          </table:table-cell>
          <table:table-cell office:value-type="float" office:value="8.564431E-033" calcext:value-type="float">
            <text:p>8.564431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5.54803" calcext:value-type="float">
            <text:p>-65.54803</text:p>
          </table:table-cell>
          <table:table-cell office:value-type="float" office:value="-0.04220563" calcext:value-type="float">
            <text:p>-0.04220563</text:p>
          </table:table-cell>
          <table:table-cell office:value-type="float" office:value="-0.03000089" calcext:value-type="float">
            <text:p>-0.03000089</text:p>
          </table:table-cell>
          <table:table-cell office:value-type="float" office:value="-0.0245265" calcext:value-type="float">
            <text:p>-0.0245265</text:p>
          </table:table-cell>
          <table:table-cell office:value-type="float" office:value="-0.02199047" calcext:value-type="float">
            <text:p>-0.02199047</text:p>
          </table:table-cell>
          <table:table-cell office:value-type="float" office:value="-0.01819591" calcext:value-type="float">
            <text:p>-0.01819591</text:p>
          </table:table-cell>
          <table:table-cell office:value-type="float" office:value="-0.01533904" calcext:value-type="float">
            <text:p>-0.01533904</text:p>
          </table:table-cell>
          <table:table-cell office:value-type="float" office:value="-0.01285606" calcext:value-type="float">
            <text:p>-0.01285606</text:p>
          </table:table-cell>
          <table:table-cell office:value-type="float" office:value="-0.01004583" calcext:value-type="float">
            <text:p>-0.01004583</text:p>
          </table:table-cell>
          <table:table-cell office:value-type="float" office:value="-0.008411413" calcext:value-type="float">
            <text:p>-0.008411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8.6143" calcext:value-type="float">
            <text:p>-38.6143</text:p>
          </table:table-cell>
          <table:table-cell office:value-type="float" office:value="0.005822098" calcext:value-type="float">
            <text:p>0.00582209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10449" calcext:value-type="float">
            <text:p>-2.31044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2" calcext:value-type="float">
            <text:p>17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184.9476" calcext:value-type="float">
            <text:p>184.9476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89.327" calcext:value-type="float">
            <text:p>1089.327</text:p>
          </table:table-cell>
          <table:table-cell office:value-type="float" office:value="-4.919827" calcext:value-type="float">
            <text:p>-4.919827</text:p>
          </table:table-cell>
          <table:table-cell office:value-type="float" office:value="0" calcext:value-type="float">
            <text:p>0</text:p>
          </table:table-cell>
          <table:table-cell office:value-type="float" office:value="0.1089552" calcext:value-type="float">
            <text:p>0.1089552</text:p>
          </table:table-cell>
          <table:table-cell office:value-type="float" office:value="0.2738104" calcext:value-type="float">
            <text:p>0.2738104</text:p>
          </table:table-cell>
          <table:table-cell office:value-type="float" office:value="0.2952464" calcext:value-type="float">
            <text:p>0.2952464</text:p>
          </table:table-cell>
          <table:table-cell office:value-type="float" office:value="0.3099542" calcext:value-type="float">
            <text:p>0.3099542</text:p>
          </table:table-cell>
          <table:table-cell office:value-type="float" office:value="0.3187283" calcext:value-type="float">
            <text:p>0.3187283</text:p>
          </table:table-cell>
          <table:table-cell office:value-type="float" office:value="0.2872247" calcext:value-type="float">
            <text:p>0.2872247</text:p>
          </table:table-cell>
          <table:table-cell office:value-type="float" office:value="0.2908605" calcext:value-type="float">
            <text:p>0.2908605</text:p>
          </table:table-cell>
          <table:table-cell office:value-type="float" office:value="0.3721897" calcext:value-type="float">
            <text:p>0.3721897</text:p>
          </table:table-cell>
          <table:table-cell office:value-type="float" office:value="0.3710507" calcext:value-type="float">
            <text:p>0.3710507</text:p>
          </table:table-cell>
          <table:table-cell office:value-type="float" office:value="0.3809798" calcext:value-type="float">
            <text:p>0.3809798</text:p>
          </table:table-cell>
          <table:table-cell office:value-type="float" office:value="0.3951219" calcext:value-type="float">
            <text:p>0.3951219</text:p>
          </table:table-cell>
          <table:table-cell office:value-type="float" office:value="0.4015742" calcext:value-type="float">
            <text:p>0.4015742</text:p>
          </table:table-cell>
          <table:table-cell office:value-type="float" office:value="0.4623753" calcext:value-type="float">
            <text:p>0.4623753</text:p>
          </table:table-cell>
          <table:table-cell office:value-type="float" office:value="0" calcext:value-type="float">
            <text:p>0</text:p>
          </table:table-cell>
          <table:table-cell office:value-type="float" office:value="9.509629E-016" calcext:value-type="float">
            <text:p>9.509629E-16</text:p>
          </table:table-cell>
          <table:table-cell office:value-type="float" office:value="9.24013E-016" calcext:value-type="float">
            <text:p>9.24013E-16</text:p>
          </table:table-cell>
          <table:table-cell office:value-type="float" office:value="9.819557E-016" calcext:value-type="float">
            <text:p>9.819557E-16</text:p>
          </table:table-cell>
          <table:table-cell office:value-type="float" office:value="9.626351E-016" calcext:value-type="float">
            <text:p>9.626351E-16</text:p>
          </table:table-cell>
          <table:table-cell office:value-type="float" office:value="9.305609E-016" calcext:value-type="float">
            <text:p>9.305609E-16</text:p>
          </table:table-cell>
          <table:table-cell office:value-type="float" office:value="5.045132E-018" calcext:value-type="float">
            <text:p>5.045132E-18</text:p>
          </table:table-cell>
          <table:table-cell office:value-type="float" office:value="8.564431E-033" calcext:value-type="float">
            <text:p>8.564431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0.95992" calcext:value-type="float">
            <text:p>-90.95992</text:p>
          </table:table-cell>
          <table:table-cell office:value-type="float" office:value="-0.07330066" calcext:value-type="float">
            <text:p>-0.07330066</text:p>
          </table:table-cell>
          <table:table-cell office:value-type="float" office:value="-0.04087032" calcext:value-type="float">
            <text:p>-0.04087032</text:p>
          </table:table-cell>
          <table:table-cell office:value-type="float" office:value="-0.02902719" calcext:value-type="float">
            <text:p>-0.02902719</text:p>
          </table:table-cell>
          <table:table-cell office:value-type="float" office:value="-0.02446582" calcext:value-type="float">
            <text:p>-0.02446582</text:p>
          </table:table-cell>
          <table:table-cell office:value-type="float" office:value="-0.01960416" calcext:value-type="float">
            <text:p>-0.01960416</text:p>
          </table:table-cell>
          <table:table-cell office:value-type="float" office:value="-0.01625697" calcext:value-type="float">
            <text:p>-0.01625697</text:p>
          </table:table-cell>
          <table:table-cell office:value-type="float" office:value="-0.01340264" calcext:value-type="float">
            <text:p>-0.01340264</text:p>
          </table:table-cell>
          <table:table-cell office:value-type="float" office:value="-0.01031713" calcext:value-type="float">
            <text:p>-0.01031713</text:p>
          </table:table-cell>
          <table:table-cell office:value-type="float" office:value="-0.008522267" calcext:value-type="float">
            <text:p>-0.008522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8166" calcext:value-type="float">
            <text:p>-54.8166</text:p>
          </table:table-cell>
          <table:table-cell office:value-type="float" office:value="0.00579739" calcext:value-type="float">
            <text:p>0.0057973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06103" calcext:value-type="float">
            <text:p>-2.30610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2" calcext:value-type="float">
            <text:p>18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187.9058" calcext:value-type="float">
            <text:p>187.9058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86.368" calcext:value-type="float">
            <text:p>1086.368</text:p>
          </table:table-cell>
          <table:table-cell office:value-type="float" office:value="-4.919827" calcext:value-type="float">
            <text:p>-4.919827</text:p>
          </table:table-cell>
          <table:table-cell office:value-type="float" office:value="0" calcext:value-type="float">
            <text:p>0</text:p>
          </table:table-cell>
          <table:table-cell office:value-type="float" office:value="0.1093204" calcext:value-type="float">
            <text:p>0.1093204</text:p>
          </table:table-cell>
          <table:table-cell office:value-type="float" office:value="0.2494086" calcext:value-type="float">
            <text:p>0.2494086</text:p>
          </table:table-cell>
          <table:table-cell office:value-type="float" office:value="0.2836475" calcext:value-type="float">
            <text:p>0.2836475</text:p>
          </table:table-cell>
          <table:table-cell office:value-type="float" office:value="0.3007814" calcext:value-type="float">
            <text:p>0.3007814</text:p>
          </table:table-cell>
          <table:table-cell office:value-type="float" office:value="0.3111497" calcext:value-type="float">
            <text:p>0.3111497</text:p>
          </table:table-cell>
          <table:table-cell office:value-type="float" office:value="0.2839398" calcext:value-type="float">
            <text:p>0.2839398</text:p>
          </table:table-cell>
          <table:table-cell office:value-type="float" office:value="0.2889051" calcext:value-type="float">
            <text:p>0.2889051</text:p>
          </table:table-cell>
          <table:table-cell office:value-type="float" office:value="0.3714567" calcext:value-type="float">
            <text:p>0.3714567</text:p>
          </table:table-cell>
          <table:table-cell office:value-type="float" office:value="0.370424" calcext:value-type="float">
            <text:p>0.370424</text:p>
          </table:table-cell>
          <table:table-cell office:value-type="float" office:value="0.3806723" calcext:value-type="float">
            <text:p>0.3806723</text:p>
          </table:table-cell>
          <table:table-cell office:value-type="float" office:value="0.3949964" calcext:value-type="float">
            <text:p>0.3949964</text:p>
          </table:table-cell>
          <table:table-cell office:value-type="float" office:value="0.4017125" calcext:value-type="float">
            <text:p>0.40171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11906E-016" calcext:value-type="float">
            <text:p>9.511906E-16</text:p>
          </table:table-cell>
          <table:table-cell office:value-type="float" office:value="9.240056E-016" calcext:value-type="float">
            <text:p>9.240056E-16</text:p>
          </table:table-cell>
          <table:table-cell office:value-type="float" office:value="9.81937E-016" calcext:value-type="float">
            <text:p>9.81937E-16</text:p>
          </table:table-cell>
          <table:table-cell office:value-type="float" office:value="9.626267E-016" calcext:value-type="float">
            <text:p>9.626267E-16</text:p>
          </table:table-cell>
          <table:table-cell office:value-type="float" office:value="9.305393E-016" calcext:value-type="float">
            <text:p>9.305393E-16</text:p>
          </table:table-cell>
          <table:table-cell office:value-type="float" office:value="5.045132E-018" calcext:value-type="float">
            <text:p>5.045132E-18</text:p>
          </table:table-cell>
          <table:table-cell office:value-type="float" office:value="8.564431E-033" calcext:value-type="float">
            <text:p>8.564431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7.93902" calcext:value-type="float">
            <text:p>-87.93902</text:p>
          </table:table-cell>
          <table:table-cell office:value-type="float" office:value="-0.1502509" calcext:value-type="float">
            <text:p>-0.1502509</text:p>
          </table:table-cell>
          <table:table-cell office:value-type="float" office:value="-0.05568086" calcext:value-type="float">
            <text:p>-0.05568086</text:p>
          </table:table-cell>
          <table:table-cell office:value-type="float" office:value="-0.03541026" calcext:value-type="float">
            <text:p>-0.03541026</text:p>
          </table:table-cell>
          <table:table-cell office:value-type="float" office:value="-0.02835324" calcext:value-type="float">
            <text:p>-0.02835324</text:p>
          </table:table-cell>
          <table:table-cell office:value-type="float" office:value="-0.02136834" calcext:value-type="float">
            <text:p>-0.02136834</text:p>
          </table:table-cell>
          <table:table-cell office:value-type="float" office:value="-0.01720298" calcext:value-type="float">
            <text:p>-0.01720298</text:p>
          </table:table-cell>
          <table:table-cell office:value-type="float" office:value="-0.01398566" calcext:value-type="float">
            <text:p>-0.01398566</text:p>
          </table:table-cell>
          <table:table-cell office:value-type="float" office:value="-0.01061112" calcext:value-type="float">
            <text:p>-0.01061112</text:p>
          </table:table-cell>
          <table:table-cell office:value-type="float" office:value="-0.008640794" calcext:value-type="float">
            <text:p>-0.008640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67813" calcext:value-type="float">
            <text:p>-54.67813</text:p>
          </table:table-cell>
          <table:table-cell office:value-type="float" office:value="0.005782216" calcext:value-type="float">
            <text:p>0.00578221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01878" calcext:value-type="float">
            <text:p>-2.30187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2" calcext:value-type="float">
            <text:p>19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191.4066" calcext:value-type="float">
            <text:p>191.4066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82.868" calcext:value-type="float">
            <text:p>1082.868</text:p>
          </table:table-cell>
          <table:table-cell office:value-type="float" office:value="-4.919827" calcext:value-type="float">
            <text:p>-4.919827</text:p>
          </table:table-cell>
          <table:table-cell office:value-type="float" office:value="0" calcext:value-type="float">
            <text:p>0</text:p>
          </table:table-cell>
          <table:table-cell office:value-type="float" office:value="0.1057918" calcext:value-type="float">
            <text:p>0.1057918</text:p>
          </table:table-cell>
          <table:table-cell office:value-type="float" office:value="0.2188187" calcext:value-type="float">
            <text:p>0.2188187</text:p>
          </table:table-cell>
          <table:table-cell office:value-type="float" office:value="0.269722" calcext:value-type="float">
            <text:p>0.269722</text:p>
          </table:table-cell>
          <table:table-cell office:value-type="float" office:value="0.2915899" calcext:value-type="float">
            <text:p>0.2915899</text:p>
          </table:table-cell>
          <table:table-cell office:value-type="float" office:value="0.3032814" calcext:value-type="float">
            <text:p>0.3032814</text:p>
          </table:table-cell>
          <table:table-cell office:value-type="float" office:value="0.2802618" calcext:value-type="float">
            <text:p>0.2802618</text:p>
          </table:table-cell>
          <table:table-cell office:value-type="float" office:value="0.2868411" calcext:value-type="float">
            <text:p>0.2868411</text:p>
          </table:table-cell>
          <table:table-cell office:value-type="float" office:value="0.3706291" calcext:value-type="float">
            <text:p>0.3706291</text:p>
          </table:table-cell>
          <table:table-cell office:value-type="float" office:value="0.3697428" calcext:value-type="float">
            <text:p>0.3697428</text:p>
          </table:table-cell>
          <table:table-cell office:value-type="float" office:value="0.380339" calcext:value-type="float">
            <text:p>0.380339</text:p>
          </table:table-cell>
          <table:table-cell office:value-type="float" office:value="0.3948615" calcext:value-type="float">
            <text:p>0.3948615</text:p>
          </table:table-cell>
          <table:table-cell office:value-type="float" office:value="0.401815" calcext:value-type="float">
            <text:p>0.4018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14334E-016" calcext:value-type="float">
            <text:p>9.514334E-16</text:p>
          </table:table-cell>
          <table:table-cell office:value-type="float" office:value="9.239956E-016" calcext:value-type="float">
            <text:p>9.239956E-16</text:p>
          </table:table-cell>
          <table:table-cell office:value-type="float" office:value="9.81918E-016" calcext:value-type="float">
            <text:p>9.81918E-16</text:p>
          </table:table-cell>
          <table:table-cell office:value-type="float" office:value="9.626145E-016" calcext:value-type="float">
            <text:p>9.626145E-16</text:p>
          </table:table-cell>
          <table:table-cell office:value-type="float" office:value="9.305224E-016" calcext:value-type="float">
            <text:p>9.305224E-16</text:p>
          </table:table-cell>
          <table:table-cell office:value-type="float" office:value="5.045132E-018" calcext:value-type="float">
            <text:p>5.045132E-18</text:p>
          </table:table-cell>
          <table:table-cell office:value-type="float" office:value="8.564431E-033" calcext:value-type="float">
            <text:p>8.564431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2.9634" calcext:value-type="float">
            <text:p>-112.9634</text:p>
          </table:table-cell>
          <table:table-cell office:value-type="float" office:value="-0.4110417" calcext:value-type="float">
            <text:p>-0.4110417</text:p>
          </table:table-cell>
          <table:table-cell office:value-type="float" office:value="-0.08201043" calcext:value-type="float">
            <text:p>-0.08201043</text:p>
          </table:table-cell>
          <table:table-cell office:value-type="float" office:value="-0.04499932" calcext:value-type="float">
            <text:p>-0.04499932</text:p>
          </table:table-cell>
          <table:table-cell office:value-type="float" office:value="-0.03323601" calcext:value-type="float">
            <text:p>-0.03323601</text:p>
          </table:table-cell>
          <table:table-cell office:value-type="float" office:value="-0.02355958" calcext:value-type="float">
            <text:p>-0.02355958</text:p>
          </table:table-cell>
          <table:table-cell office:value-type="float" office:value="-0.01826889" calcext:value-type="float">
            <text:p>-0.01826889</text:p>
          </table:table-cell>
          <table:table-cell office:value-type="float" office:value="-0.01467594" calcext:value-type="float">
            <text:p>-0.01467594</text:p>
          </table:table-cell>
          <table:table-cell office:value-type="float" office:value="-0.01094065" calcext:value-type="float">
            <text:p>-0.01094065</text:p>
          </table:table-cell>
          <table:table-cell office:value-type="float" office:value="-0.008771173" calcext:value-type="float">
            <text:p>-0.008771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73437" calcext:value-type="float">
            <text:p>-83.73437</text:p>
          </table:table-cell>
          <table:table-cell office:value-type="float" office:value="0.005770297" calcext:value-type="float">
            <text:p>0.00577029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97704" calcext:value-type="float">
            <text:p>-2.29770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2" calcext:value-type="float">
            <text:p>20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194.1248" calcext:value-type="float">
            <text:p>194.1248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80.149" calcext:value-type="float">
            <text:p>1080.149</text:p>
          </table:table-cell>
          <table:table-cell office:value-type="float" office:value="-4.919827" calcext:value-type="float">
            <text:p>-4.919827</text:p>
          </table:table-cell>
          <table:table-cell office:value-type="float" office:value="0" calcext:value-type="float">
            <text:p>0</text:p>
          </table:table-cell>
          <table:table-cell office:value-type="float" office:value="0.111327" calcext:value-type="float">
            <text:p>0.111327</text:p>
          </table:table-cell>
          <table:table-cell office:value-type="float" office:value="0.2001498" calcext:value-type="float">
            <text:p>0.2001498</text:p>
          </table:table-cell>
          <table:table-cell office:value-type="float" office:value="0.2571056" calcext:value-type="float">
            <text:p>0.2571056</text:p>
          </table:table-cell>
          <table:table-cell office:value-type="float" office:value="0.2840506" calcext:value-type="float">
            <text:p>0.2840506</text:p>
          </table:table-cell>
          <table:table-cell office:value-type="float" office:value="0.2975302" calcext:value-type="float">
            <text:p>0.2975302</text:p>
          </table:table-cell>
          <table:table-cell office:value-type="float" office:value="0.2765267" calcext:value-type="float">
            <text:p>0.2765267</text:p>
          </table:table-cell>
          <table:table-cell office:value-type="float" office:value="0.2847668" calcext:value-type="float">
            <text:p>0.2847668</text:p>
          </table:table-cell>
          <table:table-cell office:value-type="float" office:value="0.369823" calcext:value-type="float">
            <text:p>0.369823</text:p>
          </table:table-cell>
          <table:table-cell office:value-type="float" office:value="0.3690925" calcext:value-type="float">
            <text:p>0.3690925</text:p>
          </table:table-cell>
          <table:table-cell office:value-type="float" office:value="0.3799691" calcext:value-type="float">
            <text:p>0.3799691</text:p>
          </table:table-cell>
          <table:table-cell office:value-type="float" office:value="0.3946761" calcext:value-type="float">
            <text:p>0.3946761</text:p>
          </table:table-cell>
          <table:table-cell office:value-type="float" office:value="0.401861" calcext:value-type="float">
            <text:p>0.4018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16675E-016" calcext:value-type="float">
            <text:p>9.516675E-16</text:p>
          </table:table-cell>
          <table:table-cell office:value-type="float" office:value="9.239891E-016" calcext:value-type="float">
            <text:p>9.239891E-16</text:p>
          </table:table-cell>
          <table:table-cell office:value-type="float" office:value="9.819005E-016" calcext:value-type="float">
            <text:p>9.819005E-16</text:p>
          </table:table-cell>
          <table:table-cell office:value-type="float" office:value="9.626032E-016" calcext:value-type="float">
            <text:p>9.626032E-16</text:p>
          </table:table-cell>
          <table:table-cell office:value-type="float" office:value="9.305E-016" calcext:value-type="float">
            <text:p>9.305E-16</text:p>
          </table:table-cell>
          <table:table-cell office:value-type="float" office:value="5.045132E-018" calcext:value-type="float">
            <text:p>5.045132E-18</text:p>
          </table:table-cell>
          <table:table-cell office:value-type="float" office:value="8.564431E-033" calcext:value-type="float">
            <text:p>8.564431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6.05938" calcext:value-type="float">
            <text:p>-76.05938</text:p>
          </table:table-cell>
          <table:table-cell office:value-type="float" office:value="-0.8168946" calcext:value-type="float">
            <text:p>-0.8168946</text:p>
          </table:table-cell>
          <table:table-cell office:value-type="float" office:value="-0.1185916" calcext:value-type="float">
            <text:p>-0.1185916</text:p>
          </table:table-cell>
          <table:table-cell office:value-type="float" office:value="-0.05507095" calcext:value-type="float">
            <text:p>-0.05507095</text:p>
          </table:table-cell>
          <table:table-cell office:value-type="float" office:value="-0.03850591" calcext:value-type="float">
            <text:p>-0.03850591</text:p>
          </table:table-cell>
          <table:table-cell office:value-type="float" office:value="-0.02605117" calcext:value-type="float">
            <text:p>-0.02605117</text:p>
          </table:table-cell>
          <table:table-cell office:value-type="float" office:value="-0.01941615" calcext:value-type="float">
            <text:p>-0.01941615</text:p>
          </table:table-cell>
          <table:table-cell office:value-type="float" office:value="-0.01538292" calcext:value-type="float">
            <text:p>-0.01538292</text:p>
          </table:table-cell>
          <table:table-cell office:value-type="float" office:value="-0.01126607" calcext:value-type="float">
            <text:p>-0.01126607</text:p>
          </table:table-cell>
          <table:table-cell office:value-type="float" office:value="-0.008918212" calcext:value-type="float">
            <text:p>-0.008918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72255" calcext:value-type="float">
            <text:p>-51.72255</text:p>
          </table:table-cell>
          <table:table-cell office:value-type="float" office:value="0.005763951" calcext:value-type="float">
            <text:p>0.00576395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93066" calcext:value-type="float">
            <text:p>-2.29306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2" calcext:value-type="float">
            <text:p>21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197.2782" calcext:value-type="float">
            <text:p>197.2782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76.996" calcext:value-type="float">
            <text:p>1076.996</text:p>
          </table:table-cell>
          <table:table-cell office:value-type="float" office:value="-4.919827" calcext:value-type="float">
            <text:p>-4.919827</text:p>
          </table:table-cell>
          <table:table-cell office:value-type="float" office:value="0" calcext:value-type="float">
            <text:p>0</text:p>
          </table:table-cell>
          <table:table-cell office:value-type="float" office:value="0.1081723" calcext:value-type="float">
            <text:p>0.1081723</text:p>
          </table:table-cell>
          <table:table-cell office:value-type="float" office:value="0.1860692" calcext:value-type="float">
            <text:p>0.1860692</text:p>
          </table:table-cell>
          <table:table-cell office:value-type="float" office:value="0.239456" calcext:value-type="float">
            <text:p>0.239456</text:p>
          </table:table-cell>
          <table:table-cell office:value-type="float" office:value="0.2737527" calcext:value-type="float">
            <text:p>0.2737527</text:p>
          </table:table-cell>
          <table:table-cell office:value-type="float" office:value="0.2905132" calcext:value-type="float">
            <text:p>0.2905132</text:p>
          </table:table-cell>
          <table:table-cell office:value-type="float" office:value="0.2725953" calcext:value-type="float">
            <text:p>0.2725953</text:p>
          </table:table-cell>
          <table:table-cell office:value-type="float" office:value="0.282783" calcext:value-type="float">
            <text:p>0.282783</text:p>
          </table:table-cell>
          <table:table-cell office:value-type="float" office:value="0.3689346" calcext:value-type="float">
            <text:p>0.3689346</text:p>
          </table:table-cell>
          <table:table-cell office:value-type="float" office:value="0.368409" calcext:value-type="float">
            <text:p>0.368409</text:p>
          </table:table-cell>
          <table:table-cell office:value-type="float" office:value="0.3795565" calcext:value-type="float">
            <text:p>0.3795565</text:p>
          </table:table-cell>
          <table:table-cell office:value-type="float" office:value="0.3943988" calcext:value-type="float">
            <text:p>0.3943988</text:p>
          </table:table-cell>
          <table:table-cell office:value-type="float" office:value="0.4018662" calcext:value-type="float">
            <text:p>0.401866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19037E-016" calcext:value-type="float">
            <text:p>9.519037E-16</text:p>
          </table:table-cell>
          <table:table-cell office:value-type="float" office:value="9.239799E-016" calcext:value-type="float">
            <text:p>9.239799E-16</text:p>
          </table:table-cell>
          <table:table-cell office:value-type="float" office:value="9.818831E-016" calcext:value-type="float">
            <text:p>9.818831E-16</text:p>
          </table:table-cell>
          <table:table-cell office:value-type="float" office:value="9.625944E-016" calcext:value-type="float">
            <text:p>9.625944E-16</text:p>
          </table:table-cell>
          <table:table-cell office:value-type="float" office:value="9.304748E-016" calcext:value-type="float">
            <text:p>9.304748E-16</text:p>
          </table:table-cell>
          <table:table-cell office:value-type="float" office:value="5.045132E-018" calcext:value-type="float">
            <text:p>5.045132E-18</text:p>
          </table:table-cell>
          <table:table-cell office:value-type="float" office:value="8.564431E-033" calcext:value-type="float">
            <text:p>8.564431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5.4584" calcext:value-type="float">
            <text:p>-95.4584</text:p>
          </table:table-cell>
          <table:table-cell office:value-type="float" office:value="-1.433261" calcext:value-type="float">
            <text:p>-1.433261</text:p>
          </table:table-cell>
          <table:table-cell office:value-type="float" office:value="-0.2049368" calcext:value-type="float">
            <text:p>-0.2049368</text:p>
          </table:table-cell>
          <table:table-cell office:value-type="float" office:value="-0.07316932" calcext:value-type="float">
            <text:p>-0.07316932</text:p>
          </table:table-cell>
          <table:table-cell office:value-type="float" office:value="-0.04634992" calcext:value-type="float">
            <text:p>-0.04634992</text:p>
          </table:table-cell>
          <table:table-cell office:value-type="float" office:value="-0.02899645" calcext:value-type="float">
            <text:p>-0.02899645</text:p>
          </table:table-cell>
          <table:table-cell office:value-type="float" office:value="-0.02058131" calcext:value-type="float">
            <text:p>-0.02058131</text:p>
          </table:table-cell>
          <table:table-cell office:value-type="float" office:value="-0.01620365" calcext:value-type="float">
            <text:p>-0.01620365</text:p>
          </table:table-cell>
          <table:table-cell office:value-type="float" office:value="-0.01161838" calcext:value-type="float">
            <text:p>-0.01161838</text:p>
          </table:table-cell>
          <table:table-cell office:value-type="float" office:value="-0.009085474" calcext:value-type="float">
            <text:p>-0.009085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42759" calcext:value-type="float">
            <text:p>-63.42759</text:p>
          </table:table-cell>
          <table:table-cell office:value-type="float" office:value="0.005757982" calcext:value-type="float">
            <text:p>0.00575798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87937" calcext:value-type="float">
            <text:p>-2.28793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2" calcext:value-type="float">
            <text:p>22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200.3224" calcext:value-type="float">
            <text:p>200.3224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73.952" calcext:value-type="float">
            <text:p>1073.952</text:p>
          </table:table-cell>
          <table:table-cell office:value-type="float" office:value="-4.919827" calcext:value-type="float">
            <text:p>-4.919827</text:p>
          </table:table-cell>
          <table:table-cell office:value-type="float" office:value="0" calcext:value-type="float">
            <text:p>0</text:p>
          </table:table-cell>
          <table:table-cell office:value-type="float" office:value="0.1049515" calcext:value-type="float">
            <text:p>0.1049515</text:p>
          </table:table-cell>
          <table:table-cell office:value-type="float" office:value="0.1803845" calcext:value-type="float">
            <text:p>0.1803845</text:p>
          </table:table-cell>
          <table:table-cell office:value-type="float" office:value="0.2201451" calcext:value-type="float">
            <text:p>0.2201451</text:p>
          </table:table-cell>
          <table:table-cell office:value-type="float" office:value="0.2620478" calcext:value-type="float">
            <text:p>0.2620478</text:p>
          </table:table-cell>
          <table:table-cell office:value-type="float" office:value="0.2825357" calcext:value-type="float">
            <text:p>0.2825357</text:p>
          </table:table-cell>
          <table:table-cell office:value-type="float" office:value="0.2687528" calcext:value-type="float">
            <text:p>0.2687528</text:p>
          </table:table-cell>
          <table:table-cell office:value-type="float" office:value="0.2805936" calcext:value-type="float">
            <text:p>0.2805936</text:p>
          </table:table-cell>
          <table:table-cell office:value-type="float" office:value="0.3680987" calcext:value-type="float">
            <text:p>0.3680987</text:p>
          </table:table-cell>
          <table:table-cell office:value-type="float" office:value="0.3676765" calcext:value-type="float">
            <text:p>0.3676765</text:p>
          </table:table-cell>
          <table:table-cell office:value-type="float" office:value="0.3791265" calcext:value-type="float">
            <text:p>0.3791265</text:p>
          </table:table-cell>
          <table:table-cell office:value-type="float" office:value="0.3941194" calcext:value-type="float">
            <text:p>0.3941194</text:p>
          </table:table-cell>
          <table:table-cell office:value-type="float" office:value="0.4018779" calcext:value-type="float">
            <text:p>0.401877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521415E-016" calcext:value-type="float">
            <text:p>9.521415E-16</text:p>
          </table:table-cell>
          <table:table-cell office:value-type="float" office:value="9.239715E-016" calcext:value-type="float">
            <text:p>9.239715E-16</text:p>
          </table:table-cell>
          <table:table-cell office:value-type="float" office:value="9.818661E-016" calcext:value-type="float">
            <text:p>9.818661E-16</text:p>
          </table:table-cell>
          <table:table-cell office:value-type="float" office:value="9.62582E-016" calcext:value-type="float">
            <text:p>9.62582E-16</text:p>
          </table:table-cell>
          <table:table-cell office:value-type="float" office:value="9.304536E-016" calcext:value-type="float">
            <text:p>9.304536E-16</text:p>
          </table:table-cell>
          <table:table-cell office:value-type="float" office:value="5.045132E-018" calcext:value-type="float">
            <text:p>5.045132E-18</text:p>
          </table:table-cell>
          <table:table-cell office:value-type="float" office:value="8.564431E-033" calcext:value-type="float">
            <text:p>8.564431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8.5722" calcext:value-type="float">
            <text:p>-118.5722</text:p>
          </table:table-cell>
          <table:table-cell office:value-type="float" office:value="-1.821123" calcext:value-type="float">
            <text:p>-1.821123</text:p>
          </table:table-cell>
          <table:table-cell office:value-type="float" office:value="-0.3914807" calcext:value-type="float">
            <text:p>-0.3914807</text:p>
          </table:table-cell>
          <table:table-cell office:value-type="float" office:value="-0.1023737" calcext:value-type="float">
            <text:p>-0.1023737</text:p>
          </table:table-cell>
          <table:table-cell office:value-type="float" office:value="-0.05745302" calcext:value-type="float">
            <text:p>-0.05745302</text:p>
          </table:table-cell>
          <table:table-cell office:value-type="float" office:value="-0.03224464" calcext:value-type="float">
            <text:p>-0.03224464</text:p>
          </table:table-cell>
          <table:table-cell office:value-type="float" office:value="-0.02196475" calcext:value-type="float">
            <text:p>-0.02196475</text:p>
          </table:table-cell>
          <table:table-cell office:value-type="float" office:value="-0.01701935" calcext:value-type="float">
            <text:p>-0.01701935</text:p>
          </table:table-cell>
          <table:table-cell office:value-type="float" office:value="-0.01200936" calcext:value-type="float">
            <text:p>-0.01200936</text:p>
          </table:table-cell>
          <table:table-cell office:value-type="float" office:value="-0.009263282" calcext:value-type="float">
            <text:p>-0.009263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.16706" calcext:value-type="float">
            <text:p>-93.16706</text:p>
          </table:table-cell>
          <table:table-cell office:value-type="float" office:value="0.005756671" calcext:value-type="float">
            <text:p>0.00575667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83173" calcext:value-type="float">
            <text:p>-2.283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2" calcext:value-type="float">
            <text:p>23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203.2787" calcext:value-type="float">
            <text:p>203.2787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70.995" calcext:value-type="float">
            <text:p>1070.995</text:p>
          </table:table-cell>
          <table:table-cell office:value-type="float" office:value="-4.919827" calcext:value-type="float">
            <text:p>-4.919827</text:p>
          </table:table-cell>
          <table:table-cell office:value-type="float" office:value="0" calcext:value-type="float">
            <text:p>0</text:p>
          </table:table-cell>
          <table:table-cell office:value-type="float" office:value="0.1039453" calcext:value-type="float">
            <text:p>0.1039453</text:p>
          </table:table-cell>
          <table:table-cell office:value-type="float" office:value="0.1778891" calcext:value-type="float">
            <text:p>0.1778891</text:p>
          </table:table-cell>
          <table:table-cell office:value-type="float" office:value="0.202767" calcext:value-type="float">
            <text:p>0.202767</text:p>
          </table:table-cell>
          <table:table-cell office:value-type="float" office:value="0.2481852" calcext:value-type="float">
            <text:p>0.2481852</text:p>
          </table:table-cell>
          <table:table-cell office:value-type="float" office:value="0.2742068" calcext:value-type="float">
            <text:p>0.2742068</text:p>
          </table:table-cell>
          <table:table-cell office:value-type="float" office:value="0.2646939" calcext:value-type="float">
            <text:p>0.2646939</text:p>
          </table:table-cell>
          <table:table-cell office:value-type="float" office:value="0.2784507" calcext:value-type="float">
            <text:p>0.2784507</text:p>
          </table:table-cell>
          <table:table-cell office:value-type="float" office:value="0.3672448" calcext:value-type="float">
            <text:p>0.3672448</text:p>
          </table:table-cell>
          <table:table-cell office:value-type="float" office:value="0.3669305" calcext:value-type="float">
            <text:p>0.3669305</text:p>
          </table:table-cell>
          <table:table-cell office:value-type="float" office:value="0.3786794" calcext:value-type="float">
            <text:p>0.3786794</text:p>
          </table:table-cell>
          <table:table-cell office:value-type="float" office:value="0.3938481" calcext:value-type="float">
            <text:p>0.3938481</text:p>
          </table:table-cell>
          <table:table-cell office:value-type="float" office:value="0.4018956" calcext:value-type="float">
            <text:p>0.401895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23773E-016" calcext:value-type="float">
            <text:p>9.523773E-16</text:p>
          </table:table-cell>
          <table:table-cell office:value-type="float" office:value="9.239638E-016" calcext:value-type="float">
            <text:p>9.239638E-16</text:p>
          </table:table-cell>
          <table:table-cell office:value-type="float" office:value="9.818493E-016" calcext:value-type="float">
            <text:p>9.818493E-16</text:p>
          </table:table-cell>
          <table:table-cell office:value-type="float" office:value="9.625682E-016" calcext:value-type="float">
            <text:p>9.625682E-16</text:p>
          </table:table-cell>
          <table:table-cell office:value-type="float" office:value="9.304347E-016" calcext:value-type="float">
            <text:p>9.304347E-16</text:p>
          </table:table-cell>
          <table:table-cell office:value-type="float" office:value="5.045132E-018" calcext:value-type="float">
            <text:p>5.045132E-18</text:p>
          </table:table-cell>
          <table:table-cell office:value-type="float" office:value="8.564431E-033" calcext:value-type="float">
            <text:p>8.564431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8.9266" calcext:value-type="float">
            <text:p>-128.9266</text:p>
          </table:table-cell>
          <table:table-cell office:value-type="float" office:value="-2.026601" calcext:value-type="float">
            <text:p>-2.026601</text:p>
          </table:table-cell>
          <table:table-cell office:value-type="float" office:value="-0.7376854" calcext:value-type="float">
            <text:p>-0.7376854</text:p>
          </table:table-cell>
          <table:table-cell office:value-type="float" office:value="-0.1555244" calcext:value-type="float">
            <text:p>-0.1555244</text:p>
          </table:table-cell>
          <table:table-cell office:value-type="float" office:value="-0.0723011" calcext:value-type="float">
            <text:p>-0.0723011</text:p>
          </table:table-cell>
          <table:table-cell office:value-type="float" office:value="-0.03621672" calcext:value-type="float">
            <text:p>-0.03621672</text:p>
          </table:table-cell>
          <table:table-cell office:value-type="float" office:value="-0.02342568" calcext:value-type="float">
            <text:p>-0.02342568</text:p>
          </table:table-cell>
          <table:table-cell office:value-type="float" office:value="-0.01789479" calcext:value-type="float">
            <text:p>-0.01789479</text:p>
          </table:table-cell>
          <table:table-cell office:value-type="float" office:value="-0.01242164" calcext:value-type="float">
            <text:p>-0.01242164</text:p>
          </table:table-cell>
          <table:table-cell office:value-type="float" office:value="-0.009452238" calcext:value-type="float">
            <text:p>-0.009452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64851" calcext:value-type="float">
            <text:p>-90.64851</text:p>
          </table:table-cell>
          <table:table-cell office:value-type="float" office:value="0.005772073" calcext:value-type="float">
            <text:p>0.00577207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78842" calcext:value-type="float">
            <text:p>-2.27884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2" calcext:value-type="float">
            <text:p>24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205.891" calcext:value-type="float">
            <text:p>205.891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68.383" calcext:value-type="float">
            <text:p>1068.383</text:p>
          </table:table-cell>
          <table:table-cell office:value-type="float" office:value="-4.919827" calcext:value-type="float">
            <text:p>-4.919827</text:p>
          </table:table-cell>
          <table:table-cell office:value-type="float" office:value="0" calcext:value-type="float">
            <text:p>0</text:p>
          </table:table-cell>
          <table:table-cell office:value-type="float" office:value="0.107676" calcext:value-type="float">
            <text:p>0.107676</text:p>
          </table:table-cell>
          <table:table-cell office:value-type="float" office:value="0.1766706" calcext:value-type="float">
            <text:p>0.1766706</text:p>
          </table:table-cell>
          <table:table-cell office:value-type="float" office:value="0.1906981" calcext:value-type="float">
            <text:p>0.1906981</text:p>
          </table:table-cell>
          <table:table-cell office:value-type="float" office:value="0.233353" calcext:value-type="float">
            <text:p>0.233353</text:p>
          </table:table-cell>
          <table:table-cell office:value-type="float" office:value="0.2662833" calcext:value-type="float">
            <text:p>0.2662833</text:p>
          </table:table-cell>
          <table:table-cell office:value-type="float" office:value="0.2607718" calcext:value-type="float">
            <text:p>0.2607718</text:p>
          </table:table-cell>
          <table:table-cell office:value-type="float" office:value="0.2764847" calcext:value-type="float">
            <text:p>0.2764847</text:p>
          </table:table-cell>
          <table:table-cell office:value-type="float" office:value="0.3664343" calcext:value-type="float">
            <text:p>0.3664343</text:p>
          </table:table-cell>
          <table:table-cell office:value-type="float" office:value="0.3661455" calcext:value-type="float">
            <text:p>0.3661455</text:p>
          </table:table-cell>
          <table:table-cell office:value-type="float" office:value="0.3782197" calcext:value-type="float">
            <text:p>0.3782197</text:p>
          </table:table-cell>
          <table:table-cell office:value-type="float" office:value="0.3935863" calcext:value-type="float">
            <text:p>0.3935863</text:p>
          </table:table-cell>
          <table:table-cell office:value-type="float" office:value="0.4019162" calcext:value-type="float">
            <text:p>0.401916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26012E-016" calcext:value-type="float">
            <text:p>9.526012E-16</text:p>
          </table:table-cell>
          <table:table-cell office:value-type="float" office:value="9.239589E-016" calcext:value-type="float">
            <text:p>9.239589E-16</text:p>
          </table:table-cell>
          <table:table-cell office:value-type="float" office:value="9.818327E-016" calcext:value-type="float">
            <text:p>9.818327E-16</text:p>
          </table:table-cell>
          <table:table-cell office:value-type="float" office:value="9.625583E-016" calcext:value-type="float">
            <text:p>9.625583E-16</text:p>
          </table:table-cell>
          <table:table-cell office:value-type="float" office:value="9.3041E-016" calcext:value-type="float">
            <text:p>9.3041E-16</text:p>
          </table:table-cell>
          <table:table-cell office:value-type="float" office:value="5.045132E-018" calcext:value-type="float">
            <text:p>5.045132E-18</text:p>
          </table:table-cell>
          <table:table-cell office:value-type="float" office:value="8.564426E-033" calcext:value-type="float">
            <text:p>8.564426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9.63927" calcext:value-type="float">
            <text:p>-99.63927</text:p>
          </table:table-cell>
          <table:table-cell office:value-type="float" office:value="-2.136717" calcext:value-type="float">
            <text:p>-2.136717</text:p>
          </table:table-cell>
          <table:table-cell office:value-type="float" office:value="-1.183708" calcext:value-type="float">
            <text:p>-1.183708</text:p>
          </table:table-cell>
          <table:table-cell office:value-type="float" office:value="-0.2498473" calcext:value-type="float">
            <text:p>-0.2498473</text:p>
          </table:table-cell>
          <table:table-cell office:value-type="float" office:value="-0.09069169" calcext:value-type="float">
            <text:p>-0.09069169</text:p>
          </table:table-cell>
          <table:table-cell office:value-type="float" office:value="-0.04059941" calcext:value-type="float">
            <text:p>-0.04059941</text:p>
          </table:table-cell>
          <table:table-cell office:value-type="float" office:value="-0.02485985" calcext:value-type="float">
            <text:p>-0.02485985</text:p>
          </table:table-cell>
          <table:table-cell office:value-type="float" office:value="-0.01877143" calcext:value-type="float">
            <text:p>-0.01877143</text:p>
          </table:table-cell>
          <table:table-cell office:value-type="float" office:value="-0.01287187" calcext:value-type="float">
            <text:p>-0.01287187</text:p>
          </table:table-cell>
          <table:table-cell office:value-type="float" office:value="-0.009650637" calcext:value-type="float">
            <text:p>-0.009650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26851" calcext:value-type="float">
            <text:p>-57.26851</text:p>
          </table:table-cell>
          <table:table-cell office:value-type="float" office:value="0.005786787" calcext:value-type="float">
            <text:p>0.00578678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74891" calcext:value-type="float">
            <text:p>-2.27489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2" calcext:value-type="float">
            <text:p>25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208.3448" calcext:value-type="float">
            <text:p>208.3448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65.929" calcext:value-type="float">
            <text:p>1065.929</text:p>
          </table:table-cell>
          <table:table-cell office:value-type="float" office:value="-4.919827" calcext:value-type="float">
            <text:p>-4.919827</text:p>
          </table:table-cell>
          <table:table-cell office:value-type="float" office:value="0" calcext:value-type="float">
            <text:p>0</text:p>
          </table:table-cell>
          <table:table-cell office:value-type="float" office:value="0.1060217" calcext:value-type="float">
            <text:p>0.1060217</text:p>
          </table:table-cell>
          <table:table-cell office:value-type="float" office:value="0.1758201" calcext:value-type="float">
            <text:p>0.1758201</text:p>
          </table:table-cell>
          <table:table-cell office:value-type="float" office:value="0.1835355" calcext:value-type="float">
            <text:p>0.1835355</text:p>
          </table:table-cell>
          <table:table-cell office:value-type="float" office:value="0.2185923" calcext:value-type="float">
            <text:p>0.2185923</text:p>
          </table:table-cell>
          <table:table-cell office:value-type="float" office:value="0.2575653" calcext:value-type="float">
            <text:p>0.2575653</text:p>
          </table:table-cell>
          <table:table-cell office:value-type="float" office:value="0.2572561" calcext:value-type="float">
            <text:p>0.2572561</text:p>
          </table:table-cell>
          <table:table-cell office:value-type="float" office:value="0.2745265" calcext:value-type="float">
            <text:p>0.2745265</text:p>
          </table:table-cell>
          <table:table-cell office:value-type="float" office:value="0.3655781" calcext:value-type="float">
            <text:p>0.3655781</text:p>
          </table:table-cell>
          <table:table-cell office:value-type="float" office:value="0.3653342" calcext:value-type="float">
            <text:p>0.3653342</text:p>
          </table:table-cell>
          <table:table-cell office:value-type="float" office:value="0.377747" calcext:value-type="float">
            <text:p>0.377747</text:p>
          </table:table-cell>
          <table:table-cell office:value-type="float" office:value="0.393329" calcext:value-type="float">
            <text:p>0.393329</text:p>
          </table:table-cell>
          <table:table-cell office:value-type="float" office:value="0.4019365" calcext:value-type="float">
            <text:p>0.40193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28156E-016" calcext:value-type="float">
            <text:p>9.528156E-16</text:p>
          </table:table-cell>
          <table:table-cell office:value-type="float" office:value="9.239544E-016" calcext:value-type="float">
            <text:p>9.239544E-16</text:p>
          </table:table-cell>
          <table:table-cell office:value-type="float" office:value="9.818169E-016" calcext:value-type="float">
            <text:p>9.818169E-16</text:p>
          </table:table-cell>
          <table:table-cell office:value-type="float" office:value="9.625474E-016" calcext:value-type="float">
            <text:p>9.625474E-16</text:p>
          </table:table-cell>
          <table:table-cell office:value-type="float" office:value="9.30387E-016" calcext:value-type="float">
            <text:p>9.30387E-16</text:p>
          </table:table-cell>
          <table:table-cell office:value-type="float" office:value="5.045132E-018" calcext:value-type="float">
            <text:p>5.045132E-18</text:p>
          </table:table-cell>
          <table:table-cell office:value-type="float" office:value="8.564415E-033" calcext:value-type="float">
            <text:p>8.56441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0.0041" calcext:value-type="float">
            <text:p>-110.0041</text:p>
          </table:table-cell>
          <table:table-cell office:value-type="float" office:value="-2.217107" calcext:value-type="float">
            <text:p>-2.217107</text:p>
          </table:table-cell>
          <table:table-cell office:value-type="float" office:value="-1.589964" calcext:value-type="float">
            <text:p>-1.589964</text:p>
          </table:table-cell>
          <table:table-cell office:value-type="float" office:value="-0.4132068" calcext:value-type="float">
            <text:p>-0.4132068</text:p>
          </table:table-cell>
          <table:table-cell office:value-type="float" office:value="-0.1170065" calcext:value-type="float">
            <text:p>-0.1170065</text:p>
          </table:table-cell>
          <table:table-cell office:value-type="float" office:value="-0.04505631" calcext:value-type="float">
            <text:p>-0.04505631</text:p>
          </table:table-cell>
          <table:table-cell office:value-type="float" office:value="-0.02639095" calcext:value-type="float">
            <text:p>-0.02639095</text:p>
          </table:table-cell>
          <table:table-cell office:value-type="float" office:value="-0.01974314" calcext:value-type="float">
            <text:p>-0.01974314</text:p>
          </table:table-cell>
          <table:table-cell office:value-type="float" office:value="-0.01335528" calcext:value-type="float">
            <text:p>-0.01335528</text:p>
          </table:table-cell>
          <table:table-cell office:value-type="float" office:value="-0.009859325" calcext:value-type="float">
            <text:p>-0.009859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.58707" calcext:value-type="float">
            <text:p>-84.58707</text:p>
          </table:table-cell>
          <table:table-cell office:value-type="float" office:value="0.005804328" calcext:value-type="float">
            <text:p>0.00580432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71269" calcext:value-type="float">
            <text:p>-2.27126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2" calcext:value-type="float">
            <text:p>26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210.7057" calcext:value-type="float">
            <text:p>210.7057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63.568" calcext:value-type="float">
            <text:p>1063.568</text:p>
          </table:table-cell>
          <table:table-cell office:value-type="float" office:value="-4.919827" calcext:value-type="float">
            <text:p>-4.919827</text:p>
          </table:table-cell>
          <table:table-cell office:value-type="float" office:value="0" calcext:value-type="float">
            <text:p>0</text:p>
          </table:table-cell>
          <table:table-cell office:value-type="float" office:value="0.1097749" calcext:value-type="float">
            <text:p>0.1097749</text:p>
          </table:table-cell>
          <table:table-cell office:value-type="float" office:value="0.1748172" calcext:value-type="float">
            <text:p>0.1748172</text:p>
          </table:table-cell>
          <table:table-cell office:value-type="float" office:value="0.1790776" calcext:value-type="float">
            <text:p>0.1790776</text:p>
          </table:table-cell>
          <table:table-cell office:value-type="float" office:value="0.2046188" calcext:value-type="float">
            <text:p>0.2046188</text:p>
          </table:table-cell>
          <table:table-cell office:value-type="float" office:value="0.2452327" calcext:value-type="float">
            <text:p>0.2452327</text:p>
          </table:table-cell>
          <table:table-cell office:value-type="float" office:value="0.2540324" calcext:value-type="float">
            <text:p>0.2540324</text:p>
          </table:table-cell>
          <table:table-cell office:value-type="float" office:value="0.272591" calcext:value-type="float">
            <text:p>0.272591</text:p>
          </table:table-cell>
          <table:table-cell office:value-type="float" office:value="0.3645197" calcext:value-type="float">
            <text:p>0.3645197</text:p>
          </table:table-cell>
          <table:table-cell office:value-type="float" office:value="0.3645254" calcext:value-type="float">
            <text:p>0.3645254</text:p>
          </table:table-cell>
          <table:table-cell office:value-type="float" office:value="0.3773271" calcext:value-type="float">
            <text:p>0.3773271</text:p>
          </table:table-cell>
          <table:table-cell office:value-type="float" office:value="0.3929708" calcext:value-type="float">
            <text:p>0.3929708</text:p>
          </table:table-cell>
          <table:table-cell office:value-type="float" office:value="0.4019426" calcext:value-type="float">
            <text:p>0.40194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30335E-016" calcext:value-type="float">
            <text:p>9.530335E-16</text:p>
          </table:table-cell>
          <table:table-cell office:value-type="float" office:value="9.239495E-016" calcext:value-type="float">
            <text:p>9.239495E-16</text:p>
          </table:table-cell>
          <table:table-cell office:value-type="float" office:value="9.818013E-016" calcext:value-type="float">
            <text:p>9.818013E-16</text:p>
          </table:table-cell>
          <table:table-cell office:value-type="float" office:value="9.625364E-016" calcext:value-type="float">
            <text:p>9.625364E-16</text:p>
          </table:table-cell>
          <table:table-cell office:value-type="float" office:value="9.30365E-016" calcext:value-type="float">
            <text:p>9.30365E-16</text:p>
          </table:table-cell>
          <table:table-cell office:value-type="float" office:value="5.045132E-018" calcext:value-type="float">
            <text:p>5.045132E-18</text:p>
          </table:table-cell>
          <table:table-cell office:value-type="float" office:value="8.564391E-033" calcext:value-type="float">
            <text:p>8.564391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6.52332" calcext:value-type="float">
            <text:p>-86.52332</text:p>
          </table:table-cell>
          <table:table-cell office:value-type="float" office:value="-2.316495" calcext:value-type="float">
            <text:p>-2.316495</text:p>
          </table:table-cell>
          <table:table-cell office:value-type="float" office:value="-1.921557" calcext:value-type="float">
            <text:p>-1.921557</text:p>
          </table:table-cell>
          <table:table-cell office:value-type="float" office:value="-0.6878132" calcext:value-type="float">
            <text:p>-0.6878132</text:p>
          </table:table-cell>
          <table:table-cell office:value-type="float" office:value="-0.1706523" calcext:value-type="float">
            <text:p>-0.1706523</text:p>
          </table:table-cell>
          <table:table-cell office:value-type="float" office:value="-0.04963212" calcext:value-type="float">
            <text:p>-0.04963212</text:p>
          </table:table-cell>
          <table:table-cell office:value-type="float" office:value="-0.02799297" calcext:value-type="float">
            <text:p>-0.02799297</text:p>
          </table:table-cell>
          <table:table-cell office:value-type="float" office:value="-0.02102121" calcext:value-type="float">
            <text:p>-0.02102121</text:p>
          </table:table-cell>
          <table:table-cell office:value-type="float" office:value="-0.013857" calcext:value-type="float">
            <text:p>-0.013857</text:p>
          </table:table-cell>
          <table:table-cell office:value-type="float" office:value="-0.01004901" calcext:value-type="float">
            <text:p>-0.01004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91657" calcext:value-type="float">
            <text:p>-45.91657</text:p>
          </table:table-cell>
          <table:table-cell office:value-type="float" office:value="0.005847807" calcext:value-type="float">
            <text:p>0.00584780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67955" calcext:value-type="float">
            <text:p>-2.26795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2" calcext:value-type="float">
            <text:p>27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212.8375" calcext:value-type="float">
            <text:p>212.8375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61.436" calcext:value-type="float">
            <text:p>1061.436</text:p>
          </table:table-cell>
          <table:table-cell office:value-type="float" office:value="-4.919827" calcext:value-type="float">
            <text:p>-4.919827</text:p>
          </table:table-cell>
          <table:table-cell office:value-type="float" office:value="0" calcext:value-type="float">
            <text:p>0</text:p>
          </table:table-cell>
          <table:table-cell office:value-type="float" office:value="0.1083667" calcext:value-type="float">
            <text:p>0.1083667</text:p>
          </table:table-cell>
          <table:table-cell office:value-type="float" office:value="0.1744935" calcext:value-type="float">
            <text:p>0.1744935</text:p>
          </table:table-cell>
          <table:table-cell office:value-type="float" office:value="0.1768771" calcext:value-type="float">
            <text:p>0.1768771</text:p>
          </table:table-cell>
          <table:table-cell office:value-type="float" office:value="0.1941392" calcext:value-type="float">
            <text:p>0.1941392</text:p>
          </table:table-cell>
          <table:table-cell office:value-type="float" office:value="0.2314694" calcext:value-type="float">
            <text:p>0.2314694</text:p>
          </table:table-cell>
          <table:table-cell office:value-type="float" office:value="0.2511348" calcext:value-type="float">
            <text:p>0.2511348</text:p>
          </table:table-cell>
          <table:table-cell office:value-type="float" office:value="0.2705303" calcext:value-type="float">
            <text:p>0.2705303</text:p>
          </table:table-cell>
          <table:table-cell office:value-type="float" office:value="0.3635363" calcext:value-type="float">
            <text:p>0.3635363</text:p>
          </table:table-cell>
          <table:table-cell office:value-type="float" office:value="0.3637303" calcext:value-type="float">
            <text:p>0.3637303</text:p>
          </table:table-cell>
          <table:table-cell office:value-type="float" office:value="0.3768919" calcext:value-type="float">
            <text:p>0.3768919</text:p>
          </table:table-cell>
          <table:table-cell office:value-type="float" office:value="0.3926439" calcext:value-type="float">
            <text:p>0.3926439</text:p>
          </table:table-cell>
          <table:table-cell office:value-type="float" office:value="0.401935" calcext:value-type="float">
            <text:p>0.40193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32357E-016" calcext:value-type="float">
            <text:p>9.532357E-16</text:p>
          </table:table-cell>
          <table:table-cell office:value-type="float" office:value="9.239461E-016" calcext:value-type="float">
            <text:p>9.239461E-16</text:p>
          </table:table-cell>
          <table:table-cell office:value-type="float" office:value="9.817872E-016" calcext:value-type="float">
            <text:p>9.817872E-16</text:p>
          </table:table-cell>
          <table:table-cell office:value-type="float" office:value="9.625259E-016" calcext:value-type="float">
            <text:p>9.625259E-16</text:p>
          </table:table-cell>
          <table:table-cell office:value-type="float" office:value="9.303429E-016" calcext:value-type="float">
            <text:p>9.303429E-16</text:p>
          </table:table-cell>
          <table:table-cell office:value-type="float" office:value="5.045132E-018" calcext:value-type="float">
            <text:p>5.045132E-18</text:p>
          </table:table-cell>
          <table:table-cell office:value-type="float" office:value="8.564376E-033" calcext:value-type="float">
            <text:p>8.564376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4.04363" calcext:value-type="float">
            <text:p>-94.04363</text:p>
          </table:table-cell>
          <table:table-cell office:value-type="float" office:value="-2.349397" calcext:value-type="float">
            <text:p>-2.349397</text:p>
          </table:table-cell>
          <table:table-cell office:value-type="float" office:value="-2.11349" calcext:value-type="float">
            <text:p>-2.11349</text:p>
          </table:table-cell>
          <table:table-cell office:value-type="float" office:value="-1.031186" calcext:value-type="float">
            <text:p>-1.031186</text:p>
          </table:table-cell>
          <table:table-cell office:value-type="float" office:value="-0.2660669" calcext:value-type="float">
            <text:p>-0.2660669</text:p>
          </table:table-cell>
          <table:table-cell office:value-type="float" office:value="-0.05418856" calcext:value-type="float">
            <text:p>-0.05418856</text:p>
          </table:table-cell>
          <table:table-cell office:value-type="float" office:value="-0.02983324" calcext:value-type="float">
            <text:p>-0.02983324</text:p>
          </table:table-cell>
          <table:table-cell office:value-type="float" office:value="-0.02228572" calcext:value-type="float">
            <text:p>-0.02228572</text:p>
          </table:table-cell>
          <table:table-cell office:value-type="float" office:value="-0.01436946" calcext:value-type="float">
            <text:p>-0.01436946</text:p>
          </table:table-cell>
          <table:table-cell office:value-type="float" office:value="-0.01024929" calcext:value-type="float">
            <text:p>-0.01024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75617" calcext:value-type="float">
            <text:p>-54.75617</text:p>
          </table:table-cell>
          <table:table-cell office:value-type="float" office:value="0.005850506" calcext:value-type="float">
            <text:p>0.00585050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64945" calcext:value-type="float">
            <text:p>-2.26494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2" calcext:value-type="float">
            <text:p>28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214.9115" calcext:value-type="float">
            <text:p>214.9115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59.362" calcext:value-type="float">
            <text:p>1059.362</text:p>
          </table:table-cell>
          <table:table-cell office:value-type="float" office:value="-4.919827" calcext:value-type="float">
            <text:p>-4.919827</text:p>
          </table:table-cell>
          <table:table-cell office:value-type="float" office:value="0" calcext:value-type="float">
            <text:p>0</text:p>
          </table:table-cell>
          <table:table-cell office:value-type="float" office:value="0.1069433" calcext:value-type="float">
            <text:p>0.1069433</text:p>
          </table:table-cell>
          <table:table-cell office:value-type="float" office:value="0.173822" calcext:value-type="float">
            <text:p>0.173822</text:p>
          </table:table-cell>
          <table:table-cell office:value-type="float" office:value="0.1753595" calcext:value-type="float">
            <text:p>0.1753595</text:p>
          </table:table-cell>
          <table:table-cell office:value-type="float" office:value="0.1863368" calcext:value-type="float">
            <text:p>0.1863368</text:p>
          </table:table-cell>
          <table:table-cell office:value-type="float" office:value="0.2168025" calcext:value-type="float">
            <text:p>0.2168025</text:p>
          </table:table-cell>
          <table:table-cell office:value-type="float" office:value="0.248632" calcext:value-type="float">
            <text:p>0.248632</text:p>
          </table:table-cell>
          <table:table-cell office:value-type="float" office:value="0.2679679" calcext:value-type="float">
            <text:p>0.2679679</text:p>
          </table:table-cell>
          <table:table-cell office:value-type="float" office:value="0.3625799" calcext:value-type="float">
            <text:p>0.3625799</text:p>
          </table:table-cell>
          <table:table-cell office:value-type="float" office:value="0.3627849" calcext:value-type="float">
            <text:p>0.3627849</text:p>
          </table:table-cell>
          <table:table-cell office:value-type="float" office:value="0.3764499" calcext:value-type="float">
            <text:p>0.3764499</text:p>
          </table:table-cell>
          <table:table-cell office:value-type="float" office:value="0.392386" calcext:value-type="float">
            <text:p>0.392386</text:p>
          </table:table-cell>
          <table:table-cell office:value-type="float" office:value="0.4018699" calcext:value-type="float">
            <text:p>0.401869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534316E-016" calcext:value-type="float">
            <text:p>9.534316E-16</text:p>
          </table:table-cell>
          <table:table-cell office:value-type="float" office:value="9.239409E-016" calcext:value-type="float">
            <text:p>9.239409E-16</text:p>
          </table:table-cell>
          <table:table-cell office:value-type="float" office:value="9.817747E-016" calcext:value-type="float">
            <text:p>9.817747E-16</text:p>
          </table:table-cell>
          <table:table-cell office:value-type="float" office:value="9.625179E-016" calcext:value-type="float">
            <text:p>9.625179E-16</text:p>
          </table:table-cell>
          <table:table-cell office:value-type="float" office:value="9.303196E-016" calcext:value-type="float">
            <text:p>9.303196E-16</text:p>
          </table:table-cell>
          <table:table-cell office:value-type="float" office:value="5.045132E-018" calcext:value-type="float">
            <text:p>5.045132E-18</text:p>
          </table:table-cell>
          <table:table-cell office:value-type="float" office:value="8.564368E-033" calcext:value-type="float">
            <text:p>8.564368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3.2951" calcext:value-type="float">
            <text:p>-103.2951</text:p>
          </table:table-cell>
          <table:table-cell office:value-type="float" office:value="-2.419948" calcext:value-type="float">
            <text:p>-2.419948</text:p>
          </table:table-cell>
          <table:table-cell office:value-type="float" office:value="-2.258254" calcext:value-type="float">
            <text:p>-2.258254</text:p>
          </table:table-cell>
          <table:table-cell office:value-type="float" office:value="-1.414197" calcext:value-type="float">
            <text:p>-1.414197</text:p>
          </table:table-cell>
          <table:table-cell office:value-type="float" office:value="-0.4404579" calcext:value-type="float">
            <text:p>-0.4404579</text:p>
          </table:table-cell>
          <table:table-cell office:value-type="float" office:value="-0.05851185" calcext:value-type="float">
            <text:p>-0.05851185</text:p>
          </table:table-cell>
          <table:table-cell office:value-type="float" office:value="-0.03230224" calcext:value-type="float">
            <text:p>-0.03230224</text:p>
          </table:table-cell>
          <table:table-cell office:value-type="float" office:value="-0.02359187" calcext:value-type="float">
            <text:p>-0.02359187</text:p>
          </table:table-cell>
          <table:table-cell office:value-type="float" office:value="-0.01500419" calcext:value-type="float">
            <text:p>-0.01500419</text:p>
          </table:table-cell>
          <table:table-cell office:value-type="float" office:value="-0.01045718" calcext:value-type="float">
            <text:p>-0.01045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6.89861" calcext:value-type="float">
            <text:p>-76.89861</text:p>
          </table:table-cell>
          <table:table-cell office:value-type="float" office:value="0.005883454" calcext:value-type="float">
            <text:p>0.00588345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62265" calcext:value-type="float">
            <text:p>-2.26226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2" calcext:value-type="float">
            <text:p>29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216.9108" calcext:value-type="float">
            <text:p>216.9108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57.363" calcext:value-type="float">
            <text:p>1057.363</text:p>
          </table:table-cell>
          <table:table-cell office:value-type="float" office:value="-4.919827" calcext:value-type="float">
            <text:p>-4.919827</text:p>
          </table:table-cell>
          <table:table-cell office:value-type="float" office:value="0" calcext:value-type="float">
            <text:p>0</text:p>
          </table:table-cell>
          <table:table-cell office:value-type="float" office:value="0.1058998" calcext:value-type="float">
            <text:p>0.1058998</text:p>
          </table:table-cell>
          <table:table-cell office:value-type="float" office:value="0.1731221" calcext:value-type="float">
            <text:p>0.1731221</text:p>
          </table:table-cell>
          <table:table-cell office:value-type="float" office:value="0.1741368" calcext:value-type="float">
            <text:p>0.1741368</text:p>
          </table:table-cell>
          <table:table-cell office:value-type="float" office:value="0.1809412" calcext:value-type="float">
            <text:p>0.1809412</text:p>
          </table:table-cell>
          <table:table-cell office:value-type="float" office:value="0.2024859" calcext:value-type="float">
            <text:p>0.2024859</text:p>
          </table:table-cell>
          <table:table-cell office:value-type="float" office:value="0.2460463" calcext:value-type="float">
            <text:p>0.2460463</text:p>
          </table:table-cell>
          <table:table-cell office:value-type="float" office:value="0.26539" calcext:value-type="float">
            <text:p>0.26539</text:p>
          </table:table-cell>
          <table:table-cell office:value-type="float" office:value="0.3615223" calcext:value-type="float">
            <text:p>0.3615223</text:p>
          </table:table-cell>
          <table:table-cell office:value-type="float" office:value="0.3617832" calcext:value-type="float">
            <text:p>0.3617832</text:p>
          </table:table-cell>
          <table:table-cell office:value-type="float" office:value="0.3759829" calcext:value-type="float">
            <text:p>0.3759829</text:p>
          </table:table-cell>
          <table:table-cell office:value-type="float" office:value="0.3921784" calcext:value-type="float">
            <text:p>0.3921784</text:p>
          </table:table-cell>
          <table:table-cell office:value-type="float" office:value="0.4018224" calcext:value-type="float">
            <text:p>0.401822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36369E-016" calcext:value-type="float">
            <text:p>9.536369E-16</text:p>
          </table:table-cell>
          <table:table-cell office:value-type="float" office:value="9.239355E-016" calcext:value-type="float">
            <text:p>9.239355E-16</text:p>
          </table:table-cell>
          <table:table-cell office:value-type="float" office:value="9.817605E-016" calcext:value-type="float">
            <text:p>9.817605E-16</text:p>
          </table:table-cell>
          <table:table-cell office:value-type="float" office:value="9.625073E-016" calcext:value-type="float">
            <text:p>9.625073E-16</text:p>
          </table:table-cell>
          <table:table-cell office:value-type="float" office:value="9.302988E-016" calcext:value-type="float">
            <text:p>9.302988E-16</text:p>
          </table:table-cell>
          <table:table-cell office:value-type="float" office:value="5.045132E-018" calcext:value-type="float">
            <text:p>5.045132E-18</text:p>
          </table:table-cell>
          <table:table-cell office:value-type="float" office:value="8.564359E-033" calcext:value-type="float">
            <text:p>8.564359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2.7524" calcext:value-type="float">
            <text:p>-112.7524</text:p>
          </table:table-cell>
          <table:table-cell office:value-type="float" office:value="-2.49618" calcext:value-type="float">
            <text:p>-2.49618</text:p>
          </table:table-cell>
          <table:table-cell office:value-type="float" office:value="-2.382988" calcext:value-type="float">
            <text:p>-2.382988</text:p>
          </table:table-cell>
          <table:table-cell office:value-type="float" office:value="-1.773569" calcext:value-type="float">
            <text:p>-1.773569</text:p>
          </table:table-cell>
          <table:table-cell office:value-type="float" office:value="-0.7453213" calcext:value-type="float">
            <text:p>-0.7453213</text:p>
          </table:table-cell>
          <table:table-cell office:value-type="float" office:value="-0.06339379" calcext:value-type="float">
            <text:p>-0.06339379</text:p>
          </table:table-cell>
          <table:table-cell office:value-type="float" office:value="-0.03472048" calcext:value-type="float">
            <text:p>-0.03472048</text:p>
          </table:table-cell>
          <table:table-cell office:value-type="float" office:value="-0.0251269" calcext:value-type="float">
            <text:p>-0.0251269</text:p>
          </table:table-cell>
          <table:table-cell office:value-type="float" office:value="-0.01570973" calcext:value-type="float">
            <text:p>-0.01570973</text:p>
          </table:table-cell>
          <table:table-cell office:value-type="float" office:value="-0.01068145" calcext:value-type="float">
            <text:p>-0.01068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58081" calcext:value-type="float">
            <text:p>-75.58081</text:p>
          </table:table-cell>
          <table:table-cell office:value-type="float" office:value="0.005952576" calcext:value-type="float">
            <text:p>0.00595257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60378" calcext:value-type="float">
            <text:p>-2.26037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2" calcext:value-type="float">
            <text:p>3006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218.7197" calcext:value-type="float">
            <text:p>218.7197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55.554" calcext:value-type="float">
            <text:p>1055.554</text:p>
          </table:table-cell>
          <table:table-cell office:value-type="float" office:value="-4.919827" calcext:value-type="float">
            <text:p>-4.919827</text:p>
          </table:table-cell>
          <table:table-cell office:value-type="float" office:value="0" calcext:value-type="float">
            <text:p>0</text:p>
          </table:table-cell>
          <table:table-cell office:value-type="float" office:value="0.106572" calcext:value-type="float">
            <text:p>0.106572</text:p>
          </table:table-cell>
          <table:table-cell office:value-type="float" office:value="0.1727798" calcext:value-type="float">
            <text:p>0.1727798</text:p>
          </table:table-cell>
          <table:table-cell office:value-type="float" office:value="0.173433" calcext:value-type="float">
            <text:p>0.173433</text:p>
          </table:table-cell>
          <table:table-cell office:value-type="float" office:value="0.1775803" calcext:value-type="float">
            <text:p>0.1775803</text:p>
          </table:table-cell>
          <table:table-cell office:value-type="float" office:value="0.1924991" calcext:value-type="float">
            <text:p>0.1924991</text:p>
          </table:table-cell>
          <table:table-cell office:value-type="float" office:value="0.2437056" calcext:value-type="float">
            <text:p>0.2437056</text:p>
          </table:table-cell>
          <table:table-cell office:value-type="float" office:value="0.2620649" calcext:value-type="float">
            <text:p>0.2620649</text:p>
          </table:table-cell>
          <table:table-cell office:value-type="float" office:value="0.3603792" calcext:value-type="float">
            <text:p>0.3603792</text:p>
          </table:table-cell>
          <table:table-cell office:value-type="float" office:value="0.3607143" calcext:value-type="float">
            <text:p>0.3607143</text:p>
          </table:table-cell>
          <table:table-cell office:value-type="float" office:value="0.3754831" calcext:value-type="float">
            <text:p>0.3754831</text:p>
          </table:table-cell>
          <table:table-cell office:value-type="float" office:value="0.3919606" calcext:value-type="float">
            <text:p>0.3919606</text:p>
          </table:table-cell>
          <table:table-cell office:value-type="float" office:value="0.4017868" calcext:value-type="float">
            <text:p>0.401786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38445E-016" calcext:value-type="float">
            <text:p>9.538445E-16</text:p>
          </table:table-cell>
          <table:table-cell office:value-type="float" office:value="9.239307E-016" calcext:value-type="float">
            <text:p>9.239307E-16</text:p>
          </table:table-cell>
          <table:table-cell office:value-type="float" office:value="9.817461E-016" calcext:value-type="float">
            <text:p>9.817461E-16</text:p>
          </table:table-cell>
          <table:table-cell office:value-type="float" office:value="9.624973E-016" calcext:value-type="float">
            <text:p>9.624973E-16</text:p>
          </table:table-cell>
          <table:table-cell office:value-type="float" office:value="9.30275E-016" calcext:value-type="float">
            <text:p>9.30275E-16</text:p>
          </table:table-cell>
          <table:table-cell office:value-type="float" office:value="5.04513E-018" calcext:value-type="float">
            <text:p>5.04513E-18</text:p>
          </table:table-cell>
          <table:table-cell office:value-type="float" office:value="8.56434E-033" calcext:value-type="float">
            <text:p>8.5643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6.5242" calcext:value-type="float">
            <text:p>-106.5242</text:p>
          </table:table-cell>
          <table:table-cell office:value-type="float" office:value="-2.53437" calcext:value-type="float">
            <text:p>-2.53437</text:p>
          </table:table-cell>
          <table:table-cell office:value-type="float" office:value="-2.458358" calcext:value-type="float">
            <text:p>-2.458358</text:p>
          </table:table-cell>
          <table:table-cell office:value-type="float" office:value="-2.048954" calcext:value-type="float">
            <text:p>-2.048954</text:p>
          </table:table-cell>
          <table:table-cell office:value-type="float" office:value="-1.102728" calcext:value-type="float">
            <text:p>-1.102728</text:p>
          </table:table-cell>
          <table:table-cell office:value-type="float" office:value="-0.0681858" calcext:value-type="float">
            <text:p>-0.0681858</text:p>
          </table:table-cell>
          <table:table-cell office:value-type="float" office:value="-0.03798637" calcext:value-type="float">
            <text:p>-0.03798637</text:p>
          </table:table-cell>
          <table:table-cell office:value-type="float" office:value="-0.02690749" calcext:value-type="float">
            <text:p>-0.02690749</text:p>
          </table:table-cell>
          <table:table-cell office:value-type="float" office:value="-0.01650151" calcext:value-type="float">
            <text:p>-0.01650151</text:p>
          </table:table-cell>
          <table:table-cell office:value-type="float" office:value="-0.01092718" calcext:value-type="float">
            <text:p>-0.01092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42907" calcext:value-type="float">
            <text:p>-71.42907</text:p>
          </table:table-cell>
          <table:table-cell office:value-type="float" office:value="0.006030753" calcext:value-type="float">
            <text:p>0.00603075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58834" calcext:value-type="float">
            <text:p>-2.2588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2" calcext:value-type="float">
            <text:p>107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220.3422" calcext:value-type="float">
            <text:p>220.3422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53.931" calcext:value-type="float">
            <text:p>1053.931</text:p>
          </table:table-cell>
          <table:table-cell office:value-type="float" office:value="-4.919827" calcext:value-type="float">
            <text:p>-4.919827</text:p>
          </table:table-cell>
          <table:table-cell office:value-type="float" office:value="0" calcext:value-type="float">
            <text:p>0</text:p>
          </table:table-cell>
          <table:table-cell office:value-type="float" office:value="0.1076812" calcext:value-type="float">
            <text:p>0.1076812</text:p>
          </table:table-cell>
          <table:table-cell office:value-type="float" office:value="0.1731981" calcext:value-type="float">
            <text:p>0.1731981</text:p>
          </table:table-cell>
          <table:table-cell office:value-type="float" office:value="0.1734284" calcext:value-type="float">
            <text:p>0.1734284</text:p>
          </table:table-cell>
          <table:table-cell office:value-type="float" office:value="0.175999" calcext:value-type="float">
            <text:p>0.175999</text:p>
          </table:table-cell>
          <table:table-cell office:value-type="float" office:value="0.1876099" calcext:value-type="float">
            <text:p>0.1876099</text:p>
          </table:table-cell>
          <table:table-cell office:value-type="float" office:value="0.2407909" calcext:value-type="float">
            <text:p>0.2407909</text:p>
          </table:table-cell>
          <table:table-cell office:value-type="float" office:value="0.2587273" calcext:value-type="float">
            <text:p>0.2587273</text:p>
          </table:table-cell>
          <table:table-cell office:value-type="float" office:value="0.3588182" calcext:value-type="float">
            <text:p>0.3588182</text:p>
          </table:table-cell>
          <table:table-cell office:value-type="float" office:value="0.3597046" calcext:value-type="float">
            <text:p>0.3597046</text:p>
          </table:table-cell>
          <table:table-cell office:value-type="float" office:value="0.3749931" calcext:value-type="float">
            <text:p>0.3749931</text:p>
          </table:table-cell>
          <table:table-cell office:value-type="float" office:value="0.3917257" calcext:value-type="float">
            <text:p>0.3917257</text:p>
          </table:table-cell>
          <table:table-cell office:value-type="float" office:value="0.4017502" calcext:value-type="float">
            <text:p>0.401750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40431E-016" calcext:value-type="float">
            <text:p>9.540431E-16</text:p>
          </table:table-cell>
          <table:table-cell office:value-type="float" office:value="9.23927E-016" calcext:value-type="float">
            <text:p>9.23927E-16</text:p>
          </table:table-cell>
          <table:table-cell office:value-type="float" office:value="9.81733E-016" calcext:value-type="float">
            <text:p>9.81733E-16</text:p>
          </table:table-cell>
          <table:table-cell office:value-type="float" office:value="9.624882E-016" calcext:value-type="float">
            <text:p>9.624882E-16</text:p>
          </table:table-cell>
          <table:table-cell office:value-type="float" office:value="9.302516E-016" calcext:value-type="float">
            <text:p>9.302516E-16</text:p>
          </table:table-cell>
          <table:table-cell office:value-type="float" office:value="5.045129E-018" calcext:value-type="float">
            <text:p>5.045129E-18</text:p>
          </table:table-cell>
          <table:table-cell office:value-type="float" office:value="8.564332E-033" calcext:value-type="float">
            <text:p>8.564332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8.46538" calcext:value-type="float">
            <text:p>-98.46538</text:p>
          </table:table-cell>
          <table:table-cell office:value-type="float" office:value="-2.48785" calcext:value-type="float">
            <text:p>-2.48785</text:p>
          </table:table-cell>
          <table:table-cell office:value-type="float" office:value="-2.459004" calcext:value-type="float">
            <text:p>-2.459004</text:p>
          </table:table-cell>
          <table:table-cell office:value-type="float" office:value="-2.195255" calcext:value-type="float">
            <text:p>-2.195255</text:p>
          </table:table-cell>
          <table:table-cell office:value-type="float" office:value="-1.344745" calcext:value-type="float">
            <text:p>-1.344745</text:p>
          </table:table-cell>
          <table:table-cell office:value-type="float" office:value="-0.07477412" calcext:value-type="float">
            <text:p>-0.07477412</text:p>
          </table:table-cell>
          <table:table-cell office:value-type="float" office:value="-0.04160638" calcext:value-type="float">
            <text:p>-0.04160638</text:p>
          </table:table-cell>
          <table:table-cell office:value-type="float" office:value="-0.02955149" calcext:value-type="float">
            <text:p>-0.02955149</text:p>
          </table:table-cell>
          <table:table-cell office:value-type="float" office:value="-0.01728982" calcext:value-type="float">
            <text:p>-0.01728982</text:p>
          </table:table-cell>
          <table:table-cell office:value-type="float" office:value="-0.01117426" calcext:value-type="float">
            <text:p>-0.01117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76121" calcext:value-type="float">
            <text:p>-59.76121</text:p>
          </table:table-cell>
          <table:table-cell office:value-type="float" office:value="0.00605182" calcext:value-type="float">
            <text:p>0.0060518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57449" calcext:value-type="float">
            <text:p>-2.25744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2" calcext:value-type="float">
            <text:p>2072002</text:p>
          </table:table-cell>
          <table:table-cell office:value-type="float" office:value="204.5002" calcext:value-type="float">
            <text:p>204.5002</text:p>
          </table:table-cell>
          <table:table-cell office:value-type="float" office:value="221.8596" calcext:value-type="float">
            <text:p>221.8596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52.413" calcext:value-type="float">
            <text:p>1052.413</text:p>
          </table:table-cell>
          <table:table-cell office:value-type="float" office:value="-4.919827" calcext:value-type="float">
            <text:p>-4.919827</text:p>
          </table:table-cell>
          <table:table-cell office:value-type="float" office:value="0" calcext:value-type="float">
            <text:p>0</text:p>
          </table:table-cell>
          <table:table-cell office:value-type="float" office:value="0.1099604" calcext:value-type="float">
            <text:p>0.1099604</text:p>
          </table:table-cell>
          <table:table-cell office:value-type="float" office:value="0.1736764" calcext:value-type="float">
            <text:p>0.1736764</text:p>
          </table:table-cell>
          <table:table-cell office:value-type="float" office:value="0.1737733" calcext:value-type="float">
            <text:p>0.1737733</text:p>
          </table:table-cell>
          <table:table-cell office:value-type="float" office:value="0.1754758" calcext:value-type="float">
            <text:p>0.1754758</text:p>
          </table:table-cell>
          <table:table-cell office:value-type="float" office:value="0.1850819" calcext:value-type="float">
            <text:p>0.1850819</text:p>
          </table:table-cell>
          <table:table-cell office:value-type="float" office:value="0.2380706" calcext:value-type="float">
            <text:p>0.2380706</text:p>
          </table:table-cell>
          <table:table-cell office:value-type="float" office:value="0.2551457" calcext:value-type="float">
            <text:p>0.2551457</text:p>
          </table:table-cell>
          <table:table-cell office:value-type="float" office:value="0.3571573" calcext:value-type="float">
            <text:p>0.3571573</text:p>
          </table:table-cell>
          <table:table-cell office:value-type="float" office:value="0.3586385" calcext:value-type="float">
            <text:p>0.3586385</text:p>
          </table:table-cell>
          <table:table-cell office:value-type="float" office:value="0.3744926" calcext:value-type="float">
            <text:p>0.3744926</text:p>
          </table:table-cell>
          <table:table-cell office:value-type="float" office:value="0.3914838" calcext:value-type="float">
            <text:p>0.3914838</text:p>
          </table:table-cell>
          <table:table-cell office:value-type="float" office:value="0.4017146" calcext:value-type="float">
            <text:p>0.401714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42267E-016" calcext:value-type="float">
            <text:p>9.542267E-16</text:p>
          </table:table-cell>
          <table:table-cell office:value-type="float" office:value="9.239234E-016" calcext:value-type="float">
            <text:p>9.239234E-16</text:p>
          </table:table-cell>
          <table:table-cell office:value-type="float" office:value="9.81721E-016" calcext:value-type="float">
            <text:p>9.81721E-16</text:p>
          </table:table-cell>
          <table:table-cell office:value-type="float" office:value="9.624808E-016" calcext:value-type="float">
            <text:p>9.624808E-16</text:p>
          </table:table-cell>
          <table:table-cell office:value-type="float" office:value="9.302286E-016" calcext:value-type="float">
            <text:p>9.302286E-16</text:p>
          </table:table-cell>
          <table:table-cell office:value-type="float" office:value="5.045125E-018" calcext:value-type="float">
            <text:p>5.045125E-18</text:p>
          </table:table-cell>
          <table:table-cell office:value-type="float" office:value="8.564316E-033" calcext:value-type="float">
            <text:p>8.564316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3.80855" calcext:value-type="float">
            <text:p>-83.80855</text:p>
          </table:table-cell>
          <table:table-cell office:value-type="float" office:value="-2.435199" calcext:value-type="float">
            <text:p>-2.435199</text:p>
          </table:table-cell>
          <table:table-cell office:value-type="float" office:value="-2.421731" calcext:value-type="float">
            <text:p>-2.421731</text:p>
          </table:table-cell>
          <table:table-cell office:value-type="float" office:value="-2.246238" calcext:value-type="float">
            <text:p>-2.246238</text:p>
          </table:table-cell>
          <table:table-cell office:value-type="float" office:value="-1.492461" calcext:value-type="float">
            <text:p>-1.492461</text:p>
          </table:table-cell>
          <table:table-cell office:value-type="float" office:value="-0.0815693" calcext:value-type="float">
            <text:p>-0.0815693</text:p>
          </table:table-cell>
          <table:table-cell office:value-type="float" office:value="-0.04595463" calcext:value-type="float">
            <text:p>-0.04595463</text:p>
          </table:table-cell>
          <table:table-cell office:value-type="float" office:value="-0.03267591" calcext:value-type="float">
            <text:p>-0.03267591</text:p>
          </table:table-cell>
          <table:table-cell office:value-type="float" office:value="-0.01816346" calcext:value-type="float">
            <text:p>-0.01816346</text:p>
          </table:table-cell>
          <table:table-cell office:value-type="float" office:value="-0.01143216" calcext:value-type="float">
            <text:p>-0.01143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33834" calcext:value-type="float">
            <text:p>-50.33834</text:p>
          </table:table-cell>
          <table:table-cell office:value-type="float" office:value="0.006051921" calcext:value-type="float">
            <text:p>0.00605192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56207" calcext:value-type="float">
            <text:p>-2.25620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2" calcext:value-type="float">
            <text:p>3072002</text:p>
          </table:table-cell>
          <table:table-cell office:value-type="float" office:value="205.0002" calcext:value-type="float">
            <text:p>205.0002</text:p>
          </table:table-cell>
          <table:table-cell office:value-type="float" office:value="223.7021" calcext:value-type="float">
            <text:p>223.7021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51.07" calcext:value-type="float">
            <text:p>1051.07</text:p>
          </table:table-cell>
          <table:table-cell office:value-type="float" office:value="-4.918692" calcext:value-type="float">
            <text:p>-4.918692</text:p>
          </table:table-cell>
          <table:table-cell office:value-type="float" office:value="0" calcext:value-type="float">
            <text:p>0</text:p>
          </table:table-cell>
          <table:table-cell office:value-type="float" office:value="0.1140761" calcext:value-type="float">
            <text:p>0.1140761</text:p>
          </table:table-cell>
          <table:table-cell office:value-type="float" office:value="0.1747527" calcext:value-type="float">
            <text:p>0.1747527</text:p>
          </table:table-cell>
          <table:table-cell office:value-type="float" office:value="0.1746287" calcext:value-type="float">
            <text:p>0.1746287</text:p>
          </table:table-cell>
          <table:table-cell office:value-type="float" office:value="0.1758037" calcext:value-type="float">
            <text:p>0.1758037</text:p>
          </table:table-cell>
          <table:table-cell office:value-type="float" office:value="0.1843986" calcext:value-type="float">
            <text:p>0.1843986</text:p>
          </table:table-cell>
          <table:table-cell office:value-type="float" office:value="0.2353547" calcext:value-type="float">
            <text:p>0.2353547</text:p>
          </table:table-cell>
          <table:table-cell office:value-type="float" office:value="0.2520627" calcext:value-type="float">
            <text:p>0.2520627</text:p>
          </table:table-cell>
          <table:table-cell office:value-type="float" office:value="0.3556223" calcext:value-type="float">
            <text:p>0.3556223</text:p>
          </table:table-cell>
          <table:table-cell office:value-type="float" office:value="0.3575295" calcext:value-type="float">
            <text:p>0.3575295</text:p>
          </table:table-cell>
          <table:table-cell office:value-type="float" office:value="0.3738979" calcext:value-type="float">
            <text:p>0.3738979</text:p>
          </table:table-cell>
          <table:table-cell office:value-type="float" office:value="0.3912278" calcext:value-type="float">
            <text:p>0.3912278</text:p>
          </table:table-cell>
          <table:table-cell office:value-type="float" office:value="0.401677" calcext:value-type="float">
            <text:p>0.4016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43974E-016" calcext:value-type="float">
            <text:p>9.543974E-16</text:p>
          </table:table-cell>
          <table:table-cell office:value-type="float" office:value="9.239151E-016" calcext:value-type="float">
            <text:p>9.239151E-16</text:p>
          </table:table-cell>
          <table:table-cell office:value-type="float" office:value="9.817138E-016" calcext:value-type="float">
            <text:p>9.817138E-16</text:p>
          </table:table-cell>
          <table:table-cell office:value-type="float" office:value="9.624761E-016" calcext:value-type="float">
            <text:p>9.624761E-16</text:p>
          </table:table-cell>
          <table:table-cell office:value-type="float" office:value="9.302048E-016" calcext:value-type="float">
            <text:p>9.302048E-16</text:p>
          </table:table-cell>
          <table:table-cell office:value-type="float" office:value="5.045125E-018" calcext:value-type="float">
            <text:p>5.045125E-18</text:p>
          </table:table-cell>
          <table:table-cell office:value-type="float" office:value="8.564277E-033" calcext:value-type="float">
            <text:p>8.564277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2.78817" calcext:value-type="float">
            <text:p>-62.78817</text:p>
          </table:table-cell>
          <table:table-cell office:value-type="float" office:value="-2.322459" calcext:value-type="float">
            <text:p>-2.322459</text:p>
          </table:table-cell>
          <table:table-cell office:value-type="float" office:value="-2.33201" calcext:value-type="float">
            <text:p>-2.33201</text:p>
          </table:table-cell>
          <table:table-cell office:value-type="float" office:value="-2.214209" calcext:value-type="float">
            <text:p>-2.214209</text:p>
          </table:table-cell>
          <table:table-cell office:value-type="float" office:value="-1.53587" calcext:value-type="float">
            <text:p>-1.53587</text:p>
          </table:table-cell>
          <table:table-cell office:value-type="float" office:value="-0.08906436" calcext:value-type="float">
            <text:p>-0.08906436</text:p>
          </table:table-cell>
          <table:table-cell office:value-type="float" office:value="-0.05012215" calcext:value-type="float">
            <text:p>-0.05012215</text:p>
          </table:table-cell>
          <table:table-cell office:value-type="float" office:value="-0.03413144" calcext:value-type="float">
            <text:p>-0.03413144</text:p>
          </table:table-cell>
          <table:table-cell office:value-type="float" office:value="-0.01912383" calcext:value-type="float">
            <text:p>-0.01912383</text:p>
          </table:table-cell>
          <table:table-cell office:value-type="float" office:value="-0.01174723" calcext:value-type="float">
            <text:p>-0.01174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27699" calcext:value-type="float">
            <text:p>-40.27699</text:p>
          </table:table-cell>
          <table:table-cell office:value-type="float" office:value="0.006049435" calcext:value-type="float">
            <text:p>0.00604943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55101" calcext:value-type="float">
            <text:p>-2.25510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2" calcext:value-type="float">
            <text:p>4072002</text:p>
          </table:table-cell>
          <table:table-cell office:value-type="float" office:value="205.0002" calcext:value-type="float">
            <text:p>205.0002</text:p>
          </table:table-cell>
          <table:table-cell office:value-type="float" office:value="225.3428" calcext:value-type="float">
            <text:p>225.3428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49.429" calcext:value-type="float">
            <text:p>1049.429</text:p>
          </table:table-cell>
          <table:table-cell office:value-type="float" office:value="-4.918692" calcext:value-type="float">
            <text:p>-4.918692</text:p>
          </table:table-cell>
          <table:table-cell office:value-type="float" office:value="0" calcext:value-type="float">
            <text:p>0</text:p>
          </table:table-cell>
          <table:table-cell office:value-type="float" office:value="0.1152925" calcext:value-type="float">
            <text:p>0.1152925</text:p>
          </table:table-cell>
          <table:table-cell office:value-type="float" office:value="0.1741486" calcext:value-type="float">
            <text:p>0.1741486</text:p>
          </table:table-cell>
          <table:table-cell office:value-type="float" office:value="0.1744385" calcext:value-type="float">
            <text:p>0.1744385</text:p>
          </table:table-cell>
          <table:table-cell office:value-type="float" office:value="0.1754392" calcext:value-type="float">
            <text:p>0.1754392</text:p>
          </table:table-cell>
          <table:table-cell office:value-type="float" office:value="0.1832677" calcext:value-type="float">
            <text:p>0.1832677</text:p>
          </table:table-cell>
          <table:table-cell office:value-type="float" office:value="0.2324338" calcext:value-type="float">
            <text:p>0.2324338</text:p>
          </table:table-cell>
          <table:table-cell office:value-type="float" office:value="0.2489034" calcext:value-type="float">
            <text:p>0.2489034</text:p>
          </table:table-cell>
          <table:table-cell office:value-type="float" office:value="0.3537668" calcext:value-type="float">
            <text:p>0.3537668</text:p>
          </table:table-cell>
          <table:table-cell office:value-type="float" office:value="0.3565162" calcext:value-type="float">
            <text:p>0.3565162</text:p>
          </table:table-cell>
          <table:table-cell office:value-type="float" office:value="0.3732783" calcext:value-type="float">
            <text:p>0.3732783</text:p>
          </table:table-cell>
          <table:table-cell office:value-type="float" office:value="0.3909413" calcext:value-type="float">
            <text:p>0.3909413</text:p>
          </table:table-cell>
          <table:table-cell office:value-type="float" office:value="0.4016289" calcext:value-type="float">
            <text:p>0.401628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45664E-016" calcext:value-type="float">
            <text:p>9.545664E-16</text:p>
          </table:table-cell>
          <table:table-cell office:value-type="float" office:value="9.239071E-016" calcext:value-type="float">
            <text:p>9.239071E-16</text:p>
          </table:table-cell>
          <table:table-cell office:value-type="float" office:value="9.817054E-016" calcext:value-type="float">
            <text:p>9.817054E-16</text:p>
          </table:table-cell>
          <table:table-cell office:value-type="float" office:value="9.624698E-016" calcext:value-type="float">
            <text:p>9.624698E-16</text:p>
          </table:table-cell>
          <table:table-cell office:value-type="float" office:value="9.301832E-016" calcext:value-type="float">
            <text:p>9.301832E-16</text:p>
          </table:table-cell>
          <table:table-cell office:value-type="float" office:value="5.045125E-018" calcext:value-type="float">
            <text:p>5.045125E-18</text:p>
          </table:table-cell>
          <table:table-cell office:value-type="float" office:value="8.564261E-033" calcext:value-type="float">
            <text:p>8.564261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8.75642" calcext:value-type="float">
            <text:p>-58.75642</text:p>
          </table:table-cell>
          <table:table-cell office:value-type="float" office:value="-2.384719" calcext:value-type="float">
            <text:p>-2.384719</text:p>
          </table:table-cell>
          <table:table-cell office:value-type="float" office:value="-2.351798" calcext:value-type="float">
            <text:p>-2.351798</text:p>
          </table:table-cell>
          <table:table-cell office:value-type="float" office:value="-2.249981" calcext:value-type="float">
            <text:p>-2.249981</text:p>
          </table:table-cell>
          <table:table-cell office:value-type="float" office:value="-1.610716" calcext:value-type="float">
            <text:p>-1.610716</text:p>
          </table:table-cell>
          <table:table-cell office:value-type="float" office:value="-0.09798925" calcext:value-type="float">
            <text:p>-0.09798925</text:p>
          </table:table-cell>
          <table:table-cell office:value-type="float" office:value="-0.05483622" calcext:value-type="float">
            <text:p>-0.05483622</text:p>
          </table:table-cell>
          <table:table-cell office:value-type="float" office:value="-0.03573314" calcext:value-type="float">
            <text:p>-0.03573314</text:p>
          </table:table-cell>
          <table:table-cell office:value-type="float" office:value="-0.02004904" calcext:value-type="float">
            <text:p>-0.02004904</text:p>
          </table:table-cell>
          <table:table-cell office:value-type="float" office:value="-0.0120853" calcext:value-type="float">
            <text:p>-0.0120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00919" calcext:value-type="float">
            <text:p>-26.00919</text:p>
          </table:table-cell>
          <table:table-cell office:value-type="float" office:value="0.006063288" calcext:value-type="float">
            <text:p>0.00606328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54127" calcext:value-type="float">
            <text:p>-2.25412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2" calcext:value-type="float">
            <text:p>5072002</text:p>
          </table:table-cell>
          <table:table-cell office:value-type="float" office:value="205.0002" calcext:value-type="float">
            <text:p>205.0002</text:p>
          </table:table-cell>
          <table:table-cell office:value-type="float" office:value="227.1877" calcext:value-type="float">
            <text:p>227.1877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47.584" calcext:value-type="float">
            <text:p>1047.584</text:p>
          </table:table-cell>
          <table:table-cell office:value-type="float" office:value="-4.918692" calcext:value-type="float">
            <text:p>-4.918692</text:p>
          </table:table-cell>
          <table:table-cell office:value-type="float" office:value="0" calcext:value-type="float">
            <text:p>0</text:p>
          </table:table-cell>
          <table:table-cell office:value-type="float" office:value="0.1114895" calcext:value-type="float">
            <text:p>0.1114895</text:p>
          </table:table-cell>
          <table:table-cell office:value-type="float" office:value="0.1737174" calcext:value-type="float">
            <text:p>0.1737174</text:p>
          </table:table-cell>
          <table:table-cell office:value-type="float" office:value="0.1740626" calcext:value-type="float">
            <text:p>0.1740626</text:p>
          </table:table-cell>
          <table:table-cell office:value-type="float" office:value="0.1750061" calcext:value-type="float">
            <text:p>0.1750061</text:p>
          </table:table-cell>
          <table:table-cell office:value-type="float" office:value="0.1823979" calcext:value-type="float">
            <text:p>0.1823979</text:p>
          </table:table-cell>
          <table:table-cell office:value-type="float" office:value="0.2292676" calcext:value-type="float">
            <text:p>0.2292676</text:p>
          </table:table-cell>
          <table:table-cell office:value-type="float" office:value="0.245643" calcext:value-type="float">
            <text:p>0.245643</text:p>
          </table:table-cell>
          <table:table-cell office:value-type="float" office:value="0.3516146" calcext:value-type="float">
            <text:p>0.3516146</text:p>
          </table:table-cell>
          <table:table-cell office:value-type="float" office:value="0.3554198" calcext:value-type="float">
            <text:p>0.3554198</text:p>
          </table:table-cell>
          <table:table-cell office:value-type="float" office:value="0.3727233" calcext:value-type="float">
            <text:p>0.3727233</text:p>
          </table:table-cell>
          <table:table-cell office:value-type="float" office:value="0.3906361" calcext:value-type="float">
            <text:p>0.3906361</text:p>
          </table:table-cell>
          <table:table-cell office:value-type="float" office:value="0.4015697" calcext:value-type="float">
            <text:p>0.40156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47353E-016" calcext:value-type="float">
            <text:p>9.547353E-16</text:p>
          </table:table-cell>
          <table:table-cell office:value-type="float" office:value="9.238992E-016" calcext:value-type="float">
            <text:p>9.238992E-16</text:p>
          </table:table-cell>
          <table:table-cell office:value-type="float" office:value="9.816971E-016" calcext:value-type="float">
            <text:p>9.816971E-16</text:p>
          </table:table-cell>
          <table:table-cell office:value-type="float" office:value="9.62464E-016" calcext:value-type="float">
            <text:p>9.62464E-16</text:p>
          </table:table-cell>
          <table:table-cell office:value-type="float" office:value="9.301616E-016" calcext:value-type="float">
            <text:p>9.301616E-16</text:p>
          </table:table-cell>
          <table:table-cell office:value-type="float" office:value="5.045124E-018" calcext:value-type="float">
            <text:p>5.045124E-18</text:p>
          </table:table-cell>
          <table:table-cell office:value-type="float" office:value="8.564218E-033" calcext:value-type="float">
            <text:p>8.564218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6.02559" calcext:value-type="float">
            <text:p>-76.02559</text:p>
          </table:table-cell>
          <table:table-cell office:value-type="float" office:value="-2.431287" calcext:value-type="float">
            <text:p>-2.431287</text:p>
          </table:table-cell>
          <table:table-cell office:value-type="float" office:value="-2.391002" calcext:value-type="float">
            <text:p>-2.391002</text:p>
          </table:table-cell>
          <table:table-cell office:value-type="float" office:value="-2.293232" calcext:value-type="float">
            <text:p>-2.293232</text:p>
          </table:table-cell>
          <table:table-cell office:value-type="float" office:value="-1.67094" calcext:value-type="float">
            <text:p>-1.67094</text:p>
          </table:table-cell>
          <table:table-cell office:value-type="float" office:value="-0.1088246" calcext:value-type="float">
            <text:p>-0.1088246</text:p>
          </table:table-cell>
          <table:table-cell office:value-type="float" office:value="-0.06023457" calcext:value-type="float">
            <text:p>-0.06023457</text:p>
          </table:table-cell>
          <table:table-cell office:value-type="float" office:value="-0.03769468" calcext:value-type="float">
            <text:p>-0.03769468</text:p>
          </table:table-cell>
          <table:table-cell office:value-type="float" office:value="-0.02110274" calcext:value-type="float">
            <text:p>-0.02110274</text:p>
          </table:table-cell>
          <table:table-cell office:value-type="float" office:value="-0.01239746" calcext:value-type="float">
            <text:p>-0.01239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3441" calcext:value-type="float">
            <text:p>-44.3441</text:p>
          </table:table-cell>
          <table:table-cell office:value-type="float" office:value="0.00606906" calcext:value-type="float">
            <text:p>0.0060690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53299" calcext:value-type="float">
            <text:p>-2.25329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2" calcext:value-type="float">
            <text:p>6072002</text:p>
          </table:table-cell>
          <table:table-cell office:value-type="float" office:value="209.2002" calcext:value-type="float">
            <text:p>209.2002</text:p>
          </table:table-cell>
          <table:table-cell office:value-type="float" office:value="229.5732" calcext:value-type="float">
            <text:p>229.5732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49.378" calcext:value-type="float">
            <text:p>1049.378</text:p>
          </table:table-cell>
          <table:table-cell office:value-type="float" office:value="-4.898241" calcext:value-type="float">
            <text:p>-4.898241</text:p>
          </table:table-cell>
          <table:table-cell office:value-type="float" office:value="0" calcext:value-type="float">
            <text:p>0</text:p>
          </table:table-cell>
          <table:table-cell office:value-type="float" office:value="0.3524161" calcext:value-type="float">
            <text:p>0.3524161</text:p>
          </table:table-cell>
          <table:table-cell office:value-type="float" office:value="0.1743405" calcext:value-type="float">
            <text:p>0.1743405</text:p>
          </table:table-cell>
          <table:table-cell office:value-type="float" office:value="0.1738811" calcext:value-type="float">
            <text:p>0.1738811</text:p>
          </table:table-cell>
          <table:table-cell office:value-type="float" office:value="0.1747369" calcext:value-type="float">
            <text:p>0.1747369</text:p>
          </table:table-cell>
          <table:table-cell office:value-type="float" office:value="0.1820519" calcext:value-type="float">
            <text:p>0.1820519</text:p>
          </table:table-cell>
          <table:table-cell office:value-type="float" office:value="0.2259487" calcext:value-type="float">
            <text:p>0.2259487</text:p>
          </table:table-cell>
          <table:table-cell office:value-type="float" office:value="0.2425079" calcext:value-type="float">
            <text:p>0.2425079</text:p>
          </table:table-cell>
          <table:table-cell office:value-type="float" office:value="0.3492957" calcext:value-type="float">
            <text:p>0.3492957</text:p>
          </table:table-cell>
          <table:table-cell office:value-type="float" office:value="0.354241" calcext:value-type="float">
            <text:p>0.354241</text:p>
          </table:table-cell>
          <table:table-cell office:value-type="float" office:value="0.3721767" calcext:value-type="float">
            <text:p>0.3721767</text:p>
          </table:table-cell>
          <table:table-cell office:value-type="float" office:value="0.3903307" calcext:value-type="float">
            <text:p>0.3903307</text:p>
          </table:table-cell>
          <table:table-cell office:value-type="float" office:value="0.4015026" calcext:value-type="float">
            <text:p>0.401502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49071E-016" calcext:value-type="float">
            <text:p>9.549071E-16</text:p>
          </table:table-cell>
          <table:table-cell office:value-type="float" office:value="9.238924E-016" calcext:value-type="float">
            <text:p>9.238924E-16</text:p>
          </table:table-cell>
          <table:table-cell office:value-type="float" office:value="9.816881E-016" calcext:value-type="float">
            <text:p>9.816881E-16</text:p>
          </table:table-cell>
          <table:table-cell office:value-type="float" office:value="9.624564E-016" calcext:value-type="float">
            <text:p>9.624564E-16</text:p>
          </table:table-cell>
          <table:table-cell office:value-type="float" office:value="9.301422E-016" calcext:value-type="float">
            <text:p>9.301422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4206E-033" calcext:value-type="float">
            <text:p>8.564206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297925" calcext:value-type="float">
            <text:p>-0.01297925</text:p>
          </table:table-cell>
          <table:table-cell office:value-type="float" office:value="-2.370109" calcext:value-type="float">
            <text:p>-2.370109</text:p>
          </table:table-cell>
          <table:table-cell office:value-type="float" office:value="-2.410821" calcext:value-type="float">
            <text:p>-2.410821</text:p>
          </table:table-cell>
          <table:table-cell office:value-type="float" office:value="-2.320888" calcext:value-type="float">
            <text:p>-2.320888</text:p>
          </table:table-cell>
          <table:table-cell office:value-type="float" office:value="-1.695882" calcext:value-type="float">
            <text:p>-1.695882</text:p>
          </table:table-cell>
          <table:table-cell office:value-type="float" office:value="-0.1216953" calcext:value-type="float">
            <text:p>-0.1216953</text:p>
          </table:table-cell>
          <table:table-cell office:value-type="float" office:value="-0.06601921" calcext:value-type="float">
            <text:p>-0.06601921</text:p>
          </table:table-cell>
          <table:table-cell office:value-type="float" office:value="-0.03994671" calcext:value-type="float">
            <text:p>-0.03994671</text:p>
          </table:table-cell>
          <table:table-cell office:value-type="float" office:value="-0.02230129" calcext:value-type="float">
            <text:p>-0.02230129</text:p>
          </table:table-cell>
          <table:table-cell office:value-type="float" office:value="-0.01271265" calcext:value-type="float">
            <text:p>-0.01271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06405" calcext:value-type="float">
            <text:p>-0.01306405</text:p>
          </table:table-cell>
          <table:table-cell office:value-type="float" office:value="0.006102756" calcext:value-type="float">
            <text:p>0.00610275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52622" calcext:value-type="float">
            <text:p>-2.25262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2" calcext:value-type="float">
            <text:p>7072002</text:p>
          </table:table-cell>
          <table:table-cell office:value-type="float" office:value="218.9002" calcext:value-type="float">
            <text:p>218.9002</text:p>
          </table:table-cell>
          <table:table-cell office:value-type="float" office:value="236.4185" calcext:value-type="float">
            <text:p>236.4185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52" calcext:value-type="float">
            <text:p>1052</text:p>
          </table:table-cell>
          <table:table-cell office:value-type="float" office:value="-4.665201" calcext:value-type="float">
            <text:p>-4.665201</text:p>
          </table:table-cell>
          <table:table-cell office:value-type="float" office:value="0" calcext:value-type="float">
            <text:p>0</text:p>
          </table:table-cell>
          <table:table-cell office:value-type="float" office:value="0.2070964" calcext:value-type="float">
            <text:p>0.2070964</text:p>
          </table:table-cell>
          <table:table-cell office:value-type="float" office:value="0.2709132" calcext:value-type="float">
            <text:p>0.2709132</text:p>
          </table:table-cell>
          <table:table-cell office:value-type="float" office:value="0.17856" calcext:value-type="float">
            <text:p>0.17856</text:p>
          </table:table-cell>
          <table:table-cell office:value-type="float" office:value="0.1827281" calcext:value-type="float">
            <text:p>0.1827281</text:p>
          </table:table-cell>
          <table:table-cell office:value-type="float" office:value="0.1864316" calcext:value-type="float">
            <text:p>0.1864316</text:p>
          </table:table-cell>
          <table:table-cell office:value-type="float" office:value="0.2245004" calcext:value-type="float">
            <text:p>0.2245004</text:p>
          </table:table-cell>
          <table:table-cell office:value-type="float" office:value="0.2585581" calcext:value-type="float">
            <text:p>0.2585581</text:p>
          </table:table-cell>
          <table:table-cell office:value-type="float" office:value="0.3491392" calcext:value-type="float">
            <text:p>0.3491392</text:p>
          </table:table-cell>
          <table:table-cell office:value-type="float" office:value="0.3532688" calcext:value-type="float">
            <text:p>0.3532688</text:p>
          </table:table-cell>
          <table:table-cell office:value-type="float" office:value="0.3716927" calcext:value-type="float">
            <text:p>0.3716927</text:p>
          </table:table-cell>
          <table:table-cell office:value-type="float" office:value="0.3900754" calcext:value-type="float">
            <text:p>0.3900754</text:p>
          </table:table-cell>
          <table:table-cell office:value-type="float" office:value="0.4014577" calcext:value-type="float">
            <text:p>0.401457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50607E-016" calcext:value-type="float">
            <text:p>9.550607E-16</text:p>
          </table:table-cell>
          <table:table-cell office:value-type="float" office:value="9.238864E-016" calcext:value-type="float">
            <text:p>9.238864E-16</text:p>
          </table:table-cell>
          <table:table-cell office:value-type="float" office:value="9.816805E-016" calcext:value-type="float">
            <text:p>9.816805E-16</text:p>
          </table:table-cell>
          <table:table-cell office:value-type="float" office:value="9.624516E-016" calcext:value-type="float">
            <text:p>9.624516E-16</text:p>
          </table:table-cell>
          <table:table-cell office:value-type="float" office:value="9.301211E-016" calcext:value-type="float">
            <text:p>9.301211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4159E-033" calcext:value-type="float">
            <text:p>8.564159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6155019" calcext:value-type="float">
            <text:p>-0.6155019</text:p>
          </table:table-cell>
          <table:table-cell office:value-type="float" office:value="-0.07882967" calcext:value-type="float">
            <text:p>-0.07882967</text:p>
          </table:table-cell>
          <table:table-cell office:value-type="float" office:value="-1.967555" calcext:value-type="float">
            <text:p>-1.967555</text:p>
          </table:table-cell>
          <table:table-cell office:value-type="float" office:value="-1.644543" calcext:value-type="float">
            <text:p>-1.644543</text:p>
          </table:table-cell>
          <table:table-cell office:value-type="float" office:value="-1.41287" calcext:value-type="float">
            <text:p>-1.41287</text:p>
          </table:table-cell>
          <table:table-cell office:value-type="float" office:value="-0.1278821" calcext:value-type="float">
            <text:p>-0.1278821</text:p>
          </table:table-cell>
          <table:table-cell office:value-type="float" office:value="-0.04179074" calcext:value-type="float">
            <text:p>-0.04179074</text:p>
          </table:table-cell>
          <table:table-cell office:value-type="float" office:value="-0.04012476" calcext:value-type="float">
            <text:p>-0.04012476</text:p>
          </table:table-cell>
          <table:table-cell office:value-type="float" office:value="-0.02334883" calcext:value-type="float">
            <text:p>-0.02334883</text:p>
          </table:table-cell>
          <table:table-cell office:value-type="float" office:value="-0.01299916" calcext:value-type="float">
            <text:p>-0.01299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03428" calcext:value-type="float">
            <text:p>-1.303428</text:p>
          </table:table-cell>
          <table:table-cell office:value-type="float" office:value="0.006037176" calcext:value-type="float">
            <text:p>0.00603717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52076" calcext:value-type="float">
            <text:p>-2.25207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2" calcext:value-type="float">
            <text:p>8072002</text:p>
          </table:table-cell>
          <table:table-cell office:value-type="float" office:value="218.9002" calcext:value-type="float">
            <text:p>218.9002</text:p>
          </table:table-cell>
          <table:table-cell office:value-type="float" office:value="241.8274" calcext:value-type="float">
            <text:p>241.8274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46.591" calcext:value-type="float">
            <text:p>1046.591</text:p>
          </table:table-cell>
          <table:table-cell office:value-type="float" office:value="-4.665201" calcext:value-type="float">
            <text:p>-4.665201</text:p>
          </table:table-cell>
          <table:table-cell office:value-type="float" office:value="0" calcext:value-type="float">
            <text:p>0</text:p>
          </table:table-cell>
          <table:table-cell office:value-type="float" office:value="0.1128504" calcext:value-type="float">
            <text:p>0.1128504</text:p>
          </table:table-cell>
          <table:table-cell office:value-type="float" office:value="0.2023645" calcext:value-type="float">
            <text:p>0.2023645</text:p>
          </table:table-cell>
          <table:table-cell office:value-type="float" office:value="0.1795534" calcext:value-type="float">
            <text:p>0.1795534</text:p>
          </table:table-cell>
          <table:table-cell office:value-type="float" office:value="0.1810433" calcext:value-type="float">
            <text:p>0.1810433</text:p>
          </table:table-cell>
          <table:table-cell office:value-type="float" office:value="0.1867941" calcext:value-type="float">
            <text:p>0.1867941</text:p>
          </table:table-cell>
          <table:table-cell office:value-type="float" office:value="0.2223193" calcext:value-type="float">
            <text:p>0.2223193</text:p>
          </table:table-cell>
          <table:table-cell office:value-type="float" office:value="0.252782" calcext:value-type="float">
            <text:p>0.252782</text:p>
          </table:table-cell>
          <table:table-cell office:value-type="float" office:value="0.3482253" calcext:value-type="float">
            <text:p>0.3482253</text:p>
          </table:table-cell>
          <table:table-cell office:value-type="float" office:value="0.352147" calcext:value-type="float">
            <text:p>0.352147</text:p>
          </table:table-cell>
          <table:table-cell office:value-type="float" office:value="0.3711466" calcext:value-type="float">
            <text:p>0.3711466</text:p>
          </table:table-cell>
          <table:table-cell office:value-type="float" office:value="0.389791" calcext:value-type="float">
            <text:p>0.389791</text:p>
          </table:table-cell>
          <table:table-cell office:value-type="float" office:value="0.4013901" calcext:value-type="float">
            <text:p>0.401390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5224E-016" calcext:value-type="float">
            <text:p>9.55224E-16</text:p>
          </table:table-cell>
          <table:table-cell office:value-type="float" office:value="9.238758E-016" calcext:value-type="float">
            <text:p>9.238758E-16</text:p>
          </table:table-cell>
          <table:table-cell office:value-type="float" office:value="9.816744E-016" calcext:value-type="float">
            <text:p>9.816744E-16</text:p>
          </table:table-cell>
          <table:table-cell office:value-type="float" office:value="9.624456E-016" calcext:value-type="float">
            <text:p>9.624456E-16</text:p>
          </table:table-cell>
          <table:table-cell office:value-type="float" office:value="9.301012E-016" calcext:value-type="float">
            <text:p>9.301012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4135E-033" calcext:value-type="float">
            <text:p>8.56413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8.88051" calcext:value-type="float">
            <text:p>-68.88051</text:p>
          </table:table-cell>
          <table:table-cell office:value-type="float" office:value="-0.7485617" calcext:value-type="float">
            <text:p>-0.7485617</text:p>
          </table:table-cell>
          <table:table-cell office:value-type="float" office:value="-1.883438" calcext:value-type="float">
            <text:p>-1.883438</text:p>
          </table:table-cell>
          <table:table-cell office:value-type="float" office:value="-1.76609" calcext:value-type="float">
            <text:p>-1.76609</text:p>
          </table:table-cell>
          <table:table-cell office:value-type="float" office:value="-1.391261" calcext:value-type="float">
            <text:p>-1.391261</text:p>
          </table:table-cell>
          <table:table-cell office:value-type="float" office:value="-0.1377818" calcext:value-type="float">
            <text:p>-0.1377818</text:p>
          </table:table-cell>
          <table:table-cell office:value-type="float" office:value="-0.04908848" calcext:value-type="float">
            <text:p>-0.04908848</text:p>
          </table:table-cell>
          <table:table-cell office:value-type="float" office:value="-0.04104551" calcext:value-type="float">
            <text:p>-0.04104551</text:p>
          </table:table-cell>
          <table:table-cell office:value-type="float" office:value="-0.02461484" calcext:value-type="float">
            <text:p>-0.02461484</text:p>
          </table:table-cell>
          <table:table-cell office:value-type="float" office:value="-0.0133298" calcext:value-type="float">
            <text:p>-0.0133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58184" calcext:value-type="float">
            <text:p>-43.58184</text:p>
          </table:table-cell>
          <table:table-cell office:value-type="float" office:value="0.006015921" calcext:value-type="float">
            <text:p>0.00601592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51649" calcext:value-type="float">
            <text:p>-2.25164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2" calcext:value-type="float">
            <text:p>9072002</text:p>
          </table:table-cell>
          <table:table-cell office:value-type="float" office:value="218.9002" calcext:value-type="float">
            <text:p>218.9002</text:p>
          </table:table-cell>
          <table:table-cell office:value-type="float" office:value="245.0064" calcext:value-type="float">
            <text:p>245.0064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43.412" calcext:value-type="float">
            <text:p>1043.412</text:p>
          </table:table-cell>
          <table:table-cell office:value-type="float" office:value="-4.665201" calcext:value-type="float">
            <text:p>-4.665201</text:p>
          </table:table-cell>
          <table:table-cell office:value-type="float" office:value="0" calcext:value-type="float">
            <text:p>0</text:p>
          </table:table-cell>
          <table:table-cell office:value-type="float" office:value="0.1123256" calcext:value-type="float">
            <text:p>0.1123256</text:p>
          </table:table-cell>
          <table:table-cell office:value-type="float" office:value="0.178241" calcext:value-type="float">
            <text:p>0.178241</text:p>
          </table:table-cell>
          <table:table-cell office:value-type="float" office:value="0.1773348" calcext:value-type="float">
            <text:p>0.1773348</text:p>
          </table:table-cell>
          <table:table-cell office:value-type="float" office:value="0.1787002" calcext:value-type="float">
            <text:p>0.1787002</text:p>
          </table:table-cell>
          <table:table-cell office:value-type="float" office:value="0.1846891" calcext:value-type="float">
            <text:p>0.1846891</text:p>
          </table:table-cell>
          <table:table-cell office:value-type="float" office:value="0.2195734" calcext:value-type="float">
            <text:p>0.2195734</text:p>
          </table:table-cell>
          <table:table-cell office:value-type="float" office:value="0.2470538" calcext:value-type="float">
            <text:p>0.2470538</text:p>
          </table:table-cell>
          <table:table-cell office:value-type="float" office:value="0.346301" calcext:value-type="float">
            <text:p>0.346301</text:p>
          </table:table-cell>
          <table:table-cell office:value-type="float" office:value="0.3508401" calcext:value-type="float">
            <text:p>0.3508401</text:p>
          </table:table-cell>
          <table:table-cell office:value-type="float" office:value="0.3705834" calcext:value-type="float">
            <text:p>0.3705834</text:p>
          </table:table-cell>
          <table:table-cell office:value-type="float" office:value="0.3894748" calcext:value-type="float">
            <text:p>0.3894748</text:p>
          </table:table-cell>
          <table:table-cell office:value-type="float" office:value="0.4013015" calcext:value-type="float">
            <text:p>0.40130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53992E-016" calcext:value-type="float">
            <text:p>9.553992E-16</text:p>
          </table:table-cell>
          <table:table-cell office:value-type="float" office:value="9.238679E-016" calcext:value-type="float">
            <text:p>9.238679E-16</text:p>
          </table:table-cell>
          <table:table-cell office:value-type="float" office:value="9.816649E-016" calcext:value-type="float">
            <text:p>9.816649E-16</text:p>
          </table:table-cell>
          <table:table-cell office:value-type="float" office:value="9.624392E-016" calcext:value-type="float">
            <text:p>9.624392E-16</text:p>
          </table:table-cell>
          <table:table-cell office:value-type="float" office:value="9.300804E-016" calcext:value-type="float">
            <text:p>9.300804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4124E-033" calcext:value-type="float">
            <text:p>8.564124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0.78758" calcext:value-type="float">
            <text:p>-70.78758</text:p>
          </table:table-cell>
          <table:table-cell office:value-type="float" office:value="-1.994506" calcext:value-type="float">
            <text:p>-1.994506</text:p>
          </table:table-cell>
          <table:table-cell office:value-type="float" office:value="-2.071749" calcext:value-type="float">
            <text:p>-2.071749</text:p>
          </table:table-cell>
          <table:table-cell office:value-type="float" office:value="-1.952354" calcext:value-type="float">
            <text:p>-1.952354</text:p>
          </table:table-cell>
          <table:table-cell office:value-type="float" office:value="-1.517366" calcext:value-type="float">
            <text:p>-1.517366</text:p>
          </table:table-cell>
          <table:table-cell office:value-type="float" office:value="-0.1515178" calcext:value-type="float">
            <text:p>-0.1515178</text:p>
          </table:table-cell>
          <table:table-cell office:value-type="float" office:value="-0.05780349" calcext:value-type="float">
            <text:p>-0.05780349</text:p>
          </table:table-cell>
          <table:table-cell office:value-type="float" office:value="-0.04307933" calcext:value-type="float">
            <text:p>-0.04307933</text:p>
          </table:table-cell>
          <table:table-cell office:value-type="float" office:value="-0.02618464" calcext:value-type="float">
            <text:p>-0.02618464</text:p>
          </table:table-cell>
          <table:table-cell office:value-type="float" office:value="-0.01368097" calcext:value-type="float">
            <text:p>-0.01368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96062" calcext:value-type="float">
            <text:p>-45.96062</text:p>
          </table:table-cell>
          <table:table-cell office:value-type="float" office:value="0.006029739" calcext:value-type="float">
            <text:p>0.00602973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51364" calcext:value-type="float">
            <text:p>-2.25136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2" calcext:value-type="float">
            <text:p>10072002</text:p>
          </table:table-cell>
          <table:table-cell office:value-type="float" office:value="222.0001" calcext:value-type="float">
            <text:p>222.0001</text:p>
          </table:table-cell>
          <table:table-cell office:value-type="float" office:value="249.6754" calcext:value-type="float">
            <text:p>249.6754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41.829" calcext:value-type="float">
            <text:p>1041.829</text:p>
          </table:table-cell>
          <table:table-cell office:value-type="float" office:value="-4.651737" calcext:value-type="float">
            <text:p>-4.651737</text:p>
          </table:table-cell>
          <table:table-cell office:value-type="float" office:value="0" calcext:value-type="float">
            <text:p>0</text:p>
          </table:table-cell>
          <table:table-cell office:value-type="float" office:value="0.1201984" calcext:value-type="float">
            <text:p>0.1201984</text:p>
          </table:table-cell>
          <table:table-cell office:value-type="float" office:value="0.1769087" calcext:value-type="float">
            <text:p>0.1769087</text:p>
          </table:table-cell>
          <table:table-cell office:value-type="float" office:value="0.1773404" calcext:value-type="float">
            <text:p>0.1773404</text:p>
          </table:table-cell>
          <table:table-cell office:value-type="float" office:value="0.1784242" calcext:value-type="float">
            <text:p>0.1784242</text:p>
          </table:table-cell>
          <table:table-cell office:value-type="float" office:value="0.1851594" calcext:value-type="float">
            <text:p>0.1851594</text:p>
          </table:table-cell>
          <table:table-cell office:value-type="float" office:value="0.2170935" calcext:value-type="float">
            <text:p>0.2170935</text:p>
          </table:table-cell>
          <table:table-cell office:value-type="float" office:value="0.2429598" calcext:value-type="float">
            <text:p>0.2429598</text:p>
          </table:table-cell>
          <table:table-cell office:value-type="float" office:value="0.3445061" calcext:value-type="float">
            <text:p>0.3445061</text:p>
          </table:table-cell>
          <table:table-cell office:value-type="float" office:value="0.349775" calcext:value-type="float">
            <text:p>0.349775</text:p>
          </table:table-cell>
          <table:table-cell office:value-type="float" office:value="0.3700669" calcext:value-type="float">
            <text:p>0.3700669</text:p>
          </table:table-cell>
          <table:table-cell office:value-type="float" office:value="0.3891416" calcext:value-type="float">
            <text:p>0.3891416</text:p>
          </table:table-cell>
          <table:table-cell office:value-type="float" office:value="0.401214" calcext:value-type="float">
            <text:p>0.40121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55597E-016" calcext:value-type="float">
            <text:p>9.555597E-16</text:p>
          </table:table-cell>
          <table:table-cell office:value-type="float" office:value="9.238599E-016" calcext:value-type="float">
            <text:p>9.238599E-16</text:p>
          </table:table-cell>
          <table:table-cell office:value-type="float" office:value="9.816582E-016" calcext:value-type="float">
            <text:p>9.816582E-16</text:p>
          </table:table-cell>
          <table:table-cell office:value-type="float" office:value="9.624334E-016" calcext:value-type="float">
            <text:p>9.624334E-16</text:p>
          </table:table-cell>
          <table:table-cell office:value-type="float" office:value="9.300588E-016" calcext:value-type="float">
            <text:p>9.300588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4107E-033" calcext:value-type="float">
            <text:p>8.564107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1.21074" calcext:value-type="float">
            <text:p>-41.21074</text:p>
          </table:table-cell>
          <table:table-cell office:value-type="float" office:value="-2.11301" calcext:value-type="float">
            <text:p>-2.11301</text:p>
          </table:table-cell>
          <table:table-cell office:value-type="float" office:value="-2.071348" calcext:value-type="float">
            <text:p>-2.071348</text:p>
          </table:table-cell>
          <table:table-cell office:value-type="float" office:value="-1.975908" calcext:value-type="float">
            <text:p>-1.975908</text:p>
          </table:table-cell>
          <table:table-cell office:value-type="float" office:value="-1.487847" calcext:value-type="float">
            <text:p>-1.487847</text:p>
          </table:table-cell>
          <table:table-cell office:value-type="float" office:value="-0.1652947" calcext:value-type="float">
            <text:p>-0.1652947</text:p>
          </table:table-cell>
          <table:table-cell office:value-type="float" office:value="-0.06511578" calcext:value-type="float">
            <text:p>-0.06511578</text:p>
          </table:table-cell>
          <table:table-cell office:value-type="float" office:value="-0.04508711" calcext:value-type="float">
            <text:p>-0.04508711</text:p>
          </table:table-cell>
          <table:table-cell office:value-type="float" office:value="-0.02754331" calcext:value-type="float">
            <text:p>-0.02754331</text:p>
          </table:table-cell>
          <table:table-cell office:value-type="float" office:value="-0.01401136" calcext:value-type="float">
            <text:p>-0.01401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78436" calcext:value-type="float">
            <text:p>-30.78436</text:p>
          </table:table-cell>
          <table:table-cell office:value-type="float" office:value="0.005997501" calcext:value-type="float">
            <text:p>0.00599750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51236" calcext:value-type="float">
            <text:p>-2.25123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2" calcext:value-type="float">
            <text:p>11072002</text:p>
          </table:table-cell>
          <table:table-cell office:value-type="float" office:value="223.0001" calcext:value-type="float">
            <text:p>223.0001</text:p>
          </table:table-cell>
          <table:table-cell office:value-type="float" office:value="251.302" calcext:value-type="float">
            <text:p>251.302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41.2" calcext:value-type="float">
            <text:p>1041.2</text:p>
          </table:table-cell>
          <table:table-cell office:value-type="float" office:value="-4.649552" calcext:value-type="float">
            <text:p>-4.649552</text:p>
          </table:table-cell>
          <table:table-cell office:value-type="float" office:value="0" calcext:value-type="float">
            <text:p>0</text:p>
          </table:table-cell>
          <table:table-cell office:value-type="float" office:value="0.1364401" calcext:value-type="float">
            <text:p>0.1364401</text:p>
          </table:table-cell>
          <table:table-cell office:value-type="float" office:value="0.1791321" calcext:value-type="float">
            <text:p>0.1791321</text:p>
          </table:table-cell>
          <table:table-cell office:value-type="float" office:value="0.1787763" calcext:value-type="float">
            <text:p>0.1787763</text:p>
          </table:table-cell>
          <table:table-cell office:value-type="float" office:value="0.1794194" calcext:value-type="float">
            <text:p>0.1794194</text:p>
          </table:table-cell>
          <table:table-cell office:value-type="float" office:value="0.1868961" calcext:value-type="float">
            <text:p>0.1868961</text:p>
          </table:table-cell>
          <table:table-cell office:value-type="float" office:value="0.2146962" calcext:value-type="float">
            <text:p>0.2146962</text:p>
          </table:table-cell>
          <table:table-cell office:value-type="float" office:value="0.2395352" calcext:value-type="float">
            <text:p>0.2395352</text:p>
          </table:table-cell>
          <table:table-cell office:value-type="float" office:value="0.3427408" calcext:value-type="float">
            <text:p>0.3427408</text:p>
          </table:table-cell>
          <table:table-cell office:value-type="float" office:value="0.3487574" calcext:value-type="float">
            <text:p>0.3487574</text:p>
          </table:table-cell>
          <table:table-cell office:value-type="float" office:value="0.3694973" calcext:value-type="float">
            <text:p>0.3694973</text:p>
          </table:table-cell>
          <table:table-cell office:value-type="float" office:value="0.3887807" calcext:value-type="float">
            <text:p>0.3887807</text:p>
          </table:table-cell>
          <table:table-cell office:value-type="float" office:value="0.4011152" calcext:value-type="float">
            <text:p>0.401115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56964E-016" calcext:value-type="float">
            <text:p>9.556964E-16</text:p>
          </table:table-cell>
          <table:table-cell office:value-type="float" office:value="9.23853E-016" calcext:value-type="float">
            <text:p>9.23853E-16</text:p>
          </table:table-cell>
          <table:table-cell office:value-type="float" office:value="9.816542E-016" calcext:value-type="float">
            <text:p>9.816542E-16</text:p>
          </table:table-cell>
          <table:table-cell office:value-type="float" office:value="9.624302E-016" calcext:value-type="float">
            <text:p>9.624302E-16</text:p>
          </table:table-cell>
          <table:table-cell office:value-type="float" office:value="9.300376E-016" calcext:value-type="float">
            <text:p>9.300376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4088E-033" calcext:value-type="float">
            <text:p>8.564088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2.01753" calcext:value-type="float">
            <text:p>-22.01753</text:p>
          </table:table-cell>
          <table:table-cell office:value-type="float" office:value="-1.918609" calcext:value-type="float">
            <text:p>-1.918609</text:p>
          </table:table-cell>
          <table:table-cell office:value-type="float" office:value="-1.946737" calcext:value-type="float">
            <text:p>-1.946737</text:p>
          </table:table-cell>
          <table:table-cell office:value-type="float" office:value="-1.893239" calcext:value-type="float">
            <text:p>-1.893239</text:p>
          </table:table-cell>
          <table:table-cell office:value-type="float" office:value="-1.384989" calcext:value-type="float">
            <text:p>-1.384989</text:p>
          </table:table-cell>
          <table:table-cell office:value-type="float" office:value="-0.1799468" calcext:value-type="float">
            <text:p>-0.1799468</text:p>
          </table:table-cell>
          <table:table-cell office:value-type="float" office:value="-0.07206502" calcext:value-type="float">
            <text:p>-0.07206502</text:p>
          </table:table-cell>
          <table:table-cell office:value-type="float" office:value="-0.04716694" calcext:value-type="float">
            <text:p>-0.04716694</text:p>
          </table:table-cell>
          <table:table-cell office:value-type="float" office:value="-0.02891215" calcext:value-type="float">
            <text:p>-0.02891215</text:p>
          </table:table-cell>
          <table:table-cell office:value-type="float" office:value="-0.01438522" calcext:value-type="float">
            <text:p>-0.01438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786515" calcext:value-type="float">
            <text:p>-2.786515</text:p>
          </table:table-cell>
          <table:table-cell office:value-type="float" office:value="0.005990317" calcext:value-type="float">
            <text:p>0.00599031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51267" calcext:value-type="float">
            <text:p>-2.2512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2" calcext:value-type="float">
            <text:p>12072002</text:p>
          </table:table-cell>
          <table:table-cell office:value-type="float" office:value="223.2001" calcext:value-type="float">
            <text:p>223.2001</text:p>
          </table:table-cell>
          <table:table-cell office:value-type="float" office:value="253.9746" calcext:value-type="float">
            <text:p>253.9746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38.727" calcext:value-type="float">
            <text:p>1038.727</text:p>
          </table:table-cell>
          <table:table-cell office:value-type="float" office:value="-4.649227" calcext:value-type="float">
            <text:p>-4.649227</text:p>
          </table:table-cell>
          <table:table-cell office:value-type="float" office:value="0" calcext:value-type="float">
            <text:p>0</text:p>
          </table:table-cell>
          <table:table-cell office:value-type="float" office:value="0.1162046" calcext:value-type="float">
            <text:p>0.1162046</text:p>
          </table:table-cell>
          <table:table-cell office:value-type="float" office:value="0.17833" calcext:value-type="float">
            <text:p>0.17833</text:p>
          </table:table-cell>
          <table:table-cell office:value-type="float" office:value="0.1788539" calcext:value-type="float">
            <text:p>0.1788539</text:p>
          </table:table-cell>
          <table:table-cell office:value-type="float" office:value="0.1795684" calcext:value-type="float">
            <text:p>0.1795684</text:p>
          </table:table-cell>
          <table:table-cell office:value-type="float" office:value="0.1867514" calcext:value-type="float">
            <text:p>0.1867514</text:p>
          </table:table-cell>
          <table:table-cell office:value-type="float" office:value="0.2121655" calcext:value-type="float">
            <text:p>0.2121655</text:p>
          </table:table-cell>
          <table:table-cell office:value-type="float" office:value="0.2360206" calcext:value-type="float">
            <text:p>0.2360206</text:p>
          </table:table-cell>
          <table:table-cell office:value-type="float" office:value="0.3408744" calcext:value-type="float">
            <text:p>0.3408744</text:p>
          </table:table-cell>
          <table:table-cell office:value-type="float" office:value="0.3477548" calcext:value-type="float">
            <text:p>0.3477548</text:p>
          </table:table-cell>
          <table:table-cell office:value-type="float" office:value="0.3687283" calcext:value-type="float">
            <text:p>0.3687283</text:p>
          </table:table-cell>
          <table:table-cell office:value-type="float" office:value="0.3883999" calcext:value-type="float">
            <text:p>0.3883999</text:p>
          </table:table-cell>
          <table:table-cell office:value-type="float" office:value="0.4010019" calcext:value-type="float">
            <text:p>0.401001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58242E-016" calcext:value-type="float">
            <text:p>9.558242E-16</text:p>
          </table:table-cell>
          <table:table-cell office:value-type="float" office:value="9.238452E-016" calcext:value-type="float">
            <text:p>9.238452E-16</text:p>
          </table:table-cell>
          <table:table-cell office:value-type="float" office:value="9.816504E-016" calcext:value-type="float">
            <text:p>9.816504E-16</text:p>
          </table:table-cell>
          <table:table-cell office:value-type="float" office:value="9.624271E-016" calcext:value-type="float">
            <text:p>9.624271E-16</text:p>
          </table:table-cell>
          <table:table-cell office:value-type="float" office:value="9.300164E-016" calcext:value-type="float">
            <text:p>9.300164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408E-033" calcext:value-type="float">
            <text:p>8.56408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4.98789" calcext:value-type="float">
            <text:p>-54.98789</text:p>
          </table:table-cell>
          <table:table-cell office:value-type="float" office:value="-1.987486" calcext:value-type="float">
            <text:p>-1.987486</text:p>
          </table:table-cell>
          <table:table-cell office:value-type="float" office:value="-1.940225" calcext:value-type="float">
            <text:p>-1.940225</text:p>
          </table:table-cell>
          <table:table-cell office:value-type="float" office:value="-1.881166" calcext:value-type="float">
            <text:p>-1.881166</text:p>
          </table:table-cell>
          <table:table-cell office:value-type="float" office:value="-1.393288" calcext:value-type="float">
            <text:p>-1.393288</text:p>
          </table:table-cell>
          <table:table-cell office:value-type="float" office:value="-0.1970479" calcext:value-type="float">
            <text:p>-0.1970479</text:p>
          </table:table-cell>
          <table:table-cell office:value-type="float" office:value="-0.08005548" calcext:value-type="float">
            <text:p>-0.08005548</text:p>
          </table:table-cell>
          <table:table-cell office:value-type="float" office:value="-0.04947867" calcext:value-type="float">
            <text:p>-0.04947867</text:p>
          </table:table-cell>
          <table:table-cell office:value-type="float" office:value="-0.030331" calcext:value-type="float">
            <text:p>-0.030331</text:p>
          </table:table-cell>
          <table:table-cell office:value-type="float" office:value="-0.01490638" calcext:value-type="float">
            <text:p>-0.01490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89569" calcext:value-type="float">
            <text:p>-24.89569</text:p>
          </table:table-cell>
          <table:table-cell office:value-type="float" office:value="0.005974058" calcext:value-type="float">
            <text:p>0.00597405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51461" calcext:value-type="float">
            <text:p>-2.25146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2" calcext:value-type="float">
            <text:p>13072002</text:p>
          </table:table-cell>
          <table:table-cell office:value-type="float" office:value="223.2001" calcext:value-type="float">
            <text:p>223.2001</text:p>
          </table:table-cell>
          <table:table-cell office:value-type="float" office:value="256.4937" calcext:value-type="float">
            <text:p>256.4937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36.208" calcext:value-type="float">
            <text:p>1036.208</text:p>
          </table:table-cell>
          <table:table-cell office:value-type="float" office:value="-4.649227" calcext:value-type="float">
            <text:p>-4.649227</text:p>
          </table:table-cell>
          <table:table-cell office:value-type="float" office:value="0" calcext:value-type="float">
            <text:p>0</text:p>
          </table:table-cell>
          <table:table-cell office:value-type="float" office:value="0.1142755" calcext:value-type="float">
            <text:p>0.1142755</text:p>
          </table:table-cell>
          <table:table-cell office:value-type="float" office:value="0.1770896" calcext:value-type="float">
            <text:p>0.1770896</text:p>
          </table:table-cell>
          <table:table-cell office:value-type="float" office:value="0.1776575" calcext:value-type="float">
            <text:p>0.1776575</text:p>
          </table:table-cell>
          <table:table-cell office:value-type="float" office:value="0.1785207" calcext:value-type="float">
            <text:p>0.1785207</text:p>
          </table:table-cell>
          <table:table-cell office:value-type="float" office:value="0.1843482" calcext:value-type="float">
            <text:p>0.1843482</text:p>
          </table:table-cell>
          <table:table-cell office:value-type="float" office:value="0.2090299" calcext:value-type="float">
            <text:p>0.2090299</text:p>
          </table:table-cell>
          <table:table-cell office:value-type="float" office:value="0.2310364" calcext:value-type="float">
            <text:p>0.2310364</text:p>
          </table:table-cell>
          <table:table-cell office:value-type="float" office:value="0.3383507" calcext:value-type="float">
            <text:p>0.3383507</text:p>
          </table:table-cell>
          <table:table-cell office:value-type="float" office:value="0.346408" calcext:value-type="float">
            <text:p>0.346408</text:p>
          </table:table-cell>
          <table:table-cell office:value-type="float" office:value="0.3677624" calcext:value-type="float">
            <text:p>0.3677624</text:p>
          </table:table-cell>
          <table:table-cell office:value-type="float" office:value="0.3880232" calcext:value-type="float">
            <text:p>0.3880232</text:p>
          </table:table-cell>
          <table:table-cell office:value-type="float" office:value="0.4008628" calcext:value-type="float">
            <text:p>0.400862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59548E-016" calcext:value-type="float">
            <text:p>9.559548E-16</text:p>
          </table:table-cell>
          <table:table-cell office:value-type="float" office:value="9.238378E-016" calcext:value-type="float">
            <text:p>9.238378E-16</text:p>
          </table:table-cell>
          <table:table-cell office:value-type="float" office:value="9.816444E-016" calcext:value-type="float">
            <text:p>9.816444E-16</text:p>
          </table:table-cell>
          <table:table-cell office:value-type="float" office:value="9.624273E-016" calcext:value-type="float">
            <text:p>9.624273E-16</text:p>
          </table:table-cell>
          <table:table-cell office:value-type="float" office:value="9.299948E-016" calcext:value-type="float">
            <text:p>9.299948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4064E-033" calcext:value-type="float">
            <text:p>8.564064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2.623" calcext:value-type="float">
            <text:p>-62.623</text:p>
          </table:table-cell>
          <table:table-cell office:value-type="float" office:value="-2.098039" calcext:value-type="float">
            <text:p>-2.098039</text:p>
          </table:table-cell>
          <table:table-cell office:value-type="float" office:value="-2.043359" calcext:value-type="float">
            <text:p>-2.043359</text:p>
          </table:table-cell>
          <table:table-cell office:value-type="float" office:value="-1.96791" calcext:value-type="float">
            <text:p>-1.96791</text:p>
          </table:table-cell>
          <table:table-cell office:value-type="float" office:value="-1.539014" calcext:value-type="float">
            <text:p>-1.539014</text:p>
          </table:table-cell>
          <table:table-cell office:value-type="float" office:value="-0.2208439" calcext:value-type="float">
            <text:p>-0.2208439</text:p>
          </table:table-cell>
          <table:table-cell office:value-type="float" office:value="-0.09320634" calcext:value-type="float">
            <text:p>-0.09320634</text:p>
          </table:table-cell>
          <table:table-cell office:value-type="float" office:value="-0.05280685" calcext:value-type="float">
            <text:p>-0.05280685</text:p>
          </table:table-cell>
          <table:table-cell office:value-type="float" office:value="-0.03235044" calcext:value-type="float">
            <text:p>-0.03235044</text:p>
          </table:table-cell>
          <table:table-cell office:value-type="float" office:value="-0.01559111" calcext:value-type="float">
            <text:p>-0.01559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93608" calcext:value-type="float">
            <text:p>-29.93608</text:p>
          </table:table-cell>
          <table:table-cell office:value-type="float" office:value="0.00596713" calcext:value-type="float">
            <text:p>0.0059671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5184" calcext:value-type="float">
            <text:p>-2.2518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2" calcext:value-type="float">
            <text:p>14072002</text:p>
          </table:table-cell>
          <table:table-cell office:value-type="float" office:value="223.2001" calcext:value-type="float">
            <text:p>223.2001</text:p>
          </table:table-cell>
          <table:table-cell office:value-type="float" office:value="259.2791" calcext:value-type="float">
            <text:p>259.2791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33.423" calcext:value-type="float">
            <text:p>1033.423</text:p>
          </table:table-cell>
          <table:table-cell office:value-type="float" office:value="-4.649227" calcext:value-type="float">
            <text:p>-4.649227</text:p>
          </table:table-cell>
          <table:table-cell office:value-type="float" office:value="0" calcext:value-type="float">
            <text:p>0</text:p>
          </table:table-cell>
          <table:table-cell office:value-type="float" office:value="0.1117547" calcext:value-type="float">
            <text:p>0.1117547</text:p>
          </table:table-cell>
          <table:table-cell office:value-type="float" office:value="0.1756054" calcext:value-type="float">
            <text:p>0.1756054</text:p>
          </table:table-cell>
          <table:table-cell office:value-type="float" office:value="0.1762181" calcext:value-type="float">
            <text:p>0.1762181</text:p>
          </table:table-cell>
          <table:table-cell office:value-type="float" office:value="0.1771565" calcext:value-type="float">
            <text:p>0.1771565</text:p>
          </table:table-cell>
          <table:table-cell office:value-type="float" office:value="0.1820527" calcext:value-type="float">
            <text:p>0.1820527</text:p>
          </table:table-cell>
          <table:table-cell office:value-type="float" office:value="0.2056445" calcext:value-type="float">
            <text:p>0.2056445</text:p>
          </table:table-cell>
          <table:table-cell office:value-type="float" office:value="0.2255257" calcext:value-type="float">
            <text:p>0.2255257</text:p>
          </table:table-cell>
          <table:table-cell office:value-type="float" office:value="0.3355262" calcext:value-type="float">
            <text:p>0.3355262</text:p>
          </table:table-cell>
          <table:table-cell office:value-type="float" office:value="0.3449762" calcext:value-type="float">
            <text:p>0.3449762</text:p>
          </table:table-cell>
          <table:table-cell office:value-type="float" office:value="0.3667267" calcext:value-type="float">
            <text:p>0.3667267</text:p>
          </table:table-cell>
          <table:table-cell office:value-type="float" office:value="0.387585" calcext:value-type="float">
            <text:p>0.387585</text:p>
          </table:table-cell>
          <table:table-cell office:value-type="float" office:value="0.4007243" calcext:value-type="float">
            <text:p>0.40072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60894E-016" calcext:value-type="float">
            <text:p>9.560894E-16</text:p>
          </table:table-cell>
          <table:table-cell office:value-type="float" office:value="9.2383E-016" calcext:value-type="float">
            <text:p>9.2383E-16</text:p>
          </table:table-cell>
          <table:table-cell office:value-type="float" office:value="9.816379E-016" calcext:value-type="float">
            <text:p>9.816379E-16</text:p>
          </table:table-cell>
          <table:table-cell office:value-type="float" office:value="9.624258E-016" calcext:value-type="float">
            <text:p>9.624258E-16</text:p>
          </table:table-cell>
          <table:table-cell office:value-type="float" office:value="9.299737E-016" calcext:value-type="float">
            <text:p>9.299737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4052E-033" calcext:value-type="float">
            <text:p>8.564052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4.68627" calcext:value-type="float">
            <text:p>-74.68627</text:p>
          </table:table-cell>
          <table:table-cell office:value-type="float" office:value="-2.239409" calcext:value-type="float">
            <text:p>-2.239409</text:p>
          </table:table-cell>
          <table:table-cell office:value-type="float" office:value="-2.175732" calcext:value-type="float">
            <text:p>-2.175732</text:p>
          </table:table-cell>
          <table:table-cell office:value-type="float" office:value="-2.087786" calcext:value-type="float">
            <text:p>-2.087786</text:p>
          </table:table-cell>
          <table:table-cell office:value-type="float" office:value="-1.695226" calcext:value-type="float">
            <text:p>-1.695226</text:p>
          </table:table-cell>
          <table:table-cell office:value-type="float" office:value="-0.2502283" calcext:value-type="float">
            <text:p>-0.2502283</text:p>
          </table:table-cell>
          <table:table-cell office:value-type="float" office:value="-0.1106919" calcext:value-type="float">
            <text:p>-0.1106919</text:p>
          </table:table-cell>
          <table:table-cell office:value-type="float" office:value="-0.05683242" calcext:value-type="float">
            <text:p>-0.05683242</text:p>
          </table:table-cell>
          <table:table-cell office:value-type="float" office:value="-0.03392124" calcext:value-type="float">
            <text:p>-0.03392124</text:p>
          </table:table-cell>
          <table:table-cell office:value-type="float" office:value="-0.01636145" calcext:value-type="float">
            <text:p>-0.01636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16973" calcext:value-type="float">
            <text:p>-39.16973</text:p>
          </table:table-cell>
          <table:table-cell office:value-type="float" office:value="0.005961114" calcext:value-type="float">
            <text:p>0.00596111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5242" calcext:value-type="float">
            <text:p>-2.2524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2" calcext:value-type="float">
            <text:p>15072002</text:p>
          </table:table-cell>
          <table:table-cell office:value-type="float" office:value="223.2001" calcext:value-type="float">
            <text:p>223.2001</text:p>
          </table:table-cell>
          <table:table-cell office:value-type="float" office:value="262.0489" calcext:value-type="float">
            <text:p>262.0489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30.653" calcext:value-type="float">
            <text:p>1030.653</text:p>
          </table:table-cell>
          <table:table-cell office:value-type="float" office:value="-4.649227" calcext:value-type="float">
            <text:p>-4.649227</text:p>
          </table:table-cell>
          <table:table-cell office:value-type="float" office:value="0" calcext:value-type="float">
            <text:p>0</text:p>
          </table:table-cell>
          <table:table-cell office:value-type="float" office:value="0.1106437" calcext:value-type="float">
            <text:p>0.1106437</text:p>
          </table:table-cell>
          <table:table-cell office:value-type="float" office:value="0.1753773" calcext:value-type="float">
            <text:p>0.1753773</text:p>
          </table:table-cell>
          <table:table-cell office:value-type="float" office:value="0.1756234" calcext:value-type="float">
            <text:p>0.1756234</text:p>
          </table:table-cell>
          <table:table-cell office:value-type="float" office:value="0.1763454" calcext:value-type="float">
            <text:p>0.1763454</text:p>
          </table:table-cell>
          <table:table-cell office:value-type="float" office:value="0.1805617" calcext:value-type="float">
            <text:p>0.1805617</text:p>
          </table:table-cell>
          <table:table-cell office:value-type="float" office:value="0.2021391" calcext:value-type="float">
            <text:p>0.2021391</text:p>
          </table:table-cell>
          <table:table-cell office:value-type="float" office:value="0.2196013" calcext:value-type="float">
            <text:p>0.2196013</text:p>
          </table:table-cell>
          <table:table-cell office:value-type="float" office:value="0.332655" calcext:value-type="float">
            <text:p>0.332655</text:p>
          </table:table-cell>
          <table:table-cell office:value-type="float" office:value="0.3434722" calcext:value-type="float">
            <text:p>0.3434722</text:p>
          </table:table-cell>
          <table:table-cell office:value-type="float" office:value="0.3656333" calcext:value-type="float">
            <text:p>0.3656333</text:p>
          </table:table-cell>
          <table:table-cell office:value-type="float" office:value="0.3870872" calcext:value-type="float">
            <text:p>0.3870872</text:p>
          </table:table-cell>
          <table:table-cell office:value-type="float" office:value="0.4005387" calcext:value-type="float">
            <text:p>0.400538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623E-016" calcext:value-type="float">
            <text:p>9.5623E-16</text:p>
          </table:table-cell>
          <table:table-cell office:value-type="float" office:value="9.238221E-016" calcext:value-type="float">
            <text:p>9.238221E-16</text:p>
          </table:table-cell>
          <table:table-cell office:value-type="float" office:value="9.816328E-016" calcext:value-type="float">
            <text:p>9.816328E-16</text:p>
          </table:table-cell>
          <table:table-cell office:value-type="float" office:value="9.624217E-016" calcext:value-type="float">
            <text:p>9.624217E-16</text:p>
          </table:table-cell>
          <table:table-cell office:value-type="float" office:value="9.299529E-016" calcext:value-type="float">
            <text:p>9.299529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4045E-033" calcext:value-type="float">
            <text:p>8.56404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9.72388" calcext:value-type="float">
            <text:p>-79.72388</text:p>
          </table:table-cell>
          <table:table-cell office:value-type="float" office:value="-2.262039" calcext:value-type="float">
            <text:p>-2.262039</text:p>
          </table:table-cell>
          <table:table-cell office:value-type="float" office:value="-2.233319" calcext:value-type="float">
            <text:p>-2.233319</text:p>
          </table:table-cell>
          <table:table-cell office:value-type="float" office:value="-2.163018" calcext:value-type="float">
            <text:p>-2.163018</text:p>
          </table:table-cell>
          <table:table-cell office:value-type="float" office:value="-1.806525" calcext:value-type="float">
            <text:p>-1.806525</text:p>
          </table:table-cell>
          <table:table-cell office:value-type="float" office:value="-0.285425" calcext:value-type="float">
            <text:p>-0.285425</text:p>
          </table:table-cell>
          <table:table-cell office:value-type="float" office:value="-0.1337683" calcext:value-type="float">
            <text:p>-0.1337683</text:p>
          </table:table-cell>
          <table:table-cell office:value-type="float" office:value="-0.0612826" calcext:value-type="float">
            <text:p>-0.0612826</text:p>
          </table:table-cell>
          <table:table-cell office:value-type="float" office:value="-0.03533511" calcext:value-type="float">
            <text:p>-0.03533511</text:p>
          </table:table-cell>
          <table:table-cell office:value-type="float" office:value="-0.01721921" calcext:value-type="float">
            <text:p>-0.01721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64761" calcext:value-type="float">
            <text:p>-47.64761</text:p>
          </table:table-cell>
          <table:table-cell office:value-type="float" office:value="0.005968677" calcext:value-type="float">
            <text:p>0.00596867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53213" calcext:value-type="float">
            <text:p>-2.2532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2" calcext:value-type="float">
            <text:p>16072002</text:p>
          </table:table-cell>
          <table:table-cell office:value-type="float" office:value="223.2001" calcext:value-type="float">
            <text:p>223.2001</text:p>
          </table:table-cell>
          <table:table-cell office:value-type="float" office:value="264.8234" calcext:value-type="float">
            <text:p>264.8234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27.879" calcext:value-type="float">
            <text:p>1027.879</text:p>
          </table:table-cell>
          <table:table-cell office:value-type="float" office:value="-4.649227" calcext:value-type="float">
            <text:p>-4.649227</text:p>
          </table:table-cell>
          <table:table-cell office:value-type="float" office:value="0" calcext:value-type="float">
            <text:p>0</text:p>
          </table:table-cell>
          <table:table-cell office:value-type="float" office:value="0.1089706" calcext:value-type="float">
            <text:p>0.1089706</text:p>
          </table:table-cell>
          <table:table-cell office:value-type="float" office:value="0.1752889" calcext:value-type="float">
            <text:p>0.1752889</text:p>
          </table:table-cell>
          <table:table-cell office:value-type="float" office:value="0.1753742" calcext:value-type="float">
            <text:p>0.1753742</text:p>
          </table:table-cell>
          <table:table-cell office:value-type="float" office:value="0.1759159" calcext:value-type="float">
            <text:p>0.1759159</text:p>
          </table:table-cell>
          <table:table-cell office:value-type="float" office:value="0.1796874" calcext:value-type="float">
            <text:p>0.1796874</text:p>
          </table:table-cell>
          <table:table-cell office:value-type="float" office:value="0.1986169" calcext:value-type="float">
            <text:p>0.1986169</text:p>
          </table:table-cell>
          <table:table-cell office:value-type="float" office:value="0.2133763" calcext:value-type="float">
            <text:p>0.2133763</text:p>
          </table:table-cell>
          <table:table-cell office:value-type="float" office:value="0.3297837" calcext:value-type="float">
            <text:p>0.3297837</text:p>
          </table:table-cell>
          <table:table-cell office:value-type="float" office:value="0.341906" calcext:value-type="float">
            <text:p>0.341906</text:p>
          </table:table-cell>
          <table:table-cell office:value-type="float" office:value="0.3645833" calcext:value-type="float">
            <text:p>0.3645833</text:p>
          </table:table-cell>
          <table:table-cell office:value-type="float" office:value="0.3865426" calcext:value-type="float">
            <text:p>0.3865426</text:p>
          </table:table-cell>
          <table:table-cell office:value-type="float" office:value="0.4003394" calcext:value-type="float">
            <text:p>0.400339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63721E-016" calcext:value-type="float">
            <text:p>9.563721E-16</text:p>
          </table:table-cell>
          <table:table-cell office:value-type="float" office:value="9.238142E-016" calcext:value-type="float">
            <text:p>9.238142E-16</text:p>
          </table:table-cell>
          <table:table-cell office:value-type="float" office:value="9.816281E-016" calcext:value-type="float">
            <text:p>9.816281E-16</text:p>
          </table:table-cell>
          <table:table-cell office:value-type="float" office:value="9.624173E-016" calcext:value-type="float">
            <text:p>9.624173E-16</text:p>
          </table:table-cell>
          <table:table-cell office:value-type="float" office:value="9.299322E-016" calcext:value-type="float">
            <text:p>9.299322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4037E-033" calcext:value-type="float">
            <text:p>8.564037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0.07054" calcext:value-type="float">
            <text:p>-90.07054</text:p>
          </table:table-cell>
          <table:table-cell office:value-type="float" office:value="-2.270761" calcext:value-type="float">
            <text:p>-2.270761</text:p>
          </table:table-cell>
          <table:table-cell office:value-type="float" office:value="-2.257948" calcext:value-type="float">
            <text:p>-2.257948</text:p>
          </table:table-cell>
          <table:table-cell office:value-type="float" office:value="-2.204068" calcext:value-type="float">
            <text:p>-2.204068</text:p>
          </table:table-cell>
          <table:table-cell office:value-type="float" office:value="-1.874422" calcext:value-type="float">
            <text:p>-1.874422</text:p>
          </table:table-cell>
          <table:table-cell office:value-type="float" office:value="-0.3265744" calcext:value-type="float">
            <text:p>-0.3265744</text:p>
          </table:table-cell>
          <table:table-cell office:value-type="float" office:value="-0.1641842" calcext:value-type="float">
            <text:p>-0.1641842</text:p>
          </table:table-cell>
          <table:table-cell office:value-type="float" office:value="-0.06612024" calcext:value-type="float">
            <text:p>-0.06612024</text:p>
          </table:table-cell>
          <table:table-cell office:value-type="float" office:value="-0.03687557" calcext:value-type="float">
            <text:p>-0.03687557</text:p>
          </table:table-cell>
          <table:table-cell office:value-type="float" office:value="-0.01808874" calcext:value-type="float">
            <text:p>-0.01808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33456" calcext:value-type="float">
            <text:p>-60.33456</text:p>
          </table:table-cell>
          <table:table-cell office:value-type="float" office:value="0.00597562" calcext:value-type="float">
            <text:p>0.0059756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54267" calcext:value-type="float">
            <text:p>-2.25426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2" calcext:value-type="float">
            <text:p>17072002</text:p>
          </table:table-cell>
          <table:table-cell office:value-type="float" office:value="223.2001" calcext:value-type="float">
            <text:p>223.2001</text:p>
          </table:table-cell>
          <table:table-cell office:value-type="float" office:value="267.668" calcext:value-type="float">
            <text:p>267.668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25.034" calcext:value-type="float">
            <text:p>1025.034</text:p>
          </table:table-cell>
          <table:table-cell office:value-type="float" office:value="-4.649227" calcext:value-type="float">
            <text:p>-4.649227</text:p>
          </table:table-cell>
          <table:table-cell office:value-type="float" office:value="0" calcext:value-type="float">
            <text:p>0</text:p>
          </table:table-cell>
          <table:table-cell office:value-type="float" office:value="0.1096958" calcext:value-type="float">
            <text:p>0.1096958</text:p>
          </table:table-cell>
          <table:table-cell office:value-type="float" office:value="0.1750722" calcext:value-type="float">
            <text:p>0.1750722</text:p>
          </table:table-cell>
          <table:table-cell office:value-type="float" office:value="0.1751469" calcext:value-type="float">
            <text:p>0.1751469</text:p>
          </table:table-cell>
          <table:table-cell office:value-type="float" office:value="0.1755768" calcext:value-type="float">
            <text:p>0.1755768</text:p>
          </table:table-cell>
          <table:table-cell office:value-type="float" office:value="0.1788833" calcext:value-type="float">
            <text:p>0.1788833</text:p>
          </table:table-cell>
          <table:table-cell office:value-type="float" office:value="0.1950689" calcext:value-type="float">
            <text:p>0.1950689</text:p>
          </table:table-cell>
          <table:table-cell office:value-type="float" office:value="0.2068714" calcext:value-type="float">
            <text:p>0.2068714</text:p>
          </table:table-cell>
          <table:table-cell office:value-type="float" office:value="0.3267859" calcext:value-type="float">
            <text:p>0.3267859</text:p>
          </table:table-cell>
          <table:table-cell office:value-type="float" office:value="0.3402158" calcext:value-type="float">
            <text:p>0.3402158</text:p>
          </table:table-cell>
          <table:table-cell office:value-type="float" office:value="0.3635305" calcext:value-type="float">
            <text:p>0.3635305</text:p>
          </table:table-cell>
          <table:table-cell office:value-type="float" office:value="0.3860362" calcext:value-type="float">
            <text:p>0.3860362</text:p>
          </table:table-cell>
          <table:table-cell office:value-type="float" office:value="0.400125" calcext:value-type="float">
            <text:p>0.40012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65193E-016" calcext:value-type="float">
            <text:p>9.565193E-16</text:p>
          </table:table-cell>
          <table:table-cell office:value-type="float" office:value="9.238064E-016" calcext:value-type="float">
            <text:p>9.238064E-16</text:p>
          </table:table-cell>
          <table:table-cell office:value-type="float" office:value="9.816217E-016" calcext:value-type="float">
            <text:p>9.816217E-16</text:p>
          </table:table-cell>
          <table:table-cell office:value-type="float" office:value="9.624132E-016" calcext:value-type="float">
            <text:p>9.624132E-16</text:p>
          </table:table-cell>
          <table:table-cell office:value-type="float" office:value="9.299119E-016" calcext:value-type="float">
            <text:p>9.299119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4033E-033" calcext:value-type="float">
            <text:p>8.564033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5.12464" calcext:value-type="float">
            <text:p>-85.12464</text:p>
          </table:table-cell>
          <table:table-cell office:value-type="float" office:value="-2.292713" calcext:value-type="float">
            <text:p>-2.292713</text:p>
          </table:table-cell>
          <table:table-cell office:value-type="float" office:value="-2.280702" calcext:value-type="float">
            <text:p>-2.280702</text:p>
          </table:table-cell>
          <table:table-cell office:value-type="float" office:value="-2.237118" calcext:value-type="float">
            <text:p>-2.237118</text:p>
          </table:table-cell>
          <table:table-cell office:value-type="float" office:value="-1.940203" calcext:value-type="float">
            <text:p>-1.940203</text:p>
          </table:table-cell>
          <table:table-cell office:value-type="float" office:value="-0.3749044" calcext:value-type="float">
            <text:p>-0.3749044</text:p>
          </table:table-cell>
          <table:table-cell office:value-type="float" office:value="-0.2046656" calcext:value-type="float">
            <text:p>-0.2046656</text:p>
          </table:table-cell>
          <table:table-cell office:value-type="float" office:value="-0.07163388" calcext:value-type="float">
            <text:p>-0.07163388</text:p>
          </table:table-cell>
          <table:table-cell office:value-type="float" office:value="-0.03862336" calcext:value-type="float">
            <text:p>-0.03862336</text:p>
          </table:table-cell>
          <table:table-cell office:value-type="float" office:value="-0.01900581" calcext:value-type="float">
            <text:p>-0.01900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95301" calcext:value-type="float">
            <text:p>-53.95301</text:p>
          </table:table-cell>
          <table:table-cell office:value-type="float" office:value="0.006006933" calcext:value-type="float">
            <text:p>0.00600693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55591" calcext:value-type="float">
            <text:p>-2.2555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2" calcext:value-type="float">
            <text:p>18072002</text:p>
          </table:table-cell>
          <table:table-cell office:value-type="float" office:value="223.2001" calcext:value-type="float">
            <text:p>223.2001</text:p>
          </table:table-cell>
          <table:table-cell office:value-type="float" office:value="270.5657" calcext:value-type="float">
            <text:p>270.5657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22.136" calcext:value-type="float">
            <text:p>1022.136</text:p>
          </table:table-cell>
          <table:table-cell office:value-type="float" office:value="-4.649227" calcext:value-type="float">
            <text:p>-4.649227</text:p>
          </table:table-cell>
          <table:table-cell office:value-type="float" office:value="0" calcext:value-type="float">
            <text:p>0</text:p>
          </table:table-cell>
          <table:table-cell office:value-type="float" office:value="0.1096376" calcext:value-type="float">
            <text:p>0.1096376</text:p>
          </table:table-cell>
          <table:table-cell office:value-type="float" office:value="0.1749134" calcext:value-type="float">
            <text:p>0.1749134</text:p>
          </table:table-cell>
          <table:table-cell office:value-type="float" office:value="0.1749626" calcext:value-type="float">
            <text:p>0.1749626</text:p>
          </table:table-cell>
          <table:table-cell office:value-type="float" office:value="0.1753261" calcext:value-type="float">
            <text:p>0.1753261</text:p>
          </table:table-cell>
          <table:table-cell office:value-type="float" office:value="0.1782317" calcext:value-type="float">
            <text:p>0.1782317</text:p>
          </table:table-cell>
          <table:table-cell office:value-type="float" office:value="0.1915797" calcext:value-type="float">
            <text:p>0.1915797</text:p>
          </table:table-cell>
          <table:table-cell office:value-type="float" office:value="0.2001245" calcext:value-type="float">
            <text:p>0.2001245</text:p>
          </table:table-cell>
          <table:table-cell office:value-type="float" office:value="0.3238036" calcext:value-type="float">
            <text:p>0.3238036</text:p>
          </table:table-cell>
          <table:table-cell office:value-type="float" office:value="0.3384707" calcext:value-type="float">
            <text:p>0.3384707</text:p>
          </table:table-cell>
          <table:table-cell office:value-type="float" office:value="0.3624364" calcext:value-type="float">
            <text:p>0.3624364</text:p>
          </table:table-cell>
          <table:table-cell office:value-type="float" office:value="0.3855472" calcext:value-type="float">
            <text:p>0.3855472</text:p>
          </table:table-cell>
          <table:table-cell office:value-type="float" office:value="0.3999043" calcext:value-type="float">
            <text:p>0.39990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66718E-016" calcext:value-type="float">
            <text:p>9.566718E-16</text:p>
          </table:table-cell>
          <table:table-cell office:value-type="float" office:value="9.237991E-016" calcext:value-type="float">
            <text:p>9.237991E-16</text:p>
          </table:table-cell>
          <table:table-cell office:value-type="float" office:value="9.816172E-016" calcext:value-type="float">
            <text:p>9.816172E-16</text:p>
          </table:table-cell>
          <table:table-cell office:value-type="float" office:value="9.62407E-016" calcext:value-type="float">
            <text:p>9.62407E-16</text:p>
          </table:table-cell>
          <table:table-cell office:value-type="float" office:value="9.298916E-016" calcext:value-type="float">
            <text:p>9.298916E-16</text:p>
          </table:table-cell>
          <table:table-cell office:value-type="float" office:value="5.045124E-018" calcext:value-type="float">
            <text:p>5.045124E-18</text:p>
          </table:table-cell>
          <table:table-cell office:value-type="float" office:value="8.564021E-033" calcext:value-type="float">
            <text:p>8.564021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6.36137" calcext:value-type="float">
            <text:p>-86.36137</text:p>
          </table:table-cell>
          <table:table-cell office:value-type="float" office:value="-2.308827" calcext:value-type="float">
            <text:p>-2.308827</text:p>
          </table:table-cell>
          <table:table-cell office:value-type="float" office:value="-2.299317" calcext:value-type="float">
            <text:p>-2.299317</text:p>
          </table:table-cell>
          <table:table-cell office:value-type="float" office:value="-2.2619" calcext:value-type="float">
            <text:p>-2.2619</text:p>
          </table:table-cell>
          <table:table-cell office:value-type="float" office:value="-1.995317" calcext:value-type="float">
            <text:p>-1.995317</text:p>
          </table:table-cell>
          <table:table-cell office:value-type="float" office:value="-0.4304777" calcext:value-type="float">
            <text:p>-0.4304777</text:p>
          </table:table-cell>
          <table:table-cell office:value-type="float" office:value="-0.2592101" calcext:value-type="float">
            <text:p>-0.2592101</text:p>
          </table:table-cell>
          <table:table-cell office:value-type="float" office:value="-0.07762753" calcext:value-type="float">
            <text:p>-0.07762753</text:p>
          </table:table-cell>
          <table:table-cell office:value-type="float" office:value="-0.04052529" calcext:value-type="float">
            <text:p>-0.04052529</text:p>
          </table:table-cell>
          <table:table-cell office:value-type="float" office:value="-0.02001187" calcext:value-type="float">
            <text:p>-0.02001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35058" calcext:value-type="float">
            <text:p>-53.35058</text:p>
          </table:table-cell>
          <table:table-cell office:value-type="float" office:value="0.006057582" calcext:value-type="float">
            <text:p>0.00605758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57188" calcext:value-type="float">
            <text:p>-2.2571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2" calcext:value-type="float">
            <text:p>19072002</text:p>
          </table:table-cell>
          <table:table-cell office:value-type="float" office:value="223.2001" calcext:value-type="float">
            <text:p>223.2001</text:p>
          </table:table-cell>
          <table:table-cell office:value-type="float" office:value="273.4964" calcext:value-type="float">
            <text:p>273.4964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19.205" calcext:value-type="float">
            <text:p>1019.205</text:p>
          </table:table-cell>
          <table:table-cell office:value-type="float" office:value="-4.649227" calcext:value-type="float">
            <text:p>-4.649227</text:p>
          </table:table-cell>
          <table:table-cell office:value-type="float" office:value="0" calcext:value-type="float">
            <text:p>0</text:p>
          </table:table-cell>
          <table:table-cell office:value-type="float" office:value="0.1073186" calcext:value-type="float">
            <text:p>0.1073186</text:p>
          </table:table-cell>
          <table:table-cell office:value-type="float" office:value="0.1749858" calcext:value-type="float">
            <text:p>0.1749858</text:p>
          </table:table-cell>
          <table:table-cell office:value-type="float" office:value="0.1749731" calcext:value-type="float">
            <text:p>0.1749731</text:p>
          </table:table-cell>
          <table:table-cell office:value-type="float" office:value="0.1752511" calcext:value-type="float">
            <text:p>0.1752511</text:p>
          </table:table-cell>
          <table:table-cell office:value-type="float" office:value="0.1778335" calcext:value-type="float">
            <text:p>0.1778335</text:p>
          </table:table-cell>
          <table:table-cell office:value-type="float" office:value="0.188208" calcext:value-type="float">
            <text:p>0.188208</text:p>
          </table:table-cell>
          <table:table-cell office:value-type="float" office:value="0.1935437" calcext:value-type="float">
            <text:p>0.1935437</text:p>
          </table:table-cell>
          <table:table-cell office:value-type="float" office:value="0.3207543" calcext:value-type="float">
            <text:p>0.3207543</text:p>
          </table:table-cell>
          <table:table-cell office:value-type="float" office:value="0.3366681" calcext:value-type="float">
            <text:p>0.3366681</text:p>
          </table:table-cell>
          <table:table-cell office:value-type="float" office:value="0.3614127" calcext:value-type="float">
            <text:p>0.3614127</text:p>
          </table:table-cell>
          <table:table-cell office:value-type="float" office:value="0.3849391" calcext:value-type="float">
            <text:p>0.3849391</text:p>
          </table:table-cell>
          <table:table-cell office:value-type="float" office:value="0.3996713" calcext:value-type="float">
            <text:p>0.39967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6829E-016" calcext:value-type="float">
            <text:p>9.56829E-16</text:p>
          </table:table-cell>
          <table:table-cell office:value-type="float" office:value="9.23792E-016" calcext:value-type="float">
            <text:p>9.23792E-16</text:p>
          </table:table-cell>
          <table:table-cell office:value-type="float" office:value="9.816125E-016" calcext:value-type="float">
            <text:p>9.816125E-16</text:p>
          </table:table-cell>
          <table:table-cell office:value-type="float" office:value="9.624006E-016" calcext:value-type="float">
            <text:p>9.624006E-16</text:p>
          </table:table-cell>
          <table:table-cell office:value-type="float" office:value="9.298691E-016" calcext:value-type="float">
            <text:p>9.298691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4005E-033" calcext:value-type="float">
            <text:p>8.564005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1.3382" calcext:value-type="float">
            <text:p>-101.3382</text:p>
          </table:table-cell>
          <table:table-cell office:value-type="float" office:value="-2.30184" calcext:value-type="float">
            <text:p>-2.30184</text:p>
          </table:table-cell>
          <table:table-cell office:value-type="float" office:value="-2.298201" calcext:value-type="float">
            <text:p>-2.298201</text:p>
          </table:table-cell>
          <table:table-cell office:value-type="float" office:value="-2.269336" calcext:value-type="float">
            <text:p>-2.269336</text:p>
          </table:table-cell>
          <table:table-cell office:value-type="float" office:value="-2.029993" calcext:value-type="float">
            <text:p>-2.029993</text:p>
          </table:table-cell>
          <table:table-cell office:value-type="float" office:value="-0.493164" calcext:value-type="float">
            <text:p>-0.493164</text:p>
          </table:table-cell>
          <table:table-cell office:value-type="float" office:value="-0.3288878" calcext:value-type="float">
            <text:p>-0.3288878</text:p>
          </table:table-cell>
          <table:table-cell office:value-type="float" office:value="-0.08434266" calcext:value-type="float">
            <text:p>-0.08434266</text:p>
          </table:table-cell>
          <table:table-cell office:value-type="float" office:value="-0.04259738" calcext:value-type="float">
            <text:p>-0.04259738</text:p>
          </table:table-cell>
          <table:table-cell office:value-type="float" office:value="-0.02100526" calcext:value-type="float">
            <text:p>-0.02100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3489" calcext:value-type="float">
            <text:p>-71.3489</text:p>
          </table:table-cell>
          <table:table-cell office:value-type="float" office:value="0.006112204" calcext:value-type="float">
            <text:p>0.00611220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59053" calcext:value-type="float">
            <text:p>-2.25905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2" calcext:value-type="float">
            <text:p>20072002</text:p>
          </table:table-cell>
          <table:table-cell office:value-type="float" office:value="223.2001" calcext:value-type="float">
            <text:p>223.2001</text:p>
          </table:table-cell>
          <table:table-cell office:value-type="float" office:value="276.6621" calcext:value-type="float">
            <text:p>276.6621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16.04" calcext:value-type="float">
            <text:p>1016.04</text:p>
          </table:table-cell>
          <table:table-cell office:value-type="float" office:value="-4.649227" calcext:value-type="float">
            <text:p>-4.649227</text:p>
          </table:table-cell>
          <table:table-cell office:value-type="float" office:value="0" calcext:value-type="float">
            <text:p>0</text:p>
          </table:table-cell>
          <table:table-cell office:value-type="float" office:value="0.1054626" calcext:value-type="float">
            <text:p>0.1054626</text:p>
          </table:table-cell>
          <table:table-cell office:value-type="float" office:value="0.1746877" calcext:value-type="float">
            <text:p>0.1746877</text:p>
          </table:table-cell>
          <table:table-cell office:value-type="float" office:value="0.174679" calcext:value-type="float">
            <text:p>0.174679</text:p>
          </table:table-cell>
          <table:table-cell office:value-type="float" office:value="0.1749559" calcext:value-type="float">
            <text:p>0.1749559</text:p>
          </table:table-cell>
          <table:table-cell office:value-type="float" office:value="0.1771444" calcext:value-type="float">
            <text:p>0.1771444</text:p>
          </table:table-cell>
          <table:table-cell office:value-type="float" office:value="0.1848775" calcext:value-type="float">
            <text:p>0.1848775</text:p>
          </table:table-cell>
          <table:table-cell office:value-type="float" office:value="0.1869249" calcext:value-type="float">
            <text:p>0.1869249</text:p>
          </table:table-cell>
          <table:table-cell office:value-type="float" office:value="0.3175748" calcext:value-type="float">
            <text:p>0.3175748</text:p>
          </table:table-cell>
          <table:table-cell office:value-type="float" office:value="0.3348158" calcext:value-type="float">
            <text:p>0.3348158</text:p>
          </table:table-cell>
          <table:table-cell office:value-type="float" office:value="0.3603771" calcext:value-type="float">
            <text:p>0.3603771</text:p>
          </table:table-cell>
          <table:table-cell office:value-type="float" office:value="0.3839617" calcext:value-type="float">
            <text:p>0.3839617</text:p>
          </table:table-cell>
          <table:table-cell office:value-type="float" office:value="0.3994009" calcext:value-type="float">
            <text:p>0.399400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69939E-016" calcext:value-type="float">
            <text:p>9.569939E-16</text:p>
          </table:table-cell>
          <table:table-cell office:value-type="float" office:value="9.237823E-016" calcext:value-type="float">
            <text:p>9.237823E-16</text:p>
          </table:table-cell>
          <table:table-cell office:value-type="float" office:value="9.816066E-016" calcext:value-type="float">
            <text:p>9.816066E-16</text:p>
          </table:table-cell>
          <table:table-cell office:value-type="float" office:value="9.623946E-016" calcext:value-type="float">
            <text:p>9.623946E-16</text:p>
          </table:table-cell>
          <table:table-cell office:value-type="float" office:value="9.298475E-016" calcext:value-type="float">
            <text:p>9.298475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9E-033" calcext:value-type="float">
            <text:p>8.56399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4.8164" calcext:value-type="float">
            <text:p>-114.8164</text:p>
          </table:table-cell>
          <table:table-cell office:value-type="float" office:value="-2.332194" calcext:value-type="float">
            <text:p>-2.332194</text:p>
          </table:table-cell>
          <table:table-cell office:value-type="float" office:value="-2.328199" calcext:value-type="float">
            <text:p>-2.328199</text:p>
          </table:table-cell>
          <table:table-cell office:value-type="float" office:value="-2.298986" calcext:value-type="float">
            <text:p>-2.298986</text:p>
          </table:table-cell>
          <table:table-cell office:value-type="float" office:value="-2.091363" calcext:value-type="float">
            <text:p>-2.091363</text:p>
          </table:table-cell>
          <table:table-cell office:value-type="float" office:value="-0.565437" calcext:value-type="float">
            <text:p>-0.565437</text:p>
          </table:table-cell>
          <table:table-cell office:value-type="float" office:value="-0.421459" calcext:value-type="float">
            <text:p>-0.421459</text:p>
          </table:table-cell>
          <table:table-cell office:value-type="float" office:value="-0.0920376" calcext:value-type="float">
            <text:p>-0.0920376</text:p>
          </table:table-cell>
          <table:table-cell office:value-type="float" office:value="-0.04485161" calcext:value-type="float">
            <text:p>-0.04485161</text:p>
          </table:table-cell>
          <table:table-cell office:value-type="float" office:value="-0.02206209" calcext:value-type="float">
            <text:p>-0.02206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.76504" calcext:value-type="float">
            <text:p>-92.76504</text:p>
          </table:table-cell>
          <table:table-cell office:value-type="float" office:value="0.006212535" calcext:value-type="float">
            <text:p>0.00621253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61218" calcext:value-type="float">
            <text:p>-2.2612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2" calcext:value-type="float">
            <text:p>21072002</text:p>
          </table:table-cell>
          <table:table-cell office:value-type="float" office:value="232.6001" calcext:value-type="float">
            <text:p>232.6001</text:p>
          </table:table-cell>
          <table:table-cell office:value-type="float" office:value="280.1868" calcext:value-type="float">
            <text:p>280.1868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21.817" calcext:value-type="float">
            <text:p>1021.817</text:p>
          </table:table-cell>
          <table:table-cell office:value-type="float" office:value="-4.551819" calcext:value-type="float">
            <text:p>-4.551819</text:p>
          </table:table-cell>
          <table:table-cell office:value-type="float" office:value="0" calcext:value-type="float">
            <text:p>0</text:p>
          </table:table-cell>
          <table:table-cell office:value-type="float" office:value="0.6075954" calcext:value-type="float">
            <text:p>0.6075954</text:p>
          </table:table-cell>
          <table:table-cell office:value-type="float" office:value="0.2058152" calcext:value-type="float">
            <text:p>0.2058152</text:p>
          </table:table-cell>
          <table:table-cell office:value-type="float" office:value="0.1747883" calcext:value-type="float">
            <text:p>0.1747883</text:p>
          </table:table-cell>
          <table:table-cell office:value-type="float" office:value="0.1762003" calcext:value-type="float">
            <text:p>0.1762003</text:p>
          </table:table-cell>
          <table:table-cell office:value-type="float" office:value="0.1769282" calcext:value-type="float">
            <text:p>0.1769282</text:p>
          </table:table-cell>
          <table:table-cell office:value-type="float" office:value="0.1818395" calcext:value-type="float">
            <text:p>0.1818395</text:p>
          </table:table-cell>
          <table:table-cell office:value-type="float" office:value="0.1859719" calcext:value-type="float">
            <text:p>0.1859719</text:p>
          </table:table-cell>
          <table:table-cell office:value-type="float" office:value="0.3144571" calcext:value-type="float">
            <text:p>0.3144571</text:p>
          </table:table-cell>
          <table:table-cell office:value-type="float" office:value="0.3329701" calcext:value-type="float">
            <text:p>0.3329701</text:p>
          </table:table-cell>
          <table:table-cell office:value-type="float" office:value="0.3593709" calcext:value-type="float">
            <text:p>0.3593709</text:p>
          </table:table-cell>
          <table:table-cell office:value-type="float" office:value="0.3829628" calcext:value-type="float">
            <text:p>0.3829628</text:p>
          </table:table-cell>
          <table:table-cell office:value-type="float" office:value="0.3991005" calcext:value-type="float">
            <text:p>0.399100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6063169" calcext:value-type="float">
            <text:p>0.0006063169</text:p>
          </table:table-cell>
          <table:table-cell office:value-type="float" office:value="9.571595E-016" calcext:value-type="float">
            <text:p>9.571595E-16</text:p>
          </table:table-cell>
          <table:table-cell office:value-type="float" office:value="9.237729E-016" calcext:value-type="float">
            <text:p>9.237729E-16</text:p>
          </table:table-cell>
          <table:table-cell office:value-type="float" office:value="9.816E-016" calcext:value-type="float">
            <text:p>9.816E-16</text:p>
          </table:table-cell>
          <table:table-cell office:value-type="float" office:value="9.623877E-016" calcext:value-type="float">
            <text:p>9.623877E-16</text:p>
          </table:table-cell>
          <table:table-cell office:value-type="float" office:value="9.298277E-016" calcext:value-type="float">
            <text:p>9.298277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74E-033" calcext:value-type="float">
            <text:p>8.56397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1.45711" calcext:value-type="float">
            <text:p>-1.45711</text:p>
          </table:table-cell>
          <table:table-cell office:value-type="float" office:value="-2.318612" calcext:value-type="float">
            <text:p>-2.318612</text:p>
          </table:table-cell>
          <table:table-cell office:value-type="float" office:value="-2.298749" calcext:value-type="float">
            <text:p>-2.298749</text:p>
          </table:table-cell>
          <table:table-cell office:value-type="float" office:value="-2.111152" calcext:value-type="float">
            <text:p>-2.111152</text:p>
          </table:table-cell>
          <table:table-cell office:value-type="float" office:value="-0.6420788" calcext:value-type="float">
            <text:p>-0.6420788</text:p>
          </table:table-cell>
          <table:table-cell office:value-type="float" office:value="-0.5027204" calcext:value-type="float">
            <text:p>-0.5027204</text:p>
          </table:table-cell>
          <table:table-cell office:value-type="float" office:value="-0.1003593" calcext:value-type="float">
            <text:p>-0.1003593</text:p>
          </table:table-cell>
          <table:table-cell office:value-type="float" office:value="-0.04723128" calcext:value-type="float">
            <text:p>-0.04723128</text:p>
          </table:table-cell>
          <table:table-cell office:value-type="float" office:value="-0.0231438" calcext:value-type="float">
            <text:p>-0.0231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6446187" calcext:value-type="float">
            <text:p>0.00644618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0.0006063279" calcext:value-type="float">
            <text:p>0.000606327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2" calcext:value-type="float">
            <text:p>22072002</text:p>
          </table:table-cell>
          <table:table-cell office:value-type="float" office:value="234.8" calcext:value-type="float">
            <text:p>234.8</text:p>
          </table:table-cell>
          <table:table-cell office:value-type="float" office:value="287.1136" calcext:value-type="float">
            <text:p>287.1136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16.996" calcext:value-type="float">
            <text:p>1016.996</text:p>
          </table:table-cell>
          <table:table-cell office:value-type="float" office:value="-4.458013" calcext:value-type="float">
            <text:p>-4.458013</text:p>
          </table:table-cell>
          <table:table-cell office:value-type="float" office:value="0" calcext:value-type="float">
            <text:p>0</text:p>
          </table:table-cell>
          <table:table-cell office:value-type="float" office:value="0.2283032" calcext:value-type="float">
            <text:p>0.2283032</text:p>
          </table:table-cell>
          <table:table-cell office:value-type="float" office:value="0.2386705" calcext:value-type="float">
            <text:p>0.2386705</text:p>
          </table:table-cell>
          <table:table-cell office:value-type="float" office:value="0.1803453" calcext:value-type="float">
            <text:p>0.1803453</text:p>
          </table:table-cell>
          <table:table-cell office:value-type="float" office:value="0.1791459" calcext:value-type="float">
            <text:p>0.1791459</text:p>
          </table:table-cell>
          <table:table-cell office:value-type="float" office:value="0.1812423" calcext:value-type="float">
            <text:p>0.1812423</text:p>
          </table:table-cell>
          <table:table-cell office:value-type="float" office:value="0.1806192" calcext:value-type="float">
            <text:p>0.1806192</text:p>
          </table:table-cell>
          <table:table-cell office:value-type="float" office:value="0.186689" calcext:value-type="float">
            <text:p>0.186689</text:p>
          </table:table-cell>
          <table:table-cell office:value-type="float" office:value="0.3132329" calcext:value-type="float">
            <text:p>0.3132329</text:p>
          </table:table-cell>
          <table:table-cell office:value-type="float" office:value="0.3320327" calcext:value-type="float">
            <text:p>0.3320327</text:p>
          </table:table-cell>
          <table:table-cell office:value-type="float" office:value="0.3589015" calcext:value-type="float">
            <text:p>0.3589015</text:p>
          </table:table-cell>
          <table:table-cell office:value-type="float" office:value="0.3824477" calcext:value-type="float">
            <text:p>0.3824477</text:p>
          </table:table-cell>
          <table:table-cell office:value-type="float" office:value="0.39893" calcext:value-type="float">
            <text:p>0.398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73019E-016" calcext:value-type="float">
            <text:p>9.573019E-16</text:p>
          </table:table-cell>
          <table:table-cell office:value-type="float" office:value="9.237642E-016" calcext:value-type="float">
            <text:p>9.237642E-16</text:p>
          </table:table-cell>
          <table:table-cell office:value-type="float" office:value="9.81597E-016" calcext:value-type="float">
            <text:p>9.81597E-16</text:p>
          </table:table-cell>
          <table:table-cell office:value-type="float" office:value="9.623836E-016" calcext:value-type="float">
            <text:p>9.623836E-16</text:p>
          </table:table-cell>
          <table:table-cell office:value-type="float" office:value="9.298051E-016" calcext:value-type="float">
            <text:p>9.298051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62E-033" calcext:value-type="float">
            <text:p>8.563962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2894852" calcext:value-type="float">
            <text:p>-0.2894852</text:p>
          </table:table-cell>
          <table:table-cell office:value-type="float" office:value="-0.2094543" calcext:value-type="float">
            <text:p>-0.2094543</text:p>
          </table:table-cell>
          <table:table-cell office:value-type="float" office:value="-1.822407" calcext:value-type="float">
            <text:p>-1.822407</text:p>
          </table:table-cell>
          <table:table-cell office:value-type="float" office:value="-1.916344" calcext:value-type="float">
            <text:p>-1.916344</text:p>
          </table:table-cell>
          <table:table-cell office:value-type="float" office:value="-1.753589" calcext:value-type="float">
            <text:p>-1.753589</text:p>
          </table:table-cell>
          <table:table-cell office:value-type="float" office:value="-0.6761431" calcext:value-type="float">
            <text:p>-0.6761431</text:p>
          </table:table-cell>
          <table:table-cell office:value-type="float" office:value="-0.425637" calcext:value-type="float">
            <text:p>-0.425637</text:p>
          </table:table-cell>
          <table:table-cell office:value-type="float" office:value="-0.1038786" calcext:value-type="float">
            <text:p>-0.1038786</text:p>
          </table:table-cell>
          <table:table-cell office:value-type="float" office:value="-0.04849856" calcext:value-type="float">
            <text:p>-0.04849856</text:p>
          </table:table-cell>
          <table:table-cell office:value-type="float" office:value="-0.02367044" calcext:value-type="float">
            <text:p>-0.02367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06417" calcext:value-type="float">
            <text:p>-0.3206417</text:p>
          </table:table-cell>
          <table:table-cell office:value-type="float" office:value="0.006245822" calcext:value-type="float">
            <text:p>0.00624582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6633" calcext:value-type="float">
            <text:p>-2.2663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2" calcext:value-type="float">
            <text:p>23072002</text:p>
          </table:table-cell>
          <table:table-cell office:value-type="float" office:value="234.8" calcext:value-type="float">
            <text:p>234.8</text:p>
          </table:table-cell>
          <table:table-cell office:value-type="float" office:value="292.3112" calcext:value-type="float">
            <text:p>292.3112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11.798" calcext:value-type="float">
            <text:p>1011.798</text:p>
          </table:table-cell>
          <table:table-cell office:value-type="float" office:value="-4.458013" calcext:value-type="float">
            <text:p>-4.458013</text:p>
          </table:table-cell>
          <table:table-cell office:value-type="float" office:value="0" calcext:value-type="float">
            <text:p>0</text:p>
          </table:table-cell>
          <table:table-cell office:value-type="float" office:value="0.1137713" calcext:value-type="float">
            <text:p>0.1137713</text:p>
          </table:table-cell>
          <table:table-cell office:value-type="float" office:value="0.191052" calcext:value-type="float">
            <text:p>0.191052</text:p>
          </table:table-cell>
          <table:table-cell office:value-type="float" office:value="0.1816709" calcext:value-type="float">
            <text:p>0.1816709</text:p>
          </table:table-cell>
          <table:table-cell office:value-type="float" office:value="0.1802343" calcext:value-type="float">
            <text:p>0.1802343</text:p>
          </table:table-cell>
          <table:table-cell office:value-type="float" office:value="0.1823052" calcext:value-type="float">
            <text:p>0.1823052</text:p>
          </table:table-cell>
          <table:table-cell office:value-type="float" office:value="0.1790364" calcext:value-type="float">
            <text:p>0.1790364</text:p>
          </table:table-cell>
          <table:table-cell office:value-type="float" office:value="0.1833002" calcext:value-type="float">
            <text:p>0.1833002</text:p>
          </table:table-cell>
          <table:table-cell office:value-type="float" office:value="0.3112445" calcext:value-type="float">
            <text:p>0.3112445</text:p>
          </table:table-cell>
          <table:table-cell office:value-type="float" office:value="0.3307465" calcext:value-type="float">
            <text:p>0.3307465</text:p>
          </table:table-cell>
          <table:table-cell office:value-type="float" office:value="0.3582132" calcext:value-type="float">
            <text:p>0.3582132</text:p>
          </table:table-cell>
          <table:table-cell office:value-type="float" office:value="0.3817356" calcext:value-type="float">
            <text:p>0.3817356</text:p>
          </table:table-cell>
          <table:table-cell office:value-type="float" office:value="0.3987027" calcext:value-type="float">
            <text:p>0.39870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7426E-016" calcext:value-type="float">
            <text:p>9.57426E-16</text:p>
          </table:table-cell>
          <table:table-cell office:value-type="float" office:value="9.237568E-016" calcext:value-type="float">
            <text:p>9.237568E-16</text:p>
          </table:table-cell>
          <table:table-cell office:value-type="float" office:value="9.815909E-016" calcext:value-type="float">
            <text:p>9.815909E-16</text:p>
          </table:table-cell>
          <table:table-cell office:value-type="float" office:value="9.623837E-016" calcext:value-type="float">
            <text:p>9.623837E-16</text:p>
          </table:table-cell>
          <table:table-cell office:value-type="float" office:value="9.297835E-016" calcext:value-type="float">
            <text:p>9.297835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4.00705" calcext:value-type="float">
            <text:p>-64.00705</text:p>
          </table:table-cell>
          <table:table-cell office:value-type="float" office:value="-1.167451" calcext:value-type="float">
            <text:p>-1.167451</text:p>
          </table:table-cell>
          <table:table-cell office:value-type="float" office:value="-1.720836" calcext:value-type="float">
            <text:p>-1.720836</text:p>
          </table:table-cell>
          <table:table-cell office:value-type="float" office:value="-1.828523" calcext:value-type="float">
            <text:p>-1.828523</text:p>
          </table:table-cell>
          <table:table-cell office:value-type="float" office:value="-1.675653" calcext:value-type="float">
            <text:p>-1.675653</text:p>
          </table:table-cell>
          <table:table-cell office:value-type="float" office:value="-0.7232785" calcext:value-type="float">
            <text:p>-0.7232785</text:p>
          </table:table-cell>
          <table:table-cell office:value-type="float" office:value="-0.4848455" calcext:value-type="float">
            <text:p>-0.4848455</text:p>
          </table:table-cell>
          <table:table-cell office:value-type="float" office:value="-0.1098207" calcext:value-type="float">
            <text:p>-0.1098207</text:p>
          </table:table-cell>
          <table:table-cell office:value-type="float" office:value="-0.05028642" calcext:value-type="float">
            <text:p>-0.05028642</text:p>
          </table:table-cell>
          <table:table-cell office:value-type="float" office:value="-0.02445848" calcext:value-type="float">
            <text:p>-0.02445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70263" calcext:value-type="float">
            <text:p>-37.70263</text:p>
          </table:table-cell>
          <table:table-cell office:value-type="float" office:value="0.0062236" calcext:value-type="float">
            <text:p>0.006223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69143" calcext:value-type="float">
            <text:p>-2.26914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2" calcext:value-type="float">
            <text:p>24072002</text:p>
          </table:table-cell>
          <table:table-cell office:value-type="float" office:value="237.6" calcext:value-type="float">
            <text:p>237.6</text:p>
          </table:table-cell>
          <table:table-cell office:value-type="float" office:value="296.1531" calcext:value-type="float">
            <text:p>296.1531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10.744" calcext:value-type="float">
            <text:p>1010.744</text:p>
          </table:table-cell>
          <table:table-cell office:value-type="float" office:value="-4.446695" calcext:value-type="float">
            <text:p>-4.446695</text:p>
          </table:table-cell>
          <table:table-cell office:value-type="float" office:value="0" calcext:value-type="float">
            <text:p>0</text:p>
          </table:table-cell>
          <table:table-cell office:value-type="float" office:value="0.2104171" calcext:value-type="float">
            <text:p>0.2104171</text:p>
          </table:table-cell>
          <table:table-cell office:value-type="float" office:value="0.1786702" calcext:value-type="float">
            <text:p>0.1786702</text:p>
          </table:table-cell>
          <table:table-cell office:value-type="float" office:value="0.1789878" calcext:value-type="float">
            <text:p>0.1789878</text:p>
          </table:table-cell>
          <table:table-cell office:value-type="float" office:value="0.1789557" calcext:value-type="float">
            <text:p>0.1789557</text:p>
          </table:table-cell>
          <table:table-cell office:value-type="float" office:value="0.1802517" calcext:value-type="float">
            <text:p>0.1802517</text:p>
          </table:table-cell>
          <table:table-cell office:value-type="float" office:value="0.1770689" calcext:value-type="float">
            <text:p>0.1770689</text:p>
          </table:table-cell>
          <table:table-cell office:value-type="float" office:value="0.1787782" calcext:value-type="float">
            <text:p>0.1787782</text:p>
          </table:table-cell>
          <table:table-cell office:value-type="float" office:value="0.308537" calcext:value-type="float">
            <text:p>0.308537</text:p>
          </table:table-cell>
          <table:table-cell office:value-type="float" office:value="0.3291319" calcext:value-type="float">
            <text:p>0.3291319</text:p>
          </table:table-cell>
          <table:table-cell office:value-type="float" office:value="0.3573437" calcext:value-type="float">
            <text:p>0.3573437</text:p>
          </table:table-cell>
          <table:table-cell office:value-type="float" office:value="0.3808327" calcext:value-type="float">
            <text:p>0.3808327</text:p>
          </table:table-cell>
          <table:table-cell office:value-type="float" office:value="0.3984127" calcext:value-type="float">
            <text:p>0.39841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75539E-016" calcext:value-type="float">
            <text:p>9.575539E-16</text:p>
          </table:table-cell>
          <table:table-cell office:value-type="float" office:value="9.237501E-016" calcext:value-type="float">
            <text:p>9.237501E-16</text:p>
          </table:table-cell>
          <table:table-cell office:value-type="float" office:value="9.815867E-016" calcext:value-type="float">
            <text:p>9.815867E-16</text:p>
          </table:table-cell>
          <table:table-cell office:value-type="float" office:value="9.623817E-016" calcext:value-type="float">
            <text:p>9.623817E-16</text:p>
          </table:table-cell>
          <table:table-cell office:value-type="float" office:value="9.297619E-016" calcext:value-type="float">
            <text:p>9.297619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451517" calcext:value-type="float">
            <text:p>-0.8451517</text:p>
          </table:table-cell>
          <table:table-cell office:value-type="float" office:value="-1.962213" calcext:value-type="float">
            <text:p>-1.962213</text:p>
          </table:table-cell>
          <table:table-cell office:value-type="float" office:value="-1.929485" calcext:value-type="float">
            <text:p>-1.929485</text:p>
          </table:table-cell>
          <table:table-cell office:value-type="float" office:value="-1.931477" calcext:value-type="float">
            <text:p>-1.931477</text:p>
          </table:table-cell>
          <table:table-cell office:value-type="float" office:value="-1.828273" calcext:value-type="float">
            <text:p>-1.828273</text:p>
          </table:table-cell>
          <table:table-cell office:value-type="float" office:value="-0.7871404" calcext:value-type="float">
            <text:p>-0.7871404</text:p>
          </table:table-cell>
          <table:table-cell office:value-type="float" office:value="-0.5792264" calcext:value-type="float">
            <text:p>-0.5792264</text:p>
          </table:table-cell>
          <table:table-cell office:value-type="float" office:value="-0.1185557" calcext:value-type="float">
            <text:p>-0.1185557</text:p>
          </table:table-cell>
          <table:table-cell office:value-type="float" office:value="-0.05263626" calcext:value-type="float">
            <text:p>-0.05263626</text:p>
          </table:table-cell>
          <table:table-cell office:value-type="float" office:value="-0.02549716" calcext:value-type="float">
            <text:p>-0.02549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639893" calcext:value-type="float">
            <text:p>-0.01639893</text:p>
          </table:table-cell>
          <table:table-cell office:value-type="float" office:value="0.006214232" calcext:value-type="float">
            <text:p>0.00621423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72202" calcext:value-type="float">
            <text:p>-2.27220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2" calcext:value-type="float">
            <text:p>25072002</text:p>
          </table:table-cell>
          <table:table-cell office:value-type="float" office:value="241.8001" calcext:value-type="float">
            <text:p>241.8001</text:p>
          </table:table-cell>
          <table:table-cell office:value-type="float" office:value="302.2177" calcext:value-type="float">
            <text:p>302.2177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08.85" calcext:value-type="float">
            <text:p>1008.85</text:p>
          </table:table-cell>
          <table:table-cell office:value-type="float" office:value="-4.417457" calcext:value-type="float">
            <text:p>-4.417457</text:p>
          </table:table-cell>
          <table:table-cell office:value-type="float" office:value="0" calcext:value-type="float">
            <text:p>0</text:p>
          </table:table-cell>
          <table:table-cell office:value-type="float" office:value="0.2927401" calcext:value-type="float">
            <text:p>0.2927401</text:p>
          </table:table-cell>
          <table:table-cell office:value-type="float" office:value="0.179672" calcext:value-type="float">
            <text:p>0.179672</text:p>
          </table:table-cell>
          <table:table-cell office:value-type="float" office:value="0.1781783" calcext:value-type="float">
            <text:p>0.1781783</text:p>
          </table:table-cell>
          <table:table-cell office:value-type="float" office:value="0.1783718" calcext:value-type="float">
            <text:p>0.1783718</text:p>
          </table:table-cell>
          <table:table-cell office:value-type="float" office:value="0.1795277" calcext:value-type="float">
            <text:p>0.1795277</text:p>
          </table:table-cell>
          <table:table-cell office:value-type="float" office:value="0.1752532" calcext:value-type="float">
            <text:p>0.1752532</text:p>
          </table:table-cell>
          <table:table-cell office:value-type="float" office:value="0.1750332" calcext:value-type="float">
            <text:p>0.1750332</text:p>
          </table:table-cell>
          <table:table-cell office:value-type="float" office:value="0.3058679" calcext:value-type="float">
            <text:p>0.3058679</text:p>
          </table:table-cell>
          <table:table-cell office:value-type="float" office:value="0.3275191" calcext:value-type="float">
            <text:p>0.3275191</text:p>
          </table:table-cell>
          <table:table-cell office:value-type="float" office:value="0.3565635" calcext:value-type="float">
            <text:p>0.3565635</text:p>
          </table:table-cell>
          <table:table-cell office:value-type="float" office:value="0.3799624" calcext:value-type="float">
            <text:p>0.3799624</text:p>
          </table:table-cell>
          <table:table-cell office:value-type="float" office:value="0.3980939" calcext:value-type="float">
            <text:p>0.39809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76759E-016" calcext:value-type="float">
            <text:p>9.576759E-16</text:p>
          </table:table-cell>
          <table:table-cell office:value-type="float" office:value="9.23744E-016" calcext:value-type="float">
            <text:p>9.23744E-16</text:p>
          </table:table-cell>
          <table:table-cell office:value-type="float" office:value="9.815798E-016" calcext:value-type="float">
            <text:p>9.815798E-16</text:p>
          </table:table-cell>
          <table:table-cell office:value-type="float" office:value="9.623809E-016" calcext:value-type="float">
            <text:p>9.623809E-16</text:p>
          </table:table-cell>
          <table:table-cell office:value-type="float" office:value="9.29743E-016" calcext:value-type="float">
            <text:p>9.29743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5258984" calcext:value-type="float">
            <text:p>-0.05258984</text:p>
          </table:table-cell>
          <table:table-cell office:value-type="float" office:value="-1.880271" calcext:value-type="float">
            <text:p>-1.880271</text:p>
          </table:table-cell>
          <table:table-cell office:value-type="float" office:value="-1.998403" calcext:value-type="float">
            <text:p>-1.998403</text:p>
          </table:table-cell>
          <table:table-cell office:value-type="float" office:value="-1.980849" calcext:value-type="float">
            <text:p>-1.980849</text:p>
          </table:table-cell>
          <table:table-cell office:value-type="float" office:value="-1.886033" calcext:value-type="float">
            <text:p>-1.886033</text:p>
          </table:table-cell>
          <table:table-cell office:value-type="float" office:value="-0.8517771" calcext:value-type="float">
            <text:p>-0.8517771</text:p>
          </table:table-cell>
          <table:table-cell office:value-type="float" office:value="-0.6736392" calcext:value-type="float">
            <text:p>-0.6736392</text:p>
          </table:table-cell>
          <table:table-cell office:value-type="float" office:value="-0.1279405" calcext:value-type="float">
            <text:p>-0.1279405</text:p>
          </table:table-cell>
          <table:table-cell office:value-type="float" office:value="-0.0551106" calcext:value-type="float">
            <text:p>-0.0551106</text:p>
          </table:table-cell>
          <table:table-cell office:value-type="float" office:value="-0.02646892" calcext:value-type="float">
            <text:p>-0.02646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354101" calcext:value-type="float">
            <text:p>-0.04354101</text:p>
          </table:table-cell>
          <table:table-cell office:value-type="float" office:value="0.006112427" calcext:value-type="float">
            <text:p>0.00611242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75585" calcext:value-type="float">
            <text:p>-2.27558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2" calcext:value-type="float">
            <text:p>26072002</text:p>
          </table:table-cell>
          <table:table-cell office:value-type="float" office:value="247.7001" calcext:value-type="float">
            <text:p>247.7001</text:p>
          </table:table-cell>
          <table:table-cell office:value-type="float" office:value="304.3848" calcext:value-type="float">
            <text:p>304.3848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12.488" calcext:value-type="float">
            <text:p>1012.488</text:p>
          </table:table-cell>
          <table:table-cell office:value-type="float" office:value="-4.32257" calcext:value-type="float">
            <text:p>-4.32257</text:p>
          </table:table-cell>
          <table:table-cell office:value-type="float" office:value="0" calcext:value-type="float">
            <text:p>0</text:p>
          </table:table-cell>
          <table:table-cell office:value-type="float" office:value="0.5080368" calcext:value-type="float">
            <text:p>0.5080368</text:p>
          </table:table-cell>
          <table:table-cell office:value-type="float" office:value="0.2137639" calcext:value-type="float">
            <text:p>0.2137639</text:p>
          </table:table-cell>
          <table:table-cell office:value-type="float" office:value="0.1825838" calcext:value-type="float">
            <text:p>0.1825838</text:p>
          </table:table-cell>
          <table:table-cell office:value-type="float" office:value="0.1812935" calcext:value-type="float">
            <text:p>0.1812935</text:p>
          </table:table-cell>
          <table:table-cell office:value-type="float" office:value="0.1836804" calcext:value-type="float">
            <text:p>0.1836804</text:p>
          </table:table-cell>
          <table:table-cell office:value-type="float" office:value="0.1750703" calcext:value-type="float">
            <text:p>0.1750703</text:p>
          </table:table-cell>
          <table:table-cell office:value-type="float" office:value="0.1759256" calcext:value-type="float">
            <text:p>0.1759256</text:p>
          </table:table-cell>
          <table:table-cell office:value-type="float" office:value="0.3053054" calcext:value-type="float">
            <text:p>0.3053054</text:p>
          </table:table-cell>
          <table:table-cell office:value-type="float" office:value="0.3269503" calcext:value-type="float">
            <text:p>0.3269503</text:p>
          </table:table-cell>
          <table:table-cell office:value-type="float" office:value="0.3563901" calcext:value-type="float">
            <text:p>0.3563901</text:p>
          </table:table-cell>
          <table:table-cell office:value-type="float" office:value="0.3797168" calcext:value-type="float">
            <text:p>0.3797168</text:p>
          </table:table-cell>
          <table:table-cell office:value-type="float" office:value="0.3978491" calcext:value-type="float">
            <text:p>0.397849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77882E-016" calcext:value-type="float">
            <text:p>9.577882E-16</text:p>
          </table:table-cell>
          <table:table-cell office:value-type="float" office:value="9.237408E-016" calcext:value-type="float">
            <text:p>9.237408E-16</text:p>
          </table:table-cell>
          <table:table-cell office:value-type="float" office:value="9.815747E-016" calcext:value-type="float">
            <text:p>9.815747E-16</text:p>
          </table:table-cell>
          <table:table-cell office:value-type="float" office:value="9.623819E-016" calcext:value-type="float">
            <text:p>9.623819E-16</text:p>
          </table:table-cell>
          <table:table-cell office:value-type="float" office:value="9.297182E-016" calcext:value-type="float">
            <text:p>9.297182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1386232" calcext:value-type="float">
            <text:p>-0.001386232</text:p>
          </table:table-cell>
          <table:table-cell office:value-type="float" office:value="-0.4918794" calcext:value-type="float">
            <text:p>-0.4918794</text:p>
          </table:table-cell>
          <table:table-cell office:value-type="float" office:value="-1.656771" calcext:value-type="float">
            <text:p>-1.656771</text:p>
          </table:table-cell>
          <table:table-cell office:value-type="float" office:value="-1.748201" calcext:value-type="float">
            <text:p>-1.748201</text:p>
          </table:table-cell>
          <table:table-cell office:value-type="float" office:value="-1.581247" calcext:value-type="float">
            <text:p>-1.581247</text:p>
          </table:table-cell>
          <table:table-cell office:value-type="float" office:value="-0.8586789" calcext:value-type="float">
            <text:p>-0.8586789</text:p>
          </table:table-cell>
          <table:table-cell office:value-type="float" office:value="-0.6497159" calcext:value-type="float">
            <text:p>-0.6497159</text:p>
          </table:table-cell>
          <table:table-cell office:value-type="float" office:value="-0.1300469" calcext:value-type="float">
            <text:p>-0.1300469</text:p>
          </table:table-cell>
          <table:table-cell office:value-type="float" office:value="-0.05601823" calcext:value-type="float">
            <text:p>-0.05601823</text:p>
          </table:table-cell>
          <table:table-cell office:value-type="float" office:value="-0.02669257" calcext:value-type="float">
            <text:p>-0.02669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5961434" calcext:value-type="float">
            <text:p>0.00596143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79251" calcext:value-type="float">
            <text:p>-2.27925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2" calcext:value-type="float">
            <text:p>27072002</text:p>
          </table:table-cell>
          <table:table-cell office:value-type="float" office:value="247.7001" calcext:value-type="float">
            <text:p>247.7001</text:p>
          </table:table-cell>
          <table:table-cell office:value-type="float" office:value="309.9073" calcext:value-type="float">
            <text:p>309.9073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06.966" calcext:value-type="float">
            <text:p>1006.966</text:p>
          </table:table-cell>
          <table:table-cell office:value-type="float" office:value="-4.32257" calcext:value-type="float">
            <text:p>-4.32257</text:p>
          </table:table-cell>
          <table:table-cell office:value-type="float" office:value="0" calcext:value-type="float">
            <text:p>0</text:p>
          </table:table-cell>
          <table:table-cell office:value-type="float" office:value="0.3208964" calcext:value-type="float">
            <text:p>0.3208964</text:p>
          </table:table-cell>
          <table:table-cell office:value-type="float" office:value="0.1888835" calcext:value-type="float">
            <text:p>0.1888835</text:p>
          </table:table-cell>
          <table:table-cell office:value-type="float" office:value="0.1826463" calcext:value-type="float">
            <text:p>0.1826463</text:p>
          </table:table-cell>
          <table:table-cell office:value-type="float" office:value="0.1817251" calcext:value-type="float">
            <text:p>0.1817251</text:p>
          </table:table-cell>
          <table:table-cell office:value-type="float" office:value="0.1832871" calcext:value-type="float">
            <text:p>0.1832871</text:p>
          </table:table-cell>
          <table:table-cell office:value-type="float" office:value="0.1738708" calcext:value-type="float">
            <text:p>0.1738708</text:p>
          </table:table-cell>
          <table:table-cell office:value-type="float" office:value="0.1734663" calcext:value-type="float">
            <text:p>0.1734663</text:p>
          </table:table-cell>
          <table:table-cell office:value-type="float" office:value="0.3032581" calcext:value-type="float">
            <text:p>0.3032581</text:p>
          </table:table-cell>
          <table:table-cell office:value-type="float" office:value="0.325662" calcext:value-type="float">
            <text:p>0.325662</text:p>
          </table:table-cell>
          <table:table-cell office:value-type="float" office:value="0.3557825" calcext:value-type="float">
            <text:p>0.3557825</text:p>
          </table:table-cell>
          <table:table-cell office:value-type="float" office:value="0.3790368" calcext:value-type="float">
            <text:p>0.3790368</text:p>
          </table:table-cell>
          <table:table-cell office:value-type="float" office:value="0.3975392" calcext:value-type="float">
            <text:p>0.397539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791E-016" calcext:value-type="float">
            <text:p>9.5791E-16</text:p>
          </table:table-cell>
          <table:table-cell office:value-type="float" office:value="9.237353E-016" calcext:value-type="float">
            <text:p>9.237353E-16</text:p>
          </table:table-cell>
          <table:table-cell office:value-type="float" office:value="9.815698E-016" calcext:value-type="float">
            <text:p>9.815698E-16</text:p>
          </table:table-cell>
          <table:table-cell office:value-type="float" office:value="9.623766E-016" calcext:value-type="float">
            <text:p>9.623766E-16</text:p>
          </table:table-cell>
          <table:table-cell office:value-type="float" office:value="9.297033E-016" calcext:value-type="float">
            <text:p>9.297033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2323925" calcext:value-type="float">
            <text:p>-0.02323925</text:p>
          </table:table-cell>
          <table:table-cell office:value-type="float" office:value="-1.278004" calcext:value-type="float">
            <text:p>-1.278004</text:p>
          </table:table-cell>
          <table:table-cell office:value-type="float" office:value="-1.651246" calcext:value-type="float">
            <text:p>-1.651246</text:p>
          </table:table-cell>
          <table:table-cell office:value-type="float" office:value="-1.716155" calcext:value-type="float">
            <text:p>-1.716155</text:p>
          </table:table-cell>
          <table:table-cell office:value-type="float" office:value="-1.607388" calcext:value-type="float">
            <text:p>-1.607388</text:p>
          </table:table-cell>
          <table:table-cell office:value-type="float" office:value="-0.9050775" calcext:value-type="float">
            <text:p>-0.9050775</text:p>
          </table:table-cell>
          <table:table-cell office:value-type="float" office:value="-0.7182652" calcext:value-type="float">
            <text:p>-0.7182652</text:p>
          </table:table-cell>
          <table:table-cell office:value-type="float" office:value="-0.1379283" calcext:value-type="float">
            <text:p>-0.1379283</text:p>
          </table:table-cell>
          <table:table-cell office:value-type="float" office:value="-0.05812187" calcext:value-type="float">
            <text:p>-0.05812187</text:p>
          </table:table-cell>
          <table:table-cell office:value-type="float" office:value="-0.02748165" calcext:value-type="float">
            <text:p>-0.02748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312142" calcext:value-type="float">
            <text:p>-0.02312142</text:p>
          </table:table-cell>
          <table:table-cell office:value-type="float" office:value="0.005730946" calcext:value-type="float">
            <text:p>0.00573094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83133" calcext:value-type="float">
            <text:p>-2.28313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2" calcext:value-type="float">
            <text:p>28072002</text:p>
          </table:table-cell>
          <table:table-cell office:value-type="float" office:value="247.8001" calcext:value-type="float">
            <text:p>247.8001</text:p>
          </table:table-cell>
          <table:table-cell office:value-type="float" office:value="314.9062" calcext:value-type="float">
            <text:p>314.9062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1002.067" calcext:value-type="float">
            <text:p>1002.067</text:p>
          </table:table-cell>
          <table:table-cell office:value-type="float" office:value="-4.322439" calcext:value-type="float">
            <text:p>-4.322439</text:p>
          </table:table-cell>
          <table:table-cell office:value-type="float" office:value="0" calcext:value-type="float">
            <text:p>0</text:p>
          </table:table-cell>
          <table:table-cell office:value-type="float" office:value="0.1539952" calcext:value-type="float">
            <text:p>0.1539952</text:p>
          </table:table-cell>
          <table:table-cell office:value-type="float" office:value="0.1814358" calcext:value-type="float">
            <text:p>0.1814358</text:p>
          </table:table-cell>
          <table:table-cell office:value-type="float" office:value="0.1811867" calcext:value-type="float">
            <text:p>0.1811867</text:p>
          </table:table-cell>
          <table:table-cell office:value-type="float" office:value="0.1810447" calcext:value-type="float">
            <text:p>0.1810447</text:p>
          </table:table-cell>
          <table:table-cell office:value-type="float" office:value="0.1820987" calcext:value-type="float">
            <text:p>0.1820987</text:p>
          </table:table-cell>
          <table:table-cell office:value-type="float" office:value="0.172597" calcext:value-type="float">
            <text:p>0.172597</text:p>
          </table:table-cell>
          <table:table-cell office:value-type="float" office:value="0.1709134" calcext:value-type="float">
            <text:p>0.1709134</text:p>
          </table:table-cell>
          <table:table-cell office:value-type="float" office:value="0.3007991" calcext:value-type="float">
            <text:p>0.3007991</text:p>
          </table:table-cell>
          <table:table-cell office:value-type="float" office:value="0.3242297" calcext:value-type="float">
            <text:p>0.3242297</text:p>
          </table:table-cell>
          <table:table-cell office:value-type="float" office:value="0.3550797" calcext:value-type="float">
            <text:p>0.3550797</text:p>
          </table:table-cell>
          <table:table-cell office:value-type="float" office:value="0.3782737" calcext:value-type="float">
            <text:p>0.3782737</text:p>
          </table:table-cell>
          <table:table-cell office:value-type="float" office:value="0.3971311" calcext:value-type="float">
            <text:p>0.397131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80293E-016" calcext:value-type="float">
            <text:p>9.580293E-16</text:p>
          </table:table-cell>
          <table:table-cell office:value-type="float" office:value="9.237292E-016" calcext:value-type="float">
            <text:p>9.237292E-16</text:p>
          </table:table-cell>
          <table:table-cell office:value-type="float" office:value="9.815638E-016" calcext:value-type="float">
            <text:p>9.815638E-16</text:p>
          </table:table-cell>
          <table:table-cell office:value-type="float" office:value="9.623758E-016" calcext:value-type="float">
            <text:p>9.623758E-16</text:p>
          </table:table-cell>
          <table:table-cell office:value-type="float" office:value="9.296829E-016" calcext:value-type="float">
            <text:p>9.296829E-16</text:p>
          </table:table-cell>
          <table:table-cell office:value-type="float" office:value="5.045124E-018" calcext:value-type="float">
            <text:p>5.045124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045066" calcext:value-type="float">
            <text:p>-6.045066</text:p>
          </table:table-cell>
          <table:table-cell office:value-type="float" office:value="-1.739097" calcext:value-type="float">
            <text:p>-1.739097</text:p>
          </table:table-cell>
          <table:table-cell office:value-type="float" office:value="-1.75638" calcext:value-type="float">
            <text:p>-1.75638</text:p>
          </table:table-cell>
          <table:table-cell office:value-type="float" office:value="-1.766396" calcext:value-type="float">
            <text:p>-1.766396</text:p>
          </table:table-cell>
          <table:table-cell office:value-type="float" office:value="-1.689973" calcext:value-type="float">
            <text:p>-1.689973</text:p>
          </table:table-cell>
          <table:table-cell office:value-type="float" office:value="-0.9574986" calcext:value-type="float">
            <text:p>-0.9574986</text:p>
          </table:table-cell>
          <table:table-cell office:value-type="float" office:value="-0.7982534" calcext:value-type="float">
            <text:p>-0.7982534</text:p>
          </table:table-cell>
          <table:table-cell office:value-type="float" office:value="-0.1481291" calcext:value-type="float">
            <text:p>-0.1481291</text:p>
          </table:table-cell>
          <table:table-cell office:value-type="float" office:value="-0.06056261" calcext:value-type="float">
            <text:p>-0.06056261</text:p>
          </table:table-cell>
          <table:table-cell office:value-type="float" office:value="-0.02842605" calcext:value-type="float">
            <text:p>-0.02842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901066" calcext:value-type="float">
            <text:p>-8.901066</text:p>
          </table:table-cell>
          <table:table-cell office:value-type="float" office:value="0.005580794" calcext:value-type="float">
            <text:p>0.00558079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87003" calcext:value-type="float">
            <text:p>-2.28700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2" calcext:value-type="float">
            <text:p>29072002</text:p>
          </table:table-cell>
          <table:table-cell office:value-type="float" office:value="247.8001" calcext:value-type="float">
            <text:p>247.8001</text:p>
          </table:table-cell>
          <table:table-cell office:value-type="float" office:value="318.8271" calcext:value-type="float">
            <text:p>318.8271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98.1456" calcext:value-type="float">
            <text:p>998.1456</text:p>
          </table:table-cell>
          <table:table-cell office:value-type="float" office:value="-4.322439" calcext:value-type="float">
            <text:p>-4.322439</text:p>
          </table:table-cell>
          <table:table-cell office:value-type="float" office:value="0" calcext:value-type="float">
            <text:p>0</text:p>
          </table:table-cell>
          <table:table-cell office:value-type="float" office:value="0.1106409" calcext:value-type="float">
            <text:p>0.1106409</text:p>
          </table:table-cell>
          <table:table-cell office:value-type="float" office:value="0.1769876" calcext:value-type="float">
            <text:p>0.1769876</text:p>
          </table:table-cell>
          <table:table-cell office:value-type="float" office:value="0.177988" calcext:value-type="float">
            <text:p>0.177988</text:p>
          </table:table-cell>
          <table:table-cell office:value-type="float" office:value="0.1785978" calcext:value-type="float">
            <text:p>0.1785978</text:p>
          </table:table-cell>
          <table:table-cell office:value-type="float" office:value="0.1790797" calcext:value-type="float">
            <text:p>0.1790797</text:p>
          </table:table-cell>
          <table:table-cell office:value-type="float" office:value="0.1708212" calcext:value-type="float">
            <text:p>0.1708212</text:p>
          </table:table-cell>
          <table:table-cell office:value-type="float" office:value="0.1672535" calcext:value-type="float">
            <text:p>0.1672535</text:p>
          </table:table-cell>
          <table:table-cell office:value-type="float" office:value="0.2976353" calcext:value-type="float">
            <text:p>0.2976353</text:p>
          </table:table-cell>
          <table:table-cell office:value-type="float" office:value="0.3223989" calcext:value-type="float">
            <text:p>0.3223989</text:p>
          </table:table-cell>
          <table:table-cell office:value-type="float" office:value="0.354119" calcext:value-type="float">
            <text:p>0.354119</text:p>
          </table:table-cell>
          <table:table-cell office:value-type="float" office:value="0.3772328" calcext:value-type="float">
            <text:p>0.3772328</text:p>
          </table:table-cell>
          <table:table-cell office:value-type="float" office:value="0.3965537" calcext:value-type="float">
            <text:p>0.396553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81467E-016" calcext:value-type="float">
            <text:p>9.581467E-16</text:p>
          </table:table-cell>
          <table:table-cell office:value-type="float" office:value="9.237251E-016" calcext:value-type="float">
            <text:p>9.237251E-16</text:p>
          </table:table-cell>
          <table:table-cell office:value-type="float" office:value="9.815586E-016" calcext:value-type="float">
            <text:p>9.815586E-16</text:p>
          </table:table-cell>
          <table:table-cell office:value-type="float" office:value="9.623751E-016" calcext:value-type="float">
            <text:p>9.623751E-16</text:p>
          </table:table-cell>
          <table:table-cell office:value-type="float" office:value="9.296613E-016" calcext:value-type="float">
            <text:p>9.296613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0.51415" calcext:value-type="float">
            <text:p>-80.51415</text:p>
          </table:table-cell>
          <table:table-cell office:value-type="float" office:value="-2.108624" calcext:value-type="float">
            <text:p>-2.108624</text:p>
          </table:table-cell>
          <table:table-cell office:value-type="float" office:value="-2.014747" calcext:value-type="float">
            <text:p>-2.014747</text:p>
          </table:table-cell>
          <table:table-cell office:value-type="float" office:value="-1.961479" calcext:value-type="float">
            <text:p>-1.961479</text:p>
          </table:table-cell>
          <table:table-cell office:value-type="float" office:value="-1.922416" calcext:value-type="float">
            <text:p>-1.922416</text:p>
          </table:table-cell>
          <table:table-cell office:value-type="float" office:value="-1.036367" calcext:value-type="float">
            <text:p>-1.036367</text:p>
          </table:table-cell>
          <table:table-cell office:value-type="float" office:value="-0.931327" calcext:value-type="float">
            <text:p>-0.931327</text:p>
          </table:table-cell>
          <table:table-cell office:value-type="float" office:value="-0.1624984" calcext:value-type="float">
            <text:p>-0.1624984</text:p>
          </table:table-cell>
          <table:table-cell office:value-type="float" office:value="-0.06385165" calcext:value-type="float">
            <text:p>-0.06385165</text:p>
          </table:table-cell>
          <table:table-cell office:value-type="float" office:value="-0.02977324" calcext:value-type="float">
            <text:p>-0.02977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51108" calcext:value-type="float">
            <text:p>-54.51108</text:p>
          </table:table-cell>
          <table:table-cell office:value-type="float" office:value="0.00553179" calcext:value-type="float">
            <text:p>0.0055317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90415" calcext:value-type="float">
            <text:p>-2.2904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2" calcext:value-type="float">
            <text:p>30072002</text:p>
          </table:table-cell>
          <table:table-cell office:value-type="float" office:value="247.8001" calcext:value-type="float">
            <text:p>247.8001</text:p>
          </table:table-cell>
          <table:table-cell office:value-type="float" office:value="321.4581" calcext:value-type="float">
            <text:p>321.4581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95.5148" calcext:value-type="float">
            <text:p>995.5148</text:p>
          </table:table-cell>
          <table:table-cell office:value-type="float" office:value="-4.322439" calcext:value-type="float">
            <text:p>-4.322439</text:p>
          </table:table-cell>
          <table:table-cell office:value-type="float" office:value="0" calcext:value-type="float">
            <text:p>0</text:p>
          </table:table-cell>
          <table:table-cell office:value-type="float" office:value="0.108471" calcext:value-type="float">
            <text:p>0.108471</text:p>
          </table:table-cell>
          <table:table-cell office:value-type="float" office:value="0.178361" calcext:value-type="float">
            <text:p>0.178361</text:p>
          </table:table-cell>
          <table:table-cell office:value-type="float" office:value="0.1784257" calcext:value-type="float">
            <text:p>0.1784257</text:p>
          </table:table-cell>
          <table:table-cell office:value-type="float" office:value="0.1786705" calcext:value-type="float">
            <text:p>0.1786705</text:p>
          </table:table-cell>
          <table:table-cell office:value-type="float" office:value="0.179399" calcext:value-type="float">
            <text:p>0.179399</text:p>
          </table:table-cell>
          <table:table-cell office:value-type="float" office:value="0.1693406" calcext:value-type="float">
            <text:p>0.1693406</text:p>
          </table:table-cell>
          <table:table-cell office:value-type="float" office:value="0.1646869" calcext:value-type="float">
            <text:p>0.1646869</text:p>
          </table:table-cell>
          <table:table-cell office:value-type="float" office:value="0.2946109" calcext:value-type="float">
            <text:p>0.2946109</text:p>
          </table:table-cell>
          <table:table-cell office:value-type="float" office:value="0.320646" calcext:value-type="float">
            <text:p>0.320646</text:p>
          </table:table-cell>
          <table:table-cell office:value-type="float" office:value="0.353196" calcext:value-type="float">
            <text:p>0.353196</text:p>
          </table:table-cell>
          <table:table-cell office:value-type="float" office:value="0.3762561" calcext:value-type="float">
            <text:p>0.3762561</text:p>
          </table:table-cell>
          <table:table-cell office:value-type="float" office:value="0.3959688" calcext:value-type="float">
            <text:p>0.39596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82709E-016" calcext:value-type="float">
            <text:p>9.582709E-16</text:p>
          </table:table-cell>
          <table:table-cell office:value-type="float" office:value="9.237176E-016" calcext:value-type="float">
            <text:p>9.237176E-16</text:p>
          </table:table-cell>
          <table:table-cell office:value-type="float" office:value="9.815518E-016" calcext:value-type="float">
            <text:p>9.815518E-16</text:p>
          </table:table-cell>
          <table:table-cell office:value-type="float" office:value="9.623752E-016" calcext:value-type="float">
            <text:p>9.623752E-16</text:p>
          </table:table-cell>
          <table:table-cell office:value-type="float" office:value="9.296406E-016" calcext:value-type="float">
            <text:p>9.296406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2.95815" calcext:value-type="float">
            <text:p>-92.95815</text:p>
          </table:table-cell>
          <table:table-cell office:value-type="float" office:value="-1.985726" calcext:value-type="float">
            <text:p>-1.985726</text:p>
          </table:table-cell>
          <table:table-cell office:value-type="float" office:value="-1.976893" calcext:value-type="float">
            <text:p>-1.976893</text:p>
          </table:table-cell>
          <table:table-cell office:value-type="float" office:value="-1.955339" calcext:value-type="float">
            <text:p>-1.955339</text:p>
          </table:table-cell>
          <table:table-cell office:value-type="float" office:value="-1.896042" calcext:value-type="float">
            <text:p>-1.896042</text:p>
          </table:table-cell>
          <table:table-cell office:value-type="float" office:value="-1.107813" calcext:value-type="float">
            <text:p>-1.107813</text:p>
          </table:table-cell>
          <table:table-cell office:value-type="float" office:value="-1.039859" calcext:value-type="float">
            <text:p>-1.039859</text:p>
          </table:table-cell>
          <table:table-cell office:value-type="float" office:value="-0.1777138" calcext:value-type="float">
            <text:p>-0.1777138</text:p>
          </table:table-cell>
          <table:table-cell office:value-type="float" office:value="-0.06719021" calcext:value-type="float">
            <text:p>-0.06719021</text:p>
          </table:table-cell>
          <table:table-cell office:value-type="float" office:value="-0.03113266" calcext:value-type="float">
            <text:p>-0.03113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3.04234" calcext:value-type="float">
            <text:p>-83.04234</text:p>
          </table:table-cell>
          <table:table-cell office:value-type="float" office:value="0.00550624" calcext:value-type="float">
            <text:p>0.0055062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9442" calcext:value-type="float">
            <text:p>-2.2944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2" calcext:value-type="float">
            <text:p>31072002</text:p>
          </table:table-cell>
          <table:table-cell office:value-type="float" office:value="247.8001" calcext:value-type="float">
            <text:p>247.8001</text:p>
          </table:table-cell>
          <table:table-cell office:value-type="float" office:value="324.8471" calcext:value-type="float">
            <text:p>324.8471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92.1255" calcext:value-type="float">
            <text:p>992.1255</text:p>
          </table:table-cell>
          <table:table-cell office:value-type="float" office:value="-4.322439" calcext:value-type="float">
            <text:p>-4.322439</text:p>
          </table:table-cell>
          <table:table-cell office:value-type="float" office:value="0" calcext:value-type="float">
            <text:p>0</text:p>
          </table:table-cell>
          <table:table-cell office:value-type="float" office:value="0.1072101" calcext:value-type="float">
            <text:p>0.1072101</text:p>
          </table:table-cell>
          <table:table-cell office:value-type="float" office:value="0.1762234" calcext:value-type="float">
            <text:p>0.1762234</text:p>
          </table:table-cell>
          <table:table-cell office:value-type="float" office:value="0.1766062" calcext:value-type="float">
            <text:p>0.1766062</text:p>
          </table:table-cell>
          <table:table-cell office:value-type="float" office:value="0.1770627" calcext:value-type="float">
            <text:p>0.1770627</text:p>
          </table:table-cell>
          <table:table-cell office:value-type="float" office:value="0.1774806" calcext:value-type="float">
            <text:p>0.1774806</text:p>
          </table:table-cell>
          <table:table-cell office:value-type="float" office:value="0.1676388" calcext:value-type="float">
            <text:p>0.1676388</text:p>
          </table:table-cell>
          <table:table-cell office:value-type="float" office:value="0.1617165" calcext:value-type="float">
            <text:p>0.1617165</text:p>
          </table:table-cell>
          <table:table-cell office:value-type="float" office:value="0.2910955" calcext:value-type="float">
            <text:p>0.2910955</text:p>
          </table:table-cell>
          <table:table-cell office:value-type="float" office:value="0.3186737" calcext:value-type="float">
            <text:p>0.3186737</text:p>
          </table:table-cell>
          <table:table-cell office:value-type="float" office:value="0.3522142" calcext:value-type="float">
            <text:p>0.3522142</text:p>
          </table:table-cell>
          <table:table-cell office:value-type="float" office:value="0.3751729" calcext:value-type="float">
            <text:p>0.3751729</text:p>
          </table:table-cell>
          <table:table-cell office:value-type="float" office:value="0.3953158" calcext:value-type="float">
            <text:p>0.395315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8405E-016" calcext:value-type="float">
            <text:p>9.58405E-16</text:p>
          </table:table-cell>
          <table:table-cell office:value-type="float" office:value="9.237085E-016" calcext:value-type="float">
            <text:p>9.237085E-16</text:p>
          </table:table-cell>
          <table:table-cell office:value-type="float" office:value="9.815453E-016" calcext:value-type="float">
            <text:p>9.815453E-16</text:p>
          </table:table-cell>
          <table:table-cell office:value-type="float" office:value="9.623746E-016" calcext:value-type="float">
            <text:p>9.623746E-16</text:p>
          </table:table-cell>
          <table:table-cell office:value-type="float" office:value="9.296208E-016" calcext:value-type="float">
            <text:p>9.296208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2.0203" calcext:value-type="float">
            <text:p>-102.0203</text:p>
          </table:table-cell>
          <table:table-cell office:value-type="float" office:value="-2.18039" calcext:value-type="float">
            <text:p>-2.18039</text:p>
          </table:table-cell>
          <table:table-cell office:value-type="float" office:value="-2.139524" calcext:value-type="float">
            <text:p>-2.139524</text:p>
          </table:table-cell>
          <table:table-cell office:value-type="float" office:value="-2.096414" calcext:value-type="float">
            <text:p>-2.096414</text:p>
          </table:table-cell>
          <table:table-cell office:value-type="float" office:value="-2.059896" calcext:value-type="float">
            <text:p>-2.059896</text:p>
          </table:table-cell>
          <table:table-cell office:value-type="float" office:value="-1.196887" calcext:value-type="float">
            <text:p>-1.196887</text:p>
          </table:table-cell>
          <table:table-cell office:value-type="float" office:value="-1.183816" calcext:value-type="float">
            <text:p>-1.183816</text:p>
          </table:table-cell>
          <table:table-cell office:value-type="float" office:value="-0.1974312" calcext:value-type="float">
            <text:p>-0.1974312</text:p>
          </table:table-cell>
          <table:table-cell office:value-type="float" office:value="-0.07117447" calcext:value-type="float">
            <text:p>-0.07117447</text:p>
          </table:table-cell>
          <table:table-cell office:value-type="float" office:value="-0.03265184" calcext:value-type="float">
            <text:p>-0.0326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.69541" calcext:value-type="float">
            <text:p>-80.69541</text:p>
          </table:table-cell>
          <table:table-cell office:value-type="float" office:value="0.005508171" calcext:value-type="float">
            <text:p>0.00550817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99032" calcext:value-type="float">
            <text:p>-2.29903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2" calcext:value-type="float">
            <text:p>1082002</text:p>
          </table:table-cell>
          <table:table-cell office:value-type="float" office:value="247.8001" calcext:value-type="float">
            <text:p>247.8001</text:p>
          </table:table-cell>
          <table:table-cell office:value-type="float" office:value="327.5548" calcext:value-type="float">
            <text:p>327.5548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89.4177" calcext:value-type="float">
            <text:p>989.4177</text:p>
          </table:table-cell>
          <table:table-cell office:value-type="float" office:value="-4.322439" calcext:value-type="float">
            <text:p>-4.322439</text:p>
          </table:table-cell>
          <table:table-cell office:value-type="float" office:value="0" calcext:value-type="float">
            <text:p>0</text:p>
          </table:table-cell>
          <table:table-cell office:value-type="float" office:value="0.1089923" calcext:value-type="float">
            <text:p>0.1089923</text:p>
          </table:table-cell>
          <table:table-cell office:value-type="float" office:value="0.1774383" calcext:value-type="float">
            <text:p>0.1774383</text:p>
          </table:table-cell>
          <table:table-cell office:value-type="float" office:value="0.1771351" calcext:value-type="float">
            <text:p>0.1771351</text:p>
          </table:table-cell>
          <table:table-cell office:value-type="float" office:value="0.1772228" calcext:value-type="float">
            <text:p>0.1772228</text:p>
          </table:table-cell>
          <table:table-cell office:value-type="float" office:value="0.1777915" calcext:value-type="float">
            <text:p>0.1777915</text:p>
          </table:table-cell>
          <table:table-cell office:value-type="float" office:value="0.16624" calcext:value-type="float">
            <text:p>0.16624</text:p>
          </table:table-cell>
          <table:table-cell office:value-type="float" office:value="0.1596857" calcext:value-type="float">
            <text:p>0.1596857</text:p>
          </table:table-cell>
          <table:table-cell office:value-type="float" office:value="0.28778" calcext:value-type="float">
            <text:p>0.28778</text:p>
          </table:table-cell>
          <table:table-cell office:value-type="float" office:value="0.3167874" calcext:value-type="float">
            <text:p>0.3167874</text:p>
          </table:table-cell>
          <table:table-cell office:value-type="float" office:value="0.3512921" calcext:value-type="float">
            <text:p>0.3512921</text:p>
          </table:table-cell>
          <table:table-cell office:value-type="float" office:value="0.3741833" calcext:value-type="float">
            <text:p>0.3741833</text:p>
          </table:table-cell>
          <table:table-cell office:value-type="float" office:value="0.3946597" calcext:value-type="float">
            <text:p>0.39465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85355E-016" calcext:value-type="float">
            <text:p>9.585355E-16</text:p>
          </table:table-cell>
          <table:table-cell office:value-type="float" office:value="9.237007E-016" calcext:value-type="float">
            <text:p>9.237007E-16</text:p>
          </table:table-cell>
          <table:table-cell office:value-type="float" office:value="9.815386E-016" calcext:value-type="float">
            <text:p>9.815386E-16</text:p>
          </table:table-cell>
          <table:table-cell office:value-type="float" office:value="9.623747E-016" calcext:value-type="float">
            <text:p>9.623747E-16</text:p>
          </table:table-cell>
          <table:table-cell office:value-type="float" office:value="9.295996E-016" calcext:value-type="float">
            <text:p>9.295996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9.50557" calcext:value-type="float">
            <text:p>-89.50557</text:p>
          </table:table-cell>
          <table:table-cell office:value-type="float" office:value="-2.067377" calcext:value-type="float">
            <text:p>-2.067377</text:p>
          </table:table-cell>
          <table:table-cell office:value-type="float" office:value="-2.091009" calcext:value-type="float">
            <text:p>-2.091009</text:p>
          </table:table-cell>
          <table:table-cell office:value-type="float" office:value="-2.082069" calcext:value-type="float">
            <text:p>-2.082069</text:p>
          </table:table-cell>
          <table:table-cell office:value-type="float" office:value="-2.032417" calcext:value-type="float">
            <text:p>-2.032417</text:p>
          </table:table-cell>
          <table:table-cell office:value-type="float" office:value="-1.27623" calcext:value-type="float">
            <text:p>-1.27623</text:p>
          </table:table-cell>
          <table:table-cell office:value-type="float" office:value="-1.295448" calcext:value-type="float">
            <text:p>-1.295448</text:p>
          </table:table-cell>
          <table:table-cell office:value-type="float" office:value="-0.2183051" calcext:value-type="float">
            <text:p>-0.2183051</text:p>
          </table:table-cell>
          <table:table-cell office:value-type="float" office:value="-0.07523958" calcext:value-type="float">
            <text:p>-0.07523958</text:p>
          </table:table-cell>
          <table:table-cell office:value-type="float" office:value="-0.03364407" calcext:value-type="float">
            <text:p>-0.03364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04387" calcext:value-type="float">
            <text:p>-54.04387</text:p>
          </table:table-cell>
          <table:table-cell office:value-type="float" office:value="0.00549569" calcext:value-type="float">
            <text:p>0.0054956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04133" calcext:value-type="float">
            <text:p>-2.30413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2" calcext:value-type="float">
            <text:p>2082002</text:p>
          </table:table-cell>
          <table:table-cell office:value-type="float" office:value="247.8001" calcext:value-type="float">
            <text:p>247.8001</text:p>
          </table:table-cell>
          <table:table-cell office:value-type="float" office:value="330.1645" calcext:value-type="float">
            <text:p>330.1645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86.808" calcext:value-type="float">
            <text:p>986.808</text:p>
          </table:table-cell>
          <table:table-cell office:value-type="float" office:value="-4.322439" calcext:value-type="float">
            <text:p>-4.322439</text:p>
          </table:table-cell>
          <table:table-cell office:value-type="float" office:value="0" calcext:value-type="float">
            <text:p>0</text:p>
          </table:table-cell>
          <table:table-cell office:value-type="float" office:value="0.1117573" calcext:value-type="float">
            <text:p>0.1117573</text:p>
          </table:table-cell>
          <table:table-cell office:value-type="float" office:value="0.1775732" calcext:value-type="float">
            <text:p>0.1775732</text:p>
          </table:table-cell>
          <table:table-cell office:value-type="float" office:value="0.177441" calcext:value-type="float">
            <text:p>0.177441</text:p>
          </table:table-cell>
          <table:table-cell office:value-type="float" office:value="0.1774534" calcext:value-type="float">
            <text:p>0.1774534</text:p>
          </table:table-cell>
          <table:table-cell office:value-type="float" office:value="0.178013" calcext:value-type="float">
            <text:p>0.178013</text:p>
          </table:table-cell>
          <table:table-cell office:value-type="float" office:value="0.1650686" calcext:value-type="float">
            <text:p>0.1650686</text:p>
          </table:table-cell>
          <table:table-cell office:value-type="float" office:value="0.1582356" calcext:value-type="float">
            <text:p>0.1582356</text:p>
          </table:table-cell>
          <table:table-cell office:value-type="float" office:value="0.2846343" calcext:value-type="float">
            <text:p>0.2846343</text:p>
          </table:table-cell>
          <table:table-cell office:value-type="float" office:value="0.3149773" calcext:value-type="float">
            <text:p>0.3149773</text:p>
          </table:table-cell>
          <table:table-cell office:value-type="float" office:value="0.350381" calcext:value-type="float">
            <text:p>0.350381</text:p>
          </table:table-cell>
          <table:table-cell office:value-type="float" office:value="0.3732764" calcext:value-type="float">
            <text:p>0.3732764</text:p>
          </table:table-cell>
          <table:table-cell office:value-type="float" office:value="0.3940936" calcext:value-type="float">
            <text:p>0.394093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86485E-016" calcext:value-type="float">
            <text:p>9.586485E-16</text:p>
          </table:table-cell>
          <table:table-cell office:value-type="float" office:value="9.236966E-016" calcext:value-type="float">
            <text:p>9.236966E-16</text:p>
          </table:table-cell>
          <table:table-cell office:value-type="float" office:value="9.815325E-016" calcext:value-type="float">
            <text:p>9.815325E-16</text:p>
          </table:table-cell>
          <table:table-cell office:value-type="float" office:value="9.623738E-016" calcext:value-type="float">
            <text:p>9.623738E-16</text:p>
          </table:table-cell>
          <table:table-cell office:value-type="float" office:value="9.295801E-016" calcext:value-type="float">
            <text:p>9.295801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3.38438" calcext:value-type="float">
            <text:p>-73.38438</text:p>
          </table:table-cell>
          <table:table-cell office:value-type="float" office:value="-2.055454" calcext:value-type="float">
            <text:p>-2.055454</text:p>
          </table:table-cell>
          <table:table-cell office:value-type="float" office:value="-2.063337" calcext:value-type="float">
            <text:p>-2.063337</text:p>
          </table:table-cell>
          <table:table-cell office:value-type="float" office:value="-2.061311" calcext:value-type="float">
            <text:p>-2.061311</text:p>
          </table:table-cell>
          <table:table-cell office:value-type="float" office:value="-2.012931" calcext:value-type="float">
            <text:p>-2.012931</text:p>
          </table:table-cell>
          <table:table-cell office:value-type="float" office:value="-1.347263" calcext:value-type="float">
            <text:p>-1.347263</text:p>
          </table:table-cell>
          <table:table-cell office:value-type="float" office:value="-1.382378" calcext:value-type="float">
            <text:p>-1.382378</text:p>
          </table:table-cell>
          <table:table-cell office:value-type="float" office:value="-0.2403893" calcext:value-type="float">
            <text:p>-0.2403893</text:p>
          </table:table-cell>
          <table:table-cell office:value-type="float" office:value="-0.07937822" calcext:value-type="float">
            <text:p>-0.07937822</text:p>
          </table:table-cell>
          <table:table-cell office:value-type="float" office:value="-0.03449696" calcext:value-type="float">
            <text:p>-0.03449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80042" calcext:value-type="float">
            <text:p>-47.80042</text:p>
          </table:table-cell>
          <table:table-cell office:value-type="float" office:value="0.005487346" calcext:value-type="float">
            <text:p>0.00548734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09806" calcext:value-type="float">
            <text:p>-2.30980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2" calcext:value-type="float">
            <text:p>3082002</text:p>
          </table:table-cell>
          <table:table-cell office:value-type="float" office:value="247.8001" calcext:value-type="float">
            <text:p>247.8001</text:p>
          </table:table-cell>
          <table:table-cell office:value-type="float" office:value="333.4716" calcext:value-type="float">
            <text:p>333.4716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83.5006" calcext:value-type="float">
            <text:p>983.5006</text:p>
          </table:table-cell>
          <table:table-cell office:value-type="float" office:value="-4.322439" calcext:value-type="float">
            <text:p>-4.322439</text:p>
          </table:table-cell>
          <table:table-cell office:value-type="float" office:value="0" calcext:value-type="float">
            <text:p>0</text:p>
          </table:table-cell>
          <table:table-cell office:value-type="float" office:value="0.1076088" calcext:value-type="float">
            <text:p>0.1076088</text:p>
          </table:table-cell>
          <table:table-cell office:value-type="float" office:value="0.175793" calcext:value-type="float">
            <text:p>0.175793</text:p>
          </table:table-cell>
          <table:table-cell office:value-type="float" office:value="0.1760536" calcext:value-type="float">
            <text:p>0.1760536</text:p>
          </table:table-cell>
          <table:table-cell office:value-type="float" office:value="0.1763348" calcext:value-type="float">
            <text:p>0.1763348</text:p>
          </table:table-cell>
          <table:table-cell office:value-type="float" office:value="0.1766255" calcext:value-type="float">
            <text:p>0.1766255</text:p>
          </table:table-cell>
          <table:table-cell office:value-type="float" office:value="0.163742" calcext:value-type="float">
            <text:p>0.163742</text:p>
          </table:table-cell>
          <table:table-cell office:value-type="float" office:value="0.1564444" calcext:value-type="float">
            <text:p>0.1564444</text:p>
          </table:table-cell>
          <table:table-cell office:value-type="float" office:value="0.2811136" calcext:value-type="float">
            <text:p>0.2811136</text:p>
          </table:table-cell>
          <table:table-cell office:value-type="float" office:value="0.3129622" calcext:value-type="float">
            <text:p>0.3129622</text:p>
          </table:table-cell>
          <table:table-cell office:value-type="float" office:value="0.3492834" calcext:value-type="float">
            <text:p>0.3492834</text:p>
          </table:table-cell>
          <table:table-cell office:value-type="float" office:value="0.372273" calcext:value-type="float">
            <text:p>0.372273</text:p>
          </table:table-cell>
          <table:table-cell office:value-type="float" office:value="0.3935634" calcext:value-type="float">
            <text:p>0.39356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877E-016" calcext:value-type="float">
            <text:p>9.5877E-16</text:p>
          </table:table-cell>
          <table:table-cell office:value-type="float" office:value="9.236919E-016" calcext:value-type="float">
            <text:p>9.236919E-16</text:p>
          </table:table-cell>
          <table:table-cell office:value-type="float" office:value="9.815271E-016" calcext:value-type="float">
            <text:p>9.815271E-16</text:p>
          </table:table-cell>
          <table:table-cell office:value-type="float" office:value="9.623719E-016" calcext:value-type="float">
            <text:p>9.623719E-16</text:p>
          </table:table-cell>
          <table:table-cell office:value-type="float" office:value="9.295612E-016" calcext:value-type="float">
            <text:p>9.295612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8.88395" calcext:value-type="float">
            <text:p>-98.88395</text:p>
          </table:table-cell>
          <table:table-cell office:value-type="float" office:value="-2.221984" calcext:value-type="float">
            <text:p>-2.221984</text:p>
          </table:table-cell>
          <table:table-cell office:value-type="float" office:value="-2.191904" calcext:value-type="float">
            <text:p>-2.191904</text:p>
          </table:table-cell>
          <table:table-cell office:value-type="float" office:value="-2.164106" calcext:value-type="float">
            <text:p>-2.164106</text:p>
          </table:table-cell>
          <table:table-cell office:value-type="float" office:value="-2.137902" calcext:value-type="float">
            <text:p>-2.137902</text:p>
          </table:table-cell>
          <table:table-cell office:value-type="float" office:value="-1.433119" calcext:value-type="float">
            <text:p>-1.433119</text:p>
          </table:table-cell>
          <table:table-cell office:value-type="float" office:value="-1.499195" calcext:value-type="float">
            <text:p>-1.499195</text:p>
          </table:table-cell>
          <table:table-cell office:value-type="float" office:value="-0.2680757" calcext:value-type="float">
            <text:p>-0.2680757</text:p>
          </table:table-cell>
          <table:table-cell office:value-type="float" office:value="-0.08428209" calcext:value-type="float">
            <text:p>-0.08428209</text:p>
          </table:table-cell>
          <table:table-cell office:value-type="float" office:value="-0.03555591" calcext:value-type="float">
            <text:p>-0.03555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6.938" calcext:value-type="float">
            <text:p>-86.938</text:p>
          </table:table-cell>
          <table:table-cell office:value-type="float" office:value="0.005506613" calcext:value-type="float">
            <text:p>0.00550661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15903" calcext:value-type="float">
            <text:p>-2.31590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2" calcext:value-type="float">
            <text:p>4082002</text:p>
          </table:table-cell>
          <table:table-cell office:value-type="float" office:value="255.7002" calcext:value-type="float">
            <text:p>255.7002</text:p>
          </table:table-cell>
          <table:table-cell office:value-type="float" office:value="339.5217" calcext:value-type="float">
            <text:p>339.5217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85.2758" calcext:value-type="float">
            <text:p>985.2758</text:p>
          </table:table-cell>
          <table:table-cell office:value-type="float" office:value="-4.247967" calcext:value-type="float">
            <text:p>-4.247967</text:p>
          </table:table-cell>
          <table:table-cell office:value-type="float" office:value="0" calcext:value-type="float">
            <text:p>0</text:p>
          </table:table-cell>
          <table:table-cell office:value-type="float" office:value="0.3175416" calcext:value-type="float">
            <text:p>0.3175416</text:p>
          </table:table-cell>
          <table:table-cell office:value-type="float" office:value="0.1893728" calcext:value-type="float">
            <text:p>0.1893728</text:p>
          </table:table-cell>
          <table:table-cell office:value-type="float" office:value="0.1792332" calcext:value-type="float">
            <text:p>0.1792332</text:p>
          </table:table-cell>
          <table:table-cell office:value-type="float" office:value="0.1782751" calcext:value-type="float">
            <text:p>0.1782751</text:p>
          </table:table-cell>
          <table:table-cell office:value-type="float" office:value="0.1789632" calcext:value-type="float">
            <text:p>0.1789632</text:p>
          </table:table-cell>
          <table:table-cell office:value-type="float" office:value="0.1632838" calcext:value-type="float">
            <text:p>0.1632838</text:p>
          </table:table-cell>
          <table:table-cell office:value-type="float" office:value="0.1577316" calcext:value-type="float">
            <text:p>0.1577316</text:p>
          </table:table-cell>
          <table:table-cell office:value-type="float" office:value="0.2788896" calcext:value-type="float">
            <text:p>0.2788896</text:p>
          </table:table-cell>
          <table:table-cell office:value-type="float" office:value="0.3115944" calcext:value-type="float">
            <text:p>0.3115944</text:p>
          </table:table-cell>
          <table:table-cell office:value-type="float" office:value="0.3485287" calcext:value-type="float">
            <text:p>0.3485287</text:p>
          </table:table-cell>
          <table:table-cell office:value-type="float" office:value="0.3716916" calcext:value-type="float">
            <text:p>0.3716916</text:p>
          </table:table-cell>
          <table:table-cell office:value-type="float" office:value="0.3931915" calcext:value-type="float">
            <text:p>0.393191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88942E-016" calcext:value-type="float">
            <text:p>9.588942E-16</text:p>
          </table:table-cell>
          <table:table-cell office:value-type="float" office:value="9.236848E-016" calcext:value-type="float">
            <text:p>9.236848E-16</text:p>
          </table:table-cell>
          <table:table-cell office:value-type="float" office:value="9.815204E-016" calcext:value-type="float">
            <text:p>9.815204E-16</text:p>
          </table:table-cell>
          <table:table-cell office:value-type="float" office:value="9.62371E-016" calcext:value-type="float">
            <text:p>9.62371E-16</text:p>
          </table:table-cell>
          <table:table-cell office:value-type="float" office:value="9.295418E-016" calcext:value-type="float">
            <text:p>9.295418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2476511" calcext:value-type="float">
            <text:p>-0.02476511</text:p>
          </table:table-cell>
          <table:table-cell office:value-type="float" office:value="-1.252418" calcext:value-type="float">
            <text:p>-1.252418</text:p>
          </table:table-cell>
          <table:table-cell office:value-type="float" office:value="-1.910118" calcext:value-type="float">
            <text:p>-1.910118</text:p>
          </table:table-cell>
          <table:table-cell office:value-type="float" office:value="-1.989503" calcext:value-type="float">
            <text:p>-1.989503</text:p>
          </table:table-cell>
          <table:table-cell office:value-type="float" office:value="-1.932052" calcext:value-type="float">
            <text:p>-1.932052</text:p>
          </table:table-cell>
          <table:table-cell office:value-type="float" office:value="-1.464312" calcext:value-type="float">
            <text:p>-1.464312</text:p>
          </table:table-cell>
          <table:table-cell office:value-type="float" office:value="-1.414209" calcext:value-type="float">
            <text:p>-1.414209</text:p>
          </table:table-cell>
          <table:table-cell office:value-type="float" office:value="-0.2874877" calcext:value-type="float">
            <text:p>-0.2874877</text:p>
          </table:table-cell>
          <table:table-cell office:value-type="float" office:value="-0.08781357" calcext:value-type="float">
            <text:p>-0.08781357</text:p>
          </table:table-cell>
          <table:table-cell office:value-type="float" office:value="-0.03630783" calcext:value-type="float">
            <text:p>-0.03630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474254" calcext:value-type="float">
            <text:p>-0.02474254</text:p>
          </table:table-cell>
          <table:table-cell office:value-type="float" office:value="0.005390358" calcext:value-type="float">
            <text:p>0.00539035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2314" calcext:value-type="float">
            <text:p>-2.3223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2" calcext:value-type="float">
            <text:p>5082002</text:p>
          </table:table-cell>
          <table:table-cell office:value-type="float" office:value="265.7002" calcext:value-type="float">
            <text:p>265.7002</text:p>
          </table:table-cell>
          <table:table-cell office:value-type="float" office:value="344.9472" calcext:value-type="float">
            <text:p>344.9472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89.7477" calcext:value-type="float">
            <text:p>989.7477</text:p>
          </table:table-cell>
          <table:table-cell office:value-type="float" office:value="-4.146338" calcext:value-type="float">
            <text:p>-4.146338</text:p>
          </table:table-cell>
          <table:table-cell office:value-type="float" office:value="0" calcext:value-type="float">
            <text:p>0</text:p>
          </table:table-cell>
          <table:table-cell office:value-type="float" office:value="0.2971584" calcext:value-type="float">
            <text:p>0.2971584</text:p>
          </table:table-cell>
          <table:table-cell office:value-type="float" office:value="0.3027115" calcext:value-type="float">
            <text:p>0.3027115</text:p>
          </table:table-cell>
          <table:table-cell office:value-type="float" office:value="0.1851931" calcext:value-type="float">
            <text:p>0.1851931</text:p>
          </table:table-cell>
          <table:table-cell office:value-type="float" office:value="0.1817343" calcext:value-type="float">
            <text:p>0.1817343</text:p>
          </table:table-cell>
          <table:table-cell office:value-type="float" office:value="0.1826252" calcext:value-type="float">
            <text:p>0.1826252</text:p>
          </table:table-cell>
          <table:table-cell office:value-type="float" office:value="0.1635102" calcext:value-type="float">
            <text:p>0.1635102</text:p>
          </table:table-cell>
          <table:table-cell office:value-type="float" office:value="0.1631994" calcext:value-type="float">
            <text:p>0.1631994</text:p>
          </table:table-cell>
          <table:table-cell office:value-type="float" office:value="0.278152" calcext:value-type="float">
            <text:p>0.278152</text:p>
          </table:table-cell>
          <table:table-cell office:value-type="float" office:value="0.3109204" calcext:value-type="float">
            <text:p>0.3109204</text:p>
          </table:table-cell>
          <table:table-cell office:value-type="float" office:value="0.3482892" calcext:value-type="float">
            <text:p>0.3482892</text:p>
          </table:table-cell>
          <table:table-cell office:value-type="float" office:value="0.3715992" calcext:value-type="float">
            <text:p>0.3715992</text:p>
          </table:table-cell>
          <table:table-cell office:value-type="float" office:value="0.393027" calcext:value-type="float">
            <text:p>0.3930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90035E-016" calcext:value-type="float">
            <text:p>9.590035E-16</text:p>
          </table:table-cell>
          <table:table-cell office:value-type="float" office:value="9.236819E-016" calcext:value-type="float">
            <text:p>9.236819E-16</text:p>
          </table:table-cell>
          <table:table-cell office:value-type="float" office:value="9.815143E-016" calcext:value-type="float">
            <text:p>9.815143E-16</text:p>
          </table:table-cell>
          <table:table-cell office:value-type="float" office:value="9.623725E-016" calcext:value-type="float">
            <text:p>9.623725E-16</text:p>
          </table:table-cell>
          <table:table-cell office:value-type="float" office:value="9.295184E-016" calcext:value-type="float">
            <text:p>9.295184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871583" calcext:value-type="float">
            <text:p>-0.03871583</text:p>
          </table:table-cell>
          <table:table-cell office:value-type="float" office:value="-0.03345804" calcext:value-type="float">
            <text:p>-0.03345804</text:p>
          </table:table-cell>
          <table:table-cell office:value-type="float" office:value="-1.486077" calcext:value-type="float">
            <text:p>-1.486077</text:p>
          </table:table-cell>
          <table:table-cell office:value-type="float" office:value="-1.716436" calcext:value-type="float">
            <text:p>-1.716436</text:p>
          </table:table-cell>
          <table:table-cell office:value-type="float" office:value="-1.653411" calcext:value-type="float">
            <text:p>-1.653411</text:p>
          </table:table-cell>
          <table:table-cell office:value-type="float" office:value="-1.449029" calcext:value-type="float">
            <text:p>-1.449029</text:p>
          </table:table-cell>
          <table:table-cell office:value-type="float" office:value="-1.109466" calcext:value-type="float">
            <text:p>-1.109466</text:p>
          </table:table-cell>
          <table:table-cell office:value-type="float" office:value="-0.2943319" calcext:value-type="float">
            <text:p>-0.2943319</text:p>
          </table:table-cell>
          <table:table-cell office:value-type="float" office:value="-0.08962502" calcext:value-type="float">
            <text:p>-0.08962502</text:p>
          </table:table-cell>
          <table:table-cell office:value-type="float" office:value="-0.03655421" calcext:value-type="float">
            <text:p>-0.03655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05301" calcext:value-type="float">
            <text:p>-0.0405301</text:p>
          </table:table-cell>
          <table:table-cell office:value-type="float" office:value="0.005200432" calcext:value-type="float">
            <text:p>0.00520043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8773" calcext:value-type="float">
            <text:p>-2.32877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2" calcext:value-type="float">
            <text:p>6082002</text:p>
          </table:table-cell>
          <table:table-cell office:value-type="float" office:value="265.7002" calcext:value-type="float">
            <text:p>265.7002</text:p>
          </table:table-cell>
          <table:table-cell office:value-type="float" office:value="351.3363" calcext:value-type="float">
            <text:p>351.3363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83.3586" calcext:value-type="float">
            <text:p>983.3586</text:p>
          </table:table-cell>
          <table:table-cell office:value-type="float" office:value="-4.146338" calcext:value-type="float">
            <text:p>-4.146338</text:p>
          </table:table-cell>
          <table:table-cell office:value-type="float" office:value="0" calcext:value-type="float">
            <text:p>0</text:p>
          </table:table-cell>
          <table:table-cell office:value-type="float" office:value="0.1640098" calcext:value-type="float">
            <text:p>0.1640098</text:p>
          </table:table-cell>
          <table:table-cell office:value-type="float" office:value="0.2194201" calcext:value-type="float">
            <text:p>0.2194201</text:p>
          </table:table-cell>
          <table:table-cell office:value-type="float" office:value="0.1867139" calcext:value-type="float">
            <text:p>0.1867139</text:p>
          </table:table-cell>
          <table:table-cell office:value-type="float" office:value="0.1835026" calcext:value-type="float">
            <text:p>0.1835026</text:p>
          </table:table-cell>
          <table:table-cell office:value-type="float" office:value="0.1840925" calcext:value-type="float">
            <text:p>0.1840925</text:p>
          </table:table-cell>
          <table:table-cell office:value-type="float" office:value="0.1635492" calcext:value-type="float">
            <text:p>0.1635492</text:p>
          </table:table-cell>
          <table:table-cell office:value-type="float" office:value="0.1628018" calcext:value-type="float">
            <text:p>0.1628018</text:p>
          </table:table-cell>
          <table:table-cell office:value-type="float" office:value="0.2766582" calcext:value-type="float">
            <text:p>0.2766582</text:p>
          </table:table-cell>
          <table:table-cell office:value-type="float" office:value="0.3098836" calcext:value-type="float">
            <text:p>0.3098836</text:p>
          </table:table-cell>
          <table:table-cell office:value-type="float" office:value="0.3478178" calcext:value-type="float">
            <text:p>0.3478178</text:p>
          </table:table-cell>
          <table:table-cell office:value-type="float" office:value="0.3712632" calcext:value-type="float">
            <text:p>0.3712632</text:p>
          </table:table-cell>
          <table:table-cell office:value-type="float" office:value="0.3927245" calcext:value-type="float">
            <text:p>0.39272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91315E-016" calcext:value-type="float">
            <text:p>9.591315E-16</text:p>
          </table:table-cell>
          <table:table-cell office:value-type="float" office:value="9.23674E-016" calcext:value-type="float">
            <text:p>9.23674E-16</text:p>
          </table:table-cell>
          <table:table-cell office:value-type="float" office:value="9.815091E-016" calcext:value-type="float">
            <text:p>9.815091E-16</text:p>
          </table:table-cell>
          <table:table-cell office:value-type="float" office:value="9.62372E-016" calcext:value-type="float">
            <text:p>9.62372E-16</text:p>
          </table:table-cell>
          <table:table-cell office:value-type="float" office:value="9.294954E-016" calcext:value-type="float">
            <text:p>9.294954E-16</text:p>
          </table:table-cell>
          <table:table-cell office:value-type="float" office:value="5.045122E-018" calcext:value-type="float">
            <text:p>5.045122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741759" calcext:value-type="float">
            <text:p>-3.741759</text:p>
          </table:table-cell>
          <table:table-cell office:value-type="float" office:value="-0.4001728" calcext:value-type="float">
            <text:p>-0.4001728</text:p>
          </table:table-cell>
          <table:table-cell office:value-type="float" office:value="-1.394445" calcext:value-type="float">
            <text:p>-1.394445</text:p>
          </table:table-cell>
          <table:table-cell office:value-type="float" office:value="-1.592498" calcext:value-type="float">
            <text:p>-1.592498</text:p>
          </table:table-cell>
          <table:table-cell office:value-type="float" office:value="-1.553907" calcext:value-type="float">
            <text:p>-1.553907</text:p>
          </table:table-cell>
          <table:table-cell office:value-type="float" office:value="-1.446351" calcext:value-type="float">
            <text:p>-1.446351</text:p>
          </table:table-cell>
          <table:table-cell office:value-type="float" office:value="-1.12875" calcext:value-type="float">
            <text:p>-1.12875</text:p>
          </table:table-cell>
          <table:table-cell office:value-type="float" office:value="-0.308525" calcext:value-type="float">
            <text:p>-0.308525</text:p>
          </table:table-cell>
          <table:table-cell office:value-type="float" office:value="-0.09245823" calcext:value-type="float">
            <text:p>-0.09245823</text:p>
          </table:table-cell>
          <table:table-cell office:value-type="float" office:value="-0.03703267" calcext:value-type="float">
            <text:p>-0.03703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18018" calcext:value-type="float">
            <text:p>-7.18018</text:p>
          </table:table-cell>
          <table:table-cell office:value-type="float" office:value="0.005065017" calcext:value-type="float">
            <text:p>0.00506501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35147" calcext:value-type="float">
            <text:p>-2.33514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2" calcext:value-type="float">
            <text:p>7082002</text:p>
          </table:table-cell>
          <table:table-cell office:value-type="float" office:value="265.7002" calcext:value-type="float">
            <text:p>265.7002</text:p>
          </table:table-cell>
          <table:table-cell office:value-type="float" office:value="355.6606" calcext:value-type="float">
            <text:p>355.6606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79.0344" calcext:value-type="float">
            <text:p>979.0344</text:p>
          </table:table-cell>
          <table:table-cell office:value-type="float" office:value="-4.146338" calcext:value-type="float">
            <text:p>-4.146338</text:p>
          </table:table-cell>
          <table:table-cell office:value-type="float" office:value="0" calcext:value-type="float">
            <text:p>0</text:p>
          </table:table-cell>
          <table:table-cell office:value-type="float" office:value="0.114213" calcext:value-type="float">
            <text:p>0.114213</text:p>
          </table:table-cell>
          <table:table-cell office:value-type="float" office:value="0.1851144" calcext:value-type="float">
            <text:p>0.1851144</text:p>
          </table:table-cell>
          <table:table-cell office:value-type="float" office:value="0.183625" calcext:value-type="float">
            <text:p>0.183625</text:p>
          </table:table-cell>
          <table:table-cell office:value-type="float" office:value="0.1825683" calcext:value-type="float">
            <text:p>0.1825683</text:p>
          </table:table-cell>
          <table:table-cell office:value-type="float" office:value="0.1825969" calcext:value-type="float">
            <text:p>0.1825969</text:p>
          </table:table-cell>
          <table:table-cell office:value-type="float" office:value="0.1632542" calcext:value-type="float">
            <text:p>0.1632542</text:p>
          </table:table-cell>
          <table:table-cell office:value-type="float" office:value="0.1614881" calcext:value-type="float">
            <text:p>0.1614881</text:p>
          </table:table-cell>
          <table:table-cell office:value-type="float" office:value="0.2743884" calcext:value-type="float">
            <text:p>0.2743884</text:p>
          </table:table-cell>
          <table:table-cell office:value-type="float" office:value="0.3084348" calcext:value-type="float">
            <text:p>0.3084348</text:p>
          </table:table-cell>
          <table:table-cell office:value-type="float" office:value="0.3470746" calcext:value-type="float">
            <text:p>0.3470746</text:p>
          </table:table-cell>
          <table:table-cell office:value-type="float" office:value="0.3706146" calcext:value-type="float">
            <text:p>0.3706146</text:p>
          </table:table-cell>
          <table:table-cell office:value-type="float" office:value="0.3921563" calcext:value-type="float">
            <text:p>0.3921563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592495E-016" calcext:value-type="float">
            <text:p>9.592495E-16</text:p>
          </table:table-cell>
          <table:table-cell office:value-type="float" office:value="9.236681E-016" calcext:value-type="float">
            <text:p>9.236681E-16</text:p>
          </table:table-cell>
          <table:table-cell office:value-type="float" office:value="9.815025E-016" calcext:value-type="float">
            <text:p>9.815025E-16</text:p>
          </table:table-cell>
          <table:table-cell office:value-type="float" office:value="9.623714E-016" calcext:value-type="float">
            <text:p>9.623714E-16</text:p>
          </table:table-cell>
          <table:table-cell office:value-type="float" office:value="9.29476E-016" calcext:value-type="float">
            <text:p>9.29476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2.0868" calcext:value-type="float">
            <text:p>-62.0868</text:p>
          </table:table-cell>
          <table:table-cell office:value-type="float" office:value="-1.490109" calcext:value-type="float">
            <text:p>-1.490109</text:p>
          </table:table-cell>
          <table:table-cell office:value-type="float" office:value="-1.584299" calcext:value-type="float">
            <text:p>-1.584299</text:p>
          </table:table-cell>
          <table:table-cell office:value-type="float" office:value="-1.655904" calcext:value-type="float">
            <text:p>-1.655904</text:p>
          </table:table-cell>
          <table:table-cell office:value-type="float" office:value="-1.654411" calcext:value-type="float">
            <text:p>-1.654411</text:p>
          </table:table-cell>
          <table:table-cell office:value-type="float" office:value="-1.466419" calcext:value-type="float">
            <text:p>-1.466419</text:p>
          </table:table-cell>
          <table:table-cell office:value-type="float" office:value="-1.195765" calcext:value-type="float">
            <text:p>-1.195765</text:p>
          </table:table-cell>
          <table:table-cell office:value-type="float" office:value="-0.3315607" calcext:value-type="float">
            <text:p>-0.3315607</text:p>
          </table:table-cell>
          <table:table-cell office:value-type="float" office:value="-0.09658667" calcext:value-type="float">
            <text:p>-0.09658667</text:p>
          </table:table-cell>
          <table:table-cell office:value-type="float" office:value="-0.03780233" calcext:value-type="float">
            <text:p>-0.03780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60167" calcext:value-type="float">
            <text:p>-40.60167</text:p>
          </table:table-cell>
          <table:table-cell office:value-type="float" office:value="0.005027383" calcext:value-type="float">
            <text:p>0.00502738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40455" calcext:value-type="float">
            <text:p>-2.34045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2" calcext:value-type="float">
            <text:p>8082002</text:p>
          </table:table-cell>
          <table:table-cell office:value-type="float" office:value="265.7002" calcext:value-type="float">
            <text:p>265.7002</text:p>
          </table:table-cell>
          <table:table-cell office:value-type="float" office:value="359.1502" calcext:value-type="float">
            <text:p>359.1502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75.5444" calcext:value-type="float">
            <text:p>975.5444</text:p>
          </table:table-cell>
          <table:table-cell office:value-type="float" office:value="-4.146338" calcext:value-type="float">
            <text:p>-4.146338</text:p>
          </table:table-cell>
          <table:table-cell office:value-type="float" office:value="0" calcext:value-type="float">
            <text:p>0</text:p>
          </table:table-cell>
          <table:table-cell office:value-type="float" office:value="0.1103871" calcext:value-type="float">
            <text:p>0.1103871</text:p>
          </table:table-cell>
          <table:table-cell office:value-type="float" office:value="0.178359" calcext:value-type="float">
            <text:p>0.178359</text:p>
          </table:table-cell>
          <table:table-cell office:value-type="float" office:value="0.1794274" calcext:value-type="float">
            <text:p>0.1794274</text:p>
          </table:table-cell>
          <table:table-cell office:value-type="float" office:value="0.1797973" calcext:value-type="float">
            <text:p>0.1797973</text:p>
          </table:table-cell>
          <table:table-cell office:value-type="float" office:value="0.1795649" calcext:value-type="float">
            <text:p>0.1795649</text:p>
          </table:table-cell>
          <table:table-cell office:value-type="float" office:value="0.1625219" calcext:value-type="float">
            <text:p>0.1625219</text:p>
          </table:table-cell>
          <table:table-cell office:value-type="float" office:value="0.1593023" calcext:value-type="float">
            <text:p>0.1593023</text:p>
          </table:table-cell>
          <table:table-cell office:value-type="float" office:value="0.2714049" calcext:value-type="float">
            <text:p>0.2714049</text:p>
          </table:table-cell>
          <table:table-cell office:value-type="float" office:value="0.3066009" calcext:value-type="float">
            <text:p>0.3066009</text:p>
          </table:table-cell>
          <table:table-cell office:value-type="float" office:value="0.3460941" calcext:value-type="float">
            <text:p>0.3460941</text:p>
          </table:table-cell>
          <table:table-cell office:value-type="float" office:value="0.3697534" calcext:value-type="float">
            <text:p>0.3697534</text:p>
          </table:table-cell>
          <table:table-cell office:value-type="float" office:value="0.3914129" calcext:value-type="float">
            <text:p>0.3914129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59362E-016" calcext:value-type="float">
            <text:p>9.59362E-16</text:p>
          </table:table-cell>
          <table:table-cell office:value-type="float" office:value="9.23663E-016" calcext:value-type="float">
            <text:p>9.23663E-16</text:p>
          </table:table-cell>
          <table:table-cell office:value-type="float" office:value="9.814967E-016" calcext:value-type="float">
            <text:p>9.814967E-16</text:p>
          </table:table-cell>
          <table:table-cell office:value-type="float" office:value="9.623689E-016" calcext:value-type="float">
            <text:p>9.623689E-16</text:p>
          </table:table-cell>
          <table:table-cell office:value-type="float" office:value="9.294606E-016" calcext:value-type="float">
            <text:p>9.294606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1.32975" calcext:value-type="float">
            <text:p>-81.32975</text:p>
          </table:table-cell>
          <table:table-cell office:value-type="float" office:value="-1.986803" calcext:value-type="float">
            <text:p>-1.986803</text:p>
          </table:table-cell>
          <table:table-cell office:value-type="float" office:value="-1.89355" calcext:value-type="float">
            <text:p>-1.89355</text:p>
          </table:table-cell>
          <table:table-cell office:value-type="float" office:value="-1.862948" calcext:value-type="float">
            <text:p>-1.862948</text:p>
          </table:table-cell>
          <table:table-cell office:value-type="float" office:value="-1.882481" calcext:value-type="float">
            <text:p>-1.882481</text:p>
          </table:table-cell>
          <table:table-cell office:value-type="float" office:value="-1.517733" calcext:value-type="float">
            <text:p>-1.517733</text:p>
          </table:table-cell>
          <table:table-cell office:value-type="float" office:value="-1.317723" calcext:value-type="float">
            <text:p>-1.317723</text:p>
          </table:table-cell>
          <table:table-cell office:value-type="float" office:value="-0.3648835" calcext:value-type="float">
            <text:p>-0.3648835</text:p>
          </table:table-cell>
          <table:table-cell office:value-type="float" office:value="-0.1021175" calcext:value-type="float">
            <text:p>-0.1021175</text:p>
          </table:table-cell>
          <table:table-cell office:value-type="float" office:value="-0.03884709" calcext:value-type="float">
            <text:p>-0.03884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09252" calcext:value-type="float">
            <text:p>-51.09252</text:p>
          </table:table-cell>
          <table:table-cell office:value-type="float" office:value="0.005006172" calcext:value-type="float">
            <text:p>0.00500617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45451" calcext:value-type="float">
            <text:p>-2.3454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2" calcext:value-type="float">
            <text:p>9082002</text:p>
          </table:table-cell>
          <table:table-cell office:value-type="float" office:value="265.7002" calcext:value-type="float">
            <text:p>265.7002</text:p>
          </table:table-cell>
          <table:table-cell office:value-type="float" office:value="361.7432" calcext:value-type="float">
            <text:p>361.7432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72.9512" calcext:value-type="float">
            <text:p>972.9512</text:p>
          </table:table-cell>
          <table:table-cell office:value-type="float" office:value="-4.146338" calcext:value-type="float">
            <text:p>-4.146338</text:p>
          </table:table-cell>
          <table:table-cell office:value-type="float" office:value="0" calcext:value-type="float">
            <text:p>0</text:p>
          </table:table-cell>
          <table:table-cell office:value-type="float" office:value="0.1155571" calcext:value-type="float">
            <text:p>0.1155571</text:p>
          </table:table-cell>
          <table:table-cell office:value-type="float" office:value="0.1782518" calcext:value-type="float">
            <text:p>0.1782518</text:p>
          </table:table-cell>
          <table:table-cell office:value-type="float" office:value="0.1787273" calcext:value-type="float">
            <text:p>0.1787273</text:p>
          </table:table-cell>
          <table:table-cell office:value-type="float" office:value="0.1790587" calcext:value-type="float">
            <text:p>0.1790587</text:p>
          </table:table-cell>
          <table:table-cell office:value-type="float" office:value="0.1790341" calcext:value-type="float">
            <text:p>0.1790341</text:p>
          </table:table-cell>
          <table:table-cell office:value-type="float" office:value="0.1619424" calcext:value-type="float">
            <text:p>0.1619424</text:p>
          </table:table-cell>
          <table:table-cell office:value-type="float" office:value="0.1579005" calcext:value-type="float">
            <text:p>0.1579005</text:p>
          </table:table-cell>
          <table:table-cell office:value-type="float" office:value="0.2686086" calcext:value-type="float">
            <text:p>0.2686086</text:p>
          </table:table-cell>
          <table:table-cell office:value-type="float" office:value="0.3047886" calcext:value-type="float">
            <text:p>0.3047886</text:p>
          </table:table-cell>
          <table:table-cell office:value-type="float" office:value="0.3451103" calcext:value-type="float">
            <text:p>0.3451103</text:p>
          </table:table-cell>
          <table:table-cell office:value-type="float" office:value="0.3690534" calcext:value-type="float">
            <text:p>0.3690534</text:p>
          </table:table-cell>
          <table:table-cell office:value-type="float" office:value="0.3907103" calcext:value-type="float">
            <text:p>0.3907103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594675E-016" calcext:value-type="float">
            <text:p>9.594675E-16</text:p>
          </table:table-cell>
          <table:table-cell office:value-type="float" office:value="9.236576E-016" calcext:value-type="float">
            <text:p>9.236576E-16</text:p>
          </table:table-cell>
          <table:table-cell office:value-type="float" office:value="9.814937E-016" calcext:value-type="float">
            <text:p>9.814937E-16</text:p>
          </table:table-cell>
          <table:table-cell office:value-type="float" office:value="9.623647E-016" calcext:value-type="float">
            <text:p>9.623647E-16</text:p>
          </table:table-cell>
          <table:table-cell office:value-type="float" office:value="9.294447E-016" calcext:value-type="float">
            <text:p>9.294447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8.04393" calcext:value-type="float">
            <text:p>-58.04393</text:p>
          </table:table-cell>
          <table:table-cell office:value-type="float" office:value="-1.995538" calcext:value-type="float">
            <text:p>-1.995538</text:p>
          </table:table-cell>
          <table:table-cell office:value-type="float" office:value="-1.951624" calcext:value-type="float">
            <text:p>-1.951624</text:p>
          </table:table-cell>
          <table:table-cell office:value-type="float" office:value="-1.92308" calcext:value-type="float">
            <text:p>-1.92308</text:p>
          </table:table-cell>
          <table:table-cell office:value-type="float" office:value="-1.925985" calcext:value-type="float">
            <text:p>-1.925985</text:p>
          </table:table-cell>
          <table:table-cell office:value-type="float" office:value="-1.559816" calcext:value-type="float">
            <text:p>-1.559816</text:p>
          </table:table-cell>
          <table:table-cell office:value-type="float" office:value="-1.403328" calcext:value-type="float">
            <text:p>-1.403328</text:p>
          </table:table-cell>
          <table:table-cell office:value-type="float" office:value="-0.3995745" calcext:value-type="float">
            <text:p>-0.3995745</text:p>
          </table:table-cell>
          <table:table-cell office:value-type="float" office:value="-0.1079364" calcext:value-type="float">
            <text:p>-0.1079364</text:p>
          </table:table-cell>
          <table:table-cell office:value-type="float" office:value="-0.03992856" calcext:value-type="float">
            <text:p>-0.03992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03797" calcext:value-type="float">
            <text:p>-35.03797</text:p>
          </table:table-cell>
          <table:table-cell office:value-type="float" office:value="0.00499175" calcext:value-type="float">
            <text:p>0.0049917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51008" calcext:value-type="float">
            <text:p>-2.35100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2" calcext:value-type="float">
            <text:p>10082002</text:p>
          </table:table-cell>
          <table:table-cell office:value-type="float" office:value="265.8002" calcext:value-type="float">
            <text:p>265.8002</text:p>
          </table:table-cell>
          <table:table-cell office:value-type="float" office:value="364.5916" calcext:value-type="float">
            <text:p>364.5916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70.2027" calcext:value-type="float">
            <text:p>970.2027</text:p>
          </table:table-cell>
          <table:table-cell office:value-type="float" office:value="-4.146272" calcext:value-type="float">
            <text:p>-4.146272</text:p>
          </table:table-cell>
          <table:table-cell office:value-type="float" office:value="0" calcext:value-type="float">
            <text:p>0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1777453" calcext:value-type="float">
            <text:p>0.1777453</text:p>
          </table:table-cell>
          <table:table-cell office:value-type="float" office:value="0.1780916" calcext:value-type="float">
            <text:p>0.1780916</text:p>
          </table:table-cell>
          <table:table-cell office:value-type="float" office:value="0.1783721" calcext:value-type="float">
            <text:p>0.1783721</text:p>
          </table:table-cell>
          <table:table-cell office:value-type="float" office:value="0.1784295" calcext:value-type="float">
            <text:p>0.1784295</text:p>
          </table:table-cell>
          <table:table-cell office:value-type="float" office:value="0.1613202" calcext:value-type="float">
            <text:p>0.1613202</text:p>
          </table:table-cell>
          <table:table-cell office:value-type="float" office:value="0.1565582" calcext:value-type="float">
            <text:p>0.1565582</text:p>
          </table:table-cell>
          <table:table-cell office:value-type="float" office:value="0.2657692" calcext:value-type="float">
            <text:p>0.2657692</text:p>
          </table:table-cell>
          <table:table-cell office:value-type="float" office:value="0.3029496" calcext:value-type="float">
            <text:p>0.3029496</text:p>
          </table:table-cell>
          <table:table-cell office:value-type="float" office:value="0.3440593" calcext:value-type="float">
            <text:p>0.3440593</text:p>
          </table:table-cell>
          <table:table-cell office:value-type="float" office:value="0.3682149" calcext:value-type="float">
            <text:p>0.3682149</text:p>
          </table:table-cell>
          <table:table-cell office:value-type="float" office:value="0.3901016" calcext:value-type="float">
            <text:p>0.390101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95762E-016" calcext:value-type="float">
            <text:p>9.595762E-16</text:p>
          </table:table-cell>
          <table:table-cell office:value-type="float" office:value="9.236513E-016" calcext:value-type="float">
            <text:p>9.236513E-16</text:p>
          </table:table-cell>
          <table:table-cell office:value-type="float" office:value="9.814895E-016" calcext:value-type="float">
            <text:p>9.814895E-16</text:p>
          </table:table-cell>
          <table:table-cell office:value-type="float" office:value="9.623617E-016" calcext:value-type="float">
            <text:p>9.623617E-16</text:p>
          </table:table-cell>
          <table:table-cell office:value-type="float" office:value="9.294297E-016" calcext:value-type="float">
            <text:p>9.294297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8.29762" calcext:value-type="float">
            <text:p>-58.29762</text:p>
          </table:table-cell>
          <table:table-cell office:value-type="float" office:value="-2.039858" calcext:value-type="float">
            <text:p>-2.039858</text:p>
          </table:table-cell>
          <table:table-cell office:value-type="float" office:value="-2.006028" calcext:value-type="float">
            <text:p>-2.006028</text:p>
          </table:table-cell>
          <table:table-cell office:value-type="float" office:value="-1.980919" calcext:value-type="float">
            <text:p>-1.980919</text:p>
          </table:table-cell>
          <table:table-cell office:value-type="float" office:value="-1.976902" calcext:value-type="float">
            <text:p>-1.976902</text:p>
          </table:table-cell>
          <table:table-cell office:value-type="float" office:value="-1.606475" calcext:value-type="float">
            <text:p>-1.606475</text:p>
          </table:table-cell>
          <table:table-cell office:value-type="float" office:value="-1.491387" calcext:value-type="float">
            <text:p>-1.491387</text:p>
          </table:table-cell>
          <table:table-cell office:value-type="float" office:value="-0.4386" calcext:value-type="float">
            <text:p>-0.4386</text:p>
          </table:table-cell>
          <table:table-cell office:value-type="float" office:value="-0.1142157" calcext:value-type="float">
            <text:p>-0.1142157</text:p>
          </table:table-cell>
          <table:table-cell office:value-type="float" office:value="-0.04112028" calcext:value-type="float">
            <text:p>-0.04112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.797" calcext:value-type="float">
            <text:p>-36.797</text:p>
          </table:table-cell>
          <table:table-cell office:value-type="float" office:value="0.004975552" calcext:value-type="float">
            <text:p>0.00497555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5706" calcext:value-type="float">
            <text:p>-2.3570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2" calcext:value-type="float">
            <text:p>11082002</text:p>
          </table:table-cell>
          <table:table-cell office:value-type="float" office:value="265.8002" calcext:value-type="float">
            <text:p>265.8002</text:p>
          </table:table-cell>
          <table:table-cell office:value-type="float" office:value="367.8514" calcext:value-type="float">
            <text:p>367.8514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66.9427" calcext:value-type="float">
            <text:p>966.9427</text:p>
          </table:table-cell>
          <table:table-cell office:value-type="float" office:value="-4.146272" calcext:value-type="float">
            <text:p>-4.146272</text:p>
          </table:table-cell>
          <table:table-cell office:value-type="float" office:value="0" calcext:value-type="float">
            <text:p>0</text:p>
          </table:table-cell>
          <table:table-cell office:value-type="float" office:value="0.1097964" calcext:value-type="float">
            <text:p>0.1097964</text:p>
          </table:table-cell>
          <table:table-cell office:value-type="float" office:value="0.1763714" calcext:value-type="float">
            <text:p>0.1763714</text:p>
          </table:table-cell>
          <table:table-cell office:value-type="float" office:value="0.1767138" calcext:value-type="float">
            <text:p>0.1767138</text:p>
          </table:table-cell>
          <table:table-cell office:value-type="float" office:value="0.177085" calcext:value-type="float">
            <text:p>0.177085</text:p>
          </table:table-cell>
          <table:table-cell office:value-type="float" office:value="0.1770997" calcext:value-type="float">
            <text:p>0.1770997</text:p>
          </table:table-cell>
          <table:table-cell office:value-type="float" office:value="0.1605202" calcext:value-type="float">
            <text:p>0.1605202</text:p>
          </table:table-cell>
          <table:table-cell office:value-type="float" office:value="0.154982" calcext:value-type="float">
            <text:p>0.154982</text:p>
          </table:table-cell>
          <table:table-cell office:value-type="float" office:value="0.2626162" calcext:value-type="float">
            <text:p>0.2626162</text:p>
          </table:table-cell>
          <table:table-cell office:value-type="float" office:value="0.3008701" calcext:value-type="float">
            <text:p>0.3008701</text:p>
          </table:table-cell>
          <table:table-cell office:value-type="float" office:value="0.3429023" calcext:value-type="float">
            <text:p>0.3429023</text:p>
          </table:table-cell>
          <table:table-cell office:value-type="float" office:value="0.3671979" calcext:value-type="float">
            <text:p>0.3671979</text:p>
          </table:table-cell>
          <table:table-cell office:value-type="float" office:value="0.389489" calcext:value-type="float">
            <text:p>0.38948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96907E-016" calcext:value-type="float">
            <text:p>9.596907E-16</text:p>
          </table:table-cell>
          <table:table-cell office:value-type="float" office:value="9.236453E-016" calcext:value-type="float">
            <text:p>9.236453E-16</text:p>
          </table:table-cell>
          <table:table-cell office:value-type="float" office:value="9.814847E-016" calcext:value-type="float">
            <text:p>9.814847E-16</text:p>
          </table:table-cell>
          <table:table-cell office:value-type="float" office:value="9.623572E-016" calcext:value-type="float">
            <text:p>9.623572E-16</text:p>
          </table:table-cell>
          <table:table-cell office:value-type="float" office:value="9.294156E-016" calcext:value-type="float">
            <text:p>9.294156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4.16328" calcext:value-type="float">
            <text:p>-84.16328</text:p>
          </table:table-cell>
          <table:table-cell office:value-type="float" office:value="-2.166257" calcext:value-type="float">
            <text:p>-2.166257</text:p>
          </table:table-cell>
          <table:table-cell office:value-type="float" office:value="-2.129776" calcext:value-type="float">
            <text:p>-2.129776</text:p>
          </table:table-cell>
          <table:table-cell office:value-type="float" office:value="-2.094572" calcext:value-type="float">
            <text:p>-2.094572</text:p>
          </table:table-cell>
          <table:table-cell office:value-type="float" office:value="-2.094253" calcext:value-type="float">
            <text:p>-2.094253</text:p>
          </table:table-cell>
          <table:table-cell office:value-type="float" office:value="-1.668779" calcext:value-type="float">
            <text:p>-1.668779</text:p>
          </table:table-cell>
          <table:table-cell office:value-type="float" office:value="-1.602894" calcext:value-type="float">
            <text:p>-1.602894</text:p>
          </table:table-cell>
          <table:table-cell office:value-type="float" office:value="-0.4869476" calcext:value-type="float">
            <text:p>-0.4869476</text:p>
          </table:table-cell>
          <table:table-cell office:value-type="float" office:value="-0.1218036" calcext:value-type="float">
            <text:p>-0.1218036</text:p>
          </table:table-cell>
          <table:table-cell office:value-type="float" office:value="-0.04247831" calcext:value-type="float">
            <text:p>-0.04247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10371" calcext:value-type="float">
            <text:p>-70.10371</text:p>
          </table:table-cell>
          <table:table-cell office:value-type="float" office:value="0.004987325" calcext:value-type="float">
            <text:p>0.00498732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3503" calcext:value-type="float">
            <text:p>-2.36350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2" calcext:value-type="float">
            <text:p>12082002</text:p>
          </table:table-cell>
          <table:table-cell office:value-type="float" office:value="288.4002" calcext:value-type="float">
            <text:p>288.4002</text:p>
          </table:table-cell>
          <table:table-cell office:value-type="float" office:value="370.4294" calcext:value-type="float">
            <text:p>370.4294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86.5191" calcext:value-type="float">
            <text:p>986.5191</text:p>
          </table:table-cell>
          <table:table-cell office:value-type="float" office:value="-3.700676" calcext:value-type="float">
            <text:p>-3.700676</text:p>
          </table:table-cell>
          <table:table-cell office:value-type="float" office:value="0" calcext:value-type="float">
            <text:p>0</text:p>
          </table:table-cell>
          <table:table-cell office:value-type="float" office:value="0.5209742" calcext:value-type="float">
            <text:p>0.5209742</text:p>
          </table:table-cell>
          <table:table-cell office:value-type="float" office:value="0.470916" calcext:value-type="float">
            <text:p>0.470916</text:p>
          </table:table-cell>
          <table:table-cell office:value-type="float" office:value="0.1797243" calcext:value-type="float">
            <text:p>0.1797243</text:p>
          </table:table-cell>
          <table:table-cell office:value-type="float" office:value="0.191746" calcext:value-type="float">
            <text:p>0.191746</text:p>
          </table:table-cell>
          <table:table-cell office:value-type="float" office:value="0.1793131" calcext:value-type="float">
            <text:p>0.1793131</text:p>
          </table:table-cell>
          <table:table-cell office:value-type="float" office:value="0.1603252" calcext:value-type="float">
            <text:p>0.1603252</text:p>
          </table:table-cell>
          <table:table-cell office:value-type="float" office:value="0.197202" calcext:value-type="float">
            <text:p>0.197202</text:p>
          </table:table-cell>
          <table:table-cell office:value-type="float" office:value="0.260666" calcext:value-type="float">
            <text:p>0.260666</text:p>
          </table:table-cell>
          <table:table-cell office:value-type="float" office:value="0.2993952" calcext:value-type="float">
            <text:p>0.2993952</text:p>
          </table:table-cell>
          <table:table-cell office:value-type="float" office:value="0.3421054" calcext:value-type="float">
            <text:p>0.3421054</text:p>
          </table:table-cell>
          <table:table-cell office:value-type="float" office:value="0.3665985" calcext:value-type="float">
            <text:p>0.3665985</text:p>
          </table:table-cell>
          <table:table-cell office:value-type="float" office:value="0.3890665" calcext:value-type="float">
            <text:p>0.3890665</text:p>
          </table:table-cell>
          <table:table-cell office:value-type="float" office:value="0.462375" calcext:value-type="float">
            <text:p>0.462375</text:p>
          </table:table-cell>
          <table:table-cell office:value-type="float" office:value="0" calcext:value-type="float">
            <text:p>0</text:p>
          </table:table-cell>
          <table:table-cell office:value-type="float" office:value="9.597962E-016" calcext:value-type="float">
            <text:p>9.597962E-16</text:p>
          </table:table-cell>
          <table:table-cell office:value-type="float" office:value="9.236409E-016" calcext:value-type="float">
            <text:p>9.236409E-16</text:p>
          </table:table-cell>
          <table:table-cell office:value-type="float" office:value="9.814794E-016" calcext:value-type="float">
            <text:p>9.814794E-16</text:p>
          </table:table-cell>
          <table:table-cell office:value-type="float" office:value="9.623533E-016" calcext:value-type="float">
            <text:p>9.623533E-16</text:p>
          </table:table-cell>
          <table:table-cell office:value-type="float" office:value="9.294015E-016" calcext:value-type="float">
            <text:p>9.294015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1049042" calcext:value-type="float">
            <text:p>-0.001049042</text:p>
          </table:table-cell>
          <table:table-cell office:value-type="float" office:value="-0.002297226" calcext:value-type="float">
            <text:p>-0.002297226</text:p>
          </table:table-cell>
          <table:table-cell office:value-type="float" office:value="-1.873904" calcext:value-type="float">
            <text:p>-1.873904</text:p>
          </table:table-cell>
          <table:table-cell office:value-type="float" office:value="-1.134588" calcext:value-type="float">
            <text:p>-1.134588</text:p>
          </table:table-cell>
          <table:table-cell office:value-type="float" office:value="-1.905823" calcext:value-type="float">
            <text:p>-1.905823</text:p>
          </table:table-cell>
          <table:table-cell office:value-type="float" office:value="-1.684936" calcext:value-type="float">
            <text:p>-1.684936</text:p>
          </table:table-cell>
          <table:table-cell office:value-type="float" office:value="-0.287893" calcext:value-type="float">
            <text:p>-0.287893</text:p>
          </table:table-cell>
          <table:table-cell office:value-type="float" office:value="-0.5201474" calcext:value-type="float">
            <text:p>-0.5201474</text:p>
          </table:table-cell>
          <table:table-cell office:value-type="float" office:value="-0.1275765" calcext:value-type="float">
            <text:p>-0.1275765</text:p>
          </table:table-cell>
          <table:table-cell office:value-type="float" office:value="-0.04345142" calcext:value-type="float">
            <text:p>-0.04345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8383667" calcext:value-type="float">
            <text:p>-0.008383667</text:p>
          </table:table-cell>
          <table:table-cell office:value-type="float" office:value="0.004954199" calcext:value-type="float">
            <text:p>0.00495419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0315" calcext:value-type="float">
            <text:p>-2.3703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2" calcext:value-type="float">
            <text:p>13082002</text:p>
          </table:table-cell>
          <table:table-cell office:value-type="float" office:value="288.4002" calcext:value-type="float">
            <text:p>288.4002</text:p>
          </table:table-cell>
          <table:table-cell office:value-type="float" office:value="375.6818" calcext:value-type="float">
            <text:p>375.6818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81.2661" calcext:value-type="float">
            <text:p>981.2661</text:p>
          </table:table-cell>
          <table:table-cell office:value-type="float" office:value="-3.700676" calcext:value-type="float">
            <text:p>-3.700676</text:p>
          </table:table-cell>
          <table:table-cell office:value-type="float" office:value="0" calcext:value-type="float">
            <text:p>0</text:p>
          </table:table-cell>
          <table:table-cell office:value-type="float" office:value="0.3919372" calcext:value-type="float">
            <text:p>0.3919372</text:p>
          </table:table-cell>
          <table:table-cell office:value-type="float" office:value="0.3951423" calcext:value-type="float">
            <text:p>0.3951423</text:p>
          </table:table-cell>
          <table:table-cell office:value-type="float" office:value="0.1870521" calcext:value-type="float">
            <text:p>0.1870521</text:p>
          </table:table-cell>
          <table:table-cell office:value-type="float" office:value="0.1922466" calcext:value-type="float">
            <text:p>0.1922466</text:p>
          </table:table-cell>
          <table:table-cell office:value-type="float" office:value="0.1845955" calcext:value-type="float">
            <text:p>0.1845955</text:p>
          </table:table-cell>
          <table:table-cell office:value-type="float" office:value="0.1610831" calcext:value-type="float">
            <text:p>0.1610831</text:p>
          </table:table-cell>
          <table:table-cell office:value-type="float" office:value="0.194007" calcext:value-type="float">
            <text:p>0.194007</text:p>
          </table:table-cell>
          <table:table-cell office:value-type="float" office:value="0.2607379" calcext:value-type="float">
            <text:p>0.2607379</text:p>
          </table:table-cell>
          <table:table-cell office:value-type="float" office:value="0.2990063" calcext:value-type="float">
            <text:p>0.2990063</text:p>
          </table:table-cell>
          <table:table-cell office:value-type="float" office:value="0.3419569" calcext:value-type="float">
            <text:p>0.3419569</text:p>
          </table:table-cell>
          <table:table-cell office:value-type="float" office:value="0.3666806" calcext:value-type="float">
            <text:p>0.3666806</text:p>
          </table:table-cell>
          <table:table-cell office:value-type="float" office:value="0.3889698" calcext:value-type="float">
            <text:p>0.38896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98877E-016" calcext:value-type="float">
            <text:p>9.598877E-16</text:p>
          </table:table-cell>
          <table:table-cell office:value-type="float" office:value="9.23633E-016" calcext:value-type="float">
            <text:p>9.23633E-16</text:p>
          </table:table-cell>
          <table:table-cell office:value-type="float" office:value="9.814793E-016" calcext:value-type="float">
            <text:p>9.814793E-16</text:p>
          </table:table-cell>
          <table:table-cell office:value-type="float" office:value="9.623502E-016" calcext:value-type="float">
            <text:p>9.623502E-16</text:p>
          </table:table-cell>
          <table:table-cell office:value-type="float" office:value="9.293847E-016" calcext:value-type="float">
            <text:p>9.293847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6834812" calcext:value-type="float">
            <text:p>-0.006834812</text:p>
          </table:table-cell>
          <table:table-cell office:value-type="float" office:value="-0.006514227" calcext:value-type="float">
            <text:p>-0.006514227</text:p>
          </table:table-cell>
          <table:table-cell office:value-type="float" office:value="-1.376899" calcext:value-type="float">
            <text:p>-1.376899</text:p>
          </table:table-cell>
          <table:table-cell office:value-type="float" office:value="-1.112331" calcext:value-type="float">
            <text:p>-1.112331</text:p>
          </table:table-cell>
          <table:table-cell office:value-type="float" office:value="-1.522894" calcext:value-type="float">
            <text:p>-1.522894</text:p>
          </table:table-cell>
          <table:table-cell office:value-type="float" office:value="-1.625219" calcext:value-type="float">
            <text:p>-1.625219</text:p>
          </table:table-cell>
          <table:table-cell office:value-type="float" office:value="-0.3234363" calcext:value-type="float">
            <text:p>-0.3234363</text:p>
          </table:table-cell>
          <table:table-cell office:value-type="float" office:value="-0.5188869" calcext:value-type="float">
            <text:p>-0.5188869</text:p>
          </table:table-cell>
          <table:table-cell office:value-type="float" office:value="-0.1291363" calcext:value-type="float">
            <text:p>-0.1291363</text:p>
          </table:table-cell>
          <table:table-cell office:value-type="float" office:value="-0.04363411" calcext:value-type="float">
            <text:p>-0.04363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91737" calcext:value-type="float">
            <text:p>-0.00691737</text:p>
          </table:table-cell>
          <table:table-cell office:value-type="float" office:value="0.004873525" calcext:value-type="float">
            <text:p>0.00487352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6874" calcext:value-type="float">
            <text:p>-2.37687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2" calcext:value-type="float">
            <text:p>14082002</text:p>
          </table:table-cell>
          <table:table-cell office:value-type="float" office:value="288.4002" calcext:value-type="float">
            <text:p>288.4002</text:p>
          </table:table-cell>
          <table:table-cell office:value-type="float" office:value="383.3574" calcext:value-type="float">
            <text:p>383.3574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73.5907" calcext:value-type="float">
            <text:p>973.5907</text:p>
          </table:table-cell>
          <table:table-cell office:value-type="float" office:value="-3.700676" calcext:value-type="float">
            <text:p>-3.700676</text:p>
          </table:table-cell>
          <table:table-cell office:value-type="float" office:value="0" calcext:value-type="float">
            <text:p>0</text:p>
          </table:table-cell>
          <table:table-cell office:value-type="float" office:value="0.2563068" calcext:value-type="float">
            <text:p>0.2563068</text:p>
          </table:table-cell>
          <table:table-cell office:value-type="float" office:value="0.280414" calcext:value-type="float">
            <text:p>0.280414</text:p>
          </table:table-cell>
          <table:table-cell office:value-type="float" office:value="0.1895475" calcext:value-type="float">
            <text:p>0.1895475</text:p>
          </table:table-cell>
          <table:table-cell office:value-type="float" office:value="0.1901798" calcext:value-type="float">
            <text:p>0.1901798</text:p>
          </table:table-cell>
          <table:table-cell office:value-type="float" office:value="0.1866137" calcext:value-type="float">
            <text:p>0.1866137</text:p>
          </table:table-cell>
          <table:table-cell office:value-type="float" office:value="0.1617344" calcext:value-type="float">
            <text:p>0.1617344</text:p>
          </table:table-cell>
          <table:table-cell office:value-type="float" office:value="0.1887174" calcext:value-type="float">
            <text:p>0.1887174</text:p>
          </table:table-cell>
          <table:table-cell office:value-type="float" office:value="0.2600521" calcext:value-type="float">
            <text:p>0.2600521</text:p>
          </table:table-cell>
          <table:table-cell office:value-type="float" office:value="0.2981553" calcext:value-type="float">
            <text:p>0.2981553</text:p>
          </table:table-cell>
          <table:table-cell office:value-type="float" office:value="0.3415141" calcext:value-type="float">
            <text:p>0.3415141</text:p>
          </table:table-cell>
          <table:table-cell office:value-type="float" office:value="0.366504" calcext:value-type="float">
            <text:p>0.366504</text:p>
          </table:table-cell>
          <table:table-cell office:value-type="float" office:value="0.3886742" calcext:value-type="float">
            <text:p>0.38867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99745E-016" calcext:value-type="float">
            <text:p>9.599745E-16</text:p>
          </table:table-cell>
          <table:table-cell office:value-type="float" office:value="9.236254E-016" calcext:value-type="float">
            <text:p>9.236254E-16</text:p>
          </table:table-cell>
          <table:table-cell office:value-type="float" office:value="9.814776E-016" calcext:value-type="float">
            <text:p>9.814776E-16</text:p>
          </table:table-cell>
          <table:table-cell office:value-type="float" office:value="9.623491E-016" calcext:value-type="float">
            <text:p>9.623491E-16</text:p>
          </table:table-cell>
          <table:table-cell office:value-type="float" office:value="9.293684E-016" calcext:value-type="float">
            <text:p>9.293684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187734" calcext:value-type="float">
            <text:p>-0.1187734</text:p>
          </table:table-cell>
          <table:table-cell office:value-type="float" office:value="-0.06018317" calcext:value-type="float">
            <text:p>-0.06018317</text:p>
          </table:table-cell>
          <table:table-cell office:value-type="float" office:value="-1.242562" calcext:value-type="float">
            <text:p>-1.242562</text:p>
          </table:table-cell>
          <table:table-cell office:value-type="float" office:value="-1.209142" calcext:value-type="float">
            <text:p>-1.209142</text:p>
          </table:table-cell>
          <table:table-cell office:value-type="float" office:value="-1.400008" calcext:value-type="float">
            <text:p>-1.400008</text:p>
          </table:table-cell>
          <table:table-cell office:value-type="float" office:value="-1.575735" calcext:value-type="float">
            <text:p>-1.575735</text:p>
          </table:table-cell>
          <table:table-cell office:value-type="float" office:value="-0.3938635" calcext:value-type="float">
            <text:p>-0.3938635</text:p>
          </table:table-cell>
          <table:table-cell office:value-type="float" office:value="-0.5309914" calcext:value-type="float">
            <text:p>-0.5309914</text:p>
          </table:table-cell>
          <table:table-cell office:value-type="float" office:value="-0.1326161" calcext:value-type="float">
            <text:p>-0.1326161</text:p>
          </table:table-cell>
          <table:table-cell office:value-type="float" office:value="-0.04418176" calcext:value-type="float">
            <text:p>-0.04418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79177" calcext:value-type="float">
            <text:p>-0.1679177</text:p>
          </table:table-cell>
          <table:table-cell office:value-type="float" office:value="0.004777459" calcext:value-type="float">
            <text:p>0.00477745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3116" calcext:value-type="float">
            <text:p>-2.38311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2" calcext:value-type="float">
            <text:p>15082002</text:p>
          </table:table-cell>
          <table:table-cell office:value-type="float" office:value="288.4002" calcext:value-type="float">
            <text:p>288.4002</text:p>
          </table:table-cell>
          <table:table-cell office:value-type="float" office:value="389.738" calcext:value-type="float">
            <text:p>389.738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67.2101" calcext:value-type="float">
            <text:p>967.2101</text:p>
          </table:table-cell>
          <table:table-cell office:value-type="float" office:value="-3.700676" calcext:value-type="float">
            <text:p>-3.700676</text:p>
          </table:table-cell>
          <table:table-cell office:value-type="float" office:value="0" calcext:value-type="float">
            <text:p>0</text:p>
          </table:table-cell>
          <table:table-cell office:value-type="float" office:value="0.1399921" calcext:value-type="float">
            <text:p>0.1399921</text:p>
          </table:table-cell>
          <table:table-cell office:value-type="float" office:value="0.2056689" calcext:value-type="float">
            <text:p>0.2056689</text:p>
          </table:table-cell>
          <table:table-cell office:value-type="float" office:value="0.1886822" calcext:value-type="float">
            <text:p>0.1886822</text:p>
          </table:table-cell>
          <table:table-cell office:value-type="float" office:value="0.188269" calcext:value-type="float">
            <text:p>0.188269</text:p>
          </table:table-cell>
          <table:table-cell office:value-type="float" office:value="0.1865174" calcext:value-type="float">
            <text:p>0.1865174</text:p>
          </table:table-cell>
          <table:table-cell office:value-type="float" office:value="0.1622295" calcext:value-type="float">
            <text:p>0.1622295</text:p>
          </table:table-cell>
          <table:table-cell office:value-type="float" office:value="0.1831626" calcext:value-type="float">
            <text:p>0.1831626</text:p>
          </table:table-cell>
          <table:table-cell office:value-type="float" office:value="0.259055" calcext:value-type="float">
            <text:p>0.259055</text:p>
          </table:table-cell>
          <table:table-cell office:value-type="float" office:value="0.297021" calcext:value-type="float">
            <text:p>0.297021</text:p>
          </table:table-cell>
          <table:table-cell office:value-type="float" office:value="0.3409085" calcext:value-type="float">
            <text:p>0.3409085</text:p>
          </table:table-cell>
          <table:table-cell office:value-type="float" office:value="0.3662148" calcext:value-type="float">
            <text:p>0.3662148</text:p>
          </table:table-cell>
          <table:table-cell office:value-type="float" office:value="0.3882827" calcext:value-type="float">
            <text:p>0.388282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00617E-016" calcext:value-type="float">
            <text:p>9.600617E-16</text:p>
          </table:table-cell>
          <table:table-cell office:value-type="float" office:value="9.236174E-016" calcext:value-type="float">
            <text:p>9.236174E-16</text:p>
          </table:table-cell>
          <table:table-cell office:value-type="float" office:value="9.814774E-016" calcext:value-type="float">
            <text:p>9.814774E-16</text:p>
          </table:table-cell>
          <table:table-cell office:value-type="float" office:value="9.623484E-016" calcext:value-type="float">
            <text:p>9.623484E-16</text:p>
          </table:table-cell>
          <table:table-cell office:value-type="float" office:value="9.29349E-016" calcext:value-type="float">
            <text:p>9.29349E-16</text:p>
          </table:table-cell>
          <table:table-cell office:value-type="float" office:value="5.045124E-018" calcext:value-type="float">
            <text:p>5.045124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9E-038" calcext:value-type="float">
            <text:p>4.679479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5639" calcext:value-type="float">
            <text:p>-12.5639</text:p>
          </table:table-cell>
          <table:table-cell office:value-type="float" office:value="-0.6601068" calcext:value-type="float">
            <text:p>-0.6601068</text:p>
          </table:table-cell>
          <table:table-cell office:value-type="float" office:value="-1.285735" calcext:value-type="float">
            <text:p>-1.285735</text:p>
          </table:table-cell>
          <table:table-cell office:value-type="float" office:value="-1.306685" calcext:value-type="float">
            <text:p>-1.306685</text:p>
          </table:table-cell>
          <table:table-cell office:value-type="float" office:value="-1.404859" calcext:value-type="float">
            <text:p>-1.404859</text:p>
          </table:table-cell>
          <table:table-cell office:value-type="float" office:value="-1.53916" calcext:value-type="float">
            <text:p>-1.53916</text:p>
          </table:table-cell>
          <table:table-cell office:value-type="float" office:value="-0.4872408" calcext:value-type="float">
            <text:p>-0.4872408</text:p>
          </table:table-cell>
          <table:table-cell office:value-type="float" office:value="-0.5491448" calcext:value-type="float">
            <text:p>-0.5491448</text:p>
          </table:table-cell>
          <table:table-cell office:value-type="float" office:value="-0.137405" calcext:value-type="float">
            <text:p>-0.137405</text:p>
          </table:table-cell>
          <table:table-cell office:value-type="float" office:value="-0.04494083" calcext:value-type="float">
            <text:p>-0.04494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27499" calcext:value-type="float">
            <text:p>-12.27499</text:p>
          </table:table-cell>
          <table:table-cell office:value-type="float" office:value="0.004721544" calcext:value-type="float">
            <text:p>0.00472154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9412" calcext:value-type="float">
            <text:p>-2.38941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2" calcext:value-type="float">
            <text:p>16082002</text:p>
          </table:table-cell>
          <table:table-cell office:value-type="float" office:value="295.9003" calcext:value-type="float">
            <text:p>295.9003</text:p>
          </table:table-cell>
          <table:table-cell office:value-type="float" office:value="394.6796" calcext:value-type="float">
            <text:p>394.6796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69.705" calcext:value-type="float">
            <text:p>969.705</text:p>
          </table:table-cell>
          <table:table-cell office:value-type="float" office:value="-3.636966" calcext:value-type="float">
            <text:p>-3.636966</text:p>
          </table:table-cell>
          <table:table-cell office:value-type="float" office:value="0" calcext:value-type="float">
            <text:p>0</text:p>
          </table:table-cell>
          <table:table-cell office:value-type="float" office:value="0.3651592" calcext:value-type="float">
            <text:p>0.3651592</text:p>
          </table:table-cell>
          <table:table-cell office:value-type="float" office:value="0.2177191" calcext:value-type="float">
            <text:p>0.2177191</text:p>
          </table:table-cell>
          <table:table-cell office:value-type="float" office:value="0.1906795" calcext:value-type="float">
            <text:p>0.1906795</text:p>
          </table:table-cell>
          <table:table-cell office:value-type="float" office:value="0.1892174" calcext:value-type="float">
            <text:p>0.1892174</text:p>
          </table:table-cell>
          <table:table-cell office:value-type="float" office:value="0.1882998" calcext:value-type="float">
            <text:p>0.1882998</text:p>
          </table:table-cell>
          <table:table-cell office:value-type="float" office:value="0.1628138" calcext:value-type="float">
            <text:p>0.1628138</text:p>
          </table:table-cell>
          <table:table-cell office:value-type="float" office:value="0.1828705" calcext:value-type="float">
            <text:p>0.1828705</text:p>
          </table:table-cell>
          <table:table-cell office:value-type="float" office:value="0.2586605" calcext:value-type="float">
            <text:p>0.2586605</text:p>
          </table:table-cell>
          <table:table-cell office:value-type="float" office:value="0.296129" calcext:value-type="float">
            <text:p>0.296129</text:p>
          </table:table-cell>
          <table:table-cell office:value-type="float" office:value="0.3404293" calcext:value-type="float">
            <text:p>0.3404293</text:p>
          </table:table-cell>
          <table:table-cell office:value-type="float" office:value="0.3660342" calcext:value-type="float">
            <text:p>0.3660342</text:p>
          </table:table-cell>
          <table:table-cell office:value-type="float" office:value="0.3879345" calcext:value-type="float">
            <text:p>0.387934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01376E-016" calcext:value-type="float">
            <text:p>9.601376E-16</text:p>
          </table:table-cell>
          <table:table-cell office:value-type="float" office:value="9.236126E-016" calcext:value-type="float">
            <text:p>9.236126E-16</text:p>
          </table:table-cell>
          <table:table-cell office:value-type="float" office:value="9.81472E-016" calcext:value-type="float">
            <text:p>9.81472E-16</text:p>
          </table:table-cell>
          <table:table-cell office:value-type="float" office:value="9.623503E-016" calcext:value-type="float">
            <text:p>9.623503E-16</text:p>
          </table:table-cell>
          <table:table-cell office:value-type="float" office:value="9.293331E-016" calcext:value-type="float">
            <text:p>9.293331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044375" calcext:value-type="float">
            <text:p>-0.01044375</text:p>
          </table:table-cell>
          <table:table-cell office:value-type="float" office:value="-0.4271788" calcext:value-type="float">
            <text:p>-0.4271788</text:p>
          </table:table-cell>
          <table:table-cell office:value-type="float" office:value="-1.185745" calcext:value-type="float">
            <text:p>-1.185745</text:p>
          </table:table-cell>
          <table:table-cell office:value-type="float" office:value="-1.257227" calcext:value-type="float">
            <text:p>-1.257227</text:p>
          </table:table-cell>
          <table:table-cell office:value-type="float" office:value="-1.305562" calcext:value-type="float">
            <text:p>-1.305562</text:p>
          </table:table-cell>
          <table:table-cell office:value-type="float" office:value="-1.497384" calcext:value-type="float">
            <text:p>-1.497384</text:p>
          </table:table-cell>
          <table:table-cell office:value-type="float" office:value="-0.4928533" calcext:value-type="float">
            <text:p>-0.4928533</text:p>
          </table:table-cell>
          <table:table-cell office:value-type="float" office:value="-0.5565362" calcext:value-type="float">
            <text:p>-0.5565362</text:p>
          </table:table-cell>
          <table:table-cell office:value-type="float" office:value="-0.1413281" calcext:value-type="float">
            <text:p>-0.1413281</text:p>
          </table:table-cell>
          <table:table-cell office:value-type="float" office:value="-0.04555583" calcext:value-type="float">
            <text:p>-0.04555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055458" calcext:value-type="float">
            <text:p>-0.01055458</text:p>
          </table:table-cell>
          <table:table-cell office:value-type="float" office:value="0.004598696" calcext:value-type="float">
            <text:p>0.00459869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5484" calcext:value-type="float">
            <text:p>-2.39548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2" calcext:value-type="float">
            <text:p>17082002</text:p>
          </table:table-cell>
          <table:table-cell office:value-type="float" office:value="307.9002" calcext:value-type="float">
            <text:p>307.9002</text:p>
          </table:table-cell>
          <table:table-cell office:value-type="float" office:value="400.309" calcext:value-type="float">
            <text:p>400.309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75.8765" calcext:value-type="float">
            <text:p>975.8765</text:p>
          </table:table-cell>
          <table:table-cell office:value-type="float" office:value="-3.438218" calcext:value-type="float">
            <text:p>-3.438218</text:p>
          </table:table-cell>
          <table:table-cell office:value-type="float" office:value="0" calcext:value-type="float">
            <text:p>0</text:p>
          </table:table-cell>
          <table:table-cell office:value-type="float" office:value="0.3366036" calcext:value-type="float">
            <text:p>0.3366036</text:p>
          </table:table-cell>
          <table:table-cell office:value-type="float" office:value="0.339243" calcext:value-type="float">
            <text:p>0.339243</text:p>
          </table:table-cell>
          <table:table-cell office:value-type="float" office:value="0.1958819" calcext:value-type="float">
            <text:p>0.1958819</text:p>
          </table:table-cell>
          <table:table-cell office:value-type="float" office:value="0.1969525" calcext:value-type="float">
            <text:p>0.1969525</text:p>
          </table:table-cell>
          <table:table-cell office:value-type="float" office:value="0.1917498" calcext:value-type="float">
            <text:p>0.1917498</text:p>
          </table:table-cell>
          <table:table-cell office:value-type="float" office:value="0.1635855" calcext:value-type="float">
            <text:p>0.1635855</text:p>
          </table:table-cell>
          <table:table-cell office:value-type="float" office:value="0.1998762" calcext:value-type="float">
            <text:p>0.1998762</text:p>
          </table:table-cell>
          <table:table-cell office:value-type="float" office:value="0.2587829" calcext:value-type="float">
            <text:p>0.2587829</text:p>
          </table:table-cell>
          <table:table-cell office:value-type="float" office:value="0.2956954" calcext:value-type="float">
            <text:p>0.2956954</text:p>
          </table:table-cell>
          <table:table-cell office:value-type="float" office:value="0.3402296" calcext:value-type="float">
            <text:p>0.3402296</text:p>
          </table:table-cell>
          <table:table-cell office:value-type="float" office:value="0.366064" calcext:value-type="float">
            <text:p>0.366064</text:p>
          </table:table-cell>
          <table:table-cell office:value-type="float" office:value="0.3876741" calcext:value-type="float">
            <text:p>0.3876741</text:p>
          </table:table-cell>
          <table:table-cell office:value-type="float" office:value="0.4475721" calcext:value-type="float">
            <text:p>0.4475721</text:p>
          </table:table-cell>
          <table:table-cell office:value-type="float" office:value="0" calcext:value-type="float">
            <text:p>0</text:p>
          </table:table-cell>
          <table:table-cell office:value-type="float" office:value="9.602E-016" calcext:value-type="float">
            <text:p>9.602E-16</text:p>
          </table:table-cell>
          <table:table-cell office:value-type="float" office:value="9.236114E-016" calcext:value-type="float">
            <text:p>9.236114E-16</text:p>
          </table:table-cell>
          <table:table-cell office:value-type="float" office:value="9.814652E-016" calcext:value-type="float">
            <text:p>9.814652E-16</text:p>
          </table:table-cell>
          <table:table-cell office:value-type="float" office:value="9.623575E-016" calcext:value-type="float">
            <text:p>9.623575E-16</text:p>
          </table:table-cell>
          <table:table-cell office:value-type="float" office:value="9.293119E-016" calcext:value-type="float">
            <text:p>9.293119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743146" calcext:value-type="float">
            <text:p>-0.01743146</text:p>
          </table:table-cell>
          <table:table-cell office:value-type="float" office:value="-0.01661148" calcext:value-type="float">
            <text:p>-0.01661148</text:p>
          </table:table-cell>
          <table:table-cell office:value-type="float" office:value="-0.9645798" calcext:value-type="float">
            <text:p>-0.9645798</text:p>
          </table:table-cell>
          <table:table-cell office:value-type="float" office:value="-0.9234112" calcext:value-type="float">
            <text:p>-0.9234112</text:p>
          </table:table-cell>
          <table:table-cell office:value-type="float" office:value="-1.13573" calcext:value-type="float">
            <text:p>-1.13573</text:p>
          </table:table-cell>
          <table:table-cell office:value-type="float" office:value="-1.444289" calcext:value-type="float">
            <text:p>-1.444289</text:p>
          </table:table-cell>
          <table:table-cell office:value-type="float" office:value="-0.2615564" calcext:value-type="float">
            <text:p>-0.2615564</text:p>
          </table:table-cell>
          <table:table-cell office:value-type="float" office:value="-0.5542868" calcext:value-type="float">
            <text:p>-0.5542868</text:p>
          </table:table-cell>
          <table:table-cell office:value-type="float" office:value="-0.1432996" calcext:value-type="float">
            <text:p>-0.1432996</text:p>
          </table:table-cell>
          <table:table-cell office:value-type="float" office:value="-0.04581885" calcext:value-type="float">
            <text:p>-0.04581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756766" calcext:value-type="float">
            <text:p>-0.01756766</text:p>
          </table:table-cell>
          <table:table-cell office:value-type="float" office:value="0.004510346" calcext:value-type="float">
            <text:p>0.00451034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26903" calcext:value-type="float">
            <text:p>-2.2690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2" calcext:value-type="float">
            <text:p>18082002</text:p>
          </table:table-cell>
          <table:table-cell office:value-type="float" office:value="307.9002" calcext:value-type="float">
            <text:p>307.9002</text:p>
          </table:table-cell>
          <table:table-cell office:value-type="float" office:value="401.6202" calcext:value-type="float">
            <text:p>401.6202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75.4628" calcext:value-type="float">
            <text:p>975.4628</text:p>
          </table:table-cell>
          <table:table-cell office:value-type="float" office:value="-4.335447" calcext:value-type="float">
            <text:p>-4.335447</text:p>
          </table:table-cell>
          <table:table-cell office:value-type="float" office:value="0" calcext:value-type="float">
            <text:p>0</text:p>
          </table:table-cell>
          <table:table-cell office:value-type="float" office:value="0.3043107" calcext:value-type="float">
            <text:p>0.3043107</text:p>
          </table:table-cell>
          <table:table-cell office:value-type="float" office:value="0.3061873" calcext:value-type="float">
            <text:p>0.3061873</text:p>
          </table:table-cell>
          <table:table-cell office:value-type="float" office:value="0.201683" calcext:value-type="float">
            <text:p>0.201683</text:p>
          </table:table-cell>
          <table:table-cell office:value-type="float" office:value="0.198982" calcext:value-type="float">
            <text:p>0.198982</text:p>
          </table:table-cell>
          <table:table-cell office:value-type="float" office:value="0.1953293" calcext:value-type="float">
            <text:p>0.1953293</text:p>
          </table:table-cell>
          <table:table-cell office:value-type="float" office:value="0.1644959" calcext:value-type="float">
            <text:p>0.1644959</text:p>
          </table:table-cell>
          <table:table-cell office:value-type="float" office:value="0.1987424" calcext:value-type="float">
            <text:p>0.1987424</text:p>
          </table:table-cell>
          <table:table-cell office:value-type="float" office:value="0.2593561" calcext:value-type="float">
            <text:p>0.2593561</text:p>
          </table:table-cell>
          <table:table-cell office:value-type="float" office:value="0.2956571" calcext:value-type="float">
            <text:p>0.2956571</text:p>
          </table:table-cell>
          <table:table-cell office:value-type="float" office:value="0.3402614" calcext:value-type="float">
            <text:p>0.3402614</text:p>
          </table:table-cell>
          <table:table-cell office:value-type="float" office:value="0.3663247" calcext:value-type="float">
            <text:p>0.3663247</text:p>
          </table:table-cell>
          <table:table-cell office:value-type="float" office:value="0.3880537" calcext:value-type="float">
            <text:p>0.3880537</text:p>
          </table:table-cell>
          <table:table-cell office:value-type="float" office:value="0.4524127" calcext:value-type="float">
            <text:p>0.4524127</text:p>
          </table:table-cell>
          <table:table-cell office:value-type="float" office:value="0" calcext:value-type="float">
            <text:p>0</text:p>
          </table:table-cell>
          <table:table-cell office:value-type="float" office:value="9.602571E-016" calcext:value-type="float">
            <text:p>9.602571E-16</text:p>
          </table:table-cell>
          <table:table-cell office:value-type="float" office:value="9.23605E-016" calcext:value-type="float">
            <text:p>9.23605E-16</text:p>
          </table:table-cell>
          <table:table-cell office:value-type="float" office:value="9.814642E-016" calcext:value-type="float">
            <text:p>9.814642E-16</text:p>
          </table:table-cell>
          <table:table-cell office:value-type="float" office:value="9.623643E-016" calcext:value-type="float">
            <text:p>9.623643E-16</text:p>
          </table:table-cell>
          <table:table-cell office:value-type="float" office:value="9.292894E-016" calcext:value-type="float">
            <text:p>9.292894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239369" calcext:value-type="float">
            <text:p>-0.03239369</text:p>
          </table:table-cell>
          <table:table-cell office:value-type="float" office:value="-0.0311967" calcext:value-type="float">
            <text:p>-0.0311967</text:p>
          </table:table-cell>
          <table:table-cell office:value-type="float" office:value="-0.7701637" calcext:value-type="float">
            <text:p>-0.7701637</text:p>
          </table:table-cell>
          <table:table-cell office:value-type="float" office:value="-0.8533697" calcext:value-type="float">
            <text:p>-0.8533697</text:p>
          </table:table-cell>
          <table:table-cell office:value-type="float" office:value="-0.984692" calcext:value-type="float">
            <text:p>-0.984692</text:p>
          </table:table-cell>
          <table:table-cell office:value-type="float" office:value="-1.384288" calcext:value-type="float">
            <text:p>-1.384288</text:p>
          </table:table-cell>
          <table:table-cell office:value-type="float" office:value="-0.2723688" calcext:value-type="float">
            <text:p>-0.2723688</text:p>
          </table:table-cell>
          <table:table-cell office:value-type="float" office:value="-0.5436327" calcext:value-type="float">
            <text:p>-0.5436327</text:p>
          </table:table-cell>
          <table:table-cell office:value-type="float" office:value="-0.1434734" calcext:value-type="float">
            <text:p>-0.1434734</text:p>
          </table:table-cell>
          <table:table-cell office:value-type="float" office:value="-0.04577744" calcext:value-type="float">
            <text:p>-0.04577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241604" calcext:value-type="float">
            <text:p>-0.03241604</text:p>
          </table:table-cell>
          <table:table-cell office:value-type="float" office:value="0.004502244" calcext:value-type="float">
            <text:p>0.004502244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02104" calcext:value-type="float">
            <text:p>-2.3021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2" calcext:value-type="float">
            <text:p>19082002</text:p>
          </table:table-cell>
          <table:table-cell office:value-type="float" office:value="308.5002" calcext:value-type="float">
            <text:p>308.5002</text:p>
          </table:table-cell>
          <table:table-cell office:value-type="float" office:value="406.5836" calcext:value-type="float">
            <text:p>406.5836</text:p>
          </table:table-cell>
          <table:table-cell office:value-type="float" office:value="0.7872245" calcext:value-type="float">
            <text:p>0.7872245</text:p>
          </table:table-cell>
          <table:table-cell office:value-type="float" office:value="971.9434" calcext:value-type="float">
            <text:p>971.9434</text:p>
          </table:table-cell>
          <table:table-cell office:value-type="float" office:value="-5.178491" calcext:value-type="float">
            <text:p>-5.178491</text:p>
          </table:table-cell>
          <table:table-cell office:value-type="float" office:value="0" calcext:value-type="float">
            <text:p>0</text:p>
          </table:table-cell>
          <table:table-cell office:value-type="float" office:value="0.2228548" calcext:value-type="float">
            <text:p>0.2228548</text:p>
          </table:table-cell>
          <table:table-cell office:value-type="float" office:value="0.2406031" calcext:value-type="float">
            <text:p>0.2406031</text:p>
          </table:table-cell>
          <table:table-cell office:value-type="float" office:value="0.2008922" calcext:value-type="float">
            <text:p>0.2008922</text:p>
          </table:table-cell>
          <table:table-cell office:value-type="float" office:value="0.1979522" calcext:value-type="float">
            <text:p>0.1979522</text:p>
          </table:table-cell>
          <table:table-cell office:value-type="float" office:value="0.1955714" calcext:value-type="float">
            <text:p>0.1955714</text:p>
          </table:table-cell>
          <table:table-cell office:value-type="float" office:value="0.1653099" calcext:value-type="float">
            <text:p>0.1653099</text:p>
          </table:table-cell>
          <table:table-cell office:value-type="float" office:value="0.1942075" calcext:value-type="float">
            <text:p>0.1942075</text:p>
          </table:table-cell>
          <table:table-cell office:value-type="float" office:value="0.2591908" calcext:value-type="float">
            <text:p>0.2591908</text:p>
          </table:table-cell>
          <table:table-cell office:value-type="float" office:value="0.2950467" calcext:value-type="float">
            <text:p>0.2950467</text:p>
          </table:table-cell>
          <table:table-cell office:value-type="float" office:value="0.3399462" calcext:value-type="float">
            <text:p>0.3399462</text:p>
          </table:table-cell>
          <table:table-cell office:value-type="float" office:value="0.3662866" calcext:value-type="float">
            <text:p>0.3662866</text:p>
          </table:table-cell>
          <table:table-cell office:value-type="float" office:value="0.3883116" calcext:value-type="float">
            <text:p>0.3883116</text:p>
          </table:table-cell>
          <table:table-cell office:value-type="float" office:value="0.4575037" calcext:value-type="float">
            <text:p>0.4575037</text:p>
          </table:table-cell>
          <table:table-cell office:value-type="float" office:value="0" calcext:value-type="float">
            <text:p>0</text:p>
          </table:table-cell>
          <table:table-cell office:value-type="float" office:value="9.603099E-016" calcext:value-type="float">
            <text:p>9.603099E-16</text:p>
          </table:table-cell>
          <table:table-cell office:value-type="float" office:value="9.235971E-016" calcext:value-type="float">
            <text:p>9.235971E-16</text:p>
          </table:table-cell>
          <table:table-cell office:value-type="float" office:value="9.814636E-016" calcext:value-type="float">
            <text:p>9.814636E-16</text:p>
          </table:table-cell>
          <table:table-cell office:value-type="float" office:value="9.623702E-016" calcext:value-type="float">
            <text:p>9.623702E-16</text:p>
          </table:table-cell>
          <table:table-cell office:value-type="float" office:value="9.292696E-016" calcext:value-type="float">
            <text:p>9.292696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789271" calcext:value-type="float">
            <text:p>-0.3789271</text:p>
          </table:table-cell>
          <table:table-cell office:value-type="float" office:value="-0.1967923" calcext:value-type="float">
            <text:p>-0.1967923</text:p>
          </table:table-cell>
          <table:table-cell office:value-type="float" office:value="-0.7934703" calcext:value-type="float">
            <text:p>-0.7934703</text:p>
          </table:table-cell>
          <table:table-cell office:value-type="float" office:value="-0.8880792" calcext:value-type="float">
            <text:p>-0.8880792</text:p>
          </table:table-cell>
          <table:table-cell office:value-type="float" office:value="-0.9750822" calcext:value-type="float">
            <text:p>-0.9750822</text:p>
          </table:table-cell>
          <table:table-cell office:value-type="float" office:value="-1.332867" calcext:value-type="float">
            <text:p>-1.332867</text:p>
          </table:table-cell>
          <table:table-cell office:value-type="float" office:value="-0.3210525" calcext:value-type="float">
            <text:p>-0.3210525</text:p>
          </table:table-cell>
          <table:table-cell office:value-type="float" office:value="-0.5466636" calcext:value-type="float">
            <text:p>-0.5466636</text:p>
          </table:table-cell>
          <table:table-cell office:value-type="float" office:value="-0.146265" calcext:value-type="float">
            <text:p>-0.146265</text:p>
          </table:table-cell>
          <table:table-cell office:value-type="float" office:value="-0.04618685" calcext:value-type="float">
            <text:p>-0.04618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830964" calcext:value-type="float">
            <text:p>-0.4830964</text:p>
          </table:table-cell>
          <table:table-cell office:value-type="float" office:value="0.004394636" calcext:value-type="float">
            <text:p>0.00439463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40202" calcext:value-type="float">
            <text:p>-2.34020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2" calcext:value-type="float">
            <text:p>20082002</text:p>
          </table:table-cell>
          <table:table-cell office:value-type="float" office:value="325.1003" calcext:value-type="float">
            <text:p>325.1003</text:p>
          </table:table-cell>
          <table:table-cell office:value-type="float" office:value="412.4049" calcext:value-type="float">
            <text:p>412.4049</text:p>
          </table:table-cell>
          <table:table-cell office:value-type="float" office:value="0.945034" calcext:value-type="float">
            <text:p>0.945034</text:p>
          </table:table-cell>
          <table:table-cell office:value-type="float" office:value="983.0206" calcext:value-type="float">
            <text:p>983.0206</text:p>
          </table:table-cell>
          <table:table-cell office:value-type="float" office:value="-5.635062" calcext:value-type="float">
            <text:p>-5.635062</text:p>
          </table:table-cell>
          <table:table-cell office:value-type="float" office:value="0" calcext:value-type="float">
            <text:p>0</text:p>
          </table:table-cell>
          <table:table-cell office:value-type="float" office:value="0.3915831" calcext:value-type="float">
            <text:p>0.3915831</text:p>
          </table:table-cell>
          <table:table-cell office:value-type="float" office:value="0.3945735" calcext:value-type="float">
            <text:p>0.3945735</text:p>
          </table:table-cell>
          <table:table-cell office:value-type="float" office:value="0.2032749" calcext:value-type="float">
            <text:p>0.2032749</text:p>
          </table:table-cell>
          <table:table-cell office:value-type="float" office:value="0.2084724" calcext:value-type="float">
            <text:p>0.2084724</text:p>
          </table:table-cell>
          <table:table-cell office:value-type="float" office:value="0.1981095" calcext:value-type="float">
            <text:p>0.1981095</text:p>
          </table:table-cell>
          <table:table-cell office:value-type="float" office:value="0.1662336" calcext:value-type="float">
            <text:p>0.1662336</text:p>
          </table:table-cell>
          <table:table-cell office:value-type="float" office:value="0.224682" calcext:value-type="float">
            <text:p>0.224682</text:p>
          </table:table-cell>
          <table:table-cell office:value-type="float" office:value="0.259462" calcext:value-type="float">
            <text:p>0.259462</text:p>
          </table:table-cell>
          <table:table-cell office:value-type="float" office:value="0.2946641" calcext:value-type="float">
            <text:p>0.2946641</text:p>
          </table:table-cell>
          <table:table-cell office:value-type="float" office:value="0.3397782" calcext:value-type="float">
            <text:p>0.3397782</text:p>
          </table:table-cell>
          <table:table-cell office:value-type="float" office:value="0.3663984" calcext:value-type="float">
            <text:p>0.3663984</text:p>
          </table:table-cell>
          <table:table-cell office:value-type="float" office:value="0.3884193" calcext:value-type="float">
            <text:p>0.3884193</text:p>
          </table:table-cell>
          <table:table-cell office:value-type="float" office:value="0.4615244" calcext:value-type="float">
            <text:p>0.4615244</text:p>
          </table:table-cell>
          <table:table-cell office:value-type="float" office:value="0" calcext:value-type="float">
            <text:p>0</text:p>
          </table:table-cell>
          <table:table-cell office:value-type="float" office:value="9.603489E-016" calcext:value-type="float">
            <text:p>9.603489E-16</text:p>
          </table:table-cell>
          <table:table-cell office:value-type="float" office:value="9.235951E-016" calcext:value-type="float">
            <text:p>9.235951E-16</text:p>
          </table:table-cell>
          <table:table-cell office:value-type="float" office:value="9.814631E-016" calcext:value-type="float">
            <text:p>9.814631E-16</text:p>
          </table:table-cell>
          <table:table-cell office:value-type="float" office:value="9.62374E-016" calcext:value-type="float">
            <text:p>9.62374E-16</text:p>
          </table:table-cell>
          <table:table-cell office:value-type="float" office:value="9.292533E-016" calcext:value-type="float">
            <text:p>9.292533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6879155" calcext:value-type="float">
            <text:p>-0.006879155</text:p>
          </table:table-cell>
          <table:table-cell office:value-type="float" office:value="-0.006578888" calcext:value-type="float">
            <text:p>-0.006578888</text:p>
          </table:table-cell>
          <table:table-cell office:value-type="float" office:value="-0.7250288" calcext:value-type="float">
            <text:p>-0.7250288</text:p>
          </table:table-cell>
          <table:table-cell office:value-type="float" office:value="-0.5957896" calcext:value-type="float">
            <text:p>-0.5957896</text:p>
          </table:table-cell>
          <table:table-cell office:value-type="float" office:value="-0.8833541" calcext:value-type="float">
            <text:p>-0.8833541</text:p>
          </table:table-cell>
          <table:table-cell office:value-type="float" office:value="-1.277282" calcext:value-type="float">
            <text:p>-1.277282</text:p>
          </table:table-cell>
          <table:table-cell office:value-type="float" office:value="-0.1136501" calcext:value-type="float">
            <text:p>-0.1136501</text:p>
          </table:table-cell>
          <table:table-cell office:value-type="float" office:value="-0.5417213" calcext:value-type="float">
            <text:p>-0.5417213</text:p>
          </table:table-cell>
          <table:table-cell office:value-type="float" office:value="-0.1480573" calcext:value-type="float">
            <text:p>-0.1480573</text:p>
          </table:table-cell>
          <table:table-cell office:value-type="float" office:value="-0.04640982" calcext:value-type="float">
            <text:p>-0.04640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6964082" calcext:value-type="float">
            <text:p>-0.006964082</text:p>
          </table:table-cell>
          <table:table-cell office:value-type="float" office:value="0.004191406" calcext:value-type="float">
            <text:p>0.004191406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67983" calcext:value-type="float">
            <text:p>-2.36798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2" calcext:value-type="float">
            <text:p>21082002</text:p>
          </table:table-cell>
          <table:table-cell office:value-type="float" office:value="338.2004" calcext:value-type="float">
            <text:p>338.2004</text:p>
          </table:table-cell>
          <table:table-cell office:value-type="float" office:value="417.7139" calcext:value-type="float">
            <text:p>417.7139</text:p>
          </table:table-cell>
          <table:table-cell office:value-type="float" office:value="0.945034" calcext:value-type="float">
            <text:p>0.945034</text:p>
          </table:table-cell>
          <table:table-cell office:value-type="float" office:value="990.692" calcext:value-type="float">
            <text:p>990.692</text:p>
          </table:table-cell>
          <table:table-cell office:value-type="float" office:value="-5.515809" calcext:value-type="float">
            <text:p>-5.515809</text:p>
          </table:table-cell>
          <table:table-cell office:value-type="float" office:value="0" calcext:value-type="float">
            <text:p>0</text:p>
          </table:table-cell>
          <table:table-cell office:value-type="float" office:value="0.5163335" calcext:value-type="float">
            <text:p>0.5163335</text:p>
          </table:table-cell>
          <table:table-cell office:value-type="float" office:value="0.5159603" calcext:value-type="float">
            <text:p>0.5159603</text:p>
          </table:table-cell>
          <table:table-cell office:value-type="float" office:value="0.2223354" calcext:value-type="float">
            <text:p>0.2223354</text:p>
          </table:table-cell>
          <table:table-cell office:value-type="float" office:value="0.2083167" calcext:value-type="float">
            <text:p>0.2083167</text:p>
          </table:table-cell>
          <table:table-cell office:value-type="float" office:value="0.2009256" calcext:value-type="float">
            <text:p>0.2009256</text:p>
          </table:table-cell>
          <table:table-cell office:value-type="float" office:value="0.1671794" calcext:value-type="float">
            <text:p>0.1671794</text:p>
          </table:table-cell>
          <table:table-cell office:value-type="float" office:value="0.2216595" calcext:value-type="float">
            <text:p>0.2216595</text:p>
          </table:table-cell>
          <table:table-cell office:value-type="float" office:value="0.2599642" calcext:value-type="float">
            <text:p>0.2599642</text:p>
          </table:table-cell>
          <table:table-cell office:value-type="float" office:value="0.2944096" calcext:value-type="float">
            <text:p>0.2944096</text:p>
          </table:table-cell>
          <table:table-cell office:value-type="float" office:value="0.3396955" calcext:value-type="float">
            <text:p>0.3396955</text:p>
          </table:table-cell>
          <table:table-cell office:value-type="float" office:value="0.3665774" calcext:value-type="float">
            <text:p>0.3665774</text:p>
          </table:table-cell>
          <table:table-cell office:value-type="float" office:value="0.3884275" calcext:value-type="float">
            <text:p>0.388427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01050939" calcext:value-type="float">
            <text:p>1.050939E-06</text:p>
          </table:table-cell>
          <table:table-cell office:value-type="float" office:value="9.603461E-016" calcext:value-type="float">
            <text:p>9.603461E-16</text:p>
          </table:table-cell>
          <table:table-cell office:value-type="float" office:value="9.23606E-016" calcext:value-type="float">
            <text:p>9.23606E-16</text:p>
          </table:table-cell>
          <table:table-cell office:value-type="float" office:value="9.814606E-016" calcext:value-type="float">
            <text:p>9.814606E-16</text:p>
          </table:table-cell>
          <table:table-cell office:value-type="float" office:value="9.623788E-016" calcext:value-type="float">
            <text:p>9.623788E-16</text:p>
          </table:table-cell>
          <table:table-cell office:value-type="float" office:value="9.292352E-016" calcext:value-type="float">
            <text:p>9.292352E-16</text:p>
          </table:table-cell>
          <table:table-cell office:value-type="float" office:value="5.045123E-018" calcext:value-type="float">
            <text:p>5.045123E-18</text:p>
          </table:table-cell>
          <table:table-cell office:value-type="float" office:value="8.563954E-033" calcext:value-type="float">
            <text:p>8.563954E-33</text:p>
          </table:table-cell>
          <table:table-cell office:value-type="float" office:value="4.679478E-038" calcext:value-type="float">
            <text:p>4.679478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1269081" calcext:value-type="float">
            <text:p>-0.001269081</text:p>
          </table:table-cell>
          <table:table-cell office:value-type="float" office:value="-0.001274547" calcext:value-type="float">
            <text:p>-0.001274547</text:p>
          </table:table-cell>
          <table:table-cell office:value-type="float" office:value="-0.3704056" calcext:value-type="float">
            <text:p>-0.3704056</text:p>
          </table:table-cell>
          <table:table-cell office:value-type="float" office:value="-0.5995451" calcext:value-type="float">
            <text:p>-0.5995451</text:p>
          </table:table-cell>
          <table:table-cell office:value-type="float" office:value="-0.7922444" calcext:value-type="float">
            <text:p>-0.7922444</text:p>
          </table:table-cell>
          <table:table-cell office:value-type="float" office:value="-1.222982" calcext:value-type="float">
            <text:p>-1.222982</text:p>
          </table:table-cell>
          <table:table-cell office:value-type="float" office:value="-0.1251698" calcext:value-type="float">
            <text:p>-0.1251698</text:p>
          </table:table-cell>
          <table:table-cell office:value-type="float" office:value="-0.5326128" calcext:value-type="float">
            <text:p>-0.5326128</text:p>
          </table:table-cell>
          <table:table-cell office:value-type="float" office:value="-0.1492587" calcext:value-type="float">
            <text:p>-0.1492587</text:p>
          </table:table-cell>
          <table:table-cell office:value-type="float" office:value="-0.04651938" calcext:value-type="float">
            <text:p>-0.04651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4193898" calcext:value-type="float">
            <text:p>0.00419389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0664" calcext:value-type="float">
            <text:p>-2.38066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2" calcext:value-type="float">
            <text:p>22082002</text:p>
          </table:table-cell>
          <table:table-cell office:value-type="float" office:value="407.6002" calcext:value-type="float">
            <text:p>407.6002</text:p>
          </table:table-cell>
          <table:table-cell office:value-type="float" office:value="421.8655" calcext:value-type="float">
            <text:p>421.8655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1048.941" calcext:value-type="float">
            <text:p>1048.941</text:p>
          </table:table-cell>
          <table:table-cell office:value-type="float" office:value="-4.793423" calcext:value-type="float">
            <text:p>-4.793423</text:p>
          </table:table-cell>
          <table:table-cell office:value-type="float" office:value="0" calcext:value-type="float">
            <text:p>0</text:p>
          </table:table-cell>
          <table:table-cell office:value-type="float" office:value="0.5553461" calcext:value-type="float">
            <text:p>0.5553461</text:p>
          </table:table-cell>
          <table:table-cell office:value-type="float" office:value="0.5517166" calcext:value-type="float">
            <text:p>0.5517166</text:p>
          </table:table-cell>
          <table:table-cell office:value-type="float" office:value="0.5699687" calcext:value-type="float">
            <text:p>0.5699687</text:p>
          </table:table-cell>
          <table:table-cell office:value-type="float" office:value="0.5752254" calcext:value-type="float">
            <text:p>0.5752254</text:p>
          </table:table-cell>
          <table:table-cell office:value-type="float" office:value="0.5590229" calcext:value-type="float">
            <text:p>0.5590229</text:p>
          </table:table-cell>
          <table:table-cell office:value-type="float" office:value="0.2265356" calcext:value-type="float">
            <text:p>0.2265356</text:p>
          </table:table-cell>
          <table:table-cell office:value-type="float" office:value="0.2789003" calcext:value-type="float">
            <text:p>0.2789003</text:p>
          </table:table-cell>
          <table:table-cell office:value-type="float" office:value="0.2608396" calcext:value-type="float">
            <text:p>0.2608396</text:p>
          </table:table-cell>
          <table:table-cell office:value-type="float" office:value="0.2943371" calcext:value-type="float">
            <text:p>0.2943371</text:p>
          </table:table-cell>
          <table:table-cell office:value-type="float" office:value="0.3397505" calcext:value-type="float">
            <text:p>0.3397505</text:p>
          </table:table-cell>
          <table:table-cell office:value-type="float" office:value="0.3668782" calcext:value-type="float">
            <text:p>0.3668782</text:p>
          </table:table-cell>
          <table:table-cell office:value-type="float" office:value="0.3884659" calcext:value-type="float">
            <text:p>0.388465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.0000589547" calcext:value-type="float">
            <text:p>5.89547E-05</text:p>
          </table:table-cell>
          <table:table-cell office:value-type="float" office:value="9.607182E-016" calcext:value-type="float">
            <text:p>9.607182E-16</text:p>
          </table:table-cell>
          <table:table-cell office:value-type="float" office:value="9.236305E-016" calcext:value-type="float">
            <text:p>9.236305E-16</text:p>
          </table:table-cell>
          <table:table-cell office:value-type="float" office:value="9.814679E-016" calcext:value-type="float">
            <text:p>9.814679E-16</text:p>
          </table:table-cell>
          <table:table-cell office:value-type="float" office:value="9.62382E-016" calcext:value-type="float">
            <text:p>9.62382E-16</text:p>
          </table:table-cell>
          <table:table-cell office:value-type="float" office:value="9.290626E-016" calcext:value-type="float">
            <text:p>9.290626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08921074" calcext:value-type="float">
            <text:p>-0.0008921074</text:p>
          </table:table-cell>
          <table:table-cell office:value-type="float" office:value="-0.0009418512" calcext:value-type="float">
            <text:p>-0.0009418512</text:p>
          </table:table-cell>
          <table:table-cell office:value-type="float" office:value="-0.0007631945" calcext:value-type="float">
            <text:p>-0.0007631945</text:p>
          </table:table-cell>
          <table:table-cell office:value-type="float" office:value="-0.0006633652" calcext:value-type="float">
            <text:p>-0.0006633652</text:p>
          </table:table-cell>
          <table:table-cell office:value-type="float" office:value="-0.0007804278" calcext:value-type="float">
            <text:p>-0.0007804278</text:p>
          </table:table-cell>
          <table:table-cell office:value-type="float" office:value="-0.1853004" calcext:value-type="float">
            <text:p>-0.1853004</text:p>
          </table:table-cell>
          <table:table-cell office:value-type="float" office:value="-0.02369718" calcext:value-type="float">
            <text:p>-0.02369718</text:p>
          </table:table-cell>
          <table:table-cell office:value-type="float" office:value="-0.5171846" calcext:value-type="float">
            <text:p>-0.5171846</text:p>
          </table:table-cell>
          <table:table-cell office:value-type="float" office:value="-0.1496019" calcext:value-type="float">
            <text:p>-0.1496019</text:p>
          </table:table-cell>
          <table:table-cell office:value-type="float" office:value="-0.04644704" calcext:value-type="float">
            <text:p>-0.04644704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4083728" calcext:value-type="float">
            <text:p>0.004083728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87225" calcext:value-type="float">
            <text:p>-2.3872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2" calcext:value-type="float">
            <text:p>23082002</text:p>
          </table:table-cell>
          <table:table-cell office:value-type="float" office:value="408.3002" calcext:value-type="float">
            <text:p>408.3002</text:p>
          </table:table-cell>
          <table:table-cell office:value-type="float" office:value="426.4139" calcext:value-type="float">
            <text:p>426.4139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1045.071" calcext:value-type="float">
            <text:p>1045.071</text:p>
          </table:table-cell>
          <table:table-cell office:value-type="float" office:value="-4.772329" calcext:value-type="float">
            <text:p>-4.772329</text:p>
          </table:table-cell>
          <table:table-cell office:value-type="float" office:value="0" calcext:value-type="float">
            <text:p>0</text:p>
          </table:table-cell>
          <table:table-cell office:value-type="float" office:value="0.4188969" calcext:value-type="float">
            <text:p>0.4188969</text:p>
          </table:table-cell>
          <table:table-cell office:value-type="float" office:value="0.4233424" calcext:value-type="float">
            <text:p>0.4233424</text:p>
          </table:table-cell>
          <table:table-cell office:value-type="float" office:value="0.430418" calcext:value-type="float">
            <text:p>0.430418</text:p>
          </table:table-cell>
          <table:table-cell office:value-type="float" office:value="0.438107" calcext:value-type="float">
            <text:p>0.438107</text:p>
          </table:table-cell>
          <table:table-cell office:value-type="float" office:value="0.4443713" calcext:value-type="float">
            <text:p>0.4443713</text:p>
          </table:table-cell>
          <table:table-cell office:value-type="float" office:value="0.3724887" calcext:value-type="float">
            <text:p>0.3724887</text:p>
          </table:table-cell>
          <table:table-cell office:value-type="float" office:value="0.3679759" calcext:value-type="float">
            <text:p>0.3679759</text:p>
          </table:table-cell>
          <table:table-cell office:value-type="float" office:value="0.2617442" calcext:value-type="float">
            <text:p>0.2617442</text:p>
          </table:table-cell>
          <table:table-cell office:value-type="float" office:value="0.2942666" calcext:value-type="float">
            <text:p>0.2942666</text:p>
          </table:table-cell>
          <table:table-cell office:value-type="float" office:value="0.3398058" calcext:value-type="float">
            <text:p>0.3398058</text:p>
          </table:table-cell>
          <table:table-cell office:value-type="float" office:value="0.367143" calcext:value-type="float">
            <text:p>0.367143</text:p>
          </table:table-cell>
          <table:table-cell office:value-type="float" office:value="0.3884758" calcext:value-type="float">
            <text:p>0.388475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07672E-016" calcext:value-type="float">
            <text:p>9.607672E-16</text:p>
          </table:table-cell>
          <table:table-cell office:value-type="float" office:value="9.236243E-016" calcext:value-type="float">
            <text:p>9.236243E-16</text:p>
          </table:table-cell>
          <table:table-cell office:value-type="float" office:value="9.814637E-016" calcext:value-type="float">
            <text:p>9.814637E-16</text:p>
          </table:table-cell>
          <table:table-cell office:value-type="float" office:value="9.623828E-016" calcext:value-type="float">
            <text:p>9.623828E-16</text:p>
          </table:table-cell>
          <table:table-cell office:value-type="float" office:value="9.290573E-016" calcext:value-type="float">
            <text:p>9.290573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4549247" calcext:value-type="float">
            <text:p>-0.004549247</text:p>
          </table:table-cell>
          <table:table-cell office:value-type="float" office:value="-0.004275876" calcext:value-type="float">
            <text:p>-0.004275876</text:p>
          </table:table-cell>
          <table:table-cell office:value-type="float" office:value="-0.00386511" calcext:value-type="float">
            <text:p>-0.00386511</text:p>
          </table:table-cell>
          <table:table-cell office:value-type="float" office:value="-0.00346808" calcext:value-type="float">
            <text:p>-0.00346808</text:p>
          </table:table-cell>
          <table:table-cell office:value-type="float" office:value="-0.003178937" calcext:value-type="float">
            <text:p>-0.003178937</text:p>
          </table:table-cell>
          <table:table-cell office:value-type="float" office:value="-0.002801051" calcext:value-type="float">
            <text:p>-0.002801051</text:p>
          </table:table-cell>
          <table:table-cell office:value-type="float" office:value="-0.002293118" calcext:value-type="float">
            <text:p>-0.002293118</text:p>
          </table:table-cell>
          <table:table-cell office:value-type="float" office:value="-0.5017197" calcext:value-type="float">
            <text:p>-0.5017197</text:p>
          </table:table-cell>
          <table:table-cell office:value-type="float" office:value="-0.1499378" calcext:value-type="float">
            <text:p>-0.1499378</text:p>
          </table:table-cell>
          <table:table-cell office:value-type="float" office:value="-0.04637396" calcext:value-type="float">
            <text:p>-0.04637396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0.004594611" calcext:value-type="float">
            <text:p>-0.004594611</text:p>
          </table:table-cell>
          <table:table-cell office:value-type="float" office:value="0.003858659" calcext:value-type="float">
            <text:p>0.003858659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3411" calcext:value-type="float">
            <text:p>-2.39341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2" calcext:value-type="float">
            <text:p>24082002</text:p>
          </table:table-cell>
          <table:table-cell office:value-type="float" office:value="408.3002" calcext:value-type="float">
            <text:p>408.3002</text:p>
          </table:table-cell>
          <table:table-cell office:value-type="float" office:value="428.9649" calcext:value-type="float">
            <text:p>428.9649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1042.519" calcext:value-type="float">
            <text:p>1042.519</text:p>
          </table:table-cell>
          <table:table-cell office:value-type="float" office:value="-4.772329" calcext:value-type="float">
            <text:p>-4.772329</text:p>
          </table:table-cell>
          <table:table-cell office:value-type="float" office:value="0" calcext:value-type="float">
            <text:p>0</text:p>
          </table:table-cell>
          <table:table-cell office:value-type="float" office:value="0.4057195" calcext:value-type="float">
            <text:p>0.4057195</text:p>
          </table:table-cell>
          <table:table-cell office:value-type="float" office:value="0.4095952" calcext:value-type="float">
            <text:p>0.4095952</text:p>
          </table:table-cell>
          <table:table-cell office:value-type="float" office:value="0.4165004" calcext:value-type="float">
            <text:p>0.4165004</text:p>
          </table:table-cell>
          <table:table-cell office:value-type="float" office:value="0.42517" calcext:value-type="float">
            <text:p>0.42517</text:p>
          </table:table-cell>
          <table:table-cell office:value-type="float" office:value="0.4329185" calcext:value-type="float">
            <text:p>0.4329185</text:p>
          </table:table-cell>
          <table:table-cell office:value-type="float" office:value="0.3686259" calcext:value-type="float">
            <text:p>0.3686259</text:p>
          </table:table-cell>
          <table:table-cell office:value-type="float" office:value="0.3702816" calcext:value-type="float">
            <text:p>0.3702816</text:p>
          </table:table-cell>
          <table:table-cell office:value-type="float" office:value="0.2626596" calcext:value-type="float">
            <text:p>0.2626596</text:p>
          </table:table-cell>
          <table:table-cell office:value-type="float" office:value="0.2942973" calcext:value-type="float">
            <text:p>0.2942973</text:p>
          </table:table-cell>
          <table:table-cell office:value-type="float" office:value="0.3399128" calcext:value-type="float">
            <text:p>0.3399128</text:p>
          </table:table-cell>
          <table:table-cell office:value-type="float" office:value="0.3674292" calcext:value-type="float">
            <text:p>0.3674292</text:p>
          </table:table-cell>
          <table:table-cell office:value-type="float" office:value="0.3884897" calcext:value-type="float">
            <text:p>0.388489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08335E-016" calcext:value-type="float">
            <text:p>9.608335E-16</text:p>
          </table:table-cell>
          <table:table-cell office:value-type="float" office:value="9.23623E-016" calcext:value-type="float">
            <text:p>9.23623E-16</text:p>
          </table:table-cell>
          <table:table-cell office:value-type="float" office:value="9.814592E-016" calcext:value-type="float">
            <text:p>9.814592E-16</text:p>
          </table:table-cell>
          <table:table-cell office:value-type="float" office:value="9.623839E-016" calcext:value-type="float">
            <text:p>9.623839E-16</text:p>
          </table:table-cell>
          <table:table-cell office:value-type="float" office:value="9.290427E-016" calcext:value-type="float">
            <text:p>9.290427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5558608" calcext:value-type="float">
            <text:p>-0.005558608</text:p>
          </table:table-cell>
          <table:table-cell office:value-type="float" office:value="-0.005256464" calcext:value-type="float">
            <text:p>-0.005256464</text:p>
          </table:table-cell>
          <table:table-cell office:value-type="float" office:value="-0.004745963" calcext:value-type="float">
            <text:p>-0.004745963</text:p>
          </table:table-cell>
          <table:table-cell office:value-type="float" office:value="-0.004181213" calcext:value-type="float">
            <text:p>-0.004181213</text:p>
          </table:table-cell>
          <table:table-cell office:value-type="float" office:value="-0.003741509" calcext:value-type="float">
            <text:p>-0.003741509</text:p>
          </table:table-cell>
          <table:table-cell office:value-type="float" office:value="-0.003025084" calcext:value-type="float">
            <text:p>-0.003025084</text:p>
          </table:table-cell>
          <table:table-cell office:value-type="float" office:value="-0.002150068" calcext:value-type="float">
            <text:p>-0.002150068</text:p>
          </table:table-cell>
          <table:table-cell office:value-type="float" office:value="-0.4865885" calcext:value-type="float">
            <text:p>-0.4865885</text:p>
          </table:table-cell>
          <table:table-cell office:value-type="float" office:value="-0.149792" calcext:value-type="float">
            <text:p>-0.149792</text:p>
          </table:table-cell>
          <table:table-cell office:value-type="float" office:value="-0.04623341" calcext:value-type="float">
            <text:p>-0.04623341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0.005610668" calcext:value-type="float">
            <text:p>-0.005610668</text:p>
          </table:table-cell>
          <table:table-cell office:value-type="float" office:value="0.003987787" calcext:value-type="float">
            <text:p>0.003987787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99179" calcext:value-type="float">
            <text:p>-2.39917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2" calcext:value-type="float">
            <text:p>25082002</text:p>
          </table:table-cell>
          <table:table-cell office:value-type="float" office:value="408.3002" calcext:value-type="float">
            <text:p>408.3002</text:p>
          </table:table-cell>
          <table:table-cell office:value-type="float" office:value="434.4193" calcext:value-type="float">
            <text:p>434.4193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1037.847" calcext:value-type="float">
            <text:p>1037.847</text:p>
          </table:table-cell>
          <table:table-cell office:value-type="float" office:value="-5.555782" calcext:value-type="float">
            <text:p>-5.555782</text:p>
          </table:table-cell>
          <table:table-cell office:value-type="float" office:value="0" calcext:value-type="float">
            <text:p>0</text:p>
          </table:table-cell>
          <table:table-cell office:value-type="float" office:value="0.3883146" calcext:value-type="float">
            <text:p>0.3883146</text:p>
          </table:table-cell>
          <table:table-cell office:value-type="float" office:value="0.3919523" calcext:value-type="float">
            <text:p>0.3919523</text:p>
          </table:table-cell>
          <table:table-cell office:value-type="float" office:value="0.3988158" calcext:value-type="float">
            <text:p>0.3988158</text:p>
          </table:table-cell>
          <table:table-cell office:value-type="float" office:value="0.4078507" calcext:value-type="float">
            <text:p>0.4078507</text:p>
          </table:table-cell>
          <table:table-cell office:value-type="float" office:value="0.415609" calcext:value-type="float">
            <text:p>0.415609</text:p>
          </table:table-cell>
          <table:table-cell office:value-type="float" office:value="0.356474" calcext:value-type="float">
            <text:p>0.356474</text:p>
          </table:table-cell>
          <table:table-cell office:value-type="float" office:value="0.3573294" calcext:value-type="float">
            <text:p>0.3573294</text:p>
          </table:table-cell>
          <table:table-cell office:value-type="float" office:value="0.2634006" calcext:value-type="float">
            <text:p>0.2634006</text:p>
          </table:table-cell>
          <table:table-cell office:value-type="float" office:value="0.2941359" calcext:value-type="float">
            <text:p>0.2941359</text:p>
          </table:table-cell>
          <table:table-cell office:value-type="float" office:value="0.3398965" calcext:value-type="float">
            <text:p>0.3398965</text:p>
          </table:table-cell>
          <table:table-cell office:value-type="float" office:value="0.3675693" calcext:value-type="float">
            <text:p>0.3675693</text:p>
          </table:table-cell>
          <table:table-cell office:value-type="float" office:value="0.3889905" calcext:value-type="float">
            <text:p>0.3889905</text:p>
          </table:table-cell>
          <table:table-cell office:value-type="float" office:value="0.452653" calcext:value-type="float">
            <text:p>0.452653</text:p>
          </table:table-cell>
          <table:table-cell office:value-type="float" office:value="0" calcext:value-type="float">
            <text:p>0</text:p>
          </table:table-cell>
          <table:table-cell office:value-type="float" office:value="9.608986E-016" calcext:value-type="float">
            <text:p>9.608986E-16</text:p>
          </table:table-cell>
          <table:table-cell office:value-type="float" office:value="9.236192E-016" calcext:value-type="float">
            <text:p>9.236192E-16</text:p>
          </table:table-cell>
          <table:table-cell office:value-type="float" office:value="9.814544E-016" calcext:value-type="float">
            <text:p>9.814544E-16</text:p>
          </table:table-cell>
          <table:table-cell office:value-type="float" office:value="9.623882E-016" calcext:value-type="float">
            <text:p>9.623882E-16</text:p>
          </table:table-cell>
          <table:table-cell office:value-type="float" office:value="9.290259E-016" calcext:value-type="float">
            <text:p>9.290259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7289569" calcext:value-type="float">
            <text:p>-0.007289569</text:p>
          </table:table-cell>
          <table:table-cell office:value-type="float" office:value="-0.006899364" calcext:value-type="float">
            <text:p>-0.006899364</text:p>
          </table:table-cell>
          <table:table-cell office:value-type="float" office:value="-0.006199284" calcext:value-type="float">
            <text:p>-0.006199284</text:p>
          </table:table-cell>
          <table:table-cell office:value-type="float" office:value="-0.005397052" calcext:value-type="float">
            <text:p>-0.005397052</text:p>
          </table:table-cell>
          <table:table-cell office:value-type="float" office:value="-0.004803869" calcext:value-type="float">
            <text:p>-0.004803869</text:p>
          </table:table-cell>
          <table:table-cell office:value-type="float" office:value="-0.003884118" calcext:value-type="float">
            <text:p>-0.003884118</text:p>
          </table:table-cell>
          <table:table-cell office:value-type="float" office:value="-0.002892012" calcext:value-type="float">
            <text:p>-0.002892012</text:p>
          </table:table-cell>
          <table:table-cell office:value-type="float" office:value="-0.474712" calcext:value-type="float">
            <text:p>-0.474712</text:p>
          </table:table-cell>
          <table:table-cell office:value-type="float" office:value="-0.1505624" calcext:value-type="float">
            <text:p>-0.1505624</text:p>
          </table:table-cell>
          <table:table-cell office:value-type="float" office:value="-0.04625484" calcext:value-type="float">
            <text:p>-0.04625484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0.007355298" calcext:value-type="float">
            <text:p>-0.007355298</text:p>
          </table:table-cell>
          <table:table-cell office:value-type="float" office:value="0.003870104" calcext:value-type="float">
            <text:p>0.003870104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07475" calcext:value-type="float">
            <text:p>-2.30747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2" calcext:value-type="float">
            <text:p>26082002</text:p>
          </table:table-cell>
          <table:table-cell office:value-type="float" office:value="408.3002" calcext:value-type="float">
            <text:p>408.3002</text:p>
          </table:table-cell>
          <table:table-cell office:value-type="float" office:value="437.5832" calcext:value-type="float">
            <text:p>437.5832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1035.526" calcext:value-type="float">
            <text:p>1035.526</text:p>
          </table:table-cell>
          <table:table-cell office:value-type="float" office:value="-6.39854" calcext:value-type="float">
            <text:p>-6.39854</text:p>
          </table:table-cell>
          <table:table-cell office:value-type="float" office:value="0" calcext:value-type="float">
            <text:p>0</text:p>
          </table:table-cell>
          <table:table-cell office:value-type="float" office:value="0.3812123" calcext:value-type="float">
            <text:p>0.3812123</text:p>
          </table:table-cell>
          <table:table-cell office:value-type="float" office:value="0.3846662" calcext:value-type="float">
            <text:p>0.3846662</text:p>
          </table:table-cell>
          <table:table-cell office:value-type="float" office:value="0.3910014" calcext:value-type="float">
            <text:p>0.3910014</text:p>
          </table:table-cell>
          <table:table-cell office:value-type="float" office:value="0.3986389" calcext:value-type="float">
            <text:p>0.3986389</text:p>
          </table:table-cell>
          <table:table-cell office:value-type="float" office:value="0.4049791" calcext:value-type="float">
            <text:p>0.4049791</text:p>
          </table:table-cell>
          <table:table-cell office:value-type="float" office:value="0.3475085" calcext:value-type="float">
            <text:p>0.3475085</text:p>
          </table:table-cell>
          <table:table-cell office:value-type="float" office:value="0.3468347" calcext:value-type="float">
            <text:p>0.3468347</text:p>
          </table:table-cell>
          <table:table-cell office:value-type="float" office:value="0.2642485" calcext:value-type="float">
            <text:p>0.2642485</text:p>
          </table:table-cell>
          <table:table-cell office:value-type="float" office:value="0.2941494" calcext:value-type="float">
            <text:p>0.2941494</text:p>
          </table:table-cell>
          <table:table-cell office:value-type="float" office:value="0.339978" calcext:value-type="float">
            <text:p>0.339978</text:p>
          </table:table-cell>
          <table:table-cell office:value-type="float" office:value="0.367814" calcext:value-type="float">
            <text:p>0.367814</text:p>
          </table:table-cell>
          <table:table-cell office:value-type="float" office:value="0.3893713" calcext:value-type="float">
            <text:p>0.3893713</text:p>
          </table:table-cell>
          <table:table-cell office:value-type="float" office:value="0.4574778" calcext:value-type="float">
            <text:p>0.4574778</text:p>
          </table:table-cell>
          <table:table-cell office:value-type="float" office:value="0" calcext:value-type="float">
            <text:p>0</text:p>
          </table:table-cell>
          <table:table-cell office:value-type="float" office:value="9.609572E-016" calcext:value-type="float">
            <text:p>9.609572E-16</text:p>
          </table:table-cell>
          <table:table-cell office:value-type="float" office:value="9.236139E-016" calcext:value-type="float">
            <text:p>9.236139E-16</text:p>
          </table:table-cell>
          <table:table-cell office:value-type="float" office:value="9.814516E-016" calcext:value-type="float">
            <text:p>9.814516E-16</text:p>
          </table:table-cell>
          <table:table-cell office:value-type="float" office:value="9.623925E-016" calcext:value-type="float">
            <text:p>9.623925E-16</text:p>
          </table:table-cell>
          <table:table-cell office:value-type="float" office:value="9.290092E-016" calcext:value-type="float">
            <text:p>9.290092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6E-038" calcext:value-type="float">
            <text:p>4.679376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8163081" calcext:value-type="float">
            <text:p>-0.008163081</text:p>
          </table:table-cell>
          <table:table-cell office:value-type="float" office:value="-0.007736234" calcext:value-type="float">
            <text:p>-0.007736234</text:p>
          </table:table-cell>
          <table:table-cell office:value-type="float" office:value="-0.006994676" calcext:value-type="float">
            <text:p>-0.006994676</text:p>
          </table:table-cell>
          <table:table-cell office:value-type="float" office:value="-0.006205308" calcext:value-type="float">
            <text:p>-0.006205308</text:p>
          </table:table-cell>
          <table:table-cell office:value-type="float" office:value="-0.0056302" calcext:value-type="float">
            <text:p>-0.0056302</text:p>
          </table:table-cell>
          <table:table-cell office:value-type="float" office:value="-0.004702773" calcext:value-type="float">
            <text:p>-0.004702773</text:p>
          </table:table-cell>
          <table:table-cell office:value-type="float" office:value="-0.00371696" calcext:value-type="float">
            <text:p>-0.00371696</text:p>
          </table:table-cell>
          <table:table-cell office:value-type="float" office:value="-0.4615169" calcext:value-type="float">
            <text:p>-0.4615169</text:p>
          </table:table-cell>
          <table:table-cell office:value-type="float" office:value="-0.1504985" calcext:value-type="float">
            <text:p>-0.1504985</text:p>
          </table:table-cell>
          <table:table-cell office:value-type="float" office:value="-0.04614793" calcext:value-type="float">
            <text:p>-0.04614793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0.008231724" calcext:value-type="float">
            <text:p>-0.008231724</text:p>
          </table:table-cell>
          <table:table-cell office:value-type="float" office:value="0.003682351" calcext:value-type="float">
            <text:p>0.003682351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-2.341835" calcext:value-type="float">
            <text:p>-2.34183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2" calcext:value-type="float">
            <text:p>27082002</text:p>
          </table:table-cell>
          <table:table-cell office:value-type="float" office:value="408.3002" calcext:value-type="float">
            <text:p>408.3002</text:p>
          </table:table-cell>
          <table:table-cell office:value-type="float" office:value="442.2286" calcext:value-type="float">
            <text:p>442.2286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1031.685" calcext:value-type="float">
            <text:p>1031.685</text:p>
          </table:table-cell>
          <table:table-cell office:value-type="float" office:value="-7.20384" calcext:value-type="float">
            <text:p>-7.20384</text:p>
          </table:table-cell>
          <table:table-cell office:value-type="float" office:value="0" calcext:value-type="float">
            <text:p>0</text:p>
          </table:table-cell>
          <table:table-cell office:value-type="float" office:value="0.3649131" calcext:value-type="float">
            <text:p>0.3649131</text:p>
          </table:table-cell>
          <table:table-cell office:value-type="float" office:value="0.3684329" calcext:value-type="float">
            <text:p>0.3684329</text:p>
          </table:table-cell>
          <table:table-cell office:value-type="float" office:value="0.3751803" calcext:value-type="float">
            <text:p>0.3751803</text:p>
          </table:table-cell>
          <table:table-cell office:value-type="float" office:value="0.3836853" calcext:value-type="float">
            <text:p>0.3836853</text:p>
          </table:table-cell>
          <table:table-cell office:value-type="float" office:value="0.3902504" calcext:value-type="float">
            <text:p>0.3902504</text:p>
          </table:table-cell>
          <table:table-cell office:value-type="float" office:value="0.33735" calcext:value-type="float">
            <text:p>0.33735</text:p>
          </table:table-cell>
          <table:table-cell office:value-type="float" office:value="0.3365517" calcext:value-type="float">
            <text:p>0.3365517</text:p>
          </table:table-cell>
          <table:table-cell office:value-type="float" office:value="0.2651146" calcext:value-type="float">
            <text:p>0.2651146</text:p>
          </table:table-cell>
          <table:table-cell office:value-type="float" office:value="0.2940224" calcext:value-type="float">
            <text:p>0.2940224</text:p>
          </table:table-cell>
          <table:table-cell office:value-type="float" office:value="0.3399942" calcext:value-type="float">
            <text:p>0.3399942</text:p>
          </table:table-cell>
          <table:table-cell office:value-type="float" office:value="0.367975" calcext:value-type="float">
            <text:p>0.367975</text:p>
          </table:table-cell>
          <table:table-cell office:value-type="float" office:value="0.3894941" calcext:value-type="float">
            <text:p>0.3894941</text:p>
          </table:table-cell>
          <table:table-cell office:value-type="float" office:value="0.4614217" calcext:value-type="float">
            <text:p>0.4614217</text:p>
          </table:table-cell>
          <table:table-cell office:value-type="float" office:value="0" calcext:value-type="float">
            <text:p>0</text:p>
          </table:table-cell>
          <table:table-cell office:value-type="float" office:value="9.610113E-016" calcext:value-type="float">
            <text:p>9.610113E-16</text:p>
          </table:table-cell>
          <table:table-cell office:value-type="float" office:value="9.236079E-016" calcext:value-type="float">
            <text:p>9.236079E-16</text:p>
          </table:table-cell>
          <table:table-cell office:value-type="float" office:value="9.814507E-016" calcext:value-type="float">
            <text:p>9.814507E-16</text:p>
          </table:table-cell>
          <table:table-cell office:value-type="float" office:value="9.623946E-016" calcext:value-type="float">
            <text:p>9.623946E-16</text:p>
          </table:table-cell>
          <table:table-cell office:value-type="float" office:value="9.28995E-016" calcext:value-type="float">
            <text:p>9.2899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068653" calcext:value-type="float">
            <text:p>-0.01068653</text:p>
          </table:table-cell>
          <table:table-cell office:value-type="float" office:value="-0.01008369" calcext:value-type="float">
            <text:p>-0.01008369</text:p>
          </table:table-cell>
          <table:table-cell office:value-type="float" office:value="-0.009011487" calcext:value-type="float">
            <text:p>-0.009011487</text:p>
          </table:table-cell>
          <table:table-cell office:value-type="float" office:value="-0.007842437" calcext:value-type="float">
            <text:p>-0.007842437</text:p>
          </table:table-cell>
          <table:table-cell office:value-type="float" office:value="-0.007060035" calcext:value-type="float">
            <text:p>-0.007060035</text:p>
          </table:table-cell>
          <table:table-cell office:value-type="float" office:value="-0.005872936" calcext:value-type="float">
            <text:p>-0.005872936</text:p>
          </table:table-cell>
          <table:table-cell office:value-type="float" office:value="-0.004782773" calcext:value-type="float">
            <text:p>-0.004782773</text:p>
          </table:table-cell>
          <table:table-cell office:value-type="float" office:value="-0.4484847" calcext:value-type="float">
            <text:p>-0.4484847</text:p>
          </table:table-cell>
          <table:table-cell office:value-type="float" office:value="-0.151106" calcext:value-type="float">
            <text:p>-0.151106</text:p>
          </table:table-cell>
          <table:table-cell office:value-type="float" office:value="-0.04612681" calcext:value-type="float">
            <text:p>-0.04612681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0.01081088" calcext:value-type="float">
            <text:p>-0.01081088</text:p>
          </table:table-cell>
          <table:table-cell office:value-type="float" office:value="0.003484557" calcext:value-type="float">
            <text:p>0.00348455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67566" calcext:value-type="float">
            <text:p>-2.36756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2" calcext:value-type="float">
            <text:p>28082002</text:p>
          </table:table-cell>
          <table:table-cell office:value-type="float" office:value="423.5004" calcext:value-type="float">
            <text:p>423.5004</text:p>
          </table:table-cell>
          <table:table-cell office:value-type="float" office:value="445.9933" calcext:value-type="float">
            <text:p>445.9933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1043.106" calcext:value-type="float">
            <text:p>1043.106</text:p>
          </table:table-cell>
          <table:table-cell office:value-type="float" office:value="-7.189356" calcext:value-type="float">
            <text:p>-7.189356</text:p>
          </table:table-cell>
          <table:table-cell office:value-type="float" office:value="0" calcext:value-type="float">
            <text:p>0</text:p>
          </table:table-cell>
          <table:table-cell office:value-type="float" office:value="0.4213184" calcext:value-type="float">
            <text:p>0.4213184</text:p>
          </table:table-cell>
          <table:table-cell office:value-type="float" office:value="0.4255112" calcext:value-type="float">
            <text:p>0.4255112</text:p>
          </table:table-cell>
          <table:table-cell office:value-type="float" office:value="0.4309332" calcext:value-type="float">
            <text:p>0.4309332</text:p>
          </table:table-cell>
          <table:table-cell office:value-type="float" office:value="0.4350994" calcext:value-type="float">
            <text:p>0.4350994</text:p>
          </table:table-cell>
          <table:table-cell office:value-type="float" office:value="0.43754" calcext:value-type="float">
            <text:p>0.43754</text:p>
          </table:table-cell>
          <table:table-cell office:value-type="float" office:value="0.3464044" calcext:value-type="float">
            <text:p>0.3464044</text:p>
          </table:table-cell>
          <table:table-cell office:value-type="float" office:value="0.3364888" calcext:value-type="float">
            <text:p>0.3364888</text:p>
          </table:table-cell>
          <table:table-cell office:value-type="float" office:value="0.2659963" calcext:value-type="float">
            <text:p>0.2659963</text:p>
          </table:table-cell>
          <table:table-cell office:value-type="float" office:value="0.2939641" calcext:value-type="float">
            <text:p>0.2939641</text:p>
          </table:table-cell>
          <table:table-cell office:value-type="float" office:value="0.3400582" calcext:value-type="float">
            <text:p>0.3400582</text:p>
          </table:table-cell>
          <table:table-cell office:value-type="float" office:value="0.3681732" calcext:value-type="float">
            <text:p>0.3681732</text:p>
          </table:table-cell>
          <table:table-cell office:value-type="float" office:value="0.3895141" calcext:value-type="float">
            <text:p>0.389514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10261E-016" calcext:value-type="float">
            <text:p>9.610261E-16</text:p>
          </table:table-cell>
          <table:table-cell office:value-type="float" office:value="9.236092E-016" calcext:value-type="float">
            <text:p>9.236092E-16</text:p>
          </table:table-cell>
          <table:table-cell office:value-type="float" office:value="9.814535E-016" calcext:value-type="float">
            <text:p>9.814535E-16</text:p>
          </table:table-cell>
          <table:table-cell office:value-type="float" office:value="9.623918E-016" calcext:value-type="float">
            <text:p>9.623918E-16</text:p>
          </table:table-cell>
          <table:table-cell office:value-type="float" office:value="9.289867E-016" calcext:value-type="float">
            <text:p>9.289867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4370516" calcext:value-type="float">
            <text:p>-0.004370516</text:p>
          </table:table-cell>
          <table:table-cell office:value-type="float" office:value="-0.004124422" calcext:value-type="float">
            <text:p>-0.004124422</text:p>
          </table:table-cell>
          <table:table-cell office:value-type="float" office:value="-0.003819883" calcext:value-type="float">
            <text:p>-0.003819883</text:p>
          </table:table-cell>
          <table:table-cell office:value-type="float" office:value="-0.003609039" calcext:value-type="float">
            <text:p>-0.003609039</text:p>
          </table:table-cell>
          <table:table-cell office:value-type="float" office:value="-0.003496578" calcext:value-type="float">
            <text:p>-0.003496578</text:p>
          </table:table-cell>
          <table:table-cell office:value-type="float" office:value="-0.004883041" calcext:value-type="float">
            <text:p>-0.004883041</text:p>
          </table:table-cell>
          <table:table-cell office:value-type="float" office:value="-0.004829731" calcext:value-type="float">
            <text:p>-0.004829731</text:p>
          </table:table-cell>
          <table:table-cell office:value-type="float" office:value="-0.4356122" calcext:value-type="float">
            <text:p>-0.4356122</text:p>
          </table:table-cell>
          <table:table-cell office:value-type="float" office:value="-0.1513863" calcext:value-type="float">
            <text:p>-0.1513863</text:p>
          </table:table-cell>
          <table:table-cell office:value-type="float" office:value="-0.04604305" calcext:value-type="float">
            <text:p>-0.04604305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0.004408821" calcext:value-type="float">
            <text:p>-0.004408821</text:p>
          </table:table-cell>
          <table:table-cell office:value-type="float" office:value="0.003286887" calcext:value-type="float">
            <text:p>0.00328688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9368" calcext:value-type="float">
            <text:p>-2.37936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2" calcext:value-type="float">
            <text:p>29082002</text:p>
          </table:table-cell>
          <table:table-cell office:value-type="float" office:value="423.6004" calcext:value-type="float">
            <text:p>423.6004</text:p>
          </table:table-cell>
          <table:table-cell office:value-type="float" office:value="450.3571" calcext:value-type="float">
            <text:p>450.3571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1038.84" calcext:value-type="float">
            <text:p>1038.84</text:p>
          </table:table-cell>
          <table:table-cell office:value-type="float" office:value="-7.188891" calcext:value-type="float">
            <text:p>-7.188891</text:p>
          </table:table-cell>
          <table:table-cell office:value-type="float" office:value="0" calcext:value-type="float">
            <text:p>0</text:p>
          </table:table-cell>
          <table:table-cell office:value-type="float" office:value="0.3902496" calcext:value-type="float">
            <text:p>0.3902496</text:p>
          </table:table-cell>
          <table:table-cell office:value-type="float" office:value="0.3938173" calcext:value-type="float">
            <text:p>0.3938173</text:p>
          </table:table-cell>
          <table:table-cell office:value-type="float" office:value="0.3999481" calcext:value-type="float">
            <text:p>0.3999481</text:p>
          </table:table-cell>
          <table:table-cell office:value-type="float" office:value="0.407392" calcext:value-type="float">
            <text:p>0.407392</text:p>
          </table:table-cell>
          <table:table-cell office:value-type="float" office:value="0.4136459" calcext:value-type="float">
            <text:p>0.4136459</text:p>
          </table:table-cell>
          <table:table-cell office:value-type="float" office:value="0.3531593" calcext:value-type="float">
            <text:p>0.3531593</text:p>
          </table:table-cell>
          <table:table-cell office:value-type="float" office:value="0.3519217" calcext:value-type="float">
            <text:p>0.3519217</text:p>
          </table:table-cell>
          <table:table-cell office:value-type="float" office:value="0.2668725" calcext:value-type="float">
            <text:p>0.2668725</text:p>
          </table:table-cell>
          <table:table-cell office:value-type="float" office:value="0.2939285" calcext:value-type="float">
            <text:p>0.2939285</text:p>
          </table:table-cell>
          <table:table-cell office:value-type="float" office:value="0.3401287" calcext:value-type="float">
            <text:p>0.3401287</text:p>
          </table:table-cell>
          <table:table-cell office:value-type="float" office:value="0.3683568" calcext:value-type="float">
            <text:p>0.3683568</text:p>
          </table:table-cell>
          <table:table-cell office:value-type="float" office:value="0.389488" calcext:value-type="float">
            <text:p>0.3894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10661E-016" calcext:value-type="float">
            <text:p>9.610661E-16</text:p>
          </table:table-cell>
          <table:table-cell office:value-type="float" office:value="9.236064E-016" calcext:value-type="float">
            <text:p>9.236064E-16</text:p>
          </table:table-cell>
          <table:table-cell office:value-type="float" office:value="9.814536E-016" calcext:value-type="float">
            <text:p>9.814536E-16</text:p>
          </table:table-cell>
          <table:table-cell office:value-type="float" office:value="9.623906E-016" calcext:value-type="float">
            <text:p>9.623906E-16</text:p>
          </table:table-cell>
          <table:table-cell office:value-type="float" office:value="9.289779E-016" calcext:value-type="float">
            <text:p>9.289779E-16</text:p>
          </table:table-cell>
          <table:table-cell office:value-type="float" office:value="5.044862E-018" calcext:value-type="float">
            <text:p>5.044862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7061715" calcext:value-type="float">
            <text:p>-0.007061715</text:p>
          </table:table-cell>
          <table:table-cell office:value-type="float" office:value="-0.006690812" calcext:value-type="float">
            <text:p>-0.006690812</text:p>
          </table:table-cell>
          <table:table-cell office:value-type="float" office:value="-0.006085258" calcext:value-type="float">
            <text:p>-0.006085258</text:p>
          </table:table-cell>
          <table:table-cell office:value-type="float" office:value="-0.005430904" calcext:value-type="float">
            <text:p>-0.005430904</text:p>
          </table:table-cell>
          <table:table-cell office:value-type="float" office:value="-0.004944541" calcext:value-type="float">
            <text:p>-0.004944541</text:p>
          </table:table-cell>
          <table:table-cell office:value-type="float" office:value="-0.004169154" calcext:value-type="float">
            <text:p>-0.004169154</text:p>
          </table:table-cell>
          <table:table-cell office:value-type="float" office:value="-0.00329374" calcext:value-type="float">
            <text:p>-0.00329374</text:p>
          </table:table-cell>
          <table:table-cell office:value-type="float" office:value="-0.423226" calcext:value-type="float">
            <text:p>-0.423226</text:p>
          </table:table-cell>
          <table:table-cell office:value-type="float" office:value="-0.1515588" calcext:value-type="float">
            <text:p>-0.1515588</text:p>
          </table:table-cell>
          <table:table-cell office:value-type="float" office:value="-0.04595095" calcext:value-type="float">
            <text:p>-0.04595095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0.007133406" calcext:value-type="float">
            <text:p>-0.007133406</text:p>
          </table:table-cell>
          <table:table-cell office:value-type="float" office:value="0.003117055" calcext:value-type="float">
            <text:p>0.00311705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4727" calcext:value-type="float">
            <text:p>-2.38472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2" calcext:value-type="float">
            <text:p>30082002</text:p>
          </table:table-cell>
          <table:table-cell office:value-type="float" office:value="423.6004" calcext:value-type="float">
            <text:p>423.6004</text:p>
          </table:table-cell>
          <table:table-cell office:value-type="float" office:value="455.0126" calcext:value-type="float">
            <text:p>455.0126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1034.183" calcext:value-type="float">
            <text:p>1034.183</text:p>
          </table:table-cell>
          <table:table-cell office:value-type="float" office:value="-7.188891" calcext:value-type="float">
            <text:p>-7.188891</text:p>
          </table:table-cell>
          <table:table-cell office:value-type="float" office:value="0" calcext:value-type="float">
            <text:p>0</text:p>
          </table:table-cell>
          <table:table-cell office:value-type="float" office:value="0.3723616" calcext:value-type="float">
            <text:p>0.3723616</text:p>
          </table:table-cell>
          <table:table-cell office:value-type="float" office:value="0.3762099" calcext:value-type="float">
            <text:p>0.3762099</text:p>
          </table:table-cell>
          <table:table-cell office:value-type="float" office:value="0.3832969" calcext:value-type="float">
            <text:p>0.3832969</text:p>
          </table:table-cell>
          <table:table-cell office:value-type="float" office:value="0.3918448" calcext:value-type="float">
            <text:p>0.3918448</text:p>
          </table:table-cell>
          <table:table-cell office:value-type="float" office:value="0.3984091" calcext:value-type="float">
            <text:p>0.3984091</text:p>
          </table:table-cell>
          <table:table-cell office:value-type="float" office:value="0.3433949" calcext:value-type="float">
            <text:p>0.3433949</text:p>
          </table:table-cell>
          <table:table-cell office:value-type="float" office:value="0.3428834" calcext:value-type="float">
            <text:p>0.3428834</text:p>
          </table:table-cell>
          <table:table-cell office:value-type="float" office:value="0.2676833" calcext:value-type="float">
            <text:p>0.2676833</text:p>
          </table:table-cell>
          <table:table-cell office:value-type="float" office:value="0.2938508" calcext:value-type="float">
            <text:p>0.2938508</text:p>
          </table:table-cell>
          <table:table-cell office:value-type="float" office:value="0.3401568" calcext:value-type="float">
            <text:p>0.3401568</text:p>
          </table:table-cell>
          <table:table-cell office:value-type="float" office:value="0.3684733" calcext:value-type="float">
            <text:p>0.3684733</text:p>
          </table:table-cell>
          <table:table-cell office:value-type="float" office:value="0.3894184" calcext:value-type="float">
            <text:p>0.389418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11002E-016" calcext:value-type="float">
            <text:p>9.611002E-16</text:p>
          </table:table-cell>
          <table:table-cell office:value-type="float" office:value="9.236061E-016" calcext:value-type="float">
            <text:p>9.236061E-16</text:p>
          </table:table-cell>
          <table:table-cell office:value-type="float" office:value="9.814549E-016" calcext:value-type="float">
            <text:p>9.814549E-16</text:p>
          </table:table-cell>
          <table:table-cell office:value-type="float" office:value="9.623833E-016" calcext:value-type="float">
            <text:p>9.623833E-16</text:p>
          </table:table-cell>
          <table:table-cell office:value-type="float" office:value="9.289769E-016" calcext:value-type="float">
            <text:p>9.289769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6E-038" calcext:value-type="float">
            <text:p>4.679376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9440819" calcext:value-type="float">
            <text:p>-0.009440819</text:p>
          </table:table-cell>
          <table:table-cell office:value-type="float" office:value="-0.008867788" calcext:value-type="float">
            <text:p>-0.008867788</text:p>
          </table:table-cell>
          <table:table-cell office:value-type="float" office:value="-0.00790377" calcext:value-type="float">
            <text:p>-0.00790377</text:p>
          </table:table-cell>
          <table:table-cell office:value-type="float" office:value="-0.00689526" calcext:value-type="float">
            <text:p>-0.00689526</text:p>
          </table:table-cell>
          <table:table-cell office:value-type="float" office:value="-0.00622306" calcext:value-type="float">
            <text:p>-0.00622306</text:p>
          </table:table-cell>
          <table:table-cell office:value-type="float" office:value="-0.005139112" calcext:value-type="float">
            <text:p>-0.005139112</text:p>
          </table:table-cell>
          <table:table-cell office:value-type="float" office:value="-0.004090156" calcext:value-type="float">
            <text:p>-0.004090156</text:p>
          </table:table-cell>
          <table:table-cell office:value-type="float" office:value="-0.4121137" calcext:value-type="float">
            <text:p>-0.4121137</text:p>
          </table:table-cell>
          <table:table-cell office:value-type="float" office:value="-0.1519341" calcext:value-type="float">
            <text:p>-0.1519341</text:p>
          </table:table-cell>
          <table:table-cell office:value-type="float" office:value="-0.04591449" calcext:value-type="float">
            <text:p>-0.04591449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0.009578846" calcext:value-type="float">
            <text:p>-0.009578846</text:p>
          </table:table-cell>
          <table:table-cell office:value-type="float" office:value="0.002958756" calcext:value-type="float">
            <text:p>0.00295875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9857" calcext:value-type="float">
            <text:p>-2.38985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2" calcext:value-type="float">
            <text:p>31082002</text:p>
          </table:table-cell>
          <table:table-cell office:value-type="float" office:value="423.6004" calcext:value-type="float">
            <text:p>423.6004</text:p>
          </table:table-cell>
          <table:table-cell office:value-type="float" office:value="460.8953" calcext:value-type="float">
            <text:p>460.8953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1028.3" calcext:value-type="float">
            <text:p>1028.3</text:p>
          </table:table-cell>
          <table:table-cell office:value-type="float" office:value="-7.188891" calcext:value-type="float">
            <text:p>-7.188891</text:p>
          </table:table-cell>
          <table:table-cell office:value-type="float" office:value="0" calcext:value-type="float">
            <text:p>0</text:p>
          </table:table-cell>
          <table:table-cell office:value-type="float" office:value="0.3478957" calcext:value-type="float">
            <text:p>0.3478957</text:p>
          </table:table-cell>
          <table:table-cell office:value-type="float" office:value="0.3529512" calcext:value-type="float">
            <text:p>0.3529512</text:p>
          </table:table-cell>
          <table:table-cell office:value-type="float" office:value="0.3628865" calcext:value-type="float">
            <text:p>0.3628865</text:p>
          </table:table-cell>
          <table:table-cell office:value-type="float" office:value="0.3734111" calcext:value-type="float">
            <text:p>0.3734111</text:p>
          </table:table-cell>
          <table:table-cell office:value-type="float" office:value="0.3804975" calcext:value-type="float">
            <text:p>0.3804975</text:p>
          </table:table-cell>
          <table:table-cell office:value-type="float" office:value="0.331627" calcext:value-type="float">
            <text:p>0.331627</text:p>
          </table:table-cell>
          <table:table-cell office:value-type="float" office:value="0.3312847" calcext:value-type="float">
            <text:p>0.3312847</text:p>
          </table:table-cell>
          <table:table-cell office:value-type="float" office:value="0.268278" calcext:value-type="float">
            <text:p>0.268278</text:p>
          </table:table-cell>
          <table:table-cell office:value-type="float" office:value="0.293656" calcext:value-type="float">
            <text:p>0.293656</text:p>
          </table:table-cell>
          <table:table-cell office:value-type="float" office:value="0.3401541" calcext:value-type="float">
            <text:p>0.3401541</text:p>
          </table:table-cell>
          <table:table-cell office:value-type="float" office:value="0.368514" calcext:value-type="float">
            <text:p>0.368514</text:p>
          </table:table-cell>
          <table:table-cell office:value-type="float" office:value="0.3893031" calcext:value-type="float">
            <text:p>0.389303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11283E-016" calcext:value-type="float">
            <text:p>9.611283E-16</text:p>
          </table:table-cell>
          <table:table-cell office:value-type="float" office:value="9.236057E-016" calcext:value-type="float">
            <text:p>9.236057E-16</text:p>
          </table:table-cell>
          <table:table-cell office:value-type="float" office:value="9.814529E-016" calcext:value-type="float">
            <text:p>9.814529E-16</text:p>
          </table:table-cell>
          <table:table-cell office:value-type="float" office:value="9.623797E-016" calcext:value-type="float">
            <text:p>9.623797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436093" calcext:value-type="float">
            <text:p>-0.01436093</text:p>
          </table:table-cell>
          <table:table-cell office:value-type="float" office:value="-0.01314068" calcext:value-type="float">
            <text:p>-0.01314068</text:p>
          </table:table-cell>
          <table:table-cell office:value-type="float" office:value="-0.0110547" calcext:value-type="float">
            <text:p>-0.0110547</text:p>
          </table:table-cell>
          <table:table-cell office:value-type="float" office:value="-0.009259475" calcext:value-type="float">
            <text:p>-0.009259475</text:p>
          </table:table-cell>
          <table:table-cell office:value-type="float" office:value="-0.008245127" calcext:value-type="float">
            <text:p>-0.008245127</text:p>
          </table:table-cell>
          <table:table-cell office:value-type="float" office:value="-0.006671287" calcext:value-type="float">
            <text:p>-0.006671287</text:p>
          </table:table-cell>
          <table:table-cell office:value-type="float" office:value="-0.005456902" calcext:value-type="float">
            <text:p>-0.005456902</text:p>
          </table:table-cell>
          <table:table-cell office:value-type="float" office:value="-0.4041671" calcext:value-type="float">
            <text:p>-0.4041671</text:p>
          </table:table-cell>
          <table:table-cell office:value-type="float" office:value="-0.1528765" calcext:value-type="float">
            <text:p>-0.1528765</text:p>
          </table:table-cell>
          <table:table-cell office:value-type="float" office:value="-0.04591861" calcext:value-type="float">
            <text:p>-0.04591861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0.01462831" calcext:value-type="float">
            <text:p>-0.01462831</text:p>
          </table:table-cell>
          <table:table-cell office:value-type="float" office:value="0.002805164" calcext:value-type="float">
            <text:p>0.00280516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94808" calcext:value-type="float">
            <text:p>-2.39480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2" calcext:value-type="float">
            <text:p>1092002</text:p>
          </table:table-cell>
          <table:table-cell office:value-type="float" office:value="423.6004" calcext:value-type="float">
            <text:p>423.6004</text:p>
          </table:table-cell>
          <table:table-cell office:value-type="float" office:value="467.0808" calcext:value-type="float">
            <text:p>467.0808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1022.114" calcext:value-type="float">
            <text:p>1022.114</text:p>
          </table:table-cell>
          <table:table-cell office:value-type="float" office:value="-7.188891" calcext:value-type="float">
            <text:p>-7.188891</text:p>
          </table:table-cell>
          <table:table-cell office:value-type="float" office:value="0" calcext:value-type="float">
            <text:p>0</text:p>
          </table:table-cell>
          <table:table-cell office:value-type="float" office:value="0.3099073" calcext:value-type="float">
            <text:p>0.3099073</text:p>
          </table:table-cell>
          <table:table-cell office:value-type="float" office:value="0.3264288" calcext:value-type="float">
            <text:p>0.3264288</text:p>
          </table:table-cell>
          <table:table-cell office:value-type="float" office:value="0.3428395" calcext:value-type="float">
            <text:p>0.3428395</text:p>
          </table:table-cell>
          <table:table-cell office:value-type="float" office:value="0.3554866" calcext:value-type="float">
            <text:p>0.3554866</text:p>
          </table:table-cell>
          <table:table-cell office:value-type="float" office:value="0.3634084" calcext:value-type="float">
            <text:p>0.3634084</text:p>
          </table:table-cell>
          <table:table-cell office:value-type="float" office:value="0.3196484" calcext:value-type="float">
            <text:p>0.3196484</text:p>
          </table:table-cell>
          <table:table-cell office:value-type="float" office:value="0.3196246" calcext:value-type="float">
            <text:p>0.3196246</text:p>
          </table:table-cell>
          <table:table-cell office:value-type="float" office:value="0.2688047" calcext:value-type="float">
            <text:p>0.2688047</text:p>
          </table:table-cell>
          <table:table-cell office:value-type="float" office:value="0.2934165" calcext:value-type="float">
            <text:p>0.2934165</text:p>
          </table:table-cell>
          <table:table-cell office:value-type="float" office:value="0.340162" calcext:value-type="float">
            <text:p>0.340162</text:p>
          </table:table-cell>
          <table:table-cell office:value-type="float" office:value="0.3685285" calcext:value-type="float">
            <text:p>0.3685285</text:p>
          </table:table-cell>
          <table:table-cell office:value-type="float" office:value="0.3891689" calcext:value-type="float">
            <text:p>0.389168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11521E-016" calcext:value-type="float">
            <text:p>9.611521E-16</text:p>
          </table:table-cell>
          <table:table-cell office:value-type="float" office:value="9.236045E-016" calcext:value-type="float">
            <text:p>9.236045E-16</text:p>
          </table:table-cell>
          <table:table-cell office:value-type="float" office:value="9.81449E-016" calcext:value-type="float">
            <text:p>9.81449E-16</text:p>
          </table:table-cell>
          <table:table-cell office:value-type="float" office:value="9.623781E-016" calcext:value-type="float">
            <text:p>9.623781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2917912" calcext:value-type="float">
            <text:p>-0.02917912</text:p>
          </table:table-cell>
          <table:table-cell office:value-type="float" office:value="-0.02118645" calcext:value-type="float">
            <text:p>-0.02118645</text:p>
          </table:table-cell>
          <table:table-cell office:value-type="float" office:value="-0.01564072" calcext:value-type="float">
            <text:p>-0.01564072</text:p>
          </table:table-cell>
          <table:table-cell office:value-type="float" office:value="-0.01251721" calcext:value-type="float">
            <text:p>-0.01251721</text:p>
          </table:table-cell>
          <table:table-cell office:value-type="float" office:value="-0.01093058" calcext:value-type="float">
            <text:p>-0.01093058</text:p>
          </table:table-cell>
          <table:table-cell office:value-type="float" office:value="-0.008787395" calcext:value-type="float">
            <text:p>-0.008787395</text:p>
          </table:table-cell>
          <table:table-cell office:value-type="float" office:value="-0.007366965" calcext:value-type="float">
            <text:p>-0.007366965</text:p>
          </table:table-cell>
          <table:table-cell office:value-type="float" office:value="-0.397295" calcext:value-type="float">
            <text:p>-0.397295</text:p>
          </table:table-cell>
          <table:table-cell office:value-type="float" office:value="-0.1540454" calcext:value-type="float">
            <text:p>-0.1540454</text:p>
          </table:table-cell>
          <table:table-cell office:value-type="float" office:value="-0.04590843" calcext:value-type="float">
            <text:p>-0.04590843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0.03380113" calcext:value-type="float">
            <text:p>-0.03380113</text:p>
          </table:table-cell>
          <table:table-cell office:value-type="float" office:value="0.00266244" calcext:value-type="float">
            <text:p>0.0026624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9962" calcext:value-type="float">
            <text:p>-2.3996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2" calcext:value-type="float">
            <text:p>2092002</text:p>
          </table:table-cell>
          <table:table-cell office:value-type="float" office:value="423.6004" calcext:value-type="float">
            <text:p>423.6004</text:p>
          </table:table-cell>
          <table:table-cell office:value-type="float" office:value="474.2104" calcext:value-type="float">
            <text:p>474.2104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1015.762" calcext:value-type="float">
            <text:p>1015.762</text:p>
          </table:table-cell>
          <table:table-cell office:value-type="float" office:value="-7.966332" calcext:value-type="float">
            <text:p>-7.966332</text:p>
          </table:table-cell>
          <table:table-cell office:value-type="float" office:value="0" calcext:value-type="float">
            <text:p>0</text:p>
          </table:table-cell>
          <table:table-cell office:value-type="float" office:value="0.2116997" calcext:value-type="float">
            <text:p>0.2116997</text:p>
          </table:table-cell>
          <table:table-cell office:value-type="float" office:value="0.2979914" calcext:value-type="float">
            <text:p>0.2979914</text:p>
          </table:table-cell>
          <table:table-cell office:value-type="float" office:value="0.3213108" calcext:value-type="float">
            <text:p>0.3213108</text:p>
          </table:table-cell>
          <table:table-cell office:value-type="float" office:value="0.3368901" calcext:value-type="float">
            <text:p>0.3368901</text:p>
          </table:table-cell>
          <table:table-cell office:value-type="float" office:value="0.3454154" calcext:value-type="float">
            <text:p>0.3454154</text:p>
          </table:table-cell>
          <table:table-cell office:value-type="float" office:value="0.3079021" calcext:value-type="float">
            <text:p>0.3079021</text:p>
          </table:table-cell>
          <table:table-cell office:value-type="float" office:value="0.3083227" calcext:value-type="float">
            <text:p>0.3083227</text:p>
          </table:table-cell>
          <table:table-cell office:value-type="float" office:value="0.2693599" calcext:value-type="float">
            <text:p>0.2693599</text:p>
          </table:table-cell>
          <table:table-cell office:value-type="float" office:value="0.2931017" calcext:value-type="float">
            <text:p>0.2931017</text:p>
          </table:table-cell>
          <table:table-cell office:value-type="float" office:value="0.34013" calcext:value-type="float">
            <text:p>0.34013</text:p>
          </table:table-cell>
          <table:table-cell office:value-type="float" office:value="0.3685022" calcext:value-type="float">
            <text:p>0.3685022</text:p>
          </table:table-cell>
          <table:table-cell office:value-type="float" office:value="0.3893374" calcext:value-type="float">
            <text:p>0.3893374</text:p>
          </table:table-cell>
          <table:table-cell office:value-type="float" office:value="0.4582326" calcext:value-type="float">
            <text:p>0.4582326</text:p>
          </table:table-cell>
          <table:table-cell office:value-type="float" office:value="0" calcext:value-type="float">
            <text:p>0</text:p>
          </table:table-cell>
          <table:table-cell office:value-type="float" office:value="9.611717E-016" calcext:value-type="float">
            <text:p>9.611717E-16</text:p>
          </table:table-cell>
          <table:table-cell office:value-type="float" office:value="9.23603E-016" calcext:value-type="float">
            <text:p>9.23603E-16</text:p>
          </table:table-cell>
          <table:table-cell office:value-type="float" office:value="9.814453E-016" calcext:value-type="float">
            <text:p>9.814453E-16</text:p>
          </table:table-cell>
          <table:table-cell office:value-type="float" office:value="9.623771E-016" calcext:value-type="float">
            <text:p>9.623771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195487" calcext:value-type="float">
            <text:p>-0.5195487</text:p>
          </table:table-cell>
          <table:table-cell office:value-type="float" office:value="-0.03828996" calcext:value-type="float">
            <text:p>-0.03828996</text:p>
          </table:table-cell>
          <table:table-cell office:value-type="float" office:value="-0.02329949" calcext:value-type="float">
            <text:p>-0.02329949</text:p>
          </table:table-cell>
          <table:table-cell office:value-type="float" office:value="-0.01741458" calcext:value-type="float">
            <text:p>-0.01741458</text:p>
          </table:table-cell>
          <table:table-cell office:value-type="float" office:value="-0.01493151" calcext:value-type="float">
            <text:p>-0.01493151</text:p>
          </table:table-cell>
          <table:table-cell office:value-type="float" office:value="-0.01163407" calcext:value-type="float">
            <text:p>-0.01163407</text:p>
          </table:table-cell>
          <table:table-cell office:value-type="float" office:value="-0.009964766" calcext:value-type="float">
            <text:p>-0.009964766</text:p>
          </table:table-cell>
          <table:table-cell office:value-type="float" office:value="-0.3901685" calcext:value-type="float">
            <text:p>-0.3901685</text:p>
          </table:table-cell>
          <table:table-cell office:value-type="float" office:value="-0.1555993" calcext:value-type="float">
            <text:p>-0.1555993</text:p>
          </table:table-cell>
          <table:table-cell office:value-type="float" office:value="-0.0459501" calcext:value-type="float">
            <text:p>-0.0459501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0.8512242" calcext:value-type="float">
            <text:p>-0.8512242</text:p>
          </table:table-cell>
          <table:table-cell office:value-type="float" office:value="0.002562732" calcext:value-type="float">
            <text:p>0.00256273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54516" calcext:value-type="float">
            <text:p>-2.35451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2" calcext:value-type="float">
            <text:p>3092002</text:p>
          </table:table-cell>
          <table:table-cell office:value-type="float" office:value="423.6004" calcext:value-type="float">
            <text:p>423.6004</text:p>
          </table:table-cell>
          <table:table-cell office:value-type="float" office:value="479.8633" calcext:value-type="float">
            <text:p>479.8633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1010.913" calcext:value-type="float">
            <text:p>1010.913</text:p>
          </table:table-cell>
          <table:table-cell office:value-type="float" office:value="-8.770219" calcext:value-type="float">
            <text:p>-8.770219</text:p>
          </table:table-cell>
          <table:table-cell office:value-type="float" office:value="0" calcext:value-type="float">
            <text:p>0</text:p>
          </table:table-cell>
          <table:table-cell office:value-type="float" office:value="0.1218527" calcext:value-type="float">
            <text:p>0.1218527</text:p>
          </table:table-cell>
          <table:table-cell office:value-type="float" office:value="0.2817829" calcext:value-type="float">
            <text:p>0.2817829</text:p>
          </table:table-cell>
          <table:table-cell office:value-type="float" office:value="0.3038022" calcext:value-type="float">
            <text:p>0.3038022</text:p>
          </table:table-cell>
          <table:table-cell office:value-type="float" office:value="0.3217638" calcext:value-type="float">
            <text:p>0.3217638</text:p>
          </table:table-cell>
          <table:table-cell office:value-type="float" office:value="0.3312853" calcext:value-type="float">
            <text:p>0.3312853</text:p>
          </table:table-cell>
          <table:table-cell office:value-type="float" office:value="0.2978374" calcext:value-type="float">
            <text:p>0.2978374</text:p>
          </table:table-cell>
          <table:table-cell office:value-type="float" office:value="0.2985431" calcext:value-type="float">
            <text:p>0.2985431</text:p>
          </table:table-cell>
          <table:table-cell office:value-type="float" office:value="0.2699021" calcext:value-type="float">
            <text:p>0.2699021</text:p>
          </table:table-cell>
          <table:table-cell office:value-type="float" office:value="0.2928182" calcext:value-type="float">
            <text:p>0.2928182</text:p>
          </table:table-cell>
          <table:table-cell office:value-type="float" office:value="0.3401096" calcext:value-type="float">
            <text:p>0.3401096</text:p>
          </table:table-cell>
          <table:table-cell office:value-type="float" office:value="0.3684966" calcext:value-type="float">
            <text:p>0.3684966</text:p>
          </table:table-cell>
          <table:table-cell office:value-type="float" office:value="0.3894211" calcext:value-type="float">
            <text:p>0.3894211</text:p>
          </table:table-cell>
          <table:table-cell office:value-type="float" office:value="0.4611919" calcext:value-type="float">
            <text:p>0.4611919</text:p>
          </table:table-cell>
          <table:table-cell office:value-type="float" office:value="0" calcext:value-type="float">
            <text:p>0</text:p>
          </table:table-cell>
          <table:table-cell office:value-type="float" office:value="9.611657E-016" calcext:value-type="float">
            <text:p>9.611657E-16</text:p>
          </table:table-cell>
          <table:table-cell office:value-type="float" office:value="9.23605E-016" calcext:value-type="float">
            <text:p>9.23605E-16</text:p>
          </table:table-cell>
          <table:table-cell office:value-type="float" office:value="9.814453E-016" calcext:value-type="float">
            <text:p>9.814453E-16</text:p>
          </table:table-cell>
          <table:table-cell office:value-type="float" office:value="9.623773E-016" calcext:value-type="float">
            <text:p>9.623773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.33101" calcext:value-type="float">
            <text:p>-37.33101</text:p>
          </table:table-cell>
          <table:table-cell office:value-type="float" office:value="-0.05881136" calcext:value-type="float">
            <text:p>-0.05881136</text:p>
          </table:table-cell>
          <table:table-cell office:value-type="float" office:value="-0.03285395" calcext:value-type="float">
            <text:p>-0.03285395</text:p>
          </table:table-cell>
          <table:table-cell office:value-type="float" office:value="-0.02308956" calcext:value-type="float">
            <text:p>-0.02308956</text:p>
          </table:table-cell>
          <table:table-cell office:value-type="float" office:value="-0.0193028" calcext:value-type="float">
            <text:p>-0.0193028</text:p>
          </table:table-cell>
          <table:table-cell office:value-type="float" office:value="-0.01492551" calcext:value-type="float">
            <text:p>-0.01492551</text:p>
          </table:table-cell>
          <table:table-cell office:value-type="float" office:value="-0.01305558" calcext:value-type="float">
            <text:p>-0.01305558</text:p>
          </table:table-cell>
          <table:table-cell office:value-type="float" office:value="-0.383346" calcext:value-type="float">
            <text:p>-0.383346</text:p>
          </table:table-cell>
          <table:table-cell office:value-type="float" office:value="-0.1570134" calcext:value-type="float">
            <text:p>-0.1570134</text:p>
          </table:table-cell>
          <table:table-cell office:value-type="float" office:value="-0.04597664" calcext:value-type="float">
            <text:p>-0.04597664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31.48535" calcext:value-type="float">
            <text:p>-31.48535</text:p>
          </table:table-cell>
          <table:table-cell office:value-type="float" office:value="0.002529465" calcext:value-type="float">
            <text:p>0.00252946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7121" calcext:value-type="float">
            <text:p>-2.3712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2" calcext:value-type="float">
            <text:p>4092002</text:p>
          </table:table-cell>
          <table:table-cell office:value-type="float" office:value="423.6004" calcext:value-type="float">
            <text:p>423.6004</text:p>
          </table:table-cell>
          <table:table-cell office:value-type="float" office:value="484.7943" calcext:value-type="float">
            <text:p>484.7943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1006.187" calcext:value-type="float">
            <text:p>1006.187</text:p>
          </table:table-cell>
          <table:table-cell office:value-type="float" office:value="-8.975367" calcext:value-type="float">
            <text:p>-8.975367</text:p>
          </table:table-cell>
          <table:table-cell office:value-type="float" office:value="0" calcext:value-type="float">
            <text:p>0</text:p>
          </table:table-cell>
          <table:table-cell office:value-type="float" office:value="0.1177153" calcext:value-type="float">
            <text:p>0.1177153</text:p>
          </table:table-cell>
          <table:table-cell office:value-type="float" office:value="0.2595223" calcext:value-type="float">
            <text:p>0.2595223</text:p>
          </table:table-cell>
          <table:table-cell office:value-type="float" office:value="0.2868151" calcext:value-type="float">
            <text:p>0.2868151</text:p>
          </table:table-cell>
          <table:table-cell office:value-type="float" office:value="0.3055587" calcext:value-type="float">
            <text:p>0.3055587</text:p>
          </table:table-cell>
          <table:table-cell office:value-type="float" office:value="0.3171267" calcext:value-type="float">
            <text:p>0.3171267</text:p>
          </table:table-cell>
          <table:table-cell office:value-type="float" office:value="0.2886801" calcext:value-type="float">
            <text:p>0.2886801</text:p>
          </table:table-cell>
          <table:table-cell office:value-type="float" office:value="0.2893695" calcext:value-type="float">
            <text:p>0.2893695</text:p>
          </table:table-cell>
          <table:table-cell office:value-type="float" office:value="0.2703238" calcext:value-type="float">
            <text:p>0.2703238</text:p>
          </table:table-cell>
          <table:table-cell office:value-type="float" office:value="0.2924913" calcext:value-type="float">
            <text:p>0.2924913</text:p>
          </table:table-cell>
          <table:table-cell office:value-type="float" office:value="0.3400519" calcext:value-type="float">
            <text:p>0.3400519</text:p>
          </table:table-cell>
          <table:table-cell office:value-type="float" office:value="0.3684512" calcext:value-type="float">
            <text:p>0.3684512</text:p>
          </table:table-cell>
          <table:table-cell office:value-type="float" office:value="0.3893581" calcext:value-type="float">
            <text:p>0.389358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11613E-016" calcext:value-type="float">
            <text:p>9.611613E-16</text:p>
          </table:table-cell>
          <table:table-cell office:value-type="float" office:value="9.236077E-016" calcext:value-type="float">
            <text:p>9.236077E-16</text:p>
          </table:table-cell>
          <table:table-cell office:value-type="float" office:value="9.814454E-016" calcext:value-type="float">
            <text:p>9.814454E-16</text:p>
          </table:table-cell>
          <table:table-cell office:value-type="float" office:value="9.623771E-016" calcext:value-type="float">
            <text:p>9.623771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.93627" calcext:value-type="float">
            <text:p>-49.93627</text:p>
          </table:table-cell>
          <table:table-cell office:value-type="float" office:value="-0.1107356" calcext:value-type="float">
            <text:p>-0.1107356</text:p>
          </table:table-cell>
          <table:table-cell office:value-type="float" office:value="-0.0510933" calcext:value-type="float">
            <text:p>-0.0510933</text:p>
          </table:table-cell>
          <table:table-cell office:value-type="float" office:value="-0.03169141" calcext:value-type="float">
            <text:p>-0.03169141</text:p>
          </table:table-cell>
          <table:table-cell office:value-type="float" office:value="-0.02524712" calcext:value-type="float">
            <text:p>-0.02524712</text:p>
          </table:table-cell>
          <table:table-cell office:value-type="float" office:value="-0.01886145" calcext:value-type="float">
            <text:p>-0.01886145</text:p>
          </table:table-cell>
          <table:table-cell office:value-type="float" office:value="-0.01695968" calcext:value-type="float">
            <text:p>-0.01695968</text:p>
          </table:table-cell>
          <table:table-cell office:value-type="float" office:value="-0.3781303" calcext:value-type="float">
            <text:p>-0.3781303</text:p>
          </table:table-cell>
          <table:table-cell office:value-type="float" office:value="-0.1586613" calcext:value-type="float">
            <text:p>-0.1586613</text:p>
          </table:table-cell>
          <table:table-cell office:value-type="float" office:value="-0.0460519" calcext:value-type="float">
            <text:p>-0.0460519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40.34034" calcext:value-type="float">
            <text:p>-40.34034</text:p>
          </table:table-cell>
          <table:table-cell office:value-type="float" office:value="0.002494439" calcext:value-type="float">
            <text:p>0.00249443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83365" calcext:value-type="float">
            <text:p>-2.38336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2" calcext:value-type="float">
            <text:p>5092002</text:p>
          </table:table-cell>
          <table:table-cell office:value-type="float" office:value="423.6004" calcext:value-type="float">
            <text:p>423.6004</text:p>
          </table:table-cell>
          <table:table-cell office:value-type="float" office:value="489.7032" calcext:value-type="float">
            <text:p>489.7032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1001.278" calcext:value-type="float">
            <text:p>1001.278</text:p>
          </table:table-cell>
          <table:table-cell office:value-type="float" office:value="-8.975367" calcext:value-type="float">
            <text:p>-8.975367</text:p>
          </table:table-cell>
          <table:table-cell office:value-type="float" office:value="0" calcext:value-type="float">
            <text:p>0</text:p>
          </table:table-cell>
          <table:table-cell office:value-type="float" office:value="0.1181848" calcext:value-type="float">
            <text:p>0.1181848</text:p>
          </table:table-cell>
          <table:table-cell office:value-type="float" office:value="0.236323" calcext:value-type="float">
            <text:p>0.236323</text:p>
          </table:table-cell>
          <table:table-cell office:value-type="float" office:value="0.269572" calcext:value-type="float">
            <text:p>0.269572</text:p>
          </table:table-cell>
          <table:table-cell office:value-type="float" office:value="0.2907762" calcext:value-type="float">
            <text:p>0.2907762</text:p>
          </table:table-cell>
          <table:table-cell office:value-type="float" office:value="0.3018827" calcext:value-type="float">
            <text:p>0.3018827</text:p>
          </table:table-cell>
          <table:table-cell office:value-type="float" office:value="0.2798416" calcext:value-type="float">
            <text:p>0.2798416</text:p>
          </table:table-cell>
          <table:table-cell office:value-type="float" office:value="0.2806669" calcext:value-type="float">
            <text:p>0.2806669</text:p>
          </table:table-cell>
          <table:table-cell office:value-type="float" office:value="0.2706248" calcext:value-type="float">
            <text:p>0.2706248</text:p>
          </table:table-cell>
          <table:table-cell office:value-type="float" office:value="0.2921264" calcext:value-type="float">
            <text:p>0.2921264</text:p>
          </table:table-cell>
          <table:table-cell office:value-type="float" office:value="0.3399581" calcext:value-type="float">
            <text:p>0.3399581</text:p>
          </table:table-cell>
          <table:table-cell office:value-type="float" office:value="0.3683662" calcext:value-type="float">
            <text:p>0.3683662</text:p>
          </table:table-cell>
          <table:table-cell office:value-type="float" office:value="0.3892298" calcext:value-type="float">
            <text:p>0.38922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11706E-016" calcext:value-type="float">
            <text:p>9.611706E-16</text:p>
          </table:table-cell>
          <table:table-cell office:value-type="float" office:value="9.236062E-016" calcext:value-type="float">
            <text:p>9.236062E-16</text:p>
          </table:table-cell>
          <table:table-cell office:value-type="float" office:value="9.814438E-016" calcext:value-type="float">
            <text:p>9.814438E-16</text:p>
          </table:table-cell>
          <table:table-cell office:value-type="float" office:value="9.623771E-016" calcext:value-type="float">
            <text:p>9.623771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.03593" calcext:value-type="float">
            <text:p>-48.03593</text:p>
          </table:table-cell>
          <table:table-cell office:value-type="float" office:value="-0.2274337" calcext:value-type="float">
            <text:p>-0.2274337</text:p>
          </table:table-cell>
          <table:table-cell office:value-type="float" office:value="-0.08238105" calcext:value-type="float">
            <text:p>-0.08238105</text:p>
          </table:table-cell>
          <table:table-cell office:value-type="float" office:value="-0.04597708" calcext:value-type="float">
            <text:p>-0.04597708</text:p>
          </table:table-cell>
          <table:table-cell office:value-type="float" office:value="-0.03445132" calcext:value-type="float">
            <text:p>-0.03445132</text:p>
          </table:table-cell>
          <table:table-cell office:value-type="float" office:value="-0.02380469" calcext:value-type="float">
            <text:p>-0.02380469</text:p>
          </table:table-cell>
          <table:table-cell office:value-type="float" office:value="-0.02190423" calcext:value-type="float">
            <text:p>-0.02190423</text:p>
          </table:table-cell>
          <table:table-cell office:value-type="float" office:value="-0.3744549" calcext:value-type="float">
            <text:p>-0.3744549</text:p>
          </table:table-cell>
          <table:table-cell office:value-type="float" office:value="-0.1605236" calcext:value-type="float">
            <text:p>-0.1605236</text:p>
          </table:table-cell>
          <table:table-cell office:value-type="float" office:value="-0.04617431" calcext:value-type="float">
            <text:p>-0.04617431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40.4895" calcext:value-type="float">
            <text:p>-40.4895</text:p>
          </table:table-cell>
          <table:table-cell office:value-type="float" office:value="0.002472969" calcext:value-type="float">
            <text:p>0.00247296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88733" calcext:value-type="float">
            <text:p>-2.38873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2" calcext:value-type="float">
            <text:p>6092002</text:p>
          </table:table-cell>
          <table:table-cell office:value-type="float" office:value="423.6004" calcext:value-type="float">
            <text:p>423.6004</text:p>
          </table:table-cell>
          <table:table-cell office:value-type="float" office:value="495.1569" calcext:value-type="float">
            <text:p>495.1569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95.8247" calcext:value-type="float">
            <text:p>995.8247</text:p>
          </table:table-cell>
          <table:table-cell office:value-type="float" office:value="-8.975367" calcext:value-type="float">
            <text:p>-8.975367</text:p>
          </table:table-cell>
          <table:table-cell office:value-type="float" office:value="0" calcext:value-type="float">
            <text:p>0</text:p>
          </table:table-cell>
          <table:table-cell office:value-type="float" office:value="0.1147934" calcext:value-type="float">
            <text:p>0.1147934</text:p>
          </table:table-cell>
          <table:table-cell office:value-type="float" office:value="0.2145607" calcext:value-type="float">
            <text:p>0.2145607</text:p>
          </table:table-cell>
          <table:table-cell office:value-type="float" office:value="0.2497872" calcext:value-type="float">
            <text:p>0.2497872</text:p>
          </table:table-cell>
          <table:table-cell office:value-type="float" office:value="0.2737015" calcext:value-type="float">
            <text:p>0.2737015</text:p>
          </table:table-cell>
          <table:table-cell office:value-type="float" office:value="0.2864373" calcext:value-type="float">
            <text:p>0.2864373</text:p>
          </table:table-cell>
          <table:table-cell office:value-type="float" office:value="0.2703671" calcext:value-type="float">
            <text:p>0.2703671</text:p>
          </table:table-cell>
          <table:table-cell office:value-type="float" office:value="0.2712781" calcext:value-type="float">
            <text:p>0.2712781</text:p>
          </table:table-cell>
          <table:table-cell office:value-type="float" office:value="0.2706428" calcext:value-type="float">
            <text:p>0.2706428</text:p>
          </table:table-cell>
          <table:table-cell office:value-type="float" office:value="0.291635" calcext:value-type="float">
            <text:p>0.291635</text:p>
          </table:table-cell>
          <table:table-cell office:value-type="float" office:value="0.3397708" calcext:value-type="float">
            <text:p>0.3397708</text:p>
          </table:table-cell>
          <table:table-cell office:value-type="float" office:value="0.3681848" calcext:value-type="float">
            <text:p>0.3681848</text:p>
          </table:table-cell>
          <table:table-cell office:value-type="float" office:value="0.3890371" calcext:value-type="float">
            <text:p>0.389037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11854E-016" calcext:value-type="float">
            <text:p>9.611854E-16</text:p>
          </table:table-cell>
          <table:table-cell office:value-type="float" office:value="9.236056E-016" calcext:value-type="float">
            <text:p>9.236056E-16</text:p>
          </table:table-cell>
          <table:table-cell office:value-type="float" office:value="9.814416E-016" calcext:value-type="float">
            <text:p>9.814416E-16</text:p>
          </table:table-cell>
          <table:table-cell office:value-type="float" office:value="9.623765E-016" calcext:value-type="float">
            <text:p>9.623765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0.02882" calcext:value-type="float">
            <text:p>-60.02882</text:p>
          </table:table-cell>
          <table:table-cell office:value-type="float" office:value="-0.4784551" calcext:value-type="float">
            <text:p>-0.4784551</text:p>
          </table:table-cell>
          <table:table-cell office:value-type="float" office:value="-0.1481524" calcext:value-type="float">
            <text:p>-0.1481524</text:p>
          </table:table-cell>
          <table:table-cell office:value-type="float" office:value="-0.07323825" calcext:value-type="float">
            <text:p>-0.07323825</text:p>
          </table:table-cell>
          <table:table-cell office:value-type="float" office:value="-0.05167844" calcext:value-type="float">
            <text:p>-0.05167844</text:p>
          </table:table-cell>
          <table:table-cell office:value-type="float" office:value="-0.03080745" calcext:value-type="float">
            <text:p>-0.03080745</text:p>
          </table:table-cell>
          <table:table-cell office:value-type="float" office:value="-0.02912636" calcext:value-type="float">
            <text:p>-0.02912636</text:p>
          </table:table-cell>
          <table:table-cell office:value-type="float" office:value="-0.3742334" calcext:value-type="float">
            <text:p>-0.3742334</text:p>
          </table:table-cell>
          <table:table-cell office:value-type="float" office:value="-0.16307" calcext:value-type="float">
            <text:p>-0.16307</text:p>
          </table:table-cell>
          <table:table-cell office:value-type="float" office:value="-0.04642007" calcext:value-type="float">
            <text:p>-0.04642007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46.04165" calcext:value-type="float">
            <text:p>-46.04165</text:p>
          </table:table-cell>
          <table:table-cell office:value-type="float" office:value="0.002492821" calcext:value-type="float">
            <text:p>0.00249282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93991" calcext:value-type="float">
            <text:p>-2.3939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2" calcext:value-type="float">
            <text:p>7092002</text:p>
          </table:table-cell>
          <table:table-cell office:value-type="float" office:value="423.6004" calcext:value-type="float">
            <text:p>423.6004</text:p>
          </table:table-cell>
          <table:table-cell office:value-type="float" office:value="500.5484" calcext:value-type="float">
            <text:p>500.5484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90.4329" calcext:value-type="float">
            <text:p>990.4329</text:p>
          </table:table-cell>
          <table:table-cell office:value-type="float" office:value="-8.975367" calcext:value-type="float">
            <text:p>-8.975367</text:p>
          </table:table-cell>
          <table:table-cell office:value-type="float" office:value="0" calcext:value-type="float">
            <text:p>0</text:p>
          </table:table-cell>
          <table:table-cell office:value-type="float" office:value="0.1108397" calcext:value-type="float">
            <text:p>0.1108397</text:p>
          </table:table-cell>
          <table:table-cell office:value-type="float" office:value="0.2021081" calcext:value-type="float">
            <text:p>0.2021081</text:p>
          </table:table-cell>
          <table:table-cell office:value-type="float" office:value="0.2299259" calcext:value-type="float">
            <text:p>0.2299259</text:p>
          </table:table-cell>
          <table:table-cell office:value-type="float" office:value="0.2554833" calcext:value-type="float">
            <text:p>0.2554833</text:p>
          </table:table-cell>
          <table:table-cell office:value-type="float" office:value="0.2697102" calcext:value-type="float">
            <text:p>0.2697102</text:p>
          </table:table-cell>
          <table:table-cell office:value-type="float" office:value="0.2610262" calcext:value-type="float">
            <text:p>0.2610262</text:p>
          </table:table-cell>
          <table:table-cell office:value-type="float" office:value="0.2612725" calcext:value-type="float">
            <text:p>0.2612725</text:p>
          </table:table-cell>
          <table:table-cell office:value-type="float" office:value="0.270438" calcext:value-type="float">
            <text:p>0.270438</text:p>
          </table:table-cell>
          <table:table-cell office:value-type="float" office:value="0.2910423" calcext:value-type="float">
            <text:p>0.2910423</text:p>
          </table:table-cell>
          <table:table-cell office:value-type="float" office:value="0.3394994" calcext:value-type="float">
            <text:p>0.3394994</text:p>
          </table:table-cell>
          <table:table-cell office:value-type="float" office:value="0.3679234" calcext:value-type="float">
            <text:p>0.3679234</text:p>
          </table:table-cell>
          <table:table-cell office:value-type="float" office:value="0.3887904" calcext:value-type="float">
            <text:p>0.38879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11969E-016" calcext:value-type="float">
            <text:p>9.611969E-16</text:p>
          </table:table-cell>
          <table:table-cell office:value-type="float" office:value="9.236057E-016" calcext:value-type="float">
            <text:p>9.236057E-16</text:p>
          </table:table-cell>
          <table:table-cell office:value-type="float" office:value="9.81439E-016" calcext:value-type="float">
            <text:p>9.81439E-16</text:p>
          </table:table-cell>
          <table:table-cell office:value-type="float" office:value="9.623763E-016" calcext:value-type="float">
            <text:p>9.623763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8.49794" calcext:value-type="float">
            <text:p>-78.49794</text:p>
          </table:table-cell>
          <table:table-cell office:value-type="float" office:value="-0.7588028" calcext:value-type="float">
            <text:p>-0.7588028</text:p>
          </table:table-cell>
          <table:table-cell office:value-type="float" office:value="-0.2803381" calcext:value-type="float">
            <text:p>-0.2803381</text:p>
          </table:table-cell>
          <table:table-cell office:value-type="float" office:value="-0.1244436" calcext:value-type="float">
            <text:p>-0.1244436</text:p>
          </table:table-cell>
          <table:table-cell office:value-type="float" office:value="-0.0821375" calcext:value-type="float">
            <text:p>-0.0821375</text:p>
          </table:table-cell>
          <table:table-cell office:value-type="float" office:value="-0.04026496" calcext:value-type="float">
            <text:p>-0.04026496</text:p>
          </table:table-cell>
          <table:table-cell office:value-type="float" office:value="-0.03877802" calcext:value-type="float">
            <text:p>-0.03877802</text:p>
          </table:table-cell>
          <table:table-cell office:value-type="float" office:value="-0.3767215" calcext:value-type="float">
            <text:p>-0.3767215</text:p>
          </table:table-cell>
          <table:table-cell office:value-type="float" office:value="-0.1662003" calcext:value-type="float">
            <text:p>-0.1662003</text:p>
          </table:table-cell>
          <table:table-cell office:value-type="float" office:value="-0.04677854" calcext:value-type="float">
            <text:p>-0.04677854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63.19685" calcext:value-type="float">
            <text:p>-63.19685</text:p>
          </table:table-cell>
          <table:table-cell office:value-type="float" office:value="0.002550775" calcext:value-type="float">
            <text:p>0.00255077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99204" calcext:value-type="float">
            <text:p>-2.39920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2" calcext:value-type="float">
            <text:p>8092002</text:p>
          </table:table-cell>
          <table:table-cell office:value-type="float" office:value="423.6004" calcext:value-type="float">
            <text:p>423.6004</text:p>
          </table:table-cell>
          <table:table-cell office:value-type="float" office:value="505.8245" calcext:value-type="float">
            <text:p>505.8245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85.8802" calcext:value-type="float">
            <text:p>985.8802</text:p>
          </table:table-cell>
          <table:table-cell office:value-type="float" office:value="-9.699257" calcext:value-type="float">
            <text:p>-9.699257</text:p>
          </table:table-cell>
          <table:table-cell office:value-type="float" office:value="0" calcext:value-type="float">
            <text:p>0</text:p>
          </table:table-cell>
          <table:table-cell office:value-type="float" office:value="0.1139639" calcext:value-type="float">
            <text:p>0.1139639</text:p>
          </table:table-cell>
          <table:table-cell office:value-type="float" office:value="0.1956068" calcext:value-type="float">
            <text:p>0.1956068</text:p>
          </table:table-cell>
          <table:table-cell office:value-type="float" office:value="0.2125521" calcext:value-type="float">
            <text:p>0.2125521</text:p>
          </table:table-cell>
          <table:table-cell office:value-type="float" office:value="0.2368653" calcext:value-type="float">
            <text:p>0.2368653</text:p>
          </table:table-cell>
          <table:table-cell office:value-type="float" office:value="0.2514437" calcext:value-type="float">
            <text:p>0.2514437</text:p>
          </table:table-cell>
          <table:table-cell office:value-type="float" office:value="0.2518202" calcext:value-type="float">
            <text:p>0.2518202</text:p>
          </table:table-cell>
          <table:table-cell office:value-type="float" office:value="0.2503053" calcext:value-type="float">
            <text:p>0.2503053</text:p>
          </table:table-cell>
          <table:table-cell office:value-type="float" office:value="0.2699735" calcext:value-type="float">
            <text:p>0.2699735</text:p>
          </table:table-cell>
          <table:table-cell office:value-type="float" office:value="0.2903131" calcext:value-type="float">
            <text:p>0.2903131</text:p>
          </table:table-cell>
          <table:table-cell office:value-type="float" office:value="0.3391264" calcext:value-type="float">
            <text:p>0.3391264</text:p>
          </table:table-cell>
          <table:table-cell office:value-type="float" office:value="0.3675734" calcext:value-type="float">
            <text:p>0.3675734</text:p>
          </table:table-cell>
          <table:table-cell office:value-type="float" office:value="0.388749" calcext:value-type="float">
            <text:p>0.388749</text:p>
          </table:table-cell>
          <table:table-cell office:value-type="float" office:value="0.4593612" calcext:value-type="float">
            <text:p>0.4593612</text:p>
          </table:table-cell>
          <table:table-cell office:value-type="float" office:value="0" calcext:value-type="float">
            <text:p>0</text:p>
          </table:table-cell>
          <table:table-cell office:value-type="float" office:value="9.612024E-016" calcext:value-type="float">
            <text:p>9.612024E-16</text:p>
          </table:table-cell>
          <table:table-cell office:value-type="float" office:value="9.236059E-016" calcext:value-type="float">
            <text:p>9.236059E-16</text:p>
          </table:table-cell>
          <table:table-cell office:value-type="float" office:value="9.814369E-016" calcext:value-type="float">
            <text:p>9.814369E-16</text:p>
          </table:table-cell>
          <table:table-cell office:value-type="float" office:value="9.623761E-016" calcext:value-type="float">
            <text:p>9.623761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6E-038" calcext:value-type="float">
            <text:p>4.679376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3.55869" calcext:value-type="float">
            <text:p>-63.55869</text:p>
          </table:table-cell>
          <table:table-cell office:value-type="float" office:value="-0.9763728" calcext:value-type="float">
            <text:p>-0.9763728</text:p>
          </table:table-cell>
          <table:table-cell office:value-type="float" office:value="-0.5134491" calcext:value-type="float">
            <text:p>-0.5134491</text:p>
          </table:table-cell>
          <table:table-cell office:value-type="float" office:value="-0.2228988" calcext:value-type="float">
            <text:p>-0.2228988</text:p>
          </table:table-cell>
          <table:table-cell office:value-type="float" office:value="-0.1409317" calcext:value-type="float">
            <text:p>-0.1409317</text:p>
          </table:table-cell>
          <table:table-cell office:value-type="float" office:value="-0.05301058" calcext:value-type="float">
            <text:p>-0.05301058</text:p>
          </table:table-cell>
          <table:table-cell office:value-type="float" office:value="-0.05262253" calcext:value-type="float">
            <text:p>-0.05262253</text:p>
          </table:table-cell>
          <table:table-cell office:value-type="float" office:value="-0.3824379" calcext:value-type="float">
            <text:p>-0.3824379</text:p>
          </table:table-cell>
          <table:table-cell office:value-type="float" office:value="-0.1701396" calcext:value-type="float">
            <text:p>-0.1701396</text:p>
          </table:table-cell>
          <table:table-cell office:value-type="float" office:value="-0.04727638" calcext:value-type="float">
            <text:p>-0.04727638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45.61431" calcext:value-type="float">
            <text:p>-45.61431</text:p>
          </table:table-cell>
          <table:table-cell office:value-type="float" office:value="0.002654932" calcext:value-type="float">
            <text:p>0.00265493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65139" calcext:value-type="float">
            <text:p>-2.36513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2" calcext:value-type="float">
            <text:p>9092002</text:p>
          </table:table-cell>
          <table:table-cell office:value-type="float" office:value="423.6004" calcext:value-type="float">
            <text:p>423.6004</text:p>
          </table:table-cell>
          <table:table-cell office:value-type="float" office:value="510.1442" calcext:value-type="float">
            <text:p>510.1442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82.3242" calcext:value-type="float">
            <text:p>982.3242</text:p>
          </table:table-cell>
          <table:table-cell office:value-type="float" office:value="-10.46302" calcext:value-type="float">
            <text:p>-10.46302</text:p>
          </table:table-cell>
          <table:table-cell office:value-type="float" office:value="0" calcext:value-type="float">
            <text:p>0</text:p>
          </table:table-cell>
          <table:table-cell office:value-type="float" office:value="0.1150264" calcext:value-type="float">
            <text:p>0.1150264</text:p>
          </table:table-cell>
          <table:table-cell office:value-type="float" office:value="0.1940461" calcext:value-type="float">
            <text:p>0.1940461</text:p>
          </table:table-cell>
          <table:table-cell office:value-type="float" office:value="0.2029118" calcext:value-type="float">
            <text:p>0.2029118</text:p>
          </table:table-cell>
          <table:table-cell office:value-type="float" office:value="0.2222448" calcext:value-type="float">
            <text:p>0.2222448</text:p>
          </table:table-cell>
          <table:table-cell office:value-type="float" office:value="0.2366193" calcext:value-type="float">
            <text:p>0.2366193</text:p>
          </table:table-cell>
          <table:table-cell office:value-type="float" office:value="0.2434074" calcext:value-type="float">
            <text:p>0.2434074</text:p>
          </table:table-cell>
          <table:table-cell office:value-type="float" office:value="0.2397835" calcext:value-type="float">
            <text:p>0.2397835</text:p>
          </table:table-cell>
          <table:table-cell office:value-type="float" office:value="0.2695286" calcext:value-type="float">
            <text:p>0.2695286</text:p>
          </table:table-cell>
          <table:table-cell office:value-type="float" office:value="0.2895773" calcext:value-type="float">
            <text:p>0.2895773</text:p>
          </table:table-cell>
          <table:table-cell office:value-type="float" office:value="0.3387327" calcext:value-type="float">
            <text:p>0.3387327</text:p>
          </table:table-cell>
          <table:table-cell office:value-type="float" office:value="0.3672281" calcext:value-type="float">
            <text:p>0.3672281</text:p>
          </table:table-cell>
          <table:table-cell office:value-type="float" office:value="0.3886216" calcext:value-type="float">
            <text:p>0.3886216</text:p>
          </table:table-cell>
          <table:table-cell office:value-type="float" office:value="0.4619367" calcext:value-type="float">
            <text:p>0.4619367</text:p>
          </table:table-cell>
          <table:table-cell office:value-type="float" office:value="0" calcext:value-type="float">
            <text:p>0</text:p>
          </table:table-cell>
          <table:table-cell office:value-type="float" office:value="9.612014E-016" calcext:value-type="float">
            <text:p>9.612014E-16</text:p>
          </table:table-cell>
          <table:table-cell office:value-type="float" office:value="9.236068E-016" calcext:value-type="float">
            <text:p>9.236068E-16</text:p>
          </table:table-cell>
          <table:table-cell office:value-type="float" office:value="9.814367E-016" calcext:value-type="float">
            <text:p>9.814367E-16</text:p>
          </table:table-cell>
          <table:table-cell office:value-type="float" office:value="9.62376E-016" calcext:value-type="float">
            <text:p>9.62376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6E-038" calcext:value-type="float">
            <text:p>4.679376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0.20236" calcext:value-type="float">
            <text:p>-60.20236</text:p>
          </table:table-cell>
          <table:table-cell office:value-type="float" office:value="-1.038034" calcext:value-type="float">
            <text:p>-1.038034</text:p>
          </table:table-cell>
          <table:table-cell office:value-type="float" office:value="-0.7342314" calcext:value-type="float">
            <text:p>-0.7342314</text:p>
          </table:table-cell>
          <table:table-cell office:value-type="float" office:value="-0.3640447" calcext:value-type="float">
            <text:p>-0.3640447</text:p>
          </table:table-cell>
          <table:table-cell office:value-type="float" office:value="-0.2251361" calcext:value-type="float">
            <text:p>-0.2251361</text:p>
          </table:table-cell>
          <table:table-cell office:value-type="float" office:value="-0.06876441" calcext:value-type="float">
            <text:p>-0.06876441</text:p>
          </table:table-cell>
          <table:table-cell office:value-type="float" office:value="-0.07144506" calcext:value-type="float">
            <text:p>-0.07144506</text:p>
          </table:table-cell>
          <table:table-cell office:value-type="float" office:value="-0.3880026" calcext:value-type="float">
            <text:p>-0.3880026</text:p>
          </table:table-cell>
          <table:table-cell office:value-type="float" office:value="-0.1742184" calcext:value-type="float">
            <text:p>-0.1742184</text:p>
          </table:table-cell>
          <table:table-cell office:value-type="float" office:value="-0.04780851" calcext:value-type="float">
            <text:p>-0.04780851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45.98105" calcext:value-type="float">
            <text:p>-45.98105</text:p>
          </table:table-cell>
          <table:table-cell office:value-type="float" office:value="0.002789876" calcext:value-type="float">
            <text:p>0.00278987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9472" calcext:value-type="float">
            <text:p>-2.37947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2" calcext:value-type="float">
            <text:p>10092002</text:p>
          </table:table-cell>
          <table:table-cell office:value-type="float" office:value="423.9004" calcext:value-type="float">
            <text:p>423.9004</text:p>
          </table:table-cell>
          <table:table-cell office:value-type="float" office:value="513.0776" calcext:value-type="float">
            <text:p>513.0776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79.6898" calcext:value-type="float">
            <text:p>979.6898</text:p>
          </table:table-cell>
          <table:table-cell office:value-type="float" office:value="-10.46273" calcext:value-type="float">
            <text:p>-10.46273</text:p>
          </table:table-cell>
          <table:table-cell office:value-type="float" office:value="0" calcext:value-type="float">
            <text:p>0</text:p>
          </table:table-cell>
          <table:table-cell office:value-type="float" office:value="0.1166517" calcext:value-type="float">
            <text:p>0.1166517</text:p>
          </table:table-cell>
          <table:table-cell office:value-type="float" office:value="0.1962625" calcext:value-type="float">
            <text:p>0.1962625</text:p>
          </table:table-cell>
          <table:table-cell office:value-type="float" office:value="0.2007836" calcext:value-type="float">
            <text:p>0.2007836</text:p>
          </table:table-cell>
          <table:table-cell office:value-type="float" office:value="0.2147616" calcext:value-type="float">
            <text:p>0.2147616</text:p>
          </table:table-cell>
          <table:table-cell office:value-type="float" office:value="0.2286105" calcext:value-type="float">
            <text:p>0.2286105</text:p>
          </table:table-cell>
          <table:table-cell office:value-type="float" office:value="0.2368564" calcext:value-type="float">
            <text:p>0.2368564</text:p>
          </table:table-cell>
          <table:table-cell office:value-type="float" office:value="0.2313618" calcext:value-type="float">
            <text:p>0.2313618</text:p>
          </table:table-cell>
          <table:table-cell office:value-type="float" office:value="0.2694111" calcext:value-type="float">
            <text:p>0.2694111</text:p>
          </table:table-cell>
          <table:table-cell office:value-type="float" office:value="0.289" calcext:value-type="float">
            <text:p>0.289</text:p>
          </table:table-cell>
          <table:table-cell office:value-type="float" office:value="0.3384544" calcext:value-type="float">
            <text:p>0.3384544</text:p>
          </table:table-cell>
          <table:table-cell office:value-type="float" office:value="0.3669984" calcext:value-type="float">
            <text:p>0.3669984</text:p>
          </table:table-cell>
          <table:table-cell office:value-type="float" office:value="0.3884564" calcext:value-type="float">
            <text:p>0.388456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1189E-016" calcext:value-type="float">
            <text:p>9.61189E-16</text:p>
          </table:table-cell>
          <table:table-cell office:value-type="float" office:value="9.236111E-016" calcext:value-type="float">
            <text:p>9.236111E-16</text:p>
          </table:table-cell>
          <table:table-cell office:value-type="float" office:value="9.814369E-016" calcext:value-type="float">
            <text:p>9.814369E-16</text:p>
          </table:table-cell>
          <table:table-cell office:value-type="float" office:value="9.623763E-016" calcext:value-type="float">
            <text:p>9.623763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6E-038" calcext:value-type="float">
            <text:p>4.679376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.20085" calcext:value-type="float">
            <text:p>-53.20085</text:p>
          </table:table-cell>
          <table:table-cell office:value-type="float" office:value="-0.9505988" calcext:value-type="float">
            <text:p>-0.9505988</text:p>
          </table:table-cell>
          <table:table-cell office:value-type="float" office:value="-0.7964337" calcext:value-type="float">
            <text:p>-0.7964337</text:p>
          </table:table-cell>
          <table:table-cell office:value-type="float" office:value="-0.4739798" calcext:value-type="float">
            <text:p>-0.4739798</text:p>
          </table:table-cell>
          <table:table-cell office:value-type="float" office:value="-0.2936228" calcext:value-type="float">
            <text:p>-0.2936228</text:p>
          </table:table-cell>
          <table:table-cell office:value-type="float" office:value="-0.08474374" calcext:value-type="float">
            <text:p>-0.08474374</text:p>
          </table:table-cell>
          <table:table-cell office:value-type="float" office:value="-0.09217731" calcext:value-type="float">
            <text:p>-0.09217731</text:p>
          </table:table-cell>
          <table:table-cell office:value-type="float" office:value="-0.3894791" calcext:value-type="float">
            <text:p>-0.3894791</text:p>
          </table:table-cell>
          <table:table-cell office:value-type="float" office:value="-0.1774954" calcext:value-type="float">
            <text:p>-0.1774954</text:p>
          </table:table-cell>
          <table:table-cell office:value-type="float" office:value="-0.04818967" calcext:value-type="float">
            <text:p>-0.04818967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28.81216" calcext:value-type="float">
            <text:p>-28.81216</text:p>
          </table:table-cell>
          <table:table-cell office:value-type="float" office:value="0.002822658" calcext:value-type="float">
            <text:p>0.00282265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9719" calcext:value-type="float">
            <text:p>-2.38971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2" calcext:value-type="float">
            <text:p>11092002</text:p>
          </table:table-cell>
          <table:table-cell office:value-type="float" office:value="423.9004" calcext:value-type="float">
            <text:p>423.9004</text:p>
          </table:table-cell>
          <table:table-cell office:value-type="float" office:value="516.0764" calcext:value-type="float">
            <text:p>516.0764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76.6909" calcext:value-type="float">
            <text:p>976.6909</text:p>
          </table:table-cell>
          <table:table-cell office:value-type="float" office:value="-10.46273" calcext:value-type="float">
            <text:p>-10.46273</text:p>
          </table:table-cell>
          <table:table-cell office:value-type="float" office:value="0" calcext:value-type="float">
            <text:p>0</text:p>
          </table:table-cell>
          <table:table-cell office:value-type="float" office:value="0.1168343" calcext:value-type="float">
            <text:p>0.1168343</text:p>
          </table:table-cell>
          <table:table-cell office:value-type="float" office:value="0.1955675" calcext:value-type="float">
            <text:p>0.1955675</text:p>
          </table:table-cell>
          <table:table-cell office:value-type="float" office:value="0.1983615" calcext:value-type="float">
            <text:p>0.1983615</text:p>
          </table:table-cell>
          <table:table-cell office:value-type="float" office:value="0.2078875" calcext:value-type="float">
            <text:p>0.2078875</text:p>
          </table:table-cell>
          <table:table-cell office:value-type="float" office:value="0.2200253" calcext:value-type="float">
            <text:p>0.2200253</text:p>
          </table:table-cell>
          <table:table-cell office:value-type="float" office:value="0.230227" calcext:value-type="float">
            <text:p>0.230227</text:p>
          </table:table-cell>
          <table:table-cell office:value-type="float" office:value="0.2225546" calcext:value-type="float">
            <text:p>0.2225546</text:p>
          </table:table-cell>
          <table:table-cell office:value-type="float" office:value="0.269016" calcext:value-type="float">
            <text:p>0.269016</text:p>
          </table:table-cell>
          <table:table-cell office:value-type="float" office:value="0.2882656" calcext:value-type="float">
            <text:p>0.2882656</text:p>
          </table:table-cell>
          <table:table-cell office:value-type="float" office:value="0.3381177" calcext:value-type="float">
            <text:p>0.3381177</text:p>
          </table:table-cell>
          <table:table-cell office:value-type="float" office:value="0.3666891" calcext:value-type="float">
            <text:p>0.3666891</text:p>
          </table:table-cell>
          <table:table-cell office:value-type="float" office:value="0.388213" calcext:value-type="float">
            <text:p>0.38821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11587E-016" calcext:value-type="float">
            <text:p>9.611587E-16</text:p>
          </table:table-cell>
          <table:table-cell office:value-type="float" office:value="9.236173E-016" calcext:value-type="float">
            <text:p>9.236173E-16</text:p>
          </table:table-cell>
          <table:table-cell office:value-type="float" office:value="9.814384E-016" calcext:value-type="float">
            <text:p>9.814384E-16</text:p>
          </table:table-cell>
          <table:table-cell office:value-type="float" office:value="9.623763E-016" calcext:value-type="float">
            <text:p>9.623763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.79993" calcext:value-type="float">
            <text:p>-52.79993</text:p>
          </table:table-cell>
          <table:table-cell office:value-type="float" office:value="-0.9768147" calcext:value-type="float">
            <text:p>-0.9768147</text:p>
          </table:table-cell>
          <table:table-cell office:value-type="float" office:value="-0.8744507" calcext:value-type="float">
            <text:p>-0.8744507</text:p>
          </table:table-cell>
          <table:table-cell office:value-type="float" office:value="-0.6089959" calcext:value-type="float">
            <text:p>-0.6089959</text:p>
          </table:table-cell>
          <table:table-cell office:value-type="float" office:value="-0.3940041" calcext:value-type="float">
            <text:p>-0.3940041</text:p>
          </table:table-cell>
          <table:table-cell office:value-type="float" office:value="-0.1053398" calcext:value-type="float">
            <text:p>-0.1053398</text:p>
          </table:table-cell>
          <table:table-cell office:value-type="float" office:value="-0.121537" calcext:value-type="float">
            <text:p>-0.121537</text:p>
          </table:table-cell>
          <table:table-cell office:value-type="float" office:value="-0.3945143" calcext:value-type="float">
            <text:p>-0.3945143</text:p>
          </table:table-cell>
          <table:table-cell office:value-type="float" office:value="-0.1817642" calcext:value-type="float">
            <text:p>-0.1817642</text:p>
          </table:table-cell>
          <table:table-cell office:value-type="float" office:value="-0.04865417" calcext:value-type="float">
            <text:p>-0.04865417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31.9716" calcext:value-type="float">
            <text:p>-31.9716</text:p>
          </table:table-cell>
          <table:table-cell office:value-type="float" office:value="0.002828989" calcext:value-type="float">
            <text:p>0.00282898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95854" calcext:value-type="float">
            <text:p>-2.3958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2" calcext:value-type="float">
            <text:p>12092002</text:p>
          </table:table-cell>
          <table:table-cell office:value-type="float" office:value="424.2005" calcext:value-type="float">
            <text:p>424.2005</text:p>
          </table:table-cell>
          <table:table-cell office:value-type="float" office:value="517.7838" calcext:value-type="float">
            <text:p>517.7838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75.6446" calcext:value-type="float">
            <text:p>975.6446</text:p>
          </table:table-cell>
          <table:table-cell office:value-type="float" office:value="-10.82298" calcext:value-type="float">
            <text:p>-10.82298</text:p>
          </table:table-cell>
          <table:table-cell office:value-type="float" office:value="0" calcext:value-type="float">
            <text:p>0</text:p>
          </table:table-cell>
          <table:table-cell office:value-type="float" office:value="0.1217665" calcext:value-type="float">
            <text:p>0.1217665</text:p>
          </table:table-cell>
          <table:table-cell office:value-type="float" office:value="0.198644" calcext:value-type="float">
            <text:p>0.198644</text:p>
          </table:table-cell>
          <table:table-cell office:value-type="float" office:value="0.1998918" calcext:value-type="float">
            <text:p>0.1998918</text:p>
          </table:table-cell>
          <table:table-cell office:value-type="float" office:value="0.2065868" calcext:value-type="float">
            <text:p>0.2065868</text:p>
          </table:table-cell>
          <table:table-cell office:value-type="float" office:value="0.2183406" calcext:value-type="float">
            <text:p>0.2183406</text:p>
          </table:table-cell>
          <table:table-cell office:value-type="float" office:value="0.2251857" calcext:value-type="float">
            <text:p>0.2251857</text:p>
          </table:table-cell>
          <table:table-cell office:value-type="float" office:value="0.2163597" calcext:value-type="float">
            <text:p>0.2163597</text:p>
          </table:table-cell>
          <table:table-cell office:value-type="float" office:value="0.2690364" calcext:value-type="float">
            <text:p>0.2690364</text:p>
          </table:table-cell>
          <table:table-cell office:value-type="float" office:value="0.2877627" calcext:value-type="float">
            <text:p>0.2877627</text:p>
          </table:table-cell>
          <table:table-cell office:value-type="float" office:value="0.3379068" calcext:value-type="float">
            <text:p>0.3379068</text:p>
          </table:table-cell>
          <table:table-cell office:value-type="float" office:value="0.3665256" calcext:value-type="float">
            <text:p>0.3665256</text:p>
          </table:table-cell>
          <table:table-cell office:value-type="float" office:value="0.3882459" calcext:value-type="float">
            <text:p>0.3882459</text:p>
          </table:table-cell>
          <table:table-cell office:value-type="float" office:value="0.4542105" calcext:value-type="float">
            <text:p>0.4542105</text:p>
          </table:table-cell>
          <table:table-cell office:value-type="float" office:value="0" calcext:value-type="float">
            <text:p>0</text:p>
          </table:table-cell>
          <table:table-cell office:value-type="float" office:value="9.611261E-016" calcext:value-type="float">
            <text:p>9.611261E-16</text:p>
          </table:table-cell>
          <table:table-cell office:value-type="float" office:value="9.236224E-016" calcext:value-type="float">
            <text:p>9.236224E-16</text:p>
          </table:table-cell>
          <table:table-cell office:value-type="float" office:value="9.814408E-016" calcext:value-type="float">
            <text:p>9.814408E-16</text:p>
          </table:table-cell>
          <table:table-cell office:value-type="float" office:value="9.623761E-016" calcext:value-type="float">
            <text:p>9.623761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6E-038" calcext:value-type="float">
            <text:p>4.679376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8.42533" calcext:value-type="float">
            <text:p>-38.42533</text:p>
          </table:table-cell>
          <table:table-cell office:value-type="float" office:value="-0.8655888" calcext:value-type="float">
            <text:p>-0.8655888</text:p>
          </table:table-cell>
          <table:table-cell office:value-type="float" office:value="-0.8241348" calcext:value-type="float">
            <text:p>-0.8241348</text:p>
          </table:table-cell>
          <table:table-cell office:value-type="float" office:value="-0.6392081" calcext:value-type="float">
            <text:p>-0.6392081</text:p>
          </table:table-cell>
          <table:table-cell office:value-type="float" office:value="-0.4179834" calcext:value-type="float">
            <text:p>-0.4179834</text:p>
          </table:table-cell>
          <table:table-cell office:value-type="float" office:value="-0.1248119" calcext:value-type="float">
            <text:p>-0.1248119</text:p>
          </table:table-cell>
          <table:table-cell office:value-type="float" office:value="-0.1486409" calcext:value-type="float">
            <text:p>-0.1486409</text:p>
          </table:table-cell>
          <table:table-cell office:value-type="float" office:value="-0.3942452" calcext:value-type="float">
            <text:p>-0.3942452</text:p>
          </table:table-cell>
          <table:table-cell office:value-type="float" office:value="-0.1847565" calcext:value-type="float">
            <text:p>-0.1847565</text:p>
          </table:table-cell>
          <table:table-cell office:value-type="float" office:value="-0.04894801" calcext:value-type="float">
            <text:p>-0.04894801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24.51657" calcext:value-type="float">
            <text:p>-24.51657</text:p>
          </table:table-cell>
          <table:table-cell office:value-type="float" office:value="0.002842956" calcext:value-type="float">
            <text:p>0.00284295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24142" calcext:value-type="float">
            <text:p>-2.3241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2" calcext:value-type="float">
            <text:p>13092002</text:p>
          </table:table-cell>
          <table:table-cell office:value-type="float" office:value="438.6005" calcext:value-type="float">
            <text:p>438.6005</text:p>
          </table:table-cell>
          <table:table-cell office:value-type="float" office:value="519.7805" calcext:value-type="float">
            <text:p>519.7805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88.6924" calcext:value-type="float">
            <text:p>988.6924</text:p>
          </table:table-cell>
          <table:table-cell office:value-type="float" office:value="-11.46668" calcext:value-type="float">
            <text:p>-11.46668</text:p>
          </table:table-cell>
          <table:table-cell office:value-type="float" office:value="0" calcext:value-type="float">
            <text:p>0</text:p>
          </table:table-cell>
          <table:table-cell office:value-type="float" office:value="0.5552857" calcext:value-type="float">
            <text:p>0.5552857</text:p>
          </table:table-cell>
          <table:table-cell office:value-type="float" office:value="0.3650994" calcext:value-type="float">
            <text:p>0.3650994</text:p>
          </table:table-cell>
          <table:table-cell office:value-type="float" office:value="0.2043417" calcext:value-type="float">
            <text:p>0.2043417</text:p>
          </table:table-cell>
          <table:table-cell office:value-type="float" office:value="0.2086383" calcext:value-type="float">
            <text:p>0.2086383</text:p>
          </table:table-cell>
          <table:table-cell office:value-type="float" office:value="0.2222391" calcext:value-type="float">
            <text:p>0.2222391</text:p>
          </table:table-cell>
          <table:table-cell office:value-type="float" office:value="0.2225478" calcext:value-type="float">
            <text:p>0.2225478</text:p>
          </table:table-cell>
          <table:table-cell office:value-type="float" office:value="0.2171736" calcext:value-type="float">
            <text:p>0.2171736</text:p>
          </table:table-cell>
          <table:table-cell office:value-type="float" office:value="0.2695864" calcext:value-type="float">
            <text:p>0.2695864</text:p>
          </table:table-cell>
          <table:table-cell office:value-type="float" office:value="0.287695" calcext:value-type="float">
            <text:p>0.287695</text:p>
          </table:table-cell>
          <table:table-cell office:value-type="float" office:value="0.3379481" calcext:value-type="float">
            <text:p>0.3379481</text:p>
          </table:table-cell>
          <table:table-cell office:value-type="float" office:value="0.3666436" calcext:value-type="float">
            <text:p>0.3666436</text:p>
          </table:table-cell>
          <table:table-cell office:value-type="float" office:value="0.388558" calcext:value-type="float">
            <text:p>0.388558</text:p>
          </table:table-cell>
          <table:table-cell office:value-type="float" office:value="0.4580224" calcext:value-type="float">
            <text:p>0.4580224</text:p>
          </table:table-cell>
          <table:table-cell office:value-type="float" office:value="0" calcext:value-type="float">
            <text:p>0</text:p>
          </table:table-cell>
          <table:table-cell office:value-type="float" office:value="9.610881E-016" calcext:value-type="float">
            <text:p>9.610881E-16</text:p>
          </table:table-cell>
          <table:table-cell office:value-type="float" office:value="9.236291E-016" calcext:value-type="float">
            <text:p>9.236291E-16</text:p>
          </table:table-cell>
          <table:table-cell office:value-type="float" office:value="9.814431E-016" calcext:value-type="float">
            <text:p>9.814431E-16</text:p>
          </table:table-cell>
          <table:table-cell office:value-type="float" office:value="9.623763E-016" calcext:value-type="float">
            <text:p>9.623763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07956664" calcext:value-type="float">
            <text:p>-0.0007956664</text:p>
          </table:table-cell>
          <table:table-cell office:value-type="float" office:value="-0.01256948" calcext:value-type="float">
            <text:p>-0.01256948</text:p>
          </table:table-cell>
          <table:table-cell office:value-type="float" office:value="-0.6963915" calcext:value-type="float">
            <text:p>-0.6963915</text:p>
          </table:table-cell>
          <table:table-cell office:value-type="float" office:value="-0.5925657" calcext:value-type="float">
            <text:p>-0.5925657</text:p>
          </table:table-cell>
          <table:table-cell office:value-type="float" office:value="-0.3645808" calcext:value-type="float">
            <text:p>-0.3645808</text:p>
          </table:table-cell>
          <table:table-cell office:value-type="float" office:value="-0.1366975" calcext:value-type="float">
            <text:p>-0.1366975</text:p>
          </table:table-cell>
          <table:table-cell office:value-type="float" office:value="-0.1448158" calcext:value-type="float">
            <text:p>-0.1448158</text:p>
          </table:table-cell>
          <table:table-cell office:value-type="float" office:value="-0.3872586" calcext:value-type="float">
            <text:p>-0.3872586</text:p>
          </table:table-cell>
          <table:table-cell office:value-type="float" office:value="-0.1851769" calcext:value-type="float">
            <text:p>-0.1851769</text:p>
          </table:table-cell>
          <table:table-cell office:value-type="float" office:value="-0.04889364" calcext:value-type="float">
            <text:p>-0.04889364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0.005635588" calcext:value-type="float">
            <text:p>-0.005635588</text:p>
          </table:table-cell>
          <table:table-cell office:value-type="float" office:value="0.002813657" calcext:value-type="float">
            <text:p>0.00281365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50132" calcext:value-type="float">
            <text:p>-2.35013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2" calcext:value-type="float">
            <text:p>14092002</text:p>
          </table:table-cell>
          <table:table-cell office:value-type="float" office:value="438.6005" calcext:value-type="float">
            <text:p>438.6005</text:p>
          </table:table-cell>
          <table:table-cell office:value-type="float" office:value="521.8019" calcext:value-type="float">
            <text:p>521.8019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87.4755" calcext:value-type="float">
            <text:p>987.4755</text:p>
          </table:table-cell>
          <table:table-cell office:value-type="float" office:value="-12.2707" calcext:value-type="float">
            <text:p>-12.2707</text:p>
          </table:table-cell>
          <table:table-cell office:value-type="float" office:value="0" calcext:value-type="float">
            <text:p>0</text:p>
          </table:table-cell>
          <table:table-cell office:value-type="float" office:value="0.3669889" calcext:value-type="float">
            <text:p>0.3669889</text:p>
          </table:table-cell>
          <table:table-cell office:value-type="float" office:value="0.3698069" calcext:value-type="float">
            <text:p>0.3698069</text:p>
          </table:table-cell>
          <table:table-cell office:value-type="float" office:value="0.2106316" calcext:value-type="float">
            <text:p>0.2106316</text:p>
          </table:table-cell>
          <table:table-cell office:value-type="float" office:value="0.2114961" calcext:value-type="float">
            <text:p>0.2114961</text:p>
          </table:table-cell>
          <table:table-cell office:value-type="float" office:value="0.2264091" calcext:value-type="float">
            <text:p>0.2264091</text:p>
          </table:table-cell>
          <table:table-cell office:value-type="float" office:value="0.2210729" calcext:value-type="float">
            <text:p>0.2210729</text:p>
          </table:table-cell>
          <table:table-cell office:value-type="float" office:value="0.216151" calcext:value-type="float">
            <text:p>0.216151</text:p>
          </table:table-cell>
          <table:table-cell office:value-type="float" office:value="0.2702186" calcext:value-type="float">
            <text:p>0.2702186</text:p>
          </table:table-cell>
          <table:table-cell office:value-type="float" office:value="0.2877793" calcext:value-type="float">
            <text:p>0.2877793</text:p>
          </table:table-cell>
          <table:table-cell office:value-type="float" office:value="0.3381768" calcext:value-type="float">
            <text:p>0.3381768</text:p>
          </table:table-cell>
          <table:table-cell office:value-type="float" office:value="0.3669542" calcext:value-type="float">
            <text:p>0.3669542</text:p>
          </table:table-cell>
          <table:table-cell office:value-type="float" office:value="0.3887877" calcext:value-type="float">
            <text:p>0.3887877</text:p>
          </table:table-cell>
          <table:table-cell office:value-type="float" office:value="0.4612473" calcext:value-type="float">
            <text:p>0.4612473</text:p>
          </table:table-cell>
          <table:table-cell office:value-type="float" office:value="0" calcext:value-type="float">
            <text:p>0</text:p>
          </table:table-cell>
          <table:table-cell office:value-type="float" office:value="9.610662E-016" calcext:value-type="float">
            <text:p>9.610662E-16</text:p>
          </table:table-cell>
          <table:table-cell office:value-type="float" office:value="9.236357E-016" calcext:value-type="float">
            <text:p>9.236357E-16</text:p>
          </table:table-cell>
          <table:table-cell office:value-type="float" office:value="9.814439E-016" calcext:value-type="float">
            <text:p>9.814439E-16</text:p>
          </table:table-cell>
          <table:table-cell office:value-type="float" office:value="9.623763E-016" calcext:value-type="float">
            <text:p>9.623763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025153" calcext:value-type="float">
            <text:p>-0.01025153</text:p>
          </table:table-cell>
          <table:table-cell office:value-type="float" office:value="-0.009789585" calcext:value-type="float">
            <text:p>-0.009789585</text:p>
          </table:table-cell>
          <table:table-cell office:value-type="float" office:value="-0.5515308" calcext:value-type="float">
            <text:p>-0.5515308</text:p>
          </table:table-cell>
          <table:table-cell office:value-type="float" office:value="-0.5337163" calcext:value-type="float">
            <text:p>-0.5337163</text:p>
          </table:table-cell>
          <table:table-cell office:value-type="float" office:value="-0.3158717" calcext:value-type="float">
            <text:p>-0.3158717</text:p>
          </table:table-cell>
          <table:table-cell office:value-type="float" office:value="-0.1438423" calcext:value-type="float">
            <text:p>-0.1438423</text:p>
          </table:table-cell>
          <table:table-cell office:value-type="float" office:value="-0.1497714" calcext:value-type="float">
            <text:p>-0.1497714</text:p>
          </table:table-cell>
          <table:table-cell office:value-type="float" office:value="-0.3793844" calcext:value-type="float">
            <text:p>-0.3793844</text:p>
          </table:table-cell>
          <table:table-cell office:value-type="float" office:value="-0.1846717" calcext:value-type="float">
            <text:p>-0.1846717</text:p>
          </table:table-cell>
          <table:table-cell office:value-type="float" office:value="-0.04857621" calcext:value-type="float">
            <text:p>-0.04857621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0.01033224" calcext:value-type="float">
            <text:p>-0.01033224</text:p>
          </table:table-cell>
          <table:table-cell office:value-type="float" office:value="0.002774387" calcext:value-type="float">
            <text:p>0.00277438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70222" calcext:value-type="float">
            <text:p>-2.37022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2" calcext:value-type="float">
            <text:p>15092002</text:p>
          </table:table-cell>
          <table:table-cell office:value-type="float" office:value="438.6005" calcext:value-type="float">
            <text:p>438.6005</text:p>
          </table:table-cell>
          <table:table-cell office:value-type="float" office:value="524.9464" calcext:value-type="float">
            <text:p>524.9464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84.5161" calcext:value-type="float">
            <text:p>984.5161</text:p>
          </table:table-cell>
          <table:table-cell office:value-type="float" office:value="-12.45522" calcext:value-type="float">
            <text:p>-12.45522</text:p>
          </table:table-cell>
          <table:table-cell office:value-type="float" office:value="0" calcext:value-type="float">
            <text:p>0</text:p>
          </table:table-cell>
          <table:table-cell office:value-type="float" office:value="0.3037516" calcext:value-type="float">
            <text:p>0.3037516</text:p>
          </table:table-cell>
          <table:table-cell office:value-type="float" office:value="0.3118446" calcext:value-type="float">
            <text:p>0.3118446</text:p>
          </table:table-cell>
          <table:table-cell office:value-type="float" office:value="0.21566" calcext:value-type="float">
            <text:p>0.21566</text:p>
          </table:table-cell>
          <table:table-cell office:value-type="float" office:value="0.2138614" calcext:value-type="float">
            <text:p>0.2138614</text:p>
          </table:table-cell>
          <table:table-cell office:value-type="float" office:value="0.2267475" calcext:value-type="float">
            <text:p>0.2267475</text:p>
          </table:table-cell>
          <table:table-cell office:value-type="float" office:value="0.2192448" calcext:value-type="float">
            <text:p>0.2192448</text:p>
          </table:table-cell>
          <table:table-cell office:value-type="float" office:value="0.2138665" calcext:value-type="float">
            <text:p>0.2138665</text:p>
          </table:table-cell>
          <table:table-cell office:value-type="float" office:value="0.2706717" calcext:value-type="float">
            <text:p>0.2706717</text:p>
          </table:table-cell>
          <table:table-cell office:value-type="float" office:value="0.2877079" calcext:value-type="float">
            <text:p>0.2877079</text:p>
          </table:table-cell>
          <table:table-cell office:value-type="float" office:value="0.3382787" calcext:value-type="float">
            <text:p>0.3382787</text:p>
          </table:table-cell>
          <table:table-cell office:value-type="float" office:value="0.3671135" calcext:value-type="float">
            <text:p>0.3671135</text:p>
          </table:table-cell>
          <table:table-cell office:value-type="float" office:value="0.3888117" calcext:value-type="float">
            <text:p>0.388811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10371E-016" calcext:value-type="float">
            <text:p>9.610371E-16</text:p>
          </table:table-cell>
          <table:table-cell office:value-type="float" office:value="9.236402E-016" calcext:value-type="float">
            <text:p>9.236402E-16</text:p>
          </table:table-cell>
          <table:table-cell office:value-type="float" office:value="9.814472E-016" calcext:value-type="float">
            <text:p>9.814472E-16</text:p>
          </table:table-cell>
          <table:table-cell office:value-type="float" office:value="9.623763E-016" calcext:value-type="float">
            <text:p>9.623763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6E-038" calcext:value-type="float">
            <text:p>4.679376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276437" calcext:value-type="float">
            <text:p>-0.03276437</text:p>
          </table:table-cell>
          <table:table-cell office:value-type="float" office:value="-0.02784597" calcext:value-type="float">
            <text:p>-0.02784597</text:p>
          </table:table-cell>
          <table:table-cell office:value-type="float" office:value="-0.4596316" calcext:value-type="float">
            <text:p>-0.4596316</text:p>
          </table:table-cell>
          <table:table-cell office:value-type="float" office:value="-0.4898607" calcext:value-type="float">
            <text:p>-0.4898607</text:p>
          </table:table-cell>
          <table:table-cell office:value-type="float" office:value="-0.3121896" calcext:value-type="float">
            <text:p>-0.3121896</text:p>
          </table:table-cell>
          <table:table-cell office:value-type="float" office:value="-0.1532985" calcext:value-type="float">
            <text:p>-0.1532985</text:p>
          </table:table-cell>
          <table:table-cell office:value-type="float" office:value="-0.161553" calcext:value-type="float">
            <text:p>-0.161553</text:p>
          </table:table-cell>
          <table:table-cell office:value-type="float" office:value="-0.3738449" calcext:value-type="float">
            <text:p>-0.3738449</text:p>
          </table:table-cell>
          <table:table-cell office:value-type="float" office:value="-0.1851002" calcext:value-type="float">
            <text:p>-0.1851002</text:p>
          </table:table-cell>
          <table:table-cell office:value-type="float" office:value="-0.04843494" calcext:value-type="float">
            <text:p>-0.04843494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0.03323118" calcext:value-type="float">
            <text:p>-0.03323118</text:p>
          </table:table-cell>
          <table:table-cell office:value-type="float" office:value="0.002715818" calcext:value-type="float">
            <text:p>0.00271581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3062" calcext:value-type="float">
            <text:p>-2.38306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2" calcext:value-type="float">
            <text:p>16092002</text:p>
          </table:table-cell>
          <table:table-cell office:value-type="float" office:value="438.6005" calcext:value-type="float">
            <text:p>438.6005</text:p>
          </table:table-cell>
          <table:table-cell office:value-type="float" office:value="528.3846" calcext:value-type="float">
            <text:p>528.3846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81.0776" calcext:value-type="float">
            <text:p>981.0776</text:p>
          </table:table-cell>
          <table:table-cell office:value-type="float" office:value="-12.45522" calcext:value-type="float">
            <text:p>-12.45522</text:p>
          </table:table-cell>
          <table:table-cell office:value-type="float" office:value="0" calcext:value-type="float">
            <text:p>0</text:p>
          </table:table-cell>
          <table:table-cell office:value-type="float" office:value="0.1928995" calcext:value-type="float">
            <text:p>0.1928995</text:p>
          </table:table-cell>
          <table:table-cell office:value-type="float" office:value="0.2690953" calcext:value-type="float">
            <text:p>0.2690953</text:p>
          </table:table-cell>
          <table:table-cell office:value-type="float" office:value="0.2189139" calcext:value-type="float">
            <text:p>0.2189139</text:p>
          </table:table-cell>
          <table:table-cell office:value-type="float" office:value="0.2153459" calcext:value-type="float">
            <text:p>0.2153459</text:p>
          </table:table-cell>
          <table:table-cell office:value-type="float" office:value="0.2261301" calcext:value-type="float">
            <text:p>0.2261301</text:p>
          </table:table-cell>
          <table:table-cell office:value-type="float" office:value="0.2174151" calcext:value-type="float">
            <text:p>0.2174151</text:p>
          </table:table-cell>
          <table:table-cell office:value-type="float" office:value="0.2114761" calcext:value-type="float">
            <text:p>0.2114761</text:p>
          </table:table-cell>
          <table:table-cell office:value-type="float" office:value="0.2710162" calcext:value-type="float">
            <text:p>0.2710162</text:p>
          </table:table-cell>
          <table:table-cell office:value-type="float" office:value="0.2876011" calcext:value-type="float">
            <text:p>0.2876011</text:p>
          </table:table-cell>
          <table:table-cell office:value-type="float" office:value="0.3383378" calcext:value-type="float">
            <text:p>0.3383378</text:p>
          </table:table-cell>
          <table:table-cell office:value-type="float" office:value="0.3672129" calcext:value-type="float">
            <text:p>0.3672129</text:p>
          </table:table-cell>
          <table:table-cell office:value-type="float" office:value="0.3887598" calcext:value-type="float">
            <text:p>0.388759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10103E-016" calcext:value-type="float">
            <text:p>9.610103E-16</text:p>
          </table:table-cell>
          <table:table-cell office:value-type="float" office:value="9.236434E-016" calcext:value-type="float">
            <text:p>9.236434E-16</text:p>
          </table:table-cell>
          <table:table-cell office:value-type="float" office:value="9.814507E-016" calcext:value-type="float">
            <text:p>9.814507E-16</text:p>
          </table:table-cell>
          <table:table-cell office:value-type="float" office:value="9.623763E-016" calcext:value-type="float">
            <text:p>9.623763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07353" calcext:value-type="float">
            <text:p>-1.07353</text:p>
          </table:table-cell>
          <table:table-cell office:value-type="float" office:value="-0.08308945" calcext:value-type="float">
            <text:p>-0.08308945</text:p>
          </table:table-cell>
          <table:table-cell office:value-type="float" office:value="-0.4094915" calcext:value-type="float">
            <text:p>-0.4094915</text:p>
          </table:table-cell>
          <table:table-cell office:value-type="float" office:value="-0.4643904" calcext:value-type="float">
            <text:p>-0.4643904</text:p>
          </table:table-cell>
          <table:table-cell office:value-type="float" office:value="-0.3188128" calcext:value-type="float">
            <text:p>-0.3188128</text:p>
          </table:table-cell>
          <table:table-cell office:value-type="float" office:value="-0.1634555" calcext:value-type="float">
            <text:p>-0.1634555</text:p>
          </table:table-cell>
          <table:table-cell office:value-type="float" office:value="-0.1750247" calcext:value-type="float">
            <text:p>-0.1750247</text:p>
          </table:table-cell>
          <table:table-cell office:value-type="float" office:value="-0.3696919" calcext:value-type="float">
            <text:p>-0.3696919</text:p>
          </table:table-cell>
          <table:table-cell office:value-type="float" office:value="-0.1857431" calcext:value-type="float">
            <text:p>-0.1857431</text:p>
          </table:table-cell>
          <table:table-cell office:value-type="float" office:value="-0.04835256" calcext:value-type="float">
            <text:p>-0.04835256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1.917981" calcext:value-type="float">
            <text:p>-1.917981</text:p>
          </table:table-cell>
          <table:table-cell office:value-type="float" office:value="0.002670856" calcext:value-type="float">
            <text:p>0.00267085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89037" calcext:value-type="float">
            <text:p>-2.38903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2" calcext:value-type="float">
            <text:p>17092002</text:p>
          </table:table-cell>
          <table:table-cell office:value-type="float" office:value="438.6005" calcext:value-type="float">
            <text:p>438.6005</text:p>
          </table:table-cell>
          <table:table-cell office:value-type="float" office:value="530.1615" calcext:value-type="float">
            <text:p>530.1615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79.301" calcext:value-type="float">
            <text:p>979.301</text:p>
          </table:table-cell>
          <table:table-cell office:value-type="float" office:value="-12.45522" calcext:value-type="float">
            <text:p>-12.45522</text:p>
          </table:table-cell>
          <table:table-cell office:value-type="float" office:value="0" calcext:value-type="float">
            <text:p>0</text:p>
          </table:table-cell>
          <table:table-cell office:value-type="float" office:value="0.1232276" calcext:value-type="float">
            <text:p>0.1232276</text:p>
          </table:table-cell>
          <table:table-cell office:value-type="float" office:value="0.2475443" calcext:value-type="float">
            <text:p>0.2475443</text:p>
          </table:table-cell>
          <table:table-cell office:value-type="float" office:value="0.221818" calcext:value-type="float">
            <text:p>0.221818</text:p>
          </table:table-cell>
          <table:table-cell office:value-type="float" office:value="0.2174162" calcext:value-type="float">
            <text:p>0.2174162</text:p>
          </table:table-cell>
          <table:table-cell office:value-type="float" office:value="0.2270883" calcext:value-type="float">
            <text:p>0.2270883</text:p>
          </table:table-cell>
          <table:table-cell office:value-type="float" office:value="0.2159684" calcext:value-type="float">
            <text:p>0.2159684</text:p>
          </table:table-cell>
          <table:table-cell office:value-type="float" office:value="0.2098876" calcext:value-type="float">
            <text:p>0.2098876</text:p>
          </table:table-cell>
          <table:table-cell office:value-type="float" office:value="0.2714437" calcext:value-type="float">
            <text:p>0.2714437</text:p>
          </table:table-cell>
          <table:table-cell office:value-type="float" office:value="0.2875757" calcext:value-type="float">
            <text:p>0.2875757</text:p>
          </table:table-cell>
          <table:table-cell office:value-type="float" office:value="0.3384105" calcext:value-type="float">
            <text:p>0.3384105</text:p>
          </table:table-cell>
          <table:table-cell office:value-type="float" office:value="0.3673137" calcext:value-type="float">
            <text:p>0.3673137</text:p>
          </table:table-cell>
          <table:table-cell office:value-type="float" office:value="0.3886923" calcext:value-type="float">
            <text:p>0.388692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09892E-016" calcext:value-type="float">
            <text:p>9.609892E-16</text:p>
          </table:table-cell>
          <table:table-cell office:value-type="float" office:value="9.236469E-016" calcext:value-type="float">
            <text:p>9.236469E-16</text:p>
          </table:table-cell>
          <table:table-cell office:value-type="float" office:value="9.814523E-016" calcext:value-type="float">
            <text:p>9.814523E-16</text:p>
          </table:table-cell>
          <table:table-cell office:value-type="float" office:value="9.62376E-016" calcext:value-type="float">
            <text:p>9.62376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74745" calcext:value-type="float">
            <text:p>-34.74745</text:p>
          </table:table-cell>
          <table:table-cell office:value-type="float" office:value="-0.1583556" calcext:value-type="float">
            <text:p>-0.1583556</text:p>
          </table:table-cell>
          <table:table-cell office:value-type="float" office:value="-0.3697073" calcext:value-type="float">
            <text:p>-0.3697073</text:p>
          </table:table-cell>
          <table:table-cell office:value-type="float" office:value="-0.4313722" calcext:value-type="float">
            <text:p>-0.4313722</text:p>
          </table:table-cell>
          <table:table-cell office:value-type="float" office:value="-0.3085004" calcext:value-type="float">
            <text:p>-0.3085004</text:p>
          </table:table-cell>
          <table:table-cell office:value-type="float" office:value="-0.1720284" calcext:value-type="float">
            <text:p>-0.1720284</text:p>
          </table:table-cell>
          <table:table-cell office:value-type="float" office:value="-0.1846805" calcext:value-type="float">
            <text:p>-0.1846805</text:p>
          </table:table-cell>
          <table:table-cell office:value-type="float" office:value="-0.3646113" calcext:value-type="float">
            <text:p>-0.3646113</text:p>
          </table:table-cell>
          <table:table-cell office:value-type="float" office:value="-0.1858963" calcext:value-type="float">
            <text:p>-0.1858963</text:p>
          </table:table-cell>
          <table:table-cell office:value-type="float" office:value="-0.04825129" calcext:value-type="float">
            <text:p>-0.04825129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30.65067" calcext:value-type="float">
            <text:p>-30.65067</text:p>
          </table:table-cell>
          <table:table-cell office:value-type="float" office:value="0.002654252" calcext:value-type="float">
            <text:p>0.00265425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2.394753" calcext:value-type="float">
            <text:p>-2.39475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2" calcext:value-type="float">
            <text:p>18092002</text:p>
          </table:table-cell>
          <table:table-cell office:value-type="float" office:value="438.6005" calcext:value-type="float">
            <text:p>438.6005</text:p>
          </table:table-cell>
          <table:table-cell office:value-type="float" office:value="530.8515" calcext:value-type="float">
            <text:p>530.8515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78.683" calcext:value-type="float">
            <text:p>978.683</text:p>
          </table:table-cell>
          <table:table-cell office:value-type="float" office:value="-12.5271" calcext:value-type="float">
            <text:p>-12.5271</text:p>
          </table:table-cell>
          <table:table-cell office:value-type="float" office:value="0" calcext:value-type="float">
            <text:p>0</text:p>
          </table:table-cell>
          <table:table-cell office:value-type="float" office:value="0.1155693" calcext:value-type="float">
            <text:p>0.1155693</text:p>
          </table:table-cell>
          <table:table-cell office:value-type="float" office:value="0.2370617" calcext:value-type="float">
            <text:p>0.2370617</text:p>
          </table:table-cell>
          <table:table-cell office:value-type="float" office:value="0.2238555" calcext:value-type="float">
            <text:p>0.2238555</text:p>
          </table:table-cell>
          <table:table-cell office:value-type="float" office:value="0.2193112" calcext:value-type="float">
            <text:p>0.2193112</text:p>
          </table:table-cell>
          <table:table-cell office:value-type="float" office:value="0.2278236" calcext:value-type="float">
            <text:p>0.2278236</text:p>
          </table:table-cell>
          <table:table-cell office:value-type="float" office:value="0.2147457" calcext:value-type="float">
            <text:p>0.2147457</text:p>
          </table:table-cell>
          <table:table-cell office:value-type="float" office:value="0.208463" calcext:value-type="float">
            <text:p>0.208463</text:p>
          </table:table-cell>
          <table:table-cell office:value-type="float" office:value="0.2718702" calcext:value-type="float">
            <text:p>0.2718702</text:p>
          </table:table-cell>
          <table:table-cell office:value-type="float" office:value="0.2875569" calcext:value-type="float">
            <text:p>0.2875569</text:p>
          </table:table-cell>
          <table:table-cell office:value-type="float" office:value="0.3384615" calcext:value-type="float">
            <text:p>0.3384615</text:p>
          </table:table-cell>
          <table:table-cell office:value-type="float" office:value="0.36738" calcext:value-type="float">
            <text:p>0.36738</text:p>
          </table:table-cell>
          <table:table-cell office:value-type="float" office:value="0.3886291" calcext:value-type="float">
            <text:p>0.3886291</text:p>
          </table:table-cell>
          <table:table-cell office:value-type="float" office:value="0.4557886" calcext:value-type="float">
            <text:p>0.4557886</text:p>
          </table:table-cell>
          <table:table-cell office:value-type="float" office:value="0" calcext:value-type="float">
            <text:p>0</text:p>
          </table:table-cell>
          <table:table-cell office:value-type="float" office:value="9.609899E-016" calcext:value-type="float">
            <text:p>9.609899E-16</text:p>
          </table:table-cell>
          <table:table-cell office:value-type="float" office:value="9.236461E-016" calcext:value-type="float">
            <text:p>9.236461E-16</text:p>
          </table:table-cell>
          <table:table-cell office:value-type="float" office:value="9.814521E-016" calcext:value-type="float">
            <text:p>9.814521E-16</text:p>
          </table:table-cell>
          <table:table-cell office:value-type="float" office:value="9.62376E-016" calcext:value-type="float">
            <text:p>9.62376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6.44036" calcext:value-type="float">
            <text:p>-56.44036</text:p>
          </table:table-cell>
          <table:table-cell office:value-type="float" office:value="-0.2212461" calcext:value-type="float">
            <text:p>-0.2212461</text:p>
          </table:table-cell>
          <table:table-cell office:value-type="float" office:value="-0.3444521" calcext:value-type="float">
            <text:p>-0.3444521</text:p>
          </table:table-cell>
          <table:table-cell office:value-type="float" office:value="-0.4034378" calcext:value-type="float">
            <text:p>-0.4034378</text:p>
          </table:table-cell>
          <table:table-cell office:value-type="float" office:value="-0.30084" calcext:value-type="float">
            <text:p>-0.30084</text:p>
          </table:table-cell>
          <table:table-cell office:value-type="float" office:value="-0.179674" calcext:value-type="float">
            <text:p>-0.179674</text:p>
          </table:table-cell>
          <table:table-cell office:value-type="float" office:value="-0.1938434" calcext:value-type="float">
            <text:p>-0.1938434</text:p>
          </table:table-cell>
          <table:table-cell office:value-type="float" office:value="-0.3596215" calcext:value-type="float">
            <text:p>-0.3596215</text:p>
          </table:table-cell>
          <table:table-cell office:value-type="float" office:value="-0.1860067" calcext:value-type="float">
            <text:p>-0.1860067</text:p>
          </table:table-cell>
          <table:table-cell office:value-type="float" office:value="-0.04818068" calcext:value-type="float">
            <text:p>-0.04818068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41.69396" calcext:value-type="float">
            <text:p>-41.69396</text:p>
          </table:table-cell>
          <table:table-cell office:value-type="float" office:value="0.002642373" calcext:value-type="float">
            <text:p>0.00264237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40639" calcext:value-type="float">
            <text:p>-2.34063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2" calcext:value-type="float">
            <text:p>19092002</text:p>
          </table:table-cell>
          <table:table-cell office:value-type="float" office:value="438.9005" calcext:value-type="float">
            <text:p>438.9005</text:p>
          </table:table-cell>
          <table:table-cell office:value-type="float" office:value="530.9926" calcext:value-type="float">
            <text:p>530.9926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79.666" calcext:value-type="float">
            <text:p>979.666</text:p>
          </table:table-cell>
          <table:table-cell office:value-type="float" office:value="-13.351" calcext:value-type="float">
            <text:p>-13.351</text:p>
          </table:table-cell>
          <table:table-cell office:value-type="float" office:value="0" calcext:value-type="float">
            <text:p>0</text:p>
          </table:table-cell>
          <table:table-cell office:value-type="float" office:value="0.1294271" calcext:value-type="float">
            <text:p>0.1294271</text:p>
          </table:table-cell>
          <table:table-cell office:value-type="float" office:value="0.2345242" calcext:value-type="float">
            <text:p>0.2345242</text:p>
          </table:table-cell>
          <table:table-cell office:value-type="float" office:value="0.2253835" calcext:value-type="float">
            <text:p>0.2253835</text:p>
          </table:table-cell>
          <table:table-cell office:value-type="float" office:value="0.2210984" calcext:value-type="float">
            <text:p>0.2210984</text:p>
          </table:table-cell>
          <table:table-cell office:value-type="float" office:value="0.2289811" calcext:value-type="float">
            <text:p>0.2289811</text:p>
          </table:table-cell>
          <table:table-cell office:value-type="float" office:value="0.2138742" calcext:value-type="float">
            <text:p>0.2138742</text:p>
          </table:table-cell>
          <table:table-cell office:value-type="float" office:value="0.2076728" calcext:value-type="float">
            <text:p>0.2076728</text:p>
          </table:table-cell>
          <table:table-cell office:value-type="float" office:value="0.2722858" calcext:value-type="float">
            <text:p>0.2722858</text:p>
          </table:table-cell>
          <table:table-cell office:value-type="float" office:value="0.2876056" calcext:value-type="float">
            <text:p>0.2876056</text:p>
          </table:table-cell>
          <table:table-cell office:value-type="float" office:value="0.3385467" calcext:value-type="float">
            <text:p>0.3385467</text:p>
          </table:table-cell>
          <table:table-cell office:value-type="float" office:value="0.3674817" calcext:value-type="float">
            <text:p>0.3674817</text:p>
          </table:table-cell>
          <table:table-cell office:value-type="float" office:value="0.388878" calcext:value-type="float">
            <text:p>0.388878</text:p>
          </table:table-cell>
          <table:table-cell office:value-type="float" office:value="0.4586626" calcext:value-type="float">
            <text:p>0.4586626</text:p>
          </table:table-cell>
          <table:table-cell office:value-type="float" office:value="0" calcext:value-type="float">
            <text:p>0</text:p>
          </table:table-cell>
          <table:table-cell office:value-type="float" office:value="9.609846E-016" calcext:value-type="float">
            <text:p>9.609846E-16</text:p>
          </table:table-cell>
          <table:table-cell office:value-type="float" office:value="9.236465E-016" calcext:value-type="float">
            <text:p>9.236465E-16</text:p>
          </table:table-cell>
          <table:table-cell office:value-type="float" office:value="9.814522E-016" calcext:value-type="float">
            <text:p>9.814522E-16</text:p>
          </table:table-cell>
          <table:table-cell office:value-type="float" office:value="9.62376E-016" calcext:value-type="float">
            <text:p>9.62376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65004" calcext:value-type="float">
            <text:p>-23.65004</text:p>
          </table:table-cell>
          <table:table-cell office:value-type="float" office:value="-0.240363" calcext:value-type="float">
            <text:p>-0.240363</text:p>
          </table:table-cell>
          <table:table-cell office:value-type="float" office:value="-0.3268319" calcext:value-type="float">
            <text:p>-0.3268319</text:p>
          </table:table-cell>
          <table:table-cell office:value-type="float" office:value="-0.378982" calcext:value-type="float">
            <text:p>-0.378982</text:p>
          </table:table-cell>
          <table:table-cell office:value-type="float" office:value="-0.289331" calcext:value-type="float">
            <text:p>-0.289331</text:p>
          </table:table-cell>
          <table:table-cell office:value-type="float" office:value="-0.1853669" calcext:value-type="float">
            <text:p>-0.1853669</text:p>
          </table:table-cell>
          <table:table-cell office:value-type="float" office:value="-0.1991814" calcext:value-type="float">
            <text:p>-0.1991814</text:p>
          </table:table-cell>
          <table:table-cell office:value-type="float" office:value="-0.3548357" calcext:value-type="float">
            <text:p>-0.3548357</text:p>
          </table:table-cell>
          <table:table-cell office:value-type="float" office:value="-0.1857151" calcext:value-type="float">
            <text:p>-0.1857151</text:p>
          </table:table-cell>
          <table:table-cell office:value-type="float" office:value="-0.04806406" calcext:value-type="float">
            <text:p>-0.04806406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12.42499" calcext:value-type="float">
            <text:p>-12.42499</text:p>
          </table:table-cell>
          <table:table-cell office:value-type="float" office:value="0.002636083" calcext:value-type="float">
            <text:p>0.00263608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57526" calcext:value-type="float">
            <text:p>-2.35752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2" calcext:value-type="float">
            <text:p>20092002</text:p>
          </table:table-cell>
          <table:table-cell office:value-type="float" office:value="438.9005" calcext:value-type="float">
            <text:p>438.9005</text:p>
          </table:table-cell>
          <table:table-cell office:value-type="float" office:value="531.7495" calcext:value-type="float">
            <text:p>531.7495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79.7103" calcext:value-type="float">
            <text:p>979.7103</text:p>
          </table:table-cell>
          <table:table-cell office:value-type="float" office:value="-14.15182" calcext:value-type="float">
            <text:p>-14.15182</text:p>
          </table:table-cell>
          <table:table-cell office:value-type="float" office:value="0" calcext:value-type="float">
            <text:p>0</text:p>
          </table:table-cell>
          <table:table-cell office:value-type="float" office:value="0.1141231" calcext:value-type="float">
            <text:p>0.1141231</text:p>
          </table:table-cell>
          <table:table-cell office:value-type="float" office:value="0.2307655" calcext:value-type="float">
            <text:p>0.2307655</text:p>
          </table:table-cell>
          <table:table-cell office:value-type="float" office:value="0.2260712" calcext:value-type="float">
            <text:p>0.2260712</text:p>
          </table:table-cell>
          <table:table-cell office:value-type="float" office:value="0.222545" calcext:value-type="float">
            <text:p>0.222545</text:p>
          </table:table-cell>
          <table:table-cell office:value-type="float" office:value="0.2294237" calcext:value-type="float">
            <text:p>0.2294237</text:p>
          </table:table-cell>
          <table:table-cell office:value-type="float" office:value="0.212824" calcext:value-type="float">
            <text:p>0.212824</text:p>
          </table:table-cell>
          <table:table-cell office:value-type="float" office:value="0.2064812" calcext:value-type="float">
            <text:p>0.2064812</text:p>
          </table:table-cell>
          <table:table-cell office:value-type="float" office:value="0.2726588" calcext:value-type="float">
            <text:p>0.2726588</text:p>
          </table:table-cell>
          <table:table-cell office:value-type="float" office:value="0.2875833" calcext:value-type="float">
            <text:p>0.2875833</text:p>
          </table:table-cell>
          <table:table-cell office:value-type="float" office:value="0.3385887" calcext:value-type="float">
            <text:p>0.3385887</text:p>
          </table:table-cell>
          <table:table-cell office:value-type="float" office:value="0.3675394" calcext:value-type="float">
            <text:p>0.3675394</text:p>
          </table:table-cell>
          <table:table-cell office:value-type="float" office:value="0.3889796" calcext:value-type="float">
            <text:p>0.3889796</text:p>
          </table:table-cell>
          <table:table-cell office:value-type="float" office:value="0.4615639" calcext:value-type="float">
            <text:p>0.4615639</text:p>
          </table:table-cell>
          <table:table-cell office:value-type="float" office:value="0" calcext:value-type="float">
            <text:p>0</text:p>
          </table:table-cell>
          <table:table-cell office:value-type="float" office:value="9.609829E-016" calcext:value-type="float">
            <text:p>9.609829E-16</text:p>
          </table:table-cell>
          <table:table-cell office:value-type="float" office:value="9.236477E-016" calcext:value-type="float">
            <text:p>9.236477E-16</text:p>
          </table:table-cell>
          <table:table-cell office:value-type="float" office:value="9.814519E-016" calcext:value-type="float">
            <text:p>9.814519E-16</text:p>
          </table:table-cell>
          <table:table-cell office:value-type="float" office:value="9.62376E-016" calcext:value-type="float">
            <text:p>9.62376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6E-038" calcext:value-type="float">
            <text:p>4.679376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2.92638" calcext:value-type="float">
            <text:p>-62.92638</text:p>
          </table:table-cell>
          <table:table-cell office:value-type="float" office:value="-0.2723973" calcext:value-type="float">
            <text:p>-0.2723973</text:p>
          </table:table-cell>
          <table:table-cell office:value-type="float" office:value="-0.3191823" calcext:value-type="float">
            <text:p>-0.3191823</text:p>
          </table:table-cell>
          <table:table-cell office:value-type="float" office:value="-0.3604158" calcext:value-type="float">
            <text:p>-0.3604158</text:p>
          </table:table-cell>
          <table:table-cell office:value-type="float" office:value="-0.2850147" calcext:value-type="float">
            <text:p>-0.2850147</text:p>
          </table:table-cell>
          <table:table-cell office:value-type="float" office:value="-0.1924868" calcext:value-type="float">
            <text:p>-0.1924868</text:p>
          </table:table-cell>
          <table:table-cell office:value-type="float" office:value="-0.2075143" calcext:value-type="float">
            <text:p>-0.2075143</text:p>
          </table:table-cell>
          <table:table-cell office:value-type="float" office:value="-0.3505973" calcext:value-type="float">
            <text:p>-0.3505973</text:p>
          </table:table-cell>
          <table:table-cell office:value-type="float" office:value="-0.1858476" calcext:value-type="float">
            <text:p>-0.1858476</text:p>
          </table:table-cell>
          <table:table-cell office:value-type="float" office:value="-0.04800627" calcext:value-type="float">
            <text:p>-0.04800627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42.21815" calcext:value-type="float">
            <text:p>-42.21815</text:p>
          </table:table-cell>
          <table:table-cell office:value-type="float" office:value="0.002625842" calcext:value-type="float">
            <text:p>0.00262584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74169" calcext:value-type="float">
            <text:p>-2.37416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2" calcext:value-type="float">
            <text:p>21092002</text:p>
          </table:table-cell>
          <table:table-cell office:value-type="float" office:value="438.9005" calcext:value-type="float">
            <text:p>438.9005</text:p>
          </table:table-cell>
          <table:table-cell office:value-type="float" office:value="531.9669" calcext:value-type="float">
            <text:p>531.9669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79.5942" calcext:value-type="float">
            <text:p>979.5942</text:p>
          </table:table-cell>
          <table:table-cell office:value-type="float" office:value="-14.25319" calcext:value-type="float">
            <text:p>-14.25319</text:p>
          </table:table-cell>
          <table:table-cell office:value-type="float" office:value="0" calcext:value-type="float">
            <text:p>0</text:p>
          </table:table-cell>
          <table:table-cell office:value-type="float" office:value="0.1153047" calcext:value-type="float">
            <text:p>0.1153047</text:p>
          </table:table-cell>
          <table:table-cell office:value-type="float" office:value="0.2298416" calcext:value-type="float">
            <text:p>0.2298416</text:p>
          </table:table-cell>
          <table:table-cell office:value-type="float" office:value="0.2266447" calcext:value-type="float">
            <text:p>0.2266447</text:p>
          </table:table-cell>
          <table:table-cell office:value-type="float" office:value="0.2240024" calcext:value-type="float">
            <text:p>0.2240024</text:p>
          </table:table-cell>
          <table:table-cell office:value-type="float" office:value="0.2300038" calcext:value-type="float">
            <text:p>0.2300038</text:p>
          </table:table-cell>
          <table:table-cell office:value-type="float" office:value="0.2119869" calcext:value-type="float">
            <text:p>0.2119869</text:p>
          </table:table-cell>
          <table:table-cell office:value-type="float" office:value="0.2056702" calcext:value-type="float">
            <text:p>0.2056702</text:p>
          </table:table-cell>
          <table:table-cell office:value-type="float" office:value="0.2730107" calcext:value-type="float">
            <text:p>0.2730107</text:p>
          </table:table-cell>
          <table:table-cell office:value-type="float" office:value="0.2875915" calcext:value-type="float">
            <text:p>0.2875915</text:p>
          </table:table-cell>
          <table:table-cell office:value-type="float" office:value="0.3386477" calcext:value-type="float">
            <text:p>0.3386477</text:p>
          </table:table-cell>
          <table:table-cell office:value-type="float" office:value="0.3676104" calcext:value-type="float">
            <text:p>0.3676104</text:p>
          </table:table-cell>
          <table:table-cell office:value-type="float" office:value="0.3889588" calcext:value-type="float">
            <text:p>0.388958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09814E-016" calcext:value-type="float">
            <text:p>9.609814E-16</text:p>
          </table:table-cell>
          <table:table-cell office:value-type="float" office:value="9.236481E-016" calcext:value-type="float">
            <text:p>9.236481E-16</text:p>
          </table:table-cell>
          <table:table-cell office:value-type="float" office:value="9.814519E-016" calcext:value-type="float">
            <text:p>9.814519E-16</text:p>
          </table:table-cell>
          <table:table-cell office:value-type="float" office:value="9.623763E-016" calcext:value-type="float">
            <text:p>9.623763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8.09305" calcext:value-type="float">
            <text:p>-58.09305</text:p>
          </table:table-cell>
          <table:table-cell office:value-type="float" office:value="-0.2809205" calcext:value-type="float">
            <text:p>-0.2809205</text:p>
          </table:table-cell>
          <table:table-cell office:value-type="float" office:value="-0.3130109" calcext:value-type="float">
            <text:p>-0.3130109</text:p>
          </table:table-cell>
          <table:table-cell office:value-type="float" office:value="-0.3427176" calcext:value-type="float">
            <text:p>-0.3427176</text:p>
          </table:table-cell>
          <table:table-cell office:value-type="float" office:value="-0.2795275" calcext:value-type="float">
            <text:p>-0.2795275</text:p>
          </table:table-cell>
          <table:table-cell office:value-type="float" office:value="-0.1983946" calcext:value-type="float">
            <text:p>-0.1983946</text:p>
          </table:table-cell>
          <table:table-cell office:value-type="float" office:value="-0.2134257" calcext:value-type="float">
            <text:p>-0.2134257</text:p>
          </table:table-cell>
          <table:table-cell office:value-type="float" office:value="-0.3466534" calcext:value-type="float">
            <text:p>-0.3466534</text:p>
          </table:table-cell>
          <table:table-cell office:value-type="float" office:value="-0.1857996" calcext:value-type="float">
            <text:p>-0.1857996</text:p>
          </table:table-cell>
          <table:table-cell office:value-type="float" office:value="-0.04792583" calcext:value-type="float">
            <text:p>-0.04792583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31.84933" calcext:value-type="float">
            <text:p>-31.84933</text:p>
          </table:table-cell>
          <table:table-cell office:value-type="float" office:value="0.002620734" calcext:value-type="float">
            <text:p>0.00262073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85434" calcext:value-type="float">
            <text:p>-2.38543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2" calcext:value-type="float">
            <text:p>22092002</text:p>
          </table:table-cell>
          <table:table-cell office:value-type="float" office:value="438.9005" calcext:value-type="float">
            <text:p>438.9005</text:p>
          </table:table-cell>
          <table:table-cell office:value-type="float" office:value="532.2461" calcext:value-type="float">
            <text:p>532.2461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79.3156" calcext:value-type="float">
            <text:p>979.3156</text:p>
          </table:table-cell>
          <table:table-cell office:value-type="float" office:value="-14.25319" calcext:value-type="float">
            <text:p>-14.25319</text:p>
          </table:table-cell>
          <table:table-cell office:value-type="float" office:value="0" calcext:value-type="float">
            <text:p>0</text:p>
          </table:table-cell>
          <table:table-cell office:value-type="float" office:value="0.1134572" calcext:value-type="float">
            <text:p>0.1134572</text:p>
          </table:table-cell>
          <table:table-cell office:value-type="float" office:value="0.229095" calcext:value-type="float">
            <text:p>0.229095</text:p>
          </table:table-cell>
          <table:table-cell office:value-type="float" office:value="0.2270986" calcext:value-type="float">
            <text:p>0.2270986</text:p>
          </table:table-cell>
          <table:table-cell office:value-type="float" office:value="0.2251815" calcext:value-type="float">
            <text:p>0.2251815</text:p>
          </table:table-cell>
          <table:table-cell office:value-type="float" office:value="0.2303874" calcext:value-type="float">
            <text:p>0.2303874</text:p>
          </table:table-cell>
          <table:table-cell office:value-type="float" office:value="0.2112125" calcext:value-type="float">
            <text:p>0.2112125</text:p>
          </table:table-cell>
          <table:table-cell office:value-type="float" office:value="0.2047808" calcext:value-type="float">
            <text:p>0.2047808</text:p>
          </table:table-cell>
          <table:table-cell office:value-type="float" office:value="0.2733896" calcext:value-type="float">
            <text:p>0.2733896</text:p>
          </table:table-cell>
          <table:table-cell office:value-type="float" office:value="0.287578" calcext:value-type="float">
            <text:p>0.287578</text:p>
          </table:table-cell>
          <table:table-cell office:value-type="float" office:value="0.338701" calcext:value-type="float">
            <text:p>0.338701</text:p>
          </table:table-cell>
          <table:table-cell office:value-type="float" office:value="0.3676676" calcext:value-type="float">
            <text:p>0.3676676</text:p>
          </table:table-cell>
          <table:table-cell office:value-type="float" office:value="0.388896" calcext:value-type="float">
            <text:p>0.38889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09747E-016" calcext:value-type="float">
            <text:p>9.609747E-16</text:p>
          </table:table-cell>
          <table:table-cell office:value-type="float" office:value="9.236508E-016" calcext:value-type="float">
            <text:p>9.236508E-16</text:p>
          </table:table-cell>
          <table:table-cell office:value-type="float" office:value="9.814517E-016" calcext:value-type="float">
            <text:p>9.814517E-16</text:p>
          </table:table-cell>
          <table:table-cell office:value-type="float" office:value="9.62376E-016" calcext:value-type="float">
            <text:p>9.62376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5.42522" calcext:value-type="float">
            <text:p>-65.42522</text:p>
          </table:table-cell>
          <table:table-cell office:value-type="float" office:value="-0.2881207" calcext:value-type="float">
            <text:p>-0.2881207</text:p>
          </table:table-cell>
          <table:table-cell office:value-type="float" office:value="-0.3082172" calcext:value-type="float">
            <text:p>-0.3082172</text:p>
          </table:table-cell>
          <table:table-cell office:value-type="float" office:value="-0.3291132" calcext:value-type="float">
            <text:p>-0.3291132</text:p>
          </table:table-cell>
          <table:table-cell office:value-type="float" office:value="-0.2759625" calcext:value-type="float">
            <text:p>-0.2759625</text:p>
          </table:table-cell>
          <table:table-cell office:value-type="float" office:value="-0.2040382" calcext:value-type="float">
            <text:p>-0.2040382</text:p>
          </table:table-cell>
          <table:table-cell office:value-type="float" office:value="-0.220114" calcext:value-type="float">
            <text:p>-0.220114</text:p>
          </table:table-cell>
          <table:table-cell office:value-type="float" office:value="-0.3424666" calcext:value-type="float">
            <text:p>-0.3424666</text:p>
          </table:table-cell>
          <table:table-cell office:value-type="float" office:value="-0.1858799" calcext:value-type="float">
            <text:p>-0.1858799</text:p>
          </table:table-cell>
          <table:table-cell office:value-type="float" office:value="-0.04785312" calcext:value-type="float">
            <text:p>-0.04785312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33.63881" calcext:value-type="float">
            <text:p>-33.63881</text:p>
          </table:table-cell>
          <table:table-cell office:value-type="float" office:value="0.002616035" calcext:value-type="float">
            <text:p>0.00261603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91116" calcext:value-type="float">
            <text:p>-2.39111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2" calcext:value-type="float">
            <text:p>23092002</text:p>
          </table:table-cell>
          <table:table-cell office:value-type="float" office:value="438.9005" calcext:value-type="float">
            <text:p>438.9005</text:p>
          </table:table-cell>
          <table:table-cell office:value-type="float" office:value="532.4659" calcext:value-type="float">
            <text:p>532.4659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79.0956" calcext:value-type="float">
            <text:p>979.0956</text:p>
          </table:table-cell>
          <table:table-cell office:value-type="float" office:value="-14.25319" calcext:value-type="float">
            <text:p>-14.25319</text:p>
          </table:table-cell>
          <table:table-cell office:value-type="float" office:value="0" calcext:value-type="float">
            <text:p>0</text:p>
          </table:table-cell>
          <table:table-cell office:value-type="float" office:value="0.1152924" calcext:value-type="float">
            <text:p>0.1152924</text:p>
          </table:table-cell>
          <table:table-cell office:value-type="float" office:value="0.2287076" calcext:value-type="float">
            <text:p>0.2287076</text:p>
          </table:table-cell>
          <table:table-cell office:value-type="float" office:value="0.2274886" calcext:value-type="float">
            <text:p>0.2274886</text:p>
          </table:table-cell>
          <table:table-cell office:value-type="float" office:value="0.2261579" calcext:value-type="float">
            <text:p>0.2261579</text:p>
          </table:table-cell>
          <table:table-cell office:value-type="float" office:value="0.2306229" calcext:value-type="float">
            <text:p>0.2306229</text:p>
          </table:table-cell>
          <table:table-cell office:value-type="float" office:value="0.2105823" calcext:value-type="float">
            <text:p>0.2105823</text:p>
          </table:table-cell>
          <table:table-cell office:value-type="float" office:value="0.204013" calcext:value-type="float">
            <text:p>0.204013</text:p>
          </table:table-cell>
          <table:table-cell office:value-type="float" office:value="0.2737497" calcext:value-type="float">
            <text:p>0.2737497</text:p>
          </table:table-cell>
          <table:table-cell office:value-type="float" office:value="0.2875687" calcext:value-type="float">
            <text:p>0.2875687</text:p>
          </table:table-cell>
          <table:table-cell office:value-type="float" office:value="0.3387535" calcext:value-type="float">
            <text:p>0.3387535</text:p>
          </table:table-cell>
          <table:table-cell office:value-type="float" office:value="0.3677179" calcext:value-type="float">
            <text:p>0.3677179</text:p>
          </table:table-cell>
          <table:table-cell office:value-type="float" office:value="0.3888122" calcext:value-type="float">
            <text:p>0.388812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0969E-016" calcext:value-type="float">
            <text:p>9.60969E-16</text:p>
          </table:table-cell>
          <table:table-cell office:value-type="float" office:value="9.236533E-016" calcext:value-type="float">
            <text:p>9.236533E-16</text:p>
          </table:table-cell>
          <table:table-cell office:value-type="float" office:value="9.814519E-016" calcext:value-type="float">
            <text:p>9.814519E-16</text:p>
          </table:table-cell>
          <table:table-cell office:value-type="float" office:value="9.62376E-016" calcext:value-type="float">
            <text:p>9.62376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8.37417" calcext:value-type="float">
            <text:p>-58.37417</text:p>
          </table:table-cell>
          <table:table-cell office:value-type="float" office:value="-0.2918535" calcext:value-type="float">
            <text:p>-0.2918535</text:p>
          </table:table-cell>
          <table:table-cell office:value-type="float" office:value="-0.3041676" calcext:value-type="float">
            <text:p>-0.3041676</text:p>
          </table:table-cell>
          <table:table-cell office:value-type="float" office:value="-0.3183104" calcext:value-type="float">
            <text:p>-0.3183104</text:p>
          </table:table-cell>
          <table:table-cell office:value-type="float" office:value="-0.2737765" calcext:value-type="float">
            <text:p>-0.2737765</text:p>
          </table:table-cell>
          <table:table-cell office:value-type="float" office:value="-0.208774" calcext:value-type="float">
            <text:p>-0.208774</text:p>
          </table:table-cell>
          <table:table-cell office:value-type="float" office:value="-0.2260863" calcext:value-type="float">
            <text:p>-0.2260863</text:p>
          </table:table-cell>
          <table:table-cell office:value-type="float" office:value="-0.3385344" calcext:value-type="float">
            <text:p>-0.3385344</text:p>
          </table:table-cell>
          <table:table-cell office:value-type="float" office:value="-0.1859367" calcext:value-type="float">
            <text:p>-0.1859367</text:p>
          </table:table-cell>
          <table:table-cell office:value-type="float" office:value="-0.04778163" calcext:value-type="float">
            <text:p>-0.04778163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29.09495" calcext:value-type="float">
            <text:p>-29.09495</text:p>
          </table:table-cell>
          <table:table-cell office:value-type="float" office:value="0.002612354" calcext:value-type="float">
            <text:p>0.00261235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96572" calcext:value-type="float">
            <text:p>-2.39657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2" calcext:value-type="float">
            <text:p>24092002</text:p>
          </table:table-cell>
          <table:table-cell office:value-type="float" office:value="438.9005" calcext:value-type="float">
            <text:p>438.9005</text:p>
          </table:table-cell>
          <table:table-cell office:value-type="float" office:value="532.7762" calcext:value-type="float">
            <text:p>532.7762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79.1475" calcext:value-type="float">
            <text:p>979.1475</text:p>
          </table:table-cell>
          <table:table-cell office:value-type="float" office:value="-14.61571" calcext:value-type="float">
            <text:p>-14.61571</text:p>
          </table:table-cell>
          <table:table-cell office:value-type="float" office:value="0" calcext:value-type="float">
            <text:p>0</text:p>
          </table:table-cell>
          <table:table-cell office:value-type="float" office:value="0.1129118" calcext:value-type="float">
            <text:p>0.1129118</text:p>
          </table:table-cell>
          <table:table-cell office:value-type="float" office:value="0.2281689" calcext:value-type="float">
            <text:p>0.2281689</text:p>
          </table:table-cell>
          <table:table-cell office:value-type="float" office:value="0.2277775" calcext:value-type="float">
            <text:p>0.2277775</text:p>
          </table:table-cell>
          <table:table-cell office:value-type="float" office:value="0.2269414" calcext:value-type="float">
            <text:p>0.2269414</text:p>
          </table:table-cell>
          <table:table-cell office:value-type="float" office:value="0.2306649" calcext:value-type="float">
            <text:p>0.2306649</text:p>
          </table:table-cell>
          <table:table-cell office:value-type="float" office:value="0.2100031" calcext:value-type="float">
            <text:p>0.2100031</text:p>
          </table:table-cell>
          <table:table-cell office:value-type="float" office:value="0.2032769" calcext:value-type="float">
            <text:p>0.2032769</text:p>
          </table:table-cell>
          <table:table-cell office:value-type="float" office:value="0.2740893" calcext:value-type="float">
            <text:p>0.2740893</text:p>
          </table:table-cell>
          <table:table-cell office:value-type="float" office:value="0.2875538" calcext:value-type="float">
            <text:p>0.2875538</text:p>
          </table:table-cell>
          <table:table-cell office:value-type="float" office:value="0.3387994" calcext:value-type="float">
            <text:p>0.3387994</text:p>
          </table:table-cell>
          <table:table-cell office:value-type="float" office:value="0.3677575" calcext:value-type="float">
            <text:p>0.3677575</text:p>
          </table:table-cell>
          <table:table-cell office:value-type="float" office:value="0.3889994" calcext:value-type="float">
            <text:p>0.3889994</text:p>
          </table:table-cell>
          <table:table-cell office:value-type="float" office:value="0.4503308" calcext:value-type="float">
            <text:p>0.4503308</text:p>
          </table:table-cell>
          <table:table-cell office:value-type="float" office:value="0" calcext:value-type="float">
            <text:p>0</text:p>
          </table:table-cell>
          <table:table-cell office:value-type="float" office:value="9.60964E-016" calcext:value-type="float">
            <text:p>9.60964E-16</text:p>
          </table:table-cell>
          <table:table-cell office:value-type="float" office:value="9.236561E-016" calcext:value-type="float">
            <text:p>9.236561E-16</text:p>
          </table:table-cell>
          <table:table-cell office:value-type="float" office:value="9.814518E-016" calcext:value-type="float">
            <text:p>9.814518E-16</text:p>
          </table:table-cell>
          <table:table-cell office:value-type="float" office:value="9.623761E-016" calcext:value-type="float">
            <text:p>9.623761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8.12173" calcext:value-type="float">
            <text:p>-68.12173</text:p>
          </table:table-cell>
          <table:table-cell office:value-type="float" office:value="-0.2972509" calcext:value-type="float">
            <text:p>-0.2972509</text:p>
          </table:table-cell>
          <table:table-cell office:value-type="float" office:value="-0.3011903" calcext:value-type="float">
            <text:p>-0.3011903</text:p>
          </table:table-cell>
          <table:table-cell office:value-type="float" office:value="-0.3099197" calcext:value-type="float">
            <text:p>-0.3099197</text:p>
          </table:table-cell>
          <table:table-cell office:value-type="float" office:value="-0.2733883" calcext:value-type="float">
            <text:p>-0.2733883</text:p>
          </table:table-cell>
          <table:table-cell office:value-type="float" office:value="-0.2132158" calcext:value-type="float">
            <text:p>-0.2132158</text:p>
          </table:table-cell>
          <table:table-cell office:value-type="float" office:value="-0.2319854" calcext:value-type="float">
            <text:p>-0.2319854</text:p>
          </table:table-cell>
          <table:table-cell office:value-type="float" office:value="-0.3348728" calcext:value-type="float">
            <text:p>-0.3348728</text:p>
          </table:table-cell>
          <table:table-cell office:value-type="float" office:value="-0.1860245" calcext:value-type="float">
            <text:p>-0.1860245</text:p>
          </table:table-cell>
          <table:table-cell office:value-type="float" office:value="-0.04771884" calcext:value-type="float">
            <text:p>-0.04771884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50.28683" calcext:value-type="float">
            <text:p>-50.28683</text:p>
          </table:table-cell>
          <table:table-cell office:value-type="float" office:value="0.002608211" calcext:value-type="float">
            <text:p>0.00260821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290428" calcext:value-type="float">
            <text:p>-2.29042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2" calcext:value-type="float">
            <text:p>25092002</text:p>
          </table:table-cell>
          <table:table-cell office:value-type="float" office:value="443.8006" calcext:value-type="float">
            <text:p>443.8006</text:p>
          </table:table-cell>
          <table:table-cell office:value-type="float" office:value="534.4733" calcext:value-type="float">
            <text:p>534.4733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83.186" calcext:value-type="float">
            <text:p>983.186</text:p>
          </table:table-cell>
          <table:table-cell office:value-type="float" office:value="-15.45108" calcext:value-type="float">
            <text:p>-15.45108</text:p>
          </table:table-cell>
          <table:table-cell office:value-type="float" office:value="0" calcext:value-type="float">
            <text:p>0</text:p>
          </table:table-cell>
          <table:table-cell office:value-type="float" office:value="0.3813528" calcext:value-type="float">
            <text:p>0.3813528</text:p>
          </table:table-cell>
          <table:table-cell office:value-type="float" office:value="0.2329393" calcext:value-type="float">
            <text:p>0.2329393</text:p>
          </table:table-cell>
          <table:table-cell office:value-type="float" office:value="0.2283354" calcext:value-type="float">
            <text:p>0.2283354</text:p>
          </table:table-cell>
          <table:table-cell office:value-type="float" office:value="0.2277331" calcext:value-type="float">
            <text:p>0.2277331</text:p>
          </table:table-cell>
          <table:table-cell office:value-type="float" office:value="0.2311545" calcext:value-type="float">
            <text:p>0.2311545</text:p>
          </table:table-cell>
          <table:table-cell office:value-type="float" office:value="0.2096557" calcext:value-type="float">
            <text:p>0.2096557</text:p>
          </table:table-cell>
          <table:table-cell office:value-type="float" office:value="0.2029362" calcext:value-type="float">
            <text:p>0.2029362</text:p>
          </table:table-cell>
          <table:table-cell office:value-type="float" office:value="0.2744282" calcext:value-type="float">
            <text:p>0.2744282</text:p>
          </table:table-cell>
          <table:table-cell office:value-type="float" office:value="0.2876032" calcext:value-type="float">
            <text:p>0.2876032</text:p>
          </table:table-cell>
          <table:table-cell office:value-type="float" office:value="0.3388851" calcext:value-type="float">
            <text:p>0.3388851</text:p>
          </table:table-cell>
          <table:table-cell office:value-type="float" office:value="0.3678553" calcext:value-type="float">
            <text:p>0.3678553</text:p>
          </table:table-cell>
          <table:table-cell office:value-type="float" office:value="0.3894362" calcext:value-type="float">
            <text:p>0.3894362</text:p>
          </table:table-cell>
          <table:table-cell office:value-type="float" office:value="0.4552585" calcext:value-type="float">
            <text:p>0.4552585</text:p>
          </table:table-cell>
          <table:table-cell office:value-type="float" office:value="0" calcext:value-type="float">
            <text:p>0</text:p>
          </table:table-cell>
          <table:table-cell office:value-type="float" office:value="9.609667E-016" calcext:value-type="float">
            <text:p>9.609667E-16</text:p>
          </table:table-cell>
          <table:table-cell office:value-type="float" office:value="9.23656E-016" calcext:value-type="float">
            <text:p>9.23656E-16</text:p>
          </table:table-cell>
          <table:table-cell office:value-type="float" office:value="9.814517E-016" calcext:value-type="float">
            <text:p>9.814517E-16</text:p>
          </table:table-cell>
          <table:table-cell office:value-type="float" office:value="9.623761E-016" calcext:value-type="float">
            <text:p>9.623761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8001361" calcext:value-type="float">
            <text:p>-0.008001361</text:p>
          </table:table-cell>
          <table:table-cell office:value-type="float" office:value="-0.2542641" calcext:value-type="float">
            <text:p>-0.2542641</text:p>
          </table:table-cell>
          <table:table-cell office:value-type="float" office:value="-0.2956473" calcext:value-type="float">
            <text:p>-0.2956473</text:p>
          </table:table-cell>
          <table:table-cell office:value-type="float" office:value="-0.3017388" calcext:value-type="float">
            <text:p>-0.3017388</text:p>
          </table:table-cell>
          <table:table-cell office:value-type="float" office:value="-0.2689882" calcext:value-type="float">
            <text:p>-0.2689882</text:p>
          </table:table-cell>
          <table:table-cell office:value-type="float" office:value="-0.2159501" calcext:value-type="float">
            <text:p>-0.2159501</text:p>
          </table:table-cell>
          <table:table-cell office:value-type="float" office:value="-0.234785" calcext:value-type="float">
            <text:p>-0.234785</text:p>
          </table:table-cell>
          <table:table-cell office:value-type="float" office:value="-0.3312653" calcext:value-type="float">
            <text:p>-0.3312653</text:p>
          </table:table-cell>
          <table:table-cell office:value-type="float" office:value="-0.1857313" calcext:value-type="float">
            <text:p>-0.1857313</text:p>
          </table:table-cell>
          <table:table-cell office:value-type="float" office:value="-0.04760356" calcext:value-type="float">
            <text:p>-0.04760356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0.00805698" calcext:value-type="float">
            <text:p>-0.00805698</text:p>
          </table:table-cell>
          <table:table-cell office:value-type="float" office:value="0.002578622" calcext:value-type="float">
            <text:p>0.00257862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25777" calcext:value-type="float">
            <text:p>-2.32577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2" calcext:value-type="float">
            <text:p>26092002</text:p>
          </table:table-cell>
          <table:table-cell office:value-type="float" office:value="443.8006" calcext:value-type="float">
            <text:p>443.8006</text:p>
          </table:table-cell>
          <table:table-cell office:value-type="float" office:value="535.1596" calcext:value-type="float">
            <text:p>535.1596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83.3209" calcext:value-type="float">
            <text:p>983.3209</text:p>
          </table:table-cell>
          <table:table-cell office:value-type="float" office:value="-16.27238" calcext:value-type="float">
            <text:p>-16.27238</text:p>
          </table:table-cell>
          <table:table-cell office:value-type="float" office:value="0" calcext:value-type="float">
            <text:p>0</text:p>
          </table:table-cell>
          <table:table-cell office:value-type="float" office:value="0.2838377" calcext:value-type="float">
            <text:p>0.2838377</text:p>
          </table:table-cell>
          <table:table-cell office:value-type="float" office:value="0.2423959" calcext:value-type="float">
            <text:p>0.2423959</text:p>
          </table:table-cell>
          <table:table-cell office:value-type="float" office:value="0.229999" calcext:value-type="float">
            <text:p>0.229999</text:p>
          </table:table-cell>
          <table:table-cell office:value-type="float" office:value="0.228701" calcext:value-type="float">
            <text:p>0.228701</text:p>
          </table:table-cell>
          <table:table-cell office:value-type="float" office:value="0.2317832" calcext:value-type="float">
            <text:p>0.2317832</text:p>
          </table:table-cell>
          <table:table-cell office:value-type="float" office:value="0.2094184" calcext:value-type="float">
            <text:p>0.2094184</text:p>
          </table:table-cell>
          <table:table-cell office:value-type="float" office:value="0.202714" calcext:value-type="float">
            <text:p>0.202714</text:p>
          </table:table-cell>
          <table:table-cell office:value-type="float" office:value="0.2747676" calcext:value-type="float">
            <text:p>0.2747676</text:p>
          </table:table-cell>
          <table:table-cell office:value-type="float" office:value="0.2877027" calcext:value-type="float">
            <text:p>0.2877027</text:p>
          </table:table-cell>
          <table:table-cell office:value-type="float" office:value="0.3390273" calcext:value-type="float">
            <text:p>0.3390273</text:p>
          </table:table-cell>
          <table:table-cell office:value-type="float" office:value="0.368017" calcext:value-type="float">
            <text:p>0.368017</text:p>
          </table:table-cell>
          <table:table-cell office:value-type="float" office:value="0.3896504" calcext:value-type="float">
            <text:p>0.3896504</text:p>
          </table:table-cell>
          <table:table-cell office:value-type="float" office:value="0.4597236" calcext:value-type="float">
            <text:p>0.4597236</text:p>
          </table:table-cell>
          <table:table-cell office:value-type="float" office:value="0" calcext:value-type="float">
            <text:p>0</text:p>
          </table:table-cell>
          <table:table-cell office:value-type="float" office:value="9.609567E-016" calcext:value-type="float">
            <text:p>9.609567E-16</text:p>
          </table:table-cell>
          <table:table-cell office:value-type="float" office:value="9.236586E-016" calcext:value-type="float">
            <text:p>9.236586E-16</text:p>
          </table:table-cell>
          <table:table-cell office:value-type="float" office:value="9.814517E-016" calcext:value-type="float">
            <text:p>9.814517E-16</text:p>
          </table:table-cell>
          <table:table-cell office:value-type="float" office:value="9.623761E-016" calcext:value-type="float">
            <text:p>9.623761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6E-038" calcext:value-type="float">
            <text:p>4.679376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5438652" calcext:value-type="float">
            <text:p>-0.05438652</text:p>
          </table:table-cell>
          <table:table-cell office:value-type="float" office:value="-0.1871103" calcext:value-type="float">
            <text:p>-0.1871103</text:p>
          </table:table-cell>
          <table:table-cell office:value-type="float" office:value="-0.2796743" calcext:value-type="float">
            <text:p>-0.2796743</text:p>
          </table:table-cell>
          <table:table-cell office:value-type="float" office:value="-0.2920603" calcext:value-type="float">
            <text:p>-0.2920603</text:p>
          </table:table-cell>
          <table:table-cell office:value-type="float" office:value="-0.2634072" calcext:value-type="float">
            <text:p>-0.2634072</text:p>
          </table:table-cell>
          <table:table-cell office:value-type="float" office:value="-0.2178349" calcext:value-type="float">
            <text:p>-0.2178349</text:p>
          </table:table-cell>
          <table:table-cell office:value-type="float" office:value="-0.2366305" calcext:value-type="float">
            <text:p>-0.2366305</text:p>
          </table:table-cell>
          <table:table-cell office:value-type="float" office:value="-0.3276922" calcext:value-type="float">
            <text:p>-0.3276922</text:p>
          </table:table-cell>
          <table:table-cell office:value-type="float" office:value="-0.1851317" calcext:value-type="float">
            <text:p>-0.1851317</text:p>
          </table:table-cell>
          <table:table-cell office:value-type="float" office:value="-0.04741149" calcext:value-type="float">
            <text:p>-0.04741149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0.04889683" calcext:value-type="float">
            <text:p>-0.04889683</text:p>
          </table:table-cell>
          <table:table-cell office:value-type="float" office:value="0.002543797" calcext:value-type="float">
            <text:p>0.00254379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56216" calcext:value-type="float">
            <text:p>-2.35621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2" calcext:value-type="float">
            <text:p>27092002</text:p>
          </table:table-cell>
          <table:table-cell office:value-type="float" office:value="443.8006" calcext:value-type="float">
            <text:p>443.8006</text:p>
          </table:table-cell>
          <table:table-cell office:value-type="float" office:value="536.4387" calcext:value-type="float">
            <text:p>536.4387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82.5347" calcext:value-type="float">
            <text:p>982.5347</text:p>
          </table:table-cell>
          <table:table-cell office:value-type="float" office:value="-16.76528" calcext:value-type="float">
            <text:p>-16.76528</text:p>
          </table:table-cell>
          <table:table-cell office:value-type="float" office:value="0" calcext:value-type="float">
            <text:p>0</text:p>
          </table:table-cell>
          <table:table-cell office:value-type="float" office:value="0.1854471" calcext:value-type="float">
            <text:p>0.1854471</text:p>
          </table:table-cell>
          <table:table-cell office:value-type="float" office:value="0.239595" calcext:value-type="float">
            <text:p>0.239595</text:p>
          </table:table-cell>
          <table:table-cell office:value-type="float" office:value="0.2317075" calcext:value-type="float">
            <text:p>0.2317075</text:p>
          </table:table-cell>
          <table:table-cell office:value-type="float" office:value="0.2296508" calcext:value-type="float">
            <text:p>0.2296508</text:p>
          </table:table-cell>
          <table:table-cell office:value-type="float" office:value="0.2321862" calcext:value-type="float">
            <text:p>0.2321862</text:p>
          </table:table-cell>
          <table:table-cell office:value-type="float" office:value="0.2091973" calcext:value-type="float">
            <text:p>0.2091973</text:p>
          </table:table-cell>
          <table:table-cell office:value-type="float" office:value="0.2025113" calcext:value-type="float">
            <text:p>0.2025113</text:p>
          </table:table-cell>
          <table:table-cell office:value-type="float" office:value="0.2750774" calcext:value-type="float">
            <text:p>0.2750774</text:p>
          </table:table-cell>
          <table:table-cell office:value-type="float" office:value="0.2877849" calcext:value-type="float">
            <text:p>0.2877849</text:p>
          </table:table-cell>
          <table:table-cell office:value-type="float" office:value="0.339146" calcext:value-type="float">
            <text:p>0.339146</text:p>
          </table:table-cell>
          <table:table-cell office:value-type="float" office:value="0.3681467" calcext:value-type="float">
            <text:p>0.3681467</text:p>
          </table:table-cell>
          <table:table-cell office:value-type="float" office:value="0.3896923" calcext:value-type="float">
            <text:p>0.3896923</text:p>
          </table:table-cell>
          <table:table-cell office:value-type="float" office:value="0.4622636" calcext:value-type="float">
            <text:p>0.4622636</text:p>
          </table:table-cell>
          <table:table-cell office:value-type="float" office:value="0" calcext:value-type="float">
            <text:p>0</text:p>
          </table:table-cell>
          <table:table-cell office:value-type="float" office:value="9.609453E-016" calcext:value-type="float">
            <text:p>9.609453E-16</text:p>
          </table:table-cell>
          <table:table-cell office:value-type="float" office:value="9.236626E-016" calcext:value-type="float">
            <text:p>9.236626E-16</text:p>
          </table:table-cell>
          <table:table-cell office:value-type="float" office:value="9.814517E-016" calcext:value-type="float">
            <text:p>9.814517E-16</text:p>
          </table:table-cell>
          <table:table-cell office:value-type="float" office:value="9.623761E-016" calcext:value-type="float">
            <text:p>9.623761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461614" calcext:value-type="float">
            <text:p>-1.461614</text:p>
          </table:table-cell>
          <table:table-cell office:value-type="float" office:value="-0.203638" calcext:value-type="float">
            <text:p>-0.203638</text:p>
          </table:table-cell>
          <table:table-cell office:value-type="float" office:value="-0.2640985" calcext:value-type="float">
            <text:p>-0.2640985</text:p>
          </table:table-cell>
          <table:table-cell office:value-type="float" office:value="-0.2828758" calcext:value-type="float">
            <text:p>-0.2828758</text:p>
          </table:table-cell>
          <table:table-cell office:value-type="float" office:value="-0.2599011" calcext:value-type="float">
            <text:p>-0.2599011</text:p>
          </table:table-cell>
          <table:table-cell office:value-type="float" office:value="-0.2196044" calcext:value-type="float">
            <text:p>-0.2196044</text:p>
          </table:table-cell>
          <table:table-cell office:value-type="float" office:value="-0.2383225" calcext:value-type="float">
            <text:p>-0.2383225</text:p>
          </table:table-cell>
          <table:table-cell office:value-type="float" office:value="-0.3244687" calcext:value-type="float">
            <text:p>-0.3244687</text:p>
          </table:table-cell>
          <table:table-cell office:value-type="float" office:value="-0.1846377" calcext:value-type="float">
            <text:p>-0.1846377</text:p>
          </table:table-cell>
          <table:table-cell office:value-type="float" office:value="-0.04725127" calcext:value-type="float">
            <text:p>-0.04725127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2.104825" calcext:value-type="float">
            <text:p>-2.104825</text:p>
          </table:table-cell>
          <table:table-cell office:value-type="float" office:value="0.002516906" calcext:value-type="float">
            <text:p>0.00251690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75033" calcext:value-type="float">
            <text:p>-2.37503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2" calcext:value-type="float">
            <text:p>28092002</text:p>
          </table:table-cell>
          <table:table-cell office:value-type="float" office:value="444.2006" calcext:value-type="float">
            <text:p>444.2006</text:p>
          </table:table-cell>
          <table:table-cell office:value-type="float" office:value="537.0826" calcext:value-type="float">
            <text:p>537.0826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82.2909" calcext:value-type="float">
            <text:p>982.2909</text:p>
          </table:table-cell>
          <table:table-cell office:value-type="float" office:value="-16.76487" calcext:value-type="float">
            <text:p>-16.76487</text:p>
          </table:table-cell>
          <table:table-cell office:value-type="float" office:value="0" calcext:value-type="float">
            <text:p>0</text:p>
          </table:table-cell>
          <table:table-cell office:value-type="float" office:value="0.163695" calcext:value-type="float">
            <text:p>0.163695</text:p>
          </table:table-cell>
          <table:table-cell office:value-type="float" office:value="0.2333947" calcext:value-type="float">
            <text:p>0.2333947</text:p>
          </table:table-cell>
          <table:table-cell office:value-type="float" office:value="0.2323292" calcext:value-type="float">
            <text:p>0.2323292</text:p>
          </table:table-cell>
          <table:table-cell office:value-type="float" office:value="0.2304435" calcext:value-type="float">
            <text:p>0.2304435</text:p>
          </table:table-cell>
          <table:table-cell office:value-type="float" office:value="0.2325251" calcext:value-type="float">
            <text:p>0.2325251</text:p>
          </table:table-cell>
          <table:table-cell office:value-type="float" office:value="0.2089681" calcext:value-type="float">
            <text:p>0.2089681</text:p>
          </table:table-cell>
          <table:table-cell office:value-type="float" office:value="0.2023022" calcext:value-type="float">
            <text:p>0.2023022</text:p>
          </table:table-cell>
          <table:table-cell office:value-type="float" office:value="0.2753708" calcext:value-type="float">
            <text:p>0.2753708</text:p>
          </table:table-cell>
          <table:table-cell office:value-type="float" office:value="0.2878512" calcext:value-type="float">
            <text:p>0.2878512</text:p>
          </table:table-cell>
          <table:table-cell office:value-type="float" office:value="0.3392441" calcext:value-type="float">
            <text:p>0.3392441</text:p>
          </table:table-cell>
          <table:table-cell office:value-type="float" office:value="0.3682439" calcext:value-type="float">
            <text:p>0.3682439</text:p>
          </table:table-cell>
          <table:table-cell office:value-type="float" office:value="0.3896254" calcext:value-type="float">
            <text:p>0.38962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09412E-016" calcext:value-type="float">
            <text:p>9.609412E-16</text:p>
          </table:table-cell>
          <table:table-cell office:value-type="float" office:value="9.236643E-016" calcext:value-type="float">
            <text:p>9.236643E-16</text:p>
          </table:table-cell>
          <table:table-cell office:value-type="float" office:value="9.814518E-016" calcext:value-type="float">
            <text:p>9.814518E-16</text:p>
          </table:table-cell>
          <table:table-cell office:value-type="float" office:value="9.62376E-016" calcext:value-type="float">
            <text:p>9.62376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855125" calcext:value-type="float">
            <text:p>-3.855125</text:p>
          </table:table-cell>
          <table:table-cell office:value-type="float" office:value="-0.2492004" calcext:value-type="float">
            <text:p>-0.2492004</text:p>
          </table:table-cell>
          <table:table-cell office:value-type="float" office:value="-0.2586267" calcext:value-type="float">
            <text:p>-0.2586267</text:p>
          </table:table-cell>
          <table:table-cell office:value-type="float" office:value="-0.2754515" calcext:value-type="float">
            <text:p>-0.2754515</text:p>
          </table:table-cell>
          <table:table-cell office:value-type="float" office:value="-0.2569923" calcext:value-type="float">
            <text:p>-0.2569923</text:p>
          </table:table-cell>
          <table:table-cell office:value-type="float" office:value="-0.2214566" calcext:value-type="float">
            <text:p>-0.2214566</text:p>
          </table:table-cell>
          <table:table-cell office:value-type="float" office:value="-0.2400823" calcext:value-type="float">
            <text:p>-0.2400823</text:p>
          </table:table-cell>
          <table:table-cell office:value-type="float" office:value="-0.321448" calcext:value-type="float">
            <text:p>-0.321448</text:p>
          </table:table-cell>
          <table:table-cell office:value-type="float" office:value="-0.1842405" calcext:value-type="float">
            <text:p>-0.1842405</text:p>
          </table:table-cell>
          <table:table-cell office:value-type="float" office:value="-0.04711922" calcext:value-type="float">
            <text:p>-0.04711922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3.661682" calcext:value-type="float">
            <text:p>-3.661682</text:p>
          </table:table-cell>
          <table:table-cell office:value-type="float" office:value="0.002500771" calcext:value-type="float">
            <text:p>0.00250077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81445" calcext:value-type="float">
            <text:p>-2.38144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2" calcext:value-type="float">
            <text:p>29092002</text:p>
          </table:table-cell>
          <table:table-cell office:value-type="float" office:value="448.9005" calcext:value-type="float">
            <text:p>448.9005</text:p>
          </table:table-cell>
          <table:table-cell office:value-type="float" office:value="539.787" calcext:value-type="float">
            <text:p>539.787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84.2425" calcext:value-type="float">
            <text:p>984.2425</text:p>
          </table:table-cell>
          <table:table-cell office:value-type="float" office:value="-16.72005" calcext:value-type="float">
            <text:p>-16.72005</text:p>
          </table:table-cell>
          <table:table-cell office:value-type="float" office:value="0" calcext:value-type="float">
            <text:p>0</text:p>
          </table:table-cell>
          <table:table-cell office:value-type="float" office:value="0.3009189" calcext:value-type="float">
            <text:p>0.3009189</text:p>
          </table:table-cell>
          <table:table-cell office:value-type="float" office:value="0.2507867" calcext:value-type="float">
            <text:p>0.2507867</text:p>
          </table:table-cell>
          <table:table-cell office:value-type="float" office:value="0.2339339" calcext:value-type="float">
            <text:p>0.2339339</text:p>
          </table:table-cell>
          <table:table-cell office:value-type="float" office:value="0.2312483" calcext:value-type="float">
            <text:p>0.2312483</text:p>
          </table:table-cell>
          <table:table-cell office:value-type="float" office:value="0.2329572" calcext:value-type="float">
            <text:p>0.2329572</text:p>
          </table:table-cell>
          <table:table-cell office:value-type="float" office:value="0.2087763" calcext:value-type="float">
            <text:p>0.2087763</text:p>
          </table:table-cell>
          <table:table-cell office:value-type="float" office:value="0.202199" calcext:value-type="float">
            <text:p>0.202199</text:p>
          </table:table-cell>
          <table:table-cell office:value-type="float" office:value="0.2756662" calcext:value-type="float">
            <text:p>0.2756662</text:p>
          </table:table-cell>
          <table:table-cell office:value-type="float" office:value="0.2879311" calcext:value-type="float">
            <text:p>0.2879311</text:p>
          </table:table-cell>
          <table:table-cell office:value-type="float" office:value="0.3393665" calcext:value-type="float">
            <text:p>0.3393665</text:p>
          </table:table-cell>
          <table:table-cell office:value-type="float" office:value="0.3683557" calcext:value-type="float">
            <text:p>0.3683557</text:p>
          </table:table-cell>
          <table:table-cell office:value-type="float" office:value="0.389555" calcext:value-type="float">
            <text:p>0.38955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09501E-016" calcext:value-type="float">
            <text:p>9.609501E-16</text:p>
          </table:table-cell>
          <table:table-cell office:value-type="float" office:value="9.236627E-016" calcext:value-type="float">
            <text:p>9.236627E-16</text:p>
          </table:table-cell>
          <table:table-cell office:value-type="float" office:value="9.814503E-016" calcext:value-type="float">
            <text:p>9.814503E-16</text:p>
          </table:table-cell>
          <table:table-cell office:value-type="float" office:value="9.623759E-016" calcext:value-type="float">
            <text:p>9.623759E-16</text:p>
          </table:table-cell>
          <table:table-cell office:value-type="float" office:value="9.289765E-016" calcext:value-type="float">
            <text:p>9.289765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3366166" calcext:value-type="float">
            <text:p>-0.03366166</text:p>
          </table:table-cell>
          <table:table-cell office:value-type="float" office:value="-0.1438893" calcext:value-type="float">
            <text:p>-0.1438893</text:p>
          </table:table-cell>
          <table:table-cell office:value-type="float" office:value="-0.2454194" calcext:value-type="float">
            <text:p>-0.2454194</text:p>
          </table:table-cell>
          <table:table-cell office:value-type="float" office:value="-0.2681623" calcext:value-type="float">
            <text:p>-0.2681623</text:p>
          </table:table-cell>
          <table:table-cell office:value-type="float" office:value="-0.2533517" calcext:value-type="float">
            <text:p>-0.2533517</text:p>
          </table:table-cell>
          <table:table-cell office:value-type="float" office:value="-0.2230215" calcext:value-type="float">
            <text:p>-0.2230215</text:p>
          </table:table-cell>
          <table:table-cell office:value-type="float" office:value="-0.2409599" calcext:value-type="float">
            <text:p>-0.2409599</text:p>
          </table:table-cell>
          <table:table-cell office:value-type="float" office:value="-0.3184405" calcext:value-type="float">
            <text:p>-0.3184405</text:p>
          </table:table-cell>
          <table:table-cell office:value-type="float" office:value="-0.1837635" calcext:value-type="float">
            <text:p>-0.1837635</text:p>
          </table:table-cell>
          <table:table-cell office:value-type="float" office:value="-0.04695578" calcext:value-type="float">
            <text:p>-0.04695578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0.03501859" calcext:value-type="float">
            <text:p>-0.03501859</text:p>
          </table:table-cell>
          <table:table-cell office:value-type="float" office:value="0.002428528" calcext:value-type="float">
            <text:p>0.00242852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86592" calcext:value-type="float">
            <text:p>-2.38659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2" calcext:value-type="float">
            <text:p>30092002</text:p>
          </table:table-cell>
          <table:table-cell office:value-type="float" office:value="448.9005" calcext:value-type="float">
            <text:p>448.9005</text:p>
          </table:table-cell>
          <table:table-cell office:value-type="float" office:value="542.3253" calcext:value-type="float">
            <text:p>542.3253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81.7039" calcext:value-type="float">
            <text:p>981.7039</text:p>
          </table:table-cell>
          <table:table-cell office:value-type="float" office:value="-16.72005" calcext:value-type="float">
            <text:p>-16.72005</text:p>
          </table:table-cell>
          <table:table-cell office:value-type="float" office:value="0" calcext:value-type="float">
            <text:p>0</text:p>
          </table:table-cell>
          <table:table-cell office:value-type="float" office:value="0.1153476" calcext:value-type="float">
            <text:p>0.1153476</text:p>
          </table:table-cell>
          <table:table-cell office:value-type="float" office:value="0.2429793" calcext:value-type="float">
            <text:p>0.2429793</text:p>
          </table:table-cell>
          <table:table-cell office:value-type="float" office:value="0.2351206" calcext:value-type="float">
            <text:p>0.2351206</text:p>
          </table:table-cell>
          <table:table-cell office:value-type="float" office:value="0.2319222" calcext:value-type="float">
            <text:p>0.2319222</text:p>
          </table:table-cell>
          <table:table-cell office:value-type="float" office:value="0.233116" calcext:value-type="float">
            <text:p>0.233116</text:p>
          </table:table-cell>
          <table:table-cell office:value-type="float" office:value="0.2085396" calcext:value-type="float">
            <text:p>0.2085396</text:p>
          </table:table-cell>
          <table:table-cell office:value-type="float" office:value="0.2019481" calcext:value-type="float">
            <text:p>0.2019481</text:p>
          </table:table-cell>
          <table:table-cell office:value-type="float" office:value="0.2759391" calcext:value-type="float">
            <text:p>0.2759391</text:p>
          </table:table-cell>
          <table:table-cell office:value-type="float" office:value="0.2879807" calcext:value-type="float">
            <text:p>0.2879807</text:p>
          </table:table-cell>
          <table:table-cell office:value-type="float" office:value="0.3394513" calcext:value-type="float">
            <text:p>0.3394513</text:p>
          </table:table-cell>
          <table:table-cell office:value-type="float" office:value="0.3684205" calcext:value-type="float">
            <text:p>0.3684205</text:p>
          </table:table-cell>
          <table:table-cell office:value-type="float" office:value="0.3894534" calcext:value-type="float">
            <text:p>0.389453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09778E-016" calcext:value-type="float">
            <text:p>9.609778E-16</text:p>
          </table:table-cell>
          <table:table-cell office:value-type="float" office:value="9.236608E-016" calcext:value-type="float">
            <text:p>9.236608E-16</text:p>
          </table:table-cell>
          <table:table-cell office:value-type="float" office:value="9.81449E-016" calcext:value-type="float">
            <text:p>9.81449E-16</text:p>
          </table:table-cell>
          <table:table-cell office:value-type="float" office:value="9.623725E-016" calcext:value-type="float">
            <text:p>9.623725E-16</text:p>
          </table:table-cell>
          <table:table-cell office:value-type="float" office:value="9.289761E-016" calcext:value-type="float">
            <text:p>9.289761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7.63888" calcext:value-type="float">
            <text:p>-57.63888</text:p>
          </table:table-cell>
          <table:table-cell office:value-type="float" office:value="-0.1829647" calcext:value-type="float">
            <text:p>-0.1829647</text:p>
          </table:table-cell>
          <table:table-cell office:value-type="float" office:value="-0.2359695" calcext:value-type="float">
            <text:p>-0.2359695</text:p>
          </table:table-cell>
          <table:table-cell office:value-type="float" office:value="-0.2622173" calcext:value-type="float">
            <text:p>-0.2622173</text:p>
          </table:table-cell>
          <table:table-cell office:value-type="float" office:value="-0.2520245" calcext:value-type="float">
            <text:p>-0.2520245</text:p>
          </table:table-cell>
          <table:table-cell office:value-type="float" office:value="-0.2249673" calcext:value-type="float">
            <text:p>-0.2249673</text:p>
          </table:table-cell>
          <table:table-cell office:value-type="float" office:value="-0.243101" calcext:value-type="float">
            <text:p>-0.243101</text:p>
          </table:table-cell>
          <table:table-cell office:value-type="float" office:value="-0.3156876" calcext:value-type="float">
            <text:p>-0.3156876</text:p>
          </table:table-cell>
          <table:table-cell office:value-type="float" office:value="-0.1834683" calcext:value-type="float">
            <text:p>-0.1834683</text:p>
          </table:table-cell>
          <table:table-cell office:value-type="float" office:value="-0.0468426" calcext:value-type="float">
            <text:p>-0.0468426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45.21938" calcext:value-type="float">
            <text:p>-45.21938</text:p>
          </table:table-cell>
          <table:table-cell office:value-type="float" office:value="0.002389978" calcext:value-type="float">
            <text:p>0.00238997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91552" calcext:value-type="float">
            <text:p>-2.39155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2" calcext:value-type="float">
            <text:p>1102002</text:p>
          </table:table-cell>
          <table:table-cell office:value-type="float" office:value="454.8005" calcext:value-type="float">
            <text:p>454.8005</text:p>
          </table:table-cell>
          <table:table-cell office:value-type="float" office:value="545.0289" calcext:value-type="float">
            <text:p>545.0289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984.8709" calcext:value-type="float">
            <text:p>984.8709</text:p>
          </table:table-cell>
          <table:table-cell office:value-type="float" office:value="-16.69069" calcext:value-type="float">
            <text:p>-16.69069</text:p>
          </table:table-cell>
          <table:table-cell office:value-type="float" office:value="0" calcext:value-type="float">
            <text:p>0</text:p>
          </table:table-cell>
          <table:table-cell office:value-type="float" office:value="0.3482395" calcext:value-type="float">
            <text:p>0.3482395</text:p>
          </table:table-cell>
          <table:table-cell office:value-type="float" office:value="0.2412937" calcext:value-type="float">
            <text:p>0.2412937</text:p>
          </table:table-cell>
          <table:table-cell office:value-type="float" office:value="0.235488" calcext:value-type="float">
            <text:p>0.235488</text:p>
          </table:table-cell>
          <table:table-cell office:value-type="float" office:value="0.2325666" calcext:value-type="float">
            <text:p>0.2325666</text:p>
          </table:table-cell>
          <table:table-cell office:value-type="float" office:value="0.2334109" calcext:value-type="float">
            <text:p>0.2334109</text:p>
          </table:table-cell>
          <table:table-cell office:value-type="float" office:value="0.2083561" calcext:value-type="float">
            <text:p>0.2083561</text:p>
          </table:table-cell>
          <table:table-cell office:value-type="float" office:value="0.2017662" calcext:value-type="float">
            <text:p>0.2017662</text:p>
          </table:table-cell>
          <table:table-cell office:value-type="float" office:value="0.2762094" calcext:value-type="float">
            <text:p>0.2762094</text:p>
          </table:table-cell>
          <table:table-cell office:value-type="float" office:value="0.2880542" calcext:value-type="float">
            <text:p>0.2880542</text:p>
          </table:table-cell>
          <table:table-cell office:value-type="float" office:value="0.3395545" calcext:value-type="float">
            <text:p>0.3395545</text:p>
          </table:table-cell>
          <table:table-cell office:value-type="float" office:value="0.3684956" calcext:value-type="float">
            <text:p>0.3684956</text:p>
          </table:table-cell>
          <table:table-cell office:value-type="float" office:value="0.3893499" calcext:value-type="float">
            <text:p>0.389349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10101E-016" calcext:value-type="float">
            <text:p>9.610101E-16</text:p>
          </table:table-cell>
          <table:table-cell office:value-type="float" office:value="9.236598E-016" calcext:value-type="float">
            <text:p>9.236598E-16</text:p>
          </table:table-cell>
          <table:table-cell office:value-type="float" office:value="9.814485E-016" calcext:value-type="float">
            <text:p>9.814485E-16</text:p>
          </table:table-cell>
          <table:table-cell office:value-type="float" office:value="9.623711E-016" calcext:value-type="float">
            <text:p>9.623711E-16</text:p>
          </table:table-cell>
          <table:table-cell office:value-type="float" office:value="9.289686E-016" calcext:value-type="float">
            <text:p>9.289686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7E-038" calcext:value-type="float">
            <text:p>4.679377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1734646" calcext:value-type="float">
            <text:p>-0.01734646</text:p>
          </table:table-cell>
          <table:table-cell office:value-type="float" office:value="-0.194108" calcext:value-type="float">
            <text:p>-0.194108</text:p>
          </table:table-cell>
          <table:table-cell office:value-type="float" office:value="-0.2331458" calcext:value-type="float">
            <text:p>-0.2331458</text:p>
          </table:table-cell>
          <table:table-cell office:value-type="float" office:value="-0.2566803" calcext:value-type="float">
            <text:p>-0.2566803</text:p>
          </table:table-cell>
          <table:table-cell office:value-type="float" office:value="-0.2495998" calcext:value-type="float">
            <text:p>-0.2495998</text:p>
          </table:table-cell>
          <table:table-cell office:value-type="float" office:value="-0.2264924" calcext:value-type="float">
            <text:p>-0.2264924</text:p>
          </table:table-cell>
          <table:table-cell office:value-type="float" office:value="-0.2446728" calcext:value-type="float">
            <text:p>-0.2446728</text:p>
          </table:table-cell>
          <table:table-cell office:value-type="float" office:value="-0.3129906" calcext:value-type="float">
            <text:p>-0.3129906</text:p>
          </table:table-cell>
          <table:table-cell office:value-type="float" office:value="-0.1830315" calcext:value-type="float">
            <text:p>-0.1830315</text:p>
          </table:table-cell>
          <table:table-cell office:value-type="float" office:value="-0.0467059" calcext:value-type="float">
            <text:p>-0.0467059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0.01256899" calcext:value-type="float">
            <text:p>-0.01256899</text:p>
          </table:table-cell>
          <table:table-cell office:value-type="float" office:value="0.002348014" calcext:value-type="float">
            <text:p>0.00234801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96355" calcext:value-type="float">
            <text:p>-2.3963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2" calcext:value-type="float">
            <text:p>2102002</text:p>
          </table:table-cell>
          <table:table-cell office:value-type="float" office:value="473.9006" calcext:value-type="float">
            <text:p>473.9006</text:p>
          </table:table-cell>
          <table:table-cell office:value-type="float" office:value="546.1577" calcext:value-type="float">
            <text:p>546.1577</text:p>
          </table:table-cell>
          <table:table-cell office:value-type="float" office:value="7.221778" calcext:value-type="float">
            <text:p>7.221778</text:p>
          </table:table-cell>
          <table:table-cell office:value-type="float" office:value="1002.745" calcext:value-type="float">
            <text:p>1002.745</text:p>
          </table:table-cell>
          <table:table-cell office:value-type="float" office:value="-16.59277" calcext:value-type="float">
            <text:p>-16.59277</text:p>
          </table:table-cell>
          <table:table-cell office:value-type="float" office:value="0" calcext:value-type="float">
            <text:p>0</text:p>
          </table:table-cell>
          <table:table-cell office:value-type="float" office:value="0.3995627" calcext:value-type="float">
            <text:p>0.3995627</text:p>
          </table:table-cell>
          <table:table-cell office:value-type="float" office:value="0.3999826" calcext:value-type="float">
            <text:p>0.3999826</text:p>
          </table:table-cell>
          <table:table-cell office:value-type="float" office:value="0.4016722" calcext:value-type="float">
            <text:p>0.4016722</text:p>
          </table:table-cell>
          <table:table-cell office:value-type="float" office:value="0.2450152" calcext:value-type="float">
            <text:p>0.2450152</text:p>
          </table:table-cell>
          <table:table-cell office:value-type="float" office:value="0.2362626" calcext:value-type="float">
            <text:p>0.2362626</text:p>
          </table:table-cell>
          <table:table-cell office:value-type="float" office:value="0.2088689" calcext:value-type="float">
            <text:p>0.2088689</text:p>
          </table:table-cell>
          <table:table-cell office:value-type="float" office:value="0.2227355" calcext:value-type="float">
            <text:p>0.2227355</text:p>
          </table:table-cell>
          <table:table-cell office:value-type="float" office:value="0.2767737" calcext:value-type="float">
            <text:p>0.2767737</text:p>
          </table:table-cell>
          <table:table-cell office:value-type="float" office:value="0.2881875" calcext:value-type="float">
            <text:p>0.2881875</text:p>
          </table:table-cell>
          <table:table-cell office:value-type="float" office:value="0.3398044" calcext:value-type="float">
            <text:p>0.3398044</text:p>
          </table:table-cell>
          <table:table-cell office:value-type="float" office:value="0.3687322" calcext:value-type="float">
            <text:p>0.3687322</text:p>
          </table:table-cell>
          <table:table-cell office:value-type="float" office:value="0.3894137" calcext:value-type="float">
            <text:p>0.3894137</text:p>
          </table:table-cell>
          <table:table-cell office:value-type="float" office:value="0.4561691" calcext:value-type="float">
            <text:p>0.4561691</text:p>
          </table:table-cell>
          <table:table-cell office:value-type="float" office:value="0" calcext:value-type="float">
            <text:p>0</text:p>
          </table:table-cell>
          <table:table-cell office:value-type="float" office:value="9.610112E-016" calcext:value-type="float">
            <text:p>9.610112E-16</text:p>
          </table:table-cell>
          <table:table-cell office:value-type="float" office:value="9.236617E-016" calcext:value-type="float">
            <text:p>9.236617E-16</text:p>
          </table:table-cell>
          <table:table-cell office:value-type="float" office:value="9.814484E-016" calcext:value-type="float">
            <text:p>9.814484E-16</text:p>
          </table:table-cell>
          <table:table-cell office:value-type="float" office:value="9.623705E-016" calcext:value-type="float">
            <text:p>9.623705E-16</text:p>
          </table:table-cell>
          <table:table-cell office:value-type="float" office:value="9.289677E-016" calcext:value-type="float">
            <text:p>9.289677E-16</text:p>
          </table:table-cell>
          <table:table-cell office:value-type="float" office:value="5.044861E-018" calcext:value-type="float">
            <text:p>5.044861E-18</text:p>
          </table:table-cell>
          <table:table-cell office:value-type="float" office:value="8.563316E-033" calcext:value-type="float">
            <text:p>8.563316E-33</text:p>
          </table:table-cell>
          <table:table-cell office:value-type="float" office:value="4.679376E-038" calcext:value-type="float">
            <text:p>4.679376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610811" calcext:value-type="float">
            <text:p>-0.00610811</text:p>
          </table:table-cell>
          <table:table-cell office:value-type="float" office:value="-0.006074768" calcext:value-type="float">
            <text:p>-0.006074768</text:p>
          </table:table-cell>
          <table:table-cell office:value-type="float" office:value="-0.005949592" calcext:value-type="float">
            <text:p>-0.005949592</text:p>
          </table:table-cell>
          <table:table-cell office:value-type="float" office:value="-0.1721831" calcext:value-type="float">
            <text:p>-0.1721831</text:p>
          </table:table-cell>
          <table:table-cell office:value-type="float" office:value="-0.2275438" calcext:value-type="float">
            <text:p>-0.2275438</text:p>
          </table:table-cell>
          <table:table-cell office:value-type="float" office:value="-0.2223292" calcext:value-type="float">
            <text:p>-0.2223292</text:p>
          </table:table-cell>
          <table:table-cell office:value-type="float" office:value="-0.120915" calcext:value-type="float">
            <text:p>-0.120915</text:p>
          </table:table-cell>
          <table:table-cell office:value-type="float" office:value="-0.3074698" calcext:value-type="float">
            <text:p>-0.3074698</text:p>
          </table:table-cell>
          <table:table-cell office:value-type="float" office:value="-0.1822434" calcext:value-type="float">
            <text:p>-0.1822434</text:p>
          </table:table-cell>
          <table:table-cell office:value-type="float" office:value="-0.04637695" calcext:value-type="float">
            <text:p>-0.04637695</text:p>
          </table:table-cell>
          <table:table-cell office:value-type="float" office:value="0" calcext:value-type="float">
            <text:p>0</text:p>
          </table:table-cell>
          <table:table-cell office:value-type="float" office:value="0.005425217" calcext:value-type="float">
            <text:p>0.005425217</text:p>
          </table:table-cell>
          <table:table-cell office:value-type="float" office:value="-0.006133654" calcext:value-type="float">
            <text:p>-0.006133654</text:p>
          </table:table-cell>
          <table:table-cell office:value-type="float" office:value="0.002304751" calcext:value-type="float">
            <text:p>0.00230475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4271" calcext:value-type="float">
            <text:p>-2.3427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2" calcext:value-type="float">
            <text:p>3102002</text:p>
          </table:table-cell>
          <table:table-cell office:value-type="float" office:value="515.7007" calcext:value-type="float">
            <text:p>515.7007</text:p>
          </table:table-cell>
          <table:table-cell office:value-type="float" office:value="547.1721" calcext:value-type="float">
            <text:p>547.1721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28.843" calcext:value-type="float">
            <text:p>1028.843</text:p>
          </table:table-cell>
          <table:table-cell office:value-type="float" office:value="-17.07602" calcext:value-type="float">
            <text:p>-17.07602</text:p>
          </table:table-cell>
          <table:table-cell office:value-type="float" office:value="0" calcext:value-type="float">
            <text:p>0</text:p>
          </table:table-cell>
          <table:table-cell office:value-type="float" office:value="0.4881725" calcext:value-type="float">
            <text:p>0.4881725</text:p>
          </table:table-cell>
          <table:table-cell office:value-type="float" office:value="0.497524" calcext:value-type="float">
            <text:p>0.497524</text:p>
          </table:table-cell>
          <table:table-cell office:value-type="float" office:value="0.5046901" calcext:value-type="float">
            <text:p>0.5046901</text:p>
          </table:table-cell>
          <table:table-cell office:value-type="float" office:value="0.4918576" calcext:value-type="float">
            <text:p>0.4918576</text:p>
          </table:table-cell>
          <table:table-cell office:value-type="float" office:value="0.2421489" calcext:value-type="float">
            <text:p>0.2421489</text:p>
          </table:table-cell>
          <table:table-cell office:value-type="float" office:value="0.2095984" calcext:value-type="float">
            <text:p>0.2095984</text:p>
          </table:table-cell>
          <table:table-cell office:value-type="float" office:value="0.2604051" calcext:value-type="float">
            <text:p>0.2604051</text:p>
          </table:table-cell>
          <table:table-cell office:value-type="float" office:value="0.2773739" calcext:value-type="float">
            <text:p>0.2773739</text:p>
          </table:table-cell>
          <table:table-cell office:value-type="float" office:value="0.2883443" calcext:value-type="float">
            <text:p>0.2883443</text:p>
          </table:table-cell>
          <table:table-cell office:value-type="float" office:value="0.340074" calcext:value-type="float">
            <text:p>0.340074</text:p>
          </table:table-cell>
          <table:table-cell office:value-type="float" office:value="0.3690351" calcext:value-type="float">
            <text:p>0.3690351</text:p>
          </table:table-cell>
          <table:table-cell office:value-type="float" office:value="0.3896655" calcext:value-type="float">
            <text:p>0.3896655</text:p>
          </table:table-cell>
          <table:table-cell office:value-type="float" office:value="0.4588609" calcext:value-type="float">
            <text:p>0.4588609</text:p>
          </table:table-cell>
          <table:table-cell office:value-type="float" office:value="0" calcext:value-type="float">
            <text:p>0</text:p>
          </table:table-cell>
          <table:table-cell office:value-type="float" office:value="9.715675E-016" calcext:value-type="float">
            <text:p>9.715675E-16</text:p>
          </table:table-cell>
          <table:table-cell office:value-type="float" office:value="9.238292E-016" calcext:value-type="float">
            <text:p>9.238292E-16</text:p>
          </table:table-cell>
          <table:table-cell office:value-type="float" office:value="9.81404E-016" calcext:value-type="float">
            <text:p>9.81404E-16</text:p>
          </table:table-cell>
          <table:table-cell office:value-type="float" office:value="9.622909E-016" calcext:value-type="float">
            <text:p>9.622909E-16</text:p>
          </table:table-cell>
          <table:table-cell office:value-type="float" office:value="9.254499E-016" calcext:value-type="float">
            <text:p>9.254499E-16</text:p>
          </table:table-cell>
          <table:table-cell office:value-type="float" office:value="5.039092E-018" calcext:value-type="float">
            <text:p>5.039092E-18</text:p>
          </table:table-cell>
          <table:table-cell office:value-type="float" office:value="8.549325E-033" calcext:value-type="float">
            <text:p>8.549325E-33</text:p>
          </table:table-cell>
          <table:table-cell office:value-type="float" office:value="4.677146E-038" calcext:value-type="float">
            <text:p>4.677146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1511132" calcext:value-type="float">
            <text:p>-0.001511132</text:p>
          </table:table-cell>
          <table:table-cell office:value-type="float" office:value="-0.001301574" calcext:value-type="float">
            <text:p>-0.001301574</text:p>
          </table:table-cell>
          <table:table-cell office:value-type="float" office:value="-0.001265256" calcext:value-type="float">
            <text:p>-0.001265256</text:p>
          </table:table-cell>
          <table:table-cell office:value-type="float" office:value="-0.002444506" calcext:value-type="float">
            <text:p>-0.002444506</text:p>
          </table:table-cell>
          <table:table-cell office:value-type="float" office:value="-0.1897061" calcext:value-type="float">
            <text:p>-0.1897061</text:p>
          </table:table-cell>
          <table:table-cell office:value-type="float" office:value="-0.2165256" calcext:value-type="float">
            <text:p>-0.2165256</text:p>
          </table:table-cell>
          <table:table-cell office:value-type="float" office:value="-0.03970993" calcext:value-type="float">
            <text:p>-0.03970993</text:p>
          </table:table-cell>
          <table:table-cell office:value-type="float" office:value="-0.3017207" calcext:value-type="float">
            <text:p>-0.3017207</text:p>
          </table:table-cell>
          <table:table-cell office:value-type="float" office:value="-0.1813188" calcext:value-type="float">
            <text:p>-0.1813188</text:p>
          </table:table-cell>
          <table:table-cell office:value-type="float" office:value="-0.04602378" calcext:value-type="float">
            <text:p>-0.04602378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241763" calcext:value-type="float">
            <text:p>0.00224176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58977" calcext:value-type="float">
            <text:p>-2.35897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2" calcext:value-type="float">
            <text:p>4102002</text:p>
          </table:table-cell>
          <table:table-cell office:value-type="float" office:value="515.8007" calcext:value-type="float">
            <text:p>515.8007</text:p>
          </table:table-cell>
          <table:table-cell office:value-type="float" office:value="549.0585" calcext:value-type="float">
            <text:p>549.0585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27.856" calcext:value-type="float">
            <text:p>1027.856</text:p>
          </table:table-cell>
          <table:table-cell office:value-type="float" office:value="-17.87548" calcext:value-type="float">
            <text:p>-17.87548</text:p>
          </table:table-cell>
          <table:table-cell office:value-type="float" office:value="0" calcext:value-type="float">
            <text:p>0</text:p>
          </table:table-cell>
          <table:table-cell office:value-type="float" office:value="0.4288591" calcext:value-type="float">
            <text:p>0.4288591</text:p>
          </table:table-cell>
          <table:table-cell office:value-type="float" office:value="0.4341309" calcext:value-type="float">
            <text:p>0.4341309</text:p>
          </table:table-cell>
          <table:table-cell office:value-type="float" office:value="0.4438119" calcext:value-type="float">
            <text:p>0.4438119</text:p>
          </table:table-cell>
          <table:table-cell office:value-type="float" office:value="0.4561677" calcext:value-type="float">
            <text:p>0.4561677</text:p>
          </table:table-cell>
          <table:table-cell office:value-type="float" office:value="0.4679072" calcext:value-type="float">
            <text:p>0.4679072</text:p>
          </table:table-cell>
          <table:table-cell office:value-type="float" office:value="0.2117551" calcext:value-type="float">
            <text:p>0.2117551</text:p>
          </table:table-cell>
          <table:table-cell office:value-type="float" office:value="0.2567138" calcext:value-type="float">
            <text:p>0.2567138</text:p>
          </table:table-cell>
          <table:table-cell office:value-type="float" office:value="0.2782885" calcext:value-type="float">
            <text:p>0.2782885</text:p>
          </table:table-cell>
          <table:table-cell office:value-type="float" office:value="0.2884758" calcext:value-type="float">
            <text:p>0.2884758</text:p>
          </table:table-cell>
          <table:table-cell office:value-type="float" office:value="0.3403541" calcext:value-type="float">
            <text:p>0.3403541</text:p>
          </table:table-cell>
          <table:table-cell office:value-type="float" office:value="0.3694365" calcext:value-type="float">
            <text:p>0.3694365</text:p>
          </table:table-cell>
          <table:table-cell office:value-type="float" office:value="0.3897056" calcext:value-type="float">
            <text:p>0.3897056</text:p>
          </table:table-cell>
          <table:table-cell office:value-type="float" office:value="0.4617799" calcext:value-type="float">
            <text:p>0.4617799</text:p>
          </table:table-cell>
          <table:table-cell office:value-type="float" office:value="0" calcext:value-type="float">
            <text:p>0</text:p>
          </table:table-cell>
          <table:table-cell office:value-type="float" office:value="9.715801E-016" calcext:value-type="float">
            <text:p>9.715801E-16</text:p>
          </table:table-cell>
          <table:table-cell office:value-type="float" office:value="9.238272E-016" calcext:value-type="float">
            <text:p>9.238272E-16</text:p>
          </table:table-cell>
          <table:table-cell office:value-type="float" office:value="9.814027E-016" calcext:value-type="float">
            <text:p>9.814027E-16</text:p>
          </table:table-cell>
          <table:table-cell office:value-type="float" office:value="9.622905E-016" calcext:value-type="float">
            <text:p>9.622905E-16</text:p>
          </table:table-cell>
          <table:table-cell office:value-type="float" office:value="9.254499E-016" calcext:value-type="float">
            <text:p>9.254499E-16</text:p>
          </table:table-cell>
          <table:table-cell office:value-type="float" office:value="5.039092E-018" calcext:value-type="float">
            <text:p>5.039092E-18</text:p>
          </table:table-cell>
          <table:table-cell office:value-type="float" office:value="8.549325E-033" calcext:value-type="float">
            <text:p>8.549325E-33</text:p>
          </table:table-cell>
          <table:table-cell office:value-type="float" office:value="4.677146E-038" calcext:value-type="float">
            <text:p>4.677146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3946646" calcext:value-type="float">
            <text:p>-0.003946646</text:p>
          </table:table-cell>
          <table:table-cell office:value-type="float" office:value="-0.003672987" calcext:value-type="float">
            <text:p>-0.003672987</text:p>
          </table:table-cell>
          <table:table-cell office:value-type="float" office:value="-0.00321104" calcext:value-type="float">
            <text:p>-0.00321104</text:p>
          </table:table-cell>
          <table:table-cell office:value-type="float" office:value="-0.002713789" calcext:value-type="float">
            <text:p>-0.002713789</text:p>
          </table:table-cell>
          <table:table-cell office:value-type="float" office:value="-0.00232225" calcext:value-type="float">
            <text:p>-0.00232225</text:p>
          </table:table-cell>
          <table:table-cell office:value-type="float" office:value="-0.2003306" calcext:value-type="float">
            <text:p>-0.2003306</text:p>
          </table:table-cell>
          <table:table-cell office:value-type="float" office:value="-0.04395703" calcext:value-type="float">
            <text:p>-0.04395703</text:p>
          </table:table-cell>
          <table:table-cell office:value-type="float" office:value="-0.2931321" calcext:value-type="float">
            <text:p>-0.2931321</text:p>
          </table:table-cell>
          <table:table-cell office:value-type="float" office:value="-0.1805479" calcext:value-type="float">
            <text:p>-0.1805479</text:p>
          </table:table-cell>
          <table:table-cell office:value-type="float" office:value="-0.04565965" calcext:value-type="float">
            <text:p>-0.04565965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004014562" calcext:value-type="float">
            <text:p>-0.004014562</text:p>
          </table:table-cell>
          <table:table-cell office:value-type="float" office:value="0.002195645" calcext:value-type="float">
            <text:p>0.00219564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7482" calcext:value-type="float">
            <text:p>-2.3748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2" calcext:value-type="float">
            <text:p>5102002</text:p>
          </table:table-cell>
          <table:table-cell office:value-type="float" office:value="515.8007" calcext:value-type="float">
            <text:p>515.8007</text:p>
          </table:table-cell>
          <table:table-cell office:value-type="float" office:value="550.2861" calcext:value-type="float">
            <text:p>550.2861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26.667" calcext:value-type="float">
            <text:p>1026.667</text:p>
          </table:table-cell>
          <table:table-cell office:value-type="float" office:value="-17.91383" calcext:value-type="float">
            <text:p>-17.91383</text:p>
          </table:table-cell>
          <table:table-cell office:value-type="float" office:value="0" calcext:value-type="float">
            <text:p>0</text:p>
          </table:table-cell>
          <table:table-cell office:value-type="float" office:value="0.4234995" calcext:value-type="float">
            <text:p>0.4234995</text:p>
          </table:table-cell>
          <table:table-cell office:value-type="float" office:value="0.4280582" calcext:value-type="float">
            <text:p>0.4280582</text:p>
          </table:table-cell>
          <table:table-cell office:value-type="float" office:value="0.4366201" calcext:value-type="float">
            <text:p>0.4366201</text:p>
          </table:table-cell>
          <table:table-cell office:value-type="float" office:value="0.447499" calcext:value-type="float">
            <text:p>0.447499</text:p>
          </table:table-cell>
          <table:table-cell office:value-type="float" office:value="0.4576308" calcext:value-type="float">
            <text:p>0.4576308</text:p>
          </table:table-cell>
          <table:table-cell office:value-type="float" office:value="0.2145083" calcext:value-type="float">
            <text:p>0.2145083</text:p>
          </table:table-cell>
          <table:table-cell office:value-type="float" office:value="0.2529928" calcext:value-type="float">
            <text:p>0.2529928</text:p>
          </table:table-cell>
          <table:table-cell office:value-type="float" office:value="0.2791526" calcext:value-type="float">
            <text:p>0.2791526</text:p>
          </table:table-cell>
          <table:table-cell office:value-type="float" office:value="0.2886122" calcext:value-type="float">
            <text:p>0.2886122</text:p>
          </table:table-cell>
          <table:table-cell office:value-type="float" office:value="0.340633" calcext:value-type="float">
            <text:p>0.340633</text:p>
          </table:table-cell>
          <table:table-cell office:value-type="float" office:value="0.3697942" calcext:value-type="float">
            <text:p>0.3697942</text:p>
          </table:table-cell>
          <table:table-cell office:value-type="float" office:value="0.3896623" calcext:value-type="float">
            <text:p>0.389662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715877E-016" calcext:value-type="float">
            <text:p>9.715877E-16</text:p>
          </table:table-cell>
          <table:table-cell office:value-type="float" office:value="9.238257E-016" calcext:value-type="float">
            <text:p>9.238257E-16</text:p>
          </table:table-cell>
          <table:table-cell office:value-type="float" office:value="9.814011E-016" calcext:value-type="float">
            <text:p>9.814011E-16</text:p>
          </table:table-cell>
          <table:table-cell office:value-type="float" office:value="9.622904E-016" calcext:value-type="float">
            <text:p>9.622904E-16</text:p>
          </table:table-cell>
          <table:table-cell office:value-type="float" office:value="9.254499E-016" calcext:value-type="float">
            <text:p>9.254499E-16</text:p>
          </table:table-cell>
          <table:table-cell office:value-type="float" office:value="5.039092E-018" calcext:value-type="float">
            <text:p>5.039092E-18</text:p>
          </table:table-cell>
          <table:table-cell office:value-type="float" office:value="8.549325E-033" calcext:value-type="float">
            <text:p>8.549325E-33</text:p>
          </table:table-cell>
          <table:table-cell office:value-type="float" office:value="4.677146E-038" calcext:value-type="float">
            <text:p>4.677146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4267687" calcext:value-type="float">
            <text:p>-0.004267687</text:p>
          </table:table-cell>
          <table:table-cell office:value-type="float" office:value="-0.004007789" calcext:value-type="float">
            <text:p>-0.004007789</text:p>
          </table:table-cell>
          <table:table-cell office:value-type="float" office:value="-0.003551195" calcext:value-type="float">
            <text:p>-0.003551195</text:p>
          </table:table-cell>
          <table:table-cell office:value-type="float" office:value="-0.003052985" calcext:value-type="float">
            <text:p>-0.003052985</text:p>
          </table:table-cell>
          <table:table-cell office:value-type="float" office:value="-0.002661019" calcext:value-type="float">
            <text:p>-0.002661019</text:p>
          </table:table-cell>
          <table:table-cell office:value-type="float" office:value="-0.1814381" calcext:value-type="float">
            <text:p>-0.1814381</text:p>
          </table:table-cell>
          <table:table-cell office:value-type="float" office:value="-0.04877992" calcext:value-type="float">
            <text:p>-0.04877992</text:p>
          </table:table-cell>
          <table:table-cell office:value-type="float" office:value="-0.2852674" calcext:value-type="float">
            <text:p>-0.2852674</text:p>
          </table:table-cell>
          <table:table-cell office:value-type="float" office:value="-0.1797522" calcext:value-type="float">
            <text:p>-0.1797522</text:p>
          </table:table-cell>
          <table:table-cell office:value-type="float" office:value="-0.04530011" calcext:value-type="float">
            <text:p>-0.04530011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004319816" calcext:value-type="float">
            <text:p>-0.004319816</text:p>
          </table:table-cell>
          <table:table-cell office:value-type="float" office:value="0.002146025" calcext:value-type="float">
            <text:p>0.00214602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84614" calcext:value-type="float">
            <text:p>-2.3846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2" calcext:value-type="float">
            <text:p>6102002</text:p>
          </table:table-cell>
          <table:table-cell office:value-type="float" office:value="515.8007" calcext:value-type="float">
            <text:p>515.8007</text:p>
          </table:table-cell>
          <table:table-cell office:value-type="float" office:value="551.6646" calcext:value-type="float">
            <text:p>551.6646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25.289" calcext:value-type="float">
            <text:p>1025.289</text:p>
          </table:table-cell>
          <table:table-cell office:value-type="float" office:value="-17.91383" calcext:value-type="float">
            <text:p>-17.91383</text:p>
          </table:table-cell>
          <table:table-cell office:value-type="float" office:value="0" calcext:value-type="float">
            <text:p>0</text:p>
          </table:table-cell>
          <table:table-cell office:value-type="float" office:value="0.4156284" calcext:value-type="float">
            <text:p>0.4156284</text:p>
          </table:table-cell>
          <table:table-cell office:value-type="float" office:value="0.4202287" calcext:value-type="float">
            <text:p>0.4202287</text:p>
          </table:table-cell>
          <table:table-cell office:value-type="float" office:value="0.4282523" calcext:value-type="float">
            <text:p>0.4282523</text:p>
          </table:table-cell>
          <table:table-cell office:value-type="float" office:value="0.437939" calcext:value-type="float">
            <text:p>0.437939</text:p>
          </table:table-cell>
          <table:table-cell office:value-type="float" office:value="0.4465825" calcext:value-type="float">
            <text:p>0.4465825</text:p>
          </table:table-cell>
          <table:table-cell office:value-type="float" office:value="0.2174344" calcext:value-type="float">
            <text:p>0.2174344</text:p>
          </table:table-cell>
          <table:table-cell office:value-type="float" office:value="0.2493794" calcext:value-type="float">
            <text:p>0.2493794</text:p>
          </table:table-cell>
          <table:table-cell office:value-type="float" office:value="0.2799732" calcext:value-type="float">
            <text:p>0.2799732</text:p>
          </table:table-cell>
          <table:table-cell office:value-type="float" office:value="0.288754" calcext:value-type="float">
            <text:p>0.288754</text:p>
          </table:table-cell>
          <table:table-cell office:value-type="float" office:value="0.3409112" calcext:value-type="float">
            <text:p>0.3409112</text:p>
          </table:table-cell>
          <table:table-cell office:value-type="float" office:value="0.3701131" calcext:value-type="float">
            <text:p>0.3701131</text:p>
          </table:table-cell>
          <table:table-cell office:value-type="float" office:value="0.3896124" calcext:value-type="float">
            <text:p>0.389612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715998E-016" calcext:value-type="float">
            <text:p>9.715998E-16</text:p>
          </table:table-cell>
          <table:table-cell office:value-type="float" office:value="9.238241E-016" calcext:value-type="float">
            <text:p>9.238241E-16</text:p>
          </table:table-cell>
          <table:table-cell office:value-type="float" office:value="9.813994E-016" calcext:value-type="float">
            <text:p>9.813994E-16</text:p>
          </table:table-cell>
          <table:table-cell office:value-type="float" office:value="9.622899E-016" calcext:value-type="float">
            <text:p>9.622899E-16</text:p>
          </table:table-cell>
          <table:table-cell office:value-type="float" office:value="9.254499E-016" calcext:value-type="float">
            <text:p>9.254499E-16</text:p>
          </table:table-cell>
          <table:table-cell office:value-type="float" office:value="5.039092E-018" calcext:value-type="float">
            <text:p>5.039092E-18</text:p>
          </table:table-cell>
          <table:table-cell office:value-type="float" office:value="8.549325E-033" calcext:value-type="float">
            <text:p>8.549325E-33</text:p>
          </table:table-cell>
          <table:table-cell office:value-type="float" office:value="4.677145E-038" calcext:value-type="float">
            <text:p>4.677145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4785962" calcext:value-type="float">
            <text:p>-0.004785962</text:p>
          </table:table-cell>
          <table:table-cell office:value-type="float" office:value="-0.004485712" calcext:value-type="float">
            <text:p>-0.004485712</text:p>
          </table:table-cell>
          <table:table-cell office:value-type="float" office:value="-0.003996564" calcext:value-type="float">
            <text:p>-0.003996564</text:p>
          </table:table-cell>
          <table:table-cell office:value-type="float" office:value="-0.003483663" calcext:value-type="float">
            <text:p>-0.003483663</text:p>
          </table:table-cell>
          <table:table-cell office:value-type="float" office:value="-0.00308977" calcext:value-type="float">
            <text:p>-0.00308977</text:p>
          </table:table-cell>
          <table:table-cell office:value-type="float" office:value="-0.1635916" calcext:value-type="float">
            <text:p>-0.1635916</text:p>
          </table:table-cell>
          <table:table-cell office:value-type="float" office:value="-0.05404089" calcext:value-type="float">
            <text:p>-0.05404089</text:p>
          </table:table-cell>
          <table:table-cell office:value-type="float" office:value="-0.2780139" calcext:value-type="float">
            <text:p>-0.2780139</text:p>
          </table:table-cell>
          <table:table-cell office:value-type="float" office:value="-0.1789294" calcext:value-type="float">
            <text:p>-0.1789294</text:p>
          </table:table-cell>
          <table:table-cell office:value-type="float" office:value="-0.04494476" calcext:value-type="float">
            <text:p>-0.04494476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0048587" calcext:value-type="float">
            <text:p>-0.0048587</text:p>
          </table:table-cell>
          <table:table-cell office:value-type="float" office:value="0.002101829" calcext:value-type="float">
            <text:p>0.00210182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8954" calcext:value-type="float">
            <text:p>-2.3895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2" calcext:value-type="float">
            <text:p>7102002</text:p>
          </table:table-cell>
          <table:table-cell office:value-type="float" office:value="515.8007" calcext:value-type="float">
            <text:p>515.8007</text:p>
          </table:table-cell>
          <table:table-cell office:value-type="float" office:value="552.8948" calcext:value-type="float">
            <text:p>552.8948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24.058" calcext:value-type="float">
            <text:p>1024.058</text:p>
          </table:table-cell>
          <table:table-cell office:value-type="float" office:value="-17.91383" calcext:value-type="float">
            <text:p>-17.91383</text:p>
          </table:table-cell>
          <table:table-cell office:value-type="float" office:value="0" calcext:value-type="float">
            <text:p>0</text:p>
          </table:table-cell>
          <table:table-cell office:value-type="float" office:value="0.410239" calcext:value-type="float">
            <text:p>0.410239</text:p>
          </table:table-cell>
          <table:table-cell office:value-type="float" office:value="0.4139695" calcext:value-type="float">
            <text:p>0.4139695</text:p>
          </table:table-cell>
          <table:table-cell office:value-type="float" office:value="0.4207761" calcext:value-type="float">
            <text:p>0.4207761</text:p>
          </table:table-cell>
          <table:table-cell office:value-type="float" office:value="0.4290602" calcext:value-type="float">
            <text:p>0.4290602</text:p>
          </table:table-cell>
          <table:table-cell office:value-type="float" office:value="0.4364024" calcext:value-type="float">
            <text:p>0.4364024</text:p>
          </table:table-cell>
          <table:table-cell office:value-type="float" office:value="0.2203531" calcext:value-type="float">
            <text:p>0.2203531</text:p>
          </table:table-cell>
          <table:table-cell office:value-type="float" office:value="0.2459965" calcext:value-type="float">
            <text:p>0.2459965</text:p>
          </table:table-cell>
          <table:table-cell office:value-type="float" office:value="0.2807445" calcext:value-type="float">
            <text:p>0.2807445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3411864" calcext:value-type="float">
            <text:p>0.3411864</text:p>
          </table:table-cell>
          <table:table-cell office:value-type="float" office:value="0.3703981" calcext:value-type="float">
            <text:p>0.3703981</text:p>
          </table:table-cell>
          <table:table-cell office:value-type="float" office:value="0.3895612" calcext:value-type="float">
            <text:p>0.389561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715968E-016" calcext:value-type="float">
            <text:p>9.715968E-16</text:p>
          </table:table-cell>
          <table:table-cell office:value-type="float" office:value="9.23826E-016" calcext:value-type="float">
            <text:p>9.23826E-16</text:p>
          </table:table-cell>
          <table:table-cell office:value-type="float" office:value="9.813994E-016" calcext:value-type="float">
            <text:p>9.813994E-16</text:p>
          </table:table-cell>
          <table:table-cell office:value-type="float" office:value="9.622899E-016" calcext:value-type="float">
            <text:p>9.622899E-16</text:p>
          </table:table-cell>
          <table:table-cell office:value-type="float" office:value="9.254499E-016" calcext:value-type="float">
            <text:p>9.254499E-16</text:p>
          </table:table-cell>
          <table:table-cell office:value-type="float" office:value="5.039092E-018" calcext:value-type="float">
            <text:p>5.039092E-18</text:p>
          </table:table-cell>
          <table:table-cell office:value-type="float" office:value="8.549325E-033" calcext:value-type="float">
            <text:p>8.549325E-33</text:p>
          </table:table-cell>
          <table:table-cell office:value-type="float" office:value="4.677146E-038" calcext:value-type="float">
            <text:p>4.677146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5189089" calcext:value-type="float">
            <text:p>-0.005189089</text:p>
          </table:table-cell>
          <table:table-cell office:value-type="float" office:value="-0.004920964" calcext:value-type="float">
            <text:p>-0.004920964</text:p>
          </table:table-cell>
          <table:table-cell office:value-type="float" office:value="-0.004454696" calcext:value-type="float">
            <text:p>-0.004454696</text:p>
          </table:table-cell>
          <table:table-cell office:value-type="float" office:value="-0.003951757" calcext:value-type="float">
            <text:p>-0.003951757</text:p>
          </table:table-cell>
          <table:table-cell office:value-type="float" office:value="-0.003560604" calcext:value-type="float">
            <text:p>-0.003560604</text:p>
          </table:table-cell>
          <table:table-cell office:value-type="float" office:value="-0.1476886" calcext:value-type="float">
            <text:p>-0.1476886</text:p>
          </table:table-cell>
          <table:table-cell office:value-type="float" office:value="-0.05957069" calcext:value-type="float">
            <text:p>-0.05957069</text:p>
          </table:table-cell>
          <table:table-cell office:value-type="float" office:value="-0.271384" calcext:value-type="float">
            <text:p>-0.271384</text:p>
          </table:table-cell>
          <table:table-cell office:value-type="float" office:value="-0.1780863" calcext:value-type="float">
            <text:p>-0.1780863</text:p>
          </table:table-cell>
          <table:table-cell office:value-type="float" office:value="-0.04459609" calcext:value-type="float">
            <text:p>-0.04459609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005243149" calcext:value-type="float">
            <text:p>-0.005243149</text:p>
          </table:table-cell>
          <table:table-cell office:value-type="float" office:value="0.002063579" calcext:value-type="float">
            <text:p>0.00206357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94248" calcext:value-type="float">
            <text:p>-2.39424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2" calcext:value-type="float">
            <text:p>8102002</text:p>
          </table:table-cell>
          <table:table-cell office:value-type="float" office:value="515.8007" calcext:value-type="float">
            <text:p>515.8007</text:p>
          </table:table-cell>
          <table:table-cell office:value-type="float" office:value="554.1591" calcext:value-type="float">
            <text:p>554.1591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22.794" calcext:value-type="float">
            <text:p>1022.794</text:p>
          </table:table-cell>
          <table:table-cell office:value-type="float" office:value="-17.91383" calcext:value-type="float">
            <text:p>-17.91383</text:p>
          </table:table-cell>
          <table:table-cell office:value-type="float" office:value="0" calcext:value-type="float">
            <text:p>0</text:p>
          </table:table-cell>
          <table:table-cell office:value-type="float" office:value="0.403117" calcext:value-type="float">
            <text:p>0.403117</text:p>
          </table:table-cell>
          <table:table-cell office:value-type="float" office:value="0.4065184" calcext:value-type="float">
            <text:p>0.4065184</text:p>
          </table:table-cell>
          <table:table-cell office:value-type="float" office:value="0.4126766" calcext:value-type="float">
            <text:p>0.4126766</text:p>
          </table:table-cell>
          <table:table-cell office:value-type="float" office:value="0.4200278" calcext:value-type="float">
            <text:p>0.4200278</text:p>
          </table:table-cell>
          <table:table-cell office:value-type="float" office:value="0.4262848" calcext:value-type="float">
            <text:p>0.4262848</text:p>
          </table:table-cell>
          <table:table-cell office:value-type="float" office:value="0.2238104" calcext:value-type="float">
            <text:p>0.2238104</text:p>
          </table:table-cell>
          <table:table-cell office:value-type="float" office:value="0.2426404" calcext:value-type="float">
            <text:p>0.2426404</text:p>
          </table:table-cell>
          <table:table-cell office:value-type="float" office:value="0.2814728" calcext:value-type="float">
            <text:p>0.2814728</text:p>
          </table:table-cell>
          <table:table-cell office:value-type="float" office:value="0.289049" calcext:value-type="float">
            <text:p>0.289049</text:p>
          </table:table-cell>
          <table:table-cell office:value-type="float" office:value="0.3414602" calcext:value-type="float">
            <text:p>0.3414602</text:p>
          </table:table-cell>
          <table:table-cell office:value-type="float" office:value="0.3706524" calcext:value-type="float">
            <text:p>0.3706524</text:p>
          </table:table-cell>
          <table:table-cell office:value-type="float" office:value="0.3895064" calcext:value-type="float">
            <text:p>0.389506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716078E-016" calcext:value-type="float">
            <text:p>9.716078E-16</text:p>
          </table:table-cell>
          <table:table-cell office:value-type="float" office:value="9.238246E-016" calcext:value-type="float">
            <text:p>9.238246E-16</text:p>
          </table:table-cell>
          <table:table-cell office:value-type="float" office:value="9.813977E-016" calcext:value-type="float">
            <text:p>9.813977E-16</text:p>
          </table:table-cell>
          <table:table-cell office:value-type="float" office:value="9.622898E-016" calcext:value-type="float">
            <text:p>9.622898E-16</text:p>
          </table:table-cell>
          <table:table-cell office:value-type="float" office:value="9.254499E-016" calcext:value-type="float">
            <text:p>9.254499E-16</text:p>
          </table:table-cell>
          <table:table-cell office:value-type="float" office:value="5.039092E-018" calcext:value-type="float">
            <text:p>5.039092E-18</text:p>
          </table:table-cell>
          <table:table-cell office:value-type="float" office:value="8.549325E-033" calcext:value-type="float">
            <text:p>8.549325E-33</text:p>
          </table:table-cell>
          <table:table-cell office:value-type="float" office:value="4.677146E-038" calcext:value-type="float">
            <text:p>4.677146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5778963" calcext:value-type="float">
            <text:p>-0.005778963</text:p>
          </table:table-cell>
          <table:table-cell office:value-type="float" office:value="-0.005502038" calcext:value-type="float">
            <text:p>-0.005502038</text:p>
          </table:table-cell>
          <table:table-cell office:value-type="float" office:value="-0.005018471" calcext:value-type="float">
            <text:p>-0.005018471</text:p>
          </table:table-cell>
          <table:table-cell office:value-type="float" office:value="-0.004501408" calcext:value-type="float">
            <text:p>-0.004501408</text:p>
          </table:table-cell>
          <table:table-cell office:value-type="float" office:value="-0.004110343" calcext:value-type="float">
            <text:p>-0.004110343</text:p>
          </table:table-cell>
          <table:table-cell office:value-type="float" office:value="-0.1311129" calcext:value-type="float">
            <text:p>-0.1311129</text:p>
          </table:table-cell>
          <table:table-cell office:value-type="float" office:value="-0.06569481" calcext:value-type="float">
            <text:p>-0.06569481</text:p>
          </table:table-cell>
          <table:table-cell office:value-type="float" office:value="-0.2652857" calcext:value-type="float">
            <text:p>-0.2652857</text:p>
          </table:table-cell>
          <table:table-cell office:value-type="float" office:value="-0.1772302" calcext:value-type="float">
            <text:p>-0.1772302</text:p>
          </table:table-cell>
          <table:table-cell office:value-type="float" office:value="-0.04425221" calcext:value-type="float">
            <text:p>-0.04425221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005829033" calcext:value-type="float">
            <text:p>-0.005829033</text:p>
          </table:table-cell>
          <table:table-cell office:value-type="float" office:value="0.002008761" calcext:value-type="float">
            <text:p>0.00200876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398753" calcext:value-type="float">
            <text:p>-2.39875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2" calcext:value-type="float">
            <text:p>9102002</text:p>
          </table:table-cell>
          <table:table-cell office:value-type="float" office:value="515.8007" calcext:value-type="float">
            <text:p>515.8007</text:p>
          </table:table-cell>
          <table:table-cell office:value-type="float" office:value="555.109" calcext:value-type="float">
            <text:p>555.109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22.517" calcext:value-type="float">
            <text:p>1022.517</text:p>
          </table:table-cell>
          <table:table-cell office:value-type="float" office:value="-18.58691" calcext:value-type="float">
            <text:p>-18.58691</text:p>
          </table:table-cell>
          <table:table-cell office:value-type="float" office:value="0" calcext:value-type="float">
            <text:p>0</text:p>
          </table:table-cell>
          <table:table-cell office:value-type="float" office:value="0.3976642" calcext:value-type="float">
            <text:p>0.3976642</text:p>
          </table:table-cell>
          <table:table-cell office:value-type="float" office:value="0.4007158" calcext:value-type="float">
            <text:p>0.4007158</text:p>
          </table:table-cell>
          <table:table-cell office:value-type="float" office:value="0.4061478" calcext:value-type="float">
            <text:p>0.4061478</text:p>
          </table:table-cell>
          <table:table-cell office:value-type="float" office:value="0.4125085" calcext:value-type="float">
            <text:p>0.4125085</text:p>
          </table:table-cell>
          <table:table-cell office:value-type="float" office:value="0.4178485" calcext:value-type="float">
            <text:p>0.4178485</text:p>
          </table:table-cell>
          <table:table-cell office:value-type="float" office:value="0.2273073" calcext:value-type="float">
            <text:p>0.2273073</text:p>
          </table:table-cell>
          <table:table-cell office:value-type="float" office:value="0.2393689" calcext:value-type="float">
            <text:p>0.2393689</text:p>
          </table:table-cell>
          <table:table-cell office:value-type="float" office:value="0.282258" calcext:value-type="float">
            <text:p>0.282258</text:p>
          </table:table-cell>
          <table:table-cell office:value-type="float" office:value="0.2891963" calcext:value-type="float">
            <text:p>0.2891963</text:p>
          </table:table-cell>
          <table:table-cell office:value-type="float" office:value="0.3417321" calcext:value-type="float">
            <text:p>0.3417321</text:p>
          </table:table-cell>
          <table:table-cell office:value-type="float" office:value="0.3708946" calcext:value-type="float">
            <text:p>0.3708946</text:p>
          </table:table-cell>
          <table:table-cell office:value-type="float" office:value="0.3899687" calcext:value-type="float">
            <text:p>0.3899687</text:p>
          </table:table-cell>
          <table:table-cell office:value-type="float" office:value="0.4513219" calcext:value-type="float">
            <text:p>0.4513219</text:p>
          </table:table-cell>
          <table:table-cell office:value-type="float" office:value="0" calcext:value-type="float">
            <text:p>0</text:p>
          </table:table-cell>
          <table:table-cell office:value-type="float" office:value="9.716245E-016" calcext:value-type="float">
            <text:p>9.716245E-16</text:p>
          </table:table-cell>
          <table:table-cell office:value-type="float" office:value="9.238229E-016" calcext:value-type="float">
            <text:p>9.238229E-16</text:p>
          </table:table-cell>
          <table:table-cell office:value-type="float" office:value="9.813949E-016" calcext:value-type="float">
            <text:p>9.813949E-16</text:p>
          </table:table-cell>
          <table:table-cell office:value-type="float" office:value="9.62289E-016" calcext:value-type="float">
            <text:p>9.62289E-16</text:p>
          </table:table-cell>
          <table:table-cell office:value-type="float" office:value="9.254499E-016" calcext:value-type="float">
            <text:p>9.254499E-16</text:p>
          </table:table-cell>
          <table:table-cell office:value-type="float" office:value="5.039092E-018" calcext:value-type="float">
            <text:p>5.039092E-18</text:p>
          </table:table-cell>
          <table:table-cell office:value-type="float" office:value="8.549325E-033" calcext:value-type="float">
            <text:p>8.549325E-33</text:p>
          </table:table-cell>
          <table:table-cell office:value-type="float" office:value="4.677146E-038" calcext:value-type="float">
            <text:p>4.677146E-38</text:p>
          </table:table-cell>
          <table:table-cell office:value-type="float" office:value="1.35926E-043" calcext:value-type="float">
            <text:p>1.35926E-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006282596" calcext:value-type="float">
            <text:p>-0.006282596</text:p>
          </table:table-cell>
          <table:table-cell office:value-type="float" office:value="-0.006008334" calcext:value-type="float">
            <text:p>-0.006008334</text:p>
          </table:table-cell>
          <table:table-cell office:value-type="float" office:value="-0.005533791" calcext:value-type="float">
            <text:p>-0.005533791</text:p>
          </table:table-cell>
          <table:table-cell office:value-type="float" office:value="-0.005029272" calcext:value-type="float">
            <text:p>-0.005029272</text:p>
          </table:table-cell>
          <table:table-cell office:value-type="float" office:value="-0.004647211" calcext:value-type="float">
            <text:p>-0.004647211</text:p>
          </table:table-cell>
          <table:table-cell office:value-type="float" office:value="-0.1164528" calcext:value-type="float">
            <text:p>-0.1164528</text:p>
          </table:table-cell>
          <table:table-cell office:value-type="float" office:value="-0.07235977" calcext:value-type="float">
            <text:p>-0.07235977</text:p>
          </table:table-cell>
          <table:table-cell office:value-type="float" office:value="-0.2588916" calcext:value-type="float">
            <text:p>-0.2588916</text:p>
          </table:table-cell>
          <table:table-cell office:value-type="float" office:value="-0.1763879" calcext:value-type="float">
            <text:p>-0.1763879</text:p>
          </table:table-cell>
          <table:table-cell office:value-type="float" office:value="-0.04391376" calcext:value-type="float">
            <text:p>-0.04391376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00633041" calcext:value-type="float">
            <text:p>-0.00633041</text:p>
          </table:table-cell>
          <table:table-cell office:value-type="float" office:value="0.001955253" calcext:value-type="float">
            <text:p>0.00195525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2.295932" calcext:value-type="float">
            <text:p>-2.29593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2" calcext:value-type="float">
            <text:p>10102002</text:p>
          </table:table-cell>
          <table:table-cell office:value-type="float" office:value="515.8007" calcext:value-type="float">
            <text:p>515.8007</text:p>
          </table:table-cell>
          <table:table-cell office:value-type="float" office:value="557.0729" calcext:value-type="float">
            <text:p>557.0729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21.408" calcext:value-type="float">
            <text:p>1021.408</text:p>
          </table:table-cell>
          <table:table-cell office:value-type="float" office:value="-19.44221" calcext:value-type="float">
            <text:p>-19.44221</text:p>
          </table:table-cell>
          <table:table-cell office:value-type="float" office:value="0" calcext:value-type="float">
            <text:p>0</text:p>
          </table:table-cell>
          <table:table-cell office:value-type="float" office:value="0.2897879" calcext:value-type="float">
            <text:p>0.2897879</text:p>
          </table:table-cell>
          <table:table-cell office:value-type="float" office:value="0.3823606" calcext:value-type="float">
            <text:p>0.3823606</text:p>
          </table:table-cell>
          <table:table-cell office:value-type="float" office:value="0.3918179" calcext:value-type="float">
            <text:p>0.3918179</text:p>
          </table:table-cell>
          <table:table-cell office:value-type="float" office:value="0.3993309" calcext:value-type="float">
            <text:p>0.3993309</text:p>
          </table:table-cell>
          <table:table-cell office:value-type="float" office:value="0.404079" calcext:value-type="float">
            <text:p>0.404079</text:p>
          </table:table-cell>
          <table:table-cell office:value-type="float" office:value="0.2308823" calcext:value-type="float">
            <text:p>0.2308823</text:p>
          </table:table-cell>
          <table:table-cell office:value-type="float" office:value="0.2364693" calcext:value-type="float">
            <text:p>0.2364693</text:p>
          </table:table-cell>
          <table:table-cell office:value-type="float" office:value="0.2829844" calcext:value-type="float">
            <text:p>0.2829844</text:p>
          </table:table-cell>
          <table:table-cell office:value-type="float" office:value="0.2893354" calcext:value-type="float">
            <text:p>0.2893354</text:p>
          </table:table-cell>
          <table:table-cell office:value-type="float" office:value="0.3421053" calcext:value-type="float">
            <text:p>0.3421053</text:p>
          </table:table-cell>
          <table:table-cell office:value-type="float" office:value="0.3710025" calcext:value-type="float">
            <text:p>0.3710025</text:p>
          </table:table-cell>
          <table:table-cell office:value-type="float" office:value="0.3903725" calcext:value-type="float">
            <text:p>0.3903725</text:p>
          </table:table-cell>
          <table:table-cell office:value-type="float" office:value="0.4562998" calcext:value-type="float">
            <text:p>0.4562998</text:p>
          </table:table-cell>
          <table:table-cell office:value-type="float" office:value="0" calcext:value-type="float">
            <text:p>0</text:p>
          </table:table-cell>
          <table:table-cell office:value-type="float" office:value="9.582393E-016" calcext:value-type="float">
            <text:p>9.582393E-16</text:p>
          </table:table-cell>
          <table:table-cell office:value-type="float" office:value="9.24835E-016" calcext:value-type="float">
            <text:p>9.24835E-16</text:p>
          </table:table-cell>
          <table:table-cell office:value-type="float" office:value="9.818657E-016" calcext:value-type="float">
            <text:p>9.818657E-16</text:p>
          </table:table-cell>
          <table:table-cell office:value-type="float" office:value="9.627559E-016" calcext:value-type="float">
            <text:p>9.627559E-16</text:p>
          </table:table-cell>
          <table:table-cell office:value-type="float" office:value="9.260145E-016" calcext:value-type="float">
            <text:p>9.260145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972916" calcext:value-type="float">
            <text:p>-0.04972916</text:p>
          </table:table-cell>
          <table:table-cell office:value-type="float" office:value="-0.007939431" calcext:value-type="float">
            <text:p>-0.007939431</text:p>
          </table:table-cell>
          <table:table-cell office:value-type="float" office:value="-0.00687206" calcext:value-type="float">
            <text:p>-0.00687206</text:p>
          </table:table-cell>
          <table:table-cell office:value-type="float" office:value="-0.006120294" calcext:value-type="float">
            <text:p>-0.006120294</text:p>
          </table:table-cell>
          <table:table-cell office:value-type="float" office:value="-0.005691278" calcext:value-type="float">
            <text:p>-0.005691278</text:p>
          </table:table-cell>
          <table:table-cell office:value-type="float" office:value="-0.1033471" calcext:value-type="float">
            <text:p>-0.1033471</text:p>
          </table:table-cell>
          <table:table-cell office:value-type="float" office:value="-0.0789335" calcext:value-type="float">
            <text:p>-0.0789335</text:p>
          </table:table-cell>
          <table:table-cell office:value-type="float" office:value="-0.2531105" calcext:value-type="float">
            <text:p>-0.2531105</text:p>
          </table:table-cell>
          <table:table-cell office:value-type="float" office:value="-0.1755959" calcext:value-type="float">
            <text:p>-0.1755959</text:p>
          </table:table-cell>
          <table:table-cell office:value-type="float" office:value="-0.04345486" calcext:value-type="float">
            <text:p>-0.04345486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07775764" calcext:value-type="float">
            <text:p>-0.07775764</text:p>
          </table:table-cell>
          <table:table-cell office:value-type="float" office:value="0.02076291" calcext:value-type="float">
            <text:p>0.02076291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31841" calcext:value-type="float">
            <text:p>-2.33184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2" calcext:value-type="float">
            <text:p>11102002</text:p>
          </table:table-cell>
          <table:table-cell office:value-type="float" office:value="516.3006" calcext:value-type="float">
            <text:p>516.3006</text:p>
          </table:table-cell>
          <table:table-cell office:value-type="float" office:value="559.5584" calcext:value-type="float">
            <text:p>559.5584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20.236" calcext:value-type="float">
            <text:p>1020.236</text:p>
          </table:table-cell>
          <table:table-cell office:value-type="float" office:value="-20.25492" calcext:value-type="float">
            <text:p>-20.25492</text:p>
          </table:table-cell>
          <table:table-cell office:value-type="float" office:value="0" calcext:value-type="float">
            <text:p>0</text:p>
          </table:table-cell>
          <table:table-cell office:value-type="float" office:value="0.378842" calcext:value-type="float">
            <text:p>0.378842</text:p>
          </table:table-cell>
          <table:table-cell office:value-type="float" office:value="0.3617179" calcext:value-type="float">
            <text:p>0.3617179</text:p>
          </table:table-cell>
          <table:table-cell office:value-type="float" office:value="0.3663934" calcext:value-type="float">
            <text:p>0.3663934</text:p>
          </table:table-cell>
          <table:table-cell office:value-type="float" office:value="0.3738966" calcext:value-type="float">
            <text:p>0.3738966</text:p>
          </table:table-cell>
          <table:table-cell office:value-type="float" office:value="0.3774765" calcext:value-type="float">
            <text:p>0.3774765</text:p>
          </table:table-cell>
          <table:table-cell office:value-type="float" office:value="0.2343089" calcext:value-type="float">
            <text:p>0.2343089</text:p>
          </table:table-cell>
          <table:table-cell office:value-type="float" office:value="0.2341307" calcext:value-type="float">
            <text:p>0.2341307</text:p>
          </table:table-cell>
          <table:table-cell office:value-type="float" office:value="0.2836338" calcext:value-type="float">
            <text:p>0.2836338</text:p>
          </table:table-cell>
          <table:table-cell office:value-type="float" office:value="0.2895113" calcext:value-type="float">
            <text:p>0.2895113</text:p>
          </table:table-cell>
          <table:table-cell office:value-type="float" office:value="0.3424191" calcext:value-type="float">
            <text:p>0.3424191</text:p>
          </table:table-cell>
          <table:table-cell office:value-type="float" office:value="0.3711176" calcext:value-type="float">
            <text:p>0.3711176</text:p>
          </table:table-cell>
          <table:table-cell office:value-type="float" office:value="0.3905293" calcext:value-type="float">
            <text:p>0.3905293</text:p>
          </table:table-cell>
          <table:table-cell office:value-type="float" office:value="0.460683" calcext:value-type="float">
            <text:p>0.460683</text:p>
          </table:table-cell>
          <table:table-cell office:value-type="float" office:value="0" calcext:value-type="float">
            <text:p>0</text:p>
          </table:table-cell>
          <table:table-cell office:value-type="float" office:value="9.583691E-016" calcext:value-type="float">
            <text:p>9.583691E-16</text:p>
          </table:table-cell>
          <table:table-cell office:value-type="float" office:value="9.248256E-016" calcext:value-type="float">
            <text:p>9.248256E-16</text:p>
          </table:table-cell>
          <table:table-cell office:value-type="float" office:value="9.818612E-016" calcext:value-type="float">
            <text:p>9.818612E-16</text:p>
          </table:table-cell>
          <table:table-cell office:value-type="float" office:value="9.627513E-016" calcext:value-type="float">
            <text:p>9.627513E-16</text:p>
          </table:table-cell>
          <table:table-cell office:value-type="float" office:value="9.260005E-016" calcext:value-type="float">
            <text:p>9.260005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908771" calcext:value-type="float">
            <text:p>-0.00908771</text:p>
          </table:table-cell>
          <table:table-cell office:value-type="float" office:value="-0.0115984" calcext:value-type="float">
            <text:p>-0.0115984</text:p>
          </table:table-cell>
          <table:table-cell office:value-type="float" office:value="-0.01042147" calcext:value-type="float">
            <text:p>-0.01042147</text:p>
          </table:table-cell>
          <table:table-cell office:value-type="float" office:value="-0.00916706" calcext:value-type="float">
            <text:p>-0.00916706</text:p>
          </table:table-cell>
          <table:table-cell office:value-type="float" office:value="-0.008639278" calcext:value-type="float">
            <text:p>-0.008639278</text:p>
          </table:table-cell>
          <table:table-cell office:value-type="float" office:value="-0.09229359" calcext:value-type="float">
            <text:p>-0.09229359</text:p>
          </table:table-cell>
          <table:table-cell office:value-type="float" office:value="-0.08474269" calcext:value-type="float">
            <text:p>-0.08474269</text:p>
          </table:table-cell>
          <table:table-cell office:value-type="float" office:value="-0.2480725" calcext:value-type="float">
            <text:p>-0.2480725</text:p>
          </table:table-cell>
          <table:table-cell office:value-type="float" office:value="-0.1746042" calcext:value-type="float">
            <text:p>-0.1746042</text:p>
          </table:table-cell>
          <table:table-cell office:value-type="float" office:value="-0.04307145" calcext:value-type="float">
            <text:p>-0.04307145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008926228" calcext:value-type="float">
            <text:p>-0.008926228</text:p>
          </table:table-cell>
          <table:table-cell office:value-type="float" office:value="0.02066061" calcext:value-type="float">
            <text:p>0.02066061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60388" calcext:value-type="float">
            <text:p>-2.36038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2" calcext:value-type="float">
            <text:p>12102002</text:p>
          </table:table-cell>
          <table:table-cell office:value-type="float" office:value="516.5004" calcext:value-type="float">
            <text:p>516.5004</text:p>
          </table:table-cell>
          <table:table-cell office:value-type="float" office:value="561.8528" calcext:value-type="float">
            <text:p>561.8528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8.403" calcext:value-type="float">
            <text:p>1018.403</text:p>
          </table:table-cell>
          <table:table-cell office:value-type="float" office:value="-20.51674" calcext:value-type="float">
            <text:p>-20.51674</text:p>
          </table:table-cell>
          <table:table-cell office:value-type="float" office:value="0" calcext:value-type="float">
            <text:p>0</text:p>
          </table:table-cell>
          <table:table-cell office:value-type="float" office:value="0.3444202" calcext:value-type="float">
            <text:p>0.3444202</text:p>
          </table:table-cell>
          <table:table-cell office:value-type="float" office:value="0.3481973" calcext:value-type="float">
            <text:p>0.3481973</text:p>
          </table:table-cell>
          <table:table-cell office:value-type="float" office:value="0.3564591" calcext:value-type="float">
            <text:p>0.3564591</text:p>
          </table:table-cell>
          <table:table-cell office:value-type="float" office:value="0.3631112" calcext:value-type="float">
            <text:p>0.3631112</text:p>
          </table:table-cell>
          <table:table-cell office:value-type="float" office:value="0.3658061" calcext:value-type="float">
            <text:p>0.3658061</text:p>
          </table:table-cell>
          <table:table-cell office:value-type="float" office:value="0.2379667" calcext:value-type="float">
            <text:p>0.2379667</text:p>
          </table:table-cell>
          <table:table-cell office:value-type="float" office:value="0.2324903" calcext:value-type="float">
            <text:p>0.2324903</text:p>
          </table:table-cell>
          <table:table-cell office:value-type="float" office:value="0.2842355" calcext:value-type="float">
            <text:p>0.2842355</text:p>
          </table:table-cell>
          <table:table-cell office:value-type="float" office:value="0.2896914" calcext:value-type="float">
            <text:p>0.2896914</text:p>
          </table:table-cell>
          <table:table-cell office:value-type="float" office:value="0.3427255" calcext:value-type="float">
            <text:p>0.3427255</text:p>
          </table:table-cell>
          <table:table-cell office:value-type="float" office:value="0.3712351" calcext:value-type="float">
            <text:p>0.3712351</text:p>
          </table:table-cell>
          <table:table-cell office:value-type="float" office:value="0.3905472" calcext:value-type="float">
            <text:p>0.3905472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585012E-016" calcext:value-type="float">
            <text:p>9.585012E-16</text:p>
          </table:table-cell>
          <table:table-cell office:value-type="float" office:value="9.248167E-016" calcext:value-type="float">
            <text:p>9.248167E-16</text:p>
          </table:table-cell>
          <table:table-cell office:value-type="float" office:value="9.818542E-016" calcext:value-type="float">
            <text:p>9.818542E-16</text:p>
          </table:table-cell>
          <table:table-cell office:value-type="float" office:value="9.627488E-016" calcext:value-type="float">
            <text:p>9.627488E-16</text:p>
          </table:table-cell>
          <table:table-cell office:value-type="float" office:value="9.259846E-016" calcext:value-type="float">
            <text:p>9.259846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24352" calcext:value-type="float">
            <text:p>-0.01524352</text:p>
          </table:table-cell>
          <table:table-cell office:value-type="float" office:value="-0.01425466" calcext:value-type="float">
            <text:p>-0.01425466</text:p>
          </table:table-cell>
          <table:table-cell office:value-type="float" office:value="-0.01230696" calcext:value-type="float">
            <text:p>-0.01230696</text:p>
          </table:table-cell>
          <table:table-cell office:value-type="float" office:value="-0.01097124" calcext:value-type="float">
            <text:p>-0.01097124</text:p>
          </table:table-cell>
          <table:table-cell office:value-type="float" office:value="-0.01048122" calcext:value-type="float">
            <text:p>-0.01048122</text:p>
          </table:table-cell>
          <table:table-cell office:value-type="float" office:value="-0.08197644" calcext:value-type="float">
            <text:p>-0.08197644</text:p>
          </table:table-cell>
          <table:table-cell office:value-type="float" office:value="-0.08911405" calcext:value-type="float">
            <text:p>-0.08911405</text:p>
          </table:table-cell>
          <table:table-cell office:value-type="float" office:value="-0.2435025" calcext:value-type="float">
            <text:p>-0.2435025</text:p>
          </table:table-cell>
          <table:table-cell office:value-type="float" office:value="-0.1735926" calcext:value-type="float">
            <text:p>-0.1735926</text:p>
          </table:table-cell>
          <table:table-cell office:value-type="float" office:value="-0.0427013" calcext:value-type="float">
            <text:p>-0.0427013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01557044" calcext:value-type="float">
            <text:p>-0.01557044</text:p>
          </table:table-cell>
          <table:table-cell office:value-type="float" office:value="0.02058346" calcext:value-type="float">
            <text:p>0.02058346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75258" calcext:value-type="float">
            <text:p>-2.37525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2" calcext:value-type="float">
            <text:p>13102002</text:p>
          </table:table-cell>
          <table:table-cell office:value-type="float" office:value="516.5004" calcext:value-type="float">
            <text:p>516.5004</text:p>
          </table:table-cell>
          <table:table-cell office:value-type="float" office:value="564.4086" calcext:value-type="float">
            <text:p>564.4086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5.847" calcext:value-type="float">
            <text:p>1015.847</text:p>
          </table:table-cell>
          <table:table-cell office:value-type="float" office:value="-20.51674" calcext:value-type="float">
            <text:p>-20.51674</text:p>
          </table:table-cell>
          <table:table-cell office:value-type="float" office:value="0" calcext:value-type="float">
            <text:p>0</text:p>
          </table:table-cell>
          <table:table-cell office:value-type="float" office:value="0.3163255" calcext:value-type="float">
            <text:p>0.3163255</text:p>
          </table:table-cell>
          <table:table-cell office:value-type="float" office:value="0.3297373" calcext:value-type="float">
            <text:p>0.3297373</text:p>
          </table:table-cell>
          <table:table-cell office:value-type="float" office:value="0.3435859" calcext:value-type="float">
            <text:p>0.3435859</text:p>
          </table:table-cell>
          <table:table-cell office:value-type="float" office:value="0.3507313" calcext:value-type="float">
            <text:p>0.3507313</text:p>
          </table:table-cell>
          <table:table-cell office:value-type="float" office:value="0.3526358" calcext:value-type="float">
            <text:p>0.3526358</text:p>
          </table:table-cell>
          <table:table-cell office:value-type="float" office:value="0.2415003" calcext:value-type="float">
            <text:p>0.2415003</text:p>
          </table:table-cell>
          <table:table-cell office:value-type="float" office:value="0.2315372" calcext:value-type="float">
            <text:p>0.2315372</text:p>
          </table:table-cell>
          <table:table-cell office:value-type="float" office:value="0.2848022" calcext:value-type="float">
            <text:p>0.2848022</text:p>
          </table:table-cell>
          <table:table-cell office:value-type="float" office:value="0.289874" calcext:value-type="float">
            <text:p>0.289874</text:p>
          </table:table-cell>
          <table:table-cell office:value-type="float" office:value="0.3430262" calcext:value-type="float">
            <text:p>0.3430262</text:p>
          </table:table-cell>
          <table:table-cell office:value-type="float" office:value="0.3713491" calcext:value-type="float">
            <text:p>0.3713491</text:p>
          </table:table-cell>
          <table:table-cell office:value-type="float" office:value="0.3905018" calcext:value-type="float">
            <text:p>0.39050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86118E-016" calcext:value-type="float">
            <text:p>9.586118E-16</text:p>
          </table:table-cell>
          <table:table-cell office:value-type="float" office:value="9.248094E-016" calcext:value-type="float">
            <text:p>9.248094E-16</text:p>
          </table:table-cell>
          <table:table-cell office:value-type="float" office:value="9.818519E-016" calcext:value-type="float">
            <text:p>9.818519E-16</text:p>
          </table:table-cell>
          <table:table-cell office:value-type="float" office:value="9.627446E-016" calcext:value-type="float">
            <text:p>9.627446E-16</text:p>
          </table:table-cell>
          <table:table-cell office:value-type="float" office:value="9.259678E-016" calcext:value-type="float">
            <text:p>9.259678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93555" calcext:value-type="float">
            <text:p>-0.02593555</text:p>
          </table:table-cell>
          <table:table-cell office:value-type="float" office:value="-0.01986054" calcext:value-type="float">
            <text:p>-0.01986054</text:p>
          </table:table-cell>
          <table:table-cell office:value-type="float" office:value="-0.01539961" calcext:value-type="float">
            <text:p>-0.01539961</text:p>
          </table:table-cell>
          <table:table-cell office:value-type="float" office:value="-0.01356915" calcext:value-type="float">
            <text:p>-0.01356915</text:p>
          </table:table-cell>
          <table:table-cell office:value-type="float" office:value="-0.0131262" calcext:value-type="float">
            <text:p>-0.0131262</text:p>
          </table:table-cell>
          <table:table-cell office:value-type="float" office:value="-0.07323201" calcext:value-type="float">
            <text:p>-0.07323201</text:p>
          </table:table-cell>
          <table:table-cell office:value-type="float" office:value="-0.09178016" calcext:value-type="float">
            <text:p>-0.09178016</text:p>
          </table:table-cell>
          <table:table-cell office:value-type="float" office:value="-0.2392854" calcext:value-type="float">
            <text:p>-0.2392854</text:p>
          </table:table-cell>
          <table:table-cell office:value-type="float" office:value="-0.1725732" calcext:value-type="float">
            <text:p>-0.1725732</text:p>
          </table:table-cell>
          <table:table-cell office:value-type="float" office:value="-0.04234138" calcext:value-type="float">
            <text:p>-0.04234138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02822396" calcext:value-type="float">
            <text:p>-0.02822396</text:p>
          </table:table-cell>
          <table:table-cell office:value-type="float" office:value="0.02050693" calcext:value-type="float">
            <text:p>0.02050693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79687" calcext:value-type="float">
            <text:p>-2.37968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2" calcext:value-type="float">
            <text:p>14102002</text:p>
          </table:table-cell>
          <table:table-cell office:value-type="float" office:value="516.5004" calcext:value-type="float">
            <text:p>516.5004</text:p>
          </table:table-cell>
          <table:table-cell office:value-type="float" office:value="567.1071" calcext:value-type="float">
            <text:p>567.1071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3.149" calcext:value-type="float">
            <text:p>1013.149</text:p>
          </table:table-cell>
          <table:table-cell office:value-type="float" office:value="-20.51674" calcext:value-type="float">
            <text:p>-20.51674</text:p>
          </table:table-cell>
          <table:table-cell office:value-type="float" office:value="0" calcext:value-type="float">
            <text:p>0</text:p>
          </table:table-cell>
          <table:table-cell office:value-type="float" office:value="0.2690454" calcext:value-type="float">
            <text:p>0.2690454</text:p>
          </table:table-cell>
          <table:table-cell office:value-type="float" office:value="0.3206174" calcext:value-type="float">
            <text:p>0.3206174</text:p>
          </table:table-cell>
          <table:table-cell office:value-type="float" office:value="0.3330437" calcext:value-type="float">
            <text:p>0.3330437</text:p>
          </table:table-cell>
          <table:table-cell office:value-type="float" office:value="0.3390248" calcext:value-type="float">
            <text:p>0.3390248</text:p>
          </table:table-cell>
          <table:table-cell office:value-type="float" office:value="0.3396617" calcext:value-type="float">
            <text:p>0.3396617</text:p>
          </table:table-cell>
          <table:table-cell office:value-type="float" office:value="0.2447609" calcext:value-type="float">
            <text:p>0.2447609</text:p>
          </table:table-cell>
          <table:table-cell office:value-type="float" office:value="0.2312012" calcext:value-type="float">
            <text:p>0.2312012</text:p>
          </table:table-cell>
          <table:table-cell office:value-type="float" office:value="0.2853464" calcext:value-type="float">
            <text:p>0.2853464</text:p>
          </table:table-cell>
          <table:table-cell office:value-type="float" office:value="0.2900587" calcext:value-type="float">
            <text:p>0.2900587</text:p>
          </table:table-cell>
          <table:table-cell office:value-type="float" office:value="0.3433211" calcext:value-type="float">
            <text:p>0.3433211</text:p>
          </table:table-cell>
          <table:table-cell office:value-type="float" office:value="0.3714581" calcext:value-type="float">
            <text:p>0.3714581</text:p>
          </table:table-cell>
          <table:table-cell office:value-type="float" office:value="0.3904454" calcext:value-type="float">
            <text:p>0.390445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87282E-016" calcext:value-type="float">
            <text:p>9.587282E-16</text:p>
          </table:table-cell>
          <table:table-cell office:value-type="float" office:value="9.248018E-016" calcext:value-type="float">
            <text:p>9.248018E-16</text:p>
          </table:table-cell>
          <table:table-cell office:value-type="float" office:value="9.818484E-016" calcext:value-type="float">
            <text:p>9.818484E-16</text:p>
          </table:table-cell>
          <table:table-cell office:value-type="float" office:value="9.627408E-016" calcext:value-type="float">
            <text:p>9.627408E-16</text:p>
          </table:table-cell>
          <table:table-cell office:value-type="float" office:value="9.259532E-016" calcext:value-type="float">
            <text:p>9.259532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506876" calcext:value-type="float">
            <text:p>-0.08506876</text:p>
          </table:table-cell>
          <table:table-cell office:value-type="float" office:value="-0.02354014" calcext:value-type="float">
            <text:p>-0.02354014</text:p>
          </table:table-cell>
          <table:table-cell office:value-type="float" office:value="-0.0186465" calcext:value-type="float">
            <text:p>-0.0186465</text:p>
          </table:table-cell>
          <table:table-cell office:value-type="float" office:value="-0.01671964" calcext:value-type="float">
            <text:p>-0.01671964</text:p>
          </table:table-cell>
          <table:table-cell office:value-type="float" office:value="-0.01652651" calcext:value-type="float">
            <text:p>-0.01652651</text:p>
          </table:table-cell>
          <table:table-cell office:value-type="float" office:value="-0.06608936" calcext:value-type="float">
            <text:p>-0.06608936</text:p>
          </table:table-cell>
          <table:table-cell office:value-type="float" office:value="-0.09275424" calcext:value-type="float">
            <text:p>-0.09275424</text:p>
          </table:table-cell>
          <table:table-cell office:value-type="float" office:value="-0.235312" calcext:value-type="float">
            <text:p>-0.235312</text:p>
          </table:table-cell>
          <table:table-cell office:value-type="float" office:value="-0.1715487" calcext:value-type="float">
            <text:p>-0.1715487</text:p>
          </table:table-cell>
          <table:table-cell office:value-type="float" office:value="-0.04199165" calcext:value-type="float">
            <text:p>-0.04199165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1254691" calcext:value-type="float">
            <text:p>-0.1254691</text:p>
          </table:table-cell>
          <table:table-cell office:value-type="float" office:value="0.02042606" calcext:value-type="float">
            <text:p>0.02042606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3946" calcext:value-type="float">
            <text:p>-2.3839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2" calcext:value-type="float">
            <text:p>15102002</text:p>
          </table:table-cell>
          <table:table-cell office:value-type="float" office:value="516.5004" calcext:value-type="float">
            <text:p>516.5004</text:p>
          </table:table-cell>
          <table:table-cell office:value-type="float" office:value="569.1792" calcext:value-type="float">
            <text:p>569.1792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1.077" calcext:value-type="float">
            <text:p>1011.077</text:p>
          </table:table-cell>
          <table:table-cell office:value-type="float" office:value="-20.51674" calcext:value-type="float">
            <text:p>-20.51674</text:p>
          </table:table-cell>
          <table:table-cell office:value-type="float" office:value="0" calcext:value-type="float">
            <text:p>0</text:p>
          </table:table-cell>
          <table:table-cell office:value-type="float" office:value="0.232519" calcext:value-type="float">
            <text:p>0.232519</text:p>
          </table:table-cell>
          <table:table-cell office:value-type="float" office:value="0.3121962" calcext:value-type="float">
            <text:p>0.3121962</text:p>
          </table:table-cell>
          <table:table-cell office:value-type="float" office:value="0.3229464" calcext:value-type="float">
            <text:p>0.3229464</text:p>
          </table:table-cell>
          <table:table-cell office:value-type="float" office:value="0.3284115" calcext:value-type="float">
            <text:p>0.3284115</text:p>
          </table:table-cell>
          <table:table-cell office:value-type="float" office:value="0.328503" calcext:value-type="float">
            <text:p>0.328503</text:p>
          </table:table-cell>
          <table:table-cell office:value-type="float" office:value="0.2478076" calcext:value-type="float">
            <text:p>0.2478076</text:p>
          </table:table-cell>
          <table:table-cell office:value-type="float" office:value="0.2314284" calcext:value-type="float">
            <text:p>0.2314284</text:p>
          </table:table-cell>
          <table:table-cell office:value-type="float" office:value="0.2858743" calcext:value-type="float">
            <text:p>0.2858743</text:p>
          </table:table-cell>
          <table:table-cell office:value-type="float" office:value="0.2902452" calcext:value-type="float">
            <text:p>0.2902452</text:p>
          </table:table-cell>
          <table:table-cell office:value-type="float" office:value="0.3436102" calcext:value-type="float">
            <text:p>0.3436102</text:p>
          </table:table-cell>
          <table:table-cell office:value-type="float" office:value="0.3715619" calcext:value-type="float">
            <text:p>0.3715619</text:p>
          </table:table-cell>
          <table:table-cell office:value-type="float" office:value="0.3903793" calcext:value-type="float">
            <text:p>0.390379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88424E-016" calcext:value-type="float">
            <text:p>9.588424E-16</text:p>
          </table:table-cell>
          <table:table-cell office:value-type="float" office:value="9.247948E-016" calcext:value-type="float">
            <text:p>9.247948E-16</text:p>
          </table:table-cell>
          <table:table-cell office:value-type="float" office:value="9.818455E-016" calcext:value-type="float">
            <text:p>9.818455E-16</text:p>
          </table:table-cell>
          <table:table-cell office:value-type="float" office:value="9.627349E-016" calcext:value-type="float">
            <text:p>9.627349E-16</text:p>
          </table:table-cell>
          <table:table-cell office:value-type="float" office:value="9.2594E-016" calcext:value-type="float">
            <text:p>9.2594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585812" calcext:value-type="float">
            <text:p>-0.2585812</text:p>
          </table:table-cell>
          <table:table-cell office:value-type="float" office:value="-0.02779134" calcext:value-type="float">
            <text:p>-0.02779134</text:p>
          </table:table-cell>
          <table:table-cell office:value-type="float" office:value="-0.02254733" calcext:value-type="float">
            <text:p>-0.02254733</text:p>
          </table:table-cell>
          <table:table-cell office:value-type="float" office:value="-0.02033366" calcext:value-type="float">
            <text:p>-0.02033366</text:p>
          </table:table-cell>
          <table:table-cell office:value-type="float" office:value="-0.0202953" calcext:value-type="float">
            <text:p>-0.0202953</text:p>
          </table:table-cell>
          <table:table-cell office:value-type="float" office:value="-0.06009377" calcext:value-type="float">
            <text:p>-0.06009377</text:p>
          </table:table-cell>
          <table:table-cell office:value-type="float" office:value="-0.09211746" calcext:value-type="float">
            <text:p>-0.09211746</text:p>
          </table:table-cell>
          <table:table-cell office:value-type="float" office:value="-0.2315281" calcext:value-type="float">
            <text:p>-0.2315281</text:p>
          </table:table-cell>
          <table:table-cell office:value-type="float" office:value="-0.1705216" calcext:value-type="float">
            <text:p>-0.1705216</text:p>
          </table:table-cell>
          <table:table-cell office:value-type="float" office:value="-0.04165195" calcext:value-type="float">
            <text:p>-0.04165195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4110906" calcext:value-type="float">
            <text:p>-0.4110906</text:p>
          </table:table-cell>
          <table:table-cell office:value-type="float" office:value="0.02036981" calcext:value-type="float">
            <text:p>0.02036981</text:p>
          </table:table-cell>
          <table:table-cell office:value-type="float" office:value="-9999.021" calcext:value-type="float">
            <text:p>-9999.021</text:p>
          </table:table-cell>
          <table:table-cell office:value-type="float" office:value="-2.388039" calcext:value-type="float">
            <text:p>-2.38803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2" calcext:value-type="float">
            <text:p>16102002</text:p>
          </table:table-cell>
          <table:table-cell office:value-type="float" office:value="521.4004" calcext:value-type="float">
            <text:p>521.4004</text:p>
          </table:table-cell>
          <table:table-cell office:value-type="float" office:value="569.5164" calcext:value-type="float">
            <text:p>569.5164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5.62" calcext:value-type="float">
            <text:p>1015.62</text:p>
          </table:table-cell>
          <table:table-cell office:value-type="float" office:value="-20.49625" calcext:value-type="float">
            <text:p>-20.49625</text:p>
          </table:table-cell>
          <table:table-cell office:value-type="float" office:value="0" calcext:value-type="float">
            <text:p>0</text:p>
          </table:table-cell>
          <table:table-cell office:value-type="float" office:value="0.346358" calcext:value-type="float">
            <text:p>0.346358</text:p>
          </table:table-cell>
          <table:table-cell office:value-type="float" office:value="0.3450221" calcext:value-type="float">
            <text:p>0.3450221</text:p>
          </table:table-cell>
          <table:table-cell office:value-type="float" office:value="0.3346843" calcext:value-type="float">
            <text:p>0.3346843</text:p>
          </table:table-cell>
          <table:table-cell office:value-type="float" office:value="0.3252412" calcext:value-type="float">
            <text:p>0.3252412</text:p>
          </table:table-cell>
          <table:table-cell office:value-type="float" office:value="0.3210108" calcext:value-type="float">
            <text:p>0.3210108</text:p>
          </table:table-cell>
          <table:table-cell office:value-type="float" office:value="0.2505983" calcext:value-type="float">
            <text:p>0.2505983</text:p>
          </table:table-cell>
          <table:table-cell office:value-type="float" office:value="0.2318469" calcext:value-type="float">
            <text:p>0.2318469</text:p>
          </table:table-cell>
          <table:table-cell office:value-type="float" office:value="0.286476" calcext:value-type="float">
            <text:p>0.286476</text:p>
          </table:table-cell>
          <table:table-cell office:value-type="float" office:value="0.2904284" calcext:value-type="float">
            <text:p>0.2904284</text:p>
          </table:table-cell>
          <table:table-cell office:value-type="float" office:value="0.3438943" calcext:value-type="float">
            <text:p>0.3438943</text:p>
          </table:table-cell>
          <table:table-cell office:value-type="float" office:value="0.3716602" calcext:value-type="float">
            <text:p>0.3716602</text:p>
          </table:table-cell>
          <table:table-cell office:value-type="float" office:value="0.3903053" calcext:value-type="float">
            <text:p>0.390305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89325E-016" calcext:value-type="float">
            <text:p>9.589325E-16</text:p>
          </table:table-cell>
          <table:table-cell office:value-type="float" office:value="9.247871E-016" calcext:value-type="float">
            <text:p>9.247871E-16</text:p>
          </table:table-cell>
          <table:table-cell office:value-type="float" office:value="9.818453E-016" calcext:value-type="float">
            <text:p>9.818453E-16</text:p>
          </table:table-cell>
          <table:table-cell office:value-type="float" office:value="9.627319E-016" calcext:value-type="float">
            <text:p>9.627319E-16</text:p>
          </table:table-cell>
          <table:table-cell office:value-type="float" office:value="9.259237E-016" calcext:value-type="float">
            <text:p>9.25923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460374" calcext:value-type="float">
            <text:p>-0.01460374</text:p>
          </table:table-cell>
          <table:table-cell office:value-type="float" office:value="-0.01497452" calcext:value-type="float">
            <text:p>-0.01497452</text:p>
          </table:table-cell>
          <table:table-cell office:value-type="float" office:value="-0.01816683" calcext:value-type="float">
            <text:p>-0.01816683</text:p>
          </table:table-cell>
          <table:table-cell office:value-type="float" office:value="-0.02165759" calcext:value-type="float">
            <text:p>-0.02165759</text:p>
          </table:table-cell>
          <table:table-cell office:value-type="float" office:value="-0.02344183" calcext:value-type="float">
            <text:p>-0.02344183</text:p>
          </table:table-cell>
          <table:table-cell office:value-type="float" office:value="-0.05515675" calcext:value-type="float">
            <text:p>-0.05515675</text:p>
          </table:table-cell>
          <table:table-cell office:value-type="float" office:value="-0.09094349" calcext:value-type="float">
            <text:p>-0.09094349</text:p>
          </table:table-cell>
          <table:table-cell office:value-type="float" office:value="-0.2273064" calcext:value-type="float">
            <text:p>-0.2273064</text:p>
          </table:table-cell>
          <table:table-cell office:value-type="float" office:value="-0.1695187" calcext:value-type="float">
            <text:p>-0.1695187</text:p>
          </table:table-cell>
          <table:table-cell office:value-type="float" office:value="-0.04132107" calcext:value-type="float">
            <text:p>-0.04132107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01460526" calcext:value-type="float">
            <text:p>-0.01460526</text:p>
          </table:table-cell>
          <table:table-cell office:value-type="float" office:value="0.0203407" calcext:value-type="float">
            <text:p>0.0203407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1984" calcext:value-type="float">
            <text:p>-2.39198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2" calcext:value-type="float">
            <text:p>17102002</text:p>
          </table:table-cell>
          <table:table-cell office:value-type="float" office:value="521.4004" calcext:value-type="float">
            <text:p>521.4004</text:p>
          </table:table-cell>
          <table:table-cell office:value-type="float" office:value="571.326" calcext:value-type="float">
            <text:p>571.326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3.811" calcext:value-type="float">
            <text:p>1013.811</text:p>
          </table:table-cell>
          <table:table-cell office:value-type="float" office:value="-20.49625" calcext:value-type="float">
            <text:p>-20.49625</text:p>
          </table:table-cell>
          <table:table-cell office:value-type="float" office:value="0" calcext:value-type="float">
            <text:p>0</text:p>
          </table:table-cell>
          <table:table-cell office:value-type="float" office:value="0.3063686" calcext:value-type="float">
            <text:p>0.3063686</text:p>
          </table:table-cell>
          <table:table-cell office:value-type="float" office:value="0.3164833" calcext:value-type="float">
            <text:p>0.3164833</text:p>
          </table:table-cell>
          <table:table-cell office:value-type="float" office:value="0.3255118" calcext:value-type="float">
            <text:p>0.3255118</text:p>
          </table:table-cell>
          <table:table-cell office:value-type="float" office:value="0.3265905" calcext:value-type="float">
            <text:p>0.3265905</text:p>
          </table:table-cell>
          <table:table-cell office:value-type="float" office:value="0.3246103" calcext:value-type="float">
            <text:p>0.3246103</text:p>
          </table:table-cell>
          <table:table-cell office:value-type="float" office:value="0.2529995" calcext:value-type="float">
            <text:p>0.2529995</text:p>
          </table:table-cell>
          <table:table-cell office:value-type="float" office:value="0.2324527" calcext:value-type="float">
            <text:p>0.2324527</text:p>
          </table:table-cell>
          <table:table-cell office:value-type="float" office:value="0.2870949" calcext:value-type="float">
            <text:p>0.2870949</text:p>
          </table:table-cell>
          <table:table-cell office:value-type="float" office:value="0.2906119" calcext:value-type="float">
            <text:p>0.2906119</text:p>
          </table:table-cell>
          <table:table-cell office:value-type="float" office:value="0.3441727" calcext:value-type="float">
            <text:p>0.3441727</text:p>
          </table:table-cell>
          <table:table-cell office:value-type="float" office:value="0.371753" calcext:value-type="float">
            <text:p>0.371753</text:p>
          </table:table-cell>
          <table:table-cell office:value-type="float" office:value="0.3902247" calcext:value-type="float">
            <text:p>0.3902247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90297E-016" calcext:value-type="float">
            <text:p>9.590297E-16</text:p>
          </table:table-cell>
          <table:table-cell office:value-type="float" office:value="9.247816E-016" calcext:value-type="float">
            <text:p>9.247816E-16</text:p>
          </table:table-cell>
          <table:table-cell office:value-type="float" office:value="9.818406E-016" calcext:value-type="float">
            <text:p>9.818406E-16</text:p>
          </table:table-cell>
          <table:table-cell office:value-type="float" office:value="9.627319E-016" calcext:value-type="float">
            <text:p>9.627319E-16</text:p>
          </table:table-cell>
          <table:table-cell office:value-type="float" office:value="9.259064E-016" calcext:value-type="float">
            <text:p>9.259064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138411" calcext:value-type="float">
            <text:p>-0.03138411</text:p>
          </table:table-cell>
          <table:table-cell office:value-type="float" office:value="-0.02552556" calcext:value-type="float">
            <text:p>-0.02552556</text:p>
          </table:table-cell>
          <table:table-cell office:value-type="float" office:value="-0.02144793" calcext:value-type="float">
            <text:p>-0.02144793</text:p>
          </table:table-cell>
          <table:table-cell office:value-type="float" office:value="-0.02104768" calcext:value-type="float">
            <text:p>-0.02104768</text:p>
          </table:table-cell>
          <table:table-cell office:value-type="float" office:value="-0.02186676" calcext:value-type="float">
            <text:p>-0.02186676</text:p>
          </table:table-cell>
          <table:table-cell office:value-type="float" office:value="-0.05126657" calcext:value-type="float">
            <text:p>-0.05126657</text:p>
          </table:table-cell>
          <table:table-cell office:value-type="float" office:value="-0.08927368" calcext:value-type="float">
            <text:p>-0.08927368</text:p>
          </table:table-cell>
          <table:table-cell office:value-type="float" office:value="-0.2230452" calcext:value-type="float">
            <text:p>-0.2230452</text:p>
          </table:table-cell>
          <table:table-cell office:value-type="float" office:value="-0.1685209" calcext:value-type="float">
            <text:p>-0.1685209</text:p>
          </table:table-cell>
          <table:table-cell office:value-type="float" office:value="-0.04099961" calcext:value-type="float">
            <text:p>-0.04099961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0335482" calcext:value-type="float">
            <text:p>-0.0335482</text:p>
          </table:table-cell>
          <table:table-cell office:value-type="float" office:value="0.02024161" calcext:value-type="float">
            <text:p>0.02024161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5798" calcext:value-type="float">
            <text:p>-2.39579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2" calcext:value-type="float">
            <text:p>18102002</text:p>
          </table:table-cell>
          <table:table-cell office:value-type="float" office:value="521.4004" calcext:value-type="float">
            <text:p>521.4004</text:p>
          </table:table-cell>
          <table:table-cell office:value-type="float" office:value="573.812" calcext:value-type="float">
            <text:p>573.812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1.325" calcext:value-type="float">
            <text:p>1011.325</text:p>
          </table:table-cell>
          <table:table-cell office:value-type="float" office:value="-20.49625" calcext:value-type="float">
            <text:p>-20.49625</text:p>
          </table:table-cell>
          <table:table-cell office:value-type="float" office:value="0" calcext:value-type="float">
            <text:p>0</text:p>
          </table:table-cell>
          <table:table-cell office:value-type="float" office:value="0.2402698" calcext:value-type="float">
            <text:p>0.2402698</text:p>
          </table:table-cell>
          <table:table-cell office:value-type="float" office:value="0.3083055" calcext:value-type="float">
            <text:p>0.3083055</text:p>
          </table:table-cell>
          <table:table-cell office:value-type="float" office:value="0.3169769" calcext:value-type="float">
            <text:p>0.3169769</text:p>
          </table:table-cell>
          <table:table-cell office:value-type="float" office:value="0.3197925" calcext:value-type="float">
            <text:p>0.3197925</text:p>
          </table:table-cell>
          <table:table-cell office:value-type="float" office:value="0.3180852" calcext:value-type="float">
            <text:p>0.3180852</text:p>
          </table:table-cell>
          <table:table-cell office:value-type="float" office:value="0.2556917" calcext:value-type="float">
            <text:p>0.2556917</text:p>
          </table:table-cell>
          <table:table-cell office:value-type="float" office:value="0.2334436" calcext:value-type="float">
            <text:p>0.2334436</text:p>
          </table:table-cell>
          <table:table-cell office:value-type="float" office:value="0.2877023" calcext:value-type="float">
            <text:p>0.2877023</text:p>
          </table:table-cell>
          <table:table-cell office:value-type="float" office:value="0.2907982" calcext:value-type="float">
            <text:p>0.2907982</text:p>
          </table:table-cell>
          <table:table-cell office:value-type="float" office:value="0.344446" calcext:value-type="float">
            <text:p>0.344446</text:p>
          </table:table-cell>
          <table:table-cell office:value-type="float" office:value="0.3718406" calcext:value-type="float">
            <text:p>0.3718406</text:p>
          </table:table-cell>
          <table:table-cell office:value-type="float" office:value="0.390139" calcext:value-type="float">
            <text:p>0.39013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91499E-016" calcext:value-type="float">
            <text:p>9.591499E-16</text:p>
          </table:table-cell>
          <table:table-cell office:value-type="float" office:value="9.247723E-016" calcext:value-type="float">
            <text:p>9.247723E-16</text:p>
          </table:table-cell>
          <table:table-cell office:value-type="float" office:value="9.818376E-016" calcext:value-type="float">
            <text:p>9.818376E-16</text:p>
          </table:table-cell>
          <table:table-cell office:value-type="float" office:value="9.627289E-016" calcext:value-type="float">
            <text:p>9.627289E-16</text:p>
          </table:table-cell>
          <table:table-cell office:value-type="float" office:value="9.258897E-016" calcext:value-type="float">
            <text:p>9.25889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13375" calcext:value-type="float">
            <text:p>-0.2013375</text:p>
          </table:table-cell>
          <table:table-cell office:value-type="float" office:value="-0.02996744" calcext:value-type="float">
            <text:p>-0.02996744</text:p>
          </table:table-cell>
          <table:table-cell office:value-type="float" office:value="-0.02527337" calcext:value-type="float">
            <text:p>-0.02527337</text:p>
          </table:table-cell>
          <table:table-cell office:value-type="float" office:value="-0.02394461" calcext:value-type="float">
            <text:p>-0.02394461</text:p>
          </table:table-cell>
          <table:table-cell office:value-type="float" office:value="-0.02474378" calcext:value-type="float">
            <text:p>-0.02474378</text:p>
          </table:table-cell>
          <table:table-cell office:value-type="float" office:value="-0.04727412" calcext:value-type="float">
            <text:p>-0.04727412</text:p>
          </table:table-cell>
          <table:table-cell office:value-type="float" office:value="-0.0866193" calcext:value-type="float">
            <text:p>-0.0866193</text:p>
          </table:table-cell>
          <table:table-cell office:value-type="float" office:value="-0.2189491" calcext:value-type="float">
            <text:p>-0.2189491</text:p>
          </table:table-cell>
          <table:table-cell office:value-type="float" office:value="-0.1675146" calcext:value-type="float">
            <text:p>-0.1675146</text:p>
          </table:table-cell>
          <table:table-cell office:value-type="float" office:value="-0.04068669" calcext:value-type="float">
            <text:p>-0.04068669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3172434" calcext:value-type="float">
            <text:p>-0.3172434</text:p>
          </table:table-cell>
          <table:table-cell office:value-type="float" office:value="0.02013285" calcext:value-type="float">
            <text:p>0.02013285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9486" calcext:value-type="float">
            <text:p>-2.39948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2" calcext:value-type="float">
            <text:p>19102002</text:p>
          </table:table-cell>
          <table:table-cell office:value-type="float" office:value="521.4004" calcext:value-type="float">
            <text:p>521.4004</text:p>
          </table:table-cell>
          <table:table-cell office:value-type="float" office:value="575.4758" calcext:value-type="float">
            <text:p>575.4758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0.42" calcext:value-type="float">
            <text:p>1010.42</text:p>
          </table:table-cell>
          <table:table-cell office:value-type="float" office:value="-21.25385" calcext:value-type="float">
            <text:p>-21.25385</text:p>
          </table:table-cell>
          <table:table-cell office:value-type="float" office:value="0" calcext:value-type="float">
            <text:p>0</text:p>
          </table:table-cell>
          <table:table-cell office:value-type="float" office:value="0.1844846" calcext:value-type="float">
            <text:p>0.1844846</text:p>
          </table:table-cell>
          <table:table-cell office:value-type="float" office:value="0.3038269" calcext:value-type="float">
            <text:p>0.3038269</text:p>
          </table:table-cell>
          <table:table-cell office:value-type="float" office:value="0.3106822" calcext:value-type="float">
            <text:p>0.3106822</text:p>
          </table:table-cell>
          <table:table-cell office:value-type="float" office:value="0.313585" calcext:value-type="float">
            <text:p>0.313585</text:p>
          </table:table-cell>
          <table:table-cell office:value-type="float" office:value="0.3121202" calcext:value-type="float">
            <text:p>0.3121202</text:p>
          </table:table-cell>
          <table:table-cell office:value-type="float" office:value="0.2569975" calcext:value-type="float">
            <text:p>0.2569975</text:p>
          </table:table-cell>
          <table:table-cell office:value-type="float" office:value="0.234946" calcext:value-type="float">
            <text:p>0.234946</text:p>
          </table:table-cell>
          <table:table-cell office:value-type="float" office:value="0.2883179" calcext:value-type="float">
            <text:p>0.2883179</text:p>
          </table:table-cell>
          <table:table-cell office:value-type="float" office:value="0.2909872" calcext:value-type="float">
            <text:p>0.2909872</text:p>
          </table:table-cell>
          <table:table-cell office:value-type="float" office:value="0.3447145" calcext:value-type="float">
            <text:p>0.3447145</text:p>
          </table:table-cell>
          <table:table-cell office:value-type="float" office:value="0.3719357" calcext:value-type="float">
            <text:p>0.3719357</text:p>
          </table:table-cell>
          <table:table-cell office:value-type="float" office:value="0.3905385" calcext:value-type="float">
            <text:p>0.3905385</text:p>
          </table:table-cell>
          <table:table-cell office:value-type="float" office:value="0.4541411" calcext:value-type="float">
            <text:p>0.4541411</text:p>
          </table:table-cell>
          <table:table-cell office:value-type="float" office:value="0" calcext:value-type="float">
            <text:p>0</text:p>
          </table:table-cell>
          <table:table-cell office:value-type="float" office:value="9.59266E-016" calcext:value-type="float">
            <text:p>9.59266E-16</text:p>
          </table:table-cell>
          <table:table-cell office:value-type="float" office:value="9.247652E-016" calcext:value-type="float">
            <text:p>9.247652E-16</text:p>
          </table:table-cell>
          <table:table-cell office:value-type="float" office:value="9.818337E-016" calcext:value-type="float">
            <text:p>9.818337E-16</text:p>
          </table:table-cell>
          <table:table-cell office:value-type="float" office:value="9.627255E-016" calcext:value-type="float">
            <text:p>9.627255E-16</text:p>
          </table:table-cell>
          <table:table-cell office:value-type="float" office:value="9.258734E-016" calcext:value-type="float">
            <text:p>9.258734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29247" calcext:value-type="float">
            <text:p>-1.529247</text:p>
          </table:table-cell>
          <table:table-cell office:value-type="float" office:value="-0.0328298" calcext:value-type="float">
            <text:p>-0.0328298</text:p>
          </table:table-cell>
          <table:table-cell office:value-type="float" office:value="-0.02860123" calcext:value-type="float">
            <text:p>-0.02860123</text:p>
          </table:table-cell>
          <table:table-cell office:value-type="float" office:value="-0.02701058" calcext:value-type="float">
            <text:p>-0.02701058</text:p>
          </table:table-cell>
          <table:table-cell office:value-type="float" office:value="-0.02779552" calcext:value-type="float">
            <text:p>-0.02779552</text:p>
          </table:table-cell>
          <table:table-cell office:value-type="float" office:value="-0.04544773" calcext:value-type="float">
            <text:p>-0.04544773</text:p>
          </table:table-cell>
          <table:table-cell office:value-type="float" office:value="-0.08276174" calcext:value-type="float">
            <text:p>-0.08276174</text:p>
          </table:table-cell>
          <table:table-cell office:value-type="float" office:value="-0.2148851" calcext:value-type="float">
            <text:p>-0.2148851</text:p>
          </table:table-cell>
          <table:table-cell office:value-type="float" office:value="-0.1665005" calcext:value-type="float">
            <text:p>-0.1665005</text:p>
          </table:table-cell>
          <table:table-cell office:value-type="float" office:value="-0.04038188" calcext:value-type="float">
            <text:p>-0.04038188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2.462866" calcext:value-type="float">
            <text:p>-2.462866</text:p>
          </table:table-cell>
          <table:table-cell office:value-type="float" office:value="0.02009377" calcext:value-type="float">
            <text:p>0.02009377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18731" calcext:value-type="float">
            <text:p>-2.31873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2" calcext:value-type="float">
            <text:p>20102002</text:p>
          </table:table-cell>
          <table:table-cell office:value-type="float" office:value="521.4004" calcext:value-type="float">
            <text:p>521.4004</text:p>
          </table:table-cell>
          <table:table-cell office:value-type="float" office:value="576.1639" calcext:value-type="float">
            <text:p>576.1639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0.563" calcext:value-type="float">
            <text:p>1010.563</text:p>
          </table:table-cell>
          <table:table-cell office:value-type="float" office:value="-22.08524" calcext:value-type="float">
            <text:p>-22.08524</text:p>
          </table:table-cell>
          <table:table-cell office:value-type="float" office:value="0" calcext:value-type="float">
            <text:p>0</text:p>
          </table:table-cell>
          <table:table-cell office:value-type="float" office:value="0.1597564" calcext:value-type="float">
            <text:p>0.1597564</text:p>
          </table:table-cell>
          <table:table-cell office:value-type="float" office:value="0.3029439" calcext:value-type="float">
            <text:p>0.3029439</text:p>
          </table:table-cell>
          <table:table-cell office:value-type="float" office:value="0.3073124" calcext:value-type="float">
            <text:p>0.3073124</text:p>
          </table:table-cell>
          <table:table-cell office:value-type="float" office:value="0.3091494" calcext:value-type="float">
            <text:p>0.3091494</text:p>
          </table:table-cell>
          <table:table-cell office:value-type="float" office:value="0.3074962" calcext:value-type="float">
            <text:p>0.3074962</text:p>
          </table:table-cell>
          <table:table-cell office:value-type="float" office:value="0.2575988" calcext:value-type="float">
            <text:p>0.2575988</text:p>
          </table:table-cell>
          <table:table-cell office:value-type="float" office:value="0.2363363" calcext:value-type="float">
            <text:p>0.2363363</text:p>
          </table:table-cell>
          <table:table-cell office:value-type="float" office:value="0.2889295" calcext:value-type="float">
            <text:p>0.2889295</text:p>
          </table:table-cell>
          <table:table-cell office:value-type="float" office:value="0.2911786" calcext:value-type="float">
            <text:p>0.2911786</text:p>
          </table:table-cell>
          <table:table-cell office:value-type="float" office:value="0.3449782" calcext:value-type="float">
            <text:p>0.3449782</text:p>
          </table:table-cell>
          <table:table-cell office:value-type="float" office:value="0.3720501" calcext:value-type="float">
            <text:p>0.3720501</text:p>
          </table:table-cell>
          <table:table-cell office:value-type="float" office:value="0.3908023" calcext:value-type="float">
            <text:p>0.3908023</text:p>
          </table:table-cell>
          <table:table-cell office:value-type="float" office:value="0.4586488" calcext:value-type="float">
            <text:p>0.4586488</text:p>
          </table:table-cell>
          <table:table-cell office:value-type="float" office:value="0" calcext:value-type="float">
            <text:p>0</text:p>
          </table:table-cell>
          <table:table-cell office:value-type="float" office:value="9.593802E-016" calcext:value-type="float">
            <text:p>9.593802E-16</text:p>
          </table:table-cell>
          <table:table-cell office:value-type="float" office:value="9.247573E-016" calcext:value-type="float">
            <text:p>9.247573E-16</text:p>
          </table:table-cell>
          <table:table-cell office:value-type="float" office:value="9.818306E-016" calcext:value-type="float">
            <text:p>9.818306E-16</text:p>
          </table:table-cell>
          <table:table-cell office:value-type="float" office:value="9.627223E-016" calcext:value-type="float">
            <text:p>9.627223E-16</text:p>
          </table:table-cell>
          <table:table-cell office:value-type="float" office:value="9.258567E-016" calcext:value-type="float">
            <text:p>9.25856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36779" calcext:value-type="float">
            <text:p>-4.636779</text:p>
          </table:table-cell>
          <table:table-cell office:value-type="float" office:value="-0.03351696" calcext:value-type="float">
            <text:p>-0.03351696</text:p>
          </table:table-cell>
          <table:table-cell office:value-type="float" office:value="-0.03058532" calcext:value-type="float">
            <text:p>-0.03058532</text:p>
          </table:table-cell>
          <table:table-cell office:value-type="float" office:value="-0.0294841" calcext:value-type="float">
            <text:p>-0.0294841</text:p>
          </table:table-cell>
          <table:table-cell office:value-type="float" office:value="-0.03047131" calcext:value-type="float">
            <text:p>-0.03047131</text:p>
          </table:table-cell>
          <table:table-cell office:value-type="float" office:value="-0.04463553" calcext:value-type="float">
            <text:p>-0.04463553</text:p>
          </table:table-cell>
          <table:table-cell office:value-type="float" office:value="-0.07935001" calcext:value-type="float">
            <text:p>-0.07935001</text:p>
          </table:table-cell>
          <table:table-cell office:value-type="float" office:value="-0.2109291" calcext:value-type="float">
            <text:p>-0.2109291</text:p>
          </table:table-cell>
          <table:table-cell office:value-type="float" office:value="-0.1654805" calcext:value-type="float">
            <text:p>-0.1654805</text:p>
          </table:table-cell>
          <table:table-cell office:value-type="float" office:value="-0.04008497" calcext:value-type="float">
            <text:p>-0.04008497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7.295971" calcext:value-type="float">
            <text:p>-7.295971</text:p>
          </table:table-cell>
          <table:table-cell office:value-type="float" office:value="0.02006906" calcext:value-type="float">
            <text:p>0.02006906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48328" calcext:value-type="float">
            <text:p>-2.34832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2" calcext:value-type="float">
            <text:p>21102002</text:p>
          </table:table-cell>
          <table:table-cell office:value-type="float" office:value="521.4004" calcext:value-type="float">
            <text:p>521.4004</text:p>
          </table:table-cell>
          <table:table-cell office:value-type="float" office:value="576.5581" calcext:value-type="float">
            <text:p>576.5581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0.86" calcext:value-type="float">
            <text:p>1010.86</text:p>
          </table:table-cell>
          <table:table-cell office:value-type="float" office:value="-22.77556" calcext:value-type="float">
            <text:p>-22.77556</text:p>
          </table:table-cell>
          <table:table-cell office:value-type="float" office:value="0" calcext:value-type="float">
            <text:p>0</text:p>
          </table:table-cell>
          <table:table-cell office:value-type="float" office:value="0.1471022" calcext:value-type="float">
            <text:p>0.1471022</text:p>
          </table:table-cell>
          <table:table-cell office:value-type="float" office:value="0.3014155" calcext:value-type="float">
            <text:p>0.3014155</text:p>
          </table:table-cell>
          <table:table-cell office:value-type="float" office:value="0.3046392" calcext:value-type="float">
            <text:p>0.3046392</text:p>
          </table:table-cell>
          <table:table-cell office:value-type="float" office:value="0.3059204" calcext:value-type="float">
            <text:p>0.3059204</text:p>
          </table:table-cell>
          <table:table-cell office:value-type="float" office:value="0.3041258" calcext:value-type="float">
            <text:p>0.3041258</text:p>
          </table:table-cell>
          <table:table-cell office:value-type="float" office:value="0.257815" calcext:value-type="float">
            <text:p>0.257815</text:p>
          </table:table-cell>
          <table:table-cell office:value-type="float" office:value="0.2375157" calcext:value-type="float">
            <text:p>0.2375157</text:p>
          </table:table-cell>
          <table:table-cell office:value-type="float" office:value="0.2895335" calcext:value-type="float">
            <text:p>0.2895335</text:p>
          </table:table-cell>
          <table:table-cell office:value-type="float" office:value="0.2913722" calcext:value-type="float">
            <text:p>0.2913722</text:p>
          </table:table-cell>
          <table:table-cell office:value-type="float" office:value="0.345238" calcext:value-type="float">
            <text:p>0.345238</text:p>
          </table:table-cell>
          <table:table-cell office:value-type="float" office:value="0.3721702" calcext:value-type="float">
            <text:p>0.3721702</text:p>
          </table:table-cell>
          <table:table-cell office:value-type="float" office:value="0.3908922" calcext:value-type="float">
            <text:p>0.3908922</text:p>
          </table:table-cell>
          <table:table-cell office:value-type="float" office:value="0.462052" calcext:value-type="float">
            <text:p>0.462052</text:p>
          </table:table-cell>
          <table:table-cell office:value-type="float" office:value="0" calcext:value-type="float">
            <text:p>0</text:p>
          </table:table-cell>
          <table:table-cell office:value-type="float" office:value="9.595008E-016" calcext:value-type="float">
            <text:p>9.595008E-16</text:p>
          </table:table-cell>
          <table:table-cell office:value-type="float" office:value="9.247508E-016" calcext:value-type="float">
            <text:p>9.247508E-16</text:p>
          </table:table-cell>
          <table:table-cell office:value-type="float" office:value="9.81827E-016" calcext:value-type="float">
            <text:p>9.81827E-16</text:p>
          </table:table-cell>
          <table:table-cell office:value-type="float" office:value="9.627183E-016" calcext:value-type="float">
            <text:p>9.627183E-16</text:p>
          </table:table-cell>
          <table:table-cell office:value-type="float" office:value="9.258398E-016" calcext:value-type="float">
            <text:p>9.258398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760365" calcext:value-type="float">
            <text:p>-8.760365</text:p>
          </table:table-cell>
          <table:table-cell office:value-type="float" office:value="-0.03484537" calcext:value-type="float">
            <text:p>-0.03484537</text:p>
          </table:table-cell>
          <table:table-cell office:value-type="float" office:value="-0.03227215" calcext:value-type="float">
            <text:p>-0.03227215</text:p>
          </table:table-cell>
          <table:table-cell office:value-type="float" office:value="-0.03145333" calcext:value-type="float">
            <text:p>-0.03145333</text:p>
          </table:table-cell>
          <table:table-cell office:value-type="float" office:value="-0.03260618" calcext:value-type="float">
            <text:p>-0.03260618</text:p>
          </table:table-cell>
          <table:table-cell office:value-type="float" office:value="-0.04434532" calcext:value-type="float">
            <text:p>-0.04434532</text:p>
          </table:table-cell>
          <table:table-cell office:value-type="float" office:value="-0.07658084" calcext:value-type="float">
            <text:p>-0.07658084</text:p>
          </table:table-cell>
          <table:table-cell office:value-type="float" office:value="-0.207102" calcext:value-type="float">
            <text:p>-0.207102</text:p>
          </table:table-cell>
          <table:table-cell office:value-type="float" office:value="-0.1644562" calcext:value-type="float">
            <text:p>-0.1644562</text:p>
          </table:table-cell>
          <table:table-cell office:value-type="float" office:value="-0.03979496" calcext:value-type="float">
            <text:p>-0.03979496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10.12352" calcext:value-type="float">
            <text:p>-10.12352</text:p>
          </table:table-cell>
          <table:table-cell office:value-type="float" office:value="0.02005504" calcext:value-type="float">
            <text:p>0.02005504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69725" calcext:value-type="float">
            <text:p>-2.3697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2" calcext:value-type="float">
            <text:p>22102002</text:p>
          </table:table-cell>
          <table:table-cell office:value-type="float" office:value="522.5002" calcext:value-type="float">
            <text:p>522.5002</text:p>
          </table:table-cell>
          <table:table-cell office:value-type="float" office:value="576.7007" calcext:value-type="float">
            <text:p>576.7007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1.816" calcext:value-type="float">
            <text:p>1011.816</text:p>
          </table:table-cell>
          <table:table-cell office:value-type="float" office:value="-22.77361" calcext:value-type="float">
            <text:p>-22.77361</text:p>
          </table:table-cell>
          <table:table-cell office:value-type="float" office:value="0" calcext:value-type="float">
            <text:p>0</text:p>
          </table:table-cell>
          <table:table-cell office:value-type="float" office:value="0.1915681" calcext:value-type="float">
            <text:p>0.1915681</text:p>
          </table:table-cell>
          <table:table-cell office:value-type="float" office:value="0.2987138" calcext:value-type="float">
            <text:p>0.2987138</text:p>
          </table:table-cell>
          <table:table-cell office:value-type="float" office:value="0.3022357" calcext:value-type="float">
            <text:p>0.3022357</text:p>
          </table:table-cell>
          <table:table-cell office:value-type="float" office:value="0.3031299" calcext:value-type="float">
            <text:p>0.3031299</text:p>
          </table:table-cell>
          <table:table-cell office:value-type="float" office:value="0.3017615" calcext:value-type="float">
            <text:p>0.3017615</text:p>
          </table:table-cell>
          <table:table-cell office:value-type="float" office:value="0.257611" calcext:value-type="float">
            <text:p>0.257611</text:p>
          </table:table-cell>
          <table:table-cell office:value-type="float" office:value="0.2387507" calcext:value-type="float">
            <text:p>0.2387507</text:p>
          </table:table-cell>
          <table:table-cell office:value-type="float" office:value="0.2901336" calcext:value-type="float">
            <text:p>0.2901336</text:p>
          </table:table-cell>
          <table:table-cell office:value-type="float" office:value="0.2915677" calcext:value-type="float">
            <text:p>0.2915677</text:p>
          </table:table-cell>
          <table:table-cell office:value-type="float" office:value="0.3454941" calcext:value-type="float">
            <text:p>0.3454941</text:p>
          </table:table-cell>
          <table:table-cell office:value-type="float" office:value="0.372287" calcext:value-type="float">
            <text:p>0.372287</text:p>
          </table:table-cell>
          <table:table-cell office:value-type="float" office:value="0.3908811" calcext:value-type="float">
            <text:p>0.390881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95903E-016" calcext:value-type="float">
            <text:p>9.595903E-16</text:p>
          </table:table-cell>
          <table:table-cell office:value-type="float" office:value="9.247437E-016" calcext:value-type="float">
            <text:p>9.247437E-16</text:p>
          </table:table-cell>
          <table:table-cell office:value-type="float" office:value="9.818264E-016" calcext:value-type="float">
            <text:p>9.818264E-16</text:p>
          </table:table-cell>
          <table:table-cell office:value-type="float" office:value="9.627146E-016" calcext:value-type="float">
            <text:p>9.627146E-16</text:p>
          </table:table-cell>
          <table:table-cell office:value-type="float" office:value="9.258244E-016" calcext:value-type="float">
            <text:p>9.258244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61505" calcext:value-type="float">
            <text:p>-1.161505</text:p>
          </table:table-cell>
          <table:table-cell office:value-type="float" office:value="-0.03732441" calcext:value-type="float">
            <text:p>-0.03732441</text:p>
          </table:table-cell>
          <table:table-cell office:value-type="float" office:value="-0.03410343" calcext:value-type="float">
            <text:p>-0.03410343</text:p>
          </table:table-cell>
          <table:table-cell office:value-type="float" office:value="-0.03334137" calcext:value-type="float">
            <text:p>-0.03334137</text:p>
          </table:table-cell>
          <table:table-cell office:value-type="float" office:value="-0.03452852" calcext:value-type="float">
            <text:p>-0.03452852</text:p>
          </table:table-cell>
          <table:table-cell office:value-type="float" office:value="-0.04460796" calcext:value-type="float">
            <text:p>-0.04460796</text:p>
          </table:table-cell>
          <table:table-cell office:value-type="float" office:value="-0.07380928" calcext:value-type="float">
            <text:p>-0.07380928</text:p>
          </table:table-cell>
          <table:table-cell office:value-type="float" office:value="-0.203376" calcext:value-type="float">
            <text:p>-0.203376</text:p>
          </table:table-cell>
          <table:table-cell office:value-type="float" office:value="-0.1634285" calcext:value-type="float">
            <text:p>-0.1634285</text:p>
          </table:table-cell>
          <table:table-cell office:value-type="float" office:value="-0.03951118" calcext:value-type="float">
            <text:p>-0.03951118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381377" calcext:value-type="float">
            <text:p>-0.381377</text:p>
          </table:table-cell>
          <table:table-cell office:value-type="float" office:value="0.02004596" calcext:value-type="float">
            <text:p>0.02004596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76951" calcext:value-type="float">
            <text:p>-2.37695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2" calcext:value-type="float">
            <text:p>23102002</text:p>
          </table:table-cell>
          <table:table-cell office:value-type="float" office:value="522.5002" calcext:value-type="float">
            <text:p>522.5002</text:p>
          </table:table-cell>
          <table:table-cell office:value-type="float" office:value="576.9301" calcext:value-type="float">
            <text:p>576.9301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1.586" calcext:value-type="float">
            <text:p>1011.586</text:p>
          </table:table-cell>
          <table:table-cell office:value-type="float" office:value="-22.77361" calcext:value-type="float">
            <text:p>-22.77361</text:p>
          </table:table-cell>
          <table:table-cell office:value-type="float" office:value="0" calcext:value-type="float">
            <text:p>0</text:p>
          </table:table-cell>
          <table:table-cell office:value-type="float" office:value="0.2052942" calcext:value-type="float">
            <text:p>0.2052942</text:p>
          </table:table-cell>
          <table:table-cell office:value-type="float" office:value="0.2944978" calcext:value-type="float">
            <text:p>0.2944978</text:p>
          </table:table-cell>
          <table:table-cell office:value-type="float" office:value="0.2991642" calcext:value-type="float">
            <text:p>0.2991642</text:p>
          </table:table-cell>
          <table:table-cell office:value-type="float" office:value="0.3005627" calcext:value-type="float">
            <text:p>0.3005627</text:p>
          </table:table-cell>
          <table:table-cell office:value-type="float" office:value="0.2995471" calcext:value-type="float">
            <text:p>0.2995471</text:p>
          </table:table-cell>
          <table:table-cell office:value-type="float" office:value="0.2571592" calcext:value-type="float">
            <text:p>0.2571592</text:p>
          </table:table-cell>
          <table:table-cell office:value-type="float" office:value="0.2396276" calcext:value-type="float">
            <text:p>0.2396276</text:p>
          </table:table-cell>
          <table:table-cell office:value-type="float" office:value="0.2908292" calcext:value-type="float">
            <text:p>0.2908292</text:p>
          </table:table-cell>
          <table:table-cell office:value-type="float" office:value="0.2917626" calcext:value-type="float">
            <text:p>0.2917626</text:p>
          </table:table-cell>
          <table:table-cell office:value-type="float" office:value="0.3457463" calcext:value-type="float">
            <text:p>0.3457463</text:p>
          </table:table-cell>
          <table:table-cell office:value-type="float" office:value="0.3723975" calcext:value-type="float">
            <text:p>0.3723975</text:p>
          </table:table-cell>
          <table:table-cell office:value-type="float" office:value="0.3908429" calcext:value-type="float">
            <text:p>0.390842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96591E-016" calcext:value-type="float">
            <text:p>9.596591E-16</text:p>
          </table:table-cell>
          <table:table-cell office:value-type="float" office:value="9.247431E-016" calcext:value-type="float">
            <text:p>9.247431E-16</text:p>
          </table:table-cell>
          <table:table-cell office:value-type="float" office:value="9.818207E-016" calcext:value-type="float">
            <text:p>9.818207E-16</text:p>
          </table:table-cell>
          <table:table-cell office:value-type="float" office:value="9.627166E-016" calcext:value-type="float">
            <text:p>9.627166E-16</text:p>
          </table:table-cell>
          <table:table-cell office:value-type="float" office:value="9.258099E-016" calcext:value-type="float">
            <text:p>9.258099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615892" calcext:value-type="float">
            <text:p>-0.6615892</text:p>
          </table:table-cell>
          <table:table-cell office:value-type="float" office:value="-0.04162176" calcext:value-type="float">
            <text:p>-0.04162176</text:p>
          </table:table-cell>
          <table:table-cell office:value-type="float" office:value="-0.036889" calcext:value-type="float">
            <text:p>-0.036889</text:p>
          </table:table-cell>
          <table:table-cell office:value-type="float" office:value="-0.03559916" calcext:value-type="float">
            <text:p>-0.03559916</text:p>
          </table:table-cell>
          <table:table-cell office:value-type="float" office:value="-0.0365419" calcext:value-type="float">
            <text:p>-0.0365419</text:p>
          </table:table-cell>
          <table:table-cell office:value-type="float" office:value="-0.04521012" calcext:value-type="float">
            <text:p>-0.04521012</text:p>
          </table:table-cell>
          <table:table-cell office:value-type="float" office:value="-0.07189003" calcext:value-type="float">
            <text:p>-0.07189003</text:p>
          </table:table-cell>
          <table:table-cell office:value-type="float" office:value="-0.1991588" calcext:value-type="float">
            <text:p>-0.1991588</text:p>
          </table:table-cell>
          <table:table-cell office:value-type="float" office:value="-0.1624108" calcext:value-type="float">
            <text:p>-0.1624108</text:p>
          </table:table-cell>
          <table:table-cell office:value-type="float" office:value="-0.03923385" calcext:value-type="float">
            <text:p>-0.03923385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1.997338" calcext:value-type="float">
            <text:p>-1.997338</text:p>
          </table:table-cell>
          <table:table-cell office:value-type="float" office:value="0.02003812" calcext:value-type="float">
            <text:p>0.02003812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0934" calcext:value-type="float">
            <text:p>-2.38093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2" calcext:value-type="float">
            <text:p>24102002</text:p>
          </table:table-cell>
          <table:table-cell office:value-type="float" office:value="522.9003" calcext:value-type="float">
            <text:p>522.9003</text:p>
          </table:table-cell>
          <table:table-cell office:value-type="float" office:value="577.167" calcext:value-type="float">
            <text:p>577.167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1.749" calcext:value-type="float">
            <text:p>1011.749</text:p>
          </table:table-cell>
          <table:table-cell office:value-type="float" office:value="-22.77339" calcext:value-type="float">
            <text:p>-22.77339</text:p>
          </table:table-cell>
          <table:table-cell office:value-type="float" office:value="1.78003" calcext:value-type="float">
            <text:p>1.78003</text:p>
          </table:table-cell>
          <table:table-cell office:value-type="float" office:value="0.2210732" calcext:value-type="float">
            <text:p>0.2210732</text:p>
          </table:table-cell>
          <table:table-cell office:value-type="float" office:value="0.2902262" calcext:value-type="float">
            <text:p>0.2902262</text:p>
          </table:table-cell>
          <table:table-cell office:value-type="float" office:value="0.2961043" calcext:value-type="float">
            <text:p>0.2961043</text:p>
          </table:table-cell>
          <table:table-cell office:value-type="float" office:value="0.2981432" calcext:value-type="float">
            <text:p>0.2981432</text:p>
          </table:table-cell>
          <table:table-cell office:value-type="float" office:value="0.2972852" calcext:value-type="float">
            <text:p>0.2972852</text:p>
          </table:table-cell>
          <table:table-cell office:value-type="float" office:value="0.2565863" calcext:value-type="float">
            <text:p>0.2565863</text:p>
          </table:table-cell>
          <table:table-cell office:value-type="float" office:value="0.2401557" calcext:value-type="float">
            <text:p>0.2401557</text:p>
          </table:table-cell>
          <table:table-cell office:value-type="float" office:value="0.2915598" calcext:value-type="float">
            <text:p>0.2915598</text:p>
          </table:table-cell>
          <table:table-cell office:value-type="float" office:value="0.2919588" calcext:value-type="float">
            <text:p>0.2919588</text:p>
          </table:table-cell>
          <table:table-cell office:value-type="float" office:value="0.3459948" calcext:value-type="float">
            <text:p>0.3459948</text:p>
          </table:table-cell>
          <table:table-cell office:value-type="float" office:value="0.3725019" calcext:value-type="float">
            <text:p>0.3725019</text:p>
          </table:table-cell>
          <table:table-cell office:value-type="float" office:value="0.3907943" calcext:value-type="float">
            <text:p>0.390794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97171E-016" calcext:value-type="float">
            <text:p>9.597171E-16</text:p>
          </table:table-cell>
          <table:table-cell office:value-type="float" office:value="9.247402E-016" calcext:value-type="float">
            <text:p>9.247402E-16</text:p>
          </table:table-cell>
          <table:table-cell office:value-type="float" office:value="9.818166E-016" calcext:value-type="float">
            <text:p>9.818166E-16</text:p>
          </table:table-cell>
          <table:table-cell office:value-type="float" office:value="9.627199E-016" calcext:value-type="float">
            <text:p>9.627199E-16</text:p>
          </table:table-cell>
          <table:table-cell office:value-type="float" office:value="9.257936E-016" calcext:value-type="float">
            <text:p>9.257936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80083" calcext:value-type="float">
            <text:p>-0.380083</text:p>
          </table:table-cell>
          <table:table-cell office:value-type="float" office:value="-0.04657929" calcext:value-type="float">
            <text:p>-0.04657929</text:p>
          </table:table-cell>
          <table:table-cell office:value-type="float" office:value="-0.03992352" calcext:value-type="float">
            <text:p>-0.03992352</text:p>
          </table:table-cell>
          <table:table-cell office:value-type="float" office:value="-0.03788335" calcext:value-type="float">
            <text:p>-0.03788335</text:p>
          </table:table-cell>
          <table:table-cell office:value-type="float" office:value="-0.03873833" calcext:value-type="float">
            <text:p>-0.03873833</text:p>
          </table:table-cell>
          <table:table-cell office:value-type="float" office:value="-0.04598742" calcext:value-type="float">
            <text:p>-0.04598742</text:p>
          </table:table-cell>
          <table:table-cell office:value-type="float" office:value="-0.07076834" calcext:value-type="float">
            <text:p>-0.07076834</text:p>
          </table:table-cell>
          <table:table-cell office:value-type="float" office:value="-0.194825" calcext:value-type="float">
            <text:p>-0.194825</text:p>
          </table:table-cell>
          <table:table-cell office:value-type="float" office:value="-0.1613934" calcext:value-type="float">
            <text:p>-0.1613934</text:p>
          </table:table-cell>
          <table:table-cell office:value-type="float" office:value="-0.03896281" calcext:value-type="float">
            <text:p>-0.03896281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684434" calcext:value-type="float">
            <text:p>-0.684434</text:p>
          </table:table-cell>
          <table:table-cell office:value-type="float" office:value="0.02002662" calcext:value-type="float">
            <text:p>0.02002662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4759" calcext:value-type="float">
            <text:p>-2.38475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2" calcext:value-type="float">
            <text:p>25102002</text:p>
          </table:table-cell>
          <table:table-cell office:value-type="float" office:value="523.6003" calcext:value-type="float">
            <text:p>523.6003</text:p>
          </table:table-cell>
          <table:table-cell office:value-type="float" office:value="577.5143" calcext:value-type="float">
            <text:p>577.5143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2.101" calcext:value-type="float">
            <text:p>1012.101</text:p>
          </table:table-cell>
          <table:table-cell office:value-type="float" office:value="-22.77174" calcext:value-type="float">
            <text:p>-22.77174</text:p>
          </table:table-cell>
          <table:table-cell office:value-type="float" office:value="0" calcext:value-type="float">
            <text:p>0</text:p>
          </table:table-cell>
          <table:table-cell office:value-type="float" office:value="0.2811902" calcext:value-type="float">
            <text:p>0.2811902</text:p>
          </table:table-cell>
          <table:table-cell office:value-type="float" office:value="0.2850542" calcext:value-type="float">
            <text:p>0.2850542</text:p>
          </table:table-cell>
          <table:table-cell office:value-type="float" office:value="0.2924848" calcext:value-type="float">
            <text:p>0.2924848</text:p>
          </table:table-cell>
          <table:table-cell office:value-type="float" office:value="0.2954608" calcext:value-type="float">
            <text:p>0.2954608</text:p>
          </table:table-cell>
          <table:table-cell office:value-type="float" office:value="0.2951092" calcext:value-type="float">
            <text:p>0.2951092</text:p>
          </table:table-cell>
          <table:table-cell office:value-type="float" office:value="0.2559296" calcext:value-type="float">
            <text:p>0.2559296</text:p>
          </table:table-cell>
          <table:table-cell office:value-type="float" office:value="0.2405502" calcext:value-type="float">
            <text:p>0.2405502</text:p>
          </table:table-cell>
          <table:table-cell office:value-type="float" office:value="0.2922688" calcext:value-type="float">
            <text:p>0.2922688</text:p>
          </table:table-cell>
          <table:table-cell office:value-type="float" office:value="0.2921581" calcext:value-type="float">
            <text:p>0.2921581</text:p>
          </table:table-cell>
          <table:table-cell office:value-type="float" office:value="0.3462403" calcext:value-type="float">
            <text:p>0.3462403</text:p>
          </table:table-cell>
          <table:table-cell office:value-type="float" office:value="0.3725989" calcext:value-type="float">
            <text:p>0.3725989</text:p>
          </table:table-cell>
          <table:table-cell office:value-type="float" office:value="0.3907366" calcext:value-type="float">
            <text:p>0.390736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97784E-016" calcext:value-type="float">
            <text:p>9.597784E-16</text:p>
          </table:table-cell>
          <table:table-cell office:value-type="float" office:value="9.247367E-016" calcext:value-type="float">
            <text:p>9.247367E-16</text:p>
          </table:table-cell>
          <table:table-cell office:value-type="float" office:value="9.818137E-016" calcext:value-type="float">
            <text:p>9.818137E-16</text:p>
          </table:table-cell>
          <table:table-cell office:value-type="float" office:value="9.627222E-016" calcext:value-type="float">
            <text:p>9.627222E-16</text:p>
          </table:table-cell>
          <table:table-cell office:value-type="float" office:value="9.257781E-016" calcext:value-type="float">
            <text:p>9.257781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97114" calcext:value-type="float">
            <text:p>-0.0597114</text:p>
          </table:table-cell>
          <table:table-cell office:value-type="float" office:value="-0.05359354" calcext:value-type="float">
            <text:p>-0.05359354</text:p>
          </table:table-cell>
          <table:table-cell office:value-type="float" office:value="-0.04389391" calcext:value-type="float">
            <text:p>-0.04389391</text:p>
          </table:table-cell>
          <table:table-cell office:value-type="float" office:value="-0.04061157" calcext:value-type="float">
            <text:p>-0.04061157</text:p>
          </table:table-cell>
          <table:table-cell office:value-type="float" office:value="-0.04099105" calcext:value-type="float">
            <text:p>-0.04099105</text:p>
          </table:table-cell>
          <table:table-cell office:value-type="float" office:value="-0.04689735" calcext:value-type="float">
            <text:p>-0.04689735</text:p>
          </table:table-cell>
          <table:table-cell office:value-type="float" office:value="-0.06994326" calcext:value-type="float">
            <text:p>-0.06994326</text:p>
          </table:table-cell>
          <table:table-cell office:value-type="float" office:value="-0.1907181" calcext:value-type="float">
            <text:p>-0.1907181</text:p>
          </table:table-cell>
          <table:table-cell office:value-type="float" office:value="-0.1603677" calcext:value-type="float">
            <text:p>-0.1603677</text:p>
          </table:table-cell>
          <table:table-cell office:value-type="float" office:value="-0.03869768" calcext:value-type="float">
            <text:p>-0.03869768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06043163" calcext:value-type="float">
            <text:p>-0.06043163</text:p>
          </table:table-cell>
          <table:table-cell office:value-type="float" office:value="0.0199849" calcext:value-type="float">
            <text:p>0.0199849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88435" calcext:value-type="float">
            <text:p>-2.38843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2" calcext:value-type="float">
            <text:p>26102002</text:p>
          </table:table-cell>
          <table:table-cell office:value-type="float" office:value="523.6003" calcext:value-type="float">
            <text:p>523.6003</text:p>
          </table:table-cell>
          <table:table-cell office:value-type="float" office:value="578.9736" calcext:value-type="float">
            <text:p>578.9736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0.642" calcext:value-type="float">
            <text:p>1010.642</text:p>
          </table:table-cell>
          <table:table-cell office:value-type="float" office:value="-22.77174" calcext:value-type="float">
            <text:p>-22.77174</text:p>
          </table:table-cell>
          <table:table-cell office:value-type="float" office:value="0" calcext:value-type="float">
            <text:p>0</text:p>
          </table:table-cell>
          <table:table-cell office:value-type="float" office:value="0.2401266" calcext:value-type="float">
            <text:p>0.2401266</text:p>
          </table:table-cell>
          <table:table-cell office:value-type="float" office:value="0.2800951" calcext:value-type="float">
            <text:p>0.2800951</text:p>
          </table:table-cell>
          <table:table-cell office:value-type="float" office:value="0.2896573" calcext:value-type="float">
            <text:p>0.2896573</text:p>
          </table:table-cell>
          <table:table-cell office:value-type="float" office:value="0.293063" calcext:value-type="float">
            <text:p>0.293063</text:p>
          </table:table-cell>
          <table:table-cell office:value-type="float" office:value="0.2929249" calcext:value-type="float">
            <text:p>0.2929249</text:p>
          </table:table-cell>
          <table:table-cell office:value-type="float" office:value="0.255144" calcext:value-type="float">
            <text:p>0.255144</text:p>
          </table:table-cell>
          <table:table-cell office:value-type="float" office:value="0.2408248" calcext:value-type="float">
            <text:p>0.2408248</text:p>
          </table:table-cell>
          <table:table-cell office:value-type="float" office:value="0.2929546" calcext:value-type="float">
            <text:p>0.2929546</text:p>
          </table:table-cell>
          <table:table-cell office:value-type="float" office:value="0.2923633" calcext:value-type="float">
            <text:p>0.2923633</text:p>
          </table:table-cell>
          <table:table-cell office:value-type="float" office:value="0.3465841" calcext:value-type="float">
            <text:p>0.3465841</text:p>
          </table:table-cell>
          <table:table-cell office:value-type="float" office:value="0.372548" calcext:value-type="float">
            <text:p>0.372548</text:p>
          </table:table-cell>
          <table:table-cell office:value-type="float" office:value="0.3906665" calcext:value-type="float">
            <text:p>0.390666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98601E-016" calcext:value-type="float">
            <text:p>9.598601E-16</text:p>
          </table:table-cell>
          <table:table-cell office:value-type="float" office:value="9.247305E-016" calcext:value-type="float">
            <text:p>9.247305E-16</text:p>
          </table:table-cell>
          <table:table-cell office:value-type="float" office:value="9.818088E-016" calcext:value-type="float">
            <text:p>9.818088E-16</text:p>
          </table:table-cell>
          <table:table-cell office:value-type="float" office:value="9.627271E-016" calcext:value-type="float">
            <text:p>9.627271E-16</text:p>
          </table:table-cell>
          <table:table-cell office:value-type="float" office:value="9.257587E-016" calcext:value-type="float">
            <text:p>9.25758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23041" calcext:value-type="float">
            <text:p>-0.2023041</text:p>
          </table:table-cell>
          <table:table-cell office:value-type="float" office:value="-0.06120078" calcext:value-type="float">
            <text:p>-0.06120078</text:p>
          </table:table-cell>
          <table:table-cell office:value-type="float" office:value="-0.04729291" calcext:value-type="float">
            <text:p>-0.04729291</text:p>
          </table:table-cell>
          <table:table-cell office:value-type="float" office:value="-0.04324372" calcext:value-type="float">
            <text:p>-0.04324372</text:p>
          </table:table-cell>
          <table:table-cell office:value-type="float" office:value="-0.04340575" calcext:value-type="float">
            <text:p>-0.04340575</text:p>
          </table:table-cell>
          <table:table-cell office:value-type="float" office:value="-0.0480123" calcext:value-type="float">
            <text:p>-0.0480123</text:p>
          </table:table-cell>
          <table:table-cell office:value-type="float" office:value="-0.06937459" calcext:value-type="float">
            <text:p>-0.06937459</text:p>
          </table:table-cell>
          <table:table-cell office:value-type="float" office:value="-0.1868374" calcext:value-type="float">
            <text:p>-0.1868374</text:p>
          </table:table-cell>
          <table:table-cell office:value-type="float" office:value="-0.1593189" calcext:value-type="float">
            <text:p>-0.1593189</text:p>
          </table:table-cell>
          <table:table-cell office:value-type="float" office:value="-0.03832926" calcext:value-type="float">
            <text:p>-0.03832926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2750619" calcext:value-type="float">
            <text:p>-0.2750619</text:p>
          </table:table-cell>
          <table:table-cell office:value-type="float" office:value="0.01990332" calcext:value-type="float">
            <text:p>0.01990332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1976" calcext:value-type="float">
            <text:p>-2.3919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2" calcext:value-type="float">
            <text:p>27102002</text:p>
          </table:table-cell>
          <table:table-cell office:value-type="float" office:value="530.1" calcext:value-type="float">
            <text:p>530.1</text:p>
          </table:table-cell>
          <table:table-cell office:value-type="float" office:value="579.1241" calcext:value-type="float">
            <text:p>579.1241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6.843" calcext:value-type="float">
            <text:p>1016.843</text:p>
          </table:table-cell>
          <table:table-cell office:value-type="float" office:value="-22.62251" calcext:value-type="float">
            <text:p>-22.62251</text:p>
          </table:table-cell>
          <table:table-cell office:value-type="float" office:value="0" calcext:value-type="float">
            <text:p>0</text:p>
          </table:table-cell>
          <table:table-cell office:value-type="float" office:value="0.3603809" calcext:value-type="float">
            <text:p>0.3603809</text:p>
          </table:table-cell>
          <table:table-cell office:value-type="float" office:value="0.3574426" calcext:value-type="float">
            <text:p>0.3574426</text:p>
          </table:table-cell>
          <table:table-cell office:value-type="float" office:value="0.2972508" calcext:value-type="float">
            <text:p>0.2972508</text:p>
          </table:table-cell>
          <table:table-cell office:value-type="float" office:value="0.2915419" calcext:value-type="float">
            <text:p>0.2915419</text:p>
          </table:table-cell>
          <table:table-cell office:value-type="float" office:value="0.2909955" calcext:value-type="float">
            <text:p>0.2909955</text:p>
          </table:table-cell>
          <table:table-cell office:value-type="float" office:value="0.2542998" calcext:value-type="float">
            <text:p>0.2542998</text:p>
          </table:table-cell>
          <table:table-cell office:value-type="float" office:value="0.2413375" calcext:value-type="float">
            <text:p>0.2413375</text:p>
          </table:table-cell>
          <table:table-cell office:value-type="float" office:value="0.293619" calcext:value-type="float">
            <text:p>0.293619</text:p>
          </table:table-cell>
          <table:table-cell office:value-type="float" office:value="0.2925709" calcext:value-type="float">
            <text:p>0.2925709</text:p>
          </table:table-cell>
          <table:table-cell office:value-type="float" office:value="0.3469164" calcext:value-type="float">
            <text:p>0.3469164</text:p>
          </table:table-cell>
          <table:table-cell office:value-type="float" office:value="0.3725146" calcext:value-type="float">
            <text:p>0.3725146</text:p>
          </table:table-cell>
          <table:table-cell office:value-type="float" office:value="0.3905823" calcext:value-type="float">
            <text:p>0.3905823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99286E-016" calcext:value-type="float">
            <text:p>9.599286E-16</text:p>
          </table:table-cell>
          <table:table-cell office:value-type="float" office:value="9.247288E-016" calcext:value-type="float">
            <text:p>9.247288E-16</text:p>
          </table:table-cell>
          <table:table-cell office:value-type="float" office:value="9.818031E-016" calcext:value-type="float">
            <text:p>9.818031E-16</text:p>
          </table:table-cell>
          <table:table-cell office:value-type="float" office:value="9.627297E-016" calcext:value-type="float">
            <text:p>9.627297E-16</text:p>
          </table:table-cell>
          <table:table-cell office:value-type="float" office:value="9.257433E-016" calcext:value-type="float">
            <text:p>9.257433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116729" calcext:value-type="float">
            <text:p>-0.01116729</text:p>
          </table:table-cell>
          <table:table-cell office:value-type="float" office:value="-0.0120801" calcext:value-type="float">
            <text:p>-0.0120801</text:p>
          </table:table-cell>
          <table:table-cell office:value-type="float" office:value="-0.03921184" calcext:value-type="float">
            <text:p>-0.03921184</text:p>
          </table:table-cell>
          <table:table-cell office:value-type="float" office:value="-0.04508882" calcext:value-type="float">
            <text:p>-0.04508882</text:p>
          </table:table-cell>
          <table:table-cell office:value-type="float" office:value="-0.04568497" calcext:value-type="float">
            <text:p>-0.04568497</text:p>
          </table:table-cell>
          <table:table-cell office:value-type="float" office:value="-0.04924627" calcext:value-type="float">
            <text:p>-0.04924627</text:p>
          </table:table-cell>
          <table:table-cell office:value-type="float" office:value="-0.06832736" calcext:value-type="float">
            <text:p>-0.06832736</text:p>
          </table:table-cell>
          <table:table-cell office:value-type="float" office:value="-0.183162" calcext:value-type="float">
            <text:p>-0.183162</text:p>
          </table:table-cell>
          <table:table-cell office:value-type="float" office:value="-0.1582653" calcext:value-type="float">
            <text:p>-0.1582653</text:p>
          </table:table-cell>
          <table:table-cell office:value-type="float" office:value="-0.03797626" calcext:value-type="float">
            <text:p>-0.03797626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01128421" calcext:value-type="float">
            <text:p>-0.01128421</text:p>
          </table:table-cell>
          <table:table-cell office:value-type="float" office:value="0.01986822" calcext:value-type="float">
            <text:p>0.01986822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5404" calcext:value-type="float">
            <text:p>-2.39540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2" calcext:value-type="float">
            <text:p>28102002</text:p>
          </table:table-cell>
          <table:table-cell office:value-type="float" office:value="530.1" calcext:value-type="float">
            <text:p>530.1</text:p>
          </table:table-cell>
          <table:table-cell office:value-type="float" office:value="579.2566" calcext:value-type="float">
            <text:p>579.2566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6.506" calcext:value-type="float">
            <text:p>1016.506</text:p>
          </table:table-cell>
          <table:table-cell office:value-type="float" office:value="-22.41789" calcext:value-type="float">
            <text:p>-22.41789</text:p>
          </table:table-cell>
          <table:table-cell office:value-type="float" office:value="0" calcext:value-type="float">
            <text:p>0</text:p>
          </table:table-cell>
          <table:table-cell office:value-type="float" office:value="0.3268114" calcext:value-type="float">
            <text:p>0.3268114</text:p>
          </table:table-cell>
          <table:table-cell office:value-type="float" office:value="0.3248899" calcext:value-type="float">
            <text:p>0.3248899</text:p>
          </table:table-cell>
          <table:table-cell office:value-type="float" office:value="0.3157421" calcext:value-type="float">
            <text:p>0.3157421</text:p>
          </table:table-cell>
          <table:table-cell office:value-type="float" office:value="0.3001797" calcext:value-type="float">
            <text:p>0.3001797</text:p>
          </table:table-cell>
          <table:table-cell office:value-type="float" office:value="0.294179" calcext:value-type="float">
            <text:p>0.294179</text:p>
          </table:table-cell>
          <table:table-cell office:value-type="float" office:value="0.2538362" calcext:value-type="float">
            <text:p>0.2538362</text:p>
          </table:table-cell>
          <table:table-cell office:value-type="float" office:value="0.2433811" calcext:value-type="float">
            <text:p>0.2433811</text:p>
          </table:table-cell>
          <table:table-cell office:value-type="float" office:value="0.2942922" calcext:value-type="float">
            <text:p>0.2942922</text:p>
          </table:table-cell>
          <table:table-cell office:value-type="float" office:value="0.2927808" calcext:value-type="float">
            <text:p>0.2927808</text:p>
          </table:table-cell>
          <table:table-cell office:value-type="float" office:value="0.3472384" calcext:value-type="float">
            <text:p>0.3472384</text:p>
          </table:table-cell>
          <table:table-cell office:value-type="float" office:value="0.3724951" calcext:value-type="float">
            <text:p>0.3724951</text:p>
          </table:table-cell>
          <table:table-cell office:value-type="float" office:value="0.3904881" calcext:value-type="float">
            <text:p>0.390488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99898E-016" calcext:value-type="float">
            <text:p>9.599898E-16</text:p>
          </table:table-cell>
          <table:table-cell office:value-type="float" office:value="9.247249E-016" calcext:value-type="float">
            <text:p>9.247249E-16</text:p>
          </table:table-cell>
          <table:table-cell office:value-type="float" office:value="9.818E-016" calcext:value-type="float">
            <text:p>9.818E-16</text:p>
          </table:table-cell>
          <table:table-cell office:value-type="float" office:value="9.627325E-016" calcext:value-type="float">
            <text:p>9.627325E-16</text:p>
          </table:table-cell>
          <table:table-cell office:value-type="float" office:value="9.257278E-016" calcext:value-type="float">
            <text:p>9.257278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92825" calcext:value-type="float">
            <text:p>-0.02092825</text:p>
          </table:table-cell>
          <table:table-cell office:value-type="float" office:value="-0.02171438" calcext:value-type="float">
            <text:p>-0.02171438</text:p>
          </table:table-cell>
          <table:table-cell office:value-type="float" office:value="-0.02593588" calcext:value-type="float">
            <text:p>-0.02593588</text:p>
          </table:table-cell>
          <table:table-cell office:value-type="float" office:value="-0.03604535" calcext:value-type="float">
            <text:p>-0.03604535</text:p>
          </table:table-cell>
          <table:table-cell office:value-type="float" office:value="-0.04208534" calcext:value-type="float">
            <text:p>-0.04208534</text:p>
          </table:table-cell>
          <table:table-cell office:value-type="float" office:value="-0.04995183" calcext:value-type="float">
            <text:p>-0.04995183</text:p>
          </table:table-cell>
          <table:table-cell office:value-type="float" office:value="-0.06433929" calcext:value-type="float">
            <text:p>-0.06433929</text:p>
          </table:table-cell>
          <table:table-cell office:value-type="float" office:value="-0.1795221" calcext:value-type="float">
            <text:p>-0.1795221</text:p>
          </table:table-cell>
          <table:table-cell office:value-type="float" office:value="-0.1572082" calcext:value-type="float">
            <text:p>-0.1572082</text:p>
          </table:table-cell>
          <table:table-cell office:value-type="float" office:value="-0.0376379" calcext:value-type="float">
            <text:p>-0.0376379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02076895" calcext:value-type="float">
            <text:p>-0.02076895</text:p>
          </table:table-cell>
          <table:table-cell office:value-type="float" office:value="0.019821" calcext:value-type="float">
            <text:p>0.019821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98732" calcext:value-type="float">
            <text:p>-2.39873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2" calcext:value-type="float">
            <text:p>29102002</text:p>
          </table:table-cell>
          <table:table-cell office:value-type="float" office:value="530.6" calcext:value-type="float">
            <text:p>530.6</text:p>
          </table:table-cell>
          <table:table-cell office:value-type="float" office:value="579.2784" calcext:value-type="float">
            <text:p>579.2784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7.552" calcext:value-type="float">
            <text:p>1017.552</text:p>
          </table:table-cell>
          <table:table-cell office:value-type="float" office:value="-22.98545" calcext:value-type="float">
            <text:p>-22.98545</text:p>
          </table:table-cell>
          <table:table-cell office:value-type="float" office:value="0" calcext:value-type="float">
            <text:p>0</text:p>
          </table:table-cell>
          <table:table-cell office:value-type="float" office:value="0.3281968" calcext:value-type="float">
            <text:p>0.3281968</text:p>
          </table:table-cell>
          <table:table-cell office:value-type="float" office:value="0.3198889" calcext:value-type="float">
            <text:p>0.3198889</text:p>
          </table:table-cell>
          <table:table-cell office:value-type="float" office:value="0.3153137" calcext:value-type="float">
            <text:p>0.3153137</text:p>
          </table:table-cell>
          <table:table-cell office:value-type="float" office:value="0.305648" calcext:value-type="float">
            <text:p>0.305648</text:p>
          </table:table-cell>
          <table:table-cell office:value-type="float" office:value="0.2999122" calcext:value-type="float">
            <text:p>0.2999122</text:p>
          </table:table-cell>
          <table:table-cell office:value-type="float" office:value="0.254351" calcext:value-type="float">
            <text:p>0.254351</text:p>
          </table:table-cell>
          <table:table-cell office:value-type="float" office:value="0.2430088" calcext:value-type="float">
            <text:p>0.2430088</text:p>
          </table:table-cell>
          <table:table-cell office:value-type="float" office:value="0.2950187" calcext:value-type="float">
            <text:p>0.2950187</text:p>
          </table:table-cell>
          <table:table-cell office:value-type="float" office:value="0.2929921" calcext:value-type="float">
            <text:p>0.2929921</text:p>
          </table:table-cell>
          <table:table-cell office:value-type="float" office:value="0.3475506" calcext:value-type="float">
            <text:p>0.3475506</text:p>
          </table:table-cell>
          <table:table-cell office:value-type="float" office:value="0.372495" calcext:value-type="float">
            <text:p>0.372495</text:p>
          </table:table-cell>
          <table:table-cell office:value-type="float" office:value="0.3908379" calcext:value-type="float">
            <text:p>0.3908379</text:p>
          </table:table-cell>
          <table:table-cell office:value-type="float" office:value="0.4500487" calcext:value-type="float">
            <text:p>0.4500487</text:p>
          </table:table-cell>
          <table:table-cell office:value-type="float" office:value="0" calcext:value-type="float">
            <text:p>0</text:p>
          </table:table-cell>
          <table:table-cell office:value-type="float" office:value="9.600554E-016" calcext:value-type="float">
            <text:p>9.600554E-16</text:p>
          </table:table-cell>
          <table:table-cell office:value-type="float" office:value="9.247238E-016" calcext:value-type="float">
            <text:p>9.247238E-16</text:p>
          </table:table-cell>
          <table:table-cell office:value-type="float" office:value="9.817944E-016" calcext:value-type="float">
            <text:p>9.817944E-16</text:p>
          </table:table-cell>
          <table:table-cell office:value-type="float" office:value="9.627357E-016" calcext:value-type="float">
            <text:p>9.627357E-16</text:p>
          </table:table-cell>
          <table:table-cell office:value-type="float" office:value="9.257115E-016" calcext:value-type="float">
            <text:p>9.257115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126186" calcext:value-type="float">
            <text:p>-0.02126186</text:p>
          </table:table-cell>
          <table:table-cell office:value-type="float" office:value="-0.02400425" calcext:value-type="float">
            <text:p>-0.02400425</text:p>
          </table:table-cell>
          <table:table-cell office:value-type="float" office:value="-0.026131" calcext:value-type="float">
            <text:p>-0.026131</text:p>
          </table:table-cell>
          <table:table-cell office:value-type="float" office:value="-0.03166462" calcext:value-type="float">
            <text:p>-0.03166462</text:p>
          </table:table-cell>
          <table:table-cell office:value-type="float" office:value="-0.03625449" calcext:value-type="float">
            <text:p>-0.03625449</text:p>
          </table:table-cell>
          <table:table-cell office:value-type="float" office:value="-0.04919487" calcext:value-type="float">
            <text:p>-0.04919487</text:p>
          </table:table-cell>
          <table:table-cell office:value-type="float" office:value="-0.06503838" calcext:value-type="float">
            <text:p>-0.06503838</text:p>
          </table:table-cell>
          <table:table-cell office:value-type="float" office:value="-0.1756902" calcext:value-type="float">
            <text:p>-0.1756902</text:p>
          </table:table-cell>
          <table:table-cell office:value-type="float" office:value="-0.1561519" calcext:value-type="float">
            <text:p>-0.1561519</text:p>
          </table:table-cell>
          <table:table-cell office:value-type="float" office:value="-0.03731281" calcext:value-type="float">
            <text:p>-0.03731281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01917797" calcext:value-type="float">
            <text:p>-0.01917797</text:p>
          </table:table-cell>
          <table:table-cell office:value-type="float" office:value="0.01976776" calcext:value-type="float">
            <text:p>0.01976776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285254" calcext:value-type="float">
            <text:p>-2.28525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2" calcext:value-type="float">
            <text:p>30102002</text:p>
          </table:table-cell>
          <table:table-cell office:value-type="float" office:value="539.5999" calcext:value-type="float">
            <text:p>539.5999</text:p>
          </table:table-cell>
          <table:table-cell office:value-type="float" office:value="579.5144" calcext:value-type="float">
            <text:p>579.5144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26.885" calcext:value-type="float">
            <text:p>1026.885</text:p>
          </table:table-cell>
          <table:table-cell office:value-type="float" office:value="-23.55341" calcext:value-type="float">
            <text:p>-23.55341</text:p>
          </table:table-cell>
          <table:table-cell office:value-type="float" office:value="0" calcext:value-type="float">
            <text:p>0</text:p>
          </table:table-cell>
          <table:table-cell office:value-type="float" office:value="0.3247208" calcext:value-type="float">
            <text:p>0.3247208</text:p>
          </table:table-cell>
          <table:table-cell office:value-type="float" office:value="0.3542979" calcext:value-type="float">
            <text:p>0.3542979</text:p>
          </table:table-cell>
          <table:table-cell office:value-type="float" office:value="0.3618113" calcext:value-type="float">
            <text:p>0.3618113</text:p>
          </table:table-cell>
          <table:table-cell office:value-type="float" office:value="0.3430752" calcext:value-type="float">
            <text:p>0.3430752</text:p>
          </table:table-cell>
          <table:table-cell office:value-type="float" office:value="0.3259419" calcext:value-type="float">
            <text:p>0.3259419</text:p>
          </table:table-cell>
          <table:table-cell office:value-type="float" office:value="0.2560727" calcext:value-type="float">
            <text:p>0.2560727</text:p>
          </table:table-cell>
          <table:table-cell office:value-type="float" office:value="0.2618936" calcext:value-type="float">
            <text:p>0.2618936</text:p>
          </table:table-cell>
          <table:table-cell office:value-type="float" office:value="0.2958438" calcext:value-type="float">
            <text:p>0.2958438</text:p>
          </table:table-cell>
          <table:table-cell office:value-type="float" office:value="0.2932054" calcext:value-type="float">
            <text:p>0.2932054</text:p>
          </table:table-cell>
          <table:table-cell office:value-type="float" office:value="0.3478545" calcext:value-type="float">
            <text:p>0.3478545</text:p>
          </table:table-cell>
          <table:table-cell office:value-type="float" office:value="0.3725347" calcext:value-type="float">
            <text:p>0.3725347</text:p>
          </table:table-cell>
          <table:table-cell office:value-type="float" office:value="0.3912385" calcext:value-type="float">
            <text:p>0.3912385</text:p>
          </table:table-cell>
          <table:table-cell office:value-type="float" office:value="0.4554228" calcext:value-type="float">
            <text:p>0.4554228</text:p>
          </table:table-cell>
          <table:table-cell office:value-type="float" office:value="0" calcext:value-type="float">
            <text:p>0</text:p>
          </table:table-cell>
          <table:table-cell office:value-type="float" office:value="9.601142E-016" calcext:value-type="float">
            <text:p>9.601142E-16</text:p>
          </table:table-cell>
          <table:table-cell office:value-type="float" office:value="9.247193E-016" calcext:value-type="float">
            <text:p>9.247193E-16</text:p>
          </table:table-cell>
          <table:table-cell office:value-type="float" office:value="9.817909E-016" calcext:value-type="float">
            <text:p>9.817909E-16</text:p>
          </table:table-cell>
          <table:table-cell office:value-type="float" office:value="9.627414E-016" calcext:value-type="float">
            <text:p>9.627414E-16</text:p>
          </table:table-cell>
          <table:table-cell office:value-type="float" office:value="9.25693E-016" calcext:value-type="float">
            <text:p>9.25693E-16</text:p>
          </table:table-cell>
          <table:table-cell office:value-type="float" office:value="5.332733E-018" calcext:value-type="float">
            <text:p>5.332733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72062" calcext:value-type="float">
            <text:p>-0.02072062</text:p>
          </table:table-cell>
          <table:table-cell office:value-type="float" office:value="-0.01247522" calcext:value-type="float">
            <text:p>-0.01247522</text:p>
          </table:table-cell>
          <table:table-cell office:value-type="float" office:value="-0.01105029" calcext:value-type="float">
            <text:p>-0.01105029</text:p>
          </table:table-cell>
          <table:table-cell office:value-type="float" office:value="-0.01563409" calcext:value-type="float">
            <text:p>-0.01563409</text:p>
          </table:table-cell>
          <table:table-cell office:value-type="float" office:value="-0.02165827" calcext:value-type="float">
            <text:p>-0.02165827</text:p>
          </table:table-cell>
          <table:table-cell office:value-type="float" office:value="-0.04678952" calcext:value-type="float">
            <text:p>-0.04678952</text:p>
          </table:table-cell>
          <table:table-cell office:value-type="float" office:value="-0.03946404" calcext:value-type="float">
            <text:p>-0.03946404</text:p>
          </table:table-cell>
          <table:table-cell office:value-type="float" office:value="-0.1714513" calcext:value-type="float">
            <text:p>-0.1714513</text:p>
          </table:table-cell>
          <table:table-cell office:value-type="float" office:value="-0.1550937" calcext:value-type="float">
            <text:p>-0.1550937</text:p>
          </table:table-cell>
          <table:table-cell office:value-type="float" office:value="-0.03699942" calcext:value-type="float">
            <text:p>-0.03699942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03005666" calcext:value-type="float">
            <text:p>-0.03005666</text:p>
          </table:table-cell>
          <table:table-cell office:value-type="float" office:value="0.01985687" calcext:value-type="float">
            <text:p>0.01985687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22462" calcext:value-type="float">
            <text:p>-2.32246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2" calcext:value-type="float">
            <text:p>31102002</text:p>
          </table:table-cell>
          <table:table-cell office:value-type="float" office:value="539.5999" calcext:value-type="float">
            <text:p>539.5999</text:p>
          </table:table-cell>
          <table:table-cell office:value-type="float" office:value="580.017" calcext:value-type="float">
            <text:p>580.017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26.59" calcext:value-type="float">
            <text:p>1026.59</text:p>
          </table:table-cell>
          <table:table-cell office:value-type="float" office:value="-23.76177" calcext:value-type="float">
            <text:p>-23.76177</text:p>
          </table:table-cell>
          <table:table-cell office:value-type="float" office:value="0" calcext:value-type="float">
            <text:p>0</text:p>
          </table:table-cell>
          <table:table-cell office:value-type="float" office:value="0.2522509" calcext:value-type="float">
            <text:p>0.2522509</text:p>
          </table:table-cell>
          <table:table-cell office:value-type="float" office:value="0.3175468" calcext:value-type="float">
            <text:p>0.3175468</text:p>
          </table:table-cell>
          <table:table-cell office:value-type="float" office:value="0.3317603" calcext:value-type="float">
            <text:p>0.3317603</text:p>
          </table:table-cell>
          <table:table-cell office:value-type="float" office:value="0.335899" calcext:value-type="float">
            <text:p>0.335899</text:p>
          </table:table-cell>
          <table:table-cell office:value-type="float" office:value="0.3347143" calcext:value-type="float">
            <text:p>0.3347143</text:p>
          </table:table-cell>
          <table:table-cell office:value-type="float" office:value="0.2658007" calcext:value-type="float">
            <text:p>0.2658007</text:p>
          </table:table-cell>
          <table:table-cell office:value-type="float" office:value="0.2824472" calcext:value-type="float">
            <text:p>0.2824472</text:p>
          </table:table-cell>
          <table:table-cell office:value-type="float" office:value="0.2969767" calcext:value-type="float">
            <text:p>0.2969767</text:p>
          </table:table-cell>
          <table:table-cell office:value-type="float" office:value="0.2934229" calcext:value-type="float">
            <text:p>0.2934229</text:p>
          </table:table-cell>
          <table:table-cell office:value-type="float" office:value="0.3481511" calcext:value-type="float">
            <text:p>0.3481511</text:p>
          </table:table-cell>
          <table:table-cell office:value-type="float" office:value="0.3725974" calcext:value-type="float">
            <text:p>0.3725974</text:p>
          </table:table-cell>
          <table:table-cell office:value-type="float" office:value="0.3913999" calcext:value-type="float">
            <text:p>0.3913999</text:p>
          </table:table-cell>
          <table:table-cell office:value-type="float" office:value="0.4601227" calcext:value-type="float">
            <text:p>0.4601227</text:p>
          </table:table-cell>
          <table:table-cell office:value-type="float" office:value="0" calcext:value-type="float">
            <text:p>0</text:p>
          </table:table-cell>
          <table:table-cell office:value-type="float" office:value="0.01306768" calcext:value-type="float">
            <text:p>0.01306768</text:p>
          </table:table-cell>
          <table:table-cell office:value-type="float" office:value="9.24712E-016" calcext:value-type="float">
            <text:p>9.24712E-16</text:p>
          </table:table-cell>
          <table:table-cell office:value-type="float" office:value="9.817899E-016" calcext:value-type="float">
            <text:p>9.817899E-16</text:p>
          </table:table-cell>
          <table:table-cell office:value-type="float" office:value="9.627461E-016" calcext:value-type="float">
            <text:p>9.627461E-16</text:p>
          </table:table-cell>
          <table:table-cell office:value-type="float" office:value="9.256757E-016" calcext:value-type="float">
            <text:p>9.256757E-16</text:p>
          </table:table-cell>
          <table:table-cell office:value-type="float" office:value="5.332735E-018" calcext:value-type="float">
            <text:p>5.332735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239428" calcext:value-type="float">
            <text:p>-0.1239428</text:p>
          </table:table-cell>
          <table:table-cell office:value-type="float" office:value="-0.02497439" calcext:value-type="float">
            <text:p>-0.02497439</text:p>
          </table:table-cell>
          <table:table-cell office:value-type="float" office:value="-0.01907708" calcext:value-type="float">
            <text:p>-0.01907708</text:p>
          </table:table-cell>
          <table:table-cell office:value-type="float" office:value="-0.01769912" calcext:value-type="float">
            <text:p>-0.01769912</text:p>
          </table:table-cell>
          <table:table-cell office:value-type="float" office:value="-0.01809038" calcext:value-type="float">
            <text:p>-0.01809038</text:p>
          </table:table-cell>
          <table:table-cell office:value-type="float" office:value="-0.0352149" calcext:value-type="float">
            <text:p>-0.0352149</text:p>
          </table:table-cell>
          <table:table-cell office:value-type="float" office:value="-0.02097691" calcext:value-type="float">
            <text:p>-0.02097691</text:p>
          </table:table-cell>
          <table:table-cell office:value-type="float" office:value="-0.165807" calcext:value-type="float">
            <text:p>-0.165807</text:p>
          </table:table-cell>
          <table:table-cell office:value-type="float" office:value="-0.1540224" calcext:value-type="float">
            <text:p>-0.1540224</text:p>
          </table:table-cell>
          <table:table-cell office:value-type="float" office:value="-0.0366963" calcext:value-type="float">
            <text:p>-0.0366963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3810603" calcext:value-type="float">
            <text:p>-0.3810603</text:p>
          </table:table-cell>
          <table:table-cell office:value-type="float" office:value="0.01981809" calcext:value-type="float">
            <text:p>0.01981809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5317" calcext:value-type="float">
            <text:p>-2.3531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2" calcext:value-type="float">
            <text:p>1112002</text:p>
          </table:table-cell>
          <table:table-cell office:value-type="float" office:value="539.5999" calcext:value-type="float">
            <text:p>539.5999</text:p>
          </table:table-cell>
          <table:table-cell office:value-type="float" office:value="580.7365" calcext:value-type="float">
            <text:p>580.7365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25.898" calcext:value-type="float">
            <text:p>1025.898</text:p>
          </table:table-cell>
          <table:table-cell office:value-type="float" office:value="-23.78849" calcext:value-type="float">
            <text:p>-23.78849</text:p>
          </table:table-cell>
          <table:table-cell office:value-type="float" office:value="0" calcext:value-type="float">
            <text:p>0</text:p>
          </table:table-cell>
          <table:table-cell office:value-type="float" office:value="0.2751997" calcext:value-type="float">
            <text:p>0.2751997</text:p>
          </table:table-cell>
          <table:table-cell office:value-type="float" office:value="0.3089469" calcext:value-type="float">
            <text:p>0.3089469</text:p>
          </table:table-cell>
          <table:table-cell office:value-type="float" office:value="0.3226164" calcext:value-type="float">
            <text:p>0.3226164</text:p>
          </table:table-cell>
          <table:table-cell office:value-type="float" office:value="0.3263564" calcext:value-type="float">
            <text:p>0.3263564</text:p>
          </table:table-cell>
          <table:table-cell office:value-type="float" office:value="0.3253806" calcext:value-type="float">
            <text:p>0.3253806</text:p>
          </table:table-cell>
          <table:table-cell office:value-type="float" office:value="0.2746301" calcext:value-type="float">
            <text:p>0.2746301</text:p>
          </table:table-cell>
          <table:table-cell office:value-type="float" office:value="0.2787105" calcext:value-type="float">
            <text:p>0.2787105</text:p>
          </table:table-cell>
          <table:table-cell office:value-type="float" office:value="0.2980834" calcext:value-type="float">
            <text:p>0.2980834</text:p>
          </table:table-cell>
          <table:table-cell office:value-type="float" office:value="0.2936459" calcext:value-type="float">
            <text:p>0.2936459</text:p>
          </table:table-cell>
          <table:table-cell office:value-type="float" office:value="0.348441" calcext:value-type="float">
            <text:p>0.348441</text:p>
          </table:table-cell>
          <table:table-cell office:value-type="float" office:value="0.3726687" calcext:value-type="float">
            <text:p>0.3726687</text:p>
          </table:table-cell>
          <table:table-cell office:value-type="float" office:value="0.3914084" calcext:value-type="float">
            <text:p>0.3914084</text:p>
          </table:table-cell>
          <table:table-cell office:value-type="float" office:value="0.4623735" calcext:value-type="float">
            <text:p>0.4623735</text:p>
          </table:table-cell>
          <table:table-cell office:value-type="float" office:value="0" calcext:value-type="float">
            <text:p>0</text:p>
          </table:table-cell>
          <table:table-cell office:value-type="float" office:value="0.00252864" calcext:value-type="float">
            <text:p>0.00252864</text:p>
          </table:table-cell>
          <table:table-cell office:value-type="float" office:value="9.52676E-016" calcext:value-type="float">
            <text:p>9.52676E-16</text:p>
          </table:table-cell>
          <table:table-cell office:value-type="float" office:value="9.817886E-016" calcext:value-type="float">
            <text:p>9.817886E-16</text:p>
          </table:table-cell>
          <table:table-cell office:value-type="float" office:value="9.627477E-016" calcext:value-type="float">
            <text:p>9.627477E-16</text:p>
          </table:table-cell>
          <table:table-cell office:value-type="float" office:value="9.256625E-016" calcext:value-type="float">
            <text:p>9.256625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833595" calcext:value-type="float">
            <text:p>-0.06833595</text:p>
          </table:table-cell>
          <table:table-cell office:value-type="float" office:value="-0.02950117" calcext:value-type="float">
            <text:p>-0.02950117</text:p>
          </table:table-cell>
          <table:table-cell office:value-type="float" office:value="-0.02265878" calcext:value-type="float">
            <text:p>-0.02265878</text:p>
          </table:table-cell>
          <table:table-cell office:value-type="float" office:value="-0.02113238" calcext:value-type="float">
            <text:p>-0.02113238</text:p>
          </table:table-cell>
          <table:table-cell office:value-type="float" office:value="-0.02153438" calcext:value-type="float">
            <text:p>-0.02153438</text:p>
          </table:table-cell>
          <table:table-cell office:value-type="float" office:value="-0.02749291" calcext:value-type="float">
            <text:p>-0.02749291</text:p>
          </table:table-cell>
          <table:table-cell office:value-type="float" office:value="-0.02320881" calcext:value-type="float">
            <text:p>-0.02320881</text:p>
          </table:table-cell>
          <table:table-cell office:value-type="float" office:value="-0.1604829" calcext:value-type="float">
            <text:p>-0.1604829</text:p>
          </table:table-cell>
          <table:table-cell office:value-type="float" office:value="-0.1529331" calcext:value-type="float">
            <text:p>-0.1529331</text:p>
          </table:table-cell>
          <table:table-cell office:value-type="float" office:value="-0.03640254" calcext:value-type="float">
            <text:p>-0.03640254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1123469" calcext:value-type="float">
            <text:p>-0.1123469</text:p>
          </table:table-cell>
          <table:table-cell office:value-type="float" office:value="0.01966497" calcext:value-type="float">
            <text:p>0.01966497</text:p>
          </table:table-cell>
          <table:table-cell office:value-type="float" office:value="-9999.02" calcext:value-type="float">
            <text:p>-9999.02</text:p>
          </table:table-cell>
          <table:table-cell office:value-type="float" office:value="-2.370361" calcext:value-type="float">
            <text:p>-2.37036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2" calcext:value-type="float">
            <text:p>2112002</text:p>
          </table:table-cell>
          <table:table-cell office:value-type="float" office:value="539.5999" calcext:value-type="float">
            <text:p>539.5999</text:p>
          </table:table-cell>
          <table:table-cell office:value-type="float" office:value="580.9735" calcext:value-type="float">
            <text:p>580.9735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25.038" calcext:value-type="float">
            <text:p>1025.038</text:p>
          </table:table-cell>
          <table:table-cell office:value-type="float" office:value="-23.16501" calcext:value-type="float">
            <text:p>-23.16501</text:p>
          </table:table-cell>
          <table:table-cell office:value-type="float" office:value="0" calcext:value-type="float">
            <text:p>0</text:p>
          </table:table-cell>
          <table:table-cell office:value-type="float" office:value="0.1702897" calcext:value-type="float">
            <text:p>0.1702897</text:p>
          </table:table-cell>
          <table:table-cell office:value-type="float" office:value="0.3061027" calcext:value-type="float">
            <text:p>0.3061027</text:p>
          </table:table-cell>
          <table:table-cell office:value-type="float" office:value="0.3145214" calcext:value-type="float">
            <text:p>0.3145214</text:p>
          </table:table-cell>
          <table:table-cell office:value-type="float" office:value="0.3194789" calcext:value-type="float">
            <text:p>0.3194789</text:p>
          </table:table-cell>
          <table:table-cell office:value-type="float" office:value="0.3206866" calcext:value-type="float">
            <text:p>0.3206866</text:p>
          </table:table-cell>
          <table:table-cell office:value-type="float" office:value="0.2810897" calcext:value-type="float">
            <text:p>0.2810897</text:p>
          </table:table-cell>
          <table:table-cell office:value-type="float" office:value="0.3010228" calcext:value-type="float">
            <text:p>0.3010228</text:p>
          </table:table-cell>
          <table:table-cell office:value-type="float" office:value="0.2992058" calcext:value-type="float">
            <text:p>0.2992058</text:p>
          </table:table-cell>
          <table:table-cell office:value-type="float" office:value="0.2939013" calcext:value-type="float">
            <text:p>0.2939013</text:p>
          </table:table-cell>
          <table:table-cell office:value-type="float" office:value="0.3487015" calcext:value-type="float">
            <text:p>0.3487015</text:p>
          </table:table-cell>
          <table:table-cell office:value-type="float" office:value="0.3727427" calcext:value-type="float">
            <text:p>0.3727427</text:p>
          </table:table-cell>
          <table:table-cell office:value-type="float" office:value="0.3913732" calcext:value-type="float">
            <text:p>0.391373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50593E-016" calcext:value-type="float">
            <text:p>9.50593E-16</text:p>
          </table:table-cell>
          <table:table-cell office:value-type="float" office:value="9.394204E-016" calcext:value-type="float">
            <text:p>9.394204E-16</text:p>
          </table:table-cell>
          <table:table-cell office:value-type="float" office:value="9.393985E-016" calcext:value-type="float">
            <text:p>9.393985E-16</text:p>
          </table:table-cell>
          <table:table-cell office:value-type="float" office:value="9.678673E-016" calcext:value-type="float">
            <text:p>9.678673E-16</text:p>
          </table:table-cell>
          <table:table-cell office:value-type="float" office:value="9.256466E-016" calcext:value-type="float">
            <text:p>9.256466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office:value-type="float" office:value="0" calcext:value-type="float">
            <text:p>0</text:p>
          </table:table-cell>
          <table:table-cell office:value-type="float" office:value="0.00005514489" calcext:value-type="float">
            <text:p>5.514489E-05</text:p>
          </table:table-cell>
          <table:table-cell office:value-type="float" office:value="-2.799922" calcext:value-type="float">
            <text:p>-2.799922</text:p>
          </table:table-cell>
          <table:table-cell office:value-type="float" office:value="-0.03133371" calcext:value-type="float">
            <text:p>-0.03133371</text:p>
          </table:table-cell>
          <table:table-cell office:value-type="float" office:value="-0.0265049" calcext:value-type="float">
            <text:p>-0.0265049</text:p>
          </table:table-cell>
          <table:table-cell office:value-type="float" office:value="-0.02409895" calcext:value-type="float">
            <text:p>-0.02409895</text:p>
          </table:table-cell>
          <table:table-cell office:value-type="float" office:value="-0.02356217" calcext:value-type="float">
            <text:p>-0.02356217</text:p>
          </table:table-cell>
          <table:table-cell office:value-type="float" office:value="-0.02311442" calcext:value-type="float">
            <text:p>-0.02311442</text:p>
          </table:table-cell>
          <table:table-cell office:value-type="float" office:value="-0.01219033" calcext:value-type="float">
            <text:p>-0.01219033</text:p>
          </table:table-cell>
          <table:table-cell office:value-type="float" office:value="-0.1552994" calcext:value-type="float">
            <text:p>-0.1552994</text:p>
          </table:table-cell>
          <table:table-cell office:value-type="float" office:value="-0.1516993" calcext:value-type="float">
            <text:p>-0.1516993</text:p>
          </table:table-cell>
          <table:table-cell office:value-type="float" office:value="-0.03614033" calcext:value-type="float">
            <text:p>-0.03614033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12.73626" calcext:value-type="float">
            <text:p>-12.73626</text:p>
          </table:table-cell>
          <table:table-cell office:value-type="float" office:value="0.005618491" calcext:value-type="float">
            <text:p>0.00561849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4335" calcext:value-type="float">
            <text:p>-2.37433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2" calcext:value-type="float">
            <text:p>3112002</text:p>
          </table:table-cell>
          <table:table-cell office:value-type="float" office:value="539.5999" calcext:value-type="float">
            <text:p>539.5999</text:p>
          </table:table-cell>
          <table:table-cell office:value-type="float" office:value="581.2477" calcext:value-type="float">
            <text:p>581.2477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24.483" calcext:value-type="float">
            <text:p>1024.483</text:p>
          </table:table-cell>
          <table:table-cell office:value-type="float" office:value="-22.88348" calcext:value-type="float">
            <text:p>-22.88348</text:p>
          </table:table-cell>
          <table:table-cell office:value-type="float" office:value="0" calcext:value-type="float">
            <text:p>0</text:p>
          </table:table-cell>
          <table:table-cell office:value-type="float" office:value="0.1991734" calcext:value-type="float">
            <text:p>0.1991734</text:p>
          </table:table-cell>
          <table:table-cell office:value-type="float" office:value="0.3015476" calcext:value-type="float">
            <text:p>0.3015476</text:p>
          </table:table-cell>
          <table:table-cell office:value-type="float" office:value="0.3110292" calcext:value-type="float">
            <text:p>0.3110292</text:p>
          </table:table-cell>
          <table:table-cell office:value-type="float" office:value="0.3172614" calcext:value-type="float">
            <text:p>0.3172614</text:p>
          </table:table-cell>
          <table:table-cell office:value-type="float" office:value="0.3208688" calcext:value-type="float">
            <text:p>0.3208688</text:p>
          </table:table-cell>
          <table:table-cell office:value-type="float" office:value="0.2851785" calcext:value-type="float">
            <text:p>0.2851785</text:p>
          </table:table-cell>
          <table:table-cell office:value-type="float" office:value="0.289372" calcext:value-type="float">
            <text:p>0.289372</text:p>
          </table:table-cell>
          <table:table-cell office:value-type="float" office:value="0.3005953" calcext:value-type="float">
            <text:p>0.3005953</text:p>
          </table:table-cell>
          <table:table-cell office:value-type="float" office:value="0.2942105" calcext:value-type="float">
            <text:p>0.2942105</text:p>
          </table:table-cell>
          <table:table-cell office:value-type="float" office:value="0.3489193" calcext:value-type="float">
            <text:p>0.3489193</text:p>
          </table:table-cell>
          <table:table-cell office:value-type="float" office:value="0.3728139" calcext:value-type="float">
            <text:p>0.3728139</text:p>
          </table:table-cell>
          <table:table-cell office:value-type="float" office:value="0.3913019" calcext:value-type="float">
            <text:p>0.3913019</text:p>
          </table:table-cell>
          <table:table-cell office:value-type="float" office:value="0.4623717" calcext:value-type="float">
            <text:p>0.4623717</text:p>
          </table:table-cell>
          <table:table-cell office:value-type="float" office:value="0" calcext:value-type="float">
            <text:p>0</text:p>
          </table:table-cell>
          <table:table-cell office:value-type="float" office:value="0.009676011" calcext:value-type="float">
            <text:p>0.009676011</text:p>
          </table:table-cell>
          <table:table-cell office:value-type="float" office:value="9.394142E-016" calcext:value-type="float">
            <text:p>9.394142E-16</text:p>
          </table:table-cell>
          <table:table-cell office:value-type="float" office:value="9.393939E-016" calcext:value-type="float">
            <text:p>9.393939E-16</text:p>
          </table:table-cell>
          <table:table-cell office:value-type="float" office:value="9.678716E-016" calcext:value-type="float">
            <text:p>9.678716E-16</text:p>
          </table:table-cell>
          <table:table-cell office:value-type="float" office:value="9.256295E-016" calcext:value-type="float">
            <text:p>9.256295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35208" calcext:value-type="float">
            <text:p>-0.835208</text:p>
          </table:table-cell>
          <table:table-cell office:value-type="float" office:value="-0.03467475" calcext:value-type="float">
            <text:p>-0.03467475</text:p>
          </table:table-cell>
          <table:table-cell office:value-type="float" office:value="-0.02839322" calcext:value-type="float">
            <text:p>-0.02839322</text:p>
          </table:table-cell>
          <table:table-cell office:value-type="float" office:value="-0.02516851" calcext:value-type="float">
            <text:p>-0.02516851</text:p>
          </table:table-cell>
          <table:table-cell office:value-type="float" office:value="-0.02348663" calcext:value-type="float">
            <text:p>-0.02348663</text:p>
          </table:table-cell>
          <table:table-cell office:value-type="float" office:value="-0.02070063" calcext:value-type="float">
            <text:p>-0.02070063</text:p>
          </table:table-cell>
          <table:table-cell office:value-type="float" office:value="-0.01693718" calcext:value-type="float">
            <text:p>-0.01693718</text:p>
          </table:table-cell>
          <table:table-cell office:value-type="float" office:value="-0.1491107" calcext:value-type="float">
            <text:p>-0.1491107</text:p>
          </table:table-cell>
          <table:table-cell office:value-type="float" office:value="-0.1502164" calcext:value-type="float">
            <text:p>-0.1502164</text:p>
          </table:table-cell>
          <table:table-cell office:value-type="float" office:value="-0.03592337" calcext:value-type="float">
            <text:p>-0.03592337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1933461" calcext:value-type="float">
            <text:p>-0.1933461</text:p>
          </table:table-cell>
          <table:table-cell office:value-type="float" office:value="0.005439818" calcext:value-type="float">
            <text:p>0.00543981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7992" calcext:value-type="float">
            <text:p>-2.37799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2" calcext:value-type="float">
            <text:p>4112002</text:p>
          </table:table-cell>
          <table:table-cell office:value-type="float" office:value="541.1996" calcext:value-type="float">
            <text:p>541.1996</text:p>
          </table:table-cell>
          <table:table-cell office:value-type="float" office:value="581.9628" calcext:value-type="float">
            <text:p>581.9628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25.358" calcext:value-type="float">
            <text:p>1025.358</text:p>
          </table:table-cell>
          <table:table-cell office:value-type="float" office:value="-22.87385" calcext:value-type="float">
            <text:p>-22.87385</text:p>
          </table:table-cell>
          <table:table-cell office:value-type="float" office:value="0" calcext:value-type="float">
            <text:p>0</text:p>
          </table:table-cell>
          <table:table-cell office:value-type="float" office:value="0.3262464" calcext:value-type="float">
            <text:p>0.3262464</text:p>
          </table:table-cell>
          <table:table-cell office:value-type="float" office:value="0.3015095" calcext:value-type="float">
            <text:p>0.3015095</text:p>
          </table:table-cell>
          <table:table-cell office:value-type="float" office:value="0.3075994" calcext:value-type="float">
            <text:p>0.3075994</text:p>
          </table:table-cell>
          <table:table-cell office:value-type="float" office:value="0.3155104" calcext:value-type="float">
            <text:p>0.3155104</text:p>
          </table:table-cell>
          <table:table-cell office:value-type="float" office:value="0.3197024" calcext:value-type="float">
            <text:p>0.3197024</text:p>
          </table:table-cell>
          <table:table-cell office:value-type="float" office:value="0.2841484" calcext:value-type="float">
            <text:p>0.2841484</text:p>
          </table:table-cell>
          <table:table-cell office:value-type="float" office:value="0.2833817" calcext:value-type="float">
            <text:p>0.2833817</text:p>
          </table:table-cell>
          <table:table-cell office:value-type="float" office:value="0.3018684" calcext:value-type="float">
            <text:p>0.3018684</text:p>
          </table:table-cell>
          <table:table-cell office:value-type="float" office:value="0.294525" calcext:value-type="float">
            <text:p>0.294525</text:p>
          </table:table-cell>
          <table:table-cell office:value-type="float" office:value="0.3491339" calcext:value-type="float">
            <text:p>0.3491339</text:p>
          </table:table-cell>
          <table:table-cell office:value-type="float" office:value="0.3728814" calcext:value-type="float">
            <text:p>0.3728814</text:p>
          </table:table-cell>
          <table:table-cell office:value-type="float" office:value="0.3912242" calcext:value-type="float">
            <text:p>0.3912242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973871E-016" calcext:value-type="float">
            <text:p>9.973871E-16</text:p>
          </table:table-cell>
          <table:table-cell office:value-type="float" office:value="9.370124E-016" calcext:value-type="float">
            <text:p>9.370124E-16</text:p>
          </table:table-cell>
          <table:table-cell office:value-type="float" office:value="9.39389E-016" calcext:value-type="float">
            <text:p>9.39389E-16</text:p>
          </table:table-cell>
          <table:table-cell office:value-type="float" office:value="9.678733E-016" calcext:value-type="float">
            <text:p>9.678733E-16</text:p>
          </table:table-cell>
          <table:table-cell office:value-type="float" office:value="9.256158E-016" calcext:value-type="float">
            <text:p>9.256158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040233" calcext:value-type="float">
            <text:p>-0.02040233</text:p>
          </table:table-cell>
          <table:table-cell office:value-type="float" office:value="-0.03531395" calcext:value-type="float">
            <text:p>-0.03531395</text:p>
          </table:table-cell>
          <table:table-cell office:value-type="float" office:value="-0.03042849" calcext:value-type="float">
            <text:p>-0.03042849</text:p>
          </table:table-cell>
          <table:table-cell office:value-type="float" office:value="-0.02603159" calcext:value-type="float">
            <text:p>-0.02603159</text:p>
          </table:table-cell>
          <table:table-cell office:value-type="float" office:value="-0.02400748" calcext:value-type="float">
            <text:p>-0.02400748</text:p>
          </table:table-cell>
          <table:table-cell office:value-type="float" office:value="-0.02125612" calcext:value-type="float">
            <text:p>-0.02125612</text:p>
          </table:table-cell>
          <table:table-cell office:value-type="float" office:value="-0.02020193" calcext:value-type="float">
            <text:p>-0.02020193</text:p>
          </table:table-cell>
          <table:table-cell office:value-type="float" office:value="-0.1436817" calcext:value-type="float">
            <text:p>-0.1436817</text:p>
          </table:table-cell>
          <table:table-cell office:value-type="float" office:value="-0.1487239" calcext:value-type="float">
            <text:p>-0.1487239</text:p>
          </table:table-cell>
          <table:table-cell office:value-type="float" office:value="-0.03571083" calcext:value-type="float">
            <text:p>-0.03571083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02033295" calcext:value-type="float">
            <text:p>-0.02033295</text:p>
          </table:table-cell>
          <table:table-cell office:value-type="float" office:value="0.005417201" calcext:value-type="float">
            <text:p>0.00541720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1464" calcext:value-type="float">
            <text:p>-2.38146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2" calcext:value-type="float">
            <text:p>5112002</text:p>
          </table:table-cell>
          <table:table-cell office:value-type="float" office:value="541.8994" calcext:value-type="float">
            <text:p>541.8994</text:p>
          </table:table-cell>
          <table:table-cell office:value-type="float" office:value="582.1894" calcext:value-type="float">
            <text:p>582.1894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25.664" calcext:value-type="float">
            <text:p>1025.664</text:p>
          </table:table-cell>
          <table:table-cell office:value-type="float" office:value="-22.70605" calcext:value-type="float">
            <text:p>-22.70605</text:p>
          </table:table-cell>
          <table:table-cell office:value-type="float" office:value="0" calcext:value-type="float">
            <text:p>0</text:p>
          </table:table-cell>
          <table:table-cell office:value-type="float" office:value="0.3070411" calcext:value-type="float">
            <text:p>0.3070411</text:p>
          </table:table-cell>
          <table:table-cell office:value-type="float" office:value="0.3115344" calcext:value-type="float">
            <text:p>0.3115344</text:p>
          </table:table-cell>
          <table:table-cell office:value-type="float" office:value="0.3134221" calcext:value-type="float">
            <text:p>0.3134221</text:p>
          </table:table-cell>
          <table:table-cell office:value-type="float" office:value="0.3161024" calcext:value-type="float">
            <text:p>0.3161024</text:p>
          </table:table-cell>
          <table:table-cell office:value-type="float" office:value="0.3186992" calcext:value-type="float">
            <text:p>0.3186992</text:p>
          </table:table-cell>
          <table:table-cell office:value-type="float" office:value="0.2820781" calcext:value-type="float">
            <text:p>0.2820781</text:p>
          </table:table-cell>
          <table:table-cell office:value-type="float" office:value="0.2797829" calcext:value-type="float">
            <text:p>0.2797829</text:p>
          </table:table-cell>
          <table:table-cell office:value-type="float" office:value="0.3030494" calcext:value-type="float">
            <text:p>0.3030494</text:p>
          </table:table-cell>
          <table:table-cell office:value-type="float" office:value="0.2948436" calcext:value-type="float">
            <text:p>0.2948436</text:p>
          </table:table-cell>
          <table:table-cell office:value-type="float" office:value="0.3493464" calcext:value-type="float">
            <text:p>0.3493464</text:p>
          </table:table-cell>
          <table:table-cell office:value-type="float" office:value="0.3729452" calcext:value-type="float">
            <text:p>0.3729452</text:p>
          </table:table-cell>
          <table:table-cell office:value-type="float" office:value="0.3911425" calcext:value-type="float">
            <text:p>0.3911425</text:p>
          </table:table-cell>
          <table:table-cell office:value-type="float" office:value="0.462373" calcext:value-type="float">
            <text:p>0.462373</text:p>
          </table:table-cell>
          <table:table-cell office:value-type="float" office:value="0" calcext:value-type="float">
            <text:p>0</text:p>
          </table:table-cell>
          <table:table-cell office:value-type="float" office:value="0.002405577" calcext:value-type="float">
            <text:p>0.002405577</text:p>
          </table:table-cell>
          <table:table-cell office:value-type="float" office:value="9.370074E-016" calcext:value-type="float">
            <text:p>9.370074E-16</text:p>
          </table:table-cell>
          <table:table-cell office:value-type="float" office:value="9.393828E-016" calcext:value-type="float">
            <text:p>9.393828E-16</text:p>
          </table:table-cell>
          <table:table-cell office:value-type="float" office:value="9.678753E-016" calcext:value-type="float">
            <text:p>9.678753E-16</text:p>
          </table:table-cell>
          <table:table-cell office:value-type="float" office:value="9.256026E-016" calcext:value-type="float">
            <text:p>9.256026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002303" calcext:value-type="float">
            <text:p>-0.03002303</text:p>
          </table:table-cell>
          <table:table-cell office:value-type="float" office:value="-0.02809644" calcext:value-type="float">
            <text:p>-0.02809644</text:p>
          </table:table-cell>
          <table:table-cell office:value-type="float" office:value="-0.02711082" calcext:value-type="float">
            <text:p>-0.02711082</text:p>
          </table:table-cell>
          <table:table-cell office:value-type="float" office:value="-0.0257499" calcext:value-type="float">
            <text:p>-0.0257499</text:p>
          </table:table-cell>
          <table:table-cell office:value-type="float" office:value="-0.02448377" calcext:value-type="float">
            <text:p>-0.02448377</text:p>
          </table:table-cell>
          <table:table-cell office:value-type="float" office:value="-0.02245222" calcext:value-type="float">
            <text:p>-0.02245222</text:p>
          </table:table-cell>
          <table:table-cell office:value-type="float" office:value="-0.02249379" calcext:value-type="float">
            <text:p>-0.02249379</text:p>
          </table:table-cell>
          <table:table-cell office:value-type="float" office:value="-0.138843" calcext:value-type="float">
            <text:p>-0.138843</text:p>
          </table:table-cell>
          <table:table-cell office:value-type="float" office:value="-0.1472288" calcext:value-type="float">
            <text:p>-0.1472288</text:p>
          </table:table-cell>
          <table:table-cell office:value-type="float" office:value="-0.03550176" calcext:value-type="float">
            <text:p>-0.03550176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03136903" calcext:value-type="float">
            <text:p>-0.03136903</text:p>
          </table:table-cell>
          <table:table-cell office:value-type="float" office:value="0.005399682" calcext:value-type="float">
            <text:p>0.00539968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4872" calcext:value-type="float">
            <text:p>-2.38487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2" calcext:value-type="float">
            <text:p>6112002</text:p>
          </table:table-cell>
          <table:table-cell office:value-type="float" office:value="541.8994" calcext:value-type="float">
            <text:p>541.8994</text:p>
          </table:table-cell>
          <table:table-cell office:value-type="float" office:value="583.1431" calcext:value-type="float">
            <text:p>583.1431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24.578" calcext:value-type="float">
            <text:p>1024.578</text:p>
          </table:table-cell>
          <table:table-cell office:value-type="float" office:value="-22.57248" calcext:value-type="float">
            <text:p>-22.57248</text:p>
          </table:table-cell>
          <table:table-cell office:value-type="float" office:value="0" calcext:value-type="float">
            <text:p>0</text:p>
          </table:table-cell>
          <table:table-cell office:value-type="float" office:value="0.294324" calcext:value-type="float">
            <text:p>0.294324</text:p>
          </table:table-cell>
          <table:table-cell office:value-type="float" office:value="0.2989468" calcext:value-type="float">
            <text:p>0.2989468</text:p>
          </table:table-cell>
          <table:table-cell office:value-type="float" office:value="0.3089512" calcext:value-type="float">
            <text:p>0.3089512</text:p>
          </table:table-cell>
          <table:table-cell office:value-type="float" office:value="0.3148111" calcext:value-type="float">
            <text:p>0.3148111</text:p>
          </table:table-cell>
          <table:table-cell office:value-type="float" office:value="0.317434" calcext:value-type="float">
            <text:p>0.317434</text:p>
          </table:table-cell>
          <table:table-cell office:value-type="float" office:value="0.2804546" calcext:value-type="float">
            <text:p>0.2804546</text:p>
          </table:table-cell>
          <table:table-cell office:value-type="float" office:value="0.2770897" calcext:value-type="float">
            <text:p>0.2770897</text:p>
          </table:table-cell>
          <table:table-cell office:value-type="float" office:value="0.3044013" calcext:value-type="float">
            <text:p>0.3044013</text:p>
          </table:table-cell>
          <table:table-cell office:value-type="float" office:value="0.2951674" calcext:value-type="float">
            <text:p>0.2951674</text:p>
          </table:table-cell>
          <table:table-cell office:value-type="float" office:value="0.3495573" calcext:value-type="float">
            <text:p>0.3495573</text:p>
          </table:table-cell>
          <table:table-cell office:value-type="float" office:value="0.3730054" calcext:value-type="float">
            <text:p>0.3730054</text:p>
          </table:table-cell>
          <table:table-cell office:value-type="float" office:value="0.3910561" calcext:value-type="float">
            <text:p>0.39105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50042E-016" calcext:value-type="float">
            <text:p>9.850042E-16</text:p>
          </table:table-cell>
          <table:table-cell office:value-type="float" office:value="9.369986E-016" calcext:value-type="float">
            <text:p>9.369986E-16</text:p>
          </table:table-cell>
          <table:table-cell office:value-type="float" office:value="9.393757E-016" calcext:value-type="float">
            <text:p>9.393757E-16</text:p>
          </table:table-cell>
          <table:table-cell office:value-type="float" office:value="9.678785E-016" calcext:value-type="float">
            <text:p>9.678785E-16</text:p>
          </table:table-cell>
          <table:table-cell office:value-type="float" office:value="9.255867E-016" calcext:value-type="float">
            <text:p>9.25586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4180786" calcext:value-type="float">
            <text:p>-0.04180786</text:p>
          </table:table-cell>
          <table:table-cell office:value-type="float" office:value="-0.03715517" calcext:value-type="float">
            <text:p>-0.03715517</text:p>
          </table:table-cell>
          <table:table-cell office:value-type="float" office:value="-0.02958911" calcext:value-type="float">
            <text:p>-0.02958911</text:p>
          </table:table-cell>
          <table:table-cell office:value-type="float" office:value="-0.02638623" calcext:value-type="float">
            <text:p>-0.02638623</text:p>
          </table:table-cell>
          <table:table-cell office:value-type="float" office:value="-0.02507909" calcext:value-type="float">
            <text:p>-0.02507909</text:p>
          </table:table-cell>
          <table:table-cell office:value-type="float" office:value="-0.0234461" calcext:value-type="float">
            <text:p>-0.0234461</text:p>
          </table:table-cell>
          <table:table-cell office:value-type="float" office:value="-0.02438843" calcext:value-type="float">
            <text:p>-0.02438843</text:p>
          </table:table-cell>
          <table:table-cell office:value-type="float" office:value="-0.1335383" calcext:value-type="float">
            <text:p>-0.1335383</text:p>
          </table:table-cell>
          <table:table-cell office:value-type="float" office:value="-0.1457265" calcext:value-type="float">
            <text:p>-0.1457265</text:p>
          </table:table-cell>
          <table:table-cell office:value-type="float" office:value="-0.03529554" calcext:value-type="float">
            <text:p>-0.03529554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04353938" calcext:value-type="float">
            <text:p>-0.04353938</text:p>
          </table:table-cell>
          <table:table-cell office:value-type="float" office:value="0.005353922" calcext:value-type="float">
            <text:p>0.00535392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8179" calcext:value-type="float">
            <text:p>-2.38817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2" calcext:value-type="float">
            <text:p>7112002</text:p>
          </table:table-cell>
          <table:table-cell office:value-type="float" office:value="541.8994" calcext:value-type="float">
            <text:p>541.8994</text:p>
          </table:table-cell>
          <table:table-cell office:value-type="float" office:value="584.8144" calcext:value-type="float">
            <text:p>584.8144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22.907" calcext:value-type="float">
            <text:p>1022.907</text:p>
          </table:table-cell>
          <table:table-cell office:value-type="float" office:value="-22.57248" calcext:value-type="float">
            <text:p>-22.57248</text:p>
          </table:table-cell>
          <table:table-cell office:value-type="float" office:value="0" calcext:value-type="float">
            <text:p>0</text:p>
          </table:table-cell>
          <table:table-cell office:value-type="float" office:value="0.2482115" calcext:value-type="float">
            <text:p>0.2482115</text:p>
          </table:table-cell>
          <table:table-cell office:value-type="float" office:value="0.2879074" calcext:value-type="float">
            <text:p>0.2879074</text:p>
          </table:table-cell>
          <table:table-cell office:value-type="float" office:value="0.3039206" calcext:value-type="float">
            <text:p>0.3039206</text:p>
          </table:table-cell>
          <table:table-cell office:value-type="float" office:value="0.3119342" calcext:value-type="float">
            <text:p>0.3119342</text:p>
          </table:table-cell>
          <table:table-cell office:value-type="float" office:value="0.3149208" calcext:value-type="float">
            <text:p>0.3149208</text:p>
          </table:table-cell>
          <table:table-cell office:value-type="float" office:value="0.2784735" calcext:value-type="float">
            <text:p>0.2784735</text:p>
          </table:table-cell>
          <table:table-cell office:value-type="float" office:value="0.2741355" calcext:value-type="float">
            <text:p>0.2741355</text:p>
          </table:table-cell>
          <table:table-cell office:value-type="float" office:value="0.3057312" calcext:value-type="float">
            <text:p>0.3057312</text:p>
          </table:table-cell>
          <table:table-cell office:value-type="float" office:value="0.2954964" calcext:value-type="float">
            <text:p>0.2954964</text:p>
          </table:table-cell>
          <table:table-cell office:value-type="float" office:value="0.3497649" calcext:value-type="float">
            <text:p>0.3497649</text:p>
          </table:table-cell>
          <table:table-cell office:value-type="float" office:value="0.3730623" calcext:value-type="float">
            <text:p>0.3730623</text:p>
          </table:table-cell>
          <table:table-cell office:value-type="float" office:value="0.390967" calcext:value-type="float">
            <text:p>0.390967</text:p>
          </table:table-cell>
          <table:table-cell office:value-type="float" office:value="0.4623751" calcext:value-type="float">
            <text:p>0.4623751</text:p>
          </table:table-cell>
          <table:table-cell office:value-type="float" office:value="0" calcext:value-type="float">
            <text:p>0</text:p>
          </table:table-cell>
          <table:table-cell office:value-type="float" office:value="9.927308E-016" calcext:value-type="float">
            <text:p>9.927308E-16</text:p>
          </table:table-cell>
          <table:table-cell office:value-type="float" office:value="9.369848E-016" calcext:value-type="float">
            <text:p>9.369848E-16</text:p>
          </table:table-cell>
          <table:table-cell office:value-type="float" office:value="9.393655E-016" calcext:value-type="float">
            <text:p>9.393655E-16</text:p>
          </table:table-cell>
          <table:table-cell office:value-type="float" office:value="9.678801E-016" calcext:value-type="float">
            <text:p>9.678801E-16</text:p>
          </table:table-cell>
          <table:table-cell office:value-type="float" office:value="9.255698E-016" calcext:value-type="float">
            <text:p>9.255698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15427" calcext:value-type="float">
            <text:p>-0.1615427</text:p>
          </table:table-cell>
          <table:table-cell office:value-type="float" office:value="-0.04930906" calcext:value-type="float">
            <text:p>-0.04930906</text:p>
          </table:table-cell>
          <table:table-cell office:value-type="float" office:value="-0.03270099" calcext:value-type="float">
            <text:p>-0.03270099</text:p>
          </table:table-cell>
          <table:table-cell office:value-type="float" office:value="-0.0279112" calcext:value-type="float">
            <text:p>-0.0279112</text:p>
          </table:table-cell>
          <table:table-cell office:value-type="float" office:value="-0.02633067" calcext:value-type="float">
            <text:p>-0.02633067</text:p>
          </table:table-cell>
          <table:table-cell office:value-type="float" office:value="-0.02472083" calcext:value-type="float">
            <text:p>-0.02472083</text:p>
          </table:table-cell>
          <table:table-cell office:value-type="float" office:value="-0.02668813" calcext:value-type="float">
            <text:p>-0.02668813</text:p>
          </table:table-cell>
          <table:table-cell office:value-type="float" office:value="-0.1285259" calcext:value-type="float">
            <text:p>-0.1285259</text:p>
          </table:table-cell>
          <table:table-cell office:value-type="float" office:value="-0.1442173" calcext:value-type="float">
            <text:p>-0.1442173</text:p>
          </table:table-cell>
          <table:table-cell office:value-type="float" office:value="-0.03509386" calcext:value-type="float">
            <text:p>-0.03509386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2172918" calcext:value-type="float">
            <text:p>-0.2172918</text:p>
          </table:table-cell>
          <table:table-cell office:value-type="float" office:value="0.005295548" calcext:value-type="float">
            <text:p>0.00529554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1402" calcext:value-type="float">
            <text:p>-2.39140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2" calcext:value-type="float">
            <text:p>8112002</text:p>
          </table:table-cell>
          <table:table-cell office:value-type="float" office:value="541.8994" calcext:value-type="float">
            <text:p>541.8994</text:p>
          </table:table-cell>
          <table:table-cell office:value-type="float" office:value="585.7939" calcext:value-type="float">
            <text:p>585.7939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21.927" calcext:value-type="float">
            <text:p>1021.927</text:p>
          </table:table-cell>
          <table:table-cell office:value-type="float" office:value="-22.57248" calcext:value-type="float">
            <text:p>-22.57248</text:p>
          </table:table-cell>
          <table:table-cell office:value-type="float" office:value="0" calcext:value-type="float">
            <text:p>0</text:p>
          </table:table-cell>
          <table:table-cell office:value-type="float" office:value="0.2511616" calcext:value-type="float">
            <text:p>0.2511616</text:p>
          </table:table-cell>
          <table:table-cell office:value-type="float" office:value="0.2781319" calcext:value-type="float">
            <text:p>0.2781319</text:p>
          </table:table-cell>
          <table:table-cell office:value-type="float" office:value="0.2985115" calcext:value-type="float">
            <text:p>0.2985115</text:p>
          </table:table-cell>
          <table:table-cell office:value-type="float" office:value="0.3079832" calcext:value-type="float">
            <text:p>0.3079832</text:p>
          </table:table-cell>
          <table:table-cell office:value-type="float" office:value="0.3115951" calcext:value-type="float">
            <text:p>0.3115951</text:p>
          </table:table-cell>
          <table:table-cell office:value-type="float" office:value="0.2763185" calcext:value-type="float">
            <text:p>0.2763185</text:p>
          </table:table-cell>
          <table:table-cell office:value-type="float" office:value="0.2717775" calcext:value-type="float">
            <text:p>0.2717775</text:p>
          </table:table-cell>
          <table:table-cell office:value-type="float" office:value="0.306957" calcext:value-type="float">
            <text:p>0.306957</text:p>
          </table:table-cell>
          <table:table-cell office:value-type="float" office:value="0.295829" calcext:value-type="float">
            <text:p>0.295829</text:p>
          </table:table-cell>
          <table:table-cell office:value-type="float" office:value="0.3499711" calcext:value-type="float">
            <text:p>0.3499711</text:p>
          </table:table-cell>
          <table:table-cell office:value-type="float" office:value="0.3731156" calcext:value-type="float">
            <text:p>0.3731156</text:p>
          </table:table-cell>
          <table:table-cell office:value-type="float" office:value="0.3908748" calcext:value-type="float">
            <text:p>0.390874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929038E-016" calcext:value-type="float">
            <text:p>9.929038E-16</text:p>
          </table:table-cell>
          <table:table-cell office:value-type="float" office:value="9.369693E-016" calcext:value-type="float">
            <text:p>9.369693E-16</text:p>
          </table:table-cell>
          <table:table-cell office:value-type="float" office:value="9.393542E-016" calcext:value-type="float">
            <text:p>9.393542E-16</text:p>
          </table:table-cell>
          <table:table-cell office:value-type="float" office:value="9.67879E-016" calcext:value-type="float">
            <text:p>9.67879E-16</text:p>
          </table:table-cell>
          <table:table-cell office:value-type="float" office:value="9.255535E-016" calcext:value-type="float">
            <text:p>9.255535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452272" calcext:value-type="float">
            <text:p>-0.1452272</text:p>
          </table:table-cell>
          <table:table-cell office:value-type="float" office:value="-0.0645836" calcext:value-type="float">
            <text:p>-0.0645836</text:p>
          </table:table-cell>
          <table:table-cell office:value-type="float" office:value="-0.03749525" calcext:value-type="float">
            <text:p>-0.03749525</text:p>
          </table:table-cell>
          <table:table-cell office:value-type="float" office:value="-0.03017566" calcext:value-type="float">
            <text:p>-0.03017566</text:p>
          </table:table-cell>
          <table:table-cell office:value-type="float" office:value="-0.02809421" calcext:value-type="float">
            <text:p>-0.02809421</text:p>
          </table:table-cell>
          <table:table-cell office:value-type="float" office:value="-0.02620326" calcext:value-type="float">
            <text:p>-0.02620326</text:p>
          </table:table-cell>
          <table:table-cell office:value-type="float" office:value="-0.02869129" calcext:value-type="float">
            <text:p>-0.02869129</text:p>
          </table:table-cell>
          <table:table-cell office:value-type="float" office:value="-0.1240914" calcext:value-type="float">
            <text:p>-0.1240914</text:p>
          </table:table-cell>
          <table:table-cell office:value-type="float" office:value="-0.1427087" calcext:value-type="float">
            <text:p>-0.1427087</text:p>
          </table:table-cell>
          <table:table-cell office:value-type="float" office:value="-0.03489487" calcext:value-type="float">
            <text:p>-0.03489487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168155" calcext:value-type="float">
            <text:p>-0.168155</text:p>
          </table:table-cell>
          <table:table-cell office:value-type="float" office:value="0.005246197" calcext:value-type="float">
            <text:p>0.00524619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4536" calcext:value-type="float">
            <text:p>-2.39453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2" calcext:value-type="float">
            <text:p>9112002</text:p>
          </table:table-cell>
          <table:table-cell office:value-type="float" office:value="541.8994" calcext:value-type="float">
            <text:p>541.8994</text:p>
          </table:table-cell>
          <table:table-cell office:value-type="float" office:value="587.0235" calcext:value-type="float">
            <text:p>587.0235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20.698" calcext:value-type="float">
            <text:p>1020.698</text:p>
          </table:table-cell>
          <table:table-cell office:value-type="float" office:value="-22.57248" calcext:value-type="float">
            <text:p>-22.57248</text:p>
          </table:table-cell>
          <table:table-cell office:value-type="float" office:value="0" calcext:value-type="float">
            <text:p>0</text:p>
          </table:table-cell>
          <table:table-cell office:value-type="float" office:value="0.2108397" calcext:value-type="float">
            <text:p>0.2108397</text:p>
          </table:table-cell>
          <table:table-cell office:value-type="float" office:value="0.2762558" calcext:value-type="float">
            <text:p>0.2762558</text:p>
          </table:table-cell>
          <table:table-cell office:value-type="float" office:value="0.294018" calcext:value-type="float">
            <text:p>0.294018</text:p>
          </table:table-cell>
          <table:table-cell office:value-type="float" office:value="0.3036342" calcext:value-type="float">
            <text:p>0.3036342</text:p>
          </table:table-cell>
          <table:table-cell office:value-type="float" office:value="0.3080793" calcext:value-type="float">
            <text:p>0.3080793</text:p>
          </table:table-cell>
          <table:table-cell office:value-type="float" office:value="0.2741083" calcext:value-type="float">
            <text:p>0.2741083</text:p>
          </table:table-cell>
          <table:table-cell office:value-type="float" office:value="0.2692391" calcext:value-type="float">
            <text:p>0.2692391</text:p>
          </table:table-cell>
          <table:table-cell office:value-type="float" office:value="0.3082164" calcext:value-type="float">
            <text:p>0.3082164</text:p>
          </table:table-cell>
          <table:table-cell office:value-type="float" office:value="0.2961652" calcext:value-type="float">
            <text:p>0.2961652</text:p>
          </table:table-cell>
          <table:table-cell office:value-type="float" office:value="0.3501751" calcext:value-type="float">
            <text:p>0.3501751</text:p>
          </table:table-cell>
          <table:table-cell office:value-type="float" office:value="0.3731657" calcext:value-type="float">
            <text:p>0.3731657</text:p>
          </table:table-cell>
          <table:table-cell office:value-type="float" office:value="0.3907804" calcext:value-type="float">
            <text:p>0.390780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930883E-016" calcext:value-type="float">
            <text:p>9.930883E-16</text:p>
          </table:table-cell>
          <table:table-cell office:value-type="float" office:value="9.369532E-016" calcext:value-type="float">
            <text:p>9.369532E-16</text:p>
          </table:table-cell>
          <table:table-cell office:value-type="float" office:value="9.39338E-016" calcext:value-type="float">
            <text:p>9.39338E-16</text:p>
          </table:table-cell>
          <table:table-cell office:value-type="float" office:value="9.678801E-016" calcext:value-type="float">
            <text:p>9.678801E-16</text:p>
          </table:table-cell>
          <table:table-cell office:value-type="float" office:value="9.25539E-016" calcext:value-type="float">
            <text:p>9.25539E-16</text:p>
          </table:table-cell>
          <table:table-cell office:value-type="float" office:value="5.332733E-018" calcext:value-type="float">
            <text:p>5.332733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601282" calcext:value-type="float">
            <text:p>-0.5601282</text:p>
          </table:table-cell>
          <table:table-cell office:value-type="float" office:value="-0.06808881" calcext:value-type="float">
            <text:p>-0.06808881</text:p>
          </table:table-cell>
          <table:table-cell office:value-type="float" office:value="-0.04215604" calcext:value-type="float">
            <text:p>-0.04215604</text:p>
          </table:table-cell>
          <table:table-cell office:value-type="float" office:value="-0.03292215" calcext:value-type="float">
            <text:p>-0.03292215</text:p>
          </table:table-cell>
          <table:table-cell office:value-type="float" office:value="-0.03011838" calcext:value-type="float">
            <text:p>-0.03011838</text:p>
          </table:table-cell>
          <table:table-cell office:value-type="float" office:value="-0.02782346" calcext:value-type="float">
            <text:p>-0.02782346</text:p>
          </table:table-cell>
          <table:table-cell office:value-type="float" office:value="-0.03103224" calcext:value-type="float">
            <text:p>-0.03103224</text:p>
          </table:table-cell>
          <table:table-cell office:value-type="float" office:value="-0.1197245" calcext:value-type="float">
            <text:p>-0.1197245</text:p>
          </table:table-cell>
          <table:table-cell office:value-type="float" office:value="-0.1412022" calcext:value-type="float">
            <text:p>-0.1412022</text:p>
          </table:table-cell>
          <table:table-cell office:value-type="float" office:value="-0.03469923" calcext:value-type="float">
            <text:p>-0.03469923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6735716" calcext:value-type="float">
            <text:p>-0.6735716</text:p>
          </table:table-cell>
          <table:table-cell office:value-type="float" office:value="0.005200208" calcext:value-type="float">
            <text:p>0.00520020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759" calcext:value-type="float">
            <text:p>-2.3975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2" calcext:value-type="float">
            <text:p>10112002</text:p>
          </table:table-cell>
          <table:table-cell office:value-type="float" office:value="541.8994" calcext:value-type="float">
            <text:p>541.8994</text:p>
          </table:table-cell>
          <table:table-cell office:value-type="float" office:value="587.8981" calcext:value-type="float">
            <text:p>587.8981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9.989" calcext:value-type="float">
            <text:p>1019.989</text:p>
          </table:table-cell>
          <table:table-cell office:value-type="float" office:value="-22.73857" calcext:value-type="float">
            <text:p>-22.73857</text:p>
          </table:table-cell>
          <table:table-cell office:value-type="float" office:value="0" calcext:value-type="float">
            <text:p>0</text:p>
          </table:table-cell>
          <table:table-cell office:value-type="float" office:value="0.1956395" calcext:value-type="float">
            <text:p>0.1956395</text:p>
          </table:table-cell>
          <table:table-cell office:value-type="float" office:value="0.271398" calcext:value-type="float">
            <text:p>0.271398</text:p>
          </table:table-cell>
          <table:table-cell office:value-type="float" office:value="0.2910551" calcext:value-type="float">
            <text:p>0.2910551</text:p>
          </table:table-cell>
          <table:table-cell office:value-type="float" office:value="0.3005753" calcext:value-type="float">
            <text:p>0.3005753</text:p>
          </table:table-cell>
          <table:table-cell office:value-type="float" office:value="0.3043697" calcext:value-type="float">
            <text:p>0.3043697</text:p>
          </table:table-cell>
          <table:table-cell office:value-type="float" office:value="0.2716677" calcext:value-type="float">
            <text:p>0.2716677</text:p>
          </table:table-cell>
          <table:table-cell office:value-type="float" office:value="0.2665347" calcext:value-type="float">
            <text:p>0.2665347</text:p>
          </table:table-cell>
          <table:table-cell office:value-type="float" office:value="0.3095576" calcext:value-type="float">
            <text:p>0.3095576</text:p>
          </table:table-cell>
          <table:table-cell office:value-type="float" office:value="0.2965068" calcext:value-type="float">
            <text:p>0.2965068</text:p>
          </table:table-cell>
          <table:table-cell office:value-type="float" office:value="0.3503766" calcext:value-type="float">
            <text:p>0.3503766</text:p>
          </table:table-cell>
          <table:table-cell office:value-type="float" office:value="0.3732128" calcext:value-type="float">
            <text:p>0.3732128</text:p>
          </table:table-cell>
          <table:table-cell office:value-type="float" office:value="0.3907064" calcext:value-type="float">
            <text:p>0.3907064</text:p>
          </table:table-cell>
          <table:table-cell office:value-type="float" office:value="0.4608869" calcext:value-type="float">
            <text:p>0.4608869</text:p>
          </table:table-cell>
          <table:table-cell office:value-type="float" office:value="0" calcext:value-type="float">
            <text:p>0</text:p>
          </table:table-cell>
          <table:table-cell office:value-type="float" office:value="9.932485E-016" calcext:value-type="float">
            <text:p>9.932485E-16</text:p>
          </table:table-cell>
          <table:table-cell office:value-type="float" office:value="9.369408E-016" calcext:value-type="float">
            <text:p>9.369408E-16</text:p>
          </table:table-cell>
          <table:table-cell office:value-type="float" office:value="9.393279E-016" calcext:value-type="float">
            <text:p>9.393279E-16</text:p>
          </table:table-cell>
          <table:table-cell office:value-type="float" office:value="9.678769E-016" calcext:value-type="float">
            <text:p>9.678769E-16</text:p>
          </table:table-cell>
          <table:table-cell office:value-type="float" office:value="9.255248E-016" calcext:value-type="float">
            <text:p>9.255248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82882" calcext:value-type="float">
            <text:p>-0.982882</text:p>
          </table:table-cell>
          <table:table-cell office:value-type="float" office:value="-0.07812709" calcext:value-type="float">
            <text:p>-0.07812709</text:p>
          </table:table-cell>
          <table:table-cell office:value-type="float" office:value="-0.04558073" calcext:value-type="float">
            <text:p>-0.04558073</text:p>
          </table:table-cell>
          <table:table-cell office:value-type="float" office:value="-0.0355812" calcext:value-type="float">
            <text:p>-0.0355812</text:p>
          </table:table-cell>
          <table:table-cell office:value-type="float" office:value="-0.03243863" calcext:value-type="float">
            <text:p>-0.03243863</text:p>
          </table:table-cell>
          <table:table-cell office:value-type="float" office:value="-0.02975334" calcext:value-type="float">
            <text:p>-0.02975334</text:p>
          </table:table-cell>
          <table:table-cell office:value-type="float" office:value="-0.03365531" calcext:value-type="float">
            <text:p>-0.03365531</text:p>
          </table:table-cell>
          <table:table-cell office:value-type="float" office:value="-0.1152468" calcext:value-type="float">
            <text:p>-0.1152468</text:p>
          </table:table-cell>
          <table:table-cell office:value-type="float" office:value="-0.1396892" calcext:value-type="float">
            <text:p>-0.1396892</text:p>
          </table:table-cell>
          <table:table-cell office:value-type="float" office:value="-0.03450715" calcext:value-type="float">
            <text:p>-0.03450715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1.379731" calcext:value-type="float">
            <text:p>-1.379731</text:p>
          </table:table-cell>
          <table:table-cell office:value-type="float" office:value="0.005178534" calcext:value-type="float">
            <text:p>0.00517853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4139" calcext:value-type="float">
            <text:p>-2.38413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2" calcext:value-type="float">
            <text:p>11112002</text:p>
          </table:table-cell>
          <table:table-cell office:value-type="float" office:value="541.8994" calcext:value-type="float">
            <text:p>541.8994</text:p>
          </table:table-cell>
          <table:table-cell office:value-type="float" office:value="588.7286" calcext:value-type="float">
            <text:p>588.7286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9.535" calcext:value-type="float">
            <text:p>1019.535</text:p>
          </table:table-cell>
          <table:table-cell office:value-type="float" office:value="-23.11501" calcext:value-type="float">
            <text:p>-23.11501</text:p>
          </table:table-cell>
          <table:table-cell office:value-type="float" office:value="0" calcext:value-type="float">
            <text:p>0</text:p>
          </table:table-cell>
          <table:table-cell office:value-type="float" office:value="0.171974" calcext:value-type="float">
            <text:p>0.171974</text:p>
          </table:table-cell>
          <table:table-cell office:value-type="float" office:value="0.2700072" calcext:value-type="float">
            <text:p>0.2700072</text:p>
          </table:table-cell>
          <table:table-cell office:value-type="float" office:value="0.28769" calcext:value-type="float">
            <text:p>0.28769</text:p>
          </table:table-cell>
          <table:table-cell office:value-type="float" office:value="0.2973963" calcext:value-type="float">
            <text:p>0.2973963</text:p>
          </table:table-cell>
          <table:table-cell office:value-type="float" office:value="0.301238" calcext:value-type="float">
            <text:p>0.301238</text:p>
          </table:table-cell>
          <table:table-cell office:value-type="float" office:value="0.2693639" calcext:value-type="float">
            <text:p>0.2693639</text:p>
          </table:table-cell>
          <table:table-cell office:value-type="float" office:value="0.2640531" calcext:value-type="float">
            <text:p>0.2640531</text:p>
          </table:table-cell>
          <table:table-cell office:value-type="float" office:value="0.3107752" calcext:value-type="float">
            <text:p>0.3107752</text:p>
          </table:table-cell>
          <table:table-cell office:value-type="float" office:value="0.2968512" calcext:value-type="float">
            <text:p>0.2968512</text:p>
          </table:table-cell>
          <table:table-cell office:value-type="float" office:value="0.3505769" calcext:value-type="float">
            <text:p>0.3505769</text:p>
          </table:table-cell>
          <table:table-cell office:value-type="float" office:value="0.3732609" calcext:value-type="float">
            <text:p>0.3732609</text:p>
          </table:table-cell>
          <table:table-cell office:value-type="float" office:value="0.3906978" calcext:value-type="float">
            <text:p>0.3906978</text:p>
          </table:table-cell>
          <table:table-cell office:value-type="float" office:value="0.4620214" calcext:value-type="float">
            <text:p>0.4620214</text:p>
          </table:table-cell>
          <table:table-cell office:value-type="float" office:value="0" calcext:value-type="float">
            <text:p>0</text:p>
          </table:table-cell>
          <table:table-cell office:value-type="float" office:value="0.001190647" calcext:value-type="float">
            <text:p>0.001190647</text:p>
          </table:table-cell>
          <table:table-cell office:value-type="float" office:value="9.369326E-016" calcext:value-type="float">
            <text:p>9.369326E-16</text:p>
          </table:table-cell>
          <table:table-cell office:value-type="float" office:value="9.393199E-016" calcext:value-type="float">
            <text:p>9.393199E-16</text:p>
          </table:table-cell>
          <table:table-cell office:value-type="float" office:value="9.678805E-016" calcext:value-type="float">
            <text:p>9.678805E-16</text:p>
          </table:table-cell>
          <table:table-cell office:value-type="float" office:value="9.255063E-016" calcext:value-type="float">
            <text:p>9.255063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0645" calcext:value-type="float">
            <text:p>-2.60645</text:p>
          </table:table-cell>
          <table:table-cell office:value-type="float" office:value="-0.08126861" calcext:value-type="float">
            <text:p>-0.08126861</text:p>
          </table:table-cell>
          <table:table-cell office:value-type="float" office:value="-0.04984801" calcext:value-type="float">
            <text:p>-0.04984801</text:p>
          </table:table-cell>
          <table:table-cell office:value-type="float" office:value="-0.03862954" calcext:value-type="float">
            <text:p>-0.03862954</text:p>
          </table:table-cell>
          <table:table-cell office:value-type="float" office:value="-0.03498472" calcext:value-type="float">
            <text:p>-0.03498472</text:p>
          </table:table-cell>
          <table:table-cell office:value-type="float" office:value="-0.03171109" calcext:value-type="float">
            <text:p>-0.03171109</text:p>
          </table:table-cell>
          <table:table-cell office:value-type="float" office:value="-0.03597733" calcext:value-type="float">
            <text:p>-0.03597733</text:p>
          </table:table-cell>
          <table:table-cell office:value-type="float" office:value="-0.1113433" calcext:value-type="float">
            <text:p>-0.1113433</text:p>
          </table:table-cell>
          <table:table-cell office:value-type="float" office:value="-0.1381819" calcext:value-type="float">
            <text:p>-0.1381819</text:p>
          </table:table-cell>
          <table:table-cell office:value-type="float" office:value="-0.0343174" calcext:value-type="float">
            <text:p>-0.0343174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3.841274" calcext:value-type="float">
            <text:p>-3.841274</text:p>
          </table:table-cell>
          <table:table-cell office:value-type="float" office:value="0.00516924" calcext:value-type="float">
            <text:p>0.0051692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282" calcext:value-type="float">
            <text:p>-2.39028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2" calcext:value-type="float">
            <text:p>12112002</text:p>
          </table:table-cell>
          <table:table-cell office:value-type="float" office:value="541.8994" calcext:value-type="float">
            <text:p>541.8994</text:p>
          </table:table-cell>
          <table:table-cell office:value-type="float" office:value="589.5747" calcext:value-type="float">
            <text:p>589.5747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8.689" calcext:value-type="float">
            <text:p>1018.689</text:p>
          </table:table-cell>
          <table:table-cell office:value-type="float" office:value="-23.11501" calcext:value-type="float">
            <text:p>-23.11501</text:p>
          </table:table-cell>
          <table:table-cell office:value-type="float" office:value="0" calcext:value-type="float">
            <text:p>0</text:p>
          </table:table-cell>
          <table:table-cell office:value-type="float" office:value="0.1338166" calcext:value-type="float">
            <text:p>0.1338166</text:p>
          </table:table-cell>
          <table:table-cell office:value-type="float" office:value="0.2696888" calcext:value-type="float">
            <text:p>0.2696888</text:p>
          </table:table-cell>
          <table:table-cell office:value-type="float" office:value="0.286049" calcext:value-type="float">
            <text:p>0.286049</text:p>
          </table:table-cell>
          <table:table-cell office:value-type="float" office:value="0.295092" calcext:value-type="float">
            <text:p>0.295092</text:p>
          </table:table-cell>
          <table:table-cell office:value-type="float" office:value="0.2986849" calcext:value-type="float">
            <text:p>0.2986849</text:p>
          </table:table-cell>
          <table:table-cell office:value-type="float" office:value="0.2670676" calcext:value-type="float">
            <text:p>0.2670676</text:p>
          </table:table-cell>
          <table:table-cell office:value-type="float" office:value="0.2618186" calcext:value-type="float">
            <text:p>0.2618186</text:p>
          </table:table-cell>
          <table:table-cell office:value-type="float" office:value="0.3118713" calcext:value-type="float">
            <text:p>0.3118713</text:p>
          </table:table-cell>
          <table:table-cell office:value-type="float" office:value="0.2971976" calcext:value-type="float">
            <text:p>0.2971976</text:p>
          </table:table-cell>
          <table:table-cell office:value-type="float" office:value="0.3507929" calcext:value-type="float">
            <text:p>0.3507929</text:p>
          </table:table-cell>
          <table:table-cell office:value-type="float" office:value="0.3732822" calcext:value-type="float">
            <text:p>0.3732822</text:p>
          </table:table-cell>
          <table:table-cell office:value-type="float" office:value="0.3906608" calcext:value-type="float">
            <text:p>0.3906608</text:p>
          </table:table-cell>
          <table:table-cell office:value-type="float" office:value="0.4621969" calcext:value-type="float">
            <text:p>0.4621969</text:p>
          </table:table-cell>
          <table:table-cell office:value-type="float" office:value="0" calcext:value-type="float">
            <text:p>0</text:p>
          </table:table-cell>
          <table:table-cell office:value-type="float" office:value="9.768497E-016" calcext:value-type="float">
            <text:p>9.768497E-16</text:p>
          </table:table-cell>
          <table:table-cell office:value-type="float" office:value="9.200269E-016" calcext:value-type="float">
            <text:p>9.200269E-16</text:p>
          </table:table-cell>
          <table:table-cell office:value-type="float" office:value="9.393098E-016" calcext:value-type="float">
            <text:p>9.393098E-16</text:p>
          </table:table-cell>
          <table:table-cell office:value-type="float" office:value="9.678833E-016" calcext:value-type="float">
            <text:p>9.678833E-16</text:p>
          </table:table-cell>
          <table:table-cell office:value-type="float" office:value="9.254914E-016" calcext:value-type="float">
            <text:p>9.254914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44971" calcext:value-type="float">
            <text:p>-18.44971</text:p>
          </table:table-cell>
          <table:table-cell office:value-type="float" office:value="-0.08209876" calcext:value-type="float">
            <text:p>-0.08209876</text:p>
          </table:table-cell>
          <table:table-cell office:value-type="float" office:value="-0.05212619" calcext:value-type="float">
            <text:p>-0.05212619</text:p>
          </table:table-cell>
          <table:table-cell office:value-type="float" office:value="-0.04100945" calcext:value-type="float">
            <text:p>-0.04100945</text:p>
          </table:table-cell>
          <table:table-cell office:value-type="float" office:value="-0.03735358" calcext:value-type="float">
            <text:p>-0.03735358</text:p>
          </table:table-cell>
          <table:table-cell office:value-type="float" office:value="-0.03383318" calcext:value-type="float">
            <text:p>-0.03383318</text:p>
          </table:table-cell>
          <table:table-cell office:value-type="float" office:value="-0.03822272" calcext:value-type="float">
            <text:p>-0.03822272</text:p>
          </table:table-cell>
          <table:table-cell office:value-type="float" office:value="-0.1079556" calcext:value-type="float">
            <text:p>-0.1079556</text:p>
          </table:table-cell>
          <table:table-cell office:value-type="float" office:value="-0.1366839" calcext:value-type="float">
            <text:p>-0.1366839</text:p>
          </table:table-cell>
          <table:table-cell office:value-type="float" office:value="-0.03411492" calcext:value-type="float">
            <text:p>-0.03411492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8.850887" calcext:value-type="float">
            <text:p>-8.850887</text:p>
          </table:table-cell>
          <table:table-cell office:value-type="float" office:value="0.005157887" calcext:value-type="float">
            <text:p>0.00515788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5237" calcext:value-type="float">
            <text:p>-2.39523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2" calcext:value-type="float">
            <text:p>13112002</text:p>
          </table:table-cell>
          <table:table-cell office:value-type="float" office:value="541.8994" calcext:value-type="float">
            <text:p>541.8994</text:p>
          </table:table-cell>
          <table:table-cell office:value-type="float" office:value="589.8651" calcext:value-type="float">
            <text:p>589.8651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8.399" calcext:value-type="float">
            <text:p>1018.399</text:p>
          </table:table-cell>
          <table:table-cell office:value-type="float" office:value="-23.11501" calcext:value-type="float">
            <text:p>-23.11501</text:p>
          </table:table-cell>
          <table:table-cell office:value-type="float" office:value="0" calcext:value-type="float">
            <text:p>0</text:p>
          </table:table-cell>
          <table:table-cell office:value-type="float" office:value="0.1263289" calcext:value-type="float">
            <text:p>0.1263289</text:p>
          </table:table-cell>
          <table:table-cell office:value-type="float" office:value="0.2731732" calcext:value-type="float">
            <text:p>0.2731732</text:p>
          </table:table-cell>
          <table:table-cell office:value-type="float" office:value="0.2843241" calcext:value-type="float">
            <text:p>0.2843241</text:p>
          </table:table-cell>
          <table:table-cell office:value-type="float" office:value="0.2928501" calcext:value-type="float">
            <text:p>0.2928501</text:p>
          </table:table-cell>
          <table:table-cell office:value-type="float" office:value="0.2965313" calcext:value-type="float">
            <text:p>0.2965313</text:p>
          </table:table-cell>
          <table:table-cell office:value-type="float" office:value="0.2650416" calcext:value-type="float">
            <text:p>0.2650416</text:p>
          </table:table-cell>
          <table:table-cell office:value-type="float" office:value="0.2588975" calcext:value-type="float">
            <text:p>0.2588975</text:p>
          </table:table-cell>
          <table:table-cell office:value-type="float" office:value="0.3131045" calcext:value-type="float">
            <text:p>0.3131045</text:p>
          </table:table-cell>
          <table:table-cell office:value-type="float" office:value="0.2975513" calcext:value-type="float">
            <text:p>0.2975513</text:p>
          </table:table-cell>
          <table:table-cell office:value-type="float" office:value="0.3510773" calcext:value-type="float">
            <text:p>0.3510773</text:p>
          </table:table-cell>
          <table:table-cell office:value-type="float" office:value="0.3732083" calcext:value-type="float">
            <text:p>0.3732083</text:p>
          </table:table-cell>
          <table:table-cell office:value-type="float" office:value="0.3905988" calcext:value-type="float">
            <text:p>0.3905988</text:p>
          </table:table-cell>
          <table:table-cell office:value-type="float" office:value="0.4622653" calcext:value-type="float">
            <text:p>0.4622653</text:p>
          </table:table-cell>
          <table:table-cell office:value-type="float" office:value="0" calcext:value-type="float">
            <text:p>0</text:p>
          </table:table-cell>
          <table:table-cell office:value-type="float" office:value="9.769863E-016" calcext:value-type="float">
            <text:p>9.769863E-16</text:p>
          </table:table-cell>
          <table:table-cell office:value-type="float" office:value="9.200149E-016" calcext:value-type="float">
            <text:p>9.200149E-16</text:p>
          </table:table-cell>
          <table:table-cell office:value-type="float" office:value="9.392983E-016" calcext:value-type="float">
            <text:p>9.392983E-16</text:p>
          </table:table-cell>
          <table:table-cell office:value-type="float" office:value="9.678857E-016" calcext:value-type="float">
            <text:p>9.678857E-16</text:p>
          </table:table-cell>
          <table:table-cell office:value-type="float" office:value="9.254764E-016" calcext:value-type="float">
            <text:p>9.254764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88753" calcext:value-type="float">
            <text:p>-28.88753</text:p>
          </table:table-cell>
          <table:table-cell office:value-type="float" office:value="-0.07439999" calcext:value-type="float">
            <text:p>-0.07439999</text:p>
          </table:table-cell>
          <table:table-cell office:value-type="float" office:value="-0.0546146" calcext:value-type="float">
            <text:p>-0.0546146</text:p>
          </table:table-cell>
          <table:table-cell office:value-type="float" office:value="-0.043492" calcext:value-type="float">
            <text:p>-0.043492</text:p>
          </table:table-cell>
          <table:table-cell office:value-type="float" office:value="-0.03950278" calcext:value-type="float">
            <text:p>-0.03950278</text:p>
          </table:table-cell>
          <table:table-cell office:value-type="float" office:value="-0.03586297" calcext:value-type="float">
            <text:p>-0.03586297</text:p>
          </table:table-cell>
          <table:table-cell office:value-type="float" office:value="-0.04139814" calcext:value-type="float">
            <text:p>-0.04139814</text:p>
          </table:table-cell>
          <table:table-cell office:value-type="float" office:value="-0.1042879" calcext:value-type="float">
            <text:p>-0.1042879</text:p>
          </table:table-cell>
          <table:table-cell office:value-type="float" office:value="-0.1351732" calcext:value-type="float">
            <text:p>-0.1351732</text:p>
          </table:table-cell>
          <table:table-cell office:value-type="float" office:value="-0.03384909" calcext:value-type="float">
            <text:p>-0.03384909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11.0028" calcext:value-type="float">
            <text:p>-11.0028</text:p>
          </table:table-cell>
          <table:table-cell office:value-type="float" office:value="0.00514963" calcext:value-type="float">
            <text:p>0.0051496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9055" calcext:value-type="float">
            <text:p>-2.39905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2" calcext:value-type="float">
            <text:p>14112002</text:p>
          </table:table-cell>
          <table:table-cell office:value-type="float" office:value="541.8994" calcext:value-type="float">
            <text:p>541.8994</text:p>
          </table:table-cell>
          <table:table-cell office:value-type="float" office:value="589.9365" calcext:value-type="float">
            <text:p>589.9365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8.905" calcext:value-type="float">
            <text:p>1018.905</text:p>
          </table:table-cell>
          <table:table-cell office:value-type="float" office:value="-23.69255" calcext:value-type="float">
            <text:p>-23.69255</text:p>
          </table:table-cell>
          <table:table-cell office:value-type="float" office:value="0" calcext:value-type="float">
            <text:p>0</text:p>
          </table:table-cell>
          <table:table-cell office:value-type="float" office:value="0.1432032" calcext:value-type="float">
            <text:p>0.1432032</text:p>
          </table:table-cell>
          <table:table-cell office:value-type="float" office:value="0.273303" calcext:value-type="float">
            <text:p>0.273303</text:p>
          </table:table-cell>
          <table:table-cell office:value-type="float" office:value="0.2837129" calcext:value-type="float">
            <text:p>0.2837129</text:p>
          </table:table-cell>
          <table:table-cell office:value-type="float" office:value="0.2910888" calcext:value-type="float">
            <text:p>0.2910888</text:p>
          </table:table-cell>
          <table:table-cell office:value-type="float" office:value="0.2944591" calcext:value-type="float">
            <text:p>0.2944591</text:p>
          </table:table-cell>
          <table:table-cell office:value-type="float" office:value="0.2629256" calcext:value-type="float">
            <text:p>0.2629256</text:p>
          </table:table-cell>
          <table:table-cell office:value-type="float" office:value="0.256494" calcext:value-type="float">
            <text:p>0.256494</text:p>
          </table:table-cell>
          <table:table-cell office:value-type="float" office:value="0.3142193" calcext:value-type="float">
            <text:p>0.3142193</text:p>
          </table:table-cell>
          <table:table-cell office:value-type="float" office:value="0.2979068" calcext:value-type="float">
            <text:p>0.2979068</text:p>
          </table:table-cell>
          <table:table-cell office:value-type="float" office:value="0.3513526" calcext:value-type="float">
            <text:p>0.3513526</text:p>
          </table:table-cell>
          <table:table-cell office:value-type="float" office:value="0.373156" calcext:value-type="float">
            <text:p>0.373156</text:p>
          </table:table-cell>
          <table:table-cell office:value-type="float" office:value="0.3906084" calcext:value-type="float">
            <text:p>0.3906084</text:p>
          </table:table-cell>
          <table:table-cell office:value-type="float" office:value="0.4619521" calcext:value-type="float">
            <text:p>0.4619521</text:p>
          </table:table-cell>
          <table:table-cell office:value-type="float" office:value="0" calcext:value-type="float">
            <text:p>0</text:p>
          </table:table-cell>
          <table:table-cell office:value-type="float" office:value="9.771253E-016" calcext:value-type="float">
            <text:p>9.771253E-16</text:p>
          </table:table-cell>
          <table:table-cell office:value-type="float" office:value="9.200045E-016" calcext:value-type="float">
            <text:p>9.200045E-16</text:p>
          </table:table-cell>
          <table:table-cell office:value-type="float" office:value="9.39287E-016" calcext:value-type="float">
            <text:p>9.39287E-16</text:p>
          </table:table-cell>
          <table:table-cell office:value-type="float" office:value="9.678868E-016" calcext:value-type="float">
            <text:p>9.678868E-16</text:p>
          </table:table-cell>
          <table:table-cell office:value-type="float" office:value="9.254617E-016" calcext:value-type="float">
            <text:p>9.25461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90798" calcext:value-type="float">
            <text:p>-10.90798</text:p>
          </table:table-cell>
          <table:table-cell office:value-type="float" office:value="-0.07405867" calcext:value-type="float">
            <text:p>-0.07405867</text:p>
          </table:table-cell>
          <table:table-cell office:value-type="float" office:value="-0.05552393" calcext:value-type="float">
            <text:p>-0.05552393</text:p>
          </table:table-cell>
          <table:table-cell office:value-type="float" office:value="-0.04556045" calcext:value-type="float">
            <text:p>-0.04556045</text:p>
          </table:table-cell>
          <table:table-cell office:value-type="float" office:value="-0.04169884" calcext:value-type="float">
            <text:p>-0.04169884</text:p>
          </table:table-cell>
          <table:table-cell office:value-type="float" office:value="-0.03813252" calcext:value-type="float">
            <text:p>-0.03813252</text:p>
          </table:table-cell>
          <table:table-cell office:value-type="float" office:value="-0.04424887" calcext:value-type="float">
            <text:p>-0.04424887</text:p>
          </table:table-cell>
          <table:table-cell office:value-type="float" office:value="-0.1010844" calcext:value-type="float">
            <text:p>-0.1010844</text:p>
          </table:table-cell>
          <table:table-cell office:value-type="float" office:value="-0.1336731" calcext:value-type="float">
            <text:p>-0.1336731</text:p>
          </table:table-cell>
          <table:table-cell office:value-type="float" office:value="-0.03359399" calcext:value-type="float">
            <text:p>-0.03359399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6.043669" calcext:value-type="float">
            <text:p>-6.043669</text:p>
          </table:table-cell>
          <table:table-cell office:value-type="float" office:value="0.005142765" calcext:value-type="float">
            <text:p>0.00514276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8365" calcext:value-type="float">
            <text:p>-2.38836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2" calcext:value-type="float">
            <text:p>15112002</text:p>
          </table:table-cell>
          <table:table-cell office:value-type="float" office:value="541.8994" calcext:value-type="float">
            <text:p>541.8994</text:p>
          </table:table-cell>
          <table:table-cell office:value-type="float" office:value="590.1407" calcext:value-type="float">
            <text:p>590.1407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8.701" calcext:value-type="float">
            <text:p>1018.701</text:p>
          </table:table-cell>
          <table:table-cell office:value-type="float" office:value="-23.69255" calcext:value-type="float">
            <text:p>-23.69255</text:p>
          </table:table-cell>
          <table:table-cell office:value-type="float" office:value="0" calcext:value-type="float">
            <text:p>0</text:p>
          </table:table-cell>
          <table:table-cell office:value-type="float" office:value="0.161634" calcext:value-type="float">
            <text:p>0.161634</text:p>
          </table:table-cell>
          <table:table-cell office:value-type="float" office:value="0.2703682" calcext:value-type="float">
            <text:p>0.2703682</text:p>
          </table:table-cell>
          <table:table-cell office:value-type="float" office:value="0.2822407" calcext:value-type="float">
            <text:p>0.2822407</text:p>
          </table:table-cell>
          <table:table-cell office:value-type="float" office:value="0.2892422" calcext:value-type="float">
            <text:p>0.2892422</text:p>
          </table:table-cell>
          <table:table-cell office:value-type="float" office:value="0.292397" calcext:value-type="float">
            <text:p>0.292397</text:p>
          </table:table-cell>
          <table:table-cell office:value-type="float" office:value="0.2611714" calcext:value-type="float">
            <text:p>0.2611714</text:p>
          </table:table-cell>
          <table:table-cell office:value-type="float" office:value="0.2543358" calcext:value-type="float">
            <text:p>0.2543358</text:p>
          </table:table-cell>
          <table:table-cell office:value-type="float" office:value="0.3151858" calcext:value-type="float">
            <text:p>0.3151858</text:p>
          </table:table-cell>
          <table:table-cell office:value-type="float" office:value="0.298269" calcext:value-type="float">
            <text:p>0.298269</text:p>
          </table:table-cell>
          <table:table-cell office:value-type="float" office:value="0.3516154" calcext:value-type="float">
            <text:p>0.3516154</text:p>
          </table:table-cell>
          <table:table-cell office:value-type="float" office:value="0.3731233" calcext:value-type="float">
            <text:p>0.3731233</text:p>
          </table:table-cell>
          <table:table-cell office:value-type="float" office:value="0.3905876" calcext:value-type="float">
            <text:p>0.3905876</text:p>
          </table:table-cell>
          <table:table-cell office:value-type="float" office:value="0.4621511" calcext:value-type="float">
            <text:p>0.4621511</text:p>
          </table:table-cell>
          <table:table-cell office:value-type="float" office:value="0" calcext:value-type="float">
            <text:p>0</text:p>
          </table:table-cell>
          <table:table-cell office:value-type="float" office:value="9.772217E-016" calcext:value-type="float">
            <text:p>9.772217E-16</text:p>
          </table:table-cell>
          <table:table-cell office:value-type="float" office:value="9.199955E-016" calcext:value-type="float">
            <text:p>9.199955E-16</text:p>
          </table:table-cell>
          <table:table-cell office:value-type="float" office:value="9.392801E-016" calcext:value-type="float">
            <text:p>9.392801E-16</text:p>
          </table:table-cell>
          <table:table-cell office:value-type="float" office:value="9.678899E-016" calcext:value-type="float">
            <text:p>9.678899E-16</text:p>
          </table:table-cell>
          <table:table-cell office:value-type="float" office:value="9.254459E-016" calcext:value-type="float">
            <text:p>9.254459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21867" calcext:value-type="float">
            <text:p>-4.321867</text:p>
          </table:table-cell>
          <table:table-cell office:value-type="float" office:value="-0.08042121" calcext:value-type="float">
            <text:p>-0.08042121</text:p>
          </table:table-cell>
          <table:table-cell office:value-type="float" office:value="-0.05777311" calcext:value-type="float">
            <text:p>-0.05777311</text:p>
          </table:table-cell>
          <table:table-cell office:value-type="float" office:value="-0.04784801" calcext:value-type="float">
            <text:p>-0.04784801</text:p>
          </table:table-cell>
          <table:table-cell office:value-type="float" office:value="-0.0440132" calcext:value-type="float">
            <text:p>-0.0440132</text:p>
          </table:table-cell>
          <table:table-cell office:value-type="float" office:value="-0.04014204" calcext:value-type="float">
            <text:p>-0.04014204</text:p>
          </table:table-cell>
          <table:table-cell office:value-type="float" office:value="-0.04699595" calcext:value-type="float">
            <text:p>-0.04699595</text:p>
          </table:table-cell>
          <table:table-cell office:value-type="float" office:value="-0.09839323" calcext:value-type="float">
            <text:p>-0.09839323</text:p>
          </table:table-cell>
          <table:table-cell office:value-type="float" office:value="-0.1321684" calcext:value-type="float">
            <text:p>-0.1321684</text:p>
          </table:table-cell>
          <table:table-cell office:value-type="float" office:value="-0.03335171" calcext:value-type="float">
            <text:p>-0.03335171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3.541841" calcext:value-type="float">
            <text:p>-3.541841</text:p>
          </table:table-cell>
          <table:table-cell office:value-type="float" office:value="0.005137863" calcext:value-type="float">
            <text:p>0.00513786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372" calcext:value-type="float">
            <text:p>-2.3937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2" calcext:value-type="float">
            <text:p>16112002</text:p>
          </table:table-cell>
          <table:table-cell office:value-type="float" office:value="541.8994" calcext:value-type="float">
            <text:p>541.8994</text:p>
          </table:table-cell>
          <table:table-cell office:value-type="float" office:value="590.7265" calcext:value-type="float">
            <text:p>590.7265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8.115" calcext:value-type="float">
            <text:p>1018.115</text:p>
          </table:table-cell>
          <table:table-cell office:value-type="float" office:value="-23.69255" calcext:value-type="float">
            <text:p>-23.69255</text:p>
          </table:table-cell>
          <table:table-cell office:value-type="float" office:value="0" calcext:value-type="float">
            <text:p>0</text:p>
          </table:table-cell>
          <table:table-cell office:value-type="float" office:value="0.1492732" calcext:value-type="float">
            <text:p>0.1492732</text:p>
          </table:table-cell>
          <table:table-cell office:value-type="float" office:value="0.2662832" calcext:value-type="float">
            <text:p>0.2662832</text:p>
          </table:table-cell>
          <table:table-cell office:value-type="float" office:value="0.280255" calcext:value-type="float">
            <text:p>0.280255</text:p>
          </table:table-cell>
          <table:table-cell office:value-type="float" office:value="0.287806" calcext:value-type="float">
            <text:p>0.287806</text:p>
          </table:table-cell>
          <table:table-cell office:value-type="float" office:value="0.2908698" calcext:value-type="float">
            <text:p>0.2908698</text:p>
          </table:table-cell>
          <table:table-cell office:value-type="float" office:value="0.2594245" calcext:value-type="float">
            <text:p>0.2594245</text:p>
          </table:table-cell>
          <table:table-cell office:value-type="float" office:value="0.2525557" calcext:value-type="float">
            <text:p>0.2525557</text:p>
          </table:table-cell>
          <table:table-cell office:value-type="float" office:value="0.3160026" calcext:value-type="float">
            <text:p>0.3160026</text:p>
          </table:table-cell>
          <table:table-cell office:value-type="float" office:value="0.2987354" calcext:value-type="float">
            <text:p>0.2987354</text:p>
          </table:table-cell>
          <table:table-cell office:value-type="float" office:value="0.3518051" calcext:value-type="float">
            <text:p>0.3518051</text:p>
          </table:table-cell>
          <table:table-cell office:value-type="float" office:value="0.3731036" calcext:value-type="float">
            <text:p>0.3731036</text:p>
          </table:table-cell>
          <table:table-cell office:value-type="float" office:value="0.3905375" calcext:value-type="float">
            <text:p>0.3905375</text:p>
          </table:table-cell>
          <table:table-cell office:value-type="float" office:value="0.462255" calcext:value-type="float">
            <text:p>0.462255</text:p>
          </table:table-cell>
          <table:table-cell office:value-type="float" office:value="0" calcext:value-type="float">
            <text:p>0</text:p>
          </table:table-cell>
          <table:table-cell office:value-type="float" office:value="9.603059E-016" calcext:value-type="float">
            <text:p>9.603059E-16</text:p>
          </table:table-cell>
          <table:table-cell office:value-type="float" office:value="9.199879E-016" calcext:value-type="float">
            <text:p>9.199879E-16</text:p>
          </table:table-cell>
          <table:table-cell office:value-type="float" office:value="9.392718E-016" calcext:value-type="float">
            <text:p>9.392718E-16</text:p>
          </table:table-cell>
          <table:table-cell office:value-type="float" office:value="9.678928E-016" calcext:value-type="float">
            <text:p>9.678928E-16</text:p>
          </table:table-cell>
          <table:table-cell office:value-type="float" office:value="9.254309E-016" calcext:value-type="float">
            <text:p>9.254309E-16</text:p>
          </table:table-cell>
          <table:table-cell office:value-type="float" office:value="5.332735E-018" calcext:value-type="float">
            <text:p>5.332735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919351" calcext:value-type="float">
            <text:p>-7.919351</text:p>
          </table:table-cell>
          <table:table-cell office:value-type="float" office:value="-0.09046244" calcext:value-type="float">
            <text:p>-0.09046244</text:p>
          </table:table-cell>
          <table:table-cell office:value-type="float" office:value="-0.06099594" calcext:value-type="float">
            <text:p>-0.06099594</text:p>
          </table:table-cell>
          <table:table-cell office:value-type="float" office:value="-0.04972318" calcext:value-type="float">
            <text:p>-0.04972318</text:p>
          </table:table-cell>
          <table:table-cell office:value-type="float" office:value="-0.04583203" calcext:value-type="float">
            <text:p>-0.04583203</text:p>
          </table:table-cell>
          <table:table-cell office:value-type="float" office:value="-0.04225865" calcext:value-type="float">
            <text:p>-0.04225865</text:p>
          </table:table-cell>
          <table:table-cell office:value-type="float" office:value="-0.04941209" calcext:value-type="float">
            <text:p>-0.04941209</text:p>
          </table:table-cell>
          <table:table-cell office:value-type="float" office:value="-0.09618314" calcext:value-type="float">
            <text:p>-0.09618314</text:p>
          </table:table-cell>
          <table:table-cell office:value-type="float" office:value="-0.1302519" calcext:value-type="float">
            <text:p>-0.1302519</text:p>
          </table:table-cell>
          <table:table-cell office:value-type="float" office:value="-0.03317865" calcext:value-type="float">
            <text:p>-0.03317865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5.755566" calcext:value-type="float">
            <text:p>-5.755566</text:p>
          </table:table-cell>
          <table:table-cell office:value-type="float" office:value="0.005131309" calcext:value-type="float">
            <text:p>0.00513130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8002" calcext:value-type="float">
            <text:p>-2.39800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2" calcext:value-type="float">
            <text:p>17112002</text:p>
          </table:table-cell>
          <table:table-cell office:value-type="float" office:value="541.8994" calcext:value-type="float">
            <text:p>541.8994</text:p>
          </table:table-cell>
          <table:table-cell office:value-type="float" office:value="591.1496" calcext:value-type="float">
            <text:p>591.1496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8.249" calcext:value-type="float">
            <text:p>1018.249</text:p>
          </table:table-cell>
          <table:table-cell office:value-type="float" office:value="-24.24927" calcext:value-type="float">
            <text:p>-24.24927</text:p>
          </table:table-cell>
          <table:table-cell office:value-type="float" office:value="0" calcext:value-type="float">
            <text:p>0</text:p>
          </table:table-cell>
          <table:table-cell office:value-type="float" office:value="0.1416491" calcext:value-type="float">
            <text:p>0.1416491</text:p>
          </table:table-cell>
          <table:table-cell office:value-type="float" office:value="0.2651469" calcext:value-type="float">
            <text:p>0.2651469</text:p>
          </table:table-cell>
          <table:table-cell office:value-type="float" office:value="0.2781264" calcext:value-type="float">
            <text:p>0.2781264</text:p>
          </table:table-cell>
          <table:table-cell office:value-type="float" office:value="0.2861417" calcext:value-type="float">
            <text:p>0.2861417</text:p>
          </table:table-cell>
          <table:table-cell office:value-type="float" office:value="0.2892589" calcext:value-type="float">
            <text:p>0.2892589</text:p>
          </table:table-cell>
          <table:table-cell office:value-type="float" office:value="0.2577817" calcext:value-type="float">
            <text:p>0.2577817</text:p>
          </table:table-cell>
          <table:table-cell office:value-type="float" office:value="0.2507147" calcext:value-type="float">
            <text:p>0.2507147</text:p>
          </table:table-cell>
          <table:table-cell office:value-type="float" office:value="0.3168258" calcext:value-type="float">
            <text:p>0.3168258</text:p>
          </table:table-cell>
          <table:table-cell office:value-type="float" office:value="0.2991994" calcext:value-type="float">
            <text:p>0.2991994</text:p>
          </table:table-cell>
          <table:table-cell office:value-type="float" office:value="0.3519931" calcext:value-type="float">
            <text:p>0.3519931</text:p>
          </table:table-cell>
          <table:table-cell office:value-type="float" office:value="0.3730996" calcext:value-type="float">
            <text:p>0.3730996</text:p>
          </table:table-cell>
          <table:table-cell office:value-type="float" office:value="0.3908806" calcext:value-type="float">
            <text:p>0.3908806</text:p>
          </table:table-cell>
          <table:table-cell office:value-type="float" office:value="0.4513535" calcext:value-type="float">
            <text:p>0.4513535</text:p>
          </table:table-cell>
          <table:table-cell office:value-type="float" office:value="0" calcext:value-type="float">
            <text:p>0</text:p>
          </table:table-cell>
          <table:table-cell office:value-type="float" office:value="9.253497E-016" calcext:value-type="float">
            <text:p>9.253497E-16</text:p>
          </table:table-cell>
          <table:table-cell office:value-type="float" office:value="9.471288E-016" calcext:value-type="float">
            <text:p>9.471288E-16</text:p>
          </table:table-cell>
          <table:table-cell office:value-type="float" office:value="9.392628E-016" calcext:value-type="float">
            <text:p>9.392628E-16</text:p>
          </table:table-cell>
          <table:table-cell office:value-type="float" office:value="9.678971E-016" calcext:value-type="float">
            <text:p>9.678971E-16</text:p>
          </table:table-cell>
          <table:table-cell office:value-type="float" office:value="9.254132E-016" calcext:value-type="float">
            <text:p>9.254132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96865" calcext:value-type="float">
            <text:p>-11.96865</text:p>
          </table:table-cell>
          <table:table-cell office:value-type="float" office:value="-0.09350836" calcext:value-type="float">
            <text:p>-0.09350836</text:p>
          </table:table-cell>
          <table:table-cell office:value-type="float" office:value="-0.0646941" calcext:value-type="float">
            <text:p>-0.0646941</text:p>
          </table:table-cell>
          <table:table-cell office:value-type="float" office:value="-0.05198902" calcext:value-type="float">
            <text:p>-0.05198902</text:p>
          </table:table-cell>
          <table:table-cell office:value-type="float" office:value="-0.04782356" calcext:value-type="float">
            <text:p>-0.04782356</text:p>
          </table:table-cell>
          <table:table-cell office:value-type="float" office:value="-0.0443701" calcext:value-type="float">
            <text:p>-0.0443701</text:p>
          </table:table-cell>
          <table:table-cell office:value-type="float" office:value="-0.05204701" calcext:value-type="float">
            <text:p>-0.05204701</text:p>
          </table:table-cell>
          <table:table-cell office:value-type="float" office:value="-0.0940152" calcext:value-type="float">
            <text:p>-0.0940152</text:p>
          </table:table-cell>
          <table:table-cell office:value-type="float" office:value="-0.1283763" calcext:value-type="float">
            <text:p>-0.1283763</text:p>
          </table:table-cell>
          <table:table-cell office:value-type="float" office:value="-0.03300805" calcext:value-type="float">
            <text:p>-0.03300805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6.483406" calcext:value-type="float">
            <text:p>-6.483406</text:p>
          </table:table-cell>
          <table:table-cell office:value-type="float" office:value="0.005124838" calcext:value-type="float">
            <text:p>0.00512483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296847" calcext:value-type="float">
            <text:p>-2.29684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2" calcext:value-type="float">
            <text:p>18112002</text:p>
          </table:table-cell>
          <table:table-cell office:value-type="float" office:value="541.8994" calcext:value-type="float">
            <text:p>541.8994</text:p>
          </table:table-cell>
          <table:table-cell office:value-type="float" office:value="591.6166" calcext:value-type="float">
            <text:p>591.6166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8.637" calcext:value-type="float">
            <text:p>1018.637</text:p>
          </table:table-cell>
          <table:table-cell office:value-type="float" office:value="-25.10419" calcext:value-type="float">
            <text:p>-25.10419</text:p>
          </table:table-cell>
          <table:table-cell office:value-type="float" office:value="0" calcext:value-type="float">
            <text:p>0</text:p>
          </table:table-cell>
          <table:table-cell office:value-type="float" office:value="0.1229559" calcext:value-type="float">
            <text:p>0.1229559</text:p>
          </table:table-cell>
          <table:table-cell office:value-type="float" office:value="0.2652465" calcext:value-type="float">
            <text:p>0.2652465</text:p>
          </table:table-cell>
          <table:table-cell office:value-type="float" office:value="0.2767298" calcext:value-type="float">
            <text:p>0.2767298</text:p>
          </table:table-cell>
          <table:table-cell office:value-type="float" office:value="0.2842527" calcext:value-type="float">
            <text:p>0.2842527</text:p>
          </table:table-cell>
          <table:table-cell office:value-type="float" office:value="0.2874096" calcext:value-type="float">
            <text:p>0.2874096</text:p>
          </table:table-cell>
          <table:table-cell office:value-type="float" office:value="0.2563868" calcext:value-type="float">
            <text:p>0.2563868</text:p>
          </table:table-cell>
          <table:table-cell office:value-type="float" office:value="0.2488516" calcext:value-type="float">
            <text:p>0.2488516</text:p>
          </table:table-cell>
          <table:table-cell office:value-type="float" office:value="0.3175857" calcext:value-type="float">
            <text:p>0.3175857</text:p>
          </table:table-cell>
          <table:table-cell office:value-type="float" office:value="0.2996607" calcext:value-type="float">
            <text:p>0.2996607</text:p>
          </table:table-cell>
          <table:table-cell office:value-type="float" office:value="0.3521774" calcext:value-type="float">
            <text:p>0.3521774</text:p>
          </table:table-cell>
          <table:table-cell office:value-type="float" office:value="0.373133" calcext:value-type="float">
            <text:p>0.373133</text:p>
          </table:table-cell>
          <table:table-cell office:value-type="float" office:value="0.3912658" calcext:value-type="float">
            <text:p>0.3912658</text:p>
          </table:table-cell>
          <table:table-cell office:value-type="float" office:value="0.4563803" calcext:value-type="float">
            <text:p>0.4563803</text:p>
          </table:table-cell>
          <table:table-cell office:value-type="float" office:value="0" calcext:value-type="float">
            <text:p>0</text:p>
          </table:table-cell>
          <table:table-cell office:value-type="float" office:value="9.254993E-016" calcext:value-type="float">
            <text:p>9.254993E-16</text:p>
          </table:table-cell>
          <table:table-cell office:value-type="float" office:value="9.471141E-016" calcext:value-type="float">
            <text:p>9.471141E-16</text:p>
          </table:table-cell>
          <table:table-cell office:value-type="float" office:value="9.39251E-016" calcext:value-type="float">
            <text:p>9.39251E-16</text:p>
          </table:table-cell>
          <table:table-cell office:value-type="float" office:value="9.679006E-016" calcext:value-type="float">
            <text:p>9.679006E-16</text:p>
          </table:table-cell>
          <table:table-cell office:value-type="float" office:value="9.253978E-016" calcext:value-type="float">
            <text:p>9.253978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34854" calcext:value-type="float">
            <text:p>-35.34854</text:p>
          </table:table-cell>
          <table:table-cell office:value-type="float" office:value="-0.09333509" calcext:value-type="float">
            <text:p>-0.09333509</text:p>
          </table:table-cell>
          <table:table-cell office:value-type="float" office:value="-0.06725985" calcext:value-type="float">
            <text:p>-0.06725985</text:p>
          </table:table-cell>
          <table:table-cell office:value-type="float" office:value="-0.05470785" calcext:value-type="float">
            <text:p>-0.05470785</text:p>
          </table:table-cell>
          <table:table-cell office:value-type="float" office:value="-0.05024891" calcext:value-type="float">
            <text:p>-0.05024891</text:p>
          </table:table-cell>
          <table:table-cell office:value-type="float" office:value="-0.04624996" calcext:value-type="float">
            <text:p>-0.04624996</text:p>
          </table:table-cell>
          <table:table-cell office:value-type="float" office:value="-0.05489526" calcext:value-type="float">
            <text:p>-0.05489526</text:p>
          </table:table-cell>
          <table:table-cell office:value-type="float" office:value="-0.09205818" calcext:value-type="float">
            <text:p>-0.09205818</text:p>
          </table:table-cell>
          <table:table-cell office:value-type="float" office:value="-0.1265405" calcext:value-type="float">
            <text:p>-0.1265405</text:p>
          </table:table-cell>
          <table:table-cell office:value-type="float" office:value="-0.03271984" calcext:value-type="float">
            <text:p>-0.03271984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10.85543" calcext:value-type="float">
            <text:p>-10.85543</text:p>
          </table:table-cell>
          <table:table-cell office:value-type="float" office:value="0.005116235" calcext:value-type="float">
            <text:p>0.00511623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30863" calcext:value-type="float">
            <text:p>-2.33086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2" calcext:value-type="float">
            <text:p>19112002</text:p>
          </table:table-cell>
          <table:table-cell office:value-type="float" office:value="541.8994" calcext:value-type="float">
            <text:p>541.8994</text:p>
          </table:table-cell>
          <table:table-cell office:value-type="float" office:value="591.7444" calcext:value-type="float">
            <text:p>591.7444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9.322" calcext:value-type="float">
            <text:p>1019.322</text:p>
          </table:table-cell>
          <table:table-cell office:value-type="float" office:value="-25.91703" calcext:value-type="float">
            <text:p>-25.91703</text:p>
          </table:table-cell>
          <table:table-cell office:value-type="float" office:value="0" calcext:value-type="float">
            <text:p>0</text:p>
          </table:table-cell>
          <table:table-cell office:value-type="float" office:value="0.1246895" calcext:value-type="float">
            <text:p>0.1246895</text:p>
          </table:table-cell>
          <table:table-cell office:value-type="float" office:value="0.2670477" calcext:value-type="float">
            <text:p>0.2670477</text:p>
          </table:table-cell>
          <table:table-cell office:value-type="float" office:value="0.276044" calcext:value-type="float">
            <text:p>0.276044</text:p>
          </table:table-cell>
          <table:table-cell office:value-type="float" office:value="0.2826188" calcext:value-type="float">
            <text:p>0.2826188</text:p>
          </table:table-cell>
          <table:table-cell office:value-type="float" office:value="0.2856491" calcext:value-type="float">
            <text:p>0.2856491</text:p>
          </table:table-cell>
          <table:table-cell office:value-type="float" office:value="0.2548889" calcext:value-type="float">
            <text:p>0.2548889</text:p>
          </table:table-cell>
          <table:table-cell office:value-type="float" office:value="0.2474101" calcext:value-type="float">
            <text:p>0.2474101</text:p>
          </table:table-cell>
          <table:table-cell office:value-type="float" office:value="0.3182464" calcext:value-type="float">
            <text:p>0.3182464</text:p>
          </table:table-cell>
          <table:table-cell office:value-type="float" office:value="0.3001163" calcext:value-type="float">
            <text:p>0.3001163</text:p>
          </table:table-cell>
          <table:table-cell office:value-type="float" office:value="0.3523567" calcext:value-type="float">
            <text:p>0.3523567</text:p>
          </table:table-cell>
          <table:table-cell office:value-type="float" office:value="0.3731912" calcext:value-type="float">
            <text:p>0.3731912</text:p>
          </table:table-cell>
          <table:table-cell office:value-type="float" office:value="0.3914211" calcext:value-type="float">
            <text:p>0.3914211</text:p>
          </table:table-cell>
          <table:table-cell office:value-type="float" office:value="0.4607899" calcext:value-type="float">
            <text:p>0.4607899</text:p>
          </table:table-cell>
          <table:table-cell office:value-type="float" office:value="0" calcext:value-type="float">
            <text:p>0</text:p>
          </table:table-cell>
          <table:table-cell office:value-type="float" office:value="9.256371E-016" calcext:value-type="float">
            <text:p>9.256371E-16</text:p>
          </table:table-cell>
          <table:table-cell office:value-type="float" office:value="9.47101E-016" calcext:value-type="float">
            <text:p>9.47101E-16</text:p>
          </table:table-cell>
          <table:table-cell office:value-type="float" office:value="9.392402E-016" calcext:value-type="float">
            <text:p>9.392402E-16</text:p>
          </table:table-cell>
          <table:table-cell office:value-type="float" office:value="9.679034E-016" calcext:value-type="float">
            <text:p>9.679034E-16</text:p>
          </table:table-cell>
          <table:table-cell office:value-type="float" office:value="9.253823E-016" calcext:value-type="float">
            <text:p>9.253823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82235" calcext:value-type="float">
            <text:p>-31.82235</text:p>
          </table:table-cell>
          <table:table-cell office:value-type="float" office:value="-0.08856577" calcext:value-type="float">
            <text:p>-0.08856577</text:p>
          </table:table-cell>
          <table:table-cell office:value-type="float" office:value="-0.06857324" calcext:value-type="float">
            <text:p>-0.06857324</text:p>
          </table:table-cell>
          <table:table-cell office:value-type="float" office:value="-0.05719686" calcext:value-type="float">
            <text:p>-0.05719686</text:p>
          </table:table-cell>
          <table:table-cell office:value-type="float" office:value="-0.05268447" calcext:value-type="float">
            <text:p>-0.05268447</text:p>
          </table:table-cell>
          <table:table-cell office:value-type="float" office:value="-0.04837104" calcext:value-type="float">
            <text:p>-0.04837104</text:p>
          </table:table-cell>
          <table:table-cell office:value-type="float" office:value="-0.05722021" calcext:value-type="float">
            <text:p>-0.05722021</text:p>
          </table:table-cell>
          <table:table-cell office:value-type="float" office:value="-0.09039349" calcext:value-type="float">
            <text:p>-0.09039349</text:p>
          </table:table-cell>
          <table:table-cell office:value-type="float" office:value="-0.1247563" calcext:value-type="float">
            <text:p>-0.1247563</text:p>
          </table:table-cell>
          <table:table-cell office:value-type="float" office:value="-0.03243591" calcext:value-type="float">
            <text:p>-0.03243591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9.911162" calcext:value-type="float">
            <text:p>-9.911162</text:p>
          </table:table-cell>
          <table:table-cell office:value-type="float" office:value="0.005110784" calcext:value-type="float">
            <text:p>0.005110784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58684" calcext:value-type="float">
            <text:p>-2.35868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2" calcext:value-type="float">
            <text:p>20112002</text:p>
          </table:table-cell>
          <table:table-cell office:value-type="float" office:value="541.8994" calcext:value-type="float">
            <text:p>541.8994</text:p>
          </table:table-cell>
          <table:table-cell office:value-type="float" office:value="591.9453" calcext:value-type="float">
            <text:p>591.9453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9.356" calcext:value-type="float">
            <text:p>1019.356</text:p>
          </table:table-cell>
          <table:table-cell office:value-type="float" office:value="-26.15085" calcext:value-type="float">
            <text:p>-26.15085</text:p>
          </table:table-cell>
          <table:table-cell office:value-type="float" office:value="0" calcext:value-type="float">
            <text:p>0</text:p>
          </table:table-cell>
          <table:table-cell office:value-type="float" office:value="0.1192308" calcext:value-type="float">
            <text:p>0.1192308</text:p>
          </table:table-cell>
          <table:table-cell office:value-type="float" office:value="0.2675754" calcext:value-type="float">
            <text:p>0.2675754</text:p>
          </table:table-cell>
          <table:table-cell office:value-type="float" office:value="0.2753206" calcext:value-type="float">
            <text:p>0.2753206</text:p>
          </table:table-cell>
          <table:table-cell office:value-type="float" office:value="0.2817113" calcext:value-type="float">
            <text:p>0.2817113</text:p>
          </table:table-cell>
          <table:table-cell office:value-type="float" office:value="0.2845603" calcext:value-type="float">
            <text:p>0.2845603</text:p>
          </table:table-cell>
          <table:table-cell office:value-type="float" office:value="0.2534845" calcext:value-type="float">
            <text:p>0.2534845</text:p>
          </table:table-cell>
          <table:table-cell office:value-type="float" office:value="0.2462512" calcext:value-type="float">
            <text:p>0.2462512</text:p>
          </table:table-cell>
          <table:table-cell office:value-type="float" office:value="0.318795" calcext:value-type="float">
            <text:p>0.318795</text:p>
          </table:table-cell>
          <table:table-cell office:value-type="float" office:value="0.3005656" calcext:value-type="float">
            <text:p>0.3005656</text:p>
          </table:table-cell>
          <table:table-cell office:value-type="float" office:value="0.3525309" calcext:value-type="float">
            <text:p>0.3525309</text:p>
          </table:table-cell>
          <table:table-cell office:value-type="float" office:value="0.3732607" calcext:value-type="float">
            <text:p>0.3732607</text:p>
          </table:table-cell>
          <table:table-cell office:value-type="float" office:value="0.391444" calcext:value-type="float">
            <text:p>0.391444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258171E-016" calcext:value-type="float">
            <text:p>9.258171E-16</text:p>
          </table:table-cell>
          <table:table-cell office:value-type="float" office:value="9.47083E-016" calcext:value-type="float">
            <text:p>9.47083E-16</text:p>
          </table:table-cell>
          <table:table-cell office:value-type="float" office:value="9.392258E-016" calcext:value-type="float">
            <text:p>9.392258E-16</text:p>
          </table:table-cell>
          <table:table-cell office:value-type="float" office:value="9.679044E-016" calcext:value-type="float">
            <text:p>9.679044E-16</text:p>
          </table:table-cell>
          <table:table-cell office:value-type="float" office:value="9.253691E-016" calcext:value-type="float">
            <text:p>9.253691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67332" calcext:value-type="float">
            <text:p>-44.67332</text:p>
          </table:table-cell>
          <table:table-cell office:value-type="float" office:value="-0.08722394" calcext:value-type="float">
            <text:p>-0.08722394</text:p>
          </table:table-cell>
          <table:table-cell office:value-type="float" office:value="-0.06997005" calcext:value-type="float">
            <text:p>-0.06997005</text:p>
          </table:table-cell>
          <table:table-cell office:value-type="float" office:value="-0.05864089" calcext:value-type="float">
            <text:p>-0.05864089</text:p>
          </table:table-cell>
          <table:table-cell office:value-type="float" office:value="-0.05426561" calcext:value-type="float">
            <text:p>-0.05426561</text:p>
          </table:table-cell>
          <table:table-cell office:value-type="float" office:value="-0.05046448" calcext:value-type="float">
            <text:p>-0.05046448</text:p>
          </table:table-cell>
          <table:table-cell office:value-type="float" office:value="-0.05917025" calcext:value-type="float">
            <text:p>-0.05917025</text:p>
          </table:table-cell>
          <table:table-cell office:value-type="float" office:value="-0.08903564" calcext:value-type="float">
            <text:p>-0.08903564</text:p>
          </table:table-cell>
          <table:table-cell office:value-type="float" office:value="-0.1230237" calcext:value-type="float">
            <text:p>-0.1230237</text:p>
          </table:table-cell>
          <table:table-cell office:value-type="float" office:value="-0.03216263" calcext:value-type="float">
            <text:p>-0.03216263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10.98974" calcext:value-type="float">
            <text:p>-10.98974</text:p>
          </table:table-cell>
          <table:table-cell office:value-type="float" office:value="0.005101493" calcext:value-type="float">
            <text:p>0.00510149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2307" calcext:value-type="float">
            <text:p>-2.37230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2" calcext:value-type="float">
            <text:p>21112002</text:p>
          </table:table-cell>
          <table:table-cell office:value-type="float" office:value="541.8994" calcext:value-type="float">
            <text:p>541.8994</text:p>
          </table:table-cell>
          <table:table-cell office:value-type="float" office:value="591.9025" calcext:value-type="float">
            <text:p>591.9025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9.399" calcext:value-type="float">
            <text:p>1019.399</text:p>
          </table:table-cell>
          <table:table-cell office:value-type="float" office:value="-26.15085" calcext:value-type="float">
            <text:p>-26.15085</text:p>
          </table:table-cell>
          <table:table-cell office:value-type="float" office:value="0" calcext:value-type="float">
            <text:p>0</text:p>
          </table:table-cell>
          <table:table-cell office:value-type="float" office:value="0.1438911" calcext:value-type="float">
            <text:p>0.1438911</text:p>
          </table:table-cell>
          <table:table-cell office:value-type="float" office:value="0.2657159" calcext:value-type="float">
            <text:p>0.2657159</text:p>
          </table:table-cell>
          <table:table-cell office:value-type="float" office:value="0.2746766" calcext:value-type="float">
            <text:p>0.2746766</text:p>
          </table:table-cell>
          <table:table-cell office:value-type="float" office:value="0.2808422" calcext:value-type="float">
            <text:p>0.2808422</text:p>
          </table:table-cell>
          <table:table-cell office:value-type="float" office:value="0.2833528" calcext:value-type="float">
            <text:p>0.2833528</text:p>
          </table:table-cell>
          <table:table-cell office:value-type="float" office:value="0.2523633" calcext:value-type="float">
            <text:p>0.2523633</text:p>
          </table:table-cell>
          <table:table-cell office:value-type="float" office:value="0.2451712" calcext:value-type="float">
            <text:p>0.2451712</text:p>
          </table:table-cell>
          <table:table-cell office:value-type="float" office:value="0.3192536" calcext:value-type="float">
            <text:p>0.3192536</text:p>
          </table:table-cell>
          <table:table-cell office:value-type="float" office:value="0.3010081" calcext:value-type="float">
            <text:p>0.3010081</text:p>
          </table:table-cell>
          <table:table-cell office:value-type="float" office:value="0.3527013" calcext:value-type="float">
            <text:p>0.3527013</text:p>
          </table:table-cell>
          <table:table-cell office:value-type="float" office:value="0.3733352" calcext:value-type="float">
            <text:p>0.3733352</text:p>
          </table:table-cell>
          <table:table-cell office:value-type="float" office:value="0.3914176" calcext:value-type="float">
            <text:p>0.3914176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25957E-016" calcext:value-type="float">
            <text:p>9.25957E-16</text:p>
          </table:table-cell>
          <table:table-cell office:value-type="float" office:value="9.470715E-016" calcext:value-type="float">
            <text:p>9.470715E-16</text:p>
          </table:table-cell>
          <table:table-cell office:value-type="float" office:value="9.392138E-016" calcext:value-type="float">
            <text:p>9.392138E-16</text:p>
          </table:table-cell>
          <table:table-cell office:value-type="float" office:value="9.679066E-016" calcext:value-type="float">
            <text:p>9.679066E-16</text:p>
          </table:table-cell>
          <table:table-cell office:value-type="float" office:value="9.253546E-016" calcext:value-type="float">
            <text:p>9.253546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45227" calcext:value-type="float">
            <text:p>-10.45227</text:p>
          </table:table-cell>
          <table:table-cell office:value-type="float" office:value="-0.09192698" calcext:value-type="float">
            <text:p>-0.09192698</text:p>
          </table:table-cell>
          <table:table-cell office:value-type="float" office:value="-0.07123043" calcext:value-type="float">
            <text:p>-0.07123043</text:p>
          </table:table-cell>
          <table:table-cell office:value-type="float" office:value="-0.06005032" calcext:value-type="float">
            <text:p>-0.06005032</text:p>
          </table:table-cell>
          <table:table-cell office:value-type="float" office:value="-0.05607032" calcext:value-type="float">
            <text:p>-0.05607032</text:p>
          </table:table-cell>
          <table:table-cell office:value-type="float" office:value="-0.05221027" calcext:value-type="float">
            <text:p>-0.05221027</text:p>
          </table:table-cell>
          <table:table-cell office:value-type="float" office:value="-0.0610527" calcext:value-type="float">
            <text:p>-0.0610527</text:p>
          </table:table-cell>
          <table:table-cell office:value-type="float" office:value="-0.08791884" calcext:value-type="float">
            <text:p>-0.08791884</text:p>
          </table:table-cell>
          <table:table-cell office:value-type="float" office:value="-0.1213436" calcext:value-type="float">
            <text:p>-0.1213436</text:p>
          </table:table-cell>
          <table:table-cell office:value-type="float" office:value="-0.03189784" calcext:value-type="float">
            <text:p>-0.03189784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6.243799" calcext:value-type="float">
            <text:p>-6.243799</text:p>
          </table:table-cell>
          <table:table-cell office:value-type="float" office:value="0.005095455" calcext:value-type="float">
            <text:p>0.005095455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6032" calcext:value-type="float">
            <text:p>-2.37603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2" calcext:value-type="float">
            <text:p>22112002</text:p>
          </table:table-cell>
          <table:table-cell office:value-type="float" office:value="541.8994" calcext:value-type="float">
            <text:p>541.8994</text:p>
          </table:table-cell>
          <table:table-cell office:value-type="float" office:value="592.3132" calcext:value-type="float">
            <text:p>592.3132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8.988" calcext:value-type="float">
            <text:p>1018.988</text:p>
          </table:table-cell>
          <table:table-cell office:value-type="float" office:value="-26.15085" calcext:value-type="float">
            <text:p>-26.15085</text:p>
          </table:table-cell>
          <table:table-cell office:value-type="float" office:value="0" calcext:value-type="float">
            <text:p>0</text:p>
          </table:table-cell>
          <table:table-cell office:value-type="float" office:value="0.1317114" calcext:value-type="float">
            <text:p>0.1317114</text:p>
          </table:table-cell>
          <table:table-cell office:value-type="float" office:value="0.2632658" calcext:value-type="float">
            <text:p>0.2632658</text:p>
          </table:table-cell>
          <table:table-cell office:value-type="float" office:value="0.2735104" calcext:value-type="float">
            <text:p>0.2735104</text:p>
          </table:table-cell>
          <table:table-cell office:value-type="float" office:value="0.2797526" calcext:value-type="float">
            <text:p>0.2797526</text:p>
          </table:table-cell>
          <table:table-cell office:value-type="float" office:value="0.2822527" calcext:value-type="float">
            <text:p>0.2822527</text:p>
          </table:table-cell>
          <table:table-cell office:value-type="float" office:value="0.2512929" calcext:value-type="float">
            <text:p>0.2512929</text:p>
          </table:table-cell>
          <table:table-cell office:value-type="float" office:value="0.2442571" calcext:value-type="float">
            <text:p>0.2442571</text:p>
          </table:table-cell>
          <table:table-cell office:value-type="float" office:value="0.3196558" calcext:value-type="float">
            <text:p>0.3196558</text:p>
          </table:table-cell>
          <table:table-cell office:value-type="float" office:value="0.3014432" calcext:value-type="float">
            <text:p>0.3014432</text:p>
          </table:table-cell>
          <table:table-cell office:value-type="float" office:value="0.3528678" calcext:value-type="float">
            <text:p>0.3528678</text:p>
          </table:table-cell>
          <table:table-cell office:value-type="float" office:value="0.3734119" calcext:value-type="float">
            <text:p>0.3734119</text:p>
          </table:table-cell>
          <table:table-cell office:value-type="float" office:value="0.3913675" calcext:value-type="float">
            <text:p>0.3913675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15475E-016" calcext:value-type="float">
            <text:p>9.815475E-16</text:p>
          </table:table-cell>
          <table:table-cell office:value-type="float" office:value="9.485831E-016" calcext:value-type="float">
            <text:p>9.485831E-16</text:p>
          </table:table-cell>
          <table:table-cell office:value-type="float" office:value="9.392027E-016" calcext:value-type="float">
            <text:p>9.392027E-16</text:p>
          </table:table-cell>
          <table:table-cell office:value-type="float" office:value="9.679108E-016" calcext:value-type="float">
            <text:p>9.679108E-16</text:p>
          </table:table-cell>
          <table:table-cell office:value-type="float" office:value="9.253379E-016" calcext:value-type="float">
            <text:p>9.253379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80863" calcext:value-type="float">
            <text:p>-20.80863</text:p>
          </table:table-cell>
          <table:table-cell office:value-type="float" office:value="-0.09879682" calcext:value-type="float">
            <text:p>-0.09879682</text:p>
          </table:table-cell>
          <table:table-cell office:value-type="float" office:value="-0.07360724" calcext:value-type="float">
            <text:p>-0.07360724</text:p>
          </table:table-cell>
          <table:table-cell office:value-type="float" office:value="-0.06187005" calcext:value-type="float">
            <text:p>-0.06187005</text:p>
          </table:table-cell>
          <table:table-cell office:value-type="float" office:value="-0.05777646" calcext:value-type="float">
            <text:p>-0.05777646</text:p>
          </table:table-cell>
          <table:table-cell office:value-type="float" office:value="-0.05393789" calcext:value-type="float">
            <text:p>-0.05393789</text:p>
          </table:table-cell>
          <table:table-cell office:value-type="float" office:value="-0.06270237" calcext:value-type="float">
            <text:p>-0.06270237</text:p>
          </table:table-cell>
          <table:table-cell office:value-type="float" office:value="-0.08695262" calcext:value-type="float">
            <text:p>-0.08695262</text:p>
          </table:table-cell>
          <table:table-cell office:value-type="float" office:value="-0.1197162" calcext:value-type="float">
            <text:p>-0.1197162</text:p>
          </table:table-cell>
          <table:table-cell office:value-type="float" office:value="-0.03164129" calcext:value-type="float">
            <text:p>-0.03164129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7.962631" calcext:value-type="float">
            <text:p>-7.962631</text:p>
          </table:table-cell>
          <table:table-cell office:value-type="float" office:value="0.00509012" calcext:value-type="float">
            <text:p>0.00509012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9506" calcext:value-type="float">
            <text:p>-2.37950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2" calcext:value-type="float">
            <text:p>23112002</text:p>
          </table:table-cell>
          <table:table-cell office:value-type="float" office:value="541.8994" calcext:value-type="float">
            <text:p>541.8994</text:p>
          </table:table-cell>
          <table:table-cell office:value-type="float" office:value="592.6077" calcext:value-type="float">
            <text:p>592.6077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8.693" calcext:value-type="float">
            <text:p>1018.693</text:p>
          </table:table-cell>
          <table:table-cell office:value-type="float" office:value="-26.15085" calcext:value-type="float">
            <text:p>-26.15085</text:p>
          </table:table-cell>
          <table:table-cell office:value-type="float" office:value="0" calcext:value-type="float">
            <text:p>0</text:p>
          </table:table-cell>
          <table:table-cell office:value-type="float" office:value="0.1234891" calcext:value-type="float">
            <text:p>0.1234891</text:p>
          </table:table-cell>
          <table:table-cell office:value-type="float" office:value="0.2625163" calcext:value-type="float">
            <text:p>0.2625163</text:p>
          </table:table-cell>
          <table:table-cell office:value-type="float" office:value="0.2724975" calcext:value-type="float">
            <text:p>0.2724975</text:p>
          </table:table-cell>
          <table:table-cell office:value-type="float" office:value="0.278594" calcext:value-type="float">
            <text:p>0.278594</text:p>
          </table:table-cell>
          <table:table-cell office:value-type="float" office:value="0.2811451" calcext:value-type="float">
            <text:p>0.2811451</text:p>
          </table:table-cell>
          <table:table-cell office:value-type="float" office:value="0.250259" calcext:value-type="float">
            <text:p>0.250259</text:p>
          </table:table-cell>
          <table:table-cell office:value-type="float" office:value="0.2434964" calcext:value-type="float">
            <text:p>0.2434964</text:p>
          </table:table-cell>
          <table:table-cell office:value-type="float" office:value="0.3200102" calcext:value-type="float">
            <text:p>0.3200102</text:p>
          </table:table-cell>
          <table:table-cell office:value-type="float" office:value="0.301871" calcext:value-type="float">
            <text:p>0.301871</text:p>
          </table:table-cell>
          <table:table-cell office:value-type="float" office:value="0.3530305" calcext:value-type="float">
            <text:p>0.3530305</text:p>
          </table:table-cell>
          <table:table-cell office:value-type="float" office:value="0.3734885" calcext:value-type="float">
            <text:p>0.3734885</text:p>
          </table:table-cell>
          <table:table-cell office:value-type="float" office:value="0.391309" calcext:value-type="float">
            <text:p>0.39130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17089E-016" calcext:value-type="float">
            <text:p>9.817089E-16</text:p>
          </table:table-cell>
          <table:table-cell office:value-type="float" office:value="9.485664E-016" calcext:value-type="float">
            <text:p>9.485664E-16</text:p>
          </table:table-cell>
          <table:table-cell office:value-type="float" office:value="9.391902E-016" calcext:value-type="float">
            <text:p>9.391902E-16</text:p>
          </table:table-cell>
          <table:table-cell office:value-type="float" office:value="9.679145E-016" calcext:value-type="float">
            <text:p>9.679145E-16</text:p>
          </table:table-cell>
          <table:table-cell office:value-type="float" office:value="9.253214E-016" calcext:value-type="float">
            <text:p>9.253214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4.47326" calcext:value-type="float">
            <text:p>-34.47326</text:p>
          </table:table-cell>
          <table:table-cell office:value-type="float" office:value="-0.1010105" calcext:value-type="float">
            <text:p>-0.1010105</text:p>
          </table:table-cell>
          <table:table-cell office:value-type="float" office:value="-0.07574043" calcext:value-type="float">
            <text:p>-0.07574043</text:p>
          </table:table-cell>
          <table:table-cell office:value-type="float" office:value="-0.06387974" calcext:value-type="float">
            <text:p>-0.06387974</text:p>
          </table:table-cell>
          <table:table-cell office:value-type="float" office:value="-0.05955024" calcext:value-type="float">
            <text:p>-0.05955024</text:p>
          </table:table-cell>
          <table:table-cell office:value-type="float" office:value="-0.05566788" calcext:value-type="float">
            <text:p>-0.05566788</text:p>
          </table:table-cell>
          <table:table-cell office:value-type="float" office:value="-0.06411345" calcext:value-type="float">
            <text:p>-0.06411345</text:p>
          </table:table-cell>
          <table:table-cell office:value-type="float" office:value="-0.08611061" calcext:value-type="float">
            <text:p>-0.08611061</text:p>
          </table:table-cell>
          <table:table-cell office:value-type="float" office:value="-0.1181394" calcext:value-type="float">
            <text:p>-0.1181394</text:p>
          </table:table-cell>
          <table:table-cell office:value-type="float" office:value="-0.03139251" calcext:value-type="float">
            <text:p>-0.03139251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9.967167" calcext:value-type="float">
            <text:p>-9.967167</text:p>
          </table:table-cell>
          <table:table-cell office:value-type="float" office:value="0.005083101" calcext:value-type="float">
            <text:p>0.00508310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285" calcext:value-type="float">
            <text:p>-2.3828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2" calcext:value-type="float">
            <text:p>24112002</text:p>
          </table:table-cell>
          <table:table-cell office:value-type="float" office:value="541.8994" calcext:value-type="float">
            <text:p>541.8994</text:p>
          </table:table-cell>
          <table:table-cell office:value-type="float" office:value="592.7332" calcext:value-type="float">
            <text:p>592.7332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8.568" calcext:value-type="float">
            <text:p>1018.568</text:p>
          </table:table-cell>
          <table:table-cell office:value-type="float" office:value="-26.15085" calcext:value-type="float">
            <text:p>-26.15085</text:p>
          </table:table-cell>
          <table:table-cell office:value-type="float" office:value="0" calcext:value-type="float">
            <text:p>0</text:p>
          </table:table-cell>
          <table:table-cell office:value-type="float" office:value="0.1302866" calcext:value-type="float">
            <text:p>0.1302866</text:p>
          </table:table-cell>
          <table:table-cell office:value-type="float" office:value="0.2531904" calcext:value-type="float">
            <text:p>0.2531904</text:p>
          </table:table-cell>
          <table:table-cell office:value-type="float" office:value="0.2715443" calcext:value-type="float">
            <text:p>0.2715443</text:p>
          </table:table-cell>
          <table:table-cell office:value-type="float" office:value="0.277491" calcext:value-type="float">
            <text:p>0.277491</text:p>
          </table:table-cell>
          <table:table-cell office:value-type="float" office:value="0.2799979" calcext:value-type="float">
            <text:p>0.2799979</text:p>
          </table:table-cell>
          <table:table-cell office:value-type="float" office:value="0.2492446" calcext:value-type="float">
            <text:p>0.2492446</text:p>
          </table:table-cell>
          <table:table-cell office:value-type="float" office:value="0.2428409" calcext:value-type="float">
            <text:p>0.2428409</text:p>
          </table:table-cell>
          <table:table-cell office:value-type="float" office:value="0.3203241" calcext:value-type="float">
            <text:p>0.3203241</text:p>
          </table:table-cell>
          <table:table-cell office:value-type="float" office:value="0.3022915" calcext:value-type="float">
            <text:p>0.3022915</text:p>
          </table:table-cell>
          <table:table-cell office:value-type="float" office:value="0.3531899" calcext:value-type="float">
            <text:p>0.3531899</text:p>
          </table:table-cell>
          <table:table-cell office:value-type="float" office:value="0.3735651" calcext:value-type="float">
            <text:p>0.3735651</text:p>
          </table:table-cell>
          <table:table-cell office:value-type="float" office:value="0.3912444" calcext:value-type="float">
            <text:p>0.3912444</text:p>
          </table:table-cell>
          <table:table-cell office:value-type="float" office:value="0.4623656" calcext:value-type="float">
            <text:p>0.4623656</text:p>
          </table:table-cell>
          <table:table-cell office:value-type="float" office:value="0" calcext:value-type="float">
            <text:p>0</text:p>
          </table:table-cell>
          <table:table-cell office:value-type="float" office:value="0.00000001036083" calcext:value-type="float">
            <text:p>1.036083E-08</text:p>
          </table:table-cell>
          <table:table-cell office:value-type="float" office:value="0.009564067" calcext:value-type="float">
            <text:p>0.009564067</text:p>
          </table:table-cell>
          <table:table-cell office:value-type="float" office:value="9.391807E-016" calcext:value-type="float">
            <text:p>9.391807E-16</text:p>
          </table:table-cell>
          <table:table-cell office:value-type="float" office:value="9.679187E-016" calcext:value-type="float">
            <text:p>9.679187E-16</text:p>
          </table:table-cell>
          <table:table-cell office:value-type="float" office:value="9.253061E-016" calcext:value-type="float">
            <text:p>9.253061E-16</text:p>
          </table:table-cell>
          <table:table-cell office:value-type="float" office:value="5.332735E-018" calcext:value-type="float">
            <text:p>5.332735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34092" calcext:value-type="float">
            <text:p>-22.34092</text:p>
          </table:table-cell>
          <table:table-cell office:value-type="float" office:value="-0.129699" calcext:value-type="float">
            <text:p>-0.129699</text:p>
          </table:table-cell>
          <table:table-cell office:value-type="float" office:value="-0.07776469" calcext:value-type="float">
            <text:p>-0.07776469</text:p>
          </table:table-cell>
          <table:table-cell office:value-type="float" office:value="-0.06586085" calcext:value-type="float">
            <text:p>-0.06586085</text:p>
          </table:table-cell>
          <table:table-cell office:value-type="float" office:value="-0.06145475" calcext:value-type="float">
            <text:p>-0.06145475</text:p>
          </table:table-cell>
          <table:table-cell office:value-type="float" office:value="-0.05742675" calcext:value-type="float">
            <text:p>-0.05742675</text:p>
          </table:table-cell>
          <table:table-cell office:value-type="float" office:value="-0.06535814" calcext:value-type="float">
            <text:p>-0.06535814</text:p>
          </table:table-cell>
          <table:table-cell office:value-type="float" office:value="-0.08537262" calcext:value-type="float">
            <text:p>-0.08537262</text:p>
          </table:table-cell>
          <table:table-cell office:value-type="float" office:value="-0.1166121" calcext:value-type="float">
            <text:p>-0.1166121</text:p>
          </table:table-cell>
          <table:table-cell office:value-type="float" office:value="-0.03115094" calcext:value-type="float">
            <text:p>-0.03115094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12.43342" calcext:value-type="float">
            <text:p>-12.43342</text:p>
          </table:table-cell>
          <table:table-cell office:value-type="float" office:value="0.005110936" calcext:value-type="float">
            <text:p>0.00511093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6261" calcext:value-type="float">
            <text:p>-2.38626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2" calcext:value-type="float">
            <text:p>25112002</text:p>
          </table:table-cell>
          <table:table-cell office:value-type="float" office:value="541.8994" calcext:value-type="float">
            <text:p>541.8994</text:p>
          </table:table-cell>
          <table:table-cell office:value-type="float" office:value="592.8587" calcext:value-type="float">
            <text:p>592.8587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8.443" calcext:value-type="float">
            <text:p>1018.443</text:p>
          </table:table-cell>
          <table:table-cell office:value-type="float" office:value="-26.15085" calcext:value-type="float">
            <text:p>-26.15085</text:p>
          </table:table-cell>
          <table:table-cell office:value-type="float" office:value="0" calcext:value-type="float">
            <text:p>0</text:p>
          </table:table-cell>
          <table:table-cell office:value-type="float" office:value="0.1344964" calcext:value-type="float">
            <text:p>0.1344964</text:p>
          </table:table-cell>
          <table:table-cell office:value-type="float" office:value="0.2350385" calcext:value-type="float">
            <text:p>0.2350385</text:p>
          </table:table-cell>
          <table:table-cell office:value-type="float" office:value="0.2692787" calcext:value-type="float">
            <text:p>0.2692787</text:p>
          </table:table-cell>
          <table:table-cell office:value-type="float" office:value="0.2762774" calcext:value-type="float">
            <text:p>0.2762774</text:p>
          </table:table-cell>
          <table:table-cell office:value-type="float" office:value="0.2788657" calcext:value-type="float">
            <text:p>0.2788657</text:p>
          </table:table-cell>
          <table:table-cell office:value-type="float" office:value="0.2483191" calcext:value-type="float">
            <text:p>0.2483191</text:p>
          </table:table-cell>
          <table:table-cell office:value-type="float" office:value="0.2422356" calcext:value-type="float">
            <text:p>0.2422356</text:p>
          </table:table-cell>
          <table:table-cell office:value-type="float" office:value="0.3205883" calcext:value-type="float">
            <text:p>0.3205883</text:p>
          </table:table-cell>
          <table:table-cell office:value-type="float" office:value="0.3027082" calcext:value-type="float">
            <text:p>0.3027082</text:p>
          </table:table-cell>
          <table:table-cell office:value-type="float" office:value="0.3533485" calcext:value-type="float">
            <text:p>0.3533485</text:p>
          </table:table-cell>
          <table:table-cell office:value-type="float" office:value="0.3736554" calcext:value-type="float">
            <text:p>0.3736554</text:p>
          </table:table-cell>
          <table:table-cell office:value-type="float" office:value="0.3911552" calcext:value-type="float">
            <text:p>0.3911552</text:p>
          </table:table-cell>
          <table:table-cell office:value-type="float" office:value="0.4623678" calcext:value-type="float">
            <text:p>0.4623678</text:p>
          </table:table-cell>
          <table:table-cell office:value-type="float" office:value="0" calcext:value-type="float">
            <text:p>0</text:p>
          </table:table-cell>
          <table:table-cell office:value-type="float" office:value="0.00000002770588" calcext:value-type="float">
            <text:p>2.770588E-08</text:p>
          </table:table-cell>
          <table:table-cell office:value-type="float" office:value="0.03122075" calcext:value-type="float">
            <text:p>0.03122075</text:p>
          </table:table-cell>
          <table:table-cell office:value-type="float" office:value="9.391806E-016" calcext:value-type="float">
            <text:p>9.391806E-16</text:p>
          </table:table-cell>
          <table:table-cell office:value-type="float" office:value="9.679182E-016" calcext:value-type="float">
            <text:p>9.679182E-16</text:p>
          </table:table-cell>
          <table:table-cell office:value-type="float" office:value="9.252964E-016" calcext:value-type="float">
            <text:p>9.252964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68719" calcext:value-type="float">
            <text:p>-17.68719</text:p>
          </table:table-cell>
          <table:table-cell office:value-type="float" office:value="-0.2312658" calcext:value-type="float">
            <text:p>-0.2312658</text:p>
          </table:table-cell>
          <table:table-cell office:value-type="float" office:value="-0.08293822" calcext:value-type="float">
            <text:p>-0.08293822</text:p>
          </table:table-cell>
          <table:table-cell office:value-type="float" office:value="-0.06812412" calcext:value-type="float">
            <text:p>-0.06812412</text:p>
          </table:table-cell>
          <table:table-cell office:value-type="float" office:value="-0.06340503" calcext:value-type="float">
            <text:p>-0.06340503</text:p>
          </table:table-cell>
          <table:table-cell office:value-type="float" office:value="-0.05909077" calcext:value-type="float">
            <text:p>-0.05909077</text:p>
          </table:table-cell>
          <table:table-cell office:value-type="float" office:value="-0.06652974" calcext:value-type="float">
            <text:p>-0.06652974</text:p>
          </table:table-cell>
          <table:table-cell office:value-type="float" office:value="-0.08475499" calcext:value-type="float">
            <text:p>-0.08475499</text:p>
          </table:table-cell>
          <table:table-cell office:value-type="float" office:value="-0.1151249" calcext:value-type="float">
            <text:p>-0.1151249</text:p>
          </table:table-cell>
          <table:table-cell office:value-type="float" office:value="-0.03091183" calcext:value-type="float">
            <text:p>-0.03091183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8.94309" calcext:value-type="float">
            <text:p>-8.94309</text:p>
          </table:table-cell>
          <table:table-cell office:value-type="float" office:value="0.005179011" calcext:value-type="float">
            <text:p>0.00517901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0018" calcext:value-type="float">
            <text:p>-2.3900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2" calcext:value-type="float">
            <text:p>26112002</text:p>
          </table:table-cell>
          <table:table-cell office:value-type="float" office:value="542.2992" calcext:value-type="float">
            <text:p>542.2992</text:p>
          </table:table-cell>
          <table:table-cell office:value-type="float" office:value="593.0826" calcext:value-type="float">
            <text:p>593.0826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8.62" calcext:value-type="float">
            <text:p>1018.62</text:p>
          </table:table-cell>
          <table:table-cell office:value-type="float" office:value="-26.15085" calcext:value-type="float">
            <text:p>-26.15085</text:p>
          </table:table-cell>
          <table:table-cell office:value-type="float" office:value="3.176266" calcext:value-type="float">
            <text:p>3.176266</text:p>
          </table:table-cell>
          <table:table-cell office:value-type="float" office:value="0.1375168" calcext:value-type="float">
            <text:p>0.1375168</text:p>
          </table:table-cell>
          <table:table-cell office:value-type="float" office:value="0.2033409" calcext:value-type="float">
            <text:p>0.2033409</text:p>
          </table:table-cell>
          <table:table-cell office:value-type="float" office:value="0.2674617" calcext:value-type="float">
            <text:p>0.2674617</text:p>
          </table:table-cell>
          <table:table-cell office:value-type="float" office:value="0.2751533" calcext:value-type="float">
            <text:p>0.2751533</text:p>
          </table:table-cell>
          <table:table-cell office:value-type="float" office:value="0.2778804" calcext:value-type="float">
            <text:p>0.2778804</text:p>
          </table:table-cell>
          <table:table-cell office:value-type="float" office:value="0.2475724" calcext:value-type="float">
            <text:p>0.2475724</text:p>
          </table:table-cell>
          <table:table-cell office:value-type="float" office:value="0.2415511" calcext:value-type="float">
            <text:p>0.2415511</text:p>
          </table:table-cell>
          <table:table-cell office:value-type="float" office:value="0.3207785" calcext:value-type="float">
            <text:p>0.3207785</text:p>
          </table:table-cell>
          <table:table-cell office:value-type="float" office:value="0.3032415" calcext:value-type="float">
            <text:p>0.3032415</text:p>
          </table:table-cell>
          <table:table-cell office:value-type="float" office:value="0.3534628" calcext:value-type="float">
            <text:p>0.3534628</text:p>
          </table:table-cell>
          <table:table-cell office:value-type="float" office:value="0.3738297" calcext:value-type="float">
            <text:p>0.3738297</text:p>
          </table:table-cell>
          <table:table-cell office:value-type="float" office:value="0.3909734" calcext:value-type="float">
            <text:p>0.3909734</text:p>
          </table:table-cell>
          <table:table-cell office:value-type="float" office:value="0.4622982" calcext:value-type="float">
            <text:p>0.4622982</text:p>
          </table:table-cell>
          <table:table-cell office:value-type="float" office:value="0" calcext:value-type="float">
            <text:p>0</text:p>
          </table:table-cell>
          <table:table-cell office:value-type="float" office:value="0.00000004789749" calcext:value-type="float">
            <text:p>4.789749E-08</text:p>
          </table:table-cell>
          <table:table-cell office:value-type="float" office:value="0.06461603" calcext:value-type="float">
            <text:p>0.06461603</text:p>
          </table:table-cell>
          <table:table-cell office:value-type="float" office:value="9.391791E-016" calcext:value-type="float">
            <text:p>9.391791E-16</text:p>
          </table:table-cell>
          <table:table-cell office:value-type="float" office:value="9.679147E-016" calcext:value-type="float">
            <text:p>9.679147E-16</text:p>
          </table:table-cell>
          <table:table-cell office:value-type="float" office:value="9.252941E-016" calcext:value-type="float">
            <text:p>9.252941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66628" calcext:value-type="float">
            <text:p>-14.66628</text:p>
          </table:table-cell>
          <table:table-cell office:value-type="float" office:value="-0.6790971" calcext:value-type="float">
            <text:p>-0.6790971</text:p>
          </table:table-cell>
          <table:table-cell office:value-type="float" office:value="-0.08743327" calcext:value-type="float">
            <text:p>-0.08743327</text:p>
          </table:table-cell>
          <table:table-cell office:value-type="float" office:value="-0.07029133" calcext:value-type="float">
            <text:p>-0.07029133</text:p>
          </table:table-cell>
          <table:table-cell office:value-type="float" office:value="-0.06515501" calcext:value-type="float">
            <text:p>-0.06515501</text:p>
          </table:table-cell>
          <table:table-cell office:value-type="float" office:value="-0.06046845" calcext:value-type="float">
            <text:p>-0.06046845</text:p>
          </table:table-cell>
          <table:table-cell office:value-type="float" office:value="-0.06788252" calcext:value-type="float">
            <text:p>-0.06788252</text:p>
          </table:table-cell>
          <table:table-cell office:value-type="float" office:value="-0.08431612" calcext:value-type="float">
            <text:p>-0.08431612</text:p>
          </table:table-cell>
          <table:table-cell office:value-type="float" office:value="-0.1132458" calcext:value-type="float">
            <text:p>-0.1132458</text:p>
          </table:table-cell>
          <table:table-cell office:value-type="float" office:value="-0.03074162" calcext:value-type="float">
            <text:p>-0.03074162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15.21152" calcext:value-type="float">
            <text:p>-15.21152</text:p>
          </table:table-cell>
          <table:table-cell office:value-type="float" office:value="0.005284477" calcext:value-type="float">
            <text:p>0.00528447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344" calcext:value-type="float">
            <text:p>-2.3934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2" calcext:value-type="float">
            <text:p>27112002</text:p>
          </table:table-cell>
          <table:table-cell office:value-type="float" office:value="542.3991" calcext:value-type="float">
            <text:p>542.3991</text:p>
          </table:table-cell>
          <table:table-cell office:value-type="float" office:value="593.293" calcext:value-type="float">
            <text:p>593.293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8.509" calcext:value-type="float">
            <text:p>1018.509</text:p>
          </table:table-cell>
          <table:table-cell office:value-type="float" office:value="-26.15076" calcext:value-type="float">
            <text:p>-26.15076</text:p>
          </table:table-cell>
          <table:table-cell office:value-type="float" office:value="3.462198" calcext:value-type="float">
            <text:p>3.462198</text:p>
          </table:table-cell>
          <table:table-cell office:value-type="float" office:value="0.1370814" calcext:value-type="float">
            <text:p>0.1370814</text:p>
          </table:table-cell>
          <table:table-cell office:value-type="float" office:value="0.181626" calcext:value-type="float">
            <text:p>0.181626</text:p>
          </table:table-cell>
          <table:table-cell office:value-type="float" office:value="0.2591457" calcext:value-type="float">
            <text:p>0.2591457</text:p>
          </table:table-cell>
          <table:table-cell office:value-type="float" office:value="0.2729527" calcext:value-type="float">
            <text:p>0.2729527</text:p>
          </table:table-cell>
          <table:table-cell office:value-type="float" office:value="0.276498" calcext:value-type="float">
            <text:p>0.276498</text:p>
          </table:table-cell>
          <table:table-cell office:value-type="float" office:value="0.2467786" calcext:value-type="float">
            <text:p>0.2467786</text:p>
          </table:table-cell>
          <table:table-cell office:value-type="float" office:value="0.2408828" calcext:value-type="float">
            <text:p>0.2408828</text:p>
          </table:table-cell>
          <table:table-cell office:value-type="float" office:value="0.3209666" calcext:value-type="float">
            <text:p>0.3209666</text:p>
          </table:table-cell>
          <table:table-cell office:value-type="float" office:value="0.3037641" calcext:value-type="float">
            <text:p>0.3037641</text:p>
          </table:table-cell>
          <table:table-cell office:value-type="float" office:value="0.353581" calcext:value-type="float">
            <text:p>0.353581</text:p>
          </table:table-cell>
          <table:table-cell office:value-type="float" office:value="0.3739758" calcext:value-type="float">
            <text:p>0.3739758</text:p>
          </table:table-cell>
          <table:table-cell office:value-type="float" office:value="0.3908088" calcext:value-type="float">
            <text:p>0.3908088</text:p>
          </table:table-cell>
          <table:table-cell office:value-type="float" office:value="0.4623113" calcext:value-type="float">
            <text:p>0.4623113</text:p>
          </table:table-cell>
          <table:table-cell office:value-type="float" office:value="0" calcext:value-type="float">
            <text:p>0</text:p>
          </table:table-cell>
          <table:table-cell office:value-type="float" office:value="0.00000006208394" calcext:value-type="float">
            <text:p>6.208394E-08</text:p>
          </table:table-cell>
          <table:table-cell office:value-type="float" office:value="0.08741592" calcext:value-type="float">
            <text:p>0.08741592</text:p>
          </table:table-cell>
          <table:table-cell office:value-type="float" office:value="0.009919864" calcext:value-type="float">
            <text:p>0.009919864</text:p>
          </table:table-cell>
          <table:table-cell office:value-type="float" office:value="9.679124E-016" calcext:value-type="float">
            <text:p>9.679124E-16</text:p>
          </table:table-cell>
          <table:table-cell office:value-type="float" office:value="9.252933E-016" calcext:value-type="float">
            <text:p>9.252933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07904" calcext:value-type="float">
            <text:p>-15.07904</text:p>
          </table:table-cell>
          <table:table-cell office:value-type="float" office:value="-1.655033" calcext:value-type="float">
            <text:p>-1.655033</text:p>
          </table:table-cell>
          <table:table-cell office:value-type="float" office:value="-0.1107497" calcext:value-type="float">
            <text:p>-0.1107497</text:p>
          </table:table-cell>
          <table:table-cell office:value-type="float" office:value="-0.07474881" calcext:value-type="float">
            <text:p>-0.07474881</text:p>
          </table:table-cell>
          <table:table-cell office:value-type="float" office:value="-0.06769372" calcext:value-type="float">
            <text:p>-0.06769372</text:p>
          </table:table-cell>
          <table:table-cell office:value-type="float" office:value="-0.06197225" calcext:value-type="float">
            <text:p>-0.06197225</text:p>
          </table:table-cell>
          <table:table-cell office:value-type="float" office:value="-0.06923812" calcext:value-type="float">
            <text:p>-0.06923812</text:p>
          </table:table-cell>
          <table:table-cell office:value-type="float" office:value="-0.08388286" calcext:value-type="float">
            <text:p>-0.08388286</text:p>
          </table:table-cell>
          <table:table-cell office:value-type="float" office:value="-0.1114374" calcext:value-type="float">
            <text:p>-0.1114374</text:p>
          </table:table-cell>
          <table:table-cell office:value-type="float" office:value="-0.03056599" calcext:value-type="float">
            <text:p>-0.03056599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12.77524" calcext:value-type="float">
            <text:p>-12.77524</text:p>
          </table:table-cell>
          <table:table-cell office:value-type="float" office:value="0.005396018" calcext:value-type="float">
            <text:p>0.00539601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7614" calcext:value-type="float">
            <text:p>-2.39761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2" calcext:value-type="float">
            <text:p>28112002</text:p>
          </table:table-cell>
          <table:table-cell office:value-type="float" office:value="542.899" calcext:value-type="float">
            <text:p>542.899</text:p>
          </table:table-cell>
          <table:table-cell office:value-type="float" office:value="593.5417" calcext:value-type="float">
            <text:p>593.5417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8.755" calcext:value-type="float">
            <text:p>1018.755</text:p>
          </table:table-cell>
          <table:table-cell office:value-type="float" office:value="-26.14489" calcext:value-type="float">
            <text:p>-26.14489</text:p>
          </table:table-cell>
          <table:table-cell office:value-type="float" office:value="0" calcext:value-type="float">
            <text:p>0</text:p>
          </table:table-cell>
          <table:table-cell office:value-type="float" office:value="0.2128275" calcext:value-type="float">
            <text:p>0.2128275</text:p>
          </table:table-cell>
          <table:table-cell office:value-type="float" office:value="0.2358581" calcext:value-type="float">
            <text:p>0.2358581</text:p>
          </table:table-cell>
          <table:table-cell office:value-type="float" office:value="0.2620274" calcext:value-type="float">
            <text:p>0.2620274</text:p>
          </table:table-cell>
          <table:table-cell office:value-type="float" office:value="0.2706786" calcext:value-type="float">
            <text:p>0.2706786</text:p>
          </table:table-cell>
          <table:table-cell office:value-type="float" office:value="0.2748245" calcext:value-type="float">
            <text:p>0.2748245</text:p>
          </table:table-cell>
          <table:table-cell office:value-type="float" office:value="0.245929" calcext:value-type="float">
            <text:p>0.245929</text:p>
          </table:table-cell>
          <table:table-cell office:value-type="float" office:value="0.2403169" calcext:value-type="float">
            <text:p>0.2403169</text:p>
          </table:table-cell>
          <table:table-cell office:value-type="float" office:value="0.3211264" calcext:value-type="float">
            <text:p>0.3211264</text:p>
          </table:table-cell>
          <table:table-cell office:value-type="float" office:value="0.3042729" calcext:value-type="float">
            <text:p>0.3042729</text:p>
          </table:table-cell>
          <table:table-cell office:value-type="float" office:value="0.3537025" calcext:value-type="float">
            <text:p>0.3537025</text:p>
          </table:table-cell>
          <table:table-cell office:value-type="float" office:value="0.3740994" calcext:value-type="float">
            <text:p>0.3740994</text:p>
          </table:table-cell>
          <table:table-cell office:value-type="float" office:value="0.3906626" calcext:value-type="float">
            <text:p>0.3906626</text:p>
          </table:table-cell>
          <table:table-cell office:value-type="float" office:value="0.462377" calcext:value-type="float">
            <text:p>0.462377</text:p>
          </table:table-cell>
          <table:table-cell office:value-type="float" office:value="0" calcext:value-type="float">
            <text:p>0</text:p>
          </table:table-cell>
          <table:table-cell office:value-type="float" office:value="0.002377364" calcext:value-type="float">
            <text:p>0.002377364</text:p>
          </table:table-cell>
          <table:table-cell office:value-type="float" office:value="0.02632428" calcext:value-type="float">
            <text:p>0.02632428</text:p>
          </table:table-cell>
          <table:table-cell office:value-type="float" office:value="0.008088064" calcext:value-type="float">
            <text:p>0.008088064</text:p>
          </table:table-cell>
          <table:table-cell office:value-type="float" office:value="9.679111E-016" calcext:value-type="float">
            <text:p>9.679111E-16</text:p>
          </table:table-cell>
          <table:table-cell office:value-type="float" office:value="9.252929E-016" calcext:value-type="float">
            <text:p>9.252929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165088" calcext:value-type="float">
            <text:p>-0.5165088</text:p>
          </table:table-cell>
          <table:table-cell office:value-type="float" office:value="-0.2301384" calcext:value-type="float">
            <text:p>-0.2301384</text:p>
          </table:table-cell>
          <table:table-cell office:value-type="float" office:value="-0.1030947" calcext:value-type="float">
            <text:p>-0.1030947</text:p>
          </table:table-cell>
          <table:table-cell office:value-type="float" office:value="-0.07976231" calcext:value-type="float">
            <text:p>-0.07976231</text:p>
          </table:table-cell>
          <table:table-cell office:value-type="float" office:value="-0.07093155" calcext:value-type="float">
            <text:p>-0.07093155</text:p>
          </table:table-cell>
          <table:table-cell office:value-type="float" office:value="-0.06362908" calcext:value-type="float">
            <text:p>-0.06362908</text:p>
          </table:table-cell>
          <table:table-cell office:value-type="float" office:value="-0.07040948" calcext:value-type="float">
            <text:p>-0.07040948</text:p>
          </table:table-cell>
          <table:table-cell office:value-type="float" office:value="-0.08351694" calcext:value-type="float">
            <text:p>-0.08351694</text:p>
          </table:table-cell>
          <table:table-cell office:value-type="float" office:value="-0.1097076" calcext:value-type="float">
            <text:p>-0.1097076</text:p>
          </table:table-cell>
          <table:table-cell office:value-type="float" office:value="-0.03038678" calcext:value-type="float">
            <text:p>-0.03038678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4665352" calcext:value-type="float">
            <text:p>-0.4665352</text:p>
          </table:table-cell>
          <table:table-cell office:value-type="float" office:value="0.005179221" calcext:value-type="float">
            <text:p>0.00517922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9372" calcext:value-type="float">
            <text:p>-2.39937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2" calcext:value-type="float">
            <text:p>29112002</text:p>
          </table:table-cell>
          <table:table-cell office:value-type="float" office:value="542.899" calcext:value-type="float">
            <text:p>542.899</text:p>
          </table:table-cell>
          <table:table-cell office:value-type="float" office:value="593.8132" calcext:value-type="float">
            <text:p>593.8132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9.134" calcext:value-type="float">
            <text:p>1019.134</text:p>
          </table:table-cell>
          <table:table-cell office:value-type="float" office:value="-26.79562" calcext:value-type="float">
            <text:p>-26.79562</text:p>
          </table:table-cell>
          <table:table-cell office:value-type="float" office:value="0" calcext:value-type="float">
            <text:p>0</text:p>
          </table:table-cell>
          <table:table-cell office:value-type="float" office:value="0.2261137" calcext:value-type="float">
            <text:p>0.2261137</text:p>
          </table:table-cell>
          <table:table-cell office:value-type="float" office:value="0.2547223" calcext:value-type="float">
            <text:p>0.2547223</text:p>
          </table:table-cell>
          <table:table-cell office:value-type="float" office:value="0.2670479" calcext:value-type="float">
            <text:p>0.2670479</text:p>
          </table:table-cell>
          <table:table-cell office:value-type="float" office:value="0.2709963" calcext:value-type="float">
            <text:p>0.2709963</text:p>
          </table:table-cell>
          <table:table-cell office:value-type="float" office:value="0.2738323" calcext:value-type="float">
            <text:p>0.2738323</text:p>
          </table:table-cell>
          <table:table-cell office:value-type="float" office:value="0.245031" calcext:value-type="float">
            <text:p>0.245031</text:p>
          </table:table-cell>
          <table:table-cell office:value-type="float" office:value="0.2398133" calcext:value-type="float">
            <text:p>0.2398133</text:p>
          </table:table-cell>
          <table:table-cell office:value-type="float" office:value="0.3212624" calcext:value-type="float">
            <text:p>0.3212624</text:p>
          </table:table-cell>
          <table:table-cell office:value-type="float" office:value="0.3047681" calcext:value-type="float">
            <text:p>0.3047681</text:p>
          </table:table-cell>
          <table:table-cell office:value-type="float" office:value="0.3538255" calcext:value-type="float">
            <text:p>0.3538255</text:p>
          </table:table-cell>
          <table:table-cell office:value-type="float" office:value="0.3742166" calcext:value-type="float">
            <text:p>0.3742166</text:p>
          </table:table-cell>
          <table:table-cell office:value-type="float" office:value="0.3909362" calcext:value-type="float">
            <text:p>0.3909362</text:p>
          </table:table-cell>
          <table:table-cell office:value-type="float" office:value="0.4546051" calcext:value-type="float">
            <text:p>0.4546051</text:p>
          </table:table-cell>
          <table:table-cell office:value-type="float" office:value="0" calcext:value-type="float">
            <text:p>0</text:p>
          </table:table-cell>
          <table:table-cell office:value-type="float" office:value="9.531213E-016" calcext:value-type="float">
            <text:p>9.531213E-16</text:p>
          </table:table-cell>
          <table:table-cell office:value-type="float" office:value="9.419627E-016" calcext:value-type="float">
            <text:p>9.419627E-16</text:p>
          </table:table-cell>
          <table:table-cell office:value-type="float" office:value="9.29726E-016" calcext:value-type="float">
            <text:p>9.29726E-16</text:p>
          </table:table-cell>
          <table:table-cell office:value-type="float" office:value="9.679069E-016" calcext:value-type="float">
            <text:p>9.679069E-16</text:p>
          </table:table-cell>
          <table:table-cell office:value-type="float" office:value="9.252929E-016" calcext:value-type="float">
            <text:p>9.252929E-16</text:p>
          </table:table-cell>
          <table:table-cell office:value-type="float" office:value="5.332733E-018" calcext:value-type="float">
            <text:p>5.332733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23161" calcext:value-type="float">
            <text:p>-0.3223161</text:p>
          </table:table-cell>
          <table:table-cell office:value-type="float" office:value="-0.1270658" calcext:value-type="float">
            <text:p>-0.1270658</text:p>
          </table:table-cell>
          <table:table-cell office:value-type="float" office:value="-0.08845058" calcext:value-type="float">
            <text:p>-0.08845058</text:p>
          </table:table-cell>
          <table:table-cell office:value-type="float" office:value="-0.07905948" calcext:value-type="float">
            <text:p>-0.07905948</text:p>
          </table:table-cell>
          <table:table-cell office:value-type="float" office:value="-0.07295792" calcext:value-type="float">
            <text:p>-0.07295792</text:p>
          </table:table-cell>
          <table:table-cell office:value-type="float" office:value="-0.06543685" calcext:value-type="float">
            <text:p>-0.06543685</text:p>
          </table:table-cell>
          <table:table-cell office:value-type="float" office:value="-0.07147059" calcext:value-type="float">
            <text:p>-0.07147059</text:p>
          </table:table-cell>
          <table:table-cell office:value-type="float" office:value="-0.08320711" calcext:value-type="float">
            <text:p>-0.08320711</text:p>
          </table:table-cell>
          <table:table-cell office:value-type="float" office:value="-0.1080521" calcext:value-type="float">
            <text:p>-0.1080521</text:p>
          </table:table-cell>
          <table:table-cell office:value-type="float" office:value="-0.03020664" calcext:value-type="float">
            <text:p>-0.03020664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0.3859352" calcext:value-type="float">
            <text:p>-0.3859352</text:p>
          </table:table-cell>
          <table:table-cell office:value-type="float" office:value="0.005037506" calcext:value-type="float">
            <text:p>0.00503750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22509" calcext:value-type="float">
            <text:p>-2.32250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2" calcext:value-type="float">
            <text:p>30112002</text:p>
          </table:table-cell>
          <table:table-cell office:value-type="float" office:value="542.899" calcext:value-type="float">
            <text:p>542.899</text:p>
          </table:table-cell>
          <table:table-cell office:value-type="float" office:value="594.4578" calcext:value-type="float">
            <text:p>594.4578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9.319" calcext:value-type="float">
            <text:p>1019.319</text:p>
          </table:table-cell>
          <table:table-cell office:value-type="float" office:value="-27.62417" calcext:value-type="float">
            <text:p>-27.62417</text:p>
          </table:table-cell>
          <table:table-cell office:value-type="float" office:value="0" calcext:value-type="float">
            <text:p>0</text:p>
          </table:table-cell>
          <table:table-cell office:value-type="float" office:value="0.1534761" calcext:value-type="float">
            <text:p>0.1534761</text:p>
          </table:table-cell>
          <table:table-cell office:value-type="float" office:value="0.2348697" calcext:value-type="float">
            <text:p>0.2348697</text:p>
          </table:table-cell>
          <table:table-cell office:value-type="float" office:value="0.2648392" calcext:value-type="float">
            <text:p>0.2648392</text:p>
          </table:table-cell>
          <table:table-cell office:value-type="float" office:value="0.2705604" calcext:value-type="float">
            <text:p>0.2705604</text:p>
          </table:table-cell>
          <table:table-cell office:value-type="float" office:value="0.2732811" calcext:value-type="float">
            <text:p>0.2732811</text:p>
          </table:table-cell>
          <table:table-cell office:value-type="float" office:value="0.2442026" calcext:value-type="float">
            <text:p>0.2442026</text:p>
          </table:table-cell>
          <table:table-cell office:value-type="float" office:value="0.2393513" calcext:value-type="float">
            <text:p>0.2393513</text:p>
          </table:table-cell>
          <table:table-cell office:value-type="float" office:value="0.3213775" calcext:value-type="float">
            <text:p>0.3213775</text:p>
          </table:table-cell>
          <table:table-cell office:value-type="float" office:value="0.3052503" calcext:value-type="float">
            <text:p>0.3052503</text:p>
          </table:table-cell>
          <table:table-cell office:value-type="float" office:value="0.3539508" calcext:value-type="float">
            <text:p>0.3539508</text:p>
          </table:table-cell>
          <table:table-cell office:value-type="float" office:value="0.374348" calcext:value-type="float">
            <text:p>0.374348</text:p>
          </table:table-cell>
          <table:table-cell office:value-type="float" office:value="0.3911627" calcext:value-type="float">
            <text:p>0.3911627</text:p>
          </table:table-cell>
          <table:table-cell office:value-type="float" office:value="0.4588282" calcext:value-type="float">
            <text:p>0.4588282</text:p>
          </table:table-cell>
          <table:table-cell office:value-type="float" office:value="0" calcext:value-type="float">
            <text:p>0</text:p>
          </table:table-cell>
          <table:table-cell office:value-type="float" office:value="0.06314872" calcext:value-type="float">
            <text:p>0.06314872</text:p>
          </table:table-cell>
          <table:table-cell office:value-type="float" office:value="0.01406193" calcext:value-type="float">
            <text:p>0.01406193</text:p>
          </table:table-cell>
          <table:table-cell office:value-type="float" office:value="9.297224E-016" calcext:value-type="float">
            <text:p>9.297224E-16</text:p>
          </table:table-cell>
          <table:table-cell office:value-type="float" office:value="9.679029E-016" calcext:value-type="float">
            <text:p>9.679029E-16</text:p>
          </table:table-cell>
          <table:table-cell office:value-type="float" office:value="9.252915E-016" calcext:value-type="float">
            <text:p>9.252915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183348" calcext:value-type="float">
            <text:p>-6.183348</text:p>
          </table:table-cell>
          <table:table-cell office:value-type="float" office:value="-0.2288643" calcext:value-type="float">
            <text:p>-0.2288643</text:p>
          </table:table-cell>
          <table:table-cell office:value-type="float" office:value="-0.09427022" calcext:value-type="float">
            <text:p>-0.09427022</text:p>
          </table:table-cell>
          <table:table-cell office:value-type="float" office:value="-0.0800276" calcext:value-type="float">
            <text:p>-0.0800276</text:p>
          </table:table-cell>
          <table:table-cell office:value-type="float" office:value="-0.07409675" calcext:value-type="float">
            <text:p>-0.07409675</text:p>
          </table:table-cell>
          <table:table-cell office:value-type="float" office:value="-0.06715755" calcext:value-type="float">
            <text:p>-0.06715755</text:p>
          </table:table-cell>
          <table:table-cell office:value-type="float" office:value="-0.07245998" calcext:value-type="float">
            <text:p>-0.07245998</text:p>
          </table:table-cell>
          <table:table-cell office:value-type="float" office:value="-0.08294567" calcext:value-type="float">
            <text:p>-0.08294567</text:p>
          </table:table-cell>
          <table:table-cell office:value-type="float" office:value="-0.106467" calcext:value-type="float">
            <text:p>-0.106467</text:p>
          </table:table-cell>
          <table:table-cell office:value-type="float" office:value="-0.03002444" calcext:value-type="float">
            <text:p>-0.03002444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7.674124" calcext:value-type="float">
            <text:p>-7.674124</text:p>
          </table:table-cell>
          <table:table-cell office:value-type="float" office:value="0.005122281" calcext:value-type="float">
            <text:p>0.00512228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49957" calcext:value-type="float">
            <text:p>-2.34995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2" calcext:value-type="float">
            <text:p>1122002</text:p>
          </table:table-cell>
          <table:table-cell office:value-type="float" office:value="542.899" calcext:value-type="float">
            <text:p>542.899</text:p>
          </table:table-cell>
          <table:table-cell office:value-type="float" office:value="595.0939" calcext:value-type="float">
            <text:p>595.0939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9.324" calcext:value-type="float">
            <text:p>1019.324</text:p>
          </table:table-cell>
          <table:table-cell office:value-type="float" office:value="-28.26537" calcext:value-type="float">
            <text:p>-28.26537</text:p>
          </table:table-cell>
          <table:table-cell office:value-type="float" office:value="0" calcext:value-type="float">
            <text:p>0</text:p>
          </table:table-cell>
          <table:table-cell office:value-type="float" office:value="0.1917162" calcext:value-type="float">
            <text:p>0.1917162</text:p>
          </table:table-cell>
          <table:table-cell office:value-type="float" office:value="0.2428688" calcext:value-type="float">
            <text:p>0.2428688</text:p>
          </table:table-cell>
          <table:table-cell office:value-type="float" office:value="0.2630231" calcext:value-type="float">
            <text:p>0.2630231</text:p>
          </table:table-cell>
          <table:table-cell office:value-type="float" office:value="0.2698763" calcext:value-type="float">
            <text:p>0.2698763</text:p>
          </table:table-cell>
          <table:table-cell office:value-type="float" office:value="0.2727533" calcext:value-type="float">
            <text:p>0.2727533</text:p>
          </table:table-cell>
          <table:table-cell office:value-type="float" office:value="0.2435256" calcext:value-type="float">
            <text:p>0.2435256</text:p>
          </table:table-cell>
          <table:table-cell office:value-type="float" office:value="0.2388936" calcext:value-type="float">
            <text:p>0.2388936</text:p>
          </table:table-cell>
          <table:table-cell office:value-type="float" office:value="0.3214735" calcext:value-type="float">
            <text:p>0.3214735</text:p>
          </table:table-cell>
          <table:table-cell office:value-type="float" office:value="0.3057198" calcext:value-type="float">
            <text:p>0.3057198</text:p>
          </table:table-cell>
          <table:table-cell office:value-type="float" office:value="0.3540764" calcext:value-type="float">
            <text:p>0.3540764</text:p>
          </table:table-cell>
          <table:table-cell office:value-type="float" office:value="0.3744796" calcext:value-type="float">
            <text:p>0.3744796</text:p>
          </table:table-cell>
          <table:table-cell office:value-type="float" office:value="0.391234" calcext:value-type="float">
            <text:p>0.391234</text:p>
          </table:table-cell>
          <table:table-cell office:value-type="float" office:value="0.4621134" calcext:value-type="float">
            <text:p>0.4621134</text:p>
          </table:table-cell>
          <table:table-cell office:value-type="float" office:value="0" calcext:value-type="float">
            <text:p>0</text:p>
          </table:table-cell>
          <table:table-cell office:value-type="float" office:value="9.526749E-016" calcext:value-type="float">
            <text:p>9.526749E-16</text:p>
          </table:table-cell>
          <table:table-cell office:value-type="float" office:value="9.394602E-016" calcext:value-type="float">
            <text:p>9.394602E-16</text:p>
          </table:table-cell>
          <table:table-cell office:value-type="float" office:value="9.297182E-016" calcext:value-type="float">
            <text:p>9.297182E-16</text:p>
          </table:table-cell>
          <table:table-cell office:value-type="float" office:value="9.67898E-016" calcext:value-type="float">
            <text:p>9.67898E-16</text:p>
          </table:table-cell>
          <table:table-cell office:value-type="float" office:value="9.252911E-016" calcext:value-type="float">
            <text:p>9.252911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56516" calcext:value-type="float">
            <text:p>-1.156516</text:p>
          </table:table-cell>
          <table:table-cell office:value-type="float" office:value="-0.1834505" calcext:value-type="float">
            <text:p>-0.1834505</text:p>
          </table:table-cell>
          <table:table-cell office:value-type="float" office:value="-0.09942103" calcext:value-type="float">
            <text:p>-0.09942103</text:p>
          </table:table-cell>
          <table:table-cell office:value-type="float" office:value="-0.08160462" calcext:value-type="float">
            <text:p>-0.08160462</text:p>
          </table:table-cell>
          <table:table-cell office:value-type="float" office:value="-0.07520635" calcext:value-type="float">
            <text:p>-0.07520635</text:p>
          </table:table-cell>
          <table:table-cell office:value-type="float" office:value="-0.06860486" calcext:value-type="float">
            <text:p>-0.06860486</text:p>
          </table:table-cell>
          <table:table-cell office:value-type="float" office:value="-0.07345401" calcext:value-type="float">
            <text:p>-0.07345401</text:p>
          </table:table-cell>
          <table:table-cell office:value-type="float" office:value="-0.08272827" calcext:value-type="float">
            <text:p>-0.08272827</text:p>
          </table:table-cell>
          <table:table-cell office:value-type="float" office:value="-0.104948" calcext:value-type="float">
            <text:p>-0.104948</text:p>
          </table:table-cell>
          <table:table-cell office:value-type="float" office:value="-0.02984263" calcext:value-type="float">
            <text:p>-0.02984263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1.24735" calcext:value-type="float">
            <text:p>-1.24735</text:p>
          </table:table-cell>
          <table:table-cell office:value-type="float" office:value="0.005009808" calcext:value-type="float">
            <text:p>0.00500980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9977" calcext:value-type="float">
            <text:p>-2.36997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2" calcext:value-type="float">
            <text:p>2122002</text:p>
          </table:table-cell>
          <table:table-cell office:value-type="float" office:value="542.899" calcext:value-type="float">
            <text:p>542.899</text:p>
          </table:table-cell>
          <table:table-cell office:value-type="float" office:value="595.5281" calcext:value-type="float">
            <text:p>595.5281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8.89" calcext:value-type="float">
            <text:p>1018.89</text:p>
          </table:table-cell>
          <table:table-cell office:value-type="float" office:value="-28.26537" calcext:value-type="float">
            <text:p>-28.26537</text:p>
          </table:table-cell>
          <table:table-cell office:value-type="float" office:value="0" calcext:value-type="float">
            <text:p>0</text:p>
          </table:table-cell>
          <table:table-cell office:value-type="float" office:value="0.1606516" calcext:value-type="float">
            <text:p>0.1606516</text:p>
          </table:table-cell>
          <table:table-cell office:value-type="float" office:value="0.231883" calcext:value-type="float">
            <text:p>0.231883</text:p>
          </table:table-cell>
          <table:table-cell office:value-type="float" office:value="0.261136" calcext:value-type="float">
            <text:p>0.261136</text:p>
          </table:table-cell>
          <table:table-cell office:value-type="float" office:value="0.26904" calcext:value-type="float">
            <text:p>0.26904</text:p>
          </table:table-cell>
          <table:table-cell office:value-type="float" office:value="0.2720304" calcext:value-type="float">
            <text:p>0.2720304</text:p>
          </table:table-cell>
          <table:table-cell office:value-type="float" office:value="0.2429442" calcext:value-type="float">
            <text:p>0.2429442</text:p>
          </table:table-cell>
          <table:table-cell office:value-type="float" office:value="0.2384619" calcext:value-type="float">
            <text:p>0.2384619</text:p>
          </table:table-cell>
          <table:table-cell office:value-type="float" office:value="0.3215511" calcext:value-type="float">
            <text:p>0.3215511</text:p>
          </table:table-cell>
          <table:table-cell office:value-type="float" office:value="0.3061772" calcext:value-type="float">
            <text:p>0.3061772</text:p>
          </table:table-cell>
          <table:table-cell office:value-type="float" office:value="0.3542053" calcext:value-type="float">
            <text:p>0.3542053</text:p>
          </table:table-cell>
          <table:table-cell office:value-type="float" office:value="0.3746038" calcext:value-type="float">
            <text:p>0.3746038</text:p>
          </table:table-cell>
          <table:table-cell office:value-type="float" office:value="0.3912196" calcext:value-type="float">
            <text:p>0.3912196</text:p>
          </table:table-cell>
          <table:table-cell office:value-type="float" office:value="0.4623652" calcext:value-type="float">
            <text:p>0.4623652</text:p>
          </table:table-cell>
          <table:table-cell office:value-type="float" office:value="0" calcext:value-type="float">
            <text:p>0</text:p>
          </table:table-cell>
          <table:table-cell office:value-type="float" office:value="0.03297593" calcext:value-type="float">
            <text:p>0.03297593</text:p>
          </table:table-cell>
          <table:table-cell office:value-type="float" office:value="0.005094612" calcext:value-type="float">
            <text:p>0.005094612</text:p>
          </table:table-cell>
          <table:table-cell office:value-type="float" office:value="9.297148E-016" calcext:value-type="float">
            <text:p>9.297148E-16</text:p>
          </table:table-cell>
          <table:table-cell office:value-type="float" office:value="9.678937E-016" calcext:value-type="float">
            <text:p>9.678937E-16</text:p>
          </table:table-cell>
          <table:table-cell office:value-type="float" office:value="9.252888E-016" calcext:value-type="float">
            <text:p>9.252888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51987" calcext:value-type="float">
            <text:p>-4.251987</text:p>
          </table:table-cell>
          <table:table-cell office:value-type="float" office:value="-0.2563066" calcext:value-type="float">
            <text:p>-0.2563066</text:p>
          </table:table-cell>
          <table:table-cell office:value-type="float" office:value="-0.1051047" calcext:value-type="float">
            <text:p>-0.1051047</text:p>
          </table:table-cell>
          <table:table-cell office:value-type="float" office:value="-0.08357093" calcext:value-type="float">
            <text:p>-0.08357093</text:p>
          </table:table-cell>
          <table:table-cell office:value-type="float" office:value="-0.07675714" calcext:value-type="float">
            <text:p>-0.07675714</text:p>
          </table:table-cell>
          <table:table-cell office:value-type="float" office:value="-0.06987201" calcext:value-type="float">
            <text:p>-0.06987201</text:p>
          </table:table-cell>
          <table:table-cell office:value-type="float" office:value="-0.07440797" calcext:value-type="float">
            <text:p>-0.07440797</text:p>
          </table:table-cell>
          <table:table-cell office:value-type="float" office:value="-0.08255309" calcext:value-type="float">
            <text:p>-0.08255309</text:p>
          </table:table-cell>
          <table:table-cell office:value-type="float" office:value="-0.1034913" calcext:value-type="float">
            <text:p>-0.1034913</text:p>
          </table:table-cell>
          <table:table-cell office:value-type="float" office:value="-0.02965754" calcext:value-type="float">
            <text:p>-0.02965754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5.174559" calcext:value-type="float">
            <text:p>-5.174559</text:p>
          </table:table-cell>
          <table:table-cell office:value-type="float" office:value="0.005042086" calcext:value-type="float">
            <text:p>0.00504208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6611" calcext:value-type="float">
            <text:p>-2.37661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2" calcext:value-type="float">
            <text:p>3122002</text:p>
          </table:table-cell>
          <table:table-cell office:value-type="float" office:value="542.899" calcext:value-type="float">
            <text:p>542.899</text:p>
          </table:table-cell>
          <table:table-cell office:value-type="float" office:value="595.7912" calcext:value-type="float">
            <text:p>595.7912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8.628" calcext:value-type="float">
            <text:p>1018.628</text:p>
          </table:table-cell>
          <table:table-cell office:value-type="float" office:value="-28.26537" calcext:value-type="float">
            <text:p>-28.26537</text:p>
          </table:table-cell>
          <table:table-cell office:value-type="float" office:value="0" calcext:value-type="float">
            <text:p>0</text:p>
          </table:table-cell>
          <table:table-cell office:value-type="float" office:value="0.1549636" calcext:value-type="float">
            <text:p>0.1549636</text:p>
          </table:table-cell>
          <table:table-cell office:value-type="float" office:value="0.1898365" calcext:value-type="float">
            <text:p>0.1898365</text:p>
          </table:table-cell>
          <table:table-cell office:value-type="float" office:value="0.2597051" calcext:value-type="float">
            <text:p>0.2597051</text:p>
          </table:table-cell>
          <table:table-cell office:value-type="float" office:value="0.268071" calcext:value-type="float">
            <text:p>0.268071</text:p>
          </table:table-cell>
          <table:table-cell office:value-type="float" office:value="0.2712173" calcext:value-type="float">
            <text:p>0.2712173</text:p>
          </table:table-cell>
          <table:table-cell office:value-type="float" office:value="0.2423585" calcext:value-type="float">
            <text:p>0.2423585</text:p>
          </table:table-cell>
          <table:table-cell office:value-type="float" office:value="0.2380853" calcext:value-type="float">
            <text:p>0.2380853</text:p>
          </table:table-cell>
          <table:table-cell office:value-type="float" office:value="0.321613" calcext:value-type="float">
            <text:p>0.321613</text:p>
          </table:table-cell>
          <table:table-cell office:value-type="float" office:value="0.3066228" calcext:value-type="float">
            <text:p>0.3066228</text:p>
          </table:table-cell>
          <table:table-cell office:value-type="float" office:value="0.3543339" calcext:value-type="float">
            <text:p>0.3543339</text:p>
          </table:table-cell>
          <table:table-cell office:value-type="float" office:value="0.374718" calcext:value-type="float">
            <text:p>0.374718</text:p>
          </table:table-cell>
          <table:table-cell office:value-type="float" office:value="0.3911754" calcext:value-type="float">
            <text:p>0.3911754</text:p>
          </table:table-cell>
          <table:table-cell office:value-type="float" office:value="0.4623659" calcext:value-type="float">
            <text:p>0.4623659</text:p>
          </table:table-cell>
          <table:table-cell office:value-type="float" office:value="0" calcext:value-type="float">
            <text:p>0</text:p>
          </table:table-cell>
          <table:table-cell office:value-type="float" office:value="0.03338928" calcext:value-type="float">
            <text:p>0.03338928</text:p>
          </table:table-cell>
          <table:table-cell office:value-type="float" office:value="0.04762582" calcext:value-type="float">
            <text:p>0.04762582</text:p>
          </table:table-cell>
          <table:table-cell office:value-type="float" office:value="0.0004169666" calcext:value-type="float">
            <text:p>0.0004169666</text:p>
          </table:table-cell>
          <table:table-cell office:value-type="float" office:value="9.678911E-016" calcext:value-type="float">
            <text:p>9.678911E-16</text:p>
          </table:table-cell>
          <table:table-cell office:value-type="float" office:value="9.252888E-016" calcext:value-type="float">
            <text:p>9.252888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82232" calcext:value-type="float">
            <text:p>-5.82232</text:p>
          </table:table-cell>
          <table:table-cell office:value-type="float" office:value="-1.189064" calcext:value-type="float">
            <text:p>-1.189064</text:p>
          </table:table-cell>
          <table:table-cell office:value-type="float" office:value="-0.109391" calcext:value-type="float">
            <text:p>-0.109391</text:p>
          </table:table-cell>
          <table:table-cell office:value-type="float" office:value="-0.08592226" calcext:value-type="float">
            <text:p>-0.08592226</text:p>
          </table:table-cell>
          <table:table-cell office:value-type="float" office:value="-0.07854456" calcext:value-type="float">
            <text:p>-0.07854456</text:p>
          </table:table-cell>
          <table:table-cell office:value-type="float" office:value="-0.07117498" calcext:value-type="float">
            <text:p>-0.07117498</text:p>
          </table:table-cell>
          <table:table-cell office:value-type="float" office:value="-0.07525145" calcext:value-type="float">
            <text:p>-0.07525145</text:p>
          </table:table-cell>
          <table:table-cell office:value-type="float" office:value="-0.08241352" calcext:value-type="float">
            <text:p>-0.08241352</text:p>
          </table:table-cell>
          <table:table-cell office:value-type="float" office:value="-0.1020936" calcext:value-type="float">
            <text:p>-0.1020936</text:p>
          </table:table-cell>
          <table:table-cell office:value-type="float" office:value="-0.02947355" calcext:value-type="float">
            <text:p>-0.02947355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7.769555" calcext:value-type="float">
            <text:p>-7.769555</text:p>
          </table:table-cell>
          <table:table-cell office:value-type="float" office:value="0.005178037" calcext:value-type="float">
            <text:p>0.005178037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149" calcext:value-type="float">
            <text:p>-2.3814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2" calcext:value-type="float">
            <text:p>4122002</text:p>
          </table:table-cell>
          <table:table-cell office:value-type="float" office:value="542.899" calcext:value-type="float">
            <text:p>542.899</text:p>
          </table:table-cell>
          <table:table-cell office:value-type="float" office:value="595.8825" calcext:value-type="float">
            <text:p>595.8825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8.537" calcext:value-type="float">
            <text:p>1018.537</text:p>
          </table:table-cell>
          <table:table-cell office:value-type="float" office:value="-28.26537" calcext:value-type="float">
            <text:p>-28.26537</text:p>
          </table:table-cell>
          <table:table-cell office:value-type="float" office:value="0" calcext:value-type="float">
            <text:p>0</text:p>
          </table:table-cell>
          <table:table-cell office:value-type="float" office:value="0.1488374" calcext:value-type="float">
            <text:p>0.1488374</text:p>
          </table:table-cell>
          <table:table-cell office:value-type="float" office:value="0.172112" calcext:value-type="float">
            <text:p>0.172112</text:p>
          </table:table-cell>
          <table:table-cell office:value-type="float" office:value="0.2406593" calcext:value-type="float">
            <text:p>0.2406593</text:p>
          </table:table-cell>
          <table:table-cell office:value-type="float" office:value="0.2661012" calcext:value-type="float">
            <text:p>0.2661012</text:p>
          </table:table-cell>
          <table:table-cell office:value-type="float" office:value="0.2701795" calcext:value-type="float">
            <text:p>0.2701795</text:p>
          </table:table-cell>
          <table:table-cell office:value-type="float" office:value="0.2417862" calcext:value-type="float">
            <text:p>0.2417862</text:p>
          </table:table-cell>
          <table:table-cell office:value-type="float" office:value="0.2377855" calcext:value-type="float">
            <text:p>0.2377855</text:p>
          </table:table-cell>
          <table:table-cell office:value-type="float" office:value="0.3216426" calcext:value-type="float">
            <text:p>0.3216426</text:p>
          </table:table-cell>
          <table:table-cell office:value-type="float" office:value="0.3070569" calcext:value-type="float">
            <text:p>0.3070569</text:p>
          </table:table-cell>
          <table:table-cell office:value-type="float" office:value="0.3544626" calcext:value-type="float">
            <text:p>0.3544626</text:p>
          </table:table-cell>
          <table:table-cell office:value-type="float" office:value="0.3748226" calcext:value-type="float">
            <text:p>0.3748226</text:p>
          </table:table-cell>
          <table:table-cell office:value-type="float" office:value="0.391118" calcext:value-type="float">
            <text:p>0.391118</text:p>
          </table:table-cell>
          <table:table-cell office:value-type="float" office:value="0.4623636" calcext:value-type="float">
            <text:p>0.4623636</text:p>
          </table:table-cell>
          <table:table-cell office:value-type="float" office:value="0" calcext:value-type="float">
            <text:p>0</text:p>
          </table:table-cell>
          <table:table-cell office:value-type="float" office:value="0.03422281" calcext:value-type="float">
            <text:p>0.03422281</text:p>
          </table:table-cell>
          <table:table-cell office:value-type="float" office:value="0.06739313" calcext:value-type="float">
            <text:p>0.06739313</text:p>
          </table:table-cell>
          <table:table-cell office:value-type="float" office:value="0.02167954" calcext:value-type="float">
            <text:p>0.02167954</text:p>
          </table:table-cell>
          <table:table-cell office:value-type="float" office:value="9.678909E-016" calcext:value-type="float">
            <text:p>9.678909E-16</text:p>
          </table:table-cell>
          <table:table-cell office:value-type="float" office:value="9.252888E-016" calcext:value-type="float">
            <text:p>9.252888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870892" calcext:value-type="float">
            <text:p>-7.870892</text:p>
          </table:table-cell>
          <table:table-cell office:value-type="float" office:value="-2.546205" calcext:value-type="float">
            <text:p>-2.546205</text:p>
          </table:table-cell>
          <table:table-cell office:value-type="float" office:value="-0.1944916" calcext:value-type="float">
            <text:p>-0.1944916</text:p>
          </table:table-cell>
          <table:table-cell office:value-type="float" office:value="-0.09089541" calcext:value-type="float">
            <text:p>-0.09089541</text:p>
          </table:table-cell>
          <table:table-cell office:value-type="float" office:value="-0.08088861" calcext:value-type="float">
            <text:p>-0.08088861</text:p>
          </table:table-cell>
          <table:table-cell office:value-type="float" office:value="-0.07247558" calcext:value-type="float">
            <text:p>-0.07247558</text:p>
          </table:table-cell>
          <table:table-cell office:value-type="float" office:value="-0.07593158" calcext:value-type="float">
            <text:p>-0.07593158</text:p>
          </table:table-cell>
          <table:table-cell office:value-type="float" office:value="-0.08234619" calcext:value-type="float">
            <text:p>-0.08234619</text:p>
          </table:table-cell>
          <table:table-cell office:value-type="float" office:value="-0.1007521" calcext:value-type="float">
            <text:p>-0.1007521</text:p>
          </table:table-cell>
          <table:table-cell office:value-type="float" office:value="-0.02929094" calcext:value-type="float">
            <text:p>-0.02929094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10.09936" calcext:value-type="float">
            <text:p>-10.09936</text:p>
          </table:table-cell>
          <table:table-cell office:value-type="float" office:value="0.005325447" calcext:value-type="float">
            <text:p>0.00532544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6241" calcext:value-type="float">
            <text:p>-2.38624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2" calcext:value-type="float">
            <text:p>5122002</text:p>
          </table:table-cell>
          <table:table-cell office:value-type="float" office:value="542.899" calcext:value-type="float">
            <text:p>542.899</text:p>
          </table:table-cell>
          <table:table-cell office:value-type="float" office:value="596.2869" calcext:value-type="float">
            <text:p>596.2869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8.133" calcext:value-type="float">
            <text:p>1018.133</text:p>
          </table:table-cell>
          <table:table-cell office:value-type="float" office:value="-28.26537" calcext:value-type="float">
            <text:p>-28.26537</text:p>
          </table:table-cell>
          <table:table-cell office:value-type="float" office:value="0" calcext:value-type="float">
            <text:p>0</text:p>
          </table:table-cell>
          <table:table-cell office:value-type="float" office:value="0.148648" calcext:value-type="float">
            <text:p>0.148648</text:p>
          </table:table-cell>
          <table:table-cell office:value-type="float" office:value="0.1787403" calcext:value-type="float">
            <text:p>0.1787403</text:p>
          </table:table-cell>
          <table:table-cell office:value-type="float" office:value="0.2165602" calcext:value-type="float">
            <text:p>0.2165602</text:p>
          </table:table-cell>
          <table:table-cell office:value-type="float" office:value="0.2645707" calcext:value-type="float">
            <text:p>0.2645707</text:p>
          </table:table-cell>
          <table:table-cell office:value-type="float" office:value="0.2689119" calcext:value-type="float">
            <text:p>0.2689119</text:p>
          </table:table-cell>
          <table:table-cell office:value-type="float" office:value="0.2411933" calcext:value-type="float">
            <text:p>0.2411933</text:p>
          </table:table-cell>
          <table:table-cell office:value-type="float" office:value="0.2375014" calcext:value-type="float">
            <text:p>0.2375014</text:p>
          </table:table-cell>
          <table:table-cell office:value-type="float" office:value="0.3216356" calcext:value-type="float">
            <text:p>0.3216356</text:p>
          </table:table-cell>
          <table:table-cell office:value-type="float" office:value="0.3075813" calcext:value-type="float">
            <text:p>0.3075813</text:p>
          </table:table-cell>
          <table:table-cell office:value-type="float" office:value="0.3545247" calcext:value-type="float">
            <text:p>0.3545247</text:p>
          </table:table-cell>
          <table:table-cell office:value-type="float" office:value="0.3749159" calcext:value-type="float">
            <text:p>0.3749159</text:p>
          </table:table-cell>
          <table:table-cell office:value-type="float" office:value="0.3910496" calcext:value-type="float">
            <text:p>0.3910496</text:p>
          </table:table-cell>
          <table:table-cell office:value-type="float" office:value="0.4623503" calcext:value-type="float">
            <text:p>0.4623503</text:p>
          </table:table-cell>
          <table:table-cell office:value-type="float" office:value="0" calcext:value-type="float">
            <text:p>0</text:p>
          </table:table-cell>
          <table:table-cell office:value-type="float" office:value="0.02059003" calcext:value-type="float">
            <text:p>0.02059003</text:p>
          </table:table-cell>
          <table:table-cell office:value-type="float" office:value="0.0580212" calcext:value-type="float">
            <text:p>0.0580212</text:p>
          </table:table-cell>
          <table:table-cell office:value-type="float" office:value="0.04935315" calcext:value-type="float">
            <text:p>0.04935315</text:p>
          </table:table-cell>
          <table:table-cell office:value-type="float" office:value="9.678906E-016" calcext:value-type="float">
            <text:p>9.678906E-16</text:p>
          </table:table-cell>
          <table:table-cell office:value-type="float" office:value="9.252888E-016" calcext:value-type="float">
            <text:p>9.252888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926174" calcext:value-type="float">
            <text:p>-7.926174</text:p>
          </table:table-cell>
          <table:table-cell office:value-type="float" office:value="-1.874555" calcext:value-type="float">
            <text:p>-1.874555</text:p>
          </table:table-cell>
          <table:table-cell office:value-type="float" office:value="-0.4400964" calcext:value-type="float">
            <text:p>-0.4400964</text:p>
          </table:table-cell>
          <table:table-cell office:value-type="float" office:value="-0.09505463" calcext:value-type="float">
            <text:p>-0.09505463</text:p>
          </table:table-cell>
          <table:table-cell office:value-type="float" office:value="-0.08387" calcext:value-type="float">
            <text:p>-0.08387</text:p>
          </table:table-cell>
          <table:table-cell office:value-type="float" office:value="-0.07384959" calcext:value-type="float">
            <text:p>-0.07384959</text:p>
          </table:table-cell>
          <table:table-cell office:value-type="float" office:value="-0.07658091" calcext:value-type="float">
            <text:p>-0.07658091</text:p>
          </table:table-cell>
          <table:table-cell office:value-type="float" office:value="-0.08236125" calcext:value-type="float">
            <text:p>-0.08236125</text:p>
          </table:table-cell>
          <table:table-cell office:value-type="float" office:value="-0.09916154" calcext:value-type="float">
            <text:p>-0.09916154</text:p>
          </table:table-cell>
          <table:table-cell office:value-type="float" office:value="-0.0292023" calcext:value-type="float">
            <text:p>-0.0292023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10.15926" calcext:value-type="float">
            <text:p>-10.15926</text:p>
          </table:table-cell>
          <table:table-cell office:value-type="float" office:value="0.005390135" calcext:value-type="float">
            <text:p>0.005390135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9997" calcext:value-type="float">
            <text:p>-2.38999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2" calcext:value-type="float">
            <text:p>6122002</text:p>
          </table:table-cell>
          <table:table-cell office:value-type="float" office:value="542.899" calcext:value-type="float">
            <text:p>542.899</text:p>
          </table:table-cell>
          <table:table-cell office:value-type="float" office:value="596.6727" calcext:value-type="float">
            <text:p>596.6727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7.747" calcext:value-type="float">
            <text:p>1017.747</text:p>
          </table:table-cell>
          <table:table-cell office:value-type="float" office:value="-28.26537" calcext:value-type="float">
            <text:p>-28.26537</text:p>
          </table:table-cell>
          <table:table-cell office:value-type="float" office:value="0" calcext:value-type="float">
            <text:p>0</text:p>
          </table:table-cell>
          <table:table-cell office:value-type="float" office:value="0.1634461" calcext:value-type="float">
            <text:p>0.1634461</text:p>
          </table:table-cell>
          <table:table-cell office:value-type="float" office:value="0.2149267" calcext:value-type="float">
            <text:p>0.2149267</text:p>
          </table:table-cell>
          <table:table-cell office:value-type="float" office:value="0.2206967" calcext:value-type="float">
            <text:p>0.2206967</text:p>
          </table:table-cell>
          <table:table-cell office:value-type="float" office:value="0.2633405" calcext:value-type="float">
            <text:p>0.2633405</text:p>
          </table:table-cell>
          <table:table-cell office:value-type="float" office:value="0.2681583" calcext:value-type="float">
            <text:p>0.2681583</text:p>
          </table:table-cell>
          <table:table-cell office:value-type="float" office:value="0.2405797" calcext:value-type="float">
            <text:p>0.2405797</text:p>
          </table:table-cell>
          <table:table-cell office:value-type="float" office:value="0.2372158" calcext:value-type="float">
            <text:p>0.2372158</text:p>
          </table:table-cell>
          <table:table-cell office:value-type="float" office:value="0.3216237" calcext:value-type="float">
            <text:p>0.3216237</text:p>
          </table:table-cell>
          <table:table-cell office:value-type="float" office:value="0.3081132" calcext:value-type="float">
            <text:p>0.3081132</text:p>
          </table:table-cell>
          <table:table-cell office:value-type="float" office:value="0.3545763" calcext:value-type="float">
            <text:p>0.3545763</text:p>
          </table:table-cell>
          <table:table-cell office:value-type="float" office:value="0.3749949" calcext:value-type="float">
            <text:p>0.3749949</text:p>
          </table:table-cell>
          <table:table-cell office:value-type="float" office:value="0.3909802" calcext:value-type="float">
            <text:p>0.3909802</text:p>
          </table:table-cell>
          <table:table-cell office:value-type="float" office:value="0.4623667" calcext:value-type="float">
            <text:p>0.4623667</text:p>
          </table:table-cell>
          <table:table-cell office:value-type="float" office:value="0" calcext:value-type="float">
            <text:p>0</text:p>
          </table:table-cell>
          <table:table-cell office:value-type="float" office:value="0.00242235" calcext:value-type="float">
            <text:p>0.00242235</text:p>
          </table:table-cell>
          <table:table-cell office:value-type="float" office:value="0.01247491" calcext:value-type="float">
            <text:p>0.01247491</text:p>
          </table:table-cell>
          <table:table-cell office:value-type="float" office:value="0.04719215" calcext:value-type="float">
            <text:p>0.04719215</text:p>
          </table:table-cell>
          <table:table-cell office:value-type="float" office:value="9.678901E-016" calcext:value-type="float">
            <text:p>9.678901E-16</text:p>
          </table:table-cell>
          <table:table-cell office:value-type="float" office:value="9.252888E-016" calcext:value-type="float">
            <text:p>9.252888E-16</text:p>
          </table:table-cell>
          <table:table-cell office:value-type="float" office:value="5.332735E-018" calcext:value-type="float">
            <text:p>5.332735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840742" calcext:value-type="float">
            <text:p>-3.840742</text:p>
          </table:table-cell>
          <table:table-cell office:value-type="float" office:value="-0.4566111" calcext:value-type="float">
            <text:p>-0.4566111</text:p>
          </table:table-cell>
          <table:table-cell office:value-type="float" office:value="-0.385291" calcext:value-type="float">
            <text:p>-0.385291</text:p>
          </table:table-cell>
          <table:table-cell office:value-type="float" office:value="-0.09853972" calcext:value-type="float">
            <text:p>-0.09853972</text:p>
          </table:table-cell>
          <table:table-cell office:value-type="float" office:value="-0.08571184" calcext:value-type="float">
            <text:p>-0.08571184</text:p>
          </table:table-cell>
          <table:table-cell office:value-type="float" office:value="-0.07530429" calcext:value-type="float">
            <text:p>-0.07530429</text:p>
          </table:table-cell>
          <table:table-cell office:value-type="float" office:value="-0.07724004" calcext:value-type="float">
            <text:p>-0.07724004</text:p>
          </table:table-cell>
          <table:table-cell office:value-type="float" office:value="-0.08238784" calcext:value-type="float">
            <text:p>-0.08238784</text:p>
          </table:table-cell>
          <table:table-cell office:value-type="float" office:value="-0.09757259" calcext:value-type="float">
            <text:p>-0.09757259</text:p>
          </table:table-cell>
          <table:table-cell office:value-type="float" office:value="-0.02912977" calcext:value-type="float">
            <text:p>-0.02912977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4.421839" calcext:value-type="float">
            <text:p>-4.421839</text:p>
          </table:table-cell>
          <table:table-cell office:value-type="float" office:value="0.005213932" calcext:value-type="float">
            <text:p>0.00521393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1741" calcext:value-type="float">
            <text:p>-2.39174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2" calcext:value-type="float">
            <text:p>7122002</text:p>
          </table:table-cell>
          <table:table-cell office:value-type="float" office:value="542.899" calcext:value-type="float">
            <text:p>542.899</text:p>
          </table:table-cell>
          <table:table-cell office:value-type="float" office:value="597.0452" calcext:value-type="float">
            <text:p>597.0452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7.376" calcext:value-type="float">
            <text:p>1017.376</text:p>
          </table:table-cell>
          <table:table-cell office:value-type="float" office:value="-28.26537" calcext:value-type="float">
            <text:p>-28.26537</text:p>
          </table:table-cell>
          <table:table-cell office:value-type="float" office:value="0" calcext:value-type="float">
            <text:p>0</text:p>
          </table:table-cell>
          <table:table-cell office:value-type="float" office:value="0.1602822" calcext:value-type="float">
            <text:p>0.1602822</text:p>
          </table:table-cell>
          <table:table-cell office:value-type="float" office:value="0.208285" calcext:value-type="float">
            <text:p>0.208285</text:p>
          </table:table-cell>
          <table:table-cell office:value-type="float" office:value="0.253813" calcext:value-type="float">
            <text:p>0.253813</text:p>
          </table:table-cell>
          <table:table-cell office:value-type="float" office:value="0.2623172" calcext:value-type="float">
            <text:p>0.2623172</text:p>
          </table:table-cell>
          <table:table-cell office:value-type="float" office:value="0.2672569" calcext:value-type="float">
            <text:p>0.2672569</text:p>
          </table:table-cell>
          <table:table-cell office:value-type="float" office:value="0.2399692" calcext:value-type="float">
            <text:p>0.2399692</text:p>
          </table:table-cell>
          <table:table-cell office:value-type="float" office:value="0.2369281" calcext:value-type="float">
            <text:p>0.2369281</text:p>
          </table:table-cell>
          <table:table-cell office:value-type="float" office:value="0.3216118" calcext:value-type="float">
            <text:p>0.3216118</text:p>
          </table:table-cell>
          <table:table-cell office:value-type="float" office:value="0.3086265" calcext:value-type="float">
            <text:p>0.3086265</text:p>
          </table:table-cell>
          <table:table-cell office:value-type="float" office:value="0.3546349" calcext:value-type="float">
            <text:p>0.3546349</text:p>
          </table:table-cell>
          <table:table-cell office:value-type="float" office:value="0.3750624" calcext:value-type="float">
            <text:p>0.3750624</text:p>
          </table:table-cell>
          <table:table-cell office:value-type="float" office:value="0.3909174" calcext:value-type="float">
            <text:p>0.3909174</text:p>
          </table:table-cell>
          <table:table-cell office:value-type="float" office:value="0.4623683" calcext:value-type="float">
            <text:p>0.4623683</text:p>
          </table:table-cell>
          <table:table-cell office:value-type="float" office:value="0" calcext:value-type="float">
            <text:p>0</text:p>
          </table:table-cell>
          <table:table-cell office:value-type="float" office:value="0.000000008187263" calcext:value-type="float">
            <text:p>8.187263E-09</text:p>
          </table:table-cell>
          <table:table-cell office:value-type="float" office:value="0.01385348" calcext:value-type="float">
            <text:p>0.01385348</text:p>
          </table:table-cell>
          <table:table-cell office:value-type="float" office:value="0.01194724" calcext:value-type="float">
            <text:p>0.01194724</text:p>
          </table:table-cell>
          <table:table-cell office:value-type="float" office:value="9.678901E-016" calcext:value-type="float">
            <text:p>9.678901E-16</text:p>
          </table:table-cell>
          <table:table-cell office:value-type="float" office:value="9.252888E-016" calcext:value-type="float">
            <text:p>9.252888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76974" calcext:value-type="float">
            <text:p>-4.576974</text:p>
          </table:table-cell>
          <table:table-cell office:value-type="float" office:value="-0.5846893" calcext:value-type="float">
            <text:p>-0.5846893</text:p>
          </table:table-cell>
          <table:table-cell office:value-type="float" office:value="-0.1308129" calcext:value-type="float">
            <text:p>-0.1308129</text:p>
          </table:table-cell>
          <table:table-cell office:value-type="float" office:value="-0.1015648" calcext:value-type="float">
            <text:p>-0.1015648</text:p>
          </table:table-cell>
          <table:table-cell office:value-type="float" office:value="-0.08796216" calcext:value-type="float">
            <text:p>-0.08796216</text:p>
          </table:table-cell>
          <table:table-cell office:value-type="float" office:value="-0.07678324" calcext:value-type="float">
            <text:p>-0.07678324</text:p>
          </table:table-cell>
          <table:table-cell office:value-type="float" office:value="-0.07791048" calcext:value-type="float">
            <text:p>-0.07791048</text:p>
          </table:table-cell>
          <table:table-cell office:value-type="float" office:value="-0.08241464" calcext:value-type="float">
            <text:p>-0.08241464</text:p>
          </table:table-cell>
          <table:table-cell office:value-type="float" office:value="-0.09606561" calcext:value-type="float">
            <text:p>-0.09606561</text:p>
          </table:table-cell>
          <table:table-cell office:value-type="float" office:value="-0.02904778" calcext:value-type="float">
            <text:p>-0.02904778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5.028932" calcext:value-type="float">
            <text:p>-5.028932</text:p>
          </table:table-cell>
          <table:table-cell office:value-type="float" office:value="0.005070311" calcext:value-type="float">
            <text:p>0.00507031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3607" calcext:value-type="float">
            <text:p>-2.39360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2" calcext:value-type="float">
            <text:p>8122002</text:p>
          </table:table-cell>
          <table:table-cell office:value-type="float" office:value="542.899" calcext:value-type="float">
            <text:p>542.899</text:p>
          </table:table-cell>
          <table:table-cell office:value-type="float" office:value="597.3908" calcext:value-type="float">
            <text:p>597.3908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7.03" calcext:value-type="float">
            <text:p>1017.03</text:p>
          </table:table-cell>
          <table:table-cell office:value-type="float" office:value="-28.26537" calcext:value-type="float">
            <text:p>-28.26537</text:p>
          </table:table-cell>
          <table:table-cell office:value-type="float" office:value="0" calcext:value-type="float">
            <text:p>0</text:p>
          </table:table-cell>
          <table:table-cell office:value-type="float" office:value="0.1507799" calcext:value-type="float">
            <text:p>0.1507799</text:p>
          </table:table-cell>
          <table:table-cell office:value-type="float" office:value="0.1903987" calcext:value-type="float">
            <text:p>0.1903987</text:p>
          </table:table-cell>
          <table:table-cell office:value-type="float" office:value="0.2585984" calcext:value-type="float">
            <text:p>0.2585984</text:p>
          </table:table-cell>
          <table:table-cell office:value-type="float" office:value="0.2623739" calcext:value-type="float">
            <text:p>0.2623739</text:p>
          </table:table-cell>
          <table:table-cell office:value-type="float" office:value="0.2665401" calcext:value-type="float">
            <text:p>0.2665401</text:p>
          </table:table-cell>
          <table:table-cell office:value-type="float" office:value="0.2393566" calcext:value-type="float">
            <text:p>0.2393566</text:p>
          </table:table-cell>
          <table:table-cell office:value-type="float" office:value="0.2366376" calcext:value-type="float">
            <text:p>0.2366376</text:p>
          </table:table-cell>
          <table:table-cell office:value-type="float" office:value="0.3215978" calcext:value-type="float">
            <text:p>0.3215978</text:p>
          </table:table-cell>
          <table:table-cell office:value-type="float" office:value="0.3091224" calcext:value-type="float">
            <text:p>0.3091224</text:p>
          </table:table-cell>
          <table:table-cell office:value-type="float" office:value="0.3546984" calcext:value-type="float">
            <text:p>0.3546984</text:p>
          </table:table-cell>
          <table:table-cell office:value-type="float" office:value="0.3751209" calcext:value-type="float">
            <text:p>0.3751209</text:p>
          </table:table-cell>
          <table:table-cell office:value-type="float" office:value="0.3908556" calcext:value-type="float">
            <text:p>0.3908556</text:p>
          </table:table-cell>
          <table:table-cell office:value-type="float" office:value="0.4622983" calcext:value-type="float">
            <text:p>0.4622983</text:p>
          </table:table-cell>
          <table:table-cell office:value-type="float" office:value="0" calcext:value-type="float">
            <text:p>0</text:p>
          </table:table-cell>
          <table:table-cell office:value-type="float" office:value="0.00285133" calcext:value-type="float">
            <text:p>0.00285133</text:p>
          </table:table-cell>
          <table:table-cell office:value-type="float" office:value="0.02986791" calcext:value-type="float">
            <text:p>0.02986791</text:p>
          </table:table-cell>
          <table:table-cell office:value-type="float" office:value="0.005081944" calcext:value-type="float">
            <text:p>0.005081944</text:p>
          </table:table-cell>
          <table:table-cell office:value-type="float" office:value="9.6789E-016" calcext:value-type="float">
            <text:p>9.6789E-16</text:p>
          </table:table-cell>
          <table:table-cell office:value-type="float" office:value="9.252888E-016" calcext:value-type="float">
            <text:p>9.252888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97791" calcext:value-type="float">
            <text:p>-7.097791</text:p>
          </table:table-cell>
          <table:table-cell office:value-type="float" office:value="-1.147966" calcext:value-type="float">
            <text:p>-1.147966</text:p>
          </table:table-cell>
          <table:table-cell office:value-type="float" office:value="-0.1125379" calcext:value-type="float">
            <text:p>-0.1125379</text:p>
          </table:table-cell>
          <table:table-cell office:value-type="float" office:value="-0.1014197" calcext:value-type="float">
            <text:p>-0.1014197</text:p>
          </table:table-cell>
          <table:table-cell office:value-type="float" office:value="-0.08981197" calcext:value-type="float">
            <text:p>-0.08981197</text:p>
          </table:table-cell>
          <table:table-cell office:value-type="float" office:value="-0.07830115" calcext:value-type="float">
            <text:p>-0.07830115</text:p>
          </table:table-cell>
          <table:table-cell office:value-type="float" office:value="-0.07859428" calcext:value-type="float">
            <text:p>-0.07859428</text:p>
          </table:table-cell>
          <table:table-cell office:value-type="float" office:value="-0.08244617" calcext:value-type="float">
            <text:p>-0.08244617</text:p>
          </table:table-cell>
          <table:table-cell office:value-type="float" office:value="-0.09463441" calcext:value-type="float">
            <text:p>-0.09463441</text:p>
          </table:table-cell>
          <table:table-cell office:value-type="float" office:value="-0.02895904" calcext:value-type="float">
            <text:p>-0.02895904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8.721053" calcext:value-type="float">
            <text:p>-8.721053</text:p>
          </table:table-cell>
          <table:table-cell office:value-type="float" office:value="0.005093253" calcext:value-type="float">
            <text:p>0.00509325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6293" calcext:value-type="float">
            <text:p>-2.39629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2" calcext:value-type="float">
            <text:p>9122002</text:p>
          </table:table-cell>
          <table:table-cell office:value-type="float" office:value="542.899" calcext:value-type="float">
            <text:p>542.899</text:p>
          </table:table-cell>
          <table:table-cell office:value-type="float" office:value="597.6578" calcext:value-type="float">
            <text:p>597.6578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6.764" calcext:value-type="float">
            <text:p>1016.764</text:p>
          </table:table-cell>
          <table:table-cell office:value-type="float" office:value="-28.26537" calcext:value-type="float">
            <text:p>-28.26537</text:p>
          </table:table-cell>
          <table:table-cell office:value-type="float" office:value="0" calcext:value-type="float">
            <text:p>0</text:p>
          </table:table-cell>
          <table:table-cell office:value-type="float" office:value="0.1515351" calcext:value-type="float">
            <text:p>0.1515351</text:p>
          </table:table-cell>
          <table:table-cell office:value-type="float" office:value="0.2022152" calcext:value-type="float">
            <text:p>0.2022152</text:p>
          </table:table-cell>
          <table:table-cell office:value-type="float" office:value="0.2584546" calcext:value-type="float">
            <text:p>0.2584546</text:p>
          </table:table-cell>
          <table:table-cell office:value-type="float" office:value="0.2618678" calcext:value-type="float">
            <text:p>0.2618678</text:p>
          </table:table-cell>
          <table:table-cell office:value-type="float" office:value="0.2658213" calcext:value-type="float">
            <text:p>0.2658213</text:p>
          </table:table-cell>
          <table:table-cell office:value-type="float" office:value="0.2388454" calcext:value-type="float">
            <text:p>0.2388454</text:p>
          </table:table-cell>
          <table:table-cell office:value-type="float" office:value="0.2363449" calcext:value-type="float">
            <text:p>0.2363449</text:p>
          </table:table-cell>
          <table:table-cell office:value-type="float" office:value="0.3215829" calcext:value-type="float">
            <text:p>0.3215829</text:p>
          </table:table-cell>
          <table:table-cell office:value-type="float" office:value="0.3096017" calcext:value-type="float">
            <text:p>0.3096017</text:p>
          </table:table-cell>
          <table:table-cell office:value-type="float" office:value="0.3547668" calcext:value-type="float">
            <text:p>0.3547668</text:p>
          </table:table-cell>
          <table:table-cell office:value-type="float" office:value="0.3751719" calcext:value-type="float">
            <text:p>0.3751719</text:p>
          </table:table-cell>
          <table:table-cell office:value-type="float" office:value="0.39079" calcext:value-type="float">
            <text:p>0.39079</text:p>
          </table:table-cell>
          <table:table-cell office:value-type="float" office:value="0.4623325" calcext:value-type="float">
            <text:p>0.4623325</text:p>
          </table:table-cell>
          <table:table-cell office:value-type="float" office:value="0" calcext:value-type="float">
            <text:p>0</text:p>
          </table:table-cell>
          <table:table-cell office:value-type="float" office:value="0.000000008200082" calcext:value-type="float">
            <text:p>8.200082E-09</text:p>
          </table:table-cell>
          <table:table-cell office:value-type="float" office:value="0.0146938" calcext:value-type="float">
            <text:p>0.0146938</text:p>
          </table:table-cell>
          <table:table-cell office:value-type="float" office:value="0.004099698" calcext:value-type="float">
            <text:p>0.004099698</text:p>
          </table:table-cell>
          <table:table-cell office:value-type="float" office:value="9.678896E-016" calcext:value-type="float">
            <text:p>9.678896E-16</text:p>
          </table:table-cell>
          <table:table-cell office:value-type="float" office:value="9.252888E-016" calcext:value-type="float">
            <text:p>9.252888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69775" calcext:value-type="float">
            <text:p>-7.069775</text:p>
          </table:table-cell>
          <table:table-cell office:value-type="float" office:value="-0.731134" calcext:value-type="float">
            <text:p>-0.731134</text:p>
          </table:table-cell>
          <table:table-cell office:value-type="float" office:value="-0.1135074" calcext:value-type="float">
            <text:p>-0.1135074</text:p>
          </table:table-cell>
          <table:table-cell office:value-type="float" office:value="-0.1029391" calcext:value-type="float">
            <text:p>-0.1029391</text:p>
          </table:table-cell>
          <table:table-cell office:value-type="float" office:value="-0.09169053" calcext:value-type="float">
            <text:p>-0.09169053</text:p>
          </table:table-cell>
          <table:table-cell office:value-type="float" office:value="-0.07959694" calcext:value-type="float">
            <text:p>-0.07959694</text:p>
          </table:table-cell>
          <table:table-cell office:value-type="float" office:value="-0.07929027" calcext:value-type="float">
            <text:p>-0.07929027</text:p>
          </table:table-cell>
          <table:table-cell office:value-type="float" office:value="-0.0824796" calcext:value-type="float">
            <text:p>-0.0824796</text:p>
          </table:table-cell>
          <table:table-cell office:value-type="float" office:value="-0.09327347" calcext:value-type="float">
            <text:p>-0.09327347</text:p>
          </table:table-cell>
          <table:table-cell office:value-type="float" office:value="-0.02886362" calcext:value-type="float">
            <text:p>-0.02886362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6.570142" calcext:value-type="float">
            <text:p>-6.570142</text:p>
          </table:table-cell>
          <table:table-cell office:value-type="float" office:value="0.005035113" calcext:value-type="float">
            <text:p>0.00503511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9066" calcext:value-type="float">
            <text:p>-2.39906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2" calcext:value-type="float">
            <text:p>10122002</text:p>
          </table:table-cell>
          <table:table-cell office:value-type="float" office:value="542.899" calcext:value-type="float">
            <text:p>542.899</text:p>
          </table:table-cell>
          <table:table-cell office:value-type="float" office:value="597.7401" calcext:value-type="float">
            <text:p>597.7401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7.228" calcext:value-type="float">
            <text:p>1017.228</text:p>
          </table:table-cell>
          <table:table-cell office:value-type="float" office:value="-28.81204" calcext:value-type="float">
            <text:p>-28.81204</text:p>
          </table:table-cell>
          <table:table-cell office:value-type="float" office:value="0" calcext:value-type="float">
            <text:p>0</text:p>
          </table:table-cell>
          <table:table-cell office:value-type="float" office:value="0.1674343" calcext:value-type="float">
            <text:p>0.1674343</text:p>
          </table:table-cell>
          <table:table-cell office:value-type="float" office:value="0.2054199" calcext:value-type="float">
            <text:p>0.2054199</text:p>
          </table:table-cell>
          <table:table-cell office:value-type="float" office:value="0.2603722" calcext:value-type="float">
            <text:p>0.2603722</text:p>
          </table:table-cell>
          <table:table-cell office:value-type="float" office:value="0.2619692" calcext:value-type="float">
            <text:p>0.2619692</text:p>
          </table:table-cell>
          <table:table-cell office:value-type="float" office:value="0.2652784" calcext:value-type="float">
            <text:p>0.2652784</text:p>
          </table:table-cell>
          <table:table-cell office:value-type="float" office:value="0.2383825" calcext:value-type="float">
            <text:p>0.2383825</text:p>
          </table:table-cell>
          <table:table-cell office:value-type="float" office:value="0.2360671" calcext:value-type="float">
            <text:p>0.2360671</text:p>
          </table:table-cell>
          <table:table-cell office:value-type="float" office:value="0.3215655" calcext:value-type="float">
            <text:p>0.3215655</text:p>
          </table:table-cell>
          <table:table-cell office:value-type="float" office:value="0.3100652" calcext:value-type="float">
            <text:p>0.3100652</text:p>
          </table:table-cell>
          <table:table-cell office:value-type="float" office:value="0.3548387" calcext:value-type="float">
            <text:p>0.3548387</text:p>
          </table:table-cell>
          <table:table-cell office:value-type="float" office:value="0.3752202" calcext:value-type="float">
            <text:p>0.3752202</text:p>
          </table:table-cell>
          <table:table-cell office:value-type="float" office:value="0.3908607" calcext:value-type="float">
            <text:p>0.3908607</text:p>
          </table:table-cell>
          <table:table-cell office:value-type="float" office:value="0.4603121" calcext:value-type="float">
            <text:p>0.4603121</text:p>
          </table:table-cell>
          <table:table-cell office:value-type="float" office:value="0" calcext:value-type="float">
            <text:p>0</text:p>
          </table:table-cell>
          <table:table-cell office:value-type="float" office:value="0.000000005375831" calcext:value-type="float">
            <text:p>5.375831E-09</text:p>
          </table:table-cell>
          <table:table-cell office:value-type="float" office:value="0.008061439" calcext:value-type="float">
            <text:p>0.008061439</text:p>
          </table:table-cell>
          <table:table-cell office:value-type="float" office:value="9.760515E-016" calcext:value-type="float">
            <text:p>9.760515E-16</text:p>
          </table:table-cell>
          <table:table-cell office:value-type="float" office:value="9.678896E-016" calcext:value-type="float">
            <text:p>9.678896E-16</text:p>
          </table:table-cell>
          <table:table-cell office:value-type="float" office:value="9.252888E-016" calcext:value-type="float">
            <text:p>9.252888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4835" calcext:value-type="float">
            <text:p>-3.294835</text:p>
          </table:table-cell>
          <table:table-cell office:value-type="float" office:value="-0.6657919" calcext:value-type="float">
            <text:p>-0.6657919</text:p>
          </table:table-cell>
          <table:table-cell office:value-type="float" office:value="-0.107452" calcext:value-type="float">
            <text:p>-0.107452</text:p>
          </table:table-cell>
          <table:table-cell office:value-type="float" office:value="-0.1026413" calcext:value-type="float">
            <text:p>-0.1026413</text:p>
          </table:table-cell>
          <table:table-cell office:value-type="float" office:value="-0.09315604" calcext:value-type="float">
            <text:p>-0.09315604</text:p>
          </table:table-cell>
          <table:table-cell office:value-type="float" office:value="-0.08078834" calcext:value-type="float">
            <text:p>-0.08078834</text:p>
          </table:table-cell>
          <table:table-cell office:value-type="float" office:value="-0.07995772" calcext:value-type="float">
            <text:p>-0.07995772</text:p>
          </table:table-cell>
          <table:table-cell office:value-type="float" office:value="-0.0825185" calcext:value-type="float">
            <text:p>-0.0825185</text:p>
          </table:table-cell>
          <table:table-cell office:value-type="float" office:value="-0.09197789" calcext:value-type="float">
            <text:p>-0.09197789</text:p>
          </table:table-cell>
          <table:table-cell office:value-type="float" office:value="-0.02876348" calcext:value-type="float">
            <text:p>-0.02876348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2.877065" calcext:value-type="float">
            <text:p>-2.877065</text:p>
          </table:table-cell>
          <table:table-cell office:value-type="float" office:value="0.004993098" calcext:value-type="float">
            <text:p>0.00499309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3694" calcext:value-type="float">
            <text:p>-2.37369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2" calcext:value-type="float">
            <text:p>11122002</text:p>
          </table:table-cell>
          <table:table-cell office:value-type="float" office:value="542.899" calcext:value-type="float">
            <text:p>542.899</text:p>
          </table:table-cell>
          <table:table-cell office:value-type="float" office:value="597.614" calcext:value-type="float">
            <text:p>597.614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7.858" calcext:value-type="float">
            <text:p>1017.858</text:p>
          </table:table-cell>
          <table:table-cell office:value-type="float" office:value="-29.31493" calcext:value-type="float">
            <text:p>-29.31493</text:p>
          </table:table-cell>
          <table:table-cell office:value-type="float" office:value="0" calcext:value-type="float">
            <text:p>0</text:p>
          </table:table-cell>
          <table:table-cell office:value-type="float" office:value="0.166813" calcext:value-type="float">
            <text:p>0.166813</text:p>
          </table:table-cell>
          <table:table-cell office:value-type="float" office:value="0.2061497" calcext:value-type="float">
            <text:p>0.2061497</text:p>
          </table:table-cell>
          <table:table-cell office:value-type="float" office:value="0.257954" calcext:value-type="float">
            <text:p>0.257954</text:p>
          </table:table-cell>
          <table:table-cell office:value-type="float" office:value="0.2622007" calcext:value-type="float">
            <text:p>0.2622007</text:p>
          </table:table-cell>
          <table:table-cell office:value-type="float" office:value="0.2651038" calcext:value-type="float">
            <text:p>0.2651038</text:p>
          </table:table-cell>
          <table:table-cell office:value-type="float" office:value="0.2379462" calcext:value-type="float">
            <text:p>0.2379462</text:p>
          </table:table-cell>
          <table:table-cell office:value-type="float" office:value="0.2358061" calcext:value-type="float">
            <text:p>0.2358061</text:p>
          </table:table-cell>
          <table:table-cell office:value-type="float" office:value="0.3215477" calcext:value-type="float">
            <text:p>0.3215477</text:p>
          </table:table-cell>
          <table:table-cell office:value-type="float" office:value="0.3105137" calcext:value-type="float">
            <text:p>0.3105137</text:p>
          </table:table-cell>
          <table:table-cell office:value-type="float" office:value="0.3549139" calcext:value-type="float">
            <text:p>0.3549139</text:p>
          </table:table-cell>
          <table:table-cell office:value-type="float" office:value="0.3752734" calcext:value-type="float">
            <text:p>0.3752734</text:p>
          </table:table-cell>
          <table:table-cell office:value-type="float" office:value="0.3909185" calcext:value-type="float">
            <text:p>0.3909185</text:p>
          </table:table-cell>
          <table:table-cell office:value-type="float" office:value="0.46204" calcext:value-type="float">
            <text:p>0.46204</text:p>
          </table:table-cell>
          <table:table-cell office:value-type="float" office:value="0" calcext:value-type="float">
            <text:p>0</text:p>
          </table:table-cell>
          <table:table-cell office:value-type="float" office:value="0.02951877" calcext:value-type="float">
            <text:p>0.02951877</text:p>
          </table:table-cell>
          <table:table-cell office:value-type="float" office:value="0.006105193" calcext:value-type="float">
            <text:p>0.006105193</text:p>
          </table:table-cell>
          <table:table-cell office:value-type="float" office:value="9.950264E-016" calcext:value-type="float">
            <text:p>9.950264E-16</text:p>
          </table:table-cell>
          <table:table-cell office:value-type="float" office:value="9.678891E-016" calcext:value-type="float">
            <text:p>9.678891E-16</text:p>
          </table:table-cell>
          <table:table-cell office:value-type="float" office:value="9.252888E-016" calcext:value-type="float">
            <text:p>9.252888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39364" calcext:value-type="float">
            <text:p>-3.139364</text:p>
          </table:table-cell>
          <table:table-cell office:value-type="float" office:value="-0.6346108" calcext:value-type="float">
            <text:p>-0.6346108</text:p>
          </table:table-cell>
          <table:table-cell office:value-type="float" office:value="-0.1154869" calcext:value-type="float">
            <text:p>-0.1154869</text:p>
          </table:table-cell>
          <table:table-cell office:value-type="float" office:value="-0.1019183" calcext:value-type="float">
            <text:p>-0.1019183</text:p>
          </table:table-cell>
          <table:table-cell office:value-type="float" office:value="-0.09363389" calcext:value-type="float">
            <text:p>-0.09363389</text:p>
          </table:table-cell>
          <table:table-cell office:value-type="float" office:value="-0.0819305" calcext:value-type="float">
            <text:p>-0.0819305</text:p>
          </table:table-cell>
          <table:table-cell office:value-type="float" office:value="-0.08059089" calcext:value-type="float">
            <text:p>-0.08059089</text:p>
          </table:table-cell>
          <table:table-cell office:value-type="float" office:value="-0.08255862" calcext:value-type="float">
            <text:p>-0.08255862</text:p>
          </table:table-cell>
          <table:table-cell office:value-type="float" office:value="-0.09074306" calcext:value-type="float">
            <text:p>-0.09074306</text:p>
          </table:table-cell>
          <table:table-cell office:value-type="float" office:value="-0.02865965" calcext:value-type="float">
            <text:p>-0.02865965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3.167061" calcext:value-type="float">
            <text:p>-3.167061</text:p>
          </table:table-cell>
          <table:table-cell office:value-type="float" office:value="0.005004739" calcext:value-type="float">
            <text:p>0.00500473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2962" calcext:value-type="float">
            <text:p>-2.38296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2" calcext:value-type="float">
            <text:p>12122002</text:p>
          </table:table-cell>
          <table:table-cell office:value-type="float" office:value="542.899" calcext:value-type="float">
            <text:p>542.899</text:p>
          </table:table-cell>
          <table:table-cell office:value-type="float" office:value="597.924" calcext:value-type="float">
            <text:p>597.924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7.547" calcext:value-type="float">
            <text:p>1017.547</text:p>
          </table:table-cell>
          <table:table-cell office:value-type="float" office:value="-29.31493" calcext:value-type="float">
            <text:p>-29.31493</text:p>
          </table:table-cell>
          <table:table-cell office:value-type="float" office:value="0" calcext:value-type="float">
            <text:p>0</text:p>
          </table:table-cell>
          <table:table-cell office:value-type="float" office:value="0.1672526" calcext:value-type="float">
            <text:p>0.1672526</text:p>
          </table:table-cell>
          <table:table-cell office:value-type="float" office:value="0.2082785" calcext:value-type="float">
            <text:p>0.2082785</text:p>
          </table:table-cell>
          <table:table-cell office:value-type="float" office:value="0.2560606" calcext:value-type="float">
            <text:p>0.2560606</text:p>
          </table:table-cell>
          <table:table-cell office:value-type="float" office:value="0.2619409" calcext:value-type="float">
            <text:p>0.2619409</text:p>
          </table:table-cell>
          <table:table-cell office:value-type="float" office:value="0.2648924" calcext:value-type="float">
            <text:p>0.2648924</text:p>
          </table:table-cell>
          <table:table-cell office:value-type="float" office:value="0.2375488" calcext:value-type="float">
            <text:p>0.2375488</text:p>
          </table:table-cell>
          <table:table-cell office:value-type="float" office:value="0.2355612" calcext:value-type="float">
            <text:p>0.2355612</text:p>
          </table:table-cell>
          <table:table-cell office:value-type="float" office:value="0.3215275" calcext:value-type="float">
            <text:p>0.3215275</text:p>
          </table:table-cell>
          <table:table-cell office:value-type="float" office:value="0.310948" calcext:value-type="float">
            <text:p>0.310948</text:p>
          </table:table-cell>
          <table:table-cell office:value-type="float" office:value="0.3549924" calcext:value-type="float">
            <text:p>0.3549924</text:p>
          </table:table-cell>
          <table:table-cell office:value-type="float" office:value="0.3753271" calcext:value-type="float">
            <text:p>0.3753271</text:p>
          </table:table-cell>
          <table:table-cell office:value-type="float" office:value="0.3909261" calcext:value-type="float">
            <text:p>0.3909261</text:p>
          </table:table-cell>
          <table:table-cell office:value-type="float" office:value="0.462368" calcext:value-type="float">
            <text:p>0.462368</text:p>
          </table:table-cell>
          <table:table-cell office:value-type="float" office:value="0" calcext:value-type="float">
            <text:p>0</text:p>
          </table:table-cell>
          <table:table-cell office:value-type="float" office:value="0.01992726" calcext:value-type="float">
            <text:p>0.01992726</text:p>
          </table:table-cell>
          <table:table-cell office:value-type="float" office:value="0.002293605" calcext:value-type="float">
            <text:p>0.002293605</text:p>
          </table:table-cell>
          <table:table-cell office:value-type="float" office:value="9.416117E-016" calcext:value-type="float">
            <text:p>9.416117E-16</text:p>
          </table:table-cell>
          <table:table-cell office:value-type="float" office:value="9.678888E-016" calcext:value-type="float">
            <text:p>9.678888E-16</text:p>
          </table:table-cell>
          <table:table-cell office:value-type="float" office:value="9.252888E-016" calcext:value-type="float">
            <text:p>9.252888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17581" calcext:value-type="float">
            <text:p>-3.117581</text:p>
          </table:table-cell>
          <table:table-cell office:value-type="float" office:value="-0.5901992" calcext:value-type="float">
            <text:p>-0.5901992</text:p>
          </table:table-cell>
          <table:table-cell office:value-type="float" office:value="-0.1222467" calcext:value-type="float">
            <text:p>-0.1222467</text:p>
          </table:table-cell>
          <table:table-cell office:value-type="float" office:value="-0.1026945" calcext:value-type="float">
            <text:p>-0.1026945</text:p>
          </table:table-cell>
          <table:table-cell office:value-type="float" office:value="-0.09420772" calcext:value-type="float">
            <text:p>-0.09420772</text:p>
          </table:table-cell>
          <table:table-cell office:value-type="float" office:value="-0.08298656" calcext:value-type="float">
            <text:p>-0.08298656</text:p>
          </table:table-cell>
          <table:table-cell office:value-type="float" office:value="-0.08118984" calcext:value-type="float">
            <text:p>-0.08118984</text:p>
          </table:table-cell>
          <table:table-cell office:value-type="float" office:value="-0.08260392" calcext:value-type="float">
            <text:p>-0.08260392</text:p>
          </table:table-cell>
          <table:table-cell office:value-type="float" office:value="-0.08956501" calcext:value-type="float">
            <text:p>-0.08956501</text:p>
          </table:table-cell>
          <table:table-cell office:value-type="float" office:value="-0.02855125" calcext:value-type="float">
            <text:p>-0.02855125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3.415031" calcext:value-type="float">
            <text:p>-3.415031</text:p>
          </table:table-cell>
          <table:table-cell office:value-type="float" office:value="0.004974868" calcext:value-type="float">
            <text:p>0.00497486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9212" calcext:value-type="float">
            <text:p>-2.38921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2" calcext:value-type="float">
            <text:p>13122002</text:p>
          </table:table-cell>
          <table:table-cell office:value-type="float" office:value="542.899" calcext:value-type="float">
            <text:p>542.899</text:p>
          </table:table-cell>
          <table:table-cell office:value-type="float" office:value="598.4239" calcext:value-type="float">
            <text:p>598.4239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7.048" calcext:value-type="float">
            <text:p>1017.048</text:p>
          </table:table-cell>
          <table:table-cell office:value-type="float" office:value="-29.31493" calcext:value-type="float">
            <text:p>-29.31493</text:p>
          </table:table-cell>
          <table:table-cell office:value-type="float" office:value="0" calcext:value-type="float">
            <text:p>0</text:p>
          </table:table-cell>
          <table:table-cell office:value-type="float" office:value="0.1595358" calcext:value-type="float">
            <text:p>0.1595358</text:p>
          </table:table-cell>
          <table:table-cell office:value-type="float" office:value="0.2053603" calcext:value-type="float">
            <text:p>0.2053603</text:p>
          </table:table-cell>
          <table:table-cell office:value-type="float" office:value="0.254701" calcext:value-type="float">
            <text:p>0.254701</text:p>
          </table:table-cell>
          <table:table-cell office:value-type="float" office:value="0.2614686" calcext:value-type="float">
            <text:p>0.2614686</text:p>
          </table:table-cell>
          <table:table-cell office:value-type="float" office:value="0.2645652" calcext:value-type="float">
            <text:p>0.2645652</text:p>
          </table:table-cell>
          <table:table-cell office:value-type="float" office:value="0.2371768" calcext:value-type="float">
            <text:p>0.2371768</text:p>
          </table:table-cell>
          <table:table-cell office:value-type="float" office:value="0.2353324" calcext:value-type="float">
            <text:p>0.2353324</text:p>
          </table:table-cell>
          <table:table-cell office:value-type="float" office:value="0.3215067" calcext:value-type="float">
            <text:p>0.3215067</text:p>
          </table:table-cell>
          <table:table-cell office:value-type="float" office:value="0.3113687" calcext:value-type="float">
            <text:p>0.3113687</text:p>
          </table:table-cell>
          <table:table-cell office:value-type="float" office:value="0.355073" calcext:value-type="float">
            <text:p>0.355073</text:p>
          </table:table-cell>
          <table:table-cell office:value-type="float" office:value="0.3753789" calcext:value-type="float">
            <text:p>0.3753789</text:p>
          </table:table-cell>
          <table:table-cell office:value-type="float" office:value="0.3909089" calcext:value-type="float">
            <text:p>0.3909089</text:p>
          </table:table-cell>
          <table:table-cell office:value-type="float" office:value="0.4623681" calcext:value-type="float">
            <text:p>0.4623681</text:p>
          </table:table-cell>
          <table:table-cell office:value-type="float" office:value="0" calcext:value-type="float">
            <text:p>0</text:p>
          </table:table-cell>
          <table:table-cell office:value-type="float" office:value="0.006547501" calcext:value-type="float">
            <text:p>0.006547501</text:p>
          </table:table-cell>
          <table:table-cell office:value-type="float" office:value="0.002318759" calcext:value-type="float">
            <text:p>0.002318759</text:p>
          </table:table-cell>
          <table:table-cell office:value-type="float" office:value="9.440254E-016" calcext:value-type="float">
            <text:p>9.440254E-16</text:p>
          </table:table-cell>
          <table:table-cell office:value-type="float" office:value="9.678878E-016" calcext:value-type="float">
            <text:p>9.678878E-16</text:p>
          </table:table-cell>
          <table:table-cell office:value-type="float" office:value="9.252888E-016" calcext:value-type="float">
            <text:p>9.252888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63508" calcext:value-type="float">
            <text:p>-4.563508</text:p>
          </table:table-cell>
          <table:table-cell office:value-type="float" office:value="-0.6555945" calcext:value-type="float">
            <text:p>-0.6555945</text:p>
          </table:table-cell>
          <table:table-cell office:value-type="float" office:value="-0.1273563" calcext:value-type="float">
            <text:p>-0.1273563</text:p>
          </table:table-cell>
          <table:table-cell office:value-type="float" office:value="-0.1041252" calcext:value-type="float">
            <text:p>-0.1041252</text:p>
          </table:table-cell>
          <table:table-cell office:value-type="float" office:value="-0.09510501" calcext:value-type="float">
            <text:p>-0.09510501</text:p>
          </table:table-cell>
          <table:table-cell office:value-type="float" office:value="-0.08398896" calcext:value-type="float">
            <text:p>-0.08398896</text:p>
          </table:table-cell>
          <table:table-cell office:value-type="float" office:value="-0.08175427" calcext:value-type="float">
            <text:p>-0.08175427</text:p>
          </table:table-cell>
          <table:table-cell office:value-type="float" office:value="-0.08265109" calcext:value-type="float">
            <text:p>-0.08265109</text:p>
          </table:table-cell>
          <table:table-cell office:value-type="float" office:value="-0.0884399" calcext:value-type="float">
            <text:p>-0.0884399</text:p>
          </table:table-cell>
          <table:table-cell office:value-type="float" office:value="-0.02844075" calcext:value-type="float">
            <text:p>-0.02844075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5.573609" calcext:value-type="float">
            <text:p>-5.573609</text:p>
          </table:table-cell>
          <table:table-cell office:value-type="float" office:value="0.004954186" calcext:value-type="float">
            <text:p>0.00495418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2382" calcext:value-type="float">
            <text:p>-2.39238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2" calcext:value-type="float">
            <text:p>14122002</text:p>
          </table:table-cell>
          <table:table-cell office:value-type="float" office:value="542.899" calcext:value-type="float">
            <text:p>542.899</text:p>
          </table:table-cell>
          <table:table-cell office:value-type="float" office:value="598.8417" calcext:value-type="float">
            <text:p>598.8417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6.63" calcext:value-type="float">
            <text:p>1016.63</text:p>
          </table:table-cell>
          <table:table-cell office:value-type="float" office:value="-29.31493" calcext:value-type="float">
            <text:p>-29.31493</text:p>
          </table:table-cell>
          <table:table-cell office:value-type="float" office:value="0" calcext:value-type="float">
            <text:p>0</text:p>
          </table:table-cell>
          <table:table-cell office:value-type="float" office:value="0.1528554" calcext:value-type="float">
            <text:p>0.1528554</text:p>
          </table:table-cell>
          <table:table-cell office:value-type="float" office:value="0.2047377" calcext:value-type="float">
            <text:p>0.2047377</text:p>
          </table:table-cell>
          <table:table-cell office:value-type="float" office:value="0.2533809" calcext:value-type="float">
            <text:p>0.2533809</text:p>
          </table:table-cell>
          <table:table-cell office:value-type="float" office:value="0.2607901" calcext:value-type="float">
            <text:p>0.2607901</text:p>
          </table:table-cell>
          <table:table-cell office:value-type="float" office:value="0.2641802" calcext:value-type="float">
            <text:p>0.2641802</text:p>
          </table:table-cell>
          <table:table-cell office:value-type="float" office:value="0.2368418" calcext:value-type="float">
            <text:p>0.2368418</text:p>
          </table:table-cell>
          <table:table-cell office:value-type="float" office:value="0.2351179" calcext:value-type="float">
            <text:p>0.2351179</text:p>
          </table:table-cell>
          <table:table-cell office:value-type="float" office:value="0.3214791" calcext:value-type="float">
            <text:p>0.3214791</text:p>
          </table:table-cell>
          <table:table-cell office:value-type="float" office:value="0.3118299" calcext:value-type="float">
            <text:p>0.3118299</text:p>
          </table:table-cell>
          <table:table-cell office:value-type="float" office:value="0.355116" calcext:value-type="float">
            <text:p>0.355116</text:p>
          </table:table-cell>
          <table:table-cell office:value-type="float" office:value="0.3754274" calcext:value-type="float">
            <text:p>0.3754274</text:p>
          </table:table-cell>
          <table:table-cell office:value-type="float" office:value="0.3908779" calcext:value-type="float">
            <text:p>0.3908779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628568E-016" calcext:value-type="float">
            <text:p>9.628568E-16</text:p>
          </table:table-cell>
          <table:table-cell office:value-type="float" office:value="9.788758E-016" calcext:value-type="float">
            <text:p>9.788758E-16</text:p>
          </table:table-cell>
          <table:table-cell office:value-type="float" office:value="9.589921E-016" calcext:value-type="float">
            <text:p>9.589921E-16</text:p>
          </table:table-cell>
          <table:table-cell office:value-type="float" office:value="9.67886E-016" calcext:value-type="float">
            <text:p>9.67886E-16</text:p>
          </table:table-cell>
          <table:table-cell office:value-type="float" office:value="9.252888E-016" calcext:value-type="float">
            <text:p>9.252888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624237" calcext:value-type="float">
            <text:p>-6.624237</text:p>
          </table:table-cell>
          <table:table-cell office:value-type="float" office:value="-0.6834372" calcext:value-type="float">
            <text:p>-0.6834372</text:p>
          </table:table-cell>
          <table:table-cell office:value-type="float" office:value="-0.1325585" calcext:value-type="float">
            <text:p>-0.1325585</text:p>
          </table:table-cell>
          <table:table-cell office:value-type="float" office:value="-0.1062215" calcext:value-type="float">
            <text:p>-0.1062215</text:p>
          </table:table-cell>
          <table:table-cell office:value-type="float" office:value="-0.09617529" calcext:value-type="float">
            <text:p>-0.09617529</text:p>
          </table:table-cell>
          <table:table-cell office:value-type="float" office:value="-0.08490377" calcext:value-type="float">
            <text:p>-0.08490377</text:p>
          </table:table-cell>
          <table:table-cell office:value-type="float" office:value="-0.08228727" calcext:value-type="float">
            <text:p>-0.08228727</text:p>
          </table:table-cell>
          <table:table-cell office:value-type="float" office:value="-0.08271287" calcext:value-type="float">
            <text:p>-0.08271287</text:p>
          </table:table-cell>
          <table:table-cell office:value-type="float" office:value="-0.08722778" calcext:value-type="float">
            <text:p>-0.08722778</text:p>
          </table:table-cell>
          <table:table-cell office:value-type="float" office:value="-0.0283806" calcext:value-type="float">
            <text:p>-0.0283806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5.357545" calcext:value-type="float">
            <text:p>-5.357545</text:p>
          </table:table-cell>
          <table:table-cell office:value-type="float" office:value="0.004935121" calcext:value-type="float">
            <text:p>0.00493512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5448" calcext:value-type="float">
            <text:p>-2.3954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2" calcext:value-type="float">
            <text:p>15122002</text:p>
          </table:table-cell>
          <table:table-cell office:value-type="float" office:value="542.899" calcext:value-type="float">
            <text:p>542.899</text:p>
          </table:table-cell>
          <table:table-cell office:value-type="float" office:value="599.2688" calcext:value-type="float">
            <text:p>599.2688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6.203" calcext:value-type="float">
            <text:p>1016.203</text:p>
          </table:table-cell>
          <table:table-cell office:value-type="float" office:value="-29.31493" calcext:value-type="float">
            <text:p>-29.31493</text:p>
          </table:table-cell>
          <table:table-cell office:value-type="float" office:value="0" calcext:value-type="float">
            <text:p>0</text:p>
          </table:table-cell>
          <table:table-cell office:value-type="float" office:value="0.1345122" calcext:value-type="float">
            <text:p>0.1345122</text:p>
          </table:table-cell>
          <table:table-cell office:value-type="float" office:value="0.2025805" calcext:value-type="float">
            <text:p>0.2025805</text:p>
          </table:table-cell>
          <table:table-cell office:value-type="float" office:value="0.2524336" calcext:value-type="float">
            <text:p>0.2524336</text:p>
          </table:table-cell>
          <table:table-cell office:value-type="float" office:value="0.2600661" calcext:value-type="float">
            <text:p>0.2600661</text:p>
          </table:table-cell>
          <table:table-cell office:value-type="float" office:value="0.2636834" calcext:value-type="float">
            <text:p>0.2636834</text:p>
          </table:table-cell>
          <table:table-cell office:value-type="float" office:value="0.2365158" calcext:value-type="float">
            <text:p>0.2365158</text:p>
          </table:table-cell>
          <table:table-cell office:value-type="float" office:value="0.2349163" calcext:value-type="float">
            <text:p>0.2349163</text:p>
          </table:table-cell>
          <table:table-cell office:value-type="float" office:value="0.3214472" calcext:value-type="float">
            <text:p>0.3214472</text:p>
          </table:table-cell>
          <table:table-cell office:value-type="float" office:value="0.312338" calcext:value-type="float">
            <text:p>0.312338</text:p>
          </table:table-cell>
          <table:table-cell office:value-type="float" office:value="0.3551181" calcext:value-type="float">
            <text:p>0.3551181</text:p>
          </table:table-cell>
          <table:table-cell office:value-type="float" office:value="0.3754673" calcext:value-type="float">
            <text:p>0.3754673</text:p>
          </table:table-cell>
          <table:table-cell office:value-type="float" office:value="0.3908361" calcext:value-type="float">
            <text:p>0.3908361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838217E-016" calcext:value-type="float">
            <text:p>9.838217E-16</text:p>
          </table:table-cell>
          <table:table-cell office:value-type="float" office:value="9.175024E-016" calcext:value-type="float">
            <text:p>9.175024E-16</text:p>
          </table:table-cell>
          <table:table-cell office:value-type="float" office:value="9.589855E-016" calcext:value-type="float">
            <text:p>9.589855E-16</text:p>
          </table:table-cell>
          <table:table-cell office:value-type="float" office:value="9.678822E-016" calcext:value-type="float">
            <text:p>9.678822E-16</text:p>
          </table:table-cell>
          <table:table-cell office:value-type="float" office:value="9.252888E-016" calcext:value-type="float">
            <text:p>9.252888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88888" calcext:value-type="float">
            <text:p>-17.88888</text:p>
          </table:table-cell>
          <table:table-cell office:value-type="float" office:value="-0.741967" calcext:value-type="float">
            <text:p>-0.741967</text:p>
          </table:table-cell>
          <table:table-cell office:value-type="float" office:value="-0.1364671" calcext:value-type="float">
            <text:p>-0.1364671</text:p>
          </table:table-cell>
          <table:table-cell office:value-type="float" office:value="-0.1085195" calcext:value-type="float">
            <text:p>-0.1085195</text:p>
          </table:table-cell>
          <table:table-cell office:value-type="float" office:value="-0.09757628" calcext:value-type="float">
            <text:p>-0.09757628</text:p>
          </table:table-cell>
          <table:table-cell office:value-type="float" office:value="-0.08580378" calcext:value-type="float">
            <text:p>-0.08580378</text:p>
          </table:table-cell>
          <table:table-cell office:value-type="float" office:value="-0.08279206" calcext:value-type="float">
            <text:p>-0.08279206</text:p>
          </table:table-cell>
          <table:table-cell office:value-type="float" office:value="-0.08278501" calcext:value-type="float">
            <text:p>-0.08278501</text:p>
          </table:table-cell>
          <table:table-cell office:value-type="float" office:value="-0.08590987" calcext:value-type="float">
            <text:p>-0.08590987</text:p>
          </table:table-cell>
          <table:table-cell office:value-type="float" office:value="-0.02837799" calcext:value-type="float">
            <text:p>-0.02837799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8.827915" calcext:value-type="float">
            <text:p>-8.827915</text:p>
          </table:table-cell>
          <table:table-cell office:value-type="float" office:value="0.004927611" calcext:value-type="float">
            <text:p>0.00492761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8423" calcext:value-type="float">
            <text:p>-2.39842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2" calcext:value-type="float">
            <text:p>16122002</text:p>
          </table:table-cell>
          <table:table-cell office:value-type="float" office:value="542.899" calcext:value-type="float">
            <text:p>542.899</text:p>
          </table:table-cell>
          <table:table-cell office:value-type="float" office:value="599.5027" calcext:value-type="float">
            <text:p>599.5027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6.359" calcext:value-type="float">
            <text:p>1016.359</text:p>
          </table:table-cell>
          <table:table-cell office:value-type="float" office:value="-29.70418" calcext:value-type="float">
            <text:p>-29.70418</text:p>
          </table:table-cell>
          <table:table-cell office:value-type="float" office:value="0" calcext:value-type="float">
            <text:p>0</text:p>
          </table:table-cell>
          <table:table-cell office:value-type="float" office:value="0.1305098" calcext:value-type="float">
            <text:p>0.1305098</text:p>
          </table:table-cell>
          <table:table-cell office:value-type="float" office:value="0.2010839" calcext:value-type="float">
            <text:p>0.2010839</text:p>
          </table:table-cell>
          <table:table-cell office:value-type="float" office:value="0.2513947" calcext:value-type="float">
            <text:p>0.2513947</text:p>
          </table:table-cell>
          <table:table-cell office:value-type="float" office:value="0.2595029" calcext:value-type="float">
            <text:p>0.2595029</text:p>
          </table:table-cell>
          <table:table-cell office:value-type="float" office:value="0.2631355" calcext:value-type="float">
            <text:p>0.2631355</text:p>
          </table:table-cell>
          <table:table-cell office:value-type="float" office:value="0.2361813" calcext:value-type="float">
            <text:p>0.2361813</text:p>
          </table:table-cell>
          <table:table-cell office:value-type="float" office:value="0.2347242" calcext:value-type="float">
            <text:p>0.2347242</text:p>
          </table:table-cell>
          <table:table-cell office:value-type="float" office:value="0.3214203" calcext:value-type="float">
            <text:p>0.3214203</text:p>
          </table:table-cell>
          <table:table-cell office:value-type="float" office:value="0.3128257" calcext:value-type="float">
            <text:p>0.3128257</text:p>
          </table:table-cell>
          <table:table-cell office:value-type="float" office:value="0.3551295" calcext:value-type="float">
            <text:p>0.3551295</text:p>
          </table:table-cell>
          <table:table-cell office:value-type="float" office:value="0.3754994" calcext:value-type="float">
            <text:p>0.3754994</text:p>
          </table:table-cell>
          <table:table-cell office:value-type="float" office:value="0.3908355" calcext:value-type="float">
            <text:p>0.3908355</text:p>
          </table:table-cell>
          <table:table-cell office:value-type="float" office:value="0.4614931" calcext:value-type="float">
            <text:p>0.4614931</text:p>
          </table:table-cell>
          <table:table-cell office:value-type="float" office:value="0" calcext:value-type="float">
            <text:p>0</text:p>
          </table:table-cell>
          <table:table-cell office:value-type="float" office:value="9.839181E-016" calcext:value-type="float">
            <text:p>9.839181E-16</text:p>
          </table:table-cell>
          <table:table-cell office:value-type="float" office:value="9.174936E-016" calcext:value-type="float">
            <text:p>9.174936E-16</text:p>
          </table:table-cell>
          <table:table-cell office:value-type="float" office:value="9.589786E-016" calcext:value-type="float">
            <text:p>9.589786E-16</text:p>
          </table:table-cell>
          <table:table-cell office:value-type="float" office:value="9.678781E-016" calcext:value-type="float">
            <text:p>9.678781E-16</text:p>
          </table:table-cell>
          <table:table-cell office:value-type="float" office:value="9.252858E-016" calcext:value-type="float">
            <text:p>9.252858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48049" calcext:value-type="float">
            <text:p>-22.48049</text:p>
          </table:table-cell>
          <table:table-cell office:value-type="float" office:value="-0.7861458" calcext:value-type="float">
            <text:p>-0.7861458</text:p>
          </table:table-cell>
          <table:table-cell office:value-type="float" office:value="-0.1408508" calcext:value-type="float">
            <text:p>-0.1408508</text:p>
          </table:table-cell>
          <table:table-cell office:value-type="float" office:value="-0.1103565" calcext:value-type="float">
            <text:p>-0.1103565</text:p>
          </table:table-cell>
          <table:table-cell office:value-type="float" office:value="-0.09915224" calcext:value-type="float">
            <text:p>-0.09915224</text:p>
          </table:table-cell>
          <table:table-cell office:value-type="float" office:value="-0.08673844" calcext:value-type="float">
            <text:p>-0.08673844</text:p>
          </table:table-cell>
          <table:table-cell office:value-type="float" office:value="-0.08327601" calcext:value-type="float">
            <text:p>-0.08327601</text:p>
          </table:table-cell>
          <table:table-cell office:value-type="float" office:value="-0.08284594" calcext:value-type="float">
            <text:p>-0.08284594</text:p>
          </table:table-cell>
          <table:table-cell office:value-type="float" office:value="-0.08466572" calcext:value-type="float">
            <text:p>-0.08466572</text:p>
          </table:table-cell>
          <table:table-cell office:value-type="float" office:value="-0.02836243" calcext:value-type="float">
            <text:p>-0.02836243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7.925561" calcext:value-type="float">
            <text:p>-7.925561</text:p>
          </table:table-cell>
          <table:table-cell office:value-type="float" office:value="0.004921426" calcext:value-type="float">
            <text:p>0.00492142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5945" calcext:value-type="float">
            <text:p>-2.38594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2" calcext:value-type="float">
            <text:p>17122002</text:p>
          </table:table-cell>
          <table:table-cell office:value-type="float" office:value="542.899" calcext:value-type="float">
            <text:p>542.899</text:p>
          </table:table-cell>
          <table:table-cell office:value-type="float" office:value="599.28" calcext:value-type="float">
            <text:p>599.28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6.734" calcext:value-type="float">
            <text:p>1016.734</text:p>
          </table:table-cell>
          <table:table-cell office:value-type="float" office:value="-29.85674" calcext:value-type="float">
            <text:p>-29.85674</text:p>
          </table:table-cell>
          <table:table-cell office:value-type="float" office:value="0" calcext:value-type="float">
            <text:p>0</text:p>
          </table:table-cell>
          <table:table-cell office:value-type="float" office:value="0.1725811" calcext:value-type="float">
            <text:p>0.1725811</text:p>
          </table:table-cell>
          <table:table-cell office:value-type="float" office:value="0.1984295" calcext:value-type="float">
            <text:p>0.1984295</text:p>
          </table:table-cell>
          <table:table-cell office:value-type="float" office:value="0.2501096" calcext:value-type="float">
            <text:p>0.2501096</text:p>
          </table:table-cell>
          <table:table-cell office:value-type="float" office:value="0.2590082" calcext:value-type="float">
            <text:p>0.2590082</text:p>
          </table:table-cell>
          <table:table-cell office:value-type="float" office:value="0.2626481" calcext:value-type="float">
            <text:p>0.2626481</text:p>
          </table:table-cell>
          <table:table-cell office:value-type="float" office:value="0.2358417" calcext:value-type="float">
            <text:p>0.2358417</text:p>
          </table:table-cell>
          <table:table-cell office:value-type="float" office:value="0.2345377" calcext:value-type="float">
            <text:p>0.2345377</text:p>
          </table:table-cell>
          <table:table-cell office:value-type="float" office:value="0.3213978" calcext:value-type="float">
            <text:p>0.3213978</text:p>
          </table:table-cell>
          <table:table-cell office:value-type="float" office:value="0.3132943" calcext:value-type="float">
            <text:p>0.3132943</text:p>
          </table:table-cell>
          <table:table-cell office:value-type="float" office:value="0.3551492" calcext:value-type="float">
            <text:p>0.3551492</text:p>
          </table:table-cell>
          <table:table-cell office:value-type="float" office:value="0.3755301" calcext:value-type="float">
            <text:p>0.3755301</text:p>
          </table:table-cell>
          <table:table-cell office:value-type="float" office:value="0.3908563" calcext:value-type="float">
            <text:p>0.3908563</text:p>
          </table:table-cell>
          <table:table-cell office:value-type="float" office:value="0.4620842" calcext:value-type="float">
            <text:p>0.4620842</text:p>
          </table:table-cell>
          <table:table-cell office:value-type="float" office:value="0" calcext:value-type="float">
            <text:p>0</text:p>
          </table:table-cell>
          <table:table-cell office:value-type="float" office:value="9.83987E-016" calcext:value-type="float">
            <text:p>9.83987E-16</text:p>
          </table:table-cell>
          <table:table-cell office:value-type="float" office:value="9.174898E-016" calcext:value-type="float">
            <text:p>9.174898E-16</text:p>
          </table:table-cell>
          <table:table-cell office:value-type="float" office:value="9.589738E-016" calcext:value-type="float">
            <text:p>9.589738E-16</text:p>
          </table:table-cell>
          <table:table-cell office:value-type="float" office:value="9.678728E-016" calcext:value-type="float">
            <text:p>9.678728E-16</text:p>
          </table:table-cell>
          <table:table-cell office:value-type="float" office:value="9.252844E-016" calcext:value-type="float">
            <text:p>9.252844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81737" calcext:value-type="float">
            <text:p>-2.581737</text:p>
          </table:table-cell>
          <table:table-cell office:value-type="float" office:value="-0.8707764" calcext:value-type="float">
            <text:p>-0.8707764</text:p>
          </table:table-cell>
          <table:table-cell office:value-type="float" office:value="-0.146513" calcext:value-type="float">
            <text:p>-0.146513</text:p>
          </table:table-cell>
          <table:table-cell office:value-type="float" office:value="-0.1119829" calcext:value-type="float">
            <text:p>-0.1119829</text:p>
          </table:table-cell>
          <table:table-cell office:value-type="float" office:value="-0.1005782" calcext:value-type="float">
            <text:p>-0.1005782</text:p>
          </table:table-cell>
          <table:table-cell office:value-type="float" office:value="-0.08769933" calcext:value-type="float">
            <text:p>-0.08769933</text:p>
          </table:table-cell>
          <table:table-cell office:value-type="float" office:value="-0.083749" calcext:value-type="float">
            <text:p>-0.083749</text:p>
          </table:table-cell>
          <table:table-cell office:value-type="float" office:value="-0.08289678" calcext:value-type="float">
            <text:p>-0.08289678</text:p>
          </table:table-cell>
          <table:table-cell office:value-type="float" office:value="-0.08348905" calcext:value-type="float">
            <text:p>-0.08348905</text:p>
          </table:table-cell>
          <table:table-cell office:value-type="float" office:value="-0.02833566" calcext:value-type="float">
            <text:p>-0.02833566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2.054081" calcext:value-type="float">
            <text:p>-2.054081</text:p>
          </table:table-cell>
          <table:table-cell office:value-type="float" office:value="0.004912839" calcext:value-type="float">
            <text:p>0.00491283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1558" calcext:value-type="float">
            <text:p>-2.39155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2" calcext:value-type="float">
            <text:p>18122002</text:p>
          </table:table-cell>
          <table:table-cell office:value-type="float" office:value="542.999" calcext:value-type="float">
            <text:p>542.999</text:p>
          </table:table-cell>
          <table:table-cell office:value-type="float" office:value="599.3867" calcext:value-type="float">
            <text:p>599.3867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6.727" calcext:value-type="float">
            <text:p>1016.727</text:p>
          </table:table-cell>
          <table:table-cell office:value-type="float" office:value="-29.85612" calcext:value-type="float">
            <text:p>-29.85612</text:p>
          </table:table-cell>
          <table:table-cell office:value-type="float" office:value="0" calcext:value-type="float">
            <text:p>0</text:p>
          </table:table-cell>
          <table:table-cell office:value-type="float" office:value="0.1794111" calcext:value-type="float">
            <text:p>0.1794111</text:p>
          </table:table-cell>
          <table:table-cell office:value-type="float" office:value="0.1992217" calcext:value-type="float">
            <text:p>0.1992217</text:p>
          </table:table-cell>
          <table:table-cell office:value-type="float" office:value="0.2488963" calcext:value-type="float">
            <text:p>0.2488963</text:p>
          </table:table-cell>
          <table:table-cell office:value-type="float" office:value="0.2583611" calcext:value-type="float">
            <text:p>0.2583611</text:p>
          </table:table-cell>
          <table:table-cell office:value-type="float" office:value="0.2621994" calcext:value-type="float">
            <text:p>0.2621994</text:p>
          </table:table-cell>
          <table:table-cell office:value-type="float" office:value="0.2355009" calcext:value-type="float">
            <text:p>0.2355009</text:p>
          </table:table-cell>
          <table:table-cell office:value-type="float" office:value="0.2343566" calcext:value-type="float">
            <text:p>0.2343566</text:p>
          </table:table-cell>
          <table:table-cell office:value-type="float" office:value="0.3213789" calcext:value-type="float">
            <text:p>0.3213789</text:p>
          </table:table-cell>
          <table:table-cell office:value-type="float" office:value="0.3137449" calcext:value-type="float">
            <text:p>0.3137449</text:p>
          </table:table-cell>
          <table:table-cell office:value-type="float" office:value="0.355176" calcext:value-type="float">
            <text:p>0.355176</text:p>
          </table:table-cell>
          <table:table-cell office:value-type="float" office:value="0.3755589" calcext:value-type="float">
            <text:p>0.3755589</text:p>
          </table:table-cell>
          <table:table-cell office:value-type="float" office:value="0.390844" calcext:value-type="float">
            <text:p>0.390844</text:p>
          </table:table-cell>
          <table:table-cell office:value-type="float" office:value="0.4622418" calcext:value-type="float">
            <text:p>0.4622418</text:p>
          </table:table-cell>
          <table:table-cell office:value-type="float" office:value="0" calcext:value-type="float">
            <text:p>0</text:p>
          </table:table-cell>
          <table:table-cell office:value-type="float" office:value="0.001259792" calcext:value-type="float">
            <text:p>0.001259792</text:p>
          </table:table-cell>
          <table:table-cell office:value-type="float" office:value="9.17483E-016" calcext:value-type="float">
            <text:p>9.17483E-16</text:p>
          </table:table-cell>
          <table:table-cell office:value-type="float" office:value="9.5897E-016" calcext:value-type="float">
            <text:p>9.5897E-16</text:p>
          </table:table-cell>
          <table:table-cell office:value-type="float" office:value="9.678678E-016" calcext:value-type="float">
            <text:p>9.678678E-16</text:p>
          </table:table-cell>
          <table:table-cell office:value-type="float" office:value="9.25284E-016" calcext:value-type="float">
            <text:p>9.25284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885975" calcext:value-type="float">
            <text:p>-1.885975</text:p>
          </table:table-cell>
          <table:table-cell office:value-type="float" office:value="-0.8448671" calcext:value-type="float">
            <text:p>-0.8448671</text:p>
          </table:table-cell>
          <table:table-cell office:value-type="float" office:value="-0.1521042" calcext:value-type="float">
            <text:p>-0.1521042</text:p>
          </table:table-cell>
          <table:table-cell office:value-type="float" office:value="-0.1141558" calcext:value-type="float">
            <text:p>-0.1141558</text:p>
          </table:table-cell>
          <table:table-cell office:value-type="float" office:value="-0.101923" calcext:value-type="float">
            <text:p>-0.101923</text:p>
          </table:table-cell>
          <table:table-cell office:value-type="float" office:value="-0.08867569" calcext:value-type="float">
            <text:p>-0.08867569</text:p>
          </table:table-cell>
          <table:table-cell office:value-type="float" office:value="-0.08421129" calcext:value-type="float">
            <text:p>-0.08421129</text:p>
          </table:table-cell>
          <table:table-cell office:value-type="float" office:value="-0.08293951" calcext:value-type="float">
            <text:p>-0.08293951</text:p>
          </table:table-cell>
          <table:table-cell office:value-type="float" office:value="-0.08237443" calcext:value-type="float">
            <text:p>-0.08237443</text:p>
          </table:table-cell>
          <table:table-cell office:value-type="float" office:value="-0.02829904" calcext:value-type="float">
            <text:p>-0.02829904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2.314403" calcext:value-type="float">
            <text:p>-2.314403</text:p>
          </table:table-cell>
          <table:table-cell office:value-type="float" office:value="0.004900866" calcext:value-type="float">
            <text:p>0.004900866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96127" calcext:value-type="float">
            <text:p>-2.39612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2" calcext:value-type="float">
            <text:p>19122002</text:p>
          </table:table-cell>
          <table:table-cell office:value-type="float" office:value="543.2989" calcext:value-type="float">
            <text:p>543.2989</text:p>
          </table:table-cell>
          <table:table-cell office:value-type="float" office:value="599.9875" calcext:value-type="float">
            <text:p>599.9875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6.46" calcext:value-type="float">
            <text:p>1016.46</text:p>
          </table:table-cell>
          <table:table-cell office:value-type="float" office:value="-29.89002" calcext:value-type="float">
            <text:p>-29.89002</text:p>
          </table:table-cell>
          <table:table-cell office:value-type="float" office:value="0" calcext:value-type="float">
            <text:p>0</text:p>
          </table:table-cell>
          <table:table-cell office:value-type="float" office:value="0.1725112" calcext:value-type="float">
            <text:p>0.1725112</text:p>
          </table:table-cell>
          <table:table-cell office:value-type="float" office:value="0.1982368" calcext:value-type="float">
            <text:p>0.1982368</text:p>
          </table:table-cell>
          <table:table-cell office:value-type="float" office:value="0.247694" calcext:value-type="float">
            <text:p>0.247694</text:p>
          </table:table-cell>
          <table:table-cell office:value-type="float" office:value="0.2576495" calcext:value-type="float">
            <text:p>0.2576495</text:p>
          </table:table-cell>
          <table:table-cell office:value-type="float" office:value="0.2619578" calcext:value-type="float">
            <text:p>0.2619578</text:p>
          </table:table-cell>
          <table:table-cell office:value-type="float" office:value="0.2351785" calcext:value-type="float">
            <text:p>0.2351785</text:p>
          </table:table-cell>
          <table:table-cell office:value-type="float" office:value="0.2341805" calcext:value-type="float">
            <text:p>0.2341805</text:p>
          </table:table-cell>
          <table:table-cell office:value-type="float" office:value="0.3213632" calcext:value-type="float">
            <text:p>0.3213632</text:p>
          </table:table-cell>
          <table:table-cell office:value-type="float" office:value="0.3141786" calcext:value-type="float">
            <text:p>0.3141786</text:p>
          </table:table-cell>
          <table:table-cell office:value-type="float" office:value="0.3552094" calcext:value-type="float">
            <text:p>0.3552094</text:p>
          </table:table-cell>
          <table:table-cell office:value-type="float" office:value="0.3755841" calcext:value-type="float">
            <text:p>0.3755841</text:p>
          </table:table-cell>
          <table:table-cell office:value-type="float" office:value="0.3908241" calcext:value-type="float">
            <text:p>0.3908241</text:p>
          </table:table-cell>
          <table:table-cell office:value-type="float" office:value="0.4571001" calcext:value-type="float">
            <text:p>0.4571001</text:p>
          </table:table-cell>
          <table:table-cell office:value-type="float" office:value="0" calcext:value-type="float">
            <text:p>0</text:p>
          </table:table-cell>
          <table:table-cell office:value-type="float" office:value="9.698457E-016" calcext:value-type="float">
            <text:p>9.698457E-16</text:p>
          </table:table-cell>
          <table:table-cell office:value-type="float" office:value="9.611686E-016" calcext:value-type="float">
            <text:p>9.611686E-16</text:p>
          </table:table-cell>
          <table:table-cell office:value-type="float" office:value="9.589644E-016" calcext:value-type="float">
            <text:p>9.589644E-16</text:p>
          </table:table-cell>
          <table:table-cell office:value-type="float" office:value="9.678641E-016" calcext:value-type="float">
            <text:p>9.678641E-16</text:p>
          </table:table-cell>
          <table:table-cell office:value-type="float" office:value="9.25284E-016" calcext:value-type="float">
            <text:p>9.25284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79988" calcext:value-type="float">
            <text:p>-2.579988</text:p>
          </table:table-cell>
          <table:table-cell office:value-type="float" office:value="-0.8773066" calcext:value-type="float">
            <text:p>-0.8773066</text:p>
          </table:table-cell>
          <table:table-cell office:value-type="float" office:value="-0.1578834" calcext:value-type="float">
            <text:p>-0.1578834</text:p>
          </table:table-cell>
          <table:table-cell office:value-type="float" office:value="-0.1166051" calcext:value-type="float">
            <text:p>-0.1166051</text:p>
          </table:table-cell>
          <table:table-cell office:value-type="float" office:value="-0.1026411" calcext:value-type="float">
            <text:p>-0.1026411</text:p>
          </table:table-cell>
          <table:table-cell office:value-type="float" office:value="-0.08961143" calcext:value-type="float">
            <text:p>-0.08961143</text:p>
          </table:table-cell>
          <table:table-cell office:value-type="float" office:value="-0.08466263" calcext:value-type="float">
            <text:p>-0.08466263</text:p>
          </table:table-cell>
          <table:table-cell office:value-type="float" office:value="-0.08297532" calcext:value-type="float">
            <text:p>-0.08297532</text:p>
          </table:table-cell>
          <table:table-cell office:value-type="float" office:value="-0.08131725" calcext:value-type="float">
            <text:p>-0.08131725</text:p>
          </table:table-cell>
          <table:table-cell office:value-type="float" office:value="-0.02825383" calcext:value-type="float">
            <text:p>-0.02825383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2.408567" calcext:value-type="float">
            <text:p>-2.408567</text:p>
          </table:table-cell>
          <table:table-cell office:value-type="float" office:value="0.004885498" calcext:value-type="float">
            <text:p>0.00488549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52797" calcext:value-type="float">
            <text:p>-2.35279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2" calcext:value-type="float">
            <text:p>20122002</text:p>
          </table:table-cell>
          <table:table-cell office:value-type="float" office:value="544.2988" calcext:value-type="float">
            <text:p>544.2988</text:p>
          </table:table-cell>
          <table:table-cell office:value-type="float" office:value="600.687" calcext:value-type="float">
            <text:p>600.687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7.569" calcext:value-type="float">
            <text:p>1017.569</text:p>
          </table:table-cell>
          <table:table-cell office:value-type="float" office:value="-30.69851" calcext:value-type="float">
            <text:p>-30.69851</text:p>
          </table:table-cell>
          <table:table-cell office:value-type="float" office:value="0" calcext:value-type="float">
            <text:p>0</text:p>
          </table:table-cell>
          <table:table-cell office:value-type="float" office:value="0.1611767" calcext:value-type="float">
            <text:p>0.1611767</text:p>
          </table:table-cell>
          <table:table-cell office:value-type="float" office:value="0.1997383" calcext:value-type="float">
            <text:p>0.1997383</text:p>
          </table:table-cell>
          <table:table-cell office:value-type="float" office:value="0.2467147" calcext:value-type="float">
            <text:p>0.2467147</text:p>
          </table:table-cell>
          <table:table-cell office:value-type="float" office:value="0.2569216" calcext:value-type="float">
            <text:p>0.2569216</text:p>
          </table:table-cell>
          <table:table-cell office:value-type="float" office:value="0.2615318" calcext:value-type="float">
            <text:p>0.2615318</text:p>
          </table:table-cell>
          <table:table-cell office:value-type="float" office:value="0.2348665" calcext:value-type="float">
            <text:p>0.2348665</text:p>
          </table:table-cell>
          <table:table-cell office:value-type="float" office:value="0.2340108" calcext:value-type="float">
            <text:p>0.2340108</text:p>
          </table:table-cell>
          <table:table-cell office:value-type="float" office:value="0.32135" calcext:value-type="float">
            <text:p>0.32135</text:p>
          </table:table-cell>
          <table:table-cell office:value-type="float" office:value="0.3146019" calcext:value-type="float">
            <text:p>0.3146019</text:p>
          </table:table-cell>
          <table:table-cell office:value-type="float" office:value="0.3552794" calcext:value-type="float">
            <text:p>0.3552794</text:p>
          </table:table-cell>
          <table:table-cell office:value-type="float" office:value="0.3755664" calcext:value-type="float">
            <text:p>0.3755664</text:p>
          </table:table-cell>
          <table:table-cell office:value-type="float" office:value="0.3910453" calcext:value-type="float">
            <text:p>0.3910453</text:p>
          </table:table-cell>
          <table:table-cell office:value-type="float" office:value="0.4597378" calcext:value-type="float">
            <text:p>0.4597378</text:p>
          </table:table-cell>
          <table:table-cell office:value-type="float" office:value="0" calcext:value-type="float">
            <text:p>0</text:p>
          </table:table-cell>
          <table:table-cell office:value-type="float" office:value="0.04192714" calcext:value-type="float">
            <text:p>0.04192714</text:p>
          </table:table-cell>
          <table:table-cell office:value-type="float" office:value="0.0005974906" calcext:value-type="float">
            <text:p>0.0005974906</text:p>
          </table:table-cell>
          <table:table-cell office:value-type="float" office:value="9.589598E-016" calcext:value-type="float">
            <text:p>9.589598E-16</text:p>
          </table:table-cell>
          <table:table-cell office:value-type="float" office:value="9.6786E-016" calcext:value-type="float">
            <text:p>9.6786E-16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025028" calcext:value-type="float">
            <text:p>-4.025028</text:p>
          </table:table-cell>
          <table:table-cell office:value-type="float" office:value="-0.817565" calcext:value-type="float">
            <text:p>-0.817565</text:p>
          </table:table-cell>
          <table:table-cell office:value-type="float" office:value="-0.1627915" calcext:value-type="float">
            <text:p>-0.1627915</text:p>
          </table:table-cell>
          <table:table-cell office:value-type="float" office:value="-0.1191731" calcext:value-type="float">
            <text:p>-0.1191731</text:p>
          </table:table-cell>
          <table:table-cell office:value-type="float" office:value="-0.1039311" calcext:value-type="float">
            <text:p>-0.1039311</text:p>
          </table:table-cell>
          <table:table-cell office:value-type="float" office:value="-0.09052706" calcext:value-type="float">
            <text:p>-0.09052706</text:p>
          </table:table-cell>
          <table:table-cell office:value-type="float" office:value="-0.08510172" calcext:value-type="float">
            <text:p>-0.08510172</text:p>
          </table:table-cell>
          <table:table-cell office:value-type="float" office:value="-0.08300508" calcext:value-type="float">
            <text:p>-0.08300508</text:p>
          </table:table-cell>
          <table:table-cell office:value-type="float" office:value="-0.08030032" calcext:value-type="float">
            <text:p>-0.08030032</text:p>
          </table:table-cell>
          <table:table-cell office:value-type="float" office:value="-0.02815982" calcext:value-type="float">
            <text:p>-0.02815982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4.369677" calcext:value-type="float">
            <text:p>-4.369677</text:p>
          </table:table-cell>
          <table:table-cell office:value-type="float" office:value="0.004890439" calcext:value-type="float">
            <text:p>0.00489043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5069" calcext:value-type="float">
            <text:p>-2.36506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2" calcext:value-type="float">
            <text:p>21122002</text:p>
          </table:table-cell>
          <table:table-cell office:value-type="float" office:value="544.2988" calcext:value-type="float">
            <text:p>544.2988</text:p>
          </table:table-cell>
          <table:table-cell office:value-type="float" office:value="601.0056" calcext:value-type="float">
            <text:p>601.0056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7.866" calcext:value-type="float">
            <text:p>1017.866</text:p>
          </table:table-cell>
          <table:table-cell office:value-type="float" office:value="-31.31418" calcext:value-type="float">
            <text:p>-31.31418</text:p>
          </table:table-cell>
          <table:table-cell office:value-type="float" office:value="0" calcext:value-type="float">
            <text:p>0</text:p>
          </table:table-cell>
          <table:table-cell office:value-type="float" office:value="0.147891" calcext:value-type="float">
            <text:p>0.147891</text:p>
          </table:table-cell>
          <table:table-cell office:value-type="float" office:value="0.1818537" calcext:value-type="float">
            <text:p>0.1818537</text:p>
          </table:table-cell>
          <table:table-cell office:value-type="float" office:value="0.2446455" calcext:value-type="float">
            <text:p>0.2446455</text:p>
          </table:table-cell>
          <table:table-cell office:value-type="float" office:value="0.2562186" calcext:value-type="float">
            <text:p>0.2562186</text:p>
          </table:table-cell>
          <table:table-cell office:value-type="float" office:value="0.2610158" calcext:value-type="float">
            <text:p>0.2610158</text:p>
          </table:table-cell>
          <table:table-cell office:value-type="float" office:value="0.2345506" calcext:value-type="float">
            <text:p>0.2345506</text:p>
          </table:table-cell>
          <table:table-cell office:value-type="float" office:value="0.2338445" calcext:value-type="float">
            <text:p>0.2338445</text:p>
          </table:table-cell>
          <table:table-cell office:value-type="float" office:value="0.3213391" calcext:value-type="float">
            <text:p>0.3213391</text:p>
          </table:table-cell>
          <table:table-cell office:value-type="float" office:value="0.3150182" calcext:value-type="float">
            <text:p>0.3150182</text:p>
          </table:table-cell>
          <table:table-cell office:value-type="float" office:value="0.3553947" calcext:value-type="float">
            <text:p>0.3553947</text:p>
          </table:table-cell>
          <table:table-cell office:value-type="float" office:value="0.3755024" calcext:value-type="float">
            <text:p>0.3755024</text:p>
          </table:table-cell>
          <table:table-cell office:value-type="float" office:value="0.3911496" calcext:value-type="float">
            <text:p>0.3911496</text:p>
          </table:table-cell>
          <table:table-cell office:value-type="float" office:value="0.4619694" calcext:value-type="float">
            <text:p>0.4619694</text:p>
          </table:table-cell>
          <table:table-cell office:value-type="float" office:value="0" calcext:value-type="float">
            <text:p>0</text:p>
          </table:table-cell>
          <table:table-cell office:value-type="float" office:value="0.04254303" calcext:value-type="float">
            <text:p>0.04254303</text:p>
          </table:table-cell>
          <table:table-cell office:value-type="float" office:value="0.01942169" calcext:value-type="float">
            <text:p>0.01942169</text:p>
          </table:table-cell>
          <table:table-cell office:value-type="float" office:value="0.001410284" calcext:value-type="float">
            <text:p>0.001410284</text:p>
          </table:table-cell>
          <table:table-cell office:value-type="float" office:value="9.678587E-016" calcext:value-type="float">
            <text:p>9.678587E-16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182357" calcext:value-type="float">
            <text:p>-8.182357</text:p>
          </table:table-cell>
          <table:table-cell office:value-type="float" office:value="-1.63144" calcext:value-type="float">
            <text:p>-1.63144</text:p>
          </table:table-cell>
          <table:table-cell office:value-type="float" office:value="-0.172426" calcext:value-type="float">
            <text:p>-0.172426</text:p>
          </table:table-cell>
          <table:table-cell office:value-type="float" office:value="-0.1217235" calcext:value-type="float">
            <text:p>-0.1217235</text:p>
          </table:table-cell>
          <table:table-cell office:value-type="float" office:value="-0.1055216" calcext:value-type="float">
            <text:p>-0.1055216</text:p>
          </table:table-cell>
          <table:table-cell office:value-type="float" office:value="-0.09146439" calcext:value-type="float">
            <text:p>-0.09146439</text:p>
          </table:table-cell>
          <table:table-cell office:value-type="float" office:value="-0.08553394" calcext:value-type="float">
            <text:p>-0.08553394</text:p>
          </table:table-cell>
          <table:table-cell office:value-type="float" office:value="-0.08303006" calcext:value-type="float">
            <text:p>-0.08303006</text:p>
          </table:table-cell>
          <table:table-cell office:value-type="float" office:value="-0.07931351" calcext:value-type="float">
            <text:p>-0.07931351</text:p>
          </table:table-cell>
          <table:table-cell office:value-type="float" office:value="-0.02800384" calcext:value-type="float">
            <text:p>-0.02800384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9.855979" calcext:value-type="float">
            <text:p>-9.855979</text:p>
          </table:table-cell>
          <table:table-cell office:value-type="float" office:value="0.004950623" calcext:value-type="float">
            <text:p>0.00495062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7243" calcext:value-type="float">
            <text:p>-2.37724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2" calcext:value-type="float">
            <text:p>22122002</text:p>
          </table:table-cell>
          <table:table-cell office:value-type="float" office:value="544.2988" calcext:value-type="float">
            <text:p>544.2988</text:p>
          </table:table-cell>
          <table:table-cell office:value-type="float" office:value="601.4005" calcext:value-type="float">
            <text:p>601.4005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7.472" calcext:value-type="float">
            <text:p>1017.472</text:p>
          </table:table-cell>
          <table:table-cell office:value-type="float" office:value="-31.31418" calcext:value-type="float">
            <text:p>-31.31418</text:p>
          </table:table-cell>
          <table:table-cell office:value-type="float" office:value="0" calcext:value-type="float">
            <text:p>0</text:p>
          </table:table-cell>
          <table:table-cell office:value-type="float" office:value="0.148904" calcext:value-type="float">
            <text:p>0.148904</text:p>
          </table:table-cell>
          <table:table-cell office:value-type="float" office:value="0.1789811" calcext:value-type="float">
            <text:p>0.1789811</text:p>
          </table:table-cell>
          <table:table-cell office:value-type="float" office:value="0.2385989" calcext:value-type="float">
            <text:p>0.2385989</text:p>
          </table:table-cell>
          <table:table-cell office:value-type="float" office:value="0.2551732" calcext:value-type="float">
            <text:p>0.2551732</text:p>
          </table:table-cell>
          <table:table-cell office:value-type="float" office:value="0.2601994" calcext:value-type="float">
            <text:p>0.2601994</text:p>
          </table:table-cell>
          <table:table-cell office:value-type="float" office:value="0.2342662" calcext:value-type="float">
            <text:p>0.2342662</text:p>
          </table:table-cell>
          <table:table-cell office:value-type="float" office:value="0.2337129" calcext:value-type="float">
            <text:p>0.2337129</text:p>
          </table:table-cell>
          <table:table-cell office:value-type="float" office:value="0.3213307" calcext:value-type="float">
            <text:p>0.3213307</text:p>
          </table:table-cell>
          <table:table-cell office:value-type="float" office:value="0.3154205" calcext:value-type="float">
            <text:p>0.3154205</text:p>
          </table:table-cell>
          <table:table-cell office:value-type="float" office:value="0.3555059" calcext:value-type="float">
            <text:p>0.3555059</text:p>
          </table:table-cell>
          <table:table-cell office:value-type="float" office:value="0.3754621" calcext:value-type="float">
            <text:p>0.3754621</text:p>
          </table:table-cell>
          <table:table-cell office:value-type="float" office:value="0.3911631" calcext:value-type="float">
            <text:p>0.3911631</text:p>
          </table:table-cell>
          <table:table-cell office:value-type="float" office:value="0.4623605" calcext:value-type="float">
            <text:p>0.4623605</text:p>
          </table:table-cell>
          <table:table-cell office:value-type="float" office:value="0" calcext:value-type="float">
            <text:p>0</text:p>
          </table:table-cell>
          <table:table-cell office:value-type="float" office:value="0.02142528" calcext:value-type="float">
            <text:p>0.02142528</text:p>
          </table:table-cell>
          <table:table-cell office:value-type="float" office:value="0.02154892" calcext:value-type="float">
            <text:p>0.02154892</text:p>
          </table:table-cell>
          <table:table-cell office:value-type="float" office:value="0.007881387" calcext:value-type="float">
            <text:p>0.007881387</text:p>
          </table:table-cell>
          <table:table-cell office:value-type="float" office:value="9.678588E-016" calcext:value-type="float">
            <text:p>9.678588E-16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804079" calcext:value-type="float">
            <text:p>-7.804079</text:p>
          </table:table-cell>
          <table:table-cell office:value-type="float" office:value="-1.858541" calcext:value-type="float">
            <text:p>-1.858541</text:p>
          </table:table-cell>
          <table:table-cell office:value-type="float" office:value="-0.2084609" calcext:value-type="float">
            <text:p>-0.2084609</text:p>
          </table:table-cell>
          <table:table-cell office:value-type="float" office:value="-0.1256056" calcext:value-type="float">
            <text:p>-0.1256056</text:p>
          </table:table-cell>
          <table:table-cell office:value-type="float" office:value="-0.108084" calcext:value-type="float">
            <text:p>-0.108084</text:p>
          </table:table-cell>
          <table:table-cell office:value-type="float" office:value="-0.09231943" calcext:value-type="float">
            <text:p>-0.09231943</text:p>
          </table:table-cell>
          <table:table-cell office:value-type="float" office:value="-0.08587889" calcext:value-type="float">
            <text:p>-0.08587889</text:p>
          </table:table-cell>
          <table:table-cell office:value-type="float" office:value="-0.08304898" calcext:value-type="float">
            <text:p>-0.08304898</text:p>
          </table:table-cell>
          <table:table-cell office:value-type="float" office:value="-0.07837277" calcext:value-type="float">
            <text:p>-0.07837277</text:p>
          </table:table-cell>
          <table:table-cell office:value-type="float" office:value="-0.02785425" calcext:value-type="float">
            <text:p>-0.02785425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9.117491" calcext:value-type="float">
            <text:p>-9.117491</text:p>
          </table:table-cell>
          <table:table-cell office:value-type="float" office:value="0.004959128" calcext:value-type="float">
            <text:p>0.00495912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84407" calcext:value-type="float">
            <text:p>-2.38440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2" calcext:value-type="float">
            <text:p>23122002</text:p>
          </table:table-cell>
          <table:table-cell office:value-type="float" office:value="544.2988" calcext:value-type="float">
            <text:p>544.2988</text:p>
          </table:table-cell>
          <table:table-cell office:value-type="float" office:value="601.5674" calcext:value-type="float">
            <text:p>601.5674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7.305" calcext:value-type="float">
            <text:p>1017.305</text:p>
          </table:table-cell>
          <table:table-cell office:value-type="float" office:value="-31.31418" calcext:value-type="float">
            <text:p>-31.31418</text:p>
          </table:table-cell>
          <table:table-cell office:value-type="float" office:value="0" calcext:value-type="float">
            <text:p>0</text:p>
          </table:table-cell>
          <table:table-cell office:value-type="float" office:value="0.1501969" calcext:value-type="float">
            <text:p>0.1501969</text:p>
          </table:table-cell>
          <table:table-cell office:value-type="float" office:value="0.1714218" calcext:value-type="float">
            <text:p>0.1714218</text:p>
          </table:table-cell>
          <table:table-cell office:value-type="float" office:value="0.2105238" calcext:value-type="float">
            <text:p>0.2105238</text:p>
          </table:table-cell>
          <table:table-cell office:value-type="float" office:value="0.2539574" calcext:value-type="float">
            <text:p>0.2539574</text:p>
          </table:table-cell>
          <table:table-cell office:value-type="float" office:value="0.2592496" calcext:value-type="float">
            <text:p>0.2592496</text:p>
          </table:table-cell>
          <table:table-cell office:value-type="float" office:value="0.2339669" calcext:value-type="float">
            <text:p>0.2339669</text:p>
          </table:table-cell>
          <table:table-cell office:value-type="float" office:value="0.2336013" calcext:value-type="float">
            <text:p>0.2336013</text:p>
          </table:table-cell>
          <table:table-cell office:value-type="float" office:value="0.3213268" calcext:value-type="float">
            <text:p>0.3213268</text:p>
          </table:table-cell>
          <table:table-cell office:value-type="float" office:value="0.3158093" calcext:value-type="float">
            <text:p>0.3158093</text:p>
          </table:table-cell>
          <table:table-cell office:value-type="float" office:value="0.3556134" calcext:value-type="float">
            <text:p>0.3556134</text:p>
          </table:table-cell>
          <table:table-cell office:value-type="float" office:value="0.3754376" calcext:value-type="float">
            <text:p>0.3754376</text:p>
          </table:table-cell>
          <table:table-cell office:value-type="float" office:value="0.3911387" calcext:value-type="float">
            <text:p>0.3911387</text:p>
          </table:table-cell>
          <table:table-cell office:value-type="float" office:value="0.4623645" calcext:value-type="float">
            <text:p>0.4623645</text:p>
          </table:table-cell>
          <table:table-cell office:value-type="float" office:value="0" calcext:value-type="float">
            <text:p>0</text:p>
          </table:table-cell>
          <table:table-cell office:value-type="float" office:value="0.01558353" calcext:value-type="float">
            <text:p>0.01558353</text:p>
          </table:table-cell>
          <table:table-cell office:value-type="float" office:value="0.02889489" calcext:value-type="float">
            <text:p>0.02889489</text:p>
          </table:table-cell>
          <table:table-cell office:value-type="float" office:value="0.03900445" calcext:value-type="float">
            <text:p>0.03900445</text:p>
          </table:table-cell>
          <table:table-cell office:value-type="float" office:value="9.678585E-016" calcext:value-type="float">
            <text:p>9.678585E-16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395718" calcext:value-type="float">
            <text:p>-7.395718</text:p>
          </table:table-cell>
          <table:table-cell office:value-type="float" office:value="-2.632513" calcext:value-type="float">
            <text:p>-2.632513</text:p>
          </table:table-cell>
          <table:table-cell office:value-type="float" office:value="-0.5446849" calcext:value-type="float">
            <text:p>-0.5446849</text:p>
          </table:table-cell>
          <table:table-cell office:value-type="float" office:value="-0.1302886" calcext:value-type="float">
            <text:p>-0.1302886</text:p>
          </table:table-cell>
          <table:table-cell office:value-type="float" office:value="-0.1111694" calcext:value-type="float">
            <text:p>-0.1111694</text:p>
          </table:table-cell>
          <table:table-cell office:value-type="float" office:value="-0.09322554" calcext:value-type="float">
            <text:p>-0.09322554</text:p>
          </table:table-cell>
          <table:table-cell office:value-type="float" office:value="-0.08617144" calcext:value-type="float">
            <text:p>-0.08617144</text:p>
          </table:table-cell>
          <table:table-cell office:value-type="float" office:value="-0.08305801" calcext:value-type="float">
            <text:p>-0.08305801</text:p>
          </table:table-cell>
          <table:table-cell office:value-type="float" office:value="-0.07747531" calcext:value-type="float">
            <text:p>-0.07747531</text:p>
          </table:table-cell>
          <table:table-cell office:value-type="float" office:value="-0.0277106" calcext:value-type="float">
            <text:p>-0.0277106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8.531868" calcext:value-type="float">
            <text:p>-8.531868</text:p>
          </table:table-cell>
          <table:table-cell office:value-type="float" office:value="0.00509992" calcext:value-type="float">
            <text:p>0.0050999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89005" calcext:value-type="float">
            <text:p>-2.38900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2" calcext:value-type="float">
            <text:p>24122002</text:p>
          </table:table-cell>
          <table:table-cell office:value-type="float" office:value="544.2988" calcext:value-type="float">
            <text:p>544.2988</text:p>
          </table:table-cell>
          <table:table-cell office:value-type="float" office:value="601.8655" calcext:value-type="float">
            <text:p>601.8655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7.007" calcext:value-type="float">
            <text:p>1017.007</text:p>
          </table:table-cell>
          <table:table-cell office:value-type="float" office:value="-31.31418" calcext:value-type="float">
            <text:p>-31.31418</text:p>
          </table:table-cell>
          <table:table-cell office:value-type="float" office:value="0" calcext:value-type="float">
            <text:p>0</text:p>
          </table:table-cell>
          <table:table-cell office:value-type="float" office:value="0.1425157" calcext:value-type="float">
            <text:p>0.1425157</text:p>
          </table:table-cell>
          <table:table-cell office:value-type="float" office:value="0.1616767" calcext:value-type="float">
            <text:p>0.1616767</text:p>
          </table:table-cell>
          <table:table-cell office:value-type="float" office:value="0.1881823" calcext:value-type="float">
            <text:p>0.1881823</text:p>
          </table:table-cell>
          <table:table-cell office:value-type="float" office:value="0.2512085" calcext:value-type="float">
            <text:p>0.2512085</text:p>
          </table:table-cell>
          <table:table-cell office:value-type="float" office:value="0.2582627" calcext:value-type="float">
            <text:p>0.2582627</text:p>
          </table:table-cell>
          <table:table-cell office:value-type="float" office:value="0.2336229" calcext:value-type="float">
            <text:p>0.2336229</text:p>
          </table:table-cell>
          <table:table-cell office:value-type="float" office:value="0.2334869" calcext:value-type="float">
            <text:p>0.2334869</text:p>
          </table:table-cell>
          <table:table-cell office:value-type="float" office:value="0.3213336" calcext:value-type="float">
            <text:p>0.3213336</text:p>
          </table:table-cell>
          <table:table-cell office:value-type="float" office:value="0.316227" calcext:value-type="float">
            <text:p>0.316227</text:p>
          </table:table-cell>
          <table:table-cell office:value-type="float" office:value="0.3556823" calcext:value-type="float">
            <text:p>0.3556823</text:p>
          </table:table-cell>
          <table:table-cell office:value-type="float" office:value="0.3754233" calcext:value-type="float">
            <text:p>0.3754233</text:p>
          </table:table-cell>
          <table:table-cell office:value-type="float" office:value="0.3910904" calcext:value-type="float">
            <text:p>0.3910904</text:p>
          </table:table-cell>
          <table:table-cell office:value-type="float" office:value="0.4622968" calcext:value-type="float">
            <text:p>0.4622968</text:p>
          </table:table-cell>
          <table:table-cell office:value-type="float" office:value="0" calcext:value-type="float">
            <text:p>0</text:p>
          </table:table-cell>
          <table:table-cell office:value-type="float" office:value="0.01021576" calcext:value-type="float">
            <text:p>0.01021576</text:p>
          </table:table-cell>
          <table:table-cell office:value-type="float" office:value="0.03729168" calcext:value-type="float">
            <text:p>0.03729168</text:p>
          </table:table-cell>
          <table:table-cell office:value-type="float" office:value="0.06447336" calcext:value-type="float">
            <text:p>0.06447336</text:p>
          </table:table-cell>
          <table:table-cell office:value-type="float" office:value="0.002212469" calcext:value-type="float">
            <text:p>0.002212469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05246" calcext:value-type="float">
            <text:p>-11.05246</text:p>
          </table:table-cell>
          <table:table-cell office:value-type="float" office:value="-4.101011" calcext:value-type="float">
            <text:p>-4.101011</text:p>
          </table:table-cell>
          <table:table-cell office:value-type="float" office:value="-1.28398" calcext:value-type="float">
            <text:p>-1.28398</text:p>
          </table:table-cell>
          <table:table-cell office:value-type="float" office:value="-0.1411051" calcext:value-type="float">
            <text:p>-0.1411051</text:p>
          </table:table-cell>
          <table:table-cell office:value-type="float" office:value="-0.114489" calcext:value-type="float">
            <text:p>-0.114489</text:p>
          </table:table-cell>
          <table:table-cell office:value-type="float" office:value="-0.094282" calcext:value-type="float">
            <text:p>-0.094282</text:p>
          </table:table-cell>
          <table:table-cell office:value-type="float" office:value="-0.0864725" calcext:value-type="float">
            <text:p>-0.0864725</text:p>
          </table:table-cell>
          <table:table-cell office:value-type="float" office:value="-0.0830429" calcext:value-type="float">
            <text:p>-0.0830429</text:p>
          </table:table-cell>
          <table:table-cell office:value-type="float" office:value="-0.07652645" calcext:value-type="float">
            <text:p>-0.07652645</text:p>
          </table:table-cell>
          <table:table-cell office:value-type="float" office:value="-0.02761761" calcext:value-type="float">
            <text:p>-0.02761761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13.33219" calcext:value-type="float">
            <text:p>-13.33219</text:p>
          </table:table-cell>
          <table:table-cell office:value-type="float" office:value="0.0052307" calcext:value-type="float">
            <text:p>0.005230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2682" calcext:value-type="float">
            <text:p>-2.39268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2" calcext:value-type="float">
            <text:p>25122002</text:p>
          </table:table-cell>
          <table:table-cell office:value-type="float" office:value="544.2988" calcext:value-type="float">
            <text:p>544.2988</text:p>
          </table:table-cell>
          <table:table-cell office:value-type="float" office:value="602.1063" calcext:value-type="float">
            <text:p>602.1063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6.766" calcext:value-type="float">
            <text:p>1016.766</text:p>
          </table:table-cell>
          <table:table-cell office:value-type="float" office:value="-31.31418" calcext:value-type="float">
            <text:p>-31.31418</text:p>
          </table:table-cell>
          <table:table-cell office:value-type="float" office:value="0" calcext:value-type="float">
            <text:p>0</text:p>
          </table:table-cell>
          <table:table-cell office:value-type="float" office:value="0.1435482" calcext:value-type="float">
            <text:p>0.1435482</text:p>
          </table:table-cell>
          <table:table-cell office:value-type="float" office:value="0.1669468" calcext:value-type="float">
            <text:p>0.1669468</text:p>
          </table:table-cell>
          <table:table-cell office:value-type="float" office:value="0.1861771" calcext:value-type="float">
            <text:p>0.1861771</text:p>
          </table:table-cell>
          <table:table-cell office:value-type="float" office:value="0.2333703" calcext:value-type="float">
            <text:p>0.2333703</text:p>
          </table:table-cell>
          <table:table-cell office:value-type="float" office:value="0.2557457" calcext:value-type="float">
            <text:p>0.2557457</text:p>
          </table:table-cell>
          <table:table-cell office:value-type="float" office:value="0.2332175" calcext:value-type="float">
            <text:p>0.2332175</text:p>
          </table:table-cell>
          <table:table-cell office:value-type="float" office:value="0.233366" calcext:value-type="float">
            <text:p>0.233366</text:p>
          </table:table-cell>
          <table:table-cell office:value-type="float" office:value="0.3213515" calcext:value-type="float">
            <text:p>0.3213515</text:p>
          </table:table-cell>
          <table:table-cell office:value-type="float" office:value="0.316697" calcext:value-type="float">
            <text:p>0.316697</text:p>
          </table:table-cell>
          <table:table-cell office:value-type="float" office:value="0.3556957" calcext:value-type="float">
            <text:p>0.3556957</text:p>
          </table:table-cell>
          <table:table-cell office:value-type="float" office:value="0.3754105" calcext:value-type="float">
            <text:p>0.3754105</text:p>
          </table:table-cell>
          <table:table-cell office:value-type="float" office:value="0.3910254" calcext:value-type="float">
            <text:p>0.3910254</text:p>
          </table:table-cell>
          <table:table-cell office:value-type="float" office:value="0.462301" calcext:value-type="float">
            <text:p>0.462301</text:p>
          </table:table-cell>
          <table:table-cell office:value-type="float" office:value="0" calcext:value-type="float">
            <text:p>0</text:p>
          </table:table-cell>
          <table:table-cell office:value-type="float" office:value="0.00000001078361" calcext:value-type="float">
            <text:p>1.078361E-08</text:p>
          </table:table-cell>
          <table:table-cell office:value-type="float" office:value="0.02868329" calcext:value-type="float">
            <text:p>0.02868329</text:p>
          </table:table-cell>
          <table:table-cell office:value-type="float" office:value="0.06837906" calcext:value-type="float">
            <text:p>0.06837906</text:p>
          </table:table-cell>
          <table:table-cell office:value-type="float" office:value="0.02217366" calcext:value-type="float">
            <text:p>0.02217366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539" calcext:value-type="float">
            <text:p>-10.539</text:p>
          </table:table-cell>
          <table:table-cell office:value-type="float" office:value="-3.171599" calcext:value-type="float">
            <text:p>-3.171599</text:p>
          </table:table-cell>
          <table:table-cell office:value-type="float" office:value="-1.406374" calcext:value-type="float">
            <text:p>-1.406374</text:p>
          </table:table-cell>
          <table:table-cell office:value-type="float" office:value="-0.2488521" calcext:value-type="float">
            <text:p>-0.2488521</text:p>
          </table:table-cell>
          <table:table-cell office:value-type="float" office:value="-0.1234107" calcext:value-type="float">
            <text:p>-0.1234107</text:p>
          </table:table-cell>
          <table:table-cell office:value-type="float" office:value="-0.09553849" calcext:value-type="float">
            <text:p>-0.09553849</text:p>
          </table:table-cell>
          <table:table-cell office:value-type="float" office:value="-0.08679181" calcext:value-type="float">
            <text:p>-0.08679181</text:p>
          </table:table-cell>
          <table:table-cell office:value-type="float" office:value="-0.08300239" calcext:value-type="float">
            <text:p>-0.08300239</text:p>
          </table:table-cell>
          <table:table-cell office:value-type="float" office:value="-0.07547096" calcext:value-type="float">
            <text:p>-0.07547096</text:p>
          </table:table-cell>
          <table:table-cell office:value-type="float" office:value="-0.02759981" calcext:value-type="float">
            <text:p>-0.02759981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11.61296" calcext:value-type="float">
            <text:p>-11.61296</text:p>
          </table:table-cell>
          <table:table-cell office:value-type="float" office:value="0.005288677" calcext:value-type="float">
            <text:p>0.005288677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6173" calcext:value-type="float">
            <text:p>-2.39617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2" calcext:value-type="float">
            <text:p>26122002</text:p>
          </table:table-cell>
          <table:table-cell office:value-type="float" office:value="544.2988" calcext:value-type="float">
            <text:p>544.2988</text:p>
          </table:table-cell>
          <table:table-cell office:value-type="float" office:value="602.2757" calcext:value-type="float">
            <text:p>602.2757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6.596" calcext:value-type="float">
            <text:p>1016.596</text:p>
          </table:table-cell>
          <table:table-cell office:value-type="float" office:value="-31.31418" calcext:value-type="float">
            <text:p>-31.31418</text:p>
          </table:table-cell>
          <table:table-cell office:value-type="float" office:value="0" calcext:value-type="float">
            <text:p>0</text:p>
          </table:table-cell>
          <table:table-cell office:value-type="float" office:value="0.1414972" calcext:value-type="float">
            <text:p>0.1414972</text:p>
          </table:table-cell>
          <table:table-cell office:value-type="float" office:value="0.1778582" calcext:value-type="float">
            <text:p>0.1778582</text:p>
          </table:table-cell>
          <table:table-cell office:value-type="float" office:value="0.1948226" calcext:value-type="float">
            <text:p>0.1948226</text:p>
          </table:table-cell>
          <table:table-cell office:value-type="float" office:value="0.2228144" calcext:value-type="float">
            <text:p>0.2228144</text:p>
          </table:table-cell>
          <table:table-cell office:value-type="float" office:value="0.2537833" calcext:value-type="float">
            <text:p>0.2537833</text:p>
          </table:table-cell>
          <table:table-cell office:value-type="float" office:value="0.2326564" calcext:value-type="float">
            <text:p>0.2326564</text:p>
          </table:table-cell>
          <table:table-cell office:value-type="float" office:value="0.2332282" calcext:value-type="float">
            <text:p>0.2332282</text:p>
          </table:table-cell>
          <table:table-cell office:value-type="float" office:value="0.321375" calcext:value-type="float">
            <text:p>0.321375</text:p>
          </table:table-cell>
          <table:table-cell office:value-type="float" office:value="0.317147" calcext:value-type="float">
            <text:p>0.317147</text:p>
          </table:table-cell>
          <table:table-cell office:value-type="float" office:value="0.3557167" calcext:value-type="float">
            <text:p>0.3557167</text:p>
          </table:table-cell>
          <table:table-cell office:value-type="float" office:value="0.3753953" calcext:value-type="float">
            <text:p>0.3753953</text:p>
          </table:table-cell>
          <table:table-cell office:value-type="float" office:value="0.3909494" calcext:value-type="float">
            <text:p>0.3909494</text:p>
          </table:table-cell>
          <table:table-cell office:value-type="float" office:value="0.4623309" calcext:value-type="float">
            <text:p>0.4623309</text:p>
          </table:table-cell>
          <table:table-cell office:value-type="float" office:value="0" calcext:value-type="float">
            <text:p>0</text:p>
          </table:table-cell>
          <table:table-cell office:value-type="float" office:value="0.000000005388775" calcext:value-type="float">
            <text:p>5.388775E-09</text:p>
          </table:table-cell>
          <table:table-cell office:value-type="float" office:value="0.01381176" calcext:value-type="float">
            <text:p>0.01381176</text:p>
          </table:table-cell>
          <table:table-cell office:value-type="float" office:value="0.0601673" calcext:value-type="float">
            <text:p>0.0601673</text:p>
          </table:table-cell>
          <table:table-cell office:value-type="float" office:value="0.03475596" calcext:value-type="float">
            <text:p>0.03475596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01696" calcext:value-type="float">
            <text:p>-12.01696</text:p>
          </table:table-cell>
          <table:table-cell office:value-type="float" office:value="-1.999963" calcext:value-type="float">
            <text:p>-1.999963</text:p>
          </table:table-cell>
          <table:table-cell office:value-type="float" office:value="-0.9982929" calcext:value-type="float">
            <text:p>-0.9982929</text:p>
          </table:table-cell>
          <table:table-cell office:value-type="float" office:value="-0.3571294" calcext:value-type="float">
            <text:p>-0.3571294</text:p>
          </table:table-cell>
          <table:table-cell office:value-type="float" office:value="-0.1309257" calcext:value-type="float">
            <text:p>-0.1309257</text:p>
          </table:table-cell>
          <table:table-cell office:value-type="float" office:value="-0.09731279" calcext:value-type="float">
            <text:p>-0.09731279</text:p>
          </table:table-cell>
          <table:table-cell office:value-type="float" office:value="-0.08715738" calcext:value-type="float">
            <text:p>-0.08715738</text:p>
          </table:table-cell>
          <table:table-cell office:value-type="float" office:value="-0.08294949" calcext:value-type="float">
            <text:p>-0.08294949</text:p>
          </table:table-cell>
          <table:table-cell office:value-type="float" office:value="-0.07447552" calcext:value-type="float">
            <text:p>-0.07447552</text:p>
          </table:table-cell>
          <table:table-cell office:value-type="float" office:value="-0.0275719" calcext:value-type="float">
            <text:p>-0.0275719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7.384657" calcext:value-type="float">
            <text:p>-7.384657</text:p>
          </table:table-cell>
          <table:table-cell office:value-type="float" office:value="0.005255992" calcext:value-type="float">
            <text:p>0.00525599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398952" calcext:value-type="float">
            <text:p>-2.39895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2" calcext:value-type="float">
            <text:p>27122002</text:p>
          </table:table-cell>
          <table:table-cell office:value-type="float" office:value="544.2988" calcext:value-type="float">
            <text:p>544.2988</text:p>
          </table:table-cell>
          <table:table-cell office:value-type="float" office:value="602.4683" calcext:value-type="float">
            <text:p>602.4683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6.969" calcext:value-type="float">
            <text:p>1016.969</text:p>
          </table:table-cell>
          <table:table-cell office:value-type="float" office:value="-31.87904" calcext:value-type="float">
            <text:p>-31.87904</text:p>
          </table:table-cell>
          <table:table-cell office:value-type="float" office:value="0" calcext:value-type="float">
            <text:p>0</text:p>
          </table:table-cell>
          <table:table-cell office:value-type="float" office:value="0.1393378" calcext:value-type="float">
            <text:p>0.1393378</text:p>
          </table:table-cell>
          <table:table-cell office:value-type="float" office:value="0.1791279" calcext:value-type="float">
            <text:p>0.1791279</text:p>
          </table:table-cell>
          <table:table-cell office:value-type="float" office:value="0.2094649" calcext:value-type="float">
            <text:p>0.2094649</text:p>
          </table:table-cell>
          <table:table-cell office:value-type="float" office:value="0.2294022" calcext:value-type="float">
            <text:p>0.2294022</text:p>
          </table:table-cell>
          <table:table-cell office:value-type="float" office:value="0.2522259" calcext:value-type="float">
            <text:p>0.2522259</text:p>
          </table:table-cell>
          <table:table-cell office:value-type="float" office:value="0.2320139" calcext:value-type="float">
            <text:p>0.2320139</text:p>
          </table:table-cell>
          <table:table-cell office:value-type="float" office:value="0.2330658" calcext:value-type="float">
            <text:p>0.2330658</text:p>
          </table:table-cell>
          <table:table-cell office:value-type="float" office:value="0.3214021" calcext:value-type="float">
            <text:p>0.3214021</text:p>
          </table:table-cell>
          <table:table-cell office:value-type="float" office:value="0.3175783" calcext:value-type="float">
            <text:p>0.3175783</text:p>
          </table:table-cell>
          <table:table-cell office:value-type="float" office:value="0.3557442" calcext:value-type="float">
            <text:p>0.3557442</text:p>
          </table:table-cell>
          <table:table-cell office:value-type="float" office:value="0.3753895" calcext:value-type="float">
            <text:p>0.3753895</text:p>
          </table:table-cell>
          <table:table-cell office:value-type="float" office:value="0.3912807" calcext:value-type="float">
            <text:p>0.3912807</text:p>
          </table:table-cell>
          <table:table-cell office:value-type="float" office:value="0.4515854" calcext:value-type="float">
            <text:p>0.4515854</text:p>
          </table:table-cell>
          <table:table-cell office:value-type="float" office:value="0" calcext:value-type="float">
            <text:p>0</text:p>
          </table:table-cell>
          <table:table-cell office:value-type="float" office:value="0.000000003847838" calcext:value-type="float">
            <text:p>3.847838E-09</text:p>
          </table:table-cell>
          <table:table-cell office:value-type="float" office:value="0.0094078" calcext:value-type="float">
            <text:p>0.0094078</text:p>
          </table:table-cell>
          <table:table-cell office:value-type="float" office:value="0.0444659" calcext:value-type="float">
            <text:p>0.0444659</text:p>
          </table:table-cell>
          <table:table-cell office:value-type="float" office:value="0.02904716" calcext:value-type="float">
            <text:p>0.02904716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47088" calcext:value-type="float">
            <text:p>-13.47088</text:p>
          </table:table-cell>
          <table:table-cell office:value-type="float" office:value="-1.877111" calcext:value-type="float">
            <text:p>-1.877111</text:p>
          </table:table-cell>
          <table:table-cell office:value-type="float" office:value="-0.5679274" calcext:value-type="float">
            <text:p>-0.5679274</text:p>
          </table:table-cell>
          <table:table-cell office:value-type="float" office:value="-0.2858675" calcext:value-type="float">
            <text:p>-0.2858675</text:p>
          </table:table-cell>
          <table:table-cell office:value-type="float" office:value="-0.1373035" calcext:value-type="float">
            <text:p>-0.1373035</text:p>
          </table:table-cell>
          <table:table-cell office:value-type="float" office:value="-0.09939643" calcext:value-type="float">
            <text:p>-0.09939643</text:p>
          </table:table-cell>
          <table:table-cell office:value-type="float" office:value="-0.08759015" calcext:value-type="float">
            <text:p>-0.08759015</text:p>
          </table:table-cell>
          <table:table-cell office:value-type="float" office:value="-0.08288821" calcext:value-type="float">
            <text:p>-0.08288821</text:p>
          </table:table-cell>
          <table:table-cell office:value-type="float" office:value="-0.07353496" calcext:value-type="float">
            <text:p>-0.07353496</text:p>
          </table:table-cell>
          <table:table-cell office:value-type="float" office:value="-0.0275357" calcext:value-type="float">
            <text:p>-0.0275357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8.336156" calcext:value-type="float">
            <text:p>-8.336156</text:p>
          </table:table-cell>
          <table:table-cell office:value-type="float" office:value="0.005153514" calcext:value-type="float">
            <text:p>0.00515351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2.297618" calcext:value-type="float">
            <text:p>-2.2976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2" calcext:value-type="float">
            <text:p>28122002</text:p>
          </table:table-cell>
          <table:table-cell office:value-type="float" office:value="544.2988" calcext:value-type="float">
            <text:p>544.2988</text:p>
          </table:table-cell>
          <table:table-cell office:value-type="float" office:value="602.6056" calcext:value-type="float">
            <text:p>602.6056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7.684" calcext:value-type="float">
            <text:p>1017.684</text:p>
          </table:table-cell>
          <table:table-cell office:value-type="float" office:value="-32.731" calcext:value-type="float">
            <text:p>-32.731</text:p>
          </table:table-cell>
          <table:table-cell office:value-type="float" office:value="0" calcext:value-type="float">
            <text:p>0</text:p>
          </table:table-cell>
          <table:table-cell office:value-type="float" office:value="0.1441949" calcext:value-type="float">
            <text:p>0.1441949</text:p>
          </table:table-cell>
          <table:table-cell office:value-type="float" office:value="0.1856055" calcext:value-type="float">
            <text:p>0.1856055</text:p>
          </table:table-cell>
          <table:table-cell office:value-type="float" office:value="0.2442917" calcext:value-type="float">
            <text:p>0.2442917</text:p>
          </table:table-cell>
          <table:table-cell office:value-type="float" office:value="0.2453568" calcext:value-type="float">
            <text:p>0.2453568</text:p>
          </table:table-cell>
          <table:table-cell office:value-type="float" office:value="0.2514999" calcext:value-type="float">
            <text:p>0.2514999</text:p>
          </table:table-cell>
          <table:table-cell office:value-type="float" office:value="0.231423" calcext:value-type="float">
            <text:p>0.231423</text:p>
          </table:table-cell>
          <table:table-cell office:value-type="float" office:value="0.2328829" calcext:value-type="float">
            <text:p>0.2328829</text:p>
          </table:table-cell>
          <table:table-cell office:value-type="float" office:value="0.321432" calcext:value-type="float">
            <text:p>0.321432</text:p>
          </table:table-cell>
          <table:table-cell office:value-type="float" office:value="0.3179922" calcext:value-type="float">
            <text:p>0.3179922</text:p>
          </table:table-cell>
          <table:table-cell office:value-type="float" office:value="0.3557782" calcext:value-type="float">
            <text:p>0.3557782</text:p>
          </table:table-cell>
          <table:table-cell office:value-type="float" office:value="0.3754169" calcext:value-type="float">
            <text:p>0.3754169</text:p>
          </table:table-cell>
          <table:table-cell office:value-type="float" office:value="0.3916475" calcext:value-type="float">
            <text:p>0.3916475</text:p>
          </table:table-cell>
          <table:table-cell office:value-type="float" office:value="0.456878" calcext:value-type="float">
            <text:p>0.456878</text:p>
          </table:table-cell>
          <table:table-cell office:value-type="float" office:value="0" calcext:value-type="float">
            <text:p>0</text:p>
          </table:table-cell>
          <table:table-cell office:value-type="float" office:value="9.619167E-016" calcext:value-type="float">
            <text:p>9.619167E-16</text:p>
          </table:table-cell>
          <table:table-cell office:value-type="float" office:value="0.0000000005756361" calcext:value-type="float">
            <text:p>5.756361E-10</text:p>
          </table:table-cell>
          <table:table-cell office:value-type="float" office:value="0.005283802" calcext:value-type="float">
            <text:p>0.005283802</text:p>
          </table:table-cell>
          <table:table-cell office:value-type="float" office:value="0.01314952" calcext:value-type="float">
            <text:p>0.01314952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39884" calcext:value-type="float">
            <text:p>-10.39884</text:p>
          </table:table-cell>
          <table:table-cell office:value-type="float" office:value="-1.455711" calcext:value-type="float">
            <text:p>-1.455711</text:p>
          </table:table-cell>
          <table:table-cell office:value-type="float" office:value="-0.1745189" calcext:value-type="float">
            <text:p>-0.1745189</text:p>
          </table:table-cell>
          <table:table-cell office:value-type="float" office:value="-0.1706961" calcext:value-type="float">
            <text:p>-0.1706961</text:p>
          </table:table-cell>
          <table:table-cell office:value-type="float" office:value="-0.1405175" calcext:value-type="float">
            <text:p>-0.1405175</text:p>
          </table:table-cell>
          <table:table-cell office:value-type="float" office:value="-0.1013564" calcext:value-type="float">
            <text:p>-0.1013564</text:p>
          </table:table-cell>
          <table:table-cell office:value-type="float" office:value="-0.08808068" calcext:value-type="float">
            <text:p>-0.08808068</text:p>
          </table:table-cell>
          <table:table-cell office:value-type="float" office:value="-0.08282084" calcext:value-type="float">
            <text:p>-0.08282084</text:p>
          </table:table-cell>
          <table:table-cell office:value-type="float" office:value="-0.07264479" calcext:value-type="float">
            <text:p>-0.07264479</text:p>
          </table:table-cell>
          <table:table-cell office:value-type="float" office:value="-0.02749076" calcext:value-type="float">
            <text:p>-0.02749076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7.198716" calcext:value-type="float">
            <text:p>-7.198716</text:p>
          </table:table-cell>
          <table:table-cell office:value-type="float" office:value="0.004897738" calcext:value-type="float">
            <text:p>0.00489773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31346" calcext:value-type="float">
            <text:p>-2.33134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2" calcext:value-type="float">
            <text:p>29122002</text:p>
          </table:table-cell>
          <table:table-cell office:value-type="float" office:value="544.2988" calcext:value-type="float">
            <text:p>544.2988</text:p>
          </table:table-cell>
          <table:table-cell office:value-type="float" office:value="602.7139" calcext:value-type="float">
            <text:p>602.7139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8.384" calcext:value-type="float">
            <text:p>1018.384</text:p>
          </table:table-cell>
          <table:table-cell office:value-type="float" office:value="-33.53986" calcext:value-type="float">
            <text:p>-33.53986</text:p>
          </table:table-cell>
          <table:table-cell office:value-type="float" office:value="0" calcext:value-type="float">
            <text:p>0</text:p>
          </table:table-cell>
          <table:table-cell office:value-type="float" office:value="0.1517448" calcext:value-type="float">
            <text:p>0.1517448</text:p>
          </table:table-cell>
          <table:table-cell office:value-type="float" office:value="0.1823191" calcext:value-type="float">
            <text:p>0.1823191</text:p>
          </table:table-cell>
          <table:table-cell office:value-type="float" office:value="0.2467089" calcext:value-type="float">
            <text:p>0.2467089</text:p>
          </table:table-cell>
          <table:table-cell office:value-type="float" office:value="0.2560935" calcext:value-type="float">
            <text:p>0.2560935</text:p>
          </table:table-cell>
          <table:table-cell office:value-type="float" office:value="0.2539976" calcext:value-type="float">
            <text:p>0.2539976</text:p>
          </table:table-cell>
          <table:table-cell office:value-type="float" office:value="0.2309423" calcext:value-type="float">
            <text:p>0.2309423</text:p>
          </table:table-cell>
          <table:table-cell office:value-type="float" office:value="0.2326894" calcext:value-type="float">
            <text:p>0.2326894</text:p>
          </table:table-cell>
          <table:table-cell office:value-type="float" office:value="0.3214617" calcext:value-type="float">
            <text:p>0.3214617</text:p>
          </table:table-cell>
          <table:table-cell office:value-type="float" office:value="0.3183897" calcext:value-type="float">
            <text:p>0.3183897</text:p>
          </table:table-cell>
          <table:table-cell office:value-type="float" office:value="0.3558185" calcext:value-type="float">
            <text:p>0.3558185</text:p>
          </table:table-cell>
          <table:table-cell office:value-type="float" office:value="0.37546" calcext:value-type="float">
            <text:p>0.37546</text:p>
          </table:table-cell>
          <table:table-cell office:value-type="float" office:value="0.3917903" calcext:value-type="float">
            <text:p>0.3917903</text:p>
          </table:table-cell>
          <table:table-cell office:value-type="float" office:value="0.4613411" calcext:value-type="float">
            <text:p>0.461341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6689136" calcext:value-type="float">
            <text:p>6.689136E-10</text:p>
          </table:table-cell>
          <table:table-cell office:value-type="float" office:value="0.001664749" calcext:value-type="float">
            <text:p>0.001664749</text:p>
          </table:table-cell>
          <table:table-cell office:value-type="float" office:value="0.001435146" calcext:value-type="float">
            <text:p>0.001435146</text:p>
          </table:table-cell>
          <table:table-cell office:value-type="float" office:value="9.732378E-016" calcext:value-type="float">
            <text:p>9.732378E-16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3E-018" calcext:value-type="float">
            <text:p>5.332733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6E-034" calcext:value-type="float">
            <text:p>2.184256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989699" calcext:value-type="float">
            <text:p>-6.989699</text:p>
          </table:table-cell>
          <table:table-cell office:value-type="float" office:value="-1.656952" calcext:value-type="float">
            <text:p>-1.656952</text:p>
          </table:table-cell>
          <table:table-cell office:value-type="float" office:value="-0.1617066" calcext:value-type="float">
            <text:p>-0.1617066</text:p>
          </table:table-cell>
          <table:table-cell office:value-type="float" office:value="-0.122109" calcext:value-type="float">
            <text:p>-0.122109</text:p>
          </table:table-cell>
          <table:table-cell office:value-type="float" office:value="-0.1303114" calcext:value-type="float">
            <text:p>-0.1303114</text:p>
          </table:table-cell>
          <table:table-cell office:value-type="float" office:value="-0.1029904" calcext:value-type="float">
            <text:p>-0.1029904</text:p>
          </table:table-cell>
          <table:table-cell office:value-type="float" office:value="-0.08860368" calcext:value-type="float">
            <text:p>-0.08860368</text:p>
          </table:table-cell>
          <table:table-cell office:value-type="float" office:value="-0.08275352" calcext:value-type="float">
            <text:p>-0.08275352</text:p>
          </table:table-cell>
          <table:table-cell office:value-type="float" office:value="-0.07180125" calcext:value-type="float">
            <text:p>-0.07180125</text:p>
          </table:table-cell>
          <table:table-cell office:value-type="float" office:value="-0.02743748" calcext:value-type="float">
            <text:p>-0.02743748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5.627579" calcext:value-type="float">
            <text:p>-5.627579</text:p>
          </table:table-cell>
          <table:table-cell office:value-type="float" office:value="0.004831138" calcext:value-type="float">
            <text:p>0.004831138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58724" calcext:value-type="float">
            <text:p>-2.35872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2" calcext:value-type="float">
            <text:p>30122002</text:p>
          </table:table-cell>
          <table:table-cell office:value-type="float" office:value="544.2988" calcext:value-type="float">
            <text:p>544.2988</text:p>
          </table:table-cell>
          <table:table-cell office:value-type="float" office:value="603.0834" calcext:value-type="float">
            <text:p>603.0834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8.139" calcext:value-type="float">
            <text:p>1018.139</text:p>
          </table:table-cell>
          <table:table-cell office:value-type="float" office:value="-33.66403" calcext:value-type="float">
            <text:p>-33.66403</text:p>
          </table:table-cell>
          <table:table-cell office:value-type="float" office:value="0" calcext:value-type="float">
            <text:p>0</text:p>
          </table:table-cell>
          <table:table-cell office:value-type="float" office:value="0.1328354" calcext:value-type="float">
            <text:p>0.1328354</text:p>
          </table:table-cell>
          <table:table-cell office:value-type="float" office:value="0.181008" calcext:value-type="float">
            <text:p>0.181008</text:p>
          </table:table-cell>
          <table:table-cell office:value-type="float" office:value="0.2470861" calcext:value-type="float">
            <text:p>0.2470861</text:p>
          </table:table-cell>
          <table:table-cell office:value-type="float" office:value="0.254329" calcext:value-type="float">
            <text:p>0.254329</text:p>
          </table:table-cell>
          <table:table-cell office:value-type="float" office:value="0.2558314" calcext:value-type="float">
            <text:p>0.2558314</text:p>
          </table:table-cell>
          <table:table-cell office:value-type="float" office:value="0.2307084" calcext:value-type="float">
            <text:p>0.2307084</text:p>
          </table:table-cell>
          <table:table-cell office:value-type="float" office:value="0.2325067" calcext:value-type="float">
            <text:p>0.2325067</text:p>
          </table:table-cell>
          <table:table-cell office:value-type="float" office:value="0.3214915" calcext:value-type="float">
            <text:p>0.3214915</text:p>
          </table:table-cell>
          <table:table-cell office:value-type="float" office:value="0.3187718" calcext:value-type="float">
            <text:p>0.3187718</text:p>
          </table:table-cell>
          <table:table-cell office:value-type="float" office:value="0.3558643" calcext:value-type="float">
            <text:p>0.3558643</text:p>
          </table:table-cell>
          <table:table-cell office:value-type="float" office:value="0.3755054" calcext:value-type="float">
            <text:p>0.3755054</text:p>
          </table:table-cell>
          <table:table-cell office:value-type="float" office:value="0.3918112" calcext:value-type="float">
            <text:p>0.3918112</text:p>
          </table:table-cell>
          <table:table-cell office:value-type="float" office:value="0.4623706" calcext:value-type="float">
            <text:p>0.4623706</text:p>
          </table:table-cell>
          <table:table-cell office:value-type="float" office:value="0" calcext:value-type="float">
            <text:p>0</text:p>
          </table:table-cell>
          <table:table-cell office:value-type="float" office:value="0.000000001221116" calcext:value-type="float">
            <text:p>1.221116E-09</text:p>
          </table:table-cell>
          <table:table-cell office:value-type="float" office:value="0.00240221" calcext:value-type="float">
            <text:p>0.00240221</text:p>
          </table:table-cell>
          <table:table-cell office:value-type="float" office:value="9.904103E-016" calcext:value-type="float">
            <text:p>9.904103E-16</text:p>
          </table:table-cell>
          <table:table-cell office:value-type="float" office:value="9.732377E-016" calcext:value-type="float">
            <text:p>9.732377E-16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46686" calcext:value-type="float">
            <text:p>-19.46686</text:p>
          </table:table-cell>
          <table:table-cell office:value-type="float" office:value="-1.733651" calcext:value-type="float">
            <text:p>-1.733651</text:p>
          </table:table-cell>
          <table:table-cell office:value-type="float" office:value="-0.1608806" calcext:value-type="float">
            <text:p>-0.1608806</text:p>
          </table:table-cell>
          <table:table-cell office:value-type="float" office:value="-0.1288381" calcext:value-type="float">
            <text:p>-0.1288381</text:p>
          </table:table-cell>
          <table:table-cell office:value-type="float" office:value="-0.1232019" calcext:value-type="float">
            <text:p>-0.1232019</text:p>
          </table:table-cell>
          <table:table-cell office:value-type="float" office:value="-0.1037999" calcext:value-type="float">
            <text:p>-0.1037999</text:p>
          </table:table-cell>
          <table:table-cell office:value-type="float" office:value="-0.0891014" calcext:value-type="float">
            <text:p>-0.0891014</text:p>
          </table:table-cell>
          <table:table-cell office:value-type="float" office:value="-0.08268625" calcext:value-type="float">
            <text:p>-0.08268625</text:p>
          </table:table-cell>
          <table:table-cell office:value-type="float" office:value="-0.07100055" calcext:value-type="float">
            <text:p>-0.07100055</text:p>
          </table:table-cell>
          <table:table-cell office:value-type="float" office:value="-0.02737756" calcext:value-type="float">
            <text:p>-0.02737756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9.817353" calcext:value-type="float">
            <text:p>-9.817353</text:p>
          </table:table-cell>
          <table:table-cell office:value-type="float" office:value="0.004822301" calcext:value-type="float">
            <text:p>0.004822301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69304" calcext:value-type="float">
            <text:p>-2.36930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2" calcext:value-type="float">
            <text:p>31122002</text:p>
          </table:table-cell>
          <table:table-cell office:value-type="float" office:value="544.2988" calcext:value-type="float">
            <text:p>544.2988</text:p>
          </table:table-cell>
          <table:table-cell office:value-type="float" office:value="603.2566" calcext:value-type="float">
            <text:p>603.2566</text:p>
          </table:table-cell>
          <table:table-cell office:value-type="float" office:value="22.39158" calcext:value-type="float">
            <text:p>22.39158</text:p>
          </table:table-cell>
          <table:table-cell office:value-type="float" office:value="1017.966" calcext:value-type="float">
            <text:p>1017.966</text:p>
          </table:table-cell>
          <table:table-cell office:value-type="float" office:value="-33.66403" calcext:value-type="float">
            <text:p>-33.66403</text:p>
          </table:table-cell>
          <table:table-cell office:value-type="float" office:value="0" calcext:value-type="float">
            <text:p>0</text:p>
          </table:table-cell>
          <table:table-cell office:value-type="float" office:value="0.1298077" calcext:value-type="float">
            <text:p>0.1298077</text:p>
          </table:table-cell>
          <table:table-cell office:value-type="float" office:value="0.1830273" calcext:value-type="float">
            <text:p>0.1830273</text:p>
          </table:table-cell>
          <table:table-cell office:value-type="float" office:value="0.2461115" calcext:value-type="float">
            <text:p>0.2461115</text:p>
          </table:table-cell>
          <table:table-cell office:value-type="float" office:value="0.253246" calcext:value-type="float">
            <text:p>0.253246</text:p>
          </table:table-cell>
          <table:table-cell office:value-type="float" office:value="0.2562408" calcext:value-type="float">
            <text:p>0.2562408</text:p>
          </table:table-cell>
          <table:table-cell office:value-type="float" office:value="0.2305852" calcext:value-type="float">
            <text:p>0.2305852</text:p>
          </table:table-cell>
          <table:table-cell office:value-type="float" office:value="0.2323498" calcext:value-type="float">
            <text:p>0.2323498</text:p>
          </table:table-cell>
          <table:table-cell office:value-type="float" office:value="0.3215214" calcext:value-type="float">
            <text:p>0.3215214</text:p>
          </table:table-cell>
          <table:table-cell office:value-type="float" office:value="0.3191396" calcext:value-type="float">
            <text:p>0.3191396</text:p>
          </table:table-cell>
          <table:table-cell office:value-type="float" office:value="0.3559153" calcext:value-type="float">
            <text:p>0.3559153</text:p>
          </table:table-cell>
          <table:table-cell office:value-type="float" office:value="0.3755484" calcext:value-type="float">
            <text:p>0.3755484</text:p>
          </table:table-cell>
          <table:table-cell office:value-type="float" office:value="0.3918018" calcext:value-type="float">
            <text:p>0.3918018</text:p>
          </table:table-cell>
          <table:table-cell office:value-type="float" office:value="0.4623748" calcext:value-type="float">
            <text:p>0.4623748</text:p>
          </table:table-cell>
          <table:table-cell office:value-type="float" office:value="0" calcext:value-type="float">
            <text:p>0</text:p>
          </table:table-cell>
          <table:table-cell office:value-type="float" office:value="9.739315E-016" calcext:value-type="float">
            <text:p>9.739315E-16</text:p>
          </table:table-cell>
          <table:table-cell office:value-type="float" office:value="9.391625E-016" calcext:value-type="float">
            <text:p>9.391625E-16</text:p>
          </table:table-cell>
          <table:table-cell office:value-type="float" office:value="9.307379E-016" calcext:value-type="float">
            <text:p>9.307379E-16</text:p>
          </table:table-cell>
          <table:table-cell office:value-type="float" office:value="9.732373E-016" calcext:value-type="float">
            <text:p>9.732373E-16</text:p>
          </table:table-cell>
          <table:table-cell office:value-type="float" office:value="9.252827E-016" calcext:value-type="float">
            <text:p>9.252827E-16</text:p>
          </table:table-cell>
          <table:table-cell office:value-type="float" office:value="5.332734E-018" calcext:value-type="float">
            <text:p>5.332734E-18</text:p>
          </table:table-cell>
          <table:table-cell office:value-type="float" office:value="2.018309E-021" calcext:value-type="float">
            <text:p>2.018309E-21</text:p>
          </table:table-cell>
          <table:table-cell office:value-type="float" office:value="1.784888E-025" calcext:value-type="float">
            <text:p>1.784888E-25</text:p>
          </table:table-cell>
          <table:table-cell office:value-type="float" office:value="8.188872E-030" calcext:value-type="float">
            <text:p>8.188872E-30</text:p>
          </table:table-cell>
          <table:table-cell office:value-type="float" office:value="2.184257E-034" calcext:value-type="float">
            <text:p>2.184257E-34</text:p>
          </table:table-cell>
          <table:table-cell office:value-type="float" office:value="5.486659E-039" calcext:value-type="float">
            <text:p>5.486659E-39</text:p>
          </table:table-cell>
          <table:table-cell office:value-type="float" office:value="6.305843E-044" calcext:value-type="float">
            <text:p>6.305843E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39611" calcext:value-type="float">
            <text:p>-23.39611</text:p>
          </table:table-cell>
          <table:table-cell office:value-type="float" office:value="-1.622195" calcext:value-type="float">
            <text:p>-1.622195</text:p>
          </table:table-cell>
          <table:table-cell office:value-type="float" office:value="-0.1658658" calcext:value-type="float">
            <text:p>-0.1658658</text:p>
          </table:table-cell>
          <table:table-cell office:value-type="float" office:value="-0.1331572" calcext:value-type="float">
            <text:p>-0.1331572</text:p>
          </table:table-cell>
          <table:table-cell office:value-type="float" office:value="-0.121662" calcext:value-type="float">
            <text:p>-0.121662</text:p>
          </table:table-cell>
          <table:table-cell office:value-type="float" office:value="-0.1042269" calcext:value-type="float">
            <text:p>-0.1042269</text:p>
          </table:table-cell>
          <table:table-cell office:value-type="float" office:value="-0.08953181" calcext:value-type="float">
            <text:p>-0.08953181</text:p>
          </table:table-cell>
          <table:table-cell office:value-type="float" office:value="-0.08261913" calcext:value-type="float">
            <text:p>-0.08261913</text:p>
          </table:table-cell>
          <table:table-cell office:value-type="float" office:value="-0.07023922" calcext:value-type="float">
            <text:p>-0.07023922</text:p>
          </table:table-cell>
          <table:table-cell office:value-type="float" office:value="-0.02731035" calcext:value-type="float">
            <text:p>-0.02731035</text:p>
          </table:table-cell>
          <table:table-cell office:value-type="float" office:value="0" calcext:value-type="float">
            <text:p>0</text:p>
          </table:table-cell>
          <table:table-cell office:value-type="float" office:value="0.1248058" calcext:value-type="float">
            <text:p>0.1248058</text:p>
          </table:table-cell>
          <table:table-cell office:value-type="float" office:value="-9.349086" calcext:value-type="float">
            <text:p>-9.349086</text:p>
          </table:table-cell>
          <table:table-cell office:value-type="float" office:value="0.00481159" calcext:value-type="float">
            <text:p>0.00481159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-2.372864" calcext:value-type="float">
            <text:p>-2.3728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2:35.669485503</dc:date>
    <meta:editing-duration>PT6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